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37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8638in"/>
    </style:style>
    <style:style style:name="co4" style:family="table-column">
      <style:table-column-properties fo:break-before="auto" style:column-width="0.833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rotation-align="none"/>
    </style:style>
    <style:style style:name="ce2" style:family="table-cell" style:parent-style-name="Default">
      <style:text-properties style:font-name="Calibri" style:font-name-asian="Droid Sans Fallback" style:font-name-complex="Calibri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9.0417in" svg:height="5.8705in" svg:x="1.0555in" svg:y="6.985in">
            <draw:object draw:notify-on-update-of-ranges="Sheet1.H100:Sheet1.H315 Sheet1.H1:Sheet1.H1 Sheet1.A100:Sheet1.A315 Sheet1.I100:Sheet1.I315 Sheet1.I1:Sheet1.I1 Sheet1.A100:Sheet1.A315 Sheet1.J100:Sheet1.J315 Sheet1.J1:Sheet1.J1 Sheet1.A100:Sheet1.A315 Sheet1.K100:Sheet1.K315 Sheet1.K1:Sheet1.K1 Sheet1.A100:Sheet1.A315 Sheet1.L100:Sheet1.L315 Sheet1.L1:Sheet1.L1 Sheet1.A100:Sheet1.A315 Sheet1.N100:Sheet1.N315 Sheet1.N1:Sheet1.N1 Sheet1.A100:Sheet1.A3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0417in" svg:height="5.8705in" svg:x="1.1358in" svg:y="13.0311in">
            <draw:object draw:notify-on-update-of-ranges="Sheet1.H250:Sheet1.H315 Sheet1.H1:Sheet1.H1 Sheet1.A250:Sheet1.A315 Sheet1.I250:Sheet1.I315 Sheet1.I1:Sheet1.I1 Sheet1.A250:Sheet1.A315 Sheet1.J250:Sheet1.J315 Sheet1.J1:Sheet1.J1 Sheet1.A250:Sheet1.A315 Sheet1.L250:Sheet1.L315 Sheet1.L1:Sheet1.L1 Sheet1.A250:Sheet1.A315 Sheet1.N250:Sheet1.N315 Sheet1.N1:Sheet1.N1 Sheet1.A250:Sheet1.A3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05" table:default-cell-style-name="Default"/>
        <table:table-row table:style-name="ro1">
          <table:table-cell office:value-type="string" calcext:value-type="string">
            <text:p>周波数 (THz)</text:p>
          </table:table-cell>
          <table:table-cell office:value-type="string" calcext:value-type="string">
            <text:p>角周波数 (Hz)</text:p>
          </table:table-cell>
          <table:table-cell office:value-type="string" calcext:value-type="string">
            <text:p>波長[μm]</text:p>
          </table:table-cell>
          <table:table-cell office:value-type="string" calcext:value-type="string">
            <text:p>誘電率(実験) 実部</text:p>
          </table:table-cell>
          <table:table-cell office:value-type="string" calcext:value-type="string">
            <text:p>誘電率(実験) 虚部</text:p>
          </table:table-cell>
          <table:table-cell office:value-type="string" calcext:value-type="string">
            <text:p>誘電率(Drude) <text:s/>実部</text:p>
          </table:table-cell>
          <table:table-cell office:value-type="string" calcext:value-type="string">
            <text:p>誘電率(Drude) 虚部</text:p>
          </table:table-cell>
          <table:table-cell office:value-type="string" calcext:value-type="string">
            <text:p>波数ベクトル(伝搬光)</text:p>
          </table:table-cell>
          <table:table-cell office:value-type="string" calcext:value-type="string">
            <text:p>波数ベクトル1(伝搬光)法線成分</text:p>
          </table:table-cell>
          <table:table-cell table:style-name="ce2" office:value-type="string" calcext:value-type="string">
            <text:p>波数ベクトル2(伝搬光)法線成分</text:p>
          </table:table-cell>
          <table:table-cell table:style-name="ce2" office:value-type="string" calcext:value-type="string">
            <text:p>波数ベクトル3(伝搬光)法線成分</text:p>
          </table:table-cell>
          <table:table-cell office:value-type="string" calcext:value-type="string">
            <text:p>波数ベクトル(SPP 実験) 実部</text:p>
          </table:table-cell>
          <table:table-cell office:value-type="string" calcext:value-type="string">
            <text:p>波数ベクトル(SPP 実験) 虚部</text:p>
          </table:table-cell>
          <table:table-cell office:value-type="string" calcext:value-type="string">
            <text:p>波数ベクトル(SPP Drude) 実部</text:p>
          </table:table-cell>
          <table:table-cell office:value-type="string" calcext:value-type="string">
            <text:p>波数ベクトル(SPP Drude) 虚部</text:p>
          </table:table-cell>
          <table:table-cell office:value-type="string" calcext:value-type="string">
            <text:p>真空中の光速[m/s]</text:p>
          </table:table-cell>
          <table:table-cell table:number-columns-repeated="1008"/>
        </table:table-row>
        <table:table-row table:style-name="ro2">
          <table:table-cell table:style-name="ce1" office:value-type="float" office:value="2400000" calcext:value-type="float">
            <text:p>2.40E+06</text:p>
          </table:table-cell>
          <table:table-cell table:style-name="ce1" table:formula="of:=[.A2]*1000000000000*2*PI()" office:value-type="float" office:value="1.5079644737231E+019" calcext:value-type="float">
            <text:p>1.51E+19</text:p>
          </table:table-cell>
          <table:table-cell table:style-name="ce1" table:formula="of:=[.P2]/([.A2]*1000000000000)*1000000" office:value-type="float" office:value="0.000124913524166667" calcext:value-type="float">
            <text:p>1.25E-04</text:p>
          </table:table-cell>
          <table:table-cell office:value-type="float" office:value="-0.999944" calcext:value-type="float">
            <text:p>-0.999944</text:p>
          </table:table-cell>
          <table:table-cell table:style-name="ce1" office:value-type="float" office:value="0.00000477987" calcext:value-type="float">
            <text:p>4.78E-06</text:p>
          </table:table-cell>
          <table:table-cell table:style-name="ce2" table:formula="of:=1-13.8*13.8*1E+030/([.B2]*[.B2]+1/9.3/9.3*1E+030)" office:value-type="float" office:value="0.999999162517092" calcext:value-type="float">
            <text:p>0.9999991625</text:p>
          </table:table-cell>
          <table:table-cell table:style-name="ce2" table:formula="of:=13.8*13.8/9.3*1E+045/[.B2]/([.B2]*[.B2]+1/9.3/9.3*1E+030)" office:value-type="float" office:value="0.00000000000597175379224598" calcext:value-type="float">
            <text:p>5.97175379224598E-012</text:p>
          </table:table-cell>
          <table:table-cell table:formula="of:=[.B2]/[.P2]" office:value-type="float" office:value="50300280526.8403" calcext:value-type="float">
            <text:p>50300280526.8403</text:p>
          </table:table-cell>
          <table:table-cell table:formula="of:=[.H2]*SQRT(0.5)" office:value-type="float" office:value="35567669456.1144" calcext:value-type="float">
            <text:p>35567669456.1144</text:p>
          </table:table-cell>
          <table:table-cell table:formula="of:=-[.H2]*0.5" office:value-type="float" office:value="-25150140263.4202" calcext:value-type="float">
            <text:p>-25150140263.4202</text:p>
          </table:table-cell>
          <table:table-cell table:formula="of:=[.H2]*SQRT(3)/2" office:value-type="float" office:value="43561320753.7274" calcext:value-type="float">
            <text:p>43561320753.7274</text:p>
          </table:table-cell>
          <table:table-cell table:formula="of:=([.B2]/[.P2])*SQRT(SQRT(([.D2]*[.D2]+[.E2]*[.E2])/((1+[.D2])*(1+[.D2])+[.E2]*[.E2])))*COS((ATAN([.E2]/[.D2])-ATAN([.E2]/(1+[.D2])))/2)" office:value-type="float" office:value="6703202461000.12" calcext:value-type="float">
            <text:p>6703202461000.12</text:p>
          </table:table-cell>
          <table:table-cell table:style-name="ce2" table:formula="of:=([.B2]/[.P2])*SQRT(SQRT(([.D2]*[.D2]+[.E2]*[.E2])/((1+[.D2])*(1+[.D2])+[.E2]*[.E2])))*SIN((ATAN([.E2]/[.D2])-ATAN([.E2]/(1+[.D2])))/2)" office:value-type="float" office:value="-285572217600.345" calcext:value-type="float">
            <text:p>-285572217600.345</text:p>
          </table:table-cell>
          <table:table-cell table:formula="of:=([.B2]/[.P2])*SQRT(SQRT(([.F2]*[.F2]+[.G2]*[.G2])/((1+[.F2])*(1+[.F2])+[.G2]*[.G2])))*COS((ATAN([.G2]/[.F2])-ATAN([.G2]/(1+[.F2])))/2)" office:value-type="float" office:value="35567662009.2817" calcext:value-type="float">
            <text:p>35567662009.2817</text:p>
          </table:table-cell>
          <table:table-cell table:style-name="ce2" table:formula="of:=([.B2]/[.P2])*SQRT(SQRT(([.F2]*[.F2]+[.G2]*[.G2])/((1+[.F2])*(1+[.F2])+[.G2]*[.G2])))*SIN((ATAN([.G2]/[.F2])-ATAN([.G2]/(1+[.F2])))/2)" office:value-type="float" office:value="0.0531003968273064" calcext:value-type="float">
            <text:p>0.053100396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1">
          <table:table-cell table:style-name="ce1" office:value-type="float" office:value="2222220" calcext:value-type="float">
            <text:p>2.22E+06</text:p>
          </table:table-cell>
          <table:table-cell table:style-name="ce1" table:formula="of:=[.A3]*1000000000000*2*PI()" office:value-type="float" office:value="1.39626200533206E+019" calcext:value-type="float">
            <text:p>1.40E+19</text:p>
          </table:table-cell>
          <table:table-cell table:style-name="ce1" table:formula="of:=[.P3]/([.A3]*1000000000000)*1000000" office:value-type="float" office:value="0.000134906741006741" calcext:value-type="float">
            <text:p>1.35E-04</text:p>
          </table:table-cell>
          <table:table-cell office:value-type="float" office:value="-0.999932" calcext:value-type="float">
            <text:p>-0.999932</text:p>
          </table:table-cell>
          <table:table-cell table:style-name="ce1" office:value-type="float" office:value="0.00000625979" calcext:value-type="float">
            <text:p>6.26E-06</text:p>
          </table:table-cell>
          <table:table-cell table:style-name="ce2" table:formula="of:=1-13.8*13.8*1E+030/([.B3]*[.B3]+1/9.3/9.3*1E+030)" office:value-type="float" office:value="0.999999023157982" calcext:value-type="float">
            <text:p>0.9999990232</text:p>
          </table:table-cell>
          <table:table-cell table:style-name="ce2" table:formula="of:=13.8*13.8/9.3*1E+045/[.B3]/([.B3]*[.B3]+1/9.3/9.3*1E+030)" office:value-type="float" office:value="0.00000000000752271248118902" calcext:value-type="float">
            <text:p>7.52271248118902E-012</text:p>
          </table:table-cell>
          <table:table-cell table:formula="of:=[.B3]/[.P3]" office:value-type="float" office:value="46574287246.8146" calcext:value-type="float">
            <text:p>46574287246.8146</text:p>
          </table:table-cell>
          <table:table-cell table:formula="of:=[.H3]*SQRT(0.5)" office:value-type="float" office:value="32932994341.1527" calcext:value-type="float">
            <text:p>32932994341.1527</text:p>
          </table:table-cell>
          <table:table-cell table:formula="of:=-[.H3]*0.5" office:value-type="float" office:value="-23287143623.4073" calcext:value-type="float">
            <text:p>-23287143623.4073</text:p>
          </table:table-cell>
          <table:table-cell table:formula="of:=[.H3]*SQRT(3)/2" office:value-type="float" office:value="40334515918.895" calcext:value-type="float">
            <text:p>40334515918.895</text:p>
          </table:table-cell>
          <table:table-cell table:formula="of:=([.B3]/[.P3])*SQRT(SQRT(([.D3]*[.D3]+[.E3]*[.E3])/((1+[.D3])*(1+[.D3])+[.E3]*[.E3])))*COS((ATAN([.E3]/[.D3])-ATAN([.E3]/(1+[.D3])))/2)" office:value-type="float" office:value="5629931474695.3" calcext:value-type="float">
            <text:p>5629931474695.3</text:p>
          </table:table-cell>
          <table:table-cell table:style-name="ce2" table:formula="of:=([.B3]/[.P3])*SQRT(SQRT(([.D3]*[.D3]+[.E3]*[.E3])/((1+[.D3])*(1+[.D3])+[.E3]*[.E3])))*SIN((ATAN([.E3]/[.D3])-ATAN([.E3]/(1+[.D3])))/2)" office:value-type="float" office:value="-258604722581.546" calcext:value-type="float">
            <text:p>-258604722581.546</text:p>
          </table:table-cell>
          <table:table-cell table:formula="of:=([.B3]/[.P3])*SQRT(SQRT(([.F3]*[.F3]+[.G3]*[.G3])/((1+[.F3])*(1+[.F3])+[.G3]*[.G3])))*COS((ATAN([.G3]/[.F3])-ATAN([.G3]/(1+[.F3])))/2)" office:value-type="float" office:value="32932986298.5647" calcext:value-type="float">
            <text:p>32932986298.5647</text:p>
          </table:table-cell>
          <table:table-cell table:style-name="ce2" table:formula="of:=([.B3]/[.P3])*SQRT(SQRT(([.F3]*[.F3]+[.G3]*[.G3])/((1+[.F3])*(1+[.F3])+[.G3]*[.G3])))*SIN((ATAN([.G3]/[.F3])-ATAN([.G3]/(1+[.F3])))/2)" office:value-type="float" office:value="0.0619364375209022" calcext:value-type="float">
            <text:p>0.061936437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入射角(cos)</text:p>
          </table:table-cell>
          <table:table-cell table:number-columns-repeated="1005"/>
        </table:table-row>
        <table:table-row table:style-name="ro2">
          <table:table-cell table:style-name="ce1" office:value-type="float" office:value="2068970" calcext:value-type="float">
            <text:p>2.07E+06</text:p>
          </table:table-cell>
          <table:table-cell table:style-name="ce1" table:formula="of:=[.A4]*1000000000000*2*PI()" office:value-type="float" office:value="1.29997219049954E+019" calcext:value-type="float">
            <text:p>1.30E+19</text:p>
          </table:table-cell>
          <table:table-cell table:style-name="ce1" table:formula="of:=[.P4]/([.A4]*1000000000000)*1000000" office:value-type="float" office:value="0.000144899374084689" calcext:value-type="float">
            <text:p>1.45E-04</text:p>
          </table:table-cell>
          <table:table-cell office:value-type="float" office:value="-0.999922" calcext:value-type="float">
            <text:p>-0.999922</text:p>
          </table:table-cell>
          <table:table-cell table:style-name="ce1" office:value-type="float" office:value="0.00000803969" calcext:value-type="float">
            <text:p>8.04E-06</text:p>
          </table:table-cell>
          <table:table-cell table:style-name="ce2" table:formula="of:=1-13.8*13.8*1E+030/([.B4]*[.B4]+1/9.3/9.3*1E+030)" office:value-type="float" office:value="0.999998873087882" calcext:value-type="float">
            <text:p>0.9999988731</text:p>
          </table:table-cell>
          <table:table-cell table:style-name="ce2" table:formula="of:=13.8*13.8/9.3*1E+045/[.B4]/([.B4]*[.B4]+1/9.3/9.3*1E+030)" office:value-type="float" office:value="0.00000000000932122601903727" calcext:value-type="float">
            <text:p>9.32122601903727E-012</text:p>
          </table:table-cell>
          <table:table-cell table:formula="of:=[.B4]/[.P4]" office:value-type="float" office:value="43362404750.6739" calcext:value-type="float">
            <text:p>43362404750.6739</text:p>
          </table:table-cell>
          <table:table-cell table:formula="of:=[.H4]*SQRT(0.5)" office:value-type="float" office:value="30661850447.7573" calcext:value-type="float">
            <text:p>30661850447.7573</text:p>
          </table:table-cell>
          <table:table-cell table:formula="of:=-[.H4]*0.5" office:value-type="float" office:value="-21681202375.3369" calcext:value-type="float">
            <text:p>-21681202375.3369</text:p>
          </table:table-cell>
          <table:table-cell table:formula="of:=[.H4]*SQRT(3)/2" office:value-type="float" office:value="37552944083.2666" calcext:value-type="float">
            <text:p>37552944083.2666</text:p>
          </table:table-cell>
          <table:table-cell table:formula="of:=([.B4]/[.P4])*SQRT(SQRT(([.D4]*[.D4]+[.E4]*[.E4])/((1+[.D4])*(1+[.D4])+[.E4]*[.E4])))*COS((ATAN([.E4]/[.D4])-ATAN([.E4]/(1+[.D4])))/2)" office:value-type="float" office:value="4890223174483.79" calcext:value-type="float">
            <text:p>4890223174483.79</text:p>
          </table:table-cell>
          <table:table-cell table:style-name="ce2" table:formula="of:=([.B4]/[.P4])*SQRT(SQRT(([.D4]*[.D4]+[.E4]*[.E4])/((1+[.D4])*(1+[.D4])+[.E4]*[.E4])))*SIN((ATAN([.E4]/[.D4])-ATAN([.E4]/(1+[.D4])))/2)" office:value-type="float" office:value="-251378724884.784" calcext:value-type="float">
            <text:p>-251378724884.784</text:p>
          </table:table-cell>
          <table:table-cell table:formula="of:=([.B4]/[.P4])*SQRT(SQRT(([.F4]*[.F4]+[.G4]*[.G4])/((1+[.F4])*(1+[.F4])+[.G4]*[.G4])))*COS((ATAN([.G4]/[.F4])-ATAN([.G4]/(1+[.F4])))/2)" office:value-type="float" office:value="30661841809.4485" calcext:value-type="float">
            <text:p>30661841809.4485</text:p>
          </table:table-cell>
          <table:table-cell table:style-name="ce2" table:formula="of:=([.B4]/[.P4])*SQRT(SQRT(([.F4]*[.F4]+[.G4]*[.G4])/((1+[.F4])*(1+[.F4])+[.G4]*[.G4])))*SIN((ATAN([.G4]/[.F4])-ATAN([.G4]/(1+[.F4])))/2)" office:value-type="float" office:value="0.0714516101959417" calcext:value-type="float">
            <text:p>0.071451610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SQRT(0.5)" office:value-type="float" office:value="0.707106781186548" calcext:value-type="float">
            <text:p>0.7071067812</text:p>
          </table:table-cell>
          <table:table-cell table:number-columns-repeated="1005"/>
        </table:table-row>
        <table:table-row table:style-name="ro2">
          <table:table-cell table:style-name="ce1" office:value-type="float" office:value="2000000" calcext:value-type="float">
            <text:p>2.00E+06</text:p>
          </table:table-cell>
          <table:table-cell table:style-name="ce1" table:formula="of:=[.A5]*1000000000000*2*PI()" office:value-type="float" office:value="1.25663706143592E+019" calcext:value-type="float">
            <text:p>1.26E+19</text:p>
          </table:table-cell>
          <table:table-cell table:style-name="ce1" table:formula="of:=[.P5]/([.A5]*1000000000000)*1000000" office:value-type="float" office:value="0.000149896229" calcext:value-type="float">
            <text:p>1.50E-04</text:p>
          </table:table-cell>
          <table:table-cell office:value-type="float" office:value="-0.999916" calcext:value-type="float">
            <text:p>-0.999916</text:p>
          </table:table-cell>
          <table:table-cell table:style-name="ce1" office:value-type="float" office:value="0.00000903962" calcext:value-type="float">
            <text:p>9.04E-06</text:p>
          </table:table-cell>
          <table:table-cell table:style-name="ce2" table:formula="of:=1-13.8*13.8*1E+030/([.B5]*[.B5]+1/9.3/9.3*1E+030)" office:value-type="float" office:value="0.999998794024612" calcext:value-type="float">
            <text:p>0.999998794</text:p>
          </table:table-cell>
          <table:table-cell table:style-name="ce2" table:formula="of:=13.8*13.8/9.3*1E+045/[.B5]/([.B5]*[.B5]+1/9.3/9.3*1E+030)" office:value-type="float" office:value="0.0000000000103191905527701" calcext:value-type="float">
            <text:p>1.03191905527701E-011</text:p>
          </table:table-cell>
          <table:table-cell table:formula="of:=[.B5]/[.P5]" office:value-type="float" office:value="41916900439.0337" calcext:value-type="float">
            <text:p>41916900439.0337</text:p>
          </table:table-cell>
          <table:table-cell table:formula="of:=[.H5]*SQRT(0.5)" office:value-type="float" office:value="29639724546.7621" calcext:value-type="float">
            <text:p>29639724546.7621</text:p>
          </table:table-cell>
          <table:table-cell table:formula="of:=-[.H5]*0.5" office:value-type="float" office:value="-20958450219.5169" calcext:value-type="float">
            <text:p>-20958450219.5169</text:p>
          </table:table-cell>
          <table:table-cell table:formula="of:=[.H5]*SQRT(3)/2" office:value-type="float" office:value="36301100628.1063" calcext:value-type="float">
            <text:p>36301100628.1063</text:p>
          </table:table-cell>
          <table:table-cell table:formula="of:=([.B5]/[.P5])*SQRT(SQRT(([.D5]*[.D5]+[.E5]*[.E5])/((1+[.D5])*(1+[.D5])+[.E5]*[.E5])))*COS((ATAN([.E5]/[.D5])-ATAN([.E5]/(1+[.D5])))/2)" office:value-type="float" office:value="4553620576012.22" calcext:value-type="float">
            <text:p>4553620576012.22</text:p>
          </table:table-cell>
          <table:table-cell table:style-name="ce2" table:formula="of:=([.B5]/[.P5])*SQRT(SQRT(([.D5]*[.D5]+[.E5]*[.E5])/((1+[.D5])*(1+[.D5])+[.E5]*[.E5])))*SIN((ATAN([.E5]/[.D5])-ATAN([.E5]/(1+[.D5])))/2)" office:value-type="float" office:value="-244333194624.637" calcext:value-type="float">
            <text:p>-244333194624.637</text:p>
          </table:table-cell>
          <table:table-cell table:formula="of:=([.B5]/[.P5])*SQRT(SQRT(([.F5]*[.F5]+[.G5]*[.G5])/((1+[.F5])*(1+[.F5])+[.G5]*[.G5])))*COS((ATAN([.G5]/[.F5])-ATAN([.G5]/(1+[.F5])))/2)" office:value-type="float" office:value="29639715610.5608" calcext:value-type="float">
            <text:p>29639715610.5608</text:p>
          </table:table-cell>
          <table:table-cell table:style-name="ce2" table:formula="of:=([.B5]/[.P5])*SQRT(SQRT(([.F5]*[.F5]+[.G5]*[.G5])/((1+[.F5])*(1+[.F5])+[.G5]*[.G5])))*SIN((ATAN([.G5]/[.F5])-ATAN([.G5]/(1+[.F5])))/2)" office:value-type="float" office:value="0.0764646066504179" calcext:value-type="float">
            <text:p>0.076464606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-0.5" office:value-type="float" office:value="-0.5" calcext:value-type="float">
            <text:p>-0.5</text:p>
          </table:table-cell>
          <table:table-cell table:number-columns-repeated="1005"/>
        </table:table-row>
        <table:table-row table:style-name="ro2">
          <table:table-cell table:style-name="ce1" office:value-type="float" office:value="1714290" calcext:value-type="float">
            <text:p>1.71E+06</text:p>
          </table:table-cell>
          <table:table-cell table:style-name="ce1" table:formula="of:=[.A6]*1000000000000*2*PI()" office:value-type="float" office:value="1.07712017402449E+019" calcext:value-type="float">
            <text:p>1.08E+19</text:p>
          </table:table-cell>
          <table:table-cell table:style-name="ce1" table:formula="of:=[.P6]/([.A6]*1000000000000)*1000000" office:value-type="float" office:value="0.000174878496637092" calcext:value-type="float">
            <text:p>1.75E-04</text:p>
          </table:table-cell>
          <table:table-cell office:value-type="float" office:value="-0.999884" calcext:value-type="float">
            <text:p>-0.999884</text:p>
          </table:table-cell>
          <table:table-cell table:style-name="ce1" office:value-type="float" office:value="0.0000155591" calcext:value-type="float">
            <text:p>1.56E-05</text:p>
          </table:table-cell>
          <table:table-cell table:style-name="ce2" table:formula="of:=1-13.8*13.8*1E+030/([.B6]*[.B6]+1/9.3/9.3*1E+030)" office:value-type="float" office:value="0.999998358541707" calcext:value-type="float">
            <text:p>0.9999983585</text:p>
          </table:table-cell>
          <table:table-cell table:style-name="ce2" table:formula="of:=13.8*13.8/9.3*1E+045/[.B6]/([.B6]*[.B6]+1/9.3/9.3*1E+030)" office:value-type="float" office:value="0.0000000000163863695070445" calcext:value-type="float">
            <text:p>1.63863695070445E-011</text:p>
          </table:table-cell>
          <table:table-cell table:formula="of:=[.B6]/[.P6]" office:value-type="float" office:value="35928861626.8155" calcext:value-type="float">
            <text:p>35928861626.8155</text:p>
          </table:table-cell>
          <table:table-cell table:formula="of:=[.H6]*SQRT(0.5)" office:value-type="float" office:value="25405541696.6344" calcext:value-type="float">
            <text:p>25405541696.6344</text:p>
          </table:table-cell>
          <table:table-cell table:formula="of:=-[.H6]*0.5" office:value-type="float" office:value="-17964430813.4078" calcext:value-type="float">
            <text:p>-17964430813.4078</text:p>
          </table:table-cell>
          <table:table-cell table:formula="of:=[.H6]*SQRT(3)/2" office:value-type="float" office:value="31115306897.8781" calcext:value-type="float">
            <text:p>31115306897.8781</text:p>
          </table:table-cell>
          <table:table-cell table:formula="of:=([.B6]/[.P6])*SQRT(SQRT(([.D6]*[.D6]+[.E6]*[.E6])/((1+[.D6])*(1+[.D6])+[.E6]*[.E6])))*COS((ATAN([.E6]/[.D6])-ATAN([.E6]/(1+[.D6])))/2)" office:value-type="float" office:value="3313502041813.33" calcext:value-type="float">
            <text:p>3313502041813.33</text:p>
          </table:table-cell>
          <table:table-cell table:style-name="ce2" table:formula="of:=([.B6]/[.P6])*SQRT(SQRT(([.D6]*[.D6]+[.E6]*[.E6])/((1+[.D6])*(1+[.D6])+[.E6]*[.E6])))*SIN((ATAN([.E6]/[.D6])-ATAN([.E6]/(1+[.D6])))/2)" office:value-type="float" office:value="-221255600576.016" calcext:value-type="float">
            <text:p>-221255600576.016</text:p>
          </table:table-cell>
          <table:table-cell table:formula="of:=([.B6]/[.P6])*SQRT(SQRT(([.F6]*[.F6]+[.G6]*[.G6])/((1+[.F6])*(1+[.F6])+[.G6]*[.G6])))*COS((ATAN([.G6]/[.F6])-ATAN([.G6]/(1+[.F6])))/2)" office:value-type="float" office:value="25405531271.0894" calcext:value-type="float">
            <text:p>25405531271.0894</text:p>
          </table:table-cell>
          <table:table-cell table:style-name="ce2" table:formula="of:=([.B6]/[.P6])*SQRT(SQRT(([.F6]*[.F6]+[.G6]*[.G6])/((1+[.F6])*(1+[.F6])+[.G6]*[.G6])))*SIN((ATAN([.G6]/[.F6])-ATAN([.G6]/(1+[.F6])))/2)" office:value-type="float" office:value="0.104076361988082" calcext:value-type="float">
            <text:p>0.10407636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1">
          <table:table-cell table:style-name="ce1" office:value-type="float" office:value="1500000" calcext:value-type="float">
            <text:p>1.50E+06</text:p>
          </table:table-cell>
          <table:table-cell table:style-name="ce1" table:formula="of:=[.A7]*1000000000000*2*PI()" office:value-type="float" office:value="9.42477796076938E+018" calcext:value-type="float">
            <text:p>9.42E+18</text:p>
          </table:table-cell>
          <table:table-cell table:style-name="ce1" table:formula="of:=[.P7]/([.A7]*1000000000000)*1000000" office:value-type="float" office:value="0.000199861638666667" calcext:value-type="float">
            <text:p>2.00E-04</text:p>
          </table:table-cell>
          <table:table-cell office:value-type="float" office:value="-0.999846" calcext:value-type="float">
            <text:p>-0.999846</text:p>
          </table:table-cell>
          <table:table-cell table:style-name="ce1" office:value-type="float" office:value="0.0000249981" calcext:value-type="float">
            <text:p>2.50E-05</text:p>
          </table:table-cell>
          <table:table-cell table:style-name="ce2" table:formula="of:=1-13.8*13.8*1E+030/([.B7]*[.B7]+1/9.3/9.3*1E+030)" office:value-type="float" office:value="0.999997856043754" calcext:value-type="float">
            <text:p>0.999997856</text:p>
          </table:table-cell>
          <table:table-cell table:style-name="ce2" table:formula="of:=13.8*13.8/9.3*1E+045/[.B7]/([.B7]*[.B7]+1/9.3/9.3*1E+030)" office:value-type="float" office:value="0.0000000000244603035310993" calcext:value-type="float">
            <text:p>2.44603035310993E-011</text:p>
          </table:table-cell>
          <table:table-cell table:formula="of:=[.B7]/[.P7]" office:value-type="float" office:value="31437675329.2752" calcext:value-type="float">
            <text:p>31437675329.2752</text:p>
          </table:table-cell>
          <table:table-cell table:formula="of:=[.H7]*SQRT(0.5)" office:value-type="float" office:value="22229793410.0715" calcext:value-type="float">
            <text:p>22229793410.0715</text:p>
          </table:table-cell>
          <table:table-cell table:formula="of:=-[.H7]*0.5" office:value-type="float" office:value="-15718837664.6376" calcext:value-type="float">
            <text:p>-15718837664.6376</text:p>
          </table:table-cell>
          <table:table-cell table:formula="of:=[.H7]*SQRT(3)/2" office:value-type="float" office:value="27225825471.0797" calcext:value-type="float">
            <text:p>27225825471.0797</text:p>
          </table:table-cell>
          <table:table-cell table:formula="of:=([.B7]/[.P7])*SQRT(SQRT(([.D7]*[.D7]+[.E7]*[.E7])/((1+[.D7])*(1+[.D7])+[.E7]*[.E7])))*COS((ATAN([.E7]/[.D7])-ATAN([.E7]/(1+[.D7])))/2)" office:value-type="float" office:value="2508563178798.31" calcext:value-type="float">
            <text:p>2508563178798.31</text:p>
          </table:table-cell>
          <table:table-cell table:style-name="ce2" table:formula="of:=([.B7]/[.P7])*SQRT(SQRT(([.D7]*[.D7]+[.E7]*[.E7])/((1+[.D7])*(1+[.D7])+[.E7]*[.E7])))*SIN((ATAN([.E7]/[.D7])-ATAN([.E7]/(1+[.D7])))/2)" office:value-type="float" office:value="-202309412825.25" calcext:value-type="float">
            <text:p>-202309412825.25</text:p>
          </table:table-cell>
          <table:table-cell table:formula="of:=([.B7]/[.P7])*SQRT(SQRT(([.F7]*[.F7]+[.G7]*[.G7])/((1+[.F7])*(1+[.F7])+[.G7]*[.G7])))*COS((ATAN([.G7]/[.F7])-ATAN([.G7]/(1+[.F7])))/2)" office:value-type="float" office:value="22229781495.1295" calcext:value-type="float">
            <text:p>22229781495.1295</text:p>
          </table:table-cell>
          <table:table-cell table:style-name="ce2" table:formula="of:=([.B7]/[.P7])*SQRT(SQRT(([.F7]*[.F7]+[.G7]*[.G7])/((1+[.F7])*(1+[.F7])+[.G7]*[.G7])))*SIN((ATAN([.G7]/[.F7])-ATAN([.G7]/(1+[.F7])))/2)" office:value-type="float" office:value="0.135937237865143" calcext:value-type="float">
            <text:p>0.13593723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CO2レーザー周波数Hz</text:p>
          </table:table-cell>
          <table:table-cell table:number-columns-repeated="1005"/>
        </table:table-row>
        <table:table-row table:style-name="ro2">
          <table:table-cell table:style-name="ce1" office:value-type="float" office:value="1200000" calcext:value-type="float">
            <text:p>1.20E+06</text:p>
          </table:table-cell>
          <table:table-cell table:style-name="ce1" table:formula="of:=[.A8]*1000000000000*2*PI()" office:value-type="float" office:value="7.5398223686155E+018" calcext:value-type="float">
            <text:p>7.54E+18</text:p>
          </table:table-cell>
          <table:table-cell table:style-name="ce1" table:formula="of:=[.P8]/([.A8]*1000000000000)*1000000" office:value-type="float" office:value="0.000249827048333333" calcext:value-type="float">
            <text:p>2.50E-04</text:p>
          </table:table-cell>
          <table:table-cell office:value-type="float" office:value="-0.999758" calcext:value-type="float">
            <text:p>-0.999758</text:p>
          </table:table-cell>
          <table:table-cell table:style-name="ce1" office:value-type="float" office:value="0.0000549933" calcext:value-type="float">
            <text:p>5.50E-05</text:p>
          </table:table-cell>
          <table:table-cell table:style-name="ce2" table:formula="of:=1-13.8*13.8*1E+030/([.B8]*[.B8]+1/9.3/9.3*1E+030)" office:value-type="float" office:value="0.999996650068366" calcext:value-type="float">
            <text:p>0.9999966501</text:p>
          </table:table-cell>
          <table:table-cell table:style-name="ce2" table:formula="of:=13.8*13.8/9.3*1E+045/[.B8]/([.B8]*[.B8]+1/9.3/9.3*1E+030)" office:value-type="float" office:value="0.0000000000477740303306806" calcext:value-type="float">
            <text:p>4.77740303306806E-011</text:p>
          </table:table-cell>
          <table:table-cell table:formula="of:=[.B8]/[.P8]" office:value-type="float" office:value="25150140263.4202" calcext:value-type="float">
            <text:p>25150140263.4202</text:p>
          </table:table-cell>
          <table:table-cell table:formula="of:=[.H8]*SQRT(0.5)" office:value-type="float" office:value="17783834728.0572" calcext:value-type="float">
            <text:p>17783834728.0572</text:p>
          </table:table-cell>
          <table:table-cell table:formula="of:=-[.H8]*0.5" office:value-type="float" office:value="-12575070131.7101" calcext:value-type="float">
            <text:p>-12575070131.7101</text:p>
          </table:table-cell>
          <table:table-cell table:formula="of:=[.H8]*SQRT(3)/2" office:value-type="float" office:value="21780660376.8637" calcext:value-type="float">
            <text:p>21780660376.8637</text:p>
          </table:table-cell>
          <table:table-cell table:formula="of:=([.B8]/[.P8])*SQRT(SQRT(([.D8]*[.D8]+[.E8]*[.E8])/((1+[.D8])*(1+[.D8])+[.E8]*[.E8])))*COS((ATAN([.E8]/[.D8])-ATAN([.E8]/(1+[.D8])))/2)" office:value-type="float" office:value="1586338362243.95" calcext:value-type="float">
            <text:p>1586338362243.95</text:p>
          </table:table-cell>
          <table:table-cell table:style-name="ce2" table:formula="of:=([.B8]/[.P8])*SQRT(SQRT(([.D8]*[.D8]+[.E8]*[.E8])/((1+[.D8])*(1+[.D8])+[.E8]*[.E8])))*SIN((ATAN([.E8]/[.D8])-ATAN([.E8]/(1+[.D8])))/2)" office:value-type="float" office:value="-178019192099.873" calcext:value-type="float">
            <text:p>-178019192099.873</text:p>
          </table:table-cell>
          <table:table-cell table:formula="of:=([.B8]/[.P8])*SQRT(SQRT(([.F8]*[.F8]+[.G8]*[.G8])/((1+[.F8])*(1+[.F8])+[.G8]*[.G8])))*COS((ATAN([.G8]/[.F8])-ATAN([.G8]/(1+[.F8])))/2)" office:value-type="float" office:value="17783819834.3684" calcext:value-type="float">
            <text:p>17783819834.3684</text:p>
          </table:table-cell>
          <table:table-cell table:style-name="ce2" table:formula="of:=([.B8]/[.P8])*SQRT(SQRT(([.F8]*[.F8]+[.G8]*[.G8])/((1+[.F8])*(1+[.F8])+[.G8]*[.G8])))*SIN((ATAN([.G8]/[.F8])-ATAN([.G8]/(1+[.F8])))/2)" office:value-type="float" office:value="0.212402254338973" calcext:value-type="float">
            <text:p>0.21240225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299792458/(0.00001)" office:value-type="float" office:value="29979245800000" calcext:value-type="float">
            <text:p>29979245800000</text:p>
          </table:table-cell>
          <table:table-cell table:number-columns-repeated="1005"/>
        </table:table-row>
        <table:table-row table:style-name="ro1">
          <table:table-cell table:style-name="ce1" office:value-type="float" office:value="1000000" calcext:value-type="float">
            <text:p>1.00E+06</text:p>
          </table:table-cell>
          <table:table-cell table:style-name="ce1" table:formula="of:=[.A9]*1000000000000*2*PI()" office:value-type="float" office:value="6.28318530717959E+018" calcext:value-type="float">
            <text:p>6.28E+18</text:p>
          </table:table-cell>
          <table:table-cell table:style-name="ce1" table:formula="of:=[.P9]/([.A9]*1000000000000)*1000000" office:value-type="float" office:value="0.000299792458" calcext:value-type="float">
            <text:p>3.00E-04</text:p>
          </table:table-cell>
          <table:table-cell office:value-type="float" office:value="-0.999662" calcext:value-type="float">
            <text:p>-0.999662</text:p>
          </table:table-cell>
          <table:table-cell office:value-type="float" office:value="0.000104982" calcext:value-type="float">
            <text:p>0.000104982</text:p>
          </table:table-cell>
          <table:table-cell table:style-name="ce2" table:formula="of:=1-13.8*13.8*1E+030/([.B9]*[.B9]+1/9.3/9.3*1E+030)" office:value-type="float" office:value="0.999995176098448" calcext:value-type="float">
            <text:p>0.9999951761</text:p>
          </table:table-cell>
          <table:table-cell table:style-name="ce2" table:formula="of:=13.8*13.8/9.3*1E+045/[.B9]/([.B9]*[.B9]+1/9.3/9.3*1E+030)" office:value-type="float" office:value="0.0000000000825535244040283" calcext:value-type="float">
            <text:p>8.25535244040283E-011</text:p>
          </table:table-cell>
          <table:table-cell table:formula="of:=[.B9]/[.P9]" office:value-type="float" office:value="20958450219.5168" calcext:value-type="float">
            <text:p>20958450219.5168</text:p>
          </table:table-cell>
          <table:table-cell table:formula="of:=[.H9]*SQRT(0.5)" office:value-type="float" office:value="14819862273.381" calcext:value-type="float">
            <text:p>14819862273.381</text:p>
          </table:table-cell>
          <table:table-cell table:formula="of:=-[.H9]*0.5" office:value-type="float" office:value="-10479225109.7584" calcext:value-type="float">
            <text:p>-10479225109.7584</text:p>
          </table:table-cell>
          <table:table-cell table:formula="of:=[.H9]*SQRT(3)/2" office:value-type="float" office:value="18150550314.0531" calcext:value-type="float">
            <text:p>18150550314.0531</text:p>
          </table:table-cell>
          <table:table-cell table:formula="of:=([.B9]/[.P9])*SQRT(SQRT(([.D9]*[.D9]+[.E9]*[.E9])/((1+[.D9])*(1+[.D9])+[.E9]*[.E9])))*COS((ATAN([.E9]/[.D9])-ATAN([.E9]/(1+[.D9])))/2)" office:value-type="float" office:value="1101241537765.86" calcext:value-type="float">
            <text:p>1101241537765.86</text:p>
          </table:table-cell>
          <table:table-cell table:style-name="ce2" table:formula="of:=([.B9]/[.P9])*SQRT(SQRT(([.D9]*[.D9]+[.E9]*[.E9])/((1+[.D9])*(1+[.D9])+[.E9]*[.E9])))*SIN((ATAN([.E9]/[.D9])-ATAN([.E9]/(1+[.D9])))/2)" office:value-type="float" office:value="-167143728803.381" calcext:value-type="float">
            <text:p>-167143728803.381</text:p>
          </table:table-cell>
          <table:table-cell table:formula="of:=([.B9]/[.P9])*SQRT(SQRT(([.F9]*[.F9]+[.G9]*[.G9])/((1+[.F9])*(1+[.F9])+[.G9]*[.G9])))*COS((ATAN([.G9]/[.F9])-ATAN([.G9]/(1+[.F9])))/2)" office:value-type="float" office:value="14819844400.938" calcext:value-type="float">
            <text:p>14819844400.938</text:p>
          </table:table-cell>
          <table:table-cell table:style-name="ce2" table:formula="of:=([.B9]/[.P9])*SQRT(SQRT(([.F9]*[.F9]+[.G9]*[.G9])/((1+[.F9])*(1+[.F9])+[.G9]*[.G9])))*SIN((ATAN([.G9]/[.F9])-ATAN([.G9]/(1+[.F9])))/2)" office:value-type="float" office:value="0.305859809757042" calcext:value-type="float">
            <text:p>0.30585980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CO2レーザー周波数THz</text:p>
          </table:table-cell>
          <table:table-cell table:number-columns-repeated="1005"/>
        </table:table-row>
        <table:table-row table:style-name="ro2">
          <table:table-cell office:value-type="float" office:value="857143" calcext:value-type="float">
            <text:p>857143</text:p>
          </table:table-cell>
          <table:table-cell table:style-name="ce1" table:formula="of:=[.A10]*1000000000000*2*PI()" office:value-type="float" office:value="5.38558830375183E+018" calcext:value-type="float">
            <text:p>5.39E+18</text:p>
          </table:table-cell>
          <table:table-cell table:style-name="ce1" table:formula="of:=[.P10]/([.A10]*1000000000000)*1000000" office:value-type="float" office:value="0.000349757809373698" calcext:value-type="float">
            <text:p>3.50E-04</text:p>
          </table:table-cell>
          <table:table-cell office:value-type="float" office:value="-0.999588" calcext:value-type="float">
            <text:p>-0.999588</text:p>
          </table:table-cell>
          <table:table-cell office:value-type="float" office:value="0.000181363" calcext:value-type="float">
            <text:p>0.000181363</text:p>
          </table:table-cell>
          <table:table-cell table:style-name="ce2" table:formula="of:=1-13.8*13.8*1E+030/([.B10]*[.B10]+1/9.3/9.3*1E+030)" office:value-type="float" office:value="0.999993434136188" calcext:value-type="float">
            <text:p>0.9999934341</text:p>
          </table:table-cell>
          <table:table-cell table:style-name="ce2" table:formula="of:=13.8*13.8/9.3*1E+045/[.B10]/([.B10]*[.B10]+1/9.3/9.3*1E+030)" office:value-type="float" office:value="0.000000000131091873655845" calcext:value-type="float">
            <text:p>1.31091873655845E-010</text:p>
          </table:table-cell>
          <table:table-cell table:formula="of:=[.B10]/[.P10]" office:value-type="float" office:value="17964388896.5073" calcext:value-type="float">
            <text:p>17964388896.5073</text:p>
          </table:table-cell>
          <table:table-cell table:formula="of:=[.H10]*SQRT(0.5)" office:value-type="float" office:value="12702741208.5926" calcext:value-type="float">
            <text:p>12702741208.5926</text:p>
          </table:table-cell>
          <table:table-cell table:formula="of:=-[.H10]*0.5" office:value-type="float" office:value="-8982194448.25365" calcext:value-type="float">
            <text:p>-8982194448.25365</text:p>
          </table:table-cell>
          <table:table-cell table:formula="of:=[.H10]*SQRT(3)/2" office:value-type="float" office:value="15557617147.8384" calcext:value-type="float">
            <text:p>15557617147.8384</text:p>
          </table:table-cell>
          <table:table-cell table:formula="of:=([.B10]/[.P10])*SQRT(SQRT(([.D10]*[.D10]+[.E10]*[.E10])/((1+[.D10])*(1+[.D10])+[.E10]*[.E10])))*COS((ATAN([.E10]/[.D10])-ATAN([.E10]/(1+[.D10])))/2)" office:value-type="float" office:value="828385794693.258" calcext:value-type="float">
            <text:p>828385794693.258</text:p>
          </table:table-cell>
          <table:table-cell table:style-name="ce2" table:formula="of:=([.B10]/[.P10])*SQRT(SQRT(([.D10]*[.D10]+[.E10]*[.E10])/((1+[.D10])*(1+[.D10])+[.E10]*[.E10])))*SIN((ATAN([.E10]/[.D10])-ATAN([.E10]/(1+[.D10])))/2)" office:value-type="float" office:value="-174338454739.446" calcext:value-type="float">
            <text:p>-174338454739.446</text:p>
          </table:table-cell>
          <table:table-cell table:formula="of:=([.B10]/[.P10])*SQRT(SQRT(([.F10]*[.F10]+[.G10]*[.G10])/((1+[.F10])*(1+[.F10])+[.G10]*[.G10])))*COS((ATAN([.G10]/[.F10])-ATAN([.G10]/(1+[.F10])))/2)" office:value-type="float" office:value="12702720357.3899" calcext:value-type="float">
            <text:p>12702720357.3899</text:p>
          </table:table-cell>
          <table:table-cell table:style-name="ce2" table:formula="of:=([.B10]/[.P10])*SQRT(SQRT(([.F10]*[.F10]+[.G10]*[.G10])/((1+[.F10])*(1+[.F10])+[.G10]*[.G10])))*SIN((ATAN([.G10]/[.F10])-ATAN([.G10]/(1+[.F10])))/2)" office:value-type="float" office:value="0.416309953186829" calcext:value-type="float">
            <text:p>0.416309953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299792458/(0.00001)/1000000000000" office:value-type="float" office:value="29.9792458" calcext:value-type="float">
            <text:p>29.9792458</text:p>
          </table:table-cell>
          <table:table-cell table:number-columns-repeated="1005"/>
        </table:table-row>
        <table:table-row table:style-name="ro2">
          <table:table-cell office:value-type="float" office:value="750000" calcext:value-type="float">
            <text:p>750000</text:p>
          </table:table-cell>
          <table:table-cell table:style-name="ce1" table:formula="of:=[.A11]*1000000000000*2*PI()" office:value-type="float" office:value="4.71238898038469E+018" calcext:value-type="float">
            <text:p>4.71E+18</text:p>
          </table:table-cell>
          <table:table-cell table:style-name="ce1" table:formula="of:=[.P11]/([.A11]*1000000000000)*1000000" office:value-type="float" office:value="0.000399723277333333" calcext:value-type="float">
            <text:p>4.00E-04</text:p>
          </table:table-cell>
          <table:table-cell office:value-type="float" office:value="-0.999538" calcext:value-type="float">
            <text:p>-0.999538</text:p>
          </table:table-cell>
          <table:table-cell office:value-type="float" office:value="0.000239945" calcext:value-type="float">
            <text:p>0.000239945</text:p>
          </table:table-cell>
          <table:table-cell table:style-name="ce2" table:formula="of:=1-13.8*13.8*1E+030/([.B11]*[.B11]+1/9.3/9.3*1E+030)" office:value-type="float" office:value="0.999991424175021" calcext:value-type="float">
            <text:p>0.9999914242</text:p>
          </table:table-cell>
          <table:table-cell table:style-name="ce2" table:formula="of:=13.8*13.8/9.3*1E+045/[.B11]/([.B11]*[.B11]+1/9.3/9.3*1E+030)" office:value-type="float" office:value="0.000000000195682428172382" calcext:value-type="float">
            <text:p>1.95682428172382E-010</text:p>
          </table:table-cell>
          <table:table-cell table:formula="of:=[.B11]/[.P11]" office:value-type="float" office:value="15718837664.6376" calcext:value-type="float">
            <text:p>15718837664.6376</text:p>
          </table:table-cell>
          <table:table-cell table:formula="of:=[.H11]*SQRT(0.5)" office:value-type="float" office:value="11114896705.0358" calcext:value-type="float">
            <text:p>11114896705.0358</text:p>
          </table:table-cell>
          <table:table-cell table:formula="of:=-[.H11]*0.5" office:value-type="float" office:value="-7859418832.31881" calcext:value-type="float">
            <text:p>-7859418832.31881</text:p>
          </table:table-cell>
          <table:table-cell table:formula="of:=[.H11]*SQRT(3)/2" office:value-type="float" office:value="13612912735.5398" calcext:value-type="float">
            <text:p>13612912735.5398</text:p>
          </table:table-cell>
          <table:table-cell table:formula="of:=([.B11]/[.P11])*SQRT(SQRT(([.D11]*[.D11]+[.E11]*[.E11])/((1+[.D11])*(1+[.D11])+[.E11]*[.E11])))*COS((ATAN([.E11]/[.D11])-ATAN([.E11]/(1+[.D11])))/2)" office:value-type="float" office:value="669083862282.198" calcext:value-type="float">
            <text:p>669083862282.198</text:p>
          </table:table-cell>
          <table:table-cell table:style-name="ce2" table:formula="of:=([.B11]/[.P11])*SQRT(SQRT(([.D11]*[.D11]+[.E11]*[.E11])/((1+[.D11])*(1+[.D11])+[.E11]*[.E11])))*SIN((ATAN([.E11]/[.D11])-ATAN([.E11]/(1+[.D11])))/2)" office:value-type="float" office:value="-163472427343.712" calcext:value-type="float">
            <text:p>-163472427343.712</text:p>
          </table:table-cell>
          <table:table-cell table:formula="of:=([.B11]/[.P11])*SQRT(SQRT(([.F11]*[.F11]+[.G11]*[.G11])/((1+[.F11])*(1+[.F11])+[.G11]*[.G11])))*COS((ATAN([.G11]/[.F11])-ATAN([.G11]/(1+[.F11])))/2)" office:value-type="float" office:value="11114872875.0558" calcext:value-type="float">
            <text:p>11114872875.0558</text:p>
          </table:table-cell>
          <table:table-cell table:style-name="ce2" table:formula="of:=([.B11]/[.P11])*SQRT(SQRT(([.F11]*[.F11]+[.G11]*[.G11])/((1+[.F11])*(1+[.F11])+[.G11]*[.G11])))*SIN((ATAN([.G11]/[.F11])-ATAN([.G11]/(1+[.F11])))/2)" office:value-type="float" office:value="0.543753322934567" calcext:value-type="float">
            <text:p>0.54375332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style-name="ce1" table:formula="of:=[.A12]*1000000000000*2*PI()" office:value-type="float" office:value="3.76991118430775E+018" calcext:value-type="float">
            <text:p>3.77E+18</text:p>
          </table:table-cell>
          <table:table-cell table:style-name="ce1" table:formula="of:=[.P12]/([.A12]*1000000000000)*1000000" office:value-type="float" office:value="0.000499654096666667" calcext:value-type="float">
            <text:p>5.00E-04</text:p>
          </table:table-cell>
          <table:table-cell office:value-type="float" office:value="-0.999412" calcext:value-type="float">
            <text:p>-0.999412</text:p>
          </table:table-cell>
          <table:table-cell office:value-type="float" office:value="0.000471861" calcext:value-type="float">
            <text:p>0.000471861</text:p>
          </table:table-cell>
          <table:table-cell table:style-name="ce2" table:formula="of:=1-13.8*13.8*1E+030/([.B12]*[.B12]+1/9.3/9.3*1E+030)" office:value-type="float" office:value="0.999986600273474" calcext:value-type="float">
            <text:p>0.9999866003</text:p>
          </table:table-cell>
          <table:table-cell table:style-name="ce2" table:formula="of:=13.8*13.8/9.3*1E+045/[.B12]/([.B12]*[.B12]+1/9.3/9.3*1E+030)" office:value-type="float" office:value="0.000000000382192242412252" calcext:value-type="float">
            <text:p>3.82192242412252E-010</text:p>
          </table:table-cell>
          <table:table-cell table:formula="of:=[.B12]/[.P12]" office:value-type="float" office:value="12575070131.7101" calcext:value-type="float">
            <text:p>12575070131.7101</text:p>
          </table:table-cell>
          <table:table-cell table:formula="of:=[.H12]*SQRT(0.5)" office:value-type="float" office:value="8891917364.02861" calcext:value-type="float">
            <text:p>8891917364.02861</text:p>
          </table:table-cell>
          <table:table-cell table:formula="of:=-[.H12]*0.5" office:value-type="float" office:value="-6287535065.85504" calcext:value-type="float">
            <text:p>-6287535065.85504</text:p>
          </table:table-cell>
          <table:table-cell table:formula="of:=[.H12]*SQRT(3)/2" office:value-type="float" office:value="10890330188.4319" calcext:value-type="float">
            <text:p>10890330188.4319</text:p>
          </table:table-cell>
          <table:table-cell table:formula="of:=([.B12]/[.P12])*SQRT(SQRT(([.D12]*[.D12]+[.E12]*[.E12])/((1+[.D12])*(1+[.D12])+[.E12]*[.E12])))*COS((ATAN([.E12]/[.D12])-ATAN([.E12]/(1+[.D12])))/2)" office:value-type="float" office:value="431886184406.961" calcext:value-type="float">
            <text:p>431886184406.961</text:p>
          </table:table-cell>
          <table:table-cell table:style-name="ce2" table:formula="of:=([.B12]/[.P12])*SQRT(SQRT(([.D12]*[.D12]+[.E12]*[.E12])/((1+[.D12])*(1+[.D12])+[.E12]*[.E12])))*SIN((ATAN([.E12]/[.D12])-ATAN([.E12]/(1+[.D12])))/2)" office:value-type="float" office:value="-151979139527.546" calcext:value-type="float">
            <text:p>-151979139527.546</text:p>
          </table:table-cell>
          <table:table-cell table:formula="of:=([.B12]/[.P12])*SQRT(SQRT(([.F12]*[.F12]+[.G12]*[.G12])/((1+[.F12])*(1+[.F12])+[.G12]*[.G12])))*COS((ATAN([.G12]/[.F12])-ATAN([.G12]/(1+[.F12])))/2)" office:value-type="float" office:value="8891887576.4639" calcext:value-type="float">
            <text:p>8891887576.4639</text:p>
          </table:table-cell>
          <table:table-cell table:style-name="ce2" table:formula="of:=([.B12]/[.P12])*SQRT(SQRT(([.F12]*[.F12]+[.G12]*[.G12])/((1+[.F12])*(1+[.F12])+[.G12]*[.G12])))*SIN((ATAN([.G12]/[.F12])-ATAN([.G12]/(1+[.F12])))/2)" office:value-type="float" office:value="0.849619689962565" calcext:value-type="float">
            <text:p>0.8496196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金プラズマ周波数</text:p>
          </table:table-cell>
          <table:table-cell table:number-columns-repeated="1005"/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style-name="ce1" table:formula="of:=[.A13]*1000000000000*2*PI()" office:value-type="float" office:value="3.14159265358979E+018" calcext:value-type="float">
            <text:p>3.14E+18</text:p>
          </table:table-cell>
          <table:table-cell table:style-name="ce1" table:formula="of:=[.P13]/([.A13]*1000000000000)*1000000" office:value-type="float" office:value="0.000599584916" calcext:value-type="float">
            <text:p>6.00E-04</text:p>
          </table:table-cell>
          <table:table-cell office:value-type="float" office:value="-0.999274" calcext:value-type="float">
            <text:p>-0.999274</text:p>
          </table:table-cell>
          <table:table-cell office:value-type="float" office:value="0.000197528" calcext:value-type="float">
            <text:p>0.000197528</text:p>
          </table:table-cell>
          <table:table-cell table:style-name="ce2" table:formula="of:=1-13.8*13.8*1E+030/([.B13]*[.B13]+1/9.3/9.3*1E+030)" office:value-type="float" office:value="0.99998070439381" calcext:value-type="float">
            <text:p>0.9999807044</text:p>
          </table:table-cell>
          <table:table-cell table:style-name="ce2" table:formula="of:=13.8*13.8/9.3*1E+045/[.B13]/([.B13]*[.B13]+1/9.3/9.3*1E+030)" office:value-type="float" office:value="0.000000000660428194651971" calcext:value-type="float">
            <text:p>6.60428194651971E-010</text:p>
          </table:table-cell>
          <table:table-cell table:formula="of:=[.B13]/[.P13]" office:value-type="float" office:value="10479225109.7584" calcext:value-type="float">
            <text:p>10479225109.7584</text:p>
          </table:table-cell>
          <table:table-cell table:formula="of:=[.H13]*SQRT(0.5)" office:value-type="float" office:value="7409931136.69051" calcext:value-type="float">
            <text:p>7409931136.69051</text:p>
          </table:table-cell>
          <table:table-cell table:formula="of:=-[.H13]*0.5" office:value-type="float" office:value="-5239612554.8792" calcext:value-type="float">
            <text:p>-5239612554.8792</text:p>
          </table:table-cell>
          <table:table-cell table:formula="of:=[.H13]*SQRT(3)/2" office:value-type="float" office:value="9075275157.02654" calcext:value-type="float">
            <text:p>9075275157.02654</text:p>
          </table:table-cell>
          <table:table-cell table:formula="of:=([.B13]/[.P13])*SQRT(SQRT(([.D13]*[.D13]+[.E13]*[.E13])/((1+[.D13])*(1+[.D13])+[.E13]*[.E13])))*COS((ATAN([.E13]/[.D13])-ATAN([.E13]/(1+[.D13])))/2)" office:value-type="float" office:value="378531027004.118" calcext:value-type="float">
            <text:p>378531027004.118</text:p>
          </table:table-cell>
          <table:table-cell table:style-name="ce2" table:formula="of:=([.B13]/[.P13])*SQRT(SQRT(([.D13]*[.D13]+[.E13]*[.E13])/((1+[.D13])*(1+[.D13])+[.E13]*[.E13])))*SIN((ATAN([.E13]/[.D13])-ATAN([.E13]/(1+[.D13])))/2)" office:value-type="float" office:value="-50613632125.3734" calcext:value-type="float">
            <text:p>-50613632125.3734</text:p>
          </table:table-cell>
          <table:table-cell table:formula="of:=([.B13]/[.P13])*SQRT(SQRT(([.F13]*[.F13]+[.G13]*[.G13])/((1+[.F13])*(1+[.F13])+[.G13]*[.G13])))*COS((ATAN([.G13]/[.F13])-ATAN([.G13]/(1+[.F13])))/2)" office:value-type="float" office:value="7409895391.48115" calcext:value-type="float">
            <text:p>7409895391.48115</text:p>
          </table:table-cell>
          <table:table-cell table:style-name="ce2" table:formula="of:=([.B13]/[.P13])*SQRT(SQRT(([.F13]*[.F13]+[.G13]*[.G13])/((1+[.F13])*(1+[.F13])+[.G13]*[.G13])))*SIN((ATAN([.G13]/[.F13])-ATAN([.G13]/(1+[.F13])))/2)" office:value-type="float" office:value="1.22346136990438" calcext:value-type="float">
            <text:p>1.22346136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13.8*1E+015" office:value-type="float" office:value="1.38E+016" calcext:value-type="float">
            <text:p>13800000000000000</text:p>
          </table:table-cell>
          <table:table-cell table:number-columns-repeated="1005"/>
        </table:table-row>
        <table:table-row table:style-name="ro2">
          <table:table-cell office:value-type="float" office:value="428571" calcext:value-type="float">
            <text:p>428571</text:p>
          </table:table-cell>
          <table:table-cell table:style-name="ce1" table:formula="of:=[.A14]*1000000000000*2*PI()" office:value-type="float" office:value="2.69279101028326E+018" calcext:value-type="float">
            <text:p>2.69E+18</text:p>
          </table:table-cell>
          <table:table-cell table:style-name="ce1" table:formula="of:=[.P14]/([.A14]*1000000000000)*1000000" office:value-type="float" office:value="0.000699516434849768" calcext:value-type="float">
            <text:p>7.00E-04</text:p>
          </table:table-cell>
          <table:table-cell office:value-type="float" office:value="-0.99879" calcext:value-type="float">
            <text:p>-0.99879</text:p>
          </table:table-cell>
          <table:table-cell office:value-type="float" office:value="0.000335797" calcext:value-type="float">
            <text:p>0.000335797</text:p>
          </table:table-cell>
          <table:table-cell table:style-name="ce2" table:formula="of:=1-13.8*13.8*1E+030/([.B14]*[.B14]+1/9.3/9.3*1E+030)" office:value-type="float" office:value="0.999973736483503" calcext:value-type="float">
            <text:p>0.9999737365</text:p>
          </table:table-cell>
          <table:table-cell table:style-name="ce2" table:formula="of:=13.8*13.8/9.3*1E+045/[.B14]/([.B14]*[.B14]+1/9.3/9.3*1E+030)" office:value-type="float" office:value="0.000000001048738658573" calcext:value-type="float">
            <text:p>0.000000001</text:p>
          </table:table-cell>
          <table:table-cell table:formula="of:=[.B14]/[.P14]" office:value-type="float" office:value="8982183969.02854" calcext:value-type="float">
            <text:p>8982183969.02854</text:p>
          </table:table-cell>
          <table:table-cell table:formula="of:=[.H14]*SQRT(0.5)" office:value-type="float" office:value="6351363194.36518" calcext:value-type="float">
            <text:p>6351363194.36518</text:p>
          </table:table-cell>
          <table:table-cell table:formula="of:=-[.H14]*0.5" office:value-type="float" office:value="-4491091984.51427" calcext:value-type="float">
            <text:p>-4491091984.51427</text:p>
          </table:table-cell>
          <table:table-cell table:formula="of:=[.H14]*SQRT(3)/2" office:value-type="float" office:value="7778799498.64405" calcext:value-type="float">
            <text:p>7778799498.64405</text:p>
          </table:table-cell>
          <table:table-cell table:formula="of:=([.B14]/[.P14])*SQRT(SQRT(([.D14]*[.D14]+[.E14]*[.E14])/((1+[.D14])*(1+[.D14])+[.E14]*[.E14])))*COS((ATAN([.E14]/[.D14])-ATAN([.E14]/(1+[.D14])))/2)" office:value-type="float" office:value="250998086246.252" calcext:value-type="float">
            <text:p>250998086246.252</text:p>
          </table:table-cell>
          <table:table-cell table:style-name="ce2" table:formula="of:=([.B14]/[.P14])*SQRT(SQRT(([.D14]*[.D14]+[.E14]*[.E14])/((1+[.D14])*(1+[.D14])+[.E14]*[.E14])))*SIN((ATAN([.E14]/[.D14])-ATAN([.E14]/(1+[.D14])))/2)" office:value-type="float" office:value="-34225300053.2262" calcext:value-type="float">
            <text:p>-34225300053.2262</text:p>
          </table:table-cell>
          <table:table-cell table:formula="of:=([.B14]/[.P14])*SQRT(SQRT(([.F14]*[.F14]+[.G14]*[.G14])/((1+[.F14])*(1+[.F14])+[.G14]*[.G14])))*COS((ATAN([.G14]/[.F14])-ATAN([.G14]/(1+[.F14])))/2)" office:value-type="float" office:value="6351321491.39763" calcext:value-type="float">
            <text:p>6351321491.39763</text:p>
          </table:table-cell>
          <table:table-cell table:style-name="ce2" table:formula="of:=([.B14]/[.P14])*SQRT(SQRT(([.F14]*[.F14]+[.G14]*[.G14])/((1+[.F14])*(1+[.F14])+[.G14]*[.G14])))*SIN((ATAN([.G14]/[.F14])-ATAN([.G14]/(1+[.F14])))/2)" office:value-type="float" office:value="1.66528469903747" calcext:value-type="float">
            <text:p>1.6652846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office:value-type="string" calcext:value-type="string">
            <text:p>減衰定数</text:p>
          </table:table-cell>
          <table:table-cell table:number-columns-repeated="1005"/>
        </table:table-row>
        <table:table-row table:style-name="ro2">
          <table:table-cell office:value-type="float" office:value="375000" calcext:value-type="float">
            <text:p>375000</text:p>
          </table:table-cell>
          <table:table-cell table:style-name="ce1" table:formula="of:=[.A15]*1000000000000*2*PI()" office:value-type="float" office:value="2.35619449019235E+018" calcext:value-type="float">
            <text:p>2.36E+18</text:p>
          </table:table-cell>
          <table:table-cell table:style-name="ce1" table:formula="of:=[.P15]/([.A15]*1000000000000)*1000000" office:value-type="float" office:value="0.000799446554666667" calcext:value-type="float">
            <text:p>7.99E-04</text:p>
          </table:table-cell>
          <table:table-cell office:value-type="float" office:value="-0.998313" calcext:value-type="float">
            <text:p>-0.998313</text:p>
          </table:table-cell>
          <table:table-cell office:value-type="float" office:value="0.000533549" calcext:value-type="float">
            <text:p>0.000533549</text:p>
          </table:table-cell>
          <table:table-cell table:style-name="ce2" table:formula="of:=1-13.8*13.8*1E+030/([.B15]*[.B15]+1/9.3/9.3*1E+030)" office:value-type="float" office:value="0.999965696700138" calcext:value-type="float">
            <text:p>0.9999656967</text:p>
          </table:table-cell>
          <table:table-cell table:style-name="ce2" table:formula="of:=13.8*13.8/9.3*1E+045/[.B15]/([.B15]*[.B15]+1/9.3/9.3*1E+030)" office:value-type="float" office:value="0.00000000156545942293384" calcext:value-type="float">
            <text:p>1.56545942293384E-009</text:p>
          </table:table-cell>
          <table:table-cell table:formula="of:=[.B15]/[.P15]" office:value-type="float" office:value="7859418832.31883" calcext:value-type="float">
            <text:p>7859418832.31883</text:p>
          </table:table-cell>
          <table:table-cell table:formula="of:=[.H15]*SQRT(0.5)" office:value-type="float" office:value="5557448352.5179" calcext:value-type="float">
            <text:p>5557448352.5179</text:p>
          </table:table-cell>
          <table:table-cell table:formula="of:=-[.H15]*0.5" office:value-type="float" office:value="-3929709416.15941" calcext:value-type="float">
            <text:p>-3929709416.15941</text:p>
          </table:table-cell>
          <table:table-cell table:formula="of:=[.H15]*SQRT(3)/2" office:value-type="float" office:value="6806456367.76993" calcext:value-type="float">
            <text:p>6806456367.76993</text:p>
          </table:table-cell>
          <table:table-cell table:formula="of:=([.B15]/[.P15])*SQRT(SQRT(([.D15]*[.D15]+[.E15]*[.E15])/((1+[.D15])*(1+[.D15])+[.E15]*[.E15])))*COS((ATAN([.E15]/[.D15])-ATAN([.E15]/(1+[.D15])))/2)" office:value-type="float" office:value="184494629499.984" calcext:value-type="float">
            <text:p>184494629499.984</text:p>
          </table:table-cell>
          <table:table-cell table:style-name="ce2" table:formula="of:=([.B15]/[.P15])*SQRT(SQRT(([.D15]*[.D15]+[.E15]*[.E15])/((1+[.D15])*(1+[.D15])+[.E15]*[.E15])))*SIN((ATAN([.E15]/[.D15])-ATAN([.E15]/(1+[.D15])))/2)" office:value-type="float" office:value="-28530398115.9769" calcext:value-type="float">
            <text:p>-28530398115.9769</text:p>
          </table:table-cell>
          <table:table-cell table:formula="of:=([.B15]/[.P15])*SQRT(SQRT(([.F15]*[.F15]+[.G15]*[.G15])/((1+[.F15])*(1+[.F15])+[.G15]*[.G15])))*COS((ATAN([.G15]/[.F15])-ATAN([.G15]/(1+[.F15])))/2)" office:value-type="float" office:value="5557400691.79175" calcext:value-type="float">
            <text:p>5557400691.79175</text:p>
          </table:table-cell>
          <table:table-cell table:style-name="ce2" table:formula="of:=([.B15]/[.P15])*SQRT(SQRT(([.F15]*[.F15]+[.G15]*[.G15])/((1+[.F15])*(1+[.F15])+[.G15]*[.G15])))*SIN((ATAN([.G15]/[.F15])-ATAN([.G15]/(1+[.F15])))/2)" office:value-type="float" office:value="2.17508323751517" calcext:value-type="float">
            <text:p>2.175083237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formula="of:=1/9.3*1E+015" office:value-type="float" office:value="107526881720430" calcext:value-type="float">
            <text:p>107526881720430</text:p>
          </table:table-cell>
          <table:table-cell table:number-columns-repeated="1005"/>
        </table:table-row>
        <table:table-row table:style-name="ro2">
          <table:table-cell office:value-type="float" office:value="359712" calcext:value-type="float">
            <text:p>359712</text:p>
          </table:table-cell>
          <table:table-cell table:style-name="ce1" table:formula="of:=[.A16]*1000000000000*2*PI()" office:value-type="float" office:value="2.26013715321618E+018" calcext:value-type="float">
            <text:p>2.26E+18</text:p>
          </table:table-cell>
          <table:table-cell table:style-name="ce1" table:formula="of:=[.P16]/([.A16]*1000000000000)*1000000" office:value-type="float" office:value="0.000833423566631083" calcext:value-type="float">
            <text:p>8.33E-04</text:p>
          </table:table-cell>
          <table:table-cell office:value-type="float" office:value="-0.998171" calcext:value-type="float">
            <text:p>-0.998171</text:p>
          </table:table-cell>
          <table:table-cell office:value-type="float" office:value="0.000619433" calcext:value-type="float">
            <text:p>0.000619433</text:p>
          </table:table-cell>
          <table:table-cell table:style-name="ce2" table:formula="of:=1-13.8*13.8*1E+030/([.B16]*[.B16]+1/9.3/9.3*1E+030)" office:value-type="float" office:value="0.999962718911601" calcext:value-type="float">
            <text:p>0.9999627189</text:p>
          </table:table-cell>
          <table:table-cell table:style-name="ce2" table:formula="of:=13.8*13.8/9.3*1E+045/[.B16]/([.B16]*[.B16]+1/9.3/9.3*1E+030)" office:value-type="float" office:value="0.000000001773661911185" calcext:value-type="float">
            <text:p>1.773661911185E-009</text:p>
          </table:table-cell>
          <table:table-cell table:formula="of:=[.B16]/[.P16]" office:value-type="float" office:value="7539006045.36282" calcext:value-type="float">
            <text:p>7539006045.36282</text:p>
          </table:table-cell>
          <table:table-cell table:formula="of:=[.H16]*SQRT(0.5)" office:value-type="float" office:value="5330882298.08243" calcext:value-type="float">
            <text:p>5330882298.08243</text:p>
          </table:table-cell>
          <table:table-cell table:formula="of:=-[.H16]*0.5" office:value-type="float" office:value="-3769503022.68141" calcext:value-type="float">
            <text:p>-3769503022.68141</text:p>
          </table:table-cell>
          <table:table-cell table:formula="of:=[.H16]*SQRT(3)/2" office:value-type="float" office:value="6528970754.56866" calcext:value-type="float">
            <text:p>6528970754.56866</text:p>
          </table:table-cell>
          <table:table-cell table:formula="of:=([.B16]/[.P16])*SQRT(SQRT(([.D16]*[.D16]+[.E16]*[.E16])/((1+[.D16])*(1+[.D16])+[.E16]*[.E16])))*COS((ATAN([.E16]/[.D16])-ATAN([.E16]/(1+[.D16])))/2)" office:value-type="float" office:value="169115481351.897" calcext:value-type="float">
            <text:p>169115481351.897</text:p>
          </table:table-cell>
          <table:table-cell table:style-name="ce2" table:formula="of:=([.B16]/[.P16])*SQRT(SQRT(([.D16]*[.D16]+[.E16]*[.E16])/((1+[.D16])*(1+[.D16])+[.E16]*[.E16])))*SIN((ATAN([.E16]/[.D16])-ATAN([.E16]/(1+[.D16])))/2)" office:value-type="float" office:value="-27914121803.0733" calcext:value-type="float">
            <text:p>-27914121803.0733</text:p>
          </table:table-cell>
          <table:table-cell table:formula="of:=([.B16]/[.P16])*SQRT(SQRT(([.F16]*[.F16]+[.G16]*[.G16])/((1+[.F16])*(1+[.F16])+[.G16]*[.G16])))*COS((ATAN([.G16]/[.F16])-ATAN([.G16]/(1+[.F16])))/2)" office:value-type="float" office:value="5330832611.65115" calcext:value-type="float">
            <text:p>5330832611.65115</text:p>
          </table:table-cell>
          <table:table-cell table:style-name="ce2" table:formula="of:=([.B16]/[.P16])*SQRT(SQRT(([.F16]*[.F16]+[.G16]*[.G16])/((1+[.F16])*(1+[.F16])+[.G16]*[.G16])))*SIN((ATAN([.G16]/[.F16])-ATAN([.G16]/(1+[.F16])))/2)" office:value-type="float" office:value="2.36390588138055" calcext:value-type="float">
            <text:p>2.363905881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03337" calcext:value-type="float">
            <text:p>303337</text:p>
          </table:table-cell>
          <table:table-cell table:style-name="ce1" table:formula="of:=[.A17]*1000000000000*2*PI()" office:value-type="float" office:value="1.90592258152393E+018" calcext:value-type="float">
            <text:p>1.91E+18</text:p>
          </table:table-cell>
          <table:table-cell table:style-name="ce1" table:formula="of:=[.P17]/([.A17]*1000000000000)*1000000" office:value-type="float" office:value="0.000988314837952508" calcext:value-type="float">
            <text:p>9.88E-04</text:p>
          </table:table-cell>
          <table:table-cell office:value-type="float" office:value="-0.997702" calcext:value-type="float">
            <text:p>-0.997702</text:p>
          </table:table-cell>
          <table:table-cell office:value-type="float" office:value="0.000878988" calcext:value-type="float">
            <text:p>0.000878988</text:p>
          </table:table-cell>
          <table:table-cell table:style-name="ce2" table:formula="of:=1-13.8*13.8*1E+030/([.B17]*[.B17]+1/9.3/9.3*1E+030)" office:value-type="float" office:value="0.999947573886893" calcext:value-type="float">
            <text:p>0.9999475739</text:p>
          </table:table-cell>
          <table:table-cell table:style-name="ce2" table:formula="of:=13.8*13.8/9.3*1E+045/[.B17]/([.B17]*[.B17]+1/9.3/9.3*1E+030)" office:value-type="float" office:value="0.00000000295773633080624" calcext:value-type="float">
            <text:p>0.000000003</text:p>
          </table:table-cell>
          <table:table-cell table:formula="of:=[.B17]/[.P17]" office:value-type="float" office:value="6357473414.23756" calcext:value-type="float">
            <text:p>6357473414.23756</text:p>
          </table:table-cell>
          <table:table-cell table:formula="of:=[.H17]*SQRT(0.5)" office:value-type="float" office:value="4495412562.42057" calcext:value-type="float">
            <text:p>4495412562.42057</text:p>
          </table:table-cell>
          <table:table-cell table:formula="of:=-[.H17]*0.5" office:value-type="float" office:value="-3178736707.11878" calcext:value-type="float">
            <text:p>-3178736707.11878</text:p>
          </table:table-cell>
          <table:table-cell table:formula="of:=[.H17]*SQRT(3)/2" office:value-type="float" office:value="5505733480.61392" calcext:value-type="float">
            <text:p>5505733480.61392</text:p>
          </table:table-cell>
          <table:table-cell table:formula="of:=([.B17]/[.P17])*SQRT(SQRT(([.D17]*[.D17]+[.E17]*[.E17])/((1+[.D17])*(1+[.D17])+[.E17]*[.E17])))*COS((ATAN([.E17]/[.D17])-ATAN([.E17]/(1+[.D17])))/2)" office:value-type="float" office:value="125881894211.257" calcext:value-type="float">
            <text:p>125881894211.257</text:p>
          </table:table-cell>
          <table:table-cell table:style-name="ce2" table:formula="of:=([.B17]/[.P17])*SQRT(SQRT(([.D17]*[.D17]+[.E17]*[.E17])/((1+[.D17])*(1+[.D17])+[.E17]*[.E17])))*SIN((ATAN([.E17]/[.D17])-ATAN([.E17]/(1+[.D17])))/2)" office:value-type="float" office:value="-23310827956.9878" calcext:value-type="float">
            <text:p>-23310827956.9878</text:p>
          </table:table-cell>
          <table:table-cell table:formula="of:=([.B17]/[.P17])*SQRT(SQRT(([.F17]*[.F17]+[.G17]*[.G17])/((1+[.F17])*(1+[.F17])+[.G17]*[.G17])))*COS((ATAN([.G17]/[.F17])-ATAN([.G17]/(1+[.F17])))/2)" office:value-type="float" office:value="4495353641.23807" calcext:value-type="float">
            <text:p>4495353641.23807</text:p>
          </table:table-cell>
          <table:table-cell table:style-name="ce2" table:formula="of:=([.B17]/[.P17])*SQRT(SQRT(([.F17]*[.F17]+[.G17]*[.G17])/((1+[.F17])*(1+[.F17])+[.G17]*[.G17])))*SIN((ATAN([.G17]/[.F17])-ATAN([.G17]/(1+[.F17])))/2)" office:value-type="float" office:value="3.32427911010854" calcext:value-type="float">
            <text:p>3.324279110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2"/>
          <table:table-cell table:style-name="ce4"/>
          <table:table-cell table:number-columns-repeated="1005"/>
        </table:table-row>
        <table:table-row table:style-name="ro2">
          <table:table-cell office:value-type="float" office:value="287356" calcext:value-type="float">
            <text:p>287356</text:p>
          </table:table-cell>
          <table:table-cell table:style-name="ce1" table:formula="of:=[.A18]*1000000000000*2*PI()" office:value-type="float" office:value="1.8055109971299E+018" calcext:value-type="float">
            <text:p>1.81E+18</text:p>
          </table:table-cell>
          <table:table-cell table:style-name="ce1" table:formula="of:=[.P18]/([.A18]*1000000000000)*1000000" office:value-type="float" office:value="0.00104327892231239" calcext:value-type="float">
            <text:p>1.04E-03</text:p>
          </table:table-cell>
          <table:table-cell office:value-type="float" office:value="-0.997422" calcext:value-type="float">
            <text:p>-0.997422</text:p>
          </table:table-cell>
          <table:table-cell office:value-type="float" office:value="0.00106462" calcext:value-type="float">
            <text:p>0.00106462</text:p>
          </table:table-cell>
          <table:table-cell table:style-name="ce2" table:formula="of:=1-13.8*13.8*1E+030/([.B18]*[.B18]+1/9.3/9.3*1E+030)" office:value-type="float" office:value="0.999941580491977" calcext:value-type="float">
            <text:p>0.9999415805</text:p>
          </table:table-cell>
          <table:table-cell table:style-name="ce2" table:formula="of:=13.8*13.8/9.3*1E+045/[.B18]/([.B18]*[.B18]+1/9.3/9.3*1E+030)" office:value-type="float" office:value="0.00000000347916326141467" calcext:value-type="float">
            <text:p>3.47916326141467E-009</text:p>
          </table:table-cell>
          <table:table-cell table:formula="of:=[.B18]/[.P18]" office:value-type="float" office:value="6022536421.27948" calcext:value-type="float">
            <text:p>6022536421.27948</text:p>
          </table:table-cell>
          <table:table-cell table:formula="of:=[.H18]*SQRT(0.5)" office:value-type="float" office:value="4258576343.42969" calcext:value-type="float">
            <text:p>4258576343.42969</text:p>
          </table:table-cell>
          <table:table-cell table:formula="of:=-[.H18]*0.5" office:value-type="float" office:value="-3011268210.63974" calcext:value-type="float">
            <text:p>-3011268210.63974</text:p>
          </table:table-cell>
          <table:table-cell table:formula="of:=[.H18]*SQRT(3)/2" office:value-type="float" office:value="5215669536.04505" calcext:value-type="float">
            <text:p>5215669536.04505</text:p>
          </table:table-cell>
          <table:table-cell table:formula="of:=([.B18]/[.P18])*SQRT(SQRT(([.D18]*[.D18]+[.E18]*[.E18])/((1+[.D18])*(1+[.D18])+[.E18]*[.E18])))*COS((ATAN([.E18]/[.D18])-ATAN([.E18]/(1+[.D18])))/2)" office:value-type="float" office:value="111700483941.181" calcext:value-type="float">
            <text:p>111700483941.181</text:p>
          </table:table-cell>
          <table:table-cell table:style-name="ce2" table:formula="of:=([.B18]/[.P18])*SQRT(SQRT(([.D18]*[.D18]+[.E18]*[.E18])/((1+[.D18])*(1+[.D18])+[.E18]*[.E18])))*SIN((ATAN([.E18]/[.D18])-ATAN([.E18]/(1+[.D18])))/2)" office:value-type="float" office:value="-22218604044.4689" calcext:value-type="float">
            <text:p>-22218604044.4689</text:p>
          </table:table-cell>
          <table:table-cell table:formula="of:=([.B18]/[.P18])*SQRT(SQRT(([.F18]*[.F18]+[.G18]*[.G18])/((1+[.F18])*(1+[.F18])+[.G18]*[.G18])))*COS((ATAN([.G18]/[.F18])-ATAN([.G18]/(1+[.F18])))/2)" office:value-type="float" office:value="4258514145.17497" calcext:value-type="float">
            <text:p>4258514145.17497</text:p>
          </table:table-cell>
          <table:table-cell table:style-name="ce2" table:formula="of:=([.B18]/[.P18])*SQRT(SQRT(([.F18]*[.F18]+[.G18]*[.G18])/((1+[.F18])*(1+[.F18])+[.G18]*[.G18])))*SIN((ATAN([.G18]/[.F18])-ATAN([.G18]/(1+[.F18])))/2)" office:value-type="float" office:value="3.704341092882" calcext:value-type="float">
            <text:p>3.70434109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44898" calcext:value-type="float">
            <text:p>244898</text:p>
          </table:table-cell>
          <table:table-cell table:style-name="ce1" table:formula="of:=[.A19]*1000000000000*2*PI()" office:value-type="float" office:value="1.53873951535767E+018" calcext:value-type="float">
            <text:p>1.54E+18</text:p>
          </table:table-cell>
          <table:table-cell table:style-name="ce1" table:formula="of:=[.P19]/([.A19]*1000000000000)*1000000" office:value-type="float" office:value="0.00122415233280794" calcext:value-type="float">
            <text:p>1.22E-03</text:p>
          </table:table-cell>
          <table:table-cell office:value-type="float" office:value="-0.996404" calcext:value-type="float">
            <text:p>-0.996404</text:p>
          </table:table-cell>
          <table:table-cell office:value-type="float" office:value="0.00187662" calcext:value-type="float">
            <text:p>0.00187662</text:p>
          </table:table-cell>
          <table:table-cell table:style-name="ce2" table:formula="of:=1-13.8*13.8*1E+030/([.B19]*[.B19]+1/9.3/9.3*1E+030)" office:value-type="float" office:value="0.999919568168667" calcext:value-type="float">
            <text:p>0.9999195682</text:p>
          </table:table-cell>
          <table:table-cell table:style-name="ce2" table:formula="of:=13.8*13.8/9.3*1E+045/[.B19]/([.B19]*[.B19]+1/9.3/9.3*1E+030)" office:value-type="float" office:value="0.0000000056205640577885" calcext:value-type="float">
            <text:p>5.6205640577885E-009</text:p>
          </table:table-cell>
          <table:table-cell table:formula="of:=[.B19]/[.P19]" office:value-type="float" office:value="5132682541.85924" calcext:value-type="float">
            <text:p>5132682541.85924</text:p>
          </table:table-cell>
          <table:table-cell table:formula="of:=[.H19]*SQRT(0.5)" office:value-type="float" office:value="3629354631.02648" calcext:value-type="float">
            <text:p>3629354631.02648</text:p>
          </table:table-cell>
          <table:table-cell table:formula="of:=-[.H19]*0.5" office:value-type="float" office:value="-2566341270.92962" calcext:value-type="float">
            <text:p>-2566341270.92962</text:p>
          </table:table-cell>
          <table:table-cell table:formula="of:=[.H19]*SQRT(3)/2" office:value-type="float" office:value="4445033470.81099" calcext:value-type="float">
            <text:p>4445033470.81099</text:p>
          </table:table-cell>
          <table:table-cell table:formula="of:=([.B19]/[.P19])*SQRT(SQRT(([.D19]*[.D19]+[.E19]*[.E19])/((1+[.D19])*(1+[.D19])+[.E19]*[.E19])))*COS((ATAN([.E19]/[.D19])-ATAN([.E19]/(1+[.D19])))/2)" office:value-type="float" office:value="78112270872.2267" calcext:value-type="float">
            <text:p>78112270872.2267</text:p>
          </table:table-cell>
          <table:table-cell table:style-name="ce2" table:formula="of:=([.B19]/[.P19])*SQRT(SQRT(([.D19]*[.D19]+[.E19]*[.E19])/((1+[.D19])*(1+[.D19])+[.E19]*[.E19])))*SIN((ATAN([.E19]/[.D19])-ATAN([.E19]/(1+[.D19])))/2)" office:value-type="float" office:value="-19234147360.6054" calcext:value-type="float">
            <text:p>-19234147360.6054</text:p>
          </table:table-cell>
          <table:table-cell table:formula="of:=([.B19]/[.P19])*SQRT(SQRT(([.F19]*[.F19]+[.G19]*[.G19])/((1+[.F19])*(1+[.F19])+[.G19]*[.G19])))*COS((ATAN([.G19]/[.F19])-ATAN([.G19]/(1+[.F19])))/2)" office:value-type="float" office:value="3629281648.44776" calcext:value-type="float">
            <text:p>3629281648.44776</text:p>
          </table:table-cell>
          <table:table-cell table:style-name="ce2" table:formula="of:=([.B19]/[.P19])*SQRT(SQRT(([.F19]*[.F19]+[.G19]*[.G19])/((1+[.F19])*(1+[.F19])+[.G19]*[.G19])))*SIN((ATAN([.G19]/[.F19])-ATAN([.G19]/(1+[.F19])))/2)" office:value-type="float" office:value="5.10026781653785" calcext:value-type="float">
            <text:p>5.100267816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24888" calcext:value-type="float">
            <text:p>224888</text:p>
          </table:table-cell>
          <table:table-cell table:style-name="ce1" table:formula="of:=[.A20]*1000000000000*2*PI()" office:value-type="float" office:value="1.413012977361E+018" calcext:value-type="float">
            <text:p>1.41E+18</text:p>
          </table:table-cell>
          <table:table-cell table:style-name="ce1" table:formula="of:=[.P20]/([.A20]*1000000000000)*1000000" office:value-type="float" office:value="0.00133307449930632" calcext:value-type="float">
            <text:p>1.33E-03</text:p>
          </table:table-cell>
          <table:table-cell office:value-type="float" office:value="-0.995766" calcext:value-type="float">
            <text:p>-0.995766</text:p>
          </table:table-cell>
          <table:table-cell office:value-type="float" office:value="0.00245478" calcext:value-type="float">
            <text:p>0.00245478</text:p>
          </table:table-cell>
          <table:table-cell table:style-name="ce2" table:formula="of:=1-13.8*13.8*1E+030/([.B20]*[.B20]+1/9.3/9.3*1E+030)" office:value-type="float" office:value="0.999904618121966" calcext:value-type="float">
            <text:p>0.9999046181</text:p>
          </table:table-cell>
          <table:table-cell table:style-name="ce2" table:formula="of:=13.8*13.8/9.3*1E+045/[.B20]/([.B20]*[.B20]+1/9.3/9.3*1E+030)" office:value-type="float" office:value="0.00000000725833101459904" calcext:value-type="float">
            <text:p>7.25833101459904E-009</text:p>
          </table:table-cell>
          <table:table-cell table:formula="of:=[.B20]/[.P20]" office:value-type="float" office:value="4713303952.96669" calcext:value-type="float">
            <text:p>4713303952.96669</text:p>
          </table:table-cell>
          <table:table-cell table:formula="of:=[.H20]*SQRT(0.5)" office:value-type="float" office:value="3332809186.93611" calcext:value-type="float">
            <text:p>3332809186.93611</text:p>
          </table:table-cell>
          <table:table-cell table:formula="of:=-[.H20]*0.5" office:value-type="float" office:value="-2356651976.48334" calcext:value-type="float">
            <text:p>-2356651976.48334</text:p>
          </table:table-cell>
          <table:table-cell table:formula="of:=[.H20]*SQRT(3)/2" office:value-type="float" office:value="4081840959.02677" calcext:value-type="float">
            <text:p>4081840959.02677</text:p>
          </table:table-cell>
          <table:table-cell table:formula="of:=([.B20]/[.P20])*SQRT(SQRT(([.D20]*[.D20]+[.E20]*[.E20])/((1+[.D20])*(1+[.D20])+[.E20]*[.E20])))*COS((ATAN([.E20]/[.D20])-ATAN([.E20]/(1+[.D20])))/2)" office:value-type="float" office:value="64902223269.6565" calcext:value-type="float">
            <text:p>64902223269.6565</text:p>
          </table:table-cell>
          <table:table-cell table:style-name="ce2" table:formula="of:=([.B20]/[.P20])*SQRT(SQRT(([.D20]*[.D20]+[.E20]*[.E20])/((1+[.D20])*(1+[.D20])+[.E20]*[.E20])))*SIN((ATAN([.E20]/[.D20])-ATAN([.E20]/(1+[.D20])))/2)" office:value-type="float" office:value="-17539588947.1658" calcext:value-type="float">
            <text:p>-17539588947.1658</text:p>
          </table:table-cell>
          <table:table-cell table:formula="of:=([.B20]/[.P20])*SQRT(SQRT(([.F20]*[.F20]+[.G20]*[.G20])/((1+[.F20])*(1+[.F20])+[.G20]*[.G20])))*COS((ATAN([.G20]/[.F20])-ATAN([.G20]/(1+[.F20])))/2)" office:value-type="float" office:value="3332729709.79833" calcext:value-type="float">
            <text:p>3332729709.79833</text:p>
          </table:table-cell>
          <table:table-cell table:style-name="ce2" table:formula="of:=([.B20]/[.P20])*SQRT(SQRT(([.F20]*[.F20]+[.G20]*[.G20])/((1+[.F20])*(1+[.F20])+[.G20]*[.G20])))*SIN((ATAN([.G20]/[.F20])-ATAN([.G20]/(1+[.F20])))/2)" office:value-type="float" office:value="6.04837918511164" calcext:value-type="float">
            <text:p>6.04837918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6044" calcext:value-type="float">
            <text:p>206044</text:p>
          </table:table-cell>
          <table:table-cell table:style-name="ce1" table:formula="of:=[.A21]*1000000000000*2*PI()" office:value-type="float" office:value="1.29461263343251E+018" calcext:value-type="float">
            <text:p>1.29E+18</text:p>
          </table:table-cell>
          <table:table-cell table:style-name="ce1" table:formula="of:=[.P21]/([.A21]*1000000000000)*1000000" office:value-type="float" office:value="0.00145499241909495" calcext:value-type="float">
            <text:p>1.45E-03</text:p>
          </table:table-cell>
          <table:table-cell office:value-type="float" office:value="-0.995188" calcext:value-type="float">
            <text:p>-0.995188</text:p>
          </table:table-cell>
          <table:table-cell office:value-type="float" office:value="0.00313243" calcext:value-type="float">
            <text:p>0.00313243</text:p>
          </table:table-cell>
          <table:table-cell table:style-name="ce2" table:formula="of:=1-13.8*13.8*1E+030/([.B21]*[.B21]+1/9.3/9.3*1E+030)" office:value-type="float" office:value="0.999886373798563" calcext:value-type="float">
            <text:p>0.9998863738</text:p>
          </table:table-cell>
          <table:table-cell table:style-name="ce2" table:formula="of:=13.8*13.8/9.3*1E+045/[.B21]/([.B21]*[.B21]+1/9.3/9.3*1E+030)" office:value-type="float" office:value="0.00000000943747249696418" calcext:value-type="float">
            <text:p>9.43747249696418E-009</text:p>
          </table:table-cell>
          <table:table-cell table:formula="of:=[.B21]/[.P21]" office:value-type="float" office:value="4318362917.03012" calcext:value-type="float">
            <text:p>4318362917.03012</text:p>
          </table:table-cell>
          <table:table-cell table:formula="of:=[.H21]*SQRT(0.5)" office:value-type="float" office:value="3053543702.25652" calcext:value-type="float">
            <text:p>3053543702.25652</text:p>
          </table:table-cell>
          <table:table-cell table:formula="of:=-[.H21]*0.5" office:value-type="float" office:value="-2159181458.51506" calcext:value-type="float">
            <text:p>-2159181458.51506</text:p>
          </table:table-cell>
          <table:table-cell table:formula="of:=[.H21]*SQRT(3)/2" office:value-type="float" office:value="3739811988.90876" calcext:value-type="float">
            <text:p>3739811988.90876</text:p>
          </table:table-cell>
          <table:table-cell table:formula="of:=([.B21]/[.P21])*SQRT(SQRT(([.D21]*[.D21]+[.E21]*[.E21])/((1+[.D21])*(1+[.D21])+[.E21]*[.E21])))*COS((ATAN([.E21]/[.D21])-ATAN([.E21]/(1+[.D21])))/2)" office:value-type="float" office:value="54477173087.0535" calcext:value-type="float">
            <text:p>54477173087.0535</text:p>
          </table:table-cell>
          <table:table-cell table:style-name="ce2" table:formula="of:=([.B21]/[.P21])*SQRT(SQRT(([.D21]*[.D21]+[.E21]*[.E21])/((1+[.D21])*(1+[.D21])+[.E21]*[.E21])))*SIN((ATAN([.E21]/[.D21])-ATAN([.E21]/(1+[.D21])))/2)" office:value-type="float" office:value="-16262585057.1944" calcext:value-type="float">
            <text:p>-16262585057.1944</text:p>
          </table:table-cell>
          <table:table-cell table:formula="of:=([.B21]/[.P21])*SQRT(SQRT(([.F21]*[.F21]+[.G21]*[.G21])/((1+[.F21])*(1+[.F21])+[.G21]*[.G21])))*COS((ATAN([.G21]/[.F21])-ATAN([.G21]/(1+[.F21])))/2)" office:value-type="float" office:value="3053456955.45311" calcext:value-type="float">
            <text:p>3053456955.45311</text:p>
          </table:table-cell>
          <table:table-cell table:style-name="ce2" table:formula="of:=([.B21]/[.P21])*SQRT(SQRT(([.F21]*[.F21]+[.G21]*[.G21])/((1+[.F21])*(1+[.F21])+[.G21]*[.G21])))*SIN((ATAN([.G21]/[.F21])-ATAN([.G21]/(1+[.F21])))/2)" office:value-type="float" office:value="7.20545705599598" calcext:value-type="float">
            <text:p>7.2054570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87852" calcext:value-type="float">
            <text:p>187852</text:p>
          </table:table-cell>
          <table:table-cell table:style-name="ce1" table:formula="of:=[.A22]*1000000000000*2*PI()" office:value-type="float" office:value="1.1803089263243E+018" calcext:value-type="float">
            <text:p>1.18E+18</text:p>
          </table:table-cell>
          <table:table-cell table:style-name="ce1" table:formula="of:=[.P22]/([.A22]*1000000000000)*1000000" office:value-type="float" office:value="0.0015958970785512" calcext:value-type="float">
            <text:p>1.60E-03</text:p>
          </table:table-cell>
          <table:table-cell office:value-type="float" office:value="-0.994691" calcext:value-type="float">
            <text:p>-0.994691</text:p>
          </table:table-cell>
          <table:table-cell office:value-type="float" office:value="0.0037101" calcext:value-type="float">
            <text:p>0.0037101</text:p>
          </table:table-cell>
          <table:table-cell table:style-name="ce2" table:formula="of:=1-13.8*13.8*1E+030/([.B22]*[.B22]+1/9.3/9.3*1E+030)" office:value-type="float" office:value="0.999863300544074" calcext:value-type="float">
            <text:p>0.9998633005</text:p>
          </table:table-cell>
          <table:table-cell table:style-name="ce2" table:formula="of:=13.8*13.8/9.3*1E+045/[.B22]/([.B22]*[.B22]+1/9.3/9.3*1E+030)" office:value-type="float" office:value="0.000000012453405969178" calcext:value-type="float">
            <text:p>1.2453405969178E-008</text:p>
          </table:table-cell>
          <table:table-cell table:formula="of:=[.B22]/[.P22]" office:value-type="float" office:value="3937086790.63667" calcext:value-type="float">
            <text:p>3937086790.63667</text:p>
          </table:table-cell>
          <table:table-cell table:formula="of:=[.H22]*SQRT(0.5)" office:value-type="float" office:value="2783940767.77917" calcext:value-type="float">
            <text:p>2783940767.77917</text:p>
          </table:table-cell>
          <table:table-cell table:formula="of:=-[.H22]*0.5" office:value-type="float" office:value="-1968543395.31834" calcext:value-type="float">
            <text:p>-1968543395.31834</text:p>
          </table:table-cell>
          <table:table-cell table:formula="of:=[.H22]*SQRT(3)/2" office:value-type="float" office:value="3409617177.59551" calcext:value-type="float">
            <text:p>3409617177.59551</text:p>
          </table:table-cell>
          <table:table-cell table:formula="of:=([.B22]/[.P22])*SQRT(SQRT(([.D22]*[.D22]+[.E22]*[.E22])/((1+[.D22])*(1+[.D22])+[.E22]*[.E22])))*COS((ATAN([.E22]/[.D22])-ATAN([.E22]/(1+[.D22])))/2)" office:value-type="float" office:value="46511854245.3534" calcext:value-type="float">
            <text:p>46511854245.3534</text:p>
          </table:table-cell>
          <table:table-cell table:style-name="ce2" table:formula="of:=([.B22]/[.P22])*SQRT(SQRT(([.D22]*[.D22]+[.E22]*[.E22])/((1+[.D22])*(1+[.D22])+[.E22]*[.E22])))*SIN((ATAN([.E22]/[.D22])-ATAN([.E22]/(1+[.D22])))/2)" office:value-type="float" office:value="-14736916897.0789" calcext:value-type="float">
            <text:p>-14736916897.0789</text:p>
          </table:table-cell>
          <table:table-cell table:formula="of:=([.B22]/[.P22])*SQRT(SQRT(([.F22]*[.F22]+[.G22]*[.G22])/((1+[.F22])*(1+[.F22])+[.G22]*[.G22])))*COS((ATAN([.G22]/[.F22])-ATAN([.G22]/(1+[.F22])))/2)" office:value-type="float" office:value="2783845618.85282" calcext:value-type="float">
            <text:p>2783845618.85282</text:p>
          </table:table-cell>
          <table:table-cell table:style-name="ce2" table:formula="of:=([.B22]/[.P22])*SQRT(SQRT(([.F22]*[.F22]+[.G22]*[.G22])/((1+[.F22])*(1+[.F22])+[.G22]*[.G22])))*SIN((ATAN([.G22]/[.F22])-ATAN([.G22]/(1+[.F22])))/2)" office:value-type="float" office:value="8.66886737495695" calcext:value-type="float">
            <text:p>8.66886737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70551" calcext:value-type="float">
            <text:p>170551</text:p>
          </table:table-cell>
          <table:table-cell table:style-name="ce1" table:formula="of:=[.A23]*1000000000000*2*PI()" office:value-type="float" office:value="1.07160353732479E+018" calcext:value-type="float">
            <text:p>1.07E+18</text:p>
          </table:table-cell>
          <table:table-cell table:style-name="ce1" table:formula="of:=[.P23]/([.A23]*1000000000000)*1000000" office:value-type="float" office:value="0.00175778774677369" calcext:value-type="float">
            <text:p>1.76E-03</text:p>
          </table:table-cell>
          <table:table-cell office:value-type="float" office:value="-0.994174" calcext:value-type="float">
            <text:p>-0.994174</text:p>
          </table:table-cell>
          <table:table-cell office:value-type="float" office:value="0.00466633" calcext:value-type="float">
            <text:p>0.00466633</text:p>
          </table:table-cell>
          <table:table-cell table:style-name="ce2" table:formula="of:=1-13.8*13.8*1E+030/([.B23]*[.B23]+1/9.3/9.3*1E+030)" office:value-type="float" office:value="0.99983415977001" calcext:value-type="float">
            <text:p>0.9998341598</text:p>
          </table:table-cell>
          <table:table-cell table:style-name="ce2" table:formula="of:=13.8*13.8/9.3*1E+045/[.B23]/([.B23]*[.B23]+1/9.3/9.3*1E+030)" office:value-type="float" office:value="0.0000000166407464826834" calcext:value-type="float">
            <text:p>1.66407464826834E-008</text:p>
          </table:table-cell>
          <table:table-cell table:formula="of:=[.B23]/[.P23]" office:value-type="float" office:value="3574484643.38883" calcext:value-type="float">
            <text:p>3574484643.38883</text:p>
          </table:table-cell>
          <table:table-cell table:formula="of:=[.H23]*SQRT(0.5)" office:value-type="float" office:value="2527542330.58742" calcext:value-type="float">
            <text:p>2527542330.58742</text:p>
          </table:table-cell>
          <table:table-cell table:formula="of:=-[.H23]*0.5" office:value-type="float" office:value="-1787242321.69441" calcext:value-type="float">
            <text:p>-1787242321.69441</text:p>
          </table:table-cell>
          <table:table-cell table:formula="of:=[.H23]*SQRT(3)/2" office:value-type="float" office:value="3095594506.61208" calcext:value-type="float">
            <text:p>3095594506.61208</text:p>
          </table:table-cell>
          <table:table-cell table:formula="of:=([.B23]/[.P23])*SQRT(SQRT(([.D23]*[.D23]+[.E23]*[.E23])/((1+[.D23])*(1+[.D23])+[.E23]*[.E23])))*COS((ATAN([.E23]/[.D23])-ATAN([.E23]/(1+[.D23])))/2)" office:value-type="float" office:value="38890896440.8972" calcext:value-type="float">
            <text:p>38890896440.8972</text:p>
          </table:table-cell>
          <table:table-cell table:style-name="ce2" table:formula="of:=([.B23]/[.P23])*SQRT(SQRT(([.D23]*[.D23]+[.E23]*[.E23])/((1+[.D23])*(1+[.D23])+[.E23]*[.E23])))*SIN((ATAN([.E23]/[.D23])-ATAN([.E23]/(1+[.D23])))/2)" office:value-type="float" office:value="-13757430717.6667" calcext:value-type="float">
            <text:p>-13757430717.6667</text:p>
          </table:table-cell>
          <table:table-cell table:formula="of:=([.B23]/[.P23])*SQRT(SQRT(([.F23]*[.F23]+[.G23]*[.G23])/((1+[.F23])*(1+[.F23])+[.G23]*[.G23])))*COS((ATAN([.G23]/[.F23])-ATAN([.G23]/(1+[.F23])))/2)" office:value-type="float" office:value="2527437527.67418" calcext:value-type="float">
            <text:p>2527437527.67418</text:p>
          </table:table-cell>
          <table:table-cell table:style-name="ce2" table:formula="of:=([.B23]/[.P23])*SQRT(SQRT(([.F23]*[.F23]+[.G23]*[.G23])/((1+[.F23])*(1+[.F23])+[.G23]*[.G23])))*SIN((ATAN([.G23]/[.F23])-ATAN([.G23]/(1+[.F23])))/2)" office:value-type="float" office:value="10.5172279118276" calcext:value-type="float">
            <text:p>10.51722791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4242" calcext:value-type="float">
            <text:p>154242</text:p>
          </table:table-cell>
          <table:table-cell table:style-name="ce1" table:formula="of:=[.A24]*1000000000000*2*PI()" office:value-type="float" office:value="9.69131068149994E+017" calcext:value-type="float">
            <text:p>9.69E+17</text:p>
          </table:table-cell>
          <table:table-cell table:style-name="ce1" table:formula="of:=[.P24]/([.A24]*1000000000000)*1000000" office:value-type="float" office:value="0.00194364996563841" calcext:value-type="float">
            <text:p>1.94E-03</text:p>
          </table:table-cell>
          <table:table-cell office:value-type="float" office:value="-0.993318" calcext:value-type="float">
            <text:p>-0.993318</text:p>
          </table:table-cell>
          <table:table-cell office:value-type="float" office:value="0.00534204" calcext:value-type="float">
            <text:p>0.00534204</text:p>
          </table:table-cell>
          <table:table-cell table:style-name="ce2" table:formula="of:=1-13.8*13.8*1E+030/([.B24]*[.B24]+1/9.3/9.3*1E+030)" office:value-type="float" office:value="0.999797234933291" calcext:value-type="float">
            <text:p>0.9997972349</text:p>
          </table:table-cell>
          <table:table-cell table:style-name="ce2" table:formula="of:=13.8*13.8/9.3*1E+045/[.B24]/([.B24]*[.B24]+1/9.3/9.3*1E+030)" office:value-type="float" office:value="0.0000000224971586007728" calcext:value-type="float">
            <text:p>2.24971586007728E-008</text:p>
          </table:table-cell>
          <table:table-cell table:formula="of:=[.B24]/[.P24]" office:value-type="float" office:value="3232673278.75871" calcext:value-type="float">
            <text:p>3232673278.75871</text:p>
          </table:table-cell>
          <table:table-cell table:formula="of:=[.H24]*SQRT(0.5)" office:value-type="float" office:value="2285845196.77084" calcext:value-type="float">
            <text:p>2285845196.77084</text:p>
          </table:table-cell>
          <table:table-cell table:formula="of:=-[.H24]*0.5" office:value-type="float" office:value="-1616336639.37936" calcext:value-type="float">
            <text:p>-1616336639.37936</text:p>
          </table:table-cell>
          <table:table-cell table:formula="of:=[.H24]*SQRT(3)/2" office:value-type="float" office:value="2799577181.54018" calcext:value-type="float">
            <text:p>2799577181.54018</text:p>
          </table:table-cell>
          <table:table-cell table:formula="of:=([.B24]/[.P24])*SQRT(SQRT(([.D24]*[.D24]+[.E24]*[.E24])/((1+[.D24])*(1+[.D24])+[.E24]*[.E24])))*COS((ATAN([.E24]/[.D24])-ATAN([.E24]/(1+[.D24])))/2)" office:value-type="float" office:value="32840960943.7746" calcext:value-type="float">
            <text:p>32840960943.7746</text:p>
          </table:table-cell>
          <table:table-cell table:style-name="ce2" table:formula="of:=([.B24]/[.P24])*SQRT(SQRT(([.D24]*[.D24]+[.E24]*[.E24])/((1+[.D24])*(1+[.D24])+[.E24]*[.E24])))*SIN((ATAN([.E24]/[.D24])-ATAN([.E24]/(1+[.D24])))/2)" office:value-type="float" office:value="-11613251752.9454" calcext:value-type="float">
            <text:p>-11613251752.9454</text:p>
          </table:table-cell>
          <table:table-cell table:formula="of:=([.B24]/[.P24])*SQRT(SQRT(([.F24]*[.F24]+[.G24]*[.G24])/((1+[.F24])*(1+[.F24])+[.G24]*[.G24])))*COS((ATAN([.G24]/[.F24])-ATAN([.G24]/(1+[.F24])))/2)" office:value-type="float" office:value="2285729309.69615" calcext:value-type="float">
            <text:p>2285729309.69615</text:p>
          </table:table-cell>
          <table:table-cell table:style-name="ce2" table:formula="of:=([.B24]/[.P24])*SQRT(SQRT(([.F24]*[.F24]+[.G24]*[.G24])/((1+[.F24])*(1+[.F24])+[.G24]*[.G24])))*SIN((ATAN([.G24]/[.F24])-ATAN([.G24]/(1+[.F24])))/2)" office:value-type="float" office:value="12.8595146258278" calcext:value-type="float">
            <text:p>12.859514625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8632" calcext:value-type="float">
            <text:p>138632</text:p>
          </table:table-cell>
          <table:table-cell table:style-name="ce1" table:formula="of:=[.A25]*1000000000000*2*PI()" office:value-type="float" office:value="8.71050545504921E+017" calcext:value-type="float">
            <text:p>8.71E+17</text:p>
          </table:table-cell>
          <table:table-cell table:style-name="ce1" table:formula="of:=[.P25]/([.A25]*1000000000000)*1000000" office:value-type="float" office:value="0.00216250546771308" calcext:value-type="float">
            <text:p>2.16E-03</text:p>
          </table:table-cell>
          <table:table-cell office:value-type="float" office:value="-0.99306" calcext:value-type="float">
            <text:p>-0.99306</text:p>
          </table:table-cell>
          <table:table-cell office:value-type="float" office:value="0.00568016" calcext:value-type="float">
            <text:p>0.00568016</text:p>
          </table:table-cell>
          <table:table-cell table:style-name="ce2" table:formula="of:=1-13.8*13.8*1E+030/([.B25]*[.B25]+1/9.3/9.3*1E+030)" office:value-type="float" office:value="0.999749001311616" calcext:value-type="float">
            <text:p>0.9997490013</text:p>
          </table:table-cell>
          <table:table-cell table:style-name="ce2" table:formula="of:=13.8*13.8/9.3*1E+045/[.B25]/([.B25]*[.B25]+1/9.3/9.3*1E+030)" office:value-type="float" office:value="0.0000000309845466685638" calcext:value-type="float">
            <text:p>0.000000031</text:p>
          </table:table-cell>
          <table:table-cell table:formula="of:=[.B25]/[.P25]" office:value-type="float" office:value="2905511870.83206" calcext:value-type="float">
            <text:p>2905511870.83206</text:p>
          </table:table-cell>
          <table:table-cell table:formula="of:=[.H25]*SQRT(0.5)" office:value-type="float" office:value="2054507146.68336" calcext:value-type="float">
            <text:p>2054507146.68336</text:p>
          </table:table-cell>
          <table:table-cell table:formula="of:=-[.H25]*0.5" office:value-type="float" office:value="-1452755935.41603" calcext:value-type="float">
            <text:p>-1452755935.41603</text:p>
          </table:table-cell>
          <table:table-cell table:formula="of:=[.H25]*SQRT(3)/2" office:value-type="float" office:value="2516247091.13781" calcext:value-type="float">
            <text:p>2516247091.13781</text:p>
          </table:table-cell>
          <table:table-cell table:formula="of:=([.B25]/[.P25])*SQRT(SQRT(([.D25]*[.D25]+[.E25]*[.E25])/((1+[.D25])*(1+[.D25])+[.E25]*[.E25])))*COS((ATAN([.E25]/[.D25])-ATAN([.E25]/(1+[.D25])))/2)" office:value-type="float" office:value="28764726081.163" calcext:value-type="float">
            <text:p>28764726081.163</text:p>
          </table:table-cell>
          <table:table-cell table:style-name="ce2" table:formula="of:=([.B25]/[.P25])*SQRT(SQRT(([.D25]*[.D25]+[.E25]*[.E25])/((1+[.D25])*(1+[.D25])+[.E25]*[.E25])))*SIN((ATAN([.E25]/[.D25])-ATAN([.E25]/(1+[.D25])))/2)" office:value-type="float" office:value="-10363569271.4393" calcext:value-type="float">
            <text:p>-10363569271.4393</text:p>
          </table:table-cell>
          <table:table-cell table:formula="of:=([.B25]/[.P25])*SQRT(SQRT(([.F25]*[.F25]+[.G25]*[.G25])/((1+[.F25])*(1+[.F25])+[.G25]*[.G25])))*COS((ATAN([.G25]/[.F25])-ATAN([.G25]/(1+[.F25])))/2)" office:value-type="float" office:value="2054378206.80612" calcext:value-type="float">
            <text:p>2054378206.80612</text:p>
          </table:table-cell>
          <table:table-cell table:style-name="ce2" table:formula="of:=([.B25]/[.P25])*SQRT(SQRT(([.F25]*[.F25]+[.G25]*[.G25])/((1+[.F25])*(1+[.F25])+[.G25]*[.G25])))*SIN((ATAN([.G25]/[.F25])-ATAN([.G25]/(1+[.F25])))/2)" office:value-type="float" office:value="15.9194875101768" calcext:value-type="float">
            <text:p>15.919487510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7011" calcext:value-type="float">
            <text:p>127011</text:p>
          </table:table-cell>
          <table:table-cell table:style-name="ce1" table:formula="of:=[.A26]*1000000000000*2*PI()" office:value-type="float" office:value="7.98033649050186E+017" calcext:value-type="float">
            <text:p>7.98E+17</text:p>
          </table:table-cell>
          <table:table-cell table:style-name="ce1" table:formula="of:=[.P26]/([.A26]*1000000000000)*1000000" office:value-type="float" office:value="0.0023603660942753" calcext:value-type="float">
            <text:p>2.36E-03</text:p>
          </table:table-cell>
          <table:table-cell office:value-type="float" office:value="-0.992508" calcext:value-type="float">
            <text:p>-0.992508</text:p>
          </table:table-cell>
          <table:table-cell office:value-type="float" office:value="0.00749172" calcext:value-type="float">
            <text:p>0.00749172</text:p>
          </table:table-cell>
          <table:table-cell table:style-name="ce2" table:formula="of:=1-13.8*13.8*1E+030/([.B26]*[.B26]+1/9.3/9.3*1E+030)" office:value-type="float" office:value="0.9997009693138" calcext:value-type="float">
            <text:p>0.9997009693</text:p>
          </table:table-cell>
          <table:table-cell table:style-name="ce2" table:formula="of:=13.8*13.8/9.3*1E+045/[.B26]/([.B26]*[.B26]+1/9.3/9.3*1E+030)" office:value-type="float" office:value="0.0000000402913301513564" calcext:value-type="float">
            <text:p>4.02913301513564E-008</text:p>
          </table:table-cell>
          <table:table-cell table:formula="of:=[.B26]/[.P26]" office:value-type="float" office:value="2661953720.83105" calcext:value-type="float">
            <text:p>2661953720.83105</text:p>
          </table:table-cell>
          <table:table-cell table:formula="of:=[.H26]*SQRT(0.5)" office:value-type="float" office:value="1882285527.2044" calcext:value-type="float">
            <text:p>1882285527.2044</text:p>
          </table:table-cell>
          <table:table-cell table:formula="of:=-[.H26]*0.5" office:value-type="float" office:value="-1330976860.41552" calcext:value-type="float">
            <text:p>-1330976860.41552</text:p>
          </table:table-cell>
          <table:table-cell table:formula="of:=[.H26]*SQRT(3)/2" office:value-type="float" office:value="2305319545.9382" calcext:value-type="float">
            <text:p>2305319545.9382</text:p>
          </table:table-cell>
          <table:table-cell table:formula="of:=([.B26]/[.P26])*SQRT(SQRT(([.D26]*[.D26]+[.E26]*[.E26])/((1+[.D26])*(1+[.D26])+[.E26]*[.E26])))*COS((ATAN([.E26]/[.D26])-ATAN([.E26]/(1+[.D26])))/2)" office:value-type="float" office:value="23765987678.3079" calcext:value-type="float">
            <text:p>23765987678.3079</text:p>
          </table:table-cell>
          <table:table-cell table:style-name="ce2" table:formula="of:=([.B26]/[.P26])*SQRT(SQRT(([.D26]*[.D26]+[.E26]*[.E26])/((1+[.D26])*(1+[.D26])+[.E26]*[.E26])))*SIN((ATAN([.E26]/[.D26])-ATAN([.E26]/(1+[.D26])))/2)" office:value-type="float" office:value="-9949181958.77438" calcext:value-type="float">
            <text:p>-9949181958.77438</text:p>
          </table:table-cell>
          <table:table-cell table:formula="of:=([.B26]/[.P26])*SQRT(SQRT(([.F26]*[.F26]+[.G26]*[.G26])/((1+[.F26])*(1+[.F26])+[.G26]*[.G26])))*COS((ATAN([.G26]/[.F26])-ATAN([.G26]/(1+[.F26])))/2)" office:value-type="float" office:value="1882144785.61721" calcext:value-type="float">
            <text:p>1882144785.61721</text:p>
          </table:table-cell>
          <table:table-cell table:style-name="ce2" table:formula="of:=([.B26]/[.P26])*SQRT(SQRT(([.F26]*[.F26]+[.G26]*[.G26])/((1+[.F26])*(1+[.F26])+[.G26]*[.G26])))*SIN((ATAN([.G26]/[.F26])-ATAN([.G26]/(1+[.F26])))/2)" office:value-type="float" office:value="18.9670359781548" calcext:value-type="float">
            <text:p>18.967035978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1065" calcext:value-type="float">
            <text:p>121065</text:p>
          </table:table-cell>
          <table:table-cell table:style-name="ce1" table:formula="of:=[.A27]*1000000000000*2*PI()" office:value-type="float" office:value="7.60673829213697E+017" calcext:value-type="float">
            <text:p>7.61E+17</text:p>
          </table:table-cell>
          <table:table-cell table:style-name="ce1" table:formula="of:=[.P27]/([.A27]*1000000000000)*1000000" office:value-type="float" office:value="0.00247629337958948" calcext:value-type="float">
            <text:p>2.48E-03</text:p>
          </table:table-cell>
          <table:table-cell office:value-type="float" office:value="-0.992047" calcext:value-type="float">
            <text:p>-0.992047</text:p>
          </table:table-cell>
          <table:table-cell office:value-type="float" office:value="0.0111552" calcext:value-type="float">
            <text:p>0.0111552</text:p>
          </table:table-cell>
          <table:table-cell table:style-name="ce2" table:formula="of:=1-13.8*13.8*1E+030/([.B27]*[.B27]+1/9.3/9.3*1E+030)" office:value-type="float" office:value="0.999670874740391" calcext:value-type="float">
            <text:p>0.9996708747</text:p>
          </table:table-cell>
          <table:table-cell table:style-name="ce2" table:formula="of:=13.8*13.8/9.3*1E+045/[.B27]/([.B27]*[.B27]+1/9.3/9.3*1E+030)" office:value-type="float" office:value="0.0000000465242939904319" calcext:value-type="float">
            <text:p>4.65242939904319E-008</text:p>
          </table:table-cell>
          <table:table-cell table:formula="of:=[.B27]/[.P27]" office:value-type="float" office:value="2537334775.8258" calcext:value-type="float">
            <text:p>2537334775.8258</text:p>
          </table:table-cell>
          <table:table-cell table:formula="of:=[.H27]*SQRT(0.5)" office:value-type="float" office:value="1794166626.12688" calcext:value-type="float">
            <text:p>1794166626.12688</text:p>
          </table:table-cell>
          <table:table-cell table:formula="of:=-[.H27]*0.5" office:value-type="float" office:value="-1268667387.9129" calcext:value-type="float">
            <text:p>-1268667387.9129</text:p>
          </table:table-cell>
          <table:table-cell table:formula="of:=[.H27]*SQRT(3)/2" office:value-type="float" office:value="2197396373.77084" calcext:value-type="float">
            <text:p>2197396373.77084</text:p>
          </table:table-cell>
          <table:table-cell table:formula="of:=([.B27]/[.P27])*SQRT(SQRT(([.D27]*[.D27]+[.E27]*[.E27])/((1+[.D27])*(1+[.D27])+[.E27]*[.E27])))*COS((ATAN([.E27]/[.D27])-ATAN([.E27]/(1+[.D27])))/2)" office:value-type="float" office:value="19138836804.1656" calcext:value-type="float">
            <text:p>19138836804.1656</text:p>
          </table:table-cell>
          <table:table-cell table:style-name="ce2" table:formula="of:=([.B27]/[.P27])*SQRT(SQRT(([.D27]*[.D27]+[.E27]*[.E27])/((1+[.D27])*(1+[.D27])+[.E27]*[.E27])))*SIN((ATAN([.E27]/[.D27])-ATAN([.E27]/(1+[.D27])))/2)" office:value-type="float" office:value="-9996529517.35965" calcext:value-type="float">
            <text:p>-9996529517.35965</text:p>
          </table:table-cell>
          <table:table-cell table:formula="of:=([.B27]/[.P27])*SQRT(SQRT(([.F27]*[.F27]+[.G27]*[.G27])/((1+[.F27])*(1+[.F27])+[.G27]*[.G27])))*COS((ATAN([.G27]/[.F27])-ATAN([.G27]/(1+[.F27])))/2)" office:value-type="float" office:value="1794018969.36399" calcext:value-type="float">
            <text:p>1794018969.36399</text:p>
          </table:table-cell>
          <table:table-cell table:style-name="ce2" table:formula="of:=([.B27]/[.P27])*SQRT(SQRT(([.F27]*[.F27]+[.G27]*[.G27])/((1+[.F27])*(1+[.F27])+[.G27]*[.G27])))*SIN((ATAN([.G27]/[.F27])-ATAN([.G27]/(1+[.F27])))/2)" office:value-type="float" office:value="20.8766719181563" calcext:value-type="float">
            <text:p>20.876671918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9409" calcext:value-type="float">
            <text:p>109409</text:p>
          </table:table-cell>
          <table:table-cell table:style-name="ce1" table:formula="of:=[.A28]*1000000000000*2*PI()" office:value-type="float" office:value="6.87437021273211E+017" calcext:value-type="float">
            <text:p>6.87E+17</text:p>
          </table:table-cell>
          <table:table-cell table:style-name="ce1" table:formula="of:=[.P28]/([.A28]*1000000000000)*1000000" office:value-type="float" office:value="0.00274010783390763" calcext:value-type="float">
            <text:p>2.74E-03</text:p>
          </table:table-cell>
          <table:table-cell office:value-type="float" office:value="-0.991894" calcext:value-type="float">
            <text:p>-0.991894</text:p>
          </table:table-cell>
          <table:table-cell office:value-type="float" office:value="0.0121502" calcext:value-type="float">
            <text:p>0.0121502</text:p>
          </table:table-cell>
          <table:table-cell table:style-name="ce2" table:formula="of:=1-13.8*13.8*1E+030/([.B28]*[.B28]+1/9.3/9.3*1E+030)" office:value-type="float" office:value="0.999597011801267" calcext:value-type="float">
            <text:p>0.9995970118</text:p>
          </table:table-cell>
          <table:table-cell table:style-name="ce2" table:formula="of:=13.8*13.8/9.3*1E+045/[.B28]/([.B28]*[.B28]+1/9.3/9.3*1E+030)" office:value-type="float" office:value="0.0000000630342315571181" calcext:value-type="float">
            <text:p>0.000000063</text:p>
          </table:table-cell>
          <table:table-cell table:formula="of:=[.B28]/[.P28]" office:value-type="float" office:value="2293043080.06711" calcext:value-type="float">
            <text:p>2293043080.06711</text:p>
          </table:table-cell>
          <table:table-cell table:formula="of:=[.H28]*SQRT(0.5)" office:value-type="float" office:value="1621426311.46834" calcext:value-type="float">
            <text:p>1621426311.46834</text:p>
          </table:table-cell>
          <table:table-cell table:formula="of:=-[.H28]*0.5" office:value-type="float" office:value="-1146521540.03356" calcext:value-type="float">
            <text:p>-1146521540.03356</text:p>
          </table:table-cell>
          <table:table-cell table:formula="of:=[.H28]*SQRT(3)/2" office:value-type="float" office:value="1985833559.31024" calcext:value-type="float">
            <text:p>1985833559.31024</text:p>
          </table:table-cell>
          <table:table-cell table:formula="of:=([.B28]/[.P28])*SQRT(SQRT(([.D28]*[.D28]+[.E28]*[.E28])/((1+[.D28])*(1+[.D28])+[.E28]*[.E28])))*COS((ATAN([.E28]/[.D28])-ATAN([.E28]/(1+[.D28])))/2)" office:value-type="float" office:value="16607702579.4058" calcext:value-type="float">
            <text:p>16607702579.4058</text:p>
          </table:table-cell>
          <table:table-cell table:style-name="ce2" table:formula="of:=([.B28]/[.P28])*SQRT(SQRT(([.D28]*[.D28]+[.E28]*[.E28])/((1+[.D28])*(1+[.D28])+[.E28]*[.E28])))*SIN((ATAN([.E28]/[.D28])-ATAN([.E28]/(1+[.D28])))/2)" office:value-type="float" office:value="-9015856915.15307" calcext:value-type="float">
            <text:p>-9015856915.15307</text:p>
          </table:table-cell>
          <table:table-cell table:formula="of:=([.B28]/[.P28])*SQRT(SQRT(([.F28]*[.F28]+[.G28]*[.G28])/((1+[.F28])*(1+[.F28])+[.G28]*[.G28])))*COS((ATAN([.G28]/[.F28])-ATAN([.G28]/(1+[.F28])))/2)" office:value-type="float" office:value="1621262916.39684" calcext:value-type="float">
            <text:p>1621262916.39684</text:p>
          </table:table-cell>
          <table:table-cell table:style-name="ce2" table:formula="of:=([.B28]/[.P28])*SQRT(SQRT(([.F28]*[.F28]+[.G28]*[.G28])/((1+[.F28])*(1+[.F28])+[.G28]*[.G28])))*SIN((ATAN([.G28]/[.F28])-ATAN([.G28]/(1+[.F28])))/2)" office:value-type="float" office:value="25.5642165623506" calcext:value-type="float">
            <text:p>25.564216562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5663.3" calcext:value-type="float">
            <text:p>95663.3</text:p>
          </table:table-cell>
          <table:table-cell table:style-name="ce1" table:formula="of:=[.A29]*1000000000000*2*PI()" office:value-type="float" office:value="6.01070240996313E+017" calcext:value-type="float">
            <text:p>6.01E+17</text:p>
          </table:table-cell>
          <table:table-cell table:style-name="ce1" table:formula="of:=[.P29]/([.A29]*1000000000000)*1000000" office:value-type="float" office:value="0.00313382935775789" calcext:value-type="float">
            <text:p>3.13E-03</text:p>
          </table:table-cell>
          <table:table-cell office:value-type="float" office:value="-0.99056" calcext:value-type="float">
            <text:p>-0.99056</text:p>
          </table:table-cell>
          <table:table-cell office:value-type="float" office:value="0.0122416" calcext:value-type="float">
            <text:p>0.0122416</text:p>
          </table:table-cell>
          <table:table-cell table:style-name="ce2" table:formula="of:=1-13.8*13.8*1E+030/([.B29]*[.B29]+1/9.3/9.3*1E+030)" office:value-type="float" office:value="0.9994728821711" calcext:value-type="float">
            <text:p>0.9994728822</text:p>
          </table:table-cell>
          <table:table-cell table:style-name="ce2" table:formula="of:=13.8*13.8/9.3*1E+045/[.B29]/([.B29]*[.B29]+1/9.3/9.3*1E+030)" office:value-type="float" office:value="0.0000000942973592352272" calcext:value-type="float">
            <text:p>9.42973592352272E-008</text:p>
          </table:table-cell>
          <table:table-cell table:formula="of:=[.B29]/[.P29]" office:value-type="float" office:value="2004954510.8847" calcext:value-type="float">
            <text:p>2004954510.8847</text:p>
          </table:table-cell>
          <table:table-cell table:formula="of:=[.H29]*SQRT(0.5)" office:value-type="float" office:value="1417716930.61713" calcext:value-type="float">
            <text:p>1417716930.61713</text:p>
          </table:table-cell>
          <table:table-cell table:formula="of:=-[.H29]*0.5" office:value-type="float" office:value="-1002477255.44235" calcext:value-type="float">
            <text:p>-1002477255.44235</text:p>
          </table:table-cell>
          <table:table-cell table:formula="of:=[.H29]*SQRT(3)/2" office:value-type="float" office:value="1736341539.85836" calcext:value-type="float">
            <text:p>1736341539.85836</text:p>
          </table:table-cell>
          <table:table-cell table:formula="of:=([.B29]/[.P29])*SQRT(SQRT(([.D29]*[.D29]+[.E29]*[.E29])/((1+[.D29])*(1+[.D29])+[.E29]*[.E29])))*COS((ATAN([.E29]/[.D29])-ATAN([.E29]/(1+[.D29])))/2)" office:value-type="float" office:value="14359287000.0381" calcext:value-type="float">
            <text:p>14359287000.0381</text:p>
          </table:table-cell>
          <table:table-cell table:style-name="ce2" table:formula="of:=([.B29]/[.P29])*SQRT(SQRT(([.D29]*[.D29]+[.E29]*[.E29])/((1+[.D29])*(1+[.D29])+[.E29]*[.E29])))*SIN((ATAN([.E29]/[.D29])-ATAN([.E29]/(1+[.D29])))/2)" office:value-type="float" office:value="-7170349147.05399" calcext:value-type="float">
            <text:p>-7170349147.05399</text:p>
          </table:table-cell>
          <table:table-cell table:formula="of:=([.B29]/[.P29])*SQRT(SQRT(([.F29]*[.F29]+[.G29]*[.G29])/((1+[.F29])*(1+[.F29])+[.G29]*[.G29])))*COS((ATAN([.G29]/[.F29])-ATAN([.G29]/(1+[.F29])))/2)" office:value-type="float" office:value="1417530043.07886" calcext:value-type="float">
            <text:p>1417530043.07886</text:p>
          </table:table-cell>
          <table:table-cell table:style-name="ce2" table:formula="of:=([.B29]/[.P29])*SQRT(SQRT(([.F29]*[.F29]+[.G29]*[.G29])/((1+[.F29])*(1+[.F29])+[.G29]*[.G29])))*SIN((ATAN([.G29]/[.F29])-ATAN([.G29]/(1+[.F29])))/2)" office:value-type="float" office:value="33.4437734924139" calcext:value-type="float">
            <text:p>33.443773492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2586.5" calcext:value-type="float">
            <text:p>72586.5</text:p>
          </table:table-cell>
          <table:table-cell table:style-name="ce1" table:formula="of:=[.A30]*1000000000000*2*PI()" office:value-type="float" office:value="4.56074430299591E+017" calcext:value-type="float">
            <text:p>4.56E+17</text:p>
          </table:table-cell>
          <table:table-cell table:style-name="ce1" table:formula="of:=[.P30]/([.A30]*1000000000000)*1000000" office:value-type="float" office:value="0.00413014070109456" calcext:value-type="float">
            <text:p>4.13E-03</text:p>
          </table:table-cell>
          <table:table-cell office:value-type="float" office:value="-0.982161" calcext:value-type="float">
            <text:p>-0.982161</text:p>
          </table:table-cell>
          <table:table-cell office:value-type="float" office:value="0.0177389" calcext:value-type="float">
            <text:p>0.0177389</text:p>
          </table:table-cell>
          <table:table-cell table:style-name="ce2" table:formula="of:=1-13.8*13.8*1E+030/([.B30]*[.B30]+1/9.3/9.3*1E+030)" office:value-type="float" office:value="0.999084440232819" calcext:value-type="float">
            <text:p>0.9990844402</text:p>
          </table:table-cell>
          <table:table-cell table:style-name="ce2" table:formula="of:=13.8*13.8/9.3*1E+045/[.B30]/([.B30]*[.B30]+1/9.3/9.3*1E+030)" office:value-type="float" office:value="0.00000021585793952313" calcext:value-type="float">
            <text:p>2.1585793952313E-007</text:p>
          </table:table-cell>
          <table:table-cell table:formula="of:=[.B30]/[.P30]" office:value-type="float" office:value="1521300546.85896" calcext:value-type="float">
            <text:p>1521300546.85896</text:p>
          </table:table-cell>
          <table:table-cell table:formula="of:=[.H30]*SQRT(0.5)" office:value-type="float" office:value="1075721932.90677" calcext:value-type="float">
            <text:p>1075721932.90677</text:p>
          </table:table-cell>
          <table:table-cell table:formula="of:=-[.H30]*0.5" office:value-type="float" office:value="-760650273.429479" calcext:value-type="float">
            <text:p>-760650273.429479</text:p>
          </table:table-cell>
          <table:table-cell table:formula="of:=[.H30]*SQRT(3)/2" office:value-type="float" office:value="1317484920.37102" calcext:value-type="float">
            <text:p>1317484920.37102</text:p>
          </table:table-cell>
          <table:table-cell table:formula="of:=([.B30]/[.P30])*SQRT(SQRT(([.D30]*[.D30]+[.E30]*[.E30])/((1+[.D30])*(1+[.D30])+[.E30]*[.E30])))*COS((ATAN([.E30]/[.D30])-ATAN([.E30]/(1+[.D30])))/2)" office:value-type="float" office:value="8754624469.55205" calcext:value-type="float">
            <text:p>8754624469.55205</text:p>
          </table:table-cell>
          <table:table-cell table:style-name="ce2" table:formula="of:=([.B30]/[.P30])*SQRT(SQRT(([.D30]*[.D30]+[.E30]*[.E30])/((1+[.D30])*(1+[.D30])+[.E30]*[.E30])))*SIN((ATAN([.E30]/[.D30])-ATAN([.E30]/(1+[.D30])))/2)" office:value-type="float" office:value="-3704717940.30108" calcext:value-type="float">
            <text:p>-3704717940.30108</text:p>
          </table:table-cell>
          <table:table-cell table:formula="of:=([.B30]/[.P30])*SQRT(SQRT(([.F30]*[.F30]+[.G30]*[.G30])/((1+[.F30])*(1+[.F30])+[.G30]*[.G30])))*COS((ATAN([.G30]/[.F30])-ATAN([.G30]/(1+[.F30])))/2)" office:value-type="float" office:value="1075475569.99796" calcext:value-type="float">
            <text:p>1075475569.99796</text:p>
          </table:table-cell>
          <table:table-cell table:style-name="ce2" table:formula="of:=([.B30]/[.P30])*SQRT(SQRT(([.F30]*[.F30]+[.G30]*[.G30])/((1+[.F30])*(1+[.F30])+[.G30]*[.G30])))*SIN((ATAN([.G30]/[.F30])-ATAN([.G30]/(1+[.F30])))/2)" office:value-type="float" office:value="58.1172755373006" calcext:value-type="float">
            <text:p>58.11727553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2906.3" calcext:value-type="float">
            <text:p>62906.3</text:p>
          </table:table-cell>
          <table:table-cell table:style-name="ce1" table:formula="of:=[.A31]*1000000000000*2*PI()" office:value-type="float" office:value="3.95251939889031E+017" calcext:value-type="float">
            <text:p>3.95E+17</text:p>
          </table:table-cell>
          <table:table-cell table:style-name="ce1" table:formula="of:=[.P31]/([.A31]*1000000000000)*1000000" office:value-type="float" office:value="0.00476569847535144" calcext:value-type="float">
            <text:p>4.77E-03</text:p>
          </table:table-cell>
          <table:table-cell office:value-type="float" office:value="-0.976256" calcext:value-type="float">
            <text:p>-0.976256</text:p>
          </table:table-cell>
          <table:table-cell office:value-type="float" office:value="0.0209456" calcext:value-type="float">
            <text:p>0.0209456</text:p>
          </table:table-cell>
          <table:table-cell table:style-name="ce2" table:formula="of:=1-13.8*13.8*1E+030/([.B31]*[.B31]+1/9.3/9.3*1E+030)" office:value-type="float" office:value="0.998780981994463" calcext:value-type="float">
            <text:p>0.998780982</text:p>
          </table:table-cell>
          <table:table-cell table:style-name="ce2" table:formula="of:=13.8*13.8/9.3*1E+045/[.B31]/([.B31]*[.B31]+1/9.3/9.3*1E+030)" office:value-type="float" office:value="0.000000331629504293435" calcext:value-type="float">
            <text:p>3.31629504293435E-007</text:p>
          </table:table-cell>
          <table:table-cell table:formula="of:=[.B31]/[.P31]" office:value-type="float" office:value="1318418557.04399" calcext:value-type="float">
            <text:p>1318418557.04399</text:p>
          </table:table-cell>
          <table:table-cell table:formula="of:=[.H31]*SQRT(0.5)" office:value-type="float" office:value="932262702.127988" calcext:value-type="float">
            <text:p>932262702.127988</text:p>
          </table:table-cell>
          <table:table-cell table:formula="of:=-[.H31]*0.5" office:value-type="float" office:value="-659209278.521995" calcext:value-type="float">
            <text:p>-659209278.521995</text:p>
          </table:table-cell>
          <table:table-cell table:formula="of:=[.H31]*SQRT(3)/2" office:value-type="float" office:value="1141783963.22092" calcext:value-type="float">
            <text:p>1141783963.22092</text:p>
          </table:table-cell>
          <table:table-cell table:formula="of:=([.B31]/[.P31])*SQRT(SQRT(([.D31]*[.D31]+[.E31]*[.E31])/((1+[.D31])*(1+[.D31])+[.E31]*[.E31])))*COS((ATAN([.E31]/[.D31])-ATAN([.E31]/(1+[.D31])))/2)" office:value-type="float" office:value="6820536087.62711" calcext:value-type="float">
            <text:p>6820536087.62711</text:p>
          </table:table-cell>
          <table:table-cell table:style-name="ce2" table:formula="of:=([.B31]/[.P31])*SQRT(SQRT(([.D31]*[.D31]+[.E31]*[.E31])/((1+[.D31])*(1+[.D31])+[.E31]*[.E31])))*SIN((ATAN([.E31]/[.D31])-ATAN([.E31]/(1+[.D31])))/2)" office:value-type="float" office:value="-2662369912.30347" calcext:value-type="float">
            <text:p>-2662369912.30347</text:p>
          </table:table-cell>
          <table:table-cell table:formula="of:=([.B31]/[.P31])*SQRT(SQRT(([.F31]*[.F31]+[.G31]*[.G31])/((1+[.F31])*(1+[.F31])+[.G31]*[.G31])))*COS((ATAN([.G31]/[.F31])-ATAN([.G31]/(1+[.F31])))/2)" office:value-type="float" office:value="931978374.240942" calcext:value-type="float">
            <text:p>931978374.240942</text:p>
          </table:table-cell>
          <table:table-cell table:style-name="ce2" table:formula="of:=([.B31]/[.P31])*SQRT(SQRT(([.F31]*[.F31]+[.G31]*[.G31])/((1+[.F31])*(1+[.F31])+[.G31]*[.G31])))*SIN((ATAN([.G31]/[.F31])-ATAN([.G31]/(1+[.F31])))/2)" office:value-type="float" office:value="77.409369172303" calcext:value-type="float">
            <text:p>77.409369172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3229.2" calcext:value-type="float">
            <text:p>53229.2</text:p>
          </table:table-cell>
          <table:table-cell table:style-name="ce1" table:formula="of:=[.A32]*1000000000000*2*PI()" office:value-type="float" office:value="3.34448927352924E+017" calcext:value-type="float">
            <text:p>3.34E+17</text:p>
          </table:table-cell>
          <table:table-cell table:style-name="ce1" table:formula="of:=[.P32]/([.A32]*1000000000000)*1000000" office:value-type="float" office:value="0.00563210527304562" calcext:value-type="float">
            <text:p>5.63E-03</text:p>
          </table:table-cell>
          <table:table-cell office:value-type="float" office:value="-0.972335" calcext:value-type="float">
            <text:p>-0.972335</text:p>
          </table:table-cell>
          <table:table-cell office:value-type="float" office:value="0.0232696" calcext:value-type="float">
            <text:p>0.0232696</text:p>
          </table:table-cell>
          <table:table-cell table:style-name="ce2" table:formula="of:=1-13.8*13.8*1E+030/([.B32]*[.B32]+1/9.3/9.3*1E+030)" office:value-type="float" office:value="0.998297455339132" calcext:value-type="float">
            <text:p>0.9982974553</text:p>
          </table:table-cell>
          <table:table-cell table:style-name="ce2" table:formula="of:=13.8*13.8/9.3*1E+045/[.B32]/([.B32]*[.B32]+1/9.3/9.3*1E+030)" office:value-type="float" office:value="0.000000547376006919276" calcext:value-type="float">
            <text:p>5.47376006919276E-007</text:p>
          </table:table-cell>
          <table:table-cell table:formula="of:=[.B32]/[.P32]" office:value-type="float" office:value="1115601538.42471" calcext:value-type="float">
            <text:p>1115601538.42471</text:p>
          </table:table-cell>
          <table:table-cell table:formula="of:=[.H32]*SQRT(0.5)" office:value-type="float" office:value="788849412.922254" calcext:value-type="float">
            <text:p>788849412.922254</text:p>
          </table:table-cell>
          <table:table-cell table:formula="of:=-[.H32]*0.5" office:value-type="float" office:value="-557800769.212353" calcext:value-type="float">
            <text:p>-557800769.212353</text:p>
          </table:table-cell>
          <table:table-cell table:formula="of:=[.H32]*SQRT(3)/2" office:value-type="float" office:value="966139272.776797" calcext:value-type="float">
            <text:p>966139272.776797</text:p>
          </table:table-cell>
          <table:table-cell table:formula="of:=([.B32]/[.P32])*SQRT(SQRT(([.D32]*[.D32]+[.E32]*[.E32])/((1+[.D32])*(1+[.D32])+[.E32]*[.E32])))*COS((ATAN([.E32]/[.D32])-ATAN([.E32]/(1+[.D32])))/2)" office:value-type="float" office:value="5412363482.91722" calcext:value-type="float">
            <text:p>5412363482.91722</text:p>
          </table:table-cell>
          <table:table-cell table:style-name="ce2" table:formula="of:=([.B32]/[.P32])*SQRT(SQRT(([.D32]*[.D32]+[.E32]*[.E32])/((1+[.D32])*(1+[.D32])+[.E32]*[.E32])))*SIN((ATAN([.E32]/[.D32])-ATAN([.E32]/(1+[.D32])))/2)" office:value-type="float" office:value="-2047256413.92183" calcext:value-type="float">
            <text:p>-2047256413.92183</text:p>
          </table:table-cell>
          <table:table-cell table:formula="of:=([.B32]/[.P32])*SQRT(SQRT(([.F32]*[.F32]+[.G32]*[.G32])/((1+[.F32])*(1+[.F32])+[.G32]*[.G32])))*COS((ATAN([.G32]/[.F32])-ATAN([.G32]/(1+[.F32])))/2)" office:value-type="float" office:value="788513292.405379" calcext:value-type="float">
            <text:p>788513292.405379</text:p>
          </table:table-cell>
          <table:table-cell table:style-name="ce2" table:formula="of:=([.B32]/[.P32])*SQRT(SQRT(([.F32]*[.F32]+[.G32]*[.G32])/((1+[.F32])*(1+[.F32])+[.G32]*[.G32])))*SIN((ATAN([.G32]/[.F32])-ATAN([.G32]/(1+[.F32])))/2)" office:value-type="float" office:value="108.179428023685" calcext:value-type="float">
            <text:p>108.17942802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8394.9" calcext:value-type="float">
            <text:p>48394.9</text:p>
          </table:table-cell>
          <table:table-cell table:style-name="ce1" table:formula="of:=[.A33]*1000000000000*2*PI()" office:value-type="float" office:value="3.04074124622425E+017" calcext:value-type="float">
            <text:p>3.04E+17</text:p>
          </table:table-cell>
          <table:table-cell table:style-name="ce1" table:formula="of:=[.P33]/([.A33]*1000000000000)*1000000" office:value-type="float" office:value="0.00619471179814402" calcext:value-type="float">
            <text:p>6.19E-03</text:p>
          </table:table-cell>
          <table:table-cell office:value-type="float" office:value="-0.966421" calcext:value-type="float">
            <text:p>-0.966421</text:p>
          </table:table-cell>
          <table:table-cell office:value-type="float" office:value="0.022609" calcext:value-type="float">
            <text:p>0.022609</text:p>
          </table:table-cell>
          <table:table-cell table:style-name="ce2" table:formula="of:=1-13.8*13.8*1E+030/([.B33]*[.B33]+1/9.3/9.3*1E+030)" office:value-type="float" office:value="0.997940322673517" calcext:value-type="float">
            <text:p>0.9979403227</text:p>
          </table:table-cell>
          <table:table-cell table:style-name="ce2" table:formula="of:=13.8*13.8/9.3*1E+045/[.B33]/([.B33]*[.B33]+1/9.3/9.3*1E+030)" office:value-type="float" office:value="0.000000728344381627178" calcext:value-type="float">
            <text:p>7.28344381627178E-007</text:p>
          </table:table-cell>
          <table:table-cell table:formula="of:=[.B33]/[.P33]" office:value-type="float" office:value="1014282102.52849" calcext:value-type="float">
            <text:p>1014282102.52849</text:p>
          </table:table-cell>
          <table:table-cell table:formula="of:=[.H33]*SQRT(0.5)" office:value-type="float" office:value="717205752.734047" calcext:value-type="float">
            <text:p>717205752.734047</text:p>
          </table:table-cell>
          <table:table-cell table:formula="of:=-[.H33]*0.5" office:value-type="float" office:value="-507141051.264247" calcext:value-type="float">
            <text:p>-507141051.264247</text:p>
          </table:table-cell>
          <table:table-cell table:formula="of:=[.H33]*SQRT(3)/2" office:value-type="float" office:value="878394067.393568" calcext:value-type="float">
            <text:p>878394067.393568</text:p>
          </table:table-cell>
          <table:table-cell table:formula="of:=([.B33]/[.P33])*SQRT(SQRT(([.D33]*[.D33]+[.E33]*[.E33])/((1+[.D33])*(1+[.D33])+[.E33]*[.E33])))*COS((ATAN([.E33]/[.D33])-ATAN([.E33]/(1+[.D33])))/2)" office:value-type="float" office:value="4723276944.76854" calcext:value-type="float">
            <text:p>4723276944.76854</text:p>
          </table:table-cell>
          <table:table-cell table:style-name="ce2" table:formula="of:=([.B33]/[.P33])*SQRT(SQRT(([.D33]*[.D33]+[.E33]*[.E33])/((1+[.D33])*(1+[.D33])+[.E33]*[.E33])))*SIN((ATAN([.E33]/[.D33])-ATAN([.E33]/(1+[.D33])))/2)" office:value-type="float" office:value="-1502525133.77623" calcext:value-type="float">
            <text:p>-1502525133.77623</text:p>
          </table:table-cell>
          <table:table-cell table:formula="of:=([.B33]/[.P33])*SQRT(SQRT(([.F33]*[.F33]+[.G33]*[.G33])/((1+[.F33])*(1+[.F33])+[.G33]*[.G33])))*COS((ATAN([.G33]/[.F33])-ATAN([.G33]/(1+[.F33])))/2)" office:value-type="float" office:value="716835973.586647" calcext:value-type="float">
            <text:p>716835973.586647</text:p>
          </table:table-cell>
          <table:table-cell table:style-name="ce2" table:formula="of:=([.B33]/[.P33])*SQRT(SQRT(([.F33]*[.F33]+[.G33]*[.G33])/((1+[.F33])*(1+[.F33])+[.G33]*[.G33])))*SIN((ATAN([.G33]/[.F33])-ATAN([.G33]/(1+[.F33])))/2)" office:value-type="float" office:value="130.930096383339" calcext:value-type="float">
            <text:p>130.930096383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3554" calcext:value-type="float">
            <text:p>43554</text:p>
          </table:table-cell>
          <table:table-cell table:style-name="ce1" table:formula="of:=[.A34]*1000000000000*2*PI()" office:value-type="float" office:value="2.736578528689E+017" calcext:value-type="float">
            <text:p>2.74E+17</text:p>
          </table:table-cell>
          <table:table-cell table:style-name="ce1" table:formula="of:=[.P34]/([.A34]*1000000000000)*1000000" office:value-type="float" office:value="0.00688323593699775" calcext:value-type="float">
            <text:p>6.88E-03</text:p>
          </table:table-cell>
          <table:table-cell office:value-type="float" office:value="-0.958555" calcext:value-type="float">
            <text:p>-0.958555</text:p>
          </table:table-cell>
          <table:table-cell office:value-type="float" office:value="0.0209506" calcext:value-type="float">
            <text:p>0.0209506</text:p>
          </table:table-cell>
          <table:table-cell table:style-name="ce2" table:formula="of:=1-13.8*13.8*1E+030/([.B34]*[.B34]+1/9.3/9.3*1E+030)" office:value-type="float" office:value="0.997457023917823" calcext:value-type="float">
            <text:p>0.9974570239</text:p>
          </table:table-cell>
          <table:table-cell table:style-name="ce2" table:formula="of:=13.8*13.8/9.3*1E+045/[.B34]/([.B34]*[.B34]+1/9.3/9.3*1E+030)" office:value-type="float" office:value="0.000000999197667962013" calcext:value-type="float">
            <text:p>9.99197667962013E-007</text:p>
          </table:table-cell>
          <table:table-cell table:formula="of:=[.B34]/[.P34]" office:value-type="float" office:value="912824340.860836" calcext:value-type="float">
            <text:p>912824340.860836</text:p>
          </table:table-cell>
          <table:table-cell table:formula="of:=[.H34]*SQRT(0.5)" office:value-type="float" office:value="645464281.454838" calcext:value-type="float">
            <text:p>645464281.454838</text:p>
          </table:table-cell>
          <table:table-cell table:formula="of:=-[.H34]*0.5" office:value-type="float" office:value="-456412170.430418" calcext:value-type="float">
            <text:p>-456412170.430418</text:p>
          </table:table-cell>
          <table:table-cell table:formula="of:=[.H34]*SQRT(3)/2" office:value-type="float" office:value="790529068.37827" calcext:value-type="float">
            <text:p>790529068.37827</text:p>
          </table:table-cell>
          <table:table-cell table:formula="of:=([.B34]/[.P34])*SQRT(SQRT(([.D34]*[.D34]+[.E34]*[.E34])/((1+[.D34])*(1+[.D34])+[.E34]*[.E34])))*COS((ATAN([.E34]/[.D34])-ATAN([.E34]/(1+[.D34])))/2)" office:value-type="float" office:value="4023864740.24936" calcext:value-type="float">
            <text:p>4023864740.24936</text:p>
          </table:table-cell>
          <table:table-cell table:style-name="ce2" table:formula="of:=([.B34]/[.P34])*SQRT(SQRT(([.D34]*[.D34]+[.E34]*[.E34])/((1+[.D34])*(1+[.D34])+[.E34]*[.E34])))*SIN((ATAN([.E34]/[.D34])-ATAN([.E34]/(1+[.D34])))/2)" office:value-type="float" office:value="-1005830416.50537" calcext:value-type="float">
            <text:p>-1005830416.50537</text:p>
          </table:table-cell>
          <table:table-cell table:formula="of:=([.B34]/[.P34])*SQRT(SQRT(([.F34]*[.F34]+[.G34]*[.G34])/((1+[.F34])*(1+[.F34])+[.G34]*[.G34])))*COS((ATAN([.G34]/[.F34])-ATAN([.G34]/(1+[.F34])))/2)" office:value-type="float" office:value="645053278.123646" calcext:value-type="float">
            <text:p>645053278.123646</text:p>
          </table:table-cell>
          <table:table-cell table:style-name="ce2" table:formula="of:=([.B34]/[.P34])*SQRT(SQRT(([.F34]*[.F34]+[.G34]*[.G34])/((1+[.F34])*(1+[.F34])+[.G34]*[.G34])))*SIN((ATAN([.G34]/[.F34])-ATAN([.G34]/(1+[.F34])))/2)" office:value-type="float" office:value="161.750400906319" calcext:value-type="float">
            <text:p>161.750400906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6297.6" calcext:value-type="float">
            <text:p>36297.6</text:p>
          </table:table-cell>
          <table:table-cell table:style-name="ce1" table:formula="of:=[.A35]*1000000000000*2*PI()" office:value-type="float" office:value="2.28064547005882E+017" calcext:value-type="float">
            <text:p>2.28E+17</text:p>
          </table:table-cell>
          <table:table-cell table:style-name="ce1" table:formula="of:=[.P35]/([.A35]*1000000000000)*1000000" office:value-type="float" office:value="0.00825929146830644" calcext:value-type="float">
            <text:p>8.26E-03</text:p>
          </table:table-cell>
          <table:table-cell office:value-type="float" office:value="-0.927471" calcext:value-type="float">
            <text:p>-0.927471</text:p>
          </table:table-cell>
          <table:table-cell office:value-type="float" office:value="0.0194526" calcext:value-type="float">
            <text:p>0.0194526</text:p>
          </table:table-cell>
          <table:table-cell table:style-name="ce2" table:formula="of:=1-13.8*13.8*1E+030/([.B35]*[.B35]+1/9.3/9.3*1E+030)" office:value-type="float" office:value="0.996338639273795" calcext:value-type="float">
            <text:p>0.9963386393</text:p>
          </table:table-cell>
          <table:table-cell table:style-name="ce2" table:formula="of:=13.8*13.8/9.3*1E+045/[.B35]/([.B35]*[.B35]+1/9.3/9.3*1E+030)" office:value-type="float" office:value="0.00000172624244719797" calcext:value-type="float">
            <text:p>1.72624244719797E-006</text:p>
          </table:table-cell>
          <table:table-cell table:formula="of:=[.B35]/[.P35]" office:value-type="float" office:value="760741442.687935" calcext:value-type="float">
            <text:p>760741442.687935</text:p>
          </table:table-cell>
          <table:table-cell table:formula="of:=[.H35]*SQRT(0.5)" office:value-type="float" office:value="537925432.854276" calcext:value-type="float">
            <text:p>537925432.854276</text:p>
          </table:table-cell>
          <table:table-cell table:formula="of:=-[.H35]*0.5" office:value-type="float" office:value="-380370721.343967" calcext:value-type="float">
            <text:p>-380370721.343967</text:p>
          </table:table-cell>
          <table:table-cell table:formula="of:=[.H35]*SQRT(3)/2" office:value-type="float" office:value="658821415.079375" calcext:value-type="float">
            <text:p>658821415.079375</text:p>
          </table:table-cell>
          <table:table-cell table:formula="of:=([.B35]/[.P35])*SQRT(SQRT(([.D35]*[.D35]+[.E35]*[.E35])/((1+[.D35])*(1+[.D35])+[.E35]*[.E35])))*COS((ATAN([.E35]/[.D35])-ATAN([.E35]/(1+[.D35])))/2)" office:value-type="float" office:value="2647125671.64674" calcext:value-type="float">
            <text:p>2647125671.64674</text:p>
          </table:table-cell>
          <table:table-cell table:style-name="ce2" table:formula="of:=([.B35]/[.P35])*SQRT(SQRT(([.D35]*[.D35]+[.E35]*[.E35])/((1+[.D35])*(1+[.D35])+[.E35]*[.E35])))*SIN((ATAN([.E35]/[.D35])-ATAN([.E35]/(1+[.D35])))/2)" office:value-type="float" office:value="-377099520.36527" calcext:value-type="float">
            <text:p>-377099520.36527</text:p>
          </table:table-cell>
          <table:table-cell table:formula="of:=([.B35]/[.P35])*SQRT(SQRT(([.F35]*[.F35]+[.G35]*[.G35])/((1+[.F35])*(1+[.F35])+[.G35]*[.G35])))*COS((ATAN([.G35]/[.F35])-ATAN([.G35]/(1+[.F35])))/2)" office:value-type="float" office:value="537431918.654056" calcext:value-type="float">
            <text:p>537431918.654056</text:p>
          </table:table-cell>
          <table:table-cell table:style-name="ce2" table:formula="of:=([.B35]/[.P35])*SQRT(SQRT(([.F35]*[.F35]+[.G35]*[.G35])/((1+[.F35])*(1+[.F35])+[.G35]*[.G35])))*SIN((ATAN([.G35]/[.F35])-ATAN([.G35]/(1+[.F35])))/2)" office:value-type="float" office:value="233.213703677289" calcext:value-type="float">
            <text:p>233.21370367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9041.6" calcext:value-type="float">
            <text:p>29041.6</text:p>
          </table:table-cell>
          <table:table-cell table:style-name="ce1" table:formula="of:=[.A36]*1000000000000*2*PI()" office:value-type="float" office:value="1.82473754416987E+017" calcext:value-type="float">
            <text:p>1.82E+17</text:p>
          </table:table-cell>
          <table:table-cell table:style-name="ce1" table:formula="of:=[.P36]/([.A36]*1000000000000)*1000000" office:value-type="float" office:value="0.0103228629965291" calcext:value-type="float">
            <text:p>1.03E-02</text:p>
          </table:table-cell>
          <table:table-cell office:value-type="float" office:value="-0.863358" calcext:value-type="float">
            <text:p>-0.863358</text:p>
          </table:table-cell>
          <table:table-cell office:value-type="float" office:value="0.0330724" calcext:value-type="float">
            <text:p>0.0330724</text:p>
          </table:table-cell>
          <table:table-cell table:style-name="ce2" table:formula="of:=1-13.8*13.8*1E+030/([.B36]*[.B36]+1/9.3/9.3*1E+030)" office:value-type="float" office:value="0.994280511298585" calcext:value-type="float">
            <text:p>0.9942805113</text:p>
          </table:table-cell>
          <table:table-cell table:style-name="ce2" table:formula="of:=13.8*13.8/9.3*1E+045/[.B36]/([.B36]*[.B36]+1/9.3/9.3*1E+030)" office:value-type="float" office:value="0.00000337034105021473" calcext:value-type="float">
            <text:p>3.37034105021473E-006</text:p>
          </table:table-cell>
          <table:table-cell table:formula="of:=[.B36]/[.P36]" office:value-type="float" office:value="608666927.895121" calcext:value-type="float">
            <text:p>608666927.895121</text:p>
          </table:table-cell>
          <table:table-cell table:formula="of:=[.H36]*SQRT(0.5)" office:value-type="float" office:value="430392512.198623" calcext:value-type="float">
            <text:p>430392512.198623</text:p>
          </table:table-cell>
          <table:table-cell table:formula="of:=-[.H36]*0.5" office:value-type="float" office:value="-304333463.94756" calcext:value-type="float">
            <text:p>-304333463.94756</text:p>
          </table:table-cell>
          <table:table-cell table:formula="of:=[.H36]*SQRT(3)/2" office:value-type="float" office:value="527121022.000606" calcext:value-type="float">
            <text:p>527121022.000606</text:p>
          </table:table-cell>
          <table:table-cell table:formula="of:=([.B36]/[.P36])*SQRT(SQRT(([.D36]*[.D36]+[.E36]*[.E36])/((1+[.D36])*(1+[.D36])+[.E36]*[.E36])))*COS((ATAN([.E36]/[.D36])-ATAN([.E36]/(1+[.D36])))/2)" office:value-type="float" office:value="1494582537.92622" calcext:value-type="float">
            <text:p>1494582537.92622</text:p>
          </table:table-cell>
          <table:table-cell table:style-name="ce2" table:formula="of:=([.B36]/[.P36])*SQRT(SQRT(([.D36]*[.D36]+[.E36]*[.E36])/((1+[.D36])*(1+[.D36])+[.E36]*[.E36])))*SIN((ATAN([.E36]/[.D36])-ATAN([.E36]/(1+[.D36])))/2)" office:value-type="float" office:value="-207387398.097962" calcext:value-type="float">
            <text:p>-207387398.097962</text:p>
          </table:table-cell>
          <table:table-cell table:formula="of:=([.B36]/[.P36])*SQRT(SQRT(([.F36]*[.F36]+[.G36]*[.G36])/((1+[.F36])*(1+[.F36])+[.G36]*[.G36])))*COS((ATAN([.G36]/[.F36])-ATAN([.G36]/(1+[.F36])))/2)" office:value-type="float" office:value="429774897.830676" calcext:value-type="float">
            <text:p>429774897.830676</text:p>
          </table:table-cell>
          <table:table-cell table:style-name="ce2" table:formula="of:=([.B36]/[.P36])*SQRT(SQRT(([.F36]*[.F36]+[.G36]*[.G36])/((1+[.F36])*(1+[.F36])+[.G36]*[.G36])))*SIN((ATAN([.G36]/[.F36])-ATAN([.G36]/(1+[.F36])))/2)" office:value-type="float" office:value="365.249582291177" calcext:value-type="float">
            <text:p>365.249582291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6619.3" calcext:value-type="float">
            <text:p>26619.3</text:p>
          </table:table-cell>
          <table:table-cell table:style-name="ce1" table:formula="of:=[.A37]*1000000000000*2*PI()" office:value-type="float" office:value="1.67253994647406E+017" calcext:value-type="float">
            <text:p>1.67E+17</text:p>
          </table:table-cell>
          <table:table-cell table:style-name="ce1" table:formula="of:=[.P37]/([.A37]*1000000000000)*1000000" office:value-type="float" office:value="0.011262221696288" calcext:value-type="float">
            <text:p>1.13E-02</text:p>
          </table:table-cell>
          <table:table-cell office:value-type="float" office:value="-0.830722" calcext:value-type="float">
            <text:p>-0.830722</text:p>
          </table:table-cell>
          <table:table-cell office:value-type="float" office:value="0.0515626" calcext:value-type="float">
            <text:p>0.0515626</text:p>
          </table:table-cell>
          <table:table-cell table:style-name="ce2" table:formula="of:=1-13.8*13.8*1E+030/([.B37]*[.B37]+1/9.3/9.3*1E+030)" office:value-type="float" office:value="0.993192228113894" calcext:value-type="float">
            <text:p>0.9931922281</text:p>
          </table:table-cell>
          <table:table-cell table:style-name="ce2" table:formula="of:=13.8*13.8/9.3*1E+045/[.B37]/([.B37]*[.B37]+1/9.3/9.3*1E+030)" office:value-type="float" office:value="0.00000437668758776248" calcext:value-type="float">
            <text:p>4.37668758776248E-006</text:p>
          </table:table-cell>
          <table:table-cell table:formula="of:=[.B37]/[.P37]" office:value-type="float" office:value="557899273.928386" calcext:value-type="float">
            <text:p>557899273.928386</text:p>
          </table:table-cell>
          <table:table-cell table:formula="of:=[.H37]*SQRT(0.5)" office:value-type="float" office:value="394494359.813813" calcext:value-type="float">
            <text:p>394494359.813813</text:p>
          </table:table-cell>
          <table:table-cell table:formula="of:=-[.H37]*0.5" office:value-type="float" office:value="-278949636.964193" calcext:value-type="float">
            <text:p>-278949636.964193</text:p>
          </table:table-cell>
          <table:table-cell table:formula="of:=[.H37]*SQRT(3)/2" office:value-type="float" office:value="483154943.974875" calcext:value-type="float">
            <text:p>483154943.974875</text:p>
          </table:table-cell>
          <table:table-cell table:formula="of:=([.B37]/[.P37])*SQRT(SQRT(([.D37]*[.D37]+[.E37]*[.E37])/((1+[.D37])*(1+[.D37])+[.E37]*[.E37])))*COS((ATAN([.E37]/[.D37])-ATAN([.E37]/(1+[.D37])))/2)" office:value-type="float" office:value="1190653743.58557" calcext:value-type="float">
            <text:p>1190653743.58557</text:p>
          </table:table-cell>
          <table:table-cell table:style-name="ce2" table:formula="of:=([.B37]/[.P37])*SQRT(SQRT(([.D37]*[.D37]+[.E37]*[.E37])/((1+[.D37])*(1+[.D37])+[.E37]*[.E37])))*SIN((ATAN([.E37]/[.D37])-ATAN([.E37]/(1+[.D37])))/2)" office:value-type="float" office:value="-215226597.586801" calcext:value-type="float">
            <text:p>-215226597.586801</text:p>
          </table:table-cell>
          <table:table-cell table:formula="of:=([.B37]/[.P37])*SQRT(SQRT(([.F37]*[.F37]+[.G37]*[.G37])/((1+[.F37])*(1+[.F37])+[.G37]*[.G37])))*COS((ATAN([.G37]/[.F37])-ATAN([.G37]/(1+[.F37])))/2)" office:value-type="float" office:value="393820083.471523" calcext:value-type="float">
            <text:p>393820083.471523</text:p>
          </table:table-cell>
          <table:table-cell table:style-name="ce2" table:formula="of:=([.B37]/[.P37])*SQRT(SQRT(([.F37]*[.F37]+[.G37]*[.G37])/((1+[.F37])*(1+[.F37])+[.G37]*[.G37])))*SIN((ATAN([.G37]/[.F37])-ATAN([.G37]/(1+[.F37])))/2)" office:value-type="float" office:value="435.342346728451" calcext:value-type="float">
            <text:p>435.342346728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5402.2" calcext:value-type="float">
            <text:p>25402.2</text:p>
          </table:table-cell>
          <table:table-cell table:style-name="ce1" table:formula="of:=[.A38]*1000000000000*2*PI()" office:value-type="float" office:value="1.59606729810037E+017" calcext:value-type="float">
            <text:p>1.60E+17</text:p>
          </table:table-cell>
          <table:table-cell table:style-name="ce1" table:formula="of:=[.P38]/([.A38]*1000000000000)*1000000" office:value-type="float" office:value="0.0118018304713765" calcext:value-type="float">
            <text:p>1.18E-02</text:p>
          </table:table-cell>
          <table:table-cell office:value-type="float" office:value="-0.811246" calcext:value-type="float">
            <text:p>-0.811246</text:p>
          </table:table-cell>
          <table:table-cell office:value-type="float" office:value="0.06354" calcext:value-type="float">
            <text:p>0.06354</text:p>
          </table:table-cell>
          <table:table-cell table:style-name="ce2" table:formula="of:=1-13.8*13.8*1E+030/([.B38]*[.B38]+1/9.3/9.3*1E+030)" office:value-type="float" office:value="0.992524236102313" calcext:value-type="float">
            <text:p>0.9925242361</text:p>
          </table:table-cell>
          <table:table-cell table:style-name="ce2" table:formula="of:=13.8*13.8/9.3*1E+045/[.B38]/([.B38]*[.B38]+1/9.3/9.3*1E+030)" office:value-type="float" office:value="0.0000050364140744763" calcext:value-type="float">
            <text:p>5.0364140744763E-006</text:p>
          </table:table-cell>
          <table:table-cell table:formula="of:=[.B38]/[.P38]" office:value-type="float" office:value="532390744.166209" calcext:value-type="float">
            <text:p>532390744.166209</text:p>
          </table:table-cell>
          <table:table-cell table:formula="of:=[.H38]*SQRT(0.5)" office:value-type="float" office:value="376457105.440879" calcext:value-type="float">
            <text:p>376457105.440879</text:p>
          </table:table-cell>
          <table:table-cell table:formula="of:=-[.H38]*0.5" office:value-type="float" office:value="-266195372.083105" calcext:value-type="float">
            <text:p>-266195372.083105</text:p>
          </table:table-cell>
          <table:table-cell table:formula="of:=[.H38]*SQRT(3)/2" office:value-type="float" office:value="461063909.187639" calcext:value-type="float">
            <text:p>461063909.187639</text:p>
          </table:table-cell>
          <table:table-cell table:formula="of:=([.B38]/[.P38])*SQRT(SQRT(([.D38]*[.D38]+[.E38]*[.E38])/((1+[.D38])*(1+[.D38])+[.E38]*[.E38])))*COS((ATAN([.E38]/[.D38])-ATAN([.E38]/(1+[.D38])))/2)" office:value-type="float" office:value="1054377848.64297" calcext:value-type="float">
            <text:p>1054377848.64297</text:p>
          </table:table-cell>
          <table:table-cell table:style-name="ce2" table:formula="of:=([.B38]/[.P38])*SQRT(SQRT(([.D38]*[.D38]+[.E38]*[.E38])/((1+[.D38])*(1+[.D38])+[.E38]*[.E38])))*SIN((ATAN([.E38]/[.D38])-ATAN([.E38]/(1+[.D38])))/2)" office:value-type="float" office:value="-215312900.401395" calcext:value-type="float">
            <text:p>-215312900.401395</text:p>
          </table:table-cell>
          <table:table-cell table:formula="of:=([.B38]/[.P38])*SQRT(SQRT(([.F38]*[.F38]+[.G38]*[.G38])/((1+[.F38])*(1+[.F38])+[.G38]*[.G38])))*COS((ATAN([.G38]/[.F38])-ATAN([.G38]/(1+[.F38])))/2)" office:value-type="float" office:value="375750225.92192" calcext:value-type="float">
            <text:p>375750225.92192</text:p>
          </table:table-cell>
          <table:table-cell table:style-name="ce2" table:formula="of:=([.B38]/[.P38])*SQRT(SQRT(([.F38]*[.F38]+[.G38]*[.G38])/((1+[.F38])*(1+[.F38])+[.G38]*[.G38])))*SIN((ATAN([.G38]/[.F38])-ATAN([.G38]/(1+[.F38])))/2)" office:value-type="float" office:value="478.460346583902" calcext:value-type="float">
            <text:p>478.46034658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4193.5" calcext:value-type="float">
            <text:p>24193.5</text:p>
          </table:table-cell>
          <table:table-cell table:style-name="ce1" table:formula="of:=[.A39]*1000000000000*2*PI()" office:value-type="float" office:value="1.52012243729249E+017" calcext:value-type="float">
            <text:p>1.52E+17</text:p>
          </table:table-cell>
          <table:table-cell table:style-name="ce1" table:formula="of:=[.P39]/([.A39]*1000000000000)*1000000" office:value-type="float" office:value="0.0123914463802261" calcext:value-type="float">
            <text:p>1.24E-02</text:p>
          </table:table-cell>
          <table:table-cell office:value-type="float" office:value="-0.792382" calcext:value-type="float">
            <text:p>-0.792382</text:p>
          </table:table-cell>
          <table:table-cell office:value-type="float" office:value="0.0807212" calcext:value-type="float">
            <text:p>0.0807212</text:p>
          </table:table-cell>
          <table:table-cell table:style-name="ce2" table:formula="of:=1-13.8*13.8*1E+030/([.B39]*[.B39]+1/9.3/9.3*1E+030)" office:value-type="float" office:value="0.99175860334891" calcext:value-type="float">
            <text:p>0.9917586033</text:p>
          </table:table-cell>
          <table:table-cell table:style-name="ce2" table:formula="of:=13.8*13.8/9.3*1E+045/[.B39]/([.B39]*[.B39]+1/9.3/9.3*1E+030)" office:value-type="float" office:value="0.00000582960728144536" calcext:value-type="float">
            <text:p>5.82960728144536E-006</text:p>
          </table:table-cell>
          <table:table-cell table:formula="of:=[.B39]/[.P39]" office:value-type="float" office:value="507058265.385879" calcext:value-type="float">
            <text:p>507058265.385879</text:p>
          </table:table-cell>
          <table:table-cell table:formula="of:=[.H39]*SQRT(0.5)" office:value-type="float" office:value="358544337.911043" calcext:value-type="float">
            <text:p>358544337.911043</text:p>
          </table:table-cell>
          <table:table-cell table:formula="of:=-[.H39]*0.5" office:value-type="float" office:value="-253529132.692939" calcext:value-type="float">
            <text:p>-253529132.692939</text:p>
          </table:table-cell>
          <table:table-cell table:formula="of:=[.H39]*SQRT(3)/2" office:value-type="float" office:value="439125339.023043" calcext:value-type="float">
            <text:p>439125339.023043</text:p>
          </table:table-cell>
          <table:table-cell table:formula="of:=([.B39]/[.P39])*SQRT(SQRT(([.D39]*[.D39]+[.E39]*[.E39])/((1+[.D39])*(1+[.D39])+[.E39]*[.E39])))*COS((ATAN([.E39]/[.D39])-ATAN([.E39]/(1+[.D39])))/2)" office:value-type="float" office:value="932188735.557488" calcext:value-type="float">
            <text:p>932188735.557488</text:p>
          </table:table-cell>
          <table:table-cell table:style-name="ce2" table:formula="of:=([.B39]/[.P39])*SQRT(SQRT(([.D39]*[.D39]+[.E39]*[.E39])/((1+[.D39])*(1+[.D39])+[.E39]*[.E39])))*SIN((ATAN([.E39]/[.D39])-ATAN([.E39]/(1+[.D39])))/2)" office:value-type="float" office:value="-224337928.526398" calcext:value-type="float">
            <text:p>-224337928.526398</text:p>
          </table:table-cell>
          <table:table-cell table:formula="of:=([.B39]/[.P39])*SQRT(SQRT(([.F39]*[.F39]+[.G39]*[.G39])/((1+[.F39])*(1+[.F39])+[.G39]*[.G39])))*COS((ATAN([.G39]/[.F39])-ATAN([.G39]/(1+[.F39])))/2)" office:value-type="float" office:value="357801785.802053" calcext:value-type="float">
            <text:p>357801785.802053</text:p>
          </table:table-cell>
          <table:table-cell table:style-name="ce2" table:formula="of:=([.B39]/[.P39])*SQRT(SQRT(([.F39]*[.F39]+[.G39]*[.G39])/((1+[.F39])*(1+[.F39])+[.G39]*[.G39])))*SIN((ATAN([.G39]/[.F39])-ATAN([.G39]/(1+[.F39])))/2)" office:value-type="float" office:value="527.96985744923" calcext:value-type="float">
            <text:p>527.96985744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291.7" calcext:value-type="float">
            <text:p>21291.7</text:p>
          </table:table-cell>
          <table:table-cell table:style-name="ce1" table:formula="of:=[.A40]*1000000000000*2*PI()" office:value-type="float" office:value="1.33779696604876E+017" calcext:value-type="float">
            <text:p>1.34E+17</text:p>
          </table:table-cell>
          <table:table-cell table:style-name="ce1" table:formula="of:=[.P40]/([.A40]*1000000000000)*1000000" office:value-type="float" office:value="0.0140802499565558" calcext:value-type="float">
            <text:p>1.41E-02</text:p>
          </table:table-cell>
          <table:table-cell office:value-type="float" office:value="-0.79339" calcext:value-type="float">
            <text:p>-0.79339</text:p>
          </table:table-cell>
          <table:table-cell office:value-type="float" office:value="0.0985012" calcext:value-type="float">
            <text:p>0.0985012</text:p>
          </table:table-cell>
          <table:table-cell table:style-name="ce2" table:formula="of:=1-13.8*13.8*1E+030/([.B40]*[.B40]+1/9.3/9.3*1E+030)" office:value-type="float" office:value="0.98935912163472" calcext:value-type="float">
            <text:p>0.9893591216</text:p>
          </table:table-cell>
          <table:table-cell table:style-name="ce2" table:formula="of:=13.8*13.8/9.3*1E+045/[.B40]/([.B40]*[.B40]+1/9.3/9.3*1E+030)" office:value-type="float" office:value="0.00000855272136521789" calcext:value-type="float">
            <text:p>8.55272136521789E-006</text:p>
          </table:table-cell>
          <table:table-cell table:formula="of:=[.B40]/[.P40]" office:value-type="float" office:value="446241034.538888" calcext:value-type="float">
            <text:p>446241034.538888</text:p>
          </table:table-cell>
          <table:table-cell table:formula="of:=[.H40]*SQRT(0.5)" office:value-type="float" office:value="315540061.566148" calcext:value-type="float">
            <text:p>315540061.566148</text:p>
          </table:table-cell>
          <table:table-cell table:formula="of:=-[.H40]*0.5" office:value-type="float" office:value="-223120517.269444" calcext:value-type="float">
            <text:p>-223120517.269444</text:p>
          </table:table-cell>
          <table:table-cell table:formula="of:=[.H40]*SQRT(3)/2" office:value-type="float" office:value="386456072.121726" calcext:value-type="float">
            <text:p>386456072.121726</text:p>
          </table:table-cell>
          <table:table-cell table:formula="of:=([.B40]/[.P40])*SQRT(SQRT(([.D40]*[.D40]+[.E40]*[.E40])/((1+[.D40])*(1+[.D40])+[.E40]*[.E40])))*COS((ATAN([.E40]/[.D40])-ATAN([.E40]/(1+[.D40])))/2)" office:value-type="float" office:value="800536719.956713" calcext:value-type="float">
            <text:p>800536719.956713</text:p>
          </table:table-cell>
          <table:table-cell table:style-name="ce2" table:formula="of:=([.B40]/[.P40])*SQRT(SQRT(([.D40]*[.D40]+[.E40]*[.E40])/((1+[.D40])*(1+[.D40])+[.E40]*[.E40])))*SIN((ATAN([.E40]/[.D40])-ATAN([.E40]/(1+[.D40])))/2)" office:value-type="float" office:value="-233840320.521462" calcext:value-type="float">
            <text:p>-233840320.521462</text:p>
          </table:table-cell>
          <table:table-cell table:formula="of:=([.B40]/[.P40])*SQRT(SQRT(([.F40]*[.F40]+[.G40]*[.G40])/((1+[.F40])*(1+[.F40])+[.G40]*[.G40])))*COS((ATAN([.G40]/[.F40])-ATAN([.G40]/(1+[.F40])))/2)" office:value-type="float" office:value="314695034.314007" calcext:value-type="float">
            <text:p>314695034.314007</text:p>
          </table:table-cell>
          <table:table-cell table:style-name="ce2" table:formula="of:=([.B40]/[.P40])*SQRT(SQRT(([.F40]*[.F40]+[.G40]*[.G40])/((1+[.F40])*(1+[.F40])+[.G40]*[.G40])))*SIN((ATAN([.G40]/[.F40])-ATAN([.G40]/(1+[.F40])))/2)" office:value-type="float" office:value="683.749569959426" calcext:value-type="float">
            <text:p>683.749569959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171.5" calcext:value-type="float">
            <text:p>21171.5</text:p>
          </table:table-cell>
          <table:table-cell table:style-name="ce1" table:formula="of:=[.A41]*1000000000000*2*PI()" office:value-type="float" office:value="1.33024457730953E+017" calcext:value-type="float">
            <text:p>1.33E+17</text:p>
          </table:table-cell>
          <table:table-cell table:style-name="ce1" table:formula="of:=[.P41]/([.A41]*1000000000000)*1000000" office:value-type="float" office:value="0.0141601897834353" calcext:value-type="float">
            <text:p>1.42E-02</text:p>
          </table:table-cell>
          <table:table-cell office:value-type="float" office:value="-0.791658" calcext:value-type="float">
            <text:p>-0.791658</text:p>
          </table:table-cell>
          <table:table-cell office:value-type="float" office:value="0.0991008" calcext:value-type="float">
            <text:p>0.0991008</text:p>
          </table:table-cell>
          <table:table-cell table:style-name="ce2" table:formula="of:=1-13.8*13.8*1E+030/([.B41]*[.B41]+1/9.3/9.3*1E+030)" office:value-type="float" office:value="0.989237952746166" calcext:value-type="float">
            <text:p>0.9892379527</text:p>
          </table:table-cell>
          <table:table-cell table:style-name="ce2" table:formula="of:=13.8*13.8/9.3*1E+045/[.B41]/([.B41]*[.B41]+1/9.3/9.3*1E+030)" office:value-type="float" office:value="0.0000086992226983795" calcext:value-type="float">
            <text:p>8.6992226983795E-006</text:p>
          </table:table-cell>
          <table:table-cell table:formula="of:=[.B41]/[.P41]" office:value-type="float" office:value="443721828.822502" calcext:value-type="float">
            <text:p>443721828.822502</text:p>
          </table:table-cell>
          <table:table-cell table:formula="of:=[.H41]*SQRT(0.5)" office:value-type="float" office:value="313758714.120887" calcext:value-type="float">
            <text:p>313758714.120887</text:p>
          </table:table-cell>
          <table:table-cell table:formula="of:=-[.H41]*0.5" office:value-type="float" office:value="-221860914.411251" calcext:value-type="float">
            <text:p>-221860914.411251</text:p>
          </table:table-cell>
          <table:table-cell table:formula="of:=[.H41]*SQRT(3)/2" office:value-type="float" office:value="384274375.973976" calcext:value-type="float">
            <text:p>384274375.973976</text:p>
          </table:table-cell>
          <table:table-cell table:formula="of:=([.B41]/[.P41])*SQRT(SQRT(([.D41]*[.D41]+[.E41]*[.E41])/((1+[.D41])*(1+[.D41])+[.E41]*[.E41])))*COS((ATAN([.E41]/[.D41])-ATAN([.E41]/(1+[.D41])))/2)" office:value-type="float" office:value="792037982.924669" calcext:value-type="float">
            <text:p>792037982.924669</text:p>
          </table:table-cell>
          <table:table-cell table:style-name="ce2" table:formula="of:=([.B41]/[.P41])*SQRT(SQRT(([.D41]*[.D41]+[.E41]*[.E41])/((1+[.D41])*(1+[.D41])+[.E41]*[.E41])))*SIN((ATAN([.E41]/[.D41])-ATAN([.E41]/(1+[.D41])))/2)" office:value-type="float" office:value="-231413045.598173" calcext:value-type="float">
            <text:p>-231413045.598173</text:p>
          </table:table-cell>
          <table:table-cell table:formula="of:=([.B41]/[.P41])*SQRT(SQRT(([.F41]*[.F41]+[.G41]*[.G41])/((1+[.F41])*(1+[.F41])+[.G41]*[.G41])))*COS((ATAN([.G41]/[.F41])-ATAN([.G41]/(1+[.F41])))/2)" office:value-type="float" office:value="312908824.45167" calcext:value-type="float">
            <text:p>312908824.45167</text:p>
          </table:table-cell>
          <table:table-cell table:style-name="ce2" table:formula="of:=([.B41]/[.P41])*SQRT(SQRT(([.F41]*[.F41]+[.G41]*[.G41])/((1+[.F41])*(1+[.F41])+[.G41]*[.G41])))*SIN((ATAN([.G41]/[.F41])-ATAN([.G41]/(1+[.F41])))/2)" office:value-type="float" office:value="691.641043907348" calcext:value-type="float">
            <text:p>691.64104390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052.6" calcext:value-type="float">
            <text:p>21052.6</text:p>
          </table:table-cell>
          <table:table-cell table:style-name="ce1" table:formula="of:=[.A42]*1000000000000*2*PI()" office:value-type="float" office:value="1.32277386997929E+017" calcext:value-type="float">
            <text:p>1.32E+17</text:p>
          </table:table-cell>
          <table:table-cell table:style-name="ce1" table:formula="of:=[.P42]/([.A42]*1000000000000)*1000000" office:value-type="float" office:value="0.0142401631152447" calcext:value-type="float">
            <text:p>1.42E-02</text:p>
          </table:table-cell>
          <table:table-cell office:value-type="float" office:value="-0.790087" calcext:value-type="float">
            <text:p>-0.790087</text:p>
          </table:table-cell>
          <table:table-cell office:value-type="float" office:value="0.102182" calcext:value-type="float">
            <text:p>0.102182</text:p>
          </table:table-cell>
          <table:table-cell table:style-name="ce2" table:formula="of:=1-13.8*13.8*1E+030/([.B42]*[.B42]+1/9.3/9.3*1E+030)" office:value-type="float" office:value="0.989116046660707" calcext:value-type="float">
            <text:p>0.9891160467</text:p>
          </table:table-cell>
          <table:table-cell table:style-name="ce2" table:formula="of:=13.8*13.8/9.3*1E+045/[.B42]/([.B42]*[.B42]+1/9.3/9.3*1E+030)" office:value-type="float" office:value="0.00000884744996802182" calcext:value-type="float">
            <text:p>8.84744996802182E-006</text:p>
          </table:table-cell>
          <table:table-cell table:formula="of:=[.B42]/[.P42]" office:value-type="float" office:value="441229869.0914" calcext:value-type="float">
            <text:p>441229869.0914</text:p>
          </table:table-cell>
          <table:table-cell table:formula="of:=[.H42]*SQRT(0.5)" office:value-type="float" office:value="311996632.496581" calcext:value-type="float">
            <text:p>311996632.496581</text:p>
          </table:table-cell>
          <table:table-cell table:formula="of:=-[.H42]*0.5" office:value-type="float" office:value="-220614934.5457" calcext:value-type="float">
            <text:p>-220614934.5457</text:p>
          </table:table-cell>
          <table:table-cell table:formula="of:=[.H42]*SQRT(3)/2" office:value-type="float" office:value="382116275.541635" calcext:value-type="float">
            <text:p>382116275.541635</text:p>
          </table:table-cell>
          <table:table-cell table:formula="of:=([.B42]/[.P42])*SQRT(SQRT(([.D42]*[.D42]+[.E42]*[.E42])/((1+[.D42])*(1+[.D42])+[.E42]*[.E42])))*COS((ATAN([.E42]/[.D42])-ATAN([.E42]/(1+[.D42])))/2)" office:value-type="float" office:value="780845362.931205" calcext:value-type="float">
            <text:p>780845362.931205</text:p>
          </table:table-cell>
          <table:table-cell table:style-name="ce2" table:formula="of:=([.B42]/[.P42])*SQRT(SQRT(([.D42]*[.D42]+[.E42]*[.E42])/((1+[.D42])*(1+[.D42])+[.E42]*[.E42])))*SIN((ATAN([.E42]/[.D42])-ATAN([.E42]/(1+[.D42])))/2)" office:value-type="float" office:value="-233709190.380179" calcext:value-type="float">
            <text:p>-233709190.380179</text:p>
          </table:table-cell>
          <table:table-cell table:formula="of:=([.B42]/[.P42])*SQRT(SQRT(([.F42]*[.F42]+[.G42]*[.G42])/((1+[.F42])*(1+[.F42])+[.G42]*[.G42])))*COS((ATAN([.G42]/[.F42])-ATAN([.G42]/(1+[.F42])))/2)" office:value-type="float" office:value="311141877.260229" calcext:value-type="float">
            <text:p>311141877.260229</text:p>
          </table:table-cell>
          <table:table-cell table:style-name="ce2" table:formula="of:=([.B42]/[.P42])*SQRT(SQRT(([.F42]*[.F42]+[.G42]*[.G42])/((1+[.F42])*(1+[.F42])+[.G42]*[.G42])))*SIN((ATAN([.G42]/[.F42])-ATAN([.G42]/(1+[.F42])))/2)" office:value-type="float" office:value="699.582953861021" calcext:value-type="float">
            <text:p>699.5829538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804.4" calcext:value-type="float">
            <text:p>20804.4</text:p>
          </table:table-cell>
          <table:table-cell table:style-name="ce1" table:formula="of:=[.A43]*1000000000000*2*PI()" office:value-type="float" office:value="1.30717900404687E+017" calcext:value-type="float">
            <text:p>1.31E+17</text:p>
          </table:table-cell>
          <table:table-cell table:style-name="ce1" table:formula="of:=[.P43]/([.A43]*1000000000000)*1000000" office:value-type="float" office:value="0.0144100506623599" calcext:value-type="float">
            <text:p>1.44E-02</text:p>
          </table:table-cell>
          <table:table-cell office:value-type="float" office:value="-0.788754" calcext:value-type="float">
            <text:p>-0.788754</text:p>
          </table:table-cell>
          <table:table-cell office:value-type="float" office:value="0.108624" calcext:value-type="float">
            <text:p>0.108624</text:p>
          </table:table-cell>
          <table:table-cell table:style-name="ce2" table:formula="of:=1-13.8*13.8*1E+030/([.B43]*[.B43]+1/9.3/9.3*1E+030)" office:value-type="float" office:value="0.988854802938978" calcext:value-type="float">
            <text:p>0.9888548029</text:p>
          </table:table-cell>
          <table:table-cell table:style-name="ce2" table:formula="of:=13.8*13.8/9.3*1E+045/[.B43]/([.B43]*[.B43]+1/9.3/9.3*1E+030)" office:value-type="float" office:value="0.00000916789729961468" calcext:value-type="float">
            <text:p>9.16789729961468E-006</text:p>
          </table:table-cell>
          <table:table-cell table:formula="of:=[.B43]/[.P43]" office:value-type="float" office:value="436027981.746916" calcext:value-type="float">
            <text:p>436027981.746916</text:p>
          </table:table-cell>
          <table:table-cell table:formula="of:=[.H43]*SQRT(0.5)" office:value-type="float" office:value="308318342.680328" calcext:value-type="float">
            <text:p>308318342.680328</text:p>
          </table:table-cell>
          <table:table-cell table:formula="of:=-[.H43]*0.5" office:value-type="float" office:value="-218013990.873458" calcext:value-type="float">
            <text:p>-218013990.873458</text:p>
          </table:table-cell>
          <table:table-cell table:formula="of:=[.H43]*SQRT(3)/2" office:value-type="float" office:value="377611308.953687" calcext:value-type="float">
            <text:p>377611308.953687</text:p>
          </table:table-cell>
          <table:table-cell table:formula="of:=([.B43]/[.P43])*SQRT(SQRT(([.D43]*[.D43]+[.E43]*[.E43])/((1+[.D43])*(1+[.D43])+[.E43]*[.E43])))*COS((ATAN([.E43]/[.D43])-ATAN([.E43]/(1+[.D43])))/2)" office:value-type="float" office:value="761227078.272725" calcext:value-type="float">
            <text:p>761227078.272725</text:p>
          </table:table-cell>
          <table:table-cell table:style-name="ce2" table:formula="of:=([.B43]/[.P43])*SQRT(SQRT(([.D43]*[.D43]+[.E43]*[.E43])/((1+[.D43])*(1+[.D43])+[.E43]*[.E43])))*SIN((ATAN([.E43]/[.D43])-ATAN([.E43]/(1+[.D43])))/2)" office:value-type="float" office:value="-240406421.741953" calcext:value-type="float">
            <text:p>-240406421.741953</text:p>
          </table:table-cell>
          <table:table-cell table:formula="of:=([.B43]/[.P43])*SQRT(SQRT(([.F43]*[.F43]+[.G43]*[.G43])/((1+[.F43])*(1+[.F43])+[.G43]*[.G43])))*COS((ATAN([.G43]/[.F43])-ATAN([.G43]/(1+[.F43])))/2)" office:value-type="float" office:value="307453247.786405" calcext:value-type="float">
            <text:p>307453247.786405</text:p>
          </table:table-cell>
          <table:table-cell table:style-name="ce2" table:formula="of:=([.B43]/[.P43])*SQRT(SQRT(([.F43]*[.F43]+[.G43]*[.G43])/((1+[.F43])*(1+[.F43])+[.G43]*[.G43])))*SIN((ATAN([.G43]/[.F43])-ATAN([.G43]/(1+[.F43])))/2)" office:value-type="float" office:value="716.610592360586" calcext:value-type="float">
            <text:p>716.610592360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562" calcext:value-type="float">
            <text:p>20562</text:p>
          </table:table-cell>
          <table:table-cell table:style-name="ce1" table:formula="of:=[.A44]*1000000000000*2*PI()" office:value-type="float" office:value="1.29194856286227E+017" calcext:value-type="float">
            <text:p>1.29E+17</text:p>
          </table:table-cell>
          <table:table-cell table:style-name="ce1" table:formula="of:=[.P44]/([.A44]*1000000000000)*1000000" office:value-type="float" office:value="0.0145799269526311" calcext:value-type="float">
            <text:p>1.46E-02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0.114955" calcext:value-type="float">
            <text:p>0.114955</text:p>
          </table:table-cell>
          <table:table-cell table:style-name="ce2" table:formula="of:=1-13.8*13.8*1E+030/([.B44]*[.B44]+1/9.3/9.3*1E+030)" office:value-type="float" office:value="0.988590478643141" calcext:value-type="float">
            <text:p>0.9885904786</text:p>
          </table:table-cell>
          <table:table-cell table:style-name="ce2" table:formula="of:=13.8*13.8/9.3*1E+045/[.B44]/([.B44]*[.B44]+1/9.3/9.3*1E+030)" office:value-type="float" office:value="0.00000949596825052911" calcext:value-type="float">
            <text:p>0.000009496</text:p>
          </table:table-cell>
          <table:table-cell table:formula="of:=[.B44]/[.P44]" office:value-type="float" office:value="430947653.413706" calcext:value-type="float">
            <text:p>430947653.413706</text:p>
          </table:table-cell>
          <table:table-cell table:formula="of:=[.H44]*SQRT(0.5)" office:value-type="float" office:value="304726008.065262" calcext:value-type="float">
            <text:p>304726008.065262</text:p>
          </table:table-cell>
          <table:table-cell table:formula="of:=-[.H44]*0.5" office:value-type="float" office:value="-215473826.706853" calcext:value-type="float">
            <text:p>-215473826.706853</text:p>
          </table:table-cell>
          <table:table-cell table:formula="of:=[.H44]*SQRT(3)/2" office:value-type="float" office:value="373211615.557561" calcext:value-type="float">
            <text:p>373211615.557561</text:p>
          </table:table-cell>
          <table:table-cell table:formula="of:=([.B44]/[.P44])*SQRT(SQRT(([.D44]*[.D44]+[.E44]*[.E44])/((1+[.D44])*(1+[.D44])+[.E44]*[.E44])))*COS((ATAN([.E44]/[.D44])-ATAN([.E44]/(1+[.D44])))/2)" office:value-type="float" office:value="747887977.587939" calcext:value-type="float">
            <text:p>747887977.587939</text:p>
          </table:table-cell>
          <table:table-cell table:style-name="ce2" table:formula="of:=([.B44]/[.P44])*SQRT(SQRT(([.D44]*[.D44]+[.E44]*[.E44])/((1+[.D44])*(1+[.D44])+[.E44]*[.E44])))*SIN((ATAN([.E44]/[.D44])-ATAN([.E44]/(1+[.D44])))/2)" office:value-type="float" office:value="-250800953.167399" calcext:value-type="float">
            <text:p>-250800953.167399</text:p>
          </table:table-cell>
          <table:table-cell table:formula="of:=([.B44]/[.P44])*SQRT(SQRT(([.F44]*[.F44]+[.G44]*[.G44])/((1+[.F44])*(1+[.F44])+[.G44]*[.G44])))*COS((ATAN([.G44]/[.F44])-ATAN([.G44]/(1+[.F44])))/2)" office:value-type="float" office:value="303850569.087012" calcext:value-type="float">
            <text:p>303850569.087012</text:p>
          </table:table-cell>
          <table:table-cell table:style-name="ce2" table:formula="of:=([.B44]/[.P44])*SQRT(SQRT(([.F44]*[.F44]+[.G44]*[.G44])/((1+[.F44])*(1+[.F44])+[.G44]*[.G44])))*SIN((ATAN([.G44]/[.F44])-ATAN([.G44]/(1+[.F44])))/2)" office:value-type="float" office:value="733.85039657354" calcext:value-type="float">
            <text:p>733.850396573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449.9" calcext:value-type="float">
            <text:p>20449.9</text:p>
          </table:table-cell>
          <table:table-cell table:style-name="ce1" table:formula="of:=[.A45]*1000000000000*2*PI()" office:value-type="float" office:value="1.28490511213292E+017" calcext:value-type="float">
            <text:p>1.28E+17</text:p>
          </table:table-cell>
          <table:table-cell table:style-name="ce1" table:formula="of:=[.P45]/([.A45]*1000000000000)*1000000" office:value-type="float" office:value="0.0146598495836165" calcext:value-type="float">
            <text:p>1.47E-02</text:p>
          </table:table-cell>
          <table:table-cell office:value-type="float" office:value="-0.792821" calcext:value-type="float">
            <text:p>-0.792821</text:p>
          </table:table-cell>
          <table:table-cell office:value-type="float" office:value="0.11615" calcext:value-type="float">
            <text:p>0.11615</text:p>
          </table:table-cell>
          <table:table-cell table:style-name="ce2" table:formula="of:=1-13.8*13.8*1E+030/([.B45]*[.B45]+1/9.3/9.3*1E+030)" office:value-type="float" office:value="0.988465048982708" calcext:value-type="float">
            <text:p>0.988465049</text:p>
          </table:table-cell>
          <table:table-cell table:style-name="ce2" table:formula="of:=13.8*13.8/9.3*1E+045/[.B45]/([.B45]*[.B45]+1/9.3/9.3*1E+030)" office:value-type="float" office:value="0.00000965298761733759" calcext:value-type="float">
            <text:p>0.000009653</text:p>
          </table:table-cell>
          <table:table-cell table:formula="of:=[.B45]/[.P45]" office:value-type="float" office:value="428598211.144098" calcext:value-type="float">
            <text:p>428598211.144098</text:p>
          </table:table-cell>
          <table:table-cell table:formula="of:=[.H45]*SQRT(0.5)" office:value-type="float" office:value="303064701.504415" calcext:value-type="float">
            <text:p>303064701.504415</text:p>
          </table:table-cell>
          <table:table-cell table:formula="of:=-[.H45]*0.5" office:value-type="float" office:value="-214299105.572049" calcext:value-type="float">
            <text:p>-214299105.572049</text:p>
          </table:table-cell>
          <table:table-cell table:formula="of:=[.H45]*SQRT(3)/2" office:value-type="float" office:value="371176938.867355" calcext:value-type="float">
            <text:p>371176938.867355</text:p>
          </table:table-cell>
          <table:table-cell table:formula="of:=([.B45]/[.P45])*SQRT(SQRT(([.D45]*[.D45]+[.E45]*[.E45])/((1+[.D45])*(1+[.D45])+[.E45]*[.E45])))*COS((ATAN([.E45]/[.D45])-ATAN([.E45]/(1+[.D45])))/2)" office:value-type="float" office:value="745198697.732421" calcext:value-type="float">
            <text:p>745198697.732421</text:p>
          </table:table-cell>
          <table:table-cell table:style-name="ce2" table:formula="of:=([.B45]/[.P45])*SQRT(SQRT(([.D45]*[.D45]+[.E45]*[.E45])/((1+[.D45])*(1+[.D45])+[.E45]*[.E45])))*SIN((ATAN([.E45]/[.D45])-ATAN([.E45]/(1+[.D45])))/2)" office:value-type="float" office:value="-253764723.139789" calcext:value-type="float">
            <text:p>-253764723.139789</text:p>
          </table:table-cell>
          <table:table-cell table:formula="of:=([.B45]/[.P45])*SQRT(SQRT(([.F45]*[.F45]+[.G45]*[.G45])/((1+[.F45])*(1+[.F45])+[.G45]*[.G45])))*COS((ATAN([.G45]/[.F45])-ATAN([.G45]/(1+[.F45])))/2)" office:value-type="float" office:value="302184394.101812" calcext:value-type="float">
            <text:p>302184394.101812</text:p>
          </table:table-cell>
          <table:table-cell table:style-name="ce2" table:formula="of:=([.B45]/[.P45])*SQRT(SQRT(([.F45]*[.F45]+[.G45]*[.G45])/((1+[.F45])*(1+[.F45])+[.G45]*[.G45])))*SIN((ATAN([.G45]/[.F45])-ATAN([.G45]/(1+[.F45])))/2)" office:value-type="float" office:value="742.035197263892" calcext:value-type="float">
            <text:p>742.03519726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325.2" calcext:value-type="float">
            <text:p>20325.2</text:p>
          </table:table-cell>
          <table:table-cell table:style-name="ce1" table:formula="of:=[.A46]*1000000000000*2*PI()" office:value-type="float" office:value="1.27706998005487E+017" calcext:value-type="float">
            <text:p>1.28E+17</text:p>
          </table:table-cell>
          <table:table-cell table:style-name="ce1" table:formula="of:=[.P46]/([.A46]*1000000000000)*1000000" office:value-type="float" office:value="0.0147497912935666" calcext:value-type="float">
            <text:p>1.47E-02</text:p>
          </table:table-cell>
          <table:table-cell office:value-type="float" office:value="-0.792551" calcext:value-type="float">
            <text:p>-0.792551</text:p>
          </table:table-cell>
          <table:table-cell office:value-type="float" office:value="0.112421" calcext:value-type="float">
            <text:p>0.112421</text:p>
          </table:table-cell>
          <table:table-cell table:style-name="ce2" table:formula="of:=1-13.8*13.8*1E+030/([.B46]*[.B46]+1/9.3/9.3*1E+030)" office:value-type="float" office:value="0.988323075485763" calcext:value-type="float">
            <text:p>0.9883230755</text:p>
          </table:table-cell>
          <table:table-cell table:style-name="ce2" table:formula="of:=13.8*13.8/9.3*1E+045/[.B46]/([.B46]*[.B46]+1/9.3/9.3*1E+030)" office:value-type="float" office:value="0.00000983175002709528" calcext:value-type="float">
            <text:p>9.83175002709528E-006</text:p>
          </table:table-cell>
          <table:table-cell table:formula="of:=[.B46]/[.P46]" office:value-type="float" office:value="425984692.401725" calcext:value-type="float">
            <text:p>425984692.401725</text:p>
          </table:table-cell>
          <table:table-cell table:formula="of:=[.H46]*SQRT(0.5)" office:value-type="float" office:value="301216664.678925" calcext:value-type="float">
            <text:p>301216664.678925</text:p>
          </table:table-cell>
          <table:table-cell table:formula="of:=-[.H46]*0.5" office:value-type="float" office:value="-212992346.200862" calcext:value-type="float">
            <text:p>-212992346.200862</text:p>
          </table:table-cell>
          <table:table-cell table:formula="of:=[.H46]*SQRT(3)/2" office:value-type="float" office:value="368913565.243194" calcext:value-type="float">
            <text:p>368913565.243194</text:p>
          </table:table-cell>
          <table:table-cell table:formula="of:=([.B46]/[.P46])*SQRT(SQRT(([.D46]*[.D46]+[.E46]*[.E46])/((1+[.D46])*(1+[.D46])+[.E46]*[.E46])))*COS((ATAN([.E46]/[.D46])-ATAN([.E46]/(1+[.D46])))/2)" office:value-type="float" office:value="745091784.484382" calcext:value-type="float">
            <text:p>745091784.484382</text:p>
          </table:table-cell>
          <table:table-cell table:style-name="ce2" table:formula="of:=([.B46]/[.P46])*SQRT(SQRT(([.D46]*[.D46]+[.E46]*[.E46])/((1+[.D46])*(1+[.D46])+[.E46]*[.E46])))*SIN((ATAN([.E46]/[.D46])-ATAN([.E46]/(1+[.D46])))/2)" office:value-type="float" office:value="-245893244.943983" calcext:value-type="float">
            <text:p>-245893244.943983</text:p>
          </table:table-cell>
          <table:table-cell table:formula="of:=([.B46]/[.P46])*SQRT(SQRT(([.F46]*[.F46]+[.G46]*[.G46])/((1+[.F46])*(1+[.F46])+[.G46]*[.G46])))*COS((ATAN([.G46]/[.F46])-ATAN([.G46]/(1+[.F46])))/2)" office:value-type="float" office:value="300330877.16957" calcext:value-type="float">
            <text:p>300330877.16957</text:p>
          </table:table-cell>
          <table:table-cell table:style-name="ce2" table:formula="of:=([.B46]/[.P46])*SQRT(SQRT(([.F46]*[.F46]+[.G46]*[.G46])/((1+[.F46])*(1+[.F46])+[.G46]*[.G46])))*SIN((ATAN([.G46]/[.F46])-ATAN([.G46]/(1+[.F46])))/2)" office:value-type="float" office:value="751.302663864605" calcext:value-type="float">
            <text:p>751.30266386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202" calcext:value-type="float">
            <text:p>20202</text:p>
          </table:table-cell>
          <table:table-cell table:style-name="ce1" table:formula="of:=[.A47]*1000000000000*2*PI()" office:value-type="float" office:value="1.26932909575642E+017" calcext:value-type="float">
            <text:p>1.27E+17</text:p>
          </table:table-cell>
          <table:table-cell table:style-name="ce1" table:formula="of:=[.P47]/([.A47]*1000000000000)*1000000" office:value-type="float" office:value="0.0148397415107415" calcext:value-type="float">
            <text:p>1.48E-02</text:p>
          </table:table-cell>
          <table:table-cell office:value-type="float" office:value="-0.787283" calcext:value-type="float">
            <text:p>-0.787283</text:p>
          </table:table-cell>
          <table:table-cell office:value-type="float" office:value="0.112749" calcext:value-type="float">
            <text:p>0.112749</text:p>
          </table:table-cell>
          <table:table-cell table:style-name="ce2" table:formula="of:=1-13.8*13.8*1E+030/([.B47]*[.B47]+1/9.3/9.3*1E+030)" office:value-type="float" office:value="0.988180220061615" calcext:value-type="float">
            <text:p>0.9881802201</text:p>
          </table:table-cell>
          <table:table-cell table:style-name="ce2" table:formula="of:=13.8*13.8/9.3*1E+045/[.B47]/([.B47]*[.B47]+1/9.3/9.3*1E+030)" office:value-type="float" office:value="0.0000100127231278733" calcext:value-type="float">
            <text:p>1.00127231278733E-005</text:p>
          </table:table-cell>
          <table:table-cell table:formula="of:=[.B47]/[.P47]" office:value-type="float" office:value="423402611.334679" calcext:value-type="float">
            <text:p>423402611.334679</text:p>
          </table:table-cell>
          <table:table-cell table:formula="of:=[.H47]*SQRT(0.5)" office:value-type="float" office:value="299390857.646844" calcext:value-type="float">
            <text:p>299390857.646844</text:p>
          </table:table-cell>
          <table:table-cell table:formula="of:=-[.H47]*0.5" office:value-type="float" office:value="-211701305.667339" calcext:value-type="float">
            <text:p>-211701305.667339</text:p>
          </table:table-cell>
          <table:table-cell table:formula="of:=[.H47]*SQRT(3)/2" office:value-type="float" office:value="366677417.444501" calcext:value-type="float">
            <text:p>366677417.444501</text:p>
          </table:table-cell>
          <table:table-cell table:formula="of:=([.B47]/[.P47])*SQRT(SQRT(([.D47]*[.D47]+[.E47]*[.E47])/((1+[.D47])*(1+[.D47])+[.E47]*[.E47])))*COS((ATAN([.E47]/[.D47])-ATAN([.E47]/(1+[.D47])))/2)" office:value-type="float" office:value="731733194.68749" calcext:value-type="float">
            <text:p>731733194.68749</text:p>
          </table:table-cell>
          <table:table-cell table:style-name="ce2" table:formula="of:=([.B47]/[.P47])*SQRT(SQRT(([.D47]*[.D47]+[.E47]*[.E47])/((1+[.D47])*(1+[.D47])+[.E47]*[.E47])))*SIN((ATAN([.E47]/[.D47])-ATAN([.E47]/(1+[.D47])))/2)" office:value-type="float" office:value="-238288013.355263" calcext:value-type="float">
            <text:p>-238288013.355263</text:p>
          </table:table-cell>
          <table:table-cell table:formula="of:=([.B47]/[.P47])*SQRT(SQRT(([.F47]*[.F47]+[.G47]*[.G47])/((1+[.F47])*(1+[.F47])+[.G47]*[.G47])))*COS((ATAN([.G47]/[.F47])-ATAN([.G47]/(1+[.F47])))/2)" office:value-type="float" office:value="298499588.043781" calcext:value-type="float">
            <text:p>298499588.043781</text:p>
          </table:table-cell>
          <table:table-cell table:style-name="ce2" table:formula="of:=([.B47]/[.P47])*SQRT(SQRT(([.F47]*[.F47]+[.G47]*[.G47])/((1+[.F47])*(1+[.F47])+[.G47]*[.G47])))*SIN((ATAN([.G47]/[.F47])-ATAN([.G47]/(1+[.F47])))/2)" office:value-type="float" office:value="760.631036557968" calcext:value-type="float">
            <text:p>760.63103655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080.3" calcext:value-type="float">
            <text:p>20080.3</text:p>
          </table:table-cell>
          <table:table-cell table:style-name="ce1" table:formula="of:=[.A48]*1000000000000*2*PI()" office:value-type="float" office:value="1.26168245923758E+017" calcext:value-type="float">
            <text:p>1.26E+17</text:p>
          </table:table-cell>
          <table:table-cell table:style-name="ce1" table:formula="of:=[.P48]/([.A48]*1000000000000)*1000000" office:value-type="float" office:value="0.014929680233861" calcext:value-type="float">
            <text:p>1.49E-02</text:p>
          </table:table-cell>
          <table:table-cell office:value-type="float" office:value="-0.78572" calcext:value-type="float">
            <text:p>-0.78572</text:p>
          </table:table-cell>
          <table:table-cell office:value-type="float" office:value="0.11545" calcext:value-type="float">
            <text:p>0.11545</text:p>
          </table:table-cell>
          <table:table-cell table:style-name="ce2" table:formula="of:=1-13.8*13.8*1E+030/([.B48]*[.B48]+1/9.3/9.3*1E+030)" office:value-type="float" office:value="0.988036514518817" calcext:value-type="float">
            <text:p>0.9880365145</text:p>
          </table:table-cell>
          <table:table-cell table:style-name="ce2" table:formula="of:=13.8*13.8/9.3*1E+045/[.B48]/([.B48]*[.B48]+1/9.3/9.3*1E+030)" office:value-type="float" office:value="0.0000101958799449159" calcext:value-type="float">
            <text:p>1.01958799449159E-005</text:p>
          </table:table-cell>
          <table:table-cell table:formula="of:=[.B48]/[.P48]" office:value-type="float" office:value="420851967.942963" calcext:value-type="float">
            <text:p>420851967.942963</text:p>
          </table:table-cell>
          <table:table-cell table:formula="of:=[.H48]*SQRT(0.5)" office:value-type="float" office:value="297587280.408172" calcext:value-type="float">
            <text:p>297587280.408172</text:p>
          </table:table-cell>
          <table:table-cell table:formula="of:=-[.H48]*0.5" office:value-type="float" office:value="-210425983.971481" calcext:value-type="float">
            <text:p>-210425983.971481</text:p>
          </table:table-cell>
          <table:table-cell table:formula="of:=[.H48]*SQRT(3)/2" office:value-type="float" office:value="364468495.47128" calcext:value-type="float">
            <text:p>364468495.47128</text:p>
          </table:table-cell>
          <table:table-cell table:formula="of:=([.B48]/[.P48])*SQRT(SQRT(([.D48]*[.D48]+[.E48]*[.E48])/((1+[.D48])*(1+[.D48])+[.E48]*[.E48])))*COS((ATAN([.E48]/[.D48])-ATAN([.E48]/(1+[.D48])))/2)" office:value-type="float" office:value="721586405.393065" calcext:value-type="float">
            <text:p>721586405.393065</text:p>
          </table:table-cell>
          <table:table-cell table:style-name="ce2" table:formula="of:=([.B48]/[.P48])*SQRT(SQRT(([.D48]*[.D48]+[.E48]*[.E48])/((1+[.D48])*(1+[.D48])+[.E48]*[.E48])))*SIN((ATAN([.E48]/[.D48])-ATAN([.E48]/(1+[.D48])))/2)" office:value-type="float" office:value="-239158267.607032" calcext:value-type="float">
            <text:p>-239158267.607032</text:p>
          </table:table-cell>
          <table:table-cell table:formula="of:=([.B48]/[.P48])*SQRT(SQRT(([.F48]*[.F48]+[.G48]*[.G48])/((1+[.F48])*(1+[.F48])+[.G48]*[.G48])))*COS((ATAN([.G48]/[.F48])-ATAN([.G48]/(1+[.F48])))/2)" office:value-type="float" office:value="296690527.9341" calcext:value-type="float">
            <text:p>296690527.9341</text:p>
          </table:table-cell>
          <table:table-cell table:style-name="ce2" table:formula="of:=([.B48]/[.P48])*SQRT(SQRT(([.F48]*[.F48]+[.G48]*[.G48])/((1+[.F48])*(1+[.F48])+[.G48]*[.G48])))*SIN((ATAN([.G48]/[.F48])-ATAN([.G48]/(1+[.F48])))/2)" office:value-type="float" office:value="770.018300567153" calcext:value-type="float">
            <text:p>770.018300567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9841.3" calcext:value-type="float">
            <text:p>19841.3</text:p>
          </table:table-cell>
          <table:table-cell table:style-name="ce1" table:formula="of:=[.A49]*1000000000000*2*PI()" office:value-type="float" office:value="1.24666564635342E+017" calcext:value-type="float">
            <text:p>1.25E+17</text:p>
          </table:table-cell>
          <table:table-cell table:style-name="ce1" table:formula="of:=[.P49]/([.A49]*1000000000000)*1000000" office:value-type="float" office:value="0.0151095169167343" calcext:value-type="float">
            <text:p>1.51E-02</text:p>
          </table:table-cell>
          <table:table-cell office:value-type="float" office:value="-0.780812" calcext:value-type="float">
            <text:p>-0.780812</text:p>
          </table:table-cell>
          <table:table-cell office:value-type="float" office:value="0.120168" calcext:value-type="float">
            <text:p>0.120168</text:p>
          </table:table-cell>
          <table:table-cell table:style-name="ce2" table:formula="of:=1-13.8*13.8*1E+030/([.B49]*[.B49]+1/9.3/9.3*1E+030)" office:value-type="float" office:value="0.987746564596834" calcext:value-type="float">
            <text:p>0.9877465646</text:p>
          </table:table-cell>
          <table:table-cell table:style-name="ce2" table:formula="of:=13.8*13.8/9.3*1E+045/[.B49]/([.B49]*[.B49]+1/9.3/9.3*1E+030)" office:value-type="float" office:value="0.0000105687816385981" calcext:value-type="float">
            <text:p>1.05687816385981E-005</text:p>
          </table:table-cell>
          <table:table-cell table:formula="of:=[.B49]/[.P49]" office:value-type="float" office:value="415842898.340498" calcext:value-type="float">
            <text:p>415842898.340498</text:p>
          </table:table-cell>
          <table:table-cell table:formula="of:=[.H49]*SQRT(0.5)" office:value-type="float" office:value="294045333.324834" calcext:value-type="float">
            <text:p>294045333.324834</text:p>
          </table:table-cell>
          <table:table-cell table:formula="of:=-[.H49]*0.5" office:value-type="float" office:value="-207921449.170249" calcext:value-type="float">
            <text:p>-207921449.170249</text:p>
          </table:table-cell>
          <table:table-cell table:formula="of:=[.H49]*SQRT(3)/2" office:value-type="float" office:value="360130513.946221" calcext:value-type="float">
            <text:p>360130513.946221</text:p>
          </table:table-cell>
          <table:table-cell table:formula="of:=([.B49]/[.P49])*SQRT(SQRT(([.D49]*[.D49]+[.E49]*[.E49])/((1+[.D49])*(1+[.D49])+[.E49]*[.E49])))*COS((ATAN([.E49]/[.D49])-ATAN([.E49]/(1+[.D49])))/2)" office:value-type="float" office:value="700072003.000593" calcext:value-type="float">
            <text:p>700072003.000593</text:p>
          </table:table-cell>
          <table:table-cell table:style-name="ce2" table:formula="of:=([.B49]/[.P49])*SQRT(SQRT(([.D49]*[.D49]+[.E49]*[.E49])/((1+[.D49])*(1+[.D49])+[.E49]*[.E49])))*SIN((ATAN([.E49]/[.D49])-ATAN([.E49]/(1+[.D49])))/2)" office:value-type="float" office:value="-237524151.647124" calcext:value-type="float">
            <text:p>-237524151.647124</text:p>
          </table:table-cell>
          <table:table-cell table:formula="of:=([.B49]/[.P49])*SQRT(SQRT(([.F49]*[.F49]+[.G49]*[.G49])/((1+[.F49])*(1+[.F49])+[.G49]*[.G49])))*COS((ATAN([.G49]/[.F49])-ATAN([.G49]/(1+[.F49])))/2)" office:value-type="float" office:value="293137613.124596" calcext:value-type="float">
            <text:p>293137613.124596</text:p>
          </table:table-cell>
          <table:table-cell table:style-name="ce2" table:formula="of:=([.B49]/[.P49])*SQRT(SQRT(([.F49]*[.F49]+[.G49]*[.G49])/((1+[.F49])*(1+[.F49])+[.G49]*[.G49])))*SIN((ATAN([.G49]/[.F49])-ATAN([.G49]/(1+[.F49])))/2)" office:value-type="float" office:value="788.968996150524" calcext:value-type="float">
            <text:p>788.96899615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9354.8" calcext:value-type="float">
            <text:p>19354.8</text:p>
          </table:table-cell>
          <table:table-cell table:style-name="ce1" table:formula="of:=[.A50]*1000000000000*2*PI()" office:value-type="float" office:value="1.21609794983399E+017" calcext:value-type="float">
            <text:p>1.22E+17</text:p>
          </table:table-cell>
          <table:table-cell table:style-name="ce1" table:formula="of:=[.P50]/([.A50]*1000000000000)*1000000" office:value-type="float" office:value="0.0154893079752826" calcext:value-type="float">
            <text:p>1.55E-02</text:p>
          </table:table-cell>
          <table:table-cell office:value-type="float" office:value="-0.776539" calcext:value-type="float">
            <text:p>-0.776539</text:p>
          </table:table-cell>
          <table:table-cell office:value-type="float" office:value="0.132051" calcext:value-type="float">
            <text:p>0.132051</text:p>
          </table:table-cell>
          <table:table-cell table:style-name="ce2" table:formula="of:=1-13.8*13.8*1E+030/([.B50]*[.B50]+1/9.3/9.3*1E+030)" office:value-type="float" office:value="0.987122821356938" calcext:value-type="float">
            <text:p>0.9871228214</text:p>
          </table:table-cell>
          <table:table-cell table:style-name="ce2" table:formula="of:=13.8*13.8/9.3*1E+045/[.B50]/([.B50]*[.B50]+1/9.3/9.3*1E+030)" office:value-type="float" office:value="0.0000113859485170124" calcext:value-type="float">
            <text:p>1.13859485170124E-005</text:p>
          </table:table-cell>
          <table:table-cell table:formula="of:=[.B50]/[.P50]" office:value-type="float" office:value="405646612.308703" calcext:value-type="float">
            <text:p>405646612.308703</text:p>
          </table:table-cell>
          <table:table-cell table:formula="of:=[.H50]*SQRT(0.5)" office:value-type="float" office:value="286835470.328834" calcext:value-type="float">
            <text:p>286835470.328834</text:p>
          </table:table-cell>
          <table:table-cell table:formula="of:=-[.H50]*0.5" office:value-type="float" office:value="-202823306.154351" calcext:value-type="float">
            <text:p>-202823306.154351</text:p>
          </table:table-cell>
          <table:table-cell table:formula="of:=[.H50]*SQRT(3)/2" office:value-type="float" office:value="351300271.218434" calcext:value-type="float">
            <text:p>351300271.218434</text:p>
          </table:table-cell>
          <table:table-cell table:formula="of:=([.B50]/[.P50])*SQRT(SQRT(([.D50]*[.D50]+[.E50]*[.E50])/((1+[.D50])*(1+[.D50])+[.E50]*[.E50])))*COS((ATAN([.E50]/[.D50])-ATAN([.E50]/(1+[.D50])))/2)" office:value-type="float" office:value="663544661.928242" calcext:value-type="float">
            <text:p>663544661.928242</text:p>
          </table:table-cell>
          <table:table-cell table:style-name="ce2" table:formula="of:=([.B50]/[.P50])*SQRT(SQRT(([.D50]*[.D50]+[.E50]*[.E50])/((1+[.D50])*(1+[.D50])+[.E50]*[.E50])))*SIN((ATAN([.E50]/[.D50])-ATAN([.E50]/(1+[.D50])))/2)" office:value-type="float" office:value="-243027806.930509" calcext:value-type="float">
            <text:p>-243027806.930509</text:p>
          </table:table-cell>
          <table:table-cell table:formula="of:=([.B50]/[.P50])*SQRT(SQRT(([.F50]*[.F50]+[.G50]*[.G50])/((1+[.F50])*(1+[.F50])+[.G50]*[.G50])))*COS((ATAN([.G50]/[.F50])-ATAN([.G50]/(1+[.F50])))/2)" office:value-type="float" office:value="285904567.877909" calcext:value-type="float">
            <text:p>285904567.877909</text:p>
          </table:table-cell>
          <table:table-cell table:style-name="ce2" table:formula="of:=([.B50]/[.P50])*SQRT(SQRT(([.F50]*[.F50]+[.G50]*[.G50])/((1+[.F50])*(1+[.F50])+[.G50]*[.G50])))*SIN((ATAN([.G50]/[.F50])-ATAN([.G50]/(1+[.F50])))/2)" office:value-type="float" office:value="829.782765959992" calcext:value-type="float">
            <text:p>829.7827659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8879.8" calcext:value-type="float">
            <text:p>18879.8</text:p>
          </table:table-cell>
          <table:table-cell table:style-name="ce1" table:formula="of:=[.A51]*1000000000000*2*PI()" office:value-type="float" office:value="1.18625281962489E+017" calcext:value-type="float">
            <text:p>1.19E+17</text:p>
          </table:table-cell>
          <table:table-cell table:style-name="ce1" table:formula="of:=[.P51]/([.A51]*1000000000000)*1000000" office:value-type="float" office:value="0.0158790060276062" calcext:value-type="float">
            <text:p>1.59E-02</text:p>
          </table:table-cell>
          <table:table-cell office:value-type="float" office:value="-0.772316" calcext:value-type="float">
            <text:p>-0.772316</text:p>
          </table:table-cell>
          <table:table-cell office:value-type="float" office:value="0.14315" calcext:value-type="float">
            <text:p>0.14315</text:p>
          </table:table-cell>
          <table:table-cell table:style-name="ce2" table:formula="of:=1-13.8*13.8*1E+030/([.B51]*[.B51]+1/9.3/9.3*1E+030)" office:value-type="float" office:value="0.986466712733616" calcext:value-type="float">
            <text:p>0.9864667127</text:p>
          </table:table-cell>
          <table:table-cell table:style-name="ce2" table:formula="of:=13.8*13.8/9.3*1E+045/[.B51]/([.B51]*[.B51]+1/9.3/9.3*1E+030)" office:value-type="float" office:value="0.0000122671335747913" calcext:value-type="float">
            <text:p>1.22671335747913E-005</text:p>
          </table:table-cell>
          <table:table-cell table:formula="of:=[.B51]/[.P51]" office:value-type="float" office:value="395691348.454433" calcext:value-type="float">
            <text:p>395691348.454433</text:p>
          </table:table-cell>
          <table:table-cell table:formula="of:=[.H51]*SQRT(0.5)" office:value-type="float" office:value="279796035.748979" calcext:value-type="float">
            <text:p>279796035.748979</text:p>
          </table:table-cell>
          <table:table-cell table:formula="of:=-[.H51]*0.5" office:value-type="float" office:value="-197845674.227217" calcext:value-type="float">
            <text:p>-197845674.227217</text:p>
          </table:table-cell>
          <table:table-cell table:formula="of:=[.H51]*SQRT(3)/2" office:value-type="float" office:value="342678759.819259" calcext:value-type="float">
            <text:p>342678759.819259</text:p>
          </table:table-cell>
          <table:table-cell table:formula="of:=([.B51]/[.P51])*SQRT(SQRT(([.D51]*[.D51]+[.E51]*[.E51])/((1+[.D51])*(1+[.D51])+[.E51]*[.E51])))*COS((ATAN([.E51]/[.D51])-ATAN([.E51]/(1+[.D51])))/2)" office:value-type="float" office:value="629902709.694297" calcext:value-type="float">
            <text:p>629902709.694297</text:p>
          </table:table-cell>
          <table:table-cell table:style-name="ce2" table:formula="of:=([.B51]/[.P51])*SQRT(SQRT(([.D51]*[.D51]+[.E51]*[.E51])/((1+[.D51])*(1+[.D51])+[.E51]*[.E51])))*SIN((ATAN([.E51]/[.D51])-ATAN([.E51]/(1+[.D51])))/2)" office:value-type="float" office:value="-245963666.458299" calcext:value-type="float">
            <text:p>-245963666.458299</text:p>
          </table:table-cell>
          <table:table-cell table:formula="of:=([.B51]/[.P51])*SQRT(SQRT(([.F51]*[.F51]+[.G51]*[.G51])/((1+[.F51])*(1+[.F51])+[.G51]*[.G51])))*COS((ATAN([.G51]/[.F51])-ATAN([.G51]/(1+[.F51])))/2)" office:value-type="float" office:value="278841317.667288" calcext:value-type="float">
            <text:p>278841317.667288</text:p>
          </table:table-cell>
          <table:table-cell table:style-name="ce2" table:formula="of:=([.B51]/[.P51])*SQRT(SQRT(([.F51]*[.F51]+[.G51]*[.G51])/((1+[.F51])*(1+[.F51])+[.G51]*[.G51])))*SIN((ATAN([.G51]/[.F51])-ATAN([.G51]/(1+[.F51])))/2)" office:value-type="float" office:value="872.78344088063" calcext:value-type="float">
            <text:p>872.783440880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8393.6" calcext:value-type="float">
            <text:p>18393.6</text:p>
          </table:table-cell>
          <table:table-cell table:style-name="ce1" table:formula="of:=[.A52]*1000000000000*2*PI()" office:value-type="float" office:value="1.15570397266138E+017" calcext:value-type="float">
            <text:p>1.16E+17</text:p>
          </table:table-cell>
          <table:table-cell table:style-name="ce1" table:formula="of:=[.P52]/([.A52]*1000000000000)*1000000" office:value-type="float" office:value="0.0162987374956507" calcext:value-type="float">
            <text:p>1.63E-02</text:p>
          </table:table-cell>
          <table:table-cell office:value-type="float" office:value="-0.769715" calcext:value-type="float">
            <text:p>-0.769715</text:p>
          </table:table-cell>
          <table:table-cell office:value-type="float" office:value="0.152077" calcext:value-type="float">
            <text:p>0.152077</text:p>
          </table:table-cell>
          <table:table-cell table:style-name="ce2" table:formula="of:=1-13.8*13.8*1E+030/([.B52]*[.B52]+1/9.3/9.3*1E+030)" office:value-type="float" office:value="0.985741803864139" calcext:value-type="float">
            <text:p>0.9857418039</text:p>
          </table:table-cell>
          <table:table-cell table:style-name="ce2" table:formula="of:=13.8*13.8/9.3*1E+045/[.B52]/([.B52]*[.B52]+1/9.3/9.3*1E+030)" office:value-type="float" office:value="0.0000132658483981573" calcext:value-type="float">
            <text:p>1.32658483981573E-005</text:p>
          </table:table-cell>
          <table:table-cell table:formula="of:=[.B52]/[.P52]" office:value-type="float" office:value="385501349.957703" calcext:value-type="float">
            <text:p>385501349.957703</text:p>
          </table:table-cell>
          <table:table-cell table:formula="of:=[.H52]*SQRT(0.5)" office:value-type="float" office:value="272590618.71166" calcext:value-type="float">
            <text:p>272590618.71166</text:p>
          </table:table-cell>
          <table:table-cell table:formula="of:=-[.H52]*0.5" office:value-type="float" office:value="-192750674.978852" calcext:value-type="float">
            <text:p>-192750674.978852</text:p>
          </table:table-cell>
          <table:table-cell table:formula="of:=[.H52]*SQRT(3)/2" office:value-type="float" office:value="333853962.256566" calcext:value-type="float">
            <text:p>333853962.256566</text:p>
          </table:table-cell>
          <table:table-cell table:formula="of:=([.B52]/[.P52])*SQRT(SQRT(([.D52]*[.D52]+[.E52]*[.E52])/((1+[.D52])*(1+[.D52])+[.E52]*[.E52])))*COS((ATAN([.E52]/[.D52])-ATAN([.E52]/(1+[.D52])))/2)" office:value-type="float" office:value="601358292.169042" calcext:value-type="float">
            <text:p>601358292.169042</text:p>
          </table:table-cell>
          <table:table-cell table:style-name="ce2" table:formula="of:=([.B52]/[.P52])*SQRT(SQRT(([.D52]*[.D52]+[.E52]*[.E52])/((1+[.D52])*(1+[.D52])+[.E52]*[.E52])))*SIN((ATAN([.E52]/[.D52])-ATAN([.E52]/(1+[.D52])))/2)" office:value-type="float" office:value="-246736340.562142" calcext:value-type="float">
            <text:p>-246736340.562142</text:p>
          </table:table-cell>
          <table:table-cell table:formula="of:=([.B52]/[.P52])*SQRT(SQRT(([.F52]*[.F52]+[.G52]*[.G52])/((1+[.F52])*(1+[.F52])+[.G52]*[.G52])))*COS((ATAN([.G52]/[.F52])-ATAN([.G52]/(1+[.F52])))/2)" office:value-type="float" office:value="271610216.212829" calcext:value-type="float">
            <text:p>271610216.212829</text:p>
          </table:table-cell>
          <table:table-cell table:style-name="ce2" table:formula="of:=([.B52]/[.P52])*SQRT(SQRT(([.F52]*[.F52]+[.G52]*[.G52])/((1+[.F52])*(1+[.F52])+[.G52]*[.G52])))*SIN((ATAN([.G52]/[.F52])-ATAN([.G52]/(1+[.F52])))/2)" office:value-type="float" office:value="920.375781002896" calcext:value-type="float">
            <text:p>920.37578100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7910.4" calcext:value-type="float">
            <text:p>17910.4</text:p>
          </table:table-cell>
          <table:table-cell table:style-name="ce1" table:formula="of:=[.A53]*1000000000000*2*PI()" office:value-type="float" office:value="1.12534362125709E+017" calcext:value-type="float">
            <text:p>1.13E+17</text:p>
          </table:table-cell>
          <table:table-cell table:style-name="ce1" table:formula="of:=[.P53]/([.A53]*1000000000000)*1000000" office:value-type="float" office:value="0.0167384568742183" calcext:value-type="float">
            <text:p>1.67E-02</text:p>
          </table:table-cell>
          <table:table-cell office:value-type="float" office:value="-0.763754" calcext:value-type="float">
            <text:p>-0.763754</text:p>
          </table:table-cell>
          <table:table-cell office:value-type="float" office:value="0.161113" calcext:value-type="float">
            <text:p>0.161113</text:p>
          </table:table-cell>
          <table:table-cell table:style-name="ce2" table:formula="of:=1-13.8*13.8*1E+030/([.B53]*[.B53]+1/9.3/9.3*1E+030)" office:value-type="float" office:value="0.984962090421429" calcext:value-type="float">
            <text:p>0.9849620904</text:p>
          </table:table-cell>
          <table:table-cell table:style-name="ce2" table:formula="of:=13.8*13.8/9.3*1E+045/[.B53]/([.B53]*[.B53]+1/9.3/9.3*1E+030)" office:value-type="float" office:value="0.0000143687625186982" calcext:value-type="float">
            <text:p>1.43687625186982E-005</text:p>
          </table:table-cell>
          <table:table-cell table:formula="of:=[.B53]/[.P53]" office:value-type="float" office:value="375374226.811633" calcext:value-type="float">
            <text:p>375374226.811633</text:p>
          </table:table-cell>
          <table:table-cell table:formula="of:=[.H53]*SQRT(0.5)" office:value-type="float" office:value="265429661.261163" calcext:value-type="float">
            <text:p>265429661.261163</text:p>
          </table:table-cell>
          <table:table-cell table:formula="of:=-[.H53]*0.5" office:value-type="float" office:value="-187687113.405817" calcext:value-type="float">
            <text:p>-187687113.405817</text:p>
          </table:table-cell>
          <table:table-cell table:formula="of:=[.H53]*SQRT(3)/2" office:value-type="float" office:value="325083616.344816" calcext:value-type="float">
            <text:p>325083616.344816</text:p>
          </table:table-cell>
          <table:table-cell table:formula="of:=([.B53]/[.P53])*SQRT(SQRT(([.D53]*[.D53]+[.E53]*[.E53])/((1+[.D53])*(1+[.D53])+[.E53]*[.E53])))*COS((ATAN([.E53]/[.D53])-ATAN([.E53]/(1+[.D53])))/2)" office:value-type="float" office:value="570448274.457679" calcext:value-type="float">
            <text:p>570448274.457679</text:p>
          </table:table-cell>
          <table:table-cell table:style-name="ce2" table:formula="of:=([.B53]/[.P53])*SQRT(SQRT(([.D53]*[.D53]+[.E53]*[.E53])/((1+[.D53])*(1+[.D53])+[.E53]*[.E53])))*SIN((ATAN([.E53]/[.D53])-ATAN([.E53]/(1+[.D53])))/2)" office:value-type="float" office:value="-243344479.662495" calcext:value-type="float">
            <text:p>-243344479.662495</text:p>
          </table:table-cell>
          <table:table-cell table:formula="of:=([.B53]/[.P53])*SQRT(SQRT(([.F53]*[.F53]+[.G53]*[.G53])/((1+[.F53])*(1+[.F53])+[.G53]*[.G53])))*COS((ATAN([.G53]/[.F53])-ATAN([.G53]/(1+[.F53])))/2)" office:value-type="float" office:value="264422313.10194" calcext:value-type="float">
            <text:p>264422313.10194</text:p>
          </table:table-cell>
          <table:table-cell table:style-name="ce2" table:formula="of:=([.B53]/[.P53])*SQRT(SQRT(([.F53]*[.F53]+[.G53]*[.G53])/((1+[.F53])*(1+[.F53])+[.G53]*[.G53])))*SIN((ATAN([.G53]/[.F53])-ATAN([.G53]/(1+[.F53])))/2)" office:value-type="float" office:value="971.663164159422" calcext:value-type="float">
            <text:p>971.663164159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7421.6" calcext:value-type="float">
            <text:p>17421.6</text:p>
          </table:table-cell>
          <table:table-cell table:style-name="ce1" table:formula="of:=[.A54]*1000000000000*2*PI()" office:value-type="float" office:value="1.0946314114756E+017" calcext:value-type="float">
            <text:p>1.09E+17</text:p>
          </table:table-cell>
          <table:table-cell table:style-name="ce1" table:formula="of:=[.P54]/([.A54]*1000000000000)*1000000" office:value-type="float" office:value="0.0172080898424944" calcext:value-type="float">
            <text:p>1.72E-02</text:p>
          </table:table-cell>
          <table:table-cell office:value-type="float" office:value="-0.752984" calcext:value-type="float">
            <text:p>-0.752984</text:p>
          </table:table-cell>
          <table:table-cell office:value-type="float" office:value="0.171883" calcext:value-type="float">
            <text:p>0.171883</text:p>
          </table:table-cell>
          <table:table-cell table:style-name="ce2" table:formula="of:=1-13.8*13.8*1E+030/([.B54]*[.B54]+1/9.3/9.3*1E+030)" office:value-type="float" office:value="0.984106412368875" calcext:value-type="float">
            <text:p>0.9841064124</text:p>
          </table:table-cell>
          <table:table-cell table:style-name="ce2" table:formula="of:=13.8*13.8/9.3*1E+045/[.B54]/([.B54]*[.B54]+1/9.3/9.3*1E+030)" office:value-type="float" office:value="0.0000156124509073014" calcext:value-type="float">
            <text:p>1.56124509073014E-005</text:p>
          </table:table-cell>
          <table:table-cell table:formula="of:=[.B54]/[.P54]" office:value-type="float" office:value="365129736.344335" calcext:value-type="float">
            <text:p>365129736.344335</text:p>
          </table:table-cell>
          <table:table-cell table:formula="of:=[.H54]*SQRT(0.5)" office:value-type="float" office:value="258185712.581935" calcext:value-type="float">
            <text:p>258185712.581935</text:p>
          </table:table-cell>
          <table:table-cell table:formula="of:=-[.H54]*0.5" office:value-type="float" office:value="-182564868.172167" calcext:value-type="float">
            <text:p>-182564868.172167</text:p>
          </table:table-cell>
          <table:table-cell table:formula="of:=[.H54]*SQRT(3)/2" office:value-type="float" office:value="316211627.351308" calcext:value-type="float">
            <text:p>316211627.351308</text:p>
          </table:table-cell>
          <table:table-cell table:formula="of:=([.B54]/[.P54])*SQRT(SQRT(([.D54]*[.D54]+[.E54]*[.E54])/((1+[.D54])*(1+[.D54])+[.E54]*[.E54])))*COS((ATAN([.E54]/[.D54])-ATAN([.E54]/(1+[.D54])))/2)" office:value-type="float" office:value="535021417.869801" calcext:value-type="float">
            <text:p>535021417.869801</text:p>
          </table:table-cell>
          <table:table-cell table:style-name="ce2" table:formula="of:=([.B54]/[.P54])*SQRT(SQRT(([.D54]*[.D54]+[.E54]*[.E54])/((1+[.D54])*(1+[.D54])+[.E54]*[.E54])))*SIN((ATAN([.E54]/[.D54])-ATAN([.E54]/(1+[.D54])))/2)" office:value-type="float" office:value="-236475712.107971" calcext:value-type="float">
            <text:p>-236475712.107971</text:p>
          </table:table-cell>
          <table:table-cell table:formula="of:=([.B54]/[.P54])*SQRT(SQRT(([.F54]*[.F54]+[.G54]*[.G54])/((1+[.F54])*(1+[.F54])+[.G54]*[.G54])))*COS((ATAN([.G54]/[.F54])-ATAN([.G54]/(1+[.F54])))/2)" office:value-type="float" office:value="257149541.341877" calcext:value-type="float">
            <text:p>257149541.341877</text:p>
          </table:table-cell>
          <table:table-cell table:style-name="ce2" table:formula="of:=([.B54]/[.P54])*SQRT(SQRT(([.F54]*[.F54]+[.G54]*[.G54])/((1+[.F54])*(1+[.F54])+[.G54]*[.G54])))*SIN((ATAN([.G54]/[.F54])-ATAN([.G54]/(1+[.F54])))/2)" office:value-type="float" office:value="1028.06321912832" calcext:value-type="float">
            <text:p>1028.06321912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6939.6" calcext:value-type="float">
            <text:p>16939.6</text:p>
          </table:table-cell>
          <table:table-cell table:style-name="ce1" table:formula="of:=[.A55]*1000000000000*2*PI()" office:value-type="float" office:value="1.06434645829499E+017" calcext:value-type="float">
            <text:p>1.06E+17</text:p>
          </table:table-cell>
          <table:table-cell table:style-name="ce1" table:formula="of:=[.P55]/([.A55]*1000000000000)*1000000" office:value-type="float" office:value="0.017697729462325" calcext:value-type="float">
            <text:p>1.77E-02</text:p>
          </table:table-cell>
          <table:table-cell office:value-type="float" office:value="-0.746993" calcext:value-type="float">
            <text:p>-0.746993</text:p>
          </table:table-cell>
          <table:table-cell office:value-type="float" office:value="0.191968" calcext:value-type="float">
            <text:p>0.191968</text:p>
          </table:table-cell>
          <table:table-cell table:style-name="ce2" table:formula="of:=1-13.8*13.8*1E+030/([.B55]*[.B55]+1/9.3/9.3*1E+030)" office:value-type="float" office:value="0.983189071893407" calcext:value-type="float">
            <text:p>0.9831890719</text:p>
          </table:table-cell>
          <table:table-cell table:style-name="ce2" table:formula="of:=13.8*13.8/9.3*1E+045/[.B55]/([.B55]*[.B55]+1/9.3/9.3*1E+030)" office:value-type="float" office:value="0.0000169834424123885" calcext:value-type="float">
            <text:p>1.69834424123885E-005</text:p>
          </table:table-cell>
          <table:table-cell table:formula="of:=[.B55]/[.P55]" office:value-type="float" office:value="355027763.338526" calcext:value-type="float">
            <text:p>355027763.338526</text:p>
          </table:table-cell>
          <table:table-cell table:formula="of:=[.H55]*SQRT(0.5)" office:value-type="float" office:value="251042538.966164" calcext:value-type="float">
            <text:p>251042538.966164</text:p>
          </table:table-cell>
          <table:table-cell table:formula="of:=-[.H55]*0.5" office:value-type="float" office:value="-177513881.669263" calcext:value-type="float">
            <text:p>-177513881.669263</text:p>
          </table:table-cell>
          <table:table-cell table:formula="of:=[.H55]*SQRT(3)/2" office:value-type="float" office:value="307463062.099933" calcext:value-type="float">
            <text:p>307463062.099933</text:p>
          </table:table-cell>
          <table:table-cell table:formula="of:=([.B55]/[.P55])*SQRT(SQRT(([.D55]*[.D55]+[.E55]*[.E55])/((1+[.D55])*(1+[.D55])+[.E55]*[.E55])))*COS((ATAN([.E55]/[.D55])-ATAN([.E55]/(1+[.D55])))/2)" office:value-type="float" office:value="498107542.066201" calcext:value-type="float">
            <text:p>498107542.066201</text:p>
          </table:table-cell>
          <table:table-cell table:style-name="ce2" table:formula="of:=([.B55]/[.P55])*SQRT(SQRT(([.D55]*[.D55]+[.E55]*[.E55])/((1+[.D55])*(1+[.D55])+[.E55]*[.E55])))*SIN((ATAN([.E55]/[.D55])-ATAN([.E55]/(1+[.D55])))/2)" office:value-type="float" office:value="-240803654.932941" calcext:value-type="float">
            <text:p>-240803654.932941</text:p>
          </table:table-cell>
          <table:table-cell table:formula="of:=([.B55]/[.P55])*SQRT(SQRT(([.F55]*[.F55]+[.G55]*[.G55])/((1+[.F55])*(1+[.F55])+[.G55]*[.G55])))*COS((ATAN([.G55]/[.F55])-ATAN([.G55]/(1+[.F55])))/2)" office:value-type="float" office:value="249976266.547539" calcext:value-type="float">
            <text:p>249976266.547539</text:p>
          </table:table-cell>
          <table:table-cell table:style-name="ce2" table:formula="of:=([.B55]/[.P55])*SQRT(SQRT(([.F55]*[.F55]+[.G55]*[.G55])/((1+[.F55])*(1+[.F55])+[.G55]*[.G55])))*SIN((ATAN([.G55]/[.F55])-ATAN([.G55]/(1+[.F55])))/2)" office:value-type="float" office:value="1088.66269510138" calcext:value-type="float">
            <text:p>1088.662695101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6456.4" calcext:value-type="float">
            <text:p>16456.4</text:p>
          </table:table-cell>
          <table:table-cell table:style-name="ce1" table:formula="of:=[.A56]*1000000000000*2*PI()" office:value-type="float" office:value="1.0339861068907E+017" calcext:value-type="float">
            <text:p>1.03E+17</text:p>
          </table:table-cell>
          <table:table-cell table:style-name="ce1" table:formula="of:=[.P56]/([.A56]*1000000000000)*1000000" office:value-type="float" office:value="0.0182173779198367" calcext:value-type="float">
            <text:p>1.82E-02</text:p>
          </table:table-cell>
          <table:table-cell office:value-type="float" office:value="-0.746401" calcext:value-type="float">
            <text:p>-0.746401</text:p>
          </table:table-cell>
          <table:table-cell office:value-type="float" office:value="0.21204" calcext:value-type="float">
            <text:p>0.21204</text:p>
          </table:table-cell>
          <table:table-cell table:style-name="ce2" table:formula="of:=1-13.8*13.8*1E+030/([.B56]*[.B56]+1/9.3/9.3*1E+030)" office:value-type="float" office:value="0.982187359771998" calcext:value-type="float">
            <text:p>0.9821873598</text:p>
          </table:table-cell>
          <table:table-cell table:style-name="ce2" table:formula="of:=13.8*13.8/9.3*1E+045/[.B56]/([.B56]*[.B56]+1/9.3/9.3*1E+030)" office:value-type="float" office:value="0.0000185238239291681" calcext:value-type="float">
            <text:p>1.85238239291681E-005</text:p>
          </table:table-cell>
          <table:table-cell table:formula="of:=[.B56]/[.P56]" office:value-type="float" office:value="344900640.192456" calcext:value-type="float">
            <text:p>344900640.192456</text:p>
          </table:table-cell>
          <table:table-cell table:formula="of:=[.H56]*SQRT(0.5)" office:value-type="float" office:value="243881581.515667" calcext:value-type="float">
            <text:p>243881581.515667</text:p>
          </table:table-cell>
          <table:table-cell table:formula="of:=-[.H56]*0.5" office:value-type="float" office:value="-172450320.096228" calcext:value-type="float">
            <text:p>-172450320.096228</text:p>
          </table:table-cell>
          <table:table-cell table:formula="of:=[.H56]*SQRT(3)/2" office:value-type="float" office:value="298692716.188183" calcext:value-type="float">
            <text:p>298692716.188183</text:p>
          </table:table-cell>
          <table:table-cell table:formula="of:=([.B56]/[.P56])*SQRT(SQRT(([.D56]*[.D56]+[.E56]*[.E56])/((1+[.D56])*(1+[.D56])+[.E56]*[.E56])))*COS((ATAN([.E56]/[.D56])-ATAN([.E56]/(1+[.D56])))/2)" office:value-type="float" office:value="467087205.087056" calcext:value-type="float">
            <text:p>467087205.087056</text:p>
          </table:table-cell>
          <table:table-cell table:style-name="ce2" table:formula="of:=([.B56]/[.P56])*SQRT(SQRT(([.D56]*[.D56]+[.E56]*[.E56])/((1+[.D56])*(1+[.D56])+[.E56]*[.E56])))*SIN((ATAN([.E56]/[.D56])-ATAN([.E56]/(1+[.D56])))/2)" office:value-type="float" office:value="-247094635.372294" calcext:value-type="float">
            <text:p>-247094635.372294</text:p>
          </table:table-cell>
          <table:table-cell table:formula="of:=([.B56]/[.P56])*SQRT(SQRT(([.F56]*[.F56]+[.G56]*[.G56])/((1+[.F56])*(1+[.F56])+[.G56]*[.G56])))*COS((ATAN([.G56]/[.F56])-ATAN([.G56]/(1+[.F56])))/2)" office:value-type="float" office:value="242783305.293471" calcext:value-type="float">
            <text:p>242783305.293471</text:p>
          </table:table-cell>
          <table:table-cell table:style-name="ce2" table:formula="of:=([.B56]/[.P56])*SQRT(SQRT(([.F56]*[.F56]+[.G56]*[.G56])/((1+[.F56])*(1+[.F56])+[.G56]*[.G56])))*SIN((ATAN([.G56]/[.F56])-ATAN([.G56]/(1+[.F56])))/2)" office:value-type="float" office:value="1154.99585383466" calcext:value-type="float">
            <text:p>1154.99585383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974.4" calcext:value-type="float">
            <text:p>15974.4</text:p>
          </table:table-cell>
          <table:table-cell table:style-name="ce1" table:formula="of:=[.A57]*1000000000000*2*PI()" office:value-type="float" office:value="1.0037011537101E+017" calcext:value-type="float">
            <text:p>1.00E+17</text:p>
          </table:table-cell>
          <table:table-cell table:style-name="ce1" table:formula="of:=[.P57]/([.A57]*1000000000000)*1000000" office:value-type="float" office:value="0.0187670559144631" calcext:value-type="float">
            <text:p>1.88E-02</text:p>
          </table:table-cell>
          <table:table-cell office:value-type="float" office:value="-0.751232" calcext:value-type="float">
            <text:p>-0.751232</text:p>
          </table:table-cell>
          <table:table-cell office:value-type="float" office:value="0.232832" calcext:value-type="float">
            <text:p>0.232832</text:p>
          </table:table-cell>
          <table:table-cell table:style-name="ce2" table:formula="of:=1-13.8*13.8*1E+030/([.B57]*[.B57]+1/9.3/9.3*1E+030)" office:value-type="float" office:value="0.981096212457678" calcext:value-type="float">
            <text:p>0.9810962125</text:p>
          </table:table-cell>
          <table:table-cell table:style-name="ce2" table:formula="of:=13.8*13.8/9.3*1E+045/[.B57]/([.B57]*[.B57]+1/9.3/9.3*1E+030)" office:value-type="float" office:value="0.0000202516986218243" calcext:value-type="float">
            <text:p>2.02516986218243E-005</text:p>
          </table:table-cell>
          <table:table-cell table:formula="of:=[.B57]/[.P57]" office:value-type="float" office:value="334798667.186651" calcext:value-type="float">
            <text:p>334798667.186651</text:p>
          </table:table-cell>
          <table:table-cell table:formula="of:=[.H57]*SQRT(0.5)" office:value-type="float" office:value="236738407.899899" calcext:value-type="float">
            <text:p>236738407.899899</text:p>
          </table:table-cell>
          <table:table-cell table:formula="of:=-[.H57]*0.5" office:value-type="float" office:value="-167399333.593325" calcext:value-type="float">
            <text:p>-167399333.593325</text:p>
          </table:table-cell>
          <table:table-cell table:formula="of:=[.H57]*SQRT(3)/2" office:value-type="float" office:value="289944150.936811" calcext:value-type="float">
            <text:p>289944150.936811</text:p>
          </table:table-cell>
          <table:table-cell table:formula="of:=([.B57]/[.P57])*SQRT(SQRT(([.D57]*[.D57]+[.E57]*[.E57])/((1+[.D57])*(1+[.D57])+[.E57]*[.E57])))*COS((ATAN([.E57]/[.D57])-ATAN([.E57]/(1+[.D57])))/2)" office:value-type="float" office:value="439786983.976145" calcext:value-type="float">
            <text:p>439786983.976145</text:p>
          </table:table-cell>
          <table:table-cell table:style-name="ce2" table:formula="of:=([.B57]/[.P57])*SQRT(SQRT(([.D57]*[.D57]+[.E57]*[.E57])/((1+[.D57])*(1+[.D57])+[.E57]*[.E57])))*SIN((ATAN([.E57]/[.D57])-ATAN([.E57]/(1+[.D57])))/2)" office:value-type="float" office:value="-255575677.146637" calcext:value-type="float">
            <text:p>-255575677.146637</text:p>
          </table:table-cell>
          <table:table-cell table:formula="of:=([.B57]/[.P57])*SQRT(SQRT(([.F57]*[.F57]+[.G57]*[.G57])/((1+[.F57])*(1+[.F57])+[.G57]*[.G57])))*COS((ATAN([.G57]/[.F57])-ATAN([.G57]/(1+[.F57])))/2)" office:value-type="float" office:value="235606211.612413" calcext:value-type="float">
            <text:p>235606211.612413</text:p>
          </table:table-cell>
          <table:table-cell table:style-name="ce2" table:formula="of:=([.B57]/[.P57])*SQRT(SQRT(([.F57]*[.F57]+[.G57]*[.G57])/((1+[.F57])*(1+[.F57])+[.G57]*[.G57])))*SIN((ATAN([.G57]/[.F57])-ATAN([.G57]/(1+[.F57])))/2)" office:value-type="float" office:value="1227.44214045428" calcext:value-type="float">
            <text:p>1227.44214045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487.9" calcext:value-type="float">
            <text:p>15487.9</text:p>
          </table:table-cell>
          <table:table-cell table:style-name="ce1" table:formula="of:=[.A58]*1000000000000*2*PI()" office:value-type="float" office:value="9.73133457190667E+016" calcext:value-type="float">
            <text:p>9.73E+16</text:p>
          </table:table-cell>
          <table:table-cell table:style-name="ce1" table:formula="of:=[.P58]/([.A58]*1000000000000)*1000000" office:value-type="float" office:value="0.0193565595077448" calcext:value-type="float">
            <text:p>1.94E-02</text:p>
          </table:table-cell>
          <table:table-cell office:value-type="float" office:value="-0.756058" calcext:value-type="float">
            <text:p>-0.756058</text:p>
          </table:table-cell>
          <table:table-cell office:value-type="float" office:value="0.251958" calcext:value-type="float">
            <text:p>0.251958</text:p>
          </table:table-cell>
          <table:table-cell table:style-name="ce2" table:formula="of:=1-13.8*13.8*1E+030/([.B58]*[.B58]+1/9.3/9.3*1E+030)" office:value-type="float" office:value="0.979889964647062" calcext:value-type="float">
            <text:p>0.9798899646</text:p>
          </table:table-cell>
          <table:table-cell table:style-name="ce2" table:formula="of:=13.8*13.8/9.3*1E+045/[.B58]/([.B58]*[.B58]+1/9.3/9.3*1E+030)" office:value-type="float" office:value="0.0000222206869655016" calcext:value-type="float">
            <text:p>2.22206869655016E-005</text:p>
          </table:table-cell>
          <table:table-cell table:formula="of:=[.B58]/[.P58]" office:value-type="float" office:value="324602381.154854" calcext:value-type="float">
            <text:p>324602381.154854</text:p>
          </table:table-cell>
          <table:table-cell table:formula="of:=[.H58]*SQRT(0.5)" office:value-type="float" office:value="229528544.903898" calcext:value-type="float">
            <text:p>229528544.903898</text:p>
          </table:table-cell>
          <table:table-cell table:formula="of:=-[.H58]*0.5" office:value-type="float" office:value="-162301190.577427" calcext:value-type="float">
            <text:p>-162301190.577427</text:p>
          </table:table-cell>
          <table:table-cell table:formula="of:=[.H58]*SQRT(3)/2" office:value-type="float" office:value="281113908.209023" calcext:value-type="float">
            <text:p>281113908.209023</text:p>
          </table:table-cell>
          <table:table-cell table:formula="of:=([.B58]/[.P58])*SQRT(SQRT(([.D58]*[.D58]+[.E58]*[.E58])/((1+[.D58])*(1+[.D58])+[.E58]*[.E58])))*COS((ATAN([.E58]/[.D58])-ATAN([.E58]/(1+[.D58])))/2)" office:value-type="float" office:value="414159751.13991" calcext:value-type="float">
            <text:p>414159751.13991</text:p>
          </table:table-cell>
          <table:table-cell table:style-name="ce2" table:formula="of:=([.B58]/[.P58])*SQRT(SQRT(([.D58]*[.D58]+[.E58]*[.E58])/((1+[.D58])*(1+[.D58])+[.E58]*[.E58])))*SIN((ATAN([.E58]/[.D58])-ATAN([.E58]/(1+[.D58])))/2)" office:value-type="float" office:value="-260592543.153073" calcext:value-type="float">
            <text:p>-260592543.153073</text:p>
          </table:table-cell>
          <table:table-cell table:formula="of:=([.B58]/[.P58])*SQRT(SQRT(([.F58]*[.F58]+[.G58]*[.G58])/((1+[.F58])*(1+[.F58])+[.G58]*[.G58])))*COS((ATAN([.G58]/[.F58])-ATAN([.G58]/(1+[.F58])))/2)" office:value-type="float" office:value="228359892.105469" calcext:value-type="float">
            <text:p>228359892.105469</text:p>
          </table:table-cell>
          <table:table-cell table:style-name="ce2" table:formula="of:=([.B58]/[.P58])*SQRT(SQRT(([.F58]*[.F58]+[.G58]*[.G58])/((1+[.F58])*(1+[.F58])+[.G58]*[.G58])))*SIN((ATAN([.G58]/[.F58])-ATAN([.G58]/(1+[.F58])))/2)" office:value-type="float" office:value="1307.76271222541" calcext:value-type="float">
            <text:p>1307.76271222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1" table:formula="of:=[.A59]*1000000000000*2*PI()" office:value-type="float" office:value="9.42477796076938E+016" calcext:value-type="float">
            <text:p>9.42E+16</text:p>
          </table:table-cell>
          <table:table-cell table:style-name="ce1" table:formula="of:=[.P59]/([.A59]*1000000000000)*1000000" office:value-type="float" office:value="0.0199861638666667" calcext:value-type="float">
            <text:p>2.00E-02</text:p>
          </table:table-cell>
          <table:table-cell office:value-type="float" office:value="-0.762217" calcext:value-type="float">
            <text:p>-0.762217</text:p>
          </table:table-cell>
          <table:table-cell office:value-type="float" office:value="0.268008" calcext:value-type="float">
            <text:p>0.268008</text:p>
          </table:table-cell>
          <table:table-cell table:style-name="ce2" table:formula="of:=1-13.8*13.8*1E+030/([.B59]*[.B59]+1/9.3/9.3*1E+030)" office:value-type="float" office:value="0.978560465447899" calcext:value-type="float">
            <text:p>0.9785604654</text:p>
          </table:table-cell>
          <table:table-cell table:style-name="ce2" table:formula="of:=13.8*13.8/9.3*1E+045/[.B59]/([.B59]*[.B59]+1/9.3/9.3*1E+030)" office:value-type="float" office:value="0.0000244602716957446" calcext:value-type="float">
            <text:p>2.44602716957446E-005</text:p>
          </table:table-cell>
          <table:table-cell table:formula="of:=[.B59]/[.P59]" office:value-type="float" office:value="314376753.292752" calcext:value-type="float">
            <text:p>314376753.292752</text:p>
          </table:table-cell>
          <table:table-cell table:formula="of:=[.H59]*SQRT(0.5)" office:value-type="float" office:value="222297934.100715" calcext:value-type="float">
            <text:p>222297934.100715</text:p>
          </table:table-cell>
          <table:table-cell table:formula="of:=-[.H59]*0.5" office:value-type="float" office:value="-157188376.646376" calcext:value-type="float">
            <text:p>-157188376.646376</text:p>
          </table:table-cell>
          <table:table-cell table:formula="of:=[.H59]*SQRT(3)/2" office:value-type="float" office:value="272258254.710797" calcext:value-type="float">
            <text:p>272258254.710797</text:p>
          </table:table-cell>
          <table:table-cell table:formula="of:=([.B59]/[.P59])*SQRT(SQRT(([.D59]*[.D59]+[.E59]*[.E59])/((1+[.D59])*(1+[.D59])+[.E59]*[.E59])))*COS((ATAN([.E59]/[.D59])-ATAN([.E59]/(1+[.D59])))/2)" office:value-type="float" office:value="391863644.300323" calcext:value-type="float">
            <text:p>391863644.300323</text:p>
          </table:table-cell>
          <table:table-cell table:style-name="ce2" table:formula="of:=([.B59]/[.P59])*SQRT(SQRT(([.D59]*[.D59]+[.E59]*[.E59])/((1+[.D59])*(1+[.D59])+[.E59]*[.E59])))*SIN((ATAN([.E59]/[.D59])-ATAN([.E59]/(1+[.D59])))/2)" office:value-type="float" office:value="-263283312.896469" calcext:value-type="float">
            <text:p>-263283312.896469</text:p>
          </table:table-cell>
          <table:table-cell table:formula="of:=([.B59]/[.P59])*SQRT(SQRT(([.F59]*[.F59]+[.G59]*[.G59])/((1+[.F59])*(1+[.F59])+[.G59]*[.G59])))*COS((ATAN([.G59]/[.F59])-ATAN([.G59]/(1+[.F59])))/2)" office:value-type="float" office:value="221090251.653378" calcext:value-type="float">
            <text:p>221090251.653378</text:p>
          </table:table-cell>
          <table:table-cell table:style-name="ce2" table:formula="of:=([.B59]/[.P59])*SQRT(SQRT(([.F59]*[.F59]+[.G59]*[.G59])/((1+[.F59])*(1+[.F59])+[.G59]*[.G59])))*SIN((ATAN([.G59]/[.F59])-ATAN([.G59]/(1+[.F59])))/2)" office:value-type="float" office:value="1396.57377309255" calcext:value-type="float">
            <text:p>1396.573773092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4520.8" calcext:value-type="float">
            <text:p>14520.8</text:p>
          </table:table-cell>
          <table:table-cell table:style-name="ce1" table:formula="of:=[.A60]*1000000000000*2*PI()" office:value-type="float" office:value="9.12368772084933E+016" calcext:value-type="float">
            <text:p>9.12E+16</text:p>
          </table:table-cell>
          <table:table-cell table:style-name="ce1" table:formula="of:=[.P60]/([.A60]*1000000000000)*1000000" office:value-type="float" office:value="0.0206457259930582" calcext:value-type="float">
            <text:p>2.06E-02</text:p>
          </table:table-cell>
          <table:table-cell office:value-type="float" office:value="-0.771013" calcext:value-type="float">
            <text:p>-0.771013</text:p>
          </table:table-cell>
          <table:table-cell office:value-type="float" office:value="0.279612" calcext:value-type="float">
            <text:p>0.279612</text:p>
          </table:table-cell>
          <table:table-cell table:style-name="ce2" table:formula="of:=1-13.8*13.8*1E+030/([.B60]*[.B60]+1/9.3/9.3*1E+030)" office:value-type="float" office:value="0.977122069026925" calcext:value-type="float">
            <text:p>0.977122069</text:p>
          </table:table-cell>
          <table:table-cell table:style-name="ce2" table:formula="of:=13.8*13.8/9.3*1E+045/[.B60]/([.B60]*[.B60]+1/9.3/9.3*1E+030)" office:value-type="float" office:value="0.0000269627003139146" calcext:value-type="float">
            <text:p>2.69627003139146E-005</text:p>
          </table:table-cell>
          <table:table-cell table:formula="of:=[.B60]/[.P60]" office:value-type="float" office:value="304333463.94756" calcext:value-type="float">
            <text:p>304333463.94756</text:p>
          </table:table-cell>
          <table:table-cell table:formula="of:=[.H60]*SQRT(0.5)" office:value-type="float" office:value="215196256.099311" calcext:value-type="float">
            <text:p>215196256.099311</text:p>
          </table:table-cell>
          <table:table-cell table:formula="of:=-[.H60]*0.5" office:value-type="float" office:value="-152166731.97378" calcext:value-type="float">
            <text:p>-152166731.97378</text:p>
          </table:table-cell>
          <table:table-cell table:formula="of:=[.H60]*SQRT(3)/2" office:value-type="float" office:value="263560511.000302" calcext:value-type="float">
            <text:p>263560511.000302</text:p>
          </table:table-cell>
          <table:table-cell table:formula="of:=([.B60]/[.P60])*SQRT(SQRT(([.D60]*[.D60]+[.E60]*[.E60])/((1+[.D60])*(1+[.D60])+[.E60]*[.E60])))*COS((ATAN([.E60]/[.D60])-ATAN([.E60]/(1+[.D60])))/2)" office:value-type="float" office:value="374119915.867965" calcext:value-type="float">
            <text:p>374119915.867965</text:p>
          </table:table-cell>
          <table:table-cell table:style-name="ce2" table:formula="of:=([.B60]/[.P60])*SQRT(SQRT(([.D60]*[.D60]+[.E60]*[.E60])/((1+[.D60])*(1+[.D60])+[.E60]*[.E60])))*SIN((ATAN([.E60]/[.D60])-ATAN([.E60]/(1+[.D60])))/2)" office:value-type="float" office:value="-264979116.636438" calcext:value-type="float">
            <text:p>-264979116.636438</text:p>
          </table:table-cell>
          <table:table-cell table:formula="of:=([.B60]/[.P60])*SQRT(SQRT(([.F60]*[.F60]+[.G60]*[.G60])/((1+[.F60])*(1+[.F60])+[.G60]*[.G60])))*COS((ATAN([.G60]/[.F60])-ATAN([.G60]/(1+[.F60])))/2)" office:value-type="float" office:value="213947580.007755" calcext:value-type="float">
            <text:p>213947580.007755</text:p>
          </table:table-cell>
          <table:table-cell table:style-name="ce2" table:formula="of:=([.B60]/[.P60])*SQRT(SQRT(([.F60]*[.F60]+[.G60]*[.G60])/((1+[.F60])*(1+[.F60])+[.G60]*[.G60])))*SIN((ATAN([.G60]/[.F60])-ATAN([.G60]/(1+[.F60])))/2)" office:value-type="float" office:value="1492.99537092101" calcext:value-type="float">
            <text:p>1492.99537092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4031.8" calcext:value-type="float">
            <text:p>14031.8</text:p>
          </table:table-cell>
          <table:table-cell table:style-name="ce1" table:formula="of:=[.A61]*1000000000000*2*PI()" office:value-type="float" office:value="8.81643995932825E+016" calcext:value-type="float">
            <text:p>8.82E+16</text:p>
          </table:table-cell>
          <table:table-cell table:style-name="ce1" table:formula="of:=[.P61]/([.A61]*1000000000000)*1000000" office:value-type="float" office:value="0.0213652174346841" calcext:value-type="float">
            <text:p>2.14E-02</text:p>
          </table:table-cell>
          <table:table-cell office:value-type="float" office:value="-0.768877" calcext:value-type="float">
            <text:p>-0.768877</text:p>
          </table:table-cell>
          <table:table-cell office:value-type="float" office:value="0.285852" calcext:value-type="float">
            <text:p>0.285852</text:p>
          </table:table-cell>
          <table:table-cell table:style-name="ce2" table:formula="of:=1-13.8*13.8*1E+030/([.B61]*[.B61]+1/9.3/9.3*1E+030)" office:value-type="float" office:value="0.975499721661583" calcext:value-type="float">
            <text:p>0.9754997217</text:p>
          </table:table-cell>
          <table:table-cell table:style-name="ce2" table:formula="of:=13.8*13.8/9.3*1E+045/[.B61]/([.B61]*[.B61]+1/9.3/9.3*1E+030)" office:value-type="float" office:value="0.0000298809785260914" calcext:value-type="float">
            <text:p>0.000029881</text:p>
          </table:table-cell>
          <table:table-cell table:formula="of:=[.B61]/[.P61]" office:value-type="float" office:value="294084781.790216" calcext:value-type="float">
            <text:p>294084781.790216</text:p>
          </table:table-cell>
          <table:table-cell table:formula="of:=[.H61]*SQRT(0.5)" office:value-type="float" office:value="207949343.447628" calcext:value-type="float">
            <text:p>207949343.447628</text:p>
          </table:table-cell>
          <table:table-cell table:formula="of:=-[.H61]*0.5" office:value-type="float" office:value="-147042390.895108" calcext:value-type="float">
            <text:p>-147042390.895108</text:p>
          </table:table-cell>
          <table:table-cell table:formula="of:=[.H61]*SQRT(3)/2" office:value-type="float" office:value="254684891.89673" calcext:value-type="float">
            <text:p>254684891.89673</text:p>
          </table:table-cell>
          <table:table-cell table:formula="of:=([.B61]/[.P61])*SQRT(SQRT(([.D61]*[.D61]+[.E61]*[.E61])/((1+[.D61])*(1+[.D61])+[.E61]*[.E61])))*COS((ATAN([.E61]/[.D61])-ATAN([.E61]/(1+[.D61])))/2)" office:value-type="float" office:value="356672632.188009" calcext:value-type="float">
            <text:p>356672632.188009</text:p>
          </table:table-cell>
          <table:table-cell table:style-name="ce2" table:formula="of:=([.B61]/[.P61])*SQRT(SQRT(([.D61]*[.D61]+[.E61]*[.E61])/((1+[.D61])*(1+[.D61])+[.E61]*[.E61])))*SIN((ATAN([.E61]/[.D61])-ATAN([.E61]/(1+[.D61])))/2)" office:value-type="float" office:value="-256470446.063138" calcext:value-type="float">
            <text:p>-256470446.063138</text:p>
          </table:table-cell>
          <table:table-cell table:formula="of:=([.B61]/[.P61])*SQRT(SQRT(([.F61]*[.F61]+[.G61]*[.G61])/((1+[.F61])*(1+[.F61])+[.G61]*[.G61])))*COS((ATAN([.G61]/[.F61])-ATAN([.G61]/(1+[.F61])))/2)" office:value-type="float" office:value="206655819.610804" calcext:value-type="float">
            <text:p>206655819.610804</text:p>
          </table:table-cell>
          <table:table-cell table:style-name="ce2" table:formula="of:=([.B61]/[.P61])*SQRT(SQRT(([.F61]*[.F61]+[.G61]*[.G61])/((1+[.F61])*(1+[.F61])+[.G61]*[.G61])))*SIN((ATAN([.G61]/[.F61])-ATAN([.G61]/(1+[.F61])))/2)" office:value-type="float" office:value="1602.1690456473" calcext:value-type="float">
            <text:p>1602.16904564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550.1" calcext:value-type="float">
            <text:p>13550.1</text:p>
          </table:table-cell>
          <table:table-cell table:style-name="ce1" table:formula="of:=[.A62]*1000000000000*2*PI()" office:value-type="float" office:value="8.51377892308141E+016" calcext:value-type="float">
            <text:p>8.51E+16</text:p>
          </table:table-cell>
          <table:table-cell table:style-name="ce1" table:formula="of:=[.P62]/([.A62]*1000000000000)*1000000" office:value-type="float" office:value="0.0221247413672224" calcext:value-type="float">
            <text:p>2.21E-02</text:p>
          </table:table-cell>
          <table:table-cell office:value-type="float" office:value="-0.761977" calcext:value-type="float">
            <text:p>-0.761977</text:p>
          </table:table-cell>
          <table:table-cell office:value-type="float" office:value="0.292752" calcext:value-type="float">
            <text:p>0.292752</text:p>
          </table:table-cell>
          <table:table-cell table:style-name="ce2" table:formula="of:=1-13.8*13.8*1E+030/([.B62]*[.B62]+1/9.3/9.3*1E+030)" office:value-type="float" office:value="0.97372681386149" calcext:value-type="float">
            <text:p>0.9737268139</text:p>
          </table:table-cell>
          <table:table-cell table:style-name="ce2" table:formula="of:=13.8*13.8/9.3*1E+045/[.B62]/([.B62]*[.B62]+1/9.3/9.3*1E+030)" office:value-type="float" office:value="0.0000331823718216998" calcext:value-type="float">
            <text:p>3.31823718216998E-005</text:p>
          </table:table-cell>
          <table:table-cell table:formula="of:=[.B62]/[.P62]" office:value-type="float" office:value="283989096.319475" calcext:value-type="float">
            <text:p>283989096.319475</text:p>
          </table:table-cell>
          <table:table-cell table:formula="of:=[.H62]*SQRT(0.5)" office:value-type="float" office:value="200810615.79054" calcext:value-type="float">
            <text:p>200810615.79054</text:p>
          </table:table-cell>
          <table:table-cell table:formula="of:=-[.H62]*0.5" office:value-type="float" office:value="-141994548.159737" calcext:value-type="float">
            <text:p>-141994548.159737</text:p>
          </table:table-cell>
          <table:table-cell table:formula="of:=[.H62]*SQRT(3)/2" office:value-type="float" office:value="245941771.810451" calcext:value-type="float">
            <text:p>245941771.810451</text:p>
          </table:table-cell>
          <table:table-cell table:formula="of:=([.B62]/[.P62])*SQRT(SQRT(([.D62]*[.D62]+[.E62]*[.E62])/((1+[.D62])*(1+[.D62])+[.E62]*[.E62])))*COS((ATAN([.E62]/[.D62])-ATAN([.E62]/(1+[.D62])))/2)" office:value-type="float" office:value="338140627.846049" calcext:value-type="float">
            <text:p>338140627.846049</text:p>
          </table:table-cell>
          <table:table-cell table:style-name="ce2" table:formula="of:=([.B62]/[.P62])*SQRT(SQRT(([.D62]*[.D62]+[.E62]*[.E62])/((1+[.D62])*(1+[.D62])+[.E62]*[.E62])))*SIN((ATAN([.E62]/[.D62])-ATAN([.E62]/(1+[.D62])))/2)" office:value-type="float" office:value="-245240330.792316" calcext:value-type="float">
            <text:p>-245240330.792316</text:p>
          </table:table-cell>
          <table:table-cell table:formula="of:=([.B62]/[.P62])*SQRT(SQRT(([.F62]*[.F62]+[.G62]*[.G62])/((1+[.F62])*(1+[.F62])+[.G62]*[.G62])))*COS((ATAN([.G62]/[.F62])-ATAN([.G62]/(1+[.F62])))/2)" office:value-type="float" office:value="199469596.87514" calcext:value-type="float">
            <text:p>199469596.87514</text:p>
          </table:table-cell>
          <table:table-cell table:style-name="ce2" table:formula="of:=([.B62]/[.P62])*SQRT(SQRT(([.F62]*[.F62]+[.G62]*[.G62])/((1+[.F62])*(1+[.F62])+[.G62]*[.G62])))*SIN((ATAN([.G62]/[.F62])-ATAN([.G62]/(1+[.F62])))/2)" office:value-type="float" office:value="1721.98739773352" calcext:value-type="float">
            <text:p>1721.987397733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066.2" calcext:value-type="float">
            <text:p>13066.2</text:p>
          </table:table-cell>
          <table:table-cell table:style-name="ce1" table:formula="of:=[.A63]*1000000000000*2*PI()" office:value-type="float" office:value="8.20973558606699E+016" calcext:value-type="float">
            <text:p>8.21E+16</text:p>
          </table:table-cell>
          <table:table-cell table:style-name="ce1" table:formula="of:=[.P63]/([.A63]*1000000000000)*1000000" office:value-type="float" office:value="0.0229441197899925" calcext:value-type="float">
            <text:p>2.29E-02</text:p>
          </table:table-cell>
          <table:table-cell office:value-type="float" office:value="-0.751504" calcext:value-type="float">
            <text:p>-0.751504</text:p>
          </table:table-cell>
          <table:table-cell office:value-type="float" office:value="0.30528" calcext:value-type="float">
            <text:p>0.30528</text:p>
          </table:table-cell>
          <table:table-cell table:style-name="ce2" table:formula="of:=1-13.8*13.8*1E+030/([.B63]*[.B63]+1/9.3/9.3*1E+030)" office:value-type="float" office:value="0.971744754305916" calcext:value-type="float">
            <text:p>0.9717447543</text:p>
          </table:table-cell>
          <table:table-cell table:style-name="ce2" table:formula="of:=13.8*13.8/9.3*1E+045/[.B63]/([.B63]*[.B63]+1/9.3/9.3*1E+030)" office:value-type="float" office:value="0.0000370072632654054" calcext:value-type="float">
            <text:p>3.70072632654054E-005</text:p>
          </table:table-cell>
          <table:table-cell table:formula="of:=[.B63]/[.P63]" office:value-type="float" office:value="273847302.258251" calcext:value-type="float">
            <text:p>273847302.258251</text:p>
          </table:table-cell>
          <table:table-cell table:formula="of:=[.H63]*SQRT(0.5)" office:value-type="float" office:value="193639284.436451" calcext:value-type="float">
            <text:p>193639284.436451</text:p>
          </table:table-cell>
          <table:table-cell table:formula="of:=-[.H63]*0.5" office:value-type="float" office:value="-136923651.129125" calcext:value-type="float">
            <text:p>-136923651.129125</text:p>
          </table:table-cell>
          <table:table-cell table:formula="of:=[.H63]*SQRT(3)/2" office:value-type="float" office:value="237158720.513481" calcext:value-type="float">
            <text:p>237158720.513481</text:p>
          </table:table-cell>
          <table:table-cell table:formula="of:=([.B63]/[.P63])*SQRT(SQRT(([.D63]*[.D63]+[.E63]*[.E63])/((1+[.D63])*(1+[.D63])+[.E63]*[.E63])))*COS((ATAN([.E63]/[.D63])-ATAN([.E63]/(1+[.D63])))/2)" office:value-type="float" office:value="316078540.228273" calcext:value-type="float">
            <text:p>316078540.228273</text:p>
          </table:table-cell>
          <table:table-cell table:style-name="ce2" table:formula="of:=([.B63]/[.P63])*SQRT(SQRT(([.D63]*[.D63]+[.E63]*[.E63])/((1+[.D63])*(1+[.D63])+[.E63]*[.E63])))*SIN((ATAN([.E63]/[.D63])-ATAN([.E63]/(1+[.D63])))/2)" office:value-type="float" office:value="-233727340.551628" calcext:value-type="float">
            <text:p>-233727340.551628</text:p>
          </table:table-cell>
          <table:table-cell table:formula="of:=([.B63]/[.P63])*SQRT(SQRT(([.F63]*[.F63]+[.G63]*[.G63])/((1+[.F63])*(1+[.F63])+[.G63]*[.G63])))*COS((ATAN([.G63]/[.F63])-ATAN([.G63]/(1+[.F63])))/2)" office:value-type="float" office:value="192246845.529324" calcext:value-type="float">
            <text:p>192246845.529324</text:p>
          </table:table-cell>
          <table:table-cell table:style-name="ce2" table:formula="of:=([.B63]/[.P63])*SQRT(SQRT(([.F63]*[.F63]+[.G63]*[.G63])/((1+[.F63])*(1+[.F63])+[.G63]*[.G63])))*SIN((ATAN([.G63]/[.F63])-ATAN([.G63]/(1+[.F63])))/2)" office:value-type="float" office:value="1856.57841564167" calcext:value-type="float">
            <text:p>1856.578415641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583.9" calcext:value-type="float">
            <text:p>12583.9</text:p>
          </table:table-cell>
          <table:table-cell table:style-name="ce1" table:formula="of:=[.A64]*1000000000000*2*PI()" office:value-type="float" office:value="7.90669755870172E+016" calcext:value-type="float">
            <text:p>7.91E+16</text:p>
          </table:table-cell>
          <table:table-cell table:style-name="ce1" table:formula="of:=[.P64]/([.A64]*1000000000000)*1000000" office:value-type="float" office:value="0.0238234933526172" calcext:value-type="float">
            <text:p>2.38E-02</text:p>
          </table:table-cell>
          <table:table-cell office:value-type="float" office:value="-0.740021" calcext:value-type="float">
            <text:p>-0.740021</text:p>
          </table:table-cell>
          <table:table-cell office:value-type="float" office:value="0.31882" calcext:value-type="float">
            <text:p>0.31882</text:p>
          </table:table-cell>
          <table:table-cell table:style-name="ce2" table:formula="of:=1-13.8*13.8*1E+030/([.B64]*[.B64]+1/9.3/9.3*1E+030)" office:value-type="float" office:value="0.969537389608765" calcext:value-type="float">
            <text:p>0.9695373896</text:p>
          </table:table-cell>
          <table:table-cell table:style-name="ce2" table:formula="of:=13.8*13.8/9.3*1E+045/[.B64]/([.B64]*[.B64]+1/9.3/9.3*1E+030)" office:value-type="float" office:value="0.0000414275300163582" calcext:value-type="float">
            <text:p>4.14275300163582E-005</text:p>
          </table:table-cell>
          <table:table-cell table:formula="of:=[.B64]/[.P64]" office:value-type="float" office:value="263739041.717378" calcext:value-type="float">
            <text:p>263739041.717378</text:p>
          </table:table-cell>
          <table:table-cell table:formula="of:=[.H64]*SQRT(0.5)" office:value-type="float" office:value="186491664.862" calcext:value-type="float">
            <text:p>186491664.862</text:p>
          </table:table-cell>
          <table:table-cell table:formula="of:=-[.H64]*0.5" office:value-type="float" office:value="-131869520.858689" calcext:value-type="float">
            <text:p>-131869520.858689</text:p>
          </table:table-cell>
          <table:table-cell table:formula="of:=[.H64]*SQRT(3)/2" office:value-type="float" office:value="228404710.097013" calcext:value-type="float">
            <text:p>228404710.097013</text:p>
          </table:table-cell>
          <table:table-cell table:formula="of:=([.B64]/[.P64])*SQRT(SQRT(([.D64]*[.D64]+[.E64]*[.E64])/((1+[.D64])*(1+[.D64])+[.E64]*[.E64])))*COS((ATAN([.E64]/[.D64])-ATAN([.E64]/(1+[.D64])))/2)" office:value-type="float" office:value="294568675.530922" calcext:value-type="float">
            <text:p>294568675.530922</text:p>
          </table:table-cell>
          <table:table-cell table:style-name="ce2" table:formula="of:=([.B64]/[.P64])*SQRT(SQRT(([.D64]*[.D64]+[.E64]*[.E64])/((1+[.D64])*(1+[.D64])+[.E64]*[.E64])))*SIN((ATAN([.E64]/[.D64])-ATAN([.E64]/(1+[.D64])))/2)" office:value-type="float" office:value="-222426722.033108" calcext:value-type="float">
            <text:p>-222426722.033108</text:p>
          </table:table-cell>
          <table:table-cell table:formula="of:=([.B64]/[.P64])*SQRT(SQRT(([.F64]*[.F64]+[.G64]*[.G64])/((1+[.F64])*(1+[.F64])+[.G64]*[.G64])))*COS((ATAN([.G64]/[.F64])-ATAN([.G64]/(1+[.F64])))/2)" office:value-type="float" office:value="185043822.027791" calcext:value-type="float">
            <text:p>185043822.027791</text:p>
          </table:table-cell>
          <table:table-cell table:style-name="ce2" table:formula="of:=([.B64]/[.P64])*SQRT(SQRT(([.F64]*[.F64]+[.G64]*[.G64])/((1+[.F64])*(1+[.F64])+[.G64]*[.G64])))*SIN((ATAN([.G64]/[.F64])-ATAN([.G64]/(1+[.F64])))/2)" office:value-type="float" office:value="2007.2656042154" calcext:value-type="float">
            <text:p>2007.26560421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096.8" calcext:value-type="float">
            <text:p>12096.8</text:p>
          </table:table-cell>
          <table:table-cell table:style-name="ce1" table:formula="of:=[.A65]*1000000000000*2*PI()" office:value-type="float" office:value="7.600643602389E+016" calcext:value-type="float">
            <text:p>7.60E+16</text:p>
          </table:table-cell>
          <table:table-cell table:style-name="ce1" table:formula="of:=[.P65]/([.A65]*1000000000000)*1000000" office:value-type="float" office:value="0.024782790324714" calcext:value-type="float">
            <text:p>2.48E-02</text:p>
          </table:table-cell>
          <table:table-cell office:value-type="float" office:value="-0.7272" calcext:value-type="float">
            <text:p>-0.7272</text:p>
          </table:table-cell>
          <table:table-cell office:value-type="float" office:value="0.337824" calcext:value-type="float">
            <text:p>0.337824</text:p>
          </table:table-cell>
          <table:table-cell table:style-name="ce2" table:formula="of:=1-13.8*13.8*1E+030/([.B65]*[.B65]+1/9.3/9.3*1E+030)" office:value-type="float" office:value="0.967034735392301" calcext:value-type="float">
            <text:p>0.9670347354</text:p>
          </table:table-cell>
          <table:table-cell table:style-name="ce2" table:formula="of:=13.8*13.8/9.3*1E+045/[.B65]/([.B65]*[.B65]+1/9.3/9.3*1E+030)" office:value-type="float" office:value="0.0000466362099551747" calcext:value-type="float">
            <text:p>4.66362099551747E-005</text:p>
          </table:table-cell>
          <table:table-cell table:formula="of:=[.B65]/[.P65]" office:value-type="float" office:value="253530180.615451" calcext:value-type="float">
            <text:p>253530180.615451</text:p>
          </table:table-cell>
          <table:table-cell table:formula="of:=[.H65]*SQRT(0.5)" office:value-type="float" office:value="179272909.948636" calcext:value-type="float">
            <text:p>179272909.948636</text:p>
          </table:table-cell>
          <table:table-cell table:formula="of:=-[.H65]*0.5" office:value-type="float" office:value="-126765090.307726" calcext:value-type="float">
            <text:p>-126765090.307726</text:p>
          </table:table-cell>
          <table:table-cell table:formula="of:=[.H65]*SQRT(3)/2" office:value-type="float" office:value="219563577.039038" calcext:value-type="float">
            <text:p>219563577.039038</text:p>
          </table:table-cell>
          <table:table-cell table:formula="of:=([.B65]/[.P65])*SQRT(SQRT(([.D65]*[.D65]+[.E65]*[.E65])/((1+[.D65])*(1+[.D65])+[.E65]*[.E65])))*COS((ATAN([.E65]/[.D65])-ATAN([.E65]/(1+[.D65])))/2)" office:value-type="float" office:value="271496292.526841" calcext:value-type="float">
            <text:p>271496292.526841</text:p>
          </table:table-cell>
          <table:table-cell table:style-name="ce2" table:formula="of:=([.B65]/[.P65])*SQRT(SQRT(([.D65]*[.D65]+[.E65]*[.E65])/((1+[.D65])*(1+[.D65])+[.E65]*[.E65])))*SIN((ATAN([.E65]/[.D65])-ATAN([.E65]/(1+[.D65])))/2)" office:value-type="float" office:value="-212100237.340828" calcext:value-type="float">
            <text:p>-212100237.340828</text:p>
          </table:table-cell>
          <table:table-cell table:formula="of:=([.B65]/[.P65])*SQRT(SQRT(([.F65]*[.F65]+[.G65]*[.G65])/((1+[.F65])*(1+[.F65])+[.G65]*[.G65])))*COS((ATAN([.G65]/[.F65])-ATAN([.G65]/(1+[.F65])))/2)" office:value-type="float" office:value="177764357.882918" calcext:value-type="float">
            <text:p>177764357.882918</text:p>
          </table:table-cell>
          <table:table-cell table:style-name="ce2" table:formula="of:=([.B65]/[.P65])*SQRT(SQRT(([.F65]*[.F65]+[.G65]*[.G65])/((1+[.F65])*(1+[.F65])+[.G65]*[.G65])))*SIN((ATAN([.G65]/[.F65])-ATAN([.G65]/(1+[.F65])))/2)" office:value-type="float" office:value="2179.13350372462" calcext:value-type="float">
            <text:p>2179.13350372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857.7" calcext:value-type="float">
            <text:p>11857.7</text:p>
          </table:table-cell>
          <table:table-cell table:style-name="ce1" table:formula="of:=[.A66]*1000000000000*2*PI()" office:value-type="float" office:value="7.45041264169434E+016" calcext:value-type="float">
            <text:p>7.45E+16</text:p>
          </table:table-cell>
          <table:table-cell table:style-name="ce1" table:formula="of:=[.P66]/([.A66]*1000000000000)*1000000" office:value-type="float" office:value="0.0252825133035918" calcext:value-type="float">
            <text:p>2.53E-02</text:p>
          </table:table-cell>
          <table:table-cell office:value-type="float" office:value="-0.71941" calcext:value-type="float">
            <text:p>-0.71941</text:p>
          </table:table-cell>
          <table:table-cell office:value-type="float" office:value="0.349746" calcext:value-type="float">
            <text:p>0.349746</text:p>
          </table:table-cell>
          <table:table-cell table:style-name="ce2" table:formula="of:=1-13.8*13.8*1E+030/([.B66]*[.B66]+1/9.3/9.3*1E+030)" office:value-type="float" office:value="0.965691904168659" calcext:value-type="float">
            <text:p>0.9656919042</text:p>
          </table:table-cell>
          <table:table-cell table:style-name="ce2" table:formula="of:=13.8*13.8/9.3*1E+045/[.B66]/([.B66]*[.B66]+1/9.3/9.3*1E+030)" office:value-type="float" office:value="0.000049514607310003" calcext:value-type="float">
            <text:p>4.9514607310003E-005</text:p>
          </table:table-cell>
          <table:table-cell table:formula="of:=[.B66]/[.P66]" office:value-type="float" office:value="248519015.167965" calcext:value-type="float">
            <text:p>248519015.167965</text:p>
          </table:table-cell>
          <table:table-cell table:formula="of:=[.H66]*SQRT(0.5)" office:value-type="float" office:value="175729480.87907" calcext:value-type="float">
            <text:p>175729480.87907</text:p>
          </table:table-cell>
          <table:table-cell table:formula="of:=-[.H66]*0.5" office:value-type="float" office:value="-124259507.583982" calcext:value-type="float">
            <text:p>-124259507.583982</text:p>
          </table:table-cell>
          <table:table-cell table:formula="of:=[.H66]*SQRT(3)/2" office:value-type="float" office:value="215223780.458948" calcext:value-type="float">
            <text:p>215223780.458948</text:p>
          </table:table-cell>
          <table:table-cell table:formula="of:=([.B66]/[.P66])*SQRT(SQRT(([.D66]*[.D66]+[.E66]*[.E66])/((1+[.D66])*(1+[.D66])+[.E66]*[.E66])))*COS((ATAN([.E66]/[.D66])-ATAN([.E66]/(1+[.D66])))/2)" office:value-type="float" office:value="259436993.791604" calcext:value-type="float">
            <text:p>259436993.791604</text:p>
          </table:table-cell>
          <table:table-cell table:style-name="ce2" table:formula="of:=([.B66]/[.P66])*SQRT(SQRT(([.D66]*[.D66]+[.E66]*[.E66])/((1+[.D66])*(1+[.D66])+[.E66]*[.E66])))*SIN((ATAN([.E66]/[.D66])-ATAN([.E66]/(1+[.D66])))/2)" office:value-type="float" office:value="-207061578.292663" calcext:value-type="float">
            <text:p>-207061578.292663</text:p>
          </table:table-cell>
          <table:table-cell table:formula="of:=([.B66]/[.P66])*SQRT(SQRT(([.F66]*[.F66]+[.G66]*[.G66])/((1+[.F66])*(1+[.F66])+[.G66]*[.G66])))*COS((ATAN([.G66]/[.F66])-ATAN([.G66]/(1+[.F66])))/2)" office:value-type="float" office:value="174189188.084702" calcext:value-type="float">
            <text:p>174189188.084702</text:p>
          </table:table-cell>
          <table:table-cell table:style-name="ce2" table:formula="of:=([.B66]/[.P66])*SQRT(SQRT(([.F66]*[.F66]+[.G66]*[.G66])/((1+[.F66])*(1+[.F66])+[.G66]*[.G66])))*SIN((ATAN([.G66]/[.F66])-ATAN([.G66]/(1+[.F66])))/2)" office:value-type="float" office:value="2271.80210774203" calcext:value-type="float">
            <text:p>2271.80210774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614.4" calcext:value-type="float">
            <text:p>11614.4</text:p>
          </table:table-cell>
          <table:table-cell table:style-name="ce1" table:formula="of:=[.A67]*1000000000000*2*PI()" office:value-type="float" office:value="7.29754274317066E+016" calcext:value-type="float">
            <text:p>7.30E+16</text:p>
          </table:table-cell>
          <table:table-cell table:style-name="ce1" table:formula="of:=[.P67]/([.A67]*1000000000000)*1000000" office:value-type="float" office:value="0.0258121347637416" calcext:value-type="float">
            <text:p>2.58E-02</text:p>
          </table:table-cell>
          <table:table-cell office:value-type="float" office:value="-0.713221" calcext:value-type="float">
            <text:p>-0.713221</text:p>
          </table:table-cell>
          <table:table-cell office:value-type="float" office:value="0.3663" calcext:value-type="float">
            <text:p>0.3663</text:p>
          </table:table-cell>
          <table:table-cell table:style-name="ce2" table:formula="of:=1-13.8*13.8*1E+030/([.B67]*[.B67]+1/9.3/9.3*1E+030)" office:value-type="float" office:value="0.964239470963182" calcext:value-type="float">
            <text:p>0.964239471</text:p>
          </table:table-cell>
          <table:table-cell table:style-name="ce2" table:formula="of:=13.8*13.8/9.3*1E+045/[.B67]/([.B67]*[.B67]+1/9.3/9.3*1E+030)" office:value-type="float" office:value="0.0000526919582567766" calcext:value-type="float">
            <text:p>0.000052692</text:p>
          </table:table-cell>
          <table:table-cell table:formula="of:=[.B67]/[.P67]" office:value-type="float" office:value="243419824.229556" calcext:value-type="float">
            <text:p>243419824.229556</text:p>
          </table:table-cell>
          <table:table-cell table:formula="of:=[.H67]*SQRT(0.5)" office:value-type="float" office:value="172123808.387957" calcext:value-type="float">
            <text:p>172123808.387957</text:p>
          </table:table-cell>
          <table:table-cell table:formula="of:=-[.H67]*0.5" office:value-type="float" office:value="-121709912.114778" calcext:value-type="float">
            <text:p>-121709912.114778</text:p>
          </table:table-cell>
          <table:table-cell table:formula="of:=[.H67]*SQRT(3)/2" office:value-type="float" office:value="210807751.567538" calcext:value-type="float">
            <text:p>210807751.567538</text:p>
          </table:table-cell>
          <table:table-cell table:formula="of:=([.B67]/[.P67])*SQRT(SQRT(([.D67]*[.D67]+[.E67]*[.E67])/((1+[.D67])*(1+[.D67])+[.E67]*[.E67])))*COS((ATAN([.E67]/[.D67])-ATAN([.E67]/(1+[.D67])))/2)" office:value-type="float" office:value="246360712.00062" calcext:value-type="float">
            <text:p>246360712.00062</text:p>
          </table:table-cell>
          <table:table-cell table:style-name="ce2" table:formula="of:=([.B67]/[.P67])*SQRT(SQRT(([.D67]*[.D67]+[.E67]*[.E67])/((1+[.D67])*(1+[.D67])+[.E67]*[.E67])))*SIN((ATAN([.E67]/[.D67])-ATAN([.E67]/(1+[.D67])))/2)" office:value-type="float" office:value="-203542082.344042" calcext:value-type="float">
            <text:p>-203542082.344042</text:p>
          </table:table-cell>
          <table:table-cell table:formula="of:=([.B67]/[.P67])*SQRT(SQRT(([.F67]*[.F67]+[.G67]*[.G67])/((1+[.F67])*(1+[.F67])+[.G67]*[.G67])))*COS((ATAN([.G67]/[.F67])-ATAN([.G67]/(1+[.F67])))/2)" office:value-type="float" office:value="170549786.628827" calcext:value-type="float">
            <text:p>170549786.628827</text:p>
          </table:table-cell>
          <table:table-cell table:style-name="ce2" table:formula="of:=([.B67]/[.P67])*SQRT(SQRT(([.F67]*[.F67]+[.G67]*[.G67])/((1+[.F67])*(1+[.F67])+[.G67]*[.G67])))*SIN((ATAN([.G67]/[.F67])-ATAN([.G67]/(1+[.F67])))/2)" office:value-type="float" office:value="2372.39054219104" calcext:value-type="float">
            <text:p>2372.39054219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372.3" calcext:value-type="float">
            <text:p>11372.3</text:p>
          </table:table-cell>
          <table:table-cell table:style-name="ce1" table:formula="of:=[.A68]*1000000000000*2*PI()" office:value-type="float" office:value="7.14542682688384E+016" calcext:value-type="float">
            <text:p>7.15E+16</text:p>
          </table:table-cell>
          <table:table-cell table:style-name="ce1" table:formula="of:=[.P68]/([.A68]*1000000000000)*1000000" office:value-type="float" office:value="0.0263616381910431" calcext:value-type="float">
            <text:p>2.64E-02</text:p>
          </table:table-cell>
          <table:table-cell office:value-type="float" office:value="-0.711125" calcext:value-type="float">
            <text:p>-0.711125</text:p>
          </table:table-cell>
          <table:table-cell office:value-type="float" office:value="0.385084" calcext:value-type="float">
            <text:p>0.385084</text:p>
          </table:table-cell>
          <table:table-cell table:style-name="ce2" table:formula="of:=1-13.8*13.8*1E+030/([.B68]*[.B68]+1/9.3/9.3*1E+030)" office:value-type="float" office:value="0.962700686639499" calcext:value-type="float">
            <text:p>0.9627006866</text:p>
          </table:table-cell>
          <table:table-cell table:style-name="ce2" table:formula="of:=13.8*13.8/9.3*1E+045/[.B68]/([.B68]*[.B68]+1/9.3/9.3*1E+030)" office:value-type="float" office:value="0.0000561293111403526" calcext:value-type="float">
            <text:p>5.61293111403526E-005</text:p>
          </table:table-cell>
          <table:table-cell table:formula="of:=[.B68]/[.P68]" office:value-type="float" office:value="238345783.431411" calcext:value-type="float">
            <text:p>238345783.431411</text:p>
          </table:table-cell>
          <table:table-cell table:formula="of:=[.H68]*SQRT(0.5)" office:value-type="float" office:value="168535919.731571" calcext:value-type="float">
            <text:p>168535919.731571</text:p>
          </table:table-cell>
          <table:table-cell table:formula="of:=-[.H68]*0.5" office:value-type="float" office:value="-119172891.715706" calcext:value-type="float">
            <text:p>-119172891.715706</text:p>
          </table:table-cell>
          <table:table-cell table:formula="of:=[.H68]*SQRT(3)/2" office:value-type="float" office:value="206413503.336506" calcext:value-type="float">
            <text:p>206413503.336506</text:p>
          </table:table-cell>
          <table:table-cell table:formula="of:=([.B68]/[.P68])*SQRT(SQRT(([.D68]*[.D68]+[.E68]*[.E68])/((1+[.D68])*(1+[.D68])+[.E68]*[.E68])))*COS((ATAN([.E68]/[.D68])-ATAN([.E68]/(1+[.D68])))/2)" office:value-type="float" office:value="233923125.596906" calcext:value-type="float">
            <text:p>233923125.596906</text:p>
          </table:table-cell>
          <table:table-cell table:style-name="ce2" table:formula="of:=([.B68]/[.P68])*SQRT(SQRT(([.D68]*[.D68]+[.E68]*[.E68])/((1+[.D68])*(1+[.D68])+[.E68]*[.E68])))*SIN((ATAN([.E68]/[.D68])-ATAN([.E68]/(1+[.D68])))/2)" office:value-type="float" office:value="-201775840.057773" calcext:value-type="float">
            <text:p>-201775840.057773</text:p>
          </table:table-cell>
          <table:table-cell table:formula="of:=([.B68]/[.P68])*SQRT(SQRT(([.F68]*[.F68]+[.G68]*[.G68])/((1+[.F68])*(1+[.F68])+[.G68]*[.G68])))*COS((ATAN([.G68]/[.F68])-ATAN([.G68]/(1+[.F68])))/2)" office:value-type="float" office:value="166926803.479434" calcext:value-type="float">
            <text:p>166926803.479434</text:p>
          </table:table-cell>
          <table:table-cell table:style-name="ce2" table:formula="of:=([.B68]/[.P68])*SQRT(SQRT(([.F68]*[.F68]+[.G68]*[.G68])/((1+[.F68])*(1+[.F68])+[.G68]*[.G68])))*SIN((ATAN([.G68]/[.F68])-ATAN([.G68]/(1+[.F68])))/2)" office:value-type="float" office:value="2479.36483260883" calcext:value-type="float">
            <text:p>2479.36483260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131.7" calcext:value-type="float">
            <text:p>11131.7</text:p>
          </table:table-cell>
          <table:table-cell table:style-name="ce1" table:formula="of:=[.A69]*1000000000000*2*PI()" office:value-type="float" office:value="6.9942533883931E+016" calcext:value-type="float">
            <text:p>6.99E+16</text:p>
          </table:table-cell>
          <table:table-cell table:style-name="ce1" table:formula="of:=[.P69]/([.A69]*1000000000000)*1000000" office:value-type="float" office:value="0.0269314173037362" calcext:value-type="float">
            <text:p>2.69E-02</text:p>
          </table:table-cell>
          <table:table-cell office:value-type="float" office:value="-0.712541" calcext:value-type="float">
            <text:p>-0.712541</text:p>
          </table:table-cell>
          <table:table-cell office:value-type="float" office:value="0.40894" calcext:value-type="float">
            <text:p>0.40894</text:p>
          </table:table-cell>
          <table:table-cell table:style-name="ce2" table:formula="of:=1-13.8*13.8*1E+030/([.B69]*[.B69]+1/9.3/9.3*1E+030)" office:value-type="float" office:value="0.961070894699896" calcext:value-type="float">
            <text:p>0.9610708947</text:p>
          </table:table-cell>
          <table:table-cell table:style-name="ce2" table:formula="of:=13.8*13.8/9.3*1E+045/[.B69]/([.B69]*[.B69]+1/9.3/9.3*1E+030)" office:value-type="float" office:value="0.0000598480648132213" calcext:value-type="float">
            <text:p>5.98480648132213E-005</text:p>
          </table:table-cell>
          <table:table-cell table:formula="of:=[.B69]/[.P69]" office:value-type="float" office:value="233303180.308595" calcext:value-type="float">
            <text:p>233303180.308595</text:p>
          </table:table-cell>
          <table:table-cell table:formula="of:=[.H69]*SQRT(0.5)" office:value-type="float" office:value="164970260.868596" calcext:value-type="float">
            <text:p>164970260.868596</text:p>
          </table:table-cell>
          <table:table-cell table:formula="of:=-[.H69]*0.5" office:value-type="float" office:value="-116651590.154298" calcext:value-type="float">
            <text:p>-116651590.154298</text:p>
          </table:table-cell>
          <table:table-cell table:formula="of:=[.H69]*SQRT(3)/2" office:value-type="float" office:value="202046480.930945" calcext:value-type="float">
            <text:p>202046480.930945</text:p>
          </table:table-cell>
          <table:table-cell table:formula="of:=([.B69]/[.P69])*SQRT(SQRT(([.D69]*[.D69]+[.E69]*[.E69])/((1+[.D69])*(1+[.D69])+[.E69]*[.E69])))*COS((ATAN([.E69]/[.D69])-ATAN([.E69]/(1+[.D69])))/2)" office:value-type="float" office:value="220962062.499923" calcext:value-type="float">
            <text:p>220962062.499923</text:p>
          </table:table-cell>
          <table:table-cell table:style-name="ce2" table:formula="of:=([.B69]/[.P69])*SQRT(SQRT(([.D69]*[.D69]+[.E69]*[.E69])/((1+[.D69])*(1+[.D69])+[.E69]*[.E69])))*SIN((ATAN([.E69]/[.D69])-ATAN([.E69]/(1+[.D69])))/2)" office:value-type="float" office:value="-201580476.923853" calcext:value-type="float">
            <text:p>-201580476.923853</text:p>
          </table:table-cell>
          <table:table-cell table:formula="of:=([.B69]/[.P69])*SQRT(SQRT(([.F69]*[.F69]+[.G69]*[.G69])/((1+[.F69])*(1+[.F69])+[.G69]*[.G69])))*COS((ATAN([.G69]/[.F69])-ATAN([.G69]/(1+[.F69])))/2)" office:value-type="float" office:value="163324645.708083" calcext:value-type="float">
            <text:p>163324645.708083</text:p>
          </table:table-cell>
          <table:table-cell table:style-name="ce2" table:formula="of:=([.B69]/[.P69])*SQRT(SQRT(([.F69]*[.F69]+[.G69]*[.G69])/((1+[.F69])*(1+[.F69])+[.G69]*[.G69])))*SIN((ATAN([.G69]/[.F69])-ATAN([.G69]/(1+[.F69])))/2)" office:value-type="float" office:value="2593.12302213413" calcext:value-type="float">
            <text:p>2593.12302213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889.3" calcext:value-type="float">
            <text:p>10889.3</text:p>
          </table:table-cell>
          <table:table-cell table:style-name="ce1" table:formula="of:=[.A70]*1000000000000*2*PI()" office:value-type="float" office:value="6.84194897654707E+016" calcext:value-type="float">
            <text:p>6.84E+16</text:p>
          </table:table-cell>
          <table:table-cell table:style-name="ce1" table:formula="of:=[.P70]/([.A70]*1000000000000)*1000000" office:value-type="float" office:value="0.02753092099584" calcext:value-type="float">
            <text:p>2.75E-02</text:p>
          </table:table-cell>
          <table:table-cell office:value-type="float" office:value="-0.720925" calcext:value-type="float">
            <text:p>-0.720925</text:p>
          </table:table-cell>
          <table:table-cell office:value-type="float" office:value="0.4347" calcext:value-type="float">
            <text:p>0.4347</text:p>
          </table:table-cell>
          <table:table-cell table:style-name="ce2" table:formula="of:=1-13.8*13.8*1E+030/([.B70]*[.B70]+1/9.3/9.3*1E+030)" office:value-type="float" office:value="0.959318455025903" calcext:value-type="float">
            <text:p>0.959318455</text:p>
          </table:table-cell>
          <table:table-cell table:style-name="ce2" table:formula="of:=13.8*13.8/9.3*1E+045/[.B70]/([.B70]*[.B70]+1/9.3/9.3*1E+030)" office:value-type="float" office:value="0.0000639344094735082" calcext:value-type="float">
            <text:p>6.39344094735082E-005</text:p>
          </table:table-cell>
          <table:table-cell table:formula="of:=[.B70]/[.P70]" office:value-type="float" office:value="228222851.975385" calcext:value-type="float">
            <text:p>228222851.975385</text:p>
          </table:table-cell>
          <table:table-cell table:formula="of:=[.H70]*SQRT(0.5)" office:value-type="float" office:value="161377926.253528" calcext:value-type="float">
            <text:p>161377926.253528</text:p>
          </table:table-cell>
          <table:table-cell table:formula="of:=-[.H70]*0.5" office:value-type="float" office:value="-114111425.987692" calcext:value-type="float">
            <text:p>-114111425.987692</text:p>
          </table:table-cell>
          <table:table-cell table:formula="of:=[.H70]*SQRT(3)/2" office:value-type="float" office:value="197646787.534819" calcext:value-type="float">
            <text:p>197646787.534819</text:p>
          </table:table-cell>
          <table:table-cell table:formula="of:=([.B70]/[.P70])*SQRT(SQRT(([.D70]*[.D70]+[.E70]*[.E70])/((1+[.D70])*(1+[.D70])+[.E70]*[.E70])))*COS((ATAN([.E70]/[.D70])-ATAN([.E70]/(1+[.D70])))/2)" office:value-type="float" office:value="208888894.121191" calcext:value-type="float">
            <text:p>208888894.121191</text:p>
          </table:table-cell>
          <table:table-cell table:style-name="ce2" table:formula="of:=([.B70]/[.P70])*SQRT(SQRT(([.D70]*[.D70]+[.E70]*[.E70])/((1+[.D70])*(1+[.D70])+[.E70]*[.E70])))*SIN((ATAN([.E70]/[.D70])-ATAN([.E70]/(1+[.D70])))/2)" office:value-type="float" office:value="-203095506.19893" calcext:value-type="float">
            <text:p>-203095506.19893</text:p>
          </table:table-cell>
          <table:table-cell table:formula="of:=([.B70]/[.P70])*SQRT(SQRT(([.F70]*[.F70]+[.G70]*[.G70])/((1+[.F70])*(1+[.F70])+[.G70]*[.G70])))*COS((ATAN([.G70]/[.F70])-ATAN([.G70]/(1+[.F70])))/2)" office:value-type="float" office:value="159693784.672952" calcext:value-type="float">
            <text:p>159693784.672952</text:p>
          </table:table-cell>
          <table:table-cell table:style-name="ce2" table:formula="of:=([.B70]/[.P70])*SQRT(SQRT(([.F70]*[.F70]+[.G70]*[.G70])/((1+[.F70])*(1+[.F70])+[.G70]*[.G70])))*SIN((ATAN([.G70]/[.F70])-ATAN([.G70]/(1+[.F70])))/2)" office:value-type="float" office:value="2715.96923724876" calcext:value-type="float">
            <text:p>2715.96923724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645.8" calcext:value-type="float">
            <text:p>10645.8</text:p>
          </table:table-cell>
          <table:table-cell table:style-name="ce1" table:formula="of:=[.A71]*1000000000000*2*PI()" office:value-type="float" office:value="6.68895341431724E+016" calcext:value-type="float">
            <text:p>6.69E+16</text:p>
          </table:table-cell>
          <table:table-cell table:style-name="ce1" table:formula="of:=[.P71]/([.A71]*1000000000000)*1000000" office:value-type="float" office:value="0.0281606321741908" calcext:value-type="float">
            <text:p>2.82E-02</text:p>
          </table:table-cell>
          <table:table-cell office:value-type="float" office:value="-0.730773" calcext:value-type="float">
            <text:p>-0.730773</text:p>
          </table:table-cell>
          <table:table-cell office:value-type="float" office:value="0.455148" calcext:value-type="float">
            <text:p>0.455148</text:p>
          </table:table-cell>
          <table:table-cell table:style-name="ce2" table:formula="of:=1-13.8*13.8*1E+030/([.B71]*[.B71]+1/9.3/9.3*1E+030)" office:value-type="float" office:value="0.957436169216571" calcext:value-type="float">
            <text:p>0.9574361692</text:p>
          </table:table-cell>
          <table:table-cell table:style-name="ce2" table:formula="of:=13.8*13.8/9.3*1E+045/[.B71]/([.B71]*[.B71]+1/9.3/9.3*1E+030)" office:value-type="float" office:value="0.0000684226023823386" calcext:value-type="float">
            <text:p>6.84226023823386E-005</text:p>
          </table:table-cell>
          <table:table-cell table:formula="of:=[.B71]/[.P71]" office:value-type="float" office:value="223119469.346932" calcext:value-type="float">
            <text:p>223119469.346932</text:p>
          </table:table-cell>
          <table:table-cell table:formula="of:=[.H71]*SQRT(0.5)" office:value-type="float" office:value="157769289.78996" calcext:value-type="float">
            <text:p>157769289.78996</text:p>
          </table:table-cell>
          <table:table-cell table:formula="of:=-[.H71]*0.5" office:value-type="float" office:value="-111559734.673466" calcext:value-type="float">
            <text:p>-111559734.673466</text:p>
          </table:table-cell>
          <table:table-cell table:formula="of:=[.H71]*SQRT(3)/2" office:value-type="float" office:value="193227128.533346" calcext:value-type="float">
            <text:p>193227128.533346</text:p>
          </table:table-cell>
          <table:table-cell table:formula="of:=([.B71]/[.P71])*SQRT(SQRT(([.D71]*[.D71]+[.E71]*[.E71])/((1+[.D71])*(1+[.D71])+[.E71]*[.E71])))*COS((ATAN([.E71]/[.D71])-ATAN([.E71]/(1+[.D71])))/2)" office:value-type="float" office:value="198988516.070612" calcext:value-type="float">
            <text:p>198988516.070612</text:p>
          </table:table-cell>
          <table:table-cell table:style-name="ce2" table:formula="of:=([.B71]/[.P71])*SQRT(SQRT(([.D71]*[.D71]+[.E71]*[.E71])/((1+[.D71])*(1+[.D71])+[.E71]*[.E71])))*SIN((ATAN([.E71]/[.D71])-ATAN([.E71]/(1+[.D71])))/2)" office:value-type="float" office:value="-203594387.259292" calcext:value-type="float">
            <text:p>-203594387.259292</text:p>
          </table:table-cell>
          <table:table-cell table:formula="of:=([.B71]/[.P71])*SQRT(SQRT(([.F71]*[.F71]+[.G71]*[.G71])/((1+[.F71])*(1+[.F71])+[.G71]*[.G71])))*COS((ATAN([.G71]/[.F71])-ATAN([.G71]/(1+[.F71])))/2)" office:value-type="float" office:value="156044540.683299" calcext:value-type="float">
            <text:p>156044540.683299</text:p>
          </table:table-cell>
          <table:table-cell table:style-name="ce2" table:formula="of:=([.B71]/[.P71])*SQRT(SQRT(([.F71]*[.F71]+[.G71]*[.G71])/((1+[.F71])*(1+[.F71])+[.G71]*[.G71])))*SIN((ATAN([.G71]/[.F71])-ATAN([.G71]/(1+[.F71])))/2)" office:value-type="float" office:value="2848.5295668334" calcext:value-type="float">
            <text:p>2848.52956683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405.8" calcext:value-type="float">
            <text:p>10405.8</text:p>
          </table:table-cell>
          <table:table-cell table:style-name="ce1" table:formula="of:=[.A72]*1000000000000*2*PI()" office:value-type="float" office:value="6.53815696694493E+016" calcext:value-type="float">
            <text:p>6.54E+16</text:p>
          </table:table-cell>
          <table:table-cell table:style-name="ce1" table:formula="of:=[.P72]/([.A72]*1000000000000)*1000000" office:value-type="float" office:value="0.0288101306963424" calcext:value-type="float">
            <text:p>2.88E-02</text:p>
          </table:table-cell>
          <table:table-cell office:value-type="float" office:value="-0.736513" calcext:value-type="float">
            <text:p>-0.736513</text:p>
          </table:table-cell>
          <table:table-cell office:value-type="float" office:value="0.471288" calcext:value-type="float">
            <text:p>0.471288</text:p>
          </table:table-cell>
          <table:table-cell table:style-name="ce2" table:formula="of:=1-13.8*13.8*1E+030/([.B72]*[.B72]+1/9.3/9.3*1E+030)" office:value-type="float" office:value="0.955450143190384" calcext:value-type="float">
            <text:p>0.9554501432</text:p>
          </table:table-cell>
          <table:table-cell table:style-name="ce2" table:formula="of:=13.8*13.8/9.3*1E+045/[.B72]/([.B72]*[.B72]+1/9.3/9.3*1E+030)" office:value-type="float" office:value="0.0000732669345206631" calcext:value-type="float">
            <text:p>7.32669345206631E-005</text:p>
          </table:table-cell>
          <table:table-cell table:formula="of:=[.B72]/[.P72]" office:value-type="float" office:value="218089441.294248" calcext:value-type="float">
            <text:p>218089441.294248</text:p>
          </table:table-cell>
          <table:table-cell table:formula="of:=[.H72]*SQRT(0.5)" office:value-type="float" office:value="154212522.844348" calcext:value-type="float">
            <text:p>154212522.844348</text:p>
          </table:table-cell>
          <table:table-cell table:formula="of:=-[.H72]*0.5" office:value-type="float" office:value="-109044720.647124" calcext:value-type="float">
            <text:p>-109044720.647124</text:p>
          </table:table-cell>
          <table:table-cell table:formula="of:=[.H72]*SQRT(3)/2" office:value-type="float" office:value="188870996.457974" calcext:value-type="float">
            <text:p>188870996.457974</text:p>
          </table:table-cell>
          <table:table-cell table:formula="of:=([.B72]/[.P72])*SQRT(SQRT(([.D72]*[.D72]+[.E72]*[.E72])/((1+[.D72])*(1+[.D72])+[.E72]*[.E72])))*COS((ATAN([.E72]/[.D72])-ATAN([.E72]/(1+[.D72])))/2)" office:value-type="float" office:value="190326192.2155" calcext:value-type="float">
            <text:p>190326192.2155</text:p>
          </table:table-cell>
          <table:table-cell table:style-name="ce2" table:formula="of:=([.B72]/[.P72])*SQRT(SQRT(([.D72]*[.D72]+[.E72]*[.E72])/((1+[.D72])*(1+[.D72])+[.E72]*[.E72])))*SIN((ATAN([.E72]/[.D72])-ATAN([.E72]/(1+[.D72])))/2)" office:value-type="float" office:value="-201991115.4468" calcext:value-type="float">
            <text:p>-201991115.4468</text:p>
          </table:table-cell>
          <table:table-cell table:formula="of:=([.B72]/[.P72])*SQRT(SQRT(([.F72]*[.F72]+[.G72]*[.G72])/((1+[.F72])*(1+[.F72])+[.G72]*[.G72])))*COS((ATAN([.G72]/[.F72])-ATAN([.G72]/(1+[.F72])))/2)" office:value-type="float" office:value="152445736.031524" calcext:value-type="float">
            <text:p>152445736.031524</text:p>
          </table:table-cell>
          <table:table-cell table:style-name="ce2" table:formula="of:=([.B72]/[.P72])*SQRT(SQRT(([.F72]*[.F72]+[.G72]*[.G72])/((1+[.F72])*(1+[.F72])+[.G72]*[.G72])))*SIN((ATAN([.G72]/[.F72])-ATAN([.G72]/(1+[.F72])))/2)" office:value-type="float" office:value="2989.08680994509" calcext:value-type="float">
            <text:p>2989.08680994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162.6" calcext:value-type="float">
            <text:p>10162.6</text:p>
          </table:table-cell>
          <table:table-cell table:style-name="ce1" table:formula="of:=[.A73]*1000000000000*2*PI()" office:value-type="float" office:value="6.38534990027433E+016" calcext:value-type="float">
            <text:p>6.39E+16</text:p>
          </table:table-cell>
          <table:table-cell table:style-name="ce1" table:formula="of:=[.P73]/([.A73]*1000000000000)*1000000" office:value-type="float" office:value="0.0294995825871332" calcext:value-type="float">
            <text:p>2.95E-02</text:p>
          </table:table-cell>
          <table:table-cell office:value-type="float" office:value="-0.738225" calcext:value-type="float">
            <text:p>-0.738225</text:p>
          </table:table-cell>
          <table:table-cell office:value-type="float" office:value="0.487224" calcext:value-type="float">
            <text:p>0.487224</text:p>
          </table:table-cell>
          <table:table-cell table:style-name="ce2" table:formula="of:=1-13.8*13.8*1E+030/([.B73]*[.B73]+1/9.3/9.3*1E+030)" office:value-type="float" office:value="0.953292401280547" calcext:value-type="float">
            <text:p>0.9532924013</text:p>
          </table:table-cell>
          <table:table-cell table:style-name="ce2" table:formula="of:=13.8*13.8/9.3*1E+045/[.B73]/([.B73]*[.B73]+1/9.3/9.3*1E+030)" office:value-type="float" office:value="0.000078653832936174" calcext:value-type="float">
            <text:p>7.8653832936174E-005</text:p>
          </table:table-cell>
          <table:table-cell table:formula="of:=[.B73]/[.P73]" office:value-type="float" office:value="212992346.200862" calcext:value-type="float">
            <text:p>212992346.200862</text:p>
          </table:table-cell>
          <table:table-cell table:formula="of:=[.H73]*SQRT(0.5)" office:value-type="float" office:value="150608332.339462" calcext:value-type="float">
            <text:p>150608332.339462</text:p>
          </table:table-cell>
          <table:table-cell table:formula="of:=-[.H73]*0.5" office:value-type="float" office:value="-106496173.100431" calcext:value-type="float">
            <text:p>-106496173.100431</text:p>
          </table:table-cell>
          <table:table-cell table:formula="of:=[.H73]*SQRT(3)/2" office:value-type="float" office:value="184456782.621596" calcext:value-type="float">
            <text:p>184456782.621596</text:p>
          </table:table-cell>
          <table:table-cell table:formula="of:=([.B73]/[.P73])*SQRT(SQRT(([.D73]*[.D73]+[.E73]*[.E73])/((1+[.D73])*(1+[.D73])+[.E73]*[.E73])))*COS((ATAN([.E73]/[.D73])-ATAN([.E73]/(1+[.D73])))/2)" office:value-type="float" office:value="181664139.243303" calcext:value-type="float">
            <text:p>181664139.243303</text:p>
          </table:table-cell>
          <table:table-cell table:style-name="ce2" table:formula="of:=([.B73]/[.P73])*SQRT(SQRT(([.D73]*[.D73]+[.E73]*[.E73])/((1+[.D73])*(1+[.D73])+[.E73]*[.E73])))*SIN((ATAN([.E73]/[.D73])-ATAN([.E73]/(1+[.D73])))/2)" office:value-type="float" office:value="-198865295.040109" calcext:value-type="float">
            <text:p>-198865295.040109</text:p>
          </table:table-cell>
          <table:table-cell table:formula="of:=([.B73]/[.P73])*SQRT(SQRT(([.F73]*[.F73]+[.G73]*[.G73])/((1+[.F73])*(1+[.F73])+[.G73]*[.G73])))*COS((ATAN([.G73]/[.F73])-ATAN([.G73]/(1+[.F73])))/2)" office:value-type="float" office:value="148796745.825323" calcext:value-type="float">
            <text:p>148796745.825323</text:p>
          </table:table-cell>
          <table:table-cell table:style-name="ce2" table:formula="of:=([.B73]/[.P73])*SQRT(SQRT(([.F73]*[.F73]+[.G73]*[.G73])/((1+[.F73])*(1+[.F73])+[.G73]*[.G73])))*SIN((ATAN([.G73]/[.F73])-ATAN([.G73]/(1+[.F73])))/2)" office:value-type="float" office:value="3142.60600168395" calcext:value-type="float">
            <text:p>3142.60600168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920.63" calcext:value-type="float">
            <text:p>9920.63</text:p>
          </table:table-cell>
          <table:table-cell table:style-name="ce1" table:formula="of:=[.A74]*1000000000000*2*PI()" office:value-type="float" office:value="6.2333156653965E+016" calcext:value-type="float">
            <text:p>6.23E+16</text:p>
          </table:table-cell>
          <table:table-cell table:style-name="ce1" table:formula="of:=[.P74]/([.A74]*1000000000000)*1000000" office:value-type="float" office:value="0.030219094755071" calcext:value-type="float">
            <text:p>3.02E-02</text:p>
          </table:table-cell>
          <table:table-cell office:value-type="float" office:value="-0.73889" calcext:value-type="float">
            <text:p>-0.73889</text:p>
          </table:table-cell>
          <table:table-cell office:value-type="float" office:value="0.506566" calcext:value-type="float">
            <text:p>0.506566</text:p>
          </table:table-cell>
          <table:table-cell table:style-name="ce2" table:formula="of:=1-13.8*13.8*1E+030/([.B74]*[.B74]+1/9.3/9.3*1E+030)" office:value-type="float" office:value="0.950986170153232" calcext:value-type="float">
            <text:p>0.9509861702</text:p>
          </table:table-cell>
          <table:table-cell table:style-name="ce2" table:formula="of:=13.8*13.8/9.3*1E+045/[.B74]/([.B74]*[.B74]+1/9.3/9.3*1E+030)" office:value-type="float" office:value="0.000084550575769107" calcext:value-type="float">
            <text:p>8.4550575769107E-005</text:p>
          </table:table-cell>
          <table:table-cell table:formula="of:=[.B74]/[.P74]" office:value-type="float" office:value="207921030.001245" calcext:value-type="float">
            <text:p>207921030.001245</text:p>
          </table:table-cell>
          <table:table-cell table:formula="of:=[.H74]*SQRT(0.5)" office:value-type="float" office:value="147022370.265172" calcext:value-type="float">
            <text:p>147022370.265172</text:p>
          </table:table-cell>
          <table:table-cell table:formula="of:=-[.H74]*0.5" office:value-type="float" office:value="-103960515.000623" calcext:value-type="float">
            <text:p>-103960515.000623</text:p>
          </table:table-cell>
          <table:table-cell table:formula="of:=[.H74]*SQRT(3)/2" office:value-type="float" office:value="180064893.962105" calcext:value-type="float">
            <text:p>180064893.962105</text:p>
          </table:table-cell>
          <table:table-cell table:formula="of:=([.B74]/[.P74])*SQRT(SQRT(([.D74]*[.D74]+[.E74]*[.E74])/((1+[.D74])*(1+[.D74])+[.E74]*[.E74])))*COS((ATAN([.E74]/[.D74])-ATAN([.E74]/(1+[.D74])))/2)" office:value-type="float" office:value="172455395.519035" calcext:value-type="float">
            <text:p>172455395.519035</text:p>
          </table:table-cell>
          <table:table-cell table:style-name="ce2" table:formula="of:=([.B74]/[.P74])*SQRT(SQRT(([.D74]*[.D74]+[.E74]*[.E74])/((1+[.D74])*(1+[.D74])+[.E74]*[.E74])))*SIN((ATAN([.E74]/[.D74])-ATAN([.E74]/(1+[.D74])))/2)" office:value-type="float" office:value="-195490980.62217" calcext:value-type="float">
            <text:p>-195490980.62217</text:p>
          </table:table-cell>
          <table:table-cell table:formula="of:=([.B74]/[.P74])*SQRT(SQRT(([.F74]*[.F74]+[.G74]*[.G74])/((1+[.F74])*(1+[.F74])+[.G74]*[.G74])))*COS((ATAN([.G74]/[.F74])-ATAN([.G74]/(1+[.F74])))/2)" office:value-type="float" office:value="145163831.848169" calcext:value-type="float">
            <text:p>145163831.848169</text:p>
          </table:table-cell>
          <table:table-cell table:style-name="ce2" table:formula="of:=([.B74]/[.P74])*SQRT(SQRT(([.F74]*[.F74]+[.G74]*[.G74])/((1+[.F74])*(1+[.F74])+[.G74]*[.G74])))*SIN((ATAN([.G74]/[.F74])-ATAN([.G74]/(1+[.F74])))/2)" office:value-type="float" office:value="3307.62757127926" calcext:value-type="float">
            <text:p>3307.627571279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680.54" calcext:value-type="float">
            <text:p>9680.54</text:p>
          </table:table-cell>
          <table:table-cell table:style-name="ce1" table:formula="of:=[.A75]*1000000000000*2*PI()" office:value-type="float" office:value="6.08246266935643E+016" calcext:value-type="float">
            <text:p>6.08E+16</text:p>
          </table:table-cell>
          <table:table-cell table:style-name="ce1" table:formula="of:=[.P75]/([.A75]*1000000000000)*1000000" office:value-type="float" office:value="0.0309685676625477" calcext:value-type="float">
            <text:p>3.10E-02</text:p>
          </table:table-cell>
          <table:table-cell office:value-type="float" office:value="-0.743581" calcext:value-type="float">
            <text:p>-0.743581</text:p>
          </table:table-cell>
          <table:table-cell office:value-type="float" office:value="0.53106" calcext:value-type="float">
            <text:p>0.53106</text:p>
          </table:table-cell>
          <table:table-cell table:style-name="ce2" table:formula="of:=1-13.8*13.8*1E+030/([.B75]*[.B75]+1/9.3/9.3*1E+030)" office:value-type="float" office:value="0.948524815580878" calcext:value-type="float">
            <text:p>0.9485248156</text:p>
          </table:table-cell>
          <table:table-cell table:style-name="ce2" table:formula="of:=13.8*13.8/9.3*1E+045/[.B75]/([.B75]*[.B75]+1/9.3/9.3*1E+030)" office:value-type="float" office:value="0.0000909987675626447" calcext:value-type="float">
            <text:p>9.09987675626447E-005</text:p>
          </table:table-cell>
          <table:table-cell table:formula="of:=[.B75]/[.P75]" office:value-type="float" office:value="202889115.688041" calcext:value-type="float">
            <text:p>202889115.688041</text:p>
          </table:table-cell>
          <table:table-cell table:formula="of:=[.H75]*SQRT(0.5)" office:value-type="float" office:value="143464269.531956" calcext:value-type="float">
            <text:p>143464269.531956</text:p>
          </table:table-cell>
          <table:table-cell table:formula="of:=-[.H75]*0.5" office:value-type="float" office:value="-101444557.844021" calcext:value-type="float">
            <text:p>-101444557.844021</text:p>
          </table:table-cell>
          <table:table-cell table:formula="of:=[.H75]*SQRT(3)/2" office:value-type="float" office:value="175707128.337204" calcext:value-type="float">
            <text:p>175707128.337204</text:p>
          </table:table-cell>
          <table:table-cell table:formula="of:=([.B75]/[.P75])*SQRT(SQRT(([.D75]*[.D75]+[.E75]*[.E75])/((1+[.D75])*(1+[.D75])+[.E75]*[.E75])))*COS((ATAN([.E75]/[.D75])-ATAN([.E75]/(1+[.D75])))/2)" office:value-type="float" office:value="162739447.814273" calcext:value-type="float">
            <text:p>162739447.814273</text:p>
          </table:table-cell>
          <table:table-cell table:style-name="ce2" table:formula="of:=([.B75]/[.P75])*SQRT(SQRT(([.D75]*[.D75]+[.E75]*[.E75])/((1+[.D75])*(1+[.D75])+[.E75]*[.E75])))*SIN((ATAN([.E75]/[.D75])-ATAN([.E75]/(1+[.D75])))/2)" office:value-type="float" office:value="-193125385.267369" calcext:value-type="float">
            <text:p>-193125385.267369</text:p>
          </table:table-cell>
          <table:table-cell table:formula="of:=([.B75]/[.P75])*SQRT(SQRT(([.F75]*[.F75]+[.G75]*[.G75])/((1+[.F75])*(1+[.F75])+[.G75]*[.G75])))*COS((ATAN([.G75]/[.F75])-ATAN([.G75]/(1+[.F75])))/2)" office:value-type="float" office:value="141556601.670651" calcext:value-type="float">
            <text:p>141556601.670651</text:p>
          </table:table-cell>
          <table:table-cell table:style-name="ce2" table:formula="of:=([.B75]/[.P75])*SQRT(SQRT(([.F75]*[.F75]+[.G75]*[.G75])/((1+[.F75])*(1+[.F75])+[.G75]*[.G75])))*SIN((ATAN([.G75]/[.F75])-ATAN([.G75]/(1+[.F75])))/2)" office:value-type="float" office:value="3484.82522726664" calcext:value-type="float">
            <text:p>3484.825227266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436.93" calcext:value-type="float">
            <text:p>9436.93</text:p>
          </table:table-cell>
          <table:table-cell table:style-name="ce1" table:formula="of:=[.A76]*1000000000000*2*PI()" office:value-type="float" office:value="5.92939799208823E+016" calcext:value-type="float">
            <text:p>5.93E+16</text:p>
          </table:table-cell>
          <table:table-cell table:style-name="ce1" table:formula="of:=[.P76]/([.A76]*1000000000000)*1000000" office:value-type="float" office:value="0.0317680069683679" calcext:value-type="float">
            <text:p>3.18E-02</text:p>
          </table:table-cell>
          <table:table-cell office:value-type="float" office:value="-0.753458" calcext:value-type="float">
            <text:p>-0.753458</text:p>
          </table:table-cell>
          <table:table-cell office:value-type="float" office:value="0.559858" calcext:value-type="float">
            <text:p>0.559858</text:p>
          </table:table-cell>
          <table:table-cell table:style-name="ce2" table:formula="of:=1-13.8*13.8*1E+030/([.B76]*[.B76]+1/9.3/9.3*1E+030)" office:value-type="float" office:value="0.945832905524438" calcext:value-type="float">
            <text:p>0.9458329055</text:p>
          </table:table-cell>
          <table:table-cell table:style-name="ce2" table:formula="of:=13.8*13.8/9.3*1E+045/[.B76]/([.B76]*[.B76]+1/9.3/9.3*1E+030)" office:value-type="float" office:value="0.0000982295128204389" calcext:value-type="float">
            <text:p>9.82295128204389E-005</text:p>
          </table:table-cell>
          <table:table-cell table:formula="of:=[.B76]/[.P76]" office:value-type="float" office:value="197783427.630065" calcext:value-type="float">
            <text:p>197783427.630065</text:p>
          </table:table-cell>
          <table:table-cell table:formula="of:=[.H76]*SQRT(0.5)" office:value-type="float" office:value="139854002.883538" calcext:value-type="float">
            <text:p>139854002.883538</text:p>
          </table:table-cell>
          <table:table-cell table:formula="of:=-[.H76]*0.5" office:value-type="float" office:value="-98891713.8150325" calcext:value-type="float">
            <text:p>-98891713.8150325</text:p>
          </table:table-cell>
          <table:table-cell table:formula="of:=[.H76]*SQRT(3)/2" office:value-type="float" office:value="171285472.775197" calcext:value-type="float">
            <text:p>171285472.775197</text:p>
          </table:table-cell>
          <table:table-cell table:formula="of:=([.B76]/[.P76])*SQRT(SQRT(([.D76]*[.D76]+[.E76]*[.E76])/((1+[.D76])*(1+[.D76])+[.E76]*[.E76])))*COS((ATAN([.E76]/[.D76])-ATAN([.E76]/(1+[.D76])))/2)" office:value-type="float" office:value="152772340.699807" calcext:value-type="float">
            <text:p>152772340.699807</text:p>
          </table:table-cell>
          <table:table-cell table:style-name="ce2" table:formula="of:=([.B76]/[.P76])*SQRT(SQRT(([.D76]*[.D76]+[.E76]*[.E76])/((1+[.D76])*(1+[.D76])+[.E76]*[.E76])))*SIN((ATAN([.E76]/[.D76])-ATAN([.E76]/(1+[.D76])))/2)" office:value-type="float" office:value="-191536432.253972" calcext:value-type="float">
            <text:p>-191536432.253972</text:p>
          </table:table-cell>
          <table:table-cell table:formula="of:=([.B76]/[.P76])*SQRT(SQRT(([.F76]*[.F76]+[.G76]*[.G76])/((1+[.F76])*(1+[.F76])+[.G76]*[.G76])))*COS((ATAN([.G76]/[.F76])-ATAN([.G76]/(1+[.F76])))/2)" office:value-type="float" office:value="137893672.299748" calcext:value-type="float">
            <text:p>137893672.299748</text:p>
          </table:table-cell>
          <table:table-cell table:style-name="ce2" table:formula="of:=([.B76]/[.P76])*SQRT(SQRT(([.F76]*[.F76]+[.G76]*[.G76])/((1+[.F76])*(1+[.F76])+[.G76]*[.G76])))*SIN((ATAN([.G76]/[.F76])-ATAN([.G76]/(1+[.F76])))/2)" office:value-type="float" office:value="3679.90296598455" calcext:value-type="float">
            <text:p>3679.90296598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193.99" calcext:value-type="float">
            <text:p>9193.99</text:p>
          </table:table-cell>
          <table:table-cell table:style-name="ce1" table:formula="of:=[.A77]*1000000000000*2*PI()" office:value-type="float" office:value="5.7767542882356E+016" calcext:value-type="float">
            <text:p>5.78E+16</text:p>
          </table:table-cell>
          <table:table-cell table:style-name="ce1" table:formula="of:=[.P77]/([.A77]*1000000000000)*1000000" office:value-type="float" office:value="0.0326074379023688" calcext:value-type="float">
            <text:p>3.26E-02</text:p>
          </table:table-cell>
          <table:table-cell office:value-type="float" office:value="-0.763322" calcext:value-type="float">
            <text:p>-0.763322</text:p>
          </table:table-cell>
          <table:table-cell office:value-type="float" office:value="0.586922" calcext:value-type="float">
            <text:p>0.586922</text:p>
          </table:table-cell>
          <table:table-cell table:style-name="ce2" table:formula="of:=1-13.8*13.8*1E+030/([.B77]*[.B77]+1/9.3/9.3*1E+030)" office:value-type="float" office:value="0.942932496084109" calcext:value-type="float">
            <text:p>0.9429324961</text:p>
          </table:table-cell>
          <table:table-cell table:style-name="ce2" table:formula="of:=13.8*13.8/9.3*1E+045/[.B77]/([.B77]*[.B77]+1/9.3/9.3*1E+030)" office:value-type="float" office:value="0.000106223848851261" calcext:value-type="float">
            <text:p>0.0001062238</text:p>
          </table:table-cell>
          <table:table-cell table:formula="of:=[.B77]/[.P77]" office:value-type="float" office:value="192691781.733735" calcext:value-type="float">
            <text:p>192691781.733735</text:p>
          </table:table-cell>
          <table:table-cell table:formula="of:=[.H77]*SQRT(0.5)" office:value-type="float" office:value="136253665.542842" calcext:value-type="float">
            <text:p>136253665.542842</text:p>
          </table:table-cell>
          <table:table-cell table:formula="of:=-[.H77]*0.5" office:value-type="float" office:value="-96345890.8668676" calcext:value-type="float">
            <text:p>-96345890.8668676</text:p>
          </table:table-cell>
          <table:table-cell table:formula="of:=[.H77]*SQRT(3)/2" office:value-type="float" office:value="166875978.081901" calcext:value-type="float">
            <text:p>166875978.081901</text:p>
          </table:table-cell>
          <table:table-cell table:formula="of:=([.B77]/[.P77])*SQRT(SQRT(([.D77]*[.D77]+[.E77]*[.E77])/((1+[.D77])*(1+[.D77])+[.E77]*[.E77])))*COS((ATAN([.E77]/[.D77])-ATAN([.E77]/(1+[.D77])))/2)" office:value-type="float" office:value="143711979.541232" calcext:value-type="float">
            <text:p>143711979.541232</text:p>
          </table:table-cell>
          <table:table-cell table:style-name="ce2" table:formula="of:=([.B77]/[.P77])*SQRT(SQRT(([.D77]*[.D77]+[.E77]*[.E77])/((1+[.D77])*(1+[.D77])+[.E77]*[.E77])))*SIN((ATAN([.E77]/[.D77])-ATAN([.E77]/(1+[.D77])))/2)" office:value-type="float" office:value="-189316248.669778" calcext:value-type="float">
            <text:p>-189316248.669778</text:p>
          </table:table-cell>
          <table:table-cell table:formula="of:=([.B77]/[.P77])*SQRT(SQRT(([.F77]*[.F77]+[.G77]*[.G77])/((1+[.F77])*(1+[.F77])+[.G77]*[.G77])))*COS((ATAN([.G77]/[.F77])-ATAN([.G77]/(1+[.F77])))/2)" office:value-type="float" office:value="134237742.157092" calcext:value-type="float">
            <text:p>134237742.157092</text:p>
          </table:table-cell>
          <table:table-cell table:style-name="ce2" table:formula="of:=([.B77]/[.P77])*SQRT(SQRT(([.F77]*[.F77]+[.G77]*[.G77])/((1+[.F77])*(1+[.F77])+[.G77]*[.G77])))*SIN((ATAN([.G77]/[.F77])-ATAN([.G77]/(1+[.F77])))/2)" office:value-type="float" office:value="3891.60146698535" calcext:value-type="float">
            <text:p>3891.60146698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952.55" calcext:value-type="float">
            <text:p>8952.55</text:p>
          </table:table-cell>
          <table:table-cell table:style-name="ce1" table:formula="of:=[.A78]*1000000000000*2*PI()" office:value-type="float" office:value="5.62505306217906E+016" calcext:value-type="float">
            <text:p>5.63E+16</text:p>
          </table:table-cell>
          <table:table-cell table:style-name="ce1" table:formula="of:=[.P78]/([.A78]*1000000000000)*1000000" office:value-type="float" office:value="0.0334868230839258" calcext:value-type="float">
            <text:p>3.35E-02</text:p>
          </table:table-cell>
          <table:table-cell office:value-type="float" office:value="-0.770677" calcext:value-type="float">
            <text:p>-0.770677</text:p>
          </table:table-cell>
          <table:table-cell office:value-type="float" office:value="0.614652" calcext:value-type="float">
            <text:p>0.614652</text:p>
          </table:table-cell>
          <table:table-cell table:style-name="ce2" table:formula="of:=1-13.8*13.8*1E+030/([.B78]*[.B78]+1/9.3/9.3*1E+030)" office:value-type="float" office:value="0.939812911017796" calcext:value-type="float">
            <text:p>0.939812911</text:p>
          </table:table-cell>
          <table:table-cell table:style-name="ce2" table:formula="of:=13.8*13.8/9.3*1E+045/[.B78]/([.B78]*[.B78]+1/9.3/9.3*1E+030)" office:value-type="float" office:value="0.000115051892427471" calcext:value-type="float">
            <text:p>0.0001150519</text:p>
          </table:table-cell>
          <table:table-cell table:formula="of:=[.B78]/[.P78]" office:value-type="float" office:value="187631573.512735" calcext:value-type="float">
            <text:p>187631573.512735</text:p>
          </table:table-cell>
          <table:table-cell table:formula="of:=[.H78]*SQRT(0.5)" office:value-type="float" office:value="132675557.995557" calcext:value-type="float">
            <text:p>132675557.995557</text:p>
          </table:table-cell>
          <table:table-cell table:formula="of:=-[.H78]*0.5" office:value-type="float" office:value="-93815786.7563677" calcext:value-type="float">
            <text:p>-93815786.7563677</text:p>
          </table:table-cell>
          <table:table-cell table:formula="of:=[.H78]*SQRT(3)/2" office:value-type="float" office:value="162493709.214076" calcext:value-type="float">
            <text:p>162493709.214076</text:p>
          </table:table-cell>
          <table:table-cell table:formula="of:=([.B78]/[.P78])*SQRT(SQRT(([.D78]*[.D78]+[.E78]*[.E78])/((1+[.D78])*(1+[.D78])+[.E78]*[.E78])))*COS((ATAN([.E78]/[.D78])-ATAN([.E78]/(1+[.D78])))/2)" office:value-type="float" office:value="135006079.359997" calcext:value-type="float">
            <text:p>135006079.359997</text:p>
          </table:table-cell>
          <table:table-cell table:style-name="ce2" table:formula="of:=([.B78]/[.P78])*SQRT(SQRT(([.D78]*[.D78]+[.E78]*[.E78])/((1+[.D78])*(1+[.D78])+[.E78]*[.E78])))*SIN((ATAN([.E78]/[.D78])-ATAN([.E78]/(1+[.D78])))/2)" office:value-type="float" office:value="-186208526.361048" calcext:value-type="float">
            <text:p>-186208526.361048</text:p>
          </table:table-cell>
          <table:table-cell table:formula="of:=([.B78]/[.P78])*SQRT(SQRT(([.F78]*[.F78]+[.G78]*[.G78])/((1+[.F78])*(1+[.F78])+[.G78]*[.G78])))*COS((ATAN([.G78]/[.F78])-ATAN([.G78]/(1+[.F78])))/2)" office:value-type="float" office:value="130601060.171" calcext:value-type="float">
            <text:p>130601060.171</text:p>
          </table:table-cell>
          <table:table-cell table:style-name="ce2" table:formula="of:=([.B78]/[.P78])*SQRT(SQRT(([.F78]*[.F78]+[.G78]*[.G78])/((1+[.F78])*(1+[.F78])+[.G78]*[.G78])))*SIN((ATAN([.G78]/[.F78])-ATAN([.G78]/(1+[.F78])))/2)" office:value-type="float" office:value="4121.06265199481" calcext:value-type="float">
            <text:p>4121.062651994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710.8" calcext:value-type="float">
            <text:p>8710.8</text:p>
          </table:table-cell>
          <table:table-cell table:style-name="ce1" table:formula="of:=[.A79]*1000000000000*2*PI()" office:value-type="float" office:value="5.47315705737799E+016" calcext:value-type="float">
            <text:p>5.47E+16</text:p>
          </table:table-cell>
          <table:table-cell table:style-name="ce1" table:formula="of:=[.P79]/([.A79]*1000000000000)*1000000" office:value-type="float" office:value="0.0344161796849888" calcext:value-type="float">
            <text:p>3.44E-02</text:p>
          </table:table-cell>
          <table:table-cell office:value-type="float" office:value="-0.784485" calcext:value-type="float">
            <text:p>-0.784485</text:p>
          </table:table-cell>
          <table:table-cell office:value-type="float" office:value="0.648324" calcext:value-type="float">
            <text:p>0.648324</text:p>
          </table:table-cell>
          <table:table-cell table:style-name="ce2" table:formula="of:=1-13.8*13.8*1E+030/([.B79]*[.B79]+1/9.3/9.3*1E+030)" office:value-type="float" office:value="0.936425833510234" calcext:value-type="float">
            <text:p>0.9364258335</text:p>
          </table:table-cell>
          <table:table-cell table:style-name="ce2" table:formula="of:=13.8*13.8/9.3*1E+045/[.B79]/([.B79]*[.B79]+1/9.3/9.3*1E+030)" office:value-type="float" office:value="0.000124899245699608" calcext:value-type="float">
            <text:p>0.0001248992</text:p>
          </table:table-cell>
          <table:table-cell table:formula="of:=[.B79]/[.P79]" office:value-type="float" office:value="182564868.172167" calcext:value-type="float">
            <text:p>182564868.172167</text:p>
          </table:table-cell>
          <table:table-cell table:formula="of:=[.H79]*SQRT(0.5)" office:value-type="float" office:value="129092856.290967" calcext:value-type="float">
            <text:p>129092856.290967</text:p>
          </table:table-cell>
          <table:table-cell table:formula="of:=-[.H79]*0.5" office:value-type="float" office:value="-91282434.0860835" calcext:value-type="float">
            <text:p>-91282434.0860835</text:p>
          </table:table-cell>
          <table:table-cell table:formula="of:=[.H79]*SQRT(3)/2" office:value-type="float" office:value="158105813.675654" calcext:value-type="float">
            <text:p>158105813.675654</text:p>
          </table:table-cell>
          <table:table-cell table:formula="of:=([.B79]/[.P79])*SQRT(SQRT(([.D79]*[.D79]+[.E79]*[.E79])/((1+[.D79])*(1+[.D79])+[.E79]*[.E79])))*COS((ATAN([.E79]/[.D79])-ATAN([.E79]/(1+[.D79])))/2)" office:value-type="float" office:value="125912120.337207" calcext:value-type="float">
            <text:p>125912120.337207</text:p>
          </table:table-cell>
          <table:table-cell table:style-name="ce2" table:formula="of:=([.B79]/[.P79])*SQRT(SQRT(([.D79]*[.D79]+[.E79]*[.E79])/((1+[.D79])*(1+[.D79])+[.E79]*[.E79])))*SIN((ATAN([.E79]/[.D79])-ATAN([.E79]/(1+[.D79])))/2)" office:value-type="float" office:value="-183833803.237673" calcext:value-type="float">
            <text:p>-183833803.237673</text:p>
          </table:table-cell>
          <table:table-cell table:formula="of:=([.B79]/[.P79])*SQRT(SQRT(([.F79]*[.F79]+[.G79]*[.G79])/((1+[.F79])*(1+[.F79])+[.G79]*[.G79])))*COS((ATAN([.G79]/[.F79])-ATAN([.G79]/(1+[.F79])))/2)" office:value-type="float" office:value="126956069.466976" calcext:value-type="float">
            <text:p>126956069.466976</text:p>
          </table:table-cell>
          <table:table-cell table:style-name="ce2" table:formula="of:=([.B79]/[.P79])*SQRT(SQRT(([.F79]*[.F79]+[.G79]*[.G79])/((1+[.F79])*(1+[.F79])+[.G79]*[.G79])))*SIN((ATAN([.G79]/[.F79])-ATAN([.G79]/(1+[.F79])))/2)" office:value-type="float" office:value="4372.29070735876" calcext:value-type="float">
            <text:p>4372.29070735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469.79" calcext:value-type="float">
            <text:p>8469.79</text:p>
          </table:table-cell>
          <table:table-cell table:style-name="ce1" table:formula="of:=[.A80]*1000000000000*2*PI()" office:value-type="float" office:value="5.32172600828966E+016" calcext:value-type="float">
            <text:p>5.32E+16</text:p>
          </table:table-cell>
          <table:table-cell table:style-name="ce1" table:formula="of:=[.P80]/([.A80]*1000000000000)*1000000" office:value-type="float" office:value="0.0353955007148937" calcext:value-type="float">
            <text:p>3.54E-02</text:p>
          </table:table-cell>
          <table:table-cell office:value-type="float" office:value="-0.799562" calcext:value-type="float">
            <text:p>-0.799562</text:p>
          </table:table-cell>
          <table:table-cell office:value-type="float" office:value="0.683962" calcext:value-type="float">
            <text:p>0.683962</text:p>
          </table:table-cell>
          <table:table-cell table:style-name="ce2" table:formula="of:=1-13.8*13.8*1E+030/([.B80]*[.B80]+1/9.3/9.3*1E+030)" office:value-type="float" office:value="0.932756334681714" calcext:value-type="float">
            <text:p>0.9327563347</text:p>
          </table:table-cell>
          <table:table-cell table:style-name="ce2" table:formula="of:=13.8*13.8/9.3*1E+045/[.B80]/([.B80]*[.B80]+1/9.3/9.3*1E+030)" office:value-type="float" office:value="0.00013586760453027" calcext:value-type="float">
            <text:p>0.0001358676</text:p>
          </table:table-cell>
          <table:table-cell table:formula="of:=[.B80]/[.P80]" office:value-type="float" office:value="177513672.084761" calcext:value-type="float">
            <text:p>177513672.084761</text:p>
          </table:table-cell>
          <table:table-cell table:formula="of:=[.H80]*SQRT(0.5)" office:value-type="float" office:value="125521121.28446" calcext:value-type="float">
            <text:p>125521121.28446</text:p>
          </table:table-cell>
          <table:table-cell table:formula="of:=-[.H80]*0.5" office:value-type="float" office:value="-88756836.0423807" calcext:value-type="float">
            <text:p>-88756836.0423807</text:p>
          </table:table-cell>
          <table:table-cell table:formula="of:=[.H80]*SQRT(3)/2" office:value-type="float" office:value="153731349.544464" calcext:value-type="float">
            <text:p>153731349.544464</text:p>
          </table:table-cell>
          <table:table-cell table:formula="of:=([.B80]/[.P80])*SQRT(SQRT(([.D80]*[.D80]+[.E80]*[.E80])/((1+[.D80])*(1+[.D80])+[.E80]*[.E80])))*COS((ATAN([.E80]/[.D80])-ATAN([.E80]/(1+[.D80])))/2)" office:value-type="float" office:value="117136618.131854" calcext:value-type="float">
            <text:p>117136618.131854</text:p>
          </table:table-cell>
          <table:table-cell table:style-name="ce2" table:formula="of:=([.B80]/[.P80])*SQRT(SQRT(([.D80]*[.D80]+[.E80]*[.E80])/((1+[.D80])*(1+[.D80])+[.E80]*[.E80])))*SIN((ATAN([.E80]/[.D80])-ATAN([.E80]/(1+[.D80])))/2)" office:value-type="float" office:value="-181103483.462663" calcext:value-type="float">
            <text:p>-181103483.462663</text:p>
          </table:table-cell>
          <table:table-cell table:formula="of:=([.B80]/[.P80])*SQRT(SQRT(([.F80]*[.F80]+[.G80]*[.G80])/((1+[.F80])*(1+[.F80])+[.G80]*[.G80])))*COS((ATAN([.G80]/[.F80])-ATAN([.G80]/(1+[.F80])))/2)" office:value-type="float" office:value="123318252.073337" calcext:value-type="float">
            <text:p>123318252.073337</text:p>
          </table:table-cell>
          <table:table-cell table:style-name="ce2" table:formula="of:=([.B80]/[.P80])*SQRT(SQRT(([.F80]*[.F80]+[.G80]*[.G80])/((1+[.F80])*(1+[.F80])+[.G80]*[.G80])))*SIN((ATAN([.G80]/[.F80])-ATAN([.G80]/(1+[.F80])))/2)" office:value-type="float" office:value="4646.94963572026" calcext:value-type="float">
            <text:p>4646.949635720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228.2" calcext:value-type="float">
            <text:p>8228.2</text:p>
          </table:table-cell>
          <table:table-cell table:style-name="ce1" table:formula="of:=[.A81]*1000000000000*2*PI()" office:value-type="float" office:value="5.16993053445351E+016" calcext:value-type="float">
            <text:p>5.17E+16</text:p>
          </table:table-cell>
          <table:table-cell table:style-name="ce1" table:formula="of:=[.P81]/([.A81]*1000000000000)*1000000" office:value-type="float" office:value="0.0364347558396733" calcext:value-type="float">
            <text:p>3.64E-02</text:p>
          </table:table-cell>
          <table:table-cell office:value-type="float" office:value="-0.844673" calcext:value-type="float">
            <text:p>-0.844673</text:p>
          </table:table-cell>
          <table:table-cell office:value-type="float" office:value="0.745448" calcext:value-type="float">
            <text:p>0.745448</text:p>
          </table:table-cell>
          <table:table-cell table:style-name="ce2" table:formula="of:=1-13.8*13.8*1E+030/([.B81]*[.B81]+1/9.3/9.3*1E+030)" office:value-type="float" office:value="0.928749670247819" calcext:value-type="float">
            <text:p>0.9287496702</text:p>
          </table:table-cell>
          <table:table-cell table:style-name="ce2" table:formula="of:=13.8*13.8/9.3*1E+045/[.B81]/([.B81]*[.B81]+1/9.3/9.3*1E+030)" office:value-type="float" office:value="0.000148190110655215" calcext:value-type="float">
            <text:p>0.0001481901</text:p>
          </table:table-cell>
          <table:table-cell table:formula="of:=[.B81]/[.P81]" office:value-type="float" office:value="172450320.096228" calcext:value-type="float">
            <text:p>172450320.096228</text:p>
          </table:table-cell>
          <table:table-cell table:formula="of:=[.H81]*SQRT(0.5)" office:value-type="float" office:value="121940790.757834" calcext:value-type="float">
            <text:p>121940790.757834</text:p>
          </table:table-cell>
          <table:table-cell table:formula="of:=-[.H81]*0.5" office:value-type="float" office:value="-86225160.0481142" calcext:value-type="float">
            <text:p>-86225160.0481142</text:p>
          </table:table-cell>
          <table:table-cell table:formula="of:=[.H81]*SQRT(3)/2" office:value-type="float" office:value="149346358.094092" calcext:value-type="float">
            <text:p>149346358.094092</text:p>
          </table:table-cell>
          <table:table-cell table:formula="of:=([.B81]/[.P81])*SQRT(SQRT(([.D81]*[.D81]+[.E81]*[.E81])/((1+[.D81])*(1+[.D81])+[.E81]*[.E81])))*COS((ATAN([.E81]/[.D81])-ATAN([.E81]/(1+[.D81])))/2)" office:value-type="float" office:value="105419293.165879" calcext:value-type="float">
            <text:p>105419293.165879</text:p>
          </table:table-cell>
          <table:table-cell table:style-name="ce2" table:formula="of:=([.B81]/[.P81])*SQRT(SQRT(([.D81]*[.D81]+[.E81]*[.E81])/((1+[.D81])*(1+[.D81])+[.E81]*[.E81])))*SIN((ATAN([.E81]/[.D81])-ATAN([.E81]/(1+[.D81])))/2)" office:value-type="float" office:value="-181343785.521756" calcext:value-type="float">
            <text:p>-181343785.521756</text:p>
          </table:table-cell>
          <table:table-cell table:formula="of:=([.B81]/[.P81])*SQRT(SQRT(([.F81]*[.F81]+[.G81]*[.G81])/((1+[.F81])*(1+[.F81])+[.G81]*[.G81])))*COS((ATAN([.G81]/[.F81])-ATAN([.G81]/(1+[.F81])))/2)" office:value-type="float" office:value="119667277.434772" calcext:value-type="float">
            <text:p>119667277.434772</text:p>
          </table:table-cell>
          <table:table-cell table:style-name="ce2" table:formula="of:=([.B81]/[.P81])*SQRT(SQRT(([.F81]*[.F81]+[.G81]*[.G81])/((1+[.F81])*(1+[.F81])+[.G81]*[.G81])))*SIN((ATAN([.G81]/[.F81])-ATAN([.G81]/(1+[.F81])))/2)" office:value-type="float" office:value="4949.82783610773" calcext:value-type="float">
            <text:p>4949.827836107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985.09" calcext:value-type="float">
            <text:p>7985.09</text:p>
          </table:table-cell>
          <table:table-cell table:style-name="ce1" table:formula="of:=[.A82]*1000000000000*2*PI()" office:value-type="float" office:value="5.01718001645066E+016" calcext:value-type="float">
            <text:p>5.02E+16</text:p>
          </table:table-cell>
          <table:table-cell table:style-name="ce1" table:formula="of:=[.P82]/([.A82]*1000000000000)*1000000" office:value-type="float" office:value="0.0375440299357928" calcext:value-type="float">
            <text:p>3.75E-02</text:p>
          </table:table-cell>
          <table:table-cell office:value-type="float" office:value="-0.875186" calcext:value-type="float">
            <text:p>-0.875186</text:p>
          </table:table-cell>
          <table:table-cell office:value-type="float" office:value="0.80443" calcext:value-type="float">
            <text:p>0.80443</text:p>
          </table:table-cell>
          <table:table-cell table:style-name="ce2" table:formula="of:=1-13.8*13.8*1E+030/([.B82]*[.B82]+1/9.3/9.3*1E+030)" office:value-type="float" office:value="0.924345143749683" calcext:value-type="float">
            <text:p>0.9243451437</text:p>
          </table:table-cell>
          <table:table-cell table:style-name="ce2" table:formula="of:=13.8*13.8/9.3*1E+045/[.B82]/([.B82]*[.B82]+1/9.3/9.3*1E+030)" office:value-type="float" office:value="0.000162141496875348" calcext:value-type="float">
            <text:p>0.0001621415</text:p>
          </table:table-cell>
          <table:table-cell table:formula="of:=[.B82]/[.P82]" office:value-type="float" office:value="167355111.263361" calcext:value-type="float">
            <text:p>167355111.263361</text:p>
          </table:table-cell>
          <table:table-cell table:formula="of:=[.H82]*SQRT(0.5)" office:value-type="float" office:value="118337934.040552" calcext:value-type="float">
            <text:p>118337934.040552</text:p>
          </table:table-cell>
          <table:table-cell table:formula="of:=-[.H82]*0.5" office:value-type="float" office:value="-83677555.6316807" calcext:value-type="float">
            <text:p>-83677555.6316807</text:p>
          </table:table-cell>
          <table:table-cell table:formula="of:=[.H82]*SQRT(3)/2" office:value-type="float" office:value="144933777.807242" calcext:value-type="float">
            <text:p>144933777.807242</text:p>
          </table:table-cell>
          <table:table-cell table:formula="of:=([.B82]/[.P82])*SQRT(SQRT(([.D82]*[.D82]+[.E82]*[.E82])/((1+[.D82])*(1+[.D82])+[.E82]*[.E82])))*COS((ATAN([.E82]/[.D82])-ATAN([.E82]/(1+[.D82])))/2)" office:value-type="float" office:value="95303682.1317023" calcext:value-type="float">
            <text:p>95303682.1317023</text:p>
          </table:table-cell>
          <table:table-cell table:style-name="ce2" table:formula="of:=([.B82]/[.P82])*SQRT(SQRT(([.D82]*[.D82]+[.E82]*[.E82])/((1+[.D82])*(1+[.D82])+[.E82]*[.E82])))*SIN((ATAN([.E82]/[.D82])-ATAN([.E82]/(1+[.D82])))/2)" office:value-type="float" office:value="-178368698.79726" calcext:value-type="float">
            <text:p>-178368698.79726</text:p>
          </table:table-cell>
          <table:table-cell table:formula="of:=([.B82]/[.P82])*SQRT(SQRT(([.F82]*[.F82]+[.G82]*[.G82])/((1+[.F82])*(1+[.F82])+[.G82]*[.G82])))*COS((ATAN([.G82]/[.F82])-ATAN([.G82]/(1+[.F82])))/2)" office:value-type="float" office:value="115988406.202617" calcext:value-type="float">
            <text:p>115988406.202617</text:p>
          </table:table-cell>
          <table:table-cell table:style-name="ce2" table:formula="of:=([.B82]/[.P82])*SQRT(SQRT(([.F82]*[.F82]+[.G82]*[.G82])/((1+[.F82])*(1+[.F82])+[.G82]*[.G82])))*SIN((ATAN([.G82]/[.F82])-ATAN([.G82]/(1+[.F82])))/2)" office:value-type="float" office:value="5286.41950621494" calcext:value-type="float">
            <text:p>5286.419506214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743.93" calcext:value-type="float">
            <text:p>7743.93</text:p>
          </table:table-cell>
          <table:table-cell table:style-name="ce1" table:formula="of:=[.A83]*1000000000000*2*PI()" office:value-type="float" office:value="4.86565471958272E+016" calcext:value-type="float">
            <text:p>4.87E+16</text:p>
          </table:table-cell>
          <table:table-cell table:style-name="ce1" table:formula="of:=[.P83]/([.A83]*1000000000000)*1000000" office:value-type="float" office:value="0.0387132189986221" calcext:value-type="float">
            <text:p>3.87E-02</text:p>
          </table:table-cell>
          <table:table-cell office:value-type="float" office:value="-0.972925" calcext:value-type="float">
            <text:p>-0.972925</text:p>
          </table:table-cell>
          <table:table-cell office:value-type="float" office:value="0.9177" calcext:value-type="float">
            <text:p>0.9177</text:p>
          </table:table-cell>
          <table:table-cell table:style-name="ce2" table:formula="of:=1-13.8*13.8*1E+030/([.B83]*[.B83]+1/9.3/9.3*1E+030)" office:value-type="float" office:value="0.919559737723818" calcext:value-type="float">
            <text:p>0.9195597377</text:p>
          </table:table-cell>
          <table:table-cell table:style-name="ce2" table:formula="of:=13.8*13.8/9.3*1E+045/[.B83]/([.B83]*[.B83]+1/9.3/9.3*1E+030)" office:value-type="float" office:value="0.000177766221933504" calcext:value-type="float">
            <text:p>0.0001777662</text:p>
          </table:table-cell>
          <table:table-cell table:formula="of:=[.B83]/[.P83]" office:value-type="float" office:value="162300771.408423" calcext:value-type="float">
            <text:p>162300771.408423</text:p>
          </table:table-cell>
          <table:table-cell table:formula="of:=[.H83]*SQRT(0.5)" office:value-type="float" office:value="114763976.054704" calcext:value-type="float">
            <text:p>114763976.054704</text:p>
          </table:table-cell>
          <table:table-cell table:formula="of:=-[.H83]*0.5" office:value-type="float" office:value="-81150385.7042114" calcext:value-type="float">
            <text:p>-81150385.7042114</text:p>
          </table:table-cell>
          <table:table-cell table:formula="of:=[.H83]*SQRT(3)/2" office:value-type="float" office:value="140556591.093505" calcext:value-type="float">
            <text:p>140556591.093505</text:p>
          </table:table-cell>
          <table:table-cell table:formula="of:=([.B83]/[.P83])*SQRT(SQRT(([.D83]*[.D83]+[.E83]*[.E83])/((1+[.D83])*(1+[.D83])+[.E83]*[.E83])))*COS((ATAN([.E83]/[.D83])-ATAN([.E83]/(1+[.D83])))/2)" office:value-type="float" office:value="80242430.6406801" calcext:value-type="float">
            <text:p>80242430.6406801</text:p>
          </table:table-cell>
          <table:table-cell table:style-name="ce2" table:formula="of:=([.B83]/[.P83])*SQRT(SQRT(([.D83]*[.D83]+[.E83]*[.E83])/((1+[.D83])*(1+[.D83])+[.E83]*[.E83])))*SIN((ATAN([.E83]/[.D83])-ATAN([.E83]/(1+[.D83])))/2)" office:value-type="float" office:value="-178701626.436226" calcext:value-type="float">
            <text:p>-178701626.436226</text:p>
          </table:table-cell>
          <table:table-cell table:formula="of:=([.B83]/[.P83])*SQRT(SQRT(([.F83]*[.F83]+[.G83]*[.G83])/((1+[.F83])*(1+[.F83])+[.G83]*[.G83])))*COS((ATAN([.G83]/[.F83])-ATAN([.G83]/(1+[.F83])))/2)" office:value-type="float" office:value="112333617.400048" calcext:value-type="float">
            <text:p>112333617.400048</text:p>
          </table:table-cell>
          <table:table-cell table:style-name="ce2" table:formula="of:=([.B83]/[.P83])*SQRT(SQRT(([.F83]*[.F83]+[.G83]*[.G83])/((1+[.F83])*(1+[.F83])+[.G83]*[.G83])))*SIN((ATAN([.G83]/[.F83])-ATAN([.G83]/(1+[.F83])))/2)" office:value-type="float" office:value="5656.49493296253" calcext:value-type="float">
            <text:p>5656.49493296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501.88" calcext:value-type="float">
            <text:p>7501.88</text:p>
          </table:table-cell>
          <table:table-cell table:style-name="ce1" table:formula="of:=[.A84]*1000000000000*2*PI()" office:value-type="float" office:value="4.71357021922244E+016" calcext:value-type="float">
            <text:p>4.71E+16</text:p>
          </table:table-cell>
          <table:table-cell table:style-name="ce1" table:formula="of:=[.P84]/([.A84]*1000000000000)*1000000" office:value-type="float" office:value="0.0399623105141644" calcext:value-type="float">
            <text:p>4.00E-02</text:p>
          </table:table-cell>
          <table:table-cell office:value-type="float" office:value="-1.07942" calcext:value-type="float">
            <text:p>-1.07942</text:p>
          </table:table-cell>
          <table:table-cell office:value-type="float" office:value="1.01439" calcext:value-type="float">
            <text:p>1.01439</text:p>
          </table:table-cell>
          <table:table-cell table:style-name="ce2" table:formula="of:=1-13.8*13.8*1E+030/([.B84]*[.B84]+1/9.3/9.3*1E+030)" office:value-type="float" office:value="0.914285173530957" calcext:value-type="float">
            <text:p>0.9142851735</text:p>
          </table:table-cell>
          <table:table-cell table:style-name="ce2" table:formula="of:=13.8*13.8/9.3*1E+045/[.B84]/([.B84]*[.B84]+1/9.3/9.3*1E+030)" office:value-type="float" office:value="0.000195534331276906" calcext:value-type="float">
            <text:p>0.0001955343</text:p>
          </table:table-cell>
          <table:table-cell table:formula="of:=[.B84]/[.P84]" office:value-type="float" office:value="157227778.532789" calcext:value-type="float">
            <text:p>157227778.532789</text:p>
          </table:table-cell>
          <table:table-cell table:formula="of:=[.H84]*SQRT(0.5)" office:value-type="float" office:value="111176828.391432" calcext:value-type="float">
            <text:p>111176828.391432</text:p>
          </table:table-cell>
          <table:table-cell table:formula="of:=-[.H84]*0.5" office:value-type="float" office:value="-78613889.2663944" calcext:value-type="float">
            <text:p>-78613889.2663944</text:p>
          </table:table-cell>
          <table:table-cell table:formula="of:=[.H84]*SQRT(3)/2" office:value-type="float" office:value="136163250.389989" calcext:value-type="float">
            <text:p>136163250.389989</text:p>
          </table:table-cell>
          <table:table-cell table:formula="of:=([.B84]/[.P84])*SQRT(SQRT(([.D84]*[.D84]+[.E84]*[.E84])/((1+[.D84])*(1+[.D84])+[.E84]*[.E84])))*COS((ATAN([.E84]/[.D84])-ATAN([.E84]/(1+[.D84])))/2)" office:value-type="float" office:value="176925114.306531" calcext:value-type="float">
            <text:p>176925114.306531</text:p>
          </table:table-cell>
          <table:table-cell table:style-name="ce2" table:formula="of:=([.B84]/[.P84])*SQRT(SQRT(([.D84]*[.D84]+[.E84]*[.E84])/((1+[.D84])*(1+[.D84])+[.E84]*[.E84])))*SIN((ATAN([.E84]/[.D84])-ATAN([.E84]/(1+[.D84])))/2)" office:value-type="float" office:value="68451045.0606417" calcext:value-type="float">
            <text:p>68451045.0606417</text:p>
          </table:table-cell>
          <table:table-cell table:formula="of:=([.B84]/[.P84])*SQRT(SQRT(([.F84]*[.F84]+[.G84]*[.G84])/((1+[.F84])*(1+[.F84])+[.G84]*[.G84])))*COS((ATAN([.G84]/[.F84])-ATAN([.G84]/(1+[.F84])))/2)" office:value-type="float" office:value="108659274.802488" calcext:value-type="float">
            <text:p>108659274.802488</text:p>
          </table:table-cell>
          <table:table-cell table:style-name="ce2" table:formula="of:=([.B84]/[.P84])*SQRT(SQRT(([.F84]*[.F84]+[.G84]*[.G84])/((1+[.F84])*(1+[.F84])+[.G84]*[.G84])))*SIN((ATAN([.G84]/[.F84])-ATAN([.G84]/(1+[.F84])))/2)" office:value-type="float" office:value="6069.7597772267" calcext:value-type="float">
            <text:p>6069.759777226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380.07" calcext:value-type="float">
            <text:p>7380.07</text:p>
          </table:table-cell>
          <table:table-cell table:style-name="ce1" table:formula="of:=[.A85]*1000000000000*2*PI()" office:value-type="float" office:value="4.63703473899569E+016" calcext:value-type="float">
            <text:p>4.64E+16</text:p>
          </table:table-cell>
          <table:table-cell table:style-name="ce1" table:formula="of:=[.P85]/([.A85]*1000000000000)*1000000" office:value-type="float" office:value="0.040621898979278" calcext:value-type="float">
            <text:p>4.06E-02</text:p>
          </table:table-cell>
          <table:table-cell office:value-type="float" office:value="-1.1181" calcext:value-type="float">
            <text:p>-1.1181</text:p>
          </table:table-cell>
          <table:table-cell office:value-type="float" office:value="1.04574" calcext:value-type="float">
            <text:p>1.04574</text:p>
          </table:table-cell>
          <table:table-cell table:style-name="ce2" table:formula="of:=1-13.8*13.8*1E+030/([.B85]*[.B85]+1/9.3/9.3*1E+030)" office:value-type="float" office:value="0.911432346525426" calcext:value-type="float">
            <text:p>0.9114323465</text:p>
          </table:table-cell>
          <table:table-cell table:style-name="ce2" table:formula="of:=13.8*13.8/9.3*1E+045/[.B85]/([.B85]*[.B85]+1/9.3/9.3*1E+030)" office:value-type="float" office:value="0.000205377016465466" calcext:value-type="float">
            <text:p>0.000205377</text:p>
          </table:table-cell>
          <table:table-cell table:formula="of:=[.B85]/[.P85]" office:value-type="float" office:value="154674829.71155" calcext:value-type="float">
            <text:p>154674829.71155</text:p>
          </table:table-cell>
          <table:table-cell table:formula="of:=[.H85]*SQRT(0.5)" office:value-type="float" office:value="109371620.967911" calcext:value-type="float">
            <text:p>109371620.967911</text:p>
          </table:table-cell>
          <table:table-cell table:formula="of:=-[.H85]*0.5" office:value-type="float" office:value="-77337414.8557748" calcext:value-type="float">
            <text:p>-77337414.8557748</text:p>
          </table:table-cell>
          <table:table-cell table:formula="of:=[.H85]*SQRT(3)/2" office:value-type="float" office:value="133952331.856234" calcext:value-type="float">
            <text:p>133952331.856234</text:p>
          </table:table-cell>
          <table:table-cell table:formula="of:=([.B85]/[.P85])*SQRT(SQRT(([.D85]*[.D85]+[.E85]*[.E85])/((1+[.D85])*(1+[.D85])+[.E85]*[.E85])))*COS((ATAN([.E85]/[.D85])-ATAN([.E85]/(1+[.D85])))/2)" office:value-type="float" office:value="175040623.634394" calcext:value-type="float">
            <text:p>175040623.634394</text:p>
          </table:table-cell>
          <table:table-cell table:style-name="ce2" table:formula="of:=([.B85]/[.P85])*SQRT(SQRT(([.D85]*[.D85]+[.E85]*[.E85])/((1+[.D85])*(1+[.D85])+[.E85]*[.E85])))*SIN((ATAN([.E85]/[.D85])-ATAN([.E85]/(1+[.D85])))/2)" office:value-type="float" office:value="64527179.6219565" calcext:value-type="float">
            <text:p>64527179.6219565</text:p>
          </table:table-cell>
          <table:table-cell table:formula="of:=([.B85]/[.P85])*SQRT(SQRT(([.F85]*[.F85]+[.G85]*[.G85])/((1+[.F85])*(1+[.F85])+[.G85]*[.G85])))*COS((ATAN([.G85]/[.F85])-ATAN([.G85]/(1+[.F85])))/2)" office:value-type="float" office:value="106807660.698418" calcext:value-type="float">
            <text:p>106807660.698418</text:p>
          </table:table-cell>
          <table:table-cell table:style-name="ce2" table:formula="of:=([.B85]/[.P85])*SQRT(SQRT(([.F85]*[.F85]+[.G85]*[.G85])/((1+[.F85])*(1+[.F85])+[.G85]*[.G85])))*SIN((ATAN([.G85]/[.F85])-ATAN([.G85]/(1+[.F85])))/2)" office:value-type="float" office:value="6295.65422598169" calcext:value-type="float">
            <text:p>6295.654225981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258.65" calcext:value-type="float">
            <text:p>7258.65</text:p>
          </table:table-cell>
          <table:table-cell table:style-name="ce1" table:formula="of:=[.A86]*1000000000000*2*PI()" office:value-type="float" office:value="4.56074430299591E+016" calcext:value-type="float">
            <text:p>4.56E+16</text:p>
          </table:table-cell>
          <table:table-cell table:style-name="ce1" table:formula="of:=[.P86]/([.A86]*1000000000000)*1000000" office:value-type="float" office:value="0.0413014070109456" calcext:value-type="float">
            <text:p>4.13E-02</text:p>
          </table:table-cell>
          <table:table-cell office:value-type="float" office:value="-1.15038" calcext:value-type="float">
            <text:p>-1.15038</text:p>
          </table:table-cell>
          <table:table-cell office:value-type="float" office:value="1.06972" calcext:value-type="float">
            <text:p>1.06972</text:p>
          </table:table-cell>
          <table:table-cell table:style-name="ce2" table:formula="of:=1-13.8*13.8*1E+030/([.B86]*[.B86]+1/9.3/9.3*1E+030)" office:value-type="float" office:value="0.90844452710971" calcext:value-type="float">
            <text:p>0.9084445271</text:p>
          </table:table-cell>
          <table:table-cell table:style-name="ce2" table:formula="of:=13.8*13.8/9.3*1E+045/[.B86]/([.B86]*[.B86]+1/9.3/9.3*1E+030)" office:value-type="float" office:value="0.000215856751668043" calcext:value-type="float">
            <text:p>0.0002158568</text:p>
          </table:table-cell>
          <table:table-cell table:formula="of:=[.B86]/[.P86]" office:value-type="float" office:value="152130054.685896" calcext:value-type="float">
            <text:p>152130054.685896</text:p>
          </table:table-cell>
          <table:table-cell table:formula="of:=[.H86]*SQRT(0.5)" office:value-type="float" office:value="107572193.290677" calcext:value-type="float">
            <text:p>107572193.290677</text:p>
          </table:table-cell>
          <table:table-cell table:formula="of:=-[.H86]*0.5" office:value-type="float" office:value="-76065027.3429479" calcext:value-type="float">
            <text:p>-76065027.3429479</text:p>
          </table:table-cell>
          <table:table-cell table:formula="of:=[.H86]*SQRT(3)/2" office:value-type="float" office:value="131748492.037102" calcext:value-type="float">
            <text:p>131748492.037102</text:p>
          </table:table-cell>
          <table:table-cell table:formula="of:=([.B86]/[.P86])*SQRT(SQRT(([.D86]*[.D86]+[.E86]*[.E86])/((1+[.D86])*(1+[.D86])+[.E86]*[.E86])))*COS((ATAN([.E86]/[.D86])-ATAN([.E86]/(1+[.D86])))/2)" office:value-type="float" office:value="172889313.863176" calcext:value-type="float">
            <text:p>172889313.863176</text:p>
          </table:table-cell>
          <table:table-cell table:style-name="ce2" table:formula="of:=([.B86]/[.P86])*SQRT(SQRT(([.D86]*[.D86]+[.E86]*[.E86])/((1+[.D86])*(1+[.D86])+[.E86]*[.E86])))*SIN((ATAN([.E86]/[.D86])-ATAN([.E86]/(1+[.D86])))/2)" office:value-type="float" office:value="61356811.2600419" calcext:value-type="float">
            <text:p>61356811.2600419</text:p>
          </table:table-cell>
          <table:table-cell table:formula="of:=([.B86]/[.P86])*SQRT(SQRT(([.F86]*[.F86]+[.G86]*[.G86])/((1+[.F86])*(1+[.F86])+[.G86]*[.G86])))*COS((ATAN([.G86]/[.F86])-ATAN([.G86]/(1+[.F86])))/2)" office:value-type="float" office:value="104960154.502195" calcext:value-type="float">
            <text:p>104960154.502195</text:p>
          </table:table-cell>
          <table:table-cell table:style-name="ce2" table:formula="of:=([.B86]/[.P86])*SQRT(SQRT(([.F86]*[.F86]+[.G86]*[.G86])/((1+[.F86])*(1+[.F86])+[.G86]*[.G86])))*SIN((ATAN([.G86]/[.F86])-ATAN([.G86]/(1+[.F86])))/2)" office:value-type="float" office:value="6534.04522205171" calcext:value-type="float">
            <text:p>6534.045222051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137.76" calcext:value-type="float">
            <text:p>7137.76</text:p>
          </table:table-cell>
          <table:table-cell table:style-name="ce1" table:formula="of:=[.A87]*1000000000000*2*PI()" office:value-type="float" office:value="4.48478687581742E+016" calcext:value-type="float">
            <text:p>4.48E+16</text:p>
          </table:table-cell>
          <table:table-cell table:style-name="ce1" table:formula="of:=[.P87]/([.A87]*1000000000000)*1000000" office:value-type="float" office:value="0.0420009159736388" calcext:value-type="float">
            <text:p>4.20E-02</text:p>
          </table:table-cell>
          <table:table-cell office:value-type="float" office:value="-1.1712" calcext:value-type="float">
            <text:p>-1.1712</text:p>
          </table:table-cell>
          <table:table-cell office:value-type="float" office:value="1.0818" calcext:value-type="float">
            <text:p>1.0818</text:p>
          </table:table-cell>
          <table:table-cell table:style-name="ce2" table:formula="of:=1-13.8*13.8*1E+030/([.B87]*[.B87]+1/9.3/9.3*1E+030)" office:value-type="float" office:value="0.905316989683366" calcext:value-type="float">
            <text:p>0.9053169897</text:p>
          </table:table-cell>
          <table:table-cell table:style-name="ce2" table:formula="of:=13.8*13.8/9.3*1E+045/[.B87]/([.B87]*[.B87]+1/9.3/9.3*1E+030)" office:value-type="float" office:value="0.00022701120773761" calcext:value-type="float">
            <text:p>0.0002270112</text:p>
          </table:table-cell>
          <table:table-cell table:formula="of:=[.B87]/[.P87]" office:value-type="float" office:value="149596387.638858" calcext:value-type="float">
            <text:p>149596387.638858</text:p>
          </table:table-cell>
          <table:table-cell table:formula="of:=[.H87]*SQRT(0.5)" office:value-type="float" office:value="105780620.140448" calcext:value-type="float">
            <text:p>105780620.140448</text:p>
          </table:table-cell>
          <table:table-cell table:formula="of:=-[.H87]*0.5" office:value-type="float" office:value="-74798193.8194292" calcext:value-type="float">
            <text:p>-74798193.8194292</text:p>
          </table:table-cell>
          <table:table-cell table:formula="of:=[.H87]*SQRT(3)/2" office:value-type="float" office:value="129554272.009636" calcext:value-type="float">
            <text:p>129554272.009636</text:p>
          </table:table-cell>
          <table:table-cell table:formula="of:=([.B87]/[.P87])*SQRT(SQRT(([.D87]*[.D87]+[.E87]*[.E87])/((1+[.D87])*(1+[.D87])+[.E87]*[.E87])))*COS((ATAN([.E87]/[.D87])-ATAN([.E87]/(1+[.D87])))/2)" office:value-type="float" office:value="170513835.20534" calcext:value-type="float">
            <text:p>170513835.20534</text:p>
          </table:table-cell>
          <table:table-cell table:style-name="ce2" table:formula="of:=([.B87]/[.P87])*SQRT(SQRT(([.D87]*[.D87]+[.E87]*[.E87])/((1+[.D87])*(1+[.D87])+[.E87]*[.E87])))*SIN((ATAN([.E87]/[.D87])-ATAN([.E87]/(1+[.D87])))/2)" office:value-type="float" office:value="59178352.2590301" calcext:value-type="float">
            <text:p>59178352.2590301</text:p>
          </table:table-cell>
          <table:table-cell table:formula="of:=([.B87]/[.P87])*SQRT(SQRT(([.F87]*[.F87]+[.G87]*[.G87])/((1+[.F87])*(1+[.F87])+[.G87]*[.G87])))*COS((ATAN([.G87]/[.F87])-ATAN([.G87]/(1+[.F87])))/2)" office:value-type="float" office:value="103118794.243518" calcext:value-type="float">
            <text:p>103118794.243518</text:p>
          </table:table-cell>
          <table:table-cell table:style-name="ce2" table:formula="of:=([.B87]/[.P87])*SQRT(SQRT(([.F87]*[.F87]+[.G87]*[.G87])/((1+[.F87])*(1+[.F87])+[.G87]*[.G87])))*SIN((ATAN([.G87]/[.F87])-ATAN([.G87]/(1+[.F87])))/2)" office:value-type="float" office:value="6785.5835797378" calcext:value-type="float">
            <text:p>6785.583579737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017.54" calcext:value-type="float">
            <text:p>7017.54</text:p>
          </table:table-cell>
          <table:table-cell table:style-name="ce1" table:formula="of:=[.A88]*1000000000000*2*PI()" office:value-type="float" office:value="4.4092504220545E+016" calcext:value-type="float">
            <text:p>4.41E+16</text:p>
          </table:table-cell>
          <table:table-cell table:style-name="ce1" table:formula="of:=[.P88]/([.A88]*1000000000000)*1000000" office:value-type="float" office:value="0.0427204487612468" calcext:value-type="float">
            <text:p>4.27E-02</text:p>
          </table:table-cell>
          <table:table-cell office:value-type="float" office:value="-1.17783" calcext:value-type="float">
            <text:p>-1.17783</text:p>
          </table:table-cell>
          <table:table-cell office:value-type="float" office:value="1.08419" calcext:value-type="float">
            <text:p>1.08419</text:p>
          </table:table-cell>
          <table:table-cell table:style-name="ce2" table:formula="of:=1-13.8*13.8*1E+030/([.B88]*[.B88]+1/9.3/9.3*1E+030)" office:value-type="float" office:value="0.902045123880667" calcext:value-type="float">
            <text:p>0.9020451239</text:p>
          </table:table-cell>
          <table:table-cell table:style-name="ce2" table:formula="of:=13.8*13.8/9.3*1E+045/[.B88]/([.B88]*[.B88]+1/9.3/9.3*1E+030)" office:value-type="float" office:value="0.000238879205538867" calcext:value-type="float">
            <text:p>0.0002388792</text:p>
          </table:table-cell>
          <table:table-cell table:formula="of:=[.B88]/[.P88]" office:value-type="float" office:value="147076762.753468" calcext:value-type="float">
            <text:p>147076762.753468</text:p>
          </table:table-cell>
          <table:table-cell table:formula="of:=[.H88]*SQRT(0.5)" office:value-type="float" office:value="103998976.297942" calcext:value-type="float">
            <text:p>103998976.297942</text:p>
          </table:table-cell>
          <table:table-cell table:formula="of:=-[.H88]*0.5" office:value-type="float" office:value="-73538381.376734" calcext:value-type="float">
            <text:p>-73538381.376734</text:p>
          </table:table-cell>
          <table:table-cell table:formula="of:=[.H88]*SQRT(3)/2" office:value-type="float" office:value="127372212.85088" calcext:value-type="float">
            <text:p>127372212.85088</text:p>
          </table:table-cell>
          <table:table-cell table:formula="of:=([.B88]/[.P88])*SQRT(SQRT(([.D88]*[.D88]+[.E88]*[.E88])/((1+[.D88])*(1+[.D88])+[.E88]*[.E88])))*COS((ATAN([.E88]/[.D88])-ATAN([.E88]/(1+[.D88])))/2)" office:value-type="float" office:value="167835153.064859" calcext:value-type="float">
            <text:p>167835153.064859</text:p>
          </table:table-cell>
          <table:table-cell table:style-name="ce2" table:formula="of:=([.B88]/[.P88])*SQRT(SQRT(([.D88]*[.D88]+[.E88]*[.E88])/((1+[.D88])*(1+[.D88])+[.E88]*[.E88])))*SIN((ATAN([.E88]/[.D88])-ATAN([.E88]/(1+[.D88])))/2)" office:value-type="float" office:value="57881585.3721268" calcext:value-type="float">
            <text:p>57881585.3721268</text:p>
          </table:table-cell>
          <table:table-cell table:formula="of:=([.B88]/[.P88])*SQRT(SQRT(([.F88]*[.F88]+[.G88]*[.G88])/((1+[.F88])*(1+[.F88])+[.G88]*[.G88])))*COS((ATAN([.G88]/[.F88])-ATAN([.G88]/(1+[.F88])))/2)" office:value-type="float" office:value="101285619.967034" calcext:value-type="float">
            <text:p>101285619.967034</text:p>
          </table:table-cell>
          <table:table-cell table:style-name="ce2" table:formula="of:=([.B88]/[.P88])*SQRT(SQRT(([.F88]*[.F88]+[.G88]*[.G88])/((1+[.F88])*(1+[.F88])+[.G88]*[.G88])))*SIN((ATAN([.G88]/[.F88])-ATAN([.G88]/(1+[.F88])))/2)" office:value-type="float" office:value="7050.94042850065" calcext:value-type="float">
            <text:p>7050.940428500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775.07" calcext:value-type="float">
            <text:p>6775.07</text:p>
          </table:table-cell>
          <table:table-cell table:style-name="ce1" table:formula="of:=[.A89]*1000000000000*2*PI()" office:value-type="float" office:value="4.25690202791132E+016" calcext:value-type="float">
            <text:p>4.26E+16</text:p>
          </table:table-cell>
          <table:table-cell table:style-name="ce1" table:formula="of:=[.P89]/([.A89]*1000000000000)*1000000" office:value-type="float" office:value="0.0442493521100151" calcext:value-type="float">
            <text:p>4.42E-02</text:p>
          </table:table-cell>
          <table:table-cell office:value-type="float" office:value="-1.18025" calcext:value-type="float">
            <text:p>-1.18025</text:p>
          </table:table-cell>
          <table:table-cell office:value-type="float" office:value="1.09381" calcext:value-type="float">
            <text:p>1.09381</text:p>
          </table:table-cell>
          <table:table-cell table:style-name="ce2" table:formula="of:=1-13.8*13.8*1E+030/([.B89]*[.B89]+1/9.3/9.3*1E+030)" office:value-type="float" office:value="0.894908378804256" calcext:value-type="float">
            <text:p>0.8949083788</text:p>
          </table:table-cell>
          <table:table-cell table:style-name="ce2" table:formula="of:=13.8*13.8/9.3*1E+045/[.B89]/([.B89]*[.B89]+1/9.3/9.3*1E+030)" office:value-type="float" office:value="0.000265455353400921" calcext:value-type="float">
            <text:p>0.0002654554</text:p>
          </table:table-cell>
          <table:table-cell table:formula="of:=[.B89]/[.P89]" office:value-type="float" office:value="141994967.328742" calcext:value-type="float">
            <text:p>141994967.328742</text:p>
          </table:table-cell>
          <table:table-cell table:formula="of:=[.H89]*SQRT(0.5)" office:value-type="float" office:value="100405604.292516" calcext:value-type="float">
            <text:p>100405604.292516</text:p>
          </table:table-cell>
          <table:table-cell table:formula="of:=-[.H89]*0.5" office:value-type="float" office:value="-70997483.6643709" calcext:value-type="float">
            <text:p>-70997483.6643709</text:p>
          </table:table-cell>
          <table:table-cell table:formula="of:=[.H89]*SQRT(3)/2" office:value-type="float" office:value="122971248.916232" calcext:value-type="float">
            <text:p>122971248.916232</text:p>
          </table:table-cell>
          <table:table-cell table:formula="of:=([.B89]/[.P89])*SQRT(SQRT(([.D89]*[.D89]+[.E89]*[.E89])/((1+[.D89])*(1+[.D89])+[.E89]*[.E89])))*COS((ATAN([.E89]/[.D89])-ATAN([.E89]/(1+[.D89])))/2)" office:value-type="float" office:value="161844756.012493" calcext:value-type="float">
            <text:p>161844756.012493</text:p>
          </table:table-cell>
          <table:table-cell table:style-name="ce2" table:formula="of:=([.B89]/[.P89])*SQRT(SQRT(([.D89]*[.D89]+[.E89]*[.E89])/((1+[.D89])*(1+[.D89])+[.E89]*[.E89])))*SIN((ATAN([.E89]/[.D89])-ATAN([.E89]/(1+[.D89])))/2)" office:value-type="float" office:value="55442008.3433565" calcext:value-type="float">
            <text:p>55442008.3433565</text:p>
          </table:table-cell>
          <table:table-cell table:formula="of:=([.B89]/[.P89])*SQRT(SQRT(([.F89]*[.F89]+[.G89]*[.G89])/((1+[.F89])*(1+[.F89])+[.G89]*[.G89])))*COS((ATAN([.G89]/[.F89])-ATAN([.G89]/(1+[.F89])))/2)" office:value-type="float" office:value="97581645.5095482" calcext:value-type="float">
            <text:p>97581645.5095482</text:p>
          </table:table-cell>
          <table:table-cell table:style-name="ce2" table:formula="of:=([.B89]/[.P89])*SQRT(SQRT(([.F89]*[.F89]+[.G89]*[.G89])/((1+[.F89])*(1+[.F89])+[.G89]*[.G89])))*SIN((ATAN([.G89]/[.F89])-ATAN([.G89]/(1+[.F89])))/2)" office:value-type="float" office:value="7637.70391902068" calcext:value-type="float">
            <text:p>7637.703919020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533.1" calcext:value-type="float">
            <text:p>6533.1</text:p>
          </table:table-cell>
          <table:table-cell table:style-name="ce1" table:formula="of:=[.A90]*1000000000000*2*PI()" office:value-type="float" office:value="4.1048677930335E+016" calcext:value-type="float">
            <text:p>4.10E+16</text:p>
          </table:table-cell>
          <table:table-cell table:style-name="ce1" table:formula="of:=[.P90]/([.A90]*1000000000000)*1000000" office:value-type="float" office:value="0.045888239579985" calcext:value-type="float">
            <text:p>4.59E-02</text:p>
          </table:table-cell>
          <table:table-cell office:value-type="float" office:value="-1.20425" calcext:value-type="float">
            <text:p>-1.20425</text:p>
          </table:table-cell>
          <table:table-cell office:value-type="float" office:value="1.13665" calcext:value-type="float">
            <text:p>1.13665</text:p>
          </table:table-cell>
          <table:table-cell table:style-name="ce2" table:formula="of:=1-13.8*13.8*1E+030/([.B90]*[.B90]+1/9.3/9.3*1E+030)" office:value-type="float" office:value="0.886979598862125" calcext:value-type="float">
            <text:p>0.8869795989</text:p>
          </table:table-cell>
          <table:table-cell table:style-name="ce2" table:formula="of:=13.8*13.8/9.3*1E+045/[.B90]/([.B90]*[.B90]+1/9.3/9.3*1E+030)" office:value-type="float" office:value="0.000296056582523135" calcext:value-type="float">
            <text:p>0.0002960566</text:p>
          </table:table-cell>
          <table:table-cell table:formula="of:=[.B90]/[.P90]" office:value-type="float" office:value="136923651.129125" calcext:value-type="float">
            <text:p>136923651.129125</text:p>
          </table:table-cell>
          <table:table-cell table:formula="of:=[.H90]*SQRT(0.5)" office:value-type="float" office:value="96819642.2182257" calcext:value-type="float">
            <text:p>96819642.2182257</text:p>
          </table:table-cell>
          <table:table-cell table:formula="of:=-[.H90]*0.5" office:value-type="float" office:value="-68461825.5645627" calcext:value-type="float">
            <text:p>-68461825.5645627</text:p>
          </table:table-cell>
          <table:table-cell table:formula="of:=[.H90]*SQRT(3)/2" office:value-type="float" office:value="118579360.256741" calcext:value-type="float">
            <text:p>118579360.256741</text:p>
          </table:table-cell>
          <table:table-cell table:formula="of:=([.B90]/[.P90])*SQRT(SQRT(([.D90]*[.D90]+[.E90]*[.E90])/((1+[.D90])*(1+[.D90])+[.E90]*[.E90])))*COS((ATAN([.E90]/[.D90])-ATAN([.E90]/(1+[.D90])))/2)" office:value-type="float" office:value="155727830.391175" calcext:value-type="float">
            <text:p>155727830.391175</text:p>
          </table:table-cell>
          <table:table-cell table:style-name="ce2" table:formula="of:=([.B90]/[.P90])*SQRT(SQRT(([.D90]*[.D90]+[.E90]*[.E90])/((1+[.D90])*(1+[.D90])+[.E90]*[.E90])))*SIN((ATAN([.E90]/[.D90])-ATAN([.E90]/(1+[.D90])))/2)" office:value-type="float" office:value="51301747.2675971" calcext:value-type="float">
            <text:p>51301747.2675971</text:p>
          </table:table-cell>
          <table:table-cell table:formula="of:=([.B90]/[.P90])*SQRT(SQRT(([.F90]*[.F90]+[.G90]*[.G90])/((1+[.F90])*(1+[.F90])+[.G90]*[.G90])))*COS((ATAN([.G90]/[.F90])-ATAN([.G90]/(1+[.F90])))/2)" office:value-type="float" office:value="93875376.5479469" calcext:value-type="float">
            <text:p>93875376.5479469</text:p>
          </table:table-cell>
          <table:table-cell table:style-name="ce2" table:formula="of:=([.B90]/[.P90])*SQRT(SQRT(([.F90]*[.F90]+[.G90]*[.G90])/((1+[.F90])*(1+[.F90])+[.G90]*[.G90])))*SIN((ATAN([.G90]/[.F90])-ATAN([.G90]/(1+[.F90])))/2)" office:value-type="float" office:value="8302.62754934062" calcext:value-type="float">
            <text:p>8302.627549340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382.98" calcext:value-type="float">
            <text:p>6382.98</text:p>
          </table:table-cell>
          <table:table-cell table:style-name="ce1" table:formula="of:=[.A91]*1000000000000*2*PI()" office:value-type="float" office:value="4.01054461520212E+016" calcext:value-type="float">
            <text:p>4.01E+16</text:p>
          </table:table-cell>
          <table:table-cell table:style-name="ce1" table:formula="of:=[.P91]/([.A91]*1000000000000)*1000000" office:value-type="float" office:value="0.0469674756931715" calcext:value-type="float">
            <text:p>4.70E-02</text:p>
          </table:table-cell>
          <table:table-cell office:value-type="float" office:value="-1.03133" calcext:value-type="float">
            <text:p>-1.03133</text:p>
          </table:table-cell>
          <table:table-cell office:value-type="float" office:value="0.93708" calcext:value-type="float">
            <text:p>0.93708</text:p>
          </table:table-cell>
          <table:table-cell table:style-name="ce2" table:formula="of:=1-13.8*13.8*1E+030/([.B91]*[.B91]+1/9.3/9.3*1E+030)" office:value-type="float" office:value="0.881600914772212" calcext:value-type="float">
            <text:p>0.8816009148</text:p>
          </table:table-cell>
          <table:table-cell table:style-name="ce2" table:formula="of:=13.8*13.8/9.3*1E+045/[.B91]/([.B91]*[.B91]+1/9.3/9.3*1E+030)" office:value-type="float" office:value="0.00031744028940204" calcext:value-type="float">
            <text:p>0.0003174403</text:p>
          </table:table-cell>
          <table:table-cell table:formula="of:=[.B91]/[.P91]" office:value-type="float" office:value="133777368.582172" calcext:value-type="float">
            <text:p>133777368.582172</text:p>
          </table:table-cell>
          <table:table-cell table:formula="of:=[.H91]*SQRT(0.5)" office:value-type="float" office:value="94594884.4937458" calcext:value-type="float">
            <text:p>94594884.4937458</text:p>
          </table:table-cell>
          <table:table-cell table:formula="of:=-[.H91]*0.5" office:value-type="float" office:value="-66888684.2910858" calcext:value-type="float">
            <text:p>-66888684.2910858</text:p>
          </table:table-cell>
          <table:table-cell table:formula="of:=[.H91]*SQRT(3)/2" office:value-type="float" office:value="115854599.643595" calcext:value-type="float">
            <text:p>115854599.643595</text:p>
          </table:table-cell>
          <table:table-cell table:formula="of:=([.B91]/[.P91])*SQRT(SQRT(([.D91]*[.D91]+[.E91]*[.E91])/((1+[.D91])*(1+[.D91])+[.E91]*[.E91])))*COS((ATAN([.E91]/[.D91])-ATAN([.E91]/(1+[.D91])))/2)" office:value-type="float" office:value="150219630.809345" calcext:value-type="float">
            <text:p>150219630.809345</text:p>
          </table:table-cell>
          <table:table-cell table:style-name="ce2" table:formula="of:=([.B91]/[.P91])*SQRT(SQRT(([.D91]*[.D91]+[.E91]*[.E91])/((1+[.D91])*(1+[.D91])+[.E91]*[.E91])))*SIN((ATAN([.E91]/[.D91])-ATAN([.E91]/(1+[.D91])))/2)" office:value-type="float" office:value="63496056.8775213" calcext:value-type="float">
            <text:p>63496056.8775213</text:p>
          </table:table-cell>
          <table:table-cell table:formula="of:=([.B91]/[.P91])*SQRT(SQRT(([.F91]*[.F91]+[.G91]*[.G91])/((1+[.F91])*(1+[.F91])+[.G91]*[.G91])))*COS((ATAN([.G91]/[.F91])-ATAN([.G91]/(1+[.F91])))/2)" office:value-type="float" office:value="91570358.903276" calcext:value-type="float">
            <text:p>91570358.903276</text:p>
          </table:table-cell>
          <table:table-cell table:style-name="ce2" table:formula="of:=([.B91]/[.P91])*SQRT(SQRT(([.F91]*[.F91]+[.G91]*[.G91])/((1+[.F91])*(1+[.F91])+[.G91]*[.G91])))*SIN((ATAN([.G91]/[.F91])-ATAN([.G91]/(1+[.F91])))/2)" office:value-type="float" office:value="8761.68003123716" calcext:value-type="float">
            <text:p>8761.680031237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291.95" calcext:value-type="float">
            <text:p>6291.95</text:p>
          </table:table-cell>
          <table:table-cell table:style-name="ce1" table:formula="of:=[.A92]*1000000000000*2*PI()" office:value-type="float" office:value="3.95334877935086E+016" calcext:value-type="float">
            <text:p>3.95E+16</text:p>
          </table:table-cell>
          <table:table-cell table:style-name="ce1" table:formula="of:=[.P92]/([.A92]*1000000000000)*1000000" office:value-type="float" office:value="0.0476469867052345" calcext:value-type="float">
            <text:p>4.76E-02</text:p>
          </table:table-cell>
          <table:table-cell office:value-type="float" office:value="-1.26386" calcext:value-type="float">
            <text:p>-1.26386</text:p>
          </table:table-cell>
          <table:table-cell office:value-type="float" office:value="1.21677" calcext:value-type="float">
            <text:p>1.21677</text:p>
          </table:table-cell>
          <table:table-cell table:style-name="ce2" table:formula="of:=1-13.8*13.8*1E+030/([.B92]*[.B92]+1/9.3/9.3*1E+030)" office:value-type="float" office:value="0.878150234500911" calcext:value-type="float">
            <text:p>0.8781502345</text:p>
          </table:table-cell>
          <table:table-cell table:style-name="ce2" table:formula="of:=13.8*13.8/9.3*1E+045/[.B92]/([.B92]*[.B92]+1/9.3/9.3*1E+030)" office:value-type="float" office:value="0.000331418401303667" calcext:value-type="float">
            <text:p>0.0003314184</text:p>
          </table:table-cell>
          <table:table-cell table:formula="of:=[.B92]/[.P92]" office:value-type="float" office:value="131869520.858689" calcext:value-type="float">
            <text:p>131869520.858689</text:p>
          </table:table-cell>
          <table:table-cell table:formula="of:=[.H92]*SQRT(0.5)" office:value-type="float" office:value="93245832.4309998" calcext:value-type="float">
            <text:p>93245832.4309998</text:p>
          </table:table-cell>
          <table:table-cell table:formula="of:=-[.H92]*0.5" office:value-type="float" office:value="-65934760.4293444" calcext:value-type="float">
            <text:p>-65934760.4293444</text:p>
          </table:table-cell>
          <table:table-cell table:formula="of:=[.H92]*SQRT(3)/2" office:value-type="float" office:value="114202355.048506" calcext:value-type="float">
            <text:p>114202355.048506</text:p>
          </table:table-cell>
          <table:table-cell table:formula="of:=([.B92]/[.P92])*SQRT(SQRT(([.D92]*[.D92]+[.E92]*[.E92])/((1+[.D92])*(1+[.D92])+[.E92]*[.E92])))*COS((ATAN([.E92]/[.D92])-ATAN([.E92]/(1+[.D92])))/2)" office:value-type="float" office:value="149754776.584914" calcext:value-type="float">
            <text:p>149754776.584914</text:p>
          </table:table-cell>
          <table:table-cell table:style-name="ce2" table:formula="of:=([.B92]/[.P92])*SQRT(SQRT(([.D92]*[.D92]+[.E92]*[.E92])/((1+[.D92])*(1+[.D92])+[.E92]*[.E92])))*SIN((ATAN([.E92]/[.D92])-ATAN([.E92]/(1+[.D92])))/2)" office:value-type="float" office:value="45573519.8788401" calcext:value-type="float">
            <text:p>45573519.8788401</text:p>
          </table:table-cell>
          <table:table-cell table:formula="of:=([.B92]/[.P92])*SQRT(SQRT(([.F92]*[.F92]+[.G92]*[.G92])/((1+[.F92])*(1+[.F92])+[.G92]*[.G92])))*COS((ATAN([.G92]/[.F92])-ATAN([.G92]/(1+[.F92])))/2)" office:value-type="float" office:value="90170335.277446" calcext:value-type="float">
            <text:p>90170335.277446</text:p>
          </table:table-cell>
          <table:table-cell table:style-name="ce2" table:formula="of:=([.B92]/[.P92])*SQRT(SQRT(([.F92]*[.F92]+[.G92]*[.G92])/((1+[.F92])*(1+[.F92])+[.G92]*[.G92])))*SIN((ATAN([.G92]/[.F92])-ATAN([.G92]/(1+[.F92])))/2)" office:value-type="float" office:value="9059.6438070026" calcext:value-type="float">
            <text:p>9059.643807002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250" calcext:value-type="float">
            <text:p>6250</text:p>
          </table:table-cell>
          <table:table-cell table:style-name="ce1" table:formula="of:=[.A93]*1000000000000*2*PI()" office:value-type="float" office:value="3.92699081698724E+016" calcext:value-type="float">
            <text:p>3.93E+16</text:p>
          </table:table-cell>
          <table:table-cell table:style-name="ce1" table:formula="of:=[.P93]/([.A93]*1000000000000)*1000000" office:value-type="float" office:value="0.04796679328" calcext:value-type="float">
            <text:p>4.80E-02</text:p>
          </table:table-cell>
          <table:table-cell office:value-type="float" office:value="-1.03494" calcext:value-type="float">
            <text:p>-1.03494</text:p>
          </table:table-cell>
          <table:table-cell office:value-type="float" office:value="0.95598" calcext:value-type="float">
            <text:p>0.95598</text:p>
          </table:table-cell>
          <table:table-cell table:style-name="ce2" table:formula="of:=1-13.8*13.8*1E+030/([.B93]*[.B93]+1/9.3/9.3*1E+030)" office:value-type="float" office:value="0.876509046106639" calcext:value-type="float">
            <text:p>0.8765090461</text:p>
          </table:table-cell>
          <table:table-cell table:style-name="ce2" table:formula="of:=13.8*13.8/9.3*1E+045/[.B93]/([.B93]*[.B93]+1/9.3/9.3*1E+030)" office:value-type="float" office:value="0.000338136700890526" calcext:value-type="float">
            <text:p>0.0003381367</text:p>
          </table:table-cell>
          <table:table-cell table:formula="of:=[.B93]/[.P93]" office:value-type="float" office:value="130990313.87198" calcext:value-type="float">
            <text:p>130990313.87198</text:p>
          </table:table-cell>
          <table:table-cell table:formula="of:=[.H93]*SQRT(0.5)" office:value-type="float" office:value="92624139.2086314" calcext:value-type="float">
            <text:p>92624139.2086314</text:p>
          </table:table-cell>
          <table:table-cell table:formula="of:=-[.H93]*0.5" office:value-type="float" office:value="-65495156.93599" calcext:value-type="float">
            <text:p>-65495156.93599</text:p>
          </table:table-cell>
          <table:table-cell table:formula="of:=[.H93]*SQRT(3)/2" office:value-type="float" office:value="113440939.462832" calcext:value-type="float">
            <text:p>113440939.462832</text:p>
          </table:table-cell>
          <table:table-cell table:formula="of:=([.B93]/[.P93])*SQRT(SQRT(([.D93]*[.D93]+[.E93]*[.E93])/((1+[.D93])*(1+[.D93])+[.E93]*[.E93])))*COS((ATAN([.E93]/[.D93])-ATAN([.E93]/(1+[.D93])))/2)" office:value-type="float" office:value="146772669.327424" calcext:value-type="float">
            <text:p>146772669.327424</text:p>
          </table:table-cell>
          <table:table-cell table:style-name="ce2" table:formula="of:=([.B93]/[.P93])*SQRT(SQRT(([.D93]*[.D93]+[.E93]*[.E93])/((1+[.D93])*(1+[.D93])+[.E93]*[.E93])))*SIN((ATAN([.E93]/[.D93])-ATAN([.E93]/(1+[.D93])))/2)" office:value-type="float" office:value="61062505.2183109" calcext:value-type="float">
            <text:p>61062505.2183109</text:p>
          </table:table-cell>
          <table:table-cell table:formula="of:=([.B93]/[.P93])*SQRT(SQRT(([.F93]*[.F93]+[.G93]*[.G93])/((1+[.F93])*(1+[.F93])+[.G93]*[.G93])))*COS((ATAN([.G93]/[.F93])-ATAN([.G93]/(1+[.F93])))/2)" office:value-type="float" office:value="89524532.800928" calcext:value-type="float">
            <text:p>89524532.800928</text:p>
          </table:table-cell>
          <table:table-cell table:style-name="ce2" table:formula="of:=([.B93]/[.P93])*SQRT(SQRT(([.F93]*[.F93]+[.G93]*[.G93])/((1+[.F93])*(1+[.F93])+[.G93]*[.G93])))*SIN((ATAN([.G93]/[.F93])-ATAN([.G93]/(1+[.F93])))/2)" office:value-type="float" office:value="9202.31888922968" calcext:value-type="float">
            <text:p>9202.318889229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122.45" calcext:value-type="float">
            <text:p>6122.45</text:p>
          </table:table-cell>
          <table:table-cell table:style-name="ce1" table:formula="of:=[.A94]*1000000000000*2*PI()" office:value-type="float" office:value="3.84684878839417E+016" calcext:value-type="float">
            <text:p>3.85E+16</text:p>
          </table:table-cell>
          <table:table-cell table:style-name="ce1" table:formula="of:=[.P94]/([.A94]*1000000000000)*1000000" office:value-type="float" office:value="0.0489660933123178" calcext:value-type="float">
            <text:p>4.90E-02</text:p>
          </table:table-cell>
          <table:table-cell office:value-type="float" office:value="-1.07572" calcext:value-type="float">
            <text:p>-1.07572</text:p>
          </table:table-cell>
          <table:table-cell office:value-type="float" office:value="1.0152" calcext:value-type="float">
            <text:p>1.0152</text:p>
          </table:table-cell>
          <table:table-cell table:style-name="ce2" table:formula="of:=1-13.8*13.8*1E+030/([.B94]*[.B94]+1/9.3/9.3*1E+030)" office:value-type="float" office:value="0.87131007470691" calcext:value-type="float">
            <text:p>0.8713100747</text:p>
          </table:table-cell>
          <table:table-cell table:style-name="ce2" table:formula="of:=13.8*13.8/9.3*1E+045/[.B94]/([.B94]*[.B94]+1/9.3/9.3*1E+030)" office:value-type="float" office:value="0.00035971329097595" calcext:value-type="float">
            <text:p>0.0003597133</text:p>
          </table:table-cell>
          <table:table-cell table:formula="of:=[.B94]/[.P94]" office:value-type="float" office:value="128317063.546481" calcext:value-type="float">
            <text:p>128317063.546481</text:p>
          </table:table-cell>
          <table:table-cell table:formula="of:=[.H94]*SQRT(0.5)" office:value-type="float" office:value="90733865.7756618" calcext:value-type="float">
            <text:p>90733865.7756618</text:p>
          </table:table-cell>
          <table:table-cell table:formula="of:=-[.H94]*0.5" office:value-type="float" office:value="-64158531.7732404" calcext:value-type="float">
            <text:p>-64158531.7732404</text:p>
          </table:table-cell>
          <table:table-cell table:formula="of:=[.H94]*SQRT(3)/2" office:value-type="float" office:value="111125836.770275" calcext:value-type="float">
            <text:p>111125836.770275</text:p>
          </table:table-cell>
          <table:table-cell table:formula="of:=([.B94]/[.P94])*SQRT(SQRT(([.D94]*[.D94]+[.E94]*[.E94])/((1+[.D94])*(1+[.D94])+[.E94]*[.E94])))*COS((ATAN([.E94]/[.D94])-ATAN([.E94]/(1+[.D94])))/2)" office:value-type="float" office:value="144207032.949077" calcext:value-type="float">
            <text:p>144207032.949077</text:p>
          </table:table-cell>
          <table:table-cell table:style-name="ce2" table:formula="of:=([.B94]/[.P94])*SQRT(SQRT(([.D94]*[.D94]+[.E94]*[.E94])/((1+[.D94])*(1+[.D94])+[.E94]*[.E94])))*SIN((ATAN([.E94]/[.D94])-ATAN([.E94]/(1+[.D94])))/2)" office:value-type="float" office:value="55923126.6219015" calcext:value-type="float">
            <text:p>55923126.6219015</text:p>
          </table:table-cell>
          <table:table-cell table:formula="of:=([.B94]/[.P94])*SQRT(SQRT(([.F94]*[.F94]+[.G94]*[.G94])/((1+[.F94])*(1+[.F94])+[.G94]*[.G94])))*COS((ATAN([.G94]/[.F94])-ATAN([.G94]/(1+[.F94])))/2)" office:value-type="float" office:value="87558419.646339" calcext:value-type="float">
            <text:p>87558419.646339</text:p>
          </table:table-cell>
          <table:table-cell table:style-name="ce2" table:formula="of:=([.B94]/[.P94])*SQRT(SQRT(([.F94]*[.F94]+[.G94]*[.G94])/((1+[.F94])*(1+[.F94])+[.G94]*[.G94])))*SIN((ATAN([.G94]/[.F94])-ATAN([.G94]/(1+[.F94])))/2)" office:value-type="float" office:value="9658.41522595405" calcext:value-type="float">
            <text:p>9658.41522595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style-name="ce1" table:formula="of:=[.A95]*1000000000000*2*PI()" office:value-type="float" office:value="3.76991118430775E+016" calcext:value-type="float">
            <text:p>3.77E+16</text:p>
          </table:table-cell>
          <table:table-cell table:style-name="ce1" table:formula="of:=[.P95]/([.A95]*1000000000000)*1000000" office:value-type="float" office:value="0.0499654096666667" calcext:value-type="float">
            <text:p>5.00E-02</text:p>
          </table:table-cell>
          <table:table-cell office:value-type="float" office:value="-1.13853" calcext:value-type="float">
            <text:p>-1.13853</text:p>
          </table:table-cell>
          <table:table-cell office:value-type="float" office:value="1.0965" calcext:value-type="float">
            <text:p>1.0965</text:p>
          </table:table-cell>
          <table:table-cell table:style-name="ce2" table:formula="of:=1-13.8*13.8*1E+030/([.B95]*[.B95]+1/9.3/9.3*1E+030)" office:value-type="float" office:value="0.866003824727807" calcext:value-type="float">
            <text:p>0.8660038247</text:p>
          </table:table-cell>
          <table:table-cell table:style-name="ce2" table:formula="of:=13.8*13.8/9.3*1E+045/[.B95]/([.B95]*[.B95]+1/9.3/9.3*1E+030)" office:value-type="float" office:value="0.000382189133512141" calcext:value-type="float">
            <text:p>0.0003821891</text:p>
          </table:table-cell>
          <table:table-cell table:formula="of:=[.B95]/[.P95]" office:value-type="float" office:value="125750701.317101" calcext:value-type="float">
            <text:p>125750701.317101</text:p>
          </table:table-cell>
          <table:table-cell table:formula="of:=[.H95]*SQRT(0.5)" office:value-type="float" office:value="88919173.6402861" calcext:value-type="float">
            <text:p>88919173.6402861</text:p>
          </table:table-cell>
          <table:table-cell table:formula="of:=-[.H95]*0.5" office:value-type="float" office:value="-62875350.6585504" calcext:value-type="float">
            <text:p>-62875350.6585504</text:p>
          </table:table-cell>
          <table:table-cell table:formula="of:=[.H95]*SQRT(3)/2" office:value-type="float" office:value="108903301.884319" calcext:value-type="float">
            <text:p>108903301.884319</text:p>
          </table:table-cell>
          <table:table-cell table:formula="of:=([.B95]/[.P95])*SQRT(SQRT(([.D95]*[.D95]+[.E95]*[.E95])/((1+[.D95])*(1+[.D95])+[.E95]*[.E95])))*COS((ATAN([.E95]/[.D95])-ATAN([.E95]/(1+[.D95])))/2)" office:value-type="float" office:value="141814602.601555" calcext:value-type="float">
            <text:p>141814602.601555</text:p>
          </table:table-cell>
          <table:table-cell table:style-name="ce2" table:formula="of:=([.B95]/[.P95])*SQRT(SQRT(([.D95]*[.D95]+[.E95]*[.E95])/((1+[.D95])*(1+[.D95])+[.E95]*[.E95])))*SIN((ATAN([.E95]/[.D95])-ATAN([.E95]/(1+[.D95])))/2)" office:value-type="float" office:value="50047691.3804341" calcext:value-type="float">
            <text:p>50047691.3804341</text:p>
          </table:table-cell>
          <table:table-cell table:formula="of:=([.B95]/[.P95])*SQRT(SQRT(([.F95]*[.F95]+[.G95]*[.G95])/((1+[.F95])*(1+[.F95])+[.G95]*[.G95])))*COS((ATAN([.G95]/[.F95])-ATAN([.G95]/(1+[.F95])))/2)" office:value-type="float" office:value="85667100.8284428" calcext:value-type="float">
            <text:p>85667100.8284428</text:p>
          </table:table-cell>
          <table:table-cell table:style-name="ce2" table:formula="of:=([.B95]/[.P95])*SQRT(SQRT(([.F95]*[.F95]+[.G95]*[.G95])/((1+[.F95])*(1+[.F95])+[.G95]*[.G95])))*SIN((ATAN([.G95]/[.F95])-ATAN([.G95]/(1+[.F95])))/2)" office:value-type="float" office:value="10130.480009525" calcext:value-type="float">
            <text:p>10130.4800095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882.35" calcext:value-type="float">
            <text:p>5882.35</text:p>
          </table:table-cell>
          <table:table-cell table:style-name="ce1" table:formula="of:=[.A96]*1000000000000*2*PI()" office:value-type="float" office:value="3.69598950916878E+016" calcext:value-type="float">
            <text:p>3.70E+16</text:p>
          </table:table-cell>
          <table:table-cell table:style-name="ce1" table:formula="of:=[.P96]/([.A96]*1000000000000)*1000000" office:value-type="float" office:value="0.0509647433423717" calcext:value-type="float">
            <text:p>5.10E-02</text:p>
          </table:table-cell>
          <table:table-cell office:value-type="float" office:value="-1.22262" calcext:value-type="float">
            <text:p>-1.22262</text:p>
          </table:table-cell>
          <table:table-cell office:value-type="float" office:value="1.1954" calcext:value-type="float">
            <text:p>1.1954</text:p>
          </table:table-cell>
          <table:table-cell table:style-name="ce2" table:formula="of:=1-13.8*13.8*1E+030/([.B96]*[.B96]+1/9.3/9.3*1E+030)" office:value-type="float" office:value="0.860590285656962" calcext:value-type="float">
            <text:p>0.8605902857</text:p>
          </table:table-cell>
          <table:table-cell table:style-name="ce2" table:formula="of:=13.8*13.8/9.3*1E+045/[.B96]/([.B96]*[.B96]+1/9.3/9.3*1E+030)" office:value-type="float" office:value="0.000405582641066913" calcext:value-type="float">
            <text:p>0.0004055826</text:p>
          </table:table-cell>
          <table:table-cell table:formula="of:=[.B96]/[.P96]" office:value-type="float" office:value="123284939.648775" calcext:value-type="float">
            <text:p>123284939.648775</text:p>
          </table:table-cell>
          <table:table-cell table:formula="of:=[.H96]*SQRT(0.5)" office:value-type="float" office:value="87175616.8438228" calcext:value-type="float">
            <text:p>87175616.8438228</text:p>
          </table:table-cell>
          <table:table-cell table:formula="of:=-[.H96]*0.5" office:value-type="float" office:value="-61642469.8243873" calcext:value-type="float">
            <text:p>-61642469.8243873</text:p>
          </table:table-cell>
          <table:table-cell table:formula="of:=[.H96]*SQRT(3)/2" office:value-type="float" office:value="106767889.63987" calcext:value-type="float">
            <text:p>106767889.63987</text:p>
          </table:table-cell>
          <table:table-cell table:formula="of:=([.B96]/[.P96])*SQRT(SQRT(([.D96]*[.D96]+[.E96]*[.E96])/((1+[.D96])*(1+[.D96])+[.E96]*[.E96])))*COS((ATAN([.E96]/[.D96])-ATAN([.E96]/(1+[.D96])))/2)" office:value-type="float" office:value="139393658.276804" calcext:value-type="float">
            <text:p>139393658.276804</text:p>
          </table:table-cell>
          <table:table-cell table:style-name="ce2" table:formula="of:=([.B96]/[.P96])*SQRT(SQRT(([.D96]*[.D96]+[.E96]*[.E96])/((1+[.D96])*(1+[.D96])+[.E96]*[.E96])))*SIN((ATAN([.E96]/[.D96])-ATAN([.E96]/(1+[.D96])))/2)" office:value-type="float" office:value="44078516.8749291" calcext:value-type="float">
            <text:p>44078516.8749291</text:p>
          </table:table-cell>
          <table:table-cell table:formula="of:=([.B96]/[.P96])*SQRT(SQRT(([.F96]*[.F96]+[.G96]*[.G96])/((1+[.F96])*(1+[.F96])+[.G96]*[.G96])))*COS((ATAN([.G96]/[.F96])-ATAN([.G96]/(1+[.F96])))/2)" office:value-type="float" office:value="83846104.0182952" calcext:value-type="float">
            <text:p>83846104.0182952</text:p>
          </table:table-cell>
          <table:table-cell table:style-name="ce2" table:formula="of:=([.B96]/[.P96])*SQRT(SQRT(([.F96]*[.F96]+[.G96]*[.G96])/((1+[.F96])*(1+[.F96])+[.G96]*[.G96])))*SIN((ATAN([.G96]/[.F96])-ATAN([.G96]/(1+[.F96])))/2)" office:value-type="float" office:value="10619.0339830386" calcext:value-type="float">
            <text:p>10619.033983038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769.23" calcext:value-type="float">
            <text:p>5769.23</text:p>
          </table:table-cell>
          <table:table-cell table:style-name="ce1" table:formula="of:=[.A97]*1000000000000*2*PI()" office:value-type="float" office:value="3.62491411697397E+016" calcext:value-type="float">
            <text:p>3.62E+16</text:p>
          </table:table-cell>
          <table:table-cell table:style-name="ce1" table:formula="of:=[.P97]/([.A97]*1000000000000)*1000000" office:value-type="float" office:value="0.0519640329818711" calcext:value-type="float">
            <text:p>5.20E-02</text:p>
          </table:table-cell>
          <table:table-cell office:value-type="float" office:value="-1.30798" calcext:value-type="float">
            <text:p>-1.30798</text:p>
          </table:table-cell>
          <table:table-cell office:value-type="float" office:value="1.29056" calcext:value-type="float">
            <text:p>1.29056</text:p>
          </table:table-cell>
          <table:table-cell table:style-name="ce2" table:formula="of:=1-13.8*13.8*1E+030/([.B97]*[.B97]+1/9.3/9.3*1E+030)" office:value-type="float" office:value="0.855069794387235" calcext:value-type="float">
            <text:p>0.8550697944</text:p>
          </table:table-cell>
          <table:table-cell table:style-name="ce2" table:formula="of:=13.8*13.8/9.3*1E+045/[.B97]/([.B97]*[.B97]+1/9.3/9.3*1E+030)" office:value-type="float" office:value="0.000429910684053685" calcext:value-type="float">
            <text:p>0.0004299107</text:p>
          </table:table-cell>
          <table:table-cell table:formula="of:=[.B97]/[.P97]" office:value-type="float" office:value="120914119.759943" calcext:value-type="float">
            <text:p>120914119.759943</text:p>
          </table:table-cell>
          <table:table-cell table:formula="of:=[.H97]*SQRT(0.5)" office:value-type="float" office:value="85499194.0234581" calcext:value-type="float">
            <text:p>85499194.0234581</text:p>
          </table:table-cell>
          <table:table-cell table:formula="of:=-[.H97]*0.5" office:value-type="float" office:value="-60457059.8799715" calcext:value-type="float">
            <text:p>-60457059.8799715</text:p>
          </table:table-cell>
          <table:table-cell table:formula="of:=[.H97]*SQRT(3)/2" office:value-type="float" office:value="104714699.388345" calcext:value-type="float">
            <text:p>104714699.388345</text:p>
          </table:table-cell>
          <table:table-cell table:formula="of:=([.B97]/[.P97])*SQRT(SQRT(([.D97]*[.D97]+[.E97]*[.E97])/((1+[.D97])*(1+[.D97])+[.E97]*[.E97])))*COS((ATAN([.E97]/[.D97])-ATAN([.E97]/(1+[.D97])))/2)" office:value-type="float" office:value="136794720.88192" calcext:value-type="float">
            <text:p>136794720.88192</text:p>
          </table:table-cell>
          <table:table-cell table:style-name="ce2" table:formula="of:=([.B97]/[.P97])*SQRT(SQRT(([.D97]*[.D97]+[.E97]*[.E97])/((1+[.D97])*(1+[.D97])+[.E97]*[.E97])))*SIN((ATAN([.E97]/[.D97])-ATAN([.E97]/(1+[.D97])))/2)" office:value-type="float" office:value="39176202.4492196" calcext:value-type="float">
            <text:p>39176202.4492196</text:p>
          </table:table-cell>
          <table:table-cell table:formula="of:=([.B97]/[.P97])*SQRT(SQRT(([.F97]*[.F97]+[.G97]*[.G97])/((1+[.F97])*(1+[.F97])+[.G97]*[.G97])))*COS((ATAN([.G97]/[.F97])-ATAN([.G97]/(1+[.F97])))/2)" office:value-type="float" office:value="82091405.5851635" calcext:value-type="float">
            <text:p>82091405.5851635</text:p>
          </table:table-cell>
          <table:table-cell table:style-name="ce2" table:formula="of:=([.B97]/[.P97])*SQRT(SQRT(([.F97]*[.F97]+[.G97]*[.G97])/((1+[.F97])*(1+[.F97])+[.G97]*[.G97])))*SIN((ATAN([.G97]/[.F97])-ATAN([.G97]/(1+[.F97])))/2)" office:value-type="float" office:value="11124.5910969271" calcext:value-type="float">
            <text:p>11124.591096927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660.38" calcext:value-type="float">
            <text:p>5660.38</text:p>
          </table:table-cell>
          <table:table-cell table:style-name="ce1" table:formula="of:=[.A98]*1000000000000*2*PI()" office:value-type="float" office:value="3.55652164490532E+016" calcext:value-type="float">
            <text:p>3.56E+16</text:p>
          </table:table-cell>
          <table:table-cell table:style-name="ce1" table:formula="of:=[.P98]/([.A98]*1000000000000)*1000000" office:value-type="float" office:value="0.0529633095304556" calcext:value-type="float">
            <text:p>5.30E-02</text:p>
          </table:table-cell>
          <table:table-cell office:value-type="float" office:value="-1.42413" calcext:value-type="float">
            <text:p>-1.42413</text:p>
          </table:table-cell>
          <table:table-cell office:value-type="float" office:value="1.4151" calcext:value-type="float">
            <text:p>1.4151</text:p>
          </table:table-cell>
          <table:table-cell table:style-name="ce2" table:formula="of:=1-13.8*13.8*1E+030/([.B98]*[.B98]+1/9.3/9.3*1E+030)" office:value-type="float" office:value="0.849442189371204" calcext:value-type="float">
            <text:p>0.8494421894</text:p>
          </table:table-cell>
          <table:table-cell table:style-name="ce2" table:formula="of:=13.8*13.8/9.3*1E+045/[.B98]/([.B98]*[.B98]+1/9.3/9.3*1E+030)" office:value-type="float" office:value="0.000455192278072032" calcext:value-type="float">
            <text:p>0.0004551923</text:p>
          </table:table-cell>
          <table:table-cell table:formula="of:=[.B98]/[.P98]" office:value-type="float" office:value="118632792.453549" calcext:value-type="float">
            <text:p>118632792.453549</text:p>
          </table:table-cell>
          <table:table-cell table:formula="of:=[.H98]*SQRT(0.5)" office:value-type="float" office:value="83886052.0150005" calcext:value-type="float">
            <text:p>83886052.0150005</text:p>
          </table:table-cell>
          <table:table-cell table:formula="of:=-[.H98]*0.5" office:value-type="float" office:value="-59316396.2267743" calcext:value-type="float">
            <text:p>-59316396.2267743</text:p>
          </table:table-cell>
          <table:table-cell table:formula="of:=[.H98]*SQRT(3)/2" office:value-type="float" office:value="102739011.98666" calcext:value-type="float">
            <text:p>102739011.98666</text:p>
          </table:table-cell>
          <table:table-cell table:formula="of:=([.B98]/[.P98])*SQRT(SQRT(([.D98]*[.D98]+[.E98]*[.E98])/((1+[.D98])*(1+[.D98])+[.E98]*[.E98])))*COS((ATAN([.E98]/[.D98])-ATAN([.E98]/(1+[.D98])))/2)" office:value-type="float" office:value="134043164.298393" calcext:value-type="float">
            <text:p>134043164.298393</text:p>
          </table:table-cell>
          <table:table-cell table:style-name="ce2" table:formula="of:=([.B98]/[.P98])*SQRT(SQRT(([.D98]*[.D98]+[.E98]*[.E98])/((1+[.D98])*(1+[.D98])+[.E98]*[.E98])))*SIN((ATAN([.E98]/[.D98])-ATAN([.E98]/(1+[.D98])))/2)" office:value-type="float" office:value="34039937.8249628" calcext:value-type="float">
            <text:p>34039937.8249628</text:p>
          </table:table-cell>
          <table:table-cell table:formula="of:=([.B98]/[.P98])*SQRT(SQRT(([.F98]*[.F98]+[.G98]*[.G98])/((1+[.F98])*(1+[.F98])+[.G98]*[.G98])))*COS((ATAN([.G98]/[.F98])-ATAN([.G98]/(1+[.F98])))/2)" office:value-type="float" office:value="80399122.1175335" calcext:value-type="float">
            <text:p>80399122.1175335</text:p>
          </table:table-cell>
          <table:table-cell table:style-name="ce2" table:formula="of:=([.B98]/[.P98])*SQRT(SQRT(([.F98]*[.F98]+[.G98]*[.G98])/((1+[.F98])*(1+[.F98])+[.G98]*[.G98])))*SIN((ATAN([.G98]/[.F98])-ATAN([.G98]/(1+[.F98])))/2)" office:value-type="float" office:value="11647.7366477976" calcext:value-type="float">
            <text:p>11647.736647797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555.56" calcext:value-type="float">
            <text:p>5555.56</text:p>
          </table:table-cell>
          <table:table-cell table:style-name="ce1" table:formula="of:=[.A99]*1000000000000*2*PI()" office:value-type="float" office:value="3.49066129651546E+016" calcext:value-type="float">
            <text:p>3.49E+16</text:p>
          </table:table-cell>
          <table:table-cell table:style-name="ce1" table:formula="of:=[.P99]/([.A99]*1000000000000)*1000000" office:value-type="float" office:value="0.0539625992699206" calcext:value-type="float">
            <text:p>5.40E-02</text:p>
          </table:table-cell>
          <table:table-cell office:value-type="float" office:value="-1.51785" calcext:value-type="float">
            <text:p>-1.51785</text:p>
          </table:table-cell>
          <table:table-cell office:value-type="float" office:value="1.50975" calcext:value-type="float">
            <text:p>1.50975</text:p>
          </table:table-cell>
          <table:table-cell table:style-name="ce2" table:formula="of:=1-13.8*13.8*1E+030/([.B99]*[.B99]+1/9.3/9.3*1E+030)" office:value-type="float" office:value="0.843707322801883" calcext:value-type="float">
            <text:p>0.8437073228</text:p>
          </table:table-cell>
          <table:table-cell table:style-name="ce2" table:formula="of:=13.8*13.8/9.3*1E+045/[.B99]/([.B99]*[.B99]+1/9.3/9.3*1E+030)" office:value-type="float" office:value="0.000481446430555363" calcext:value-type="float">
            <text:p>0.0004814464</text:p>
          </table:table-cell>
          <table:table-cell table:formula="of:=[.B99]/[.P99]" office:value-type="float" office:value="116435927.701539" calcext:value-type="float">
            <text:p>116435927.701539</text:p>
          </table:table-cell>
          <table:table-cell table:formula="of:=[.H99]*SQRT(0.5)" office:value-type="float" office:value="82332634.0515046" calcext:value-type="float">
            <text:p>82332634.0515046</text:p>
          </table:table-cell>
          <table:table-cell table:formula="of:=-[.H99]*0.5" office:value-type="float" office:value="-58217963.8507694" calcext:value-type="float">
            <text:p>-58217963.8507694</text:p>
          </table:table-cell>
          <table:table-cell table:formula="of:=[.H99]*SQRT(3)/2" office:value-type="float" office:value="100836471.302741" calcext:value-type="float">
            <text:p>100836471.302741</text:p>
          </table:table-cell>
          <table:table-cell table:formula="of:=([.B99]/[.P99])*SQRT(SQRT(([.D99]*[.D99]+[.E99]*[.E99])/((1+[.D99])*(1+[.D99])+[.E99]*[.E99])))*COS((ATAN([.E99]/[.D99])-ATAN([.E99]/(1+[.D99])))/2)" office:value-type="float" office:value="131334856.91389" calcext:value-type="float">
            <text:p>131334856.91389</text:p>
          </table:table-cell>
          <table:table-cell table:style-name="ce2" table:formula="of:=([.B99]/[.P99])*SQRT(SQRT(([.D99]*[.D99]+[.E99]*[.E99])/((1+[.D99])*(1+[.D99])+[.E99]*[.E99])))*SIN((ATAN([.E99]/[.D99])-ATAN([.E99]/(1+[.D99])))/2)" office:value-type="float" office:value="30588101.821659" calcext:value-type="float">
            <text:p>30588101.821659</text:p>
          </table:table-cell>
          <table:table-cell table:formula="of:=([.B99]/[.P99])*SQRT(SQRT(([.F99]*[.F99]+[.G99]*[.G99])/((1+[.F99])*(1+[.F99])+[.G99]*[.G99])))*COS((ATAN([.G99]/[.F99])-ATAN([.G99]/(1+[.F99])))/2)" office:value-type="float" office:value="78765665.989087" calcext:value-type="float">
            <text:p>78765665.989087</text:p>
          </table:table-cell>
          <table:table-cell table:style-name="ce2" table:formula="of:=([.B99]/[.P99])*SQRT(SQRT(([.F99]*[.F99]+[.G99]*[.G99])/((1+[.F99])*(1+[.F99])+[.G99]*[.G99])))*SIN((ATAN([.G99]/[.F99])-ATAN([.G99]/(1+[.F99])))/2)" office:value-type="float" office:value="12189.0834611702" calcext:value-type="float">
            <text:p>12189.083461170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454.55" calcext:value-type="float">
            <text:p>5454.55</text:p>
          </table:table-cell>
          <table:table-cell table:style-name="ce1" table:formula="of:=[.A100]*1000000000000*2*PI()" office:value-type="float" office:value="3.42719484172764E+016" calcext:value-type="float">
            <text:p>3.43E+16</text:p>
          </table:table-cell>
          <table:table-cell table:style-name="ce1" table:formula="of:=[.P100]/([.A100]*1000000000000)*1000000" office:value-type="float" office:value="0.054961904831746" calcext:value-type="float">
            <text:p>5.50E-02</text:p>
          </table:table-cell>
          <table:table-cell office:value-type="float" office:value="-1.6081" calcext:value-type="float">
            <text:p>-1.6081</text:p>
          </table:table-cell>
          <table:table-cell office:value-type="float" office:value="1.596" calcext:value-type="float">
            <text:p>1.596</text:p>
          </table:table-cell>
          <table:table-cell table:style-name="ce2" table:formula="of:=1-13.8*13.8*1E+030/([.B100]*[.B100]+1/9.3/9.3*1E+030)" office:value-type="float" office:value="0.83786517513317" calcext:value-type="float">
            <text:p>0.8378651751</text:p>
          </table:table-cell>
          <table:table-cell table:style-name="ce2" table:formula="of:=13.8*13.8/9.3*1E+045/[.B100]/([.B100]*[.B100]+1/9.3/9.3*1E+030)" office:value-type="float" office:value="0.000508691595935934" calcext:value-type="float">
            <text:p>0.0005086916</text:p>
          </table:table-cell>
          <table:table-cell table:formula="of:=[.B100]/[.P100]" office:value-type="float" office:value="114318914.644865" calcext:value-type="float">
            <text:p>114318914.644865</text:p>
          </table:table-cell>
          <table:table-cell table:formula="of:=[.H100]*SQRT(0.5)" office:value-type="float" office:value="80835679.7632704" calcext:value-type="float">
            <text:p>80835679.7632704</text:p>
          </table:table-cell>
          <table:table-cell table:formula="of:=-[.H100]*0.5" office:value-type="float" office:value="-57159457.3224327" calcext:value-type="float">
            <text:p>-57159457.3224327</text:p>
          </table:table-cell>
          <table:table-cell table:formula="of:=[.H100]*SQRT(3)/2" office:value-type="float" office:value="99003084.2155183" calcext:value-type="float">
            <text:p>99003084.2155183</text:p>
          </table:table-cell>
          <table:table-cell table:formula="of:=([.B100]/[.P100])*SQRT(SQRT(([.D100]*[.D100]+[.E100]*[.E100])/((1+[.D100])*(1+[.D100])+[.E100]*[.E100])))*COS((ATAN([.E100]/[.D100])-ATAN([.E100]/(1+[.D100])))/2)" office:value-type="float" office:value="128704624.219649" calcext:value-type="float">
            <text:p>128704624.219649</text:p>
          </table:table-cell>
          <table:table-cell table:style-name="ce2" table:formula="of:=([.B100]/[.P100])*SQRT(SQRT(([.D100]*[.D100]+[.E100]*[.E100])/((1+[.D100])*(1+[.D100])+[.E100]*[.E100])))*SIN((ATAN([.E100]/[.D100])-ATAN([.E100]/(1+[.D100])))/2)" office:value-type="float" office:value="27778465.8439305" calcext:value-type="float">
            <text:p>27778465.8439305</text:p>
          </table:table-cell>
          <table:table-cell table:formula="of:=([.B100]/[.P100])*SQRT(SQRT(([.F100]*[.F100]+[.G100]*[.G100])/((1+[.F100])*(1+[.F100])+[.G100]*[.G100])))*COS((ATAN([.G100]/[.F100])-ATAN([.G100]/(1+[.F100])))/2)" office:value-type="float" office:value="77187746.875859" calcext:value-type="float">
            <text:p>77187746.875859</text:p>
          </table:table-cell>
          <table:table-cell table:style-name="ce2" table:formula="of:=([.B100]/[.P100])*SQRT(SQRT(([.F100]*[.F100]+[.G100]*[.G100])/((1+[.F100])*(1+[.F100])+[.G100]*[.G100])))*SIN((ATAN([.G100]/[.F100])-ATAN([.G100]/(1+[.F100])))/2)" office:value-type="float" office:value="12749.2623438437" calcext:value-type="float">
            <text:p>12749.26234384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357.14" calcext:value-type="float">
            <text:p>5357.14</text:p>
          </table:table-cell>
          <table:table-cell table:style-name="ce1" table:formula="of:=[.A101]*1000000000000*2*PI()" office:value-type="float" office:value="3.3659903336504E+016" calcext:value-type="float">
            <text:p>3.37E+16</text:p>
          </table:table-cell>
          <table:table-cell table:style-name="ce1" table:formula="of:=[.P101]/([.A101]*1000000000000)*1000000" office:value-type="float" office:value="0.0559612886726873" calcext:value-type="float">
            <text:p>5.60E-02</text:p>
          </table:table-cell>
          <table:table-cell office:value-type="float" office:value="-1.68933" calcext:value-type="float">
            <text:p>-1.68933</text:p>
          </table:table-cell>
          <table:table-cell office:value-type="float" office:value="1.67056" calcext:value-type="float">
            <text:p>1.67056</text:p>
          </table:table-cell>
          <table:table-cell table:style-name="ce2" table:formula="of:=1-13.8*13.8*1E+030/([.B101]*[.B101]+1/9.3/9.3*1E+030)" office:value-type="float" office:value="0.831915366316967" calcext:value-type="float">
            <text:p>0.8319153663</text:p>
          </table:table-cell>
          <table:table-cell table:style-name="ce2" table:formula="of:=13.8*13.8/9.3*1E+045/[.B101]/([.B101]*[.B101]+1/9.3/9.3*1E+030)" office:value-type="float" office:value="0.000536947962814157" calcext:value-type="float">
            <text:p>0.000536948</text:p>
          </table:table-cell>
          <table:table-cell table:formula="of:=[.B101]/[.P101]" office:value-type="float" office:value="112277352.008982" calcext:value-type="float">
            <text:p>112277352.008982</text:p>
          </table:table-cell>
          <table:table-cell table:formula="of:=[.H101]*SQRT(0.5)" office:value-type="float" office:value="79392076.9792203" calcext:value-type="float">
            <text:p>79392076.9792203</text:p>
          </table:table-cell>
          <table:table-cell table:formula="of:=-[.H101]*0.5" office:value-type="float" office:value="-56138676.0044911" calcext:value-type="float">
            <text:p>-56138676.0044911</text:p>
          </table:table-cell>
          <table:table-cell table:formula="of:=[.H101]*SQRT(3)/2" office:value-type="float" office:value="97235039.1094263" calcext:value-type="float">
            <text:p>97235039.1094263</text:p>
          </table:table-cell>
          <table:table-cell table:formula="of:=([.B101]/[.P101])*SQRT(SQRT(([.D101]*[.D101]+[.E101]*[.E101])/((1+[.D101])*(1+[.D101])+[.E101]*[.E101])))*COS((ATAN([.E101]/[.D101])-ATAN([.E101]/(1+[.D101])))/2)" office:value-type="float" office:value="126174030.099648" calcext:value-type="float">
            <text:p>126174030.099648</text:p>
          </table:table-cell>
          <table:table-cell table:style-name="ce2" table:formula="of:=([.B101]/[.P101])*SQRT(SQRT(([.D101]*[.D101]+[.E101]*[.E101])/((1+[.D101])*(1+[.D101])+[.E101]*[.E101])))*SIN((ATAN([.E101]/[.D101])-ATAN([.E101]/(1+[.D101])))/2)" office:value-type="float" office:value="25552732.9546906" calcext:value-type="float">
            <text:p>25552732.9546906</text:p>
          </table:table-cell>
          <table:table-cell table:formula="of:=([.B101]/[.P101])*SQRT(SQRT(([.F101]*[.F101]+[.G101]*[.G101])/((1+[.F101])*(1+[.F101])+[.G101]*[.G101])))*COS((ATAN([.G101]/[.F101])-ATAN([.G101]/(1+[.F101])))/2)" office:value-type="float" office:value="75662216.7350067" calcext:value-type="float">
            <text:p>75662216.7350067</text:p>
          </table:table-cell>
          <table:table-cell table:style-name="ce2" table:formula="of:=([.B101]/[.P101])*SQRT(SQRT(([.F101]*[.F101]+[.G101]*[.G101])/((1+[.F101])*(1+[.F101])+[.G101]*[.G101])))*SIN((ATAN([.G101]/[.F101])-ATAN([.G101]/(1+[.F101])))/2)" office:value-type="float" office:value="13328.9708107014" calcext:value-type="float">
            <text:p>13328.970810701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263.16" calcext:value-type="float">
            <text:p>5263.16</text:p>
          </table:table-cell>
          <table:table-cell table:style-name="ce1" table:formula="of:=[.A102]*1000000000000*2*PI()" office:value-type="float" office:value="3.30694095813353E+016" calcext:value-type="float">
            <text:p>3.31E+16</text:p>
          </table:table-cell>
          <table:table-cell table:style-name="ce1" table:formula="of:=[.P102]/([.A102]*1000000000000)*1000000" office:value-type="float" office:value="0.0569605442357823" calcext:value-type="float">
            <text:p>5.70E-02</text:p>
          </table:table-cell>
          <table:table-cell office:value-type="float" office:value="-1.76698" calcext:value-type="float">
            <text:p>-1.76698</text:p>
          </table:table-cell>
          <table:table-cell office:value-type="float" office:value="1.7374" calcext:value-type="float">
            <text:p>1.7374</text:p>
          </table:table-cell>
          <table:table-cell table:style-name="ce2" table:formula="of:=1-13.8*13.8*1E+030/([.B102]*[.B102]+1/9.3/9.3*1E+030)" office:value-type="float" office:value="0.825859134362504" calcext:value-type="float">
            <text:p>0.8258591344</text:p>
          </table:table-cell>
          <table:table-cell table:style-name="ce2" table:formula="of:=13.8*13.8/9.3*1E+045/[.B102]/([.B102]*[.B102]+1/9.3/9.3*1E+030)" office:value-type="float" office:value="0.000566227958078357" calcext:value-type="float">
            <text:p>0.000566228</text:p>
          </table:table-cell>
          <table:table-cell table:formula="of:=[.B102]/[.P102]" office:value-type="float" office:value="110307676.857352" calcext:value-type="float">
            <text:p>110307676.857352</text:p>
          </table:table-cell>
          <table:table-cell table:formula="of:=[.H102]*SQRT(0.5)" office:value-type="float" office:value="77999306.3227681" calcext:value-type="float">
            <text:p>77999306.3227681</text:p>
          </table:table-cell>
          <table:table-cell table:formula="of:=-[.H102]*0.5" office:value-type="float" office:value="-55153838.4286761" calcext:value-type="float">
            <text:p>-55153838.4286761</text:p>
          </table:table-cell>
          <table:table-cell table:formula="of:=[.H102]*SQRT(3)/2" office:value-type="float" office:value="95529250.3909117" calcext:value-type="float">
            <text:p>95529250.3909117</text:p>
          </table:table-cell>
          <table:table-cell table:formula="of:=([.B102]/[.P102])*SQRT(SQRT(([.D102]*[.D102]+[.E102]*[.E102])/((1+[.D102])*(1+[.D102])+[.E102]*[.E102])))*COS((ATAN([.E102]/[.D102])-ATAN([.E102]/(1+[.D102])))/2)" office:value-type="float" office:value="123757749.415022" calcext:value-type="float">
            <text:p>123757749.415022</text:p>
          </table:table-cell>
          <table:table-cell table:style-name="ce2" table:formula="of:=([.B102]/[.P102])*SQRT(SQRT(([.D102]*[.D102]+[.E102]*[.E102])/((1+[.D102])*(1+[.D102])+[.E102]*[.E102])))*SIN((ATAN([.E102]/[.D102])-ATAN([.E102]/(1+[.D102])))/2)" office:value-type="float" office:value="23680167.8980865" calcext:value-type="float">
            <text:p>23680167.8980865</text:p>
          </table:table-cell>
          <table:table-cell table:formula="of:=([.B102]/[.P102])*SQRT(SQRT(([.F102]*[.F102]+[.G102]*[.G102])/((1+[.F102])*(1+[.F102])+[.G102]*[.G102])))*COS((ATAN([.G102]/[.F102])-ATAN([.G102]/(1+[.F102])))/2)" office:value-type="float" office:value="74186541.499687" calcext:value-type="float">
            <text:p>74186541.499687</text:p>
          </table:table-cell>
          <table:table-cell table:style-name="ce2" table:formula="of:=([.B102]/[.P102])*SQRT(SQRT(([.F102]*[.F102]+[.G102]*[.G102])/((1+[.F102])*(1+[.F102])+[.G102]*[.G102])))*SIN((ATAN([.G102]/[.F102])-ATAN([.G102]/(1+[.F102])))/2)" office:value-type="float" office:value="13928.7802272257" calcext:value-type="float">
            <text:p>13928.780227225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172.41" calcext:value-type="float">
            <text:p>5172.41</text:p>
          </table:table-cell>
          <table:table-cell table:style-name="ce1" table:formula="of:=[.A103]*1000000000000*2*PI()" office:value-type="float" office:value="3.24992105147088E+016" calcext:value-type="float">
            <text:p>3.25E+16</text:p>
          </table:table-cell>
          <table:table-cell table:style-name="ce1" table:formula="of:=[.P103]/([.A103]*1000000000000)*1000000" office:value-type="float" office:value="0.057959917717273" calcext:value-type="float">
            <text:p>5.80E-02</text:p>
          </table:table-cell>
          <table:table-cell office:value-type="float" office:value="-1.82199" calcext:value-type="float">
            <text:p>-1.82199</text:p>
          </table:table-cell>
          <table:table-cell office:value-type="float" office:value="1.77662" calcext:value-type="float">
            <text:p>1.77662</text:p>
          </table:table-cell>
          <table:table-cell table:style-name="ce2" table:formula="of:=1-13.8*13.8*1E+030/([.B103]*[.B103]+1/9.3/9.3*1E+030)" office:value-type="float" office:value="0.819694989040819" calcext:value-type="float">
            <text:p>0.819694989</text:p>
          </table:table-cell>
          <table:table-cell table:style-name="ce2" table:formula="of:=13.8*13.8/9.3*1E+045/[.B103]/([.B103]*[.B103]+1/9.3/9.3*1E+030)" office:value-type="float" office:value="0.000596557124925668" calcext:value-type="float">
            <text:p>0.0005965571</text:p>
          </table:table-cell>
          <table:table-cell table:formula="of:=[.B103]/[.P103]" office:value-type="float" office:value="108405697.499931" calcext:value-type="float">
            <text:p>108405697.499931</text:p>
          </table:table-cell>
          <table:table-cell table:formula="of:=[.H103]*SQRT(0.5)" office:value-type="float" office:value="76654403.8214589" calcext:value-type="float">
            <text:p>76654403.8214589</text:p>
          </table:table-cell>
          <table:table-cell table:formula="of:=-[.H103]*0.5" office:value-type="float" office:value="-54202848.7499656" calcext:value-type="float">
            <text:p>-54202848.7499656</text:p>
          </table:table-cell>
          <table:table-cell table:formula="of:=[.H103]*SQRT(3)/2" office:value-type="float" office:value="93882087.9499115" calcext:value-type="float">
            <text:p>93882087.9499115</text:p>
          </table:table-cell>
          <table:table-cell table:formula="of:=([.B103]/[.P103])*SQRT(SQRT(([.D103]*[.D103]+[.E103]*[.E103])/((1+[.D103])*(1+[.D103])+[.E103]*[.E103])))*COS((ATAN([.E103]/[.D103])-ATAN([.E103]/(1+[.D103])))/2)" office:value-type="float" office:value="121552011.44395" calcext:value-type="float">
            <text:p>121552011.44395</text:p>
          </table:table-cell>
          <table:table-cell table:style-name="ce2" table:formula="of:=([.B103]/[.P103])*SQRT(SQRT(([.D103]*[.D103]+[.E103]*[.E103])/((1+[.D103])*(1+[.D103])+[.E103]*[.E103])))*SIN((ATAN([.E103]/[.D103])-ATAN([.E103]/(1+[.D103])))/2)" office:value-type="float" office:value="22411755.8537594" calcext:value-type="float">
            <text:p>22411755.8537594</text:p>
          </table:table-cell>
          <table:table-cell table:formula="of:=([.B103]/[.P103])*SQRT(SQRT(([.F103]*[.F103]+[.G103]*[.G103])/((1+[.F103])*(1+[.F103])+[.G103]*[.G103])))*COS((ATAN([.G103]/[.F103])-ATAN([.G103]/(1+[.F103])))/2)" office:value-type="float" office:value="72757704.0169092" calcext:value-type="float">
            <text:p>72757704.0169092</text:p>
          </table:table-cell>
          <table:table-cell table:style-name="ce2" table:formula="of:=([.B103]/[.P103])*SQRT(SQRT(([.F103]*[.F103]+[.G103]*[.G103])/((1+[.F103])*(1+[.F103])+[.G103]*[.G103])))*SIN((ATAN([.G103]/[.F103])-ATAN([.G103]/(1+[.F103])))/2)" office:value-type="float" office:value="14549.5655950857" calcext:value-type="float">
            <text:p>14549.565595085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084.75" calcext:value-type="float">
            <text:p>5084.75</text:p>
          </table:table-cell>
          <table:table-cell table:style-name="ce1" table:formula="of:=[.A104]*1000000000000*2*PI()" office:value-type="float" office:value="3.19484264906814E+016" calcext:value-type="float">
            <text:p>3.19E+16</text:p>
          </table:table-cell>
          <table:table-cell table:style-name="ce1" table:formula="of:=[.P104]/([.A104]*1000000000000)*1000000" office:value-type="float" office:value="0.0589591342740548" calcext:value-type="float">
            <text:p>5.90E-02</text:p>
          </table:table-cell>
          <table:table-cell office:value-type="float" office:value="-1.86612" calcext:value-type="float">
            <text:p>-1.86612</text:p>
          </table:table-cell>
          <table:table-cell office:value-type="float" office:value="1.8011" calcext:value-type="float">
            <text:p>1.8011</text:p>
          </table:table-cell>
          <table:table-cell table:style-name="ce2" table:formula="of:=1-13.8*13.8*1E+030/([.B104]*[.B104]+1/9.3/9.3*1E+030)" office:value-type="float" office:value="0.813424632103361" calcext:value-type="float">
            <text:p>0.8134246321</text:p>
          </table:table-cell>
          <table:table-cell table:style-name="ce2" table:formula="of:=13.8*13.8/9.3*1E+045/[.B104]/([.B104]*[.B104]+1/9.3/9.3*1E+030)" office:value-type="float" office:value="0.000627945401994031" calcext:value-type="float">
            <text:p>0.0006279454</text:p>
          </table:table-cell>
          <table:table-cell table:formula="of:=[.B104]/[.P104]" office:value-type="float" office:value="106568479.753688" calcext:value-type="float">
            <text:p>106568479.753688</text:p>
          </table:table-cell>
          <table:table-cell table:formula="of:=[.H104]*SQRT(0.5)" office:value-type="float" office:value="75355294.6945742" calcext:value-type="float">
            <text:p>75355294.6945742</text:p>
          </table:table-cell>
          <table:table-cell table:formula="of:=-[.H104]*0.5" office:value-type="float" office:value="-53284239.8768441" calcext:value-type="float">
            <text:p>-53284239.8768441</text:p>
          </table:table-cell>
          <table:table-cell table:formula="of:=[.H104]*SQRT(3)/2" office:value-type="float" office:value="92291010.7093815" calcext:value-type="float">
            <text:p>92291010.7093815</text:p>
          </table:table-cell>
          <table:table-cell table:formula="of:=([.B104]/[.P104])*SQRT(SQRT(([.D104]*[.D104]+[.E104]*[.E104])/((1+[.D104])*(1+[.D104])+[.E104]*[.E104])))*COS((ATAN([.E104]/[.D104])-ATAN([.E104]/(1+[.D104])))/2)" office:value-type="float" office:value="119493722.840551" calcext:value-type="float">
            <text:p>119493722.840551</text:p>
          </table:table-cell>
          <table:table-cell table:style-name="ce2" table:formula="of:=([.B104]/[.P104])*SQRT(SQRT(([.D104]*[.D104]+[.E104]*[.E104])/((1+[.D104])*(1+[.D104])+[.E104]*[.E104])))*SIN((ATAN([.E104]/[.D104])-ATAN([.E104]/(1+[.D104])))/2)" office:value-type="float" office:value="21428837.9269615" calcext:value-type="float">
            <text:p>21428837.9269615</text:p>
          </table:table-cell>
          <table:table-cell table:formula="of:=([.B104]/[.P104])*SQRT(SQRT(([.F104]*[.F104]+[.G104]*[.G104])/((1+[.F104])*(1+[.F104])+[.G104]*[.G104])))*COS((ATAN([.G104]/[.F104])-ATAN([.G104]/(1+[.F104])))/2)" office:value-type="float" office:value="71373618.7627896" calcext:value-type="float">
            <text:p>71373618.7627896</text:p>
          </table:table-cell>
          <table:table-cell table:style-name="ce2" table:formula="of:=([.B104]/[.P104])*SQRT(SQRT(([.F104]*[.F104]+[.G104]*[.G104])/((1+[.F104])*(1+[.F104])+[.G104]*[.G104])))*SIN((ATAN([.G104]/[.F104])-ATAN([.G104]/(1+[.F104])))/2)" office:value-type="float" office:value="15191.9191335987" calcext:value-type="float">
            <text:p>15191.91913359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1" table:formula="of:=[.A105]*1000000000000*2*PI()" office:value-type="float" office:value="3.14159265358979E+016" calcext:value-type="float">
            <text:p>3.14E+16</text:p>
          </table:table-cell>
          <table:table-cell table:style-name="ce1" table:formula="of:=[.P105]/([.A105]*1000000000000)*1000000" office:value-type="float" office:value="0.0599584916" calcext:value-type="float">
            <text:p>6.00E-02</text:p>
          </table:table-cell>
          <table:table-cell office:value-type="float" office:value="-1.89974" calcext:value-type="float">
            <text:p>-1.89974</text:p>
          </table:table-cell>
          <table:table-cell office:value-type="float" office:value="1.80974" calcext:value-type="float">
            <text:p>1.80974</text:p>
          </table:table-cell>
          <table:table-cell table:style-name="ce2" table:formula="of:=1-13.8*13.8*1E+030/([.B105]*[.B105]+1/9.3/9.3*1E+030)" office:value-type="float" office:value="0.807046198284016" calcext:value-type="float">
            <text:p>0.8070461983</text:p>
          </table:table-cell>
          <table:table-cell table:style-name="ce2" table:formula="of:=13.8*13.8/9.3*1E+045/[.B105]/([.B105]*[.B105]+1/9.3/9.3*1E+030)" office:value-type="float" office:value="0.00066042045874134" calcext:value-type="float">
            <text:p>0.0006604205</text:p>
          </table:table-cell>
          <table:table-cell table:formula="of:=[.B105]/[.P105]" office:value-type="float" office:value="104792251.097584" calcext:value-type="float">
            <text:p>104792251.097584</text:p>
          </table:table-cell>
          <table:table-cell table:formula="of:=[.H105]*SQRT(0.5)" office:value-type="float" office:value="74099311.3669051" calcext:value-type="float">
            <text:p>74099311.3669051</text:p>
          </table:table-cell>
          <table:table-cell table:formula="of:=-[.H105]*0.5" office:value-type="float" office:value="-52396125.548792" calcext:value-type="float">
            <text:p>-52396125.548792</text:p>
          </table:table-cell>
          <table:table-cell table:formula="of:=[.H105]*SQRT(3)/2" office:value-type="float" office:value="90752751.5702654" calcext:value-type="float">
            <text:p>90752751.5702654</text:p>
          </table:table-cell>
          <table:table-cell table:formula="of:=([.B105]/[.P105])*SQRT(SQRT(([.D105]*[.D105]+[.E105]*[.E105])/((1+[.D105])*(1+[.D105])+[.E105]*[.E105])))*COS((ATAN([.E105]/[.D105])-ATAN([.E105]/(1+[.D105])))/2)" office:value-type="float" office:value="117593647.412828" calcext:value-type="float">
            <text:p>117593647.412828</text:p>
          </table:table-cell>
          <table:table-cell table:style-name="ce2" table:formula="of:=([.B105]/[.P105])*SQRT(SQRT(([.D105]*[.D105]+[.E105]*[.E105])/((1+[.D105])*(1+[.D105])+[.E105]*[.E105])))*SIN((ATAN([.E105]/[.D105])-ATAN([.E105]/(1+[.D105])))/2)" office:value-type="float" office:value="20687188.2612513" calcext:value-type="float">
            <text:p>20687188.2612513</text:p>
          </table:table-cell>
          <table:table-cell table:formula="of:=([.B105]/[.P105])*SQRT(SQRT(([.F105]*[.F105]+[.G105]*[.G105])/((1+[.F105])*(1+[.F105])+[.G105]*[.G105])))*COS((ATAN([.G105]/[.F105])-ATAN([.G105]/(1+[.F105])))/2)" office:value-type="float" office:value="70031557.797774" calcext:value-type="float">
            <text:p>70031557.797774</text:p>
          </table:table-cell>
          <table:table-cell table:style-name="ce2" table:formula="of:=([.B105]/[.P105])*SQRT(SQRT(([.F105]*[.F105]+[.G105]*[.G105])/((1+[.F105])*(1+[.F105])+[.G105]*[.G105])))*SIN((ATAN([.G105]/[.F105])-ATAN([.G105]/(1+[.F105])))/2)" office:value-type="float" office:value="15856.8349575682" calcext:value-type="float">
            <text:p>15856.834957568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918.03" calcext:value-type="float">
            <text:p>4918.03</text:p>
          </table:table-cell>
          <table:table-cell table:style-name="ce1" table:formula="of:=[.A106]*1000000000000*2*PI()" office:value-type="float" office:value="3.09008938362684E+016" calcext:value-type="float">
            <text:p>3.09E+16</text:p>
          </table:table-cell>
          <table:table-cell table:style-name="ce1" table:formula="of:=[.P106]/([.A106]*1000000000000)*1000000" office:value-type="float" office:value="0.0609578343361061" calcext:value-type="float">
            <text:p>6.10E-02</text:p>
          </table:table-cell>
          <table:table-cell office:value-type="float" office:value="-1.91798" calcext:value-type="float">
            <text:p>-1.91798</text:p>
          </table:table-cell>
          <table:table-cell office:value-type="float" office:value="1.80306" calcext:value-type="float">
            <text:p>1.80306</text:p>
          </table:table-cell>
          <table:table-cell table:style-name="ce2" table:formula="of:=1-13.8*13.8*1E+030/([.B106]*[.B106]+1/9.3/9.3*1E+030)" office:value-type="float" office:value="0.800560659114404" calcext:value-type="float">
            <text:p>0.8005606591</text:p>
          </table:table-cell>
          <table:table-cell table:style-name="ce2" table:formula="of:=13.8*13.8/9.3*1E+045/[.B106]/([.B106]*[.B106]+1/9.3/9.3*1E+030)" office:value-type="float" office:value="0.000693995796090398" calcext:value-type="float">
            <text:p>0.0006939958</text:p>
          </table:table-cell>
          <table:table-cell table:formula="of:=[.B106]/[.P106]" office:value-type="float" office:value="103074286.93309" calcext:value-type="float">
            <text:p>103074286.93309</text:p>
          </table:table-cell>
          <table:table-cell table:formula="of:=[.H106]*SQRT(0.5)" office:value-type="float" office:value="72884527.256356" calcext:value-type="float">
            <text:p>72884527.256356</text:p>
          </table:table-cell>
          <table:table-cell table:formula="of:=-[.H106]*0.5" office:value-type="float" office:value="-51537143.4665451" calcext:value-type="float">
            <text:p>-51537143.4665451</text:p>
          </table:table-cell>
          <table:table-cell table:formula="of:=[.H106]*SQRT(3)/2" office:value-type="float" office:value="89264950.9610225" calcext:value-type="float">
            <text:p>89264950.9610225</text:p>
          </table:table-cell>
          <table:table-cell table:formula="of:=([.B106]/[.P106])*SQRT(SQRT(([.D106]*[.D106]+[.E106]*[.E106])/((1+[.D106])*(1+[.D106])+[.E106]*[.E106])))*COS((ATAN([.E106]/[.D106])-ATAN([.E106]/(1+[.D106])))/2)" office:value-type="float" office:value="115822262.973786" calcext:value-type="float">
            <text:p>115822262.973786</text:p>
          </table:table-cell>
          <table:table-cell table:style-name="ce2" table:formula="of:=([.B106]/[.P106])*SQRT(SQRT(([.D106]*[.D106]+[.E106]*[.E106])/((1+[.D106])*(1+[.D106])+[.E106]*[.E106])))*SIN((ATAN([.E106]/[.D106])-ATAN([.E106]/(1+[.D106])))/2)" office:value-type="float" office:value="20200934.5195459" calcext:value-type="float">
            <text:p>20200934.5195459</text:p>
          </table:table-cell>
          <table:table-cell table:formula="of:=([.B106]/[.P106])*SQRT(SQRT(([.F106]*[.F106]+[.G106]*[.G106])/((1+[.F106])*(1+[.F106])+[.G106]*[.G106])))*COS((ATAN([.G106]/[.F106])-ATAN([.G106]/(1+[.F106])))/2)" office:value-type="float" office:value="68729571.3987044" calcext:value-type="float">
            <text:p>68729571.3987044</text:p>
          </table:table-cell>
          <table:table-cell table:style-name="ce2" table:formula="of:=([.B106]/[.P106])*SQRT(SQRT(([.F106]*[.F106]+[.G106]*[.G106])/((1+[.F106])*(1+[.F106])+[.G106]*[.G106])))*SIN((ATAN([.G106]/[.F106])-ATAN([.G106]/(1+[.F106])))/2)" office:value-type="float" office:value="16545.0585410066" calcext:value-type="float">
            <text:p>16545.058541006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838.71" calcext:value-type="float">
            <text:p>4838.71</text:p>
          </table:table-cell>
          <table:table-cell table:style-name="ce1" table:formula="of:=[.A107]*1000000000000*2*PI()" office:value-type="float" office:value="3.04025115777029E+016" calcext:value-type="float">
            <text:p>3.04E+16</text:p>
          </table:table-cell>
          <table:table-cell table:style-name="ce1" table:formula="of:=[.P107]/([.A107]*1000000000000)*1000000" office:value-type="float" office:value="0.0619571038561931" calcext:value-type="float">
            <text:p>6.20E-02</text:p>
          </table:table-cell>
          <table:table-cell office:value-type="float" office:value="-1.90622" calcext:value-type="float">
            <text:p>-1.90622</text:p>
          </table:table-cell>
          <table:table-cell office:value-type="float" office:value="1.76484" calcext:value-type="float">
            <text:p>1.76484</text:p>
          </table:table-cell>
          <table:table-cell table:style-name="ce2" table:formula="of:=1-13.8*13.8*1E+030/([.B107]*[.B107]+1/9.3/9.3*1E+030)" office:value-type="float" office:value="0.793968409448102" calcext:value-type="float">
            <text:p>0.7939684094</text:p>
          </table:table-cell>
          <table:table-cell table:style-name="ce2" table:formula="of:=13.8*13.8/9.3*1E+045/[.B107]/([.B107]*[.B107]+1/9.3/9.3*1E+030)" office:value-type="float" office:value="0.000728687641852381" calcext:value-type="float">
            <text:p>0.0007286876</text:p>
          </table:table-cell>
          <table:table-cell table:formula="of:=[.B107]/[.P107]" office:value-type="float" office:value="101411862.661678" calcext:value-type="float">
            <text:p>101411862.661678</text:p>
          </table:table-cell>
          <table:table-cell table:formula="of:=[.H107]*SQRT(0.5)" office:value-type="float" office:value="71709015.7808314" calcext:value-type="float">
            <text:p>71709015.7808314</text:p>
          </table:table-cell>
          <table:table-cell table:formula="of:=-[.H107]*0.5" office:value-type="float" office:value="-50705931.3308391" calcext:value-type="float">
            <text:p>-50705931.3308391</text:p>
          </table:table-cell>
          <table:table-cell table:formula="of:=[.H107]*SQRT(3)/2" office:value-type="float" office:value="87825249.3101118" calcext:value-type="float">
            <text:p>87825249.3101118</text:p>
          </table:table-cell>
          <table:table-cell table:formula="of:=([.B107]/[.P107])*SQRT(SQRT(([.D107]*[.D107]+[.E107]*[.E107])/((1+[.D107])*(1+[.D107])+[.E107]*[.E107])))*COS((ATAN([.E107]/[.D107])-ATAN([.E107]/(1+[.D107])))/2)" office:value-type="float" office:value="114277664.59424" calcext:value-type="float">
            <text:p>114277664.59424</text:p>
          </table:table-cell>
          <table:table-cell table:style-name="ce2" table:formula="of:=([.B107]/[.P107])*SQRT(SQRT(([.D107]*[.D107]+[.E107]*[.E107])/((1+[.D107])*(1+[.D107])+[.E107]*[.E107])))*SIN((ATAN([.E107]/[.D107])-ATAN([.E107]/(1+[.D107])))/2)" office:value-type="float" office:value="20176601.2462132" calcext:value-type="float">
            <text:p>20176601.2462132</text:p>
          </table:table-cell>
          <table:table-cell table:formula="of:=([.B107]/[.P107])*SQRT(SQRT(([.F107]*[.F107]+[.G107]*[.G107])/((1+[.F107])*(1+[.F107])+[.G107]*[.G107])))*COS((ATAN([.G107]/[.F107])-ATAN([.G107]/(1+[.F107])))/2)" office:value-type="float" office:value="67465700.6293727" calcext:value-type="float">
            <text:p>67465700.6293727</text:p>
          </table:table-cell>
          <table:table-cell table:style-name="ce2" table:formula="of:=([.B107]/[.P107])*SQRT(SQRT(([.F107]*[.F107]+[.G107]*[.G107])/((1+[.F107])*(1+[.F107])+[.G107]*[.G107])))*SIN((ATAN([.G107]/[.F107])-ATAN([.G107]/(1+[.F107])))/2)" office:value-type="float" office:value="17257.4347072013" calcext:value-type="float">
            <text:p>17257.43470720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761.9" calcext:value-type="float">
            <text:p>4761.9</text:p>
          </table:table-cell>
          <table:table-cell table:style-name="ce1" table:formula="of:=[.A108]*1000000000000*2*PI()" office:value-type="float" office:value="2.99199001142585E+016" calcext:value-type="float">
            <text:p>2.99E+16</text:p>
          </table:table-cell>
          <table:table-cell table:style-name="ce1" table:formula="of:=[.P108]/([.A108]*1000000000000)*1000000" office:value-type="float" office:value="0.0629564791364791" calcext:value-type="float">
            <text:p>6.30E-02</text:p>
          </table:table-cell>
          <table:table-cell office:value-type="float" office:value="-1.89191" calcext:value-type="float">
            <text:p>-1.89191</text:p>
          </table:table-cell>
          <table:table-cell office:value-type="float" office:value="1.7295" calcext:value-type="float">
            <text:p>1.7295</text:p>
          </table:table-cell>
          <table:table-cell table:style-name="ce2" table:formula="of:=1-13.8*13.8*1E+030/([.B108]*[.B108]+1/9.3/9.3*1E+030)" office:value-type="float" office:value="0.787268263587803" calcext:value-type="float">
            <text:p>0.7872682636</text:p>
          </table:table-cell>
          <table:table-cell table:style-name="ce2" table:formula="of:=13.8*13.8/9.3*1E+045/[.B108]/([.B108]*[.B108]+1/9.3/9.3*1E+030)" office:value-type="float" office:value="0.000764520609093717" calcext:value-type="float">
            <text:p>0.0007645206</text:p>
          </table:table-cell>
          <table:table-cell table:formula="of:=[.B108]/[.P108]" office:value-type="float" office:value="99802044.1003172" calcext:value-type="float">
            <text:p>99802044.1003172</text:p>
          </table:table-cell>
          <table:table-cell table:formula="of:=[.H108]*SQRT(0.5)" office:value-type="float" office:value="70570702.1596132" calcext:value-type="float">
            <text:p>70570702.1596132</text:p>
          </table:table-cell>
          <table:table-cell table:formula="of:=-[.H108]*0.5" office:value-type="float" office:value="-49901022.0501586" calcext:value-type="float">
            <text:p>-49901022.0501586</text:p>
          </table:table-cell>
          <table:table-cell table:formula="of:=[.H108]*SQRT(3)/2" office:value-type="float" office:value="86431105.5404896" calcext:value-type="float">
            <text:p>86431105.5404896</text:p>
          </table:table-cell>
          <table:table-cell table:formula="of:=([.B108]/[.P108])*SQRT(SQRT(([.D108]*[.D108]+[.E108]*[.E108])/((1+[.D108])*(1+[.D108])+[.E108]*[.E108])))*COS((ATAN([.E108]/[.D108])-ATAN([.E108]/(1+[.D108])))/2)" office:value-type="float" office:value="112754112.620852" calcext:value-type="float">
            <text:p>112754112.620852</text:p>
          </table:table-cell>
          <table:table-cell table:style-name="ce2" table:formula="of:=([.B108]/[.P108])*SQRT(SQRT(([.D108]*[.D108]+[.E108]*[.E108])/((1+[.D108])*(1+[.D108])+[.E108]*[.E108])))*SIN((ATAN([.E108]/[.D108])-ATAN([.E108]/(1+[.D108])))/2)" office:value-type="float" office:value="20173403.2123947" calcext:value-type="float">
            <text:p>20173403.2123947</text:p>
          </table:table-cell>
          <table:table-cell table:formula="of:=([.B108]/[.P108])*SQRT(SQRT(([.F108]*[.F108]+[.G108]*[.G108])/((1+[.F108])*(1+[.F108])+[.G108]*[.G108])))*COS((ATAN([.G108]/[.F108])-ATAN([.G108]/(1+[.F108])))/2)" office:value-type="float" office:value="66237815.8296987" calcext:value-type="float">
            <text:p>66237815.8296987</text:p>
          </table:table-cell>
          <table:table-cell table:style-name="ce2" table:formula="of:=([.B108]/[.P108])*SQRT(SQRT(([.F108]*[.F108]+[.G108]*[.G108])/((1+[.F108])*(1+[.F108])+[.G108]*[.G108])))*SIN((ATAN([.G108]/[.F108])-ATAN([.G108]/(1+[.F108])))/2)" office:value-type="float" office:value="17995.0270627061" calcext:value-type="float">
            <text:p>17995.02706270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687.5" calcext:value-type="float">
            <text:p>4687.5</text:p>
          </table:table-cell>
          <table:table-cell table:style-name="ce1" table:formula="of:=[.A109]*1000000000000*2*PI()" office:value-type="float" office:value="2.94524311274043E+016" calcext:value-type="float">
            <text:p>2.95E+16</text:p>
          </table:table-cell>
          <table:table-cell table:style-name="ce1" table:formula="of:=[.P109]/([.A109]*1000000000000)*1000000" office:value-type="float" office:value="0.0639557243733333" calcext:value-type="float">
            <text:p>6.40E-02</text:p>
          </table:table-cell>
          <table:table-cell office:value-type="float" office:value="-1.87155" calcext:value-type="float">
            <text:p>-1.87155</text:p>
          </table:table-cell>
          <table:table-cell office:value-type="float" office:value="1.68922" calcext:value-type="float">
            <text:p>1.68922</text:p>
          </table:table-cell>
          <table:table-cell table:style-name="ce2" table:formula="of:=1-13.8*13.8*1E+030/([.B109]*[.B109]+1/9.3/9.3*1E+030)" office:value-type="float" office:value="0.780461806608468" calcext:value-type="float">
            <text:p>0.7804618066</text:p>
          </table:table-cell>
          <table:table-cell table:style-name="ce2" table:formula="of:=13.8*13.8/9.3*1E+045/[.B109]/([.B109]*[.B109]+1/9.3/9.3*1E+030)" office:value-type="float" office:value="0.000801504543099108" calcext:value-type="float">
            <text:p>0.0008015045</text:p>
          </table:table-cell>
          <table:table-cell table:formula="of:=[.B109]/[.P109]" office:value-type="float" office:value="98242735.4039851" calcext:value-type="float">
            <text:p>98242735.4039851</text:p>
          </table:table-cell>
          <table:table-cell table:formula="of:=[.H109]*SQRT(0.5)" office:value-type="float" office:value="69468104.4064735" calcext:value-type="float">
            <text:p>69468104.4064735</text:p>
          </table:table-cell>
          <table:table-cell table:formula="of:=-[.H109]*0.5" office:value-type="float" office:value="-49121367.7019925" calcext:value-type="float">
            <text:p>-49121367.7019925</text:p>
          </table:table-cell>
          <table:table-cell table:formula="of:=[.H109]*SQRT(3)/2" office:value-type="float" office:value="85080704.5971239" calcext:value-type="float">
            <text:p>85080704.5971239</text:p>
          </table:table-cell>
          <table:table-cell table:formula="of:=([.B109]/[.P109])*SQRT(SQRT(([.D109]*[.D109]+[.E109]*[.E109])/((1+[.D109])*(1+[.D109])+[.E109]*[.E109])))*COS((ATAN([.E109]/[.D109])-ATAN([.E109]/(1+[.D109])))/2)" office:value-type="float" office:value="111313327.142577" calcext:value-type="float">
            <text:p>111313327.142577</text:p>
          </table:table-cell>
          <table:table-cell table:style-name="ce2" table:formula="of:=([.B109]/[.P109])*SQRT(SQRT(([.D109]*[.D109]+[.E109]*[.E109])/((1+[.D109])*(1+[.D109])+[.E109]*[.E109])))*SIN((ATAN([.E109]/[.D109])-ATAN([.E109]/(1+[.D109])))/2)" office:value-type="float" office:value="20269094.1368698" calcext:value-type="float">
            <text:p>20269094.1368698</text:p>
          </table:table-cell>
          <table:table-cell table:formula="of:=([.B109]/[.P109])*SQRT(SQRT(([.F109]*[.F109]+[.G109]*[.G109])/((1+[.F109])*(1+[.F109])+[.G109]*[.G109])))*COS((ATAN([.G109]/[.F109])-ATAN([.G109]/(1+[.F109])))/2)" office:value-type="float" office:value="65044415.7561505" calcext:value-type="float">
            <text:p>65044415.7561505</text:p>
          </table:table-cell>
          <table:table-cell table:style-name="ce2" table:formula="of:=([.B109]/[.P109])*SQRT(SQRT(([.F109]*[.F109]+[.G109]*[.G109])/((1+[.F109])*(1+[.F109])+[.G109]*[.G109])))*SIN((ATAN([.G109]/[.F109])-ATAN([.G109]/(1+[.F109])))/2)" office:value-type="float" office:value="18758.6446337037" calcext:value-type="float">
            <text:p>18758.64463370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615.38" calcext:value-type="float">
            <text:p>4615.38</text:p>
          </table:table-cell>
          <table:table-cell table:style-name="ce1" table:formula="of:=[.A110]*1000000000000*2*PI()" office:value-type="float" office:value="2.89992878030505E+016" calcext:value-type="float">
            <text:p>2.90E+16</text:p>
          </table:table-cell>
          <table:table-cell table:style-name="ce1" table:formula="of:=[.P110]/([.A110]*1000000000000)*1000000" office:value-type="float" office:value="0.0649550975217642" calcext:value-type="float">
            <text:p>6.50E-02</text:p>
          </table:table-cell>
          <table:table-cell office:value-type="float" office:value="-1.83813" calcext:value-type="float">
            <text:p>-1.83813</text:p>
          </table:table-cell>
          <table:table-cell office:value-type="float" office:value="1.6401" calcext:value-type="float">
            <text:p>1.6401</text:p>
          </table:table-cell>
          <table:table-cell table:style-name="ce2" table:formula="of:=1-13.8*13.8*1E+030/([.B110]*[.B110]+1/9.3/9.3*1E+030)" office:value-type="float" office:value="0.77354728203308" calcext:value-type="float">
            <text:p>0.773547282</text:p>
          </table:table-cell>
          <table:table-cell table:style-name="ce2" table:formula="of:=13.8*13.8/9.3*1E+045/[.B110]/([.B110]*[.B110]+1/9.3/9.3*1E+030)" office:value-type="float" office:value="0.00083966733202108" calcext:value-type="float">
            <text:p>0.0008396673</text:p>
          </table:table-cell>
          <table:table-cell table:formula="of:=[.B110]/[.P110]" office:value-type="float" office:value="96731211.9741535" calcext:value-type="float">
            <text:p>96731211.9741535</text:p>
          </table:table-cell>
          <table:table-cell table:formula="of:=[.H110]*SQRT(0.5)" office:value-type="float" office:value="68399295.9393173" calcext:value-type="float">
            <text:p>68399295.9393173</text:p>
          </table:table-cell>
          <table:table-cell table:formula="of:=-[.H110]*0.5" office:value-type="float" office:value="-48365605.9870767" calcext:value-type="float">
            <text:p>-48365605.9870767</text:p>
          </table:table-cell>
          <table:table-cell table:formula="of:=[.H110]*SQRT(3)/2" office:value-type="float" office:value="83771686.9084744" calcext:value-type="float">
            <text:p>83771686.9084744</text:p>
          </table:table-cell>
          <table:table-cell table:formula="of:=([.B110]/[.P110])*SQRT(SQRT(([.D110]*[.D110]+[.E110]*[.E110])/((1+[.D110])*(1+[.D110])+[.E110]*[.E110])))*COS((ATAN([.E110]/[.D110])-ATAN([.E110]/(1+[.D110])))/2)" office:value-type="float" office:value="109962582.312782" calcext:value-type="float">
            <text:p>109962582.312782</text:p>
          </table:table-cell>
          <table:table-cell table:style-name="ce2" table:formula="of:=([.B110]/[.P110])*SQRT(SQRT(([.D110]*[.D110]+[.E110]*[.E110])/((1+[.D110])*(1+[.D110])+[.E110]*[.E110])))*SIN((ATAN([.E110]/[.D110])-ATAN([.E110]/(1+[.D110])))/2)" office:value-type="float" office:value="20569460.3959141" calcext:value-type="float">
            <text:p>20569460.3959141</text:p>
          </table:table-cell>
          <table:table-cell table:formula="of:=([.B110]/[.P110])*SQRT(SQRT(([.F110]*[.F110]+[.G110]*[.G110])/((1+[.F110])*(1+[.F110])+[.G110]*[.G110])))*COS((ATAN([.G110]/[.F110])-ATAN([.G110]/(1+[.F110])))/2)" office:value-type="float" office:value="63883508.4253853" calcext:value-type="float">
            <text:p>63883508.4253853</text:p>
          </table:table-cell>
          <table:table-cell table:style-name="ce2" table:formula="of:=([.B110]/[.P110])*SQRT(SQRT(([.F110]*[.F110]+[.G110]*[.G110])/((1+[.F110])*(1+[.F110])+[.G110]*[.G110])))*SIN((ATAN([.G110]/[.F110])-ATAN([.G110]/(1+[.F110])))/2)" office:value-type="float" office:value="19549.5210074799" calcext:value-type="float">
            <text:p>19549.52100747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545.45" calcext:value-type="float">
            <text:p>4545.45</text:p>
          </table:table-cell>
          <table:table-cell table:style-name="ce1" table:formula="of:=[.A111]*1000000000000*2*PI()" office:value-type="float" office:value="2.85599046545195E+016" calcext:value-type="float">
            <text:p>2.86E+16</text:p>
          </table:table-cell>
          <table:table-cell table:style-name="ce1" table:formula="of:=[.P111]/([.A111]*1000000000000)*1000000" office:value-type="float" office:value="0.0659544067144067" calcext:value-type="float">
            <text:p>6.60E-02</text:p>
          </table:table-cell>
          <table:table-cell office:value-type="float" office:value="-1.7896" calcext:value-type="float">
            <text:p>-1.7896</text:p>
          </table:table-cell>
          <table:table-cell office:value-type="float" office:value="1.596" calcext:value-type="float">
            <text:p>1.596</text:p>
          </table:table-cell>
          <table:table-cell table:style-name="ce2" table:formula="of:=1-13.8*13.8*1E+030/([.B111]*[.B111]+1/9.3/9.3*1E+030)" office:value-type="float" office:value="0.766526007345199" calcext:value-type="float">
            <text:p>0.7665260073</text:p>
          </table:table-cell>
          <table:table-cell table:style-name="ce2" table:formula="of:=13.8*13.8/9.3*1E+045/[.B111]/([.B111]*[.B111]+1/9.3/9.3*1E+030)" office:value-type="float" office:value="0.000879020105167497" calcext:value-type="float">
            <text:p>0.0008790201</text:p>
          </table:table-cell>
          <table:table-cell table:formula="of:=[.B111]/[.P111]" office:value-type="float" office:value="95265587.5503029" calcext:value-type="float">
            <text:p>95265587.5503029</text:p>
          </table:table-cell>
          <table:table-cell table:formula="of:=[.H111]*SQRT(0.5)" office:value-type="float" office:value="67362942.9705399" calcext:value-type="float">
            <text:p>67362942.9705399</text:p>
          </table:table-cell>
          <table:table-cell table:formula="of:=-[.H111]*0.5" office:value-type="float" office:value="-47632793.7751514" calcext:value-type="float">
            <text:p>-47632793.7751514</text:p>
          </table:table-cell>
          <table:table-cell table:formula="of:=[.H111]*SQRT(3)/2" office:value-type="float" office:value="82502418.9250128" calcext:value-type="float">
            <text:p>82502418.9250128</text:p>
          </table:table-cell>
          <table:table-cell table:formula="of:=([.B111]/[.P111])*SQRT(SQRT(([.D111]*[.D111]+[.E111]*[.E111])/((1+[.D111])*(1+[.D111])+[.E111]*[.E111])))*COS((ATAN([.E111]/[.D111])-ATAN([.E111]/(1+[.D111])))/2)" office:value-type="float" office:value="108529127.512946" calcext:value-type="float">
            <text:p>108529127.512946</text:p>
          </table:table-cell>
          <table:table-cell table:style-name="ce2" table:formula="of:=([.B111]/[.P111])*SQRT(SQRT(([.D111]*[.D111]+[.E111]*[.E111])/((1+[.D111])*(1+[.D111])+[.E111]*[.E111])))*SIN((ATAN([.E111]/[.D111])-ATAN([.E111]/(1+[.D111])))/2)" office:value-type="float" office:value="21046297.1250891" calcext:value-type="float">
            <text:p>21046297.1250891</text:p>
          </table:table-cell>
          <table:table-cell table:formula="of:=([.B111]/[.P111])*SQRT(SQRT(([.F111]*[.F111]+[.G111]*[.G111])/((1+[.F111])*(1+[.F111])+[.G111]*[.G111])))*COS((ATAN([.G111]/[.F111])-ATAN([.G111]/(1+[.F111])))/2)" office:value-type="float" office:value="62753734.0419031" calcext:value-type="float">
            <text:p>62753734.0419031</text:p>
          </table:table-cell>
          <table:table-cell table:style-name="ce2" table:formula="of:=([.B111]/[.P111])*SQRT(SQRT(([.F111]*[.F111]+[.G111]*[.G111])/((1+[.F111])*(1+[.F111])+[.G111]*[.G111])))*SIN((ATAN([.G111]/[.F111])-ATAN([.G111]/(1+[.F111])))/2)" office:value-type="float" office:value="20368.5991693243" calcext:value-type="float">
            <text:p>20368.59916932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477.61" calcext:value-type="float">
            <text:p>4477.61</text:p>
          </table:table-cell>
          <table:table-cell table:style-name="ce1" table:formula="of:=[.A112]*1000000000000*2*PI()" office:value-type="float" office:value="2.81336533632804E+016" calcext:value-type="float">
            <text:p>2.81E+16</text:p>
          </table:table-cell>
          <table:table-cell table:style-name="ce1" table:formula="of:=[.P112]/([.A112]*1000000000000)*1000000" office:value-type="float" office:value="0.0669536779665938" calcext:value-type="float">
            <text:p>6.70E-02</text:p>
          </table:table-cell>
          <table:table-cell office:value-type="float" office:value="-1.74726" calcext:value-type="float">
            <text:p>-1.74726</text:p>
          </table:table-cell>
          <table:table-cell office:value-type="float" office:value="1.5615" calcext:value-type="float">
            <text:p>1.5615</text:p>
          </table:table-cell>
          <table:table-cell table:style-name="ce2" table:formula="of:=1-13.8*13.8*1E+030/([.B112]*[.B112]+1/9.3/9.3*1E+030)" office:value-type="float" office:value="0.759397816426633" calcext:value-type="float">
            <text:p>0.7593978164</text:p>
          </table:table-cell>
          <table:table-cell table:style-name="ce2" table:formula="of:=13.8*13.8/9.3*1E+045/[.B112]/([.B112]*[.B112]+1/9.3/9.3*1E+030)" office:value-type="float" office:value="0.000919582046480226" calcext:value-type="float">
            <text:p>0.000919582</text:p>
          </table:table-cell>
          <table:table-cell table:formula="of:=[.B112]/[.P112]" office:value-type="float" office:value="93843766.2874108" calcext:value-type="float">
            <text:p>93843766.2874108</text:p>
          </table:table-cell>
          <table:table-cell table:formula="of:=[.H112]*SQRT(0.5)" office:value-type="float" office:value="66357563.5139137" calcext:value-type="float">
            <text:p>66357563.5139137</text:p>
          </table:table-cell>
          <table:table-cell table:formula="of:=-[.H112]*0.5" office:value-type="float" office:value="-46921883.1437054" calcext:value-type="float">
            <text:p>-46921883.1437054</text:p>
          </table:table-cell>
          <table:table-cell table:formula="of:=[.H112]*SQRT(3)/2" office:value-type="float" office:value="81271085.5917074" calcext:value-type="float">
            <text:p>81271085.5917074</text:p>
          </table:table-cell>
          <table:table-cell table:formula="of:=([.B112]/[.P112])*SQRT(SQRT(([.D112]*[.D112]+[.E112]*[.E112])/((1+[.D112])*(1+[.D112])+[.E112]*[.E112])))*COS((ATAN([.E112]/[.D112])-ATAN([.E112]/(1+[.D112])))/2)" office:value-type="float" office:value="107060781.208387" calcext:value-type="float">
            <text:p>107060781.208387</text:p>
          </table:table-cell>
          <table:table-cell table:style-name="ce2" table:formula="of:=([.B112]/[.P112])*SQRT(SQRT(([.D112]*[.D112]+[.E112]*[.E112])/((1+[.D112])*(1+[.D112])+[.E112]*[.E112])))*SIN((ATAN([.E112]/[.D112])-ATAN([.E112]/(1+[.D112])))/2)" office:value-type="float" office:value="21431477.3283193" calcext:value-type="float">
            <text:p>21431477.3283193</text:p>
          </table:table-cell>
          <table:table-cell table:formula="of:=([.B112]/[.P112])*SQRT(SQRT(([.F112]*[.F112]+[.G112]*[.G112])/((1+[.F112])*(1+[.F112])+[.G112]*[.G112])))*COS((ATAN([.G112]/[.F112])-ATAN([.G112]/(1+[.F112])))/2)" office:value-type="float" office:value="61653563.1369735" calcext:value-type="float">
            <text:p>61653563.1369735</text:p>
          </table:table-cell>
          <table:table-cell table:style-name="ce2" table:formula="of:=([.B112]/[.P112])*SQRT(SQRT(([.F112]*[.F112]+[.G112]*[.G112])/((1+[.F112])*(1+[.F112])+[.G112]*[.G112])))*SIN((ATAN([.G112]/[.F112])-ATAN([.G112]/(1+[.F112])))/2)" office:value-type="float" office:value="21217.0475577859" calcext:value-type="float">
            <text:p>21217.047557785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411.76" calcext:value-type="float">
            <text:p>4411.76</text:p>
          </table:table-cell>
          <table:table-cell table:style-name="ce1" table:formula="of:=[.A113]*1000000000000*2*PI()" office:value-type="float" office:value="2.77199056108026E+016" calcext:value-type="float">
            <text:p>2.77E+16</text:p>
          </table:table-cell>
          <table:table-cell table:style-name="ce1" table:formula="of:=[.P113]/([.A113]*1000000000000)*1000000" office:value-type="float" office:value="0.0679530296298983" calcext:value-type="float">
            <text:p>6.80E-02</text:p>
          </table:table-cell>
          <table:table-cell office:value-type="float" office:value="-1.69742" calcext:value-type="float">
            <text:p>-1.69742</text:p>
          </table:table-cell>
          <table:table-cell office:value-type="float" office:value="1.52102" calcext:value-type="float">
            <text:p>1.52102</text:p>
          </table:table-cell>
          <table:table-cell table:style-name="ce2" table:formula="of:=1-13.8*13.8*1E+030/([.B113]*[.B113]+1/9.3/9.3*1E+030)" office:value-type="float" office:value="0.75216185847459" calcext:value-type="float">
            <text:p>0.7521618585</text:p>
          </table:table-cell>
          <table:table-cell table:style-name="ce2" table:formula="of:=13.8*13.8/9.3*1E+045/[.B113]/([.B113]*[.B113]+1/9.3/9.3*1E+030)" office:value-type="float" office:value="0.000961376380705589" calcext:value-type="float">
            <text:p>0.0009613764</text:p>
          </table:table-cell>
          <table:table-cell table:formula="of:=[.B113]/[.P113]" office:value-type="float" office:value="92463652.3404555" calcext:value-type="float">
            <text:p>92463652.3404555</text:p>
          </table:table-cell>
          <table:table-cell table:formula="of:=[.H113]*SQRT(0.5)" office:value-type="float" office:value="65381675.5832115" calcext:value-type="float">
            <text:p>65381675.5832115</text:p>
          </table:table-cell>
          <table:table-cell table:formula="of:=-[.H113]*0.5" office:value-type="float" office:value="-46231826.1702277" calcext:value-type="float">
            <text:p>-46231826.1702277</text:p>
          </table:table-cell>
          <table:table-cell table:formula="of:=[.H113]*SQRT(3)/2" office:value-type="float" office:value="80075871.8535269" calcext:value-type="float">
            <text:p>80075871.8535269</text:p>
          </table:table-cell>
          <table:table-cell table:formula="of:=([.B113]/[.P113])*SQRT(SQRT(([.D113]*[.D113]+[.E113]*[.E113])/((1+[.D113])*(1+[.D113])+[.E113]*[.E113])))*COS((ATAN([.E113]/[.D113])-ATAN([.E113]/(1+[.D113])))/2)" office:value-type="float" office:value="105651474.568897" calcext:value-type="float">
            <text:p>105651474.568897</text:p>
          </table:table-cell>
          <table:table-cell table:style-name="ce2" table:formula="of:=([.B113]/[.P113])*SQRT(SQRT(([.D113]*[.D113]+[.E113]*[.E113])/((1+[.D113])*(1+[.D113])+[.E113]*[.E113])))*SIN((ATAN([.E113]/[.D113])-ATAN([.E113]/(1+[.D113])))/2)" office:value-type="float" office:value="21980090.5577859" calcext:value-type="float">
            <text:p>21980090.5577859</text:p>
          </table:table-cell>
          <table:table-cell table:formula="of:=([.B113]/[.P113])*SQRT(SQRT(([.F113]*[.F113]+[.G113]*[.G113])/((1+[.F113])*(1+[.F113])+[.G113]*[.G113])))*COS((ATAN([.G113]/[.F113])-ATAN([.G113]/(1+[.F113])))/2)" office:value-type="float" office:value="60581455.3685637" calcext:value-type="float">
            <text:p>60581455.3685637</text:p>
          </table:table-cell>
          <table:table-cell table:style-name="ce2" table:formula="of:=([.B113]/[.P113])*SQRT(SQRT(([.F113]*[.F113]+[.G113]*[.G113])/((1+[.F113])*(1+[.F113])+[.G113]*[.G113])))*SIN((ATAN([.G113]/[.F113])-ATAN([.G113]/(1+[.F113])))/2)" office:value-type="float" office:value="22096.1832622886" calcext:value-type="float">
            <text:p>22096.183262288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347.83" calcext:value-type="float">
            <text:p>4347.83</text:p>
          </table:table-cell>
          <table:table-cell table:style-name="ce1" table:formula="of:=[.A114]*1000000000000*2*PI()" office:value-type="float" office:value="2.73182215741146E+016" calcext:value-type="float">
            <text:p>2.73E+16</text:p>
          </table:table-cell>
          <table:table-cell table:style-name="ce1" table:formula="of:=[.P114]/([.A114]*1000000000000)*1000000" office:value-type="float" office:value="0.068952203283017" calcext:value-type="float">
            <text:p>6.90E-02</text:p>
          </table:table-cell>
          <table:table-cell office:value-type="float" office:value="-1.64614" calcext:value-type="float">
            <text:p>-1.64614</text:p>
          </table:table-cell>
          <table:table-cell office:value-type="float" office:value="1.47968" calcext:value-type="float">
            <text:p>1.47968</text:p>
          </table:table-cell>
          <table:table-cell table:style-name="ce2" table:formula="of:=1-13.8*13.8*1E+030/([.B114]*[.B114]+1/9.3/9.3*1E+030)" office:value-type="float" office:value="0.744820020612781" calcext:value-type="float">
            <text:p>0.7448200206</text:p>
          </table:table-cell>
          <table:table-cell table:style-name="ce2" table:formula="of:=13.8*13.8/9.3*1E+045/[.B114]/([.B114]*[.B114]+1/9.3/9.3*1E+030)" office:value-type="float" office:value="0.00100441045865851" calcext:value-type="float">
            <text:p>0.0010044105</text:p>
          </table:table-cell>
          <table:table-cell table:formula="of:=[.B114]/[.P114]" office:value-type="float" office:value="91123778.6179217" calcext:value-type="float">
            <text:p>91123778.6179217</text:p>
          </table:table-cell>
          <table:table-cell table:formula="of:=[.H114]*SQRT(0.5)" office:value-type="float" office:value="64434241.7880742" calcext:value-type="float">
            <text:p>64434241.7880742</text:p>
          </table:table-cell>
          <table:table-cell table:formula="of:=-[.H114]*0.5" office:value-type="float" office:value="-45561889.3089609" calcext:value-type="float">
            <text:p>-45561889.3089609</text:p>
          </table:table-cell>
          <table:table-cell table:formula="of:=[.H114]*SQRT(3)/2" office:value-type="float" office:value="78915507.1719495" calcext:value-type="float">
            <text:p>78915507.1719495</text:p>
          </table:table-cell>
          <table:table-cell table:formula="of:=([.B114]/[.P114])*SQRT(SQRT(([.D114]*[.D114]+[.E114]*[.E114])/((1+[.D114])*(1+[.D114])+[.E114]*[.E114])))*COS((ATAN([.E114]/[.D114])-ATAN([.E114]/(1+[.D114])))/2)" office:value-type="float" office:value="104270590.535294" calcext:value-type="float">
            <text:p>104270590.535294</text:p>
          </table:table-cell>
          <table:table-cell table:style-name="ce2" table:formula="of:=([.B114]/[.P114])*SQRT(SQRT(([.D114]*[.D114]+[.E114]*[.E114])/((1+[.D114])*(1+[.D114])+[.E114]*[.E114])))*SIN((ATAN([.E114]/[.D114])-ATAN([.E114]/(1+[.D114])))/2)" office:value-type="float" office:value="22599911.9300557" calcext:value-type="float">
            <text:p>22599911.9300557</text:p>
          </table:table-cell>
          <table:table-cell table:formula="of:=([.B114]/[.P114])*SQRT(SQRT(([.F114]*[.F114]+[.G114]*[.G114])/((1+[.F114])*(1+[.F114])+[.G114]*[.G114])))*COS((ATAN([.G114]/[.F114])-ATAN([.G114]/(1+[.F114])))/2)" office:value-type="float" office:value="59536349.5257819" calcext:value-type="float">
            <text:p>59536349.5257819</text:p>
          </table:table-cell>
          <table:table-cell table:style-name="ce2" table:formula="of:=([.B114]/[.P114])*SQRT(SQRT(([.F114]*[.F114]+[.G114]*[.G114])/((1+[.F114])*(1+[.F114])+[.G114]*[.G114])))*SIN((ATAN([.G114]/[.F114])-ATAN([.G114]/(1+[.F114])))/2)" office:value-type="float" office:value="23007.0561935734" calcext:value-type="float">
            <text:p>23007.05619357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285.71" calcext:value-type="float">
            <text:p>4285.71</text:p>
          </table:table-cell>
          <table:table-cell table:style-name="ce1" table:formula="of:=[.A115]*1000000000000*2*PI()" office:value-type="float" office:value="2.69279101028326E+016" calcext:value-type="float">
            <text:p>2.69E+16</text:p>
          </table:table-cell>
          <table:table-cell table:style-name="ce1" table:formula="of:=[.P115]/([.A115]*1000000000000)*1000000" office:value-type="float" office:value="0.0699516434849768" calcext:value-type="float">
            <text:p>7.00E-02</text:p>
          </table:table-cell>
          <table:table-cell office:value-type="float" office:value="-1.61531" calcext:value-type="float">
            <text:p>-1.61531</text:p>
          </table:table-cell>
          <table:table-cell office:value-type="float" office:value="1.4577" calcext:value-type="float">
            <text:p>1.4577</text:p>
          </table:table-cell>
          <table:table-cell table:style-name="ce2" table:formula="of:=1-13.8*13.8*1E+030/([.B115]*[.B115]+1/9.3/9.3*1E+030)" office:value-type="float" office:value="0.737369022302854" calcext:value-type="float">
            <text:p>0.7373690223</text:p>
          </table:table-cell>
          <table:table-cell table:style-name="ce2" table:formula="of:=13.8*13.8/9.3*1E+045/[.B115]/([.B115]*[.B115]+1/9.3/9.3*1E+030)" office:value-type="float" office:value="0.00104872193820906" calcext:value-type="float">
            <text:p>0.0010487219</text:p>
          </table:table-cell>
          <table:table-cell table:formula="of:=[.B115]/[.P115]" office:value-type="float" office:value="89821839.6902854" calcext:value-type="float">
            <text:p>89821839.6902854</text:p>
          </table:table-cell>
          <table:table-cell table:formula="of:=[.H115]*SQRT(0.5)" office:value-type="float" office:value="63513631.9436518" calcext:value-type="float">
            <text:p>63513631.9436518</text:p>
          </table:table-cell>
          <table:table-cell table:formula="of:=-[.H115]*0.5" office:value-type="float" office:value="-44910919.8451427" calcext:value-type="float">
            <text:p>-44910919.8451427</text:p>
          </table:table-cell>
          <table:table-cell table:formula="of:=[.H115]*SQRT(3)/2" office:value-type="float" office:value="77787994.9864405" calcext:value-type="float">
            <text:p>77787994.9864405</text:p>
          </table:table-cell>
          <table:table-cell table:formula="of:=([.B115]/[.P115])*SQRT(SQRT(([.D115]*[.D115]+[.E115]*[.E115])/((1+[.D115])*(1+[.D115])+[.E115]*[.E115])))*COS((ATAN([.E115]/[.D115])-ATAN([.E115]/(1+[.D115])))/2)" office:value-type="float" office:value="102823793.039636" calcext:value-type="float">
            <text:p>102823793.039636</text:p>
          </table:table-cell>
          <table:table-cell table:style-name="ce2" table:formula="of:=([.B115]/[.P115])*SQRT(SQRT(([.D115]*[.D115]+[.E115]*[.E115])/((1+[.D115])*(1+[.D115])+[.E115]*[.E115])))*SIN((ATAN([.E115]/[.D115])-ATAN([.E115]/(1+[.D115])))/2)" office:value-type="float" office:value="22843444.0497735" calcext:value-type="float">
            <text:p>22843444.0497735</text:p>
          </table:table-cell>
          <table:table-cell table:formula="of:=([.B115]/[.P115])*SQRT(SQRT(([.F115]*[.F115]+[.G115]*[.G115])/((1+[.F115])*(1+[.F115])+[.G115]*[.G115])))*COS((ATAN([.G115]/[.F115])-ATAN([.G115]/(1+[.F115])))/2)" office:value-type="float" office:value="58516520.8559551" calcext:value-type="float">
            <text:p>58516520.8559551</text:p>
          </table:table-cell>
          <table:table-cell table:style-name="ce2" table:formula="of:=([.B115]/[.P115])*SQRT(SQRT(([.F115]*[.F115]+[.G115]*[.G115])/((1+[.F115])*(1+[.F115])+[.G115]*[.G115])))*SIN((ATAN([.G115]/[.F115])-ATAN([.G115]/(1+[.F115])))/2)" office:value-type="float" office:value="23951.4299397318" calcext:value-type="float">
            <text:p>23951.42993973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225.35" calcext:value-type="float">
            <text:p>4225.35</text:p>
          </table:table-cell>
          <table:table-cell table:style-name="ce1" table:formula="of:=[.A116]*1000000000000*2*PI()" office:value-type="float" office:value="2.65486570376913E+016" calcext:value-type="float">
            <text:p>2.65E+16</text:p>
          </table:table-cell>
          <table:table-cell table:style-name="ce1" table:formula="of:=[.P116]/([.A116]*1000000000000)*1000000" office:value-type="float" office:value="0.0709509172021253" calcext:value-type="float">
            <text:p>7.10E-02</text:p>
          </table:table-cell>
          <table:table-cell office:value-type="float" office:value="-1.586" calcext:value-type="float">
            <text:p>-1.586</text:p>
          </table:table-cell>
          <table:table-cell office:value-type="float" office:value="1.4416" calcext:value-type="float">
            <text:p>1.4416</text:p>
          </table:table-cell>
          <table:table-cell table:style-name="ce2" table:formula="of:=1-13.8*13.8*1E+030/([.B116]*[.B116]+1/9.3/9.3*1E+030)" office:value-type="float" office:value="0.729812076076534" calcext:value-type="float">
            <text:p>0.7298120761</text:p>
          </table:table-cell>
          <table:table-cell table:style-name="ce2" table:formula="of:=13.8*13.8/9.3*1E+045/[.B116]/([.B116]*[.B116]+1/9.3/9.3*1E+030)" office:value-type="float" office:value="0.00109431015274186" calcext:value-type="float">
            <text:p>0.0010943102</text:p>
          </table:table-cell>
          <table:table-cell table:formula="of:=[.B116]/[.P116]" office:value-type="float" office:value="88556787.6350355" calcext:value-type="float">
            <text:p>88556787.6350355</text:p>
          </table:table-cell>
          <table:table-cell table:formula="of:=[.H116]*SQRT(0.5)" office:value-type="float" office:value="62619105.0568306" calcext:value-type="float">
            <text:p>62619105.0568306</text:p>
          </table:table-cell>
          <table:table-cell table:formula="of:=-[.H116]*0.5" office:value-type="float" office:value="-44278393.8175178" calcext:value-type="float">
            <text:p>-44278393.8175178</text:p>
          </table:table-cell>
          <table:table-cell table:formula="of:=[.H116]*SQRT(3)/2" office:value-type="float" office:value="76692427.7694844" calcext:value-type="float">
            <text:p>76692427.7694844</text:p>
          </table:table-cell>
          <table:table-cell table:formula="of:=([.B116]/[.P116])*SQRT(SQRT(([.D116]*[.D116]+[.E116]*[.E116])/((1+[.D116])*(1+[.D116])+[.E116]*[.E116])))*COS((ATAN([.E116]/[.D116])-ATAN([.E116]/(1+[.D116])))/2)" office:value-type="float" office:value="101343893.997038" calcext:value-type="float">
            <text:p>101343893.997038</text:p>
          </table:table-cell>
          <table:table-cell table:style-name="ce2" table:formula="of:=([.B116]/[.P116])*SQRT(SQRT(([.D116]*[.D116]+[.E116]*[.E116])/((1+[.D116])*(1+[.D116])+[.E116]*[.E116])))*SIN((ATAN([.E116]/[.D116])-ATAN([.E116]/(1+[.D116])))/2)" office:value-type="float" office:value="23033361.0193894" calcext:value-type="float">
            <text:p>23033361.0193894</text:p>
          </table:table-cell>
          <table:table-cell table:formula="of:=([.B116]/[.P116])*SQRT(SQRT(([.F116]*[.F116]+[.G116]*[.G116])/((1+[.F116])*(1+[.F116])+[.G116]*[.G116])))*COS((ATAN([.G116]/[.F116])-ATAN([.G116]/(1+[.F116])))/2)" office:value-type="float" office:value="57521218.1185702" calcext:value-type="float">
            <text:p>57521218.1185702</text:p>
          </table:table-cell>
          <table:table-cell table:style-name="ce2" table:formula="of:=([.B116]/[.P116])*SQRT(SQRT(([.F116]*[.F116]+[.G116]*[.G116])/((1+[.F116])*(1+[.F116])+[.G116]*[.G116])))*SIN((ATAN([.G116]/[.F116])-ATAN([.G116]/(1+[.F116])))/2)" office:value-type="float" office:value="24930.330952164" calcext:value-type="float">
            <text:p>24930.3309521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166.67" calcext:value-type="float">
            <text:p>4166.67</text:p>
          </table:table-cell>
          <table:table-cell table:style-name="ce1" table:formula="of:=[.A117]*1000000000000*2*PI()" office:value-type="float" office:value="2.6179959723866E+016" calcext:value-type="float">
            <text:p>2.62E+16</text:p>
          </table:table-cell>
          <table:table-cell table:style-name="ce1" table:formula="of:=[.P117]/([.A117]*1000000000000)*1000000" office:value-type="float" office:value="0.0719501323598941" calcext:value-type="float">
            <text:p>7.20E-02</text:p>
          </table:table-cell>
          <table:table-cell office:value-type="float" office:value="-1.57173" calcext:value-type="float">
            <text:p>-1.57173</text:p>
          </table:table-cell>
          <table:table-cell office:value-type="float" office:value="1.4385" calcext:value-type="float">
            <text:p>1.4385</text:p>
          </table:table-cell>
          <table:table-cell table:style-name="ce2" table:formula="of:=1-13.8*13.8*1E+030/([.B117]*[.B117]+1/9.3/9.3*1E+030)" office:value-type="float" office:value="0.72214840225741" calcext:value-type="float">
            <text:p>0.7221484023</text:p>
          </table:table-cell>
          <table:table-cell table:style-name="ce2" table:formula="of:=13.8*13.8/9.3*1E+045/[.B117]/([.B117]*[.B117]+1/9.3/9.3*1E+030)" office:value-type="float" office:value="0.00114119793160202" calcext:value-type="float">
            <text:p>0.0011411979</text:p>
          </table:table-cell>
          <table:table-cell table:formula="of:=[.B117]/[.P117]" office:value-type="float" office:value="87326945.7761543" calcext:value-type="float">
            <text:p>87326945.7761543</text:p>
          </table:table-cell>
          <table:table-cell table:formula="of:=[.H117]*SQRT(0.5)" office:value-type="float" office:value="61749475.5386286" calcext:value-type="float">
            <text:p>61749475.5386286</text:p>
          </table:table-cell>
          <table:table-cell table:formula="of:=-[.H117]*0.5" office:value-type="float" office:value="-43663472.8880771" calcext:value-type="float">
            <text:p>-43663472.8880771</text:p>
          </table:table-cell>
          <table:table-cell table:formula="of:=[.H117]*SQRT(3)/2" office:value-type="float" office:value="75627353.4770558" calcext:value-type="float">
            <text:p>75627353.4770558</text:p>
          </table:table-cell>
          <table:table-cell table:formula="of:=([.B117]/[.P117])*SQRT(SQRT(([.D117]*[.D117]+[.E117]*[.E117])/((1+[.D117])*(1+[.D117])+[.E117]*[.E117])))*COS((ATAN([.E117]/[.D117])-ATAN([.E117]/(1+[.D117])))/2)" office:value-type="float" office:value="99855335.4558276" calcext:value-type="float">
            <text:p>99855335.4558276</text:p>
          </table:table-cell>
          <table:table-cell table:style-name="ce2" table:formula="of:=([.B117]/[.P117])*SQRT(SQRT(([.D117]*[.D117]+[.E117]*[.E117])/((1+[.D117])*(1+[.D117])+[.E117]*[.E117])))*SIN((ATAN([.E117]/[.D117])-ATAN([.E117]/(1+[.D117])))/2)" office:value-type="float" office:value="22923967.6702081" calcext:value-type="float">
            <text:p>22923967.6702081</text:p>
          </table:table-cell>
          <table:table-cell table:formula="of:=([.B117]/[.P117])*SQRT(SQRT(([.F117]*[.F117]+[.G117]*[.G117])/((1+[.F117])*(1+[.F117])+[.G117]*[.G117])))*COS((ATAN([.G117]/[.F117])-ATAN([.G117]/(1+[.F117])))/2)" office:value-type="float" office:value="56549190.1524517" calcext:value-type="float">
            <text:p>56549190.1524517</text:p>
          </table:table-cell>
          <table:table-cell table:style-name="ce2" table:formula="of:=([.B117]/[.P117])*SQRT(SQRT(([.F117]*[.F117]+[.G117]*[.G117])/((1+[.F117])*(1+[.F117])+[.G117]*[.G117])))*SIN((ATAN([.G117]/[.F117])-ATAN([.G117]/(1+[.F117])))/2)" office:value-type="float" office:value="25945.3656663488" calcext:value-type="float">
            <text:p>25945.36566634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109.59" calcext:value-type="float">
            <text:p>4109.59</text:p>
          </table:table-cell>
          <table:table-cell table:style-name="ce1" table:formula="of:=[.A118]*1000000000000*2*PI()" office:value-type="float" office:value="2.58213155065322E+016" calcext:value-type="float">
            <text:p>2.58E+16</text:p>
          </table:table-cell>
          <table:table-cell table:style-name="ce1" table:formula="of:=[.P118]/([.A118]*1000000000000)*1000000" office:value-type="float" office:value="0.0729494810917877" calcext:value-type="float">
            <text:p>7.29E-02</text:p>
          </table:table-cell>
          <table:table-cell office:value-type="float" office:value="-1.56186" calcext:value-type="float">
            <text:p>-1.56186</text:p>
          </table:table-cell>
          <table:table-cell office:value-type="float" office:value="1.43796" calcext:value-type="float">
            <text:p>1.43796</text:p>
          </table:table-cell>
          <table:table-cell table:style-name="ce2" table:formula="of:=1-13.8*13.8*1E+030/([.B118]*[.B118]+1/9.3/9.3*1E+030)" office:value-type="float" office:value="0.71437651547076" calcext:value-type="float">
            <text:p>0.7143765155</text:p>
          </table:table-cell>
          <table:table-cell table:style-name="ce2" table:formula="of:=13.8*13.8/9.3*1E+045/[.B118]/([.B118]*[.B118]+1/9.3/9.3*1E+030)" office:value-type="float" office:value="0.00118941277913526" calcext:value-type="float">
            <text:p>0.0011894128</text:p>
          </table:table-cell>
          <table:table-cell table:formula="of:=[.B118]/[.P118]" office:value-type="float" office:value="86130637.4376243" calcext:value-type="float">
            <text:p>86130637.4376243</text:p>
          </table:table-cell>
          <table:table-cell table:formula="of:=[.H118]*SQRT(0.5)" office:value-type="float" office:value="60903557.800064" calcext:value-type="float">
            <text:p>60903557.800064</text:p>
          </table:table-cell>
          <table:table-cell table:formula="of:=-[.H118]*0.5" office:value-type="float" office:value="-43065318.7188121" calcext:value-type="float">
            <text:p>-43065318.7188121</text:p>
          </table:table-cell>
          <table:table-cell table:formula="of:=[.H118]*SQRT(3)/2" office:value-type="float" office:value="74591320.0651296" calcext:value-type="float">
            <text:p>74591320.0651296</text:p>
          </table:table-cell>
          <table:table-cell table:formula="of:=([.B118]/[.P118])*SQRT(SQRT(([.D118]*[.D118]+[.E118]*[.E118])/((1+[.D118])*(1+[.D118])+[.E118]*[.E118])))*COS((ATAN([.E118]/[.D118])-ATAN([.E118]/(1+[.D118])))/2)" office:value-type="float" office:value="98409453.4158663" calcext:value-type="float">
            <text:p>98409453.4158663</text:p>
          </table:table-cell>
          <table:table-cell table:style-name="ce2" table:formula="of:=([.B118]/[.P118])*SQRT(SQRT(([.D118]*[.D118]+[.E118]*[.E118])/((1+[.D118])*(1+[.D118])+[.E118]*[.E118])))*SIN((ATAN([.E118]/[.D118])-ATAN([.E118]/(1+[.D118])))/2)" office:value-type="float" office:value="22740265.521951" calcext:value-type="float">
            <text:p>22740265.521951</text:p>
          </table:table-cell>
          <table:table-cell table:formula="of:=([.B118]/[.P118])*SQRT(SQRT(([.F118]*[.F118]+[.G118]*[.G118])/((1+[.F118])*(1+[.F118])+[.G118]*[.G118])))*COS((ATAN([.G118]/[.F118])-ATAN([.G118]/(1+[.F118])))/2)" office:value-type="float" office:value="55599173.9193675" calcext:value-type="float">
            <text:p>55599173.9193675</text:p>
          </table:table-cell>
          <table:table-cell table:style-name="ce2" table:formula="of:=([.B118]/[.P118])*SQRT(SQRT(([.F118]*[.F118]+[.G118]*[.G118])/((1+[.F118])*(1+[.F118])+[.G118]*[.G118])))*SIN((ATAN([.G118]/[.F118])-ATAN([.G118]/(1+[.F118])))/2)" office:value-type="float" office:value="26998.3337426564" calcext:value-type="float">
            <text:p>26998.33374265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054.05" calcext:value-type="float">
            <text:p>4054.05</text:p>
          </table:table-cell>
          <table:table-cell table:style-name="ce1" table:formula="of:=[.A119]*1000000000000*2*PI()" office:value-type="float" office:value="2.54723473945714E+016" calcext:value-type="float">
            <text:p>2.55E+16</text:p>
          </table:table-cell>
          <table:table-cell table:style-name="ce1" table:formula="of:=[.P119]/([.A119]*1000000000000)*1000000" office:value-type="float" office:value="0.0739488802555469" calcext:value-type="float">
            <text:p>7.39E-02</text:p>
          </table:table-cell>
          <table:table-cell office:value-type="float" office:value="-1.56325" calcext:value-type="float">
            <text:p>-1.56325</text:p>
          </table:table-cell>
          <table:table-cell office:value-type="float" office:value="1.44697" calcext:value-type="float">
            <text:p>1.44697</text:p>
          </table:table-cell>
          <table:table-cell table:style-name="ce2" table:formula="of:=1-13.8*13.8*1E+030/([.B119]*[.B119]+1/9.3/9.3*1E+030)" office:value-type="float" office:value="0.706497033007999" calcext:value-type="float">
            <text:p>0.706497033</text:p>
          </table:table-cell>
          <table:table-cell table:style-name="ce2" table:formula="of:=13.8*13.8/9.3*1E+045/[.B119]/([.B119]*[.B119]+1/9.3/9.3*1E+030)" office:value-type="float" office:value="0.00123896939404454" calcext:value-type="float">
            <text:p>0.0012389694</text:p>
          </table:table-cell>
          <table:table-cell table:formula="of:=[.B119]/[.P119]" office:value-type="float" office:value="84966605.1124322" calcext:value-type="float">
            <text:p>84966605.1124322</text:p>
          </table:table-cell>
          <table:table-cell table:formula="of:=[.H119]*SQRT(0.5)" office:value-type="float" office:value="60080462.6494004" calcext:value-type="float">
            <text:p>60080462.6494004</text:p>
          </table:table-cell>
          <table:table-cell table:formula="of:=-[.H119]*0.5" office:value-type="float" office:value="-42483302.5562161" calcext:value-type="float">
            <text:p>-42483302.5562161</text:p>
          </table:table-cell>
          <table:table-cell table:formula="of:=[.H119]*SQRT(3)/2" office:value-type="float" office:value="73583238.500687" calcext:value-type="float">
            <text:p>73583238.500687</text:p>
          </table:table-cell>
          <table:table-cell table:formula="of:=([.B119]/[.P119])*SQRT(SQRT(([.D119]*[.D119]+[.E119]*[.E119])/((1+[.D119])*(1+[.D119])+[.E119]*[.E119])))*COS((ATAN([.E119]/[.D119])-ATAN([.E119]/(1+[.D119])))/2)" office:value-type="float" office:value="96978926.3940001" calcext:value-type="float">
            <text:p>96978926.3940001</text:p>
          </table:table-cell>
          <table:table-cell table:style-name="ce2" table:formula="of:=([.B119]/[.P119])*SQRT(SQRT(([.D119]*[.D119]+[.E119]*[.E119])/((1+[.D119])*(1+[.D119])+[.E119]*[.E119])))*SIN((ATAN([.E119]/[.D119])-ATAN([.E119]/(1+[.D119])))/2)" office:value-type="float" office:value="22338622.6014886" calcext:value-type="float">
            <text:p>22338622.6014886</text:p>
          </table:table-cell>
          <table:table-cell table:formula="of:=([.B119]/[.P119])*SQRT(SQRT(([.F119]*[.F119]+[.G119]*[.G119])/((1+[.F119])*(1+[.F119])+[.G119]*[.G119])))*COS((ATAN([.G119]/[.F119])-ATAN([.G119]/(1+[.F119])))/2)" office:value-type="float" office:value="54670228.3482447" calcext:value-type="float">
            <text:p>54670228.3482447</text:p>
          </table:table-cell>
          <table:table-cell table:style-name="ce2" table:formula="of:=([.B119]/[.P119])*SQRT(SQRT(([.F119]*[.F119]+[.G119]*[.G119])/((1+[.F119])*(1+[.F119])+[.G119]*[.G119])))*SIN((ATAN([.G119]/[.F119])-ATAN([.G119]/(1+[.F119])))/2)" office:value-type="float" office:value="28090.8527337089" calcext:value-type="float">
            <text:p>28090.852733708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style-name="ce1" table:formula="of:=[.A120]*1000000000000*2*PI()" office:value-type="float" office:value="2.51327412287183E+016" calcext:value-type="float">
            <text:p>2.51E+16</text:p>
          </table:table-cell>
          <table:table-cell table:style-name="ce1" table:formula="of:=[.P120]/([.A120]*1000000000000)*1000000" office:value-type="float" office:value="0.0749481145" calcext:value-type="float">
            <text:p>7.49E-02</text:p>
          </table:table-cell>
          <table:table-cell office:value-type="float" office:value="-1.5627" calcext:value-type="float">
            <text:p>-1.5627</text:p>
          </table:table-cell>
          <table:table-cell office:value-type="float" office:value="1.45446" calcext:value-type="float">
            <text:p>1.45446</text:p>
          </table:table-cell>
          <table:table-cell table:style-name="ce2" table:formula="of:=1-13.8*13.8*1E+030/([.B120]*[.B120]+1/9.3/9.3*1E+030)" office:value-type="float" office:value="0.69851167147307" calcext:value-type="float">
            <text:p>0.6985116715</text:p>
          </table:table-cell>
          <table:table-cell table:style-name="ce2" table:formula="of:=13.8*13.8/9.3*1E+045/[.B120]/([.B120]*[.B120]+1/9.3/9.3*1E+030)" office:value-type="float" office:value="0.00128987520885952" calcext:value-type="float">
            <text:p>0.0012898752</text:p>
          </table:table-cell>
          <table:table-cell table:formula="of:=[.B120]/[.P120]" office:value-type="float" office:value="83833800.8780671" calcext:value-type="float">
            <text:p>83833800.8780671</text:p>
          </table:table-cell>
          <table:table-cell table:formula="of:=[.H120]*SQRT(0.5)" office:value-type="float" office:value="59279449.093524" calcext:value-type="float">
            <text:p>59279449.093524</text:p>
          </table:table-cell>
          <table:table-cell table:formula="of:=-[.H120]*0.5" office:value-type="float" office:value="-41916900.4390336" calcext:value-type="float">
            <text:p>-41916900.4390336</text:p>
          </table:table-cell>
          <table:table-cell table:formula="of:=[.H120]*SQRT(3)/2" office:value-type="float" office:value="72602201.2562123" calcext:value-type="float">
            <text:p>72602201.2562123</text:p>
          </table:table-cell>
          <table:table-cell table:formula="of:=([.B120]/[.P120])*SQRT(SQRT(([.D120]*[.D120]+[.E120]*[.E120])/((1+[.D120])*(1+[.D120])+[.E120]*[.E120])))*COS((ATAN([.E120]/[.D120])-ATAN([.E120]/(1+[.D120])))/2)" office:value-type="float" office:value="95590203.1913197" calcext:value-type="float">
            <text:p>95590203.1913197</text:p>
          </table:table-cell>
          <table:table-cell table:style-name="ce2" table:formula="of:=([.B120]/[.P120])*SQRT(SQRT(([.D120]*[.D120]+[.E120]*[.E120])/((1+[.D120])*(1+[.D120])+[.E120]*[.E120])))*SIN((ATAN([.E120]/[.D120])-ATAN([.E120]/(1+[.D120])))/2)" office:value-type="float" office:value="21984567.8634894" calcext:value-type="float">
            <text:p>21984567.8634894</text:p>
          </table:table-cell>
          <table:table-cell table:formula="of:=([.B120]/[.P120])*SQRT(SQRT(([.F120]*[.F120]+[.G120]*[.G120])/((1+[.F120])*(1+[.F120])+[.G120]*[.G120])))*COS((ATAN([.G120]/[.F120])-ATAN([.G120]/(1+[.F120])))/2)" office:value-type="float" office:value="53761572.8588168" calcext:value-type="float">
            <text:p>53761572.8588168</text:p>
          </table:table-cell>
          <table:table-cell table:style-name="ce2" table:formula="of:=([.B120]/[.P120])*SQRT(SQRT(([.F120]*[.F120]+[.G120]*[.G120])/((1+[.F120])*(1+[.F120])+[.G120]*[.G120])))*SIN((ATAN([.G120]/[.F120])-ATAN([.G120]/(1+[.F120])))/2)" office:value-type="float" office:value="29224.4755420219" calcext:value-type="float">
            <text:p>29224.475542021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947.37" calcext:value-type="float">
            <text:p>3947.37</text:p>
          </table:table-cell>
          <table:table-cell table:style-name="ce1" table:formula="of:=[.A121]*1000000000000*2*PI()" office:value-type="float" office:value="2.48020571860015E+016" calcext:value-type="float">
            <text:p>2.48E+16</text:p>
          </table:table-cell>
          <table:table-cell table:style-name="ce1" table:formula="of:=[.P121]/([.A121]*1000000000000)*1000000" office:value-type="float" office:value="0.0759473923143764" calcext:value-type="float">
            <text:p>7.59E-02</text:p>
          </table:table-cell>
          <table:table-cell office:value-type="float" office:value="-1.56927" calcext:value-type="float">
            <text:p>-1.56927</text:p>
          </table:table-cell>
          <table:table-cell office:value-type="float" office:value="1.46878" calcext:value-type="float">
            <text:p>1.46878</text:p>
          </table:table-cell>
          <table:table-cell table:style-name="ce2" table:formula="of:=1-13.8*13.8*1E+030/([.B121]*[.B121]+1/9.3/9.3*1E+030)" office:value-type="float" office:value="0.690418784563967" calcext:value-type="float">
            <text:p>0.6904187846</text:p>
          </table:table-cell>
          <table:table-cell table:style-name="ce2" table:formula="of:=13.8*13.8/9.3*1E+045/[.B121]/([.B121]*[.B121]+1/9.3/9.3*1E+030)" office:value-type="float" office:value="0.0013421589380838" calcext:value-type="float">
            <text:p>0.0013421589</text:p>
          </table:table-cell>
          <table:table-cell table:formula="of:=[.B121]/[.P121]" office:value-type="float" office:value="82730757.6430142" calcext:value-type="float">
            <text:p>82730757.6430142</text:p>
          </table:table-cell>
          <table:table-cell table:formula="of:=[.H121]*SQRT(0.5)" office:value-type="float" office:value="58499479.7420761" calcext:value-type="float">
            <text:p>58499479.7420761</text:p>
          </table:table-cell>
          <table:table-cell table:formula="of:=-[.H121]*0.5" office:value-type="float" office:value="-41365378.8215071" calcext:value-type="float">
            <text:p>-41365378.8215071</text:p>
          </table:table-cell>
          <table:table-cell table:formula="of:=[.H121]*SQRT(3)/2" office:value-type="float" office:value="71646937.7931839" calcext:value-type="float">
            <text:p>71646937.7931839</text:p>
          </table:table-cell>
          <table:table-cell table:formula="of:=([.B121]/[.P121])*SQRT(SQRT(([.D121]*[.D121]+[.E121]*[.E121])/((1+[.D121])*(1+[.D121])+[.E121]*[.E121])))*COS((ATAN([.E121]/[.D121])-ATAN([.E121]/(1+[.D121])))/2)" office:value-type="float" office:value="94216981.0455699" calcext:value-type="float">
            <text:p>94216981.0455699</text:p>
          </table:table-cell>
          <table:table-cell table:style-name="ce2" table:formula="of:=([.B121]/[.P121])*SQRT(SQRT(([.D121]*[.D121]+[.E121]*[.E121])/((1+[.D121])*(1+[.D121])+[.E121]*[.E121])))*SIN((ATAN([.E121]/[.D121])-ATAN([.E121]/(1+[.D121])))/2)" office:value-type="float" office:value="21499965.7090774" calcext:value-type="float">
            <text:p>21499965.7090774</text:p>
          </table:table-cell>
          <table:table-cell table:formula="of:=([.B121]/[.P121])*SQRT(SQRT(([.F121]*[.F121]+[.G121]*[.G121])/((1+[.F121])*(1+[.F121])+[.G121]*[.G121])))*COS((ATAN([.G121]/[.F121])-ATAN([.G121]/(1+[.F121])))/2)" office:value-type="float" office:value="52872082.4438224" calcext:value-type="float">
            <text:p>52872082.4438224</text:p>
          </table:table-cell>
          <table:table-cell table:style-name="ce2" table:formula="of:=([.B121]/[.P121])*SQRT(SQRT(([.F121]*[.F121]+[.G121]*[.G121])/((1+[.F121])*(1+[.F121])+[.G121]*[.G121])))*SIN((ATAN([.G121]/[.F121])-ATAN([.G121]/(1+[.F121])))/2)" office:value-type="float" office:value="30401.3343241719" calcext:value-type="float">
            <text:p>30401.334324171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896.1" calcext:value-type="float">
            <text:p>3896.1</text:p>
          </table:table-cell>
          <table:table-cell table:style-name="ce1" table:formula="of:=[.A122]*1000000000000*2*PI()" office:value-type="float" office:value="2.44799182753024E+016" calcext:value-type="float">
            <text:p>2.45E+16</text:p>
          </table:table-cell>
          <table:table-cell table:style-name="ce1" table:formula="of:=[.P122]/([.A122]*1000000000000)*1000000" office:value-type="float" office:value="0.0769468078334745" calcext:value-type="float">
            <text:p>7.69E-02</text:p>
          </table:table-cell>
          <table:table-cell office:value-type="float" office:value="-1.57724" calcext:value-type="float">
            <text:p>-1.57724</text:p>
          </table:table-cell>
          <table:table-cell office:value-type="float" office:value="1.48176" calcext:value-type="float">
            <text:p>1.48176</text:p>
          </table:table-cell>
          <table:table-cell table:style-name="ce2" table:formula="of:=1-13.8*13.8*1E+030/([.B122]*[.B122]+1/9.3/9.3*1E+030)" office:value-type="float" office:value="0.682217581058519" calcext:value-type="float">
            <text:p>0.6822175811</text:p>
          </table:table-cell>
          <table:table-cell table:style-name="ce2" table:formula="of:=13.8*13.8/9.3*1E+045/[.B122]/([.B122]*[.B122]+1/9.3/9.3*1E+030)" office:value-type="float" office:value="0.0013958442258701" calcext:value-type="float">
            <text:p>0.0013958442</text:p>
          </table:table-cell>
          <table:table-cell table:formula="of:=[.B122]/[.P122]" office:value-type="float" office:value="81656217.9002595" calcext:value-type="float">
            <text:p>81656217.9002595</text:p>
          </table:table-cell>
          <table:table-cell table:formula="of:=[.H122]*SQRT(0.5)" office:value-type="float" office:value="57739665.4033199" calcext:value-type="float">
            <text:p>57739665.4033199</text:p>
          </table:table-cell>
          <table:table-cell table:formula="of:=-[.H122]*0.5" office:value-type="float" office:value="-40828108.9501298" calcext:value-type="float">
            <text:p>-40828108.9501298</text:p>
          </table:table-cell>
          <table:table-cell table:formula="of:=[.H122]*SQRT(3)/2" office:value-type="float" office:value="70716359.0785824" calcext:value-type="float">
            <text:p>70716359.0785824</text:p>
          </table:table-cell>
          <table:table-cell table:formula="of:=([.B122]/[.P122])*SQRT(SQRT(([.D122]*[.D122]+[.E122]*[.E122])/((1+[.D122])*(1+[.D122])+[.E122]*[.E122])))*COS((ATAN([.E122]/[.D122])-ATAN([.E122]/(1+[.D122])))/2)" office:value-type="float" office:value="92907698.0554109" calcext:value-type="float">
            <text:p>92907698.0554109</text:p>
          </table:table-cell>
          <table:table-cell table:style-name="ce2" table:formula="of:=([.B122]/[.P122])*SQRT(SQRT(([.D122]*[.D122]+[.E122]*[.E122])/((1+[.D122])*(1+[.D122])+[.E122]*[.E122])))*SIN((ATAN([.E122]/[.D122])-ATAN([.E122]/(1+[.D122])))/2)" office:value-type="float" office:value="21026016.2522627" calcext:value-type="float">
            <text:p>21026016.2522627</text:p>
          </table:table-cell>
          <table:table-cell table:formula="of:=([.B122]/[.P122])*SQRT(SQRT(([.F122]*[.F122]+[.G122]*[.G122])/((1+[.F122])*(1+[.F122])+[.G122]*[.G122])))*COS((ATAN([.G122]/[.F122])-ATAN([.G122]/(1+[.F122])))/2)" office:value-type="float" office:value="52000788.6167322" calcext:value-type="float">
            <text:p>52000788.6167322</text:p>
          </table:table-cell>
          <table:table-cell table:style-name="ce2" table:formula="of:=([.B122]/[.P122])*SQRT(SQRT(([.F122]*[.F122]+[.G122]*[.G122])/((1+[.F122])*(1+[.F122])+[.G122]*[.G122])))*SIN((ATAN([.G122]/[.F122])-ATAN([.G122]/(1+[.F122])))/2)" office:value-type="float" office:value="31623.5714536828" calcext:value-type="float">
            <text:p>31623.571453682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846.15" calcext:value-type="float">
            <text:p>3846.15</text:p>
          </table:table-cell>
          <table:table-cell table:style-name="ce1" table:formula="of:=[.A123]*1000000000000*2*PI()" office:value-type="float" office:value="2.41660731692088E+016" calcext:value-type="float">
            <text:p>2.42E+16</text:p>
          </table:table-cell>
          <table:table-cell table:style-name="ce1" table:formula="of:=[.P123]/([.A123]*1000000000000)*1000000" office:value-type="float" office:value="0.077946117026117" calcext:value-type="float">
            <text:p>7.79E-02</text:p>
          </table:table-cell>
          <table:table-cell office:value-type="float" office:value="-1.58968" calcext:value-type="float">
            <text:p>-1.58968</text:p>
          </table:table-cell>
          <table:table-cell office:value-type="float" office:value="1.50088" calcext:value-type="float">
            <text:p>1.50088</text:p>
          </table:table-cell>
          <table:table-cell table:style-name="ce2" table:formula="of:=1-13.8*13.8*1E+030/([.B123]*[.B123]+1/9.3/9.3*1E+030)" office:value-type="float" office:value="0.673910058748158" calcext:value-type="float">
            <text:p>0.6739100587</text:p>
          </table:table-cell>
          <table:table-cell table:style-name="ce2" table:formula="of:=13.8*13.8/9.3*1E+045/[.B123]/([.B123]*[.B123]+1/9.3/9.3*1E+030)" office:value-type="float" office:value="0.00145093637256238" calcext:value-type="float">
            <text:p>0.0014509364</text:p>
          </table:table-cell>
          <table:table-cell table:formula="of:=[.B123]/[.P123]" office:value-type="float" office:value="80609343.3117947" calcext:value-type="float">
            <text:p>80609343.3117947</text:p>
          </table:table-cell>
          <table:table-cell table:formula="of:=[.H123]*SQRT(0.5)" office:value-type="float" office:value="56999413.2827645" calcext:value-type="float">
            <text:p>56999413.2827645</text:p>
          </table:table-cell>
          <table:table-cell table:formula="of:=-[.H123]*0.5" office:value-type="float" office:value="-40304671.6558974" calcext:value-type="float">
            <text:p>-40304671.6558974</text:p>
          </table:table-cell>
          <table:table-cell table:formula="of:=[.H123]*SQRT(3)/2" office:value-type="float" office:value="69809739.0903955" calcext:value-type="float">
            <text:p>69809739.0903955</text:p>
          </table:table-cell>
          <table:table-cell table:formula="of:=([.B123]/[.P123])*SQRT(SQRT(([.D123]*[.D123]+[.E123]*[.E123])/((1+[.D123])*(1+[.D123])+[.E123]*[.E123])))*COS((ATAN([.E123]/[.D123])-ATAN([.E123]/(1+[.D123])))/2)" office:value-type="float" office:value="91599549.4944676" calcext:value-type="float">
            <text:p>91599549.4944676</text:p>
          </table:table-cell>
          <table:table-cell table:style-name="ce2" table:formula="of:=([.B123]/[.P123])*SQRT(SQRT(([.D123]*[.D123]+[.E123]*[.E123])/((1+[.D123])*(1+[.D123])+[.E123]*[.E123])))*SIN((ATAN([.E123]/[.D123])-ATAN([.E123]/(1+[.D123])))/2)" office:value-type="float" office:value="20471957.8746142" calcext:value-type="float">
            <text:p>20471957.8746142</text:p>
          </table:table-cell>
          <table:table-cell table:formula="of:=([.B123]/[.P123])*SQRT(SQRT(([.F123]*[.F123]+[.G123]*[.G123])/((1+[.F123])*(1+[.F123])+[.G123]*[.G123])))*COS((ATAN([.G123]/[.F123])-ATAN([.G123]/(1+[.F123])))/2)" office:value-type="float" office:value="51147054.100182" calcext:value-type="float">
            <text:p>51147054.100182</text:p>
          </table:table-cell>
          <table:table-cell table:style-name="ce2" table:formula="of:=([.B123]/[.P123])*SQRT(SQRT(([.F123]*[.F123]+[.G123]*[.G123])/((1+[.F123])*(1+[.F123])+[.G123]*[.G123])))*SIN((ATAN([.G123]/[.F123])-ATAN([.G123]/(1+[.F123])))/2)" office:value-type="float" office:value="32893.0351537879" calcext:value-type="float">
            <text:p>32893.03515378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797.47" calcext:value-type="float">
            <text:p>3797.47</text:p>
          </table:table-cell>
          <table:table-cell table:style-name="ce1" table:formula="of:=[.A124]*1000000000000*2*PI()" office:value-type="float" office:value="2.38602077084553E+016" calcext:value-type="float">
            <text:p>2.39E+16</text:p>
          </table:table-cell>
          <table:table-cell table:style-name="ce1" table:formula="of:=[.P124]/([.A124]*1000000000000)*1000000" office:value-type="float" office:value="0.0789453130636977" calcext:value-type="float">
            <text:p>7.89E-02</text:p>
          </table:table-cell>
          <table:table-cell office:value-type="float" office:value="-1.6029" calcext:value-type="float">
            <text:p>-1.6029</text:p>
          </table:table-cell>
          <table:table-cell office:value-type="float" office:value="1.51938" calcext:value-type="float">
            <text:p>1.51938</text:p>
          </table:table-cell>
          <table:table-cell table:style-name="ce2" table:formula="of:=1-13.8*13.8*1E+030/([.B124]*[.B124]+1/9.3/9.3*1E+030)" office:value-type="float" office:value="0.665496310037433" calcext:value-type="float">
            <text:p>0.66549631</text:p>
          </table:table-cell>
          <table:table-cell table:style-name="ce2" table:formula="of:=13.8*13.8/9.3*1E+045/[.B124]/([.B124]*[.B124]+1/9.3/9.3*1E+030)" office:value-type="float" office:value="0.00150745287489289" calcext:value-type="float">
            <text:p>0.0015074529</text:p>
          </table:table-cell>
          <table:table-cell table:formula="of:=[.B124]/[.P124]" office:value-type="float" office:value="79589085.9551087" calcext:value-type="float">
            <text:p>79589085.9551087</text:p>
          </table:table-cell>
          <table:table-cell table:formula="of:=[.H124]*SQRT(0.5)" office:value-type="float" office:value="56277982.3872963" calcext:value-type="float">
            <text:p>56277982.3872963</text:p>
          </table:table-cell>
          <table:table-cell table:formula="of:=-[.H124]*0.5" office:value-type="float" office:value="-39794542.9775543" calcext:value-type="float">
            <text:p>-39794542.9775543</text:p>
          </table:table-cell>
          <table:table-cell table:formula="of:=[.H124]*SQRT(3)/2" office:value-type="float" office:value="68926170.3011074" calcext:value-type="float">
            <text:p>68926170.3011074</text:p>
          </table:table-cell>
          <table:table-cell table:formula="of:=([.B124]/[.P124])*SQRT(SQRT(([.D124]*[.D124]+[.E124]*[.E124])/((1+[.D124])*(1+[.D124])+[.E124]*[.E124])))*COS((ATAN([.E124]/[.D124])-ATAN([.E124]/(1+[.D124])))/2)" office:value-type="float" office:value="90338958.3965372" calcext:value-type="float">
            <text:p>90338958.3965372</text:p>
          </table:table-cell>
          <table:table-cell table:style-name="ce2" table:formula="of:=([.B124]/[.P124])*SQRT(SQRT(([.D124]*[.D124]+[.E124]*[.E124])/((1+[.D124])*(1+[.D124])+[.E124]*[.E124])))*SIN((ATAN([.E124]/[.D124])-ATAN([.E124]/(1+[.D124])))/2)" office:value-type="float" office:value="19935689.5486983" calcext:value-type="float">
            <text:p>19935689.5486983</text:p>
          </table:table-cell>
          <table:table-cell table:formula="of:=([.B124]/[.P124])*SQRT(SQRT(([.F124]*[.F124]+[.G124]*[.G124])/((1+[.F124])*(1+[.F124])+[.G124]*[.G124])))*COS((ATAN([.G124]/[.F124])-ATAN([.G124]/(1+[.F124])))/2)" office:value-type="float" office:value="50310064.400576" calcext:value-type="float">
            <text:p>50310064.400576</text:p>
          </table:table-cell>
          <table:table-cell table:style-name="ce2" table:formula="of:=([.B124]/[.P124])*SQRT(SQRT(([.F124]*[.F124]+[.G124]*[.G124])/((1+[.F124])*(1+[.F124])+[.G124]*[.G124])))*SIN((ATAN([.G124]/[.F124])-ATAN([.G124]/(1+[.F124])))/2)" office:value-type="float" office:value="34211.9795769622" calcext:value-type="float">
            <text:p>34211.979576962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750" calcext:value-type="float">
            <text:p>3750</text:p>
          </table:table-cell>
          <table:table-cell table:style-name="ce1" table:formula="of:=[.A125]*1000000000000*2*PI()" office:value-type="float" office:value="2.35619449019234E+016" calcext:value-type="float">
            <text:p>2.36E+16</text:p>
          </table:table-cell>
          <table:table-cell table:style-name="ce1" table:formula="of:=[.P125]/([.A125]*1000000000000)*1000000" office:value-type="float" office:value="0.0799446554666667" calcext:value-type="float">
            <text:p>7.99E-02</text:p>
          </table:table-cell>
          <table:table-cell office:value-type="float" office:value="-1.61387" calcext:value-type="float">
            <text:p>-1.61387</text:p>
          </table:table-cell>
          <table:table-cell office:value-type="float" office:value="1.53321" calcext:value-type="float">
            <text:p>1.53321</text:p>
          </table:table-cell>
          <table:table-cell table:style-name="ce2" table:formula="of:=1-13.8*13.8*1E+030/([.B125]*[.B125]+1/9.3/9.3*1E+030)" office:value-type="float" office:value="0.656974144615112" calcext:value-type="float">
            <text:p>0.6569741446</text:p>
          </table:table-cell>
          <table:table-cell table:style-name="ce2" table:formula="of:=13.8*13.8/9.3*1E+045/[.B125]/([.B125]*[.B125]+1/9.3/9.3*1E+030)" office:value-type="float" office:value="0.00156542682416719" calcext:value-type="float">
            <text:p>0.0015654268</text:p>
          </table:table-cell>
          <table:table-cell table:formula="of:=[.B125]/[.P125]" office:value-type="float" office:value="78594188.3231879" calcext:value-type="float">
            <text:p>78594188.3231879</text:p>
          </table:table-cell>
          <table:table-cell table:formula="of:=[.H125]*SQRT(0.5)" office:value-type="float" office:value="55574483.5251787" calcext:value-type="float">
            <text:p>55574483.5251787</text:p>
          </table:table-cell>
          <table:table-cell table:formula="of:=-[.H125]*0.5" office:value-type="float" office:value="-39297094.161594" calcext:value-type="float">
            <text:p>-39297094.161594</text:p>
          </table:table-cell>
          <table:table-cell table:formula="of:=[.H125]*SQRT(3)/2" office:value-type="float" office:value="68064563.677699" calcext:value-type="float">
            <text:p>68064563.677699</text:p>
          </table:table-cell>
          <table:table-cell table:formula="of:=([.B125]/[.P125])*SQRT(SQRT(([.D125]*[.D125]+[.E125]*[.E125])/((1+[.D125])*(1+[.D125])+[.E125]*[.E125])))*COS((ATAN([.E125]/[.D125])-ATAN([.E125]/(1+[.D125])))/2)" office:value-type="float" office:value="89143439.2098091" calcext:value-type="float">
            <text:p>89143439.2098091</text:p>
          </table:table-cell>
          <table:table-cell table:style-name="ce2" table:formula="of:=([.B125]/[.P125])*SQRT(SQRT(([.D125]*[.D125]+[.E125]*[.E125])/((1+[.D125])*(1+[.D125])+[.E125]*[.E125])))*SIN((ATAN([.E125]/[.D125])-ATAN([.E125]/(1+[.D125])))/2)" office:value-type="float" office:value="19475442.6692349" calcext:value-type="float">
            <text:p>19475442.6692349</text:p>
          </table:table-cell>
          <table:table-cell table:formula="of:=([.B125]/[.P125])*SQRT(SQRT(([.F125]*[.F125]+[.G125]*[.G125])/((1+[.F125])*(1+[.F125])+[.G125]*[.G125])))*COS((ATAN([.G125]/[.F125])-ATAN([.G125]/(1+[.F125])))/2)" office:value-type="float" office:value="49488821.6979973" calcext:value-type="float">
            <text:p>49488821.6979973</text:p>
          </table:table-cell>
          <table:table-cell table:style-name="ce2" table:formula="of:=([.B125]/[.P125])*SQRT(SQRT(([.F125]*[.F125]+[.G125]*[.G125])/((1+[.F125])*(1+[.F125])+[.G125]*[.G125])))*SIN((ATAN([.G125]/[.F125])-ATAN([.G125]/(1+[.F125])))/2)" office:value-type="float" office:value="35583.1734210434" calcext:value-type="float">
            <text:p>35583.17342104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703.7" calcext:value-type="float">
            <text:p>3703.7</text:p>
          </table:table-cell>
          <table:table-cell table:style-name="ce1" table:formula="of:=[.A126]*1000000000000*2*PI()" office:value-type="float" office:value="2.3271033422201E+016" calcext:value-type="float">
            <text:p>2.33E+16</text:p>
          </table:table-cell>
          <table:table-cell table:style-name="ce1" table:formula="of:=[.P126]/([.A126]*1000000000000)*1000000" office:value-type="float" office:value="0.0809440446040446" calcext:value-type="float">
            <text:p>8.09E-02</text:p>
          </table:table-cell>
          <table:table-cell office:value-type="float" office:value="-1.6264" calcext:value-type="float">
            <text:p>-1.6264</text:p>
          </table:table-cell>
          <table:table-cell office:value-type="float" office:value="1.54912" calcext:value-type="float">
            <text:p>1.54912</text:p>
          </table:table-cell>
          <table:table-cell table:style-name="ce2" table:formula="of:=1-13.8*13.8*1E+030/([.B126]*[.B126]+1/9.3/9.3*1E+030)" office:value-type="float" office:value="0.64834438137685" calcext:value-type="float">
            <text:p>0.6483443814</text:p>
          </table:table-cell>
          <table:table-cell table:style-name="ce2" table:formula="of:=13.8*13.8/9.3*1E+045/[.B126]/([.B126]*[.B126]+1/9.3/9.3*1E+030)" office:value-type="float" office:value="0.00162487120464287" calcext:value-type="float">
            <text:p>0.0016248712</text:p>
          </table:table-cell>
          <table:table-cell table:formula="of:=[.B126]/[.P126]" office:value-type="float" office:value="77623812.0780243" calcext:value-type="float">
            <text:p>77623812.0780243</text:p>
          </table:table-cell>
          <table:table-cell table:formula="of:=[.H126]*SQRT(0.5)" office:value-type="float" office:value="54888323.9019212" calcext:value-type="float">
            <text:p>54888323.9019212</text:p>
          </table:table-cell>
          <table:table-cell table:formula="of:=-[.H126]*0.5" office:value-type="float" office:value="-38811906.0390122" calcext:value-type="float">
            <text:p>-38811906.0390122</text:p>
          </table:table-cell>
          <table:table-cell table:formula="of:=[.H126]*SQRT(3)/2" office:value-type="float" office:value="67224193.1981584" calcext:value-type="float">
            <text:p>67224193.1981584</text:p>
          </table:table-cell>
          <table:table-cell table:formula="of:=([.B126]/[.P126])*SQRT(SQRT(([.D126]*[.D126]+[.E126]*[.E126])/((1+[.D126])*(1+[.D126])+[.E126]*[.E126])))*COS((ATAN([.E126]/[.D126])-ATAN([.E126]/(1+[.D126])))/2)" office:value-type="float" office:value="87967479.9339128" calcext:value-type="float">
            <text:p>87967479.9339128</text:p>
          </table:table-cell>
          <table:table-cell table:style-name="ce2" table:formula="of:=([.B126]/[.P126])*SQRT(SQRT(([.D126]*[.D126]+[.E126]*[.E126])/((1+[.D126])*(1+[.D126])+[.E126]*[.E126])))*SIN((ATAN([.E126]/[.D126])-ATAN([.E126]/(1+[.D126])))/2)" office:value-type="float" office:value="19001336.2865008" calcext:value-type="float">
            <text:p>19001336.2865008</text:p>
          </table:table-cell>
          <table:table-cell table:formula="of:=([.B126]/[.P126])*SQRT(SQRT(([.F126]*[.F126]+[.G126]*[.G126])/((1+[.F126])*(1+[.F126])+[.G126]*[.G126])))*COS((ATAN([.G126]/[.F126])-ATAN([.G126]/(1+[.F126])))/2)" office:value-type="float" office:value="48682661.9936112" calcext:value-type="float">
            <text:p>48682661.9936112</text:p>
          </table:table-cell>
          <table:table-cell table:style-name="ce2" table:formula="of:=([.B126]/[.P126])*SQRT(SQRT(([.F126]*[.F126]+[.G126]*[.G126])/((1+[.F126])*(1+[.F126])+[.G126]*[.G126])))*SIN((ATAN([.G126]/[.F126])-ATAN([.G126]/(1+[.F126])))/2)" office:value-type="float" office:value="37009.0755331912" calcext:value-type="float">
            <text:p>37009.075533191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658.54" calcext:value-type="float">
            <text:p>3658.54</text:p>
          </table:table-cell>
          <table:table-cell table:style-name="ce1" table:formula="of:=[.A127]*1000000000000*2*PI()" office:value-type="float" office:value="2.29872847737288E+016" calcext:value-type="float">
            <text:p>2.30E+16</text:p>
          </table:table-cell>
          <table:table-cell table:style-name="ce1" table:formula="of:=[.P127]/([.A127]*1000000000000)*1000000" office:value-type="float" office:value="0.0819431953730177" calcext:value-type="float">
            <text:p>8.19E-02</text:p>
          </table:table-cell>
          <table:table-cell office:value-type="float" office:value="-1.64317" calcext:value-type="float">
            <text:p>-1.64317</text:p>
          </table:table-cell>
          <table:table-cell office:value-type="float" office:value="1.56809" calcext:value-type="float">
            <text:p>1.56809</text:p>
          </table:table-cell>
          <table:table-cell table:style-name="ce2" table:formula="of:=1-13.8*13.8*1E+030/([.B127]*[.B127]+1/9.3/9.3*1E+030)" office:value-type="float" office:value="0.639609513364319" calcext:value-type="float">
            <text:p>0.6396095134</text:p>
          </table:table-cell>
          <table:table-cell table:style-name="ce2" table:formula="of:=13.8*13.8/9.3*1E+045/[.B127]/([.B127]*[.B127]+1/9.3/9.3*1E+030)" office:value-type="float" office:value="0.0016857869735851" calcext:value-type="float">
            <text:p>0.001685787</text:p>
          </table:table-cell>
          <table:table-cell table:formula="of:=[.B127]/[.P127]" office:value-type="float" office:value="76677328.4661111" calcext:value-type="float">
            <text:p>76677328.4661111</text:p>
          </table:table-cell>
          <table:table-cell table:formula="of:=[.H127]*SQRT(0.5)" office:value-type="float" office:value="54219058.9216554" calcext:value-type="float">
            <text:p>54219058.9216554</text:p>
          </table:table-cell>
          <table:table-cell table:formula="of:=-[.H127]*0.5" office:value-type="float" office:value="-38338664.2330555" calcext:value-type="float">
            <text:p>-38338664.2330555</text:p>
          </table:table-cell>
          <table:table-cell table:formula="of:=[.H127]*SQRT(3)/2" office:value-type="float" office:value="66404514.3459758" calcext:value-type="float">
            <text:p>66404514.3459758</text:p>
          </table:table-cell>
          <table:table-cell table:formula="of:=([.B127]/[.P127])*SQRT(SQRT(([.D127]*[.D127]+[.E127]*[.E127])/((1+[.D127])*(1+[.D127])+[.E127]*[.E127])))*COS((ATAN([.E127]/[.D127])-ATAN([.E127]/(1+[.D127])))/2)" office:value-type="float" office:value="86818576.3666773" calcext:value-type="float">
            <text:p>86818576.3666773</text:p>
          </table:table-cell>
          <table:table-cell table:style-name="ce2" table:formula="of:=([.B127]/[.P127])*SQRT(SQRT(([.D127]*[.D127]+[.E127]*[.E127])/((1+[.D127])*(1+[.D127])+[.E127]*[.E127])))*SIN((ATAN([.E127]/[.D127])-ATAN([.E127]/(1+[.D127])))/2)" office:value-type="float" office:value="18483791.7132783" calcext:value-type="float">
            <text:p>18483791.7132783</text:p>
          </table:table-cell>
          <table:table-cell table:formula="of:=([.B127]/[.P127])*SQRT(SQRT(([.F127]*[.F127]+[.G127]*[.G127])/((1+[.F127])*(1+[.F127])+[.G127]*[.G127])))*COS((ATAN([.G127]/[.F127])-ATAN([.G127]/(1+[.F127])))/2)" office:value-type="float" office:value="47891089.2473038" calcext:value-type="float">
            <text:p>47891089.2473038</text:p>
          </table:table-cell>
          <table:table-cell table:style-name="ce2" table:formula="of:=([.B127]/[.P127])*SQRT(SQRT(([.F127]*[.F127]+[.G127]*[.G127])/((1+[.F127])*(1+[.F127])+[.G127]*[.G127])))*SIN((ATAN([.G127]/[.F127])-ATAN([.G127]/(1+[.F127])))/2)" office:value-type="float" office:value="38492.0118816641" calcext:value-type="float">
            <text:p>38492.01188166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614.46" calcext:value-type="float">
            <text:p>3614.46</text:p>
          </table:table-cell>
          <table:table-cell table:style-name="ce1" table:formula="of:=[.A128]*1000000000000*2*PI()" office:value-type="float" office:value="2.27103219653883E+016" calcext:value-type="float">
            <text:p>2.27E+16</text:p>
          </table:table-cell>
          <table:table-cell table:style-name="ce1" table:formula="of:=[.P128]/([.A128]*1000000000000)*1000000" office:value-type="float" office:value="0.0829425302811485" calcext:value-type="float">
            <text:p>8.29E-02</text:p>
          </table:table-cell>
          <table:table-cell office:value-type="float" office:value="-1.66059" calcext:value-type="float">
            <text:p>-1.66059</text:p>
          </table:table-cell>
          <table:table-cell office:value-type="float" office:value="1.58661" calcext:value-type="float">
            <text:p>1.58661</text:p>
          </table:table-cell>
          <table:table-cell table:style-name="ce2" table:formula="of:=1-13.8*13.8*1E+030/([.B128]*[.B128]+1/9.3/9.3*1E+030)" office:value-type="float" office:value="0.630765855958696" calcext:value-type="float">
            <text:p>0.630765856</text:p>
          </table:table-cell>
          <table:table-cell table:style-name="ce2" table:formula="of:=13.8*13.8/9.3*1E+045/[.B128]/([.B128]*[.B128]+1/9.3/9.3*1E+030)" office:value-type="float" office:value="0.0017482181095443" calcext:value-type="float">
            <text:p>0.0017482181</text:p>
          </table:table-cell>
          <table:table-cell table:formula="of:=[.B128]/[.P128]" office:value-type="float" office:value="75753479.9804347" calcext:value-type="float">
            <text:p>75753479.9804347</text:p>
          </table:table-cell>
          <table:table-cell table:formula="of:=[.H128]*SQRT(0.5)" office:value-type="float" office:value="53565799.3926447" calcext:value-type="float">
            <text:p>53565799.3926447</text:p>
          </table:table-cell>
          <table:table-cell table:formula="of:=-[.H128]*0.5" office:value-type="float" office:value="-37876739.9902173" calcext:value-type="float">
            <text:p>-37876739.9902173</text:p>
          </table:table-cell>
          <table:table-cell table:formula="of:=[.H128]*SQRT(3)/2" office:value-type="float" office:value="65604438.0881323" calcext:value-type="float">
            <text:p>65604438.0881323</text:p>
          </table:table-cell>
          <table:table-cell table:formula="of:=([.B128]/[.P128])*SQRT(SQRT(([.D128]*[.D128]+[.E128]*[.E128])/((1+[.D128])*(1+[.D128])+[.E128]*[.E128])))*COS((ATAN([.E128]/[.D128])-ATAN([.E128]/(1+[.D128])))/2)" office:value-type="float" office:value="85705368.511168" calcext:value-type="float">
            <text:p>85705368.511168</text:p>
          </table:table-cell>
          <table:table-cell table:style-name="ce2" table:formula="of:=([.B128]/[.P128])*SQRT(SQRT(([.D128]*[.D128]+[.E128]*[.E128])/((1+[.D128])*(1+[.D128])+[.E128]*[.E128])))*SIN((ATAN([.E128]/[.D128])-ATAN([.E128]/(1+[.D128])))/2)" office:value-type="float" office:value="17983301.4188897" calcext:value-type="float">
            <text:p>17983301.4188897</text:p>
          </table:table-cell>
          <table:table-cell table:formula="of:=([.B128]/[.P128])*SQRT(SQRT(([.F128]*[.F128]+[.G128]*[.G128])/((1+[.F128])*(1+[.F128])+[.G128]*[.G128])))*COS((ATAN([.G128]/[.F128])-ATAN([.G128]/(1+[.F128])))/2)" office:value-type="float" office:value="47113072.0896817" calcext:value-type="float">
            <text:p>47113072.0896817</text:p>
          </table:table-cell>
          <table:table-cell table:style-name="ce2" table:formula="of:=([.B128]/[.P128])*SQRT(SQRT(([.F128]*[.F128]+[.G128]*[.G128])/((1+[.F128])*(1+[.F128])+[.G128]*[.G128])))*SIN((ATAN([.G128]/[.F128])-ATAN([.G128]/(1+[.F128])))/2)" office:value-type="float" office:value="40035.5365132444" calcext:value-type="float">
            <text:p>40035.53651324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571.43" calcext:value-type="float">
            <text:p>3571.43</text:p>
          </table:table-cell>
          <table:table-cell table:style-name="ce1" table:formula="of:=[.A129]*1000000000000*2*PI()" office:value-type="float" office:value="2.24399565016204E+016" calcext:value-type="float">
            <text:p>2.24E+16</text:p>
          </table:table-cell>
          <table:table-cell table:style-name="ce1" table:formula="of:=[.P129]/([.A129]*1000000000000)*1000000" office:value-type="float" office:value="0.0839418546632581" calcext:value-type="float">
            <text:p>8.39E-02</text:p>
          </table:table-cell>
          <table:table-cell office:value-type="float" office:value="-1.67658" calcext:value-type="float">
            <text:p>-1.67658</text:p>
          </table:table-cell>
          <table:table-cell office:value-type="float" office:value="1.60314" calcext:value-type="float">
            <text:p>1.60314</text:p>
          </table:table-cell>
          <table:table-cell table:style-name="ce2" table:formula="of:=1-13.8*13.8*1E+030/([.B129]*[.B129]+1/9.3/9.3*1E+030)" office:value-type="float" office:value="0.621815104272178" calcext:value-type="float">
            <text:p>0.6218151043</text:p>
          </table:table-cell>
          <table:table-cell table:style-name="ce2" table:formula="of:=13.8*13.8/9.3*1E+045/[.B129]/([.B129]*[.B129]+1/9.3/9.3*1E+030)" office:value-type="float" office:value="0.00181217118439789" calcext:value-type="float">
            <text:p>0.0018121712</text:p>
          </table:table-cell>
          <table:table-cell table:formula="of:=[.B129]/[.P129]" office:value-type="float" office:value="74851637.867489" calcext:value-type="float">
            <text:p>74851637.867489</text:p>
          </table:table-cell>
          <table:table-cell table:formula="of:=[.H129]*SQRT(0.5)" office:value-type="float" office:value="52928100.7190212" calcext:value-type="float">
            <text:p>52928100.7190212</text:p>
          </table:table-cell>
          <table:table-cell table:formula="of:=-[.H129]*0.5" office:value-type="float" office:value="-37425818.9337445" calcext:value-type="float">
            <text:p>-37425818.9337445</text:p>
          </table:table-cell>
          <table:table-cell table:formula="of:=[.H129]*SQRT(3)/2" office:value-type="float" office:value="64823419.9081187" calcext:value-type="float">
            <text:p>64823419.9081187</text:p>
          </table:table-cell>
          <table:table-cell table:formula="of:=([.B129]/[.P129])*SQRT(SQRT(([.D129]*[.D129]+[.E129]*[.E129])/((1+[.D129])*(1+[.D129])+[.E129]*[.E129])))*COS((ATAN([.E129]/[.D129])-ATAN([.E129]/(1+[.D129])))/2)" office:value-type="float" office:value="84628106.9427555" calcext:value-type="float">
            <text:p>84628106.9427555</text:p>
          </table:table-cell>
          <table:table-cell table:style-name="ce2" table:formula="of:=([.B129]/[.P129])*SQRT(SQRT(([.D129]*[.D129]+[.E129]*[.E129])/((1+[.D129])*(1+[.D129])+[.E129]*[.E129])))*SIN((ATAN([.E129]/[.D129])-ATAN([.E129]/(1+[.D129])))/2)" office:value-type="float" office:value="17526678.7538654" calcext:value-type="float">
            <text:p>17526678.7538654</text:p>
          </table:table-cell>
          <table:table-cell table:formula="of:=([.B129]/[.P129])*SQRT(SQRT(([.F129]*[.F129]+[.G129]*[.G129])/((1+[.F129])*(1+[.F129])+[.G129]*[.G129])))*COS((ATAN([.G129]/[.F129])-ATAN([.G129]/(1+[.F129])))/2)" office:value-type="float" office:value="46348094.3387448" calcext:value-type="float">
            <text:p>46348094.3387448</text:p>
          </table:table-cell>
          <table:table-cell table:style-name="ce2" table:formula="of:=([.B129]/[.P129])*SQRT(SQRT(([.F129]*[.F129]+[.G129]*[.G129])/((1+[.F129])*(1+[.F129])+[.G129]*[.G129])))*SIN((ATAN([.G129]/[.F129])-ATAN([.G129]/(1+[.F129])))/2)" office:value-type="float" office:value="41642.4942317775" calcext:value-type="float">
            <text:p>41642.494231777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529.41" calcext:value-type="float">
            <text:p>3529.41</text:p>
          </table:table-cell>
          <table:table-cell table:style-name="ce1" table:formula="of:=[.A130]*1000000000000*2*PI()" office:value-type="float" office:value="2.21759370550127E+016" calcext:value-type="float">
            <text:p>2.22E+16</text:p>
          </table:table-cell>
          <table:table-cell table:style-name="ce1" table:formula="of:=[.P130]/([.A130]*1000000000000)*1000000" office:value-type="float" office:value="0.0849412389039528" calcext:value-type="float">
            <text:p>8.49E-02</text:p>
          </table:table-cell>
          <table:table-cell office:value-type="float" office:value="-1.69893" calcext:value-type="float">
            <text:p>-1.69893</text:p>
          </table:table-cell>
          <table:table-cell office:value-type="float" office:value="1.6244" calcext:value-type="float">
            <text:p>1.6244</text:p>
          </table:table-cell>
          <table:table-cell table:style-name="ce2" table:formula="of:=1-13.8*13.8*1E+030/([.B130]*[.B130]+1/9.3/9.3*1E+030)" office:value-type="float" office:value="0.612756620296002" calcext:value-type="float">
            <text:p>0.6127566203</text:p>
          </table:table-cell>
          <table:table-cell table:style-name="ce2" table:formula="of:=13.8*13.8/9.3*1E+045/[.B130]/([.B130]*[.B130]+1/9.3/9.3*1E+030)" office:value-type="float" office:value="0.00187766915928539" calcext:value-type="float">
            <text:p>0.0018776692</text:p>
          </table:table-cell>
          <table:table-cell table:formula="of:=[.B130]/[.P130]" office:value-type="float" office:value="73970963.7892649" calcext:value-type="float">
            <text:p>73970963.7892649</text:p>
          </table:table-cell>
          <table:table-cell table:formula="of:=[.H130]*SQRT(0.5)" office:value-type="float" office:value="52305370.1062937" calcext:value-type="float">
            <text:p>52305370.1062937</text:p>
          </table:table-cell>
          <table:table-cell table:formula="of:=-[.H130]*0.5" office:value-type="float" office:value="-36985481.8946324" calcext:value-type="float">
            <text:p>-36985481.8946324</text:p>
          </table:table-cell>
          <table:table-cell table:formula="of:=[.H130]*SQRT(3)/2" office:value-type="float" office:value="64060733.7839222" calcext:value-type="float">
            <text:p>64060733.7839222</text:p>
          </table:table-cell>
          <table:table-cell table:formula="of:=([.B130]/[.P130])*SQRT(SQRT(([.D130]*[.D130]+[.E130]*[.E130])/((1+[.D130])*(1+[.D130])+[.E130]*[.E130])))*COS((ATAN([.E130]/[.D130])-ATAN([.E130]/(1+[.D130])))/2)" office:value-type="float" office:value="83569264.0801141" calcext:value-type="float">
            <text:p>83569264.0801141</text:p>
          </table:table-cell>
          <table:table-cell table:style-name="ce2" table:formula="of:=([.B130]/[.P130])*SQRT(SQRT(([.D130]*[.D130]+[.E130]*[.E130])/((1+[.D130])*(1+[.D130])+[.E130]*[.E130])))*SIN((ATAN([.E130]/[.D130])-ATAN([.E130]/(1+[.D130])))/2)" office:value-type="float" office:value="17005377.9902963" calcext:value-type="float">
            <text:p>17005377.9902963</text:p>
          </table:table-cell>
          <table:table-cell table:formula="of:=([.B130]/[.P130])*SQRT(SQRT(([.F130]*[.F130]+[.G130]*[.G130])/((1+[.F130])*(1+[.F130])+[.G130]*[.G130])))*COS((ATAN([.G130]/[.F130])-ATAN([.G130]/(1+[.F130])))/2)" office:value-type="float" office:value="45595453.8560874" calcext:value-type="float">
            <text:p>45595453.8560874</text:p>
          </table:table-cell>
          <table:table-cell table:style-name="ce2" table:formula="of:=([.B130]/[.P130])*SQRT(SQRT(([.F130]*[.F130]+[.G130]*[.G130])/((1+[.F130])*(1+[.F130])+[.G130]*[.G130])))*SIN((ATAN([.G130]/[.F130])-ATAN([.G130]/(1+[.F130])))/2)" office:value-type="float" office:value="43316.3479447184" calcext:value-type="float">
            <text:p>43316.347944718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488.37" calcext:value-type="float">
            <text:p>3488.37</text:p>
          </table:table-cell>
          <table:table-cell table:style-name="ce1" table:formula="of:=[.A131]*1000000000000*2*PI()" office:value-type="float" office:value="2.19180751300061E+016" calcext:value-type="float">
            <text:p>2.19E+16</text:p>
          </table:table-cell>
          <table:table-cell table:style-name="ce1" table:formula="of:=[.P131]/([.A131]*1000000000000)*1000000" office:value-type="float" office:value="0.0859405561910004" calcext:value-type="float">
            <text:p>8.59E-02</text:p>
          </table:table-cell>
          <table:table-cell office:value-type="float" office:value="-1.71721" calcext:value-type="float">
            <text:p>-1.71721</text:p>
          </table:table-cell>
          <table:table-cell office:value-type="float" office:value="1.64268" calcext:value-type="float">
            <text:p>1.64268</text:p>
          </table:table-cell>
          <table:table-cell table:style-name="ce2" table:formula="of:=1-13.8*13.8*1E+030/([.B131]*[.B131]+1/9.3/9.3*1E+030)" office:value-type="float" office:value="0.603591554959757" calcext:value-type="float">
            <text:p>0.603591555</text:p>
          </table:table-cell>
          <table:table-cell table:style-name="ce2" table:formula="of:=13.8*13.8/9.3*1E+045/[.B131]/([.B131]*[.B131]+1/9.3/9.3*1E+030)" office:value-type="float" office:value="0.00194472204926738" calcext:value-type="float">
            <text:p>0.001944722</text:p>
          </table:table-cell>
          <table:table-cell table:formula="of:=[.B131]/[.P131]" office:value-type="float" office:value="73110828.992256" calcext:value-type="float">
            <text:p>73110828.992256</text:p>
          </table:table-cell>
          <table:table-cell table:formula="of:=[.H131]*SQRT(0.5)" office:value-type="float" office:value="51697162.9585943" calcext:value-type="float">
            <text:p>51697162.9585943</text:p>
          </table:table-cell>
          <table:table-cell table:formula="of:=-[.H131]*0.5" office:value-type="float" office:value="-36555414.496128" calcext:value-type="float">
            <text:p>-36555414.496128</text:p>
          </table:table-cell>
          <table:table-cell table:formula="of:=[.H131]*SQRT(3)/2" office:value-type="float" office:value="63315835.1990336" calcext:value-type="float">
            <text:p>63315835.1990336</text:p>
          </table:table-cell>
          <table:table-cell table:formula="of:=([.B131]/[.P131])*SQRT(SQRT(([.D131]*[.D131]+[.E131]*[.E131])/((1+[.D131])*(1+[.D131])+[.E131]*[.E131])))*COS((ATAN([.E131]/[.D131])-ATAN([.E131]/(1+[.D131])))/2)" office:value-type="float" office:value="82538037.5477681" calcext:value-type="float">
            <text:p>82538037.5477681</text:p>
          </table:table-cell>
          <table:table-cell table:style-name="ce2" table:formula="of:=([.B131]/[.P131])*SQRT(SQRT(([.D131]*[.D131]+[.E131]*[.E131])/((1+[.D131])*(1+[.D131])+[.E131]*[.E131])))*SIN((ATAN([.E131]/[.D131])-ATAN([.E131]/(1+[.D131])))/2)" office:value-type="float" office:value="16555801.6403296" calcext:value-type="float">
            <text:p>16555801.6403296</text:p>
          </table:table-cell>
          <table:table-cell table:formula="of:=([.B131]/[.P131])*SQRT(SQRT(([.F131]*[.F131]+[.G131]*[.G131])/((1+[.F131])*(1+[.F131])+[.G131]*[.G131])))*COS((ATAN([.G131]/[.F131])-ATAN([.G131]/(1+[.F131])))/2)" office:value-type="float" office:value="44854617.1063454" calcext:value-type="float">
            <text:p>44854617.1063454</text:p>
          </table:table-cell>
          <table:table-cell table:style-name="ce2" table:formula="of:=([.B131]/[.P131])*SQRT(SQRT(([.F131]*[.F131]+[.G131]*[.G131])/((1+[.F131])*(1+[.F131])+[.G131]*[.G131])))*SIN((ATAN([.G131]/[.F131])-ATAN([.G131]/(1+[.F131])))/2)" office:value-type="float" office:value="45060.4625921676" calcext:value-type="float">
            <text:p>45060.462592167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448.28" calcext:value-type="float">
            <text:p>3448.28</text:p>
          </table:table-cell>
          <table:table-cell table:style-name="ce1" table:formula="of:=[.A132]*1000000000000*2*PI()" office:value-type="float" office:value="2.16661822310412E+016" calcext:value-type="float">
            <text:p>2.17E+16</text:p>
          </table:table-cell>
          <table:table-cell table:style-name="ce1" table:formula="of:=[.P132]/([.A132]*1000000000000)*1000000" office:value-type="float" office:value="0.0869397084923498" calcext:value-type="float">
            <text:p>8.69E-02</text:p>
          </table:table-cell>
          <table:table-cell office:value-type="float" office:value="-1.74038" calcext:value-type="float">
            <text:p>-1.74038</text:p>
          </table:table-cell>
          <table:table-cell office:value-type="float" office:value="1.66365" calcext:value-type="float">
            <text:p>1.66365</text:p>
          </table:table-cell>
          <table:table-cell table:style-name="ce2" table:formula="of:=1-13.8*13.8*1E+030/([.B132]*[.B132]+1/9.3/9.3*1E+030)" office:value-type="float" office:value="0.594320845019935" calcext:value-type="float">
            <text:p>0.594320845</text:p>
          </table:table-cell>
          <table:table-cell table:style-name="ce2" table:formula="of:=13.8*13.8/9.3*1E+045/[.B132]/([.B132]*[.B132]+1/9.3/9.3*1E+030)" office:value-type="float" office:value="0.00201334106991351" calcext:value-type="float">
            <text:p>0.0020133411</text:p>
          </table:table-cell>
          <table:table-cell table:formula="of:=[.B132]/[.P132]" office:value-type="float" office:value="72270604.7229554" calcext:value-type="float">
            <text:p>72270604.7229554</text:p>
          </table:table-cell>
          <table:table-cell table:formula="of:=[.H132]*SQRT(0.5)" office:value-type="float" office:value="51103034.6800543" calcext:value-type="float">
            <text:p>51103034.6800543</text:p>
          </table:table-cell>
          <table:table-cell table:formula="of:=-[.H132]*0.5" office:value-type="float" office:value="-36135302.3614777" calcext:value-type="float">
            <text:p>-36135302.3614777</text:p>
          </table:table-cell>
          <table:table-cell table:formula="of:=[.H132]*SQRT(3)/2" office:value-type="float" office:value="62588179.636943" calcext:value-type="float">
            <text:p>62588179.636943</text:p>
          </table:table-cell>
          <table:table-cell table:formula="of:=([.B132]/[.P132])*SQRT(SQRT(([.D132]*[.D132]+[.E132]*[.E132])/((1+[.D132])*(1+[.D132])+[.E132]*[.E132])))*COS((ATAN([.E132]/[.D132])-ATAN([.E132]/(1+[.D132])))/2)" office:value-type="float" office:value="81532252.5308307" calcext:value-type="float">
            <text:p>81532252.5308307</text:p>
          </table:table-cell>
          <table:table-cell table:style-name="ce2" table:formula="of:=([.B132]/[.P132])*SQRT(SQRT(([.D132]*[.D132]+[.E132]*[.E132])/((1+[.D132])*(1+[.D132])+[.E132]*[.E132])))*SIN((ATAN([.E132]/[.D132])-ATAN([.E132]/(1+[.D132])))/2)" office:value-type="float" office:value="16070348.0818057" calcext:value-type="float">
            <text:p>16070348.0818057</text:p>
          </table:table-cell>
          <table:table-cell table:formula="of:=([.B132]/[.P132])*SQRT(SQRT(([.F132]*[.F132]+[.G132]*[.G132])/((1+[.F132])*(1+[.F132])+[.G132]*[.G132])))*COS((ATAN([.G132]/[.F132])-ATAN([.G132]/(1+[.F132])))/2)" office:value-type="float" office:value="44125042.3972213" calcext:value-type="float">
            <text:p>44125042.3972213</text:p>
          </table:table-cell>
          <table:table-cell table:style-name="ce2" table:formula="of:=([.B132]/[.P132])*SQRT(SQRT(([.F132]*[.F132]+[.G132]*[.G132])/((1+[.F132])*(1+[.F132])+[.G132]*[.G132])))*SIN((ATAN([.G132]/[.F132])-ATAN([.G132]/(1+[.F132])))/2)" office:value-type="float" office:value="46878.4730871603" calcext:value-type="float">
            <text:p>46878.473087160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409.09" calcext:value-type="float">
            <text:p>3409.09</text:p>
          </table:table-cell>
          <table:table-cell table:style-name="ce1" table:formula="of:=[.A133]*1000000000000*2*PI()" office:value-type="float" office:value="2.14199441988529E+016" calcext:value-type="float">
            <text:p>2.14E+16</text:p>
          </table:table-cell>
          <table:table-cell table:style-name="ce1" table:formula="of:=[.P133]/([.A133]*1000000000000)*1000000" office:value-type="float" office:value="0.0879391444637719" calcext:value-type="float">
            <text:p>8.79E-02</text:p>
          </table:table-cell>
          <table:table-cell office:value-type="float" office:value="-1.76742" calcext:value-type="float">
            <text:p>-1.76742</text:p>
          </table:table-cell>
          <table:table-cell office:value-type="float" office:value="1.68846" calcext:value-type="float">
            <text:p>1.68846</text:p>
          </table:table-cell>
          <table:table-cell table:style-name="ce2" table:formula="of:=1-13.8*13.8*1E+030/([.B133]*[.B133]+1/9.3/9.3*1E+030)" office:value-type="float" office:value="0.584940308857852" calcext:value-type="float">
            <text:p>0.5849403089</text:p>
          </table:table-cell>
          <table:table-cell table:style-name="ce2" table:formula="of:=13.8*13.8/9.3*1E+045/[.B133]/([.B133]*[.B133]+1/9.3/9.3*1E+030)" office:value-type="float" office:value="0.00208357565743566" calcext:value-type="float">
            <text:p>0.0020835757</text:p>
          </table:table-cell>
          <table:table-cell table:formula="of:=[.B133]/[.P133]" office:value-type="float" office:value="71449243.0588527" calcext:value-type="float">
            <text:p>71449243.0588527</text:p>
          </table:table-cell>
          <table:table-cell table:formula="of:=[.H133]*SQRT(0.5)" office:value-type="float" office:value="50522244.2775606" calcext:value-type="float">
            <text:p>50522244.2775606</text:p>
          </table:table-cell>
          <table:table-cell table:formula="of:=-[.H133]*0.5" office:value-type="float" office:value="-35724621.5294264" calcext:value-type="float">
            <text:p>-35724621.5294264</text:p>
          </table:table-cell>
          <table:table-cell table:formula="of:=[.H133]*SQRT(3)/2" office:value-type="float" office:value="61876859.5701354" calcext:value-type="float">
            <text:p>61876859.5701354</text:p>
          </table:table-cell>
          <table:table-cell table:formula="of:=([.B133]/[.P133])*SQRT(SQRT(([.D133]*[.D133]+[.E133]*[.E133])/((1+[.D133])*(1+[.D133])+[.E133]*[.E133])))*COS((ATAN([.E133]/[.D133])-ATAN([.E133]/(1+[.D133])))/2)" office:value-type="float" office:value="80535316.1029327" calcext:value-type="float">
            <text:p>80535316.1029327</text:p>
          </table:table-cell>
          <table:table-cell table:style-name="ce2" table:formula="of:=([.B133]/[.P133])*SQRT(SQRT(([.D133]*[.D133]+[.E133]*[.E133])/((1+[.D133])*(1+[.D133])+[.E133]*[.E133])))*SIN((ATAN([.E133]/[.D133])-ATAN([.E133]/(1+[.D133])))/2)" office:value-type="float" office:value="15557242.3982558" calcext:value-type="float">
            <text:p>15557242.3982558</text:p>
          </table:table-cell>
          <table:table-cell table:formula="of:=([.B133]/[.P133])*SQRT(SQRT(([.F133]*[.F133]+[.G133]*[.G133])/((1+[.F133])*(1+[.F133])+[.G133]*[.G133])))*COS((ATAN([.G133]/[.F133])-ATAN([.G133]/(1+[.F133])))/2)" office:value-type="float" office:value="43405810.2584781" calcext:value-type="float">
            <text:p>43405810.2584781</text:p>
          </table:table-cell>
          <table:table-cell table:style-name="ce2" table:formula="of:=([.B133]/[.P133])*SQRT(SQRT(([.F133]*[.F133]+[.G133]*[.G133])/((1+[.F133])*(1+[.F133])+[.G133]*[.G133])))*SIN((ATAN([.G133]/[.F133])-ATAN([.G133]/(1+[.F133])))/2)" office:value-type="float" office:value="48775.3173804611" calcext:value-type="float">
            <text:p>48775.31738046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370.79" calcext:value-type="float">
            <text:p>3370.79</text:p>
          </table:table-cell>
          <table:table-cell table:style-name="ce1" table:formula="of:=[.A134]*1000000000000*2*PI()" office:value-type="float" office:value="2.11792982015879E+016" calcext:value-type="float">
            <text:p>2.12E+16</text:p>
          </table:table-cell>
          <table:table-cell table:style-name="ce1" table:formula="of:=[.P134]/([.A134]*1000000000000)*1000000" office:value-type="float" office:value="0.0889383373037181" calcext:value-type="float">
            <text:p>8.89E-02</text:p>
          </table:table-cell>
          <table:table-cell office:value-type="float" office:value="-1.79525" calcext:value-type="float">
            <text:p>-1.79525</text:p>
          </table:table-cell>
          <table:table-cell office:value-type="float" office:value="1.71288" calcext:value-type="float">
            <text:p>1.71288</text:p>
          </table:table-cell>
          <table:table-cell table:style-name="ce2" table:formula="of:=1-13.8*13.8*1E+030/([.B134]*[.B134]+1/9.3/9.3*1E+030)" office:value-type="float" office:value="0.575454884787759" calcext:value-type="float">
            <text:p>0.5754548848</text:p>
          </table:table-cell>
          <table:table-cell table:style-name="ce2" table:formula="of:=13.8*13.8/9.3*1E+045/[.B134]/([.B134]*[.B134]+1/9.3/9.3*1E+030)" office:value-type="float" office:value="0.00215540722614645" calcext:value-type="float">
            <text:p>0.0021554072</text:p>
          </table:table-cell>
          <table:table-cell table:formula="of:=[.B134]/[.P134]" office:value-type="float" office:value="70646534.4154452" calcext:value-type="float">
            <text:p>70646534.4154452</text:p>
          </table:table-cell>
          <table:table-cell table:formula="of:=[.H134]*SQRT(0.5)" office:value-type="float" office:value="49954643.5524901" calcext:value-type="float">
            <text:p>49954643.5524901</text:p>
          </table:table-cell>
          <table:table-cell table:formula="of:=-[.H134]*0.5" office:value-type="float" office:value="-35323267.2077226" calcext:value-type="float">
            <text:p>-35323267.2077226</text:p>
          </table:table-cell>
          <table:table-cell table:formula="of:=[.H134]*SQRT(3)/2" office:value-type="float" office:value="61181693.4931071" calcext:value-type="float">
            <text:p>61181693.4931071</text:p>
          </table:table-cell>
          <table:table-cell table:formula="of:=([.B134]/[.P134])*SQRT(SQRT(([.D134]*[.D134]+[.E134]*[.E134])/((1+[.D134])*(1+[.D134])+[.E134]*[.E134])))*COS((ATAN([.E134]/[.D134])-ATAN([.E134]/(1+[.D134])))/2)" office:value-type="float" office:value="79565969.9222127" calcext:value-type="float">
            <text:p>79565969.9222127</text:p>
          </table:table-cell>
          <table:table-cell table:style-name="ce2" table:formula="of:=([.B134]/[.P134])*SQRT(SQRT(([.D134]*[.D134]+[.E134]*[.E134])/((1+[.D134])*(1+[.D134])+[.E134]*[.E134])))*SIN((ATAN([.E134]/[.D134])-ATAN([.E134]/(1+[.D134])))/2)" office:value-type="float" office:value="15063421.7164574" calcext:value-type="float">
            <text:p>15063421.7164574</text:p>
          </table:table-cell>
          <table:table-cell table:formula="of:=([.B134]/[.P134])*SQRT(SQRT(([.F134]*[.F134]+[.G134]*[.G134])/((1+[.F134])*(1+[.F134])+[.G134]*[.G134])))*COS((ATAN([.G134]/[.F134])-ATAN([.G134]/(1+[.F134])))/2)" office:value-type="float" office:value="42696721.6639192" calcext:value-type="float">
            <text:p>42696721.6639192</text:p>
          </table:table-cell>
          <table:table-cell table:style-name="ce2" table:formula="of:=([.B134]/[.P134])*SQRT(SQRT(([.F134]*[.F134]+[.G134]*[.G134])/((1+[.F134])*(1+[.F134])+[.G134]*[.G134])))*SIN((ATAN([.G134]/[.F134])-ATAN([.G134]/(1+[.F134])))/2)" office:value-type="float" office:value="50754.4093394994" calcext:value-type="float">
            <text:p>50754.409339499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333.33" calcext:value-type="float">
            <text:p>3333.33</text:p>
          </table:table-cell>
          <table:table-cell table:style-name="ce1" table:formula="of:=[.A135]*1000000000000*2*PI()" office:value-type="float" office:value="2.09439300799809E+016" calcext:value-type="float">
            <text:p>2.09E+16</text:p>
          </table:table-cell>
          <table:table-cell table:style-name="ce1" table:formula="of:=[.P135]/([.A135]*1000000000000)*1000000" office:value-type="float" office:value="0.0899378273378274" calcext:value-type="float">
            <text:p>8.99E-02</text:p>
          </table:table-cell>
          <table:table-cell office:value-type="float" office:value="-1.8249" calcext:value-type="float">
            <text:p>-1.8249</text:p>
          </table:table-cell>
          <table:table-cell office:value-type="float" office:value="1.73964" calcext:value-type="float">
            <text:p>1.73964</text:p>
          </table:table-cell>
          <table:table-cell table:style-name="ce2" table:formula="of:=1-13.8*13.8*1E+030/([.B135]*[.B135]+1/9.3/9.3*1E+030)" office:value-type="float" office:value="0.565859435123772" calcext:value-type="float">
            <text:p>0.5658594351</text:p>
          </table:table-cell>
          <table:table-cell table:style-name="ce2" table:formula="of:=13.8*13.8/9.3*1E+045/[.B135]/([.B135]*[.B135]+1/9.3/9.3*1E+030)" office:value-type="float" office:value="0.0022288930965305" calcext:value-type="float">
            <text:p>0.0022288931</text:p>
          </table:table-cell>
          <table:table-cell table:formula="of:=[.B135]/[.P135]" office:value-type="float" office:value="69861430.8702219" calcext:value-type="float">
            <text:p>69861430.8702219</text:p>
          </table:table-cell>
          <table:table-cell table:formula="of:=[.H135]*SQRT(0.5)" office:value-type="float" office:value="49399491.5117291" calcext:value-type="float">
            <text:p>49399491.5117291</text:p>
          </table:table-cell>
          <table:table-cell table:formula="of:=-[.H135]*0.5" office:value-type="float" office:value="-34930715.4351109" calcext:value-type="float">
            <text:p>-34930715.4351109</text:p>
          </table:table-cell>
          <table:table-cell table:formula="of:=[.H135]*SQRT(3)/2" office:value-type="float" office:value="60501773.8783426" calcext:value-type="float">
            <text:p>60501773.8783426</text:p>
          </table:table-cell>
          <table:table-cell table:formula="of:=([.B135]/[.P135])*SQRT(SQRT(([.D135]*[.D135]+[.E135]*[.E135])/((1+[.D135])*(1+[.D135])+[.E135]*[.E135])))*COS((ATAN([.E135]/[.D135])-ATAN([.E135]/(1+[.D135])))/2)" office:value-type="float" office:value="78606655.4668249" calcext:value-type="float">
            <text:p>78606655.4668249</text:p>
          </table:table-cell>
          <table:table-cell table:style-name="ce2" table:formula="of:=([.B135]/[.P135])*SQRT(SQRT(([.D135]*[.D135]+[.E135]*[.E135])/((1+[.D135])*(1+[.D135])+[.E135]*[.E135])))*SIN((ATAN([.E135]/[.D135])-ATAN([.E135]/(1+[.D135])))/2)" office:value-type="float" office:value="14569512.1318302" calcext:value-type="float">
            <text:p>14569512.1318302</text:p>
          </table:table-cell>
          <table:table-cell table:formula="of:=([.B135]/[.P135])*SQRT(SQRT(([.F135]*[.F135]+[.G135]*[.G135])/((1+[.F135])*(1+[.F135])+[.G135]*[.G135])))*COS((ATAN([.G135]/[.F135])-ATAN([.G135]/(1+[.F135])))/2)" office:value-type="float" office:value="41996828.1907145" calcext:value-type="float">
            <text:p>41996828.1907145</text:p>
          </table:table-cell>
          <table:table-cell table:style-name="ce2" table:formula="of:=([.B135]/[.P135])*SQRT(SQRT(([.F135]*[.F135]+[.G135]*[.G135])/((1+[.F135])*(1+[.F135])+[.G135]*[.G135])))*SIN((ATAN([.G135]/[.F135])-ATAN([.G135]/(1+[.F135])))/2)" office:value-type="float" office:value="52821.5666291551" calcext:value-type="float">
            <text:p>52821.56662915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296.7" calcext:value-type="float">
            <text:p>3296.7</text:p>
          </table:table-cell>
          <table:table-cell table:style-name="ce1" table:formula="of:=[.A136]*1000000000000*2*PI()" office:value-type="float" office:value="2.07137770021789E+016" calcext:value-type="float">
            <text:p>2.07E+16</text:p>
          </table:table-cell>
          <table:table-cell table:style-name="ce1" table:formula="of:=[.P136]/([.A136]*1000000000000)*1000000" office:value-type="float" office:value="0.0909371365304699" calcext:value-type="float">
            <text:p>9.09E-02</text:p>
          </table:table-cell>
          <table:table-cell office:value-type="float" office:value="-1.8516" calcext:value-type="float">
            <text:p>-1.8516</text:p>
          </table:table-cell>
          <table:table-cell office:value-type="float" office:value="1.7622" calcext:value-type="float">
            <text:p>1.7622</text:p>
          </table:table-cell>
          <table:table-cell table:style-name="ce2" table:formula="of:=1-13.8*13.8*1E+030/([.B136]*[.B136]+1/9.3/9.3*1E+030)" office:value-type="float" office:value="0.55615853082814" calcext:value-type="float">
            <text:p>0.5561585308</text:p>
          </table:table-cell>
          <table:table-cell table:style-name="ce2" table:formula="of:=13.8*13.8/9.3*1E+045/[.B136]/([.B136]*[.B136]+1/9.3/9.3*1E+030)" office:value-type="float" office:value="0.0023040167494921" calcext:value-type="float">
            <text:p>0.0023040167</text:p>
          </table:table-cell>
          <table:table-cell table:formula="of:=[.B136]/[.P136]" office:value-type="float" office:value="69093722.838681" calcext:value-type="float">
            <text:p>69093722.838681</text:p>
          </table:table-cell>
          <table:table-cell table:formula="of:=[.H136]*SQRT(0.5)" office:value-type="float" office:value="48856639.9566551" calcext:value-type="float">
            <text:p>48856639.9566551</text:p>
          </table:table-cell>
          <table:table-cell table:formula="of:=-[.H136]*0.5" office:value-type="float" office:value="-34546861.4193405" calcext:value-type="float">
            <text:p>-34546861.4193405</text:p>
          </table:table-cell>
          <table:table-cell table:formula="of:=[.H136]*SQRT(3)/2" office:value-type="float" office:value="59836919.2203388" calcext:value-type="float">
            <text:p>59836919.2203388</text:p>
          </table:table-cell>
          <table:table-cell table:formula="of:=([.B136]/[.P136])*SQRT(SQRT(([.D136]*[.D136]+[.E136]*[.E136])/((1+[.D136])*(1+[.D136])+[.E136]*[.E136])))*COS((ATAN([.E136]/[.D136])-ATAN([.E136]/(1+[.D136])))/2)" office:value-type="float" office:value="77685710.6648569" calcext:value-type="float">
            <text:p>77685710.6648569</text:p>
          </table:table-cell>
          <table:table-cell table:style-name="ce2" table:formula="of:=([.B136]/[.P136])*SQRT(SQRT(([.D136]*[.D136]+[.E136]*[.E136])/((1+[.D136])*(1+[.D136])+[.E136]*[.E136])))*SIN((ATAN([.E136]/[.D136])-ATAN([.E136]/(1+[.D136])))/2)" office:value-type="float" office:value="14135060.8858609" calcext:value-type="float">
            <text:p>14135060.8858609</text:p>
          </table:table-cell>
          <table:table-cell table:formula="of:=([.B136]/[.P136])*SQRT(SQRT(([.F136]*[.F136]+[.G136]*[.G136])/((1+[.F136])*(1+[.F136])+[.G136]*[.G136])))*COS((ATAN([.G136]/[.F136])-ATAN([.G136]/(1+[.F136])))/2)" office:value-type="float" office:value="41305912.1279113" calcext:value-type="float">
            <text:p>41305912.1279113</text:p>
          </table:table-cell>
          <table:table-cell table:style-name="ce2" table:formula="of:=([.B136]/[.P136])*SQRT(SQRT(([.F136]*[.F136]+[.G136]*[.G136])/((1+[.F136])*(1+[.F136])+[.G136]*[.G136])))*SIN((ATAN([.G136]/[.F136])-ATAN([.G136]/(1+[.F136])))/2)" office:value-type="float" office:value="54980.9169782241" calcext:value-type="float">
            <text:p>54980.91697822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260.87" calcext:value-type="float">
            <text:p>3260.87</text:p>
          </table:table-cell>
          <table:table-cell table:style-name="ce1" table:formula="of:=[.A137]*1000000000000*2*PI()" office:value-type="float" office:value="2.04886504726227E+016" calcext:value-type="float">
            <text:p>2.05E+16</text:p>
          </table:table-cell>
          <table:table-cell table:style-name="ce1" table:formula="of:=[.P137]/([.A137]*1000000000000)*1000000" office:value-type="float" office:value="0.0919363415284878" calcext:value-type="float">
            <text:p>9.19E-02</text:p>
          </table:table-cell>
          <table:table-cell office:value-type="float" office:value="-1.88174" calcext:value-type="float">
            <text:p>-1.88174</text:p>
          </table:table-cell>
          <table:table-cell office:value-type="float" office:value="1.78932" calcext:value-type="float">
            <text:p>1.78932</text:p>
          </table:table-cell>
          <table:table-cell table:style-name="ce2" table:formula="of:=1-13.8*13.8*1E+030/([.B137]*[.B137]+1/9.3/9.3*1E+030)" office:value-type="float" office:value="0.546351474080478" calcext:value-type="float">
            <text:p>0.5463514741</text:p>
          </table:table-cell>
          <table:table-cell table:style-name="ce2" table:formula="of:=13.8*13.8/9.3*1E+045/[.B137]/([.B137]*[.B137]+1/9.3/9.3*1E+030)" office:value-type="float" office:value="0.0023808015786289" calcext:value-type="float">
            <text:p>0.0023808016</text:p>
          </table:table-cell>
          <table:table-cell table:formula="of:=[.B137]/[.P137]" office:value-type="float" office:value="68342781.5673158" calcext:value-type="float">
            <text:p>68342781.5673158</text:p>
          </table:table-cell>
          <table:table-cell table:formula="of:=[.H137]*SQRT(0.5)" office:value-type="float" office:value="48325644.2914" calcext:value-type="float">
            <text:p>48325644.2914</text:p>
          </table:table-cell>
          <table:table-cell table:formula="of:=-[.H137]*0.5" office:value-type="float" office:value="-34171390.7836579" calcext:value-type="float">
            <text:p>-34171390.7836579</text:p>
          </table:table-cell>
          <table:table-cell table:formula="of:=[.H137]*SQRT(3)/2" office:value-type="float" office:value="59186585.0025864" calcext:value-type="float">
            <text:p>59186585.0025864</text:p>
          </table:table-cell>
          <table:table-cell table:formula="of:=([.B137]/[.P137])*SQRT(SQRT(([.D137]*[.D137]+[.E137]*[.E137])/((1+[.D137])*(1+[.D137])+[.E137]*[.E137])))*COS((ATAN([.E137]/[.D137])-ATAN([.E137]/(1+[.D137])))/2)" office:value-type="float" office:value="76765070.6978889" calcext:value-type="float">
            <text:p>76765070.6978889</text:p>
          </table:table-cell>
          <table:table-cell table:style-name="ce2" table:formula="of:=([.B137]/[.P137])*SQRT(SQRT(([.D137]*[.D137]+[.E137]*[.E137])/((1+[.D137])*(1+[.D137])+[.E137]*[.E137])))*SIN((ATAN([.E137]/[.D137])-ATAN([.E137]/(1+[.D137])))/2)" office:value-type="float" office:value="13680166.3113796" calcext:value-type="float">
            <text:p>13680166.3113796</text:p>
          </table:table-cell>
          <table:table-cell table:formula="of:=([.B137]/[.P137])*SQRT(SQRT(([.F137]*[.F137]+[.G137]*[.G137])/((1+[.F137])*(1+[.F137])+[.G137]*[.G137])))*COS((ATAN([.G137]/[.F137])-ATAN([.G137]/(1+[.F137])))/2)" office:value-type="float" office:value="40623372.6909868" calcext:value-type="float">
            <text:p>40623372.6909868</text:p>
          </table:table-cell>
          <table:table-cell table:style-name="ce2" table:formula="of:=([.B137]/[.P137])*SQRT(SQRT(([.F137]*[.F137]+[.G137]*[.G137])/((1+[.F137])*(1+[.F137])+[.G137]*[.G137])))*SIN((ATAN([.G137]/[.F137])-ATAN([.G137]/(1+[.F137])))/2)" office:value-type="float" office:value="57238.0824085044" calcext:value-type="float">
            <text:p>57238.08240850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225.81" calcext:value-type="float">
            <text:p>3225.81</text:p>
          </table:table-cell>
          <table:table-cell table:style-name="ce1" table:formula="of:=[.A138]*1000000000000*2*PI()" office:value-type="float" office:value="2.0268361995753E+016" calcext:value-type="float">
            <text:p>2.03E+16</text:p>
          </table:table-cell>
          <table:table-cell table:style-name="ce1" table:formula="of:=[.P138]/([.A138]*1000000000000)*1000000" office:value-type="float" office:value="0.0929355597508843" calcext:value-type="float">
            <text:p>9.29E-02</text:p>
          </table:table-cell>
          <table:table-cell office:value-type="float" office:value="-1.91112" calcext:value-type="float">
            <text:p>-1.91112</text:p>
          </table:table-cell>
          <table:table-cell office:value-type="float" office:value="1.81378" calcext:value-type="float">
            <text:p>1.81378</text:p>
          </table:table-cell>
          <table:table-cell table:style-name="ce2" table:formula="of:=1-13.8*13.8*1E+030/([.B138]*[.B138]+1/9.3/9.3*1E+030)" office:value-type="float" office:value="0.536437127447164" calcext:value-type="float">
            <text:p>0.5364371274</text:p>
          </table:table-cell>
          <table:table-cell table:style-name="ce2" table:formula="of:=13.8*13.8/9.3*1E+045/[.B138]/([.B138]*[.B138]+1/9.3/9.3*1E+030)" office:value-type="float" office:value="0.00245927471481988" calcext:value-type="float">
            <text:p>0.0024592747</text:p>
          </table:table-cell>
          <table:table-cell table:formula="of:=[.B138]/[.P138]" office:value-type="float" office:value="67607978.3026196" calcext:value-type="float">
            <text:p>67607978.3026196</text:p>
          </table:table-cell>
          <table:table-cell table:formula="of:=[.H138]*SQRT(0.5)" office:value-type="float" office:value="47806059.9200953" calcext:value-type="float">
            <text:p>47806059.9200953</text:p>
          </table:table-cell>
          <table:table-cell table:formula="of:=-[.H138]*0.5" office:value-type="float" office:value="-33803989.1513098" calcext:value-type="float">
            <text:p>-33803989.1513098</text:p>
          </table:table-cell>
          <table:table-cell table:formula="of:=[.H138]*SQRT(3)/2" office:value-type="float" office:value="58550226.7085757" calcext:value-type="float">
            <text:p>58550226.7085757</text:p>
          </table:table-cell>
          <table:table-cell table:formula="of:=([.B138]/[.P138])*SQRT(SQRT(([.D138]*[.D138]+[.E138]*[.E138])/((1+[.D138])*(1+[.D138])+[.E138]*[.E138])))*COS((ATAN([.E138]/[.D138])-ATAN([.E138]/(1+[.D138])))/2)" office:value-type="float" office:value="75878205.7300354" calcext:value-type="float">
            <text:p>75878205.7300354</text:p>
          </table:table-cell>
          <table:table-cell table:style-name="ce2" table:formula="of:=([.B138]/[.P138])*SQRT(SQRT(([.D138]*[.D138]+[.E138]*[.E138])/((1+[.D138])*(1+[.D138])+[.E138]*[.E138])))*SIN((ATAN([.E138]/[.D138])-ATAN([.E138]/(1+[.D138])))/2)" office:value-type="float" office:value="13259978.708924" calcext:value-type="float">
            <text:p>13259978.708924</text:p>
          </table:table-cell>
          <table:table-cell table:formula="of:=([.B138]/[.P138])*SQRT(SQRT(([.F138]*[.F138]+[.G138]*[.G138])/((1+[.F138])*(1+[.F138])+[.G138]*[.G138])))*COS((ATAN([.G138]/[.F138])-ATAN([.G138]/(1+[.F138])))/2)" office:value-type="float" office:value="39948592.9366039" calcext:value-type="float">
            <text:p>39948592.9366039</text:p>
          </table:table-cell>
          <table:table-cell table:style-name="ce2" table:formula="of:=([.B138]/[.P138])*SQRT(SQRT(([.F138]*[.F138]+[.G138]*[.G138])/((1+[.F138])*(1+[.F138])+[.G138]*[.G138])))*SIN((ATAN([.G138]/[.F138])-ATAN([.G138]/(1+[.F138])))/2)" office:value-type="float" office:value="59599.2454237418" calcext:value-type="float">
            <text:p>59599.24542374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191.49" calcext:value-type="float">
            <text:p>3191.49</text:p>
          </table:table-cell>
          <table:table-cell table:style-name="ce1" table:formula="of:=[.A139]*1000000000000*2*PI()" office:value-type="float" office:value="2.00527230760106E+016" calcext:value-type="float">
            <text:p>2.01E+16</text:p>
          </table:table-cell>
          <table:table-cell table:style-name="ce1" table:formula="of:=[.P139]/([.A139]*1000000000000)*1000000" office:value-type="float" office:value="0.0939349513863431" calcext:value-type="float">
            <text:p>9.39E-02</text:p>
          </table:table-cell>
          <table:table-cell office:value-type="float" office:value="-1.94303" calcext:value-type="float">
            <text:p>-1.94303</text:p>
          </table:table-cell>
          <table:table-cell office:value-type="float" office:value="1.83999" calcext:value-type="float">
            <text:p>1.83999</text:p>
          </table:table-cell>
          <table:table-cell table:style-name="ce2" table:formula="of:=1-13.8*13.8*1E+030/([.B139]*[.B139]+1/9.3/9.3*1E+030)" office:value-type="float" office:value="0.526413871881264" calcext:value-type="float">
            <text:p>0.5264138719</text:p>
          </table:table-cell>
          <table:table-cell table:style-name="ce2" table:formula="of:=13.8*13.8/9.3*1E+045/[.B139]/([.B139]*[.B139]+1/9.3/9.3*1E+030)" office:value-type="float" office:value="0.00253946755209421" calcext:value-type="float">
            <text:p>0.0025394676</text:p>
          </table:table-cell>
          <table:table-cell table:formula="of:=[.B139]/[.P139]" office:value-type="float" office:value="66888684.2910858" calcext:value-type="float">
            <text:p>66888684.2910858</text:p>
          </table:table-cell>
          <table:table-cell table:formula="of:=[.H139]*SQRT(0.5)" office:value-type="float" office:value="47297442.2468729" calcext:value-type="float">
            <text:p>47297442.2468729</text:p>
          </table:table-cell>
          <table:table-cell table:formula="of:=-[.H139]*0.5" office:value-type="float" office:value="-33444342.1455429" calcext:value-type="float">
            <text:p>-33444342.1455429</text:p>
          </table:table-cell>
          <table:table-cell table:formula="of:=[.H139]*SQRT(3)/2" office:value-type="float" office:value="57927299.8217974" calcext:value-type="float">
            <text:p>57927299.8217974</text:p>
          </table:table-cell>
          <table:table-cell table:formula="of:=([.B139]/[.P139])*SQRT(SQRT(([.D139]*[.D139]+[.E139]*[.E139])/((1+[.D139])*(1+[.D139])+[.E139]*[.E139])))*COS((ATAN([.E139]/[.D139])-ATAN([.E139]/(1+[.D139])))/2)" office:value-type="float" office:value="75005807.5508206" calcext:value-type="float">
            <text:p>75005807.5508206</text:p>
          </table:table-cell>
          <table:table-cell table:style-name="ce2" table:formula="of:=([.B139]/[.P139])*SQRT(SQRT(([.D139]*[.D139]+[.E139]*[.E139])/((1+[.D139])*(1+[.D139])+[.E139]*[.E139])))*SIN((ATAN([.E139]/[.D139])-ATAN([.E139]/(1+[.D139])))/2)" office:value-type="float" office:value="12837282.3733345" calcext:value-type="float">
            <text:p>12837282.3733345</text:p>
          </table:table-cell>
          <table:table-cell table:formula="of:=([.B139]/[.P139])*SQRT(SQRT(([.F139]*[.F139]+[.G139]*[.G139])/((1+[.F139])*(1+[.F139])+[.G139]*[.G139])))*COS((ATAN([.G139]/[.F139])-ATAN([.G139]/(1+[.F139])))/2)" office:value-type="float" office:value="39280937.8152312" calcext:value-type="float">
            <text:p>39280937.8152312</text:p>
          </table:table-cell>
          <table:table-cell table:style-name="ce2" table:formula="of:=([.B139]/[.P139])*SQRT(SQRT(([.F139]*[.F139]+[.G139]*[.G139])/((1+[.F139])*(1+[.F139])+[.G139]*[.G139])))*SIN((ATAN([.G139]/[.F139])-ATAN([.G139]/(1+[.F139])))/2)" office:value-type="float" office:value="62071.225636954" calcext:value-type="float">
            <text:p>62071.2256369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157.89" calcext:value-type="float">
            <text:p>3157.89</text:p>
          </table:table-cell>
          <table:table-cell table:style-name="ce1" table:formula="of:=[.A140]*1000000000000*2*PI()" office:value-type="float" office:value="1.98416080496893E+016" calcext:value-type="float">
            <text:p>1.98E+16</text:p>
          </table:table-cell>
          <table:table-cell table:style-name="ce1" table:formula="of:=[.P140]/([.A140]*1000000000000)*1000000" office:value-type="float" office:value="0.0949344207682978" calcext:value-type="float">
            <text:p>9.49E-02</text:p>
          </table:table-cell>
          <table:table-cell office:value-type="float" office:value="-1.97754" calcext:value-type="float">
            <text:p>-1.97754</text:p>
          </table:table-cell>
          <table:table-cell office:value-type="float" office:value="1.86798" calcext:value-type="float">
            <text:p>1.86798</text:p>
          </table:table-cell>
          <table:table-cell table:style-name="ce2" table:formula="of:=1-13.8*13.8*1E+030/([.B140]*[.B140]+1/9.3/9.3*1E+030)" office:value-type="float" office:value="0.516282626839543" calcext:value-type="float">
            <text:p>0.5162826268</text:p>
          </table:table-cell>
          <table:table-cell table:style-name="ce2" table:formula="of:=13.8*13.8/9.3*1E+045/[.B140]/([.B140]*[.B140]+1/9.3/9.3*1E+030)" office:value-type="float" office:value="0.00262139140334223" calcext:value-type="float">
            <text:p>0.0026213914</text:p>
          </table:table-cell>
          <table:table-cell table:formula="of:=[.B140]/[.P140]" office:value-type="float" office:value="66184480.3637098" calcext:value-type="float">
            <text:p>66184480.3637098</text:p>
          </table:table-cell>
          <table:table-cell table:formula="of:=[.H140]*SQRT(0.5)" office:value-type="float" office:value="46799494.8744871" calcext:value-type="float">
            <text:p>46799494.8744871</text:p>
          </table:table-cell>
          <table:table-cell table:formula="of:=-[.H140]*0.5" office:value-type="float" office:value="-33092240.1818549" calcext:value-type="float">
            <text:p>-33092240.1818549</text:p>
          </table:table-cell>
          <table:table-cell table:formula="of:=[.H140]*SQRT(3)/2" office:value-type="float" office:value="57317441.331245" calcext:value-type="float">
            <text:p>57317441.331245</text:p>
          </table:table-cell>
          <table:table-cell table:formula="of:=([.B140]/[.P140])*SQRT(SQRT(([.D140]*[.D140]+[.E140]*[.E140])/((1+[.D140])*(1+[.D140])+[.E140]*[.E140])))*COS((ATAN([.E140]/[.D140])-ATAN([.E140]/(1+[.D140])))/2)" office:value-type="float" office:value="74147316.3060473" calcext:value-type="float">
            <text:p>74147316.3060473</text:p>
          </table:table-cell>
          <table:table-cell table:style-name="ce2" table:formula="of:=([.B140]/[.P140])*SQRT(SQRT(([.D140]*[.D140]+[.E140]*[.E140])/((1+[.D140])*(1+[.D140])+[.E140]*[.E140])))*SIN((ATAN([.E140]/[.D140])-ATAN([.E140]/(1+[.D140])))/2)" office:value-type="float" office:value="12413487.9170927" calcext:value-type="float">
            <text:p>12413487.9170927</text:p>
          </table:table-cell>
          <table:table-cell table:formula="of:=([.B140]/[.P140])*SQRT(SQRT(([.F140]*[.F140]+[.G140]*[.G140])/((1+[.F140])*(1+[.F140])+[.G140]*[.G140])))*COS((ATAN([.G140]/[.F140])-ATAN([.G140]/(1+[.F140])))/2)" office:value-type="float" office:value="38619949.8310873" calcext:value-type="float">
            <text:p>38619949.8310873</text:p>
          </table:table-cell>
          <table:table-cell table:style-name="ce2" table:formula="of:=([.B140]/[.P140])*SQRT(SQRT(([.F140]*[.F140]+[.G140]*[.G140])/((1+[.F140])*(1+[.F140])+[.G140]*[.G140])))*SIN((ATAN([.G140]/[.F140])-ATAN([.G140]/(1+[.F140])))/2)" office:value-type="float" office:value="64660.7713039647" calcext:value-type="float">
            <text:p>64660.77130396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125" calcext:value-type="float">
            <text:p>3125</text:p>
          </table:table-cell>
          <table:table-cell table:style-name="ce1" table:formula="of:=[.A141]*1000000000000*2*PI()" office:value-type="float" office:value="1.96349540849362E+016" calcext:value-type="float">
            <text:p>1.96E+16</text:p>
          </table:table-cell>
          <table:table-cell table:style-name="ce1" table:formula="of:=[.P141]/([.A141]*1000000000000)*1000000" office:value-type="float" office:value="0.09593358656" calcext:value-type="float">
            <text:p>9.59E-02</text:p>
          </table:table-cell>
          <table:table-cell office:value-type="float" office:value="-2.01404" calcext:value-type="float">
            <text:p>-2.01404</text:p>
          </table:table-cell>
          <table:table-cell office:value-type="float" office:value="1.89844" calcext:value-type="float">
            <text:p>1.89844</text:p>
          </table:table-cell>
          <table:table-cell table:style-name="ce2" table:formula="of:=1-13.8*13.8*1E+030/([.B141]*[.B141]+1/9.3/9.3*1E+030)" office:value-type="float" office:value="0.506047294519664" calcext:value-type="float">
            <text:p>0.5060472945</text:p>
          </table:table-cell>
          <table:table-cell table:style-name="ce2" table:formula="of:=13.8*13.8/9.3*1E+045/[.B141]/([.B141]*[.B141]+1/9.3/9.3*1E+030)" office:value-type="float" office:value="0.00270503276493112" calcext:value-type="float">
            <text:p>0.0027050328</text:p>
          </table:table-cell>
          <table:table-cell table:formula="of:=[.B141]/[.P141]" office:value-type="float" office:value="65495156.93599" calcext:value-type="float">
            <text:p>65495156.93599</text:p>
          </table:table-cell>
          <table:table-cell table:formula="of:=[.H141]*SQRT(0.5)" office:value-type="float" office:value="46312069.6043157" calcext:value-type="float">
            <text:p>46312069.6043157</text:p>
          </table:table-cell>
          <table:table-cell table:formula="of:=-[.H141]*0.5" office:value-type="float" office:value="-32747578.467995" calcext:value-type="float">
            <text:p>-32747578.467995</text:p>
          </table:table-cell>
          <table:table-cell table:formula="of:=[.H141]*SQRT(3)/2" office:value-type="float" office:value="56720469.7314159" calcext:value-type="float">
            <text:p>56720469.7314159</text:p>
          </table:table-cell>
          <table:table-cell table:formula="of:=([.B141]/[.P141])*SQRT(SQRT(([.D141]*[.D141]+[.E141]*[.E141])/((1+[.D141])*(1+[.D141])+[.E141]*[.E141])))*COS((ATAN([.E141]/[.D141])-ATAN([.E141]/(1+[.D141])))/2)" office:value-type="float" office:value="73296940.9097589" calcext:value-type="float">
            <text:p>73296940.9097589</text:p>
          </table:table-cell>
          <table:table-cell table:style-name="ce2" table:formula="of:=([.B141]/[.P141])*SQRT(SQRT(([.D141]*[.D141]+[.E141]*[.E141])/((1+[.D141])*(1+[.D141])+[.E141]*[.E141])))*SIN((ATAN([.E141]/[.D141])-ATAN([.E141]/(1+[.D141])))/2)" office:value-type="float" office:value="11992173.24117" calcext:value-type="float">
            <text:p>11992173.24117</text:p>
          </table:table-cell>
          <table:table-cell table:formula="of:=([.B141]/[.P141])*SQRT(SQRT(([.F141]*[.F141]+[.G141]*[.G141])/((1+[.F141])*(1+[.F141])+[.G141]*[.G141])))*COS((ATAN([.G141]/[.F141])-ATAN([.G141]/(1+[.F141])))/2)" office:value-type="float" office:value="37965358.3780841" calcext:value-type="float">
            <text:p>37965358.3780841</text:p>
          </table:table-cell>
          <table:table-cell table:style-name="ce2" table:formula="of:=([.B141]/[.P141])*SQRT(SQRT(([.F141]*[.F141]+[.G141]*[.G141])/((1+[.F141])*(1+[.F141])+[.G141]*[.G141])))*SIN((ATAN([.G141]/[.F141])-ATAN([.G141]/(1+[.F141])))/2)" office:value-type="float" office:value="67374.3802154033" calcext:value-type="float">
            <text:p>67374.380215403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092.78" calcext:value-type="float">
            <text:p>3092.78</text:p>
          </table:table-cell>
          <table:table-cell table:style-name="ce1" table:formula="of:=[.A142]*1000000000000*2*PI()" office:value-type="float" office:value="1.94325098543389E+016" calcext:value-type="float">
            <text:p>1.94E+16</text:p>
          </table:table-cell>
          <table:table-cell table:style-name="ce1" table:formula="of:=[.P142]/([.A142]*1000000000000)*1000000" office:value-type="float" office:value="0.0969330046107386" calcext:value-type="float">
            <text:p>9.69E-02</text:p>
          </table:table-cell>
          <table:table-cell office:value-type="float" office:value="-2.04623" calcext:value-type="float">
            <text:p>-2.04623</text:p>
          </table:table-cell>
          <table:table-cell office:value-type="float" office:value="1.92582" calcext:value-type="float">
            <text:p>1.92582</text:p>
          </table:table-cell>
          <table:table-cell table:style-name="ce2" table:formula="of:=1-13.8*13.8*1E+030/([.B142]*[.B142]+1/9.3/9.3*1E+030)" office:value-type="float" office:value="0.495702189527666" calcext:value-type="float">
            <text:p>0.4957021895</text:p>
          </table:table-cell>
          <table:table-cell table:style-name="ce2" table:formula="of:=13.8*13.8/9.3*1E+045/[.B142]/([.B142]*[.B142]+1/9.3/9.3*1E+030)" office:value-type="float" office:value="0.00279045637568135" calcext:value-type="float">
            <text:p>0.0027904564</text:p>
          </table:table-cell>
          <table:table-cell table:formula="of:=[.B142]/[.P142]" office:value-type="float" office:value="64819875.6699173" calcext:value-type="float">
            <text:p>64819875.6699173</text:p>
          </table:table-cell>
          <table:table-cell table:formula="of:=[.H142]*SQRT(0.5)" office:value-type="float" office:value="45834573.6418674" calcext:value-type="float">
            <text:p>45834573.6418674</text:p>
          </table:table-cell>
          <table:table-cell table:formula="of:=-[.H142]*0.5" office:value-type="float" office:value="-32409937.8349586" calcext:value-type="float">
            <text:p>-32409937.8349586</text:p>
          </table:table-cell>
          <table:table-cell table:formula="of:=[.H142]*SQRT(3)/2" office:value-type="float" office:value="56135659.0002972" calcext:value-type="float">
            <text:p>56135659.0002972</text:p>
          </table:table-cell>
          <table:table-cell table:formula="of:=([.B142]/[.P142])*SQRT(SQRT(([.D142]*[.D142]+[.E142]*[.E142])/((1+[.D142])*(1+[.D142])+[.E142]*[.E142])))*COS((ATAN([.E142]/[.D142])-ATAN([.E142]/(1+[.D142])))/2)" office:value-type="float" office:value="72469699.7907168" calcext:value-type="float">
            <text:p>72469699.7907168</text:p>
          </table:table-cell>
          <table:table-cell table:style-name="ce2" table:formula="of:=([.B142]/[.P142])*SQRT(SQRT(([.D142]*[.D142]+[.E142]*[.E142])/((1+[.D142])*(1+[.D142])+[.E142]*[.E142])))*SIN((ATAN([.E142]/[.D142])-ATAN([.E142]/(1+[.D142])))/2)" office:value-type="float" office:value="11622476.7748704" calcext:value-type="float">
            <text:p>11622476.7748704</text:p>
          </table:table-cell>
          <table:table-cell table:formula="of:=([.B142]/[.P142])*SQRT(SQRT(([.F142]*[.F142]+[.G142]*[.G142])/((1+[.F142])*(1+[.F142])+[.G142]*[.G142])))*COS((ATAN([.G142]/[.F142])-ATAN([.G142]/(1+[.F142])))/2)" office:value-type="float" office:value="37316279.8402882" calcext:value-type="float">
            <text:p>37316279.8402882</text:p>
          </table:table-cell>
          <table:table-cell table:style-name="ce2" table:formula="of:=([.B142]/[.P142])*SQRT(SQRT(([.F142]*[.F142]+[.G142]*[.G142])/((1+[.F142])*(1+[.F142])+[.G142]*[.G142])))*SIN((ATAN([.G142]/[.F142])-ATAN([.G142]/(1+[.F142])))/2)" office:value-type="float" office:value="70221.7288294979" calcext:value-type="float">
            <text:p>70221.72882949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061.22" calcext:value-type="float">
            <text:p>3061.22</text:p>
          </table:table-cell>
          <table:table-cell table:style-name="ce1" table:formula="of:=[.A143]*1000000000000*2*PI()" office:value-type="float" office:value="1.92342125260443E+016" calcext:value-type="float">
            <text:p>1.92E+16</text:p>
          </table:table-cell>
          <table:table-cell table:style-name="ce1" table:formula="of:=[.P143]/([.A143]*1000000000000)*1000000" office:value-type="float" office:value="0.097932346580775" calcext:value-type="float">
            <text:p>9.79E-02</text:p>
          </table:table-cell>
          <table:table-cell office:value-type="float" office:value="-2.07468" calcext:value-type="float">
            <text:p>-2.07468</text:p>
          </table:table-cell>
          <table:table-cell office:value-type="float" office:value="1.94936" calcext:value-type="float">
            <text:p>1.94936</text:p>
          </table:table-cell>
          <table:table-cell table:style-name="ce2" table:formula="of:=1-13.8*13.8*1E+030/([.B143]*[.B143]+1/9.3/9.3*1E+030)" office:value-type="float" office:value="0.485250682610989" calcext:value-type="float">
            <text:p>0.4852506826</text:p>
          </table:table-cell>
          <table:table-cell table:style-name="ce2" table:formula="of:=13.8*13.8/9.3*1E+045/[.B143]/([.B143]*[.B143]+1/9.3/9.3*1E+030)" office:value-type="float" office:value="0.0028776529785981" calcext:value-type="float">
            <text:p>0.002877653</text:p>
          </table:table-cell>
          <table:table-cell table:formula="of:=[.B143]/[.P143]" office:value-type="float" office:value="64158426.9809893" calcext:value-type="float">
            <text:p>64158426.9809893</text:p>
          </table:table-cell>
          <table:table-cell table:formula="of:=[.H143]*SQRT(0.5)" office:value-type="float" office:value="45366858.7885195" calcext:value-type="float">
            <text:p>45366858.7885195</text:p>
          </table:table-cell>
          <table:table-cell table:formula="of:=-[.H143]*0.5" office:value-type="float" office:value="-32079213.4904946" calcext:value-type="float">
            <text:p>-32079213.4904946</text:p>
          </table:table-cell>
          <table:table-cell table:formula="of:=[.H143]*SQRT(3)/2" office:value-type="float" office:value="55562827.6323857" calcext:value-type="float">
            <text:p>55562827.6323857</text:p>
          </table:table-cell>
          <table:table-cell table:formula="of:=([.B143]/[.P143])*SQRT(SQRT(([.D143]*[.D143]+[.E143]*[.E143])/((1+[.D143])*(1+[.D143])+[.E143]*[.E143])))*COS((ATAN([.E143]/[.D143])-ATAN([.E143]/(1+[.D143])))/2)" office:value-type="float" office:value="71670968.8406318" calcext:value-type="float">
            <text:p>71670968.8406318</text:p>
          </table:table-cell>
          <table:table-cell table:style-name="ce2" table:formula="of:=([.B143]/[.P143])*SQRT(SQRT(([.D143]*[.D143]+[.E143]*[.E143])/((1+[.D143])*(1+[.D143])+[.E143]*[.E143])))*SIN((ATAN([.E143]/[.D143])-ATAN([.E143]/(1+[.D143])))/2)" office:value-type="float" office:value="11297638.1816987" calcext:value-type="float">
            <text:p>11297638.1816987</text:p>
          </table:table-cell>
          <table:table-cell table:formula="of:=([.B143]/[.P143])*SQRT(SQRT(([.F143]*[.F143]+[.G143]*[.G143])/((1+[.F143])*(1+[.F143])+[.G143]*[.G143])))*COS((ATAN([.G143]/[.F143])-ATAN([.G143]/(1+[.F143])))/2)" office:value-type="float" office:value="36672409.8717251" calcext:value-type="float">
            <text:p>36672409.8717251</text:p>
          </table:table-cell>
          <table:table-cell table:style-name="ce2" table:formula="of:=([.B143]/[.P143])*SQRT(SQRT(([.F143]*[.F143]+[.G143]*[.G143])/((1+[.F143])*(1+[.F143])+[.G143]*[.G143])))*SIN((ATAN([.G143]/[.F143])-ATAN([.G143]/(1+[.F143])))/2)" office:value-type="float" office:value="73210.8144432956" calcext:value-type="float">
            <text:p>73210.81444329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030.3" calcext:value-type="float">
            <text:p>3030.3</text:p>
          </table:table-cell>
          <table:table-cell table:style-name="ce1" table:formula="of:=[.A144]*1000000000000*2*PI()" office:value-type="float" office:value="1.90399364363463E+016" calcext:value-type="float">
            <text:p>1.90E+16</text:p>
          </table:table-cell>
          <table:table-cell table:style-name="ce1" table:formula="of:=[.P144]/([.A144]*1000000000000)*1000000" office:value-type="float" office:value="0.0989316100716101" calcext:value-type="float">
            <text:p>9.89E-02</text:p>
          </table:table-cell>
          <table:table-cell office:value-type="float" office:value="-2.10666" calcext:value-type="float">
            <text:p>-2.10666</text:p>
          </table:table-cell>
          <table:table-cell office:value-type="float" office:value="1.97778" calcext:value-type="float">
            <text:p>1.97778</text:p>
          </table:table-cell>
          <table:table-cell table:style-name="ce2" table:formula="of:=1-13.8*13.8*1E+030/([.B144]*[.B144]+1/9.3/9.3*1E+030)" office:value-type="float" office:value="0.474692824128321" calcext:value-type="float">
            <text:p>0.4746928241</text:p>
          </table:table-cell>
          <table:table-cell table:style-name="ce2" table:formula="of:=13.8*13.8/9.3*1E+045/[.B144]/([.B144]*[.B144]+1/9.3/9.3*1E+030)" office:value-type="float" office:value="0.00296664029082685" calcext:value-type="float">
            <text:p>0.0029666403</text:p>
          </table:table-cell>
          <table:table-cell table:formula="of:=[.B144]/[.P144]" office:value-type="float" office:value="63510391.7002018" calcext:value-type="float">
            <text:p>63510391.7002018</text:p>
          </table:table-cell>
          <table:table-cell table:formula="of:=[.H144]*SQRT(0.5)" office:value-type="float" office:value="44908628.6470265" calcext:value-type="float">
            <text:p>44908628.6470265</text:p>
          </table:table-cell>
          <table:table-cell table:formula="of:=-[.H144]*0.5" office:value-type="float" office:value="-31755195.8501009" calcext:value-type="float">
            <text:p>-31755195.8501009</text:p>
          </table:table-cell>
          <table:table-cell table:formula="of:=[.H144]*SQRT(3)/2" office:value-type="float" office:value="55001612.6166751" calcext:value-type="float">
            <text:p>55001612.6166751</text:p>
          </table:table-cell>
          <table:table-cell table:formula="of:=([.B144]/[.P144])*SQRT(SQRT(([.D144]*[.D144]+[.E144]*[.E144])/((1+[.D144])*(1+[.D144])+[.E144]*[.E144])))*COS((ATAN([.E144]/[.D144])-ATAN([.E144]/(1+[.D144])))/2)" office:value-type="float" office:value="70871048.9259331" calcext:value-type="float">
            <text:p>70871048.9259331</text:p>
          </table:table-cell>
          <table:table-cell table:style-name="ce2" table:formula="of:=([.B144]/[.P144])*SQRT(SQRT(([.D144]*[.D144]+[.E144]*[.E144])/((1+[.D144])*(1+[.D144])+[.E144]*[.E144])))*SIN((ATAN([.E144]/[.D144])-ATAN([.E144]/(1+[.D144])))/2)" office:value-type="float" office:value="10957651.2118737" calcext:value-type="float">
            <text:p>10957651.2118737</text:p>
          </table:table-cell>
          <table:table-cell table:formula="of:=([.B144]/[.P144])*SQRT(SQRT(([.F144]*[.F144]+[.G144]*[.G144])/((1+[.F144])*(1+[.F144])+[.G144]*[.G144])))*COS((ATAN([.G144]/[.F144])-ATAN([.G144]/(1+[.F144])))/2)" office:value-type="float" office:value="36033227.7984821" calcext:value-type="float">
            <text:p>36033227.7984821</text:p>
          </table:table-cell>
          <table:table-cell table:style-name="ce2" table:formula="of:=([.B144]/[.P144])*SQRT(SQRT(([.F144]*[.F144]+[.G144]*[.G144])/((1+[.F144])*(1+[.F144])+[.G144]*[.G144])))*SIN((ATAN([.G144]/[.F144])-ATAN([.G144]/(1+[.F144])))/2)" office:value-type="float" office:value="76351.2969756531" calcext:value-type="float">
            <text:p>76351.296975653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style-name="ce1" table:formula="of:=[.A145]*1000000000000*2*PI()" office:value-type="float" office:value="1.88495559215388E+016" calcext:value-type="float">
            <text:p>1.88E+16</text:p>
          </table:table-cell>
          <table:table-cell table:style-name="ce1" table:formula="of:=[.P145]/([.A145]*1000000000000)*1000000" office:value-type="float" office:value="0.0999308193333333" calcext:value-type="float">
            <text:p>9.99E-02</text:p>
          </table:table-cell>
          <table:table-cell office:value-type="float" office:value="-2.1389" calcext:value-type="float">
            <text:p>-2.1389</text:p>
          </table:table-cell>
          <table:table-cell office:value-type="float" office:value="2.0064" calcext:value-type="float">
            <text:p>2.0064</text:p>
          </table:table-cell>
          <table:table-cell table:style-name="ce2" table:formula="of:=1-13.8*13.8*1E+030/([.B145]*[.B145]+1/9.3/9.3*1E+030)" office:value-type="float" office:value="0.464028379623162" calcext:value-type="float">
            <text:p>0.4640283796</text:p>
          </table:table-cell>
          <table:table-cell table:style-name="ce2" table:formula="of:=13.8*13.8/9.3*1E+045/[.B145]/([.B145]*[.B145]+1/9.3/9.3*1E+030)" office:value-type="float" office:value="0.00305743844946044" calcext:value-type="float">
            <text:p>0.0030574384</text:p>
          </table:table-cell>
          <table:table-cell table:formula="of:=[.B145]/[.P145]" office:value-type="float" office:value="62875350.6585506" calcext:value-type="float">
            <text:p>62875350.6585506</text:p>
          </table:table-cell>
          <table:table-cell table:formula="of:=[.H145]*SQRT(0.5)" office:value-type="float" office:value="44459586.8201432" calcext:value-type="float">
            <text:p>44459586.8201432</text:p>
          </table:table-cell>
          <table:table-cell table:formula="of:=-[.H145]*0.5" office:value-type="float" office:value="-31437675.3292753" calcext:value-type="float">
            <text:p>-31437675.3292753</text:p>
          </table:table-cell>
          <table:table-cell table:formula="of:=[.H145]*SQRT(3)/2" office:value-type="float" office:value="54451650.9421594" calcext:value-type="float">
            <text:p>54451650.9421594</text:p>
          </table:table-cell>
          <table:table-cell table:formula="of:=([.B145]/[.P145])*SQRT(SQRT(([.D145]*[.D145]+[.E145]*[.E145])/((1+[.D145])*(1+[.D145])+[.E145]*[.E145])))*COS((ATAN([.E145]/[.D145])-ATAN([.E145]/(1+[.D145])))/2)" office:value-type="float" office:value="70087188.2843941" calcext:value-type="float">
            <text:p>70087188.2843941</text:p>
          </table:table-cell>
          <table:table-cell table:style-name="ce2" table:formula="of:=([.B145]/[.P145])*SQRT(SQRT(([.D145]*[.D145]+[.E145]*[.E145])/((1+[.D145])*(1+[.D145])+[.E145]*[.E145])))*SIN((ATAN([.E145]/[.D145])-ATAN([.E145]/(1+[.D145])))/2)" office:value-type="float" office:value="10631020.3431631" calcext:value-type="float">
            <text:p>10631020.3431631</text:p>
          </table:table-cell>
          <table:table-cell table:formula="of:=([.B145]/[.P145])*SQRT(SQRT(([.F145]*[.F145]+[.G145]*[.G145])/((1+[.F145])*(1+[.F145])+[.G145]*[.G145])))*COS((ATAN([.G145]/[.F145])-ATAN([.G145]/(1+[.F145])))/2)" office:value-type="float" office:value="35398192.2905059" calcext:value-type="float">
            <text:p>35398192.2905059</text:p>
          </table:table-cell>
          <table:table-cell table:style-name="ce2" table:formula="of:=([.B145]/[.P145])*SQRT(SQRT(([.F145]*[.F145]+[.G145]*[.G145])/((1+[.F145])*(1+[.F145])+[.G145]*[.G145])))*SIN((ATAN([.G145]/[.F145])-ATAN([.G145]/(1+[.F145])))/2)" office:value-type="float" office:value="79653.8181815564" calcext:value-type="float">
            <text:p>79653.81818155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970.3" calcext:value-type="float">
            <text:p>2970.3</text:p>
          </table:table-cell>
          <table:table-cell table:style-name="ce1" table:formula="of:=[.A146]*1000000000000*2*PI()" office:value-type="float" office:value="1.86629453179155E+016" calcext:value-type="float">
            <text:p>1.87E+16</text:p>
          </table:table-cell>
          <table:table-cell table:style-name="ce1" table:formula="of:=[.P146]/([.A146]*1000000000000)*1000000" office:value-type="float" office:value="0.10093002659664" calcext:value-type="float">
            <text:p>1.01E-01</text:p>
          </table:table-cell>
          <table:table-cell office:value-type="float" office:value="-2.16581" calcext:value-type="float">
            <text:p>-2.16581</text:p>
          </table:table-cell>
          <table:table-cell office:value-type="float" office:value="2.03259" calcext:value-type="float">
            <text:p>2.03259</text:p>
          </table:table-cell>
          <table:table-cell table:style-name="ce2" table:formula="of:=1-13.8*13.8*1E+030/([.B146]*[.B146]+1/9.3/9.3*1E+030)" office:value-type="float" office:value="0.453256801104667" calcext:value-type="float">
            <text:p>0.4532568011</text:p>
          </table:table-cell>
          <table:table-cell table:style-name="ce2" table:formula="of:=13.8*13.8/9.3*1E+045/[.B146]/([.B146]*[.B146]+1/9.3/9.3*1E+030)" office:value-type="float" office:value="0.00315007038158296" calcext:value-type="float">
            <text:p>0.0031500704</text:p>
          </table:table-cell>
          <table:table-cell table:formula="of:=[.B146]/[.P146]" office:value-type="float" office:value="62252884.6870307" calcext:value-type="float">
            <text:p>62252884.6870307</text:p>
          </table:table-cell>
          <table:table-cell table:formula="of:=[.H146]*SQRT(0.5)" office:value-type="float" office:value="44019436.9106236" calcext:value-type="float">
            <text:p>44019436.9106236</text:p>
          </table:table-cell>
          <table:table-cell table:formula="of:=-[.H146]*0.5" office:value-type="float" office:value="-31126442.3435154" calcext:value-type="float">
            <text:p>-31126442.3435154</text:p>
          </table:table-cell>
          <table:table-cell table:formula="of:=[.H146]*SQRT(3)/2" office:value-type="float" office:value="53912579.5978319" calcext:value-type="float">
            <text:p>53912579.5978319</text:p>
          </table:table-cell>
          <table:table-cell table:formula="of:=([.B146]/[.P146])*SQRT(SQRT(([.D146]*[.D146]+[.E146]*[.E146])/((1+[.D146])*(1+[.D146])+[.E146]*[.E146])))*COS((ATAN([.E146]/[.D146])-ATAN([.E146]/(1+[.D146])))/2)" office:value-type="float" office:value="69320821.5339776" calcext:value-type="float">
            <text:p>69320821.5339776</text:p>
          </table:table-cell>
          <table:table-cell table:style-name="ce2" table:formula="of:=([.B146]/[.P146])*SQRT(SQRT(([.D146]*[.D146]+[.E146]*[.E146])/((1+[.D146])*(1+[.D146])+[.E146]*[.E146])))*SIN((ATAN([.E146]/[.D146])-ATAN([.E146]/(1+[.D146])))/2)" office:value-type="float" office:value="10348094.3513141" calcext:value-type="float">
            <text:p>10348094.3513141</text:p>
          </table:table-cell>
          <table:table-cell table:formula="of:=([.B146]/[.P146])*SQRT(SQRT(([.F146]*[.F146]+[.G146]*[.G146])/((1+[.F146])*(1+[.F146])+[.G146]*[.G146])))*COS((ATAN([.G146]/[.F146])-ATAN([.G146]/(1+[.F146])))/2)" office:value-type="float" office:value="34766738.8768869" calcext:value-type="float">
            <text:p>34766738.8768869</text:p>
          </table:table-cell>
          <table:table-cell table:style-name="ce2" table:formula="of:=([.B146]/[.P146])*SQRT(SQRT(([.F146]*[.F146]+[.G146]*[.G146])/((1+[.F146])*(1+[.F146])+[.G146]*[.G146])))*SIN((ATAN([.G146]/[.F146])-ATAN([.G146]/(1+[.F146])))/2)" office:value-type="float" office:value="83130.1374371987" calcext:value-type="float">
            <text:p>83130.13743719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941.18" calcext:value-type="float">
            <text:p>2941.18</text:p>
          </table:table-cell>
          <table:table-cell table:style-name="ce1" table:formula="of:=[.A147]*1000000000000*2*PI()" office:value-type="float" office:value="1.84799789617705E+016" calcext:value-type="float">
            <text:p>1.85E+16</text:p>
          </table:table-cell>
          <table:table-cell table:style-name="ce1" table:formula="of:=[.P147]/([.A147]*1000000000000)*1000000" office:value-type="float" office:value="0.101929313404824" calcext:value-type="float">
            <text:p>1.02E-01</text:p>
          </table:table-cell>
          <table:table-cell office:value-type="float" office:value="-2.1832" calcext:value-type="float">
            <text:p>-2.1832</text:p>
          </table:table-cell>
          <table:table-cell office:value-type="float" office:value="2.05216" calcext:value-type="float">
            <text:p>2.05216</text:p>
          </table:table-cell>
          <table:table-cell table:style-name="ce2" table:formula="of:=1-13.8*13.8*1E+030/([.B147]*[.B147]+1/9.3/9.3*1E+030)" office:value-type="float" office:value="0.442377197472074" calcext:value-type="float">
            <text:p>0.4423771975</text:p>
          </table:table-cell>
          <table:table-cell table:style-name="ce2" table:formula="of:=13.8*13.8/9.3*1E+045/[.B147]/([.B147]*[.B147]+1/9.3/9.3*1E+030)" office:value-type="float" office:value="0.00324456219653026" calcext:value-type="float">
            <text:p>0.0032445622</text:p>
          </table:table-cell>
          <table:table-cell table:formula="of:=[.B147]/[.P147]" office:value-type="float" office:value="61642574.6166386" calcext:value-type="float">
            <text:p>61642574.6166386</text:p>
          </table:table-cell>
          <table:table-cell table:formula="of:=[.H147]*SQRT(0.5)" office:value-type="float" office:value="43587882.5212229" calcext:value-type="float">
            <text:p>43587882.5212229</text:p>
          </table:table-cell>
          <table:table-cell table:formula="of:=-[.H147]*0.5" office:value-type="float" office:value="-30821287.3083193" calcext:value-type="float">
            <text:p>-30821287.3083193</text:p>
          </table:table-cell>
          <table:table-cell table:formula="of:=[.H147]*SQRT(3)/2" office:value-type="float" office:value="53384035.5726869" calcext:value-type="float">
            <text:p>53384035.5726869</text:p>
          </table:table-cell>
          <table:table-cell table:formula="of:=([.B147]/[.P147])*SQRT(SQRT(([.D147]*[.D147]+[.E147]*[.E147])/((1+[.D147])*(1+[.D147])+[.E147]*[.E147])))*COS((ATAN([.E147]/[.D147])-ATAN([.E147]/(1+[.D147])))/2)" office:value-type="float" office:value="68583323.1711004" calcext:value-type="float">
            <text:p>68583323.1711004</text:p>
          </table:table-cell>
          <table:table-cell table:style-name="ce2" table:formula="of:=([.B147]/[.P147])*SQRT(SQRT(([.D147]*[.D147]+[.E147]*[.E147])/((1+[.D147])*(1+[.D147])+[.E147]*[.E147])))*SIN((ATAN([.E147]/[.D147])-ATAN([.E147]/(1+[.D147])))/2)" office:value-type="float" office:value="10131155.3723322" calcext:value-type="float">
            <text:p>10131155.3723322</text:p>
          </table:table-cell>
          <table:table-cell table:formula="of:=([.B147]/[.P147])*SQRT(SQRT(([.F147]*[.F147]+[.G147]*[.G147])/((1+[.F147])*(1+[.F147])+[.G147]*[.G147])))*COS((ATAN([.G147]/[.F147])-ATAN([.G147]/(1+[.F147])))/2)" office:value-type="float" office:value="34138277.1124903" calcext:value-type="float">
            <text:p>34138277.1124903</text:p>
          </table:table-cell>
          <table:table-cell table:style-name="ce2" table:formula="of:=([.B147]/[.P147])*SQRT(SQRT(([.F147]*[.F147]+[.G147]*[.G147])/((1+[.F147])*(1+[.F147])+[.G147]*[.G147])))*SIN((ATAN([.G147]/[.F147])-ATAN([.G147]/(1+[.F147])))/2)" office:value-type="float" office:value="86793.2906212861" calcext:value-type="float">
            <text:p>86793.290621286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912.62" calcext:value-type="float">
            <text:p>2912.62</text:p>
          </table:table-cell>
          <table:table-cell table:style-name="ce1" table:formula="of:=[.A148]*1000000000000*2*PI()" office:value-type="float" office:value="1.83005311893974E+016" calcext:value-type="float">
            <text:p>1.83E+16</text:p>
          </table:table-cell>
          <table:table-cell table:style-name="ce1" table:formula="of:=[.P148]/([.A148]*1000000000000)*1000000" office:value-type="float" office:value="0.10292879194677" calcext:value-type="float">
            <text:p>1.03E-01</text:p>
          </table:table-cell>
          <table:table-cell office:value-type="float" office:value="-2.19898" calcext:value-type="float">
            <text:p>-2.19898</text:p>
          </table:table-cell>
          <table:table-cell office:value-type="float" office:value="2.06938" calcext:value-type="float">
            <text:p>2.06938</text:p>
          </table:table-cell>
          <table:table-cell table:style-name="ce2" table:formula="of:=1-13.8*13.8*1E+030/([.B148]*[.B148]+1/9.3/9.3*1E+030)" office:value-type="float" office:value="0.431388304065647" calcext:value-type="float">
            <text:p>0.4313883041</text:p>
          </table:table-cell>
          <table:table-cell table:style-name="ce2" table:formula="of:=13.8*13.8/9.3*1E+045/[.B148]/([.B148]*[.B148]+1/9.3/9.3*1E+030)" office:value-type="float" office:value="0.00334094360108023" calcext:value-type="float">
            <text:p>0.0033409436</text:p>
          </table:table-cell>
          <table:table-cell table:formula="of:=[.B148]/[.P148]" office:value-type="float" office:value="61044001.2783691" calcext:value-type="float">
            <text:p>61044001.2783691</text:p>
          </table:table-cell>
          <table:table-cell table:formula="of:=[.H148]*SQRT(0.5)" office:value-type="float" office:value="43164627.254695" calcext:value-type="float">
            <text:p>43164627.254695</text:p>
          </table:table-cell>
          <table:table-cell table:formula="of:=-[.H148]*0.5" office:value-type="float" office:value="-30522000.6391845" calcext:value-type="float">
            <text:p>-30522000.6391845</text:p>
          </table:table-cell>
          <table:table-cell table:formula="of:=[.H148]*SQRT(3)/2" office:value-type="float" office:value="52865655.8557173" calcext:value-type="float">
            <text:p>52865655.8557173</text:p>
          </table:table-cell>
          <table:table-cell table:formula="of:=([.B148]/[.P148])*SQRT(SQRT(([.D148]*[.D148]+[.E148]*[.E148])/((1+[.D148])*(1+[.D148])+[.E148]*[.E148])))*COS((ATAN([.E148]/[.D148])-ATAN([.E148]/(1+[.D148])))/2)" office:value-type="float" office:value="67868428.7968239" calcext:value-type="float">
            <text:p>67868428.7968239</text:p>
          </table:table-cell>
          <table:table-cell table:style-name="ce2" table:formula="of:=([.B148]/[.P148])*SQRT(SQRT(([.D148]*[.D148]+[.E148]*[.E148])/((1+[.D148])*(1+[.D148])+[.E148]*[.E148])))*SIN((ATAN([.E148]/[.D148])-ATAN([.E148]/(1+[.D148])))/2)" office:value-type="float" office:value="9932098.5837613" calcext:value-type="float">
            <text:p>9932098.5837613</text:p>
          </table:table-cell>
          <table:table-cell table:formula="of:=([.B148]/[.P148])*SQRT(SQRT(([.F148]*[.F148]+[.G148]*[.G148])/((1+[.F148])*(1+[.F148])+[.G148]*[.G148])))*COS((ATAN([.G148]/[.F148])-ATAN([.G148]/(1+[.F148])))/2)" office:value-type="float" office:value="33512187.3366809" calcext:value-type="float">
            <text:p>33512187.3366809</text:p>
          </table:table-cell>
          <table:table-cell table:style-name="ce2" table:formula="of:=([.B148]/[.P148])*SQRT(SQRT(([.F148]*[.F148]+[.G148]*[.G148])/((1+[.F148])*(1+[.F148])+[.G148]*[.G148])))*SIN((ATAN([.G148]/[.F148])-ATAN([.G148]/(1+[.F148])))/2)" office:value-type="float" office:value="90657.7767942147" calcext:value-type="float">
            <text:p>90657.77679421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884.62" calcext:value-type="float">
            <text:p>2884.62</text:p>
          </table:table-cell>
          <table:table-cell table:style-name="ce1" table:formula="of:=[.A149]*1000000000000*2*PI()" office:value-type="float" office:value="1.81246020007964E+016" calcext:value-type="float">
            <text:p>1.81E+16</text:p>
          </table:table-cell>
          <table:table-cell table:style-name="ce1" table:formula="of:=[.P149]/([.A149]*1000000000000)*1000000" office:value-type="float" office:value="0.103927885822049" calcext:value-type="float">
            <text:p>1.04E-01</text:p>
          </table:table-cell>
          <table:table-cell office:value-type="float" office:value="-2.21583" calcext:value-type="float">
            <text:p>-2.21583</text:p>
          </table:table-cell>
          <table:table-cell office:value-type="float" office:value="2.0898" calcext:value-type="float">
            <text:p>2.0898</text:p>
          </table:table-cell>
          <table:table-cell table:style-name="ce2" table:formula="of:=1-13.8*13.8*1E+030/([.B149]*[.B149]+1/9.3/9.3*1E+030)" office:value-type="float" office:value="0.42029648965925" calcext:value-type="float">
            <text:p>0.4202964897</text:p>
          </table:table-cell>
          <table:table-cell table:style-name="ce2" table:formula="of:=13.8*13.8/9.3*1E+045/[.B149]/([.B149]*[.B149]+1/9.3/9.3*1E+030)" office:value-type="float" office:value="0.00343917680435626" calcext:value-type="float">
            <text:p>0.0034391768</text:p>
          </table:table-cell>
          <table:table-cell table:formula="of:=[.B149]/[.P149]" office:value-type="float" office:value="60457164.6722227" calcext:value-type="float">
            <text:p>60457164.6722227</text:p>
          </table:table-cell>
          <table:table-cell table:formula="of:=[.H149]*SQRT(0.5)" office:value-type="float" office:value="42749671.1110404" calcext:value-type="float">
            <text:p>42749671.1110404</text:p>
          </table:table-cell>
          <table:table-cell table:formula="of:=-[.H149]*0.5" office:value-type="float" office:value="-30228582.3361113" calcext:value-type="float">
            <text:p>-30228582.3361113</text:p>
          </table:table-cell>
          <table:table-cell table:formula="of:=[.H149]*SQRT(3)/2" office:value-type="float" office:value="52357440.4469239" calcext:value-type="float">
            <text:p>52357440.4469239</text:p>
          </table:table-cell>
          <table:table-cell table:formula="of:=([.B149]/[.P149])*SQRT(SQRT(([.D149]*[.D149]+[.E149]*[.E149])/((1+[.D149])*(1+[.D149])+[.E149]*[.E149])))*COS((ATAN([.E149]/[.D149])-ATAN([.E149]/(1+[.D149])))/2)" office:value-type="float" office:value="67156174.3560234" calcext:value-type="float">
            <text:p>67156174.3560234</text:p>
          </table:table-cell>
          <table:table-cell table:style-name="ce2" table:formula="of:=([.B149]/[.P149])*SQRT(SQRT(([.D149]*[.D149]+[.E149]*[.E149])/((1+[.D149])*(1+[.D149])+[.E149]*[.E149])))*SIN((ATAN([.E149]/[.D149])-ATAN([.E149]/(1+[.D149])))/2)" office:value-type="float" office:value="9728864.96024585" calcext:value-type="float">
            <text:p>9728864.96024585</text:p>
          </table:table-cell>
          <table:table-cell table:formula="of:=([.B149]/[.P149])*SQRT(SQRT(([.F149]*[.F149]+[.G149]*[.G149])/((1+[.F149])*(1+[.F149])+[.G149]*[.G149])))*COS((ATAN([.G149]/[.F149])-ATAN([.G149]/(1+[.F149])))/2)" office:value-type="float" office:value="32888266.3821789" calcext:value-type="float">
            <text:p>32888266.3821789</text:p>
          </table:table-cell>
          <table:table-cell table:style-name="ce2" table:formula="of:=([.B149]/[.P149])*SQRT(SQRT(([.F149]*[.F149]+[.G149]*[.G149])/((1+[.F149])*(1+[.F149])+[.G149]*[.G149])))*SIN((ATAN([.G149]/[.F149])-ATAN([.G149]/(1+[.F149])))/2)" office:value-type="float" office:value="94736.7547305622" calcext:value-type="float">
            <text:p>94736.754730562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857.14" calcext:value-type="float">
            <text:p>2857.14</text:p>
          </table:table-cell>
          <table:table-cell table:style-name="ce1" table:formula="of:=[.A150]*1000000000000*2*PI()" office:value-type="float" office:value="1.79519400685551E+016" calcext:value-type="float">
            <text:p>1.80E+16</text:p>
          </table:table-cell>
          <table:table-cell table:style-name="ce1" table:formula="of:=[.P150]/([.A150]*1000000000000)*1000000" office:value-type="float" office:value="0.104927465227465" calcext:value-type="float">
            <text:p>1.05E-01</text:p>
          </table:table-cell>
          <table:table-cell office:value-type="float" office:value="-2.22931" calcext:value-type="float">
            <text:p>-2.22931</text:p>
          </table:table-cell>
          <table:table-cell office:value-type="float" office:value="2.10541" calcext:value-type="float">
            <text:p>2.10541</text:p>
          </table:table-cell>
          <table:table-cell table:style-name="ce2" table:formula="of:=1-13.8*13.8*1E+030/([.B150]*[.B150]+1/9.3/9.3*1E+030)" office:value-type="float" office:value="0.409092077643274" calcext:value-type="float">
            <text:p>0.4090920776</text:p>
          </table:table-cell>
          <table:table-cell table:style-name="ce2" table:formula="of:=13.8*13.8/9.3*1E+045/[.B150]/([.B150]*[.B150]+1/9.3/9.3*1E+030)" office:value-type="float" office:value="0.00353936599789634" calcext:value-type="float">
            <text:p>0.003539366</text:p>
          </table:table-cell>
          <table:table-cell table:formula="of:=[.B150]/[.P150]" office:value-type="float" office:value="59881226.4601903" calcext:value-type="float">
            <text:p>59881226.4601903</text:p>
          </table:table-cell>
          <table:table-cell table:formula="of:=[.H150]*SQRT(0.5)" office:value-type="float" office:value="42342421.2957679" calcext:value-type="float">
            <text:p>42342421.2957679</text:p>
          </table:table-cell>
          <table:table-cell table:formula="of:=-[.H150]*0.5" office:value-type="float" office:value="-29940613.2300952" calcext:value-type="float">
            <text:p>-29940613.2300952</text:p>
          </table:table-cell>
          <table:table-cell table:formula="of:=[.H150]*SQRT(3)/2" office:value-type="float" office:value="51858663.3242937" calcext:value-type="float">
            <text:p>51858663.3242937</text:p>
          </table:table-cell>
          <table:table-cell table:formula="of:=([.B150]/[.P150])*SQRT(SQRT(([.D150]*[.D150]+[.E150]*[.E150])/((1+[.D150])*(1+[.D150])+[.E150]*[.E150])))*COS((ATAN([.E150]/[.D150])-ATAN([.E150]/(1+[.D150])))/2)" office:value-type="float" office:value="66472770.3711615" calcext:value-type="float">
            <text:p>66472770.3711615</text:p>
          </table:table-cell>
          <table:table-cell table:style-name="ce2" table:formula="of:=([.B150]/[.P150])*SQRT(SQRT(([.D150]*[.D150]+[.E150]*[.E150])/((1+[.D150])*(1+[.D150])+[.E150]*[.E150])))*SIN((ATAN([.E150]/[.D150])-ATAN([.E150]/(1+[.D150])))/2)" office:value-type="float" office:value="9553638.74624492" calcext:value-type="float">
            <text:p>9553638.74624492</text:p>
          </table:table-cell>
          <table:table-cell table:formula="of:=([.B150]/[.P150])*SQRT(SQRT(([.F150]*[.F150]+[.G150]*[.G150])/((1+[.F150])*(1+[.F150])+[.G150]*[.G150])))*COS((ATAN([.G150]/[.F150])-ATAN([.G150]/(1+[.F150])))/2)" office:value-type="float" office:value="32265390.8318927" calcext:value-type="float">
            <text:p>32265390.8318927</text:p>
          </table:table-cell>
          <table:table-cell table:style-name="ce2" table:formula="of:=([.B150]/[.P150])*SQRT(SQRT(([.F150]*[.F150]+[.G150]*[.G150])/((1+[.F150])*(1+[.F150])+[.G150]*[.G150])))*SIN((ATAN([.G150]/[.F150])-ATAN([.G150]/(1+[.F150])))/2)" office:value-type="float" office:value="99050.9022394321" calcext:value-type="float">
            <text:p>99050.902239432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830.19" calcext:value-type="float">
            <text:p>2830.19</text:p>
          </table:table-cell>
          <table:table-cell table:style-name="ce1" table:formula="of:=[.A151]*1000000000000*2*PI()" office:value-type="float" office:value="1.77826082245266E+016" calcext:value-type="float">
            <text:p>1.78E+16</text:p>
          </table:table-cell>
          <table:table-cell table:style-name="ce1" table:formula="of:=[.P151]/([.A151]*1000000000000)*1000000" office:value-type="float" office:value="0.105926619060911" calcext:value-type="float">
            <text:p>1.06E-01</text:p>
          </table:table-cell>
          <table:table-cell office:value-type="float" office:value="-2.23799" calcext:value-type="float">
            <text:p>-2.23799</text:p>
          </table:table-cell>
          <table:table-cell office:value-type="float" office:value="2.11758" calcext:value-type="float">
            <text:p>2.11758</text:p>
          </table:table-cell>
          <table:table-cell table:style-name="ce2" table:formula="of:=1-13.8*13.8*1E+030/([.B151]*[.B151]+1/9.3/9.3*1E+030)" office:value-type="float" office:value="0.397785271468399" calcext:value-type="float">
            <text:p>0.3977852715</text:p>
          </table:table-cell>
          <table:table-cell table:style-name="ce2" table:formula="of:=13.8*13.8/9.3*1E+045/[.B151]/([.B151]*[.B151]+1/9.3/9.3*1E+030)" office:value-type="float" office:value="0.00364143836874313" calcext:value-type="float">
            <text:p>0.0036414384</text:p>
          </table:table-cell>
          <table:table-cell table:formula="of:=[.B151]/[.P151]" office:value-type="float" office:value="59316396.2267743" calcext:value-type="float">
            <text:p>59316396.2267743</text:p>
          </table:table-cell>
          <table:table-cell table:formula="of:=[.H151]*SQRT(0.5)" office:value-type="float" office:value="41943026.0075003" calcext:value-type="float">
            <text:p>41943026.0075003</text:p>
          </table:table-cell>
          <table:table-cell table:formula="of:=-[.H151]*0.5" office:value-type="float" office:value="-29658198.1133872" calcext:value-type="float">
            <text:p>-29658198.1133872</text:p>
          </table:table-cell>
          <table:table-cell table:formula="of:=[.H151]*SQRT(3)/2" office:value-type="float" office:value="51369505.99333" calcext:value-type="float">
            <text:p>51369505.99333</text:p>
          </table:table-cell>
          <table:table-cell table:formula="of:=([.B151]/[.P151])*SQRT(SQRT(([.D151]*[.D151]+[.E151]*[.E151])/((1+[.D151])*(1+[.D151])+[.E151]*[.E151])))*COS((ATAN([.E151]/[.D151])-ATAN([.E151]/(1+[.D151])))/2)" office:value-type="float" office:value="65809508.1414395" calcext:value-type="float">
            <text:p>65809508.1414395</text:p>
          </table:table-cell>
          <table:table-cell table:style-name="ce2" table:formula="of:=([.B151]/[.P151])*SQRT(SQRT(([.D151]*[.D151]+[.E151]*[.E151])/((1+[.D151])*(1+[.D151])+[.E151]*[.E151])))*SIN((ATAN([.E151]/[.D151])-ATAN([.E151]/(1+[.D151])))/2)" office:value-type="float" office:value="9408225.15958029" calcext:value-type="float">
            <text:p>9408225.15958029</text:p>
          </table:table-cell>
          <table:table-cell table:formula="of:=([.B151]/[.P151])*SQRT(SQRT(([.F151]*[.F151]+[.G151]*[.G151])/((1+[.F151])*(1+[.F151])+[.G151]*[.G151])))*COS((ATAN([.G151]/[.F151])-ATAN([.G151]/(1+[.F151])))/2)" office:value-type="float" office:value="31643528.8836408" calcext:value-type="float">
            <text:p>31643528.8836408</text:p>
          </table:table-cell>
          <table:table-cell table:style-name="ce2" table:formula="of:=([.B151]/[.P151])*SQRT(SQRT(([.F151]*[.F151]+[.G151]*[.G151])/((1+[.F151])*(1+[.F151])+[.G151]*[.G151])))*SIN((ATAN([.G151]/[.F151])-ATAN([.G151]/(1+[.F151])))/2)" office:value-type="float" office:value="103615.256384427" calcext:value-type="float">
            <text:p>103615.2563844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803.74" calcext:value-type="float">
            <text:p>2803.74</text:p>
          </table:table-cell>
          <table:table-cell table:style-name="ce1" table:formula="of:=[.A152]*1000000000000*2*PI()" office:value-type="float" office:value="1.76164179731517E+016" calcext:value-type="float">
            <text:p>1.76E+16</text:p>
          </table:table-cell>
          <table:table-cell table:style-name="ce1" table:formula="of:=[.P152]/([.A152]*1000000000000)*1000000" office:value-type="float" office:value="0.106925912531119" calcext:value-type="float">
            <text:p>1.07E-01</text:p>
          </table:table-cell>
          <table:table-cell office:value-type="float" office:value="-2.25441" calcext:value-type="float">
            <text:p>-2.25441</text:p>
          </table:table-cell>
          <table:table-cell office:value-type="float" office:value="2.13881" calcext:value-type="float">
            <text:p>2.13881</text:p>
          </table:table-cell>
          <table:table-cell table:style-name="ce2" table:formula="of:=1-13.8*13.8*1E+030/([.B152]*[.B152]+1/9.3/9.3*1E+030)" office:value-type="float" office:value="0.386369721459312" calcext:value-type="float">
            <text:p>0.3863697215</text:p>
          </table:table-cell>
          <table:table-cell table:style-name="ce2" table:formula="of:=13.8*13.8/9.3*1E+045/[.B152]/([.B152]*[.B152]+1/9.3/9.3*1E+030)" office:value-type="float" office:value="0.00374546916866292" calcext:value-type="float">
            <text:p>0.0037454692</text:p>
          </table:table-cell>
          <table:table-cell table:formula="of:=[.B152]/[.P152]" office:value-type="float" office:value="58762045.2184681" calcext:value-type="float">
            <text:p>58762045.2184681</text:p>
          </table:table-cell>
          <table:table-cell table:formula="of:=[.H152]*SQRT(0.5)" office:value-type="float" office:value="41551040.6503693" calcext:value-type="float">
            <text:p>41551040.6503693</text:p>
          </table:table-cell>
          <table:table-cell table:formula="of:=-[.H152]*0.5" office:value-type="float" office:value="-29381022.609234" calcext:value-type="float">
            <text:p>-29381022.609234</text:p>
          </table:table-cell>
          <table:table-cell table:formula="of:=[.H152]*SQRT(3)/2" office:value-type="float" office:value="50889423.9375233" calcext:value-type="float">
            <text:p>50889423.9375233</text:p>
          </table:table-cell>
          <table:table-cell table:formula="of:=([.B152]/[.P152])*SQRT(SQRT(([.D152]*[.D152]+[.E152]*[.E152])/((1+[.D152])*(1+[.D152])+[.E152]*[.E152])))*COS((ATAN([.E152]/[.D152])-ATAN([.E152]/(1+[.D152])))/2)" office:value-type="float" office:value="65134720.2705405" calcext:value-type="float">
            <text:p>65134720.2705405</text:p>
          </table:table-cell>
          <table:table-cell table:style-name="ce2" table:formula="of:=([.B152]/[.P152])*SQRT(SQRT(([.D152]*[.D152]+[.E152]*[.E152])/((1+[.D152])*(1+[.D152])+[.E152]*[.E152])))*SIN((ATAN([.E152]/[.D152])-ATAN([.E152]/(1+[.D152])))/2)" office:value-type="float" office:value="9221166.95005217" calcext:value-type="float">
            <text:p>9221166.95005217</text:p>
          </table:table-cell>
          <table:table-cell table:formula="of:=([.B152]/[.P152])*SQRT(SQRT(([.F152]*[.F152]+[.G152]*[.G152])/((1+[.F152])*(1+[.F152])+[.G152]*[.G152])))*COS((ATAN([.G152]/[.F152])-ATAN([.G152]/(1+[.F152])))/2)" office:value-type="float" office:value="31021705.3968227" calcext:value-type="float">
            <text:p>31021705.3968227</text:p>
          </table:table-cell>
          <table:table-cell table:style-name="ce2" table:formula="of:=([.B152]/[.P152])*SQRT(SQRT(([.F152]*[.F152]+[.G152]*[.G152])/((1+[.F152])*(1+[.F152])+[.G152]*[.G152])))*SIN((ATAN([.G152]/[.F152])-ATAN([.G152]/(1+[.F152])))/2)" office:value-type="float" office:value="108453.374214083" calcext:value-type="float">
            <text:p>108453.3742140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777.78" calcext:value-type="float">
            <text:p>2777.78</text:p>
          </table:table-cell>
          <table:table-cell table:style-name="ce1" table:formula="of:=[.A153]*1000000000000*2*PI()" office:value-type="float" office:value="1.74533064825773E+016" calcext:value-type="float">
            <text:p>1.75E+16</text:p>
          </table:table-cell>
          <table:table-cell table:style-name="ce1" table:formula="of:=[.P153]/([.A153]*1000000000000)*1000000" office:value-type="float" office:value="0.107925198539841" calcext:value-type="float">
            <text:p>1.08E-01</text:p>
          </table:table-cell>
          <table:table-cell office:value-type="float" office:value="-2.26675" calcext:value-type="float">
            <text:p>-2.26675</text:p>
          </table:table-cell>
          <table:table-cell office:value-type="float" office:value="2.15586" calcext:value-type="float">
            <text:p>2.15586</text:p>
          </table:table-cell>
          <table:table-cell table:style-name="ce2" table:formula="of:=1-13.8*13.8*1E+030/([.B153]*[.B153]+1/9.3/9.3*1E+030)" office:value-type="float" office:value="0.374847087194307" calcext:value-type="float">
            <text:p>0.3748470872</text:p>
          </table:table-cell>
          <table:table-cell table:style-name="ce2" table:formula="of:=13.8*13.8/9.3*1E+045/[.B153]/([.B153]*[.B153]+1/9.3/9.3*1E+030)" office:value-type="float" office:value="0.00385146180636563" calcext:value-type="float">
            <text:p>0.0038514618</text:p>
          </table:table-cell>
          <table:table-cell table:formula="of:=[.B153]/[.P153]" office:value-type="float" office:value="58217963.8507694" calcext:value-type="float">
            <text:p>58217963.8507694</text:p>
          </table:table-cell>
          <table:table-cell table:formula="of:=[.H153]*SQRT(0.5)" office:value-type="float" office:value="41166317.0257523" calcext:value-type="float">
            <text:p>41166317.0257523</text:p>
          </table:table-cell>
          <table:table-cell table:formula="of:=-[.H153]*0.5" office:value-type="float" office:value="-29108981.9253847" calcext:value-type="float">
            <text:p>-29108981.9253847</text:p>
          </table:table-cell>
          <table:table-cell table:formula="of:=[.H153]*SQRT(3)/2" office:value-type="float" office:value="50418235.6513704" calcext:value-type="float">
            <text:p>50418235.6513704</text:p>
          </table:table-cell>
          <table:table-cell table:formula="of:=([.B153]/[.P153])*SQRT(SQRT(([.D153]*[.D153]+[.E153]*[.E153])/((1+[.D153])*(1+[.D153])+[.E153]*[.E153])))*COS((ATAN([.E153]/[.D153])-ATAN([.E153]/(1+[.D153])))/2)" office:value-type="float" office:value="64483586.7446636" calcext:value-type="float">
            <text:p>64483586.7446636</text:p>
          </table:table-cell>
          <table:table-cell table:style-name="ce2" table:formula="of:=([.B153]/[.P153])*SQRT(SQRT(([.D153]*[.D153]+[.E153]*[.E153])/((1+[.D153])*(1+[.D153])+[.E153]*[.E153])))*SIN((ATAN([.E153]/[.D153])-ATAN([.E153]/(1+[.D153])))/2)" office:value-type="float" office:value="9061695.88703605" calcext:value-type="float">
            <text:p>9061695.88703605</text:p>
          </table:table-cell>
          <table:table-cell table:formula="of:=([.B153]/[.P153])*SQRT(SQRT(([.F153]*[.F153]+[.G153]*[.G153])/((1+[.F153])*(1+[.F153])+[.G153]*[.G153])))*COS((ATAN([.G153]/[.F153])-ATAN([.G153]/(1+[.F153])))/2)" office:value-type="float" office:value="30399361.4500674" calcext:value-type="float">
            <text:p>30399361.4500674</text:p>
          </table:table-cell>
          <table:table-cell table:style-name="ce2" table:formula="of:=([.B153]/[.P153])*SQRT(SQRT(([.F153]*[.F153]+[.G153]*[.G153])/((1+[.F153])*(1+[.F153])+[.G153]*[.G153])))*SIN((ATAN([.G153]/[.F153])-ATAN([.G153]/(1+[.F153])))/2)" office:value-type="float" office:value="113588.132358469" calcext:value-type="float">
            <text:p>113588.13235846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752.29" calcext:value-type="float">
            <text:p>2752.29</text:p>
          </table:table-cell>
          <table:table-cell table:style-name="ce1" table:formula="of:=[.A154]*1000000000000*2*PI()" office:value-type="float" office:value="1.72931480890973E+016" calcext:value-type="float">
            <text:p>1.73E+16</text:p>
          </table:table-cell>
          <table:table-cell table:style-name="ce1" table:formula="of:=[.P154]/([.A154]*1000000000000)*1000000" office:value-type="float" office:value="0.108924734675488" calcext:value-type="float">
            <text:p>1.09E-01</text:p>
          </table:table-cell>
          <table:table-cell office:value-type="float" office:value="-2.28585" calcext:value-type="float">
            <text:p>-2.28585</text:p>
          </table:table-cell>
          <table:table-cell office:value-type="float" office:value="2.17892" calcext:value-type="float">
            <text:p>2.17892</text:p>
          </table:table-cell>
          <table:table-cell table:style-name="ce2" table:formula="of:=1-13.8*13.8*1E+030/([.B154]*[.B154]+1/9.3/9.3*1E+030)" office:value-type="float" office:value="0.363214359865131" calcext:value-type="float">
            <text:p>0.3632143599</text:p>
          </table:table-cell>
          <table:table-cell table:style-name="ce2" table:formula="of:=13.8*13.8/9.3*1E+045/[.B154]/([.B154]*[.B154]+1/9.3/9.3*1E+030)" office:value-type="float" office:value="0.00395946266436122" calcext:value-type="float">
            <text:p>0.0039594627</text:p>
          </table:table-cell>
          <table:table-cell table:formula="of:=[.B154]/[.P154]" office:value-type="float" office:value="57683732.9546739" calcext:value-type="float">
            <text:p>57683732.9546739</text:p>
          </table:table-cell>
          <table:table-cell table:formula="of:=[.H154]*SQRT(0.5)" office:value-type="float" office:value="40788558.7364039" calcext:value-type="float">
            <text:p>40788558.7364039</text:p>
          </table:table-cell>
          <table:table-cell table:formula="of:=-[.H154]*0.5" office:value-type="float" office:value="-28841866.477337" calcext:value-type="float">
            <text:p>-28841866.477337</text:p>
          </table:table-cell>
          <table:table-cell table:formula="of:=[.H154]*SQRT(3)/2" office:value-type="float" office:value="49955578.1238652" calcext:value-type="float">
            <text:p>49955578.1238652</text:p>
          </table:table-cell>
          <table:table-cell table:formula="of:=([.B154]/[.P154])*SQRT(SQRT(([.D154]*[.D154]+[.E154]*[.E154])/((1+[.D154])*(1+[.D154])+[.E154]*[.E154])))*COS((ATAN([.E154]/[.D154])-ATAN([.E154]/(1+[.D154])))/2)" office:value-type="float" office:value="63832086.8282706" calcext:value-type="float">
            <text:p>63832086.8282706</text:p>
          </table:table-cell>
          <table:table-cell table:style-name="ce2" table:formula="of:=([.B154]/[.P154])*SQRT(SQRT(([.D154]*[.D154]+[.E154]*[.E154])/((1+[.D154])*(1+[.D154])+[.E154]*[.E154])))*SIN((ATAN([.E154]/[.D154])-ATAN([.E154]/(1+[.D154])))/2)" office:value-type="float" office:value="8872053.95749249" calcext:value-type="float">
            <text:p>8872053.95749249</text:p>
          </table:table-cell>
          <table:table-cell table:formula="of:=([.B154]/[.P154])*SQRT(SQRT(([.F154]*[.F154]+[.G154]*[.G154])/((1+[.F154])*(1+[.F154])+[.G154]*[.G154])))*COS((ATAN([.G154]/[.F154])-ATAN([.G154]/(1+[.F154])))/2)" office:value-type="float" office:value="29775653.4527311" calcext:value-type="float">
            <text:p>29775653.4527311</text:p>
          </table:table-cell>
          <table:table-cell table:style-name="ce2" table:formula="of:=([.B154]/[.P154])*SQRT(SQRT(([.F154]*[.F154]+[.G154]*[.G154])/((1+[.F154])*(1+[.F154])+[.G154]*[.G154])))*SIN((ATAN([.G154]/[.F154])-ATAN([.G154]/(1+[.F154])))/2)" office:value-type="float" office:value="119047.341738641" calcext:value-type="float">
            <text:p>119047.3417386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727.27" calcext:value-type="float">
            <text:p>2727.27</text:p>
          </table:table-cell>
          <table:table-cell table:style-name="ce1" table:formula="of:=[.A155]*1000000000000*2*PI()" office:value-type="float" office:value="1.71359427927117E+016" calcext:value-type="float">
            <text:p>1.71E+16</text:p>
          </table:table-cell>
          <table:table-cell table:style-name="ce1" table:formula="of:=[.P155]/([.A155]*1000000000000)*1000000" office:value-type="float" office:value="0.109924011190678" calcext:value-type="float">
            <text:p>1.10E-01</text:p>
          </table:table-cell>
          <table:table-cell office:value-type="float" office:value="-2.30328" calcext:value-type="float">
            <text:p>-2.30328</text:p>
          </table:table-cell>
          <table:table-cell office:value-type="float" office:value="2.1996" calcext:value-type="float">
            <text:p>2.1996</text:p>
          </table:table-cell>
          <table:table-cell table:style-name="ce2" table:formula="of:=1-13.8*13.8*1E+030/([.B155]*[.B155]+1/9.3/9.3*1E+030)" office:value-type="float" office:value="0.351477473957453" calcext:value-type="float">
            <text:p>0.351477474</text:p>
          </table:table-cell>
          <table:table-cell table:style-name="ce2" table:formula="of:=13.8*13.8/9.3*1E+045/[.B155]/([.B155]*[.B155]+1/9.3/9.3*1E+030)" office:value-type="float" office:value="0.00406943497619931" calcext:value-type="float">
            <text:p>0.004069435</text:p>
          </table:table-cell>
          <table:table-cell table:formula="of:=[.B155]/[.P155]" office:value-type="float" office:value="57159352.5301817" calcext:value-type="float">
            <text:p>57159352.5301817</text:p>
          </table:table-cell>
          <table:table-cell table:formula="of:=[.H155]*SQRT(0.5)" office:value-type="float" office:value="40417765.782324" calcext:value-type="float">
            <text:p>40417765.782324</text:p>
          </table:table-cell>
          <table:table-cell table:formula="of:=-[.H155]*0.5" office:value-type="float" office:value="-28579676.2650909" calcext:value-type="float">
            <text:p>-28579676.2650909</text:p>
          </table:table-cell>
          <table:table-cell table:formula="of:=[.H155]*SQRT(3)/2" office:value-type="float" office:value="49501451.3550077" calcext:value-type="float">
            <text:p>49501451.3550077</text:p>
          </table:table-cell>
          <table:table-cell table:formula="of:=([.B155]/[.P155])*SQRT(SQRT(([.D155]*[.D155]+[.E155]*[.E155])/((1+[.D155])*(1+[.D155])+[.E155]*[.E155])))*COS((ATAN([.E155]/[.D155])-ATAN([.E155]/(1+[.D155])))/2)" office:value-type="float" office:value="63200029.4240695" calcext:value-type="float">
            <text:p>63200029.4240695</text:p>
          </table:table-cell>
          <table:table-cell table:style-name="ce2" table:formula="of:=([.B155]/[.P155])*SQRT(SQRT(([.D155]*[.D155]+[.E155]*[.E155])/((1+[.D155])*(1+[.D155])+[.E155]*[.E155])))*SIN((ATAN([.E155]/[.D155])-ATAN([.E155]/(1+[.D155])))/2)" office:value-type="float" office:value="8697756.38566633" calcext:value-type="float">
            <text:p>8697756.38566633</text:p>
          </table:table-cell>
          <table:table-cell table:formula="of:=([.B155]/[.P155])*SQRT(SQRT(([.F155]*[.F155]+[.G155]*[.G155])/((1+[.F155])*(1+[.F155])+[.G155]*[.G155])))*COS((ATAN([.G155]/[.F155])-ATAN([.G155]/(1+[.F155])))/2)" office:value-type="float" office:value="29150179.175792" calcext:value-type="float">
            <text:p>29150179.175792</text:p>
          </table:table-cell>
          <table:table-cell table:style-name="ce2" table:formula="of:=([.B155]/[.P155])*SQRT(SQRT(([.F155]*[.F155]+[.G155]*[.G155])/((1+[.F155])*(1+[.F155])+[.G155]*[.G155])))*SIN((ATAN([.G155]/[.F155])-ATAN([.G155]/(1+[.F155])))/2)" office:value-type="float" office:value="124857.872406567" calcext:value-type="float">
            <text:p>124857.87240656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702.7" calcext:value-type="float">
            <text:p>2702.7</text:p>
          </table:table-cell>
          <table:table-cell table:style-name="ce1" table:formula="of:=[.A156]*1000000000000*2*PI()" office:value-type="float" office:value="1.69815649297143E+016" calcext:value-type="float">
            <text:p>1.70E+16</text:p>
          </table:table-cell>
          <table:table-cell table:style-name="ce1" table:formula="of:=[.P156]/([.A156]*1000000000000)*1000000" office:value-type="float" office:value="0.11092332038332" calcext:value-type="float">
            <text:p>1.11E-01</text:p>
          </table:table-cell>
          <table:table-cell office:value-type="float" office:value="-2.31838" calcext:value-type="float">
            <text:p>-2.31838</text:p>
          </table:table-cell>
          <table:table-cell office:value-type="float" office:value="2.21852" calcext:value-type="float">
            <text:p>2.21852</text:p>
          </table:table-cell>
          <table:table-cell table:style-name="ce2" table:formula="of:=1-13.8*13.8*1E+030/([.B156]*[.B156]+1/9.3/9.3*1E+030)" office:value-type="float" office:value="0.33963303328939" calcext:value-type="float">
            <text:p>0.3396330333</text:p>
          </table:table-cell>
          <table:table-cell table:style-name="ce2" table:formula="of:=13.8*13.8/9.3*1E+045/[.B156]/([.B156]*[.B156]+1/9.3/9.3*1E+030)" office:value-type="float" office:value="0.00418142856771243" calcext:value-type="float">
            <text:p>0.0041814286</text:p>
          </table:table-cell>
          <table:table-cell table:formula="of:=[.B156]/[.P156]" office:value-type="float" office:value="56644403.4082882" calcext:value-type="float">
            <text:p>56644403.4082882</text:p>
          </table:table-cell>
          <table:table-cell table:formula="of:=[.H156]*SQRT(0.5)" office:value-type="float" office:value="40053641.766267" calcext:value-type="float">
            <text:p>40053641.766267</text:p>
          </table:table-cell>
          <table:table-cell table:formula="of:=-[.H156]*0.5" office:value-type="float" office:value="-28322201.7041441" calcext:value-type="float">
            <text:p>-28322201.7041441</text:p>
          </table:table-cell>
          <table:table-cell table:formula="of:=[.H156]*SQRT(3)/2" office:value-type="float" office:value="49055492.3337914" calcext:value-type="float">
            <text:p>49055492.3337914</text:p>
          </table:table-cell>
          <table:table-cell table:formula="of:=([.B156]/[.P156])*SQRT(SQRT(([.D156]*[.D156]+[.E156]*[.E156])/((1+[.D156])*(1+[.D156])+[.E156]*[.E156])))*COS((ATAN([.E156]/[.D156])-ATAN([.E156]/(1+[.D156])))/2)" office:value-type="float" office:value="62583277.5444897" calcext:value-type="float">
            <text:p>62583277.5444897</text:p>
          </table:table-cell>
          <table:table-cell table:style-name="ce2" table:formula="of:=([.B156]/[.P156])*SQRT(SQRT(([.D156]*[.D156]+[.E156]*[.E156])/((1+[.D156])*(1+[.D156])+[.E156]*[.E156])))*SIN((ATAN([.E156]/[.D156])-ATAN([.E156]/(1+[.D156])))/2)" office:value-type="float" office:value="8539209.13043443" calcext:value-type="float">
            <text:p>8539209.13043443</text:p>
          </table:table-cell>
          <table:table-cell table:formula="of:=([.B156]/[.P156])*SQRT(SQRT(([.F156]*[.F156]+[.G156]*[.G156])/((1+[.F156])*(1+[.F156])+[.G156]*[.G156])))*COS((ATAN([.G156]/[.F156])-ATAN([.G156]/(1+[.F156])))/2)" office:value-type="float" office:value="28521992.3142791" calcext:value-type="float">
            <text:p>28521992.3142791</text:p>
          </table:table-cell>
          <table:table-cell table:style-name="ce2" table:formula="of:=([.B156]/[.P156])*SQRT(SQRT(([.F156]*[.F156]+[.G156]*[.G156])/((1+[.F156])*(1+[.F156])+[.G156]*[.G156])))*SIN((ATAN([.G156]/[.F156])-ATAN([.G156]/(1+[.F156])))/2)" office:value-type="float" office:value="131054.79479681" calcext:value-type="float">
            <text:p>131054.7947968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678.57" calcext:value-type="float">
            <text:p>2678.57</text:p>
          </table:table-cell>
          <table:table-cell table:style-name="ce1" table:formula="of:=[.A157]*1000000000000*2*PI()" office:value-type="float" office:value="1.6829951668252E+016" calcext:value-type="float">
            <text:p>1.68E+16</text:p>
          </table:table-cell>
          <table:table-cell table:style-name="ce1" table:formula="of:=[.P157]/([.A157]*1000000000000)*1000000" office:value-type="float" office:value="0.111922577345375" calcext:value-type="float">
            <text:p>1.12E-01</text:p>
          </table:table-cell>
          <table:table-cell office:value-type="float" office:value="-2.33602" calcext:value-type="float">
            <text:p>-2.33602</text:p>
          </table:table-cell>
          <table:table-cell office:value-type="float" office:value="2.2393" calcext:value-type="float">
            <text:p>2.2393</text:p>
          </table:table-cell>
          <table:table-cell table:style-name="ce2" table:formula="of:=1-13.8*13.8*1E+030/([.B157]*[.B157]+1/9.3/9.3*1E+030)" office:value-type="float" office:value="0.327682047852258" calcext:value-type="float">
            <text:p>0.3276820479</text:p>
          </table:table-cell>
          <table:table-cell table:style-name="ce2" table:formula="of:=13.8*13.8/9.3*1E+045/[.B157]/([.B157]*[.B157]+1/9.3/9.3*1E+030)" office:value-type="float" office:value="0.00429545219998962" calcext:value-type="float">
            <text:p>0.0042954522</text:p>
          </table:table-cell>
          <table:table-cell table:formula="of:=[.B157]/[.P157]" office:value-type="float" office:value="56138676.0044911" calcext:value-type="float">
            <text:p>56138676.0044911</text:p>
          </table:table-cell>
          <table:table-cell table:formula="of:=[.H157]*SQRT(0.5)" office:value-type="float" office:value="39696038.4896102" calcext:value-type="float">
            <text:p>39696038.4896102</text:p>
          </table:table-cell>
          <table:table-cell table:formula="of:=-[.H157]*0.5" office:value-type="float" office:value="-28069338.0022455" calcext:value-type="float">
            <text:p>-28069338.0022455</text:p>
          </table:table-cell>
          <table:table-cell table:formula="of:=[.H157]*SQRT(3)/2" office:value-type="float" office:value="48617519.5547132" calcext:value-type="float">
            <text:p>48617519.5547132</text:p>
          </table:table-cell>
          <table:table-cell table:formula="of:=([.B157]/[.P157])*SQRT(SQRT(([.D157]*[.D157]+[.E157]*[.E157])/((1+[.D157])*(1+[.D157])+[.E157]*[.E157])))*COS((ATAN([.E157]/[.D157])-ATAN([.E157]/(1+[.D157])))/2)" office:value-type="float" office:value="61975152.6514444" calcext:value-type="float">
            <text:p>61975152.6514444</text:p>
          </table:table-cell>
          <table:table-cell table:style-name="ce2" table:formula="of:=([.B157]/[.P157])*SQRT(SQRT(([.D157]*[.D157]+[.E157]*[.E157])/((1+[.D157])*(1+[.D157])+[.E157]*[.E157])))*SIN((ATAN([.E157]/[.D157])-ATAN([.E157]/(1+[.D157])))/2)" office:value-type="float" office:value="8373702.55874969" calcext:value-type="float">
            <text:p>8373702.55874969</text:p>
          </table:table-cell>
          <table:table-cell table:formula="of:=([.B157]/[.P157])*SQRT(SQRT(([.F157]*[.F157]+[.G157]*[.G157])/((1+[.F157])*(1+[.F157])+[.G157]*[.G157])))*COS((ATAN([.G157]/[.F157])-ATAN([.G157]/(1+[.F157])))/2)" office:value-type="float" office:value="27890331.5101853" calcext:value-type="float">
            <text:p>27890331.5101853</text:p>
          </table:table-cell>
          <table:table-cell table:style-name="ce2" table:formula="of:=([.B157]/[.P157])*SQRT(SQRT(([.F157]*[.F157]+[.G157]*[.G157])/((1+[.F157])*(1+[.F157])+[.G157]*[.G157])))*SIN((ATAN([.G157]/[.F157])-ATAN([.G157]/(1+[.F157])))/2)" office:value-type="float" office:value="137675.55577535" calcext:value-type="float">
            <text:p>137675.5557753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654.87" calcext:value-type="float">
            <text:p>2654.87</text:p>
          </table:table-cell>
          <table:table-cell table:style-name="ce1" table:formula="of:=[.A158]*1000000000000*2*PI()" office:value-type="float" office:value="1.66810401764719E+016" calcext:value-type="float">
            <text:p>1.67E+16</text:p>
          </table:table-cell>
          <table:table-cell table:style-name="ce1" table:formula="of:=[.P158]/([.A158]*1000000000000)*1000000" office:value-type="float" office:value="0.112921709160901" calcext:value-type="float">
            <text:p>1.13E-01</text:p>
          </table:table-cell>
          <table:table-cell office:value-type="float" office:value="-2.35807" calcext:value-type="float">
            <text:p>-2.35807</text:p>
          </table:table-cell>
          <table:table-cell office:value-type="float" office:value="2.26443" calcext:value-type="float">
            <text:p>2.26443</text:p>
          </table:table-cell>
          <table:table-cell table:style-name="ce2" table:formula="of:=1-13.8*13.8*1E+030/([.B158]*[.B158]+1/9.3/9.3*1E+030)" office:value-type="float" office:value="0.315625418710239" calcext:value-type="float">
            <text:p>0.3156254187</text:p>
          </table:table-cell>
          <table:table-cell table:style-name="ce2" table:formula="of:=13.8*13.8/9.3*1E+045/[.B158]/([.B158]*[.B158]+1/9.3/9.3*1E+030)" office:value-type="float" office:value="0.00441151534174755" calcext:value-type="float">
            <text:p>0.0044115153</text:p>
          </table:table-cell>
          <table:table-cell table:formula="of:=[.B158]/[.P158]" office:value-type="float" office:value="55641960.7342887" calcext:value-type="float">
            <text:p>55641960.7342887</text:p>
          </table:table-cell>
          <table:table-cell table:formula="of:=[.H158]*SQRT(0.5)" office:value-type="float" office:value="39344807.7537312" calcext:value-type="float">
            <text:p>39344807.7537312</text:p>
          </table:table-cell>
          <table:table-cell table:formula="of:=-[.H158]*0.5" office:value-type="float" office:value="-27820980.3671444" calcext:value-type="float">
            <text:p>-27820980.3671444</text:p>
          </table:table-cell>
          <table:table-cell table:formula="of:=[.H158]*SQRT(3)/2" office:value-type="float" office:value="48187351.5122703" calcext:value-type="float">
            <text:p>48187351.5122703</text:p>
          </table:table-cell>
          <table:table-cell table:formula="of:=([.B158]/[.P158])*SQRT(SQRT(([.D158]*[.D158]+[.E158]*[.E158])/((1+[.D158])*(1+[.D158])+[.E158]*[.E158])))*COS((ATAN([.E158]/[.D158])-ATAN([.E158]/(1+[.D158])))/2)" office:value-type="float" office:value="61369536.1239501" calcext:value-type="float">
            <text:p>61369536.1239501</text:p>
          </table:table-cell>
          <table:table-cell table:style-name="ce2" table:formula="of:=([.B158]/[.P158])*SQRT(SQRT(([.D158]*[.D158]+[.E158]*[.E158])/((1+[.D158])*(1+[.D158])+[.E158]*[.E158])))*SIN((ATAN([.E158]/[.D158])-ATAN([.E158]/(1+[.D158])))/2)" office:value-type="float" office:value="8192636.78662053" calcext:value-type="float">
            <text:p>8192636.78662053</text:p>
          </table:table-cell>
          <table:table-cell table:formula="of:=([.B158]/[.P158])*SQRT(SQRT(([.F158]*[.F158]+[.G158]*[.G158])/((1+[.F158])*(1+[.F158])+[.G158]*[.G158])))*COS((ATAN([.G158]/[.F158])-ATAN([.G158]/(1+[.F158])))/2)" office:value-type="float" office:value="27254369.847699" calcext:value-type="float">
            <text:p>27254369.847699</text:p>
          </table:table-cell>
          <table:table-cell table:style-name="ce2" table:formula="of:=([.B158]/[.P158])*SQRT(SQRT(([.F158]*[.F158]+[.G158]*[.G158])/((1+[.F158])*(1+[.F158])+[.G158]*[.G158])))*SIN((ATAN([.G158]/[.F158])-ATAN([.G158]/(1+[.F158])))/2)" office:value-type="float" office:value="144762.84494527" calcext:value-type="float">
            <text:p>144762.844945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631.58" calcext:value-type="float">
            <text:p>2631.58</text:p>
          </table:table-cell>
          <table:table-cell table:style-name="ce1" table:formula="of:=[.A159]*1000000000000*2*PI()" office:value-type="float" office:value="1.65347047906677E+016" calcext:value-type="float">
            <text:p>1.65E+16</text:p>
          </table:table-cell>
          <table:table-cell table:style-name="ce1" table:formula="of:=[.P159]/([.A159]*1000000000000)*1000000" office:value-type="float" office:value="0.113921088471565" calcext:value-type="float">
            <text:p>1.14E-01</text:p>
          </table:table-cell>
          <table:table-cell office:value-type="float" office:value="-2.37715" calcext:value-type="float">
            <text:p>-2.37715</text:p>
          </table:table-cell>
          <table:table-cell office:value-type="float" office:value="2.28413" calcext:value-type="float">
            <text:p>2.28413</text:p>
          </table:table-cell>
          <table:table-cell table:style-name="ce2" table:formula="of:=1-13.8*13.8*1E+030/([.B159]*[.B159]+1/9.3/9.3*1E+030)" office:value-type="float" office:value="0.30345862994676" calcext:value-type="float">
            <text:p>0.3034586299</text:p>
          </table:table-cell>
          <table:table-cell table:style-name="ce2" table:formula="of:=13.8*13.8/9.3*1E+045/[.B159]/([.B159]*[.B159]+1/9.3/9.3*1E+030)" office:value-type="float" office:value="0.00452967999485382" calcext:value-type="float">
            <text:p>0.00452968</text:p>
          </table:table-cell>
          <table:table-cell table:formula="of:=[.B159]/[.P159]" office:value-type="float" office:value="55153838.4286762" calcext:value-type="float">
            <text:p>55153838.4286762</text:p>
          </table:table-cell>
          <table:table-cell table:formula="of:=[.H159]*SQRT(0.5)" office:value-type="float" office:value="38999653.1613841" calcext:value-type="float">
            <text:p>38999653.1613841</text:p>
          </table:table-cell>
          <table:table-cell table:formula="of:=-[.H159]*0.5" office:value-type="float" office:value="-27576919.2143381" calcext:value-type="float">
            <text:p>-27576919.2143381</text:p>
          </table:table-cell>
          <table:table-cell table:formula="of:=[.H159]*SQRT(3)/2" office:value-type="float" office:value="47764625.195456" calcext:value-type="float">
            <text:p>47764625.195456</text:p>
          </table:table-cell>
          <table:table-cell table:formula="of:=([.B159]/[.P159])*SQRT(SQRT(([.D159]*[.D159]+[.E159]*[.E159])/((1+[.D159])*(1+[.D159])+[.E159]*[.E159])))*COS((ATAN([.E159]/[.D159])-ATAN([.E159]/(1+[.D159])))/2)" office:value-type="float" office:value="60789568.5375114" calcext:value-type="float">
            <text:p>60789568.5375114</text:p>
          </table:table-cell>
          <table:table-cell table:style-name="ce2" table:formula="of:=([.B159]/[.P159])*SQRT(SQRT(([.D159]*[.D159]+[.E159]*[.E159])/((1+[.D159])*(1+[.D159])+[.E159]*[.E159])))*SIN((ATAN([.E159]/[.D159])-ATAN([.E159]/(1+[.D159])))/2)" office:value-type="float" office:value="8033634.79296953" calcext:value-type="float">
            <text:p>8033634.79296953</text:p>
          </table:table-cell>
          <table:table-cell table:formula="of:=([.B159]/[.P159])*SQRT(SQRT(([.F159]*[.F159]+[.G159]*[.G159])/((1+[.F159])*(1+[.F159])+[.G159]*[.G159])))*COS((ATAN([.G159]/[.F159])-ATAN([.G159]/(1+[.F159])))/2)" office:value-type="float" office:value="26612925.7656644" calcext:value-type="float">
            <text:p>26612925.7656644</text:p>
          </table:table-cell>
          <table:table-cell table:style-name="ce2" table:formula="of:=([.B159]/[.P159])*SQRT(SQRT(([.F159]*[.F159]+[.G159]*[.G159])/((1+[.F159])*(1+[.F159])+[.G159]*[.G159])))*SIN((ATAN([.G159]/[.F159])-ATAN([.G159]/(1+[.F159])))/2)" office:value-type="float" office:value="152369.008096181" calcext:value-type="float">
            <text:p>152369.00809618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608.7" calcext:value-type="float">
            <text:p>2608.7</text:p>
          </table:table-cell>
          <table:table-cell table:style-name="ce1" table:formula="of:=[.A160]*1000000000000*2*PI()" office:value-type="float" office:value="1.63909455108394E+016" calcext:value-type="float">
            <text:p>1.64E+16</text:p>
          </table:table-cell>
          <table:table-cell table:style-name="ce1" table:formula="of:=[.P160]/([.A160]*1000000000000)*1000000" office:value-type="float" office:value="0.114920250699582" calcext:value-type="float">
            <text:p>1.15E-01</text:p>
          </table:table-cell>
          <table:table-cell office:value-type="float" office:value="-2.39879" calcext:value-type="float">
            <text:p>-2.39879</text:p>
          </table:table-cell>
          <table:table-cell office:value-type="float" office:value="2.30577" calcext:value-type="float">
            <text:p>2.30577</text:p>
          </table:table-cell>
          <table:table-cell table:style-name="ce2" table:formula="of:=1-13.8*13.8*1E+030/([.B160]*[.B160]+1/9.3/9.3*1E+030)" office:value-type="float" office:value="0.291187333075068" calcext:value-type="float">
            <text:p>0.2911873331</text:p>
          </table:table-cell>
          <table:table-cell table:style-name="ce2" table:formula="of:=13.8*13.8/9.3*1E+045/[.B160]/([.B160]*[.B160]+1/9.3/9.3*1E+030)" office:value-type="float" office:value="0.00464990965578999" calcext:value-type="float">
            <text:p>0.0046499097</text:p>
          </table:table-cell>
          <table:table-cell table:formula="of:=[.B160]/[.P160]" office:value-type="float" office:value="54674309.0876536" calcext:value-type="float">
            <text:p>54674309.0876536</text:p>
          </table:table-cell>
          <table:table-cell table:formula="of:=[.H160]*SQRT(0.5)" office:value-type="float" office:value="38660574.7125691" calcext:value-type="float">
            <text:p>38660574.7125691</text:p>
          </table:table-cell>
          <table:table-cell table:formula="of:=-[.H160]*0.5" office:value-type="float" office:value="-27337154.5438268" calcext:value-type="float">
            <text:p>-27337154.5438268</text:p>
          </table:table-cell>
          <table:table-cell table:formula="of:=[.H160]*SQRT(3)/2" office:value-type="float" office:value="47349340.6042704" calcext:value-type="float">
            <text:p>47349340.6042704</text:p>
          </table:table-cell>
          <table:table-cell table:formula="of:=([.B160]/[.P160])*SQRT(SQRT(([.D160]*[.D160]+[.E160]*[.E160])/((1+[.D160])*(1+[.D160])+[.E160]*[.E160])))*COS((ATAN([.E160]/[.D160])-ATAN([.E160]/(1+[.D160])))/2)" office:value-type="float" office:value="60217111.2273922" calcext:value-type="float">
            <text:p>60217111.2273922</text:p>
          </table:table-cell>
          <table:table-cell table:style-name="ce2" table:formula="of:=([.B160]/[.P160])*SQRT(SQRT(([.D160]*[.D160]+[.E160]*[.E160])/((1+[.D160])*(1+[.D160])+[.E160]*[.E160])))*SIN((ATAN([.E160]/[.D160])-ATAN([.E160]/(1+[.D160])))/2)" office:value-type="float" office:value="7868787.54737742" calcext:value-type="float">
            <text:p>7868787.54737742</text:p>
          </table:table-cell>
          <table:table-cell table:formula="of:=([.B160]/[.P160])*SQRT(SQRT(([.F160]*[.F160]+[.G160]*[.G160])/((1+[.F160])*(1+[.F160])+[.G160]*[.G160])))*COS((ATAN([.G160]/[.F160])-ATAN([.G160]/(1+[.F160])))/2)" office:value-type="float" office:value="25965272.6793914" calcext:value-type="float">
            <text:p>25965272.6793914</text:p>
          </table:table-cell>
          <table:table-cell table:style-name="ce2" table:formula="of:=([.B160]/[.P160])*SQRT(SQRT(([.F160]*[.F160]+[.G160]*[.G160])/((1+[.F160])*(1+[.F160])+[.G160]*[.G160])))*SIN((ATAN([.G160]/[.F160])-ATAN([.G160]/(1+[.F160])))/2)" office:value-type="float" office:value="160547.701635322" calcext:value-type="float">
            <text:p>160547.70163532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586.21" calcext:value-type="float">
            <text:p>2586.21</text:p>
          </table:table-cell>
          <table:table-cell table:style-name="ce1" table:formula="of:=[.A161]*1000000000000*2*PI()" office:value-type="float" office:value="1.62496366732809E+016" calcext:value-type="float">
            <text:p>1.62E+16</text:p>
          </table:table-cell>
          <table:table-cell table:style-name="ce1" table:formula="of:=[.P161]/([.A161]*1000000000000)*1000000" office:value-type="float" office:value="0.115919611323133" calcext:value-type="float">
            <text:p>1.16E-01</text:p>
          </table:table-cell>
          <table:table-cell office:value-type="float" office:value="-2.41679" calcext:value-type="float">
            <text:p>-2.41679</text:p>
          </table:table-cell>
          <table:table-cell office:value-type="float" office:value="2.32254" calcext:value-type="float">
            <text:p>2.32254</text:p>
          </table:table-cell>
          <table:table-cell table:style-name="ce2" table:formula="of:=1-13.8*13.8*1E+030/([.B161]*[.B161]+1/9.3/9.3*1E+030)" office:value-type="float" office:value="0.278806428849466" calcext:value-type="float">
            <text:p>0.2788064288</text:p>
          </table:table-cell>
          <table:table-cell table:style-name="ce2" table:formula="of:=13.8*13.8/9.3*1E+045/[.B161]/([.B161]*[.B161]+1/9.3/9.3*1E+030)" office:value-type="float" office:value="0.00477227259795592" calcext:value-type="float">
            <text:p>0.0047722726</text:p>
          </table:table-cell>
          <table:table-cell table:formula="of:=[.B161]/[.P161]" office:value-type="float" office:value="54202953.5422165" calcext:value-type="float">
            <text:p>54202953.5422165</text:p>
          </table:table-cell>
          <table:table-cell table:formula="of:=[.H161]*SQRT(0.5)" office:value-type="float" office:value="38327276.0100407" calcext:value-type="float">
            <text:p>38327276.0100407</text:p>
          </table:table-cell>
          <table:table-cell table:formula="of:=-[.H161]*0.5" office:value-type="float" office:value="-27101476.7711083" calcext:value-type="float">
            <text:p>-27101476.7711083</text:p>
          </table:table-cell>
          <table:table-cell table:formula="of:=[.H161]*SQRT(3)/2" office:value-type="float" office:value="46941134.7277072" calcext:value-type="float">
            <text:p>46941134.7277072</text:p>
          </table:table-cell>
          <table:table-cell table:formula="of:=([.B161]/[.P161])*SQRT(SQRT(([.D161]*[.D161]+[.E161]*[.E161])/((1+[.D161])*(1+[.D161])+[.E161]*[.E161])))*COS((ATAN([.E161]/[.D161])-ATAN([.E161]/(1+[.D161])))/2)" office:value-type="float" office:value="59665976.655366" calcext:value-type="float">
            <text:p>59665976.655366</text:p>
          </table:table-cell>
          <table:table-cell table:style-name="ce2" table:formula="of:=([.B161]/[.P161])*SQRT(SQRT(([.D161]*[.D161]+[.E161]*[.E161])/((1+[.D161])*(1+[.D161])+[.E161]*[.E161])))*SIN((ATAN([.E161]/[.D161])-ATAN([.E161]/(1+[.D161])))/2)" office:value-type="float" office:value="7725621.68826395" calcext:value-type="float">
            <text:p>7725621.68826395</text:p>
          </table:table-cell>
          <table:table-cell table:formula="of:=([.B161]/[.P161])*SQRT(SQRT(([.F161]*[.F161]+[.G161]*[.G161])/((1+[.F161])*(1+[.F161])+[.G161]*[.G161])))*COS((ATAN([.G161]/[.F161])-ATAN([.G161]/(1+[.F161])))/2)" office:value-type="float" office:value="25310021.1823716" calcext:value-type="float">
            <text:p>25310021.1823716</text:p>
          </table:table-cell>
          <table:table-cell table:style-name="ce2" table:formula="of:=([.B161]/[.P161])*SQRT(SQRT(([.F161]*[.F161]+[.G161]*[.G161])/((1+[.F161])*(1+[.F161])+[.G161]*[.G161])))*SIN((ATAN([.G161]/[.F161])-ATAN([.G161]/(1+[.F161])))/2)" office:value-type="float" office:value="169368.629395983" calcext:value-type="float">
            <text:p>169368.6293959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564.1" calcext:value-type="float">
            <text:p>2564.1</text:p>
          </table:table-cell>
          <table:table-cell table:style-name="ce1" table:formula="of:=[.A162]*1000000000000*2*PI()" office:value-type="float" office:value="1.61107154461392E+016" calcext:value-type="float">
            <text:p>1.61E+16</text:p>
          </table:table-cell>
          <table:table-cell table:style-name="ce1" table:formula="of:=[.P162]/([.A162]*1000000000000)*1000000" office:value-type="float" office:value="0.116919175539176" calcext:value-type="float">
            <text:p>1.17E-01</text:p>
          </table:table-cell>
          <table:table-cell office:value-type="float" office:value="-2.44237" calcext:value-type="float">
            <text:p>-2.44237</text:p>
          </table:table-cell>
          <table:table-cell office:value-type="float" office:value="2.34935" calcext:value-type="float">
            <text:p>2.34935</text:p>
          </table:table-cell>
          <table:table-cell table:style-name="ce2" table:formula="of:=1-13.8*13.8*1E+030/([.B162]*[.B162]+1/9.3/9.3*1E+030)" office:value-type="float" office:value="0.266315788699447" calcext:value-type="float">
            <text:p>0.2663157887</text:p>
          </table:table-cell>
          <table:table-cell table:style-name="ce2" table:formula="of:=13.8*13.8/9.3*1E+045/[.B162]/([.B162]*[.B162]+1/9.3/9.3*1E+030)" office:value-type="float" office:value="0.00489678907633907" calcext:value-type="float">
            <text:p>0.0048967891</text:p>
          </table:table-cell>
          <table:table-cell table:formula="of:=[.B162]/[.P162]" office:value-type="float" office:value="53739562.2078632" calcext:value-type="float">
            <text:p>53739562.2078632</text:p>
          </table:table-cell>
          <table:table-cell table:formula="of:=[.H162]*SQRT(0.5)" office:value-type="float" office:value="37999608.8551764" calcext:value-type="float">
            <text:p>37999608.8551764</text:p>
          </table:table-cell>
          <table:table-cell table:formula="of:=-[.H162]*0.5" office:value-type="float" office:value="-26869781.1039316" calcext:value-type="float">
            <text:p>-26869781.1039316</text:p>
          </table:table-cell>
          <table:table-cell table:formula="of:=[.H162]*SQRT(3)/2" office:value-type="float" office:value="46539826.0602636" calcext:value-type="float">
            <text:p>46539826.0602636</text:p>
          </table:table-cell>
          <table:table-cell table:formula="of:=([.B162]/[.P162])*SQRT(SQRT(([.D162]*[.D162]+[.E162]*[.E162])/((1+[.D162])*(1+[.D162])+[.E162]*[.E162])))*COS((ATAN([.E162]/[.D162])-ATAN([.E162]/(1+[.D162])))/2)" office:value-type="float" office:value="59102285.7152485" calcext:value-type="float">
            <text:p>59102285.7152485</text:p>
          </table:table-cell>
          <table:table-cell table:style-name="ce2" table:formula="of:=([.B162]/[.P162])*SQRT(SQRT(([.D162]*[.D162]+[.E162]*[.E162])/((1+[.D162])*(1+[.D162])+[.E162]*[.E162])))*SIN((ATAN([.E162]/[.D162])-ATAN([.E162]/(1+[.D162])))/2)" office:value-type="float" office:value="7552576.87047967" calcext:value-type="float">
            <text:p>7552576.87047967</text:p>
          </table:table-cell>
          <table:table-cell table:formula="of:=([.B162]/[.P162])*SQRT(SQRT(([.F162]*[.F162]+[.G162]*[.G162])/((1+[.F162])*(1+[.F162])+[.G162]*[.G162])))*COS((ATAN([.G162]/[.F162])-ATAN([.G162]/(1+[.F162])))/2)" office:value-type="float" office:value="24645929.7180926" calcext:value-type="float">
            <text:p>24645929.7180926</text:p>
          </table:table-cell>
          <table:table-cell table:style-name="ce2" table:formula="of:=([.B162]/[.P162])*SQRT(SQRT(([.F162]*[.F162]+[.G162]*[.G162])/((1+[.F162])*(1+[.F162])+[.G162]*[.G162])))*SIN((ATAN([.G162]/[.F162])-ATAN([.G162]/(1+[.F162])))/2)" office:value-type="float" office:value="178909.707985457" calcext:value-type="float">
            <text:p>178909.70798545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542.37" calcext:value-type="float">
            <text:p>2542.37</text:p>
          </table:table-cell>
          <table:table-cell table:style-name="ce1" table:formula="of:=[.A163]*1000000000000*2*PI()" office:value-type="float" office:value="1.59741818294142E+016" calcext:value-type="float">
            <text:p>1.60E+16</text:p>
          </table:table-cell>
          <table:table-cell table:style-name="ce1" table:formula="of:=[.P163]/([.A163]*1000000000000)*1000000" office:value-type="float" office:value="0.117918500454301" calcext:value-type="float">
            <text:p>1.18E-01</text:p>
          </table:table-cell>
          <table:table-cell office:value-type="float" office:value="-2.465" calcext:value-type="float">
            <text:p>-2.465</text:p>
          </table:table-cell>
          <table:table-cell office:value-type="float" office:value="2.375" calcext:value-type="float">
            <text:p>2.375</text:p>
          </table:table-cell>
          <table:table-cell table:style-name="ce2" table:formula="of:=1-13.8*13.8*1E+030/([.B163]*[.B163]+1/9.3/9.3*1E+030)" office:value-type="float" office:value="0.253720953291593" calcext:value-type="float">
            <text:p>0.2537209533</text:p>
          </table:table-cell>
          <table:table-cell table:style-name="ce2" table:formula="of:=13.8*13.8/9.3*1E+045/[.B163]/([.B163]*[.B163]+1/9.3/9.3*1E+030)" office:value-type="float" office:value="0.00502342214723575" calcext:value-type="float">
            <text:p>0.0050234221</text:p>
          </table:table-cell>
          <table:table-cell table:formula="of:=[.B163]/[.P163]" office:value-type="float" office:value="53284135.0845931" calcext:value-type="float">
            <text:p>53284135.0845931</text:p>
          </table:table-cell>
          <table:table-cell table:formula="of:=[.H163]*SQRT(0.5)" office:value-type="float" office:value="37677573.2479758" calcext:value-type="float">
            <text:p>37677573.2479758</text:p>
          </table:table-cell>
          <table:table-cell table:formula="of:=-[.H163]*0.5" office:value-type="float" office:value="-26642067.5422965" calcext:value-type="float">
            <text:p>-26642067.5422965</text:p>
          </table:table-cell>
          <table:table-cell table:formula="of:=[.H163]*SQRT(3)/2" office:value-type="float" office:value="46145414.6019393" calcext:value-type="float">
            <text:p>46145414.6019393</text:p>
          </table:table-cell>
          <table:table-cell table:formula="of:=([.B163]/[.P163])*SQRT(SQRT(([.D163]*[.D163]+[.E163]*[.E163])/((1+[.D163])*(1+[.D163])+[.E163]*[.E163])))*COS((ATAN([.E163]/[.D163])-ATAN([.E163]/(1+[.D163])))/2)" office:value-type="float" office:value="58549525.8050192" calcext:value-type="float">
            <text:p>58549525.8050192</text:p>
          </table:table-cell>
          <table:table-cell table:style-name="ce2" table:formula="of:=([.B163]/[.P163])*SQRT(SQRT(([.D163]*[.D163]+[.E163]*[.E163])/((1+[.D163])*(1+[.D163])+[.E163]*[.E163])))*SIN((ATAN([.E163]/[.D163])-ATAN([.E163]/(1+[.D163])))/2)" office:value-type="float" office:value="7395103.70470864" calcext:value-type="float">
            <text:p>7395103.70470864</text:p>
          </table:table-cell>
          <table:table-cell table:formula="of:=([.B163]/[.P163])*SQRT(SQRT(([.F163]*[.F163]+[.G163]*[.G163])/((1+[.F163])*(1+[.F163])+[.G163]*[.G163])))*COS((ATAN([.G163]/[.F163])-ATAN([.G163]/(1+[.F163])))/2)" office:value-type="float" office:value="23971925.5784053" calcext:value-type="float">
            <text:p>23971925.5784053</text:p>
          </table:table-cell>
          <table:table-cell table:style-name="ce2" table:formula="of:=([.B163]/[.P163])*SQRT(SQRT(([.F163]*[.F163]+[.G163]*[.G163])/((1+[.F163])*(1+[.F163])+[.G163]*[.G163])))*SIN((ATAN([.G163]/[.F163])-ATAN([.G163]/(1+[.F163])))/2)" office:value-type="float" office:value="189257.831657913" calcext:value-type="float">
            <text:p>189257.8316579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521.01" calcext:value-type="float">
            <text:p>2521.01</text:p>
          </table:table-cell>
          <table:table-cell table:style-name="ce1" table:formula="of:=[.A164]*1000000000000*2*PI()" office:value-type="float" office:value="1.58399729912528E+016" calcext:value-type="float">
            <text:p>1.58E+16</text:p>
          </table:table-cell>
          <table:table-cell table:style-name="ce1" table:formula="of:=[.P164]/([.A164]*1000000000000)*1000000" office:value-type="float" office:value="0.118917599692187" calcext:value-type="float">
            <text:p>1.19E-01</text:p>
          </table:table-cell>
          <table:table-cell office:value-type="float" office:value="-2.48705" calcext:value-type="float">
            <text:p>-2.48705</text:p>
          </table:table-cell>
          <table:table-cell office:value-type="float" office:value="2.39705" calcext:value-type="float">
            <text:p>2.39705</text:p>
          </table:table-cell>
          <table:table-cell table:style-name="ce2" table:formula="of:=1-13.8*13.8*1E+030/([.B164]*[.B164]+1/9.3/9.3*1E+030)" office:value-type="float" office:value="0.241021826213915" calcext:value-type="float">
            <text:p>0.2410218262</text:p>
          </table:table-cell>
          <table:table-cell table:style-name="ce2" table:formula="of:=13.8*13.8/9.3*1E+045/[.B164]/([.B164]*[.B164]+1/9.3/9.3*1E+030)" office:value-type="float" office:value="0.00515219037091488" calcext:value-type="float">
            <text:p>0.0051521904</text:p>
          </table:table-cell>
          <table:table-cell table:formula="of:=[.B164]/[.P164]" office:value-type="float" office:value="52836462.5879041" calcext:value-type="float">
            <text:p>52836462.5879041</text:p>
          </table:table-cell>
          <table:table-cell table:formula="of:=[.H164]*SQRT(0.5)" office:value-type="float" office:value="37361020.9898163" calcext:value-type="float">
            <text:p>37361020.9898163</text:p>
          </table:table-cell>
          <table:table-cell table:formula="of:=-[.H164]*0.5" office:value-type="float" office:value="-26418231.293952" calcext:value-type="float">
            <text:p>-26418231.293952</text:p>
          </table:table-cell>
          <table:table-cell table:formula="of:=[.H164]*SQRT(3)/2" office:value-type="float" office:value="45757718.847231" calcext:value-type="float">
            <text:p>45757718.847231</text:p>
          </table:table-cell>
          <table:table-cell table:formula="of:=([.B164]/[.P164])*SQRT(SQRT(([.D164]*[.D164]+[.E164]*[.E164])/((1+[.D164])*(1+[.D164])+[.E164]*[.E164])))*COS((ATAN([.E164]/[.D164])-ATAN([.E164]/(1+[.D164])))/2)" office:value-type="float" office:value="58016705.8296753" calcext:value-type="float">
            <text:p>58016705.8296753</text:p>
          </table:table-cell>
          <table:table-cell table:style-name="ce2" table:formula="of:=([.B164]/[.P164])*SQRT(SQRT(([.D164]*[.D164]+[.E164]*[.E164])/((1+[.D164])*(1+[.D164])+[.E164]*[.E164])))*SIN((ATAN([.E164]/[.D164])-ATAN([.E164]/(1+[.D164])))/2)" office:value-type="float" office:value="7247747.56300523" calcext:value-type="float">
            <text:p>7247747.56300523</text:p>
          </table:table-cell>
          <table:table-cell table:formula="of:=([.B164]/[.P164])*SQRT(SQRT(([.F164]*[.F164]+[.G164]*[.G164])/((1+[.F164])*(1+[.F164])+[.G164]*[.G164])))*COS((ATAN([.G164]/[.F164])-ATAN([.G164]/(1+[.F164])))/2)" office:value-type="float" office:value="23286479.7113941" calcext:value-type="float">
            <text:p>23286479.7113941</text:p>
          </table:table-cell>
          <table:table-cell table:style-name="ce2" table:formula="of:=([.B164]/[.P164])*SQRT(SQRT(([.F164]*[.F164]+[.G164]*[.G164])/((1+[.F164])*(1+[.F164])+[.G164]*[.G164])))*SIN((ATAN([.G164]/[.F164])-ATAN([.G164]/(1+[.F164])))/2)" office:value-type="float" office:value="200520.698699329" calcext:value-type="float">
            <text:p>200520.6986993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style-name="ce1" table:formula="of:=[.A165]*1000000000000*2*PI()" office:value-type="float" office:value="1.5707963267949E+016" calcext:value-type="float">
            <text:p>1.57E+16</text:p>
          </table:table-cell>
          <table:table-cell table:style-name="ce1" table:formula="of:=[.P165]/([.A165]*1000000000000)*1000000" office:value-type="float" office:value="0.1199169832" calcext:value-type="float">
            <text:p>1.20E-01</text:p>
          </table:table-cell>
          <table:table-cell office:value-type="float" office:value="-2.51304" calcext:value-type="float">
            <text:p>-2.51304</text:p>
          </table:table-cell>
          <table:table-cell office:value-type="float" office:value="2.42424" calcext:value-type="float">
            <text:p>2.42424</text:p>
          </table:table-cell>
          <table:table-cell table:style-name="ce2" table:formula="of:=1-13.8*13.8*1E+030/([.B165]*[.B165]+1/9.3/9.3*1E+030)" office:value-type="float" office:value="0.22821191681489" calcext:value-type="float">
            <text:p>0.2282119168</text:p>
          </table:table-cell>
          <table:table-cell table:style-name="ce2" table:formula="of:=13.8*13.8/9.3*1E+045/[.B165]/([.B165]*[.B165]+1/9.3/9.3*1E+030)" office:value-type="float" office:value="0.00528317799820769" calcext:value-type="float">
            <text:p>0.005283178</text:p>
          </table:table-cell>
          <table:table-cell table:formula="of:=[.B165]/[.P165]" office:value-type="float" office:value="52396125.5487922" calcext:value-type="float">
            <text:p>52396125.5487922</text:p>
          </table:table-cell>
          <table:table-cell table:formula="of:=[.H165]*SQRT(0.5)" office:value-type="float" office:value="37049655.6834527" calcext:value-type="float">
            <text:p>37049655.6834527</text:p>
          </table:table-cell>
          <table:table-cell table:formula="of:=-[.H165]*0.5" office:value-type="float" office:value="-26198062.7743961" calcext:value-type="float">
            <text:p>-26198062.7743961</text:p>
          </table:table-cell>
          <table:table-cell table:formula="of:=[.H165]*SQRT(3)/2" office:value-type="float" office:value="45376375.7851329" calcext:value-type="float">
            <text:p>45376375.7851329</text:p>
          </table:table-cell>
          <table:table-cell table:formula="of:=([.B165]/[.P165])*SQRT(SQRT(([.D165]*[.D165]+[.E165]*[.E165])/((1+[.D165])*(1+[.D165])+[.E165]*[.E165])))*COS((ATAN([.E165]/[.D165])-ATAN([.E165]/(1+[.D165])))/2)" office:value-type="float" office:value="57482757.0847767" calcext:value-type="float">
            <text:p>57482757.0847767</text:p>
          </table:table-cell>
          <table:table-cell table:style-name="ce2" table:formula="of:=([.B165]/[.P165])*SQRT(SQRT(([.D165]*[.D165]+[.E165]*[.E165])/((1+[.D165])*(1+[.D165])+[.E165]*[.E165])))*SIN((ATAN([.E165]/[.D165])-ATAN([.E165]/(1+[.D165])))/2)" office:value-type="float" office:value="7088996.92099706" calcext:value-type="float">
            <text:p>7088996.92099706</text:p>
          </table:table-cell>
          <table:table-cell table:formula="of:=([.B165]/[.P165])*SQRT(SQRT(([.F165]*[.F165]+[.G165]*[.G165])/((1+[.F165])*(1+[.F165])+[.G165]*[.G165])))*COS((ATAN([.G165]/[.F165])-ATAN([.G165]/(1+[.F165])))/2)" office:value-type="float" office:value="22587520.7969716" calcext:value-type="float">
            <text:p>22587520.7969716</text:p>
          </table:table-cell>
          <table:table-cell table:style-name="ce2" table:formula="of:=([.B165]/[.P165])*SQRT(SQRT(([.F165]*[.F165]+[.G165]*[.G165])/((1+[.F165])*(1+[.F165])+[.G165]*[.G165])))*SIN((ATAN([.G165]/[.F165])-ATAN([.G165]/(1+[.F165])))/2)" office:value-type="float" office:value="212833.692946092" calcext:value-type="float">
            <text:p>212833.6929460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479.34" calcext:value-type="float">
            <text:p>2479.34</text:p>
          </table:table-cell>
          <table:table-cell table:style-name="ce1" table:formula="of:=[.A166]*1000000000000*2*PI()" office:value-type="float" office:value="1.55781526595026E+016" calcext:value-type="float">
            <text:p>1.56E+16</text:p>
          </table:table-cell>
          <table:table-cell table:style-name="ce1" table:formula="of:=[.P166]/([.A166]*1000000000000)*1000000" office:value-type="float" office:value="0.120916234965757" calcext:value-type="float">
            <text:p>1.21E-01</text:p>
          </table:table-cell>
          <table:table-cell office:value-type="float" office:value="-2.53531" calcext:value-type="float">
            <text:p>-2.53531</text:p>
          </table:table-cell>
          <table:table-cell office:value-type="float" office:value="2.44651" calcext:value-type="float">
            <text:p>2.44651</text:p>
          </table:table-cell>
          <table:table-cell table:style-name="ce2" table:formula="of:=1-13.8*13.8*1E+030/([.B166]*[.B166]+1/9.3/9.3*1E+030)" office:value-type="float" office:value="0.215296533423104" calcext:value-type="float">
            <text:p>0.2152965334</text:p>
          </table:table-cell>
          <table:table-cell table:style-name="ce2" table:formula="of:=13.8*13.8/9.3*1E+045/[.B166]/([.B166]*[.B166]+1/9.3/9.3*1E+030)" office:value-type="float" office:value="0.00541634933746499" calcext:value-type="float">
            <text:p>0.0054163493</text:p>
          </table:table-cell>
          <table:table-cell table:formula="of:=[.B166]/[.P166]" office:value-type="float" office:value="51963123.9672567" calcext:value-type="float">
            <text:p>51963123.9672567</text:p>
          </table:table-cell>
          <table:table-cell table:formula="of:=[.H166]*SQRT(0.5)" office:value-type="float" office:value="36743477.3288844" calcext:value-type="float">
            <text:p>36743477.3288844</text:p>
          </table:table-cell>
          <table:table-cell table:formula="of:=-[.H166]*0.5" office:value-type="float" office:value="-25981561.9836284" calcext:value-type="float">
            <text:p>-25981561.9836284</text:p>
          </table:table-cell>
          <table:table-cell table:formula="of:=[.H166]*SQRT(3)/2" office:value-type="float" office:value="45001385.4156443" calcext:value-type="float">
            <text:p>45001385.4156443</text:p>
          </table:table-cell>
          <table:table-cell table:formula="of:=([.B166]/[.P166])*SQRT(SQRT(([.D166]*[.D166]+[.E166]*[.E166])/((1+[.D166])*(1+[.D166])+[.E166]*[.E166])))*COS((ATAN([.E166]/[.D166])-ATAN([.E166]/(1+[.D166])))/2)" office:value-type="float" office:value="56968284.731793" calcext:value-type="float">
            <text:p>56968284.731793</text:p>
          </table:table-cell>
          <table:table-cell table:style-name="ce2" table:formula="of:=([.B166]/[.P166])*SQRT(SQRT(([.D166]*[.D166]+[.E166]*[.E166])/((1+[.D166])*(1+[.D166])+[.E166]*[.E166])))*SIN((ATAN([.E166]/[.D166])-ATAN([.E166]/(1+[.D166])))/2)" office:value-type="float" office:value="6949820.15194778" calcext:value-type="float">
            <text:p>6949820.15194778</text:p>
          </table:table-cell>
          <table:table-cell table:formula="of:=([.B166]/[.P166])*SQRT(SQRT(([.F166]*[.F166]+[.G166]*[.G166])/((1+[.F166])*(1+[.F166])+[.G166]*[.G166])))*COS((ATAN([.G166]/[.F166])-ATAN([.G166]/(1+[.F166])))/2)" office:value-type="float" office:value="21873381.5339356" calcext:value-type="float">
            <text:p>21873381.5339356</text:p>
          </table:table-cell>
          <table:table-cell table:style-name="ce2" table:formula="of:=([.B166]/[.P166])*SQRT(SQRT(([.F166]*[.F166]+[.G166]*[.G166])/((1+[.F166])*(1+[.F166])+[.G166]*[.G166])))*SIN((ATAN([.G166]/[.F166])-ATAN([.G166]/(1+[.F166])))/2)" office:value-type="float" office:value="226348.751639974" calcext:value-type="float">
            <text:p>226348.75163997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459.02" calcext:value-type="float">
            <text:p>2459.02</text:p>
          </table:table-cell>
          <table:table-cell table:style-name="ce1" table:formula="of:=[.A167]*1000000000000*2*PI()" office:value-type="float" office:value="1.54504783340607E+016" calcext:value-type="float">
            <text:p>1.55E+16</text:p>
          </table:table-cell>
          <table:table-cell table:style-name="ce1" table:formula="of:=[.P167]/([.A167]*1000000000000)*1000000" office:value-type="float" office:value="0.121915420777383" calcext:value-type="float">
            <text:p>1.22E-01</text:p>
          </table:table-cell>
          <table:table-cell office:value-type="float" office:value="-2.56352" calcext:value-type="float">
            <text:p>-2.56352</text:p>
          </table:table-cell>
          <table:table-cell office:value-type="float" office:value="2.4765" calcext:value-type="float">
            <text:p>2.4765</text:p>
          </table:table-cell>
          <table:table-cell table:style-name="ce2" table:formula="of:=1-13.8*13.8*1E+030/([.B167]*[.B167]+1/9.3/9.3*1E+030)" office:value-type="float" office:value="0.202274858031102" calcext:value-type="float">
            <text:p>0.202274858</text:p>
          </table:table-cell>
          <table:table-cell table:style-name="ce2" table:formula="of:=13.8*13.8/9.3*1E+045/[.B167]/([.B167]*[.B167]+1/9.3/9.3*1E+030)" office:value-type="float" office:value="0.00555173083520704" calcext:value-type="float">
            <text:p>0.0055517308</text:p>
          </table:table-cell>
          <table:table-cell table:formula="of:=[.B167]/[.P167]" office:value-type="float" office:value="51537248.2587961" calcext:value-type="float">
            <text:p>51537248.2587961</text:p>
          </table:table-cell>
          <table:table-cell table:formula="of:=[.H167]*SQRT(0.5)" office:value-type="float" office:value="36442337.7274893" calcext:value-type="float">
            <text:p>36442337.7274893</text:p>
          </table:table-cell>
          <table:table-cell table:formula="of:=-[.H167]*0.5" office:value-type="float" office:value="-25768624.129398" calcext:value-type="float">
            <text:p>-25768624.129398</text:p>
          </table:table-cell>
          <table:table-cell table:formula="of:=[.H167]*SQRT(3)/2" office:value-type="float" office:value="44632566.2332627" calcext:value-type="float">
            <text:p>44632566.2332627</text:p>
          </table:table-cell>
          <table:table-cell table:formula="of:=([.B167]/[.P167])*SQRT(SQRT(([.D167]*[.D167]+[.E167]*[.E167])/((1+[.D167])*(1+[.D167])+[.E167]*[.E167])))*COS((ATAN([.E167]/[.D167])-ATAN([.E167]/(1+[.D167])))/2)" office:value-type="float" office:value="56447980.6134093" calcext:value-type="float">
            <text:p>56447980.6134093</text:p>
          </table:table-cell>
          <table:table-cell table:style-name="ce2" table:formula="of:=([.B167]/[.P167])*SQRT(SQRT(([.D167]*[.D167]+[.E167]*[.E167])/((1+[.D167])*(1+[.D167])+[.E167]*[.E167])))*SIN((ATAN([.E167]/[.D167])-ATAN([.E167]/(1+[.D167])))/2)" office:value-type="float" office:value="6792571.3341854" calcext:value-type="float">
            <text:p>6792571.3341854</text:p>
          </table:table-cell>
          <table:table-cell table:formula="of:=([.B167]/[.P167])*SQRT(SQRT(([.F167]*[.F167]+[.G167]*[.G167])/((1+[.F167])*(1+[.F167])+[.G167]*[.G167])))*COS((ATAN([.G167]/[.F167])-ATAN([.G167]/(1+[.F167])))/2)" office:value-type="float" office:value="21141775.8747482" calcext:value-type="float">
            <text:p>21141775.8747482</text:p>
          </table:table-cell>
          <table:table-cell table:style-name="ce2" table:formula="of:=([.B167]/[.P167])*SQRT(SQRT(([.F167]*[.F167]+[.G167]*[.G167])/((1+[.F167])*(1+[.F167])+[.G167]*[.G167])))*SIN((ATAN([.G167]/[.F167])-ATAN([.G167]/(1+[.F167])))/2)" office:value-type="float" office:value="241258.489195617" calcext:value-type="float">
            <text:p>241258.48919561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439.02" calcext:value-type="float">
            <text:p>2439.02</text:p>
          </table:table-cell>
          <table:table-cell table:style-name="ce1" table:formula="of:=[.A168]*1000000000000*2*PI()" office:value-type="float" office:value="1.53248146279172E+016" calcext:value-type="float">
            <text:p>1.53E+16</text:p>
          </table:table-cell>
          <table:table-cell table:style-name="ce1" table:formula="of:=[.P168]/([.A168]*1000000000000)*1000000" office:value-type="float" office:value="0.122915129027232" calcext:value-type="float">
            <text:p>1.23E-01</text:p>
          </table:table-cell>
          <table:table-cell office:value-type="float" office:value="-2.58995" calcext:value-type="float">
            <text:p>-2.58995</text:p>
          </table:table-cell>
          <table:table-cell office:value-type="float" office:value="2.5041" calcext:value-type="float">
            <text:p>2.5041</text:p>
          </table:table-cell>
          <table:table-cell table:style-name="ce2" table:formula="of:=1-13.8*13.8*1E+030/([.B168]*[.B168]+1/9.3/9.3*1E+030)" office:value-type="float" office:value="0.189139149613771" calcext:value-type="float">
            <text:p>0.1891391496</text:p>
          </table:table-cell>
          <table:table-cell table:style-name="ce2" table:formula="of:=13.8*13.8/9.3*1E+045/[.B168]/([.B168]*[.B168]+1/9.3/9.3*1E+030)" office:value-type="float" office:value="0.00568942208229878" calcext:value-type="float">
            <text:p>0.0056894221</text:p>
          </table:table-cell>
          <table:table-cell table:formula="of:=[.B168]/[.P168]" office:value-type="float" office:value="51118079.2544061" calcext:value-type="float">
            <text:p>51118079.2544061</text:p>
          </table:table-cell>
          <table:table-cell table:formula="of:=[.H168]*SQRT(0.5)" office:value-type="float" office:value="36145940.4820219" calcext:value-type="float">
            <text:p>36145940.4820219</text:p>
          </table:table-cell>
          <table:table-cell table:formula="of:=-[.H168]*0.5" office:value-type="float" office:value="-25559039.627203" calcext:value-type="float">
            <text:p>-25559039.627203</text:p>
          </table:table-cell>
          <table:table-cell table:formula="of:=[.H168]*SQRT(3)/2" office:value-type="float" office:value="44269555.2269819" calcext:value-type="float">
            <text:p>44269555.2269819</text:p>
          </table:table-cell>
          <table:table-cell table:formula="of:=([.B168]/[.P168])*SQRT(SQRT(([.D168]*[.D168]+[.E168]*[.E168])/((1+[.D168])*(1+[.D168])+[.E168]*[.E168])))*COS((ATAN([.E168]/[.D168])-ATAN([.E168]/(1+[.D168])))/2)" office:value-type="float" office:value="55941412.6253943" calcext:value-type="float">
            <text:p>55941412.6253943</text:p>
          </table:table-cell>
          <table:table-cell table:style-name="ce2" table:formula="of:=([.B168]/[.P168])*SQRT(SQRT(([.D168]*[.D168]+[.E168]*[.E168])/((1+[.D168])*(1+[.D168])+[.E168]*[.E168])))*SIN((ATAN([.E168]/[.D168])-ATAN([.E168]/(1+[.D168])))/2)" office:value-type="float" office:value="6647077.48850104" calcext:value-type="float">
            <text:p>6647077.48850104</text:p>
          </table:table-cell>
          <table:table-cell table:formula="of:=([.B168]/[.P168])*SQRT(SQRT(([.F168]*[.F168]+[.G168]*[.G168])/((1+[.F168])*(1+[.F168])+[.G168]*[.G168])))*COS((ATAN([.G168]/[.F168])-ATAN([.G168]/(1+[.F168])))/2)" office:value-type="float" office:value="20389656.186142" calcext:value-type="float">
            <text:p>20389656.186142</text:p>
          </table:table-cell>
          <table:table-cell table:style-name="ce2" table:formula="of:=([.B168]/[.P168])*SQRT(SQRT(([.F168]*[.F168]+[.G168]*[.G168])/((1+[.F168])*(1+[.F168])+[.G168]*[.G168])))*SIN((ATAN([.G168]/[.F168])-ATAN([.G168]/(1+[.F168])))/2)" office:value-type="float" office:value="257811.338270123" calcext:value-type="float">
            <text:p>257811.33827012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419.35" calcext:value-type="float">
            <text:p>2419.35</text:p>
          </table:table-cell>
          <table:table-cell table:style-name="ce1" table:formula="of:=[.A169]*1000000000000*2*PI()" office:value-type="float" office:value="1.52012243729249E+016" calcext:value-type="float">
            <text:p>1.52E+16</text:p>
          </table:table-cell>
          <table:table-cell table:style-name="ce1" table:formula="of:=[.P169]/([.A169]*1000000000000)*1000000" office:value-type="float" office:value="0.123914463802261" calcext:value-type="float">
            <text:p>1.24E-01</text:p>
          </table:table-cell>
          <table:table-cell office:value-type="float" office:value="-2.61257" calcext:value-type="float">
            <text:p>-2.61257</text:p>
          </table:table-cell>
          <table:table-cell office:value-type="float" office:value="2.52672" calcext:value-type="float">
            <text:p>2.52672</text:p>
          </table:table-cell>
          <table:table-cell table:style-name="ce2" table:formula="of:=1-13.8*13.8*1E+030/([.B169]*[.B169]+1/9.3/9.3*1E+030)" office:value-type="float" office:value="0.175901156606008" calcext:value-type="float">
            <text:p>0.1759011566</text:p>
          </table:table-cell>
          <table:table-cell table:style-name="ce2" table:formula="of:=13.8*13.8/9.3*1E+045/[.B169]/([.B169]*[.B169]+1/9.3/9.3*1E+030)" office:value-type="float" office:value="0.00582931852630229" calcext:value-type="float">
            <text:p>0.0058293185</text:p>
          </table:table-cell>
          <table:table-cell table:formula="of:=[.B169]/[.P169]" office:value-type="float" office:value="50705826.5385879" calcext:value-type="float">
            <text:p>50705826.5385879</text:p>
          </table:table-cell>
          <table:table-cell table:formula="of:=[.H169]*SQRT(0.5)" office:value-type="float" office:value="35854433.7911043" calcext:value-type="float">
            <text:p>35854433.7911043</text:p>
          </table:table-cell>
          <table:table-cell table:formula="of:=-[.H169]*0.5" office:value-type="float" office:value="-25352913.2692939" calcext:value-type="float">
            <text:p>-25352913.2692939</text:p>
          </table:table-cell>
          <table:table-cell table:formula="of:=[.H169]*SQRT(3)/2" office:value-type="float" office:value="43912533.9023043" calcext:value-type="float">
            <text:p>43912533.9023043</text:p>
          </table:table-cell>
          <table:table-cell table:formula="of:=([.B169]/[.P169])*SQRT(SQRT(([.D169]*[.D169]+[.E169]*[.E169])/((1+[.D169])*(1+[.D169])+[.E169]*[.E169])))*COS((ATAN([.E169]/[.D169])-ATAN([.E169]/(1+[.D169])))/2)" office:value-type="float" office:value="55453055.2093829" calcext:value-type="float">
            <text:p>55453055.2093829</text:p>
          </table:table-cell>
          <table:table-cell table:style-name="ce2" table:formula="of:=([.B169]/[.P169])*SQRT(SQRT(([.D169]*[.D169]+[.E169]*[.E169])/((1+[.D169])*(1+[.D169])+[.E169]*[.E169])))*SIN((ATAN([.E169]/[.D169])-ATAN([.E169]/(1+[.D169])))/2)" office:value-type="float" office:value="6519495.51508225" calcext:value-type="float">
            <text:p>6519495.51508225</text:p>
          </table:table-cell>
          <table:table-cell table:formula="of:=([.B169]/[.P169])*SQRT(SQRT(([.F169]*[.F169]+[.G169]*[.G169])/((1+[.F169])*(1+[.F169])+[.G169]*[.G169])))*COS((ATAN([.G169]/[.F169])-ATAN([.G169]/(1+[.F169])))/2)" office:value-type="float" office:value="19614634.9587738" calcext:value-type="float">
            <text:p>19614634.9587738</text:p>
          </table:table-cell>
          <table:table-cell table:style-name="ce2" table:formula="of:=([.B169]/[.P169])*SQRT(SQRT(([.F169]*[.F169]+[.G169]*[.G169])/((1+[.F169])*(1+[.F169])+[.G169]*[.G169])))*SIN((ATAN([.G169]/[.F169])-ATAN([.G169]/(1+[.F169])))/2)" office:value-type="float" office:value="276293.702400517" calcext:value-type="float">
            <text:p>276293.70240051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400" calcext:value-type="float">
            <text:p>2400</text:p>
          </table:table-cell>
          <table:table-cell table:style-name="ce1" table:formula="of:=[.A170]*1000000000000*2*PI()" office:value-type="float" office:value="1.5079644737231E+016" calcext:value-type="float">
            <text:p>1.51E+16</text:p>
          </table:table-cell>
          <table:table-cell table:style-name="ce1" table:formula="of:=[.P170]/([.A170]*1000000000000)*1000000" office:value-type="float" office:value="0.124913524166667" calcext:value-type="float">
            <text:p>1.25E-01</text:p>
          </table:table-cell>
          <table:table-cell office:value-type="float" office:value="-2.63926" calcext:value-type="float">
            <text:p>-2.63926</text:p>
          </table:table-cell>
          <table:table-cell office:value-type="float" office:value="2.55458" calcext:value-type="float">
            <text:p>2.55458</text:p>
          </table:table-cell>
          <table:table-cell table:style-name="ce2" table:formula="of:=1-13.8*13.8*1E+030/([.B170]*[.B170]+1/9.3/9.3*1E+030)" office:value-type="float" office:value="0.16255967146581" calcext:value-type="float">
            <text:p>0.1625596715</text:p>
          </table:table-cell>
          <table:table-cell table:style-name="ce2" table:formula="of:=13.8*13.8/9.3*1E+045/[.B170]/([.B170]*[.B170]+1/9.3/9.3*1E+030)" office:value-type="float" office:value="0.00597145017162712" calcext:value-type="float">
            <text:p>0.0059714502</text:p>
          </table:table-cell>
          <table:table-cell table:formula="of:=[.B170]/[.P170]" office:value-type="float" office:value="50300280.5268403" calcext:value-type="float">
            <text:p>50300280.5268403</text:p>
          </table:table-cell>
          <table:table-cell table:formula="of:=[.H170]*SQRT(0.5)" office:value-type="float" office:value="35567669.4561144" calcext:value-type="float">
            <text:p>35567669.4561144</text:p>
          </table:table-cell>
          <table:table-cell table:formula="of:=-[.H170]*0.5" office:value-type="float" office:value="-25150140.2634202" calcext:value-type="float">
            <text:p>-25150140.2634202</text:p>
          </table:table-cell>
          <table:table-cell table:formula="of:=[.H170]*SQRT(3)/2" office:value-type="float" office:value="43561320.7537274" calcext:value-type="float">
            <text:p>43561320.7537274</text:p>
          </table:table-cell>
          <table:table-cell table:formula="of:=([.B170]/[.P170])*SQRT(SQRT(([.D170]*[.D170]+[.E170]*[.E170])/((1+[.D170])*(1+[.D170])+[.E170]*[.E170])))*COS((ATAN([.E170]/[.D170])-ATAN([.E170]/(1+[.D170])))/2)" office:value-type="float" office:value="54963857.8797112" calcext:value-type="float">
            <text:p>54963857.8797112</text:p>
          </table:table-cell>
          <table:table-cell table:style-name="ce2" table:formula="of:=([.B170]/[.P170])*SQRT(SQRT(([.D170]*[.D170]+[.E170]*[.E170])/((1+[.D170])*(1+[.D170])+[.E170]*[.E170])))*SIN((ATAN([.E170]/[.D170])-ATAN([.E170]/(1+[.D170])))/2)" office:value-type="float" office:value="6381893.91448684" calcext:value-type="float">
            <text:p>6381893.91448684</text:p>
          </table:table-cell>
          <table:table-cell table:formula="of:=([.B170]/[.P170])*SQRT(SQRT(([.F170]*[.F170]+[.G170]*[.G170])/((1+[.F170])*(1+[.F170])+[.G170]*[.G170])))*COS((ATAN([.G170]/[.F170])-ATAN([.G170]/(1+[.F170])))/2)" office:value-type="float" office:value="18813022.9371055" calcext:value-type="float">
            <text:p>18813022.9371055</text:p>
          </table:table-cell>
          <table:table-cell table:style-name="ce2" table:formula="of:=([.B170]/[.P170])*SQRT(SQRT(([.F170]*[.F170]+[.G170]*[.G170])/((1+[.F170])*(1+[.F170])+[.G170]*[.G170])))*SIN((ATAN([.G170]/[.F170])-ATAN([.G170]/(1+[.F170])))/2)" office:value-type="float" office:value="297091.400779156" calcext:value-type="float">
            <text:p>297091.4007791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380.95" calcext:value-type="float">
            <text:p>2380.95</text:p>
          </table:table-cell>
          <table:table-cell table:style-name="ce1" table:formula="of:=[.A171]*1000000000000*2*PI()" office:value-type="float" office:value="1.49599500571292E+016" calcext:value-type="float">
            <text:p>1.50E+16</text:p>
          </table:table-cell>
          <table:table-cell table:style-name="ce1" table:formula="of:=[.P171]/([.A171]*1000000000000)*1000000" office:value-type="float" office:value="0.125912958272958" calcext:value-type="float">
            <text:p>1.26E-01</text:p>
          </table:table-cell>
          <table:table-cell office:value-type="float" office:value="-2.6641" calcext:value-type="float">
            <text:p>-2.6641</text:p>
          </table:table-cell>
          <table:table-cell office:value-type="float" office:value="2.58" calcext:value-type="float">
            <text:p>2.58</text:p>
          </table:table-cell>
          <table:table-cell table:style-name="ce2" table:formula="of:=1-13.8*13.8*1E+030/([.B171]*[.B171]+1/9.3/9.3*1E+030)" office:value-type="float" office:value="0.149106023286275" calcext:value-type="float">
            <text:p>0.1491060233</text:p>
          </table:table-cell>
          <table:table-cell table:style-name="ce2" table:formula="of:=13.8*13.8/9.3*1E+045/[.B171]/([.B171]*[.B171]+1/9.3/9.3*1E+030)" office:value-type="float" office:value="0.00611592790359092" calcext:value-type="float">
            <text:p>0.0061159279</text:p>
          </table:table-cell>
          <table:table-cell table:formula="of:=[.B171]/[.P171]" office:value-type="float" office:value="49901022.0501585" calcext:value-type="float">
            <text:p>49901022.0501585</text:p>
          </table:table-cell>
          <table:table-cell table:formula="of:=[.H171]*SQRT(0.5)" office:value-type="float" office:value="35285351.0798065" calcext:value-type="float">
            <text:p>35285351.0798065</text:p>
          </table:table-cell>
          <table:table-cell table:formula="of:=-[.H171]*0.5" office:value-type="float" office:value="-24950511.0250792" calcext:value-type="float">
            <text:p>-24950511.0250792</text:p>
          </table:table-cell>
          <table:table-cell table:formula="of:=[.H171]*SQRT(3)/2" office:value-type="float" office:value="43215552.7702447" calcext:value-type="float">
            <text:p>43215552.7702447</text:p>
          </table:table-cell>
          <table:table-cell table:formula="of:=([.B171]/[.P171])*SQRT(SQRT(([.D171]*[.D171]+[.E171]*[.E171])/((1+[.D171])*(1+[.D171])+[.E171]*[.E171])))*COS((ATAN([.E171]/[.D171])-ATAN([.E171]/(1+[.D171])))/2)" office:value-type="float" office:value="54487276.778261" calcext:value-type="float">
            <text:p>54487276.778261</text:p>
          </table:table-cell>
          <table:table-cell table:style-name="ce2" table:formula="of:=([.B171]/[.P171])*SQRT(SQRT(([.D171]*[.D171]+[.E171]*[.E171])/((1+[.D171])*(1+[.D171])+[.E171]*[.E171])))*SIN((ATAN([.E171]/[.D171])-ATAN([.E171]/(1+[.D171])))/2)" office:value-type="float" office:value="6254652.07110878" calcext:value-type="float">
            <text:p>6254652.07110878</text:p>
          </table:table-cell>
          <table:table-cell table:formula="of:=([.B171]/[.P171])*SQRT(SQRT(([.F171]*[.F171]+[.G171]*[.G171])/((1+[.F171])*(1+[.F171])+[.G171]*[.G171])))*COS((ATAN([.G171]/[.F171])-ATAN([.G171]/(1+[.F171])))/2)" office:value-type="float" office:value="17979902.733349" calcext:value-type="float">
            <text:p>17979902.733349</text:p>
          </table:table-cell>
          <table:table-cell table:style-name="ce2" table:formula="of:=([.B171]/[.P171])*SQRT(SQRT(([.F171]*[.F171]+[.G171]*[.G171])/((1+[.F171])*(1+[.F171])+[.G171]*[.G171])))*SIN((ATAN([.G171]/[.F171])-ATAN([.G171]/(1+[.F171])))/2)" office:value-type="float" office:value="320723.956355256" calcext:value-type="float">
            <text:p>320723.9563552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362.2" calcext:value-type="float">
            <text:p>2362.2</text:p>
          </table:table-cell>
          <table:table-cell table:style-name="ce1" table:formula="of:=[.A172]*1000000000000*2*PI()" office:value-type="float" office:value="1.48421403326196E+016" calcext:value-type="float">
            <text:p>1.48E+16</text:p>
          </table:table-cell>
          <table:table-cell table:style-name="ce1" table:formula="of:=[.P172]/([.A172]*1000000000000)*1000000" office:value-type="float" office:value="0.126912394378122" calcext:value-type="float">
            <text:p>1.27E-01</text:p>
          </table:table-cell>
          <table:table-cell office:value-type="float" office:value="-2.68705" calcext:value-type="float">
            <text:p>-2.68705</text:p>
          </table:table-cell>
          <table:table-cell office:value-type="float" office:value="2.60295" calcext:value-type="float">
            <text:p>2.60295</text:p>
          </table:table-cell>
          <table:table-cell table:style-name="ce2" table:formula="of:=1-13.8*13.8*1E+030/([.B172]*[.B172]+1/9.3/9.3*1E+030)" office:value-type="float" office:value="0.135545156282898" calcext:value-type="float">
            <text:p>0.1355451563</text:p>
          </table:table-cell>
          <table:table-cell table:style-name="ce2" table:formula="of:=13.8*13.8/9.3*1E+045/[.B172]/([.B172]*[.B172]+1/9.3/9.3*1E+030)" office:value-type="float" office:value="0.00626271761686112" calcext:value-type="float">
            <text:p>0.0062627176</text:p>
          </table:table-cell>
          <table:table-cell table:formula="of:=[.B172]/[.P172]" office:value-type="float" office:value="49508051.1085426" calcext:value-type="float">
            <text:p>49508051.1085426</text:p>
          </table:table-cell>
          <table:table-cell table:formula="of:=[.H172]*SQRT(0.5)" office:value-type="float" office:value="35007478.6621806" calcext:value-type="float">
            <text:p>35007478.6621806</text:p>
          </table:table-cell>
          <table:table-cell table:formula="of:=-[.H172]*0.5" office:value-type="float" office:value="-24754025.5542713" calcext:value-type="float">
            <text:p>-24754025.5542713</text:p>
          </table:table-cell>
          <table:table-cell table:formula="of:=[.H172]*SQRT(3)/2" office:value-type="float" office:value="42875229.9518562" calcext:value-type="float">
            <text:p>42875229.9518562</text:p>
          </table:table-cell>
          <table:table-cell table:formula="of:=([.B172]/[.P172])*SQRT(SQRT(([.D172]*[.D172]+[.E172]*[.E172])/((1+[.D172])*(1+[.D172])+[.E172]*[.E172])))*COS((ATAN([.E172]/[.D172])-ATAN([.E172]/(1+[.D172])))/2)" office:value-type="float" office:value="54022986.4782086" calcext:value-type="float">
            <text:p>54022986.4782086</text:p>
          </table:table-cell>
          <table:table-cell table:style-name="ce2" table:formula="of:=([.B172]/[.P172])*SQRT(SQRT(([.D172]*[.D172]+[.E172]*[.E172])/((1+[.D172])*(1+[.D172])+[.E172]*[.E172])))*SIN((ATAN([.E172]/[.D172])-ATAN([.E172]/(1+[.D172])))/2)" office:value-type="float" office:value="6137149.91069407" calcext:value-type="float">
            <text:p>6137149.91069407</text:p>
          </table:table-cell>
          <table:table-cell table:formula="of:=([.B172]/[.P172])*SQRT(SQRT(([.F172]*[.F172]+[.G172]*[.G172])/((1+[.F172])*(1+[.F172])+[.G172]*[.G172])))*COS((ATAN([.G172]/[.F172])-ATAN([.G172]/(1+[.F172])))/2)" office:value-type="float" office:value="17110162.0903474" calcext:value-type="float">
            <text:p>17110162.0903474</text:p>
          </table:table-cell>
          <table:table-cell table:style-name="ce2" table:formula="of:=([.B172]/[.P172])*SQRT(SQRT(([.F172]*[.F172]+[.G172]*[.G172])/((1+[.F172])*(1+[.F172])+[.G172]*[.G172])))*SIN((ATAN([.G172]/[.F172])-ATAN([.G172]/(1+[.F172])))/2)" office:value-type="float" office:value="347863.084687233" calcext:value-type="float">
            <text:p>347863.08468723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343.75" calcext:value-type="float">
            <text:p>2343.75</text:p>
          </table:table-cell>
          <table:table-cell table:style-name="ce1" table:formula="of:=[.A173]*1000000000000*2*PI()" office:value-type="float" office:value="1.47262155637022E+016" calcext:value-type="float">
            <text:p>1.47E+16</text:p>
          </table:table-cell>
          <table:table-cell table:style-name="ce1" table:formula="of:=[.P173]/([.A173]*1000000000000)*1000000" office:value-type="float" office:value="0.127911448746667" calcext:value-type="float">
            <text:p>1.28E-01</text:p>
          </table:table-cell>
          <table:table-cell office:value-type="float" office:value="-2.71414" calcext:value-type="float">
            <text:p>-2.71414</text:p>
          </table:table-cell>
          <table:table-cell office:value-type="float" office:value="2.6312" calcext:value-type="float">
            <text:p>2.6312</text:p>
          </table:table-cell>
          <table:table-cell table:style-name="ce2" table:formula="of:=1-13.8*13.8*1E+030/([.B173]*[.B173]+1/9.3/9.3*1E+030)" office:value-type="float" office:value="0.121882338790828" calcext:value-type="float">
            <text:p>0.1218823388</text:p>
          </table:table-cell>
          <table:table-cell table:style-name="ce2" table:formula="of:=13.8*13.8/9.3*1E+045/[.B173]/([.B173]*[.B173]+1/9.3/9.3*1E+030)" office:value-type="float" office:value="0.00641177996376699" calcext:value-type="float">
            <text:p>0.00641178</text:p>
          </table:table-cell>
          <table:table-cell table:formula="of:=[.B173]/[.P173]" office:value-type="float" office:value="49121367.7019927" calcext:value-type="float">
            <text:p>49121367.7019927</text:p>
          </table:table-cell>
          <table:table-cell table:formula="of:=[.H173]*SQRT(0.5)" office:value-type="float" office:value="34734052.2032369" calcext:value-type="float">
            <text:p>34734052.2032369</text:p>
          </table:table-cell>
          <table:table-cell table:formula="of:=-[.H173]*0.5" office:value-type="float" office:value="-24560683.8509963" calcext:value-type="float">
            <text:p>-24560683.8509963</text:p>
          </table:table-cell>
          <table:table-cell table:formula="of:=[.H173]*SQRT(3)/2" office:value-type="float" office:value="42540352.2985621" calcext:value-type="float">
            <text:p>42540352.2985621</text:p>
          </table:table-cell>
          <table:table-cell table:formula="of:=([.B173]/[.P173])*SQRT(SQRT(([.D173]*[.D173]+[.E173]*[.E173])/((1+[.D173])*(1+[.D173])+[.E173]*[.E173])))*COS((ATAN([.E173]/[.D173])-ATAN([.E173]/(1+[.D173])))/2)" office:value-type="float" office:value="53557899.4565137" calcext:value-type="float">
            <text:p>53557899.4565137</text:p>
          </table:table-cell>
          <table:table-cell table:style-name="ce2" table:formula="of:=([.B173]/[.P173])*SQRT(SQRT(([.D173]*[.D173]+[.E173]*[.E173])/((1+[.D173])*(1+[.D173])+[.E173]*[.E173])))*SIN((ATAN([.E173]/[.D173])-ATAN([.E173]/(1+[.D173])))/2)" office:value-type="float" office:value="6010335.55026808" calcext:value-type="float">
            <text:p>6010335.55026808</text:p>
          </table:table-cell>
          <table:table-cell table:formula="of:=([.B173]/[.P173])*SQRT(SQRT(([.F173]*[.F173]+[.G173]*[.G173])/((1+[.F173])*(1+[.F173])+[.G173]*[.G173])))*COS((ATAN([.G173]/[.F173])-ATAN([.G173]/(1+[.F173])))/2)" office:value-type="float" office:value="16197372.2451996" calcext:value-type="float">
            <text:p>16197372.2451996</text:p>
          </table:table-cell>
          <table:table-cell table:style-name="ce2" table:formula="of:=([.B173]/[.P173])*SQRT(SQRT(([.F173]*[.F173]+[.G173]*[.G173])/((1+[.F173])*(1+[.F173])+[.G173]*[.G173])))*SIN((ATAN([.G173]/[.F173])-ATAN([.G173]/(1+[.F173])))/2)" office:value-type="float" office:value="379433.912854388" calcext:value-type="float">
            <text:p>379433.9128543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325.58" calcext:value-type="float">
            <text:p>2325.58</text:p>
          </table:table-cell>
          <table:table-cell table:style-name="ce1" table:formula="of:=[.A174]*1000000000000*2*PI()" office:value-type="float" office:value="1.46120500866707E+016" calcext:value-type="float">
            <text:p>1.46E+16</text:p>
          </table:table-cell>
          <table:table-cell table:style-name="ce1" table:formula="of:=[.P174]/([.A174]*1000000000000)*1000000" office:value-type="float" office:value="0.128910834286501" calcext:value-type="float">
            <text:p>1.29E-01</text:p>
          </table:table-cell>
          <table:table-cell office:value-type="float" office:value="-2.7347" calcext:value-type="float">
            <text:p>-2.7347</text:p>
          </table:table-cell>
          <table:table-cell office:value-type="float" office:value="2.65234" calcext:value-type="float">
            <text:p>2.65234</text:p>
          </table:table-cell>
          <table:table-cell table:style-name="ce2" table:formula="of:=1-13.8*13.8*1E+030/([.B174]*[.B174]+1/9.3/9.3*1E+030)" office:value-type="float" office:value="0.108107829927156" calcext:value-type="float">
            <text:p>0.1081078299</text:p>
          </table:table-cell>
          <table:table-cell table:style-name="ce2" table:formula="of:=13.8*13.8/9.3*1E+045/[.B174]/([.B174]*[.B174]+1/9.3/9.3*1E+030)" office:value-type="float" office:value="0.00656323947084495" calcext:value-type="float">
            <text:p>0.0065632395</text:p>
          </table:table-cell>
          <table:table-cell table:formula="of:=[.B174]/[.P174]" office:value-type="float" office:value="48740552.6615039" calcext:value-type="float">
            <text:p>48740552.6615039</text:p>
          </table:table-cell>
          <table:table-cell table:formula="of:=[.H174]*SQRT(0.5)" office:value-type="float" office:value="34464775.3057294" calcext:value-type="float">
            <text:p>34464775.3057294</text:p>
          </table:table-cell>
          <table:table-cell table:formula="of:=-[.H174]*0.5" office:value-type="float" office:value="-24370276.330752" calcext:value-type="float">
            <text:p>-24370276.330752</text:p>
          </table:table-cell>
          <table:table-cell table:formula="of:=[.H174]*SQRT(3)/2" office:value-type="float" office:value="42210556.7993556" calcext:value-type="float">
            <text:p>42210556.7993556</text:p>
          </table:table-cell>
          <table:table-cell table:formula="of:=([.B174]/[.P174])*SQRT(SQRT(([.D174]*[.D174]+[.E174]*[.E174])/((1+[.D174])*(1+[.D174])+[.E174]*[.E174])))*COS((ATAN([.E174]/[.D174])-ATAN([.E174]/(1+[.D174])))/2)" office:value-type="float" office:value="53111335.737706" calcext:value-type="float">
            <text:p>53111335.737706</text:p>
          </table:table-cell>
          <table:table-cell table:style-name="ce2" table:formula="of:=([.B174]/[.P174])*SQRT(SQRT(([.D174]*[.D174]+[.E174]*[.E174])/((1+[.D174])*(1+[.D174])+[.E174]*[.E174])))*SIN((ATAN([.E174]/[.D174])-ATAN([.E174]/(1+[.D174])))/2)" office:value-type="float" office:value="5905847.25712726" calcext:value-type="float">
            <text:p>5905847.25712726</text:p>
          </table:table-cell>
          <table:table-cell table:formula="of:=([.B174]/[.P174])*SQRT(SQRT(([.F174]*[.F174]+[.G174]*[.G174])/((1+[.F174])*(1+[.F174])+[.G174]*[.G174])))*COS((ATAN([.G174]/[.F174])-ATAN([.G174]/(1+[.F174])))/2)" office:value-type="float" office:value="15232146.6438631" calcext:value-type="float">
            <text:p>15232146.6438631</text:p>
          </table:table-cell>
          <table:table-cell table:style-name="ce2" table:formula="of:=([.B174]/[.P174])*SQRT(SQRT(([.F174]*[.F174]+[.G174]*[.G174])/((1+[.F174])*(1+[.F174])+[.G174]*[.G174])))*SIN((ATAN([.G174]/[.F174])-ATAN([.G174]/(1+[.F174])))/2)" office:value-type="float" office:value="416801.006253687" calcext:value-type="float">
            <text:p>416801.0062536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307.69" calcext:value-type="float">
            <text:p>2307.69</text:p>
          </table:table-cell>
          <table:table-cell table:style-name="ce1" table:formula="of:=[.A175]*1000000000000*2*PI()" office:value-type="float" office:value="1.44996439015253E+016" calcext:value-type="float">
            <text:p>1.45E+16</text:p>
          </table:table-cell>
          <table:table-cell table:style-name="ce1" table:formula="of:=[.P175]/([.A175]*1000000000000)*1000000" office:value-type="float" office:value="0.129910195043528" calcext:value-type="float">
            <text:p>1.30E-01</text:p>
          </table:table-cell>
          <table:table-cell office:value-type="float" office:value="-2.75126" calcext:value-type="float">
            <text:p>-2.75126</text:p>
          </table:table-cell>
          <table:table-cell office:value-type="float" office:value="2.66832" calcext:value-type="float">
            <text:p>2.66832</text:p>
          </table:table-cell>
          <table:table-cell table:style-name="ce2" table:formula="of:=1-13.8*13.8*1E+030/([.B175]*[.B175]+1/9.3/9.3*1E+030)" office:value-type="float" office:value="0.0942264870545889" calcext:value-type="float">
            <text:p>0.0942264871</text:p>
          </table:table-cell>
          <table:table-cell table:style-name="ce2" table:formula="of:=13.8*13.8/9.3*1E+045/[.B175]/([.B175]*[.B175]+1/9.3/9.3*1E+030)" office:value-type="float" office:value="0.00671706160878435" calcext:value-type="float">
            <text:p>0.0067170616</text:p>
          </table:table-cell>
          <table:table-cell table:formula="of:=[.B175]/[.P175]" office:value-type="float" office:value="48365605.9870769" calcext:value-type="float">
            <text:p>48365605.9870769</text:p>
          </table:table-cell>
          <table:table-cell table:formula="of:=[.H175]*SQRT(0.5)" office:value-type="float" office:value="34199647.9696588" calcext:value-type="float">
            <text:p>34199647.9696588</text:p>
          </table:table-cell>
          <table:table-cell table:formula="of:=-[.H175]*0.5" office:value-type="float" office:value="-24182802.9935384" calcext:value-type="float">
            <text:p>-24182802.9935384</text:p>
          </table:table-cell>
          <table:table-cell table:formula="of:=[.H175]*SQRT(3)/2" office:value-type="float" office:value="41885843.4542373" calcext:value-type="float">
            <text:p>41885843.4542373</text:p>
          </table:table-cell>
          <table:table-cell table:formula="of:=([.B175]/[.P175])*SQRT(SQRT(([.D175]*[.D175]+[.E175]*[.E175])/((1+[.D175])*(1+[.D175])+[.E175]*[.E175])))*COS((ATAN([.E175]/[.D175])-ATAN([.E175]/(1+[.D175])))/2)" office:value-type="float" office:value="52680162.4549227" calcext:value-type="float">
            <text:p>52680162.4549227</text:p>
          </table:table-cell>
          <table:table-cell table:style-name="ce2" table:formula="of:=([.B175]/[.P175])*SQRT(SQRT(([.D175]*[.D175]+[.E175]*[.E175])/((1+[.D175])*(1+[.D175])+[.E175]*[.E175])))*SIN((ATAN([.E175]/[.D175])-ATAN([.E175]/(1+[.D175])))/2)" office:value-type="float" office:value="5815599.03051692" calcext:value-type="float">
            <text:p>5815599.03051692</text:p>
          </table:table-cell>
          <table:table-cell table:formula="of:=([.B175]/[.P175])*SQRT(SQRT(([.F175]*[.F175]+[.G175]*[.G175])/((1+[.F175])*(1+[.F175])+[.G175]*[.G175])))*COS((ATAN([.G175]/[.F175])-ATAN([.G175]/(1+[.F175])))/2)" office:value-type="float" office:value="14203199.299717" calcext:value-type="float">
            <text:p>14203199.299717</text:p>
          </table:table-cell>
          <table:table-cell table:style-name="ce2" table:formula="of:=([.B175]/[.P175])*SQRT(SQRT(([.F175]*[.F175]+[.G175]*[.G175])/((1+[.F175])*(1+[.F175])+[.G175]*[.G175])))*SIN((ATAN([.G175]/[.F175])-ATAN([.G175]/(1+[.F175])))/2)" office:value-type="float" office:value="461961.316613505" calcext:value-type="float">
            <text:p>461961.3166135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290.08" calcext:value-type="float">
            <text:p>2290.08</text:p>
          </table:table-cell>
          <table:table-cell table:style-name="ce1" table:formula="of:=[.A176]*1000000000000*2*PI()" office:value-type="float" office:value="1.43889970082658E+016" calcext:value-type="float">
            <text:p>1.44E+16</text:p>
          </table:table-cell>
          <table:table-cell table:style-name="ce1" table:formula="of:=[.P176]/([.A176]*1000000000000)*1000000" office:value-type="float" office:value="0.130909163872004" calcext:value-type="float">
            <text:p>1.31E-01</text:p>
          </table:table-cell>
          <table:table-cell office:value-type="float" office:value="-2.7787" calcext:value-type="float">
            <text:p>-2.7787</text:p>
          </table:table-cell>
          <table:table-cell office:value-type="float" office:value="2.6969" calcext:value-type="float">
            <text:p>2.6969</text:p>
          </table:table-cell>
          <table:table-cell table:style-name="ce2" table:formula="of:=1-13.8*13.8*1E+030/([.B176]*[.B176]+1/9.3/9.3*1E+030)" office:value-type="float" office:value="0.0802434774764319" calcext:value-type="float">
            <text:p>0.0802434775</text:p>
          </table:table-cell>
          <table:table-cell table:style-name="ce2" table:formula="of:=13.8*13.8/9.3*1E+045/[.B176]/([.B176]*[.B176]+1/9.3/9.3*1E+030)" office:value-type="float" office:value="0.00687320671150138" calcext:value-type="float">
            <text:p>0.0068732067</text:p>
          </table:table-cell>
          <table:table-cell table:formula="of:=[.B176]/[.P176]" office:value-type="float" office:value="47996527.678711" calcext:value-type="float">
            <text:p>47996527.678711</text:p>
          </table:table-cell>
          <table:table-cell table:formula="of:=[.H176]*SQRT(0.5)" office:value-type="float" office:value="33938670.1950244" calcext:value-type="float">
            <text:p>33938670.1950244</text:p>
          </table:table-cell>
          <table:table-cell table:formula="of:=-[.H176]*0.5" office:value-type="float" office:value="-23998263.8393555" calcext:value-type="float">
            <text:p>-23998263.8393555</text:p>
          </table:table-cell>
          <table:table-cell table:formula="of:=[.H176]*SQRT(3)/2" office:value-type="float" office:value="41566212.2632067" calcext:value-type="float">
            <text:p>41566212.2632067</text:p>
          </table:table-cell>
          <table:table-cell table:formula="of:=([.B176]/[.P176])*SQRT(SQRT(([.D176]*[.D176]+[.E176]*[.E176])/((1+[.D176])*(1+[.D176])+[.E176]*[.E176])))*COS((ATAN([.E176]/[.D176])-ATAN([.E176]/(1+[.D176])))/2)" office:value-type="float" office:value="52237201.0126452" calcext:value-type="float">
            <text:p>52237201.0126452</text:p>
          </table:table-cell>
          <table:table-cell table:style-name="ce2" table:formula="of:=([.B176]/[.P176])*SQRT(SQRT(([.D176]*[.D176]+[.E176]*[.E176])/((1+[.D176])*(1+[.D176])+[.E176]*[.E176])))*SIN((ATAN([.E176]/[.D176])-ATAN([.E176]/(1+[.D176])))/2)" office:value-type="float" office:value="5697667.51689814" calcext:value-type="float">
            <text:p>5697667.51689814</text:p>
          </table:table-cell>
          <table:table-cell table:formula="of:=([.B176]/[.P176])*SQRT(SQRT(([.F176]*[.F176]+[.G176]*[.G176])/((1+[.F176])*(1+[.F176])+[.G176]*[.G176])))*COS((ATAN([.G176]/[.F176])-ATAN([.G176]/(1+[.F176])))/2)" office:value-type="float" office:value="13094940.2960962" calcext:value-type="float">
            <text:p>13094940.2960962</text:p>
          </table:table-cell>
          <table:table-cell table:style-name="ce2" table:formula="of:=([.B176]/[.P176])*SQRT(SQRT(([.F176]*[.F176]+[.G176]*[.G176])/((1+[.F176])*(1+[.F176])+[.G176]*[.G176])))*SIN((ATAN([.G176]/[.F176])-ATAN([.G176]/(1+[.F176])))/2)" office:value-type="float" office:value="518065.46094668" calcext:value-type="float">
            <text:p>518065.4609466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272.73" calcext:value-type="float">
            <text:p>2272.73</text:p>
          </table:table-cell>
          <table:table-cell table:style-name="ce1" table:formula="of:=[.A177]*1000000000000*2*PI()" office:value-type="float" office:value="1.42799837431863E+016" calcext:value-type="float">
            <text:p>1.43E+16</text:p>
          </table:table-cell>
          <table:table-cell table:style-name="ce1" table:formula="of:=[.P177]/([.A177]*1000000000000)*1000000" office:value-type="float" office:value="0.131908523229772" calcext:value-type="float">
            <text:p>1.32E-01</text:p>
          </table:table-cell>
          <table:table-cell office:value-type="float" office:value="-2.80215" calcext:value-type="float">
            <text:p>-2.80215</text:p>
          </table:table-cell>
          <table:table-cell office:value-type="float" office:value="2.72035" calcext:value-type="float">
            <text:p>2.72035</text:p>
          </table:table-cell>
          <table:table-cell table:style-name="ce2" table:formula="of:=1-13.8*13.8*1E+030/([.B177]*[.B177]+1/9.3/9.3*1E+030)" office:value-type="float" office:value="0.0661478495544736" calcext:value-type="float">
            <text:p>0.0661478496</text:p>
          </table:table-cell>
          <table:table-cell table:style-name="ce2" table:formula="of:=13.8*13.8/9.3*1E+045/[.B177]/([.B177]*[.B177]+1/9.3/9.3*1E+030)" office:value-type="float" office:value="0.00703181540898029" calcext:value-type="float">
            <text:p>0.0070318154</text:p>
          </table:table-cell>
          <table:table-cell table:formula="of:=[.B177]/[.P177]" office:value-type="float" office:value="47632898.5674026" calcext:value-type="float">
            <text:p>47632898.5674026</text:p>
          </table:table-cell>
          <table:table-cell table:formula="of:=[.H177]*SQRT(0.5)" office:value-type="float" office:value="33681545.5845814" calcext:value-type="float">
            <text:p>33681545.5845814</text:p>
          </table:table-cell>
          <table:table-cell table:formula="of:=-[.H177]*0.5" office:value-type="float" office:value="-23816449.2837013" calcext:value-type="float">
            <text:p>-23816449.2837013</text:p>
          </table:table-cell>
          <table:table-cell table:formula="of:=[.H177]*SQRT(3)/2" office:value-type="float" office:value="41251300.215258" calcext:value-type="float">
            <text:p>41251300.215258</text:p>
          </table:table-cell>
          <table:table-cell table:formula="of:=([.B177]/[.P177])*SQRT(SQRT(([.D177]*[.D177]+[.E177]*[.E177])/((1+[.D177])*(1+[.D177])+[.E177]*[.E177])))*COS((ATAN([.E177]/[.D177])-ATAN([.E177]/(1+[.D177])))/2)" office:value-type="float" office:value="51809174.1379204" calcext:value-type="float">
            <text:p>51809174.1379204</text:p>
          </table:table-cell>
          <table:table-cell table:style-name="ce2" table:formula="of:=([.B177]/[.P177])*SQRT(SQRT(([.D177]*[.D177]+[.E177]*[.E177])/((1+[.D177])*(1+[.D177])+[.E177]*[.E177])))*SIN((ATAN([.E177]/[.D177])-ATAN([.E177]/(1+[.D177])))/2)" office:value-type="float" office:value="5594124.25245082" calcext:value-type="float">
            <text:p>5594124.25245082</text:p>
          </table:table-cell>
          <table:table-cell table:formula="of:=([.B177]/[.P177])*SQRT(SQRT(([.F177]*[.F177]+[.G177]*[.G177])/((1+[.F177])*(1+[.F177])+[.G177]*[.G177])))*COS((ATAN([.G177]/[.F177])-ATAN([.G177]/(1+[.F177])))/2)" office:value-type="float" office:value="11883267.3835359" calcext:value-type="float">
            <text:p>11883267.3835359</text:p>
          </table:table-cell>
          <table:table-cell table:style-name="ce2" table:formula="of:=([.B177]/[.P177])*SQRT(SQRT(([.F177]*[.F177]+[.G177]*[.G177])/((1+[.F177])*(1+[.F177])+[.G177]*[.G177])))*SIN((ATAN([.G177]/[.F177])-ATAN([.G177]/(1+[.F177])))/2)" office:value-type="float" office:value="590557.0446886" calcext:value-type="float">
            <text:p>590557.044688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255.64" calcext:value-type="float">
            <text:p>2255.64</text:p>
          </table:table-cell>
          <table:table-cell table:style-name="ce1" table:formula="of:=[.A178]*1000000000000*2*PI()" office:value-type="float" office:value="1.41726041062866E+016" calcext:value-type="float">
            <text:p>1.42E+16</text:p>
          </table:table-cell>
          <table:table-cell table:style-name="ce1" table:formula="of:=[.P178]/([.A178]*1000000000000)*1000000" office:value-type="float" office:value="0.132907936550159" calcext:value-type="float">
            <text:p>1.33E-01</text:p>
          </table:table-cell>
          <table:table-cell office:value-type="float" office:value="-2.82777" calcext:value-type="float">
            <text:p>-2.82777</text:p>
          </table:table-cell>
          <table:table-cell office:value-type="float" office:value="2.74655" calcext:value-type="float">
            <text:p>2.74655</text:p>
          </table:table-cell>
          <table:table-cell table:style-name="ce2" table:formula="of:=1-13.8*13.8*1E+030/([.B178]*[.B178]+1/9.3/9.3*1E+030)" office:value-type="float" office:value="0.0519442795048859" calcext:value-type="float">
            <text:p>0.0519442795</text:p>
          </table:table-cell>
          <table:table-cell table:style-name="ce2" table:formula="of:=13.8*13.8/9.3*1E+045/[.B178]/([.B178]*[.B178]+1/9.3/9.3*1E+030)" office:value-type="float" office:value="0.00719285422478122" calcext:value-type="float">
            <text:p>0.0071928542</text:p>
          </table:table-cell>
          <table:table-cell table:formula="of:=[.B178]/[.P178]" office:value-type="float" office:value="47274718.653151" calcext:value-type="float">
            <text:p>47274718.653151</text:p>
          </table:table-cell>
          <table:table-cell table:formula="of:=[.H178]*SQRT(0.5)" office:value-type="float" office:value="33428274.1383293" calcext:value-type="float">
            <text:p>33428274.1383293</text:p>
          </table:table-cell>
          <table:table-cell table:formula="of:=-[.H178]*0.5" office:value-type="float" office:value="-23637359.3265755" calcext:value-type="float">
            <text:p>-23637359.3265755</text:p>
          </table:table-cell>
          <table:table-cell table:formula="of:=[.H178]*SQRT(3)/2" office:value-type="float" office:value="40941107.3103909" calcext:value-type="float">
            <text:p>40941107.3103909</text:p>
          </table:table-cell>
          <table:table-cell table:formula="of:=([.B178]/[.P178])*SQRT(SQRT(([.D178]*[.D178]+[.E178]*[.E178])/((1+[.D178])*(1+[.D178])+[.E178]*[.E178])))*COS((ATAN([.E178]/[.D178])-ATAN([.E178]/(1+[.D178])))/2)" office:value-type="float" office:value="51383991.1654765" calcext:value-type="float">
            <text:p>51383991.1654765</text:p>
          </table:table-cell>
          <table:table-cell table:style-name="ce2" table:formula="of:=([.B178]/[.P178])*SQRT(SQRT(([.D178]*[.D178]+[.E178]*[.E178])/((1+[.D178])*(1+[.D178])+[.E178]*[.E178])))*SIN((ATAN([.E178]/[.D178])-ATAN([.E178]/(1+[.D178])))/2)" office:value-type="float" office:value="5487668.60478765" calcext:value-type="float">
            <text:p>5487668.60478765</text:p>
          </table:table-cell>
          <table:table-cell table:formula="of:=([.B178]/[.P178])*SQRT(SQRT(([.F178]*[.F178]+[.G178]*[.G178])/((1+[.F178])*(1+[.F178])+[.G178]*[.G178])))*COS((ATAN([.G178]/[.F178])-ATAN([.G178]/(1+[.F178])))/2)" office:value-type="float" office:value="10532456.0850712" calcext:value-type="float">
            <text:p>10532456.0850712</text:p>
          </table:table-cell>
          <table:table-cell table:style-name="ce2" table:formula="of:=([.B178]/[.P178])*SQRT(SQRT(([.F178]*[.F178]+[.G178]*[.G178])/((1+[.F178])*(1+[.F178])+[.G178]*[.G178])))*SIN((ATAN([.G178]/[.F178])-ATAN([.G178]/(1+[.F178])))/2)" office:value-type="float" office:value="689594.413958405" calcext:value-type="float">
            <text:p>689594.41395840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238.81" calcext:value-type="float">
            <text:p>2238.81</text:p>
          </table:table-cell>
          <table:table-cell table:style-name="ce1" table:formula="of:=[.A179]*1000000000000*2*PI()" office:value-type="float" office:value="1.40668580975667E+016" calcext:value-type="float">
            <text:p>1.41E+16</text:p>
          </table:table-cell>
          <table:table-cell table:style-name="ce1" table:formula="of:=[.P179]/([.A179]*1000000000000)*1000000" office:value-type="float" office:value="0.133907056873964" calcext:value-type="float">
            <text:p>1.34E-01</text:p>
          </table:table-cell>
          <table:table-cell office:value-type="float" office:value="-2.85561" calcext:value-type="float">
            <text:p>-2.85561</text:p>
          </table:table-cell>
          <table:table-cell office:value-type="float" office:value="2.77552" calcext:value-type="float">
            <text:p>2.77552</text:p>
          </table:table-cell>
          <table:table-cell table:style-name="ce2" table:formula="of:=1-13.8*13.8*1E+030/([.B179]*[.B179]+1/9.3/9.3*1E+030)" office:value-type="float" office:value="0.0376377372832081" calcext:value-type="float">
            <text:p>0.0376377373</text:p>
          </table:table-cell>
          <table:table-cell table:style-name="ce2" table:formula="of:=13.8*13.8/9.3*1E+045/[.B179]/([.B179]*[.B179]+1/9.3/9.3*1E+030)" office:value-type="float" office:value="0.00735628471387324" calcext:value-type="float">
            <text:p>0.0073562847</text:p>
          </table:table-cell>
          <table:table-cell table:formula="of:=[.B179]/[.P179]" office:value-type="float" office:value="46921987.9359563" calcext:value-type="float">
            <text:p>46921987.9359563</text:p>
          </table:table-cell>
          <table:table-cell table:formula="of:=[.H179]*SQRT(0.5)" office:value-type="float" office:value="33178855.8562681" calcext:value-type="float">
            <text:p>33178855.8562681</text:p>
          </table:table-cell>
          <table:table-cell table:formula="of:=-[.H179]*0.5" office:value-type="float" office:value="-23460993.9679782" calcext:value-type="float">
            <text:p>-23460993.9679782</text:p>
          </table:table-cell>
          <table:table-cell table:formula="of:=[.H179]*SQRT(3)/2" office:value-type="float" office:value="40635633.5486052" calcext:value-type="float">
            <text:p>40635633.5486052</text:p>
          </table:table-cell>
          <table:table-cell table:formula="of:=([.B179]/[.P179])*SQRT(SQRT(([.D179]*[.D179]+[.E179]*[.E179])/((1+[.D179])*(1+[.D179])+[.E179]*[.E179])))*COS((ATAN([.E179]/[.D179])-ATAN([.E179]/(1+[.D179])))/2)" office:value-type="float" office:value="50961902.5232186" calcext:value-type="float">
            <text:p>50961902.5232186</text:p>
          </table:table-cell>
          <table:table-cell table:style-name="ce2" table:formula="of:=([.B179]/[.P179])*SQRT(SQRT(([.D179]*[.D179]+[.E179]*[.E179])/((1+[.D179])*(1+[.D179])+[.E179]*[.E179])))*SIN((ATAN([.E179]/[.D179])-ATAN([.E179]/(1+[.D179])))/2)" office:value-type="float" office:value="5378625.92445399" calcext:value-type="float">
            <text:p>5378625.92445399</text:p>
          </table:table-cell>
          <table:table-cell table:formula="of:=([.B179]/[.P179])*SQRT(SQRT(([.F179]*[.F179]+[.G179]*[.G179])/((1+[.F179])*(1+[.F179])+[.G179]*[.G179])))*COS((ATAN([.G179]/[.F179])-ATAN([.G179]/(1+[.F179])))/2)" office:value-type="float" office:value="8981539.70026313" calcext:value-type="float">
            <text:p>8981539.70026313</text:p>
          </table:table-cell>
          <table:table-cell table:style-name="ce2" table:formula="of:=([.B179]/[.P179])*SQRT(SQRT(([.F179]*[.F179]+[.G179]*[.G179])/((1+[.F179])*(1+[.F179])+[.G179]*[.G179])))*SIN((ATAN([.G179]/[.F179])-ATAN([.G179]/(1+[.F179])))/2)" office:value-type="float" office:value="837369.626420998" calcext:value-type="float">
            <text:p>837369.6264209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222.22" calcext:value-type="float">
            <text:p>2222.22</text:p>
          </table:table-cell>
          <table:table-cell table:style-name="ce1" table:formula="of:=[.A180]*1000000000000*2*PI()" office:value-type="float" office:value="1.39626200533206E+016" calcext:value-type="float">
            <text:p>1.40E+16</text:p>
          </table:table-cell>
          <table:table-cell table:style-name="ce1" table:formula="of:=[.P180]/([.A180]*1000000000000)*1000000" office:value-type="float" office:value="0.134906741006741" calcext:value-type="float">
            <text:p>1.35E-01</text:p>
          </table:table-cell>
          <table:table-cell office:value-type="float" office:value="-2.87939" calcext:value-type="float">
            <text:p>-2.87939</text:p>
          </table:table-cell>
          <table:table-cell office:value-type="float" office:value="2.7993" calcext:value-type="float">
            <text:p>2.7993</text:p>
          </table:table-cell>
          <table:table-cell table:style-name="ce2" table:formula="of:=1-13.8*13.8*1E+030/([.B180]*[.B180]+1/9.3/9.3*1E+030)" office:value-type="float" office:value="0.0232159111660368" calcext:value-type="float">
            <text:p>0.0232159112</text:p>
          </table:table-cell>
          <table:table-cell table:style-name="ce2" table:formula="of:=13.8*13.8/9.3*1E+045/[.B180]/([.B180]*[.B180]+1/9.3/9.3*1E+030)" office:value-type="float" office:value="0.00752226636443274" calcext:value-type="float">
            <text:p>0.0075222664</text:p>
          </table:table-cell>
          <table:table-cell table:formula="of:=[.B180]/[.P180]" office:value-type="float" office:value="46574287.2468146" calcext:value-type="float">
            <text:p>46574287.2468146</text:p>
          </table:table-cell>
          <table:table-cell table:formula="of:=[.H180]*SQRT(0.5)" office:value-type="float" office:value="32932994.3411527" calcext:value-type="float">
            <text:p>32932994.3411527</text:p>
          </table:table-cell>
          <table:table-cell table:formula="of:=-[.H180]*0.5" office:value-type="float" office:value="-23287143.6234073" calcext:value-type="float">
            <text:p>-23287143.6234073</text:p>
          </table:table-cell>
          <table:table-cell table:formula="of:=[.H180]*SQRT(3)/2" office:value-type="float" office:value="40334515.918895" calcext:value-type="float">
            <text:p>40334515.918895</text:p>
          </table:table-cell>
          <table:table-cell table:formula="of:=([.B180]/[.P180])*SQRT(SQRT(([.D180]*[.D180]+[.E180]*[.E180])/((1+[.D180])*(1+[.D180])+[.E180]*[.E180])))*COS((ATAN([.E180]/[.D180])-ATAN([.E180]/(1+[.D180])))/2)" office:value-type="float" office:value="50553725.0093149" calcext:value-type="float">
            <text:p>50553725.0093149</text:p>
          </table:table-cell>
          <table:table-cell table:style-name="ce2" table:formula="of:=([.B180]/[.P180])*SQRT(SQRT(([.D180]*[.D180]+[.E180]*[.E180])/((1+[.D180])*(1+[.D180])+[.E180]*[.E180])))*SIN((ATAN([.E180]/[.D180])-ATAN([.E180]/(1+[.D180])))/2)" office:value-type="float" office:value="5282840.54820047" calcext:value-type="float">
            <text:p>5282840.54820047</text:p>
          </table:table-cell>
          <table:table-cell table:formula="of:=([.B180]/[.P180])*SQRT(SQRT(([.F180]*[.F180]+[.G180]*[.G180])/((1+[.F180])*(1+[.F180])+[.G180]*[.G180])))*COS((ATAN([.G180]/[.F180])-ATAN([.G180]/(1+[.F180])))/2)" office:value-type="float" office:value="7108629.6586229" calcext:value-type="float">
            <text:p>7108629.6586229</text:p>
          </table:table-cell>
          <table:table-cell table:style-name="ce2" table:formula="of:=([.B180]/[.P180])*SQRT(SQRT(([.F180]*[.F180]+[.G180]*[.G180])/((1+[.F180])*(1+[.F180])+[.G180]*[.G180])))*SIN((ATAN([.G180]/[.F180])-ATAN([.G180]/(1+[.F180])))/2)" office:value-type="float" office:value="1096143.0048398" calcext:value-type="float">
            <text:p>1096143.00483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205.88" calcext:value-type="float">
            <text:p>2205.88</text:p>
          </table:table-cell>
          <table:table-cell table:style-name="ce1" table:formula="of:=[.A181]*1000000000000*2*PI()" office:value-type="float" office:value="1.38599528054013E+016" calcext:value-type="float">
            <text:p>1.39E+16</text:p>
          </table:table-cell>
          <table:table-cell table:style-name="ce1" table:formula="of:=[.P181]/([.A181]*1000000000000)*1000000" office:value-type="float" office:value="0.135906059259797" calcext:value-type="float">
            <text:p>1.36E-01</text:p>
          </table:table-cell>
          <table:table-cell office:value-type="float" office:value="-2.89905" calcext:value-type="float">
            <text:p>-2.89905</text:p>
          </table:table-cell>
          <table:table-cell office:value-type="float" office:value="2.81783" calcext:value-type="float">
            <text:p>2.81783</text:p>
          </table:table-cell>
          <table:table-cell table:style-name="ce2" table:formula="of:=1-13.8*13.8*1E+030/([.B181]*[.B181]+1/9.3/9.3*1E+030)" office:value-type="float" office:value="0.00869218192210797" calcext:value-type="float">
            <text:p>0.0086921819</text:p>
          </table:table-cell>
          <table:table-cell table:style-name="ce2" table:formula="of:=13.8*13.8/9.3*1E+045/[.B181]/([.B181]*[.B181]+1/9.3/9.3*1E+030)" office:value-type="float" office:value="0.00769066388606024" calcext:value-type="float">
            <text:p>0.0076906639</text:p>
          </table:table-cell>
          <table:table-cell table:formula="of:=[.B181]/[.P181]" office:value-type="float" office:value="46231826.1702277" calcext:value-type="float">
            <text:p>46231826.1702277</text:p>
          </table:table-cell>
          <table:table-cell table:formula="of:=[.H181]*SQRT(0.5)" office:value-type="float" office:value="32690837.7916057" calcext:value-type="float">
            <text:p>32690837.7916057</text:p>
          </table:table-cell>
          <table:table-cell table:formula="of:=-[.H181]*0.5" office:value-type="float" office:value="-23115913.0851139" calcext:value-type="float">
            <text:p>-23115913.0851139</text:p>
          </table:table-cell>
          <table:table-cell table:formula="of:=[.H181]*SQRT(3)/2" office:value-type="float" office:value="40037935.9267635" calcext:value-type="float">
            <text:p>40037935.9267635</text:p>
          </table:table-cell>
          <table:table-cell table:formula="of:=([.B181]/[.P181])*SQRT(SQRT(([.D181]*[.D181]+[.E181]*[.E181])/((1+[.D181])*(1+[.D181])+[.E181]*[.E181])))*COS((ATAN([.E181]/[.D181])-ATAN([.E181]/(1+[.D181])))/2)" office:value-type="float" office:value="50159243.3960232" calcext:value-type="float">
            <text:p>50159243.3960232</text:p>
          </table:table-cell>
          <table:table-cell table:style-name="ce2" table:formula="of:=([.B181]/[.P181])*SQRT(SQRT(([.D181]*[.D181]+[.E181]*[.E181])/((1+[.D181])*(1+[.D181])+[.E181]*[.E181])))*SIN((ATAN([.E181]/[.D181])-ATAN([.E181]/(1+[.D181])))/2)" office:value-type="float" office:value="5199521.95377485" calcext:value-type="float">
            <text:p>5199521.95377485</text:p>
          </table:table-cell>
          <table:table-cell table:formula="of:=([.B181]/[.P181])*SQRT(SQRT(([.F181]*[.F181]+[.G181]*[.G181])/((1+[.F181])*(1+[.F181])+[.G181]*[.G181])))*COS((ATAN([.G181]/[.F181])-ATAN([.G181]/(1+[.F181])))/2)" office:value-type="float" office:value="4644010.12560764" calcext:value-type="float">
            <text:p>4644010.12560764</text:p>
          </table:table-cell>
          <table:table-cell table:style-name="ce2" table:formula="of:=([.B181]/[.P181])*SQRT(SQRT(([.F181]*[.F181]+[.G181]*[.G181])/((1+[.F181])*(1+[.F181])+[.G181]*[.G181])))*SIN((ATAN([.G181]/[.F181])-ATAN([.G181]/(1+[.F181])))/2)" office:value-type="float" office:value="1739322.91956633" calcext:value-type="float">
            <text:p>1739322.9195663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89.78" calcext:value-type="float">
            <text:p>2189.78</text:p>
          </table:table-cell>
          <table:table-cell table:style-name="ce1" table:formula="of:=[.A182]*1000000000000*2*PI()" office:value-type="float" office:value="1.37587935219557E+016" calcext:value-type="float">
            <text:p>1.38E+16</text:p>
          </table:table-cell>
          <table:table-cell table:style-name="ce1" table:formula="of:=[.P182]/([.A182]*1000000000000)*1000000" office:value-type="float" office:value="0.1369052863758" calcext:value-type="float">
            <text:p>1.37E-01</text:p>
          </table:table-cell>
          <table:table-cell office:value-type="float" office:value="-2.92839" calcext:value-type="float">
            <text:p>-2.92839</text:p>
          </table:table-cell>
          <table:table-cell office:value-type="float" office:value="2.84602" calcext:value-type="float">
            <text:p>2.84602</text:p>
          </table:table-cell>
          <table:table-cell table:style-name="ce2" table:formula="of:=1-13.8*13.8*1E+030/([.B182]*[.B182]+1/9.3/9.3*1E+030)" office:value-type="float" office:value="-0.00593736937293921" calcext:value-type="float">
            <text:p>-0.0059373694</text:p>
          </table:table-cell>
          <table:table-cell table:style-name="ce2" table:formula="of:=13.8*13.8/9.3*1E+045/[.B182]/([.B182]*[.B182]+1/9.3/9.3*1E+030)" office:value-type="float" office:value="0.00786154021151048" calcext:value-type="float">
            <text:p>0.0078615402</text:p>
          </table:table-cell>
          <table:table-cell table:formula="of:=[.B182]/[.P182]" office:value-type="float" office:value="45894395.1216935" calcext:value-type="float">
            <text:p>45894395.1216935</text:p>
          </table:table-cell>
          <table:table-cell table:formula="of:=[.H182]*SQRT(0.5)" office:value-type="float" office:value="32452238.0090043" calcext:value-type="float">
            <text:p>32452238.0090043</text:p>
          </table:table-cell>
          <table:table-cell table:formula="of:=-[.H182]*0.5" office:value-type="float" office:value="-22947197.5608467" calcext:value-type="float">
            <text:p>-22947197.5608467</text:p>
          </table:table-cell>
          <table:table-cell table:formula="of:=[.H182]*SQRT(3)/2" office:value-type="float" office:value="39745712.0667072" calcext:value-type="float">
            <text:p>39745712.0667072</text:p>
          </table:table-cell>
          <table:table-cell table:formula="of:=([.B182]/[.P182])*SQRT(SQRT(([.D182]*[.D182]+[.E182]*[.E182])/((1+[.D182])*(1+[.D182])+[.E182]*[.E182])))*COS((ATAN([.E182]/[.D182])-ATAN([.E182]/(1+[.D182])))/2)" office:value-type="float" office:value="49758917.8540448" calcext:value-type="float">
            <text:p>49758917.8540448</text:p>
          </table:table-cell>
          <table:table-cell table:style-name="ce2" table:formula="of:=([.B182]/[.P182])*SQRT(SQRT(([.D182]*[.D182]+[.E182]*[.E182])/((1+[.D182])*(1+[.D182])+[.E182]*[.E182])))*SIN((ATAN([.E182]/[.D182])-ATAN([.E182]/(1+[.D182])))/2)" office:value-type="float" office:value="5096749.7584983" calcext:value-type="float">
            <text:p>5096749.7584983</text:p>
          </table:table-cell>
          <table:table-cell table:formula="of:=([.B182]/[.P182])*SQRT(SQRT(([.F182]*[.F182]+[.G182]*[.G182])/((1+[.F182])*(1+[.F182])+[.G182]*[.G182])))*COS((ATAN([.G182]/[.F182])-ATAN([.G182]/(1+[.F182])))/2)" office:value-type="float" office:value="4081784.65204037" calcext:value-type="float">
            <text:p>4081784.65204037</text:p>
          </table:table-cell>
          <table:table-cell table:style-name="ce2" table:formula="of:=([.B182]/[.P182])*SQRT(SQRT(([.F182]*[.F182]+[.G182]*[.G182])/((1+[.F182])*(1+[.F182])+[.G182]*[.G182])))*SIN((ATAN([.G182]/[.F182])-ATAN([.G182]/(1+[.F182])))/2)" office:value-type="float" office:value="-2052542.6932285" calcext:value-type="float">
            <text:p>-2052542.693228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73.91" calcext:value-type="float">
            <text:p>2173.91</text:p>
          </table:table-cell>
          <table:table-cell table:style-name="ce1" table:formula="of:=[.A183]*1000000000000*2*PI()" office:value-type="float" office:value="1.36590793711308E+016" calcext:value-type="float">
            <text:p>1.37E+16</text:p>
          </table:table-cell>
          <table:table-cell table:style-name="ce1" table:formula="of:=[.P183]/([.A183]*1000000000000)*1000000" office:value-type="float" office:value="0.137904723746613" calcext:value-type="float">
            <text:p>1.38E-01</text:p>
          </table:table-cell>
          <table:table-cell office:value-type="float" office:value="-2.95247" calcext:value-type="float">
            <text:p>-2.95247</text:p>
          </table:table-cell>
          <table:table-cell office:value-type="float" office:value="2.8701" calcext:value-type="float">
            <text:p>2.8701</text:p>
          </table:table-cell>
          <table:table-cell table:style-name="ce2" table:formula="of:=1-13.8*13.8*1E+030/([.B183]*[.B183]+1/9.3/9.3*1E+030)" office:value-type="float" office:value="-0.0206771739463805" calcext:value-type="float">
            <text:p>-0.0206771739</text:p>
          </table:table-cell>
          <table:table-cell table:style-name="ce2" table:formula="of:=13.8*13.8/9.3*1E+045/[.B183]/([.B183]*[.B183]+1/9.3/9.3*1E+030)" office:value-type="float" office:value="0.00803496566464343" calcext:value-type="float">
            <text:p>0.0080349657</text:p>
          </table:table-cell>
          <table:table-cell table:formula="of:=[.B183]/[.P183]" office:value-type="float" office:value="45561784.5167099" calcext:value-type="float">
            <text:p>45561784.5167099</text:p>
          </table:table-cell>
          <table:table-cell table:formula="of:=[.H183]*SQRT(0.5)" office:value-type="float" office:value="32217046.7947258" calcext:value-type="float">
            <text:p>32217046.7947258</text:p>
          </table:table-cell>
          <table:table-cell table:formula="of:=-[.H183]*0.5" office:value-type="float" office:value="-22780892.2583549" calcext:value-type="float">
            <text:p>-22780892.2583549</text:p>
          </table:table-cell>
          <table:table-cell table:formula="of:=[.H183]*SQRT(3)/2" office:value-type="float" office:value="39457662.8332233" calcext:value-type="float">
            <text:p>39457662.8332233</text:p>
          </table:table-cell>
          <table:table-cell table:formula="of:=([.B183]/[.P183])*SQRT(SQRT(([.D183]*[.D183]+[.E183]*[.E183])/((1+[.D183])*(1+[.D183])+[.E183]*[.E183])))*COS((ATAN([.E183]/[.D183])-ATAN([.E183]/(1+[.D183])))/2)" office:value-type="float" office:value="49369219.6404308" calcext:value-type="float">
            <text:p>49369219.6404308</text:p>
          </table:table-cell>
          <table:table-cell table:style-name="ce2" table:formula="of:=([.B183]/[.P183])*SQRT(SQRT(([.D183]*[.D183]+[.E183]*[.E183])/((1+[.D183])*(1+[.D183])+[.E183]*[.E183])))*SIN((ATAN([.E183]/[.D183])-ATAN([.E183]/(1+[.D183])))/2)" office:value-type="float" office:value="5007709.40617638" calcext:value-type="float">
            <text:p>5007709.40617638</text:p>
          </table:table-cell>
          <table:table-cell table:formula="of:=([.B183]/[.P183])*SQRT(SQRT(([.F183]*[.F183]+[.G183]*[.G183])/((1+[.F183])*(1+[.F183])+[.G183]*[.G183])))*COS((ATAN([.G183]/[.F183])-ATAN([.G183]/(1+[.F183])))/2)" office:value-type="float" office:value="6734526.08852988" calcext:value-type="float">
            <text:p>6734526.08852988</text:p>
          </table:table-cell>
          <table:table-cell table:style-name="ce2" table:formula="of:=([.B183]/[.P183])*SQRT(SQRT(([.F183]*[.F183]+[.G183]*[.G183])/((1+[.F183])*(1+[.F183])+[.G183]*[.G183])))*SIN((ATAN([.G183]/[.F183])-ATAN([.G183]/(1+[.F183])))/2)" office:value-type="float" office:value="-1291122.51113195" calcext:value-type="float">
            <text:p>-1291122.511131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58.27" calcext:value-type="float">
            <text:p>2158.27</text:p>
          </table:table-cell>
          <table:table-cell table:style-name="ce1" table:formula="of:=[.A184]*1000000000000*2*PI()" office:value-type="float" office:value="1.35608103529265E+016" calcext:value-type="float">
            <text:p>1.36E+16</text:p>
          </table:table-cell>
          <table:table-cell table:style-name="ce1" table:formula="of:=[.P184]/([.A184]*1000000000000)*1000000" office:value-type="float" office:value="0.138904056489688" calcext:value-type="float">
            <text:p>1.39E-01</text:p>
          </table:table-cell>
          <table:table-cell office:value-type="float" office:value="-2.97451" calcext:value-type="float">
            <text:p>-2.97451</text:p>
          </table:table-cell>
          <table:table-cell office:value-type="float" office:value="2.89157" calcext:value-type="float">
            <text:p>2.89157</text:p>
          </table:table-cell>
          <table:table-cell table:style-name="ce2" table:formula="of:=1-13.8*13.8*1E+030/([.B184]*[.B184]+1/9.3/9.3*1E+030)" office:value-type="float" office:value="-0.0355226042931802" calcext:value-type="float">
            <text:p>-0.0355226043</text:p>
          </table:table-cell>
          <table:table-cell table:style-name="ce2" table:formula="of:=13.8*13.8/9.3*1E+045/[.B184]/([.B184]*[.B184]+1/9.3/9.3*1E+030)" office:value-type="float" office:value="0.0082109043407303" calcext:value-type="float">
            <text:p>0.0082109043</text:p>
          </table:table-cell>
          <table:table-cell table:formula="of:=[.B184]/[.P184]" office:value-type="float" office:value="45233994.3552766" calcext:value-type="float">
            <text:p>45233994.3552766</text:p>
          </table:table-cell>
          <table:table-cell table:formula="of:=[.H184]*SQRT(0.5)" office:value-type="float" office:value="31985264.1487701" calcext:value-type="float">
            <text:p>31985264.1487701</text:p>
          </table:table-cell>
          <table:table-cell table:formula="of:=-[.H184]*0.5" office:value-type="float" office:value="-22616997.1776383" calcext:value-type="float">
            <text:p>-22616997.1776383</text:p>
          </table:table-cell>
          <table:table-cell table:formula="of:=[.H184]*SQRT(3)/2" office:value-type="float" office:value="39173788.2263114" calcext:value-type="float">
            <text:p>39173788.2263114</text:p>
          </table:table-cell>
          <table:table-cell table:formula="of:=([.B184]/[.P184])*SQRT(SQRT(([.D184]*[.D184]+[.E184]*[.E184])/((1+[.D184])*(1+[.D184])+[.E184]*[.E184])))*COS((ATAN([.E184]/[.D184])-ATAN([.E184]/(1+[.D184])))/2)" office:value-type="float" office:value="48988888.9646146" calcext:value-type="float">
            <text:p>48988888.9646146</text:p>
          </table:table-cell>
          <table:table-cell table:style-name="ce2" table:formula="of:=([.B184]/[.P184])*SQRT(SQRT(([.D184]*[.D184]+[.E184]*[.E184])/((1+[.D184])*(1+[.D184])+[.E184]*[.E184])))*SIN((ATAN([.E184]/[.D184])-ATAN([.E184]/(1+[.D184])))/2)" office:value-type="float" office:value="4925499.18652479" calcext:value-type="float">
            <text:p>4925499.18652479</text:p>
          </table:table-cell>
          <table:table-cell table:formula="of:=([.B184]/[.P184])*SQRT(SQRT(([.F184]*[.F184]+[.G184]*[.G184])/((1+[.F184])*(1+[.F184])+[.G184]*[.G184])))*COS((ATAN([.G184]/[.F184])-ATAN([.G184]/(1+[.F184])))/2)" office:value-type="float" office:value="8733585.99625235" calcext:value-type="float">
            <text:p>8733585.99625235</text:p>
          </table:table-cell>
          <table:table-cell table:style-name="ce2" table:formula="of:=([.B184]/[.P184])*SQRT(SQRT(([.F184]*[.F184]+[.G184]*[.G184])/((1+[.F184])*(1+[.F184])+[.G184]*[.G184])))*SIN((ATAN([.G184]/[.F184])-ATAN([.G184]/(1+[.F184])))/2)" office:value-type="float" office:value="-1033909.89711383" calcext:value-type="float">
            <text:p>-1033909.8971138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42.86" calcext:value-type="float">
            <text:p>2142.86</text:p>
          </table:table-cell>
          <table:table-cell table:style-name="ce1" table:formula="of:=[.A185]*1000000000000*2*PI()" office:value-type="float" office:value="1.34639864673429E+016" calcext:value-type="float">
            <text:p>1.35E+16</text:p>
          </table:table-cell>
          <table:table-cell table:style-name="ce1" table:formula="of:=[.P185]/([.A185]*1000000000000)*1000000" office:value-type="float" office:value="0.139902960529386" calcext:value-type="float">
            <text:p>1.40E-01</text:p>
          </table:table-cell>
          <table:table-cell office:value-type="float" office:value="-2.99878" calcext:value-type="float">
            <text:p>-2.99878</text:p>
          </table:table-cell>
          <table:table-cell office:value-type="float" office:value="2.91584" calcext:value-type="float">
            <text:p>2.91584</text:p>
          </table:table-cell>
          <table:table-cell table:style-name="ce2" table:formula="of:=1-13.8*13.8*1E+030/([.B185]*[.B185]+1/9.3/9.3*1E+030)" office:value-type="float" office:value="-0.0504687598012565" calcext:value-type="float">
            <text:p>-0.0504687598</text:p>
          </table:table-cell>
          <table:table-cell table:style-name="ce2" table:formula="of:=13.8*13.8/9.3*1E+045/[.B185]/([.B185]*[.B185]+1/9.3/9.3*1E+030)" office:value-type="float" office:value="0.00838931547949245" calcext:value-type="float">
            <text:p>0.0083893155</text:p>
          </table:table-cell>
          <table:table-cell table:formula="of:=[.B185]/[.P185]" office:value-type="float" office:value="44911024.637394" calcext:value-type="float">
            <text:p>44911024.637394</text:p>
          </table:table-cell>
          <table:table-cell table:formula="of:=[.H185]*SQRT(0.5)" office:value-type="float" office:value="31756890.0711374" calcext:value-type="float">
            <text:p>31756890.0711374</text:p>
          </table:table-cell>
          <table:table-cell table:formula="of:=-[.H185]*0.5" office:value-type="float" office:value="-22455512.318697" calcext:value-type="float">
            <text:p>-22455512.318697</text:p>
          </table:table-cell>
          <table:table-cell table:formula="of:=[.H185]*SQRT(3)/2" office:value-type="float" office:value="38894088.245972" calcext:value-type="float">
            <text:p>38894088.245972</text:p>
          </table:table-cell>
          <table:table-cell table:formula="of:=([.B185]/[.P185])*SQRT(SQRT(([.D185]*[.D185]+[.E185]*[.E185])/((1+[.D185])*(1+[.D185])+[.E185]*[.E185])))*COS((ATAN([.E185]/[.D185])-ATAN([.E185]/(1+[.D185])))/2)" office:value-type="float" office:value="48610955.1184275" calcext:value-type="float">
            <text:p>48610955.1184275</text:p>
          </table:table-cell>
          <table:table-cell table:style-name="ce2" table:formula="of:=([.B185]/[.P185])*SQRT(SQRT(([.D185]*[.D185]+[.E185]*[.E185])/((1+[.D185])*(1+[.D185])+[.E185]*[.E185])))*SIN((ATAN([.E185]/[.D185])-ATAN([.E185]/(1+[.D185])))/2)" office:value-type="float" office:value="4840510.91344527" calcext:value-type="float">
            <text:p>4840510.91344527</text:p>
          </table:table-cell>
          <table:table-cell table:formula="of:=([.B185]/[.P185])*SQRT(SQRT(([.F185]*[.F185]+[.G185]*[.G185])/((1+[.F185])*(1+[.F185])+[.G185]*[.G185])))*COS((ATAN([.G185]/[.F185])-ATAN([.G185]/(1+[.F185])))/2)" office:value-type="float" office:value="10385400.9994775" calcext:value-type="float">
            <text:p>10385400.9994775</text:p>
          </table:table-cell>
          <table:table-cell table:style-name="ce2" table:formula="of:=([.B185]/[.P185])*SQRT(SQRT(([.F185]*[.F185]+[.G185]*[.G185])/((1+[.F185])*(1+[.F185])+[.G185]*[.G185])))*SIN((ATAN([.G185]/[.F185])-ATAN([.G185]/(1+[.F185])))/2)" office:value-type="float" office:value="-903497.118197175" calcext:value-type="float">
            <text:p>-903497.11819717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68.97" calcext:value-type="float">
            <text:p>2068.97</text:p>
          </table:table-cell>
          <table:table-cell table:style-name="ce1" table:formula="of:=[.A186]*1000000000000*2*PI()" office:value-type="float" office:value="1.29997219049953E+016" calcext:value-type="float">
            <text:p>1.30E+16</text:p>
          </table:table-cell>
          <table:table-cell table:style-name="ce1" table:formula="of:=[.P186]/([.A186]*1000000000000)*1000000" office:value-type="float" office:value="0.14489937408469" calcext:value-type="float">
            <text:p>1.45E-01</text:p>
          </table:table-cell>
          <table:table-cell office:value-type="float" office:value="-3.10692" calcext:value-type="float">
            <text:p>-3.10692</text:p>
          </table:table-cell>
          <table:table-cell office:value-type="float" office:value="3.01871" calcext:value-type="float">
            <text:p>3.01871</text:p>
          </table:table-cell>
          <table:table-cell table:style-name="ce2" table:formula="of:=1-13.8*13.8*1E+030/([.B186]*[.B186]+1/9.3/9.3*1E+030)" office:value-type="float" office:value="-0.126835023426912" calcext:value-type="float">
            <text:p>-0.1268350234</text:p>
          </table:table-cell>
          <table:table-cell table:style-name="ce2" table:formula="of:=13.8*13.8/9.3*1E+045/[.B186]/([.B186]*[.B186]+1/9.3/9.3*1E+030)" office:value-type="float" office:value="0.00932058833011686" calcext:value-type="float">
            <text:p>0.0093205883</text:p>
          </table:table-cell>
          <table:table-cell table:formula="of:=[.B186]/[.P186]" office:value-type="float" office:value="43362404.7506735" calcext:value-type="float">
            <text:p>43362404.7506735</text:p>
          </table:table-cell>
          <table:table-cell table:formula="of:=[.H186]*SQRT(0.5)" office:value-type="float" office:value="30661850.447757" calcext:value-type="float">
            <text:p>30661850.447757</text:p>
          </table:table-cell>
          <table:table-cell table:formula="of:=-[.H186]*0.5" office:value-type="float" office:value="-21681202.3753368" calcext:value-type="float">
            <text:p>-21681202.3753368</text:p>
          </table:table-cell>
          <table:table-cell table:formula="of:=[.H186]*SQRT(3)/2" office:value-type="float" office:value="37552944.0832663" calcext:value-type="float">
            <text:p>37552944.0832663</text:p>
          </table:table-cell>
          <table:table-cell table:formula="of:=([.B186]/[.P186])*SQRT(SQRT(([.D186]*[.D186]+[.E186]*[.E186])/((1+[.D186])*(1+[.D186])+[.E186]*[.E186])))*COS((ATAN([.E186]/[.D186])-ATAN([.E186]/(1+[.D186])))/2)" office:value-type="float" office:value="46825582.0133779" calcext:value-type="float">
            <text:p>46825582.0133779</text:p>
          </table:table-cell>
          <table:table-cell table:style-name="ce2" table:formula="of:=([.B186]/[.P186])*SQRT(SQRT(([.D186]*[.D186]+[.E186]*[.E186])/((1+[.D186])*(1+[.D186])+[.E186]*[.E186])))*SIN((ATAN([.E186]/[.D186])-ATAN([.E186]/(1+[.D186])))/2)" office:value-type="float" office:value="4472398.04608784" calcext:value-type="float">
            <text:p>4472398.04608784</text:p>
          </table:table-cell>
          <table:table-cell table:formula="of:=([.B186]/[.P186])*SQRT(SQRT(([.F186]*[.F186]+[.G186]*[.G186])/((1+[.F186])*(1+[.F186])+[.G186]*[.G186])))*COS((ATAN([.G186]/[.F186])-ATAN([.G186]/(1+[.F186])))/2)" office:value-type="float" office:value="16533840.8755376" calcext:value-type="float">
            <text:p>16533840.8755376</text:p>
          </table:table-cell>
          <table:table-cell table:style-name="ce2" table:formula="of:=([.B186]/[.P186])*SQRT(SQRT(([.F186]*[.F186]+[.G186]*[.G186])/((1+[.F186])*(1+[.F186])+[.G186]*[.G186])))*SIN((ATAN([.G186]/[.F186])-ATAN([.G186]/(1+[.F186])))/2)" office:value-type="float" office:value="-695063.043144536" calcext:value-type="float">
            <text:p>-695063.04314453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1" table:formula="of:=[.A187]*1000000000000*2*PI()" office:value-type="float" office:value="1.25663706143592E+016" calcext:value-type="float">
            <text:p>1.26E+16</text:p>
          </table:table-cell>
          <table:table-cell table:style-name="ce1" table:formula="of:=[.P187]/([.A187]*1000000000000)*1000000" office:value-type="float" office:value="0.149896229" calcext:value-type="float">
            <text:p>1.50E-01</text:p>
          </table:table-cell>
          <table:table-cell office:value-type="float" office:value="-3.22797" calcext:value-type="float">
            <text:p>-3.22797</text:p>
          </table:table-cell>
          <table:table-cell office:value-type="float" office:value="3.12748" calcext:value-type="float">
            <text:p>3.12748</text:p>
          </table:table-cell>
          <table:table-cell table:style-name="ce2" table:formula="of:=1-13.8*13.8*1E+030/([.B187]*[.B187]+1/9.3/9.3*1E+030)" office:value-type="float" office:value="-0.205887096370368" calcext:value-type="float">
            <text:p>-0.2058870964</text:p>
          </table:table-cell>
          <table:table-cell table:style-name="ce2" table:formula="of:=13.8*13.8/9.3*1E+045/[.B187]/([.B187]*[.B187]+1/9.3/9.3*1E+030)" office:value-type="float" office:value="0.0103184350644127" calcext:value-type="float">
            <text:p>0.0103184351</text:p>
          </table:table-cell>
          <table:table-cell table:formula="of:=[.B187]/[.P187]" office:value-type="float" office:value="41916900.4390337" calcext:value-type="float">
            <text:p>41916900.4390337</text:p>
          </table:table-cell>
          <table:table-cell table:formula="of:=[.H187]*SQRT(0.5)" office:value-type="float" office:value="29639724.5467621" calcext:value-type="float">
            <text:p>29639724.5467621</text:p>
          </table:table-cell>
          <table:table-cell table:formula="of:=-[.H187]*0.5" office:value-type="float" office:value="-20958450.2195169" calcext:value-type="float">
            <text:p>-20958450.2195169</text:p>
          </table:table-cell>
          <table:table-cell table:formula="of:=[.H187]*SQRT(3)/2" office:value-type="float" office:value="36301100.6281063" calcext:value-type="float">
            <text:p>36301100.6281063</text:p>
          </table:table-cell>
          <table:table-cell table:formula="of:=([.B187]/[.P187])*SQRT(SQRT(([.D187]*[.D187]+[.E187]*[.E187])/((1+[.D187])*(1+[.D187])+[.E187]*[.E187])))*COS((ATAN([.E187]/[.D187])-ATAN([.E187]/(1+[.D187])))/2)" office:value-type="float" office:value="45161242.2237511" calcext:value-type="float">
            <text:p>45161242.2237511</text:p>
          </table:table-cell>
          <table:table-cell table:style-name="ce2" table:formula="of:=([.B187]/[.P187])*SQRT(SQRT(([.D187]*[.D187]+[.E187]*[.E187])/((1+[.D187])*(1+[.D187])+[.E187]*[.E187])))*SIN((ATAN([.E187]/[.D187])-ATAN([.E187]/(1+[.D187])))/2)" office:value-type="float" office:value="4126033.57033265" calcext:value-type="float">
            <text:p>4126033.57033265</text:p>
          </table:table-cell>
          <table:table-cell table:formula="of:=([.B187]/[.P187])*SQRT(SQRT(([.F187]*[.F187]+[.G187]*[.G187])/((1+[.F187])*(1+[.F187])+[.G187]*[.G187])))*COS((ATAN([.G187]/[.F187])-ATAN([.G187]/(1+[.F187])))/2)" office:value-type="float" office:value="21345221.5812391" calcext:value-type="float">
            <text:p>21345221.5812391</text:p>
          </table:table-cell>
          <table:table-cell table:style-name="ce2" table:formula="of:=([.B187]/[.P187])*SQRT(SQRT(([.F187]*[.F187]+[.G187]*[.G187])/((1+[.F187])*(1+[.F187])+[.G187]*[.G187])))*SIN((ATAN([.G187]/[.F187])-ATAN([.G187]/(1+[.F187])))/2)" office:value-type="float" office:value="-673323.342166409" calcext:value-type="float">
            <text:p>-673323.34216640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935.48" calcext:value-type="float">
            <text:p>1935.48</text:p>
          </table:table-cell>
          <table:table-cell table:style-name="ce1" table:formula="of:=[.A188]*1000000000000*2*PI()" office:value-type="float" office:value="1.21609794983399E+016" calcext:value-type="float">
            <text:p>1.22E+16</text:p>
          </table:table-cell>
          <table:table-cell table:style-name="ce1" table:formula="of:=[.P188]/([.A188]*1000000000000)*1000000" office:value-type="float" office:value="0.154893079752826" calcext:value-type="float">
            <text:p>1.55E-01</text:p>
          </table:table-cell>
          <table:table-cell office:value-type="float" office:value="-3.33016" calcext:value-type="float">
            <text:p>-3.33016</text:p>
          </table:table-cell>
          <table:table-cell office:value-type="float" office:value="3.2132" calcext:value-type="float">
            <text:p>3.2132</text:p>
          </table:table-cell>
          <table:table-cell table:style-name="ce2" table:formula="of:=1-13.8*13.8*1E+030/([.B188]*[.B188]+1/9.3/9.3*1E+030)" office:value-type="float" office:value="-0.287618204748955" calcext:value-type="float">
            <text:p>-0.2876182047</text:p>
          </table:table-cell>
          <table:table-cell table:style-name="ce2" table:formula="of:=13.8*13.8/9.3*1E+045/[.B188]/([.B188]*[.B188]+1/9.3/9.3*1E+030)" office:value-type="float" office:value="0.0113850673312963" calcext:value-type="float">
            <text:p>0.0113850673</text:p>
          </table:table-cell>
          <table:table-cell table:formula="of:=[.B188]/[.P188]" office:value-type="float" office:value="40564661.2308703" calcext:value-type="float">
            <text:p>40564661.2308703</text:p>
          </table:table-cell>
          <table:table-cell table:formula="of:=[.H188]*SQRT(0.5)" office:value-type="float" office:value="28683547.0328834" calcext:value-type="float">
            <text:p>28683547.0328834</text:p>
          </table:table-cell>
          <table:table-cell table:formula="of:=-[.H188]*0.5" office:value-type="float" office:value="-20282330.6154351" calcext:value-type="float">
            <text:p>-20282330.6154351</text:p>
          </table:table-cell>
          <table:table-cell table:formula="of:=[.H188]*SQRT(3)/2" office:value-type="float" office:value="35130027.1218434" calcext:value-type="float">
            <text:p>35130027.1218434</text:p>
          </table:table-cell>
          <table:table-cell table:formula="of:=([.B188]/[.P188])*SQRT(SQRT(([.D188]*[.D188]+[.E188]*[.E188])/((1+[.D188])*(1+[.D188])+[.E188]*[.E188])))*COS((ATAN([.E188]/[.D188])-ATAN([.E188]/(1+[.D188])))/2)" office:value-type="float" office:value="43630975.7099014" calcext:value-type="float">
            <text:p>43630975.7099014</text:p>
          </table:table-cell>
          <table:table-cell table:style-name="ce2" table:formula="of:=([.B188]/[.P188])*SQRT(SQRT(([.D188]*[.D188]+[.E188]*[.E188])/((1+[.D188])*(1+[.D188])+[.E188]*[.E188])))*SIN((ATAN([.E188]/[.D188])-ATAN([.E188]/(1+[.D188])))/2)" office:value-type="float" office:value="3846001.38904139" calcext:value-type="float">
            <text:p>3846001.38904139</text:p>
          </table:table-cell>
          <table:table-cell table:formula="of:=([.B188]/[.P188])*SQRT(SQRT(([.F188]*[.F188]+[.G188]*[.G188])/((1+[.F188])*(1+[.F188])+[.G188]*[.G188])))*COS((ATAN([.G188]/[.F188])-ATAN([.G188]/(1+[.F188])))/2)" office:value-type="float" office:value="25773558.9955128" calcext:value-type="float">
            <text:p>25773558.9955128</text:p>
          </table:table-cell>
          <table:table-cell table:style-name="ce2" table:formula="of:=([.B188]/[.P188])*SQRT(SQRT(([.F188]*[.F188]+[.G188]*[.G188])/((1+[.F188])*(1+[.F188])+[.G188]*[.G188])))*SIN((ATAN([.G188]/[.F188])-ATAN([.G188]/(1+[.F188])))/2)" office:value-type="float" office:value="-715962.680136663" calcext:value-type="float">
            <text:p>-715962.68013666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1" table:formula="of:=[.A189]*1000000000000*2*PI()" office:value-type="float" office:value="1.17809724509617E+016" calcext:value-type="float">
            <text:p>1.18E+16</text:p>
          </table:table-cell>
          <table:table-cell table:style-name="ce1" table:formula="of:=[.P189]/([.A189]*1000000000000)*1000000" office:value-type="float" office:value="0.159889310933333" calcext:value-type="float">
            <text:p>1.60E-01</text:p>
          </table:table-cell>
          <table:table-cell office:value-type="float" office:value="-3.42253" calcext:value-type="float">
            <text:p>-3.42253</text:p>
          </table:table-cell>
          <table:table-cell office:value-type="float" office:value="3.2804" calcext:value-type="float">
            <text:p>3.2804</text:p>
          </table:table-cell>
          <table:table-cell table:style-name="ce2" table:formula="of:=1-13.8*13.8*1E+030/([.B189]*[.B189]+1/9.3/9.3*1E+030)" office:value-type="float" office:value="-0.372017701225142" calcext:value-type="float">
            <text:p>-0.3720177012</text:p>
          </table:table-cell>
          <table:table-cell table:style-name="ce2" table:formula="of:=13.8*13.8/9.3*1E+045/[.B189]/([.B189]*[.B189]+1/9.3/9.3*1E+030)" office:value-type="float" office:value="0.0125226322098673" calcext:value-type="float">
            <text:p>0.0125226322</text:p>
          </table:table-cell>
          <table:table-cell table:formula="of:=[.B189]/[.P189]" office:value-type="float" office:value="39297094.161594" calcext:value-type="float">
            <text:p>39297094.161594</text:p>
          </table:table-cell>
          <table:table-cell table:formula="of:=[.H189]*SQRT(0.5)" office:value-type="float" office:value="27787241.7625894" calcext:value-type="float">
            <text:p>27787241.7625894</text:p>
          </table:table-cell>
          <table:table-cell table:formula="of:=-[.H189]*0.5" office:value-type="float" office:value="-19648547.080797" calcext:value-type="float">
            <text:p>-19648547.080797</text:p>
          </table:table-cell>
          <table:table-cell table:formula="of:=[.H189]*SQRT(3)/2" office:value-type="float" office:value="34032281.8388495" calcext:value-type="float">
            <text:p>34032281.8388495</text:p>
          </table:table-cell>
          <table:table-cell table:formula="of:=([.B189]/[.P189])*SQRT(SQRT(([.D189]*[.D189]+[.E189]*[.E189])/((1+[.D189])*(1+[.D189])+[.E189]*[.E189])))*COS((ATAN([.E189]/[.D189])-ATAN([.E189]/(1+[.D189])))/2)" office:value-type="float" office:value="42216570.6067803" calcext:value-type="float">
            <text:p>42216570.6067803</text:p>
          </table:table-cell>
          <table:table-cell table:style-name="ce2" table:formula="of:=([.B189]/[.P189])*SQRT(SQRT(([.D189]*[.D189]+[.E189]*[.E189])/((1+[.D189])*(1+[.D189])+[.E189]*[.E189])))*SIN((ATAN([.E189]/[.D189])-ATAN([.E189]/(1+[.D189])))/2)" office:value-type="float" office:value="3607870.5751925" calcext:value-type="float">
            <text:p>3607870.5751925</text:p>
          </table:table-cell>
          <table:table-cell table:formula="of:=([.B189]/[.P189])*SQRT(SQRT(([.F189]*[.F189]+[.G189]*[.G189])/((1+[.F189])*(1+[.F189])+[.G189]*[.G189])))*COS((ATAN([.G189]/[.F189])-ATAN([.G189]/(1+[.F189])))/2)" office:value-type="float" office:value="30240740.4004563" calcext:value-type="float">
            <text:p>30240740.4004563</text:p>
          </table:table-cell>
          <table:table-cell table:style-name="ce2" table:formula="of:=([.B189]/[.P189])*SQRT(SQRT(([.F189]*[.F189]+[.G189]*[.G189])/((1+[.F189])*(1+[.F189])+[.G189]*[.G189])))*SIN((ATAN([.G189]/[.F189])-ATAN([.G189]/(1+[.F189])))/2)" office:value-type="float" office:value="-810450.73274565" calcext:value-type="float">
            <text:p>-810450.7327456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818.18" calcext:value-type="float">
            <text:p>1818.18</text:p>
          </table:table-cell>
          <table:table-cell table:style-name="ce1" table:formula="of:=[.A190]*1000000000000*2*PI()" office:value-type="float" office:value="1.14239618618078E+016" calcext:value-type="float">
            <text:p>1.14E+16</text:p>
          </table:table-cell>
          <table:table-cell table:style-name="ce1" table:formula="of:=[.P190]/([.A190]*1000000000000)*1000000" office:value-type="float" office:value="0.164886016786017" calcext:value-type="float">
            <text:p>1.65E-01</text:p>
          </table:table-cell>
          <table:table-cell office:value-type="float" office:value="-3.48079" calcext:value-type="float">
            <text:p>-3.48079</text:p>
          </table:table-cell>
          <table:table-cell office:value-type="float" office:value="3.30523" calcext:value-type="float">
            <text:p>3.30523</text:p>
          </table:table-cell>
          <table:table-cell table:style-name="ce2" table:formula="of:=1-13.8*13.8*1E+030/([.B190]*[.B190]+1/9.3/9.3*1E+030)" office:value-type="float" office:value="-0.459103871563267" calcext:value-type="float">
            <text:p>-0.4591038716</text:p>
          </table:table-cell>
          <table:table-cell table:style-name="ce2" table:formula="of:=13.8*13.8/9.3*1E+045/[.B190]/([.B190]*[.B190]+1/9.3/9.3*1E+030)" office:value-type="float" office:value="0.0137336671212046" calcext:value-type="float">
            <text:p>0.0137336671</text:p>
          </table:table-cell>
          <table:table-cell table:formula="of:=[.B190]/[.P190]" office:value-type="float" office:value="38106235.0201212" calcext:value-type="float">
            <text:p>38106235.0201212</text:p>
          </table:table-cell>
          <table:table-cell table:formula="of:=[.H190]*SQRT(0.5)" office:value-type="float" office:value="26945177.188216" calcext:value-type="float">
            <text:p>26945177.188216</text:p>
          </table:table-cell>
          <table:table-cell table:formula="of:=-[.H190]*0.5" office:value-type="float" office:value="-19053117.5100606" calcext:value-type="float">
            <text:p>-19053117.5100606</text:p>
          </table:table-cell>
          <table:table-cell table:formula="of:=[.H190]*SQRT(3)/2" office:value-type="float" office:value="33000967.5700051" calcext:value-type="float">
            <text:p>33000967.5700051</text:p>
          </table:table-cell>
          <table:table-cell table:formula="of:=([.B190]/[.P190])*SQRT(SQRT(([.D190]*[.D190]+[.E190]*[.E190])/((1+[.D190])*(1+[.D190])+[.E190]*[.E190])))*COS((ATAN([.E190]/[.D190])-ATAN([.E190]/(1+[.D190])))/2)" office:value-type="float" office:value="40924270.8221296" calcext:value-type="float">
            <text:p>40924270.8221296</text:p>
          </table:table-cell>
          <table:table-cell table:style-name="ce2" table:formula="of:=([.B190]/[.P190])*SQRT(SQRT(([.D190]*[.D190]+[.E190]*[.E190])/((1+[.D190])*(1+[.D190])+[.E190]*[.E190])))*SIN((ATAN([.E190]/[.D190])-ATAN([.E190]/(1+[.D190])))/2)" office:value-type="float" office:value="3433395.50143738" calcext:value-type="float">
            <text:p>3433395.50143738</text:p>
          </table:table-cell>
          <table:table-cell table:formula="of:=([.B190]/[.P190])*SQRT(SQRT(([.F190]*[.F190]+[.G190]*[.G190])/((1+[.F190])*(1+[.F190])+[.G190]*[.G190])))*COS((ATAN([.G190]/[.F190])-ATAN([.G190]/(1+[.F190])))/2)" office:value-type="float" office:value="35095848.5263217" calcext:value-type="float">
            <text:p>35095848.5263217</text:p>
          </table:table-cell>
          <table:table-cell table:style-name="ce2" table:formula="of:=([.B190]/[.P190])*SQRT(SQRT(([.F190]*[.F190]+[.G190]*[.G190])/((1+[.F190])*(1+[.F190])+[.G190]*[.G190])))*SIN((ATAN([.G190]/[.F190])-ATAN([.G190]/(1+[.F190])))/2)" office:value-type="float" office:value="-970476.939299377" calcext:value-type="float">
            <text:p>-970476.93929937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764.71" calcext:value-type="float">
            <text:p>1764.71</text:p>
          </table:table-cell>
          <table:table-cell table:style-name="ce1" table:formula="of:=[.A191]*1000000000000*2*PI()" office:value-type="float" office:value="1.10879999434329E+016" calcext:value-type="float">
            <text:p>1.11E+16</text:p>
          </table:table-cell>
          <table:table-cell table:style-name="ce1" table:formula="of:=[.P191]/([.A191]*1000000000000)*1000000" office:value-type="float" office:value="0.169881996475342" calcext:value-type="float">
            <text:p>1.70E-01</text:p>
          </table:table-cell>
          <table:table-cell office:value-type="float" office:value="-3.45226" calcext:value-type="float">
            <text:p>-3.45226</text:p>
          </table:table-cell>
          <table:table-cell office:value-type="float" office:value="3.25066" calcext:value-type="float">
            <text:p>3.25066</text:p>
          </table:table-cell>
          <table:table-cell table:style-name="ce2" table:formula="of:=1-13.8*13.8*1E+030/([.B191]*[.B191]+1/9.3/9.3*1E+030)" office:value-type="float" office:value="-0.548855499542372" calcext:value-type="float">
            <text:p>-0.5488554995</text:p>
          </table:table-cell>
          <table:table-cell table:style-name="ce2" table:formula="of:=13.8*13.8/9.3*1E+045/[.B191]/([.B191]*[.B191]+1/9.3/9.3*1E+030)" office:value-type="float" office:value="0.0150201662113075" calcext:value-type="float">
            <text:p>0.0150201662</text:p>
          </table:table-cell>
          <table:table-cell table:formula="of:=[.B191]/[.P191]" office:value-type="float" office:value="36985586.6868836" calcext:value-type="float">
            <text:p>36985586.6868836</text:p>
          </table:table-cell>
          <table:table-cell table:formula="of:=[.H191]*SQRT(0.5)" office:value-type="float" office:value="26152759.1524583" calcext:value-type="float">
            <text:p>26152759.1524583</text:p>
          </table:table-cell>
          <table:table-cell table:formula="of:=-[.H191]*0.5" office:value-type="float" office:value="-18492793.3434418" calcext:value-type="float">
            <text:p>-18492793.3434418</text:p>
          </table:table-cell>
          <table:table-cell table:formula="of:=[.H191]*SQRT(3)/2" office:value-type="float" office:value="32030457.6447127" calcext:value-type="float">
            <text:p>32030457.6447127</text:p>
          </table:table-cell>
          <table:table-cell table:formula="of:=([.B191]/[.P191])*SQRT(SQRT(([.D191]*[.D191]+[.E191]*[.E191])/((1+[.D191])*(1+[.D191])+[.E191]*[.E191])))*COS((ATAN([.E191]/[.D191])-ATAN([.E191]/(1+[.D191])))/2)" office:value-type="float" office:value="39769610.5842438" calcext:value-type="float">
            <text:p>39769610.5842438</text:p>
          </table:table-cell>
          <table:table-cell table:style-name="ce2" table:formula="of:=([.B191]/[.P191])*SQRT(SQRT(([.D191]*[.D191]+[.E191]*[.E191])/((1+[.D191])*(1+[.D191])+[.E191]*[.E191])))*SIN((ATAN([.E191]/[.D191])-ATAN([.E191]/(1+[.D191])))/2)" office:value-type="float" office:value="3371793.98389067" calcext:value-type="float">
            <text:p>3371793.98389067</text:p>
          </table:table-cell>
          <table:table-cell table:formula="of:=([.B191]/[.P191])*SQRT(SQRT(([.F191]*[.F191]+[.G191]*[.G191])/((1+[.F191])*(1+[.F191])+[.G191]*[.G191])))*COS((ATAN([.G191]/[.F191])-ATAN([.G191]/(1+[.F191])))/2)" office:value-type="float" office:value="40772282.9193432" calcext:value-type="float">
            <text:p>40772282.9193432</text:p>
          </table:table-cell>
          <table:table-cell table:style-name="ce2" table:formula="of:=([.B191]/[.P191])*SQRT(SQRT(([.F191]*[.F191]+[.G191]*[.G191])/((1+[.F191])*(1+[.F191])+[.G191]*[.G191])))*SIN((ATAN([.G191]/[.F191])-ATAN([.G191]/(1+[.F191])))/2)" office:value-type="float" office:value="-1236608.6312146" calcext:value-type="float">
            <text:p>-1236608.63121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714.29" calcext:value-type="float">
            <text:p>1714.29</text:p>
          </table:table-cell>
          <table:table-cell table:style-name="ce1" table:formula="of:=[.A192]*1000000000000*2*PI()" office:value-type="float" office:value="1.07712017402449E+016" calcext:value-type="float">
            <text:p>1.08E+16</text:p>
          </table:table-cell>
          <table:table-cell table:style-name="ce1" table:formula="of:=[.P192]/([.A192]*1000000000000)*1000000" office:value-type="float" office:value="0.174878496637092" calcext:value-type="float">
            <text:p>1.75E-01</text:p>
          </table:table-cell>
          <table:table-cell office:value-type="float" office:value="-3.3949" calcext:value-type="float">
            <text:p>-3.3949</text:p>
          </table:table-cell>
          <table:table-cell office:value-type="float" office:value="3.21" calcext:value-type="float">
            <text:p>3.21</text:p>
          </table:table-cell>
          <table:table-cell table:style-name="ce2" table:formula="of:=1-13.8*13.8*1E+030/([.B192]*[.B192]+1/9.3/9.3*1E+030)" office:value-type="float" office:value="-0.641294727698553" calcext:value-type="float">
            <text:p>-0.6412947277</text:p>
          </table:table-cell>
          <table:table-cell table:style-name="ce2" table:formula="of:=13.8*13.8/9.3*1E+045/[.B192]/([.B192]*[.B192]+1/9.3/9.3*1E+030)" office:value-type="float" office:value="0.0163847366625959" calcext:value-type="float">
            <text:p>0.0163847367</text:p>
          </table:table-cell>
          <table:table-cell table:formula="of:=[.B192]/[.P192]" office:value-type="float" office:value="35928861.6268155" calcext:value-type="float">
            <text:p>35928861.6268155</text:p>
          </table:table-cell>
          <table:table-cell table:formula="of:=[.H192]*SQRT(0.5)" office:value-type="float" office:value="25405541.6966344" calcext:value-type="float">
            <text:p>25405541.6966344</text:p>
          </table:table-cell>
          <table:table-cell table:formula="of:=-[.H192]*0.5" office:value-type="float" office:value="-17964430.8134078" calcext:value-type="float">
            <text:p>-17964430.8134078</text:p>
          </table:table-cell>
          <table:table-cell table:formula="of:=[.H192]*SQRT(3)/2" office:value-type="float" office:value="31115306.8978781" calcext:value-type="float">
            <text:p>31115306.8978781</text:p>
          </table:table-cell>
          <table:table-cell table:formula="of:=([.B192]/[.P192])*SQRT(SQRT(([.D192]*[.D192]+[.E192]*[.E192])/((1+[.D192])*(1+[.D192])+[.E192]*[.E192])))*COS((ATAN([.E192]/[.D192])-ATAN([.E192]/(1+[.D192])))/2)" office:value-type="float" office:value="38662498.8868825" calcext:value-type="float">
            <text:p>38662498.8868825</text:p>
          </table:table-cell>
          <table:table-cell table:style-name="ce2" table:formula="of:=([.B192]/[.P192])*SQRT(SQRT(([.D192]*[.D192]+[.E192]*[.E192])/((1+[.D192])*(1+[.D192])+[.E192]*[.E192])))*SIN((ATAN([.E192]/[.D192])-ATAN([.E192]/(1+[.D192])))/2)" office:value-type="float" office:value="3341005.96727951" calcext:value-type="float">
            <text:p>3341005.96727951</text:p>
          </table:table-cell>
          <table:table-cell table:formula="of:=([.B192]/[.P192])*SQRT(SQRT(([.F192]*[.F192]+[.G192]*[.G192])/((1+[.F192])*(1+[.F192])+[.G192]*[.G192])))*COS((ATAN([.G192]/[.F192])-ATAN([.G192]/(1+[.F192])))/2)" office:value-type="float" office:value="47992435.106157" calcext:value-type="float">
            <text:p>47992435.106157</text:p>
          </table:table-cell>
          <table:table-cell table:style-name="ce2" table:formula="of:=([.B192]/[.P192])*SQRT(SQRT(([.F192]*[.F192]+[.G192]*[.G192])/((1+[.F192])*(1+[.F192])+[.G192]*[.G192])))*SIN((ATAN([.G192]/[.F192])-ATAN([.G192]/(1+[.F192])))/2)" office:value-type="float" office:value="-1709003.28631719" calcext:value-type="float">
            <text:p>-1709003.2863171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666.67" calcext:value-type="float">
            <text:p>1666.67</text:p>
          </table:table-cell>
          <table:table-cell table:style-name="ce1" table:formula="of:=[.A193]*1000000000000*2*PI()" office:value-type="float" office:value="1.0471996455917E+016" calcext:value-type="float">
            <text:p>1.05E+16</text:p>
          </table:table-cell>
          <table:table-cell table:style-name="ce1" table:formula="of:=[.P193]/([.A193]*1000000000000)*1000000" office:value-type="float" office:value="0.17987511504977" calcext:value-type="float">
            <text:p>1.80E-01</text:p>
          </table:table-cell>
          <table:table-cell office:value-type="float" office:value="-3.33812" calcext:value-type="float">
            <text:p>-3.33812</text:p>
          </table:table-cell>
          <table:table-cell office:value-type="float" office:value="3.1899" calcext:value-type="float">
            <text:p>3.1899</text:p>
          </table:table-cell>
          <table:table-cell table:style-name="ce2" table:formula="of:=1-13.8*13.8*1E+030/([.B193]*[.B193]+1/9.3/9.3*1E+030)" office:value-type="float" office:value="-0.736414537969492" calcext:value-type="float">
            <text:p>-0.736414538</text:p>
          </table:table-cell>
          <table:table-cell table:style-name="ce2" table:formula="of:=13.8*13.8/9.3*1E+045/[.B193]/([.B193]*[.B193]+1/9.3/9.3*1E+030)" office:value-type="float" office:value="0.0178295744682365" calcext:value-type="float">
            <text:p>0.0178295745</text:p>
          </table:table-cell>
          <table:table-cell table:formula="of:=[.B193]/[.P193]" office:value-type="float" office:value="34930820.2273621" calcext:value-type="float">
            <text:p>34930820.2273621</text:p>
          </table:table-cell>
          <table:table-cell table:formula="of:=[.H193]*SQRT(0.5)" office:value-type="float" office:value="24699819.855176" calcext:value-type="float">
            <text:p>24699819.855176</text:p>
          </table:table-cell>
          <table:table-cell table:formula="of:=-[.H193]*0.5" office:value-type="float" office:value="-17465410.113681" calcext:value-type="float">
            <text:p>-17465410.113681</text:p>
          </table:table-cell>
          <table:table-cell table:formula="of:=[.H193]*SQRT(3)/2" office:value-type="float" office:value="30250977.6919229" calcext:value-type="float">
            <text:p>30250977.6919229</text:p>
          </table:table-cell>
          <table:table-cell table:formula="of:=([.B193]/[.P193])*SQRT(SQRT(([.D193]*[.D193]+[.E193]*[.E193])/((1+[.D193])*(1+[.D193])+[.E193]*[.E193])))*COS((ATAN([.E193]/[.D193])-ATAN([.E193]/(1+[.D193])))/2)" office:value-type="float" office:value="37596487.4309175" calcext:value-type="float">
            <text:p>37596487.4309175</text:p>
          </table:table-cell>
          <table:table-cell table:style-name="ce2" table:formula="of:=([.B193]/[.P193])*SQRT(SQRT(([.D193]*[.D193]+[.E193]*[.E193])/((1+[.D193])*(1+[.D193])+[.E193]*[.E193])))*SIN((ATAN([.E193]/[.D193])-ATAN([.E193]/(1+[.D193])))/2)" office:value-type="float" office:value="3309159.2681791" calcext:value-type="float">
            <text:p>3309159.2681791</text:p>
          </table:table-cell>
          <table:table-cell table:formula="of:=([.B193]/[.P193])*SQRT(SQRT(([.F193]*[.F193]+[.G193]*[.G193])/((1+[.F193])*(1+[.F193])+[.G193]*[.G193])))*COS((ATAN([.G193]/[.F193])-ATAN([.G193]/(1+[.F193])))/2)" office:value-type="float" office:value="58266656.9873409" calcext:value-type="float">
            <text:p>58266656.9873409</text:p>
          </table:table-cell>
          <table:table-cell table:style-name="ce2" table:formula="of:=([.B193]/[.P193])*SQRT(SQRT(([.F193]*[.F193]+[.G193]*[.G193])/((1+[.F193])*(1+[.F193])+[.G193]*[.G193])))*SIN((ATAN([.G193]/[.F193])-ATAN([.G193]/(1+[.F193])))/2)" office:value-type="float" office:value="-2674748.5297443" calcext:value-type="float">
            <text:p>-2674748.52974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621.62" calcext:value-type="float">
            <text:p>1621.62</text:p>
          </table:table-cell>
          <table:table-cell table:style-name="ce1" table:formula="of:=[.A194]*1000000000000*2*PI()" office:value-type="float" office:value="1.01889389578286E+016" calcext:value-type="float">
            <text:p>1.02E+16</text:p>
          </table:table-cell>
          <table:table-cell table:style-name="ce1" table:formula="of:=[.P194]/([.A194]*1000000000000)*1000000" office:value-type="float" office:value="0.184872200638867" calcext:value-type="float">
            <text:p>1.85E-01</text:p>
          </table:table-cell>
          <table:table-cell office:value-type="float" office:value="-3.30481" calcext:value-type="float">
            <text:p>-3.30481</text:p>
          </table:table-cell>
          <table:table-cell office:value-type="float" office:value="3.19259" calcext:value-type="float">
            <text:p>3.19259</text:p>
          </table:table-cell>
          <table:table-cell table:style-name="ce2" table:formula="of:=1-13.8*13.8*1E+030/([.B194]*[.B194]+1/9.3/9.3*1E+030)" office:value-type="float" office:value="-0.834221950680775" calcext:value-type="float">
            <text:p>-0.8342219507</text:p>
          </table:table-cell>
          <table:table-cell table:style-name="ce2" table:formula="of:=13.8*13.8/9.3*1E+045/[.B194]/([.B194]*[.B194]+1/9.3/9.3*1E+030)" office:value-type="float" office:value="0.0193570859101408" calcext:value-type="float">
            <text:p>0.0193570859</text:p>
          </table:table-cell>
          <table:table-cell table:formula="of:=[.B194]/[.P194]" office:value-type="float" office:value="33986642.044973" calcext:value-type="float">
            <text:p>33986642.044973</text:p>
          </table:table-cell>
          <table:table-cell table:formula="of:=[.H194]*SQRT(0.5)" office:value-type="float" office:value="24032185.0597602" calcext:value-type="float">
            <text:p>24032185.0597602</text:p>
          </table:table-cell>
          <table:table-cell table:formula="of:=-[.H194]*0.5" office:value-type="float" office:value="-16993321.0224865" calcext:value-type="float">
            <text:p>-16993321.0224865</text:p>
          </table:table-cell>
          <table:table-cell table:formula="of:=[.H194]*SQRT(3)/2" office:value-type="float" office:value="29433295.4002749" calcext:value-type="float">
            <text:p>29433295.4002749</text:p>
          </table:table-cell>
          <table:table-cell table:formula="of:=([.B194]/[.P194])*SQRT(SQRT(([.D194]*[.D194]+[.E194]*[.E194])/((1+[.D194])*(1+[.D194])+[.E194]*[.E194])))*COS((ATAN([.E194]/[.D194])-ATAN([.E194]/(1+[.D194])))/2)" office:value-type="float" office:value="36570109.9766074" calcext:value-type="float">
            <text:p>36570109.9766074</text:p>
          </table:table-cell>
          <table:table-cell table:style-name="ce2" table:formula="of:=([.B194]/[.P194])*SQRT(SQRT(([.D194]*[.D194]+[.E194]*[.E194])/((1+[.D194])*(1+[.D194])+[.E194]*[.E194])))*SIN((ATAN([.E194]/[.D194])-ATAN([.E194]/(1+[.D194])))/2)" office:value-type="float" office:value="3251904.56935359" calcext:value-type="float">
            <text:p>3251904.56935359</text:p>
          </table:table-cell>
          <table:table-cell table:formula="of:=([.B194]/[.P194])*SQRT(SQRT(([.F194]*[.F194]+[.G194]*[.G194])/((1+[.F194])*(1+[.F194])+[.G194]*[.G194])))*COS((ATAN([.G194]/[.F194])-ATAN([.G194]/(1+[.F194])))/2)" office:value-type="float" office:value="75808400.8222164" calcext:value-type="float">
            <text:p>75808400.8222164</text:p>
          </table:table-cell>
          <table:table-cell table:style-name="ce2" table:formula="of:=([.B194]/[.P194])*SQRT(SQRT(([.F194]*[.F194]+[.G194]*[.G194])/((1+[.F194])*(1+[.F194])+[.G194]*[.G194])))*SIN((ATAN([.G194]/[.F194])-ATAN([.G194]/(1+[.F194])))/2)" office:value-type="float" office:value="-5293877.733087" calcext:value-type="float">
            <text:p>-5293877.7330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78.95" calcext:value-type="float">
            <text:p>1578.95</text:p>
          </table:table-cell>
          <table:table-cell table:style-name="ce1" table:formula="of:=[.A195]*1000000000000*2*PI()" office:value-type="float" office:value="9.92083544077121E+015" calcext:value-type="float">
            <text:p>9.92E+15</text:p>
          </table:table-cell>
          <table:table-cell table:style-name="ce1" table:formula="of:=[.P195]/([.A195]*1000000000000)*1000000" office:value-type="float" office:value="0.189868240286266" calcext:value-type="float">
            <text:p>1.90E-01</text:p>
          </table:table-cell>
          <table:table-cell office:value-type="float" office:value="-3.32455" calcext:value-type="float">
            <text:p>-3.32455</text:p>
          </table:table-cell>
          <table:table-cell office:value-type="float" office:value="3.23929" calcext:value-type="float">
            <text:p>3.23929</text:p>
          </table:table-cell>
          <table:table-cell table:style-name="ce2" table:formula="of:=1-13.8*13.8*1E+030/([.B195]*[.B195]+1/9.3/9.3*1E+030)" office:value-type="float" office:value="-0.934686788954159" calcext:value-type="float">
            <text:p>-0.934686789</text:p>
          </table:table-cell>
          <table:table-cell table:style-name="ce2" table:formula="of:=13.8*13.8/9.3*1E+045/[.B195]/([.B195]*[.B195]+1/9.3/9.3*1E+030)" office:value-type="float" office:value="0.0209690845860639" calcext:value-type="float">
            <text:p>0.0209690846</text:p>
          </table:table-cell>
          <table:table-cell table:formula="of:=[.B195]/[.P195]" office:value-type="float" office:value="33092344.9741061" calcext:value-type="float">
            <text:p>33092344.9741061</text:p>
          </table:table-cell>
          <table:table-cell table:formula="of:=[.H195]*SQRT(0.5)" office:value-type="float" office:value="23399821.536555" calcext:value-type="float">
            <text:p>23399821.536555</text:p>
          </table:table-cell>
          <table:table-cell table:formula="of:=-[.H195]*0.5" office:value-type="float" office:value="-16546172.487053" calcext:value-type="float">
            <text:p>-16546172.487053</text:p>
          </table:table-cell>
          <table:table-cell table:formula="of:=[.H195]*SQRT(3)/2" office:value-type="float" office:value="28658811.4183742" calcext:value-type="float">
            <text:p>28658811.4183742</text:p>
          </table:table-cell>
          <table:table-cell table:formula="of:=([.B195]/[.P195])*SQRT(SQRT(([.D195]*[.D195]+[.E195]*[.E195])/((1+[.D195])*(1+[.D195])+[.E195]*[.E195])))*COS((ATAN([.E195]/[.D195])-ATAN([.E195]/(1+[.D195])))/2)" office:value-type="float" office:value="35567976.7748255" calcext:value-type="float">
            <text:p>35567976.7748255</text:p>
          </table:table-cell>
          <table:table-cell table:style-name="ce2" table:formula="of:=([.B195]/[.P195])*SQRT(SQRT(([.D195]*[.D195]+[.E195]*[.E195])/((1+[.D195])*(1+[.D195])+[.E195]*[.E195])))*SIN((ATAN([.E195]/[.D195])-ATAN([.E195]/(1+[.D195])))/2)" office:value-type="float" office:value="3136991.62457936" calcext:value-type="float">
            <text:p>3136991.62457936</text:p>
          </table:table-cell>
          <table:table-cell table:formula="of:=([.B195]/[.P195])*SQRT(SQRT(([.F195]*[.F195]+[.G195]*[.G195])/((1+[.F195])*(1+[.F195])+[.G195]*[.G195])))*COS((ATAN([.G195]/[.F195])-ATAN([.G195]/(1+[.F195])))/2)" office:value-type="float" office:value="120479252.845913" calcext:value-type="float">
            <text:p>120479252.845913</text:p>
          </table:table-cell>
          <table:table-cell table:style-name="ce2" table:formula="of:=([.B195]/[.P195])*SQRT(SQRT(([.F195]*[.F195]+[.G195]*[.G195])/((1+[.F195])*(1+[.F195])+[.G195]*[.G195])))*SIN((ATAN([.G195]/[.F195])-ATAN([.G195]/(1+[.F195])))/2)" office:value-type="float" office:value="-20252789.6994358" calcext:value-type="float">
            <text:p>-20252789.699435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38.46" calcext:value-type="float">
            <text:p>1538.46</text:p>
          </table:table-cell>
          <table:table-cell table:style-name="ce1" table:formula="of:=[.A196]*1000000000000*2*PI()" office:value-type="float" office:value="9.66642926768351E+015" calcext:value-type="float">
            <text:p>9.67E+15</text:p>
          </table:table-cell>
          <table:table-cell table:style-name="ce1" table:formula="of:=[.P196]/([.A196]*1000000000000)*1000000" office:value-type="float" office:value="0.194865292565293" calcext:value-type="float">
            <text:p>1.95E-01</text:p>
          </table:table-cell>
          <table:table-cell office:value-type="float" office:value="-3.39668" calcext:value-type="float">
            <text:p>-3.39668</text:p>
          </table:table-cell>
          <table:table-cell office:value-type="float" office:value="3.33216" calcext:value-type="float">
            <text:p>3.33216</text:p>
          </table:table-cell>
          <table:table-cell table:style-name="ce2" table:formula="of:=1-13.8*13.8*1E+030/([.B196]*[.B196]+1/9.3/9.3*1E+030)" office:value-type="float" office:value="-1.03785032357582" calcext:value-type="float">
            <text:p>-1.0378503236</text:p>
          </table:table-cell>
          <table:table-cell table:style-name="ce2" table:formula="of:=13.8*13.8/9.3*1E+045/[.B196]/([.B196]*[.B196]+1/9.3/9.3*1E+030)" office:value-type="float" office:value="0.0226685247094958" calcext:value-type="float">
            <text:p>0.0226685247</text:p>
          </table:table-cell>
          <table:table-cell table:formula="of:=[.B196]/[.P196]" office:value-type="float" office:value="32243737.3247179" calcext:value-type="float">
            <text:p>32243737.3247179</text:p>
          </table:table-cell>
          <table:table-cell table:formula="of:=[.H196]*SQRT(0.5)" office:value-type="float" office:value="22799765.3131058" calcext:value-type="float">
            <text:p>22799765.3131058</text:p>
          </table:table-cell>
          <table:table-cell table:formula="of:=-[.H196]*0.5" office:value-type="float" office:value="-16121868.6623589" calcext:value-type="float">
            <text:p>-16121868.6623589</text:p>
          </table:table-cell>
          <table:table-cell table:formula="of:=[.H196]*SQRT(3)/2" office:value-type="float" office:value="27923895.6361582" calcext:value-type="float">
            <text:p>27923895.6361582</text:p>
          </table:table-cell>
          <table:table-cell table:formula="of:=([.B196]/[.P196])*SQRT(SQRT(([.D196]*[.D196]+[.E196]*[.E196])/((1+[.D196])*(1+[.D196])+[.E196]*[.E196])))*COS((ATAN([.E196]/[.D196])-ATAN([.E196]/(1+[.D196])))/2)" office:value-type="float" office:value="34588934.4776554" calcext:value-type="float">
            <text:p>34588934.4776554</text:p>
          </table:table-cell>
          <table:table-cell table:style-name="ce2" table:formula="of:=([.B196]/[.P196])*SQRT(SQRT(([.D196]*[.D196]+[.E196]*[.E196])/((1+[.D196])*(1+[.D196])+[.E196]*[.E196])))*SIN((ATAN([.E196]/[.D196])-ATAN([.E196]/(1+[.D196])))/2)" office:value-type="float" office:value="2972469.61541234" calcext:value-type="float">
            <text:p>2972469.61541234</text:p>
          </table:table-cell>
          <table:table-cell table:formula="of:=([.B196]/[.P196])*SQRT(SQRT(([.F196]*[.F196]+[.G196]*[.G196])/((1+[.F196])*(1+[.F196])+[.G196]*[.G196])))*COS((ATAN([.G196]/[.F196])-ATAN([.G196]/(1+[.F196])))/2)" office:value-type="float" office:value="151192862.345108" calcext:value-type="float">
            <text:p>151192862.345108</text:p>
          </table:table-cell>
          <table:table-cell table:style-name="ce2" table:formula="of:=([.B196]/[.P196])*SQRT(SQRT(([.F196]*[.F196]+[.G196]*[.G196])/((1+[.F196])*(1+[.F196])+[.G196]*[.G196])))*SIN((ATAN([.G196]/[.F196])-ATAN([.G196]/(1+[.F196])))/2)" office:value-type="float" office:value="40040206.0068999" calcext:value-type="float">
            <text:p>40040206.00689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1" table:formula="of:=[.A197]*1000000000000*2*PI()" office:value-type="float" office:value="9.42477796076938E+015" calcext:value-type="float">
            <text:p>9.42E+15</text:p>
          </table:table-cell>
          <table:table-cell table:style-name="ce1" table:formula="of:=[.P197]/([.A197]*1000000000000)*1000000" office:value-type="float" office:value="0.199861638666667" calcext:value-type="float">
            <text:p>2.00E-01</text:p>
          </table:table-cell>
          <table:table-cell office:value-type="float" office:value="-3.51255" calcext:value-type="float">
            <text:p>-3.51255</text:p>
          </table:table-cell>
          <table:table-cell office:value-type="float" office:value="3.46761" calcext:value-type="float">
            <text:p>3.46761</text:p>
          </table:table-cell>
          <table:table-cell table:style-name="ce2" table:formula="of:=1-13.8*13.8*1E+030/([.B197]*[.B197]+1/9.3/9.3*1E+030)" office:value-type="float" office:value="-1.14367721565278" calcext:value-type="float">
            <text:p>-1.1436772157</text:p>
          </table:table-cell>
          <table:table-cell table:style-name="ce2" table:formula="of:=13.8*13.8/9.3*1E+045/[.B197]/([.B197]*[.B197]+1/9.3/9.3*1E+030)" office:value-type="float" office:value="0.0244571200906531" calcext:value-type="float">
            <text:p>0.0244571201</text:p>
          </table:table-cell>
          <table:table-cell table:formula="of:=[.B197]/[.P197]" office:value-type="float" office:value="31437675.3292752" calcext:value-type="float">
            <text:p>31437675.3292752</text:p>
          </table:table-cell>
          <table:table-cell table:formula="of:=[.H197]*SQRT(0.5)" office:value-type="float" office:value="22229793.4100715" calcext:value-type="float">
            <text:p>22229793.4100715</text:p>
          </table:table-cell>
          <table:table-cell table:formula="of:=-[.H197]*0.5" office:value-type="float" office:value="-15718837.6646376" calcext:value-type="float">
            <text:p>-15718837.6646376</text:p>
          </table:table-cell>
          <table:table-cell table:formula="of:=[.H197]*SQRT(3)/2" office:value-type="float" office:value="27225825.4710797" calcext:value-type="float">
            <text:p>27225825.4710797</text:p>
          </table:table-cell>
          <table:table-cell table:formula="of:=([.B197]/[.P197])*SQRT(SQRT(([.D197]*[.D197]+[.E197]*[.E197])/((1+[.D197])*(1+[.D197])+[.E197]*[.E197])))*COS((ATAN([.E197]/[.D197])-ATAN([.E197]/(1+[.D197])))/2)" office:value-type="float" office:value="33637255.4526568" calcext:value-type="float">
            <text:p>33637255.4526568</text:p>
          </table:table-cell>
          <table:table-cell table:style-name="ce2" table:formula="of:=([.B197]/[.P197])*SQRT(SQRT(([.D197]*[.D197]+[.E197]*[.E197])/((1+[.D197])*(1+[.D197])+[.E197]*[.E197])))*SIN((ATAN([.E197]/[.D197])-ATAN([.E197]/(1+[.D197])))/2)" office:value-type="float" office:value="2778093.73138859" calcext:value-type="float">
            <text:p>2778093.73138859</text:p>
          </table:table-cell>
          <table:table-cell table:formula="of:=([.B197]/[.P197])*SQRT(SQRT(([.F197]*[.F197]+[.G197]*[.G197])/((1+[.F197])*(1+[.F197])+[.G197]*[.G197])))*COS((ATAN([.G197]/[.F197])-ATAN([.G197]/(1+[.F197])))/2)" office:value-type="float" office:value="87837267.3752658" calcext:value-type="float">
            <text:p>87837267.3752658</text:p>
          </table:table-cell>
          <table:table-cell table:style-name="ce2" table:formula="of:=([.B197]/[.P197])*SQRT(SQRT(([.F197]*[.F197]+[.G197]*[.G197])/((1+[.F197])*(1+[.F197])+[.G197]*[.G197])))*SIN((ATAN([.G197]/[.F197])-ATAN([.G197]/(1+[.F197])))/2)" office:value-type="float" office:value="6477633.95758556" calcext:value-type="float">
            <text:p>6477633.957585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452.08" calcext:value-type="float">
            <text:p>1452.08</text:p>
          </table:table-cell>
          <table:table-cell table:style-name="ce1" table:formula="of:=[.A198]*1000000000000*2*PI()" office:value-type="float" office:value="9.12368772084933E+015" calcext:value-type="float">
            <text:p>9.12E+15</text:p>
          </table:table-cell>
          <table:table-cell table:style-name="ce1" table:formula="of:=[.P198]/([.A198]*1000000000000)*1000000" office:value-type="float" office:value="0.206457259930582" calcext:value-type="float">
            <text:p>2.06E-01</text:p>
          </table:table-cell>
          <table:table-cell office:value-type="float" office:value="-3.72772" calcext:value-type="float">
            <text:p>-3.72772</text:p>
          </table:table-cell>
          <table:table-cell office:value-type="float" office:value="3.71426" calcext:value-type="float">
            <text:p>3.71426</text:p>
          </table:table-cell>
          <table:table-cell table:style-name="ce2" table:formula="of:=1-13.8*13.8*1E+030/([.B198]*[.B198]+1/9.3/9.3*1E+030)" office:value-type="float" office:value="-1.28747855077612" calcext:value-type="float">
            <text:p>-1.2874785508</text:p>
          </table:table-cell>
          <table:table-cell table:style-name="ce2" table:formula="of:=13.8*13.8/9.3*1E+045/[.B198]/([.B198]*[.B198]+1/9.3/9.3*1E+030)" office:value-type="float" office:value="0.0269589932374875" calcext:value-type="float">
            <text:p>0.0269589932</text:p>
          </table:table-cell>
          <table:table-cell table:formula="of:=[.B198]/[.P198]" office:value-type="float" office:value="30433346.394756" calcext:value-type="float">
            <text:p>30433346.394756</text:p>
          </table:table-cell>
          <table:table-cell table:formula="of:=[.H198]*SQRT(0.5)" office:value-type="float" office:value="21519625.6099311" calcext:value-type="float">
            <text:p>21519625.6099311</text:p>
          </table:table-cell>
          <table:table-cell table:formula="of:=-[.H198]*0.5" office:value-type="float" office:value="-15216673.197378" calcext:value-type="float">
            <text:p>-15216673.197378</text:p>
          </table:table-cell>
          <table:table-cell table:formula="of:=[.H198]*SQRT(3)/2" office:value-type="float" office:value="26356051.1000302" calcext:value-type="float">
            <text:p>26356051.1000302</text:p>
          </table:table-cell>
          <table:table-cell table:formula="of:=([.B198]/[.P198])*SQRT(SQRT(([.D198]*[.D198]+[.E198]*[.E198])/((1+[.D198])*(1+[.D198])+[.E198]*[.E198])))*COS((ATAN([.E198]/[.D198])-ATAN([.E198]/(1+[.D198])))/2)" office:value-type="float" office:value="32425210.1758913" calcext:value-type="float">
            <text:p>32425210.1758913</text:p>
          </table:table-cell>
          <table:table-cell table:style-name="ce2" table:formula="of:=([.B198]/[.P198])*SQRT(SQRT(([.D198]*[.D198]+[.E198]*[.E198])/((1+[.D198])*(1+[.D198])+[.E198]*[.E198])))*SIN((ATAN([.E198]/[.D198])-ATAN([.E198]/(1+[.D198])))/2)" office:value-type="float" office:value="2497942.57285158" calcext:value-type="float">
            <text:p>2497942.57285158</text:p>
          </table:table-cell>
          <table:table-cell table:formula="of:=([.B198]/[.P198])*SQRT(SQRT(([.F198]*[.F198]+[.G198]*[.G198])/((1+[.F198])*(1+[.F198])+[.G198]*[.G198])))*COS((ATAN([.G198]/[.F198])-ATAN([.G198]/(1+[.F198])))/2)" office:value-type="float" office:value="64228532.1045742" calcext:value-type="float">
            <text:p>64228532.1045742</text:p>
          </table:table-cell>
          <table:table-cell table:style-name="ce2" table:formula="of:=([.B198]/[.P198])*SQRT(SQRT(([.F198]*[.F198]+[.G198]*[.G198])/((1+[.F198])*(1+[.F198])+[.G198]*[.G198])))*SIN((ATAN([.G198]/[.F198])-ATAN([.G198]/(1+[.F198])))/2)" office:value-type="float" office:value="2331479.6258363" calcext:value-type="float">
            <text:p>2331479.625836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427.89" calcext:value-type="float">
            <text:p>1427.89</text:p>
          </table:table-cell>
          <table:table-cell table:style-name="ce1" table:formula="of:=[.A199]*1000000000000*2*PI()" office:value-type="float" office:value="8.97169746826866E+015" calcext:value-type="float">
            <text:p>8.97E+15</text:p>
          </table:table-cell>
          <table:table-cell table:style-name="ce1" table:formula="of:=[.P199]/([.A199]*1000000000000)*1000000" office:value-type="float" office:value="0.209954869072548" calcext:value-type="float">
            <text:p>2.10E-01</text:p>
          </table:table-cell>
          <table:table-cell office:value-type="float" office:value="-3.82446" calcext:value-type="float">
            <text:p>-3.82446</text:p>
          </table:table-cell>
          <table:table-cell office:value-type="float" office:value="3.81524" calcext:value-type="float">
            <text:p>3.81524</text:p>
          </table:table-cell>
          <table:table-cell table:style-name="ce2" table:formula="of:=1-13.8*13.8*1E+030/([.B199]*[.B199]+1/9.3/9.3*1E+030)" office:value-type="float" office:value="-1.36562855026845" calcext:value-type="float">
            <text:p>-1.3656285503</text:p>
          </table:table-cell>
          <table:table-cell table:style-name="ce2" table:formula="of:=13.8*13.8/9.3*1E+045/[.B199]/([.B199]*[.B199]+1/9.3/9.3*1E+030)" office:value-type="float" office:value="0.0283523449401684" calcext:value-type="float">
            <text:p>0.0283523449</text:p>
          </table:table-cell>
          <table:table-cell table:formula="of:=[.B199]/[.P199]" office:value-type="float" office:value="29926361.4839459" calcext:value-type="float">
            <text:p>29926361.4839459</text:p>
          </table:table-cell>
          <table:table-cell table:formula="of:=[.H199]*SQRT(0.5)" office:value-type="float" office:value="21161133.141538" calcext:value-type="float">
            <text:p>21161133.141538</text:p>
          </table:table-cell>
          <table:table-cell table:formula="of:=-[.H199]*0.5" office:value-type="float" office:value="-14963180.7419729" calcext:value-type="float">
            <text:p>-14963180.7419729</text:p>
          </table:table-cell>
          <table:table-cell table:formula="of:=[.H199]*SQRT(3)/2" office:value-type="float" office:value="25916989.2879333" calcext:value-type="float">
            <text:p>25916989.2879333</text:p>
          </table:table-cell>
          <table:table-cell table:formula="of:=([.B199]/[.P199])*SQRT(SQRT(([.D199]*[.D199]+[.E199]*[.E199])/((1+[.D199])*(1+[.D199])+[.E199]*[.E199])))*COS((ATAN([.E199]/[.D199])-ATAN([.E199]/(1+[.D199])))/2)" office:value-type="float" office:value="31835756.3226692" calcext:value-type="float">
            <text:p>31835756.3226692</text:p>
          </table:table-cell>
          <table:table-cell table:style-name="ce2" table:formula="of:=([.B199]/[.P199])*SQRT(SQRT(([.D199]*[.D199]+[.E199]*[.E199])/((1+[.D199])*(1+[.D199])+[.E199]*[.E199])))*SIN((ATAN([.E199]/[.D199])-ATAN([.E199]/(1+[.D199])))/2)" office:value-type="float" office:value="2381515.21613429" calcext:value-type="float">
            <text:p>2381515.21613429</text:p>
          </table:table-cell>
          <table:table-cell table:formula="of:=([.B199]/[.P199])*SQRT(SQRT(([.F199]*[.F199]+[.G199]*[.G199])/((1+[.F199])*(1+[.F199])+[.G199]*[.G199])))*COS((ATAN([.G199]/[.F199])-ATAN([.G199]/(1+[.F199])))/2)" office:value-type="float" office:value="57732706.5703677" calcext:value-type="float">
            <text:p>57732706.5703677</text:p>
          </table:table-cell>
          <table:table-cell table:style-name="ce2" table:formula="of:=([.B199]/[.P199])*SQRT(SQRT(([.F199]*[.F199]+[.G199]*[.G199])/((1+[.F199])*(1+[.F199])+[.G199]*[.G199])))*SIN((ATAN([.G199]/[.F199])-ATAN([.G199]/(1+[.F199])))/2)" office:value-type="float" office:value="1635163.07795799" calcext:value-type="float">
            <text:p>1635163.077957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403.18" calcext:value-type="float">
            <text:p>1403.18</text:p>
          </table:table-cell>
          <table:table-cell table:style-name="ce1" table:formula="of:=[.A200]*1000000000000*2*PI()" office:value-type="float" office:value="8.81643995932825E+015" calcext:value-type="float">
            <text:p>8.82E+15</text:p>
          </table:table-cell>
          <table:table-cell table:style-name="ce1" table:formula="of:=[.P200]/([.A200]*1000000000000)*1000000" office:value-type="float" office:value="0.213652174346841" calcext:value-type="float">
            <text:p>2.14E-01</text:p>
          </table:table-cell>
          <table:table-cell office:value-type="float" office:value="-3.91112" calcext:value-type="float">
            <text:p>-3.91112</text:p>
          </table:table-cell>
          <table:table-cell office:value-type="float" office:value="3.9065" calcext:value-type="float">
            <text:p>3.9065</text:p>
          </table:table-cell>
          <table:table-cell table:style-name="ce2" table:formula="of:=1-13.8*13.8*1E+030/([.B200]*[.B200]+1/9.3/9.3*1E+030)" office:value-type="float" office:value="-1.4496670980687" calcext:value-type="float">
            <text:p>-1.4496670981</text:p>
          </table:table-cell>
          <table:table-cell table:style-name="ce2" table:formula="of:=13.8*13.8/9.3*1E+045/[.B200]/([.B200]*[.B200]+1/9.3/9.3*1E+030)" office:value-type="float" office:value="0.0298765789279567" calcext:value-type="float">
            <text:p>0.0298765789</text:p>
          </table:table-cell>
          <table:table-cell table:formula="of:=[.B200]/[.P200]" office:value-type="float" office:value="29408478.1790216" calcext:value-type="float">
            <text:p>29408478.1790216</text:p>
          </table:table-cell>
          <table:table-cell table:formula="of:=[.H200]*SQRT(0.5)" office:value-type="float" office:value="20794934.3447628" calcext:value-type="float">
            <text:p>20794934.3447628</text:p>
          </table:table-cell>
          <table:table-cell table:formula="of:=-[.H200]*0.5" office:value-type="float" office:value="-14704239.0895108" calcext:value-type="float">
            <text:p>-14704239.0895108</text:p>
          </table:table-cell>
          <table:table-cell table:formula="of:=[.H200]*SQRT(3)/2" office:value-type="float" office:value="25468489.189673" calcext:value-type="float">
            <text:p>25468489.189673</text:p>
          </table:table-cell>
          <table:table-cell table:formula="of:=([.B200]/[.P200])*SQRT(SQRT(([.D200]*[.D200]+[.E200]*[.E200])/((1+[.D200])*(1+[.D200])+[.E200]*[.E200])))*COS((ATAN([.E200]/[.D200])-ATAN([.E200]/(1+[.D200])))/2)" office:value-type="float" office:value="31242951.2580031" calcext:value-type="float">
            <text:p>31242951.2580031</text:p>
          </table:table-cell>
          <table:table-cell table:style-name="ce2" table:formula="of:=([.B200]/[.P200])*SQRT(SQRT(([.D200]*[.D200]+[.E200]*[.E200])/((1+[.D200])*(1+[.D200])+[.E200]*[.E200])))*SIN((ATAN([.E200]/[.D200])-ATAN([.E200]/(1+[.D200])))/2)" office:value-type="float" office:value="2278006.85381686" calcext:value-type="float">
            <text:p>2278006.85381686</text:p>
          </table:table-cell>
          <table:table-cell table:formula="of:=([.B200]/[.P200])*SQRT(SQRT(([.F200]*[.F200]+[.G200]*[.G200])/((1+[.F200])*(1+[.F200])+[.G200]*[.G200])))*COS((ATAN([.G200]/[.F200])-ATAN([.G200]/(1+[.F200])))/2)" office:value-type="float" office:value="52737000.7424456" calcext:value-type="float">
            <text:p>52737000.7424456</text:p>
          </table:table-cell>
          <table:table-cell table:style-name="ce2" table:formula="of:=([.B200]/[.P200])*SQRT(SQRT(([.F200]*[.F200]+[.G200]*[.G200])/((1+[.F200])*(1+[.F200])+[.G200]*[.G200])))*SIN((ATAN([.G200]/[.F200])-ATAN([.G200]/(1+[.F200])))/2)" office:value-type="float" office:value="1206244.53382504" calcext:value-type="float">
            <text:p>1206244.5338250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79.31" calcext:value-type="float">
            <text:p>1379.31</text:p>
          </table:table-cell>
          <table:table-cell table:style-name="ce1" table:formula="of:=[.A201]*1000000000000*2*PI()" office:value-type="float" office:value="8.66646032604588E+015" calcext:value-type="float">
            <text:p>8.67E+15</text:p>
          </table:table-cell>
          <table:table-cell table:style-name="ce1" table:formula="of:=[.P201]/([.A201]*1000000000000)*1000000" office:value-type="float" office:value="0.217349586387397" calcext:value-type="float">
            <text:p>2.17E-01</text:p>
          </table:table-cell>
          <table:table-cell office:value-type="float" office:value="-3.99439" calcext:value-type="float">
            <text:p>-3.99439</text:p>
          </table:table-cell>
          <table:table-cell office:value-type="float" office:value="3.99189" calcext:value-type="float">
            <text:p>3.99189</text:p>
          </table:table-cell>
          <table:table-cell table:style-name="ce2" table:formula="of:=1-13.8*13.8*1E+030/([.B201]*[.B201]+1/9.3/9.3*1E+030)" office:value-type="float" office:value="-1.53517425775972" calcext:value-type="float">
            <text:p>-1.5351742578</text:p>
          </table:table-cell>
          <table:table-cell table:style-name="ce2" table:formula="of:=13.8*13.8/9.3*1E+045/[.B201]/([.B201]*[.B201]+1/9.3/9.3*1E+030)" office:value-type="float" office:value="0.0314545237962433" calcext:value-type="float">
            <text:p>0.0314545238</text:p>
          </table:table-cell>
          <table:table-cell table:formula="of:=[.B201]/[.P201]" office:value-type="float" office:value="28908199.9722818" calcext:value-type="float">
            <text:p>28908199.9722818</text:p>
          </table:table-cell>
          <table:table-cell table:formula="of:=[.H201]*SQRT(0.5)" office:value-type="float" office:value="20441184.2322972" calcext:value-type="float">
            <text:p>20441184.2322972</text:p>
          </table:table-cell>
          <table:table-cell table:formula="of:=-[.H201]*0.5" office:value-type="float" office:value="-14454099.9861409" calcext:value-type="float">
            <text:p>-14454099.9861409</text:p>
          </table:table-cell>
          <table:table-cell table:formula="of:=[.H201]*SQRT(3)/2" office:value-type="float" office:value="25035235.5536766" calcext:value-type="float">
            <text:p>25035235.5536766</text:p>
          </table:table-cell>
          <table:table-cell table:formula="of:=([.B201]/[.P201])*SQRT(SQRT(([.D201]*[.D201]+[.E201]*[.E201])/((1+[.D201])*(1+[.D201])+[.E201]*[.E201])))*COS((ATAN([.E201]/[.D201])-ATAN([.E201]/(1+[.D201])))/2)" office:value-type="float" office:value="30674787.7019715" calcext:value-type="float">
            <text:p>30674787.7019715</text:p>
          </table:table-cell>
          <table:table-cell table:style-name="ce2" table:formula="of:=([.B201]/[.P201])*SQRT(SQRT(([.D201]*[.D201]+[.E201]*[.E201])/((1+[.D201])*(1+[.D201])+[.E201]*[.E201])))*SIN((ATAN([.E201]/[.D201])-ATAN([.E201]/(1+[.D201])))/2)" office:value-type="float" office:value="2183647.82620102" calcext:value-type="float">
            <text:p>2183647.82620102</text:p>
          </table:table-cell>
          <table:table-cell table:formula="of:=([.B201]/[.P201])*SQRT(SQRT(([.F201]*[.F201]+[.G201]*[.G201])/((1+[.F201])*(1+[.F201])+[.G201]*[.G201])))*COS((ATAN([.G201]/[.F201])-ATAN([.G201]/(1+[.F201])))/2)" office:value-type="float" office:value="48915233.6641254" calcext:value-type="float">
            <text:p>48915233.6641254</text:p>
          </table:table-cell>
          <table:table-cell table:style-name="ce2" table:formula="of:=([.B201]/[.P201])*SQRT(SQRT(([.F201]*[.F201]+[.G201]*[.G201])/((1+[.F201])*(1+[.F201])+[.G201]*[.G201])))*SIN((ATAN([.G201]/[.F201])-ATAN([.G201]/(1+[.F201])))/2)" office:value-type="float" office:value="934895.358627347" calcext:value-type="float">
            <text:p>934895.3586273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55.01" calcext:value-type="float">
            <text:p>1355.01</text:p>
          </table:table-cell>
          <table:table-cell table:style-name="ce1" table:formula="of:=[.A202]*1000000000000*2*PI()" office:value-type="float" office:value="8.51377892308141E+015" calcext:value-type="float">
            <text:p>8.51E+15</text:p>
          </table:table-cell>
          <table:table-cell table:style-name="ce1" table:formula="of:=[.P202]/([.A202]*1000000000000)*1000000" office:value-type="float" office:value="0.221247413672224" calcext:value-type="float">
            <text:p>2.21E-01</text:p>
          </table:table-cell>
          <table:table-cell office:value-type="float" office:value="-4.09009" calcext:value-type="float">
            <text:p>-4.09009</text:p>
          </table:table-cell>
          <table:table-cell office:value-type="float" office:value="4.08951" calcext:value-type="float">
            <text:p>4.08951</text:p>
          </table:table-cell>
          <table:table-cell table:style-name="ce2" table:formula="of:=1-13.8*13.8*1E+030/([.B202]*[.B202]+1/9.3/9.3*1E+030)" office:value-type="float" office:value="-1.62690378587854" calcext:value-type="float">
            <text:p>-1.6269037859</text:p>
          </table:table-cell>
          <table:table-cell table:style-name="ce2" table:formula="of:=13.8*13.8/9.3*1E+045/[.B202]/([.B202]*[.B202]+1/9.3/9.3*1E+030)" office:value-type="float" office:value="0.0331771326489741" calcext:value-type="float">
            <text:p>0.0331771326</text:p>
          </table:table-cell>
          <table:table-cell table:formula="of:=[.B202]/[.P202]" office:value-type="float" office:value="28398909.6319475" calcext:value-type="float">
            <text:p>28398909.6319475</text:p>
          </table:table-cell>
          <table:table-cell table:formula="of:=[.H202]*SQRT(0.5)" office:value-type="float" office:value="20081061.579054" calcext:value-type="float">
            <text:p>20081061.579054</text:p>
          </table:table-cell>
          <table:table-cell table:formula="of:=-[.H202]*0.5" office:value-type="float" office:value="-14199454.8159737" calcext:value-type="float">
            <text:p>-14199454.8159737</text:p>
          </table:table-cell>
          <table:table-cell table:formula="of:=[.H202]*SQRT(3)/2" office:value-type="float" office:value="24594177.1810451" calcext:value-type="float">
            <text:p>24594177.1810451</text:p>
          </table:table-cell>
          <table:table-cell table:formula="of:=([.B202]/[.P202])*SQRT(SQRT(([.D202]*[.D202]+[.E202]*[.E202])/((1+[.D202])*(1+[.D202])+[.E202]*[.E202])))*COS((ATAN([.E202]/[.D202])-ATAN([.E202]/(1+[.D202])))/2)" office:value-type="float" office:value="30094933.0688726" calcext:value-type="float">
            <text:p>30094933.0688726</text:p>
          </table:table-cell>
          <table:table-cell table:style-name="ce2" table:formula="of:=([.B202]/[.P202])*SQRT(SQRT(([.D202]*[.D202]+[.E202]*[.E202])/((1+[.D202])*(1+[.D202])+[.E202]*[.E202])))*SIN((ATAN([.E202]/[.D202])-ATAN([.E202]/(1+[.D202])))/2)" office:value-type="float" office:value="2085670.6237135" calcext:value-type="float">
            <text:p>2085670.6237135</text:p>
          </table:table-cell>
          <table:table-cell table:formula="of:=([.B202]/[.P202])*SQRT(SQRT(([.F202]*[.F202]+[.G202]*[.G202])/((1+[.F202])*(1+[.F202])+[.G202]*[.G202])))*COS((ATAN([.G202]/[.F202])-ATAN([.G202]/(1+[.F202])))/2)" office:value-type="float" office:value="45715802.8178695" calcext:value-type="float">
            <text:p>45715802.8178695</text:p>
          </table:table-cell>
          <table:table-cell table:style-name="ce2" table:formula="of:=([.B202]/[.P202])*SQRT(SQRT(([.F202]*[.F202]+[.G202]*[.G202])/((1+[.F202])*(1+[.F202])+[.G202]*[.G202])))*SIN((ATAN([.G202]/[.F202])-ATAN([.G202]/(1+[.F202])))/2)" office:value-type="float" office:value="742556.312843895" calcext:value-type="float">
            <text:p>742556.31284389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30.97" calcext:value-type="float">
            <text:p>1330.97</text:p>
          </table:table-cell>
          <table:table-cell table:style-name="ce1" table:formula="of:=[.A203]*1000000000000*2*PI()" office:value-type="float" office:value="8.36273114829681E+015" calcext:value-type="float">
            <text:p>8.36E+15</text:p>
          </table:table-cell>
          <table:table-cell table:style-name="ce1" table:formula="of:=[.P203]/([.A203]*1000000000000)*1000000" office:value-type="float" office:value="0.225243587759303" calcext:value-type="float">
            <text:p>2.25E-01</text:p>
          </table:table-cell>
          <table:table-cell office:value-type="float" office:value="-4.18767" calcext:value-type="float">
            <text:p>-4.18767</text:p>
          </table:table-cell>
          <table:table-cell office:value-type="float" office:value="4.18757" calcext:value-type="float">
            <text:p>4.18757</text:p>
          </table:table-cell>
          <table:table-cell table:style-name="ce2" table:formula="of:=1-13.8*13.8*1E+030/([.B203]*[.B203]+1/9.3/9.3*1E+030)" office:value-type="float" office:value="-1.72263930077514" calcext:value-type="float">
            <text:p>-1.7226393008</text:p>
          </table:table-cell>
          <table:table-cell table:style-name="ce2" table:formula="of:=13.8*13.8/9.3*1E+045/[.B203]/([.B203]*[.B203]+1/9.3/9.3*1E+030)" office:value-type="float" office:value="0.0350073329956885" calcext:value-type="float">
            <text:p>0.035007333</text:p>
          </table:table-cell>
          <table:table-cell table:formula="of:=[.B203]/[.P203]" office:value-type="float" office:value="27895068.4886703" calcext:value-type="float">
            <text:p>27895068.4886703</text:p>
          </table:table-cell>
          <table:table-cell table:formula="of:=[.H203]*SQRT(0.5)" office:value-type="float" office:value="19724792.0900019" calcext:value-type="float">
            <text:p>19724792.0900019</text:p>
          </table:table-cell>
          <table:table-cell table:formula="of:=-[.H203]*0.5" office:value-type="float" office:value="-13947534.2443351" calcext:value-type="float">
            <text:p>-13947534.2443351</text:p>
          </table:table-cell>
          <table:table-cell table:formula="of:=[.H203]*SQRT(3)/2" office:value-type="float" office:value="24157837.9514953" calcext:value-type="float">
            <text:p>24157837.9514953</text:p>
          </table:table-cell>
          <table:table-cell table:formula="of:=([.B203]/[.P203])*SQRT(SQRT(([.D203]*[.D203]+[.E203]*[.E203])/((1+[.D203])*(1+[.D203])+[.E203]*[.E203])))*COS((ATAN([.E203]/[.D203])-ATAN([.E203]/(1+[.D203])))/2)" office:value-type="float" office:value="29523902.2165147" calcext:value-type="float">
            <text:p>29523902.2165147</text:p>
          </table:table-cell>
          <table:table-cell table:style-name="ce2" table:formula="of:=([.B203]/[.P203])*SQRT(SQRT(([.D203]*[.D203]+[.E203]*[.E203])/((1+[.D203])*(1+[.D203])+[.E203]*[.E203])))*SIN((ATAN([.E203]/[.D203])-ATAN([.E203]/(1+[.D203])))/2)" office:value-type="float" office:value="1992419.26727729" calcext:value-type="float">
            <text:p>1992419.26727729</text:p>
          </table:table-cell>
          <table:table-cell table:formula="of:=([.B203]/[.P203])*SQRT(SQRT(([.F203]*[.F203]+[.G203]*[.G203])/((1+[.F203])*(1+[.F203])+[.G203]*[.G203])))*COS((ATAN([.G203]/[.F203])-ATAN([.G203]/(1+[.F203])))/2)" office:value-type="float" office:value="43043870.966167" calcext:value-type="float">
            <text:p>43043870.966167</text:p>
          </table:table-cell>
          <table:table-cell table:style-name="ce2" table:formula="of:=([.B203]/[.P203])*SQRT(SQRT(([.F203]*[.F203]+[.G203]*[.G203])/((1+[.F203])*(1+[.F203])+[.G203]*[.G203])))*SIN((ATAN([.G203]/[.F203])-ATAN([.G203]/(1+[.F203])))/2)" office:value-type="float" office:value="604521.030204043" calcext:value-type="float">
            <text:p>604521.0302040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06.62" calcext:value-type="float">
            <text:p>1306.62</text:p>
          </table:table-cell>
          <table:table-cell table:style-name="ce1" table:formula="of:=[.A204]*1000000000000*2*PI()" office:value-type="float" office:value="8.20973558606699E+015" calcext:value-type="float">
            <text:p>8.21E+15</text:p>
          </table:table-cell>
          <table:table-cell table:style-name="ce1" table:formula="of:=[.P204]/([.A204]*1000000000000)*1000000" office:value-type="float" office:value="0.229441197899925" calcext:value-type="float">
            <text:p>2.29E-01</text:p>
          </table:table-cell>
          <table:table-cell office:value-type="float" office:value="-4.2986" calcext:value-type="float">
            <text:p>-4.2986</text:p>
          </table:table-cell>
          <table:table-cell office:value-type="float" office:value="4.29802" calcext:value-type="float">
            <text:p>4.29802</text:p>
          </table:table-cell>
          <table:table-cell table:style-name="ce2" table:formula="of:=1-13.8*13.8*1E+030/([.B204]*[.B204]+1/9.3/9.3*1E+030)" office:value-type="float" office:value="-1.82504479668695" calcext:value-type="float">
            <text:p>-1.8250447967</text:p>
          </table:table-cell>
          <table:table-cell table:style-name="ce2" table:formula="of:=13.8*13.8/9.3*1E+045/[.B204]/([.B204]*[.B204]+1/9.3/9.3*1E+030)" office:value-type="float" office:value="0.03700097944979" calcext:value-type="float">
            <text:p>0.0370009794</text:p>
          </table:table-cell>
          <table:table-cell table:formula="of:=[.B204]/[.P204]" office:value-type="float" office:value="27384730.2258251" calcext:value-type="float">
            <text:p>27384730.2258251</text:p>
          </table:table-cell>
          <table:table-cell table:formula="of:=[.H204]*SQRT(0.5)" office:value-type="float" office:value="19363928.4436451" calcext:value-type="float">
            <text:p>19363928.4436451</text:p>
          </table:table-cell>
          <table:table-cell table:formula="of:=-[.H204]*0.5" office:value-type="float" office:value="-13692365.1129125" calcext:value-type="float">
            <text:p>-13692365.1129125</text:p>
          </table:table-cell>
          <table:table-cell table:formula="of:=[.H204]*SQRT(3)/2" office:value-type="float" office:value="23715872.0513481" calcext:value-type="float">
            <text:p>23715872.0513481</text:p>
          </table:table-cell>
          <table:table-cell table:formula="of:=([.B204]/[.P204])*SQRT(SQRT(([.D204]*[.D204]+[.E204]*[.E204])/((1+[.D204])*(1+[.D204])+[.E204]*[.E204])))*COS((ATAN([.E204]/[.D204])-ATAN([.E204]/(1+[.D204])))/2)" office:value-type="float" office:value="28944659.4100968" calcext:value-type="float">
            <text:p>28944659.4100968</text:p>
          </table:table-cell>
          <table:table-cell table:style-name="ce2" table:formula="of:=([.B204]/[.P204])*SQRT(SQRT(([.D204]*[.D204]+[.E204]*[.E204])/((1+[.D204])*(1+[.D204])+[.E204]*[.E204])))*SIN((ATAN([.E204]/[.D204])-ATAN([.E204]/(1+[.D204])))/2)" office:value-type="float" office:value="1896808.62105032" calcext:value-type="float">
            <text:p>1896808.62105032</text:p>
          </table:table-cell>
          <table:table-cell table:formula="of:=([.B204]/[.P204])*SQRT(SQRT(([.F204]*[.F204]+[.G204]*[.G204])/((1+[.F204])*(1+[.F204])+[.G204]*[.G204])))*COS((ATAN([.G204]/[.F204])-ATAN([.G204]/(1+[.F204])))/2)" office:value-type="float" office:value="40709917.6679629" calcext:value-type="float">
            <text:p>40709917.6679629</text:p>
          </table:table-cell>
          <table:table-cell table:style-name="ce2" table:formula="of:=([.B204]/[.P204])*SQRT(SQRT(([.F204]*[.F204]+[.G204]*[.G204])/((1+[.F204])*(1+[.F204])+[.G204]*[.G204])))*SIN((ATAN([.G204]/[.F204])-ATAN([.G204]/(1+[.F204])))/2)" office:value-type="float" office:value="499657.334634466" calcext:value-type="float">
            <text:p>499657.33463446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82.6" calcext:value-type="float">
            <text:p>1282.6</text:p>
          </table:table-cell>
          <table:table-cell table:style-name="ce1" table:formula="of:=[.A205]*1000000000000*2*PI()" office:value-type="float" office:value="8.05881347498854E+015" calcext:value-type="float">
            <text:p>8.06E+15</text:p>
          </table:table-cell>
          <table:table-cell table:style-name="ce1" table:formula="of:=[.P205]/([.A205]*1000000000000)*1000000" office:value-type="float" office:value="0.233738077342897" calcext:value-type="float">
            <text:p>2.34E-01</text:p>
          </table:table-cell>
          <table:table-cell office:value-type="float" office:value="-4.41754" calcext:value-type="float">
            <text:p>-4.41754</text:p>
          </table:table-cell>
          <table:table-cell office:value-type="float" office:value="4.41524" calcext:value-type="float">
            <text:p>4.41524</text:p>
          </table:table-cell>
          <table:table-cell table:style-name="ce2" table:formula="of:=1-13.8*13.8*1E+030/([.B205]*[.B205]+1/9.3/9.3*1E+030)" office:value-type="float" office:value="-1.9318291233135" calcext:value-type="float">
            <text:p>-1.9318291233</text:p>
          </table:table-cell>
          <table:table-cell table:style-name="ce2" table:formula="of:=13.8*13.8/9.3*1E+045/[.B205]/([.B205]*[.B205]+1/9.3/9.3*1E+030)" office:value-type="float" office:value="0.0391187169606865" calcext:value-type="float">
            <text:p>0.039118717</text:p>
          </table:table-cell>
          <table:table-cell table:formula="of:=[.B205]/[.P205]" office:value-type="float" office:value="26881308.2515523" calcext:value-type="float">
            <text:p>26881308.2515523</text:p>
          </table:table-cell>
          <table:table-cell table:formula="of:=[.H205]*SQRT(0.5)" office:value-type="float" office:value="19007955.3518385" calcext:value-type="float">
            <text:p>19007955.3518385</text:p>
          </table:table-cell>
          <table:table-cell table:formula="of:=-[.H205]*0.5" office:value-type="float" office:value="-13440654.1257761" calcext:value-type="float">
            <text:p>-13440654.1257761</text:p>
          </table:table-cell>
          <table:table-cell table:formula="of:=[.H205]*SQRT(3)/2" office:value-type="float" office:value="23279895.8328045" calcext:value-type="float">
            <text:p>23279895.8328045</text:p>
          </table:table-cell>
          <table:table-cell table:formula="of:=([.B205]/[.P205])*SQRT(SQRT(([.D205]*[.D205]+[.E205]*[.E205])/((1+[.D205])*(1+[.D205])+[.E205]*[.E205])))*COS((ATAN([.E205]/[.D205])-ATAN([.E205]/(1+[.D205])))/2)" office:value-type="float" office:value="28373846.4812674" calcext:value-type="float">
            <text:p>28373846.4812674</text:p>
          </table:table-cell>
          <table:table-cell table:style-name="ce2" table:formula="of:=([.B205]/[.P205])*SQRT(SQRT(([.D205]*[.D205]+[.E205]*[.E205])/((1+[.D205])*(1+[.D205])+[.E205]*[.E205])))*SIN((ATAN([.E205]/[.D205])-ATAN([.E205]/(1+[.D205])))/2)" office:value-type="float" office:value="1803497.05006183" calcext:value-type="float">
            <text:p>1803497.05006183</text:p>
          </table:table-cell>
          <table:table-cell table:formula="of:=([.B205]/[.P205])*SQRT(SQRT(([.F205]*[.F205]+[.G205]*[.G205])/((1+[.F205])*(1+[.F205])+[.G205]*[.G205])))*COS((ATAN([.G205]/[.F205])-ATAN([.G205]/(1+[.F205])))/2)" office:value-type="float" office:value="38689611.0023962" calcext:value-type="float">
            <text:p>38689611.0023962</text:p>
          </table:table-cell>
          <table:table-cell table:style-name="ce2" table:formula="of:=([.B205]/[.P205])*SQRT(SQRT(([.F205]*[.F205]+[.G205]*[.G205])/((1+[.F205])*(1+[.F205])+[.G205]*[.G205])))*SIN((ATAN([.G205]/[.F205])-ATAN([.G205]/(1+[.F205])))/2)" office:value-type="float" office:value="419975.322887937" calcext:value-type="float">
            <text:p>419975.3228879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58.39" calcext:value-type="float">
            <text:p>1258.39</text:p>
          </table:table-cell>
          <table:table-cell table:style-name="ce1" table:formula="of:=[.A206]*1000000000000*2*PI()" office:value-type="float" office:value="7.90669755870172E+015" calcext:value-type="float">
            <text:p>7.91E+15</text:p>
          </table:table-cell>
          <table:table-cell table:style-name="ce1" table:formula="of:=[.P206]/([.A206]*1000000000000)*1000000" office:value-type="float" office:value="0.238234933526172" calcext:value-type="float">
            <text:p>2.38E-01</text:p>
          </table:table-cell>
          <table:table-cell office:value-type="float" office:value="-4.5634" calcext:value-type="float">
            <text:p>-4.5634</text:p>
          </table:table-cell>
          <table:table-cell office:value-type="float" office:value="4.557" calcext:value-type="float">
            <text:p>4.557</text:p>
          </table:table-cell>
          <table:table-cell table:style-name="ce2" table:formula="of:=1-13.8*13.8*1E+030/([.B206]*[.B206]+1/9.3/9.3*1E+030)" office:value-type="float" office:value="-2.04570338380756" calcext:value-type="float">
            <text:p>-2.0457033838</text:p>
          </table:table-cell>
          <table:table-cell table:style-name="ce2" table:formula="of:=13.8*13.8/9.3*1E+045/[.B206]/([.B206]*[.B206]+1/9.3/9.3*1E+030)" office:value-type="float" office:value="0.0414199462006441" calcext:value-type="float">
            <text:p>0.0414199462</text:p>
          </table:table-cell>
          <table:table-cell table:formula="of:=[.B206]/[.P206]" office:value-type="float" office:value="26373904.1717378" calcext:value-type="float">
            <text:p>26373904.1717378</text:p>
          </table:table-cell>
          <table:table-cell table:formula="of:=[.H206]*SQRT(0.5)" office:value-type="float" office:value="18649166.4862" calcext:value-type="float">
            <text:p>18649166.4862</text:p>
          </table:table-cell>
          <table:table-cell table:formula="of:=-[.H206]*0.5" office:value-type="float" office:value="-13186952.0858689" calcext:value-type="float">
            <text:p>-13186952.0858689</text:p>
          </table:table-cell>
          <table:table-cell table:formula="of:=[.H206]*SQRT(3)/2" office:value-type="float" office:value="22840471.0097013" calcext:value-type="float">
            <text:p>22840471.0097013</text:p>
          </table:table-cell>
          <table:table-cell table:formula="of:=([.B206]/[.P206])*SQRT(SQRT(([.D206]*[.D206]+[.E206]*[.E206])/((1+[.D206])*(1+[.D206])+[.E206]*[.E206])))*COS((ATAN([.E206]/[.D206])-ATAN([.E206]/(1+[.D206])))/2)" office:value-type="float" office:value="27794872.3333615" calcext:value-type="float">
            <text:p>27794872.3333615</text:p>
          </table:table-cell>
          <table:table-cell table:style-name="ce2" table:formula="of:=([.B206]/[.P206])*SQRT(SQRT(([.D206]*[.D206]+[.E206]*[.E206])/((1+[.D206])*(1+[.D206])+[.E206]*[.E206])))*SIN((ATAN([.E206]/[.D206])-ATAN([.E206]/(1+[.D206])))/2)" office:value-type="float" office:value="1703940.61842152" calcext:value-type="float">
            <text:p>1703940.61842152</text:p>
          </table:table-cell>
          <table:table-cell table:formula="of:=([.B206]/[.P206])*SQRT(SQRT(([.F206]*[.F206]+[.G206]*[.G206])/((1+[.F206])*(1+[.F206])+[.G206]*[.G206])))*COS((ATAN([.G206]/[.F206])-ATAN([.G206]/(1+[.F206])))/2)" office:value-type="float" office:value="36876141.6667374" calcext:value-type="float">
            <text:p>36876141.6667374</text:p>
          </table:table-cell>
          <table:table-cell table:style-name="ce2" table:formula="of:=([.B206]/[.P206])*SQRT(SQRT(([.F206]*[.F206]+[.G206]*[.G206])/((1+[.F206])*(1+[.F206])+[.G206]*[.G206])))*SIN((ATAN([.G206]/[.F206])-ATAN([.G206]/(1+[.F206])))/2)" office:value-type="float" office:value="356685.159215451" calcext:value-type="float">
            <text:p>356685.1592154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34.06" calcext:value-type="float">
            <text:p>1234.06</text:p>
          </table:table-cell>
          <table:table-cell table:style-name="ce1" table:formula="of:=[.A207]*1000000000000*2*PI()" office:value-type="float" office:value="7.75382766017804E+015" calcext:value-type="float">
            <text:p>7.75E+15</text:p>
          </table:table-cell>
          <table:table-cell table:style-name="ce1" table:formula="of:=[.P207]/([.A207]*1000000000000)*1000000" office:value-type="float" office:value="0.242931833136152" calcext:value-type="float">
            <text:p>2.43E-01</text:p>
          </table:table-cell>
          <table:table-cell office:value-type="float" office:value="-4.71258" calcext:value-type="float">
            <text:p>-4.71258</text:p>
          </table:table-cell>
          <table:table-cell office:value-type="float" office:value="4.70004" calcext:value-type="float">
            <text:p>4.70004</text:p>
          </table:table-cell>
          <table:table-cell table:style-name="ce2" table:formula="of:=1-13.8*13.8*1E+030/([.B207]*[.B207]+1/9.3/9.3*1E+030)" office:value-type="float" office:value="-2.1669585098128" calcext:value-type="float">
            <text:p>-2.1669585098</text:p>
          </table:table-cell>
          <table:table-cell table:style-name="ce2" table:formula="of:=13.8*13.8/9.3*1E+045/[.B207]/([.B207]*[.B207]+1/9.3/9.3*1E+030)" office:value-type="float" office:value="0.0439180735015629" calcext:value-type="float">
            <text:p>0.0439180735</text:p>
          </table:table-cell>
          <table:table-cell table:formula="of:=[.B207]/[.P207]" office:value-type="float" office:value="25863985.0778969" calcext:value-type="float">
            <text:p>25863985.0778969</text:p>
          </table:table-cell>
          <table:table-cell table:formula="of:=[.H207]*SQRT(0.5)" office:value-type="float" office:value="18288599.2370886" calcext:value-type="float">
            <text:p>18288599.2370886</text:p>
          </table:table-cell>
          <table:table-cell table:formula="of:=-[.H207]*0.5" office:value-type="float" office:value="-12931992.5389485" calcext:value-type="float">
            <text:p>-12931992.5389485</text:p>
          </table:table-cell>
          <table:table-cell table:formula="of:=[.H207]*SQRT(3)/2" office:value-type="float" office:value="22398868.1205604" calcext:value-type="float">
            <text:p>22398868.1205604</text:p>
          </table:table-cell>
          <table:table-cell table:formula="of:=([.B207]/[.P207])*SQRT(SQRT(([.D207]*[.D207]+[.E207]*[.E207])/((1+[.D207])*(1+[.D207])+[.E207]*[.E207])))*COS((ATAN([.E207]/[.D207])-ATAN([.E207]/(1+[.D207])))/2)" office:value-type="float" office:value="27217046.1811712" calcext:value-type="float">
            <text:p>27217046.1811712</text:p>
          </table:table-cell>
          <table:table-cell table:style-name="ce2" table:formula="of:=([.B207]/[.P207])*SQRT(SQRT(([.D207]*[.D207]+[.E207]*[.E207])/((1+[.D207])*(1+[.D207])+[.E207]*[.E207])))*SIN((ATAN([.E207]/[.D207])-ATAN([.E207]/(1+[.D207])))/2)" office:value-type="float" office:value="1610075.2386441" calcext:value-type="float">
            <text:p>1610075.2386441</text:p>
          </table:table-cell>
          <table:table-cell table:formula="of:=([.B207]/[.P207])*SQRT(SQRT(([.F207]*[.F207]+[.G207]*[.G207])/((1+[.F207])*(1+[.F207])+[.G207]*[.G207])))*COS((ATAN([.G207]/[.F207])-ATAN([.G207]/(1+[.F207])))/2)" office:value-type="float" office:value="35234458.5362085" calcext:value-type="float">
            <text:p>35234458.5362085</text:p>
          </table:table-cell>
          <table:table-cell table:style-name="ce2" table:formula="of:=([.B207]/[.P207])*SQRT(SQRT(([.F207]*[.F207]+[.G207]*[.G207])/((1+[.F207])*(1+[.F207])+[.G207]*[.G207])))*SIN((ATAN([.G207]/[.F207])-ATAN([.G207]/(1+[.F207])))/2)" office:value-type="float" office:value="305710.988945088" calcext:value-type="float">
            <text:p>305710.9889450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09.68" calcext:value-type="float">
            <text:p>1209.68</text:p>
          </table:table-cell>
          <table:table-cell table:style-name="ce1" table:formula="of:=[.A208]*1000000000000*2*PI()" office:value-type="float" office:value="7.600643602389E+015" calcext:value-type="float">
            <text:p>7.60E+15</text:p>
          </table:table-cell>
          <table:table-cell table:style-name="ce1" table:formula="of:=[.P208]/([.A208]*1000000000000)*1000000" office:value-type="float" office:value="0.24782790324714" calcext:value-type="float">
            <text:p>2.48E-01</text:p>
          </table:table-cell>
          <table:table-cell office:value-type="float" office:value="-4.87875" calcext:value-type="float">
            <text:p>-4.87875</text:p>
          </table:table-cell>
          <table:table-cell office:value-type="float" office:value="4.85565" calcext:value-type="float">
            <text:p>4.85565</text:p>
          </table:table-cell>
          <table:table-cell table:style-name="ce2" table:formula="of:=1-13.8*13.8*1E+030/([.B208]*[.B208]+1/9.3/9.3*1E+030)" office:value-type="float" office:value="-2.29587342312803" calcext:value-type="float">
            <text:p>-2.2958734231</text:p>
          </table:table-cell>
          <table:table-cell table:style-name="ce2" table:formula="of:=13.8*13.8/9.3*1E+045/[.B208]/([.B208]*[.B208]+1/9.3/9.3*1E+030)" office:value-type="float" office:value="0.0466269713821084" calcext:value-type="float">
            <text:p>0.0466269714</text:p>
          </table:table-cell>
          <table:table-cell table:formula="of:=[.B208]/[.P208]" office:value-type="float" office:value="25353018.0615451" calcext:value-type="float">
            <text:p>25353018.0615451</text:p>
          </table:table-cell>
          <table:table-cell table:formula="of:=[.H208]*SQRT(0.5)" office:value-type="float" office:value="17927290.9948636" calcext:value-type="float">
            <text:p>17927290.9948636</text:p>
          </table:table-cell>
          <table:table-cell table:formula="of:=-[.H208]*0.5" office:value-type="float" office:value="-12676509.0307726" calcext:value-type="float">
            <text:p>-12676509.0307726</text:p>
          </table:table-cell>
          <table:table-cell table:formula="of:=[.H208]*SQRT(3)/2" office:value-type="float" office:value="21956357.7039038" calcext:value-type="float">
            <text:p>21956357.7039038</text:p>
          </table:table-cell>
          <table:table-cell table:formula="of:=([.B208]/[.P208])*SQRT(SQRT(([.D208]*[.D208]+[.E208]*[.E208])/((1+[.D208])*(1+[.D208])+[.E208]*[.E208])))*COS((ATAN([.E208]/[.D208])-ATAN([.E208]/(1+[.D208])))/2)" office:value-type="float" office:value="26638864.5742173" calcext:value-type="float">
            <text:p>26638864.5742173</text:p>
          </table:table-cell>
          <table:table-cell table:style-name="ce2" table:formula="of:=([.B208]/[.P208])*SQRT(SQRT(([.D208]*[.D208]+[.E208]*[.E208])/((1+[.D208])*(1+[.D208])+[.E208]*[.E208])))*SIN((ATAN([.E208]/[.D208])-ATAN([.E208]/(1+[.D208])))/2)" office:value-type="float" office:value="1516791.22857951" calcext:value-type="float">
            <text:p>1516791.22857951</text:p>
          </table:table-cell>
          <table:table-cell table:formula="of:=([.B208]/[.P208])*SQRT(SQRT(([.F208]*[.F208]+[.G208]*[.G208])/((1+[.F208])*(1+[.F208])+[.G208]*[.G208])))*COS((ATAN([.G208]/[.F208])-ATAN([.G208]/(1+[.F208])))/2)" office:value-type="float" office:value="33737533.773525" calcext:value-type="float">
            <text:p>33737533.773525</text:p>
          </table:table-cell>
          <table:table-cell table:style-name="ce2" table:formula="of:=([.B208]/[.P208])*SQRT(SQRT(([.F208]*[.F208]+[.G208]*[.G208])/((1+[.F208])*(1+[.F208])+[.G208]*[.G208])))*SIN((ATAN([.G208]/[.F208])-ATAN([.G208]/(1+[.F208])))/2)" office:value-type="float" office:value="264159.450773069" calcext:value-type="float">
            <text:p>264159.45077306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85.77" calcext:value-type="float">
            <text:p>1185.77</text:p>
          </table:table-cell>
          <table:table-cell table:style-name="ce1" table:formula="of:=[.A209]*1000000000000*2*PI()" office:value-type="float" office:value="7.45041264169434E+015" calcext:value-type="float">
            <text:p>7.45E+15</text:p>
          </table:table-cell>
          <table:table-cell table:style-name="ce1" table:formula="of:=[.P209]/([.A209]*1000000000000)*1000000" office:value-type="float" office:value="0.252825133035918" calcext:value-type="float">
            <text:p>2.53E-01</text:p>
          </table:table-cell>
          <table:table-cell office:value-type="float" office:value="-5.1033" calcext:value-type="float">
            <text:p>-5.1033</text:p>
          </table:table-cell>
          <table:table-cell office:value-type="float" office:value="5.06004" calcext:value-type="float">
            <text:p>5.06004</text:p>
          </table:table-cell>
          <table:table-cell table:style-name="ce2" table:formula="of:=1-13.8*13.8*1E+030/([.B209]*[.B209]+1/9.3/9.3*1E+030)" office:value-type="float" office:value="-2.43010226497576" calcext:value-type="float">
            <text:p>-2.430102265</text:p>
          </table:table-cell>
          <table:table-cell table:style-name="ce2" table:formula="of:=13.8*13.8/9.3*1E+045/[.B209]/([.B209]*[.B209]+1/9.3/9.3*1E+030)" office:value-type="float" office:value="0.0495043990544865" calcext:value-type="float">
            <text:p>0.0495043991</text:p>
          </table:table-cell>
          <table:table-cell table:formula="of:=[.B209]/[.P209]" office:value-type="float" office:value="24851901.5167965" calcext:value-type="float">
            <text:p>24851901.5167965</text:p>
          </table:table-cell>
          <table:table-cell table:formula="of:=[.H209]*SQRT(0.5)" office:value-type="float" office:value="17572948.087907" calcext:value-type="float">
            <text:p>17572948.087907</text:p>
          </table:table-cell>
          <table:table-cell table:formula="of:=-[.H209]*0.5" office:value-type="float" office:value="-12425950.7583982" calcext:value-type="float">
            <text:p>-12425950.7583982</text:p>
          </table:table-cell>
          <table:table-cell table:formula="of:=[.H209]*SQRT(3)/2" office:value-type="float" office:value="21522378.0458948" calcext:value-type="float">
            <text:p>21522378.0458948</text:p>
          </table:table-cell>
          <table:table-cell table:formula="of:=([.B209]/[.P209])*SQRT(SQRT(([.D209]*[.D209]+[.E209]*[.E209])/((1+[.D209])*(1+[.D209])+[.E209]*[.E209])))*COS((ATAN([.E209]/[.D209])-ATAN([.E209]/(1+[.D209])))/2)" office:value-type="float" office:value="26063864.9832167" calcext:value-type="float">
            <text:p>26063864.9832167</text:p>
          </table:table-cell>
          <table:table-cell table:style-name="ce2" table:formula="of:=([.B209]/[.P209])*SQRT(SQRT(([.D209]*[.D209]+[.E209]*[.E209])/((1+[.D209])*(1+[.D209])+[.E209]*[.E209])))*SIN((ATAN([.E209]/[.D209])-ATAN([.E209]/(1+[.D209])))/2)" office:value-type="float" office:value="1412596.09758913" calcext:value-type="float">
            <text:p>1412596.09758913</text:p>
          </table:table-cell>
          <table:table-cell table:formula="of:=([.B209]/[.P209])*SQRT(SQRT(([.F209]*[.F209]+[.G209]*[.G209])/((1+[.F209])*(1+[.F209])+[.G209]*[.G209])))*COS((ATAN([.G209]/[.F209])-ATAN([.G209]/(1+[.F209])))/2)" office:value-type="float" office:value="32388615.12523" calcext:value-type="float">
            <text:p>32388615.12523</text:p>
          </table:table-cell>
          <table:table-cell table:style-name="ce2" table:formula="of:=([.B209]/[.P209])*SQRT(SQRT(([.F209]*[.F209]+[.G209]*[.G209])/((1+[.F209])*(1+[.F209])+[.G209]*[.G209])))*SIN((ATAN([.G209]/[.F209])-ATAN([.G209]/(1+[.F209])))/2)" office:value-type="float" office:value="230508.20473423" calcext:value-type="float">
            <text:p>230508.2047342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61.44" calcext:value-type="float">
            <text:p>1161.44</text:p>
          </table:table-cell>
          <table:table-cell table:style-name="ce1" table:formula="of:=[.A210]*1000000000000*2*PI()" office:value-type="float" office:value="7.29754274317066E+015" calcext:value-type="float">
            <text:p>7.30E+15</text:p>
          </table:table-cell>
          <table:table-cell table:style-name="ce1" table:formula="of:=[.P210]/([.A210]*1000000000000)*1000000" office:value-type="float" office:value="0.258121347637416" calcext:value-type="float">
            <text:p>2.58E-01</text:p>
          </table:table-cell>
          <table:table-cell office:value-type="float" office:value="-5.31752" calcext:value-type="float">
            <text:p>-5.31752</text:p>
          </table:table-cell>
          <table:table-cell office:value-type="float" office:value="5.25798" calcext:value-type="float">
            <text:p>5.25798</text:p>
          </table:table-cell>
          <table:table-cell table:style-name="ce2" table:formula="of:=1-13.8*13.8*1E+030/([.B210]*[.B210]+1/9.3/9.3*1E+030)" office:value-type="float" office:value="-2.57528443591103" calcext:value-type="float">
            <text:p>-2.5752844359</text:p>
          </table:table-cell>
          <table:table-cell table:style-name="ce2" table:formula="of:=13.8*13.8/9.3*1E+045/[.B210]/([.B210]*[.B210]+1/9.3/9.3*1E+030)" office:value-type="float" office:value="0.0526806351380229" calcext:value-type="float">
            <text:p>0.0526806351</text:p>
          </table:table-cell>
          <table:table-cell table:formula="of:=[.B210]/[.P210]" office:value-type="float" office:value="24341982.4229556" calcext:value-type="float">
            <text:p>24341982.4229556</text:p>
          </table:table-cell>
          <table:table-cell table:formula="of:=[.H210]*SQRT(0.5)" office:value-type="float" office:value="17212380.8387957" calcext:value-type="float">
            <text:p>17212380.8387957</text:p>
          </table:table-cell>
          <table:table-cell table:formula="of:=-[.H210]*0.5" office:value-type="float" office:value="-12170991.2114778" calcext:value-type="float">
            <text:p>-12170991.2114778</text:p>
          </table:table-cell>
          <table:table-cell table:formula="of:=[.H210]*SQRT(3)/2" office:value-type="float" office:value="21080775.1567538" calcext:value-type="float">
            <text:p>21080775.1567538</text:p>
          </table:table-cell>
          <table:table-cell table:formula="of:=([.B210]/[.P210])*SQRT(SQRT(([.D210]*[.D210]+[.E210]*[.E210])/((1+[.D210])*(1+[.D210])+[.E210]*[.E210])))*COS((ATAN([.E210]/[.D210])-ATAN([.E210]/(1+[.D210])))/2)" office:value-type="float" office:value="25486174.8706534" calcext:value-type="float">
            <text:p>25486174.8706534</text:p>
          </table:table-cell>
          <table:table-cell table:style-name="ce2" table:formula="of:=([.B210]/[.P210])*SQRT(SQRT(([.D210]*[.D210]+[.E210]*[.E210])/((1+[.D210])*(1+[.D210])+[.E210]*[.E210])))*SIN((ATAN([.E210]/[.D210])-ATAN([.E210]/(1+[.D210])))/2)" office:value-type="float" office:value="1320486.6345081" calcext:value-type="float">
            <text:p>1320486.6345081</text:p>
          </table:table-cell>
          <table:table-cell table:formula="of:=([.B210]/[.P210])*SQRT(SQRT(([.F210]*[.F210]+[.G210]*[.G210])/((1+[.F210])*(1+[.F210])+[.G210]*[.G210])))*COS((ATAN([.G210]/[.F210])-ATAN([.G210]/(1+[.F210])))/2)" office:value-type="float" office:value="31117448.600453" calcext:value-type="float">
            <text:p>31117448.600453</text:p>
          </table:table-cell>
          <table:table-cell table:style-name="ce2" table:formula="of:=([.B210]/[.P210])*SQRT(SQRT(([.F210]*[.F210]+[.G210]*[.G210])/((1+[.F210])*(1+[.F210])+[.G210]*[.G210])))*SIN((ATAN([.G210]/[.F210])-ATAN([.G210]/(1+[.F210])))/2)" office:value-type="float" office:value="201894.980498266" calcext:value-type="float">
            <text:p>201894.98049826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37.23" calcext:value-type="float">
            <text:p>1137.23</text:p>
          </table:table-cell>
          <table:table-cell table:style-name="ce1" table:formula="of:=[.A211]*1000000000000*2*PI()" office:value-type="float" office:value="7.14542682688384E+015" calcext:value-type="float">
            <text:p>7.15E+15</text:p>
          </table:table-cell>
          <table:table-cell table:style-name="ce1" table:formula="of:=[.P211]/([.A211]*1000000000000)*1000000" office:value-type="float" office:value="0.263616381910431" calcext:value-type="float">
            <text:p>2.64E-01</text:p>
          </table:table-cell>
          <table:table-cell office:value-type="float" office:value="-5.57277" calcext:value-type="float">
            <text:p>-5.57277</text:p>
          </table:table-cell>
          <table:table-cell office:value-type="float" office:value="5.51613" calcext:value-type="float">
            <text:p>5.51613</text:p>
          </table:table-cell>
          <table:table-cell table:style-name="ce2" table:formula="of:=1-13.8*13.8*1E+030/([.B211]*[.B211]+1/9.3/9.3*1E+030)" office:value-type="float" office:value="-2.72909531840066" calcext:value-type="float">
            <text:p>-2.7290953184</text:p>
          </table:table-cell>
          <table:table-cell table:style-name="ce2" table:formula="of:=13.8*13.8/9.3*1E+045/[.B211]/([.B211]*[.B211]+1/9.3/9.3*1E+030)" office:value-type="float" office:value="0.0561167304543997" calcext:value-type="float">
            <text:p>0.0561167305</text:p>
          </table:table-cell>
          <table:table-cell table:formula="of:=[.B211]/[.P211]" office:value-type="float" office:value="23834578.3431411" calcext:value-type="float">
            <text:p>23834578.3431411</text:p>
          </table:table-cell>
          <table:table-cell table:formula="of:=[.H211]*SQRT(0.5)" office:value-type="float" office:value="16853591.9731571" calcext:value-type="float">
            <text:p>16853591.9731571</text:p>
          </table:table-cell>
          <table:table-cell table:formula="of:=-[.H211]*0.5" office:value-type="float" office:value="-11917289.1715706" calcext:value-type="float">
            <text:p>-11917289.1715706</text:p>
          </table:table-cell>
          <table:table-cell table:formula="of:=[.H211]*SQRT(3)/2" office:value-type="float" office:value="20641350.3336506" calcext:value-type="float">
            <text:p>20641350.3336506</text:p>
          </table:table-cell>
          <table:table-cell table:formula="of:=([.B211]/[.P211])*SQRT(SQRT(([.D211]*[.D211]+[.E211]*[.E211])/((1+[.D211])*(1+[.D211])+[.E211]*[.E211])))*COS((ATAN([.E211]/[.D211])-ATAN([.E211]/(1+[.D211])))/2)" office:value-type="float" office:value="24903607.3951783" calcext:value-type="float">
            <text:p>24903607.3951783</text:p>
          </table:table-cell>
          <table:table-cell table:style-name="ce2" table:formula="of:=([.B211]/[.P211])*SQRT(SQRT(([.D211]*[.D211]+[.E211]*[.E211])/((1+[.D211])*(1+[.D211])+[.E211]*[.E211])))*SIN((ATAN([.E211]/[.D211])-ATAN([.E211]/(1+[.D211])))/2)" office:value-type="float" office:value="1225515.90052476" calcext:value-type="float">
            <text:p>1225515.90052476</text:p>
          </table:table-cell>
          <table:table-cell table:formula="of:=([.B211]/[.P211])*SQRT(SQRT(([.F211]*[.F211]+[.G211]*[.G211])/((1+[.F211])*(1+[.F211])+[.G211]*[.G211])))*COS((ATAN([.G211]/[.F211])-ATAN([.G211]/(1+[.F211])))/2)" office:value-type="float" office:value="29938586.3052728" calcext:value-type="float">
            <text:p>29938586.3052728</text:p>
          </table:table-cell>
          <table:table-cell table:style-name="ce2" table:formula="of:=([.B211]/[.P211])*SQRT(SQRT(([.F211]*[.F211]+[.G211]*[.G211])/((1+[.F211])*(1+[.F211])+[.G211]*[.G211])))*SIN((ATAN([.G211]/[.F211])-ATAN([.G211]/(1+[.F211])))/2)" office:value-type="float" office:value="177889.762512143" calcext:value-type="float">
            <text:p>177889.76251214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13.17" calcext:value-type="float">
            <text:p>1113.17</text:p>
          </table:table-cell>
          <table:table-cell table:style-name="ce1" table:formula="of:=[.A212]*1000000000000*2*PI()" office:value-type="float" office:value="6.9942533883931E+015" calcext:value-type="float">
            <text:p>6.99E+15</text:p>
          </table:table-cell>
          <table:table-cell table:style-name="ce1" table:formula="of:=[.P212]/([.A212]*1000000000000)*1000000" office:value-type="float" office:value="0.269314173037362" calcext:value-type="float">
            <text:p>2.69E-01</text:p>
          </table:table-cell>
          <table:table-cell office:value-type="float" office:value="-5.87329" calcext:value-type="float">
            <text:p>-5.87329</text:p>
          </table:table-cell>
          <table:table-cell office:value-type="float" office:value="5.82311" calcext:value-type="float">
            <text:p>5.82311</text:p>
          </table:table-cell>
          <table:table-cell table:style-name="ce2" table:formula="of:=1-13.8*13.8*1E+030/([.B212]*[.B212]+1/9.3/9.3*1E+030)" office:value-type="float" office:value="-2.89199986560096" calcext:value-type="float">
            <text:p>-2.8919998656</text:p>
          </table:table-cell>
          <table:table-cell table:style-name="ce2" table:formula="of:=13.8*13.8/9.3*1E+045/[.B212]/([.B212]*[.B212]+1/9.3/9.3*1E+030)" office:value-type="float" office:value="0.0598340646192333" calcext:value-type="float">
            <text:p>0.0598340646</text:p>
          </table:table-cell>
          <table:table-cell table:formula="of:=[.B212]/[.P212]" office:value-type="float" office:value="23330318.0308595" calcext:value-type="float">
            <text:p>23330318.0308595</text:p>
          </table:table-cell>
          <table:table-cell table:formula="of:=[.H212]*SQRT(0.5)" office:value-type="float" office:value="16497026.0868596" calcext:value-type="float">
            <text:p>16497026.0868596</text:p>
          </table:table-cell>
          <table:table-cell table:formula="of:=-[.H212]*0.5" office:value-type="float" office:value="-11665159.0154298" calcext:value-type="float">
            <text:p>-11665159.0154298</text:p>
          </table:table-cell>
          <table:table-cell table:formula="of:=[.H212]*SQRT(3)/2" office:value-type="float" office:value="20204648.0930945" calcext:value-type="float">
            <text:p>20204648.0930945</text:p>
          </table:table-cell>
          <table:table-cell table:formula="of:=([.B212]/[.P212])*SQRT(SQRT(([.D212]*[.D212]+[.E212]*[.E212])/((1+[.D212])*(1+[.D212])+[.E212]*[.E212])))*COS((ATAN([.E212]/[.D212])-ATAN([.E212]/(1+[.D212])))/2)" office:value-type="float" office:value="24322541.1820193" calcext:value-type="float">
            <text:p>24322541.1820193</text:p>
          </table:table-cell>
          <table:table-cell table:style-name="ce2" table:formula="of:=([.B212]/[.P212])*SQRT(SQRT(([.D212]*[.D212]+[.E212]*[.E212])/((1+[.D212])*(1+[.D212])+[.E212]*[.E212])))*SIN((ATAN([.E212]/[.D212])-ATAN([.E212]/(1+[.D212])))/2)" office:value-type="float" office:value="1130058.86879496" calcext:value-type="float">
            <text:p>1130058.86879496</text:p>
          </table:table-cell>
          <table:table-cell table:formula="of:=([.B212]/[.P212])*SQRT(SQRT(([.F212]*[.F212]+[.G212]*[.G212])/((1+[.F212])*(1+[.F212])+[.G212]*[.G212])))*COS((ATAN([.G212]/[.F212])-ATAN([.G212]/(1+[.F212])))/2)" office:value-type="float" office:value="28839696.9541711" calcext:value-type="float">
            <text:p>28839696.9541711</text:p>
          </table:table-cell>
          <table:table-cell table:style-name="ce2" table:formula="of:=([.B212]/[.P212])*SQRT(SQRT(([.F212]*[.F212]+[.G212]*[.G212])/((1+[.F212])*(1+[.F212])+[.G212]*[.G212])))*SIN((ATAN([.G212]/[.F212])-ATAN([.G212]/(1+[.F212])))/2)" office:value-type="float" office:value="157576.990295062" calcext:value-type="float">
            <text:p>157576.99029506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88.93" calcext:value-type="float">
            <text:p>1088.93</text:p>
          </table:table-cell>
          <table:table-cell table:style-name="ce1" table:formula="of:=[.A213]*1000000000000*2*PI()" office:value-type="float" office:value="6.84194897654707E+015" calcext:value-type="float">
            <text:p>6.84E+15</text:p>
          </table:table-cell>
          <table:table-cell table:style-name="ce1" table:formula="of:=[.P213]/([.A213]*1000000000000)*1000000" office:value-type="float" office:value="0.275309209958399" calcext:value-type="float">
            <text:p>2.75E-01</text:p>
          </table:table-cell>
          <table:table-cell office:value-type="float" office:value="-6.14581" calcext:value-type="float">
            <text:p>-6.14581</text:p>
          </table:table-cell>
          <table:table-cell office:value-type="float" office:value="6.10419" calcext:value-type="float">
            <text:p>6.10419</text:p>
          </table:table-cell>
          <table:table-cell table:style-name="ce2" table:formula="of:=1-13.8*13.8*1E+030/([.B213]*[.B213]+1/9.3/9.3*1E+030)" office:value-type="float" office:value="-3.06716000878206" calcext:value-type="float">
            <text:p>-3.0671600088</text:p>
          </table:table-cell>
          <table:table-cell table:style-name="ce2" table:formula="of:=13.8*13.8/9.3*1E+045/[.B213]/([.B213]*[.B213]+1/9.3/9.3*1E+030)" office:value-type="float" office:value="0.0639187802629711" calcext:value-type="float">
            <text:p>0.0639187803</text:p>
          </table:table-cell>
          <table:table-cell table:formula="of:=[.B213]/[.P213]" office:value-type="float" office:value="22822285.1975385" calcext:value-type="float">
            <text:p>22822285.1975385</text:p>
          </table:table-cell>
          <table:table-cell table:formula="of:=[.H213]*SQRT(0.5)" office:value-type="float" office:value="16137792.6253528" calcext:value-type="float">
            <text:p>16137792.6253528</text:p>
          </table:table-cell>
          <table:table-cell table:formula="of:=-[.H213]*0.5" office:value-type="float" office:value="-11411142.5987692" calcext:value-type="float">
            <text:p>-11411142.5987692</text:p>
          </table:table-cell>
          <table:table-cell table:formula="of:=[.H213]*SQRT(3)/2" office:value-type="float" office:value="19764678.7534819" calcext:value-type="float">
            <text:p>19764678.7534819</text:p>
          </table:table-cell>
          <table:table-cell table:formula="of:=([.B213]/[.P213])*SQRT(SQRT(([.D213]*[.D213]+[.E213]*[.E213])/((1+[.D213])*(1+[.D213])+[.E213]*[.E213])))*COS((ATAN([.E213]/[.D213])-ATAN([.E213]/(1+[.D213])))/2)" office:value-type="float" office:value="23748866.010151" calcext:value-type="float">
            <text:p>23748866.010151</text:p>
          </table:table-cell>
          <table:table-cell table:style-name="ce2" table:formula="of:=([.B213]/[.P213])*SQRT(SQRT(([.D213]*[.D213]+[.E213]*[.E213])/((1+[.D213])*(1+[.D213])+[.E213]*[.E213])))*SIN((ATAN([.E213]/[.D213])-ATAN([.E213]/(1+[.D213])))/2)" office:value-type="float" office:value="1050166.08139262" calcext:value-type="float">
            <text:p>1050166.08139262</text:p>
          </table:table-cell>
          <table:table-cell table:formula="of:=([.B213]/[.P213])*SQRT(SQRT(([.F213]*[.F213]+[.G213]*[.G213])/((1+[.F213])*(1+[.F213])+[.G213]*[.G213])))*COS((ATAN([.G213]/[.F213])-ATAN([.G213]/(1+[.F213])))/2)" office:value-type="float" office:value="27795735.5587526" calcext:value-type="float">
            <text:p>27795735.5587526</text:p>
          </table:table-cell>
          <table:table-cell table:style-name="ce2" table:formula="of:=([.B213]/[.P213])*SQRT(SQRT(([.F213]*[.F213]+[.G213]*[.G213])/((1+[.F213])*(1+[.F213])+[.G213]*[.G213])))*SIN((ATAN([.G213]/[.F213])-ATAN([.G213]/(1+[.F213])))/2)" office:value-type="float" office:value="140015.251075539" calcext:value-type="float">
            <text:p>140015.2510755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64.58" calcext:value-type="float">
            <text:p>1064.58</text:p>
          </table:table-cell>
          <table:table-cell table:style-name="ce1" table:formula="of:=[.A214]*1000000000000*2*PI()" office:value-type="float" office:value="6.68895341431724E+015" calcext:value-type="float">
            <text:p>6.69E+15</text:p>
          </table:table-cell>
          <table:table-cell table:style-name="ce1" table:formula="of:=[.P214]/([.A214]*1000000000000)*1000000" office:value-type="float" office:value="0.281606321741908" calcext:value-type="float">
            <text:p>2.82E-01</text:p>
          </table:table-cell>
          <table:table-cell office:value-type="float" office:value="-6.39802" calcext:value-type="float">
            <text:p>-6.39802</text:p>
          </table:table-cell>
          <table:table-cell office:value-type="float" office:value="6.36116" calcext:value-type="float">
            <text:p>6.36116</text:p>
          </table:table-cell>
          <table:table-cell table:style-name="ce2" table:formula="of:=1-13.8*13.8*1E+030/([.B214]*[.B214]+1/9.3/9.3*1E+030)" office:value-type="float" office:value="-3.25529444545799" calcext:value-type="float">
            <text:p>-3.2552944455</text:p>
          </table:table-cell>
          <table:table-cell table:style-name="ce2" table:formula="of:=13.8*13.8/9.3*1E+045/[.B214]/([.B214]*[.B214]+1/9.3/9.3*1E+030)" office:value-type="float" office:value="0.0684051022904408" calcext:value-type="float">
            <text:p>0.0684051023</text:p>
          </table:table-cell>
          <table:table-cell table:formula="of:=[.B214]/[.P214]" office:value-type="float" office:value="22311946.9346932" calcext:value-type="float">
            <text:p>22311946.9346932</text:p>
          </table:table-cell>
          <table:table-cell table:formula="of:=[.H214]*SQRT(0.5)" office:value-type="float" office:value="15776928.978996" calcext:value-type="float">
            <text:p>15776928.978996</text:p>
          </table:table-cell>
          <table:table-cell table:formula="of:=-[.H214]*0.5" office:value-type="float" office:value="-11155973.4673466" calcext:value-type="float">
            <text:p>-11155973.4673466</text:p>
          </table:table-cell>
          <table:table-cell table:formula="of:=[.H214]*SQRT(3)/2" office:value-type="float" office:value="19322712.8533346" calcext:value-type="float">
            <text:p>19322712.8533346</text:p>
          </table:table-cell>
          <table:table-cell table:formula="of:=([.B214]/[.P214])*SQRT(SQRT(([.D214]*[.D214]+[.E214]*[.E214])/((1+[.D214])*(1+[.D214])+[.E214]*[.E214])))*COS((ATAN([.E214]/[.D214])-ATAN([.E214]/(1+[.D214])))/2)" office:value-type="float" office:value="23181767.2206689" calcext:value-type="float">
            <text:p>23181767.2206689</text:p>
          </table:table-cell>
          <table:table-cell table:style-name="ce2" table:formula="of:=([.B214]/[.P214])*SQRT(SQRT(([.D214]*[.D214]+[.E214]*[.E214])/((1+[.D214])*(1+[.D214])+[.E214]*[.E214])))*SIN((ATAN([.E214]/[.D214])-ATAN([.E214]/(1+[.D214])))/2)" office:value-type="float" office:value="981311.544155945" calcext:value-type="float">
            <text:p>981311.544155945</text:p>
          </table:table-cell>
          <table:table-cell table:formula="of:=([.B214]/[.P214])*SQRT(SQRT(([.F214]*[.F214]+[.G214]*[.G214])/((1+[.F214])*(1+[.F214])+[.G214]*[.G214])))*COS((ATAN([.G214]/[.F214])-ATAN([.G214]/(1+[.F214])))/2)" office:value-type="float" office:value="26802442.2725607" calcext:value-type="float">
            <text:p>26802442.2725607</text:p>
          </table:table-cell>
          <table:table-cell table:style-name="ce2" table:formula="of:=([.B214]/[.P214])*SQRT(SQRT(([.F214]*[.F214]+[.G214]*[.G214])/((1+[.F214])*(1+[.F214])+[.G214]*[.G214])))*SIN((ATAN([.G214]/[.F214])-ATAN([.G214]/(1+[.F214])))/2)" office:value-type="float" office:value="124782.366143317" calcext:value-type="float">
            <text:p>124782.36614331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40.58" calcext:value-type="float">
            <text:p>1040.58</text:p>
          </table:table-cell>
          <table:table-cell table:style-name="ce1" table:formula="of:=[.A215]*1000000000000*2*PI()" office:value-type="float" office:value="6.53815696694493E+015" calcext:value-type="float">
            <text:p>6.54E+15</text:p>
          </table:table-cell>
          <table:table-cell table:style-name="ce1" table:formula="of:=[.P215]/([.A215]*1000000000000)*1000000" office:value-type="float" office:value="0.288101306963424" calcext:value-type="float">
            <text:p>2.88E-01</text:p>
          </table:table-cell>
          <table:table-cell office:value-type="float" office:value="-6.64456" calcext:value-type="float">
            <text:p>-6.64456</text:p>
          </table:table-cell>
          <table:table-cell office:value-type="float" office:value="6.6196" calcext:value-type="float">
            <text:p>6.6196</text:p>
          </table:table-cell>
          <table:table-cell table:style-name="ce2" table:formula="of:=1-13.8*13.8*1E+030/([.B215]*[.B215]+1/9.3/9.3*1E+030)" office:value-type="float" office:value="-3.45379310108907" calcext:value-type="float">
            <text:p>-3.4537931011</text:p>
          </table:table-cell>
          <table:table-cell table:style-name="ce2" table:formula="of:=13.8*13.8/9.3*1E+045/[.B215]/([.B215]*[.B215]+1/9.3/9.3*1E+030)" office:value-type="float" office:value="0.0732473212878289" calcext:value-type="float">
            <text:p>0.0732473213</text:p>
          </table:table-cell>
          <table:table-cell table:formula="of:=[.B215]/[.P215]" office:value-type="float" office:value="21808944.1294248" calcext:value-type="float">
            <text:p>21808944.1294248</text:p>
          </table:table-cell>
          <table:table-cell table:formula="of:=[.H215]*SQRT(0.5)" office:value-type="float" office:value="15421252.2844348" calcext:value-type="float">
            <text:p>15421252.2844348</text:p>
          </table:table-cell>
          <table:table-cell table:formula="of:=-[.H215]*0.5" office:value-type="float" office:value="-10904472.0647124" calcext:value-type="float">
            <text:p>-10904472.0647124</text:p>
          </table:table-cell>
          <table:table-cell table:formula="of:=[.H215]*SQRT(3)/2" office:value-type="float" office:value="18887099.6457974" calcext:value-type="float">
            <text:p>18887099.6457974</text:p>
          </table:table-cell>
          <table:table-cell table:formula="of:=([.B215]/[.P215])*SQRT(SQRT(([.D215]*[.D215]+[.E215]*[.E215])/((1+[.D215])*(1+[.D215])+[.E215]*[.E215])))*COS((ATAN([.E215]/[.D215])-ATAN([.E215]/(1+[.D215])))/2)" office:value-type="float" office:value="22626307.952515" calcext:value-type="float">
            <text:p>22626307.952515</text:p>
          </table:table-cell>
          <table:table-cell table:style-name="ce2" table:formula="of:=([.B215]/[.P215])*SQRT(SQRT(([.D215]*[.D215]+[.E215]*[.E215])/((1+[.D215])*(1+[.D215])+[.E215]*[.E215])))*SIN((ATAN([.E215]/[.D215])-ATAN([.E215]/(1+[.D215])))/2)" office:value-type="float" office:value="919338.1575378" calcext:value-type="float">
            <text:p>919338.1575378</text:p>
          </table:table-cell>
          <table:table-cell table:formula="of:=([.B215]/[.P215])*SQRT(SQRT(([.F215]*[.F215]+[.G215]*[.G215])/((1+[.F215])*(1+[.F215])+[.G215]*[.G215])))*COS((ATAN([.G215]/[.F215])-ATAN([.G215]/(1+[.F215])))/2)" office:value-type="float" office:value="25870921.4817983" calcext:value-type="float">
            <text:p>25870921.4817983</text:p>
          </table:table-cell>
          <table:table-cell table:style-name="ce2" table:formula="of:=([.B215]/[.P215])*SQRT(SQRT(([.F215]*[.F215]+[.G215]*[.G215])/((1+[.F215])*(1+[.F215])+[.G215]*[.G215])))*SIN((ATAN([.G215]/[.F215])-ATAN([.G215]/(1+[.F215])))/2)" office:value-type="float" office:value="111726.563319392" calcext:value-type="float">
            <text:p>111726.5633193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16.26" calcext:value-type="float">
            <text:p>1016.26</text:p>
          </table:table-cell>
          <table:table-cell table:style-name="ce1" table:formula="of:=[.A216]*1000000000000*2*PI()" office:value-type="float" office:value="6.38534990027433E+015" calcext:value-type="float">
            <text:p>6.39E+15</text:p>
          </table:table-cell>
          <table:table-cell table:style-name="ce1" table:formula="of:=[.P216]/([.A216]*1000000000000)*1000000" office:value-type="float" office:value="0.294995825871332" calcext:value-type="float">
            <text:p>2.95E-01</text:p>
          </table:table-cell>
          <table:table-cell office:value-type="float" office:value="-6.8329" calcext:value-type="float">
            <text:p>-6.8329</text:p>
          </table:table-cell>
          <table:table-cell office:value-type="float" office:value="6.81274" calcext:value-type="float">
            <text:p>6.81274</text:p>
          </table:table-cell>
          <table:table-cell table:style-name="ce2" table:formula="of:=1-13.8*13.8*1E+030/([.B216]*[.B216]+1/9.3/9.3*1E+030)" office:value-type="float" office:value="-3.6694489878318" calcext:value-type="float">
            <text:p>-3.6694489878</text:p>
          </table:table-cell>
          <table:table-cell table:style-name="ce2" table:formula="of:=13.8*13.8/9.3*1E+045/[.B216]/([.B216]*[.B216]+1/9.3/9.3*1E+030)" office:value-type="float" office:value="0.0786317581425884" calcext:value-type="float">
            <text:p>0.0786317581</text:p>
          </table:table-cell>
          <table:table-cell table:formula="of:=[.B216]/[.P216]" office:value-type="float" office:value="21299234.6200862" calcext:value-type="float">
            <text:p>21299234.6200862</text:p>
          </table:table-cell>
          <table:table-cell table:formula="of:=[.H216]*SQRT(0.5)" office:value-type="float" office:value="15060833.2339462" calcext:value-type="float">
            <text:p>15060833.2339462</text:p>
          </table:table-cell>
          <table:table-cell table:formula="of:=-[.H216]*0.5" office:value-type="float" office:value="-10649617.3100431" calcext:value-type="float">
            <text:p>-10649617.3100431</text:p>
          </table:table-cell>
          <table:table-cell table:formula="of:=[.H216]*SQRT(3)/2" office:value-type="float" office:value="18445678.2621596" calcext:value-type="float">
            <text:p>18445678.2621596</text:p>
          </table:table-cell>
          <table:table-cell table:formula="of:=([.B216]/[.P216])*SQRT(SQRT(([.D216]*[.D216]+[.E216]*[.E216])/((1+[.D216])*(1+[.D216])+[.E216]*[.E216])))*COS((ATAN([.E216]/[.D216])-ATAN([.E216]/(1+[.D216])))/2)" office:value-type="float" office:value="22075148.4527295" calcext:value-type="float">
            <text:p>22075148.4527295</text:p>
          </table:table-cell>
          <table:table-cell table:style-name="ce2" table:formula="of:=([.B216]/[.P216])*SQRT(SQRT(([.D216]*[.D216]+[.E216]*[.E216])/((1+[.D216])*(1+[.D216])+[.E216]*[.E216])))*SIN((ATAN([.E216]/[.D216])-ATAN([.E216]/(1+[.D216])))/2)" office:value-type="float" office:value="870291.843052071" calcext:value-type="float">
            <text:p>870291.843052071</text:p>
          </table:table-cell>
          <table:table-cell table:formula="of:=([.B216]/[.P216])*SQRT(SQRT(([.F216]*[.F216]+[.G216]*[.G216])/((1+[.F216])*(1+[.F216])+[.G216]*[.G216])))*COS((ATAN([.G216]/[.F216])-ATAN([.G216]/(1+[.F216])))/2)" office:value-type="float" office:value="24969267.2659873" calcext:value-type="float">
            <text:p>24969267.2659873</text:p>
          </table:table-cell>
          <table:table-cell table:style-name="ce2" table:formula="of:=([.B216]/[.P216])*SQRT(SQRT(([.F216]*[.F216]+[.G216]*[.G216])/((1+[.F216])*(1+[.F216])+[.G216]*[.G216])))*SIN((ATAN([.G216]/[.F216])-ATAN([.G216]/(1+[.F216])))/2)" office:value-type="float" office:value="100154.455958834" calcext:value-type="float">
            <text:p>100154.4559588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92.063" calcext:value-type="float">
            <text:p>992.063</text:p>
          </table:table-cell>
          <table:table-cell table:style-name="ce1" table:formula="of:=[.A217]*1000000000000*2*PI()" office:value-type="float" office:value="6.2333156653965E+015" calcext:value-type="float">
            <text:p>6.23E+15</text:p>
          </table:table-cell>
          <table:table-cell table:style-name="ce1" table:formula="of:=[.P217]/([.A217]*1000000000000)*1000000" office:value-type="float" office:value="0.30219094755071" calcext:value-type="float">
            <text:p>3.02E-01</text:p>
          </table:table-cell>
          <table:table-cell office:value-type="float" office:value="-6.96974" calcext:value-type="float">
            <text:p>-6.96974</text:p>
          </table:table-cell>
          <table:table-cell office:value-type="float" office:value="6.95808" calcext:value-type="float">
            <text:p>6.95808</text:p>
          </table:table-cell>
          <table:table-cell table:style-name="ce2" table:formula="of:=1-13.8*13.8*1E+030/([.B217]*[.B217]+1/9.3/9.3*1E+030)" office:value-type="float" office:value="-3.89993947241001" calcext:value-type="float">
            <text:p>-3.8999394724</text:p>
          </table:table-cell>
          <table:table-cell table:style-name="ce2" table:formula="of:=13.8*13.8/9.3*1E+045/[.B217]/([.B217]*[.B217]+1/9.3/9.3*1E+030)" office:value-type="float" office:value="0.084525674676157" calcext:value-type="float">
            <text:p>0.0845256747</text:p>
          </table:table-cell>
          <table:table-cell table:formula="of:=[.B217]/[.P217]" office:value-type="float" office:value="20792103.0001245" calcext:value-type="float">
            <text:p>20792103.0001245</text:p>
          </table:table-cell>
          <table:table-cell table:formula="of:=[.H217]*SQRT(0.5)" office:value-type="float" office:value="14702237.0265172" calcext:value-type="float">
            <text:p>14702237.0265172</text:p>
          </table:table-cell>
          <table:table-cell table:formula="of:=-[.H217]*0.5" office:value-type="float" office:value="-10396051.5000623" calcext:value-type="float">
            <text:p>-10396051.5000623</text:p>
          </table:table-cell>
          <table:table-cell table:formula="of:=[.H217]*SQRT(3)/2" office:value-type="float" office:value="18006489.3962105" calcext:value-type="float">
            <text:p>18006489.3962105</text:p>
          </table:table-cell>
          <table:table-cell table:formula="of:=([.B217]/[.P217])*SQRT(SQRT(([.D217]*[.D217]+[.E217]*[.E217])/((1+[.D217])*(1+[.D217])+[.E217]*[.E217])))*COS((ATAN([.E217]/[.D217])-ATAN([.E217]/(1+[.D217])))/2)" office:value-type="float" office:value="21533844.5014412" calcext:value-type="float">
            <text:p>21533844.5014412</text:p>
          </table:table-cell>
          <table:table-cell table:style-name="ce2" table:formula="of:=([.B217]/[.P217])*SQRT(SQRT(([.D217]*[.D217]+[.E217]*[.E217])/((1+[.D217])*(1+[.D217])+[.E217]*[.E217])))*SIN((ATAN([.E217]/[.D217])-ATAN([.E217]/(1+[.D217])))/2)" office:value-type="float" office:value="830965.812128314" calcext:value-type="float">
            <text:p>830965.812128314</text:p>
          </table:table-cell>
          <table:table-cell table:formula="of:=([.B217]/[.P217])*SQRT(SQRT(([.F217]*[.F217]+[.G217]*[.G217])/((1+[.F217])*(1+[.F217])+[.G217]*[.G217])))*COS((ATAN([.G217]/[.F217])-ATAN([.G217]/(1+[.F217])))/2)" office:value-type="float" office:value="24109524.4547703" calcext:value-type="float">
            <text:p>24109524.4547703</text:p>
          </table:table-cell>
          <table:table-cell table:style-name="ce2" table:formula="of:=([.B217]/[.P217])*SQRT(SQRT(([.F217]*[.F217]+[.G217]*[.G217])/((1+[.F217])*(1+[.F217])+[.G217]*[.G217])))*SIN((ATAN([.G217]/[.F217])-ATAN([.G217]/(1+[.F217])))/2)" office:value-type="float" office:value="90036.8241684427" calcext:value-type="float">
            <text:p>90036.82416844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67.742" calcext:value-type="float">
            <text:p>967.742</text:p>
          </table:table-cell>
          <table:table-cell table:style-name="ce1" table:formula="of:=[.A218]*1000000000000*2*PI()" office:value-type="float" office:value="6.08050231554059E+015" calcext:value-type="float">
            <text:p>6.08E+15</text:p>
          </table:table-cell>
          <table:table-cell table:style-name="ce1" table:formula="of:=[.P218]/([.A218]*1000000000000)*1000000" office:value-type="float" office:value="0.309785519280965" calcext:value-type="float">
            <text:p>3.10E-01</text:p>
          </table:table-cell>
          <table:table-cell office:value-type="float" office:value="-7.01996" calcext:value-type="float">
            <text:p>-7.01996</text:p>
          </table:table-cell>
          <table:table-cell office:value-type="float" office:value="7.01256" calcext:value-type="float">
            <text:p>7.01256</text:p>
          </table:table-cell>
          <table:table-cell table:style-name="ce2" table:formula="of:=1-13.8*13.8*1E+030/([.B218]*[.B218]+1/9.3/9.3*1E+030)" office:value-type="float" office:value="-4.14924392411272" calcext:value-type="float">
            <text:p>-4.1492439241</text:p>
          </table:table-cell>
          <table:table-cell table:style-name="ce2" table:formula="of:=13.8*13.8/9.3*1E+045/[.B218]/([.B218]*[.B218]+1/9.3/9.3*1E+030)" office:value-type="float" office:value="0.0910586187859195" calcext:value-type="float">
            <text:p>0.0910586188</text:p>
          </table:table-cell>
          <table:table-cell table:formula="of:=[.B218]/[.P218]" office:value-type="float" office:value="20282372.5323357" calcext:value-type="float">
            <text:p>20282372.5323357</text:p>
          </table:table-cell>
          <table:table-cell table:formula="of:=[.H218]*SQRT(0.5)" office:value-type="float" office:value="14341803.1561663" calcext:value-type="float">
            <text:p>14341803.1561663</text:p>
          </table:table-cell>
          <table:table-cell table:formula="of:=-[.H218]*0.5" office:value-type="float" office:value="-10141186.2661678" calcext:value-type="float">
            <text:p>-10141186.2661678</text:p>
          </table:table-cell>
          <table:table-cell table:formula="of:=[.H218]*SQRT(3)/2" office:value-type="float" office:value="17565049.8620224" calcext:value-type="float">
            <text:p>17565049.8620224</text:p>
          </table:table-cell>
          <table:table-cell table:formula="of:=([.B218]/[.P218])*SQRT(SQRT(([.D218]*[.D218]+[.E218]*[.E218])/((1+[.D218])*(1+[.D218])+[.E218]*[.E218])))*COS((ATAN([.E218]/[.D218])-ATAN([.E218]/(1+[.D218])))/2)" office:value-type="float" office:value="21000337.6822108" calcext:value-type="float">
            <text:p>21000337.6822108</text:p>
          </table:table-cell>
          <table:table-cell table:style-name="ce2" table:formula="of:=([.B218]/[.P218])*SQRT(SQRT(([.D218]*[.D218]+[.E218]*[.E218])/((1+[.D218])*(1+[.D218])+[.E218]*[.E218])))*SIN((ATAN([.E218]/[.D218])-ATAN([.E218]/(1+[.D218])))/2)" office:value-type="float" office:value="804116.592106451" calcext:value-type="float">
            <text:p>804116.592106451</text:p>
          </table:table-cell>
          <table:table-cell table:formula="of:=([.B218]/[.P218])*SQRT(SQRT(([.F218]*[.F218]+[.G218]*[.G218])/((1+[.F218])*(1+[.F218])+[.G218]*[.G218])))*COS((ATAN([.G218]/[.F218])-ATAN([.G218]/(1+[.F218])))/2)" office:value-type="float" office:value="23278714.8148072" calcext:value-type="float">
            <text:p>23278714.8148072</text:p>
          </table:table-cell>
          <table:table-cell table:style-name="ce2" table:formula="of:=([.B218]/[.P218])*SQRT(SQRT(([.F218]*[.F218]+[.G218]*[.G218])/((1+[.F218])*(1+[.F218])+[.G218]*[.G218])))*SIN((ATAN([.G218]/[.F218])-ATAN([.G218]/(1+[.F218])))/2)" office:value-type="float" office:value="81057.6549727854" calcext:value-type="float">
            <text:p>81057.65497278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43.693" calcext:value-type="float">
            <text:p>943.693</text:p>
          </table:table-cell>
          <table:table-cell table:style-name="ce1" table:formula="of:=[.A219]*1000000000000*2*PI()" office:value-type="float" office:value="5.92939799208823E+015" calcext:value-type="float">
            <text:p>5.93E+15</text:p>
          </table:table-cell>
          <table:table-cell table:style-name="ce1" table:formula="of:=[.P219]/([.A219]*1000000000000)*1000000" office:value-type="float" office:value="0.317680069683679" calcext:value-type="float">
            <text:p>3.18E-01</text:p>
          </table:table-cell>
          <table:table-cell office:value-type="float" office:value="-7.01082" calcext:value-type="float">
            <text:p>-7.01082</text:p>
          </table:table-cell>
          <table:table-cell office:value-type="float" office:value="7.00672" calcext:value-type="float">
            <text:p>7.00672</text:p>
          </table:table-cell>
          <table:table-cell table:style-name="ce2" table:formula="of:=1-13.8*13.8*1E+030/([.B219]*[.B219]+1/9.3/9.3*1E+030)" office:value-type="float" office:value="-4.41494649414728" calcext:value-type="float">
            <text:p>-4.4149464941</text:p>
          </table:table-cell>
          <table:table-cell table:style-name="ce2" table:formula="of:=13.8*13.8/9.3*1E+045/[.B219]/([.B219]*[.B219]+1/9.3/9.3*1E+030)" office:value-type="float" office:value="0.0981975424782665" calcext:value-type="float">
            <text:p>0.0981975425</text:p>
          </table:table-cell>
          <table:table-cell table:formula="of:=[.B219]/[.P219]" office:value-type="float" office:value="19778342.7630065" calcext:value-type="float">
            <text:p>19778342.7630065</text:p>
          </table:table-cell>
          <table:table-cell table:formula="of:=[.H219]*SQRT(0.5)" office:value-type="float" office:value="13985400.2883538" calcext:value-type="float">
            <text:p>13985400.2883538</text:p>
          </table:table-cell>
          <table:table-cell table:formula="of:=-[.H219]*0.5" office:value-type="float" office:value="-9889171.38150325" calcext:value-type="float">
            <text:p>-9889171.38150325</text:p>
          </table:table-cell>
          <table:table-cell table:formula="of:=[.H219]*SQRT(3)/2" office:value-type="float" office:value="17128547.2775197" calcext:value-type="float">
            <text:p>17128547.2775197</text:p>
          </table:table-cell>
          <table:table-cell table:formula="of:=([.B219]/[.P219])*SQRT(SQRT(([.D219]*[.D219]+[.E219]*[.E219])/((1+[.D219])*(1+[.D219])+[.E219]*[.E219])))*COS((ATAN([.E219]/[.D219])-ATAN([.E219]/(1+[.D219])))/2)" office:value-type="float" office:value="20478998.6685768" calcext:value-type="float">
            <text:p>20478998.6685768</text:p>
          </table:table-cell>
          <table:table-cell table:style-name="ce2" table:formula="of:=([.B219]/[.P219])*SQRT(SQRT(([.D219]*[.D219]+[.E219]*[.E219])/((1+[.D219])*(1+[.D219])+[.E219]*[.E219])))*SIN((ATAN([.E219]/[.D219])-ATAN([.E219]/(1+[.D219])))/2)" office:value-type="float" office:value="785223.90811501" calcext:value-type="float">
            <text:p>785223.90811501</text:p>
          </table:table-cell>
          <table:table-cell table:formula="of:=([.B219]/[.P219])*SQRT(SQRT(([.F219]*[.F219]+[.G219]*[.G219])/((1+[.F219])*(1+[.F219])+[.G219]*[.G219])))*COS((ATAN([.G219]/[.F219])-ATAN([.G219]/(1+[.F219])))/2)" office:value-type="float" office:value="22486524.1917051" calcext:value-type="float">
            <text:p>22486524.1917051</text:p>
          </table:table-cell>
          <table:table-cell table:style-name="ce2" table:formula="of:=([.B219]/[.P219])*SQRT(SQRT(([.F219]*[.F219]+[.G219]*[.G219])/((1+[.F219])*(1+[.F219])+[.G219]*[.G219])))*SIN((ATAN([.G219]/[.F219])-ATAN([.G219]/(1+[.F219])))/2)" office:value-type="float" office:value="73181.5039793677" calcext:value-type="float">
            <text:p>73181.503979367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19.399" calcext:value-type="float">
            <text:p>919.399</text:p>
          </table:table-cell>
          <table:table-cell table:style-name="ce1" table:formula="of:=[.A220]*1000000000000*2*PI()" office:value-type="float" office:value="5.7767542882356E+015" calcext:value-type="float">
            <text:p>5.78E+15</text:p>
          </table:table-cell>
          <table:table-cell table:style-name="ce1" table:formula="of:=[.P220]/([.A220]*1000000000000)*1000000" office:value-type="float" office:value="0.326074379023688" calcext:value-type="float">
            <text:p>3.26E-01</text:p>
          </table:table-cell>
          <table:table-cell office:value-type="float" office:value="-6.85386" calcext:value-type="float">
            <text:p>-6.85386</text:p>
          </table:table-cell>
          <table:table-cell office:value-type="float" office:value="6.85094" calcext:value-type="float">
            <text:p>6.85094</text:p>
          </table:table-cell>
          <table:table-cell table:style-name="ce2" table:formula="of:=1-13.8*13.8*1E+030/([.B220]*[.B220]+1/9.3/9.3*1E+030)" office:value-type="float" office:value="-4.70479362087543" calcext:value-type="float">
            <text:p>-4.7047936209</text:p>
          </table:table-cell>
          <table:table-cell table:style-name="ce2" table:formula="of:=13.8*13.8/9.3*1E+045/[.B220]/([.B220]*[.B220]+1/9.3/9.3*1E+030)" office:value-type="float" office:value="0.106187426070825" calcext:value-type="float">
            <text:p>0.1061874261</text:p>
          </table:table-cell>
          <table:table-cell table:formula="of:=[.B220]/[.P220]" office:value-type="float" office:value="19269178.1733735" calcext:value-type="float">
            <text:p>19269178.1733735</text:p>
          </table:table-cell>
          <table:table-cell table:formula="of:=[.H220]*SQRT(0.5)" office:value-type="float" office:value="13625366.5542842" calcext:value-type="float">
            <text:p>13625366.5542842</text:p>
          </table:table-cell>
          <table:table-cell table:formula="of:=-[.H220]*0.5" office:value-type="float" office:value="-9634589.08668676" calcext:value-type="float">
            <text:p>-9634589.08668676</text:p>
          </table:table-cell>
          <table:table-cell table:formula="of:=[.H220]*SQRT(3)/2" office:value-type="float" office:value="16687597.8081901" calcext:value-type="float">
            <text:p>16687597.8081901</text:p>
          </table:table-cell>
          <table:table-cell table:formula="of:=([.B220]/[.P220])*SQRT(SQRT(([.D220]*[.D220]+[.E220]*[.E220])/((1+[.D220])*(1+[.D220])+[.E220]*[.E220])))*COS((ATAN([.E220]/[.D220])-ATAN([.E220]/(1+[.D220])))/2)" office:value-type="float" office:value="19967057.0671657" calcext:value-type="float">
            <text:p>19967057.0671657</text:p>
          </table:table-cell>
          <table:table-cell table:style-name="ce2" table:formula="of:=([.B220]/[.P220])*SQRT(SQRT(([.D220]*[.D220]+[.E220]*[.E220])/((1+[.D220])*(1+[.D220])+[.E220]*[.E220])))*SIN((ATAN([.E220]/[.D220])-ATAN([.E220]/(1+[.D220])))/2)" office:value-type="float" office:value="784440.705276445" calcext:value-type="float">
            <text:p>784440.705276445</text:p>
          </table:table-cell>
          <table:table-cell table:formula="of:=([.B220]/[.P220])*SQRT(SQRT(([.F220]*[.F220]+[.G220]*[.G220])/((1+[.F220])*(1+[.F220])+[.G220]*[.G220])))*COS((ATAN([.G220]/[.F220])-ATAN([.G220]/(1+[.F220])))/2)" office:value-type="float" office:value="21712788.1155185" calcext:value-type="float">
            <text:p>21712788.1155185</text:p>
          </table:table-cell>
          <table:table-cell table:style-name="ce2" table:formula="of:=([.B220]/[.P220])*SQRT(SQRT(([.F220]*[.F220]+[.G220]*[.G220])/((1+[.F220])*(1+[.F220])+[.G220]*[.G220])))*SIN((ATAN([.G220]/[.F220])-ATAN([.G220]/(1+[.F220])))/2)" office:value-type="float" office:value="66095.092284533" calcext:value-type="float">
            <text:p>66095.09228453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95.255" calcext:value-type="float">
            <text:p>895.255</text:p>
          </table:table-cell>
          <table:table-cell table:style-name="ce1" table:formula="of:=[.A221]*1000000000000*2*PI()" office:value-type="float" office:value="5.62505306217906E+015" calcext:value-type="float">
            <text:p>5.63E+15</text:p>
          </table:table-cell>
          <table:table-cell table:style-name="ce1" table:formula="of:=[.P221]/([.A221]*1000000000000)*1000000" office:value-type="float" office:value="0.334868230839258" calcext:value-type="float">
            <text:p>3.35E-01</text:p>
          </table:table-cell>
          <table:table-cell office:value-type="float" office:value="-6.6924" calcext:value-type="float">
            <text:p>-6.6924</text:p>
          </table:table-cell>
          <table:table-cell office:value-type="float" office:value="6.68856" calcext:value-type="float">
            <text:p>6.68856</text:p>
          </table:table-cell>
          <table:table-cell table:style-name="ce2" table:formula="of:=1-13.8*13.8*1E+030/([.B221]*[.B221]+1/9.3/9.3*1E+030)" office:value-type="float" office:value="-5.01653238794262" calcext:value-type="float">
            <text:p>-5.0165323879</text:p>
          </table:table-cell>
          <table:table-cell table:style-name="ce2" table:formula="of:=13.8*13.8/9.3*1E+045/[.B221]/([.B221]*[.B221]+1/9.3/9.3*1E+030)" office:value-type="float" office:value="0.115010286888712" calcext:value-type="float">
            <text:p>0.1150102869</text:p>
          </table:table-cell>
          <table:table-cell table:formula="of:=[.B221]/[.P221]" office:value-type="float" office:value="18763157.3512735" calcext:value-type="float">
            <text:p>18763157.3512735</text:p>
          </table:table-cell>
          <table:table-cell table:formula="of:=[.H221]*SQRT(0.5)" office:value-type="float" office:value="13267555.7995557" calcext:value-type="float">
            <text:p>13267555.7995557</text:p>
          </table:table-cell>
          <table:table-cell table:formula="of:=-[.H221]*0.5" office:value-type="float" office:value="-9381578.67563676" calcext:value-type="float">
            <text:p>-9381578.67563676</text:p>
          </table:table-cell>
          <table:table-cell table:formula="of:=[.H221]*SQRT(3)/2" office:value-type="float" office:value="16249370.9214076" calcext:value-type="float">
            <text:p>16249370.9214076</text:p>
          </table:table-cell>
          <table:table-cell table:formula="of:=([.B221]/[.P221])*SQRT(SQRT(([.D221]*[.D221]+[.E221]*[.E221])/((1+[.D221])*(1+[.D221])+[.E221]*[.E221])))*COS((ATAN([.E221]/[.D221])-ATAN([.E221]/(1+[.D221])))/2)" office:value-type="float" office:value="19458944.3678445" calcext:value-type="float">
            <text:p>19458944.3678445</text:p>
          </table:table-cell>
          <table:table-cell table:style-name="ce2" table:formula="of:=([.B221]/[.P221])*SQRT(SQRT(([.D221]*[.D221]+[.E221]*[.E221])/((1+[.D221])*(1+[.D221])+[.E221]*[.E221])))*SIN((ATAN([.E221]/[.D221])-ATAN([.E221]/(1+[.D221])))/2)" office:value-type="float" office:value="784357.655368412" calcext:value-type="float">
            <text:p>784357.655368412</text:p>
          </table:table-cell>
          <table:table-cell table:formula="of:=([.B221]/[.P221])*SQRT(SQRT(([.F221]*[.F221]+[.G221]*[.G221])/((1+[.F221])*(1+[.F221])+[.G221]*[.G221])))*COS((ATAN([.G221]/[.F221])-ATAN([.G221]/(1+[.F221])))/2)" office:value-type="float" office:value="20967584.1920365" calcext:value-type="float">
            <text:p>20967584.1920365</text:p>
          </table:table-cell>
          <table:table-cell table:style-name="ce2" table:formula="of:=([.B221]/[.P221])*SQRT(SQRT(([.F221]*[.F221]+[.G221]*[.G221])/((1+[.F221])*(1+[.F221])+[.G221]*[.G221])))*SIN((ATAN([.G221]/[.F221])-ATAN([.G221]/(1+[.F221])))/2)" office:value-type="float" office:value="59801.4411262716" calcext:value-type="float">
            <text:p>59801.441126271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71.08" calcext:value-type="float">
            <text:p>871.08</text:p>
          </table:table-cell>
          <table:table-cell table:style-name="ce1" table:formula="of:=[.A222]*1000000000000*2*PI()" office:value-type="float" office:value="5.47315705737799E+015" calcext:value-type="float">
            <text:p>5.47E+15</text:p>
          </table:table-cell>
          <table:table-cell table:style-name="ce1" table:formula="of:=[.P222]/([.A222]*1000000000000)*1000000" office:value-type="float" office:value="0.344161796849887" calcext:value-type="float">
            <text:p>3.44E-01</text:p>
          </table:table-cell>
          <table:table-cell office:value-type="float" office:value="-6.52647" calcext:value-type="float">
            <text:p>-6.52647</text:p>
          </table:table-cell>
          <table:table-cell office:value-type="float" office:value="6.52007" calcext:value-type="float">
            <text:p>6.52007</text:p>
          </table:table-cell>
          <table:table-cell table:style-name="ce2" table:formula="of:=1-13.8*13.8*1E+030/([.B222]*[.B222]+1/9.3/9.3*1E+030)" office:value-type="float" office:value="-5.35498832539872" calcext:value-type="float">
            <text:p>-5.3549883254</text:p>
          </table:table-cell>
          <table:table-cell table:style-name="ce2" table:formula="of:=13.8*13.8/9.3*1E+045/[.B222]/([.B222]*[.B222]+1/9.3/9.3*1E+030)" office:value-type="float" office:value="0.124851538305247" calcext:value-type="float">
            <text:p>0.1248515383</text:p>
          </table:table-cell>
          <table:table-cell table:formula="of:=[.B222]/[.P222]" office:value-type="float" office:value="18256486.8172167" calcext:value-type="float">
            <text:p>18256486.8172167</text:p>
          </table:table-cell>
          <table:table-cell table:formula="of:=[.H222]*SQRT(0.5)" office:value-type="float" office:value="12909285.6290967" calcext:value-type="float">
            <text:p>12909285.6290967</text:p>
          </table:table-cell>
          <table:table-cell table:formula="of:=-[.H222]*0.5" office:value-type="float" office:value="-9128243.40860835" calcext:value-type="float">
            <text:p>-9128243.40860835</text:p>
          </table:table-cell>
          <table:table-cell table:formula="of:=[.H222]*SQRT(3)/2" office:value-type="float" office:value="15810581.3675654" calcext:value-type="float">
            <text:p>15810581.3675654</text:p>
          </table:table-cell>
          <table:table-cell table:formula="of:=([.B222]/[.P222])*SQRT(SQRT(([.D222]*[.D222]+[.E222]*[.E222])/((1+[.D222])*(1+[.D222])+[.E222]*[.E222])))*COS((ATAN([.E222]/[.D222])-ATAN([.E222]/(1+[.D222])))/2)" office:value-type="float" office:value="18950709.5754121" calcext:value-type="float">
            <text:p>18950709.5754121</text:p>
          </table:table-cell>
          <table:table-cell table:style-name="ce2" table:formula="of:=([.B222]/[.P222])*SQRT(SQRT(([.D222]*[.D222]+[.E222]*[.E222])/((1+[.D222])*(1+[.D222])+[.E222]*[.E222])))*SIN((ATAN([.E222]/[.D222])-ATAN([.E222]/(1+[.D222])))/2)" office:value-type="float" office:value="784859.747619365" calcext:value-type="float">
            <text:p>784859.747619365</text:p>
          </table:table-cell>
          <table:table-cell table:formula="of:=([.B222]/[.P222])*SQRT(SQRT(([.F222]*[.F222]+[.G222]*[.G222])/((1+[.F222])*(1+[.F222])+[.G222]*[.G222])))*COS((ATAN([.G222]/[.F222])-ATAN([.G222]/(1+[.F222])))/2)" office:value-type="float" office:value="20242829.8705507" calcext:value-type="float">
            <text:p>20242829.8705507</text:p>
          </table:table-cell>
          <table:table-cell table:style-name="ce2" table:formula="of:=([.B222]/[.P222])*SQRT(SQRT(([.F222]*[.F222]+[.G222]*[.G222])/((1+[.F222])*(1+[.F222])+[.G222]*[.G222])))*SIN((ATAN([.G222]/[.F222])-ATAN([.G222]/(1+[.F222])))/2)" office:value-type="float" office:value="54149.731391841" calcext:value-type="float">
            <text:p>54149.7313918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46.979" calcext:value-type="float">
            <text:p>846.979</text:p>
          </table:table-cell>
          <table:table-cell table:style-name="ce1" table:formula="of:=[.A223]*1000000000000*2*PI()" office:value-type="float" office:value="5.32172600828966E+015" calcext:value-type="float">
            <text:p>5.32E+15</text:p>
          </table:table-cell>
          <table:table-cell table:style-name="ce1" table:formula="of:=[.P223]/([.A223]*1000000000000)*1000000" office:value-type="float" office:value="0.353955007148938" calcext:value-type="float">
            <text:p>3.54E-01</text:p>
          </table:table-cell>
          <table:table-cell office:value-type="float" office:value="-6.4427" calcext:value-type="float">
            <text:p>-6.4427</text:p>
          </table:table-cell>
          <table:table-cell office:value-type="float" office:value="6.43104" calcext:value-type="float">
            <text:p>6.43104</text:p>
          </table:table-cell>
          <table:table-cell table:style-name="ce2" table:formula="of:=1-13.8*13.8*1E+030/([.B223]*[.B223]+1/9.3/9.3*1E+030)" office:value-type="float" office:value="-5.72164985243949" calcext:value-type="float">
            <text:p>-5.7216498524</text:p>
          </table:table-cell>
          <table:table-cell table:style-name="ce2" table:formula="of:=13.8*13.8/9.3*1E+045/[.B223]/([.B223]*[.B223]+1/9.3/9.3*1E+030)" office:value-type="float" office:value="0.135812713304587" calcext:value-type="float">
            <text:p>0.1358127133</text:p>
          </table:table-cell>
          <table:table-cell table:formula="of:=[.B223]/[.P223]" office:value-type="float" office:value="17751367.2084761" calcext:value-type="float">
            <text:p>17751367.2084761</text:p>
          </table:table-cell>
          <table:table-cell table:formula="of:=[.H223]*SQRT(0.5)" office:value-type="float" office:value="12552112.128446" calcext:value-type="float">
            <text:p>12552112.128446</text:p>
          </table:table-cell>
          <table:table-cell table:formula="of:=-[.H223]*0.5" office:value-type="float" office:value="-8875683.60423807" calcext:value-type="float">
            <text:p>-8875683.60423807</text:p>
          </table:table-cell>
          <table:table-cell table:formula="of:=[.H223]*SQRT(3)/2" office:value-type="float" office:value="15373134.9544464" calcext:value-type="float">
            <text:p>15373134.9544464</text:p>
          </table:table-cell>
          <table:table-cell table:formula="of:=([.B223]/[.P223])*SQRT(SQRT(([.D223]*[.D223]+[.E223]*[.E223])/((1+[.D223])*(1+[.D223])+[.E223]*[.E223])))*COS((ATAN([.E223]/[.D223])-ATAN([.E223]/(1+[.D223])))/2)" office:value-type="float" office:value="18435635.8316727" calcext:value-type="float">
            <text:p>18435635.8316727</text:p>
          </table:table-cell>
          <table:table-cell table:style-name="ce2" table:formula="of:=([.B223]/[.P223])*SQRT(SQRT(([.D223]*[.D223]+[.E223]*[.E223])/((1+[.D223])*(1+[.D223])+[.E223]*[.E223])))*SIN((ATAN([.E223]/[.D223])-ATAN([.E223]/(1+[.D223])))/2)" office:value-type="float" office:value="774306.693710818" calcext:value-type="float">
            <text:p>774306.693710818</text:p>
          </table:table-cell>
          <table:table-cell table:formula="of:=([.B223]/[.P223])*SQRT(SQRT(([.F223]*[.F223]+[.G223]*[.G223])/((1+[.F223])*(1+[.F223])+[.G223]*[.G223])))*COS((ATAN([.G223]/[.F223])-ATAN([.G223]/(1+[.F223])))/2)" office:value-type="float" office:value="19539594.722098" calcext:value-type="float">
            <text:p>19539594.722098</text:p>
          </table:table-cell>
          <table:table-cell table:style-name="ce2" table:formula="of:=([.B223]/[.P223])*SQRT(SQRT(([.F223]*[.F223]+[.G223]*[.G223])/((1+[.F223])*(1+[.F223])+[.G223]*[.G223])))*SIN((ATAN([.G223]/[.F223])-ATAN([.G223]/(1+[.F223])))/2)" office:value-type="float" office:value="49080.8156008387" calcext:value-type="float">
            <text:p>49080.815600838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22.594" calcext:value-type="float">
            <text:p>822.594</text:p>
          </table:table-cell>
          <table:table-cell table:style-name="ce1" table:formula="of:=[.A224]*1000000000000*2*PI()" office:value-type="float" office:value="5.16851053457409E+015" calcext:value-type="float">
            <text:p>5.17E+15</text:p>
          </table:table-cell>
          <table:table-cell table:style-name="ce1" table:formula="of:=[.P224]/([.A224]*1000000000000)*1000000" office:value-type="float" office:value="0.364447659477215" calcext:value-type="float">
            <text:p>3.64E-01</text:p>
          </table:table-cell>
          <table:table-cell office:value-type="float" office:value="-6.4117" calcext:value-type="float">
            <text:p>-6.4117</text:p>
          </table:table-cell>
          <table:table-cell office:value-type="float" office:value="6.39038" calcext:value-type="float">
            <text:p>6.39038</text:p>
          </table:table-cell>
          <table:table-cell table:style-name="ce2" table:formula="of:=1-13.8*13.8*1E+030/([.B224]*[.B224]+1/9.3/9.3*1E+030)" office:value-type="float" office:value="-6.12589522216408" calcext:value-type="float">
            <text:p>-6.1258952222</text:p>
          </table:table-cell>
          <table:table-cell table:style-name="ce2" table:formula="of:=13.8*13.8/9.3*1E+045/[.B224]/([.B224]*[.B224]+1/9.3/9.3*1E+030)" office:value-type="float" office:value="0.148248762884442" calcext:value-type="float">
            <text:p>0.1482487629</text:p>
          </table:table-cell>
          <table:table-cell table:formula="of:=[.B224]/[.P224]" office:value-type="float" office:value="17240295.3998732" calcext:value-type="float">
            <text:p>17240295.3998732</text:p>
          </table:table-cell>
          <table:table-cell table:formula="of:=[.H224]*SQRT(0.5)" office:value-type="float" office:value="12190729.7869096" calcext:value-type="float">
            <text:p>12190729.7869096</text:p>
          </table:table-cell>
          <table:table-cell table:formula="of:=-[.H224]*0.5" office:value-type="float" office:value="-8620147.69993662" calcext:value-type="float">
            <text:p>-8620147.69993662</text:p>
          </table:table-cell>
          <table:table-cell table:formula="of:=[.H224]*SQRT(3)/2" office:value-type="float" office:value="14930533.7850382" calcext:value-type="float">
            <text:p>14930533.7850382</text:p>
          </table:table-cell>
          <table:table-cell table:formula="of:=([.B224]/[.P224])*SQRT(SQRT(([.D224]*[.D224]+[.E224]*[.E224])/((1+[.D224])*(1+[.D224])+[.E224]*[.E224])))*COS((ATAN([.E224]/[.D224])-ATAN([.E224]/(1+[.D224])))/2)" office:value-type="float" office:value="17909156.2796781" calcext:value-type="float">
            <text:p>17909156.2796781</text:p>
          </table:table-cell>
          <table:table-cell table:style-name="ce2" table:formula="of:=([.B224]/[.P224])*SQRT(SQRT(([.D224]*[.D224]+[.E224]*[.E224])/((1+[.D224])*(1+[.D224])+[.E224]*[.E224])))*SIN((ATAN([.E224]/[.D224])-ATAN([.E224]/(1+[.D224])))/2)" office:value-type="float" office:value="756219.151426514" calcext:value-type="float">
            <text:p>756219.151426514</text:p>
          </table:table-cell>
          <table:table-cell table:formula="of:=([.B224]/[.P224])*SQRT(SQRT(([.F224]*[.F224]+[.G224]*[.G224])/((1+[.F224])*(1+[.F224])+[.G224]*[.G224])))*COS((ATAN([.G224]/[.F224])-ATAN([.G224]/(1+[.F224])))/2)" office:value-type="float" office:value="18845870.5488287" calcext:value-type="float">
            <text:p>18845870.5488287</text:p>
          </table:table-cell>
          <table:table-cell table:style-name="ce2" table:formula="of:=([.B224]/[.P224])*SQRT(SQRT(([.F224]*[.F224]+[.G224]*[.G224])/((1+[.F224])*(1+[.F224])+[.G224]*[.G224])))*SIN((ATAN([.G224]/[.F224])-ATAN([.G224]/(1+[.F224])))/2)" office:value-type="float" office:value="44456.1366940139" calcext:value-type="float">
            <text:p>44456.136694013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98.509" calcext:value-type="float">
            <text:p>798.509</text:p>
          </table:table-cell>
          <table:table-cell table:style-name="ce1" table:formula="of:=[.A225]*1000000000000*2*PI()" office:value-type="float" office:value="5.01718001645066E+015" calcext:value-type="float">
            <text:p>5.02E+15</text:p>
          </table:table-cell>
          <table:table-cell table:style-name="ce1" table:formula="of:=[.P225]/([.A225]*1000000000000)*1000000" office:value-type="float" office:value="0.375440299357928" calcext:value-type="float">
            <text:p>3.75E-01</text:p>
          </table:table-cell>
          <table:table-cell office:value-type="float" office:value="-6.50925" calcext:value-type="float">
            <text:p>-6.50925</text:p>
          </table:table-cell>
          <table:table-cell office:value-type="float" office:value="6.46515" calcext:value-type="float">
            <text:p>6.46515</text:p>
          </table:table-cell>
          <table:table-cell table:style-name="ce2" table:formula="of:=1-13.8*13.8*1E+030/([.B225]*[.B225]+1/9.3/9.3*1E+030)" office:value-type="float" office:value="-6.56204698031702" calcext:value-type="float">
            <text:p>-6.5620469803</text:p>
          </table:table-cell>
          <table:table-cell table:style-name="ce2" table:formula="of:=13.8*13.8/9.3*1E+045/[.B225]/([.B225]*[.B225]+1/9.3/9.3*1E+030)" office:value-type="float" office:value="0.162067800746786" calcext:value-type="float">
            <text:p>0.1620678007</text:p>
          </table:table-cell>
          <table:table-cell table:formula="of:=[.B225]/[.P225]" office:value-type="float" office:value="16735511.1263361" calcext:value-type="float">
            <text:p>16735511.1263361</text:p>
          </table:table-cell>
          <table:table-cell table:formula="of:=[.H225]*SQRT(0.5)" office:value-type="float" office:value="11833793.4040552" calcext:value-type="float">
            <text:p>11833793.4040552</text:p>
          </table:table-cell>
          <table:table-cell table:formula="of:=-[.H225]*0.5" office:value-type="float" office:value="-8367755.56316807" calcext:value-type="float">
            <text:p>-8367755.56316807</text:p>
          </table:table-cell>
          <table:table-cell table:formula="of:=[.H225]*SQRT(3)/2" office:value-type="float" office:value="14493377.7807242" calcext:value-type="float">
            <text:p>14493377.7807242</text:p>
          </table:table-cell>
          <table:table-cell table:formula="of:=([.B225]/[.P225])*SQRT(SQRT(([.D225]*[.D225]+[.E225]*[.E225])/((1+[.D225])*(1+[.D225])+[.E225]*[.E225])))*COS((ATAN([.E225]/[.D225])-ATAN([.E225]/(1+[.D225])))/2)" office:value-type="float" office:value="17377715.1930636" calcext:value-type="float">
            <text:p>17377715.1930636</text:p>
          </table:table-cell>
          <table:table-cell table:style-name="ce2" table:formula="of:=([.B225]/[.P225])*SQRT(SQRT(([.D225]*[.D225]+[.E225]*[.E225])/((1+[.D225])*(1+[.D225])+[.E225]*[.E225])))*SIN((ATAN([.E225]/[.D225])-ATAN([.E225]/(1+[.D225])))/2)" office:value-type="float" office:value="722100.358261573" calcext:value-type="float">
            <text:p>722100.358261573</text:p>
          </table:table-cell>
          <table:table-cell table:formula="of:=([.B225]/[.P225])*SQRT(SQRT(([.F225]*[.F225]+[.G225]*[.G225])/((1+[.F225])*(1+[.F225])+[.G225]*[.G225])))*COS((ATAN([.G225]/[.F225])-ATAN([.G225]/(1+[.F225])))/2)" office:value-type="float" office:value="18176669.7785851" calcext:value-type="float">
            <text:p>18176669.7785851</text:p>
          </table:table-cell>
          <table:table-cell table:style-name="ce2" table:formula="of:=([.B225]/[.P225])*SQRT(SQRT(([.F225]*[.F225]+[.G225]*[.G225])/((1+[.F225])*(1+[.F225])+[.G225]*[.G225])))*SIN((ATAN([.G225]/[.F225])-ATAN([.G225]/(1+[.F225])))/2)" office:value-type="float" office:value="40326.6836441969" calcext:value-type="float">
            <text:p>40326.683644196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74.194" calcext:value-type="float">
            <text:p>774.194</text:p>
          </table:table-cell>
          <table:table-cell table:style-name="ce1" table:formula="of:=[.A226]*1000000000000*2*PI()" office:value-type="float" office:value="4.86440436570659E+015" calcext:value-type="float">
            <text:p>4.86E+15</text:p>
          </table:table-cell>
          <table:table-cell table:style-name="ce1" table:formula="of:=[.P226]/([.A226]*1000000000000)*1000000" office:value-type="float" office:value="0.387231699031509" calcext:value-type="float">
            <text:p>3.87E-01</text:p>
          </table:table-cell>
          <table:table-cell office:value-type="float" office:value="-6.55037" calcext:value-type="float">
            <text:p>-6.55037</text:p>
          </table:table-cell>
          <table:table-cell office:value-type="float" office:value="6.48173" calcext:value-type="float">
            <text:p>6.48173</text:p>
          </table:table-cell>
          <table:table-cell table:style-name="ce2" table:formula="of:=1-13.8*13.8*1E+030/([.B226]*[.B226]+1/9.3/9.3*1E+030)" office:value-type="float" office:value="-7.04427073806837" calcext:value-type="float">
            <text:p>-7.0442707381</text:p>
          </table:table-cell>
          <table:table-cell table:style-name="ce2" table:formula="of:=13.8*13.8/9.3*1E+045/[.B226]/([.B226]*[.B226]+1/9.3/9.3*1E+030)" office:value-type="float" office:value="0.177817320097268" calcext:value-type="float">
            <text:p>0.1778173201</text:p>
          </table:table-cell>
          <table:table-cell table:formula="of:=[.B226]/[.P226]" office:value-type="float" office:value="16225906.4092486" calcext:value-type="float">
            <text:p>16225906.4092486</text:p>
          </table:table-cell>
          <table:table-cell table:formula="of:=[.H226]*SQRT(0.5)" office:value-type="float" office:value="11473448.4528779" calcext:value-type="float">
            <text:p>11473448.4528779</text:p>
          </table:table-cell>
          <table:table-cell table:formula="of:=-[.H226]*0.5" office:value-type="float" office:value="-8112953.2046243" calcext:value-type="float">
            <text:p>-8112953.2046243</text:p>
          </table:table-cell>
          <table:table-cell table:formula="of:=[.H226]*SQRT(3)/2" office:value-type="float" office:value="14052047.149838" calcext:value-type="float">
            <text:p>14052047.149838</text:p>
          </table:table-cell>
          <table:table-cell table:formula="of:=([.B226]/[.P226])*SQRT(SQRT(([.D226]*[.D226]+[.E226]*[.E226])/((1+[.D226])*(1+[.D226])+[.E226]*[.E226])))*COS((ATAN([.E226]/[.D226])-ATAN([.E226]/(1+[.D226])))/2)" office:value-type="float" office:value="16847291.6865276" calcext:value-type="float">
            <text:p>16847291.6865276</text:p>
          </table:table-cell>
          <table:table-cell table:style-name="ce2" table:formula="of:=([.B226]/[.P226])*SQRT(SQRT(([.D226]*[.D226]+[.E226]*[.E226])/((1+[.D226])*(1+[.D226])+[.E226]*[.E226])))*SIN((ATAN([.E226]/[.D226])-ATAN([.E226]/(1+[.D226])))/2)" office:value-type="float" office:value="695506.988445437" calcext:value-type="float">
            <text:p>695506.988445437</text:p>
          </table:table-cell>
          <table:table-cell table:formula="of:=([.B226]/[.P226])*SQRT(SQRT(([.F226]*[.F226]+[.G226]*[.G226])/((1+[.F226])*(1+[.F226])+[.G226]*[.G226])))*COS((ATAN([.G226]/[.F226])-ATAN([.G226]/(1+[.F226])))/2)" office:value-type="float" office:value="17515773.4330486" calcext:value-type="float">
            <text:p>17515773.4330486</text:p>
          </table:table-cell>
          <table:table-cell table:style-name="ce2" table:formula="of:=([.B226]/[.P226])*SQRT(SQRT(([.F226]*[.F226]+[.G226]*[.G226])/((1+[.F226])*(1+[.F226])+[.G226]*[.G226])))*SIN((ATAN([.G226]/[.F226])-ATAN([.G226]/(1+[.F226])))/2)" office:value-type="float" office:value="36548.4654775957" calcext:value-type="float">
            <text:p>36548.465477595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1" table:formula="of:=[.A227]*1000000000000*2*PI()" office:value-type="float" office:value="4.71238898038469E+015" calcext:value-type="float">
            <text:p>4.71E+15</text:p>
          </table:table-cell>
          <table:table-cell table:style-name="ce1" table:formula="of:=[.P227]/([.A227]*1000000000000)*1000000" office:value-type="float" office:value="0.399723277333333" calcext:value-type="float">
            <text:p>4.00E-01</text:p>
          </table:table-cell>
          <table:table-cell office:value-type="float" office:value="-6.5749" calcext:value-type="float">
            <text:p>-6.5749</text:p>
          </table:table-cell>
          <table:table-cell office:value-type="float" office:value="6.4861" calcext:value-type="float">
            <text:p>6.4861</text:p>
          </table:table-cell>
          <table:table-cell table:style-name="ce2" table:formula="of:=1-13.8*13.8*1E+030/([.B227]*[.B227]+1/9.3/9.3*1E+030)" office:value-type="float" office:value="-7.57136224242387" calcext:value-type="float">
            <text:p>-7.5713622424</text:p>
          </table:table-cell>
          <table:table-cell table:style-name="ce2" table:formula="of:=13.8*13.8/9.3*1E+045/[.B227]/([.B227]*[.B227]+1/9.3/9.3*1E+030)" office:value-type="float" office:value="0.195580597836988" calcext:value-type="float">
            <text:p>0.1955805978</text:p>
          </table:table-cell>
          <table:table-cell table:formula="of:=[.B227]/[.P227]" office:value-type="float" office:value="15718837.6646376" calcext:value-type="float">
            <text:p>15718837.6646376</text:p>
          </table:table-cell>
          <table:table-cell table:formula="of:=[.H227]*SQRT(0.5)" office:value-type="float" office:value="11114896.7050358" calcext:value-type="float">
            <text:p>11114896.7050358</text:p>
          </table:table-cell>
          <table:table-cell table:formula="of:=-[.H227]*0.5" office:value-type="float" office:value="-7859418.83231881" calcext:value-type="float">
            <text:p>-7859418.83231881</text:p>
          </table:table-cell>
          <table:table-cell table:formula="of:=[.H227]*SQRT(3)/2" office:value-type="float" office:value="13612912.7355398" calcext:value-type="float">
            <text:p>13612912.7355398</text:p>
          </table:table-cell>
          <table:table-cell table:formula="of:=([.B227]/[.P227])*SQRT(SQRT(([.D227]*[.D227]+[.E227]*[.E227])/((1+[.D227])*(1+[.D227])+[.E227]*[.E227])))*COS((ATAN([.E227]/[.D227])-ATAN([.E227]/(1+[.D227])))/2)" office:value-type="float" office:value="16320637.0462202" calcext:value-type="float">
            <text:p>16320637.0462202</text:p>
          </table:table-cell>
          <table:table-cell table:style-name="ce2" table:formula="of:=([.B227]/[.P227])*SQRT(SQRT(([.D227]*[.D227]+[.E227]*[.E227])/((1+[.D227])*(1+[.D227])+[.E227]*[.E227])))*SIN((ATAN([.E227]/[.D227])-ATAN([.E227]/(1+[.D227])))/2)" office:value-type="float" office:value="671195.417904181" calcext:value-type="float">
            <text:p>671195.417904181</text:p>
          </table:table-cell>
          <table:table-cell table:formula="of:=([.B227]/[.P227])*SQRT(SQRT(([.F227]*[.F227]+[.G227]*[.G227])/((1+[.F227])*(1+[.F227])+[.G227]*[.G227])))*COS((ATAN([.G227]/[.F227])-ATAN([.G227]/(1+[.F227])))/2)" office:value-type="float" office:value="16871558.0567341" calcext:value-type="float">
            <text:p>16871558.0567341</text:p>
          </table:table-cell>
          <table:table-cell table:style-name="ce2" table:formula="of:=([.B227]/[.P227])*SQRT(SQRT(([.F227]*[.F227]+[.G227]*[.G227])/((1+[.F227])*(1+[.F227])+[.G227]*[.G227])))*SIN((ATAN([.G227]/[.F227])-ATAN([.G227]/(1+[.F227])))/2)" office:value-type="float" office:value="33134.9326504534" calcext:value-type="float">
            <text:p>33134.932650453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25.865" calcext:value-type="float">
            <text:p>725.865</text:p>
          </table:table-cell>
          <table:table-cell table:style-name="ce1" table:formula="of:=[.A228]*1000000000000*2*PI()" office:value-type="float" office:value="4.56074430299591E+015" calcext:value-type="float">
            <text:p>4.56E+15</text:p>
          </table:table-cell>
          <table:table-cell table:style-name="ce1" table:formula="of:=[.P228]/([.A228]*1000000000000)*1000000" office:value-type="float" office:value="0.413014070109456" calcext:value-type="float">
            <text:p>4.13E-01</text:p>
          </table:table-cell>
          <table:table-cell office:value-type="float" office:value="-6.51026" calcext:value-type="float">
            <text:p>-6.51026</text:p>
          </table:table-cell>
          <table:table-cell office:value-type="float" office:value="6.40658" calcext:value-type="float">
            <text:p>6.40658</text:p>
          </table:table-cell>
          <table:table-cell table:style-name="ce2" table:formula="of:=1-13.8*13.8*1E+030/([.B228]*[.B228]+1/9.3/9.3*1E+030)" office:value-type="float" office:value="-8.15051180966315" calcext:value-type="float">
            <text:p>-8.1505118097</text:p>
          </table:table-cell>
          <table:table-cell table:style-name="ce2" table:formula="of:=13.8*13.8/9.3*1E+045/[.B228]/([.B228]*[.B228]+1/9.3/9.3*1E+030)" office:value-type="float" office:value="0.215738032143726" calcext:value-type="float">
            <text:p>0.2157380321</text:p>
          </table:table-cell>
          <table:table-cell table:formula="of:=[.B228]/[.P228]" office:value-type="float" office:value="15213005.4685896" calcext:value-type="float">
            <text:p>15213005.4685896</text:p>
          </table:table-cell>
          <table:table-cell table:formula="of:=[.H228]*SQRT(0.5)" office:value-type="float" office:value="10757219.3290677" calcext:value-type="float">
            <text:p>10757219.3290677</text:p>
          </table:table-cell>
          <table:table-cell table:formula="of:=-[.H228]*0.5" office:value-type="float" office:value="-7606502.73429479" calcext:value-type="float">
            <text:p>-7606502.73429479</text:p>
          </table:table-cell>
          <table:table-cell table:formula="of:=[.H228]*SQRT(3)/2" office:value-type="float" office:value="13174849.2037102" calcext:value-type="float">
            <text:p>13174849.2037102</text:p>
          </table:table-cell>
          <table:table-cell table:formula="of:=([.B228]/[.P228])*SQRT(SQRT(([.D228]*[.D228]+[.E228]*[.E228])/((1+[.D228])*(1+[.D228])+[.E228]*[.E228])))*COS((ATAN([.E228]/[.D228])-ATAN([.E228]/(1+[.D228])))/2)" office:value-type="float" office:value="15802729.9130505" calcext:value-type="float">
            <text:p>15802729.9130505</text:p>
          </table:table-cell>
          <table:table-cell table:style-name="ce2" table:formula="of:=([.B228]/[.P228])*SQRT(SQRT(([.D228]*[.D228]+[.E228]*[.E228])/((1+[.D228])*(1+[.D228])+[.E228]*[.E228])))*SIN((ATAN([.E228]/[.D228])-ATAN([.E228]/(1+[.D228])))/2)" office:value-type="float" office:value="656979.746314651" calcext:value-type="float">
            <text:p>656979.746314651</text:p>
          </table:table-cell>
          <table:table-cell table:formula="of:=([.B228]/[.P228])*SQRT(SQRT(([.F228]*[.F228]+[.G228]*[.G228])/((1+[.F228])*(1+[.F228])+[.G228]*[.G228])))*COS((ATAN([.G228]/[.F228])-ATAN([.G228]/(1+[.F228])))/2)" office:value-type="float" office:value="16241098.8293856" calcext:value-type="float">
            <text:p>16241098.8293856</text:p>
          </table:table-cell>
          <table:table-cell table:style-name="ce2" table:formula="of:=([.B228]/[.P228])*SQRT(SQRT(([.F228]*[.F228]+[.G228]*[.G228])/((1+[.F228])*(1+[.F228])+[.G228]*[.G228])))*SIN((ATAN([.G228]/[.F228])-ATAN([.G228]/(1+[.F228])))/2)" office:value-type="float" office:value="30035.9892988467" calcext:value-type="float">
            <text:p>30035.989298846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01.754" calcext:value-type="float">
            <text:p>701.754</text:p>
          </table:table-cell>
          <table:table-cell table:style-name="ce1" table:formula="of:=[.A229]*1000000000000*2*PI()" office:value-type="float" office:value="4.4092504220545E+015" calcext:value-type="float">
            <text:p>4.41E+15</text:p>
          </table:table-cell>
          <table:table-cell table:style-name="ce1" table:formula="of:=[.P229]/([.A229]*1000000000000)*1000000" office:value-type="float" office:value="0.427204487612468" calcext:value-type="float">
            <text:p>4.27E-01</text:p>
          </table:table-cell>
          <table:table-cell office:value-type="float" office:value="-6.37506" calcext:value-type="float">
            <text:p>-6.37506</text:p>
          </table:table-cell>
          <table:table-cell office:value-type="float" office:value="6.27008" calcext:value-type="float">
            <text:p>6.27008</text:p>
          </table:table-cell>
          <table:table-cell table:style-name="ce2" table:formula="of:=1-13.8*13.8*1E+030/([.B229]*[.B229]+1/9.3/9.3*1E+030)" office:value-type="float" office:value="-8.78972382889279" calcext:value-type="float">
            <text:p>-8.7897238289</text:p>
          </table:table-cell>
          <table:table-cell table:style-name="ce2" table:formula="of:=13.8*13.8/9.3*1E+045/[.B229]/([.B229]*[.B229]+1/9.3/9.3*1E+030)" office:value-type="float" office:value="0.23873864613354" calcext:value-type="float">
            <text:p>0.2387386461</text:p>
          </table:table-cell>
          <table:table-cell table:formula="of:=[.B229]/[.P229]" office:value-type="float" office:value="14707676.2753468" calcext:value-type="float">
            <text:p>14707676.2753468</text:p>
          </table:table-cell>
          <table:table-cell table:formula="of:=[.H229]*SQRT(0.5)" office:value-type="float" office:value="10399897.6297942" calcext:value-type="float">
            <text:p>10399897.6297942</text:p>
          </table:table-cell>
          <table:table-cell table:formula="of:=-[.H229]*0.5" office:value-type="float" office:value="-7353838.1376734" calcext:value-type="float">
            <text:p>-7353838.1376734</text:p>
          </table:table-cell>
          <table:table-cell table:formula="of:=[.H229]*SQRT(3)/2" office:value-type="float" office:value="12737221.285088" calcext:value-type="float">
            <text:p>12737221.285088</text:p>
          </table:table-cell>
          <table:table-cell table:formula="of:=([.B229]/[.P229])*SQRT(SQRT(([.D229]*[.D229]+[.E229]*[.E229])/((1+[.D229])*(1+[.D229])+[.E229]*[.E229])))*COS((ATAN([.E229]/[.D229])-ATAN([.E229]/(1+[.D229])))/2)" office:value-type="float" office:value="15290057.4219916" calcext:value-type="float">
            <text:p>15290057.4219916</text:p>
          </table:table-cell>
          <table:table-cell table:style-name="ce2" table:formula="of:=([.B229]/[.P229])*SQRT(SQRT(([.D229]*[.D229]+[.E229]*[.E229])/((1+[.D229])*(1+[.D229])+[.E229]*[.E229])))*SIN((ATAN([.E229]/[.D229])-ATAN([.E229]/(1+[.D229])))/2)" office:value-type="float" office:value="650286.560069646" calcext:value-type="float">
            <text:p>650286.560069646</text:p>
          </table:table-cell>
          <table:table-cell table:formula="of:=([.B229]/[.P229])*SQRT(SQRT(([.F229]*[.F229]+[.G229]*[.G229])/((1+[.F229])*(1+[.F229])+[.G229]*[.G229])))*COS((ATAN([.G229]/[.F229])-ATAN([.G229]/(1+[.F229])))/2)" office:value-type="float" office:value="15622413.2325007" calcext:value-type="float">
            <text:p>15622413.2325007</text:p>
          </table:table-cell>
          <table:table-cell table:style-name="ce2" table:formula="of:=([.B229]/[.P229])*SQRT(SQRT(([.F229]*[.F229]+[.G229]*[.G229])/((1+[.F229])*(1+[.F229])+[.G229]*[.G229])))*SIN((ATAN([.G229]/[.F229])-ATAN([.G229]/(1+[.F229])))/2)" office:value-type="float" office:value="27213.2789922846" calcext:value-type="float">
            <text:p>27213.27899228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77.507" calcext:value-type="float">
            <text:p>677.507</text:p>
          </table:table-cell>
          <table:table-cell table:style-name="ce1" table:formula="of:=[.A230]*1000000000000*2*PI()" office:value-type="float" office:value="4.25690202791132E+015" calcext:value-type="float">
            <text:p>4.26E+15</text:p>
          </table:table-cell>
          <table:table-cell table:style-name="ce1" table:formula="of:=[.P230]/([.A230]*1000000000000)*1000000" office:value-type="float" office:value="0.442493521100151" calcext:value-type="float">
            <text:p>4.42E-01</text:p>
          </table:table-cell>
          <table:table-cell office:value-type="float" office:value="-6.06506" calcext:value-type="float">
            <text:p>-6.06506</text:p>
          </table:table-cell>
          <table:table-cell office:value-type="float" office:value="5.9481" calcext:value-type="float">
            <text:p>5.9481</text:p>
          </table:table-cell>
          <table:table-cell table:style-name="ce2" table:formula="of:=1-13.8*13.8*1E+030/([.B230]*[.B230]+1/9.3/9.3*1E+030)" office:value-type="float" office:value="-9.50252815617788" calcext:value-type="float">
            <text:p>-9.5025281562</text:p>
          </table:table-cell>
          <table:table-cell table:style-name="ce2" table:formula="of:=13.8*13.8/9.3*1E+045/[.B230]/([.B230]*[.B230]+1/9.3/9.3*1E+030)" office:value-type="float" office:value="0.265287783324656" calcext:value-type="float">
            <text:p>0.2652877833</text:p>
          </table:table-cell>
          <table:table-cell table:formula="of:=[.B230]/[.P230]" office:value-type="float" office:value="14199496.7328742" calcext:value-type="float">
            <text:p>14199496.7328742</text:p>
          </table:table-cell>
          <table:table-cell table:formula="of:=[.H230]*SQRT(0.5)" office:value-type="float" office:value="10040560.4292516" calcext:value-type="float">
            <text:p>10040560.4292516</text:p>
          </table:table-cell>
          <table:table-cell table:formula="of:=-[.H230]*0.5" office:value-type="float" office:value="-7099748.36643709" calcext:value-type="float">
            <text:p>-7099748.36643709</text:p>
          </table:table-cell>
          <table:table-cell table:formula="of:=[.H230]*SQRT(3)/2" office:value-type="float" office:value="12297124.8916232" calcext:value-type="float">
            <text:p>12297124.8916232</text:p>
          </table:table-cell>
          <table:table-cell table:formula="of:=([.B230]/[.P230])*SQRT(SQRT(([.D230]*[.D230]+[.E230]*[.E230])/((1+[.D230])*(1+[.D230])+[.E230]*[.E230])))*COS((ATAN([.E230]/[.D230])-ATAN([.E230]/(1+[.D230])))/2)" office:value-type="float" office:value="14791858.4830902" calcext:value-type="float">
            <text:p>14791858.4830902</text:p>
          </table:table-cell>
          <table:table-cell table:style-name="ce2" table:formula="of:=([.B230]/[.P230])*SQRT(SQRT(([.D230]*[.D230]+[.E230]*[.E230])/((1+[.D230])*(1+[.D230])+[.E230]*[.E230])))*SIN((ATAN([.E230]/[.D230])-ATAN([.E230]/(1+[.D230])))/2)" office:value-type="float" office:value="664193.199290772" calcext:value-type="float">
            <text:p>664193.199290772</text:p>
          </table:table-cell>
          <table:table-cell table:formula="of:=([.B230]/[.P230])*SQRT(SQRT(([.F230]*[.F230]+[.G230]*[.G230])/((1+[.F230])*(1+[.F230])+[.G230]*[.G230])))*COS((ATAN([.G230]/[.F230])-ATAN([.G230]/(1+[.F230])))/2)" office:value-type="float" office:value="15010558.5883091" calcext:value-type="float">
            <text:p>15010558.5883091</text:p>
          </table:table-cell>
          <table:table-cell table:style-name="ce2" table:formula="of:=([.B230]/[.P230])*SQRT(SQRT(([.F230]*[.F230]+[.G230]*[.G230])/((1+[.F230])*(1+[.F230])+[.G230]*[.G230])))*SIN((ATAN([.G230]/[.F230])-ATAN([.G230]/(1+[.F230])))/2)" office:value-type="float" office:value="24621.6733677027" calcext:value-type="float">
            <text:p>24621.67336770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53.31" calcext:value-type="float">
            <text:p>653.31</text:p>
          </table:table-cell>
          <table:table-cell table:style-name="ce1" table:formula="of:=[.A231]*1000000000000*2*PI()" office:value-type="float" office:value="4.1048677930335E+015" calcext:value-type="float">
            <text:p>4.10E+15</text:p>
          </table:table-cell>
          <table:table-cell table:style-name="ce1" table:formula="of:=[.P231]/([.A231]*1000000000000)*1000000" office:value-type="float" office:value="0.45888239579985" calcext:value-type="float">
            <text:p>4.59E-01</text:p>
          </table:table-cell>
          <table:table-cell office:value-type="float" office:value="-5.44119" calcext:value-type="float">
            <text:p>-5.44119</text:p>
          </table:table-cell>
          <table:table-cell office:value-type="float" office:value="5.26479" calcext:value-type="float">
            <text:p>5.26479</text:p>
          </table:table-cell>
          <table:table-cell table:style-name="ce2" table:formula="of:=1-13.8*13.8*1E+030/([.B231]*[.B231]+1/9.3/9.3*1E+030)" office:value-type="float" office:value="-10.294367737524" calcext:value-type="float">
            <text:p>-10.2943677375</text:p>
          </table:table-cell>
          <table:table-cell table:style-name="ce2" table:formula="of:=13.8*13.8/9.3*1E+045/[.B231]/([.B231]*[.B231]+1/9.3/9.3*1E+030)" office:value-type="float" office:value="0.295855604870116" calcext:value-type="float">
            <text:p>0.2958556049</text:p>
          </table:table-cell>
          <table:table-cell table:formula="of:=[.B231]/[.P231]" office:value-type="float" office:value="13692365.1129125" calcext:value-type="float">
            <text:p>13692365.1129125</text:p>
          </table:table-cell>
          <table:table-cell table:formula="of:=[.H231]*SQRT(0.5)" office:value-type="float" office:value="9681964.22182257" calcext:value-type="float">
            <text:p>9681964.22182257</text:p>
          </table:table-cell>
          <table:table-cell table:formula="of:=-[.H231]*0.5" office:value-type="float" office:value="-6846182.55645627" calcext:value-type="float">
            <text:p>-6846182.55645627</text:p>
          </table:table-cell>
          <table:table-cell table:formula="of:=[.H231]*SQRT(3)/2" office:value-type="float" office:value="11857936.0256741" calcext:value-type="float">
            <text:p>11857936.0256741</text:p>
          </table:table-cell>
          <table:table-cell table:formula="of:=([.B231]/[.P231])*SQRT(SQRT(([.D231]*[.D231]+[.E231]*[.E231])/((1+[.D231])*(1+[.D231])+[.E231]*[.E231])))*COS((ATAN([.E231]/[.D231])-ATAN([.E231]/(1+[.D231])))/2)" office:value-type="float" office:value="14337290.3098036" calcext:value-type="float">
            <text:p>14337290.3098036</text:p>
          </table:table-cell>
          <table:table-cell table:style-name="ce2" table:formula="of:=([.B231]/[.P231])*SQRT(SQRT(([.D231]*[.D231]+[.E231]*[.E231])/((1+[.D231])*(1+[.D231])+[.E231]*[.E231])))*SIN((ATAN([.E231]/[.D231])-ATAN([.E231]/(1+[.D231])))/2)" office:value-type="float" office:value="725564.894926715" calcext:value-type="float">
            <text:p>725564.894926715</text:p>
          </table:table-cell>
          <table:table-cell table:formula="of:=([.B231]/[.P231])*SQRT(SQRT(([.F231]*[.F231]+[.G231]*[.G231])/((1+[.F231])*(1+[.F231])+[.G231]*[.G231])))*COS((ATAN([.G231]/[.F231])-ATAN([.G231]/(1+[.F231])))/2)" office:value-type="float" office:value="14409454.8246128" calcext:value-type="float">
            <text:p>14409454.8246128</text:p>
          </table:table-cell>
          <table:table-cell table:style-name="ce2" table:formula="of:=([.B231]/[.P231])*SQRT(SQRT(([.F231]*[.F231]+[.G231]*[.G231])/((1+[.F231])*(1+[.F231])+[.G231]*[.G231])))*SIN((ATAN([.G231]/[.F231])-ATAN([.G231]/(1+[.F231])))/2)" office:value-type="float" office:value="22257.6682856699" calcext:value-type="float">
            <text:p>22257.668285669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29.063" calcext:value-type="float">
            <text:p>629.063</text:p>
          </table:table-cell>
          <table:table-cell table:style-name="ce1" table:formula="of:=[.A232]*1000000000000*2*PI()" office:value-type="float" office:value="3.95251939889031E+015" calcext:value-type="float">
            <text:p>3.95E+15</text:p>
          </table:table-cell>
          <table:table-cell table:style-name="ce1" table:formula="of:=[.P232]/([.A232]*1000000000000)*1000000" office:value-type="float" office:value="0.476569847535144" calcext:value-type="float">
            <text:p>4.77E-01</text:p>
          </table:table-cell>
          <table:table-cell office:value-type="float" office:value="-4.76818" calcext:value-type="float">
            <text:p>-4.76818</text:p>
          </table:table-cell>
          <table:table-cell office:value-type="float" office:value="4.46126" calcext:value-type="float">
            <text:p>4.46126</text:p>
          </table:table-cell>
          <table:table-cell table:style-name="ce2" table:formula="of:=1-13.8*13.8*1E+030/([.B232]*[.B232]+1/9.3/9.3*1E+030)" office:value-type="float" office:value="-11.1811657664777" calcext:value-type="float">
            <text:p>-11.1811657665</text:p>
          </table:table-cell>
          <table:table-cell table:style-name="ce2" table:formula="of:=13.8*13.8/9.3*1E+045/[.B232]/([.B232]*[.B232]+1/9.3/9.3*1E+030)" office:value-type="float" office:value="0.331384273776551" calcext:value-type="float">
            <text:p>0.3313842738</text:p>
          </table:table-cell>
          <table:table-cell table:formula="of:=[.B232]/[.P232]" office:value-type="float" office:value="13184185.5704399" calcext:value-type="float">
            <text:p>13184185.5704399</text:p>
          </table:table-cell>
          <table:table-cell table:formula="of:=[.H232]*SQRT(0.5)" office:value-type="float" office:value="9322627.02127989" calcext:value-type="float">
            <text:p>9322627.02127989</text:p>
          </table:table-cell>
          <table:table-cell table:formula="of:=-[.H232]*0.5" office:value-type="float" office:value="-6592092.78521995" calcext:value-type="float">
            <text:p>-6592092.78521995</text:p>
          </table:table-cell>
          <table:table-cell table:formula="of:=[.H232]*SQRT(3)/2" office:value-type="float" office:value="11417839.6322092" calcext:value-type="float">
            <text:p>11417839.6322092</text:p>
          </table:table-cell>
          <table:table-cell table:formula="of:=([.B232]/[.P232])*SQRT(SQRT(([.D232]*[.D232]+[.E232]*[.E232])/((1+[.D232])*(1+[.D232])+[.E232]*[.E232])))*COS((ATAN([.E232]/[.D232])-ATAN([.E232]/(1+[.D232])))/2)" office:value-type="float" office:value="13917510.0222655" calcext:value-type="float">
            <text:p>13917510.0222655</text:p>
          </table:table-cell>
          <table:table-cell table:style-name="ce2" table:formula="of:=([.B232]/[.P232])*SQRT(SQRT(([.D232]*[.D232]+[.E232]*[.E232])/((1+[.D232])*(1+[.D232])+[.E232]*[.E232])))*SIN((ATAN([.E232]/[.D232])-ATAN([.E232]/(1+[.D232])))/2)" office:value-type="float" office:value="816944.379316334" calcext:value-type="float">
            <text:p>816944.379316334</text:p>
          </table:table-cell>
          <table:table-cell table:formula="of:=([.B232]/[.P232])*SQRT(SQRT(([.F232]*[.F232]+[.G232]*[.G232])/((1+[.F232])*(1+[.F232])+[.G232]*[.G232])))*COS((ATAN([.G232]/[.F232])-ATAN([.G232]/(1+[.F232])))/2)" office:value-type="float" office:value="13815862.4613595" calcext:value-type="float">
            <text:p>13815862.4613595</text:p>
          </table:table-cell>
          <table:table-cell table:style-name="ce2" table:formula="of:=([.B232]/[.P232])*SQRT(SQRT(([.F232]*[.F232]+[.G232]*[.G232])/((1+[.F232])*(1+[.F232])+[.G232]*[.G232])))*SIN((ATAN([.G232]/[.F232])-ATAN([.G232]/(1+[.F232])))/2)" office:value-type="float" office:value="20089.8011349188" calcext:value-type="float">
            <text:p>20089.801134918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04.961" calcext:value-type="float">
            <text:p>604.961</text:p>
          </table:table-cell>
          <table:table-cell table:style-name="ce1" table:formula="of:=[.A233]*1000000000000*2*PI()" office:value-type="float" office:value="3.80108206661667E+015" calcext:value-type="float">
            <text:p>3.80E+15</text:p>
          </table:table-cell>
          <table:table-cell table:style-name="ce1" table:formula="of:=[.P233]/([.A233]*1000000000000)*1000000" office:value-type="float" office:value="0.495556668942295" calcext:value-type="float">
            <text:p>4.96E-01</text:p>
          </table:table-cell>
          <table:table-cell office:value-type="float" office:value="-4.22466" calcext:value-type="float">
            <text:p>-4.22466</text:p>
          </table:table-cell>
          <table:table-cell office:value-type="float" office:value="3.37088" calcext:value-type="float">
            <text:p>3.37088</text:p>
          </table:table-cell>
          <table:table-cell table:style-name="ce2" table:formula="of:=1-13.8*13.8*1E+030/([.B233]*[.B233]+1/9.3/9.3*1E+030)" office:value-type="float" office:value="-12.1703185682436" calcext:value-type="float">
            <text:p>-12.1703185682</text:p>
          </table:table-cell>
          <table:table-cell table:style-name="ce2" table:formula="of:=13.8*13.8/9.3*1E+045/[.B233]/([.B233]*[.B233]+1/9.3/9.3*1E+030)" office:value-type="float" office:value="0.372568458688512" calcext:value-type="float">
            <text:p>0.3725684587</text:p>
          </table:table-cell>
          <table:table-cell table:formula="of:=[.B233]/[.P233]" office:value-type="float" office:value="12679045.0032491" calcext:value-type="float">
            <text:p>12679045.0032491</text:p>
          </table:table-cell>
          <table:table-cell table:formula="of:=[.H233]*SQRT(0.5)" office:value-type="float" office:value="8965438.70076686" calcext:value-type="float">
            <text:p>8965438.70076686</text:p>
          </table:table-cell>
          <table:table-cell table:formula="of:=-[.H233]*0.5" office:value-type="float" office:value="-6339522.50162456" calcext:value-type="float">
            <text:p>-6339522.50162456</text:p>
          </table:table-cell>
          <table:table-cell table:formula="of:=[.H233]*SQRT(3)/2" office:value-type="float" office:value="10980375.0685399" calcext:value-type="float">
            <text:p>10980375.0685399</text:p>
          </table:table-cell>
          <table:table-cell table:formula="of:=([.B233]/[.P233])*SQRT(SQRT(([.D233]*[.D233]+[.E233]*[.E233])/((1+[.D233])*(1+[.D233])+[.E233]*[.E233])))*COS((ATAN([.E233]/[.D233])-ATAN([.E233]/(1+[.D233])))/2)" office:value-type="float" office:value="13616753.9652277" calcext:value-type="float">
            <text:p>13616753.9652277</text:p>
          </table:table-cell>
          <table:table-cell table:style-name="ce2" table:formula="of:=([.B233]/[.P233])*SQRT(SQRT(([.D233]*[.D233]+[.E233]*[.E233])/((1+[.D233])*(1+[.D233])+[.E233]*[.E233])))*SIN((ATAN([.E233]/[.D233])-ATAN([.E233]/(1+[.D233])))/2)" office:value-type="float" office:value="914384.116382143" calcext:value-type="float">
            <text:p>914384.116382143</text:p>
          </table:table-cell>
          <table:table-cell table:formula="of:=([.B233]/[.P233])*SQRT(SQRT(([.F233]*[.F233]+[.G233]*[.G233])/((1+[.F233])*(1+[.F233])+[.G233]*[.G233])))*COS((ATAN([.G233]/[.F233])-ATAN([.G233]/(1+[.F233])))/2)" office:value-type="float" office:value="13233822.8348777" calcext:value-type="float">
            <text:p>13233822.8348777</text:p>
          </table:table-cell>
          <table:table-cell table:style-name="ce2" table:formula="of:=([.B233]/[.P233])*SQRT(SQRT(([.F233]*[.F233]+[.G233]*[.G233])/((1+[.F233])*(1+[.F233])+[.G233]*[.G233])))*SIN((ATAN([.G233]/[.F233])-ATAN([.G233]/(1+[.F233])))/2)" office:value-type="float" office:value="18115.481374173" calcext:value-type="float">
            <text:p>18115.4813741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80.72" calcext:value-type="float">
            <text:p>580.72</text:p>
          </table:table-cell>
          <table:table-cell table:style-name="ce1" table:formula="of:=[.A234]*1000000000000*2*PI()" office:value-type="float" office:value="3.64877137158533E+015" calcext:value-type="float">
            <text:p>3.65E+15</text:p>
          </table:table-cell>
          <table:table-cell table:style-name="ce1" table:formula="of:=[.P234]/([.A234]*1000000000000)*1000000" office:value-type="float" office:value="0.516242695274831" calcext:value-type="float">
            <text:p>5.16E-01</text:p>
          </table:table-cell>
          <table:table-cell office:value-type="float" office:value="-4.86406" calcext:value-type="float">
            <text:p>-4.86406</text:p>
          </table:table-cell>
          <table:table-cell office:value-type="float" office:value="2.57792" calcext:value-type="float">
            <text:p>2.57792</text:p>
          </table:table-cell>
          <table:table-cell table:style-name="ce2" table:formula="of:=1-13.8*13.8*1E+030/([.B234]*[.B234]+1/9.3/9.3*1E+030)" office:value-type="float" office:value="-13.2918310448909" calcext:value-type="float">
            <text:p>-13.2918310449</text:p>
          </table:table-cell>
          <table:table-cell table:style-name="ce2" table:formula="of:=13.8*13.8/9.3*1E+045/[.B234]/([.B234]*[.B234]+1/9.3/9.3*1E+030)" office:value-type="float" office:value="0.421170818840497" calcext:value-type="float">
            <text:p>0.4211708188</text:p>
          </table:table-cell>
          <table:table-cell table:formula="of:=[.B234]/[.P234]" office:value-type="float" office:value="12170991.2114778" calcext:value-type="float">
            <text:p>12170991.2114778</text:p>
          </table:table-cell>
          <table:table-cell table:formula="of:=[.H234]*SQRT(0.5)" office:value-type="float" office:value="8606190.41939783" calcext:value-type="float">
            <text:p>8606190.41939783</text:p>
          </table:table-cell>
          <table:table-cell table:formula="of:=-[.H234]*0.5" office:value-type="float" office:value="-6085495.6057389" calcext:value-type="float">
            <text:p>-6085495.6057389</text:p>
          </table:table-cell>
          <table:table-cell table:formula="of:=[.H234]*SQRT(3)/2" office:value-type="float" office:value="10540387.5783769" calcext:value-type="float">
            <text:p>10540387.5783769</text:p>
          </table:table-cell>
          <table:table-cell table:formula="of:=([.B234]/[.P234])*SQRT(SQRT(([.D234]*[.D234]+[.E234]*[.E234])/((1+[.D234])*(1+[.D234])+[.E234]*[.E234])))*COS((ATAN([.E234]/[.D234])-ATAN([.E234]/(1+[.D234])))/2)" office:value-type="float" office:value="13232864.3184068" calcext:value-type="float">
            <text:p>13232864.3184068</text:p>
          </table:table-cell>
          <table:table-cell table:style-name="ce2" table:formula="of:=([.B234]/[.P234])*SQRT(SQRT(([.D234]*[.D234]+[.E234]*[.E234])/((1+[.D234])*(1+[.D234])+[.E234]*[.E234])))*SIN((ATAN([.E234]/[.D234])-ATAN([.E234]/(1+[.D234])))/2)" office:value-type="float" office:value="668734.670410463" calcext:value-type="float">
            <text:p>668734.670410463</text:p>
          </table:table-cell>
          <table:table-cell table:formula="of:=([.B234]/[.P234])*SQRT(SQRT(([.F234]*[.F234]+[.G234]*[.G234])/((1+[.F234])*(1+[.F234])+[.G234]*[.G234])))*COS((ATAN([.G234]/[.F234])-ATAN([.G234]/(1+[.F234])))/2)" office:value-type="float" office:value="12655848.4405972" calcext:value-type="float">
            <text:p>12655848.4405972</text:p>
          </table:table-cell>
          <table:table-cell table:style-name="ce2" table:formula="of:=([.B234]/[.P234])*SQRT(SQRT(([.F234]*[.F234]+[.G234]*[.G234])/((1+[.F234])*(1+[.F234])+[.G234]*[.G234])))*SIN((ATAN([.G234]/[.F234])-ATAN([.G234]/(1+[.F234])))/2)" office:value-type="float" office:value="16294.6923402231" calcext:value-type="float">
            <text:p>16294.692340223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56.483" calcext:value-type="float">
            <text:p>556.483</text:p>
          </table:table-cell>
          <table:table-cell table:style-name="ce1" table:formula="of:=[.A235]*1000000000000*2*PI()" office:value-type="float" office:value="3.49648580929522E+015" calcext:value-type="float">
            <text:p>3.50E+15</text:p>
          </table:table-cell>
          <table:table-cell table:style-name="ce1" table:formula="of:=[.P235]/([.A235]*1000000000000)*1000000" office:value-type="float" office:value="0.538727073423627" calcext:value-type="float">
            <text:p>5.39E-01</text:p>
          </table:table-cell>
          <table:table-cell office:value-type="float" office:value="-6.6132" calcext:value-type="float">
            <text:p>-6.6132</text:p>
          </table:table-cell>
          <table:table-cell office:value-type="float" office:value="2.04216" calcext:value-type="float">
            <text:p>2.04216</text:p>
          </table:table-cell>
          <table:table-cell table:style-name="ce2" table:formula="of:=1-13.8*13.8*1E+030/([.B235]*[.B235]+1/9.3/9.3*1E+030)" office:value-type="float" office:value="-14.5626696386409" calcext:value-type="float">
            <text:p>-14.5626696386</text:p>
          </table:table-cell>
          <table:table-cell table:style-name="ce2" table:formula="of:=13.8*13.8/9.3*1E+045/[.B235]/([.B235]*[.B235]+1/9.3/9.3*1E+030)" office:value-type="float" office:value="0.478596347521164" calcext:value-type="float">
            <text:p>0.4785963475</text:p>
          </table:table-cell>
          <table:table-cell table:formula="of:=[.B235]/[.P235]" office:value-type="float" office:value="11663021.2535074" calcext:value-type="float">
            <text:p>11663021.2535074</text:p>
          </table:table-cell>
          <table:table-cell table:formula="of:=[.H235]*SQRT(0.5)" office:value-type="float" office:value="8247001.4174779" calcext:value-type="float">
            <text:p>8247001.4174779</text:p>
          </table:table-cell>
          <table:table-cell table:formula="of:=-[.H235]*0.5" office:value-type="float" office:value="-5831510.62675369" calcext:value-type="float">
            <text:p>-5831510.62675369</text:p>
          </table:table-cell>
          <table:table-cell table:formula="of:=[.H235]*SQRT(3)/2" office:value-type="float" office:value="10100472.6904152" calcext:value-type="float">
            <text:p>10100472.6904152</text:p>
          </table:table-cell>
          <table:table-cell table:formula="of:=([.B235]/[.P235])*SQRT(SQRT(([.D235]*[.D235]+[.E235]*[.E235])/((1+[.D235])*(1+[.D235])+[.E235]*[.E235])))*COS((ATAN([.E235]/[.D235])-ATAN([.E235]/(1+[.D235])))/2)" office:value-type="float" office:value="12550813.4689983" calcext:value-type="float">
            <text:p>12550813.4689983</text:p>
          </table:table-cell>
          <table:table-cell table:style-name="ce2" table:formula="of:=([.B235]/[.P235])*SQRT(SQRT(([.D235]*[.D235]+[.E235]*[.E235])/((1+[.D235])*(1+[.D235])+[.E235]*[.E235])))*SIN((ATAN([.E235]/[.D235])-ATAN([.E235]/(1+[.D235])))/2)" office:value-type="float" office:value="310173.201396083" calcext:value-type="float">
            <text:p>310173.201396083</text:p>
          </table:table-cell>
          <table:table-cell table:formula="of:=([.B235]/[.P235])*SQRT(SQRT(([.F235]*[.F235]+[.G235]*[.G235])/((1+[.F235])*(1+[.F235])+[.G235]*[.G235])))*COS((ATAN([.G235]/[.F235])-ATAN([.G235]/(1+[.F235])))/2)" office:value-type="float" office:value="12084835.596367" calcext:value-type="float">
            <text:p>12084835.596367</text:p>
          </table:table-cell>
          <table:table-cell table:style-name="ce2" table:formula="of:=([.B235]/[.P235])*SQRT(SQRT(([.F235]*[.F235]+[.G235]*[.G235])/((1+[.F235])*(1+[.F235])+[.G235]*[.G235])))*SIN((ATAN([.G235]/[.F235])-ATAN([.G235]/(1+[.F235])))/2)" office:value-type="float" office:value="14624.8003676777" calcext:value-type="float">
            <text:p>14624.800367677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32.292" calcext:value-type="float">
            <text:p>532.292</text:p>
          </table:table-cell>
          <table:table-cell table:style-name="ce1" table:formula="of:=[.A236]*1000000000000*2*PI()" office:value-type="float" office:value="3.34448927352924E+015" calcext:value-type="float">
            <text:p>3.34E+15</text:p>
          </table:table-cell>
          <table:table-cell table:style-name="ce1" table:formula="of:=[.P236]/([.A236]*1000000000000)*1000000" office:value-type="float" office:value="0.563210527304562" calcext:value-type="float">
            <text:p>5.63E-01</text:p>
          </table:table-cell>
          <table:table-cell office:value-type="float" office:value="-8.38804" calcext:value-type="float">
            <text:p>-8.38804</text:p>
          </table:table-cell>
          <table:table-cell office:value-type="float" office:value="1.76256" calcext:value-type="float">
            <text:p>1.76256</text:p>
          </table:table-cell>
          <table:table-cell table:style-name="ce2" table:formula="of:=1-13.8*13.8*1E+030/([.B236]*[.B236]+1/9.3/9.3*1E+030)" office:value-type="float" office:value="-16.0078681459746" calcext:value-type="float">
            <text:p>-16.007868146</text:p>
          </table:table-cell>
          <table:table-cell table:style-name="ce2" table:formula="of:=13.8*13.8/9.3*1E+045/[.B236]/([.B236]*[.B236]+1/9.3/9.3*1E+030)" office:value-type="float" office:value="0.546810851188365" calcext:value-type="float">
            <text:p>0.5468108512</text:p>
          </table:table-cell>
          <table:table-cell table:formula="of:=[.B236]/[.P236]" office:value-type="float" office:value="11156015.3842471" calcext:value-type="float">
            <text:p>11156015.3842471</text:p>
          </table:table-cell>
          <table:table-cell table:formula="of:=[.H236]*SQRT(0.5)" office:value-type="float" office:value="7888494.12922254" calcext:value-type="float">
            <text:p>7888494.12922254</text:p>
          </table:table-cell>
          <table:table-cell table:formula="of:=-[.H236]*0.5" office:value-type="float" office:value="-5578007.69212353" calcext:value-type="float">
            <text:p>-5578007.69212353</text:p>
          </table:table-cell>
          <table:table-cell table:formula="of:=[.H236]*SQRT(3)/2" office:value-type="float" office:value="9661392.72776797" calcext:value-type="float">
            <text:p>9661392.72776797</text:p>
          </table:table-cell>
          <table:table-cell table:formula="of:=([.B236]/[.P236])*SQRT(SQRT(([.D236]*[.D236]+[.E236]*[.E236])/((1+[.D236])*(1+[.D236])+[.E236]*[.E236])))*COS((ATAN([.E236]/[.D236])-ATAN([.E236]/(1+[.D236])))/2)" office:value-type="float" office:value="11849935.415304" calcext:value-type="float">
            <text:p>11849935.415304</text:p>
          </table:table-cell>
          <table:table-cell table:style-name="ce2" table:formula="of:=([.B236]/[.P236])*SQRT(SQRT(([.D236]*[.D236]+[.E236]*[.E236])/((1+[.D236])*(1+[.D236])+[.E236]*[.E236])))*SIN((ATAN([.E236]/[.D236])-ATAN([.E236]/(1+[.D236])))/2)" office:value-type="float" office:value="160441.776427672" calcext:value-type="float">
            <text:p>160441.776427672</text:p>
          </table:table-cell>
          <table:table-cell table:formula="of:=([.B236]/[.P236])*SQRT(SQRT(([.F236]*[.F236]+[.G236]*[.G236])/((1+[.F236])*(1+[.F236])+[.G236]*[.G236])))*COS((ATAN([.G236]/[.F236])-ATAN([.G236]/(1+[.F236])))/2)" office:value-type="float" office:value="11521224.704317" calcext:value-type="float">
            <text:p>11521224.704317</text:p>
          </table:table-cell>
          <table:table-cell table:style-name="ce2" table:formula="of:=([.B236]/[.P236])*SQRT(SQRT(([.F236]*[.F236]+[.G236]*[.G236])/((1+[.F236])*(1+[.F236])+[.G236]*[.G236])))*SIN((ATAN([.G236]/[.F236])-ATAN([.G236]/(1+[.F236])))/2)" office:value-type="float" office:value="13095.2120054841" calcext:value-type="float">
            <text:p>13095.21200548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59.7" calcext:value-type="float">
            <text:p>459.7</text:p>
          </table:table-cell>
          <table:table-cell table:style-name="ce1" table:formula="of:=[.A237]*1000000000000*2*PI()" office:value-type="float" office:value="2.88838028571046E+015" calcext:value-type="float">
            <text:p>2.89E+15</text:p>
          </table:table-cell>
          <table:table-cell table:style-name="ce1" table:formula="of:=[.P237]/([.A237]*1000000000000)*1000000" office:value-type="float" office:value="0.652148048727431" calcext:value-type="float">
            <text:p>6.52E-01</text:p>
          </table:table-cell>
          <table:table-cell office:value-type="float" office:value="-9.95006" calcext:value-type="float">
            <text:p>-9.95006</text:p>
          </table:table-cell>
          <table:table-cell office:value-type="float" office:value="1.0458" calcext:value-type="float">
            <text:p>1.0458</text:p>
          </table:table-cell>
          <table:table-cell table:style-name="ce2" table:formula="of:=1-13.8*13.8*1E+030/([.B237]*[.B237]+1/9.3/9.3*1E+030)" office:value-type="float" office:value="-21.7954392749105" calcext:value-type="float">
            <text:p>-21.7954392749</text:p>
          </table:table-cell>
          <table:table-cell table:style-name="ce2" table:formula="of:=13.8*13.8/9.3*1E+045/[.B237]/([.B237]*[.B237]+1/9.3/9.3*1E+030)" office:value-type="float" office:value="0.848614884544417" calcext:value-type="float">
            <text:p>0.8486148845</text:p>
          </table:table-cell>
          <table:table-cell table:formula="of:=[.B237]/[.P237]" office:value-type="float" office:value="9634599.5659119" calcext:value-type="float">
            <text:p>9634599.5659119</text:p>
          </table:table-cell>
          <table:table-cell table:formula="of:=[.H237]*SQRT(0.5)" office:value-type="float" office:value="6812690.68707327" calcext:value-type="float">
            <text:p>6812690.68707327</text:p>
          </table:table-cell>
          <table:table-cell table:formula="of:=-[.H237]*0.5" office:value-type="float" office:value="-4817299.78295595" calcext:value-type="float">
            <text:p>-4817299.78295595</text:p>
          </table:table-cell>
          <table:table-cell table:formula="of:=[.H237]*SQRT(3)/2" office:value-type="float" office:value="8343807.97937023" calcext:value-type="float">
            <text:p>8343807.97937023</text:p>
          </table:table-cell>
          <table:table-cell table:formula="of:=([.B237]/[.P237])*SQRT(SQRT(([.D237]*[.D237]+[.E237]*[.E237])/((1+[.D237])*(1+[.D237])+[.E237]*[.E237])))*COS((ATAN([.E237]/[.D237])-ATAN([.E237]/(1+[.D237])))/2)" office:value-type="float" office:value="10151885.1236383" calcext:value-type="float">
            <text:p>10151885.1236383</text:p>
          </table:table-cell>
          <table:table-cell table:style-name="ce2" table:formula="of:=([.B237]/[.P237])*SQRT(SQRT(([.D237]*[.D237]+[.E237]*[.E237])/((1+[.D237])*(1+[.D237])+[.E237]*[.E237])))*SIN((ATAN([.E237]/[.D237])-ATAN([.E237]/(1+[.D237])))/2)" office:value-type="float" office:value="58884.0738826942" calcext:value-type="float">
            <text:p>58884.0738826942</text:p>
          </table:table-cell>
          <table:table-cell table:formula="of:=([.B237]/[.P237])*SQRT(SQRT(([.F237]*[.F237]+[.G237]*[.G237])/((1+[.F237])*(1+[.F237])+[.G237]*[.G237])))*COS((ATAN([.G237]/[.F237])-ATAN([.G237]/(1+[.F237])))/2)" office:value-type="float" office:value="9863159.55386323" calcext:value-type="float">
            <text:p>9863159.55386323</text:p>
          </table:table-cell>
          <table:table-cell table:style-name="ce2" table:formula="of:=([.B237]/[.P237])*SQRT(SQRT(([.F237]*[.F237]+[.G237]*[.G237])/((1+[.F237])*(1+[.F237])+[.G237]*[.G237])))*SIN((ATAN([.G237]/[.F237])-ATAN([.G237]/(1+[.F237])))/2)" office:value-type="float" office:value="9218.77286577646" calcext:value-type="float">
            <text:p>9218.772865776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35.54" calcext:value-type="float">
            <text:p>435.54</text:p>
          </table:table-cell>
          <table:table-cell table:style-name="ce1" table:formula="of:=[.A238]*1000000000000*2*PI()" office:value-type="float" office:value="2.736578528689E+015" calcext:value-type="float">
            <text:p>2.74E+15</text:p>
          </table:table-cell>
          <table:table-cell table:style-name="ce1" table:formula="of:=[.P238]/([.A238]*1000000000000)*1000000" office:value-type="float" office:value="0.688323593699775" calcext:value-type="float">
            <text:p>6.88E-01</text:p>
          </table:table-cell>
          <table:table-cell office:value-type="float" office:value="-14.4656" calcext:value-type="float">
            <text:p>-14.4656</text:p>
          </table:table-cell>
          <table:table-cell office:value-type="float" office:value="1.216" calcext:value-type="float">
            <text:p>1.216</text:p>
          </table:table-cell>
          <table:table-cell table:style-name="ce2" table:formula="of:=1-13.8*13.8*1E+030/([.B238]*[.B238]+1/9.3/9.3*1E+030)" office:value-type="float" office:value="-24.3905643363301" calcext:value-type="float">
            <text:p>-24.3905643363</text:p>
          </table:table-cell>
          <table:table-cell table:style-name="ce2" table:formula="of:=13.8*13.8/9.3*1E+045/[.B238]/([.B238]*[.B238]+1/9.3/9.3*1E+030)" office:value-type="float" office:value="0.997657541921687" calcext:value-type="float">
            <text:p>0.9976575419</text:p>
          </table:table-cell>
          <table:table-cell table:formula="of:=[.B238]/[.P238]" office:value-type="float" office:value="9128243.40860836" calcext:value-type="float">
            <text:p>9128243.40860836</text:p>
          </table:table-cell>
          <table:table-cell table:formula="of:=[.H238]*SQRT(0.5)" office:value-type="float" office:value="6454642.81454838" calcext:value-type="float">
            <text:p>6454642.81454838</text:p>
          </table:table-cell>
          <table:table-cell table:formula="of:=-[.H238]*0.5" office:value-type="float" office:value="-4564121.70430418" calcext:value-type="float">
            <text:p>-4564121.70430418</text:p>
          </table:table-cell>
          <table:table-cell table:formula="of:=[.H238]*SQRT(3)/2" office:value-type="float" office:value="7905290.6837827" calcext:value-type="float">
            <text:p>7905290.6837827</text:p>
          </table:table-cell>
          <table:table-cell table:formula="of:=([.B238]/[.P238])*SQRT(SQRT(([.D238]*[.D238]+[.E238]*[.E238])/((1+[.D238])*(1+[.D238])+[.E238]*[.E238])))*COS((ATAN([.E238]/[.D238])-ATAN([.E238]/(1+[.D238])))/2)" office:value-type="float" office:value="9458520.48564725" calcext:value-type="float">
            <text:p>9458520.48564725</text:p>
          </table:table-cell>
          <table:table-cell table:style-name="ce2" table:formula="of:=([.B238]/[.P238])*SQRT(SQRT(([.D238]*[.D238]+[.E238]*[.E238])/((1+[.D238])*(1+[.D238])+[.E238]*[.E238])))*SIN((ATAN([.E238]/[.D238])-ATAN([.E238]/(1+[.D238])))/2)" office:value-type="float" office:value="29300.5743999739" calcext:value-type="float">
            <text:p>29300.5743999739</text:p>
          </table:table-cell>
          <table:table-cell table:formula="of:=([.B238]/[.P238])*SQRT(SQRT(([.F238]*[.F238]+[.G238]*[.G238])/((1+[.F238])*(1+[.F238])+[.G238]*[.G238])))*COS((ATAN([.G238]/[.F238])-ATAN([.G238]/(1+[.F238])))/2)" office:value-type="float" office:value="9320984.4762191" calcext:value-type="float">
            <text:p>9320984.4762191</text:p>
          </table:table-cell>
          <table:table-cell table:style-name="ce2" table:formula="of:=([.B238]/[.P238])*SQRT(SQRT(([.F238]*[.F238]+[.G238]*[.G238])/((1+[.F238])*(1+[.F238])+[.G238]*[.G238])))*SIN((ATAN([.G238]/[.F238])-ATAN([.G238]/(1+[.F238])))/2)" office:value-type="float" office:value="8135.67106606177" calcext:value-type="float">
            <text:p>8135.67106606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11.353" calcext:value-type="float">
            <text:p>411.353</text:p>
          </table:table-cell>
          <table:table-cell table:style-name="ce1" table:formula="of:=[.A239]*1000000000000*2*PI()" office:value-type="float" office:value="2.58460712566424E+015" calcext:value-type="float">
            <text:p>2.58E+15</text:p>
          </table:table-cell>
          <table:table-cell table:style-name="ce1" table:formula="of:=[.P239]/([.A239]*1000000000000)*1000000" office:value-type="float" office:value="0.728796089976249" calcext:value-type="float">
            <text:p>7.29E-01</text:p>
          </table:table-cell>
          <table:table-cell office:value-type="float" office:value="-18.9494" calcext:value-type="float">
            <text:p>-18.9494</text:p>
          </table:table-cell>
          <table:table-cell office:value-type="float" office:value="1.4268" calcext:value-type="float">
            <text:p>1.4268</text:p>
          </table:table-cell>
          <table:table-cell table:style-name="ce2" table:formula="of:=1-13.8*13.8*1E+030/([.B239]*[.B239]+1/9.3/9.3*1E+030)" office:value-type="float" office:value="-27.4588976806213" calcext:value-type="float">
            <text:p>-27.4588976806</text:p>
          </table:table-cell>
          <table:table-cell table:style-name="ce2" table:formula="of:=13.8*13.8/9.3*1E+045/[.B239]/([.B239]*[.B239]+1/9.3/9.3*1E+030)" office:value-type="float" office:value="1.18396970062193" calcext:value-type="float">
            <text:p>1.1839697006</text:p>
          </table:table-cell>
          <table:table-cell table:formula="of:=[.B239]/[.P239]" office:value-type="float" office:value="8621321.37314889" calcext:value-type="float">
            <text:p>8621321.37314889</text:p>
          </table:table-cell>
          <table:table-cell table:formula="of:=[.H239]*SQRT(0.5)" office:value-type="float" office:value="6096194.8057421" calcext:value-type="float">
            <text:p>6096194.8057421</text:p>
          </table:table-cell>
          <table:table-cell table:formula="of:=-[.H239]*0.5" office:value-type="float" office:value="-4310660.68657444" calcext:value-type="float">
            <text:p>-4310660.68657444</text:p>
          </table:table-cell>
          <table:table-cell table:formula="of:=[.H239]*SQRT(3)/2" office:value-type="float" office:value="7466283.32333667" calcext:value-type="float">
            <text:p>7466283.32333667</text:p>
          </table:table-cell>
          <table:table-cell table:formula="of:=([.B239]/[.P239])*SQRT(SQRT(([.D239]*[.D239]+[.E239]*[.E239])/((1+[.D239])*(1+[.D239])+[.E239]*[.E239])))*COS((ATAN([.E239]/[.D239])-ATAN([.E239]/(1+[.D239])))/2)" office:value-type="float" office:value="8856774.28920294" calcext:value-type="float">
            <text:p>8856774.28920294</text:p>
          </table:table-cell>
          <table:table-cell table:style-name="ce2" table:formula="of:=([.B239]/[.P239])*SQRT(SQRT(([.D239]*[.D239]+[.E239]*[.E239])/((1+[.D239])*(1+[.D239])+[.E239]*[.E239])))*SIN((ATAN([.E239]/[.D239])-ATAN([.E239]/(1+[.D239])))/2)" office:value-type="float" office:value="18465.8707228597" calcext:value-type="float">
            <text:p>18465.8707228597</text:p>
          </table:table-cell>
          <table:table-cell table:formula="of:=([.B239]/[.P239])*SQRT(SQRT(([.F239]*[.F239]+[.G239]*[.G239])/((1+[.F239])*(1+[.F239])+[.G239]*[.G239])))*COS((ATAN([.G239]/[.F239])-ATAN([.G239]/(1+[.F239])))/2)" office:value-type="float" office:value="8782412.88050362" calcext:value-type="float">
            <text:p>8782412.88050362</text:p>
          </table:table-cell>
          <table:table-cell table:style-name="ce2" table:formula="of:=([.B239]/[.P239])*SQRT(SQRT(([.F239]*[.F239]+[.G239]*[.G239])/((1+[.F239])*(1+[.F239])+[.G239]*[.G239])))*SIN((ATAN([.G239]/[.F239])-ATAN([.G239]/(1+[.F239])))/2)" office:value-type="float" office:value="7142.20287071372" calcext:value-type="float">
            <text:p>7142.20287071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87.147" calcext:value-type="float">
            <text:p>387.147</text:p>
          </table:table-cell>
          <table:table-cell table:style-name="ce1" table:formula="of:=[.A240]*1000000000000*2*PI()" office:value-type="float" office:value="2.43251634211866E+015" calcext:value-type="float">
            <text:p>2.43E+15</text:p>
          </table:table-cell>
          <table:table-cell table:style-name="ce1" table:formula="of:=[.P240]/([.A240]*1000000000000)*1000000" office:value-type="float" office:value="0.774363376185273" calcext:value-type="float">
            <text:p>7.74E-01</text:p>
          </table:table-cell>
          <table:table-cell office:value-type="float" office:value="-23.6499" calcext:value-type="float">
            <text:p>-23.6499</text:p>
          </table:table-cell>
          <table:table-cell office:value-type="float" office:value="1.69128" calcext:value-type="float">
            <text:p>1.69128</text:p>
          </table:table-cell>
          <table:table-cell table:style-name="ce2" table:formula="of:=1-13.8*13.8*1E+030/([.B240]*[.B240]+1/9.3/9.3*1E+030)" office:value-type="float" office:value="-31.1217250241512" calcext:value-type="float">
            <text:p>-31.1217250242</text:p>
          </table:table-cell>
          <table:table-cell table:style-name="ce2" table:formula="of:=13.8*13.8/9.3*1E+045/[.B240]/([.B240]*[.B240]+1/9.3/9.3*1E+030)" office:value-type="float" office:value="1.41990779980528" calcext:value-type="float">
            <text:p>1.4199077998</text:p>
          </table:table-cell>
          <table:table-cell table:formula="of:=[.B240]/[.P240]" office:value-type="float" office:value="8114001.12713529" calcext:value-type="float">
            <text:p>8114001.12713529</text:p>
          </table:table-cell>
          <table:table-cell table:formula="of:=[.H240]*SQRT(0.5)" office:value-type="float" office:value="5737465.21955266" calcext:value-type="float">
            <text:p>5737465.21955266</text:p>
          </table:table-cell>
          <table:table-cell table:formula="of:=-[.H240]*0.5" office:value-type="float" office:value="-4057000.56356765" calcext:value-type="float">
            <text:p>-4057000.56356765</text:p>
          </table:table-cell>
          <table:table-cell table:formula="of:=[.H240]*SQRT(3)/2" office:value-type="float" office:value="7026931.10243473" calcext:value-type="float">
            <text:p>7026931.10243473</text:p>
          </table:table-cell>
          <table:table-cell table:formula="of:=([.B240]/[.P240])*SQRT(SQRT(([.D240]*[.D240]+[.E240]*[.E240])/((1+[.D240])*(1+[.D240])+[.E240]*[.E240])))*COS((ATAN([.E240]/[.D240])-ATAN([.E240]/(1+[.D240])))/2)" office:value-type="float" office:value="8290222.60953655" calcext:value-type="float">
            <text:p>8290222.60953655</text:p>
          </table:table-cell>
          <table:table-cell table:style-name="ce2" table:formula="of:=([.B240]/[.P240])*SQRT(SQRT(([.D240]*[.D240]+[.E240]*[.E240])/((1+[.D240])*(1+[.D240])+[.E240]*[.E240])))*SIN((ATAN([.E240]/[.D240])-ATAN([.E240]/(1+[.D240])))/2)" office:value-type="float" office:value="13017.9353370558" calcext:value-type="float">
            <text:p>13017.9353370558</text:p>
          </table:table-cell>
          <table:table-cell table:formula="of:=([.B240]/[.P240])*SQRT(SQRT(([.F240]*[.F240]+[.G240]*[.G240])/((1+[.F240])*(1+[.F240])+[.G240]*[.G240])))*COS((ATAN([.G240]/[.F240])-ATAN([.G240]/(1+[.F240])))/2)" office:value-type="float" office:value="8247296.87627086" calcext:value-type="float">
            <text:p>8247296.87627086</text:p>
          </table:table-cell>
          <table:table-cell table:style-name="ce2" table:formula="of:=([.B240]/[.P240])*SQRT(SQRT(([.F240]*[.F240]+[.G240]*[.G240])/((1+[.F240])*(1+[.F240])+[.G240]*[.G240])))*SIN((ATAN([.G240]/[.F240])-ATAN([.G240]/(1+[.F240])))/2)" office:value-type="float" office:value="6232.53894294086" calcext:value-type="float">
            <text:p>6232.538942940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62.932" calcext:value-type="float">
            <text:p>362.932</text:p>
          </table:table-cell>
          <table:table-cell table:style-name="ce1" table:formula="of:=[.A241]*1000000000000*2*PI()" office:value-type="float" office:value="2.2803690099053E+015" calcext:value-type="float">
            <text:p>2.28E+15</text:p>
          </table:table-cell>
          <table:table-cell table:style-name="ce1" table:formula="of:=[.P241]/([.A241]*1000000000000)*1000000" office:value-type="float" office:value="0.826029278211896" calcext:value-type="float">
            <text:p>8.26E-01</text:p>
          </table:table-cell>
          <table:table-cell office:value-type="float" office:value="-29.0874" calcext:value-type="float">
            <text:p>-29.0874</text:p>
          </table:table-cell>
          <table:table-cell office:value-type="float" office:value="2.02664" calcext:value-type="float">
            <text:p>2.02664</text:p>
          </table:table-cell>
          <table:table-cell table:style-name="ce2" table:formula="of:=1-13.8*13.8*1E+030/([.B241]*[.B241]+1/9.3/9.3*1E+030)" office:value-type="float" office:value="-35.5412466546861" calcext:value-type="float">
            <text:p>-35.5412466547</text:p>
          </table:table-cell>
          <table:table-cell table:style-name="ce2" table:formula="of:=13.8*13.8/9.3*1E+045/[.B241]/([.B241]*[.B241]+1/9.3/9.3*1E+030)" office:value-type="float" office:value="1.72303968782608" calcext:value-type="float">
            <text:p>1.7230396878</text:p>
          </table:table-cell>
          <table:table-cell table:formula="of:=[.B241]/[.P241]" office:value-type="float" office:value="7606492.25506967" calcext:value-type="float">
            <text:p>7606492.25506967</text:p>
          </table:table-cell>
          <table:table-cell table:formula="of:=[.H241]*SQRT(0.5)" office:value-type="float" office:value="5378602.25460272" calcext:value-type="float">
            <text:p>5378602.25460272</text:p>
          </table:table-cell>
          <table:table-cell table:formula="of:=-[.H241]*0.5" office:value-type="float" office:value="-3803246.12753484" calcext:value-type="float">
            <text:p>-3803246.12753484</text:p>
          </table:table-cell>
          <table:table-cell table:formula="of:=[.H241]*SQRT(3)/2" office:value-type="float" office:value="6587415.52657992" calcext:value-type="float">
            <text:p>6587415.52657992</text:p>
          </table:table-cell>
          <table:table-cell table:formula="of:=([.B241]/[.P241])*SQRT(SQRT(([.D241]*[.D241]+[.E241]*[.E241])/((1+[.D241])*(1+[.D241])+[.E241]*[.E241])))*COS((ATAN([.E241]/[.D241])-ATAN([.E241]/(1+[.D241])))/2)" office:value-type="float" office:value="7740032.26585731" calcext:value-type="float">
            <text:p>7740032.26585731</text:p>
          </table:table-cell>
          <table:table-cell table:style-name="ce2" table:formula="of:=([.B241]/[.P241])*SQRT(SQRT(([.D241]*[.D241]+[.E241]*[.E241])/((1+[.D241])*(1+[.D241])+[.E241]*[.E241])))*SIN((ATAN([.E241]/[.D241])-ATAN([.E241]/(1+[.D241])))/2)" office:value-type="float" office:value="9552.00218165378" calcext:value-type="float">
            <text:p>9552.0021816538</text:p>
          </table:table-cell>
          <table:table-cell table:formula="of:=([.B241]/[.P241])*SQRT(SQRT(([.F241]*[.F241]+[.G241]*[.G241])/((1+[.F241])*(1+[.F241])+[.G241]*[.G241])))*COS((ATAN([.G241]/[.F241])-ATAN([.G241]/(1+[.F241])))/2)" office:value-type="float" office:value="7715546.48913676" calcext:value-type="float">
            <text:p>7715546.48913676</text:p>
          </table:table-cell>
          <table:table-cell table:style-name="ce2" table:formula="of:=([.B241]/[.P241])*SQRT(SQRT(([.F241]*[.F241]+[.G241]*[.G241])/((1+[.F241])*(1+[.F241])+[.G241]*[.G241])))*SIN((ATAN([.G241]/[.F241])-ATAN([.G241]/(1+[.F241])))/2)" office:value-type="float" office:value="5401.47150996024" calcext:value-type="float">
            <text:p>5401.471509960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38.753" calcext:value-type="float">
            <text:p>338.753</text:p>
          </table:table-cell>
          <table:table-cell table:style-name="ce1" table:formula="of:=[.A242]*1000000000000*2*PI()" office:value-type="float" office:value="2.12844787236301E+015" calcext:value-type="float">
            <text:p>2.13E+15</text:p>
          </table:table-cell>
          <table:table-cell table:style-name="ce1" table:formula="of:=[.P242]/([.A242]*1000000000000)*1000000" office:value-type="float" office:value="0.884988348442671" calcext:value-type="float">
            <text:p>8.85E-01</text:p>
          </table:table-cell>
          <table:table-cell office:value-type="float" office:value="-34.6185" calcext:value-type="float">
            <text:p>-34.6185</text:p>
          </table:table-cell>
          <table:table-cell office:value-type="float" office:value="2.4696" calcext:value-type="float">
            <text:p>2.4696</text:p>
          </table:table-cell>
          <table:table-cell table:style-name="ce2" table:formula="of:=1-13.8*13.8*1E+030/([.B242]*[.B242]+1/9.3/9.3*1E+030)" office:value-type="float" office:value="-40.9300285981581" calcext:value-type="float">
            <text:p>-40.9300285982</text:p>
          </table:table-cell>
          <table:table-cell table:style-name="ce2" table:formula="of:=13.8*13.8/9.3*1E+045/[.B242]/([.B242]*[.B242]+1/9.3/9.3*1E+030)" office:value-type="float" office:value="2.11825964081654" calcext:value-type="float">
            <text:p>2.1182596408</text:p>
          </table:table-cell>
          <table:table-cell table:formula="of:=[.B242]/[.P242]" office:value-type="float" office:value="7099737.88721199" calcext:value-type="float">
            <text:p>7099737.88721199</text:p>
          </table:table-cell>
          <table:table-cell table:formula="of:=[.H242]*SQRT(0.5)" office:value-type="float" office:value="5020272.80469465" calcext:value-type="float">
            <text:p>5020272.80469465</text:p>
          </table:table-cell>
          <table:table-cell table:formula="of:=-[.H242]*0.5" office:value-type="float" office:value="-3549868.943606" calcext:value-type="float">
            <text:p>-3549868.943606</text:p>
          </table:table-cell>
          <table:table-cell table:formula="of:=[.H242]*SQRT(3)/2" office:value-type="float" office:value="6148553.37053644" calcext:value-type="float">
            <text:p>6148553.37053644</text:p>
          </table:table-cell>
          <table:table-cell table:formula="of:=([.B242]/[.P242])*SQRT(SQRT(([.D242]*[.D242]+[.E242]*[.E242])/((1+[.D242])*(1+[.D242])+[.E242]*[.E242])))*COS((ATAN([.E242]/[.D242])-ATAN([.E242]/(1+[.D242])))/2)" office:value-type="float" office:value="7204002.33211765" calcext:value-type="float">
            <text:p>7204002.33211765</text:p>
          </table:table-cell>
          <table:table-cell table:style-name="ce2" table:formula="of:=([.B242]/[.P242])*SQRT(SQRT(([.D242]*[.D242]+[.E242]*[.E242])/((1+[.D242])*(1+[.D242])+[.E242]*[.E242])))*SIN((ATAN([.E242]/[.D242])-ATAN([.E242]/(1+[.D242])))/2)" office:value-type="float" office:value="7603.49837779403" calcext:value-type="float">
            <text:p>7603.498377794</text:p>
          </table:table-cell>
          <table:table-cell table:formula="of:=([.B242]/[.P242])*SQRT(SQRT(([.F242]*[.F242]+[.G242]*[.G242])/((1+[.F242])*(1+[.F242])+[.G242]*[.G242])))*COS((ATAN([.G242]/[.F242])-ATAN([.G242]/(1+[.F242])))/2)" office:value-type="float" office:value="7187845.45059936" calcext:value-type="float">
            <text:p>7187845.45059936</text:p>
          </table:table-cell>
          <table:table-cell table:style-name="ce2" table:formula="of:=([.B242]/[.P242])*SQRT(SQRT(([.F242]*[.F242]+[.G242]*[.G242])/((1+[.F242])*(1+[.F242])+[.G242]*[.G242])))*SIN((ATAN([.G242]/[.F242])-ATAN([.G242]/(1+[.F242])))/2)" office:value-type="float" office:value="4645.31711984549" calcext:value-type="float">
            <text:p>4645.317119845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14.564" calcext:value-type="float">
            <text:p>314.564</text:p>
          </table:table-cell>
          <table:table-cell table:style-name="ce1" table:formula="of:=[.A243]*1000000000000*2*PI()" office:value-type="float" office:value="1.97646390296764E+015" calcext:value-type="float">
            <text:p>1.98E+15</text:p>
          </table:table-cell>
          <table:table-cell table:style-name="ce1" table:formula="of:=[.P243]/([.A243]*1000000000000)*1000000" office:value-type="float" office:value="0.953041218957033" calcext:value-type="float">
            <text:p>9.53E-01</text:p>
          </table:table-cell>
          <table:table-cell office:value-type="float" office:value="-41.9166" calcext:value-type="float">
            <text:p>-41.9166</text:p>
          </table:table-cell>
          <table:table-cell office:value-type="float" office:value="3.05384" calcext:value-type="float">
            <text:p>3.05384</text:p>
          </table:table-cell>
          <table:table-cell table:style-name="ce2" table:formula="of:=1-13.8*13.8*1E+030/([.B243]*[.B243]+1/9.3/9.3*1E+030)" office:value-type="float" office:value="-47.6067843076696" calcext:value-type="float">
            <text:p>-47.6067843077</text:p>
          </table:table-cell>
          <table:table-cell table:style-name="ce2" table:formula="of:=13.8*13.8/9.3*1E+045/[.B243]/([.B243]*[.B243]+1/9.3/9.3*1E+030)" office:value-type="float" office:value="2.64438725099591" calcext:value-type="float">
            <text:p>2.644387251</text:p>
          </table:table-cell>
          <table:table-cell table:formula="of:=[.B243]/[.P243]" office:value-type="float" office:value="6592773.93485209" calcext:value-type="float">
            <text:p>6592773.93485209</text:p>
          </table:table-cell>
          <table:table-cell table:formula="of:=[.H243]*SQRT(0.5)" office:value-type="float" office:value="4661795.15616383" calcext:value-type="float">
            <text:p>4661795.15616383</text:p>
          </table:table-cell>
          <table:table-cell table:formula="of:=-[.H243]*0.5" office:value-type="float" office:value="-3296386.96742605" calcext:value-type="float">
            <text:p>-3296386.96742605</text:p>
          </table:table-cell>
          <table:table-cell table:formula="of:=[.H243]*SQRT(3)/2" office:value-type="float" office:value="5709509.7089898" calcext:value-type="float">
            <text:p>5709509.7089898</text:p>
          </table:table-cell>
          <table:table-cell table:formula="of:=([.B243]/[.P243])*SQRT(SQRT(([.D243]*[.D243]+[.E243]*[.E243])/((1+[.D243])*(1+[.D243])+[.E243]*[.E243])))*COS((ATAN([.E243]/[.D243])-ATAN([.E243]/(1+[.D243])))/2)" office:value-type="float" office:value="6672412.84181021" calcext:value-type="float">
            <text:p>6672412.84181021</text:p>
          </table:table-cell>
          <table:table-cell table:style-name="ce2" table:formula="of:=([.B243]/[.P243])*SQRT(SQRT(([.D243]*[.D243]+[.E243]*[.E243])/((1+[.D243])*(1+[.D243])+[.E243]*[.E243])))*SIN((ATAN([.E243]/[.D243])-ATAN([.E243]/(1+[.D243])))/2)" office:value-type="float" office:value="5908.24022481834" calcext:value-type="float">
            <text:p>5908.2402248183</text:p>
          </table:table-cell>
          <table:table-cell table:formula="of:=([.B243]/[.P243])*SQRT(SQRT(([.F243]*[.F243]+[.G243]*[.G243])/((1+[.F243])*(1+[.F243])+[.G243]*[.G243])))*COS((ATAN([.G243]/[.F243])-ATAN([.G243]/(1+[.F243])))/2)" office:value-type="float" office:value="6662902.79751506" calcext:value-type="float">
            <text:p>6662902.79751506</text:p>
          </table:table-cell>
          <table:table-cell table:style-name="ce2" table:formula="of:=([.B243]/[.P243])*SQRT(SQRT(([.F243]*[.F243]+[.G243]*[.G243])/((1+[.F243])*(1+[.F243])+[.G243]*[.G243])))*SIN((ATAN([.G243]/[.F243])-ATAN([.G243]/(1+[.F243])))/2)" office:value-type="float" office:value="3957.98207865127" calcext:value-type="float">
            <text:p>3957.98207865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90.416" calcext:value-type="float">
            <text:p>290.416</text:p>
          </table:table-cell>
          <table:table-cell table:style-name="ce1" table:formula="of:=[.A244]*1000000000000*2*PI()" office:value-type="float" office:value="1.82473754416987E+015" calcext:value-type="float">
            <text:p>1.82E+15</text:p>
          </table:table-cell>
          <table:table-cell table:style-name="ce1" table:formula="of:=[.P244]/([.A244]*1000000000000)*1000000" office:value-type="float" office:value="1.03228629965291" calcext:value-type="float">
            <text:p>1.03E+00</text:p>
          </table:table-cell>
          <table:table-cell office:value-type="float" office:value="-50.0589" calcext:value-type="float">
            <text:p>-50.0589</text:p>
          </table:table-cell>
          <table:table-cell office:value-type="float" office:value="3.84608" calcext:value-type="float">
            <text:p>3.84608</text:p>
          </table:table-cell>
          <table:table-cell table:style-name="ce2" table:formula="of:=1-13.8*13.8*1E+030/([.B244]*[.B244]+1/9.3/9.3*1E+030)" office:value-type="float" office:value="-55.9969889172092" calcext:value-type="float">
            <text:p>-55.9969889172</text:p>
          </table:table-cell>
          <table:table-cell table:style-name="ce2" table:formula="of:=13.8*13.8/9.3*1E+045/[.B244]/([.B244]*[.B244]+1/9.3/9.3*1E+030)" office:value-type="float" office:value="3.35867944697195" calcext:value-type="float">
            <text:p>3.358679447</text:p>
          </table:table-cell>
          <table:table-cell table:formula="of:=[.B244]/[.P244]" office:value-type="float" office:value="6086669.27895121" calcext:value-type="float">
            <text:p>6086669.27895121</text:p>
          </table:table-cell>
          <table:table-cell table:formula="of:=[.H244]*SQRT(0.5)" office:value-type="float" office:value="4303925.12198623" calcext:value-type="float">
            <text:p>4303925.12198623</text:p>
          </table:table-cell>
          <table:table-cell table:formula="of:=-[.H244]*0.5" office:value-type="float" office:value="-3043334.6394756" calcext:value-type="float">
            <text:p>-3043334.6394756</text:p>
          </table:table-cell>
          <table:table-cell table:formula="of:=[.H244]*SQRT(3)/2" office:value-type="float" office:value="5271210.22000606" calcext:value-type="float">
            <text:p>5271210.22000606</text:p>
          </table:table-cell>
          <table:table-cell table:formula="of:=([.B244]/[.P244])*SQRT(SQRT(([.D244]*[.D244]+[.E244]*[.E244])/((1+[.D244])*(1+[.D244])+[.E244]*[.E244])))*COS((ATAN([.E244]/[.D244])-ATAN([.E244]/(1+[.D244])))/2)" office:value-type="float" office:value="6148017.35496353" calcext:value-type="float">
            <text:p>6148017.35496353</text:p>
          </table:table-cell>
          <table:table-cell table:style-name="ce2" table:formula="of:=([.B244]/[.P244])*SQRT(SQRT(([.D244]*[.D244]+[.E244]*[.E244])/((1+[.D244])*(1+[.D244])+[.E244]*[.E244])))*SIN((ATAN([.E244]/[.D244])-ATAN([.E244]/(1+[.D244])))/2)" office:value-type="float" office:value="4785.37497049513" calcext:value-type="float">
            <text:p>4785.3749704951</text:p>
          </table:table-cell>
          <table:table-cell table:formula="of:=([.B244]/[.P244])*SQRT(SQRT(([.F244]*[.F244]+[.G244]*[.G244])/((1+[.F244])*(1+[.F244])+[.G244]*[.G244])))*COS((ATAN([.G244]/[.F244])-ATAN([.G244]/(1+[.F244])))/2)" office:value-type="float" office:value="6141553.51690049" calcext:value-type="float">
            <text:p>6141553.51690049</text:p>
          </table:table-cell>
          <table:table-cell table:style-name="ce2" table:formula="of:=([.B244]/[.P244])*SQRT(SQRT(([.F244]*[.F244]+[.G244]*[.G244])/((1+[.F244])*(1+[.F244])+[.G244]*[.G244])))*SIN((ATAN([.G244]/[.F244])-ATAN([.G244]/(1+[.F244])))/2)" office:value-type="float" office:value="3336.76164200175" calcext:value-type="float">
            <text:p>3336.76164200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66.193" calcext:value-type="float">
            <text:p>266.193</text:p>
          </table:table-cell>
          <table:table-cell table:style-name="ce1" table:formula="of:=[.A245]*1000000000000*2*PI()" office:value-type="float" office:value="1.67253994647406E+015" calcext:value-type="float">
            <text:p>1.67E+15</text:p>
          </table:table-cell>
          <table:table-cell table:style-name="ce1" table:formula="of:=[.P245]/([.A245]*1000000000000)*1000000" office:value-type="float" office:value="1.1262221696288" calcext:value-type="float">
            <text:p>1.13E+00</text:p>
          </table:table-cell>
          <table:table-cell office:value-type="float" office:value="-62.9822" calcext:value-type="float">
            <text:p>-62.9822</text:p>
          </table:table-cell>
          <table:table-cell office:value-type="float" office:value="4.94832" calcext:value-type="float">
            <text:p>4.94832</text:p>
          </table:table-cell>
          <table:table-cell table:style-name="ce2" table:formula="of:=1-13.8*13.8*1E+030/([.B245]*[.B245]+1/9.3/9.3*1E+030)" office:value-type="float" office:value="-66.7975296790186" calcext:value-type="float">
            <text:p>-66.797529679</text:p>
          </table:table-cell>
          <table:table-cell table:style-name="ce2" table:formula="of:=13.8*13.8/9.3*1E+045/[.B245]/([.B245]*[.B245]+1/9.3/9.3*1E+030)" office:value-type="float" office:value="4.35867434443142" calcext:value-type="float">
            <text:p>4.3586743444</text:p>
          </table:table-cell>
          <table:table-cell table:formula="of:=[.B245]/[.P245]" office:value-type="float" office:value="5578992.73928386" calcext:value-type="float">
            <text:p>5578992.73928386</text:p>
          </table:table-cell>
          <table:table-cell table:formula="of:=[.H245]*SQRT(0.5)" office:value-type="float" office:value="3944943.59813813" calcext:value-type="float">
            <text:p>3944943.59813813</text:p>
          </table:table-cell>
          <table:table-cell table:formula="of:=-[.H245]*0.5" office:value-type="float" office:value="-2789496.36964193" calcext:value-type="float">
            <text:p>-2789496.36964193</text:p>
          </table:table-cell>
          <table:table-cell table:formula="of:=[.H245]*SQRT(3)/2" office:value-type="float" office:value="4831549.43974875" calcext:value-type="float">
            <text:p>4831549.43974875</text:p>
          </table:table-cell>
          <table:table-cell table:formula="of:=([.B245]/[.P245])*SQRT(SQRT(([.D245]*[.D245]+[.E245]*[.E245])/((1+[.D245])*(1+[.D245])+[.E245]*[.E245])))*COS((ATAN([.E245]/[.D245])-ATAN([.E245]/(1+[.D245])))/2)" office:value-type="float" office:value="5623535.81984098" calcext:value-type="float">
            <text:p>5623535.81984098</text:p>
          </table:table-cell>
          <table:table-cell table:style-name="ce2" table:formula="of:=([.B245]/[.P245])*SQRT(SQRT(([.D245]*[.D245]+[.E245]*[.E245])/((1+[.D245])*(1+[.D245])+[.E245]*[.E245])))*SIN((ATAN([.E245]/[.D245])-ATAN([.E245]/(1+[.D245])))/2)" office:value-type="float" office:value="3541.90345293685" calcext:value-type="float">
            <text:p>3541.9034529369</text:p>
          </table:table-cell>
          <table:table-cell table:formula="of:=([.B245]/[.P245])*SQRT(SQRT(([.F245]*[.F245]+[.G245]*[.G245])/((1+[.F245])*(1+[.F245])+[.G245]*[.G245])))*COS((ATAN([.G245]/[.F245])-ATAN([.G245]/(1+[.F245])))/2)" office:value-type="float" office:value="5621044.87028542" calcext:value-type="float">
            <text:p>5621044.87028542</text:p>
          </table:table-cell>
          <table:table-cell table:style-name="ce2" table:formula="of:=([.B245]/[.P245])*SQRT(SQRT(([.F245]*[.F245]+[.G245]*[.G245])/((1+[.F245])*(1+[.F245])+[.G245]*[.G245])))*SIN((ATAN([.G245]/[.F245])-ATAN([.G245]/(1+[.F245])))/2)" office:value-type="float" office:value="2775.22483679909" calcext:value-type="float">
            <text:p>2775.224836799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41.935" calcext:value-type="float">
            <text:p>241.935</text:p>
          </table:table-cell>
          <table:table-cell table:style-name="ce1" table:formula="of:=[.A246]*1000000000000*2*PI()" office:value-type="float" office:value="1.52012243729249E+015" calcext:value-type="float">
            <text:p>1.52E+15</text:p>
          </table:table-cell>
          <table:table-cell table:style-name="ce1" table:formula="of:=[.P246]/([.A246]*1000000000000)*1000000" office:value-type="float" office:value="1.23914463802261" calcext:value-type="float">
            <text:p>1.24E+00</text:p>
          </table:table-cell>
          <table:table-cell office:value-type="float" office:value="-77.0513" calcext:value-type="float">
            <text:p>-77.0513</text:p>
          </table:table-cell>
          <table:table-cell office:value-type="float" office:value="6.52488" calcext:value-type="float">
            <text:p>6.52488</text:p>
          </table:table-cell>
          <table:table-cell table:style-name="ce2" table:formula="of:=1-13.8*13.8*1E+030/([.B246]*[.B246]+1/9.3/9.3*1E+030)" office:value-type="float" office:value="-81.0036993462381" calcext:value-type="float">
            <text:p>-81.0036993462</text:p>
          </table:table-cell>
          <table:table-cell table:style-name="ce2" table:formula="of:=13.8*13.8/9.3*1E+045/[.B246]/([.B246]*[.B246]+1/9.3/9.3*1E+030)" office:value-type="float" office:value="5.8005867579626" calcext:value-type="float">
            <text:p>5.800586758</text:p>
          </table:table-cell>
          <table:table-cell table:formula="of:=[.B246]/[.P246]" office:value-type="float" office:value="5070582.65385879" calcext:value-type="float">
            <text:p>5070582.65385879</text:p>
          </table:table-cell>
          <table:table-cell table:formula="of:=[.H246]*SQRT(0.5)" office:value-type="float" office:value="3585443.37911043" calcext:value-type="float">
            <text:p>3585443.37911043</text:p>
          </table:table-cell>
          <table:table-cell table:formula="of:=-[.H246]*0.5" office:value-type="float" office:value="-2535291.32692939" calcext:value-type="float">
            <text:p>-2535291.32692939</text:p>
          </table:table-cell>
          <table:table-cell table:formula="of:=[.H246]*SQRT(3)/2" office:value-type="float" office:value="4391253.39023043" calcext:value-type="float">
            <text:p>4391253.39023043</text:p>
          </table:table-cell>
          <table:table-cell table:formula="of:=([.B246]/[.P246])*SQRT(SQRT(([.D246]*[.D246]+[.E246]*[.E246])/((1+[.D246])*(1+[.D246])+[.E246]*[.E246])))*COS((ATAN([.E246]/[.D246])-ATAN([.E246]/(1+[.D246])))/2)" office:value-type="float" office:value="5103569.14180051" calcext:value-type="float">
            <text:p>5103569.14180051</text:p>
          </table:table-cell>
          <table:table-cell table:style-name="ce2" table:formula="of:=([.B246]/[.P246])*SQRT(SQRT(([.D246]*[.D246]+[.E246]*[.E246])/((1+[.D246])*(1+[.D246])+[.E246]*[.E246])))*SIN((ATAN([.E246]/[.D246])-ATAN([.E246]/(1+[.D246])))/2)" office:value-type="float" office:value="2820.88825489787" calcext:value-type="float">
            <text:p>2820.8882548979</text:p>
          </table:table-cell>
          <table:table-cell table:formula="of:=([.B246]/[.P246])*SQRT(SQRT(([.F246]*[.F246]+[.G246]*[.G246])/((1+[.F246])*(1+[.F246])+[.G246]*[.G246])))*COS((ATAN([.G246]/[.F246])-ATAN([.G246]/(1+[.F246])))/2)" office:value-type="float" office:value="5102009.73155017" calcext:value-type="float">
            <text:p>5102009.73155017</text:p>
          </table:table-cell>
          <table:table-cell table:style-name="ce2" table:formula="of:=([.B246]/[.P246])*SQRT(SQRT(([.F246]*[.F246]+[.G246]*[.G246])/((1+[.F246])*(1+[.F246])+[.G246]*[.G246])))*SIN((ATAN([.G246]/[.F246])-ATAN([.G246]/(1+[.F246])))/2)" office:value-type="float" office:value="2271.53384348733" calcext:value-type="float">
            <text:p>2271.53384348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37.154" calcext:value-type="float">
            <text:p>237.154</text:p>
          </table:table-cell>
          <table:table-cell table:style-name="ce1" table:formula="of:=[.A247]*1000000000000*2*PI()" office:value-type="float" office:value="1.49008252833887E+015" calcext:value-type="float">
            <text:p>1.49E+15</text:p>
          </table:table-cell>
          <table:table-cell table:style-name="ce1" table:formula="of:=[.P247]/([.A247]*1000000000000)*1000000" office:value-type="float" office:value="1.26412566517959" calcext:value-type="float">
            <text:p>1.26E+00</text:p>
          </table:table-cell>
          <table:table-cell office:value-type="float" office:value="-65.5994" calcext:value-type="float">
            <text:p>-65.5994</text:p>
          </table:table-cell>
          <table:table-cell office:value-type="float" office:value="6.29402" calcext:value-type="float">
            <text:p>6.29402</text:p>
          </table:table-cell>
          <table:table-cell table:style-name="ce2" table:formula="of:=1-13.8*13.8*1E+030/([.B247]*[.B247]+1/9.3/9.3*1E+030)" office:value-type="float" office:value="-84.326098758214" calcext:value-type="float">
            <text:p>-84.3260987582</text:p>
          </table:table-cell>
          <table:table-cell table:style-name="ce2" table:formula="of:=13.8*13.8/9.3*1E+045/[.B247]/([.B247]*[.B247]+1/9.3/9.3*1E+030)" office:value-type="float" office:value="6.15727595911634" calcext:value-type="float">
            <text:p>6.1572759591</text:p>
          </table:table-cell>
          <table:table-cell table:formula="of:=[.B247]/[.P247]" office:value-type="float" office:value="4970380.3033593" calcext:value-type="float">
            <text:p>4970380.3033593</text:p>
          </table:table-cell>
          <table:table-cell table:formula="of:=[.H247]*SQRT(0.5)" office:value-type="float" office:value="3514589.61758141" calcext:value-type="float">
            <text:p>3514589.61758141</text:p>
          </table:table-cell>
          <table:table-cell table:formula="of:=-[.H247]*0.5" office:value-type="float" office:value="-2485190.15167965" calcext:value-type="float">
            <text:p>-2485190.15167965</text:p>
          </table:table-cell>
          <table:table-cell table:formula="of:=[.H247]*SQRT(3)/2" office:value-type="float" office:value="4304475.60917896" calcext:value-type="float">
            <text:p>4304475.60917896</text:p>
          </table:table-cell>
          <table:table-cell table:formula="of:=([.B247]/[.P247])*SQRT(SQRT(([.D247]*[.D247]+[.E247]*[.E247])/((1+[.D247])*(1+[.D247])+[.E247]*[.E247])))*COS((ATAN([.E247]/[.D247])-ATAN([.E247]/(1+[.D247])))/2)" office:value-type="float" office:value="5008345.70080147" calcext:value-type="float">
            <text:p>5008345.70080147</text:p>
          </table:table-cell>
          <table:table-cell table:style-name="ce2" table:formula="of:=([.B247]/[.P247])*SQRT(SQRT(([.D247]*[.D247]+[.E247]*[.E247])/((1+[.D247])*(1+[.D247])+[.E247]*[.E247])))*SIN((ATAN([.E247]/[.D247])-ATAN([.E247]/(1+[.D247])))/2)" office:value-type="float" office:value="3684.87553315302" calcext:value-type="float">
            <text:p>3684.875533153</text:p>
          </table:table-cell>
          <table:table-cell table:formula="of:=([.B247]/[.P247])*SQRT(SQRT(([.F247]*[.F247]+[.G247]*[.G247])/((1+[.F247])*(1+[.F247])+[.G247]*[.G247])))*COS((ATAN([.G247]/[.F247])-ATAN([.G247]/(1+[.F247])))/2)" office:value-type="float" office:value="4999955.69256587" calcext:value-type="float">
            <text:p>4999955.69256587</text:p>
          </table:table-cell>
          <table:table-cell table:style-name="ce2" table:formula="of:=([.B247]/[.P247])*SQRT(SQRT(([.F247]*[.F247]+[.G247]*[.G247])/((1+[.F247])*(1+[.F247])+[.G247]*[.G247])))*SIN((ATAN([.G247]/[.F247])-ATAN([.G247]/(1+[.F247])))/2)" office:value-type="float" office:value="2178.93707188707" calcext:value-type="float">
            <text:p>2178.937071887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32.378" calcext:value-type="float">
            <text:p>232.378</text:p>
          </table:table-cell>
          <table:table-cell table:style-name="ce1" table:formula="of:=[.A248]*1000000000000*2*PI()" office:value-type="float" office:value="1.46007403531178E+015" calcext:value-type="float">
            <text:p>1.46E+15</text:p>
          </table:table-cell>
          <table:table-cell table:style-name="ce1" table:formula="of:=[.P248]/([.A248]*1000000000000)*1000000" office:value-type="float" office:value="1.29010688619405" calcext:value-type="float">
            <text:p>1.29E+00</text:p>
          </table:table-cell>
          <table:table-cell office:value-type="float" office:value="-68.2249" calcext:value-type="float">
            <text:p>-68.2249</text:p>
          </table:table-cell>
          <table:table-cell office:value-type="float" office:value="6.6495" calcext:value-type="float">
            <text:p>6.6495</text:p>
          </table:table-cell>
          <table:table-cell table:style-name="ce2" table:formula="of:=1-13.8*13.8*1E+030/([.B248]*[.B248]+1/9.3/9.3*1E+030)" office:value-type="float" office:value="-87.8503943551056" calcext:value-type="float">
            <text:p>-87.8503943551</text:p>
          </table:table-cell>
          <table:table-cell table:style-name="ce2" table:formula="of:=13.8*13.8/9.3*1E+045/[.B248]/([.B248]*[.B248]+1/9.3/9.3*1E+030)" office:value-type="float" office:value="6.54337082475062" calcext:value-type="float">
            <text:p>6.5433708248</text:p>
          </table:table-cell>
          <table:table-cell table:formula="of:=[.B248]/[.P248]" office:value-type="float" office:value="4870282.74511089" calcext:value-type="float">
            <text:p>4870282.74511089</text:p>
          </table:table-cell>
          <table:table-cell table:formula="of:=[.H248]*SQRT(0.5)" office:value-type="float" office:value="3443809.95536374" calcext:value-type="float">
            <text:p>3443809.95536374</text:p>
          </table:table-cell>
          <table:table-cell table:formula="of:=-[.H248]*0.5" office:value-type="float" office:value="-2435141.37255544" calcext:value-type="float">
            <text:p>-2435141.37255544</text:p>
          </table:table-cell>
          <table:table-cell table:formula="of:=[.H248]*SQRT(3)/2" office:value-type="float" office:value="4217788.58087904" calcext:value-type="float">
            <text:p>4217788.58087904</text:p>
          </table:table-cell>
          <table:table-cell table:formula="of:=([.B248]/[.P248])*SQRT(SQRT(([.D248]*[.D248]+[.E248]*[.E248])/((1+[.D248])*(1+[.D248])+[.E248]*[.E248])))*COS((ATAN([.E248]/[.D248])-ATAN([.E248]/(1+[.D248])))/2)" office:value-type="float" office:value="4906025.68044896" calcext:value-type="float">
            <text:p>4906025.68044896</text:p>
          </table:table-cell>
          <table:table-cell table:style-name="ce2" table:formula="of:=([.B248]/[.P248])*SQRT(SQRT(([.D248]*[.D248]+[.E248]*[.E248])/((1+[.D248])*(1+[.D248])+[.E248]*[.E248])))*SIN((ATAN([.E248]/[.D248])-ATAN([.E248]/(1+[.D248])))/2)" office:value-type="float" office:value="3522.48133904832" calcext:value-type="float">
            <text:p>3522.4813390483</text:p>
          </table:table-cell>
          <table:table-cell table:formula="of:=([.B248]/[.P248])*SQRT(SQRT(([.F248]*[.F248]+[.G248]*[.G248])/((1+[.F248])*(1+[.F248])+[.G248]*[.G248])))*COS((ATAN([.G248]/[.F248])-ATAN([.G248]/(1+[.F248])))/2)" office:value-type="float" office:value="4898083.93570731" calcext:value-type="float">
            <text:p>4898083.93570731</text:p>
          </table:table-cell>
          <table:table-cell table:style-name="ce2" table:formula="of:=([.B248]/[.P248])*SQRT(SQRT(([.F248]*[.F248]+[.G248]*[.G248])/((1+[.F248])*(1+[.F248])+[.G248]*[.G248])))*SIN((ATAN([.G248]/[.F248])-ATAN([.G248]/(1+[.F248])))/2)" office:value-type="float" office:value="2088.58373928979" calcext:value-type="float">
            <text:p>2088.58373928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27.445" calcext:value-type="float">
            <text:p>227.445</text:p>
          </table:table-cell>
          <table:table-cell table:style-name="ce1" table:formula="of:=[.A249]*1000000000000*2*PI()" office:value-type="float" office:value="1.42907908219146E+015" calcext:value-type="float">
            <text:p>1.43E+15</text:p>
          </table:table-cell>
          <table:table-cell table:style-name="ce1" table:formula="of:=[.P249]/([.A249]*1000000000000)*1000000" office:value-type="float" office:value="1.31808770471982" calcext:value-type="float">
            <text:p>1.32E+00</text:p>
          </table:table-cell>
          <table:table-cell office:value-type="float" office:value="-71.072" calcext:value-type="float">
            <text:p>-71.072</text:p>
          </table:table-cell>
          <table:table-cell office:value-type="float" office:value="7.05596" calcext:value-type="float">
            <text:p>7.05596</text:p>
          </table:table-cell>
          <table:table-cell table:style-name="ce2" table:formula="of:=1-13.8*13.8*1E+030/([.B249]*[.B249]+1/9.3/9.3*1E+030)" office:value-type="float" office:value="-91.7243675320146" calcext:value-type="float">
            <text:p>-91.724367532</text:p>
          </table:table-cell>
          <table:table-cell table:style-name="ce2" table:formula="of:=13.8*13.8/9.3*1E+045/[.B249]/([.B249]*[.B249]+1/9.3/9.3*1E+030)" office:value-type="float" office:value="6.97677422086908" calcext:value-type="float">
            <text:p>6.9767742209</text:p>
          </table:table-cell>
          <table:table-cell table:formula="of:=[.B249]/[.P249]" office:value-type="float" office:value="4766894.710178" calcext:value-type="float">
            <text:p>4766894.710178</text:p>
          </table:table-cell>
          <table:table-cell table:formula="of:=[.H249]*SQRT(0.5)" office:value-type="float" office:value="3370703.57476915" calcext:value-type="float">
            <text:p>3370703.57476915</text:p>
          </table:table-cell>
          <table:table-cell table:formula="of:=-[.H249]*0.5" office:value-type="float" office:value="-2383447.355089" calcext:value-type="float">
            <text:p>-2383447.355089</text:p>
          </table:table-cell>
          <table:table-cell table:formula="of:=[.H249]*SQRT(3)/2" office:value-type="float" office:value="4128251.91617981" calcext:value-type="float">
            <text:p>4128251.91617981</text:p>
          </table:table-cell>
          <table:table-cell table:formula="of:=([.B249]/[.P249])*SQRT(SQRT(([.D249]*[.D249]+[.E249]*[.E249])/((1+[.D249])*(1+[.D249])+[.E249]*[.E249])))*COS((ATAN([.E249]/[.D249])-ATAN([.E249]/(1+[.D249])))/2)" office:value-type="float" office:value="4800450.62405472" calcext:value-type="float">
            <text:p>4800450.62405472</text:p>
          </table:table-cell>
          <table:table-cell table:style-name="ce2" table:formula="of:=([.B249]/[.P249])*SQRT(SQRT(([.D249]*[.D249]+[.E249]*[.E249])/((1+[.D249])*(1+[.D249])+[.E249]*[.E249])))*SIN((ATAN([.E249]/[.D249])-ATAN([.E249]/(1+[.D249])))/2)" office:value-type="float" office:value="3367.01289002696" calcext:value-type="float">
            <text:p>3367.012890027</text:p>
          </table:table-cell>
          <table:table-cell table:formula="of:=([.B249]/[.P249])*SQRT(SQRT(([.F249]*[.F249]+[.G249]*[.G249])/((1+[.F249])*(1+[.F249])+[.G249]*[.G249])))*COS((ATAN([.G249]/[.F249])-ATAN([.G249]/(1+[.F249])))/2)" office:value-type="float" office:value="4792940.82629239" calcext:value-type="float">
            <text:p>4792940.82629239</text:p>
          </table:table-cell>
          <table:table-cell table:style-name="ce2" table:formula="of:=([.B249]/[.P249])*SQRT(SQRT(([.F249]*[.F249]+[.G249]*[.G249])/((1+[.F249])*(1+[.F249])+[.G249]*[.G249])))*SIN((ATAN([.G249]/[.F249])-ATAN([.G249]/(1+[.F249])))/2)" office:value-type="float" office:value="1997.49219285537" calcext:value-type="float">
            <text:p>1997.49219285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7.707" calcext:value-type="float">
            <text:p>217.707</text:p>
          </table:table-cell>
          <table:table-cell table:style-name="ce1" table:formula="of:=[.A250]*1000000000000*2*PI()" office:value-type="float" office:value="1.36789342367015E+015" calcext:value-type="float">
            <text:p>1.37E+15</text:p>
          </table:table-cell>
          <table:table-cell table:style-name="ce1" table:formula="of:=[.P250]/([.A250]*1000000000000)*1000000" office:value-type="float" office:value="1.37704556123597" calcext:value-type="float">
            <text:p>1.38E+00</text:p>
          </table:table-cell>
          <table:table-cell office:value-type="float" office:value="-73.9782" calcext:value-type="float">
            <text:p>-73.9782</text:p>
          </table:table-cell>
          <table:table-cell office:value-type="float" office:value="7.49048" calcext:value-type="float">
            <text:p>7.49048</text:p>
          </table:table-cell>
          <table:table-cell table:style-name="ce2" table:formula="of:=1-13.8*13.8*1E+030/([.B250]*[.B250]+1/9.3/9.3*1E+030)" office:value-type="float" office:value="-100.152898241195" calcext:value-type="float">
            <text:p>-100.1528982412</text:p>
          </table:table-cell>
          <table:table-cell table:style-name="ce2" table:formula="of:=13.8*13.8/9.3*1E+045/[.B250]/([.B250]*[.B250]+1/9.3/9.3*1E+030)" office:value-type="float" office:value="7.95139119513922" calcext:value-type="float">
            <text:p>7.9513911951</text:p>
          </table:table-cell>
          <table:table-cell table:formula="of:=[.B250]/[.P250]" office:value-type="float" office:value="4562801.32194036" calcext:value-type="float">
            <text:p>4562801.32194036</text:p>
          </table:table-cell>
          <table:table-cell table:formula="of:=[.H250]*SQRT(0.5)" office:value-type="float" office:value="3226387.75595097" calcext:value-type="float">
            <text:p>3226387.75595097</text:p>
          </table:table-cell>
          <table:table-cell table:formula="of:=-[.H250]*0.5" office:value-type="float" office:value="-2281400.66097018" calcext:value-type="float">
            <text:p>-2281400.66097018</text:p>
          </table:table-cell>
          <table:table-cell table:formula="of:=[.H250]*SQRT(3)/2" office:value-type="float" office:value="3951501.85722157" calcext:value-type="float">
            <text:p>3951501.85722157</text:p>
          </table:table-cell>
          <table:table-cell table:formula="of:=([.B250]/[.P250])*SQRT(SQRT(([.D250]*[.D250]+[.E250]*[.E250])/((1+[.D250])*(1+[.D250])+[.E250]*[.E250])))*COS((ATAN([.E250]/[.D250])-ATAN([.E250]/(1+[.D250])))/2)" office:value-type="float" office:value="4593633.73453067" calcext:value-type="float">
            <text:p>4593633.73453067</text:p>
          </table:table-cell>
          <table:table-cell table:style-name="ce2" table:formula="of:=([.B250]/[.P250])*SQRT(SQRT(([.D250]*[.D250]+[.E250]*[.E250])/((1+[.D250])*(1+[.D250])+[.E250]*[.E250])))*SIN((ATAN([.E250]/[.D250])-ATAN([.E250]/(1+[.D250])))/2)" office:value-type="float" office:value="3153.90616015983" calcext:value-type="float">
            <text:p>3153.9061601598</text:p>
          </table:table-cell>
          <table:table-cell table:formula="of:=([.B250]/[.P250])*SQRT(SQRT(([.F250]*[.F250]+[.G250]*[.G250])/((1+[.F250])*(1+[.F250])+[.G250]*[.G250])))*COS((ATAN([.G250]/[.F250])-ATAN([.G250]/(1+[.F250])))/2)" office:value-type="float" office:value="4585606.58705908" calcext:value-type="float">
            <text:p>4585606.58705908</text:p>
          </table:table-cell>
          <table:table-cell table:style-name="ce2" table:formula="of:=([.B250]/[.P250])*SQRT(SQRT(([.F250]*[.F250]+[.G250]*[.G250])/((1+[.F250])*(1+[.F250])+[.G250]*[.G250])))*SIN((ATAN([.G250]/[.F250])-ATAN([.G250]/(1+[.F250])))/2)" office:value-type="float" office:value="1824.25118802698" calcext:value-type="float">
            <text:p>1824.2511880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7.707" calcext:value-type="float">
            <text:p>217.707</text:p>
          </table:table-cell>
          <table:table-cell table:style-name="ce1" table:formula="of:=[.A251]*1000000000000*2*PI()" office:value-type="float" office:value="1.36789342367015E+015" calcext:value-type="float">
            <text:p>1.37E+15</text:p>
          </table:table-cell>
          <table:table-cell table:style-name="ce1" table:formula="of:=[.P251]/([.A251]*1000000000000)*1000000" office:value-type="float" office:value="1.37704556123597" calcext:value-type="float">
            <text:p>1.38E+00</text:p>
          </table:table-cell>
          <table:table-cell office:value-type="float" office:value="-94.6882" calcext:value-type="float">
            <text:p>-94.6882</text:p>
          </table:table-cell>
          <table:table-cell office:value-type="float" office:value="8.90352" calcext:value-type="float">
            <text:p>8.90352</text:p>
          </table:table-cell>
          <table:table-cell table:style-name="ce2" table:formula="of:=1-13.8*13.8*1E+030/([.B251]*[.B251]+1/9.3/9.3*1E+030)" office:value-type="float" office:value="-100.152898241195" calcext:value-type="float">
            <text:p>-100.1528982412</text:p>
          </table:table-cell>
          <table:table-cell table:style-name="ce2" table:formula="of:=13.8*13.8/9.3*1E+045/[.B251]/([.B251]*[.B251]+1/9.3/9.3*1E+030)" office:value-type="float" office:value="7.95139119513922" calcext:value-type="float">
            <text:p>7.9513911951</text:p>
          </table:table-cell>
          <table:table-cell table:formula="of:=[.B251]/[.P251]" office:value-type="float" office:value="4562801.32194036" calcext:value-type="float">
            <text:p>4562801.32194036</text:p>
          </table:table-cell>
          <table:table-cell table:formula="of:=[.H251]*SQRT(0.5)" office:value-type="float" office:value="3226387.75595097" calcext:value-type="float">
            <text:p>3226387.75595097</text:p>
          </table:table-cell>
          <table:table-cell table:formula="of:=-[.H251]*0.5" office:value-type="float" office:value="-2281400.66097018" calcext:value-type="float">
            <text:p>-2281400.66097018</text:p>
          </table:table-cell>
          <table:table-cell table:formula="of:=[.H251]*SQRT(3)/2" office:value-type="float" office:value="3951501.85722157" calcext:value-type="float">
            <text:p>3951501.85722157</text:p>
          </table:table-cell>
          <table:table-cell table:formula="of:=([.B251]/[.P251])*SQRT(SQRT(([.D251]*[.D251]+[.E251]*[.E251])/((1+[.D251])*(1+[.D251])+[.E251]*[.E251])))*COS((ATAN([.E251]/[.D251])-ATAN([.E251]/(1+[.D251])))/2)" office:value-type="float" office:value="4586871.44194773" calcext:value-type="float">
            <text:p>4586871.44194773</text:p>
          </table:table-cell>
          <table:table-cell table:style-name="ce2" table:formula="of:=([.B251]/[.P251])*SQRT(SQRT(([.D251]*[.D251]+[.E251]*[.E251])/((1+[.D251])*(1+[.D251])+[.E251]*[.E251])))*SIN((ATAN([.E251]/[.D251])-ATAN([.E251]/(1+[.D251])))/2)" office:value-type="float" office:value="2281.41258659021" calcext:value-type="float">
            <text:p>2281.4125865902</text:p>
          </table:table-cell>
          <table:table-cell table:formula="of:=([.B251]/[.P251])*SQRT(SQRT(([.F251]*[.F251]+[.G251]*[.G251])/((1+[.F251])*(1+[.F251])+[.G251]*[.G251])))*COS((ATAN([.G251]/[.F251])-ATAN([.G251]/(1+[.F251])))/2)" office:value-type="float" office:value="4585606.58705908" calcext:value-type="float">
            <text:p>4585606.58705908</text:p>
          </table:table-cell>
          <table:table-cell table:style-name="ce2" table:formula="of:=([.B251]/[.P251])*SQRT(SQRT(([.F251]*[.F251]+[.G251]*[.G251])/((1+[.F251])*(1+[.F251])+[.G251]*[.G251])))*SIN((ATAN([.G251]/[.F251])-ATAN([.G251]/(1+[.F251])))/2)" office:value-type="float" office:value="1824.25118802698" calcext:value-type="float">
            <text:p>1824.2511880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6.763" calcext:value-type="float">
            <text:p>216.763</text:p>
          </table:table-cell>
          <table:table-cell table:style-name="ce1" table:formula="of:=[.A252]*1000000000000*2*PI()" office:value-type="float" office:value="1.36196209674017E+015" calcext:value-type="float">
            <text:p>1.36E+15</text:p>
          </table:table-cell>
          <table:table-cell table:style-name="ce1" table:formula="of:=[.P252]/([.A252]*1000000000000)*1000000" office:value-type="float" office:value="1.38304257645447" calcext:value-type="float">
            <text:p>1.38E+00</text:p>
          </table:table-cell>
          <table:table-cell office:value-type="float" office:value="-77.119" calcext:value-type="float">
            <text:p>-77.119</text:p>
          </table:table-cell>
          <table:table-cell office:value-type="float" office:value="7.96316" calcext:value-type="float">
            <text:p>7.96316</text:p>
          </table:table-cell>
          <table:table-cell table:style-name="ce2" table:formula="of:=1-13.8*13.8*1E+030/([.B252]*[.B252]+1/9.3/9.3*1E+030)" office:value-type="float" office:value="-101.030386297342" calcext:value-type="float">
            <text:p>-101.0303862973</text:p>
          </table:table-cell>
          <table:table-cell table:style-name="ce2" table:formula="of:=13.8*13.8/9.3*1E+045/[.B252]/([.B252]*[.B252]+1/9.3/9.3*1E+030)" office:value-type="float" office:value="8.05529706409817" calcext:value-type="float">
            <text:p>8.0552970641</text:p>
          </table:table-cell>
          <table:table-cell table:formula="of:=[.B252]/[.P252]" office:value-type="float" office:value="4543016.54493313" calcext:value-type="float">
            <text:p>4543016.54493313</text:p>
          </table:table-cell>
          <table:table-cell table:formula="of:=[.H252]*SQRT(0.5)" office:value-type="float" office:value="3212397.80596489" calcext:value-type="float">
            <text:p>3212397.80596489</text:p>
          </table:table-cell>
          <table:table-cell table:formula="of:=-[.H252]*0.5" office:value-type="float" office:value="-2271508.27246656" calcext:value-type="float">
            <text:p>-2271508.27246656</text:p>
          </table:table-cell>
          <table:table-cell table:formula="of:=[.H252]*SQRT(3)/2" office:value-type="float" office:value="3934367.7377251" calcext:value-type="float">
            <text:p>3934367.7377251</text:p>
          </table:table-cell>
          <table:table-cell table:formula="of:=([.B252]/[.P252])*SQRT(SQRT(([.D252]*[.D252]+[.E252]*[.E252])/((1+[.D252])*(1+[.D252])+[.E252]*[.E252])))*COS((ATAN([.E252]/[.D252])-ATAN([.E252]/(1+[.D252])))/2)" office:value-type="float" office:value="4572440.7779386" calcext:value-type="float">
            <text:p>4572440.7779386</text:p>
          </table:table-cell>
          <table:table-cell table:style-name="ce2" table:formula="of:=([.B252]/[.P252])*SQRT(SQRT(([.D252]*[.D252]+[.E252]*[.E252])/((1+[.D252])*(1+[.D252])+[.E252]*[.E252])))*SIN((ATAN([.E252]/[.D252])-ATAN([.E252]/(1+[.D252])))/2)" office:value-type="float" office:value="3068.19284499087" calcext:value-type="float">
            <text:p>3068.1928449909</text:p>
          </table:table-cell>
          <table:table-cell table:formula="of:=([.B252]/[.P252])*SQRT(SQRT(([.F252]*[.F252]+[.G252]*[.G252])/((1+[.F252])*(1+[.F252])+[.G252]*[.G252])))*COS((ATAN([.G252]/[.F252])-ATAN([.G252]/(1+[.F252])))/2)" office:value-type="float" office:value="4565523.02760039" calcext:value-type="float">
            <text:p>4565523.02760039</text:p>
          </table:table-cell>
          <table:table-cell table:style-name="ce2" table:formula="of:=([.B252]/[.P252])*SQRT(SQRT(([.F252]*[.F252]+[.G252]*[.G252])/((1+[.F252])*(1+[.F252])+[.G252]*[.G252])))*SIN((ATAN([.G252]/[.F252])-ATAN([.G252]/(1+[.F252])))/2)" office:value-type="float" office:value="1807.9171941337" calcext:value-type="float">
            <text:p>1807.91719413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12.917" calcext:value-type="float">
            <text:p>212.917</text:p>
          </table:table-cell>
          <table:table-cell table:style-name="ce1" table:formula="of:=[.A253]*1000000000000*2*PI()" office:value-type="float" office:value="1.33779696604876E+015" calcext:value-type="float">
            <text:p>1.34E+15</text:p>
          </table:table-cell>
          <table:table-cell table:style-name="ce1" table:formula="of:=[.P253]/([.A253]*1000000000000)*1000000" office:value-type="float" office:value="1.40802499565558" calcext:value-type="float">
            <text:p>1.41E+00</text:p>
          </table:table-cell>
          <table:table-cell office:value-type="float" office:value="-80.5053" calcext:value-type="float">
            <text:p>-80.5053</text:p>
          </table:table-cell>
          <table:table-cell office:value-type="float" office:value="8.47616" calcext:value-type="float">
            <text:p>8.47616</text:p>
          </table:table-cell>
          <table:table-cell table:style-name="ce2" table:formula="of:=1-13.8*13.8*1E+030/([.B253]*[.B253]+1/9.3/9.3*1E+030)" office:value-type="float" office:value="-104.725830236916" calcext:value-type="float">
            <text:p>-104.7258302369</text:p>
          </table:table-cell>
          <table:table-cell table:style-name="ce2" table:formula="of:=13.8*13.8/9.3*1E+045/[.B253]/([.B253]*[.B253]+1/9.3/9.3*1E+030)" office:value-type="float" office:value="8.49782824388973" calcext:value-type="float">
            <text:p>8.4978282439</text:p>
          </table:table-cell>
          <table:table-cell table:formula="of:=[.B253]/[.P253]" office:value-type="float" office:value="4462410.34538888" calcext:value-type="float">
            <text:p>4462410.34538888</text:p>
          </table:table-cell>
          <table:table-cell table:formula="of:=[.H253]*SQRT(0.5)" office:value-type="float" office:value="3155400.61566148" calcext:value-type="float">
            <text:p>3155400.61566148</text:p>
          </table:table-cell>
          <table:table-cell table:formula="of:=-[.H253]*0.5" office:value-type="float" office:value="-2231205.17269444" calcext:value-type="float">
            <text:p>-2231205.17269444</text:p>
          </table:table-cell>
          <table:table-cell table:formula="of:=[.H253]*SQRT(3)/2" office:value-type="float" office:value="3864560.72121726" calcext:value-type="float">
            <text:p>3864560.72121726</text:p>
          </table:table-cell>
          <table:table-cell table:formula="of:=([.B253]/[.P253])*SQRT(SQRT(([.D253]*[.D253]+[.E253]*[.E253])/((1+[.D253])*(1+[.D253])+[.E253]*[.E253])))*COS((ATAN([.E253]/[.D253])-ATAN([.E253]/(1+[.D253])))/2)" office:value-type="float" office:value="4490073.78592782" calcext:value-type="float">
            <text:p>4490073.78592782</text:p>
          </table:table-cell>
          <table:table-cell table:style-name="ce2" table:formula="of:=([.B253]/[.P253])*SQRT(SQRT(([.D253]*[.D253]+[.E253]*[.E253])/((1+[.D253])*(1+[.D253])+[.E253]*[.E253])))*SIN((ATAN([.E253]/[.D253])-ATAN([.E253]/(1+[.D253])))/2)" office:value-type="float" office:value="2940.04641239351" calcext:value-type="float">
            <text:p>2940.0464123935</text:p>
          </table:table-cell>
          <table:table-cell table:formula="of:=([.B253]/[.P253])*SQRT(SQRT(([.F253]*[.F253]+[.G253]*[.G253])/((1+[.F253])*(1+[.F253])+[.G253]*[.G253])))*COS((ATAN([.G253]/[.F253])-ATAN([.G253]/(1+[.F253])))/2)" office:value-type="float" office:value="4483726.96136227" calcext:value-type="float">
            <text:p>4483726.96136227</text:p>
          </table:table-cell>
          <table:table-cell table:style-name="ce2" table:formula="of:=([.B253]/[.P253])*SQRT(SQRT(([.F253]*[.F253]+[.G253]*[.G253])/((1+[.F253])*(1+[.F253])+[.G253]*[.G253])))*SIN((ATAN([.G253]/[.F253])-ATAN([.G253]/(1+[.F253])))/2)" office:value-type="float" office:value="1742.20310673267" calcext:value-type="float">
            <text:p>1742.20310673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8.044" calcext:value-type="float">
            <text:p>208.044</text:p>
          </table:table-cell>
          <table:table-cell table:style-name="ce1" table:formula="of:=[.A254]*1000000000000*2*PI()" office:value-type="float" office:value="1.30717900404687E+015" calcext:value-type="float">
            <text:p>1.31E+15</text:p>
          </table:table-cell>
          <table:table-cell table:style-name="ce1" table:formula="of:=[.P254]/([.A254]*1000000000000)*1000000" office:value-type="float" office:value="1.44100506623599" calcext:value-type="float">
            <text:p>1.44E+00</text:p>
          </table:table-cell>
          <table:table-cell office:value-type="float" office:value="-83.9655" calcext:value-type="float">
            <text:p>-83.9655</text:p>
          </table:table-cell>
          <table:table-cell office:value-type="float" office:value="9.0219" calcext:value-type="float">
            <text:p>9.0219</text:p>
          </table:table-cell>
          <table:table-cell table:style-name="ce2" table:formula="of:=1-13.8*13.8*1E+030/([.B254]*[.B254]+1/9.3/9.3*1E+030)" office:value-type="float" office:value="-109.702974537467" calcext:value-type="float">
            <text:p>-109.7029745375</text:p>
          </table:table-cell>
          <table:table-cell table:style-name="ce2" table:formula="of:=13.8*13.8/9.3*1E+045/[.B254]/([.B254]*[.B254]+1/9.3/9.3*1E+030)" office:value-type="float" office:value="9.1062858356339" calcext:value-type="float">
            <text:p>9.1062858356</text:p>
          </table:table-cell>
          <table:table-cell table:formula="of:=[.B254]/[.P254]" office:value-type="float" office:value="4360279.81746916" calcext:value-type="float">
            <text:p>4360279.81746916</text:p>
          </table:table-cell>
          <table:table-cell table:formula="of:=[.H254]*SQRT(0.5)" office:value-type="float" office:value="3083183.42680328" calcext:value-type="float">
            <text:p>3083183.42680328</text:p>
          </table:table-cell>
          <table:table-cell table:formula="of:=-[.H254]*0.5" office:value-type="float" office:value="-2180139.90873458" calcext:value-type="float">
            <text:p>-2180139.90873458</text:p>
          </table:table-cell>
          <table:table-cell table:formula="of:=[.H254]*SQRT(3)/2" office:value-type="float" office:value="3776113.08953686" calcext:value-type="float">
            <text:p>3776113.08953686</text:p>
          </table:table-cell>
          <table:table-cell table:formula="of:=([.B254]/[.P254])*SQRT(SQRT(([.D254]*[.D254]+[.E254]*[.E254])/((1+[.D254])*(1+[.D254])+[.E254]*[.E254])))*COS((ATAN([.E254]/[.D254])-ATAN([.E254]/(1+[.D254])))/2)" office:value-type="float" office:value="4386174.39737835" calcext:value-type="float">
            <text:p>4386174.39737835</text:p>
          </table:table-cell>
          <table:table-cell table:style-name="ce2" table:formula="of:=([.B254]/[.P254])*SQRT(SQRT(([.D254]*[.D254]+[.E254]*[.E254])/((1+[.D254])*(1+[.D254])+[.E254]*[.E254])))*SIN((ATAN([.E254]/[.D254])-ATAN([.E254]/(1+[.D254])))/2)" office:value-type="float" office:value="2807.43924181708" calcext:value-type="float">
            <text:p>2807.4392418171</text:p>
          </table:table-cell>
          <table:table-cell table:formula="of:=([.B254]/[.P254])*SQRT(SQRT(([.F254]*[.F254]+[.G254]*[.G254])/((1+[.F254])*(1+[.F254])+[.G254]*[.G254])))*COS((ATAN([.G254]/[.F254])-ATAN([.G254]/(1+[.F254])))/2)" office:value-type="float" office:value="4380151.02282976" calcext:value-type="float">
            <text:p>4380151.02282976</text:p>
          </table:table-cell>
          <table:table-cell table:style-name="ce2" table:formula="of:=([.B254]/[.P254])*SQRT(SQRT(([.F254]*[.F254]+[.G254]*[.G254])/((1+[.F254])*(1+[.F254])+[.G254]*[.G254])))*SIN((ATAN([.G254]/[.F254])-ATAN([.G254]/(1+[.F254])))/2)" office:value-type="float" office:value="1660.85196395182" calcext:value-type="float">
            <text:p>1660.851963951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203.252" calcext:value-type="float">
            <text:p>203.252</text:p>
          </table:table-cell>
          <table:table-cell table:style-name="ce1" table:formula="of:=[.A255]*1000000000000*2*PI()" office:value-type="float" office:value="1.27706998005487E+015" calcext:value-type="float">
            <text:p>1.28E+15</text:p>
          </table:table-cell>
          <table:table-cell table:style-name="ce1" table:formula="of:=[.P255]/([.A255]*1000000000000)*1000000" office:value-type="float" office:value="1.47497912935666" calcext:value-type="float">
            <text:p>1.47E+00</text:p>
          </table:table-cell>
          <table:table-cell office:value-type="float" office:value="-87.8748" calcext:value-type="float">
            <text:p>-87.8748</text:p>
          </table:table-cell>
          <table:table-cell office:value-type="float" office:value="9.6408" calcext:value-type="float">
            <text:p>9.6408</text:p>
          </table:table-cell>
          <table:table-cell table:style-name="ce2" table:formula="of:=1-13.8*13.8*1E+030/([.B255]*[.B255]+1/9.3/9.3*1E+030)" office:value-type="float" office:value="-114.947339881155" calcext:value-type="float">
            <text:p>-114.9473398812</text:p>
          </table:table-cell>
          <table:table-cell table:style-name="ce2" table:formula="of:=13.8*13.8/9.3*1E+045/[.B255]/([.B255]*[.B255]+1/9.3/9.3*1E+030)" office:value-type="float" office:value="9.76254715553161" calcext:value-type="float">
            <text:p>9.7625471555</text:p>
          </table:table-cell>
          <table:table-cell table:formula="of:=[.B255]/[.P255]" office:value-type="float" office:value="4259846.92401725" calcext:value-type="float">
            <text:p>4259846.92401725</text:p>
          </table:table-cell>
          <table:table-cell table:formula="of:=[.H255]*SQRT(0.5)" office:value-type="float" office:value="3012166.64678925" calcext:value-type="float">
            <text:p>3012166.64678925</text:p>
          </table:table-cell>
          <table:table-cell table:formula="of:=-[.H255]*0.5" office:value-type="float" office:value="-2129923.46200862" calcext:value-type="float">
            <text:p>-2129923.46200862</text:p>
          </table:table-cell>
          <table:table-cell table:formula="of:=[.H255]*SQRT(3)/2" office:value-type="float" office:value="3689135.65243194" calcext:value-type="float">
            <text:p>3689135.65243194</text:p>
          </table:table-cell>
          <table:table-cell table:formula="of:=([.B255]/[.P255])*SQRT(SQRT(([.D255]*[.D255]+[.E255]*[.E255])/((1+[.D255])*(1+[.D255])+[.E255]*[.E255])))*COS((ATAN([.E255]/[.D255])-ATAN([.E255]/(1+[.D255])))/2)" office:value-type="float" office:value="4283998.20173936" calcext:value-type="float">
            <text:p>4283998.20173936</text:p>
          </table:table-cell>
          <table:table-cell table:style-name="ce2" table:formula="of:=([.B255]/[.P255])*SQRT(SQRT(([.D255]*[.D255]+[.E255]*[.E255])/((1+[.D255])*(1+[.D255])+[.E255]*[.E255])))*SIN((ATAN([.E255]/[.D255])-ATAN([.E255]/(1+[.D255])))/2)" office:value-type="float" office:value="2672.50438721095" calcext:value-type="float">
            <text:p>2672.504387211</text:p>
          </table:table-cell>
          <table:table-cell table:formula="of:=([.B255]/[.P255])*SQRT(SQRT(([.F255]*[.F255]+[.G255]*[.G255])/((1+[.F255])*(1+[.F255])+[.G255]*[.G255])))*COS((ATAN([.G255]/[.F255])-ATAN([.G255]/(1+[.F255])))/2)" office:value-type="float" office:value="4278362.94287723" calcext:value-type="float">
            <text:p>4278362.94287723</text:p>
          </table:table-cell>
          <table:table-cell table:style-name="ce2" table:formula="of:=([.B255]/[.P255])*SQRT(SQRT(([.F255]*[.F255]+[.G255]*[.G255])/((1+[.F255])*(1+[.F255])+[.G255]*[.G255])))*SIN((ATAN([.G255]/[.F255])-ATAN([.G255]/(1+[.F255])))/2)" office:value-type="float" office:value="1582.91972439108" calcext:value-type="float">
            <text:p>1582.91972439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98.413" calcext:value-type="float">
            <text:p>198.413</text:p>
          </table:table-cell>
          <table:table-cell table:style-name="ce1" table:formula="of:=[.A256]*1000000000000*2*PI()" office:value-type="float" office:value="1.24666564635342E+015" calcext:value-type="float">
            <text:p>1.25E+15</text:p>
          </table:table-cell>
          <table:table-cell table:style-name="ce1" table:formula="of:=[.P256]/([.A256]*1000000000000)*1000000" office:value-type="float" office:value="1.51095169167343" calcext:value-type="float">
            <text:p>1.51E+00</text:p>
          </table:table-cell>
          <table:table-cell office:value-type="float" office:value="-92.0648" calcext:value-type="float">
            <text:p>-92.0648</text:p>
          </table:table-cell>
          <table:table-cell office:value-type="float" office:value="10.2889" calcext:value-type="float">
            <text:p>10.2889</text:p>
          </table:table-cell>
          <table:table-cell table:style-name="ce2" table:formula="of:=1-13.8*13.8*1E+030/([.B256]*[.B256]+1/9.3/9.3*1E+030)" office:value-type="float" office:value="-120.629601828916" calcext:value-type="float">
            <text:p>-120.6296018289</text:p>
          </table:table-cell>
          <table:table-cell table:style-name="ce2" table:formula="of:=13.8*13.8/9.3*1E+045/[.B256]/([.B256]*[.B256]+1/9.3/9.3*1E+030)" office:value-type="float" office:value="10.4907453316101" calcext:value-type="float">
            <text:p>10.4907453316</text:p>
          </table:table-cell>
          <table:table-cell table:formula="of:=[.B256]/[.P256]" office:value-type="float" office:value="4158428.98340498" calcext:value-type="float">
            <text:p>4158428.98340498</text:p>
          </table:table-cell>
          <table:table-cell table:formula="of:=[.H256]*SQRT(0.5)" office:value-type="float" office:value="2940453.33324834" calcext:value-type="float">
            <text:p>2940453.33324834</text:p>
          </table:table-cell>
          <table:table-cell table:formula="of:=-[.H256]*0.5" office:value-type="float" office:value="-2079214.49170249" calcext:value-type="float">
            <text:p>-2079214.49170249</text:p>
          </table:table-cell>
          <table:table-cell table:formula="of:=[.H256]*SQRT(3)/2" office:value-type="float" office:value="3601305.13946221" calcext:value-type="float">
            <text:p>3601305.13946221</text:p>
          </table:table-cell>
          <table:table-cell table:formula="of:=([.B256]/[.P256])*SQRT(SQRT(([.D256]*[.D256]+[.E256]*[.E256])/((1+[.D256])*(1+[.D256])+[.E256]*[.E256])))*COS((ATAN([.E256]/[.D256])-ATAN([.E256]/(1+[.D256])))/2)" office:value-type="float" office:value="4180913.43060167" calcext:value-type="float">
            <text:p>4180913.43060167</text:p>
          </table:table-cell>
          <table:table-cell table:style-name="ce2" table:formula="of:=([.B256]/[.P256])*SQRT(SQRT(([.D256]*[.D256]+[.E256]*[.E256])/((1+[.D256])*(1+[.D256])+[.E256]*[.E256])))*SIN((ATAN([.E256]/[.D256])-ATAN([.E256]/(1+[.D256])))/2)" office:value-type="float" office:value="2533.47364916119" calcext:value-type="float">
            <text:p>2533.4736491612</text:p>
          </table:table-cell>
          <table:table-cell table:formula="of:=([.B256]/[.P256])*SQRT(SQRT(([.F256]*[.F256]+[.G256]*[.G256])/((1+[.F256])*(1+[.F256])+[.G256]*[.G256])))*COS((ATAN([.G256]/[.F256])-ATAN([.G256]/(1+[.F256])))/2)" office:value-type="float" office:value="4175641.43004678" calcext:value-type="float">
            <text:p>4175641.43004678</text:p>
          </table:table-cell>
          <table:table-cell table:style-name="ce2" table:formula="of:=([.B256]/[.P256])*SQRT(SQRT(([.F256]*[.F256]+[.G256]*[.G256])/((1+[.F256])*(1+[.F256])+[.G256]*[.G256])))*SIN((ATAN([.G256]/[.F256])-ATAN([.G256]/(1+[.F256])))/2)" office:value-type="float" office:value="1506.28585162467" calcext:value-type="float">
            <text:p>1506.28585162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93.548" calcext:value-type="float">
            <text:p>193.548</text:p>
          </table:table-cell>
          <table:table-cell table:style-name="ce1" table:formula="of:=[.A257]*1000000000000*2*PI()" office:value-type="float" office:value="1.21609794983399E+015" calcext:value-type="float">
            <text:p>1.22E+15</text:p>
          </table:table-cell>
          <table:table-cell table:style-name="ce1" table:formula="of:=[.P257]/([.A257]*1000000000000)*1000000" office:value-type="float" office:value="1.54893079752826" calcext:value-type="float">
            <text:p>1.55E+00</text:p>
          </table:table-cell>
          <table:table-cell office:value-type="float" office:value="-96.5486" calcext:value-type="float">
            <text:p>-96.5486</text:p>
          </table:table-cell>
          <table:table-cell office:value-type="float" office:value="10.9676" calcext:value-type="float">
            <text:p>10.9676</text:p>
          </table:table-cell>
          <table:table-cell table:style-name="ce2" table:formula="of:=1-13.8*13.8*1E+030/([.B257]*[.B257]+1/9.3/9.3*1E+030)" office:value-type="float" office:value="-126.772955096041" calcext:value-type="float">
            <text:p>-126.772955096</text:p>
          </table:table-cell>
          <table:table-cell table:style-name="ce2" table:formula="of:=13.8*13.8/9.3*1E+045/[.B257]/([.B257]*[.B257]+1/9.3/9.3*1E+030)" office:value-type="float" office:value="11.2976322602611" calcext:value-type="float">
            <text:p>11.2976322603</text:p>
          </table:table-cell>
          <table:table-cell table:formula="of:=[.B257]/[.P257]" office:value-type="float" office:value="4056466.12308703" calcext:value-type="float">
            <text:p>4056466.12308703</text:p>
          </table:table-cell>
          <table:table-cell table:formula="of:=[.H257]*SQRT(0.5)" office:value-type="float" office:value="2868354.70328834" calcext:value-type="float">
            <text:p>2868354.70328834</text:p>
          </table:table-cell>
          <table:table-cell table:formula="of:=-[.H257]*0.5" office:value-type="float" office:value="-2028233.06154351" calcext:value-type="float">
            <text:p>-2028233.06154351</text:p>
          </table:table-cell>
          <table:table-cell table:formula="of:=[.H257]*SQRT(3)/2" office:value-type="float" office:value="3513002.71218434" calcext:value-type="float">
            <text:p>3513002.71218434</text:p>
          </table:table-cell>
          <table:table-cell table:formula="of:=([.B257]/[.P257])*SQRT(SQRT(([.D257]*[.D257]+[.E257]*[.E257])/((1+[.D257])*(1+[.D257])+[.E257]*[.E257])))*COS((ATAN([.E257]/[.D257])-ATAN([.E257]/(1+[.D257])))/2)" office:value-type="float" office:value="4077364.19023681" calcext:value-type="float">
            <text:p>4077364.19023681</text:p>
          </table:table-cell>
          <table:table-cell table:style-name="ce2" table:formula="of:=([.B257]/[.P257])*SQRT(SQRT(([.D257]*[.D257]+[.E257]*[.E257])/((1+[.D257])*(1+[.D257])+[.E257]*[.E257])))*SIN((ATAN([.E257]/[.D257])-ATAN([.E257]/(1+[.D257])))/2)" office:value-type="float" office:value="2392.56848180625" calcext:value-type="float">
            <text:p>2392.5684818063</text:p>
          </table:table-cell>
          <table:table-cell table:formula="of:=([.B257]/[.P257])*SQRT(SQRT(([.F257]*[.F257]+[.G257]*[.G257])/((1+[.F257])*(1+[.F257])+[.G257]*[.G257])))*COS((ATAN([.G257]/[.F257])-ATAN([.G257]/(1+[.F257])))/2)" office:value-type="float" office:value="4072432.02697382" calcext:value-type="float">
            <text:p>4072432.02697382</text:p>
          </table:table-cell>
          <table:table-cell table:style-name="ce2" table:formula="of:=([.B257]/[.P257])*SQRT(SQRT(([.F257]*[.F257]+[.G257]*[.G257])/((1+[.F257])*(1+[.F257])+[.G257]*[.G257])))*SIN((ATAN([.G257]/[.F257])-ATAN([.G257]/(1+[.F257])))/2)" office:value-type="float" office:value="1431.31316770252" calcext:value-type="float">
            <text:p>1431.31316770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93.548" calcext:value-type="float">
            <text:p>193.548</text:p>
          </table:table-cell>
          <table:table-cell table:style-name="ce1" table:formula="of:=[.A258]*1000000000000*2*PI()" office:value-type="float" office:value="1.21609794983399E+015" calcext:value-type="float">
            <text:p>1.22E+15</text:p>
          </table:table-cell>
          <table:table-cell table:style-name="ce1" table:formula="of:=[.P258]/([.A258]*1000000000000)*1000000" office:value-type="float" office:value="1.54893079752826" calcext:value-type="float">
            <text:p>1.55E+00</text:p>
          </table:table-cell>
          <table:table-cell office:value-type="float" office:value="-132.553" calcext:value-type="float">
            <text:p>-132.553</text:p>
          </table:table-cell>
          <table:table-cell office:value-type="float" office:value="12.65" calcext:value-type="float">
            <text:p>12.65</text:p>
          </table:table-cell>
          <table:table-cell table:style-name="ce2" table:formula="of:=1-13.8*13.8*1E+030/([.B258]*[.B258]+1/9.3/9.3*1E+030)" office:value-type="float" office:value="-126.772955096041" calcext:value-type="float">
            <text:p>-126.772955096</text:p>
          </table:table-cell>
          <table:table-cell table:style-name="ce2" table:formula="of:=13.8*13.8/9.3*1E+045/[.B258]/([.B258]*[.B258]+1/9.3/9.3*1E+030)" office:value-type="float" office:value="11.2976322602611" calcext:value-type="float">
            <text:p>11.2976322603</text:p>
          </table:table-cell>
          <table:table-cell table:formula="of:=[.B258]/[.P258]" office:value-type="float" office:value="4056466.12308703" calcext:value-type="float">
            <text:p>4056466.12308703</text:p>
          </table:table-cell>
          <table:table-cell table:formula="of:=[.H258]*SQRT(0.5)" office:value-type="float" office:value="2868354.70328834" calcext:value-type="float">
            <text:p>2868354.70328834</text:p>
          </table:table-cell>
          <table:table-cell table:formula="of:=-[.H258]*0.5" office:value-type="float" office:value="-2028233.06154351" calcext:value-type="float">
            <text:p>-2028233.06154351</text:p>
          </table:table-cell>
          <table:table-cell table:formula="of:=[.H258]*SQRT(3)/2" office:value-type="float" office:value="3513002.71218434" calcext:value-type="float">
            <text:p>3513002.71218434</text:p>
          </table:table-cell>
          <table:table-cell table:formula="of:=([.B258]/[.P258])*SQRT(SQRT(([.D258]*[.D258]+[.E258]*[.E258])/((1+[.D258])*(1+[.D258])+[.E258]*[.E258])))*COS((ATAN([.E258]/[.D258])-ATAN([.E258]/(1+[.D258])))/2)" office:value-type="float" office:value="4071714.08714646" calcext:value-type="float">
            <text:p>4071714.08714646</text:p>
          </table:table-cell>
          <table:table-cell table:style-name="ce2" table:formula="of:=([.B258]/[.P258])*SQRT(SQRT(([.D258]*[.D258]+[.E258]*[.E258])/((1+[.D258])*(1+[.D258])+[.E258]*[.E258])))*SIN((ATAN([.E258]/[.D258])-ATAN([.E258]/(1+[.D258])))/2)" office:value-type="float" office:value="1463.45771154165" calcext:value-type="float">
            <text:p>1463.4577115417</text:p>
          </table:table-cell>
          <table:table-cell table:formula="of:=([.B258]/[.P258])*SQRT(SQRT(([.F258]*[.F258]+[.G258]*[.G258])/((1+[.F258])*(1+[.F258])+[.G258]*[.G258])))*COS((ATAN([.G258]/[.F258])-ATAN([.G258]/(1+[.F258])))/2)" office:value-type="float" office:value="4072432.02697382" calcext:value-type="float">
            <text:p>4072432.02697382</text:p>
          </table:table-cell>
          <table:table-cell table:style-name="ce2" table:formula="of:=([.B258]/[.P258])*SQRT(SQRT(([.F258]*[.F258]+[.G258]*[.G258])/((1+[.F258])*(1+[.F258])+[.G258]*[.G258])))*SIN((ATAN([.G258]/[.F258])-ATAN([.G258]/(1+[.F258])))/2)" office:value-type="float" office:value="1431.31316770252" calcext:value-type="float">
            <text:p>1431.31316770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88.679" calcext:value-type="float">
            <text:p>188.679</text:p>
          </table:table-cell>
          <table:table-cell table:style-name="ce1" table:formula="of:=[.A259]*1000000000000*2*PI()" office:value-type="float" office:value="1.18550512057334E+015" calcext:value-type="float">
            <text:p>1.19E+15</text:p>
          </table:table-cell>
          <table:table-cell table:style-name="ce1" table:formula="of:=[.P259]/([.A259]*1000000000000)*1000000" office:value-type="float" office:value="1.58890209297272" calcext:value-type="float">
            <text:p>1.59E+00</text:p>
          </table:table-cell>
          <table:table-cell office:value-type="float" office:value="-102.35" calcext:value-type="float">
            <text:p>-102.35</text:p>
          </table:table-cell>
          <table:table-cell office:value-type="float" office:value="11.7766" calcext:value-type="float">
            <text:p>11.7766</text:p>
          </table:table-cell>
          <table:table-cell table:style-name="ce2" table:formula="of:=1-13.8*13.8*1E+030/([.B259]*[.B259]+1/9.3/9.3*1E+030)" office:value-type="float" office:value="-133.398090163175" calcext:value-type="float">
            <text:p>-133.3980901632</text:p>
          </table:table-cell>
          <table:table-cell table:style-name="ce2" table:formula="of:=13.8*13.8/9.3*1E+045/[.B259]/([.B259]*[.B259]+1/9.3/9.3*1E+030)" office:value-type="float" office:value="12.1900844573647" calcext:value-type="float">
            <text:p>12.1900844574</text:p>
          </table:table-cell>
          <table:table-cell table:formula="of:=[.B259]/[.P259]" office:value-type="float" office:value="3954419.42896822" calcext:value-type="float">
            <text:p>3954419.42896822</text:p>
          </table:table-cell>
          <table:table-cell table:formula="of:=[.H259]*SQRT(0.5)" office:value-type="float" office:value="2796196.79387927" calcext:value-type="float">
            <text:p>2796196.79387927</text:p>
          </table:table-cell>
          <table:table-cell table:formula="of:=-[.H259]*0.5" office:value-type="float" office:value="-1977209.71448411" calcext:value-type="float">
            <text:p>-1977209.71448411</text:p>
          </table:table-cell>
          <table:table-cell table:formula="of:=[.H259]*SQRT(3)/2" office:value-type="float" office:value="3424627.68270523" calcext:value-type="float">
            <text:p>3424627.68270523</text:p>
          </table:table-cell>
          <table:table-cell table:formula="of:=([.B259]/[.P259])*SQRT(SQRT(([.D259]*[.D259]+[.E259]*[.E259])/((1+[.D259])*(1+[.D259])+[.E259]*[.E259])))*COS((ATAN([.E259]/[.D259])-ATAN([.E259]/(1+[.D259])))/2)" office:value-type="float" office:value="3973622.26547356" calcext:value-type="float">
            <text:p>3973622.26547356</text:p>
          </table:table-cell>
          <table:table-cell table:style-name="ce2" table:formula="of:=([.B259]/[.P259])*SQRT(SQRT(([.D259]*[.D259]+[.E259]*[.E259])/((1+[.D259])*(1+[.D259])+[.E259]*[.E259])))*SIN((ATAN([.E259]/[.D259])-ATAN([.E259]/(1+[.D259])))/2)" office:value-type="float" office:value="2225.8544964043" calcext:value-type="float">
            <text:p>2225.8544964043</text:p>
          </table:table-cell>
          <table:table-cell table:formula="of:=([.B259]/[.P259])*SQRT(SQRT(([.F259]*[.F259]+[.G259]*[.G259])/((1+[.F259])*(1+[.F259])+[.G259]*[.G259])))*COS((ATAN([.G259]/[.F259])-ATAN([.G259]/(1+[.F259])))/2)" office:value-type="float" office:value="3969200.32949503" calcext:value-type="float">
            <text:p>3969200.32949503</text:p>
          </table:table-cell>
          <table:table-cell table:style-name="ce2" table:formula="of:=([.B259]/[.P259])*SQRT(SQRT(([.F259]*[.F259]+[.G259]*[.G259])/((1+[.F259])*(1+[.F259])+[.G259]*[.G259])))*SIN((ATAN([.G259]/[.F259])-ATAN([.G259]/(1+[.F259])))/2)" office:value-type="float" office:value="1358.34365445361" calcext:value-type="float">
            <text:p>1358.343654453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83.936" calcext:value-type="float">
            <text:p>183.936</text:p>
          </table:table-cell>
          <table:table-cell table:style-name="ce1" table:formula="of:=[.A260]*1000000000000*2*PI()" office:value-type="float" office:value="1.15570397266138E+015" calcext:value-type="float">
            <text:p>1.16E+15</text:p>
          </table:table-cell>
          <table:table-cell table:style-name="ce1" table:formula="of:=[.P260]/([.A260]*1000000000000)*1000000" office:value-type="float" office:value="1.62987374956507" calcext:value-type="float">
            <text:p>1.63E+00</text:p>
          </table:table-cell>
          <table:table-cell office:value-type="float" office:value="-106.461" calcext:value-type="float">
            <text:p>-106.461</text:p>
          </table:table-cell>
          <table:table-cell office:value-type="float" office:value="12.5454" calcext:value-type="float">
            <text:p>12.5454</text:p>
          </table:table-cell>
          <table:table-cell table:style-name="ce2" table:formula="of:=1-13.8*13.8*1E+030/([.B260]*[.B260]+1/9.3/9.3*1E+030)" office:value-type="float" office:value="-140.358419689329" calcext:value-type="float">
            <text:p>-140.3584196893</text:p>
          </table:table-cell>
          <table:table-cell table:style-name="ce2" table:formula="of:=13.8*13.8/9.3*1E+045/[.B260]/([.B260]*[.B260]+1/9.3/9.3*1E+030)" office:value-type="float" office:value="13.152009886337" calcext:value-type="float">
            <text:p>13.1520098863</text:p>
          </table:table-cell>
          <table:table-cell table:formula="of:=[.B260]/[.P260]" office:value-type="float" office:value="3855013.49957703" calcext:value-type="float">
            <text:p>3855013.49957703</text:p>
          </table:table-cell>
          <table:table-cell table:formula="of:=[.H260]*SQRT(0.5)" office:value-type="float" office:value="2725906.1871166" calcext:value-type="float">
            <text:p>2725906.1871166</text:p>
          </table:table-cell>
          <table:table-cell table:formula="of:=-[.H260]*0.5" office:value-type="float" office:value="-1927506.74978852" calcext:value-type="float">
            <text:p>-1927506.74978852</text:p>
          </table:table-cell>
          <table:table-cell table:formula="of:=[.H260]*SQRT(3)/2" office:value-type="float" office:value="3338539.62256566" calcext:value-type="float">
            <text:p>3338539.62256566</text:p>
          </table:table-cell>
          <table:table-cell table:formula="of:=([.B260]/[.P260])*SQRT(SQRT(([.D260]*[.D260]+[.E260]*[.E260])/((1+[.D260])*(1+[.D260])+[.E260]*[.E260])))*COS((ATAN([.E260]/[.D260])-ATAN([.E260]/(1+[.D260])))/2)" office:value-type="float" office:value="3872994.09280676" calcext:value-type="float">
            <text:p>3872994.09280676</text:p>
          </table:table-cell>
          <table:table-cell table:style-name="ce2" table:formula="of:=([.B260]/[.P260])*SQRT(SQRT(([.D260]*[.D260]+[.E260]*[.E260])/((1+[.D260])*(1+[.D260])+[.E260]*[.E260])))*SIN((ATAN([.E260]/[.D260])-ATAN([.E260]/(1+[.D260])))/2)" office:value-type="float" office:value="2133.89537419558" calcext:value-type="float">
            <text:p>2133.8953741956</text:p>
          </table:table-cell>
          <table:table-cell table:formula="of:=([.B260]/[.P260])*SQRT(SQRT(([.F260]*[.F260]+[.G260]*[.G260])/((1+[.F260])*(1+[.F260])+[.G260]*[.G260])))*COS((ATAN([.G260]/[.F260])-ATAN([.G260]/(1+[.F260])))/2)" office:value-type="float" office:value="3868698.61076116" calcext:value-type="float">
            <text:p>3868698.61076116</text:p>
          </table:table-cell>
          <table:table-cell table:style-name="ce2" table:formula="of:=([.B260]/[.P260])*SQRT(SQRT(([.F260]*[.F260]+[.G260]*[.G260])/((1+[.F260])*(1+[.F260])+[.G260]*[.G260])))*SIN((ATAN([.G260]/[.F260])-ATAN([.G260]/(1+[.F260])))/2)" office:value-type="float" office:value="1289.23355152108" calcext:value-type="float">
            <text:p>1289.23355152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79.104" calcext:value-type="float">
            <text:p>179.104</text:p>
          </table:table-cell>
          <table:table-cell table:style-name="ce1" table:formula="of:=[.A261]*1000000000000*2*PI()" office:value-type="float" office:value="1.12534362125709E+015" calcext:value-type="float">
            <text:p>1.13E+15</text:p>
          </table:table-cell>
          <table:table-cell table:style-name="ce1" table:formula="of:=[.P261]/([.A261]*1000000000000)*1000000" office:value-type="float" office:value="1.67384568742183" calcext:value-type="float">
            <text:p>1.67E+00</text:p>
          </table:table-cell>
          <table:table-cell office:value-type="float" office:value="-112.764" calcext:value-type="float">
            <text:p>-112.764</text:p>
          </table:table-cell>
          <table:table-cell office:value-type="float" office:value="13.4832" calcext:value-type="float">
            <text:p>13.4832</text:p>
          </table:table-cell>
          <table:table-cell table:style-name="ce2" table:formula="of:=1-13.8*13.8*1E+030/([.B261]*[.B261]+1/9.3/9.3*1E+030)" office:value-type="float" office:value="-148.018714092125" calcext:value-type="float">
            <text:p>-148.0187140921</text:p>
          </table:table-cell>
          <table:table-cell table:style-name="ce2" table:formula="of:=13.8*13.8/9.3*1E+045/[.B261]/([.B261]*[.B261]+1/9.3/9.3*1E+030)" office:value-type="float" office:value="14.238777686779" calcext:value-type="float">
            <text:p>14.2387776868</text:p>
          </table:table-cell>
          <table:table-cell table:formula="of:=[.B261]/[.P261]" office:value-type="float" office:value="3753742.26811633" calcext:value-type="float">
            <text:p>3753742.26811633</text:p>
          </table:table-cell>
          <table:table-cell table:formula="of:=[.H261]*SQRT(0.5)" office:value-type="float" office:value="2654296.61261163" calcext:value-type="float">
            <text:p>2654296.61261163</text:p>
          </table:table-cell>
          <table:table-cell table:formula="of:=-[.H261]*0.5" office:value-type="float" office:value="-1876871.13405817" calcext:value-type="float">
            <text:p>-1876871.13405817</text:p>
          </table:table-cell>
          <table:table-cell table:formula="of:=[.H261]*SQRT(3)/2" office:value-type="float" office:value="3250836.16344816" calcext:value-type="float">
            <text:p>3250836.16344816</text:p>
          </table:table-cell>
          <table:table-cell table:formula="of:=([.B261]/[.P261])*SQRT(SQRT(([.D261]*[.D261]+[.E261]*[.E261])/((1+[.D261])*(1+[.D261])+[.E261]*[.E261])))*COS((ATAN([.E261]/[.D261])-ATAN([.E261]/(1+[.D261])))/2)" office:value-type="float" office:value="3770258.7205551" calcext:value-type="float">
            <text:p>3770258.7205551</text:p>
          </table:table-cell>
          <table:table-cell table:style-name="ce2" table:formula="of:=([.B261]/[.P261])*SQRT(SQRT(([.D261]*[.D261]+[.E261]*[.E261])/((1+[.D261])*(1+[.D261])+[.E261]*[.E261])))*SIN((ATAN([.E261]/[.D261])-ATAN([.E261]/(1+[.D261])))/2)" office:value-type="float" office:value="1988.11587200569" calcext:value-type="float">
            <text:p>1988.1158720057</text:p>
          </table:table-cell>
          <table:table-cell table:formula="of:=([.B261]/[.P261])*SQRT(SQRT(([.F261]*[.F261]+[.G261]*[.G261])/((1+[.F261])*(1+[.F261])+[.G261]*[.G261])))*COS((ATAN([.G261]/[.F261])-ATAN([.G261]/(1+[.F261])))/2)" office:value-type="float" office:value="3766368.80269785" calcext:value-type="float">
            <text:p>3766368.80269785</text:p>
          </table:table-cell>
          <table:table-cell table:style-name="ce2" table:formula="of:=([.B261]/[.P261])*SQRT(SQRT(([.F261]*[.F261]+[.G261]*[.G261])/((1+[.F261])*(1+[.F261])+[.G261]*[.G261])))*SIN((ATAN([.G261]/[.F261])-ATAN([.G261]/(1+[.F261])))/2)" office:value-type="float" office:value="1220.81220040629" calcext:value-type="float">
            <text:p>1220.812200406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74.216" calcext:value-type="float">
            <text:p>174.216</text:p>
          </table:table-cell>
          <table:table-cell table:style-name="ce1" table:formula="of:=[.A262]*1000000000000*2*PI()" office:value-type="float" office:value="1.0946314114756E+015" calcext:value-type="float">
            <text:p>1.09E+15</text:p>
          </table:table-cell>
          <table:table-cell table:style-name="ce1" table:formula="of:=[.P262]/([.A262]*1000000000000)*1000000" office:value-type="float" office:value="1.72080898424944" calcext:value-type="float">
            <text:p>1.72E+00</text:p>
          </table:table-cell>
          <table:table-cell office:value-type="float" office:value="-119.252" calcext:value-type="float">
            <text:p>-119.252</text:p>
          </table:table-cell>
          <table:table-cell office:value-type="float" office:value="14.497" calcext:value-type="float">
            <text:p>14.497</text:p>
          </table:table-cell>
          <table:table-cell table:style-name="ce2" table:formula="of:=1-13.8*13.8*1E+030/([.B262]*[.B262]+1/9.3/9.3*1E+030)" office:value-type="float" office:value="-156.41705659261" calcext:value-type="float">
            <text:p>-156.4170565926</text:p>
          </table:table-cell>
          <table:table-cell table:style-name="ce2" table:formula="of:=13.8*13.8/9.3*1E+045/[.B262]/([.B262]*[.B262]+1/9.3/9.3*1E+030)" office:value-type="float" office:value="15.4632555283556" calcext:value-type="float">
            <text:p>15.4632555284</text:p>
          </table:table-cell>
          <table:table-cell table:formula="of:=[.B262]/[.P262]" office:value-type="float" office:value="3651297.36344335" calcext:value-type="float">
            <text:p>3651297.36344335</text:p>
          </table:table-cell>
          <table:table-cell table:formula="of:=[.H262]*SQRT(0.5)" office:value-type="float" office:value="2581857.12581935" calcext:value-type="float">
            <text:p>2581857.12581935</text:p>
          </table:table-cell>
          <table:table-cell table:formula="of:=-[.H262]*0.5" office:value-type="float" office:value="-1825648.68172167" calcext:value-type="float">
            <text:p>-1825648.68172167</text:p>
          </table:table-cell>
          <table:table-cell table:formula="of:=[.H262]*SQRT(3)/2" office:value-type="float" office:value="3162116.27351308" calcext:value-type="float">
            <text:p>3162116.27351308</text:p>
          </table:table-cell>
          <table:table-cell table:formula="of:=([.B262]/[.P262])*SQRT(SQRT(([.D262]*[.D262]+[.E262]*[.E262])/((1+[.D262])*(1+[.D262])+[.E262]*[.E262])))*COS((ATAN([.E262]/[.D262])-ATAN([.E262]/(1+[.D262])))/2)" office:value-type="float" office:value="3666476.31707231" calcext:value-type="float">
            <text:p>3666476.31707231</text:p>
          </table:table-cell>
          <table:table-cell table:style-name="ce2" table:formula="of:=([.B262]/[.P262])*SQRT(SQRT(([.D262]*[.D262]+[.E262]*[.E262])/((1+[.D262])*(1+[.D262])+[.E262]*[.E262])))*SIN((ATAN([.E262]/[.D262])-ATAN([.E262]/(1+[.D262])))/2)" office:value-type="float" office:value="1856.94093499868" calcext:value-type="float">
            <text:p>1856.9409349987</text:p>
          </table:table-cell>
          <table:table-cell table:formula="of:=([.B262]/[.P262])*SQRT(SQRT(([.F262]*[.F262]+[.G262]*[.G262])/((1+[.F262])*(1+[.F262])+[.G262]*[.G262])))*COS((ATAN([.G262]/[.F262])-ATAN([.G262]/(1+[.F262])))/2)" office:value-type="float" office:value="3662910.70368298" calcext:value-type="float">
            <text:p>3662910.70368298</text:p>
          </table:table-cell>
          <table:table-cell table:style-name="ce2" table:formula="of:=([.B262]/[.P262])*SQRT(SQRT(([.F262]*[.F262]+[.G262]*[.G262])/((1+[.F262])*(1+[.F262])+[.G262]*[.G262])))*SIN((ATAN([.G262]/[.F262])-ATAN([.G262]/(1+[.F262])))/2)" office:value-type="float" office:value="1153.62213895559" calcext:value-type="float">
            <text:p>1153.622138955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69.396" calcext:value-type="float">
            <text:p>169.396</text:p>
          </table:table-cell>
          <table:table-cell table:style-name="ce1" table:formula="of:=[.A263]*1000000000000*2*PI()" office:value-type="float" office:value="1.06434645829499E+015" calcext:value-type="float">
            <text:p>1.06E+15</text:p>
          </table:table-cell>
          <table:table-cell table:style-name="ce1" table:formula="of:=[.P263]/([.A263]*1000000000000)*1000000" office:value-type="float" office:value="1.7697729462325" calcext:value-type="float">
            <text:p>1.77E+00</text:p>
          </table:table-cell>
          <table:table-cell office:value-type="float" office:value="-125.924" calcext:value-type="float">
            <text:p>-125.924</text:p>
          </table:table-cell>
          <table:table-cell office:value-type="float" office:value="15.5904" calcext:value-type="float">
            <text:p>15.5904</text:p>
          </table:table-cell>
          <table:table-cell table:style-name="ce2" table:formula="of:=1-13.8*13.8*1E+030/([.B263]*[.B263]+1/9.3/9.3*1E+030)" office:value-type="float" office:value="-165.411012959801" calcext:value-type="float">
            <text:p>-165.4110129598</text:p>
          </table:table-cell>
          <table:table-cell table:style-name="ce2" table:formula="of:=13.8*13.8/9.3*1E+045/[.B263]/([.B263]*[.B263]+1/9.3/9.3*1E+030)" office:value-type="float" office:value="16.8118728333722" calcext:value-type="float">
            <text:p>16.8118728334</text:p>
          </table:table-cell>
          <table:table-cell table:formula="of:=[.B263]/[.P263]" office:value-type="float" office:value="3550277.63338526" calcext:value-type="float">
            <text:p>3550277.63338526</text:p>
          </table:table-cell>
          <table:table-cell table:formula="of:=[.H263]*SQRT(0.5)" office:value-type="float" office:value="2510425.38966164" calcext:value-type="float">
            <text:p>2510425.38966164</text:p>
          </table:table-cell>
          <table:table-cell table:formula="of:=-[.H263]*0.5" office:value-type="float" office:value="-1775138.81669263" calcext:value-type="float">
            <text:p>-1775138.81669263</text:p>
          </table:table-cell>
          <table:table-cell table:formula="of:=[.H263]*SQRT(3)/2" office:value-type="float" office:value="3074630.62099933" calcext:value-type="float">
            <text:p>3074630.62099933</text:p>
          </table:table-cell>
          <table:table-cell table:formula="of:=([.B263]/[.P263])*SQRT(SQRT(([.D263]*[.D263]+[.E263]*[.E263])/((1+[.D263])*(1+[.D263])+[.E263]*[.E263])))*COS((ATAN([.E263]/[.D263])-ATAN([.E263]/(1+[.D263])))/2)" office:value-type="float" office:value="3564242.42460583" calcext:value-type="float">
            <text:p>3564242.42460583</text:p>
          </table:table-cell>
          <table:table-cell table:style-name="ce2" table:formula="of:=([.B263]/[.P263])*SQRT(SQRT(([.D263]*[.D263]+[.E263]*[.E263])/((1+[.D263])*(1+[.D263])+[.E263]*[.E263])))*SIN((ATAN([.E263]/[.D263])-ATAN([.E263]/(1+[.D263])))/2)" office:value-type="float" office:value="1739.32594964191" calcext:value-type="float">
            <text:p>1739.3259496419</text:p>
          </table:table-cell>
          <table:table-cell table:formula="of:=([.B263]/[.P263])*SQRT(SQRT(([.F263]*[.F263]+[.G263]*[.G263])/((1+[.F263])*(1+[.F263])+[.G263]*[.G263])))*COS((ATAN([.G263]/[.F263])-ATAN([.G263]/(1+[.F263])))/2)" office:value-type="float" office:value="3560947.00067671" calcext:value-type="float">
            <text:p>3560947.00067671</text:p>
          </table:table-cell>
          <table:table-cell table:style-name="ce2" table:formula="of:=([.B263]/[.P263])*SQRT(SQRT(([.F263]*[.F263]+[.G263]*[.G263])/((1+[.F263])*(1+[.F263])+[.G263]*[.G263])))*SIN((ATAN([.G263]/[.F263])-ATAN([.G263]/(1+[.F263])))/2)" office:value-type="float" office:value="1089.34628476397" calcext:value-type="float">
            <text:p>1089.3462847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69.396" calcext:value-type="float">
            <text:p>169.396</text:p>
          </table:table-cell>
          <table:table-cell table:style-name="ce1" table:formula="of:=[.A264]*1000000000000*2*PI()" office:value-type="float" office:value="1.06434645829499E+015" calcext:value-type="float">
            <text:p>1.06E+15</text:p>
          </table:table-cell>
          <table:table-cell table:style-name="ce1" table:formula="of:=[.P264]/([.A264]*1000000000000)*1000000" office:value-type="float" office:value="1.7697729462325" calcext:value-type="float">
            <text:p>1.77E+00</text:p>
          </table:table-cell>
          <table:table-cell office:value-type="float" office:value="-166.937" calcext:value-type="float">
            <text:p>-166.937</text:p>
          </table:table-cell>
          <table:table-cell office:value-type="float" office:value="18.7308" calcext:value-type="float">
            <text:p>18.7308</text:p>
          </table:table-cell>
          <table:table-cell table:style-name="ce2" table:formula="of:=1-13.8*13.8*1E+030/([.B264]*[.B264]+1/9.3/9.3*1E+030)" office:value-type="float" office:value="-165.411012959801" calcext:value-type="float">
            <text:p>-165.4110129598</text:p>
          </table:table-cell>
          <table:table-cell table:style-name="ce2" table:formula="of:=13.8*13.8/9.3*1E+045/[.B264]/([.B264]*[.B264]+1/9.3/9.3*1E+030)" office:value-type="float" office:value="16.8118728333722" calcext:value-type="float">
            <text:p>16.8118728334</text:p>
          </table:table-cell>
          <table:table-cell table:formula="of:=[.B264]/[.P264]" office:value-type="float" office:value="3550277.63338526" calcext:value-type="float">
            <text:p>3550277.63338526</text:p>
          </table:table-cell>
          <table:table-cell table:formula="of:=[.H264]*SQRT(0.5)" office:value-type="float" office:value="2510425.38966164" calcext:value-type="float">
            <text:p>2510425.38966164</text:p>
          </table:table-cell>
          <table:table-cell table:formula="of:=-[.H264]*0.5" office:value-type="float" office:value="-1775138.81669263" calcext:value-type="float">
            <text:p>-1775138.81669263</text:p>
          </table:table-cell>
          <table:table-cell table:formula="of:=[.H264]*SQRT(3)/2" office:value-type="float" office:value="3074630.62099933" calcext:value-type="float">
            <text:p>3074630.62099933</text:p>
          </table:table-cell>
          <table:table-cell table:formula="of:=([.B264]/[.P264])*SQRT(SQRT(([.D264]*[.D264]+[.E264]*[.E264])/((1+[.D264])*(1+[.D264])+[.E264]*[.E264])))*COS((ATAN([.E264]/[.D264])-ATAN([.E264]/(1+[.D264])))/2)" office:value-type="float" office:value="3560825.24046125" calcext:value-type="float">
            <text:p>3560825.24046125</text:p>
          </table:table-cell>
          <table:table-cell table:style-name="ce2" table:formula="of:=([.B264]/[.P264])*SQRT(SQRT(([.D264]*[.D264]+[.E264]*[.E264])/((1+[.D264])*(1+[.D264])+[.E264]*[.E264])))*SIN((ATAN([.E264]/[.D264])-ATAN([.E264]/(1+[.D264])))/2)" office:value-type="float" office:value="1188.8174143311" calcext:value-type="float">
            <text:p>1188.8174143311</text:p>
          </table:table-cell>
          <table:table-cell table:formula="of:=([.B264]/[.P264])*SQRT(SQRT(([.F264]*[.F264]+[.G264]*[.G264])/((1+[.F264])*(1+[.F264])+[.G264]*[.G264])))*COS((ATAN([.G264]/[.F264])-ATAN([.G264]/(1+[.F264])))/2)" office:value-type="float" office:value="3560947.00067671" calcext:value-type="float">
            <text:p>3560947.00067671</text:p>
          </table:table-cell>
          <table:table-cell table:style-name="ce2" table:formula="of:=([.B264]/[.P264])*SQRT(SQRT(([.F264]*[.F264]+[.G264]*[.G264])/((1+[.F264])*(1+[.F264])+[.G264]*[.G264])))*SIN((ATAN([.G264]/[.F264])-ATAN([.G264]/(1+[.F264])))/2)" office:value-type="float" office:value="1089.34628476397" calcext:value-type="float">
            <text:p>1089.3462847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9.659" calcext:value-type="float">
            <text:p>159.659</text:p>
          </table:table-cell>
          <table:table-cell table:style-name="ce1" table:formula="of:=[.A265]*1000000000000*2*PI()" office:value-type="float" office:value="1.00316708295899E+015" calcext:value-type="float">
            <text:p>1.00E+15</text:p>
          </table:table-cell>
          <table:table-cell table:style-name="ce1" table:formula="of:=[.P265]/([.A265]*1000000000000)*1000000" office:value-type="float" office:value="1.87770472068596" calcext:value-type="float">
            <text:p>1.88E+00</text:p>
          </table:table-cell>
          <table:table-cell office:value-type="float" office:value="-132.783" calcext:value-type="float">
            <text:p>-132.783</text:p>
          </table:table-cell>
          <table:table-cell office:value-type="float" office:value="16.79" calcext:value-type="float">
            <text:p>16.79</text:p>
          </table:table-cell>
          <table:table-cell table:style-name="ce2" table:formula="of:=1-13.8*13.8*1E+030/([.B265]*[.B265]+1/9.3/9.3*1E+030)" office:value-type="float" office:value="-186.0899253966" calcext:value-type="float">
            <text:p>-186.0899253966</text:p>
          </table:table-cell>
          <table:table-cell table:style-name="ce2" table:formula="of:=13.8*13.8/9.3*1E+045/[.B265]/([.B265]*[.B265]+1/9.3/9.3*1E+030)" office:value-type="float" office:value="20.0536845964539" calcext:value-type="float">
            <text:p>20.0536845965</text:p>
          </table:table-cell>
          <table:table-cell table:formula="of:=[.B265]/[.P265]" office:value-type="float" office:value="3346205.20359785" calcext:value-type="float">
            <text:p>3346205.20359785</text:p>
          </table:table-cell>
          <table:table-cell table:formula="of:=[.H265]*SQRT(0.5)" office:value-type="float" office:value="2366124.39070575" calcext:value-type="float">
            <text:p>2366124.39070575</text:p>
          </table:table-cell>
          <table:table-cell table:formula="of:=-[.H265]*0.5" office:value-type="float" office:value="-1673102.60179893" calcext:value-type="float">
            <text:p>-1673102.60179893</text:p>
          </table:table-cell>
          <table:table-cell table:formula="of:=[.H265]*SQRT(3)/2" office:value-type="float" office:value="2897898.71259142" calcext:value-type="float">
            <text:p>2897898.71259142</text:p>
          </table:table-cell>
          <table:table-cell table:formula="of:=([.B265]/[.P265])*SQRT(SQRT(([.D265]*[.D265]+[.E265]*[.E265])/((1+[.D265])*(1+[.D265])+[.E265]*[.E265])))*COS((ATAN([.E265]/[.D265])-ATAN([.E265]/(1+[.D265])))/2)" office:value-type="float" office:value="3358675.44113999" calcext:value-type="float">
            <text:p>3358675.44113999</text:p>
          </table:table-cell>
          <table:table-cell table:style-name="ce2" table:formula="of:=([.B265]/[.P265])*SQRT(SQRT(([.D265]*[.D265]+[.E265]*[.E265])/((1+[.D265])*(1+[.D265])+[.E265]*[.E265])))*SIN((ATAN([.E265]/[.D265])-ATAN([.E265]/(1+[.D265])))/2)" office:value-type="float" office:value="1585.79114062075" calcext:value-type="float">
            <text:p>1585.7911406208</text:p>
          </table:table-cell>
          <table:table-cell table:formula="of:=([.B265]/[.P265])*SQRT(SQRT(([.F265]*[.F265]+[.G265]*[.G265])/((1+[.F265])*(1+[.F265])+[.G265]*[.G265])))*COS((ATAN([.G265]/[.F265])-ATAN([.G265]/(1+[.F265])))/2)" office:value-type="float" office:value="3355127.97002436" calcext:value-type="float">
            <text:p>3355127.97002436</text:p>
          </table:table-cell>
          <table:table-cell table:style-name="ce2" table:formula="of:=([.B265]/[.P265])*SQRT(SQRT(([.F265]*[.F265]+[.G265]*[.G265])/((1+[.F265])*(1+[.F265])+[.G265]*[.G265])))*SIN((ATAN([.G265]/[.F265])-ATAN([.G265]/(1+[.F265])))/2)" office:value-type="float" office:value="965.442203444777" calcext:value-type="float">
            <text:p>965.442203444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6.006" calcext:value-type="float">
            <text:p>156.006</text:p>
          </table:table-cell>
          <table:table-cell table:style-name="ce1" table:formula="of:=[.A266]*1000000000000*2*PI()" office:value-type="float" office:value="980214607031859" calcext:value-type="float">
            <text:p>9.80E+14</text:p>
          </table:table-cell>
          <table:table-cell table:style-name="ce1" table:formula="of:=[.P266]/([.A266]*1000000000000)*1000000" office:value-type="float" office:value="1.92167261515583" calcext:value-type="float">
            <text:p>1.92E+00</text:p>
          </table:table-cell>
          <table:table-cell office:value-type="float" office:value="-142.198" calcext:value-type="float">
            <text:p>-142.198</text:p>
          </table:table-cell>
          <table:table-cell office:value-type="float" office:value="18.2546" calcext:value-type="float">
            <text:p>18.2546</text:p>
          </table:table-cell>
          <table:table-cell table:style-name="ce2" table:formula="of:=1-13.8*13.8*1E+030/([.B266]*[.B266]+1/9.3/9.3*1E+030)" office:value-type="float" office:value="-194.848814257209" calcext:value-type="float">
            <text:p>-194.8488142572</text:p>
          </table:table-cell>
          <table:table-cell table:style-name="ce2" table:formula="of:=13.8*13.8/9.3*1E+045/[.B266]/([.B266]*[.B266]+1/9.3/9.3*1E+030)" office:value-type="float" office:value="21.4840833167026" calcext:value-type="float">
            <text:p>21.4840833167</text:p>
          </table:table-cell>
          <table:table-cell table:formula="of:=[.B266]/[.P266]" office:value-type="float" office:value="3269643.98494594" calcext:value-type="float">
            <text:p>3269643.98494594</text:p>
          </table:table-cell>
          <table:table-cell table:formula="of:=[.H266]*SQRT(0.5)" office:value-type="float" office:value="2311987.43382108" calcext:value-type="float">
            <text:p>2311987.43382108</text:p>
          </table:table-cell>
          <table:table-cell table:formula="of:=-[.H266]*0.5" office:value-type="float" office:value="-1634821.99247297" calcext:value-type="float">
            <text:p>-1634821.99247297</text:p>
          </table:table-cell>
          <table:table-cell table:formula="of:=[.H266]*SQRT(3)/2" office:value-type="float" office:value="2831594.75229417" calcext:value-type="float">
            <text:p>2831594.75229417</text:p>
          </table:table-cell>
          <table:table-cell table:formula="of:=([.B266]/[.P266])*SQRT(SQRT(([.D266]*[.D266]+[.E266]*[.E266])/((1+[.D266])*(1+[.D266])+[.E266]*[.E266])))*COS((ATAN([.E266]/[.D266])-ATAN([.E266]/(1+[.D266])))/2)" office:value-type="float" office:value="3281012.43347324" calcext:value-type="float">
            <text:p>3281012.43347324</text:p>
          </table:table-cell>
          <table:table-cell table:style-name="ce2" table:formula="of:=([.B266]/[.P266])*SQRT(SQRT(([.D266]*[.D266]+[.E266]*[.E266])/((1+[.D266])*(1+[.D266])+[.E266]*[.E266])))*SIN((ATAN([.E266]/[.D266])-ATAN([.E266]/(1+[.D266])))/2)" office:value-type="float" office:value="1467.16639690615" calcext:value-type="float">
            <text:p>1467.1663969062</text:p>
          </table:table-cell>
          <table:table-cell table:formula="of:=([.B266]/[.P266])*SQRT(SQRT(([.F266]*[.F266]+[.G266]*[.G266])/((1+[.F266])*(1+[.F266])+[.G266]*[.G266])))*COS((ATAN([.G266]/[.F266])-ATAN([.G266]/(1+[.F266])))/2)" office:value-type="float" office:value="3277964.68474026" calcext:value-type="float">
            <text:p>3277964.68474026</text:p>
          </table:table-cell>
          <table:table-cell table:style-name="ce2" table:formula="of:=([.B266]/[.P266])*SQRT(SQRT(([.F266]*[.F266]+[.G266]*[.G266])/((1+[.F266])*(1+[.F266])+[.G266]*[.G266])))*SIN((ATAN([.G266]/[.F266])-ATAN([.G266]/(1+[.F266])))/2)" office:value-type="float" office:value="920.990646689632" calcext:value-type="float">
            <text:p>920.990646689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4.879" calcext:value-type="float">
            <text:p>154.879</text:p>
          </table:table-cell>
          <table:table-cell table:style-name="ce1" table:formula="of:=[.A267]*1000000000000*2*PI()" office:value-type="float" office:value="973133457190667" calcext:value-type="float">
            <text:p>9.73E+14</text:p>
          </table:table-cell>
          <table:table-cell table:style-name="ce1" table:formula="of:=[.P267]/([.A267]*1000000000000)*1000000" office:value-type="float" office:value="1.93565595077448" calcext:value-type="float">
            <text:p>1.94E+00</text:p>
          </table:table-cell>
          <table:table-cell office:value-type="float" office:value="-149.491" calcext:value-type="float">
            <text:p>-149.491</text:p>
          </table:table-cell>
          <table:table-cell office:value-type="float" office:value="19.6908" calcext:value-type="float">
            <text:p>19.6908</text:p>
          </table:table-cell>
          <table:table-cell table:style-name="ce2" table:formula="of:=1-13.8*13.8*1E+030/([.B267]*[.B267]+1/9.3/9.3*1E+030)" office:value-type="float" office:value="-197.674925504367" calcext:value-type="float">
            <text:p>-197.6749255044</text:p>
          </table:table-cell>
          <table:table-cell table:style-name="ce2" table:formula="of:=13.8*13.8/9.3*1E+045/[.B267]/([.B267]*[.B267]+1/9.3/9.3*1E+030)" office:value-type="float" office:value="21.9526880487654" calcext:value-type="float">
            <text:p>21.9526880488</text:p>
          </table:table-cell>
          <table:table-cell table:formula="of:=[.B267]/[.P267]" office:value-type="float" office:value="3246023.81154854" calcext:value-type="float">
            <text:p>3246023.81154854</text:p>
          </table:table-cell>
          <table:table-cell table:formula="of:=[.H267]*SQRT(0.5)" office:value-type="float" office:value="2295285.44903898" calcext:value-type="float">
            <text:p>2295285.44903898</text:p>
          </table:table-cell>
          <table:table-cell table:formula="of:=-[.H267]*0.5" office:value-type="float" office:value="-1623011.90577427" calcext:value-type="float">
            <text:p>-1623011.90577427</text:p>
          </table:table-cell>
          <table:table-cell table:formula="of:=[.H267]*SQRT(3)/2" office:value-type="float" office:value="2811139.08209023" calcext:value-type="float">
            <text:p>2811139.08209023</text:p>
          </table:table-cell>
          <table:table-cell table:formula="of:=([.B267]/[.P267])*SQRT(SQRT(([.D267]*[.D267]+[.E267]*[.E267])/((1+[.D267])*(1+[.D267])+[.E267]*[.E267])))*COS((ATAN([.E267]/[.D267])-ATAN([.E267]/(1+[.D267])))/2)" office:value-type="float" office:value="3256747.56734234" calcext:value-type="float">
            <text:p>3256747.56734234</text:p>
          </table:table-cell>
          <table:table-cell table:style-name="ce2" table:formula="of:=([.B267]/[.P267])*SQRT(SQRT(([.D267]*[.D267]+[.E267]*[.E267])/((1+[.D267])*(1+[.D267])+[.E267]*[.E267])))*SIN((ATAN([.E267]/[.D267])-ATAN([.E267]/(1+[.D267])))/2)" office:value-type="float" office:value="1419.65228292353" calcext:value-type="float">
            <text:p>1419.6522829235</text:p>
          </table:table-cell>
          <table:table-cell table:formula="of:=([.B267]/[.P267])*SQRT(SQRT(([.F267]*[.F267]+[.G267]*[.G267])/((1+[.F267])*(1+[.F267])+[.G267]*[.G267])))*COS((ATAN([.G267]/[.F267])-ATAN([.G267]/(1+[.F267])))/2)" office:value-type="float" office:value="3254164.43860121" calcext:value-type="float">
            <text:p>3254164.43860121</text:p>
          </table:table-cell>
          <table:table-cell table:style-name="ce2" table:formula="of:=([.B267]/[.P267])*SQRT(SQRT(([.F267]*[.F267]+[.G267]*[.G267])/((1+[.F267])*(1+[.F267])+[.G267]*[.G267])))*SIN((ATAN([.G267]/[.F267])-ATAN([.G267]/(1+[.F267])))/2)" office:value-type="float" office:value="907.499208954245" calcext:value-type="float">
            <text:p>907.499208954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table:formula="of:=[.A268]*1000000000000*2*PI()" office:value-type="float" office:value="942477796076938" calcext:value-type="float">
            <text:p>9.42E+14</text:p>
          </table:table-cell>
          <table:table-cell table:style-name="ce1" table:formula="of:=[.P268]/([.A268]*1000000000000)*1000000" office:value-type="float" office:value="1.99861638666667" calcext:value-type="float">
            <text:p>2.00E+00</text:p>
          </table:table-cell>
          <table:table-cell office:value-type="float" office:value="-159.482" calcext:value-type="float">
            <text:p>-159.482</text:p>
          </table:table-cell>
          <table:table-cell office:value-type="float" office:value="21.42" calcext:value-type="float">
            <text:p>21.42</text:p>
          </table:table-cell>
          <table:table-cell table:style-name="ce2" table:formula="of:=1-13.8*13.8*1E+030/([.B268]*[.B268]+1/9.3/9.3*1E+030)" office:value-type="float" office:value="-210.640816956115" calcext:value-type="float">
            <text:p>-210.6408169561</text:p>
          </table:table-cell>
          <table:table-cell table:style-name="ce2" table:formula="of:=13.8*13.8/9.3*1E+045/[.B268]/([.B268]*[.B268]+1/9.3/9.3*1E+030)" office:value-type="float" office:value="24.1460087301597" calcext:value-type="float">
            <text:p>24.1460087302</text:p>
          </table:table-cell>
          <table:table-cell table:formula="of:=[.B268]/[.P268]" office:value-type="float" office:value="3143767.53292752" calcext:value-type="float">
            <text:p>3143767.53292752</text:p>
          </table:table-cell>
          <table:table-cell table:formula="of:=[.H268]*SQRT(0.5)" office:value-type="float" office:value="2222979.34100715" calcext:value-type="float">
            <text:p>2222979.34100715</text:p>
          </table:table-cell>
          <table:table-cell table:formula="of:=-[.H268]*0.5" office:value-type="float" office:value="-1571883.76646376" calcext:value-type="float">
            <text:p>-1571883.76646376</text:p>
          </table:table-cell>
          <table:table-cell table:formula="of:=[.H268]*SQRT(3)/2" office:value-type="float" office:value="2722582.54710797" calcext:value-type="float">
            <text:p>2722582.54710797</text:p>
          </table:table-cell>
          <table:table-cell table:formula="of:=([.B268]/[.P268])*SQRT(SQRT(([.D268]*[.D268]+[.E268]*[.E268])/((1+[.D268])*(1+[.D268])+[.E268]*[.E268])))*COS((ATAN([.E268]/[.D268])-ATAN([.E268]/(1+[.D268])))/2)" office:value-type="float" office:value="3153493.20368233" calcext:value-type="float">
            <text:p>3153493.20368233</text:p>
          </table:table-cell>
          <table:table-cell table:style-name="ce2" table:formula="of:=([.B268]/[.P268])*SQRT(SQRT(([.D268]*[.D268]+[.E268]*[.E268])/((1+[.D268])*(1+[.D268])+[.E268]*[.E268])))*SIN((ATAN([.E268]/[.D268])-ATAN([.E268]/(1+[.D268])))/2)" office:value-type="float" office:value="1312.43152154683" calcext:value-type="float">
            <text:p>1312.4315215468</text:p>
          </table:table-cell>
          <table:table-cell table:formula="of:=([.B268]/[.P268])*SQRT(SQRT(([.F268]*[.F268]+[.G268]*[.G268])/((1+[.F268])*(1+[.F268])+[.G268]*[.G268])))*COS((ATAN([.G268]/[.F268])-ATAN([.G268]/(1+[.F268])))/2)" office:value-type="float" office:value="3151158.77874317" calcext:value-type="float">
            <text:p>3151158.77874317</text:p>
          </table:table-cell>
          <table:table-cell table:style-name="ce2" table:formula="of:=([.B268]/[.P268])*SQRT(SQRT(([.F268]*[.F268]+[.G268]*[.G268])/((1+[.F268])*(1+[.F268])+[.G268]*[.G268])))*SIN((ATAN([.G268]/[.F268])-ATAN([.G268]/(1+[.F268])))/2)" office:value-type="float" office:value="850.297252079158" calcext:value-type="float">
            <text:p>850.297252079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45.208" calcext:value-type="float">
            <text:p>145.208</text:p>
          </table:table-cell>
          <table:table-cell table:style-name="ce1" table:formula="of:=[.A269]*1000000000000*2*PI()" office:value-type="float" office:value="912368772084933" calcext:value-type="float">
            <text:p>9.12E+14</text:p>
          </table:table-cell>
          <table:table-cell table:style-name="ce1" table:formula="of:=[.P269]/([.A269]*1000000000000)*1000000" office:value-type="float" office:value="2.06457259930582" calcext:value-type="float">
            <text:p>2.06E+00</text:p>
          </table:table-cell>
          <table:table-cell office:value-type="float" office:value="-169.803" calcext:value-type="float">
            <text:p>-169.803</text:p>
          </table:table-cell>
          <table:table-cell office:value-type="float" office:value="23.296" calcext:value-type="float">
            <text:p>23.296</text:p>
          </table:table-cell>
          <table:table-cell table:style-name="ce2" table:formula="of:=1-13.8*13.8*1E+030/([.B269]*[.B269]+1/9.3/9.3*1E+030)" office:value-type="float" office:value="-224.645476542652" calcext:value-type="float">
            <text:p>-224.6454765427</text:p>
          </table:table-cell>
          <table:table-cell table:style-name="ce2" table:formula="of:=13.8*13.8/9.3*1E+045/[.B269]/([.B269]*[.B269]+1/9.3/9.3*1E+030)" office:value-type="float" office:value="26.5933635710771" calcext:value-type="float">
            <text:p>26.5933635711</text:p>
          </table:table-cell>
          <table:table-cell table:formula="of:=[.B269]/[.P269]" office:value-type="float" office:value="3043334.6394756" calcext:value-type="float">
            <text:p>3043334.6394756</text:p>
          </table:table-cell>
          <table:table-cell table:formula="of:=[.H269]*SQRT(0.5)" office:value-type="float" office:value="2151962.56099311" calcext:value-type="float">
            <text:p>2151962.56099311</text:p>
          </table:table-cell>
          <table:table-cell table:formula="of:=-[.H269]*0.5" office:value-type="float" office:value="-1521667.3197378" calcext:value-type="float">
            <text:p>-1521667.3197378</text:p>
          </table:table-cell>
          <table:table-cell table:formula="of:=[.H269]*SQRT(3)/2" office:value-type="float" office:value="2635605.11000302" calcext:value-type="float">
            <text:p>2635605.11000302</text:p>
          </table:table-cell>
          <table:table-cell table:formula="of:=([.B269]/[.P269])*SQRT(SQRT(([.D269]*[.D269]+[.E269]*[.E269])/((1+[.D269])*(1+[.D269])+[.E269]*[.E269])))*COS((ATAN([.E269]/[.D269])-ATAN([.E269]/(1+[.D269])))/2)" office:value-type="float" office:value="3052168.03994877" calcext:value-type="float">
            <text:p>3052168.03994877</text:p>
          </table:table-cell>
          <table:table-cell table:style-name="ce2" table:formula="of:=([.B269]/[.P269])*SQRT(SQRT(([.D269]*[.D269]+[.E269]*[.E269])/((1+[.D269])*(1+[.D269])+[.E269]*[.E269])))*SIN((ATAN([.E269]/[.D269])-ATAN([.E269]/(1+[.D269])))/2)" office:value-type="float" office:value="1217.27374735935" calcext:value-type="float">
            <text:p>1217.2737473594</text:p>
          </table:table-cell>
          <table:table-cell table:formula="of:=([.B269]/[.P269])*SQRT(SQRT(([.F269]*[.F269]+[.G269]*[.G269])/((1+[.F269])*(1+[.F269])+[.G269]*[.G269])))*COS((ATAN([.G269]/[.F269])-ATAN([.G269]/(1+[.F269])))/2)" office:value-type="float" office:value="3050036.42957975" calcext:value-type="float">
            <text:p>3050036.42957975</text:p>
          </table:table-cell>
          <table:table-cell table:style-name="ce2" table:formula="of:=([.B269]/[.P269])*SQRT(SQRT(([.F269]*[.F269]+[.G269]*[.G269])/((1+[.F269])*(1+[.F269])+[.G269]*[.G269])))*SIN((ATAN([.G269]/[.F269])-ATAN([.G269]/(1+[.F269])))/2)" office:value-type="float" office:value="796.012412034065" calcext:value-type="float">
            <text:p>796.01241203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45.208" calcext:value-type="float">
            <text:p>145.208</text:p>
          </table:table-cell>
          <table:table-cell table:style-name="ce1" table:formula="of:=[.A270]*1000000000000*2*PI()" office:value-type="float" office:value="912368772084933" calcext:value-type="float">
            <text:p>9.12E+14</text:p>
          </table:table-cell>
          <table:table-cell table:style-name="ce1" table:formula="of:=[.P270]/([.A270]*1000000000000)*1000000" office:value-type="float" office:value="2.06457259930582" calcext:value-type="float">
            <text:p>2.06E+00</text:p>
          </table:table-cell>
          <table:table-cell office:value-type="float" office:value="-228.963" calcext:value-type="float">
            <text:p>-228.963</text:p>
          </table:table-cell>
          <table:table-cell office:value-type="float" office:value="29.4752" calcext:value-type="float">
            <text:p>29.4752</text:p>
          </table:table-cell>
          <table:table-cell table:style-name="ce2" table:formula="of:=1-13.8*13.8*1E+030/([.B270]*[.B270]+1/9.3/9.3*1E+030)" office:value-type="float" office:value="-224.645476542652" calcext:value-type="float">
            <text:p>-224.6454765427</text:p>
          </table:table-cell>
          <table:table-cell table:style-name="ce2" table:formula="of:=13.8*13.8/9.3*1E+045/[.B270]/([.B270]*[.B270]+1/9.3/9.3*1E+030)" office:value-type="float" office:value="26.5933635710771" calcext:value-type="float">
            <text:p>26.5933635711</text:p>
          </table:table-cell>
          <table:table-cell table:formula="of:=[.B270]/[.P270]" office:value-type="float" office:value="3043334.6394756" calcext:value-type="float">
            <text:p>3043334.6394756</text:p>
          </table:table-cell>
          <table:table-cell table:formula="of:=[.H270]*SQRT(0.5)" office:value-type="float" office:value="2151962.56099311" calcext:value-type="float">
            <text:p>2151962.56099311</text:p>
          </table:table-cell>
          <table:table-cell table:formula="of:=-[.H270]*0.5" office:value-type="float" office:value="-1521667.3197378" calcext:value-type="float">
            <text:p>-1521667.3197378</text:p>
          </table:table-cell>
          <table:table-cell table:formula="of:=[.H270]*SQRT(3)/2" office:value-type="float" office:value="2635605.11000302" calcext:value-type="float">
            <text:p>2635605.11000302</text:p>
          </table:table-cell>
          <table:table-cell table:formula="of:=([.B270]/[.P270])*SQRT(SQRT(([.D270]*[.D270]+[.E270]*[.E270])/((1+[.D270])*(1+[.D270])+[.E270]*[.E270])))*COS((ATAN([.E270]/[.D270])-ATAN([.E270]/(1+[.D270])))/2)" office:value-type="float" office:value="3049892.99459999" calcext:value-type="float">
            <text:p>3049892.99459999</text:p>
          </table:table-cell>
          <table:table-cell table:style-name="ce2" table:formula="of:=([.B270]/[.P270])*SQRT(SQRT(([.D270]*[.D270]+[.E270]*[.E270])/((1+[.D270])*(1+[.D270])+[.E270]*[.E270])))*SIN((ATAN([.E270]/[.D270])-ATAN([.E270]/(1+[.D270])))/2)" office:value-type="float" office:value="847.056410368851" calcext:value-type="float">
            <text:p>847.0564103689</text:p>
          </table:table-cell>
          <table:table-cell table:formula="of:=([.B270]/[.P270])*SQRT(SQRT(([.F270]*[.F270]+[.G270]*[.G270])/((1+[.F270])*(1+[.F270])+[.G270]*[.G270])))*COS((ATAN([.G270]/[.F270])-ATAN([.G270]/(1+[.F270])))/2)" office:value-type="float" office:value="3050036.42957975" calcext:value-type="float">
            <text:p>3050036.42957975</text:p>
          </table:table-cell>
          <table:table-cell table:style-name="ce2" table:formula="of:=([.B270]/[.P270])*SQRT(SQRT(([.F270]*[.F270]+[.G270]*[.G270])/((1+[.F270])*(1+[.F270])+[.G270]*[.G270])))*SIN((ATAN([.G270]/[.F270])-ATAN([.G270]/(1+[.F270])))/2)" office:value-type="float" office:value="796.012412034065" calcext:value-type="float">
            <text:p>796.01241203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40.318" calcext:value-type="float">
            <text:p>140.318</text:p>
          </table:table-cell>
          <table:table-cell table:style-name="ce1" table:formula="of:=[.A271]*1000000000000*2*PI()" office:value-type="float" office:value="881643995932825" calcext:value-type="float">
            <text:p>8.82E+14</text:p>
          </table:table-cell>
          <table:table-cell table:style-name="ce1" table:formula="of:=[.P271]/([.A271]*1000000000000)*1000000" office:value-type="float" office:value="2.13652174346841" calcext:value-type="float">
            <text:p>2.14E+00</text:p>
          </table:table-cell>
          <table:table-cell office:value-type="float" office:value="-180.457" calcext:value-type="float">
            <text:p>-180.457</text:p>
          </table:table-cell>
          <table:table-cell office:value-type="float" office:value="25.3796" calcext:value-type="float">
            <text:p>25.3796</text:p>
          </table:table-cell>
          <table:table-cell table:style-name="ce2" table:formula="of:=1-13.8*13.8*1E+030/([.B271]*[.B271]+1/9.3/9.3*1E+030)" office:value-type="float" office:value="-240.412218625042" calcext:value-type="float">
            <text:p>-240.412218625</text:p>
          </table:table-cell>
          <table:table-cell table:style-name="ce2" table:formula="of:=13.8*13.8/9.3*1E+045/[.B271]/([.B271]*[.B271]+1/9.3/9.3*1E+030)" office:value-type="float" office:value="29.4430668134889" calcext:value-type="float">
            <text:p>29.4430668135</text:p>
          </table:table-cell>
          <table:table-cell table:formula="of:=[.B271]/[.P271]" office:value-type="float" office:value="2940847.81790216" calcext:value-type="float">
            <text:p>2940847.81790216</text:p>
          </table:table-cell>
          <table:table-cell table:formula="of:=[.H271]*SQRT(0.5)" office:value-type="float" office:value="2079493.43447628" calcext:value-type="float">
            <text:p>2079493.43447628</text:p>
          </table:table-cell>
          <table:table-cell table:formula="of:=-[.H271]*0.5" office:value-type="float" office:value="-1470423.90895108" calcext:value-type="float">
            <text:p>-1470423.90895108</text:p>
          </table:table-cell>
          <table:table-cell table:formula="of:=[.H271]*SQRT(3)/2" office:value-type="float" office:value="2546848.9189673" calcext:value-type="float">
            <text:p>2546848.9189673</text:p>
          </table:table-cell>
          <table:table-cell table:formula="of:=([.B271]/[.P271])*SQRT(SQRT(([.D271]*[.D271]+[.E271]*[.E271])/((1+[.D271])*(1+[.D271])+[.E271]*[.E271])))*COS((ATAN([.E271]/[.D271])-ATAN([.E271]/(1+[.D271])))/2)" office:value-type="float" office:value="2948870.16519465" calcext:value-type="float">
            <text:p>2948870.16519465</text:p>
          </table:table-cell>
          <table:table-cell table:style-name="ce2" table:formula="of:=([.B271]/[.P271])*SQRT(SQRT(([.D271]*[.D271]+[.E271]*[.E271])/((1+[.D271])*(1+[.D271])+[.E271]*[.E271])))*SIN((ATAN([.E271]/[.D271])-ATAN([.E271]/(1+[.D271])))/2)" office:value-type="float" office:value="1132.98166706405" calcext:value-type="float">
            <text:p>1132.9816670641</text:p>
          </table:table-cell>
          <table:table-cell table:formula="of:=([.B271]/[.P271])*SQRT(SQRT(([.F271]*[.F271]+[.G271]*[.G271])/((1+[.F271])*(1+[.F271])+[.G271]*[.G271])))*COS((ATAN([.G271]/[.F271])-ATAN([.G271]/(1+[.F271])))/2)" office:value-type="float" office:value="2946892.00240726" calcext:value-type="float">
            <text:p>2946892.00240726</text:p>
          </table:table-cell>
          <table:table-cell table:style-name="ce2" table:formula="of:=([.B271]/[.P271])*SQRT(SQRT(([.F271]*[.F271]+[.G271]*[.G271])/((1+[.F271])*(1+[.F271])+[.G271]*[.G271])))*SIN((ATAN([.G271]/[.F271])-ATAN([.G271]/(1+[.F271])))/2)" office:value-type="float" office:value="742.543861031186" calcext:value-type="float">
            <text:p>742.543861031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5.501" calcext:value-type="float">
            <text:p>135.501</text:p>
          </table:table-cell>
          <table:table-cell table:style-name="ce1" table:formula="of:=[.A272]*1000000000000*2*PI()" office:value-type="float" office:value="851377892308141" calcext:value-type="float">
            <text:p>8.51E+14</text:p>
          </table:table-cell>
          <table:table-cell table:style-name="ce1" table:formula="of:=[.P272]/([.A272]*1000000000000)*1000000" office:value-type="float" office:value="2.21247413672224" calcext:value-type="float">
            <text:p>2.21E+00</text:p>
          </table:table-cell>
          <table:table-cell office:value-type="float" office:value="-194.214" calcext:value-type="float">
            <text:p>-194.214</text:p>
          </table:table-cell>
          <table:table-cell office:value-type="float" office:value="27.8556" calcext:value-type="float">
            <text:p>27.8556</text:p>
          </table:table-cell>
          <table:table-cell table:style-name="ce2" table:formula="of:=1-13.8*13.8*1E+030/([.B272]*[.B272]+1/9.3/9.3*1E+030)" office:value-type="float" office:value="-257.607222880719" calcext:value-type="float">
            <text:p>-257.6072228807</text:p>
          </table:table-cell>
          <table:table-cell table:style-name="ce2" table:formula="of:=13.8*13.8/9.3*1E+045/[.B272]/([.B272]*[.B272]+1/9.3/9.3*1E+030)" office:value-type="float" office:value="32.6614403756207" calcext:value-type="float">
            <text:p>32.6614403756</text:p>
          </table:table-cell>
          <table:table-cell table:formula="of:=[.B272]/[.P272]" office:value-type="float" office:value="2839890.96319475" calcext:value-type="float">
            <text:p>2839890.96319475</text:p>
          </table:table-cell>
          <table:table-cell table:formula="of:=[.H272]*SQRT(0.5)" office:value-type="float" office:value="2008106.1579054" calcext:value-type="float">
            <text:p>2008106.1579054</text:p>
          </table:table-cell>
          <table:table-cell table:formula="of:=-[.H272]*0.5" office:value-type="float" office:value="-1419945.48159737" calcext:value-type="float">
            <text:p>-1419945.48159737</text:p>
          </table:table-cell>
          <table:table-cell table:formula="of:=[.H272]*SQRT(3)/2" office:value-type="float" office:value="2459417.71810451" calcext:value-type="float">
            <text:p>2459417.71810451</text:p>
          </table:table-cell>
          <table:table-cell table:formula="of:=([.B272]/[.P272])*SQRT(SQRT(([.D272]*[.D272]+[.E272]*[.E272])/((1+[.D272])*(1+[.D272])+[.E272]*[.E272])))*COS((ATAN([.E272]/[.D272])-ATAN([.E272]/(1+[.D272])))/2)" office:value-type="float" office:value="2847081.49090088" calcext:value-type="float">
            <text:p>2847081.49090088</text:p>
          </table:table-cell>
          <table:table-cell table:style-name="ce2" table:formula="of:=([.B272]/[.P272])*SQRT(SQRT(([.D272]*[.D272]+[.E272]*[.E272])/((1+[.D272])*(1+[.D272])+[.E272]*[.E272])))*SIN((ATAN([.E272]/[.D272])-ATAN([.E272]/(1+[.D272])))/2)" office:value-type="float" office:value="1035.31984083583" calcext:value-type="float">
            <text:p>1035.3198408358</text:p>
          </table:table-cell>
          <table:table-cell table:formula="of:=([.B272]/[.P272])*SQRT(SQRT(([.F272]*[.F272]+[.G272]*[.G272])/((1+[.F272])*(1+[.F272])+[.G272]*[.G272])))*COS((ATAN([.G272]/[.F272])-ATAN([.G272]/(1+[.F272])))/2)" office:value-type="float" office:value="2845331.15562224" calcext:value-type="float">
            <text:p>2845331.15562224</text:p>
          </table:table-cell>
          <table:table-cell table:style-name="ce2" table:formula="of:=([.B272]/[.P272])*SQRT(SQRT(([.F272]*[.F272]+[.G272]*[.G272])/((1+[.F272])*(1+[.F272])+[.G272]*[.G272])))*SIN((ATAN([.G272]/[.F272])-ATAN([.G272]/(1+[.F272])))/2)" office:value-type="float" office:value="691.765056980408" calcext:value-type="float">
            <text:p>691.765056980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30.662" calcext:value-type="float">
            <text:p>130.662</text:p>
          </table:table-cell>
          <table:table-cell table:style-name="ce1" table:formula="of:=[.A273]*1000000000000*2*PI()" office:value-type="float" office:value="820973558606699" calcext:value-type="float">
            <text:p>8.21E+14</text:p>
          </table:table-cell>
          <table:table-cell table:style-name="ce1" table:formula="of:=[.P273]/([.A273]*1000000000000)*1000000" office:value-type="float" office:value="2.29441197899925" calcext:value-type="float">
            <text:p>2.29E+00</text:p>
          </table:table-cell>
          <table:table-cell office:value-type="float" office:value="-208.49" calcext:value-type="float">
            <text:p>-208.49</text:p>
          </table:table-cell>
          <table:table-cell office:value-type="float" office:value="30.6144" calcext:value-type="float">
            <text:p>30.6144</text:p>
          </table:table-cell>
          <table:table-cell table:style-name="ce2" table:formula="of:=1-13.8*13.8*1E+030/([.B273]*[.B273]+1/9.3/9.3*1E+030)" office:value-type="float" office:value="-276.787658503776" calcext:value-type="float">
            <text:p>-276.7876585038</text:p>
          </table:table-cell>
          <table:table-cell table:style-name="ce2" table:formula="of:=13.8*13.8/9.3*1E+045/[.B273]/([.B273]*[.B273]+1/9.3/9.3*1E+030)" office:value-type="float" office:value="36.3831945452951" calcext:value-type="float">
            <text:p>36.3831945453</text:p>
          </table:table-cell>
          <table:table-cell table:formula="of:=[.B273]/[.P273]" office:value-type="float" office:value="2738473.02258251" calcext:value-type="float">
            <text:p>2738473.02258251</text:p>
          </table:table-cell>
          <table:table-cell table:formula="of:=[.H273]*SQRT(0.5)" office:value-type="float" office:value="1936392.84436451" calcext:value-type="float">
            <text:p>1936392.84436451</text:p>
          </table:table-cell>
          <table:table-cell table:formula="of:=-[.H273]*0.5" office:value-type="float" office:value="-1369236.51129125" calcext:value-type="float">
            <text:p>-1369236.51129125</text:p>
          </table:table-cell>
          <table:table-cell table:formula="of:=[.H273]*SQRT(3)/2" office:value-type="float" office:value="2371587.20513481" calcext:value-type="float">
            <text:p>2371587.20513481</text:p>
          </table:table-cell>
          <table:table-cell table:formula="of:=([.B273]/[.P273])*SQRT(SQRT(([.D273]*[.D273]+[.E273]*[.E273])/((1+[.D273])*(1+[.D273])+[.E273]*[.E273])))*COS((ATAN([.E273]/[.D273])-ATAN([.E273]/(1+[.D273])))/2)" office:value-type="float" office:value="2744924.03747365" calcext:value-type="float">
            <text:p>2744924.03747365</text:p>
          </table:table-cell>
          <table:table-cell table:style-name="ce2" table:formula="of:=([.B273]/[.P273])*SQRT(SQRT(([.D273]*[.D273]+[.E273]*[.E273])/((1+[.D273])*(1+[.D273])+[.E273]*[.E273])))*SIN((ATAN([.E273]/[.D273])-ATAN([.E273]/(1+[.D273])))/2)" office:value-type="float" office:value="950.681184086926" calcext:value-type="float">
            <text:p>950.6811840869</text:p>
          </table:table-cell>
          <table:table-cell table:formula="of:=([.B273]/[.P273])*SQRT(SQRT(([.F273]*[.F273]+[.G273]*[.G273])/((1+[.F273])*(1+[.F273])+[.G273]*[.G273])))*COS((ATAN([.G273]/[.F273])-ATAN([.G273]/(1+[.F273])))/2)" office:value-type="float" office:value="2743348.6490117" calcext:value-type="float">
            <text:p>2743348.6490117</text:p>
          </table:table-cell>
          <table:table-cell table:style-name="ce2" table:formula="of:=([.B273]/[.P273])*SQRT(SQRT(([.F273]*[.F273]+[.G273]*[.G273])/((1+[.F273])*(1+[.F273])+[.G273]*[.G273])))*SIN((ATAN([.G273]/[.F273])-ATAN([.G273]/(1+[.F273])))/2)" office:value-type="float" office:value="642.633876569984" calcext:value-type="float">
            <text:p>642.6338765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5.839" calcext:value-type="float">
            <text:p>125.839</text:p>
          </table:table-cell>
          <table:table-cell table:style-name="ce1" table:formula="of:=[.A274]*1000000000000*2*PI()" office:value-type="float" office:value="790669755870172" calcext:value-type="float">
            <text:p>7.91E+14</text:p>
          </table:table-cell>
          <table:table-cell table:style-name="ce1" table:formula="of:=[.P274]/([.A274]*1000000000000)*1000000" office:value-type="float" office:value="2.38234933526172" calcext:value-type="float">
            <text:p>2.38E+00</text:p>
          </table:table-cell>
          <table:table-cell office:value-type="float" office:value="-223.287" calcext:value-type="float">
            <text:p>-223.287</text:p>
          </table:table-cell>
          <table:table-cell office:value-type="float" office:value="33.674" calcext:value-type="float">
            <text:p>33.674</text:p>
          </table:table-cell>
          <table:table-cell table:style-name="ce2" table:formula="of:=1-13.8*13.8*1E+030/([.B274]*[.B274]+1/9.3/9.3*1E+030)" office:value-type="float" office:value="-298.095038141052" calcext:value-type="float">
            <text:p>-298.0950381411</text:p>
          </table:table-cell>
          <table:table-cell table:style-name="ce2" table:formula="of:=13.8*13.8/9.3*1E+045/[.B274]/([.B274]*[.B274]+1/9.3/9.3*1E+030)" office:value-type="float" office:value="40.6753344877418" calcext:value-type="float">
            <text:p>40.6753344877</text:p>
          </table:table-cell>
          <table:table-cell table:formula="of:=[.B274]/[.P274]" office:value-type="float" office:value="2637390.41717378" calcext:value-type="float">
            <text:p>2637390.41717378</text:p>
          </table:table-cell>
          <table:table-cell table:formula="of:=[.H274]*SQRT(0.5)" office:value-type="float" office:value="1864916.64862" calcext:value-type="float">
            <text:p>1864916.64862</text:p>
          </table:table-cell>
          <table:table-cell table:formula="of:=-[.H274]*0.5" office:value-type="float" office:value="-1318695.20858689" calcext:value-type="float">
            <text:p>-1318695.20858689</text:p>
          </table:table-cell>
          <table:table-cell table:formula="of:=[.H274]*SQRT(3)/2" office:value-type="float" office:value="2284047.10097013" calcext:value-type="float">
            <text:p>2284047.10097013</text:p>
          </table:table-cell>
          <table:table-cell table:formula="of:=([.B274]/[.P274])*SQRT(SQRT(([.D274]*[.D274]+[.E274]*[.E274])/((1+[.D274])*(1+[.D274])+[.E274]*[.E274])))*COS((ATAN([.E274]/[.D274])-ATAN([.E274]/(1+[.D274])))/2)" office:value-type="float" office:value="2643183.51201993" calcext:value-type="float">
            <text:p>2643183.51201993</text:p>
          </table:table-cell>
          <table:table-cell table:style-name="ce2" table:formula="of:=([.B274]/[.P274])*SQRT(SQRT(([.D274]*[.D274]+[.E274]*[.E274])/((1+[.D274])*(1+[.D274])+[.E274]*[.E274])))*SIN((ATAN([.E274]/[.D274])-ATAN([.E274]/(1+[.D274])))/2)" office:value-type="float" office:value="876.605492278649" calcext:value-type="float">
            <text:p>876.6054922786</text:p>
          </table:table-cell>
          <table:table-cell table:formula="of:=([.B274]/[.P274])*SQRT(SQRT(([.F274]*[.F274]+[.G274]*[.G274])/((1+[.F274])*(1+[.F274])+[.G274]*[.G274])))*COS((ATAN([.G274]/[.F274])-ATAN([.G274]/(1+[.F274])))/2)" office:value-type="float" office:value="2641743.853631" calcext:value-type="float">
            <text:p>2641743.853631</text:p>
          </table:table-cell>
          <table:table-cell table:style-name="ce2" table:formula="of:=([.B274]/[.P274])*SQRT(SQRT(([.F274]*[.F274]+[.G274]*[.G274])/((1+[.F274])*(1+[.F274])+[.G274]*[.G274])))*SIN((ATAN([.G274]/[.F274])-ATAN([.G274]/(1+[.F274])))/2)" office:value-type="float" office:value="595.529458395759" calcext:value-type="float">
            <text:p>595.529458395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20.968" calcext:value-type="float">
            <text:p>120.968</text:p>
          </table:table-cell>
          <table:table-cell table:style-name="ce1" table:formula="of:=[.A275]*1000000000000*2*PI()" office:value-type="float" office:value="760064360238900" calcext:value-type="float">
            <text:p>7.60E+14</text:p>
          </table:table-cell>
          <table:table-cell table:style-name="ce1" table:formula="of:=[.P275]/([.A275]*1000000000000)*1000000" office:value-type="float" office:value="2.4782790324714" calcext:value-type="float">
            <text:p>2.48E+00</text:p>
          </table:table-cell>
          <table:table-cell office:value-type="float" office:value="-241.702" calcext:value-type="float">
            <text:p>-241.702</text:p>
          </table:table-cell>
          <table:table-cell office:value-type="float" office:value="37.355" calcext:value-type="float">
            <text:p>37.355</text:p>
          </table:table-cell>
          <table:table-cell table:style-name="ce2" table:formula="of:=1-13.8*13.8*1E+030/([.B275]*[.B275]+1/9.3/9.3*1E+030)" office:value-type="float" office:value="-322.185087398135" calcext:value-type="float">
            <text:p>-322.1850873981</text:p>
          </table:table-cell>
          <table:table-cell table:style-name="ce2" table:formula="of:=13.8*13.8/9.3*1E+045/[.B275]/([.B275]*[.B275]+1/9.3/9.3*1E+030)" office:value-type="float" office:value="45.7212395217996" calcext:value-type="float">
            <text:p>45.7212395218</text:p>
          </table:table-cell>
          <table:table-cell table:formula="of:=[.B275]/[.P275]" office:value-type="float" office:value="2535301.80615451" calcext:value-type="float">
            <text:p>2535301.80615451</text:p>
          </table:table-cell>
          <table:table-cell table:formula="of:=[.H275]*SQRT(0.5)" office:value-type="float" office:value="1792729.09948636" calcext:value-type="float">
            <text:p>1792729.09948636</text:p>
          </table:table-cell>
          <table:table-cell table:formula="of:=-[.H275]*0.5" office:value-type="float" office:value="-1267650.90307725" calcext:value-type="float">
            <text:p>-1267650.90307725</text:p>
          </table:table-cell>
          <table:table-cell table:formula="of:=[.H275]*SQRT(3)/2" office:value-type="float" office:value="2195635.77039038" calcext:value-type="float">
            <text:p>2195635.77039038</text:p>
          </table:table-cell>
          <table:table-cell table:formula="of:=([.B275]/[.P275])*SQRT(SQRT(([.D275]*[.D275]+[.E275]*[.E275])/((1+[.D275])*(1+[.D275])+[.E275]*[.E275])))*COS((ATAN([.E275]/[.D275])-ATAN([.E275]/(1+[.D275])))/2)" office:value-type="float" office:value="2540439.34275237" calcext:value-type="float">
            <text:p>2540439.34275237</text:p>
          </table:table-cell>
          <table:table-cell table:style-name="ce2" table:formula="of:=([.B275]/[.P275])*SQRT(SQRT(([.D275]*[.D275]+[.E275]*[.E275])/((1+[.D275])*(1+[.D275])+[.E275]*[.E275])))*SIN((ATAN([.E275]/[.D275])-ATAN([.E275]/(1+[.D275])))/2)" office:value-type="float" office:value="796.478479123442" calcext:value-type="float">
            <text:p>796.4784791234</text:p>
          </table:table-cell>
          <table:table-cell table:formula="of:=([.B275]/[.P275])*SQRT(SQRT(([.F275]*[.F275]+[.G275]*[.G275])/((1+[.F275])*(1+[.F275])+[.G275]*[.G275])))*COS((ATAN([.G275]/[.F275])-ATAN([.G275]/(1+[.F275])))/2)" office:value-type="float" office:value="2539167.32213832" calcext:value-type="float">
            <text:p>2539167.32213832</text:p>
          </table:table-cell>
          <table:table-cell table:style-name="ce2" table:formula="of:=([.B275]/[.P275])*SQRT(SQRT(([.F275]*[.F275]+[.G275]*[.G275])/((1+[.F275])*(1+[.F275])+[.G275]*[.G275])))*SIN((ATAN([.G275]/[.F275])-ATAN([.G275]/(1+[.F275])))/2)" office:value-type="float" office:value="549.835405164731" calcext:value-type="float">
            <text:p>549.83540516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6.144" calcext:value-type="float">
            <text:p>116.144</text:p>
          </table:table-cell>
          <table:table-cell table:style-name="ce1" table:formula="of:=[.A276]*1000000000000*2*PI()" office:value-type="float" office:value="729754274317066" calcext:value-type="float">
            <text:p>7.30E+14</text:p>
          </table:table-cell>
          <table:table-cell table:style-name="ce1" table:formula="of:=[.P276]/([.A276]*1000000000000)*1000000" office:value-type="float" office:value="2.58121347637416" calcext:value-type="float">
            <text:p>2.58E+00</text:p>
          </table:table-cell>
          <table:table-cell office:value-type="float" office:value="-260.866" calcext:value-type="float">
            <text:p>-260.866</text:p>
          </table:table-cell>
          <table:table-cell office:value-type="float" office:value="41.4414" calcext:value-type="float">
            <text:p>41.4414</text:p>
          </table:table-cell>
          <table:table-cell table:style-name="ce2" table:formula="of:=1-13.8*13.8*1E+030/([.B276]*[.B276]+1/9.3/9.3*1E+030)" office:value-type="float" office:value="-349.007046617782" calcext:value-type="float">
            <text:p>-349.0070466178</text:p>
          </table:table-cell>
          <table:table-cell table:style-name="ce2" table:formula="of:=13.8*13.8/9.3*1E+045/[.B276]/([.B276]*[.B276]+1/9.3/9.3*1E+030)" office:value-type="float" office:value="51.5723821394644" calcext:value-type="float">
            <text:p>51.5723821395</text:p>
          </table:table-cell>
          <table:table-cell table:formula="of:=[.B276]/[.P276]" office:value-type="float" office:value="2434198.24229556" calcext:value-type="float">
            <text:p>2434198.24229556</text:p>
          </table:table-cell>
          <table:table-cell table:formula="of:=[.H276]*SQRT(0.5)" office:value-type="float" office:value="1721238.08387957" calcext:value-type="float">
            <text:p>1721238.08387957</text:p>
          </table:table-cell>
          <table:table-cell table:formula="of:=-[.H276]*0.5" office:value-type="float" office:value="-1217099.12114778" calcext:value-type="float">
            <text:p>-1217099.12114778</text:p>
          </table:table-cell>
          <table:table-cell table:formula="of:=[.H276]*SQRT(3)/2" office:value-type="float" office:value="2108077.51567538" calcext:value-type="float">
            <text:p>2108077.51567538</text:p>
          </table:table-cell>
          <table:table-cell table:formula="of:=([.B276]/[.P276])*SQRT(SQRT(([.D276]*[.D276]+[.E276]*[.E276])/((1+[.D276])*(1+[.D276])+[.E276]*[.E276])))*COS((ATAN([.E276]/[.D276])-ATAN([.E276]/(1+[.D276])))/2)" office:value-type="float" office:value="2438761.48244871" calcext:value-type="float">
            <text:p>2438761.48244871</text:p>
          </table:table-cell>
          <table:table-cell table:style-name="ce2" table:formula="of:=([.B276]/[.P276])*SQRT(SQRT(([.D276]*[.D276]+[.E276]*[.E276])/((1+[.D276])*(1+[.D276])+[.E276]*[.E276])))*SIN((ATAN([.E276]/[.D276])-ATAN([.E276]/(1+[.D276])))/2)" office:value-type="float" office:value="727.0117975417" calcext:value-type="float">
            <text:p>727.0117975417</text:p>
          </table:table-cell>
          <table:table-cell table:formula="of:=([.B276]/[.P276])*SQRT(SQRT(([.F276]*[.F276]+[.G276]*[.G276])/((1+[.F276])*(1+[.F276])+[.G276]*[.G276])))*COS((ATAN([.G276]/[.F276])-ATAN([.G276]/(1+[.F276])))/2)" office:value-type="float" office:value="2437618.07747108" calcext:value-type="float">
            <text:p>2437618.07747108</text:p>
          </table:table-cell>
          <table:table-cell table:style-name="ce2" table:formula="of:=([.B276]/[.P276])*SQRT(SQRT(([.F276]*[.F276]+[.G276]*[.G276])/((1+[.F276])*(1+[.F276])+[.G276]*[.G276])))*SIN((ATAN([.G276]/[.F276])-ATAN([.G276]/(1+[.F276])))/2)" office:value-type="float" office:value="506.434043264472" calcext:value-type="float">
            <text:p>506.434043264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11.317" calcext:value-type="float">
            <text:p>111.317</text:p>
          </table:table-cell>
          <table:table-cell table:style-name="ce1" table:formula="of:=[.A277]*1000000000000*2*PI()" office:value-type="float" office:value="699425338839310" calcext:value-type="float">
            <text:p>6.99E+14</text:p>
          </table:table-cell>
          <table:table-cell table:style-name="ce1" table:formula="of:=[.P277]/([.A277]*1000000000000)*1000000" office:value-type="float" office:value="2.69314173037362" calcext:value-type="float">
            <text:p>2.69E+00</text:p>
          </table:table-cell>
          <table:table-cell office:value-type="float" office:value="-284.142" calcext:value-type="float">
            <text:p>-284.142</text:p>
          </table:table-cell>
          <table:table-cell office:value-type="float" office:value="46.3344" calcext:value-type="float">
            <text:p>46.3344</text:p>
          </table:table-cell>
          <table:table-cell table:style-name="ce2" table:formula="of:=1-13.8*13.8*1E+030/([.B277]*[.B277]+1/9.3/9.3*1E+030)" office:value-type="float" office:value="-379.303585338587" calcext:value-type="float">
            <text:p>-379.3035853386</text:p>
          </table:table-cell>
          <table:table-cell table:style-name="ce2" table:formula="of:=13.8*13.8/9.3*1E+045/[.B277]/([.B277]*[.B277]+1/9.3/9.3*1E+030)" office:value-type="float" office:value="58.4663671270747" calcext:value-type="float">
            <text:p>58.4663671271</text:p>
          </table:table-cell>
          <table:table-cell table:formula="of:=[.B277]/[.P277]" office:value-type="float" office:value="2333031.80308595" calcext:value-type="float">
            <text:p>2333031.80308595</text:p>
          </table:table-cell>
          <table:table-cell table:formula="of:=[.H277]*SQRT(0.5)" office:value-type="float" office:value="1649702.60868596" calcext:value-type="float">
            <text:p>1649702.60868596</text:p>
          </table:table-cell>
          <table:table-cell table:formula="of:=-[.H277]*0.5" office:value-type="float" office:value="-1166515.90154298" calcext:value-type="float">
            <text:p>-1166515.90154298</text:p>
          </table:table-cell>
          <table:table-cell table:formula="of:=[.H277]*SQRT(3)/2" office:value-type="float" office:value="2020464.80930945" calcext:value-type="float">
            <text:p>2020464.80930945</text:p>
          </table:table-cell>
          <table:table-cell table:formula="of:=([.B277]/[.P277])*SQRT(SQRT(([.D277]*[.D277]+[.E277]*[.E277])/((1+[.D277])*(1+[.D277])+[.E277]*[.E277])))*COS((ATAN([.E277]/[.D277])-ATAN([.E277]/(1+[.D277])))/2)" office:value-type="float" office:value="2337040.89729642" calcext:value-type="float">
            <text:p>2337040.89729642</text:p>
          </table:table-cell>
          <table:table-cell table:style-name="ce2" table:formula="of:=([.B277]/[.P277])*SQRT(SQRT(([.D277]*[.D277]+[.E277]*[.E277])/((1+[.D277])*(1+[.D277])+[.E277]*[.E277])))*SIN((ATAN([.E277]/[.D277])-ATAN([.E277]/(1+[.D277])))/2)" office:value-type="float" office:value="655.485179621686" calcext:value-type="float">
            <text:p>655.4851796217</text:p>
          </table:table-cell>
          <table:table-cell table:formula="of:=([.B277]/[.P277])*SQRT(SQRT(([.F277]*[.F277]+[.G277]*[.G277])/((1+[.F277])*(1+[.F277])+[.G277]*[.G277])))*COS((ATAN([.G277]/[.F277])-ATAN([.G277]/(1+[.F277])))/2)" office:value-type="float" office:value="2336041.51912451" calcext:value-type="float">
            <text:p>2336041.51912451</text:p>
          </table:table-cell>
          <table:table-cell table:style-name="ce2" table:formula="of:=([.B277]/[.P277])*SQRT(SQRT(([.F277]*[.F277]+[.G277]*[.G277])/((1+[.F277])*(1+[.F277])+[.G277]*[.G277])))*SIN((ATAN([.G277]/[.F277])-ATAN([.G277]/(1+[.F277])))/2)" office:value-type="float" office:value="464.841225777602" calcext:value-type="float">
            <text:p>464.841225777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6.458" calcext:value-type="float">
            <text:p>106.458</text:p>
          </table:table-cell>
          <table:table-cell table:style-name="ce1" table:formula="of:=[.A278]*1000000000000*2*PI()" office:value-type="float" office:value="668895341431724" calcext:value-type="float">
            <text:p>6.69E+14</text:p>
          </table:table-cell>
          <table:table-cell table:style-name="ce1" table:formula="of:=[.P278]/([.A278]*1000000000000)*1000000" office:value-type="float" office:value="2.81606321741908" calcext:value-type="float">
            <text:p>2.82E+00</text:p>
          </table:table-cell>
          <table:table-cell office:value-type="float" office:value="-308.446" calcext:value-type="float">
            <text:p>-308.446</text:p>
          </table:table-cell>
          <table:table-cell office:value-type="float" office:value="51.87" calcext:value-type="float">
            <text:p>51.87</text:p>
          </table:table-cell>
          <table:table-cell table:style-name="ce2" table:formula="of:=1-13.8*13.8*1E+030/([.B278]*[.B278]+1/9.3/9.3*1E+030)" office:value-type="float" office:value="-413.91732078707" calcext:value-type="float">
            <text:p>-413.9173207871</text:p>
          </table:table-cell>
          <table:table-cell table:style-name="ce2" table:formula="of:=13.8*13.8/9.3*1E+045/[.B278]/([.B278]*[.B278]+1/9.3/9.3*1E+030)" office:value-type="float" office:value="66.6991723705748" calcext:value-type="float">
            <text:p>66.6991723706</text:p>
          </table:table-cell>
          <table:table-cell table:formula="of:=[.B278]/[.P278]" office:value-type="float" office:value="2231194.69346932" calcext:value-type="float">
            <text:p>2231194.69346932</text:p>
          </table:table-cell>
          <table:table-cell table:formula="of:=[.H278]*SQRT(0.5)" office:value-type="float" office:value="1577692.8978996" calcext:value-type="float">
            <text:p>1577692.8978996</text:p>
          </table:table-cell>
          <table:table-cell table:formula="of:=-[.H278]*0.5" office:value-type="float" office:value="-1115597.34673466" calcext:value-type="float">
            <text:p>-1115597.34673466</text:p>
          </table:table-cell>
          <table:table-cell table:formula="of:=[.H278]*SQRT(3)/2" office:value-type="float" office:value="1932271.28533346" calcext:value-type="float">
            <text:p>1932271.28533346</text:p>
          </table:table-cell>
          <table:table-cell table:formula="of:=([.B278]/[.P278])*SQRT(SQRT(([.D278]*[.D278]+[.E278]*[.E278])/((1+[.D278])*(1+[.D278])+[.E278]*[.E278])))*COS((ATAN([.E278]/[.D278])-ATAN([.E278]/(1+[.D278])))/2)" office:value-type="float" office:value="2234720.15784799" calcext:value-type="float">
            <text:p>2234720.15784799</text:p>
          </table:table-cell>
          <table:table-cell table:style-name="ce2" table:formula="of:=([.B278]/[.P278])*SQRT(SQRT(([.D278]*[.D278]+[.E278]*[.E278])/((1+[.D278])*(1+[.D278])+[.E278]*[.E278])))*SIN((ATAN([.E278]/[.D278])-ATAN([.E278]/(1+[.D278])))/2)" office:value-type="float" office:value="594.307601689631" calcext:value-type="float">
            <text:p>594.3076016896</text:p>
          </table:table-cell>
          <table:table-cell table:formula="of:=([.B278]/[.P278])*SQRT(SQRT(([.F278]*[.F278]+[.G278]*[.G278])/((1+[.F278])*(1+[.F278])+[.G278]*[.G278])))*COS((ATAN([.G278]/[.F278])-ATAN([.G278]/(1+[.F278])))/2)" office:value-type="float" office:value="2233826.22465404" calcext:value-type="float">
            <text:p>2233826.22465404</text:p>
          </table:table-cell>
          <table:table-cell table:style-name="ce2" table:formula="of:=([.B278]/[.P278])*SQRT(SQRT(([.F278]*[.F278]+[.G278]*[.G278])/((1+[.F278])*(1+[.F278])+[.G278]*[.G278])))*SIN((ATAN([.G278]/[.F278])-ATAN([.G278]/(1+[.F278])))/2)" office:value-type="float" office:value="424.818392956403" calcext:value-type="float">
            <text:p>424.818392956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101.626" calcext:value-type="float">
            <text:p>101.626</text:p>
          </table:table-cell>
          <table:table-cell table:style-name="ce1" table:formula="of:=[.A279]*1000000000000*2*PI()" office:value-type="float" office:value="638534990027433" calcext:value-type="float">
            <text:p>6.39E+14</text:p>
          </table:table-cell>
          <table:table-cell table:style-name="ce1" table:formula="of:=[.P279]/([.A279]*1000000000000)*1000000" office:value-type="float" office:value="2.94995825871332" calcext:value-type="float">
            <text:p>2.95E+00</text:p>
          </table:table-cell>
          <table:table-cell office:value-type="float" office:value="-337.444" calcext:value-type="float">
            <text:p>-337.444</text:p>
          </table:table-cell>
          <table:table-cell office:value-type="float" office:value="58.4868" calcext:value-type="float">
            <text:p>58.4868</text:p>
          </table:table-cell>
          <table:table-cell table:style-name="ce2" table:formula="of:=1-13.8*13.8*1E+030/([.B279]*[.B279]+1/9.3/9.3*1E+030)" office:value-type="float" office:value="-453.197502081361" calcext:value-type="float">
            <text:p>-453.1975020814</text:p>
          </table:table-cell>
          <table:table-cell table:style-name="ce2" table:formula="of:=13.8*13.8/9.3*1E+045/[.B279]/([.B279]*[.B279]+1/9.3/9.3*1E+030)" office:value-type="float" office:value="76.4851446620319" calcext:value-type="float">
            <text:p>76.485144662</text:p>
          </table:table-cell>
          <table:table-cell table:formula="of:=[.B279]/[.P279]" office:value-type="float" office:value="2129923.46200862" calcext:value-type="float">
            <text:p>2129923.46200862</text:p>
          </table:table-cell>
          <table:table-cell table:formula="of:=[.H279]*SQRT(0.5)" office:value-type="float" office:value="1506083.32339462" calcext:value-type="float">
            <text:p>1506083.32339462</text:p>
          </table:table-cell>
          <table:table-cell table:formula="of:=-[.H279]*0.5" office:value-type="float" office:value="-1064961.73100431" calcext:value-type="float">
            <text:p>-1064961.73100431</text:p>
          </table:table-cell>
          <table:table-cell table:formula="of:=[.H279]*SQRT(3)/2" office:value-type="float" office:value="1844567.82621596" calcext:value-type="float">
            <text:p>1844567.82621596</text:p>
          </table:table-cell>
          <table:table-cell table:formula="of:=([.B279]/[.P279])*SQRT(SQRT(([.D279]*[.D279]+[.E279]*[.E279])/((1+[.D279])*(1+[.D279])+[.E279]*[.E279])))*COS((ATAN([.E279]/[.D279])-ATAN([.E279]/(1+[.D279])))/2)" office:value-type="float" office:value="2132993.8120515" calcext:value-type="float">
            <text:p>2132993.8120515</text:p>
          </table:table-cell>
          <table:table-cell table:style-name="ce2" table:formula="of:=([.B279]/[.P279])*SQRT(SQRT(([.D279]*[.D279]+[.E279]*[.E279])/((1+[.D279])*(1+[.D279])+[.E279]*[.E279])))*SIN((ATAN([.E279]/[.D279])-ATAN([.E279]/(1+[.D279])))/2)" office:value-type="float" office:value="533.348206063195" calcext:value-type="float">
            <text:p>533.3482060632</text:p>
          </table:table-cell>
          <table:table-cell table:formula="of:=([.B279]/[.P279])*SQRT(SQRT(([.F279]*[.F279]+[.G279]*[.G279])/((1+[.F279])*(1+[.F279])+[.G279]*[.G279])))*COS((ATAN([.G279]/[.F279])-ATAN([.G279]/(1+[.F279])))/2)" office:value-type="float" office:value="2132211.84694576" calcext:value-type="float">
            <text:p>2132211.84694576</text:p>
          </table:table-cell>
          <table:table-cell table:style-name="ce2" table:formula="of:=([.B279]/[.P279])*SQRT(SQRT(([.F279]*[.F279]+[.G279]*[.G279])/((1+[.F279])*(1+[.F279])+[.G279]*[.G279])))*SIN((ATAN([.G279]/[.F279])-ATAN([.G279]/(1+[.F279])))/2)" office:value-type="float" office:value="386.846111379022" calcext:value-type="float">
            <text:p>386.8461113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6.7742" calcext:value-type="float">
            <text:p>96.7742</text:p>
          </table:table-cell>
          <table:table-cell table:style-name="ce1" table:formula="of:=[.A280]*1000000000000*2*PI()" office:value-type="float" office:value="608050231554059" calcext:value-type="float">
            <text:p>6.08E+14</text:p>
          </table:table-cell>
          <table:table-cell table:style-name="ce1" table:formula="of:=[.P280]/([.A280]*1000000000000)*1000000" office:value-type="float" office:value="3.09785519280965" calcext:value-type="float">
            <text:p>3.10E+00</text:p>
          </table:table-cell>
          <table:table-cell office:value-type="float" office:value="-371.626" calcext:value-type="float">
            <text:p>-371.626</text:p>
          </table:table-cell>
          <table:table-cell office:value-type="float" office:value="66.3552" calcext:value-type="float">
            <text:p>66.3552</text:p>
          </table:table-cell>
          <table:table-cell table:style-name="ce2" table:formula="of:=1-13.8*13.8*1E+030/([.B280]*[.B280]+1/9.3/9.3*1E+030)" office:value-type="float" office:value="-498.466131466152" calcext:value-type="float">
            <text:p>-498.4661314662</text:p>
          </table:table-cell>
          <table:table-cell table:style-name="ce2" table:formula="of:=13.8*13.8/9.3*1E+045/[.B280]/([.B280]*[.B280]+1/9.3/9.3*1E+030)" office:value-type="float" office:value="88.3249982559163" calcext:value-type="float">
            <text:p>88.3249982559</text:p>
          </table:table-cell>
          <table:table-cell table:formula="of:=[.B280]/[.P280]" office:value-type="float" office:value="2028237.25323356" calcext:value-type="float">
            <text:p>2028237.25323356</text:p>
          </table:table-cell>
          <table:table-cell table:formula="of:=[.H280]*SQRT(0.5)" office:value-type="float" office:value="1434180.31561663" calcext:value-type="float">
            <text:p>1434180.31561663</text:p>
          </table:table-cell>
          <table:table-cell table:formula="of:=-[.H280]*0.5" office:value-type="float" office:value="-1014118.62661678" calcext:value-type="float">
            <text:p>-1014118.62661678</text:p>
          </table:table-cell>
          <table:table-cell table:formula="of:=[.H280]*SQRT(3)/2" office:value-type="float" office:value="1756504.98620224" calcext:value-type="float">
            <text:p>1756504.98620224</text:p>
          </table:table-cell>
          <table:table-cell table:formula="of:=([.B280]/[.P280])*SQRT(SQRT(([.D280]*[.D280]+[.E280]*[.E280])/((1+[.D280])*(1+[.D280])+[.E280]*[.E280])))*COS((ATAN([.E280]/[.D280])-ATAN([.E280]/(1+[.D280])))/2)" office:value-type="float" office:value="2030886.82739872" calcext:value-type="float">
            <text:p>2030886.82739872</text:p>
          </table:table-cell>
          <table:table-cell table:style-name="ce2" table:formula="of:=([.B280]/[.P280])*SQRT(SQRT(([.D280]*[.D280]+[.E280]*[.E280])/((1+[.D280])*(1+[.D280])+[.E280]*[.E280])))*SIN((ATAN([.E280]/[.D280])-ATAN([.E280]/(1+[.D280])))/2)" office:value-type="float" office:value="474.048410550652" calcext:value-type="float">
            <text:p>474.0484105507</text:p>
          </table:table-cell>
          <table:table-cell table:formula="of:=([.B280]/[.P280])*SQRT(SQRT(([.F280]*[.F280]+[.G280]*[.G280])/((1+[.F280])*(1+[.F280])+[.G280]*[.G280])))*COS((ATAN([.G280]/[.F280])-ATAN([.G280]/(1+[.F280])))/2)" office:value-type="float" office:value="2030212.59006736" calcext:value-type="float">
            <text:p>2030212.59006736</text:p>
          </table:table-cell>
          <table:table-cell table:style-name="ce2" table:formula="of:=([.B280]/[.P280])*SQRT(SQRT(([.F280]*[.F280]+[.G280]*[.G280])/((1+[.F280])*(1+[.F280])+[.G280]*[.G280])))*SIN((ATAN([.G280]/[.F280])-ATAN([.G280]/(1+[.F280])))/2)" office:value-type="float" office:value="350.54461099106" calcext:value-type="float">
            <text:p>350.544610991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4.3693" calcext:value-type="float">
            <text:p>94.3693</text:p>
          </table:table-cell>
          <table:table-cell table:style-name="ce1" table:formula="of:=[.A281]*1000000000000*2*PI()" office:value-type="float" office:value="592939799208823" calcext:value-type="float">
            <text:p>5.93E+14</text:p>
          </table:table-cell>
          <table:table-cell table:style-name="ce1" table:formula="of:=[.P281]/([.A281]*1000000000000)*1000000" office:value-type="float" office:value="3.17680069683679" calcext:value-type="float">
            <text:p>3.18E+00</text:p>
          </table:table-cell>
          <table:table-cell office:value-type="float" office:value="-391.33" calcext:value-type="float">
            <text:p>-391.33</text:p>
          </table:table-cell>
          <table:table-cell office:value-type="float" office:value="70.92" calcext:value-type="float">
            <text:p>70.92</text:p>
          </table:table-cell>
          <table:table-cell table:style-name="ce2" table:formula="of:=1-13.8*13.8*1E+030/([.B281]*[.B281]+1/9.3/9.3*1E+030)" office:value-type="float" office:value="-523.426367261809" calcext:value-type="float">
            <text:p>-523.4263672618</text:p>
          </table:table-cell>
          <table:table-cell table:style-name="ce2" table:formula="of:=13.8*13.8/9.3*1E+045/[.B281]/([.B281]*[.B281]+1/9.3/9.3*1E+030)" office:value-type="float" office:value="95.1022886958813" calcext:value-type="float">
            <text:p>95.1022886959</text:p>
          </table:table-cell>
          <table:table-cell table:formula="of:=[.B281]/[.P281]" office:value-type="float" office:value="1977834.27630065" calcext:value-type="float">
            <text:p>1977834.27630065</text:p>
          </table:table-cell>
          <table:table-cell table:formula="of:=[.H281]*SQRT(0.5)" office:value-type="float" office:value="1398540.02883538" calcext:value-type="float">
            <text:p>1398540.02883538</text:p>
          </table:table-cell>
          <table:table-cell table:formula="of:=-[.H281]*0.5" office:value-type="float" office:value="-988917.138150325" calcext:value-type="float">
            <text:p>-988917.138150325</text:p>
          </table:table-cell>
          <table:table-cell table:formula="of:=[.H281]*SQRT(3)/2" office:value-type="float" office:value="1712854.72775197" calcext:value-type="float">
            <text:p>1712854.72775197</text:p>
          </table:table-cell>
          <table:table-cell table:formula="of:=([.B281]/[.P281])*SQRT(SQRT(([.D281]*[.D281]+[.E281]*[.E281])/((1+[.D281])*(1+[.D281])+[.E281]*[.E281])))*COS((ATAN([.E281]/[.D281])-ATAN([.E281]/(1+[.D281])))/2)" office:value-type="float" office:value="1980285.38398488" calcext:value-type="float">
            <text:p>1980285.38398488</text:p>
          </table:table-cell>
          <table:table-cell table:style-name="ce2" table:formula="of:=([.B281]/[.P281])*SQRT(SQRT(([.D281]*[.D281]+[.E281]*[.E281])/((1+[.D281])*(1+[.D281])+[.E281]*[.E281])))*SIN((ATAN([.E281]/[.D281])-ATAN([.E281]/(1+[.D281])))/2)" office:value-type="float" office:value="445.062969761774" calcext:value-type="float">
            <text:p>445.0629697618</text:p>
          </table:table-cell>
          <table:table-cell table:formula="of:=([.B281]/[.P281])*SQRT(SQRT(([.F281]*[.F281]+[.G281]*[.G281])/((1+[.F281])*(1+[.F281])+[.G281]*[.G281])))*COS((ATAN([.G281]/[.F281])-ATAN([.G281]/(1+[.F281])))/2)" office:value-type="float" office:value="1979665.67092469" calcext:value-type="float">
            <text:p>1979665.67092469</text:p>
          </table:table-cell>
          <table:table-cell table:style-name="ce2" table:formula="of:=([.B281]/[.P281])*SQRT(SQRT(([.F281]*[.F281]+[.G281]*[.G281])/((1+[.F281])*(1+[.F281])+[.G281]*[.G281])))*SIN((ATAN([.G281]/[.F281])-ATAN([.G281]/(1+[.F281])))/2)" office:value-type="float" office:value="333.227037314719" calcext:value-type="float">
            <text:p>333.22703731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91.9399" calcext:value-type="float">
            <text:p>91.9399</text:p>
          </table:table-cell>
          <table:table-cell table:style-name="ce1" table:formula="of:=[.A282]*1000000000000*2*PI()" office:value-type="float" office:value="577675428823560" calcext:value-type="float">
            <text:p>5.78E+14</text:p>
          </table:table-cell>
          <table:table-cell table:style-name="ce1" table:formula="of:=[.P282]/([.A282]*1000000000000)*1000000" office:value-type="float" office:value="3.26074379023688" calcext:value-type="float">
            <text:p>3.26E+00</text:p>
          </table:table-cell>
          <table:table-cell office:value-type="float" office:value="-411.559" calcext:value-type="float">
            <text:p>-411.559</text:p>
          </table:table-cell>
          <table:table-cell office:value-type="float" office:value="75.7904" calcext:value-type="float">
            <text:p>75.7904</text:p>
          </table:table-cell>
          <table:table-cell table:style-name="ce2" table:formula="of:=1-13.8*13.8*1E+030/([.B282]*[.B282]+1/9.3/9.3*1E+030)" office:value-type="float" office:value="-550.566849981894" calcext:value-type="float">
            <text:p>-550.5668499819</text:p>
          </table:table-cell>
          <table:table-cell table:style-name="ce2" table:formula="of:=13.8*13.8/9.3*1E+045/[.B282]/([.B282]*[.B282]+1/9.3/9.3*1E+030)" office:value-type="float" office:value="102.667104189796" calcext:value-type="float">
            <text:p>102.6671041898</text:p>
          </table:table-cell>
          <table:table-cell table:formula="of:=[.B282]/[.P282]" office:value-type="float" office:value="1926917.81733735" calcext:value-type="float">
            <text:p>1926917.81733735</text:p>
          </table:table-cell>
          <table:table-cell table:formula="of:=[.H282]*SQRT(0.5)" office:value-type="float" office:value="1362536.65542842" calcext:value-type="float">
            <text:p>1362536.65542842</text:p>
          </table:table-cell>
          <table:table-cell table:formula="of:=-[.H282]*0.5" office:value-type="float" office:value="-963458.908668676" calcext:value-type="float">
            <text:p>-963458.908668676</text:p>
          </table:table-cell>
          <table:table-cell table:formula="of:=[.H282]*SQRT(3)/2" office:value-type="float" office:value="1668759.78081901" calcext:value-type="float">
            <text:p>1668759.78081901</text:p>
          </table:table-cell>
          <table:table-cell table:formula="of:=([.B282]/[.P282])*SQRT(SQRT(([.D282]*[.D282]+[.E282]*[.E282])/((1+[.D282])*(1+[.D282])+[.E282]*[.E282])))*COS((ATAN([.E282]/[.D282])-ATAN([.E282]/(1+[.D282])))/2)" office:value-type="float" office:value="1929185.89224879" calcext:value-type="float">
            <text:p>1929185.89224879</text:p>
          </table:table-cell>
          <table:table-cell table:style-name="ce2" table:formula="of:=([.B282]/[.P282])*SQRT(SQRT(([.D282]*[.D282]+[.E282]*[.E282])/((1+[.D282])*(1+[.D282])+[.E282]*[.E282])))*SIN((ATAN([.E282]/[.D282])-ATAN([.E282]/(1+[.D282])))/2)" office:value-type="float" office:value="418.438806820904" calcext:value-type="float">
            <text:p>418.4388068209</text:p>
          </table:table-cell>
          <table:table-cell table:formula="of:=([.B282]/[.P282])*SQRT(SQRT(([.F282]*[.F282]+[.G282]*[.G282])/((1+[.F282])*(1+[.F282])+[.G282]*[.G282])))*COS((ATAN([.G282]/[.F282])-ATAN([.G282]/(1+[.F282])))/2)" office:value-type="float" office:value="1928611.10321188" calcext:value-type="float">
            <text:p>1928611.10321188</text:p>
          </table:table-cell>
          <table:table-cell table:style-name="ce2" table:formula="of:=([.B282]/[.P282])*SQRT(SQRT(([.F282]*[.F282]+[.G282]*[.G282])/((1+[.F282])*(1+[.F282])+[.G282]*[.G282])))*SIN((ATAN([.G282]/[.F282])-ATAN([.G282]/(1+[.F282])))/2)" office:value-type="float" office:value="316.186793341168" calcext:value-type="float">
            <text:p>316.186793341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9.5255" calcext:value-type="float">
            <text:p>89.5255</text:p>
          </table:table-cell>
          <table:table-cell table:style-name="ce1" table:formula="of:=[.A283]*1000000000000*2*PI()" office:value-type="float" office:value="562505306217906" calcext:value-type="float">
            <text:p>5.63E+14</text:p>
          </table:table-cell>
          <table:table-cell table:style-name="ce1" table:formula="of:=[.P283]/([.A283]*1000000000000)*1000000" office:value-type="float" office:value="3.34868230839258" calcext:value-type="float">
            <text:p>3.35E+00</text:p>
          </table:table-cell>
          <table:table-cell office:value-type="float" office:value="-432.324" calcext:value-type="float">
            <text:p>-432.324</text:p>
          </table:table-cell>
          <table:table-cell office:value-type="float" office:value="81.0612" calcext:value-type="float">
            <text:p>81.0612</text:p>
          </table:table-cell>
          <table:table-cell table:style-name="ce2" table:formula="of:=1-13.8*13.8*1E+030/([.B283]*[.B283]+1/9.3/9.3*1E+030)" office:value-type="float" office:value="-579.655341408496" calcext:value-type="float">
            <text:p>-579.6553414085</text:p>
          </table:table-cell>
          <table:table-cell table:style-name="ce2" table:formula="of:=13.8*13.8/9.3*1E+045/[.B283]/([.B283]*[.B283]+1/9.3/9.3*1E+030)" office:value-type="float" office:value="110.996389768776" calcext:value-type="float">
            <text:p>110.9963897688</text:p>
          </table:table-cell>
          <table:table-cell table:formula="of:=[.B283]/[.P283]" office:value-type="float" office:value="1876315.73512735" calcext:value-type="float">
            <text:p>1876315.73512735</text:p>
          </table:table-cell>
          <table:table-cell table:formula="of:=[.H283]*SQRT(0.5)" office:value-type="float" office:value="1326755.57995557" calcext:value-type="float">
            <text:p>1326755.57995557</text:p>
          </table:table-cell>
          <table:table-cell table:formula="of:=-[.H283]*0.5" office:value-type="float" office:value="-938157.867563676" calcext:value-type="float">
            <text:p>-938157.867563676</text:p>
          </table:table-cell>
          <table:table-cell table:formula="of:=[.H283]*SQRT(3)/2" office:value-type="float" office:value="1624937.09214076" calcext:value-type="float">
            <text:p>1624937.09214076</text:p>
          </table:table-cell>
          <table:table-cell table:formula="of:=([.B283]/[.P283])*SQRT(SQRT(([.D283]*[.D283]+[.E283]*[.E283])/((1+[.D283])*(1+[.D283])+[.E283]*[.E283])))*COS((ATAN([.E283]/[.D283])-ATAN([.E283]/(1+[.D283])))/2)" office:value-type="float" office:value="1878415.46484378" calcext:value-type="float">
            <text:p>1878415.46484378</text:p>
          </table:table-cell>
          <table:table-cell table:style-name="ce2" table:formula="of:=([.B283]/[.P283])*SQRT(SQRT(([.D283]*[.D283]+[.E283]*[.E283])/((1+[.D283])*(1+[.D283])+[.E283]*[.E283])))*SIN((ATAN([.E283]/[.D283])-ATAN([.E283]/(1+[.D283])))/2)" office:value-type="float" office:value="394.385947101314" calcext:value-type="float">
            <text:p>394.3859471013</text:p>
          </table:table-cell>
          <table:table-cell table:formula="of:=([.B283]/[.P283])*SQRT(SQRT(([.F283]*[.F283]+[.G283]*[.G283])/((1+[.F283])*(1+[.F283])+[.G283]*[.G283])))*COS((ATAN([.G283]/[.F283])-ATAN([.G283]/(1+[.F283])))/2)" office:value-type="float" office:value="1877878.84404841" calcext:value-type="float">
            <text:p>1877878.84404841</text:p>
          </table:table-cell>
          <table:table-cell table:style-name="ce2" table:formula="of:=([.B283]/[.P283])*SQRT(SQRT(([.F283]*[.F283]+[.G283]*[.G283])/((1+[.F283])*(1+[.F283])+[.G283]*[.G283])))*SIN((ATAN([.G283]/[.F283])-ATAN([.G283]/(1+[.F283])))/2)" office:value-type="float" office:value="299.702726892691" calcext:value-type="float">
            <text:p>299.702726892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7.108" calcext:value-type="float">
            <text:p>87.108</text:p>
          </table:table-cell>
          <table:table-cell table:style-name="ce1" table:formula="of:=[.A284]*1000000000000*2*PI()" office:value-type="float" office:value="547315705737799" calcext:value-type="float">
            <text:p>5.47E+14</text:p>
          </table:table-cell>
          <table:table-cell table:style-name="ce1" table:formula="of:=[.P284]/([.A284]*1000000000000)*1000000" office:value-type="float" office:value="3.44161796849888" calcext:value-type="float">
            <text:p>3.44E+00</text:p>
          </table:table-cell>
          <table:table-cell office:value-type="float" office:value="-457.876" calcext:value-type="float">
            <text:p>-457.876</text:p>
          </table:table-cell>
          <table:table-cell office:value-type="float" office:value="87.1596" calcext:value-type="float">
            <text:p>87.1596</text:p>
          </table:table-cell>
          <table:table-cell table:style-name="ce2" table:formula="of:=1-13.8*13.8*1E+030/([.B284]*[.B284]+1/9.3/9.3*1E+030)" office:value-type="float" office:value="-611.11794498277" calcext:value-type="float">
            <text:p>-611.1179449828</text:p>
          </table:table-cell>
          <table:table-cell table:style-name="ce2" table:formula="of:=13.8*13.8/9.3*1E+045/[.B284]/([.B284]*[.B284]+1/9.3/9.3*1E+030)" office:value-type="float" office:value="120.2580762421" calcext:value-type="float">
            <text:p>120.2580762421</text:p>
          </table:table-cell>
          <table:table-cell table:formula="of:=[.B284]/[.P284]" office:value-type="float" office:value="1825648.68172167" calcext:value-type="float">
            <text:p>1825648.68172167</text:p>
          </table:table-cell>
          <table:table-cell table:formula="of:=[.H284]*SQRT(0.5)" office:value-type="float" office:value="1290928.56290967" calcext:value-type="float">
            <text:p>1290928.56290967</text:p>
          </table:table-cell>
          <table:table-cell table:formula="of:=-[.H284]*0.5" office:value-type="float" office:value="-912824.340860835" calcext:value-type="float">
            <text:p>-912824.340860835</text:p>
          </table:table-cell>
          <table:table-cell table:formula="of:=[.H284]*SQRT(3)/2" office:value-type="float" office:value="1581058.13675654" calcext:value-type="float">
            <text:p>1581058.13675654</text:p>
          </table:table-cell>
          <table:table-cell table:formula="of:=([.B284]/[.P284])*SQRT(SQRT(([.D284]*[.D284]+[.E284]*[.E284])/((1+[.D284])*(1+[.D284])+[.E284]*[.E284])))*COS((ATAN([.E284]/[.D284])-ATAN([.E284]/(1+[.D284])))/2)" office:value-type="float" office:value="1827575.51014346" calcext:value-type="float">
            <text:p>1827575.51014346</text:p>
          </table:table-cell>
          <table:table-cell table:style-name="ce2" table:formula="of:=([.B284]/[.P284])*SQRT(SQRT(([.D284]*[.D284]+[.E284]*[.E284])/((1+[.D284])*(1+[.D284])+[.E284]*[.E284])))*SIN((ATAN([.E284]/[.D284])-ATAN([.E284]/(1+[.D284])))/2)" office:value-type="float" office:value="367.385997235935" calcext:value-type="float">
            <text:p>367.3859972359</text:p>
          </table:table-cell>
          <table:table-cell table:formula="of:=([.B284]/[.P284])*SQRT(SQRT(([.F284]*[.F284]+[.G284]*[.G284])/((1+[.F284])*(1+[.F284])+[.G284]*[.G284])))*COS((ATAN([.G284]/[.F284])-ATAN([.G284]/(1+[.F284])))/2)" office:value-type="float" office:value="1827088.32748321" calcext:value-type="float">
            <text:p>1827088.32748321</text:p>
          </table:table-cell>
          <table:table-cell table:style-name="ce2" table:formula="of:=([.B284]/[.P284])*SQRT(SQRT(([.F284]*[.F284]+[.G284]*[.G284])/((1+[.F284])*(1+[.F284])+[.G284]*[.G284])))*SIN((ATAN([.G284]/[.F284])-ATAN([.G284]/(1+[.F284])))/2)" office:value-type="float" office:value="283.647080522609" calcext:value-type="float">
            <text:p>283.647080522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4.6979" calcext:value-type="float">
            <text:p>84.6979</text:p>
          </table:table-cell>
          <table:table-cell table:style-name="ce1" table:formula="of:=[.A285]*1000000000000*2*PI()" office:value-type="float" office:value="532172600828966" calcext:value-type="float">
            <text:p>5.32E+14</text:p>
          </table:table-cell>
          <table:table-cell table:style-name="ce1" table:formula="of:=[.P285]/([.A285]*1000000000000)*1000000" office:value-type="float" office:value="3.53955007148938" calcext:value-type="float">
            <text:p>3.54E+00</text:p>
          </table:table-cell>
          <table:table-cell office:value-type="float" office:value="-484.194" calcext:value-type="float">
            <text:p>-484.194</text:p>
          </table:table-cell>
          <table:table-cell office:value-type="float" office:value="93.7758" calcext:value-type="float">
            <text:p>93.7758</text:p>
          </table:table-cell>
          <table:table-cell table:style-name="ce2" table:formula="of:=1-13.8*13.8*1E+030/([.B285]*[.B285]+1/9.3/9.3*1E+030)" office:value-type="float" office:value="-645.063673577586" calcext:value-type="float">
            <text:p>-645.0636735776</text:p>
          </table:table-cell>
          <table:table-cell table:style-name="ce2" table:formula="of:=13.8*13.8/9.3*1E+045/[.B285]/([.B285]*[.B285]+1/9.3/9.3*1E+030)" office:value-type="float" office:value="130.538874238229" calcext:value-type="float">
            <text:p>130.5388742382</text:p>
          </table:table-cell>
          <table:table-cell table:formula="of:=[.B285]/[.P285]" office:value-type="float" office:value="1775136.72084761" calcext:value-type="float">
            <text:p>1775136.72084761</text:p>
          </table:table-cell>
          <table:table-cell table:formula="of:=[.H285]*SQRT(0.5)" office:value-type="float" office:value="1255211.2128446" calcext:value-type="float">
            <text:p>1255211.2128446</text:p>
          </table:table-cell>
          <table:table-cell table:formula="of:=-[.H285]*0.5" office:value-type="float" office:value="-887568.360423807" calcext:value-type="float">
            <text:p>-887568.360423807</text:p>
          </table:table-cell>
          <table:table-cell table:formula="of:=[.H285]*SQRT(3)/2" office:value-type="float" office:value="1537313.49544464" calcext:value-type="float">
            <text:p>1537313.49544464</text:p>
          </table:table-cell>
          <table:table-cell table:formula="of:=([.B285]/[.P285])*SQRT(SQRT(([.D285]*[.D285]+[.E285]*[.E285])/((1+[.D285])*(1+[.D285])+[.E285]*[.E285])))*COS((ATAN([.E285]/[.D285])-ATAN([.E285]/(1+[.D285])))/2)" office:value-type="float" office:value="1776906.07531153" calcext:value-type="float">
            <text:p>1776906.07531153</text:p>
          </table:table-cell>
          <table:table-cell table:style-name="ce2" table:formula="of:=([.B285]/[.P285])*SQRT(SQRT(([.D285]*[.D285]+[.E285]*[.E285])/((1+[.D285])*(1+[.D285])+[.E285]*[.E285])))*SIN((ATAN([.E285]/[.D285])-ATAN([.E285]/(1+[.D285])))/2)" office:value-type="float" office:value="343.209794302773" calcext:value-type="float">
            <text:p>343.2097943028</text:p>
          </table:table-cell>
          <table:table-cell table:formula="of:=([.B285]/[.P285])*SQRT(SQRT(([.F285]*[.F285]+[.G285]*[.G285])/((1+[.F285])*(1+[.F285])+[.G285]*[.G285])))*COS((ATAN([.G285]/[.F285])-ATAN([.G285]/(1+[.F285])))/2)" office:value-type="float" office:value="1776459.94688482" calcext:value-type="float">
            <text:p>1776459.94688482</text:p>
          </table:table-cell>
          <table:table-cell table:style-name="ce2" table:formula="of:=([.B285]/[.P285])*SQRT(SQRT(([.F285]*[.F285]+[.G285]*[.G285])/((1+[.F285])*(1+[.F285])+[.G285]*[.G285])))*SIN((ATAN([.G285]/[.F285])-ATAN([.G285]/(1+[.F285])))/2)" office:value-type="float" office:value="268.0875701937" calcext:value-type="float">
            <text:p>268.087570193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82.2594" calcext:value-type="float">
            <text:p>82.2594</text:p>
          </table:table-cell>
          <table:table-cell table:style-name="ce1" table:formula="of:=[.A286]*1000000000000*2*PI()" office:value-type="float" office:value="516851053457408" calcext:value-type="float">
            <text:p>5.17E+14</text:p>
          </table:table-cell>
          <table:table-cell table:style-name="ce1" table:formula="of:=[.P286]/([.A286]*1000000000000)*1000000" office:value-type="float" office:value="3.64447659477215" calcext:value-type="float">
            <text:p>3.64E+00</text:p>
          </table:table-cell>
          <table:table-cell office:value-type="float" office:value="-511.277" calcext:value-type="float">
            <text:p>-511.277</text:p>
          </table:table-cell>
          <table:table-cell office:value-type="float" office:value="100.89" calcext:value-type="float">
            <text:p>100.89</text:p>
          </table:table-cell>
          <table:table-cell table:style-name="ce2" table:formula="of:=1-13.8*13.8*1E+030/([.B286]*[.B286]+1/9.3/9.3*1E+030)" office:value-type="float" office:value="-682.322645990218" calcext:value-type="float">
            <text:p>-682.3226459902</text:p>
          </table:table-cell>
          <table:table-cell table:style-name="ce2" table:formula="of:=13.8*13.8/9.3*1E+045/[.B286]/([.B286]*[.B286]+1/9.3/9.3*1E+030)" office:value-type="float" office:value="142.160014651758" calcext:value-type="float">
            <text:p>142.1600146518</text:p>
          </table:table-cell>
          <table:table-cell table:formula="of:=[.B286]/[.P286]" office:value-type="float" office:value="1724029.53998732" calcext:value-type="float">
            <text:p>1724029.53998732</text:p>
          </table:table-cell>
          <table:table-cell table:formula="of:=[.H286]*SQRT(0.5)" office:value-type="float" office:value="1219072.97869096" calcext:value-type="float">
            <text:p>1219072.97869096</text:p>
          </table:table-cell>
          <table:table-cell table:formula="of:=-[.H286]*0.5" office:value-type="float" office:value="-862014.76999366" calcext:value-type="float">
            <text:p>-862014.76999366</text:p>
          </table:table-cell>
          <table:table-cell table:formula="of:=[.H286]*SQRT(3)/2" office:value-type="float" office:value="1493053.37850382" calcext:value-type="float">
            <text:p>1493053.37850382</text:p>
          </table:table-cell>
          <table:table-cell table:formula="of:=([.B286]/[.P286])*SQRT(SQRT(([.D286]*[.D286]+[.E286]*[.E286])/((1+[.D286])*(1+[.D286])+[.E286]*[.E286])))*COS((ATAN([.E286]/[.D286])-ATAN([.E286]/(1+[.D286])))/2)" office:value-type="float" office:value="1725654.55811681" calcext:value-type="float">
            <text:p>1725654.55811681</text:p>
          </table:table-cell>
          <table:table-cell table:style-name="ce2" table:formula="of:=([.B286]/[.P286])*SQRT(SQRT(([.D286]*[.D286]+[.E286]*[.E286])/((1+[.D286])*(1+[.D286])+[.E286]*[.E286])))*SIN((ATAN([.E286]/[.D286])-ATAN([.E286]/(1+[.D286])))/2)" office:value-type="float" office:value="321.135130374504" calcext:value-type="float">
            <text:p>321.1351303745</text:p>
          </table:table-cell>
          <table:table-cell table:formula="of:=([.B286]/[.P286])*SQRT(SQRT(([.F286]*[.F286]+[.G286]*[.G286])/((1+[.F286])*(1+[.F286])+[.G286]*[.G286])))*COS((ATAN([.G286]/[.F286])-ATAN([.G286]/(1+[.F286])))/2)" office:value-type="float" office:value="1725241.55618541" calcext:value-type="float">
            <text:p>1725241.55618541</text:p>
          </table:table-cell>
          <table:table-cell table:style-name="ce2" table:formula="of:=([.B286]/[.P286])*SQRT(SQRT(([.F286]*[.F286]+[.G286]*[.G286])/((1+[.F286])*(1+[.F286])+[.G286]*[.G286])))*SIN((ATAN([.G286]/[.F286])-ATAN([.G286]/(1+[.F286])))/2)" office:value-type="float" office:value="252.798121959664" calcext:value-type="float">
            <text:p>252.798121959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9.8509" calcext:value-type="float">
            <text:p>79.8509</text:p>
          </table:table-cell>
          <table:table-cell table:style-name="ce1" table:formula="of:=[.A287]*1000000000000*2*PI()" office:value-type="float" office:value="501718001645066" calcext:value-type="float">
            <text:p>5.02E+14</text:p>
          </table:table-cell>
          <table:table-cell table:style-name="ce1" table:formula="of:=[.P287]/([.A287]*1000000000000)*1000000" office:value-type="float" office:value="3.75440299357928" calcext:value-type="float">
            <text:p>3.75E+00</text:p>
          </table:table-cell>
          <table:table-cell office:value-type="float" office:value="-539.142" calcext:value-type="float">
            <text:p>-539.142</text:p>
          </table:table-cell>
          <table:table-cell office:value-type="float" office:value="108.662" calcext:value-type="float">
            <text:p>108.662</text:p>
          </table:table-cell>
          <table:table-cell table:style-name="ce2" table:formula="of:=1-13.8*13.8*1E+030/([.B287]*[.B287]+1/9.3/9.3*1E+030)" office:value-type="float" office:value="-722.328175228225" calcext:value-type="float">
            <text:p>-722.3281752282</text:p>
          </table:table-cell>
          <table:table-cell table:style-name="ce2" table:formula="of:=13.8*13.8/9.3*1E+045/[.B287]/([.B287]*[.B287]+1/9.3/9.3*1E+030)" office:value-type="float" office:value="155.021790902058" calcext:value-type="float">
            <text:p>155.0217909021</text:p>
          </table:table-cell>
          <table:table-cell table:formula="of:=[.B287]/[.P287]" office:value-type="float" office:value="1673551.11263361" calcext:value-type="float">
            <text:p>1673551.11263361</text:p>
          </table:table-cell>
          <table:table-cell table:formula="of:=[.H287]*SQRT(0.5)" office:value-type="float" office:value="1183379.34040552" calcext:value-type="float">
            <text:p>1183379.34040552</text:p>
          </table:table-cell>
          <table:table-cell table:formula="of:=-[.H287]*0.5" office:value-type="float" office:value="-836775.556316807" calcext:value-type="float">
            <text:p>-836775.556316807</text:p>
          </table:table-cell>
          <table:table-cell table:formula="of:=[.H287]*SQRT(3)/2" office:value-type="float" office:value="1449337.77807242" calcext:value-type="float">
            <text:p>1449337.77807242</text:p>
          </table:table-cell>
          <table:table-cell table:formula="of:=([.B287]/[.P287])*SQRT(SQRT(([.D287]*[.D287]+[.E287]*[.E287])/((1+[.D287])*(1+[.D287])+[.E287]*[.E287])))*COS((ATAN([.E287]/[.D287])-ATAN([.E287]/(1+[.D287])))/2)" office:value-type="float" office:value="1675044.49381998" calcext:value-type="float">
            <text:p>1675044.49381998</text:p>
          </table:table-cell>
          <table:table-cell table:style-name="ce2" table:formula="of:=([.B287]/[.P287])*SQRT(SQRT(([.D287]*[.D287]+[.E287]*[.E287])/((1+[.D287])*(1+[.D287])+[.E287]*[.E287])))*SIN((ATAN([.E287]/[.D287])-ATAN([.E287]/(1+[.D287])))/2)" office:value-type="float" office:value="301.404652498714" calcext:value-type="float">
            <text:p>301.4046524987</text:p>
          </table:table-cell>
          <table:table-cell table:formula="of:=([.B287]/[.P287])*SQRT(SQRT(([.F287]*[.F287]+[.G287]*[.G287])/((1+[.F287])*(1+[.F287])+[.G287]*[.G287])))*COS((ATAN([.G287]/[.F287])-ATAN([.G287]/(1+[.F287])))/2)" office:value-type="float" office:value="1674659.59707956" calcext:value-type="float">
            <text:p>1674659.59707956</text:p>
          </table:table-cell>
          <table:table-cell table:style-name="ce2" table:formula="of:=([.B287]/[.P287])*SQRT(SQRT(([.F287]*[.F287]+[.G287]*[.G287])/((1+[.F287])*(1+[.F287])+[.G287]*[.G287])))*SIN((ATAN([.G287]/[.F287])-ATAN([.G287]/(1+[.F287])))/2)" office:value-type="float" office:value="238.143681878647" calcext:value-type="float">
            <text:p>238.143681878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7.4194" calcext:value-type="float">
            <text:p>77.4194</text:p>
          </table:table-cell>
          <table:table-cell table:style-name="ce1" table:formula="of:=[.A288]*1000000000000*2*PI()" office:value-type="float" office:value="486440436570659" calcext:value-type="float">
            <text:p>4.86E+14</text:p>
          </table:table-cell>
          <table:table-cell table:style-name="ce1" table:formula="of:=[.P288]/([.A288]*1000000000000)*1000000" office:value-type="float" office:value="3.87231699031509" calcext:value-type="float">
            <text:p>3.87E+00</text:p>
          </table:table-cell>
          <table:table-cell office:value-type="float" office:value="-577.316" calcext:value-type="float">
            <text:p>-577.316</text:p>
          </table:table-cell>
          <table:table-cell office:value-type="float" office:value="118.114" calcext:value-type="float">
            <text:p>118.114</text:p>
          </table:table-cell>
          <table:table-cell table:style-name="ce2" table:formula="of:=1-13.8*13.8*1E+030/([.B288]*[.B288]+1/9.3/9.3*1E+030)" office:value-type="float" office:value="-766.326713990128" calcext:value-type="float">
            <text:p>-766.3267139901</text:p>
          </table:table-cell>
          <table:table-cell table:style-name="ce2" table:formula="of:=13.8*13.8/9.3*1E+045/[.B288]/([.B288]*[.B288]+1/9.3/9.3*1E+030)" office:value-type="float" office:value="169.61634480434" calcext:value-type="float">
            <text:p>169.6163448043</text:p>
          </table:table-cell>
          <table:table-cell table:formula="of:=[.B288]/[.P288]" office:value-type="float" office:value="1622590.64092486" calcext:value-type="float">
            <text:p>1622590.64092486</text:p>
          </table:table-cell>
          <table:table-cell table:formula="of:=[.H288]*SQRT(0.5)" office:value-type="float" office:value="1147344.84528779" calcext:value-type="float">
            <text:p>1147344.84528779</text:p>
          </table:table-cell>
          <table:table-cell table:formula="of:=-[.H288]*0.5" office:value-type="float" office:value="-811295.32046243" calcext:value-type="float">
            <text:p>-811295.32046243</text:p>
          </table:table-cell>
          <table:table-cell table:formula="of:=[.H288]*SQRT(3)/2" office:value-type="float" office:value="1405204.7149838" calcext:value-type="float">
            <text:p>1405204.7149838</text:p>
          </table:table-cell>
          <table:table-cell table:formula="of:=([.B288]/[.P288])*SQRT(SQRT(([.D288]*[.D288]+[.E288]*[.E288])/((1+[.D288])*(1+[.D288])+[.E288]*[.E288])))*COS((ATAN([.E288]/[.D288])-ATAN([.E288]/(1+[.D288])))/2)" office:value-type="float" office:value="1623941.08366178" calcext:value-type="float">
            <text:p>1623941.08366178</text:p>
          </table:table-cell>
          <table:table-cell table:style-name="ce2" table:formula="of:=([.B288]/[.P288])*SQRT(SQRT(([.D288]*[.D288]+[.E288]*[.E288])/((1+[.D288])*(1+[.D288])+[.E288]*[.E288])))*SIN((ATAN([.E288]/[.D288])-ATAN([.E288]/(1+[.D288])))/2)" office:value-type="float" office:value="276.648728776279" calcext:value-type="float">
            <text:p>276.6487287763</text:p>
          </table:table-cell>
          <table:table-cell table:formula="of:=([.B288]/[.P288])*SQRT(SQRT(([.F288]*[.F288]+[.G288]*[.G288])/((1+[.F288])*(1+[.F288])+[.G288]*[.G288])))*COS((ATAN([.G288]/[.F288])-ATAN([.G288]/(1+[.F288])))/2)" office:value-type="float" office:value="1623600.77537979" calcext:value-type="float">
            <text:p>1623600.77537979</text:p>
          </table:table-cell>
          <table:table-cell table:style-name="ce2" table:formula="of:=([.B288]/[.P288])*SQRT(SQRT(([.F288]*[.F288]+[.G288]*[.G288])/((1+[.F288])*(1+[.F288])+[.G288]*[.G288])))*SIN((ATAN([.G288]/[.F288])-ATAN([.G288]/(1+[.F288])))/2)" office:value-type="float" office:value="223.799059832511" calcext:value-type="float">
            <text:p>223.799059832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" table:formula="of:=[.A289]*1000000000000*2*PI()" office:value-type="float" office:value="471238898038469" calcext:value-type="float">
            <text:p>4.71E+14</text:p>
          </table:table-cell>
          <table:table-cell table:style-name="ce1" table:formula="of:=[.P289]/([.A289]*1000000000000)*1000000" office:value-type="float" office:value="3.99723277333333" calcext:value-type="float">
            <text:p>4.00E+00</text:p>
          </table:table-cell>
          <table:table-cell office:value-type="float" office:value="-611.92" calcext:value-type="float">
            <text:p>-611.92</text:p>
          </table:table-cell>
          <table:table-cell office:value-type="float" office:value="127.92" calcext:value-type="float">
            <text:p>127.92</text:p>
          </table:table-cell>
          <table:table-cell table:style-name="ce2" table:formula="of:=1-13.8*13.8*1E+030/([.B289]*[.B289]+1/9.3/9.3*1E+030)" office:value-type="float" office:value="-814.141569453633" calcext:value-type="float">
            <text:p>-814.1415694536</text:p>
          </table:table-cell>
          <table:table-cell table:style-name="ce2" table:formula="of:=13.8*13.8/9.3*1E+045/[.B289]/([.B289]*[.B289]+1/9.3/9.3*1E+030)" office:value-type="float" office:value="185.998294047643" calcext:value-type="float">
            <text:p>185.9982940476</text:p>
          </table:table-cell>
          <table:table-cell table:formula="of:=[.B289]/[.P289]" office:value-type="float" office:value="1571883.76646376" calcext:value-type="float">
            <text:p>1571883.76646376</text:p>
          </table:table-cell>
          <table:table-cell table:formula="of:=[.H289]*SQRT(0.5)" office:value-type="float" office:value="1111489.67050358" calcext:value-type="float">
            <text:p>1111489.67050358</text:p>
          </table:table-cell>
          <table:table-cell table:formula="of:=-[.H289]*0.5" office:value-type="float" office:value="-785941.883231881" calcext:value-type="float">
            <text:p>-785941.883231881</text:p>
          </table:table-cell>
          <table:table-cell table:formula="of:=[.H289]*SQRT(3)/2" office:value-type="float" office:value="1361291.27355398" calcext:value-type="float">
            <text:p>1361291.27355398</text:p>
          </table:table-cell>
          <table:table-cell table:formula="of:=([.B289]/[.P289])*SQRT(SQRT(([.D289]*[.D289]+[.E289]*[.E289])/((1+[.D289])*(1+[.D289])+[.E289]*[.E289])))*COS((ATAN([.E289]/[.D289])-ATAN([.E289]/(1+[.D289])))/2)" office:value-type="float" office:value="1573115.7584026" calcext:value-type="float">
            <text:p>1573115.7584026</text:p>
          </table:table-cell>
          <table:table-cell table:style-name="ce2" table:formula="of:=([.B289]/[.P289])*SQRT(SQRT(([.D289]*[.D289]+[.E289]*[.E289])/((1+[.D289])*(1+[.D289])+[.E289]*[.E289])))*SIN((ATAN([.E289]/[.D289])-ATAN([.E289]/(1+[.D289])))/2)" office:value-type="float" office:value="257.860266886716" calcext:value-type="float">
            <text:p>257.8602668867</text:p>
          </table:table-cell>
          <table:table-cell table:formula="of:=([.B289]/[.P289])*SQRT(SQRT(([.F289]*[.F289]+[.G289]*[.G289])/((1+[.F289])*(1+[.F289])+[.G289]*[.G289])))*COS((ATAN([.G289]/[.F289])-ATAN([.G289]/(1+[.F289])))/2)" office:value-type="float" office:value="1572802.00466573" calcext:value-type="float">
            <text:p>1572802.00466573</text:p>
          </table:table-cell>
          <table:table-cell table:style-name="ce2" table:formula="of:=([.B289]/[.P289])*SQRT(SQRT(([.F289]*[.F289]+[.G289]*[.G289])/((1+[.F289])*(1+[.F289])+[.G289]*[.G289])))*SIN((ATAN([.G289]/[.F289])-ATAN([.G289]/(1+[.F289])))/2)" office:value-type="float" office:value="209.973616842289" calcext:value-type="float">
            <text:p>209.973616842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2.5865" calcext:value-type="float">
            <text:p>72.5865</text:p>
          </table:table-cell>
          <table:table-cell table:style-name="ce1" table:formula="of:=[.A290]*1000000000000*2*PI()" office:value-type="float" office:value="456074430299591" calcext:value-type="float">
            <text:p>4.56E+14</text:p>
          </table:table-cell>
          <table:table-cell table:style-name="ce1" table:formula="of:=[.P290]/([.A290]*1000000000000)*1000000" office:value-type="float" office:value="4.13014070109456" calcext:value-type="float">
            <text:p>4.13E+00</text:p>
          </table:table-cell>
          <table:table-cell office:value-type="float" office:value="-652.717" calcext:value-type="float">
            <text:p>-652.717</text:p>
          </table:table-cell>
          <table:table-cell office:value-type="float" office:value="139.649" calcext:value-type="float">
            <text:p>139.649</text:p>
          </table:table-cell>
          <table:table-cell table:style-name="ce2" table:formula="of:=1-13.8*13.8*1E+030/([.B290]*[.B290]+1/9.3/9.3*1E+030)" office:value-type="float" office:value="-866.347734288681" calcext:value-type="float">
            <text:p>-866.3477342887</text:p>
          </table:table-cell>
          <table:table-cell table:style-name="ce2" table:formula="of:=13.8*13.8/9.3*1E+045/[.B290]/([.B290]*[.B290]+1/9.3/9.3*1E+030)" office:value-type="float" office:value="204.491177402948" calcext:value-type="float">
            <text:p>204.4911774029</text:p>
          </table:table-cell>
          <table:table-cell table:formula="of:=[.B290]/[.P290]" office:value-type="float" office:value="1521300.54685896" calcext:value-type="float">
            <text:p>1521300.54685896</text:p>
          </table:table-cell>
          <table:table-cell table:formula="of:=[.H290]*SQRT(0.5)" office:value-type="float" office:value="1075721.93290677" calcext:value-type="float">
            <text:p>1075721.93290677</text:p>
          </table:table-cell>
          <table:table-cell table:formula="of:=-[.H290]*0.5" office:value-type="float" office:value="-760650.273429479" calcext:value-type="float">
            <text:p>-760650.273429479</text:p>
          </table:table-cell>
          <table:table-cell table:formula="of:=[.H290]*SQRT(3)/2" office:value-type="float" office:value="1317484.92037102" calcext:value-type="float">
            <text:p>1317484.92037102</text:p>
          </table:table-cell>
          <table:table-cell table:formula="of:=([.B290]/[.P290])*SQRT(SQRT(([.D290]*[.D290]+[.E290]*[.E290])/((1+[.D290])*(1+[.D290])+[.E290]*[.E290])))*COS((ATAN([.E290]/[.D290])-ATAN([.E290]/(1+[.D290])))/2)" office:value-type="float" office:value="1522416.06736714" calcext:value-type="float">
            <text:p>1522416.06736714</text:p>
          </table:table-cell>
          <table:table-cell table:style-name="ce2" table:formula="of:=([.B290]/[.P290])*SQRT(SQRT(([.D290]*[.D290]+[.E290]*[.E290])/((1+[.D290])*(1+[.D290])+[.E290]*[.E290])))*SIN((ATAN([.E290]/[.D290])-ATAN([.E290]/(1+[.D290])))/2)" office:value-type="float" office:value="238.940570957634" calcext:value-type="float">
            <text:p>238.9405709576</text:p>
          </table:table-cell>
          <table:table-cell table:formula="of:=([.B290]/[.P290])*SQRT(SQRT(([.F290]*[.F290]+[.G290]*[.G290])/((1+[.F290])*(1+[.F290])+[.G290]*[.G290])))*COS((ATAN([.G290]/[.F290])-ATAN([.G290]/(1+[.F290])))/2)" office:value-type="float" office:value="1522132.85264035" calcext:value-type="float">
            <text:p>1522132.85264035</text:p>
          </table:table-cell>
          <table:table-cell table:style-name="ce2" table:formula="of:=([.B290]/[.P290])*SQRT(SQRT(([.F290]*[.F290]+[.G290]*[.G290])/((1+[.F290])*(1+[.F290])+[.G290]*[.G290])))*SIN((ATAN([.G290]/[.F290])-ATAN([.G290]/(1+[.F290])))/2)" office:value-type="float" office:value="196.626226407456" calcext:value-type="float">
            <text:p>196.6262264075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70.1754" calcext:value-type="float">
            <text:p>70.1754</text:p>
          </table:table-cell>
          <table:table-cell table:style-name="ce1" table:formula="of:=[.A291]*1000000000000*2*PI()" office:value-type="float" office:value="440925042205450" calcext:value-type="float">
            <text:p>4.41E+14</text:p>
          </table:table-cell>
          <table:table-cell table:style-name="ce1" table:formula="of:=[.P291]/([.A291]*1000000000000)*1000000" office:value-type="float" office:value="4.27204487612468" calcext:value-type="float">
            <text:p>4.27E+00</text:p>
          </table:table-cell>
          <table:table-cell office:value-type="float" office:value="-700.17" calcext:value-type="float">
            <text:p>-700.17</text:p>
          </table:table-cell>
          <table:table-cell office:value-type="float" office:value="153.171" calcext:value-type="float">
            <text:p>153.171</text:p>
          </table:table-cell>
          <table:table-cell table:style-name="ce2" table:formula="of:=1-13.8*13.8*1E+030/([.B291]*[.B291]+1/9.3/9.3*1E+030)" office:value-type="float" office:value="-923.569593040728" calcext:value-type="float">
            <text:p>-923.5695930407</text:p>
          </table:table-cell>
          <table:table-cell table:style-name="ce2" table:formula="of:=13.8*13.8/9.3*1E+045/[.B291]/([.B291]*[.B291]+1/9.3/9.3*1E+030)" office:value-type="float" office:value="225.471623874956" calcext:value-type="float">
            <text:p>225.471623875</text:p>
          </table:table-cell>
          <table:table-cell table:formula="of:=[.B291]/[.P291]" office:value-type="float" office:value="1470767.62753468" calcext:value-type="float">
            <text:p>1470767.62753468</text:p>
          </table:table-cell>
          <table:table-cell table:formula="of:=[.H291]*SQRT(0.5)" office:value-type="float" office:value="1039989.76297942" calcext:value-type="float">
            <text:p>1039989.76297942</text:p>
          </table:table-cell>
          <table:table-cell table:formula="of:=-[.H291]*0.5" office:value-type="float" office:value="-735383.81376734" calcext:value-type="float">
            <text:p>-735383.81376734</text:p>
          </table:table-cell>
          <table:table-cell table:formula="of:=[.H291]*SQRT(3)/2" office:value-type="float" office:value="1273722.1285088" calcext:value-type="float">
            <text:p>1273722.1285088</text:p>
          </table:table-cell>
          <table:table-cell table:formula="of:=([.B291]/[.P291])*SQRT(SQRT(([.D291]*[.D291]+[.E291]*[.E291])/((1+[.D291])*(1+[.D291])+[.E291]*[.E291])))*COS((ATAN([.E291]/[.D291])-ATAN([.E291]/(1+[.D291])))/2)" office:value-type="float" office:value="1471770.92902227" calcext:value-type="float">
            <text:p>1471770.92902227</text:p>
          </table:table-cell>
          <table:table-cell table:style-name="ce2" table:formula="of:=([.B291]/[.P291])*SQRT(SQRT(([.D291]*[.D291]+[.E291]*[.E291])/((1+[.D291])*(1+[.D291])+[.E291]*[.E291])))*SIN((ATAN([.E291]/[.D291])-ATAN([.E291]/(1+[.D291])))/2)" office:value-type="float" office:value="219.720239067466" calcext:value-type="float">
            <text:p>219.7202390675</text:p>
          </table:table-cell>
          <table:table-cell table:formula="of:=([.B291]/[.P291])*SQRT(SQRT(([.F291]*[.F291]+[.G291]*[.G291])/((1+[.F291])*(1+[.F291])+[.G291]*[.G291])))*COS((ATAN([.G291]/[.F291])-ATAN([.G291]/(1+[.F291])))/2)" office:value-type="float" office:value="1471519.62384509" calcext:value-type="float">
            <text:p>1471519.62384509</text:p>
          </table:table-cell>
          <table:table-cell table:style-name="ce2" table:formula="of:=([.B291]/[.P291])*SQRT(SQRT(([.F291]*[.F291]+[.G291]*[.G291])/((1+[.F291])*(1+[.F291])+[.G291]*[.G291])))*SIN((ATAN([.G291]/[.F291])-ATAN([.G291]/(1+[.F291])))/2)" office:value-type="float" office:value="183.734560916245" calcext:value-type="float">
            <text:p>183.734560916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7.7507" calcext:value-type="float">
            <text:p>67.7507</text:p>
          </table:table-cell>
          <table:table-cell table:style-name="ce1" table:formula="of:=[.A292]*1000000000000*2*PI()" office:value-type="float" office:value="425690202791132" calcext:value-type="float">
            <text:p>4.26E+14</text:p>
          </table:table-cell>
          <table:table-cell table:style-name="ce1" table:formula="of:=[.P292]/([.A292]*1000000000000)*1000000" office:value-type="float" office:value="4.42493521100151" calcext:value-type="float">
            <text:p>4.42E+00</text:p>
          </table:table-cell>
          <table:table-cell office:value-type="float" office:value="-749.394" calcext:value-type="float">
            <text:p>-749.394</text:p>
          </table:table-cell>
          <table:table-cell office:value-type="float" office:value="168.15" calcext:value-type="float">
            <text:p>168.15</text:p>
          </table:table-cell>
          <table:table-cell table:style-name="ce2" table:formula="of:=1-13.8*13.8*1E+030/([.B292]*[.B292]+1/9.3/9.3*1E+030)" office:value-type="float" office:value="-986.891640589837" calcext:value-type="float">
            <text:p>-986.8916405898</text:p>
          </table:table-cell>
          <table:table-cell table:style-name="ce2" table:formula="of:=13.8*13.8/9.3*1E+045/[.B292]/([.B292]*[.B292]+1/9.3/9.3*1E+030)" office:value-type="float" office:value="249.535711401902" calcext:value-type="float">
            <text:p>249.5357114019</text:p>
          </table:table-cell>
          <table:table-cell table:formula="of:=[.B292]/[.P292]" office:value-type="float" office:value="1419949.67328742" calcext:value-type="float">
            <text:p>1419949.67328742</text:p>
          </table:table-cell>
          <table:table-cell table:formula="of:=[.H292]*SQRT(0.5)" office:value-type="float" office:value="1004056.04292516" calcext:value-type="float">
            <text:p>1004056.04292516</text:p>
          </table:table-cell>
          <table:table-cell table:formula="of:=-[.H292]*0.5" office:value-type="float" office:value="-709974.836643709" calcext:value-type="float">
            <text:p>-709974.836643709</text:p>
          </table:table-cell>
          <table:table-cell table:formula="of:=[.H292]*SQRT(3)/2" office:value-type="float" office:value="1229712.48916232" calcext:value-type="float">
            <text:p>1229712.48916232</text:p>
          </table:table-cell>
          <table:table-cell table:formula="of:=([.B292]/[.P292])*SQRT(SQRT(([.D292]*[.D292]+[.E292]*[.E292])/((1+[.D292])*(1+[.D292])+[.E292]*[.E292])))*COS((ATAN([.E292]/[.D292])-ATAN([.E292]/(1+[.D292])))/2)" office:value-type="float" office:value="1420852.47657194" calcext:value-type="float">
            <text:p>1420852.47657194</text:p>
          </table:table-cell>
          <table:table-cell table:style-name="ce2" table:formula="of:=([.B292]/[.P292])*SQRT(SQRT(([.D292]*[.D292]+[.E292]*[.E292])/((1+[.D292])*(1+[.D292])+[.E292]*[.E292])))*SIN((ATAN([.E292]/[.D292])-ATAN([.E292]/(1+[.D292])))/2)" office:value-type="float" office:value="202.775156827058" calcext:value-type="float">
            <text:p>202.7751568271</text:p>
          </table:table-cell>
          <table:table-cell table:formula="of:=([.B292]/[.P292])*SQRT(SQRT(([.F292]*[.F292]+[.G292]*[.G292])/((1+[.F292])*(1+[.F292])+[.G292]*[.G292])))*COS((ATAN([.G292]/[.F292])-ATAN([.G292]/(1+[.F292])))/2)" office:value-type="float" office:value="1420626.30072746" calcext:value-type="float">
            <text:p>1420626.30072746</text:p>
          </table:table-cell>
          <table:table-cell table:style-name="ce2" table:formula="of:=([.B292]/[.P292])*SQRT(SQRT(([.F292]*[.F292]+[.G292]*[.G292])/((1+[.F292])*(1+[.F292])+[.G292]*[.G292])))*SIN((ATAN([.G292]/[.F292])-ATAN([.G292]/(1+[.F292])))/2)" office:value-type="float" office:value="171.215495873241" calcext:value-type="float">
            <text:p>171.215495873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5.331" calcext:value-type="float">
            <text:p>65.331</text:p>
          </table:table-cell>
          <table:table-cell table:style-name="ce1" table:formula="of:=[.A293]*1000000000000*2*PI()" office:value-type="float" office:value="410486779303350" calcext:value-type="float">
            <text:p>4.10E+14</text:p>
          </table:table-cell>
          <table:table-cell table:style-name="ce1" table:formula="of:=[.P293]/([.A293]*1000000000000)*1000000" office:value-type="float" office:value="4.5888239579985" calcext:value-type="float">
            <text:p>4.59E+00</text:p>
          </table:table-cell>
          <table:table-cell office:value-type="float" office:value="-806.058" calcext:value-type="float">
            <text:p>-806.058</text:p>
          </table:table-cell>
          <table:table-cell office:value-type="float" office:value="185.5" calcext:value-type="float">
            <text:p>185.5</text:p>
          </table:table-cell>
          <table:table-cell table:style-name="ce2" table:formula="of:=1-13.8*13.8*1E+030/([.B293]*[.B293]+1/9.3/9.3*1E+030)" office:value-type="float" office:value="-1056.63907317258" calcext:value-type="float">
            <text:p>-1056.6390731726</text:p>
          </table:table-cell>
          <table:table-cell table:style-name="ce2" table:formula="of:=13.8*13.8/9.3*1E+045/[.B293]/([.B293]*[.B293]+1/9.3/9.3*1E+030)" office:value-type="float" office:value="277.048219962013" calcext:value-type="float">
            <text:p>277.048219962</text:p>
          </table:table-cell>
          <table:table-cell table:formula="of:=[.B293]/[.P293]" office:value-type="float" office:value="1369236.51129125" calcext:value-type="float">
            <text:p>1369236.51129125</text:p>
          </table:table-cell>
          <table:table-cell table:formula="of:=[.H293]*SQRT(0.5)" office:value-type="float" office:value="968196.422182257" calcext:value-type="float">
            <text:p>968196.422182257</text:p>
          </table:table-cell>
          <table:table-cell table:formula="of:=-[.H293]*0.5" office:value-type="float" office:value="-684618.255645627" calcext:value-type="float">
            <text:p>-684618.255645627</text:p>
          </table:table-cell>
          <table:table-cell table:formula="of:=[.H293]*SQRT(3)/2" office:value-type="float" office:value="1185793.60256741" calcext:value-type="float">
            <text:p>1185793.60256741</text:p>
          </table:table-cell>
          <table:table-cell table:formula="of:=([.B293]/[.P293])*SQRT(SQRT(([.D293]*[.D293]+[.E293]*[.E293])/((1+[.D293])*(1+[.D293])+[.E293]*[.E293])))*COS((ATAN([.E293]/[.D293])-ATAN([.E293]/(1+[.D293])))/2)" office:value-type="float" office:value="1370043.80868581" calcext:value-type="float">
            <text:p>1370043.80868581</text:p>
          </table:table-cell>
          <table:table-cell table:style-name="ce2" table:formula="of:=([.B293]/[.P293])*SQRT(SQRT(([.D293]*[.D293]+[.E293]*[.E293])/((1+[.D293])*(1+[.D293])+[.E293]*[.E293])))*SIN((ATAN([.E293]/[.D293])-ATAN([.E293]/(1+[.D293])))/2)" office:value-type="float" office:value="185.958284393837" calcext:value-type="float">
            <text:p>185.9582843938</text:p>
          </table:table-cell>
          <table:table-cell table:formula="of:=([.B293]/[.P293])*SQRT(SQRT(([.F293]*[.F293]+[.G293]*[.G293])/((1+[.F293])*(1+[.F293])+[.G293]*[.G293])))*COS((ATAN([.G293]/[.F293])-ATAN([.G293]/(1+[.F293])))/2)" office:value-type="float" office:value="1369843.12937848" calcext:value-type="float">
            <text:p>1369843.12937848</text:p>
          </table:table-cell>
          <table:table-cell table:style-name="ce2" table:formula="of:=([.B293]/[.P293])*SQRT(SQRT(([.F293]*[.F293]+[.G293]*[.G293])/((1+[.F293])*(1+[.F293])+[.G293]*[.G293])))*SIN((ATAN([.G293]/[.F293])-ATAN([.G293]/(1+[.F293])))/2)" office:value-type="float" office:value="159.166794274111" calcext:value-type="float">
            <text:p>159.16679427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2.9063" calcext:value-type="float">
            <text:p>62.9063</text:p>
          </table:table-cell>
          <table:table-cell table:style-name="ce1" table:formula="of:=[.A294]*1000000000000*2*PI()" office:value-type="float" office:value="395251939889031" calcext:value-type="float">
            <text:p>3.95E+14</text:p>
          </table:table-cell>
          <table:table-cell table:style-name="ce1" table:formula="of:=[.P294]/([.A294]*1000000000000)*1000000" office:value-type="float" office:value="4.76569847535144" calcext:value-type="float">
            <text:p>4.77E+00</text:p>
          </table:table-cell>
          <table:table-cell office:value-type="float" office:value="-870.789" calcext:value-type="float">
            <text:p>-870.789</text:p>
          </table:table-cell>
          <table:table-cell office:value-type="float" office:value="205.51" calcext:value-type="float">
            <text:p>205.51</text:p>
          </table:table-cell>
          <table:table-cell table:style-name="ce2" table:formula="of:=1-13.8*13.8*1E+030/([.B294]*[.B294]+1/9.3/9.3*1E+030)" office:value-type="float" office:value="-1134.01637008907" calcext:value-type="float">
            <text:p>-1134.0163700891</text:p>
          </table:table-cell>
          <table:table-cell table:style-name="ce2" table:formula="of:=13.8*13.8/9.3*1E+045/[.B294]/([.B294]*[.B294]+1/9.3/9.3*1E+030)" office:value-type="float" office:value="308.777158719536" calcext:value-type="float">
            <text:p>308.7771587195</text:p>
          </table:table-cell>
          <table:table-cell table:formula="of:=[.B294]/[.P294]" office:value-type="float" office:value="1318418.55704399" calcext:value-type="float">
            <text:p>1318418.55704399</text:p>
          </table:table-cell>
          <table:table-cell table:formula="of:=[.H294]*SQRT(0.5)" office:value-type="float" office:value="932262.702127989" calcext:value-type="float">
            <text:p>932262.702127989</text:p>
          </table:table-cell>
          <table:table-cell table:formula="of:=-[.H294]*0.5" office:value-type="float" office:value="-659209.278521995" calcext:value-type="float">
            <text:p>-659209.278521995</text:p>
          </table:table-cell>
          <table:table-cell table:formula="of:=[.H294]*SQRT(3)/2" office:value-type="float" office:value="1141783.96322092" calcext:value-type="float">
            <text:p>1141783.96322092</text:p>
          </table:table-cell>
          <table:table-cell table:formula="of:=([.B294]/[.P294])*SQRT(SQRT(([.D294]*[.D294]+[.E294]*[.E294])/((1+[.D294])*(1+[.D294])+[.E294]*[.E294])))*COS((ATAN([.E294]/[.D294])-ATAN([.E294]/(1+[.D294])))/2)" office:value-type="float" office:value="1319136.19496006" calcext:value-type="float">
            <text:p>1319136.19496006</text:p>
          </table:table-cell>
          <table:table-cell table:style-name="ce2" table:formula="of:=([.B294]/[.P294])*SQRT(SQRT(([.D294]*[.D294]+[.E294]*[.E294])/((1+[.D294])*(1+[.D294])+[.E294]*[.E294])))*SIN((ATAN([.E294]/[.D294])-ATAN([.E294]/(1+[.D294])))/2)" office:value-type="float" office:value="169.511701416336" calcext:value-type="float">
            <text:p>169.5117014163</text:p>
          </table:table-cell>
          <table:table-cell table:formula="of:=([.B294]/[.P294])*SQRT(SQRT(([.F294]*[.F294]+[.G294]*[.G294])/((1+[.F294])*(1+[.F294])+[.G294]*[.G294])))*COS((ATAN([.G294]/[.F294])-ATAN([.G294]/(1+[.F294])))/2)" office:value-type="float" office:value="1318960.0475031" calcext:value-type="float">
            <text:p>1318960.0475031</text:p>
          </table:table-cell>
          <table:table-cell table:style-name="ce2" table:formula="of:=([.B294]/[.P294])*SQRT(SQRT(([.F294]*[.F294]+[.G294]*[.G294])/((1+[.F294])*(1+[.F294])+[.G294]*[.G294])))*SIN((ATAN([.G294]/[.F294])-ATAN([.G294]/(1+[.F294])))/2)" office:value-type="float" office:value="147.53804136127" calcext:value-type="float">
            <text:p>147.538041361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60.4961" calcext:value-type="float">
            <text:p>60.4961</text:p>
          </table:table-cell>
          <table:table-cell table:style-name="ce1" table:formula="of:=[.A295]*1000000000000*2*PI()" office:value-type="float" office:value="380108206661667" calcext:value-type="float">
            <text:p>3.80E+14</text:p>
          </table:table-cell>
          <table:table-cell table:style-name="ce1" table:formula="of:=[.P295]/([.A295]*1000000000000)*1000000" office:value-type="float" office:value="4.95556668942295" calcext:value-type="float">
            <text:p>4.96E+00</text:p>
          </table:table-cell>
          <table:table-cell office:value-type="float" office:value="-944.298" calcext:value-type="float">
            <text:p>-944.298</text:p>
          </table:table-cell>
          <table:table-cell office:value-type="float" office:value="228.628" calcext:value-type="float">
            <text:p>228.628</text:p>
          </table:table-cell>
          <table:table-cell table:style-name="ce2" table:formula="of:=1-13.8*13.8*1E+030/([.B295]*[.B295]+1/9.3/9.3*1E+030)" office:value-type="float" office:value="-1219.42282576608" calcext:value-type="float">
            <text:p>-1219.4228257661</text:p>
          </table:table-cell>
          <table:table-cell table:style-name="ce2" table:formula="of:=13.8*13.8/9.3*1E+045/[.B295]/([.B295]*[.B295]+1/9.3/9.3*1E+030)" office:value-type="float" office:value="345.239220135723" calcext:value-type="float">
            <text:p>345.2392201357</text:p>
          </table:table-cell>
          <table:table-cell table:formula="of:=[.B295]/[.P295]" office:value-type="float" office:value="1267904.50032491" calcext:value-type="float">
            <text:p>1267904.50032491</text:p>
          </table:table-cell>
          <table:table-cell table:formula="of:=[.H295]*SQRT(0.5)" office:value-type="float" office:value="896543.870076686" calcext:value-type="float">
            <text:p>896543.870076686</text:p>
          </table:table-cell>
          <table:table-cell table:formula="of:=-[.H295]*0.5" office:value-type="float" office:value="-633952.250162456" calcext:value-type="float">
            <text:p>-633952.250162456</text:p>
          </table:table-cell>
          <table:table-cell table:formula="of:=[.H295]*SQRT(3)/2" office:value-type="float" office:value="1098037.50685399" calcext:value-type="float">
            <text:p>1098037.50685399</text:p>
          </table:table-cell>
          <table:table-cell table:formula="of:=([.B295]/[.P295])*SQRT(SQRT(([.D295]*[.D295]+[.E295]*[.E295])/((1+[.D295])*(1+[.D295])+[.E295]*[.E295])))*COS((ATAN([.E295]/[.D295])-ATAN([.E295]/(1+[.D295])))/2)" office:value-type="float" office:value="1268539.12143771" calcext:value-type="float">
            <text:p>1268539.12143771</text:p>
          </table:table-cell>
          <table:table-cell table:style-name="ce2" table:formula="of:=([.B295]/[.P295])*SQRT(SQRT(([.D295]*[.D295]+[.E295]*[.E295])/((1+[.D295])*(1+[.D295])+[.E295]*[.E295])))*SIN((ATAN([.E295]/[.D295])-ATAN([.E295]/(1+[.D295])))/2)" office:value-type="float" office:value="153.772966517793" calcext:value-type="float">
            <text:p>153.7729665178</text:p>
          </table:table-cell>
          <table:table-cell table:formula="of:=([.B295]/[.P295])*SQRT(SQRT(([.F295]*[.F295]+[.G295]*[.G295])/((1+[.F295])*(1+[.F295])+[.G295]*[.G295])))*COS((ATAN([.G295]/[.F295])-ATAN([.G295]/(1+[.F295])))/2)" office:value-type="float" office:value="1268386.05277888" calcext:value-type="float">
            <text:p>1268386.05277888</text:p>
          </table:table-cell>
          <table:table-cell table:style-name="ce2" table:formula="of:=([.B295]/[.P295])*SQRT(SQRT(([.F295]*[.F295]+[.G295]*[.G295])/((1+[.F295])*(1+[.F295])+[.G295]*[.G295])))*SIN((ATAN([.G295]/[.F295])-ATAN([.G295]/(1+[.F295])))/2)" office:value-type="float" office:value="136.419556665958" calcext:value-type="float">
            <text:p>136.41955666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8.072" calcext:value-type="float">
            <text:p>58.072</text:p>
          </table:table-cell>
          <table:table-cell table:style-name="ce1" table:formula="of:=[.A296]*1000000000000*2*PI()" office:value-type="float" office:value="364877137158533" calcext:value-type="float">
            <text:p>3.65E+14</text:p>
          </table:table-cell>
          <table:table-cell table:style-name="ce1" table:formula="of:=[.P296]/([.A296]*1000000000000)*1000000" office:value-type="float" office:value="5.16242695274831" calcext:value-type="float">
            <text:p>5.16E+00</text:p>
          </table:table-cell>
          <table:table-cell office:value-type="float" office:value="-1020.95" calcext:value-type="float">
            <text:p>-1020.95</text:p>
          </table:table-cell>
          <table:table-cell office:value-type="float" office:value="254.044" calcext:value-type="float">
            <text:p>254.044</text:p>
          </table:table-cell>
          <table:table-cell table:style-name="ce2" table:formula="of:=1-13.8*13.8*1E+030/([.B296]*[.B296]+1/9.3/9.3*1E+030)" office:value-type="float" office:value="-1315.126333644" calcext:value-type="float">
            <text:p>-1315.126333644</text:p>
          </table:table-cell>
          <table:table-cell table:style-name="ce2" table:formula="of:=13.8*13.8/9.3*1E+045/[.B296]/([.B296]*[.B296]+1/9.3/9.3*1E+030)" office:value-type="float" office:value="387.853735394208" calcext:value-type="float">
            <text:p>387.8537353942</text:p>
          </table:table-cell>
          <table:table-cell table:formula="of:=[.B296]/[.P296]" office:value-type="float" office:value="1217099.12114778" calcext:value-type="float">
            <text:p>1217099.12114778</text:p>
          </table:table-cell>
          <table:table-cell table:formula="of:=[.H296]*SQRT(0.5)" office:value-type="float" office:value="860619.041939783" calcext:value-type="float">
            <text:p>860619.041939783</text:p>
          </table:table-cell>
          <table:table-cell table:formula="of:=-[.H296]*0.5" office:value-type="float" office:value="-608549.56057389" calcext:value-type="float">
            <text:p>-608549.56057389</text:p>
          </table:table-cell>
          <table:table-cell table:formula="of:=[.H296]*SQRT(3)/2" office:value-type="float" office:value="1054038.75783769" calcext:value-type="float">
            <text:p>1054038.75783769</text:p>
          </table:table-cell>
          <table:table-cell table:formula="of:=([.B296]/[.P296])*SQRT(SQRT(([.D296]*[.D296]+[.E296]*[.E296])/((1+[.D296])*(1+[.D296])+[.E296]*[.E296])))*COS((ATAN([.E296]/[.D296])-ATAN([.E296]/(1+[.D296])))/2)" office:value-type="float" office:value="1217660.79330051" calcext:value-type="float">
            <text:p>1217660.79330051</text:p>
          </table:table-cell>
          <table:table-cell table:style-name="ce2" table:formula="of:=([.B296]/[.P296])*SQRT(SQRT(([.D296]*[.D296]+[.E296]*[.E296])/((1+[.D296])*(1+[.D296])+[.E296]*[.E296])))*SIN((ATAN([.E296]/[.D296])-ATAN([.E296]/(1+[.D296])))/2)" office:value-type="float" office:value="139.864199666648" calcext:value-type="float">
            <text:p>139.8641996666</text:p>
          </table:table-cell>
          <table:table-cell table:formula="of:=([.B296]/[.P296])*SQRT(SQRT(([.F296]*[.F296]+[.G296]*[.G296])/((1+[.F296])*(1+[.F296])+[.G296]*[.G296])))*COS((ATAN([.G296]/[.F296])-ATAN([.G296]/(1+[.F296])))/2)" office:value-type="float" office:value="1217525.0298197" calcext:value-type="float">
            <text:p>1217525.0298197</text:p>
          </table:table-cell>
          <table:table-cell table:style-name="ce2" table:formula="of:=([.B296]/[.P296])*SQRT(SQRT(([.F296]*[.F296]+[.G296]*[.G296])/((1+[.F296])*(1+[.F296])+[.G296]*[.G296])))*SIN((ATAN([.G296]/[.F296])-ATAN([.G296]/(1+[.F296])))/2)" office:value-type="float" office:value="125.679591227347" calcext:value-type="float">
            <text:p>125.6795912273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5.6483" calcext:value-type="float">
            <text:p>55.6483</text:p>
          </table:table-cell>
          <table:table-cell table:style-name="ce1" table:formula="of:=[.A297]*1000000000000*2*PI()" office:value-type="float" office:value="349648580929522" calcext:value-type="float">
            <text:p>3.50E+14</text:p>
          </table:table-cell>
          <table:table-cell table:style-name="ce1" table:formula="of:=[.P297]/([.A297]*1000000000000)*1000000" office:value-type="float" office:value="5.38727073423627" calcext:value-type="float">
            <text:p>5.39E+00</text:p>
          </table:table-cell>
          <table:table-cell office:value-type="float" office:value="-1100.83" calcext:value-type="float">
            <text:p>-1100.83</text:p>
          </table:table-cell>
          <table:table-cell office:value-type="float" office:value="282.414" calcext:value-type="float">
            <text:p>282.414</text:p>
          </table:table-cell>
          <table:table-cell table:style-name="ce2" table:formula="of:=1-13.8*13.8*1E+030/([.B297]*[.B297]+1/9.3/9.3*1E+030)" office:value-type="float" office:value="-1422.14649722337" calcext:value-type="float">
            <text:p>-1422.1464972234</text:p>
          </table:table-cell>
          <table:table-cell table:style-name="ce2" table:formula="of:=13.8*13.8/9.3*1E+045/[.B297]/([.B297]*[.B297]+1/9.3/9.3*1E+030)" office:value-type="float" office:value="437.658018433734" calcext:value-type="float">
            <text:p>437.6580184337</text:p>
          </table:table-cell>
          <table:table-cell table:formula="of:=[.B297]/[.P297]" office:value-type="float" office:value="1166302.12535074" calcext:value-type="float">
            <text:p>1166302.12535074</text:p>
          </table:table-cell>
          <table:table-cell table:formula="of:=[.H297]*SQRT(0.5)" office:value-type="float" office:value="824700.14174779" calcext:value-type="float">
            <text:p>824700.14174779</text:p>
          </table:table-cell>
          <table:table-cell table:formula="of:=-[.H297]*0.5" office:value-type="float" office:value="-583151.062675369" calcext:value-type="float">
            <text:p>-583151.062675369</text:p>
          </table:table-cell>
          <table:table-cell table:formula="of:=[.H297]*SQRT(3)/2" office:value-type="float" office:value="1010047.26904152" calcext:value-type="float">
            <text:p>1010047.26904152</text:p>
          </table:table-cell>
          <table:table-cell table:formula="of:=([.B297]/[.P297])*SQRT(SQRT(([.D297]*[.D297]+[.E297]*[.E297])/((1+[.D297])*(1+[.D297])+[.E297]*[.E297])))*COS((ATAN([.E297]/[.D297])-ATAN([.E297]/(1+[.D297])))/2)" office:value-type="float" office:value="1166799.44769952" calcext:value-type="float">
            <text:p>1166799.44769952</text:p>
          </table:table-cell>
          <table:table-cell table:style-name="ce2" table:formula="of:=([.B297]/[.P297])*SQRT(SQRT(([.D297]*[.D297]+[.E297]*[.E297])/((1+[.D297])*(1+[.D297])+[.E297]*[.E297])))*SIN((ATAN([.E297]/[.D297])-ATAN([.E297]/(1+[.D297])))/2)" office:value-type="float" office:value="127.673266865759" calcext:value-type="float">
            <text:p>127.6732668658</text:p>
          </table:table-cell>
          <table:table-cell table:formula="of:=([.B297]/[.P297])*SQRT(SQRT(([.F297]*[.F297]+[.G297]*[.G297])/((1+[.F297])*(1+[.F297])+[.G297]*[.G297])))*COS((ATAN([.G297]/[.F297])-ATAN([.G297]/(1+[.F297])))/2)" office:value-type="float" office:value="1166676.86389798" calcext:value-type="float">
            <text:p>1166676.86389798</text:p>
          </table:table-cell>
          <table:table-cell table:style-name="ce2" table:formula="of:=([.B297]/[.P297])*SQRT(SQRT(([.F297]*[.F297]+[.G297]*[.G297])/((1+[.F297])*(1+[.F297])+[.G297]*[.G297])))*SIN((ATAN([.G297]/[.F297])-ATAN([.G297]/(1+[.F297])))/2)" office:value-type="float" office:value="115.384651364398" calcext:value-type="float">
            <text:p>115.38465136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3.2292" calcext:value-type="float">
            <text:p>53.2292</text:p>
          </table:table-cell>
          <table:table-cell table:style-name="ce1" table:formula="of:=[.A298]*1000000000000*2*PI()" office:value-type="float" office:value="334448927352924" calcext:value-type="float">
            <text:p>3.34E+14</text:p>
          </table:table-cell>
          <table:table-cell table:style-name="ce1" table:formula="of:=[.P298]/([.A298]*1000000000000)*1000000" office:value-type="float" office:value="5.63210527304562" calcext:value-type="float">
            <text:p>5.63E+00</text:p>
          </table:table-cell>
          <table:table-cell office:value-type="float" office:value="-1197.75" calcext:value-type="float">
            <text:p>-1197.75</text:p>
          </table:table-cell>
          <table:table-cell office:value-type="float" office:value="316.315" calcext:value-type="float">
            <text:p>316.315</text:p>
          </table:table-cell>
          <table:table-cell table:style-name="ce2" table:formula="of:=1-13.8*13.8*1E+030/([.B298]*[.B298]+1/9.3/9.3*1E+030)" office:value-type="float" office:value="-1542.04738438942" calcext:value-type="float">
            <text:p>-1542.0473843894</text:p>
          </table:table-cell>
          <table:table-cell table:style-name="ce2" table:formula="of:=13.8*13.8/9.3*1E+045/[.B298]/([.B298]*[.B298]+1/9.3/9.3*1E+030)" office:value-type="float" office:value="496.096892591244" calcext:value-type="float">
            <text:p>496.0968925912</text:p>
          </table:table-cell>
          <table:table-cell table:formula="of:=[.B298]/[.P298]" office:value-type="float" office:value="1115601.53842471" calcext:value-type="float">
            <text:p>1115601.53842471</text:p>
          </table:table-cell>
          <table:table-cell table:formula="of:=[.H298]*SQRT(0.5)" office:value-type="float" office:value="788849.412922254" calcext:value-type="float">
            <text:p>788849.412922254</text:p>
          </table:table-cell>
          <table:table-cell table:formula="of:=-[.H298]*0.5" office:value-type="float" office:value="-557800.769212353" calcext:value-type="float">
            <text:p>-557800.769212353</text:p>
          </table:table-cell>
          <table:table-cell table:formula="of:=[.H298]*SQRT(3)/2" office:value-type="float" office:value="966139.272776797" calcext:value-type="float">
            <text:p>966139.272776797</text:p>
          </table:table-cell>
          <table:table-cell table:formula="of:=([.B298]/[.P298])*SQRT(SQRT(([.D298]*[.D298]+[.E298]*[.E298])/((1+[.D298])*(1+[.D298])+[.E298]*[.E298])))*COS((ATAN([.E298]/[.D298])-ATAN([.E298]/(1+[.D298])))/2)" office:value-type="float" office:value="1116037.12009587" calcext:value-type="float">
            <text:p>1116037.12009587</text:p>
          </table:table-cell>
          <table:table-cell table:style-name="ce2" table:formula="of:=([.B298]/[.P298])*SQRT(SQRT(([.D298]*[.D298]+[.E298]*[.E298])/((1+[.D298])*(1+[.D298])+[.E298]*[.E298])))*SIN((ATAN([.E298]/[.D298])-ATAN([.E298]/(1+[.D298])))/2)" office:value-type="float" office:value="115.105286171965" calcext:value-type="float">
            <text:p>115.105286172</text:p>
          </table:table-cell>
          <table:table-cell table:formula="of:=([.B298]/[.P298])*SQRT(SQRT(([.F298]*[.F298]+[.G298]*[.G298])/((1+[.F298])*(1+[.F298])+[.G298]*[.G298])))*COS((ATAN([.G298]/[.F298])-ATAN([.G298]/(1+[.F298])))/2)" office:value-type="float" office:value="1115929.46827205" calcext:value-type="float">
            <text:p>1115929.46827205</text:p>
          </table:table-cell>
          <table:table-cell table:style-name="ce2" table:formula="of:=([.B298]/[.P298])*SQRT(SQRT(([.F298]*[.F298]+[.G298]*[.G298])/((1+[.F298])*(1+[.F298])+[.G298]*[.G298])))*SIN((ATAN([.G298]/[.F298])-ATAN([.G298]/(1+[.F298])))/2)" office:value-type="float" office:value="105.550679354652" calcext:value-type="float">
            <text:p>105.550679354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50.813" calcext:value-type="float">
            <text:p>50.813</text:p>
          </table:table-cell>
          <table:table-cell table:style-name="ce1" table:formula="of:=[.A299]*1000000000000*2*PI()" office:value-type="float" office:value="319267495013716" calcext:value-type="float">
            <text:p>3.19E+14</text:p>
          </table:table-cell>
          <table:table-cell table:style-name="ce1" table:formula="of:=[.P299]/([.A299]*1000000000000)*1000000" office:value-type="float" office:value="5.89991651742664" calcext:value-type="float">
            <text:p>5.90E+00</text:p>
          </table:table-cell>
          <table:table-cell office:value-type="float" office:value="-1313.52" calcext:value-type="float">
            <text:p>-1313.52</text:p>
          </table:table-cell>
          <table:table-cell office:value-type="float" office:value="356.918" calcext:value-type="float">
            <text:p>356.918</text:p>
          </table:table-cell>
          <table:table-cell table:style-name="ce2" table:formula="of:=1-13.8*13.8*1E+030/([.B299]*[.B299]+1/9.3/9.3*1E+030)" office:value-type="float" office:value="-1676.97766018554" calcext:value-type="float">
            <text:p>-1676.9776601856</text:p>
          </table:table-cell>
          <table:table-cell table:style-name="ce2" table:formula="of:=13.8*13.8/9.3*1E+045/[.B299]/([.B299]*[.B299]+1/9.3/9.3*1E+030)" office:value-type="float" office:value="565.130206532749" calcext:value-type="float">
            <text:p>565.1302065327</text:p>
          </table:table-cell>
          <table:table-cell table:formula="of:=[.B299]/[.P299]" office:value-type="float" office:value="1064961.73100431" calcext:value-type="float">
            <text:p>1064961.73100431</text:p>
          </table:table-cell>
          <table:table-cell table:formula="of:=[.H299]*SQRT(0.5)" office:value-type="float" office:value="753041.661697309" calcext:value-type="float">
            <text:p>753041.661697309</text:p>
          </table:table-cell>
          <table:table-cell table:formula="of:=-[.H299]*0.5" office:value-type="float" office:value="-532480.865502154" calcext:value-type="float">
            <text:p>-532480.865502154</text:p>
          </table:table-cell>
          <table:table-cell table:formula="of:=[.H299]*SQRT(3)/2" office:value-type="float" office:value="922283.91310798" calcext:value-type="float">
            <text:p>922283.91310798</text:p>
          </table:table-cell>
          <table:table-cell table:formula="of:=([.B299]/[.P299])*SQRT(SQRT(([.D299]*[.D299]+[.E299]*[.E299])/((1+[.D299])*(1+[.D299])+[.E299]*[.E299])))*COS((ATAN([.E299]/[.D299])-ATAN([.E299]/(1+[.D299])))/2)" office:value-type="float" office:value="1065339.42806422" calcext:value-type="float">
            <text:p>1065339.42806422</text:p>
          </table:table-cell>
          <table:table-cell table:style-name="ce2" table:formula="of:=([.B299]/[.P299])*SQRT(SQRT(([.D299]*[.D299]+[.E299]*[.E299])/((1+[.D299])*(1+[.D299])+[.E299]*[.E299])))*SIN((ATAN([.E299]/[.D299])-ATAN([.E299]/(1+[.D299])))/2)" office:value-type="float" office:value="102.688885587051" calcext:value-type="float">
            <text:p>102.6888855871</text:p>
          </table:table-cell>
          <table:table-cell table:formula="of:=([.B299]/[.P299])*SQRT(SQRT(([.F299]*[.F299]+[.G299]*[.G299])/((1+[.F299])*(1+[.F299])+[.G299]*[.G299])))*COS((ATAN([.G299]/[.F299])-ATAN([.G299]/(1+[.F299])))/2)" office:value-type="float" office:value="1065246.9746645" calcext:value-type="float">
            <text:p>1065246.9746645</text:p>
          </table:table-cell>
          <table:table-cell table:style-name="ce2" table:formula="of:=([.B299]/[.P299])*SQRT(SQRT(([.F299]*[.F299]+[.G299]*[.G299])/((1+[.F299])*(1+[.F299])+[.G299]*[.G299])))*SIN((ATAN([.G299]/[.F299])-ATAN([.G299]/(1+[.F299])))/2)" office:value-type="float" office:value="96.1682108379107" calcext:value-type="float">
            <text:p>96.168210837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8.3949" calcext:value-type="float">
            <text:p>48.3949</text:p>
          </table:table-cell>
          <table:table-cell table:style-name="ce1" table:formula="of:=[.A300]*1000000000000*2*PI()" office:value-type="float" office:value="304074124622425" calcext:value-type="float">
            <text:p>3.04E+14</text:p>
          </table:table-cell>
          <table:table-cell table:style-name="ce1" table:formula="of:=[.P300]/([.A300]*1000000000000)*1000000" office:value-type="float" office:value="6.19471179814402" calcext:value-type="float">
            <text:p>6.19E+00</text:p>
          </table:table-cell>
          <table:table-cell office:value-type="float" office:value="-1435.66" calcext:value-type="float">
            <text:p>-1435.66</text:p>
          </table:table-cell>
          <table:table-cell office:value-type="float" office:value="406.725" calcext:value-type="float">
            <text:p>406.725</text:p>
          </table:table-cell>
          <table:table-cell table:style-name="ce2" table:formula="of:=1-13.8*13.8*1E+030/([.B300]*[.B300]+1/9.3/9.3*1E+030)" office:value-type="float" office:value="-1829.74714642493" calcext:value-type="float">
            <text:p>-1829.7471464249</text:p>
          </table:table-cell>
          <table:table-cell table:style-name="ce2" table:formula="of:=13.8*13.8/9.3*1E+045/[.B300]/([.B300]*[.B300]+1/9.3/9.3*1E+030)" office:value-type="float" office:value="647.389948480776" calcext:value-type="float">
            <text:p>647.3899484808</text:p>
          </table:table-cell>
          <table:table-cell table:formula="of:=[.B300]/[.P300]" office:value-type="float" office:value="1014282.10252849" calcext:value-type="float">
            <text:p>1014282.10252849</text:p>
          </table:table-cell>
          <table:table-cell table:formula="of:=[.H300]*SQRT(0.5)" office:value-type="float" office:value="717205.752734047" calcext:value-type="float">
            <text:p>717205.752734047</text:p>
          </table:table-cell>
          <table:table-cell table:formula="of:=-[.H300]*0.5" office:value-type="float" office:value="-507141.051264247" calcext:value-type="float">
            <text:p>-507141.051264247</text:p>
          </table:table-cell>
          <table:table-cell table:formula="of:=[.H300]*SQRT(3)/2" office:value-type="float" office:value="878394.067393568" calcext:value-type="float">
            <text:p>878394.067393568</text:p>
          </table:table-cell>
          <table:table-cell table:formula="of:=([.B300]/[.P300])*SQRT(SQRT(([.D300]*[.D300]+[.E300]*[.E300])/((1+[.D300])*(1+[.D300])+[.E300]*[.E300])))*COS((ATAN([.E300]/[.D300])-ATAN([.E300]/(1+[.D300])))/2)" office:value-type="float" office:value="1014609.24891362" calcext:value-type="float">
            <text:p>1014609.24891362</text:p>
          </table:table-cell>
          <table:table-cell table:style-name="ce2" table:formula="of:=([.B300]/[.P300])*SQRT(SQRT(([.D300]*[.D300]+[.E300]*[.E300])/((1+[.D300])*(1+[.D300])+[.E300]*[.E300])))*SIN((ATAN([.E300]/[.D300])-ATAN([.E300]/(1+[.D300])))/2)" office:value-type="float" office:value="92.7295934712258" calcext:value-type="float">
            <text:p>92.7295934712</text:p>
          </table:table-cell>
          <table:table-cell table:formula="of:=([.B300]/[.P300])*SQRT(SQRT(([.F300]*[.F300]+[.G300]*[.G300])/((1+[.F300])*(1+[.F300])+[.G300]*[.G300])))*COS((ATAN([.G300]/[.F300])-ATAN([.G300]/(1+[.F300])))/2)" office:value-type="float" office:value="1014528.50919815" calcext:value-type="float">
            <text:p>1014528.50919815</text:p>
          </table:table-cell>
          <table:table-cell table:style-name="ce2" table:formula="of:=([.B300]/[.P300])*SQRT(SQRT(([.F300]*[.F300]+[.G300]*[.G300])/((1+[.F300])*(1+[.F300])+[.G300]*[.G300])))*SIN((ATAN([.G300]/[.F300])-ATAN([.G300]/(1+[.F300])))/2)" office:value-type="float" office:value="87.2178542120551" calcext:value-type="float">
            <text:p>87.217854212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7.1846" calcext:value-type="float">
            <text:p>47.1846</text:p>
          </table:table-cell>
          <table:table-cell table:style-name="ce1" table:formula="of:=[.A301]*1000000000000*2*PI()" office:value-type="float" office:value="296469585445146" calcext:value-type="float">
            <text:p>2.96E+14</text:p>
          </table:table-cell>
          <table:table-cell table:style-name="ce1" table:formula="of:=[.P301]/([.A301]*1000000000000)*1000000" office:value-type="float" office:value="6.35360812638022" calcext:value-type="float">
            <text:p>6.35E+00</text:p>
          </table:table-cell>
          <table:table-cell office:value-type="float" office:value="-1499.2" calcext:value-type="float">
            <text:p>-1499.2</text:p>
          </table:table-cell>
          <table:table-cell office:value-type="float" office:value="435.394" calcext:value-type="float">
            <text:p>435.394</text:p>
          </table:table-cell>
          <table:table-cell table:style-name="ce2" table:formula="of:=1-13.8*13.8*1E+030/([.B301]*[.B301]+1/9.3/9.3*1E+030)" office:value-type="float" office:value="-1913.81187792537" calcext:value-type="float">
            <text:p>-1913.8118779254</text:p>
          </table:table-cell>
          <table:table-cell table:style-name="ce2" table:formula="of:=13.8*13.8/9.3*1E+045/[.B301]/([.B301]*[.B301]+1/9.3/9.3*1E+030)" office:value-type="float" office:value="694.485237011443" calcext:value-type="float">
            <text:p>694.4852370114</text:p>
          </table:table-cell>
          <table:table-cell table:formula="of:=[.B301]/[.P301]" office:value-type="float" office:value="988916.090227814" calcext:value-type="float">
            <text:p>988916.090227814</text:p>
          </table:table-cell>
          <table:table-cell table:formula="of:=[.H301]*SQRT(0.5)" office:value-type="float" office:value="699269.273424575" calcext:value-type="float">
            <text:p>699269.273424575</text:p>
          </table:table-cell>
          <table:table-cell table:formula="of:=-[.H301]*0.5" office:value-type="float" office:value="-494458.045113907" calcext:value-type="float">
            <text:p>-494458.045113907</text:p>
          </table:table-cell>
          <table:table-cell table:formula="of:=[.H301]*SQRT(3)/2" office:value-type="float" office:value="856426.456348471" calcext:value-type="float">
            <text:p>856426.456348471</text:p>
          </table:table-cell>
          <table:table-cell table:formula="of:=([.B301]/[.P301])*SQRT(SQRT(([.D301]*[.D301]+[.E301]*[.E301])/((1+[.D301])*(1+[.D301])+[.E301]*[.E301])))*COS((ATAN([.E301]/[.D301])-ATAN([.E301]/(1+[.D301])))/2)" office:value-type="float" office:value="989220.37971906" calcext:value-type="float">
            <text:p>989220.37971906</text:p>
          </table:table-cell>
          <table:table-cell table:style-name="ce2" table:formula="of:=([.B301]/[.P301])*SQRT(SQRT(([.D301]*[.D301]+[.E301]*[.E301])/((1+[.D301])*(1+[.D301])+[.E301]*[.E301])))*SIN((ATAN([.E301]/[.D301])-ATAN([.E301]/(1+[.D301])))/2)" office:value-type="float" office:value="88.4152461220045" calcext:value-type="float">
            <text:p>88.415246122</text:p>
          </table:table-cell>
          <table:table-cell table:formula="of:=([.B301]/[.P301])*SQRT(SQRT(([.F301]*[.F301]+[.G301]*[.G301])/((1+[.F301])*(1+[.F301])+[.G301]*[.G301])))*COS((ATAN([.G301]/[.F301])-ATAN([.G301]/(1+[.F301])))/2)" office:value-type="float" office:value="989144.458762086" calcext:value-type="float">
            <text:p>989144.458762086</text:p>
          </table:table-cell>
          <table:table-cell table:style-name="ce2" table:formula="of:=([.B301]/[.P301])*SQRT(SQRT(([.F301]*[.F301]+[.G301]*[.G301])/((1+[.F301])*(1+[.F301])+[.G301]*[.G301])))*SIN((ATAN([.G301]/[.F301])-ATAN([.G301]/(1+[.F301])))/2)" office:value-type="float" office:value="82.9030060475715" calcext:value-type="float">
            <text:p>82.903006047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5.97" calcext:value-type="float">
            <text:p>45.97</text:p>
          </table:table-cell>
          <table:table-cell table:style-name="ce1" table:formula="of:=[.A302]*1000000000000*2*PI()" office:value-type="float" office:value="288838028571046" calcext:value-type="float">
            <text:p>2.89E+14</text:p>
          </table:table-cell>
          <table:table-cell table:style-name="ce1" table:formula="of:=[.P302]/([.A302]*1000000000000)*1000000" office:value-type="float" office:value="6.52148048727431" calcext:value-type="float">
            <text:p>6.52E+00</text:p>
          </table:table-cell>
          <table:table-cell office:value-type="float" office:value="-1564.4" calcext:value-type="float">
            <text:p>-1564.4</text:p>
          </table:table-cell>
          <table:table-cell office:value-type="float" office:value="466.541" calcext:value-type="float">
            <text:p>466.541</text:p>
          </table:table-cell>
          <table:table-cell table:style-name="ce2" table:formula="of:=1-13.8*13.8*1E+030/([.B302]*[.B302]+1/9.3/9.3*1E+030)" office:value-type="float" office:value="-2003.85449679151" calcext:value-type="float">
            <text:p>-2003.8544967915</text:p>
          </table:table-cell>
          <table:table-cell table:style-name="ce2" table:formula="of:=13.8*13.8/9.3*1E+045/[.B302]/([.B302]*[.B302]+1/9.3/9.3*1E+030)" office:value-type="float" office:value="746.35515762824" calcext:value-type="float">
            <text:p>746.3551576282</text:p>
          </table:table-cell>
          <table:table-cell table:formula="of:=[.B302]/[.P302]" office:value-type="float" office:value="963459.95659119" calcext:value-type="float">
            <text:p>963459.95659119</text:p>
          </table:table-cell>
          <table:table-cell table:formula="of:=[.H302]*SQRT(0.5)" office:value-type="float" office:value="681269.068707327" calcext:value-type="float">
            <text:p>681269.068707327</text:p>
          </table:table-cell>
          <table:table-cell table:formula="of:=-[.H302]*0.5" office:value-type="float" office:value="-481729.978295595" calcext:value-type="float">
            <text:p>-481729.978295595</text:p>
          </table:table-cell>
          <table:table-cell table:formula="of:=[.H302]*SQRT(3)/2" office:value-type="float" office:value="834380.797937023" calcext:value-type="float">
            <text:p>834380.797937023</text:p>
          </table:table-cell>
          <table:table-cell table:formula="of:=([.B302]/[.P302])*SQRT(SQRT(([.D302]*[.D302]+[.E302]*[.E302])/((1+[.D302])*(1+[.D302])+[.E302]*[.E302])))*COS((ATAN([.E302]/[.D302])-ATAN([.E302]/(1+[.D302])))/2)" office:value-type="float" office:value="963742.852858666" calcext:value-type="float">
            <text:p>963742.852858666</text:p>
          </table:table-cell>
          <table:table-cell table:style-name="ce2" table:formula="of:=([.B302]/[.P302])*SQRT(SQRT(([.D302]*[.D302]+[.E302]*[.E302])/((1+[.D302])*(1+[.D302])+[.E302]*[.E302])))*SIN((ATAN([.E302]/[.D302])-ATAN([.E302]/(1+[.D302])))/2)" office:value-type="float" office:value="84.4068133656408" calcext:value-type="float">
            <text:p>84.4068133656</text:p>
          </table:table-cell>
          <table:table-cell table:formula="of:=([.B302]/[.P302])*SQRT(SQRT(([.F302]*[.F302]+[.G302]*[.G302])/((1+[.F302])*(1+[.F302])+[.G302]*[.G302])))*COS((ATAN([.G302]/[.F302])-ATAN([.G302]/(1+[.F302])))/2)" office:value-type="float" office:value="963671.130911735" calcext:value-type="float">
            <text:p>963671.130911735</text:p>
          </table:table-cell>
          <table:table-cell table:style-name="ce2" table:formula="of:=([.B302]/[.P302])*SQRT(SQRT(([.F302]*[.F302]+[.G302]*[.G302])/((1+[.F302])*(1+[.F302])+[.G302]*[.G302])))*SIN((ATAN([.G302]/[.F302])-ATAN([.G302]/(1+[.F302])))/2)" office:value-type="float" office:value="78.6833876420277" calcext:value-type="float">
            <text:p>78.68338764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4.7628" calcext:value-type="float">
            <text:p>44.7628</text:p>
          </table:table-cell>
          <table:table-cell table:style-name="ce1" table:formula="of:=[.A303]*1000000000000*2*PI()" office:value-type="float" office:value="281252967268218" calcext:value-type="float">
            <text:p>2.81E+14</text:p>
          </table:table-cell>
          <table:table-cell table:style-name="ce1" table:formula="of:=[.P303]/([.A303]*1000000000000)*1000000" office:value-type="float" office:value="6.69735713583601" calcext:value-type="float">
            <text:p>6.70E+00</text:p>
          </table:table-cell>
          <table:table-cell office:value-type="float" office:value="-1647.32" calcext:value-type="float">
            <text:p>-1647.32</text:p>
          </table:table-cell>
          <table:table-cell office:value-type="float" office:value="502.854" calcext:value-type="float">
            <text:p>502.854</text:p>
          </table:table-cell>
          <table:table-cell table:style-name="ce2" table:formula="of:=1-13.8*13.8*1E+030/([.B303]*[.B303]+1/9.3/9.3*1E+030)" office:value-type="float" office:value="-2099.473720924" calcext:value-type="float">
            <text:p>-2099.473720924</text:p>
          </table:table-cell>
          <table:table-cell table:style-name="ce2" table:formula="of:=13.8*13.8/9.3*1E+045/[.B303]/([.B303]*[.B303]+1/9.3/9.3*1E+030)" office:value-type="float" office:value="803.0400231521" calcext:value-type="float">
            <text:p>803.0400231521</text:p>
          </table:table-cell>
          <table:table-cell table:formula="of:=[.B303]/[.P303]" office:value-type="float" office:value="938158.915486186" calcext:value-type="float">
            <text:p>938158.915486186</text:p>
          </table:table-cell>
          <table:table-cell table:formula="of:=[.H303]*SQRT(0.5)" office:value-type="float" office:value="663378.530970899" calcext:value-type="float">
            <text:p>663378.530970899</text:p>
          </table:table-cell>
          <table:table-cell table:formula="of:=-[.H303]*0.5" office:value-type="float" office:value="-469079.457743093" calcext:value-type="float">
            <text:p>-469079.457743093</text:p>
          </table:table-cell>
          <table:table-cell table:formula="of:=[.H303]*SQRT(3)/2" office:value-type="float" office:value="812469.453597895" calcext:value-type="float">
            <text:p>812469.453597895</text:p>
          </table:table-cell>
          <table:table-cell table:formula="of:=([.B303]/[.P303])*SQRT(SQRT(([.D303]*[.D303]+[.E303]*[.E303])/((1+[.D303])*(1+[.D303])+[.E303]*[.E303])))*COS((ATAN([.E303]/[.D303])-ATAN([.E303]/(1+[.D303])))/2)" office:value-type="float" office:value="938419.495062766" calcext:value-type="float">
            <text:p>938419.495062766</text:p>
          </table:table-cell>
          <table:table-cell table:style-name="ce2" table:formula="of:=([.B303]/[.P303])*SQRT(SQRT(([.D303]*[.D303]+[.E303]*[.E303])/((1+[.D303])*(1+[.D303])+[.E303]*[.E303])))*SIN((ATAN([.E303]/[.D303])-ATAN([.E303]/(1+[.D303])))/2)" office:value-type="float" office:value="79.5796643485519" calcext:value-type="float">
            <text:p>79.5796643486</text:p>
          </table:table-cell>
          <table:table-cell table:formula="of:=([.B303]/[.P303])*SQRT(SQRT(([.F303]*[.F303]+[.G303]*[.G303])/((1+[.F303])*(1+[.F303])+[.G303]*[.G303])))*COS((ATAN([.G303]/[.F303])-ATAN([.G303]/(1+[.F303])))/2)" office:value-type="float" office:value="938353.878424503" calcext:value-type="float">
            <text:p>938353.878424503</text:p>
          </table:table-cell>
          <table:table-cell table:style-name="ce2" table:formula="of:=([.B303]/[.P303])*SQRT(SQRT(([.F303]*[.F303]+[.G303]*[.G303])/((1+[.F303])*(1+[.F303])+[.G303]*[.G303])))*SIN((ATAN([.G303]/[.F303])-ATAN([.G303]/(1+[.F303])))/2)" office:value-type="float" office:value="74.5991693969909" calcext:value-type="float">
            <text:p>74.59916939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3.554" calcext:value-type="float">
            <text:p>43.554</text:p>
          </table:table-cell>
          <table:table-cell table:style-name="ce1" table:formula="of:=[.A304]*1000000000000*2*PI()" office:value-type="float" office:value="273657852868900" calcext:value-type="float">
            <text:p>2.74E+14</text:p>
          </table:table-cell>
          <table:table-cell table:style-name="ce1" table:formula="of:=[.P304]/([.A304]*1000000000000)*1000000" office:value-type="float" office:value="6.88323593699775" calcext:value-type="float">
            <text:p>6.88E+00</text:p>
          </table:table-cell>
          <table:table-cell office:value-type="float" office:value="-1724.53" calcext:value-type="float">
            <text:p>-1724.53</text:p>
          </table:table-cell>
          <table:table-cell office:value-type="float" office:value="541.036" calcext:value-type="float">
            <text:p>541.036</text:p>
          </table:table-cell>
          <table:table-cell table:style-name="ce2" table:formula="of:=1-13.8*13.8*1E+030/([.B304]*[.B304]+1/9.3/9.3*1E+030)" office:value-type="float" office:value="-2201.87526344063" calcext:value-type="float">
            <text:p>-2201.8752634406</text:p>
          </table:table-cell>
          <table:table-cell table:style-name="ce2" table:formula="of:=13.8*13.8/9.3*1E+045/[.B304]/([.B304]*[.B304]+1/9.3/9.3*1E+030)" office:value-type="float" office:value="865.563715470346" calcext:value-type="float">
            <text:p>865.5637154703</text:p>
          </table:table-cell>
          <table:table-cell table:formula="of:=[.B304]/[.P304]" office:value-type="float" office:value="912824.340860836" calcext:value-type="float">
            <text:p>912824.340860836</text:p>
          </table:table-cell>
          <table:table-cell table:formula="of:=[.H304]*SQRT(0.5)" office:value-type="float" office:value="645464.281454838" calcext:value-type="float">
            <text:p>645464.281454838</text:p>
          </table:table-cell>
          <table:table-cell table:formula="of:=-[.H304]*0.5" office:value-type="float" office:value="-456412.170430418" calcext:value-type="float">
            <text:p>-456412.170430418</text:p>
          </table:table-cell>
          <table:table-cell table:formula="of:=[.H304]*SQRT(3)/2" office:value-type="float" office:value="790529.06837827" calcext:value-type="float">
            <text:p>790529.06837827</text:p>
          </table:table-cell>
          <table:table-cell table:formula="of:=([.B304]/[.P304])*SQRT(SQRT(([.D304]*[.D304]+[.E304]*[.E304])/((1+[.D304])*(1+[.D304])+[.E304]*[.E304])))*COS((ATAN([.E304]/[.D304])-ATAN([.E304]/(1+[.D304])))/2)" office:value-type="float" office:value="913065.370595294" calcext:value-type="float">
            <text:p>913065.370595294</text:p>
          </table:table-cell>
          <table:table-cell table:style-name="ce2" table:formula="of:=([.B304]/[.P304])*SQRT(SQRT(([.D304]*[.D304]+[.E304]*[.E304])/((1+[.D304])*(1+[.D304])+[.E304]*[.E304])))*SIN((ATAN([.E304]/[.D304])-ATAN([.E304]/(1+[.D304])))/2)" office:value-type="float" office:value="75.6510508329464" calcext:value-type="float">
            <text:p>75.6510508329</text:p>
          </table:table-cell>
          <table:table-cell table:formula="of:=([.B304]/[.P304])*SQRT(SQRT(([.F304]*[.F304]+[.G304]*[.G304])/((1+[.F304])*(1+[.F304])+[.G304]*[.G304])))*COS((ATAN([.G304]/[.F304])-ATAN([.G304]/(1+[.F304])))/2)" office:value-type="float" office:value="913003.924860293" calcext:value-type="float">
            <text:p>913003.924860293</text:p>
          </table:table-cell>
          <table:table-cell table:style-name="ce2" table:formula="of:=([.B304]/[.P304])*SQRT(SQRT(([.F304]*[.F304]+[.G304]*[.G304])/((1+[.F304])*(1+[.F304])+[.G304]*[.G304])))*SIN((ATAN([.G304]/[.F304])-ATAN([.G304]/(1+[.F304])))/2)" office:value-type="float" office:value="70.6190601069419" calcext:value-type="float">
            <text:p>70.619060106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2.343" calcext:value-type="float">
            <text:p>42.343</text:p>
          </table:table-cell>
          <table:table-cell table:style-name="ce1" table:formula="of:=[.A305]*1000000000000*2*PI()" office:value-type="float" office:value="266048915461905" calcext:value-type="float">
            <text:p>2.66E+14</text:p>
          </table:table-cell>
          <table:table-cell table:style-name="ce1" table:formula="of:=[.P305]/([.A305]*1000000000000)*1000000" office:value-type="float" office:value="7.08009489171764" calcext:value-type="float">
            <text:p>7.08E+00</text:p>
          </table:table-cell>
          <table:table-cell office:value-type="float" office:value="-1812.12" calcext:value-type="float">
            <text:p>-1812.12</text:p>
          </table:table-cell>
          <table:table-cell office:value-type="float" office:value="582.708" calcext:value-type="float">
            <text:p>582.708</text:p>
          </table:table-cell>
          <table:table-cell table:style-name="ce2" table:formula="of:=1-13.8*13.8*1E+030/([.B305]*[.B305]+1/9.3/9.3*1E+030)" office:value-type="float" office:value="-2311.73524671213" calcext:value-type="float">
            <text:p>-2311.7352467121</text:p>
          </table:table-cell>
          <table:table-cell table:style-name="ce2" table:formula="of:=13.8*13.8/9.3*1E+045/[.B305]/([.B305]*[.B305]+1/9.3/9.3*1E+030)" office:value-type="float" office:value="934.719876200711" calcext:value-type="float">
            <text:p>934.7198762007</text:p>
          </table:table-cell>
          <table:table-cell table:formula="of:=[.B305]/[.P305]" office:value-type="float" office:value="887443.657645" calcext:value-type="float">
            <text:p>887443.657645</text:p>
          </table:table-cell>
          <table:table-cell table:formula="of:=[.H305]*SQRT(0.5)" office:value-type="float" office:value="627517.428241772" calcext:value-type="float">
            <text:p>627517.428241772</text:p>
          </table:table-cell>
          <table:table-cell table:formula="of:=-[.H305]*0.5" office:value-type="float" office:value="-443721.8288225" calcext:value-type="float">
            <text:p>-443721.8288225</text:p>
          </table:table-cell>
          <table:table-cell table:formula="of:=[.H305]*SQRT(3)/2" office:value-type="float" office:value="768548.75194795" calcext:value-type="float">
            <text:p>768548.75194795</text:p>
          </table:table-cell>
          <table:table-cell table:formula="of:=([.B305]/[.P305])*SQRT(SQRT(([.D305]*[.D305]+[.E305]*[.E305])/((1+[.D305])*(1+[.D305])+[.E305]*[.E305])))*COS((ATAN([.E305]/[.D305])-ATAN([.E305]/(1+[.D305])))/2)" office:value-type="float" office:value="887665.649089018" calcext:value-type="float">
            <text:p>887665.649089018</text:p>
          </table:table-cell>
          <table:table-cell table:style-name="ce2" table:formula="of:=([.B305]/[.P305])*SQRT(SQRT(([.D305]*[.D305]+[.E305]*[.E305])/((1+[.D305])*(1+[.D305])+[.E305]*[.E305])))*SIN((ATAN([.E305]/[.D305])-ATAN([.E305]/(1+[.D305])))/2)" office:value-type="float" office:value="71.4134576734659" calcext:value-type="float">
            <text:p>71.4134576735</text:p>
          </table:table-cell>
          <table:table-cell table:formula="of:=([.B305]/[.P305])*SQRT(SQRT(([.F305]*[.F305]+[.G305]*[.G305])/((1+[.F305])*(1+[.F305])+[.G305]*[.G305])))*COS((ATAN([.G305]/[.F305])-ATAN([.G305]/(1+[.F305])))/2)" office:value-type="float" office:value="887608.668295356" calcext:value-type="float">
            <text:p>887608.668295356</text:p>
          </table:table-cell>
          <table:table-cell table:style-name="ce2" table:formula="of:=([.B305]/[.P305])*SQRT(SQRT(([.F305]*[.F305]+[.G305]*[.G305])/((1+[.F305])*(1+[.F305])+[.G305]*[.G305])))*SIN((ATAN([.G305]/[.F305])-ATAN([.G305]/(1+[.F305])))/2)" office:value-type="float" office:value="66.7415501651244" calcext:value-type="float">
            <text:p>66.741550165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41.1353" calcext:value-type="float">
            <text:p>41.1353</text:p>
          </table:table-cell>
          <table:table-cell table:style-name="ce1" table:formula="of:=[.A306]*1000000000000*2*PI()" office:value-type="float" office:value="258460712566424" calcext:value-type="float">
            <text:p>2.58E+14</text:p>
          </table:table-cell>
          <table:table-cell table:style-name="ce1" table:formula="of:=[.P306]/([.A306]*1000000000000)*1000000" office:value-type="float" office:value="7.28796089976249" calcext:value-type="float">
            <text:p>7.29E+00</text:p>
          </table:table-cell>
          <table:table-cell office:value-type="float" office:value="-1902.03" calcext:value-type="float">
            <text:p>-1902.03</text:p>
          </table:table-cell>
          <table:table-cell office:value-type="float" office:value="626.252" calcext:value-type="float">
            <text:p>626.252</text:p>
          </table:table-cell>
          <table:table-cell table:style-name="ce2" table:formula="of:=1-13.8*13.8*1E+030/([.B306]*[.B306]+1/9.3/9.3*1E+030)" office:value-type="float" office:value="-2429.1984628152" calcext:value-type="float">
            <text:p>-2429.1984628152</text:p>
          </table:table-cell>
          <table:table-cell table:style-name="ce2" table:formula="of:=13.8*13.8/9.3*1E+045/[.B306]/([.B306]*[.B306]+1/9.3/9.3*1E+030)" office:value-type="float" office:value="1011.03049695085" calcext:value-type="float">
            <text:p>1011.0304969509</text:p>
          </table:table-cell>
          <table:table-cell table:formula="of:=[.B306]/[.P306]" office:value-type="float" office:value="862132.137314889" calcext:value-type="float">
            <text:p>862132.137314889</text:p>
          </table:table-cell>
          <table:table-cell table:formula="of:=[.H306]*SQRT(0.5)" office:value-type="float" office:value="609619.48057421" calcext:value-type="float">
            <text:p>609619.48057421</text:p>
          </table:table-cell>
          <table:table-cell table:formula="of:=-[.H306]*0.5" office:value-type="float" office:value="-431066.068657444" calcext:value-type="float">
            <text:p>-431066.068657444</text:p>
          </table:table-cell>
          <table:table-cell table:formula="of:=[.H306]*SQRT(3)/2" office:value-type="float" office:value="746628.332333668" calcext:value-type="float">
            <text:p>746628.332333668</text:p>
          </table:table-cell>
          <table:table-cell table:formula="of:=([.B306]/[.P306])*SQRT(SQRT(([.D306]*[.D306]+[.E306]*[.E306])/((1+[.D306])*(1+[.D306])+[.E306]*[.E306])))*COS((ATAN([.E306]/[.D306])-ATAN([.E306]/(1+[.D306])))/2)" office:value-type="float" office:value="862336.67078189" calcext:value-type="float">
            <text:p>862336.67078189</text:p>
          </table:table-cell>
          <table:table-cell table:style-name="ce2" table:formula="of:=([.B306]/[.P306])*SQRT(SQRT(([.D306]*[.D306]+[.E306]*[.E306])/((1+[.D306])*(1+[.D306])+[.E306]*[.E306])))*SIN((ATAN([.E306]/[.D306])-ATAN([.E306]/(1+[.D306])))/2)" office:value-type="float" office:value="67.3701384180014" calcext:value-type="float">
            <text:p>67.370138418</text:p>
          </table:table-cell>
          <table:table-cell table:formula="of:=([.B306]/[.P306])*SQRT(SQRT(([.F306]*[.F306]+[.G306]*[.G306])/((1+[.F306])*(1+[.F306])+[.G306]*[.G306])))*COS((ATAN([.G306]/[.F306])-ATAN([.G306]/(1+[.F306])))/2)" office:value-type="float" office:value="862283.422088069" calcext:value-type="float">
            <text:p>862283.422088069</text:p>
          </table:table-cell>
          <table:table-cell table:style-name="ce2" table:formula="of:=([.B306]/[.P306])*SQRT(SQRT(([.F306]*[.F306]+[.G306]*[.G306])/((1+[.F306])*(1+[.F306])+[.G306]*[.G306])))*SIN((ATAN([.G306]/[.F306])-ATAN([.G306]/(1+[.F306])))/2)" office:value-type="float" office:value="62.984051139736" calcext:value-type="float">
            <text:p>62.9840511397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9.9255" calcext:value-type="float">
            <text:p>39.9255</text:p>
          </table:table-cell>
          <table:table-cell table:style-name="ce1" table:formula="of:=[.A307]*1000000000000*2*PI()" office:value-type="float" office:value="250859314981799" calcext:value-type="float">
            <text:p>2.51E+14</text:p>
          </table:table-cell>
          <table:table-cell table:style-name="ce1" table:formula="of:=[.P307]/([.A307]*1000000000000)*1000000" office:value-type="float" office:value="7.50879658363702" calcext:value-type="float">
            <text:p>7.51E+00</text:p>
          </table:table-cell>
          <table:table-cell office:value-type="float" office:value="-2003.41" calcext:value-type="float">
            <text:p>-2003.41</text:p>
          </table:table-cell>
          <table:table-cell office:value-type="float" office:value="675.171" calcext:value-type="float">
            <text:p>675.171</text:p>
          </table:table-cell>
          <table:table-cell table:style-name="ce2" table:formula="of:=1-13.8*13.8*1E+030/([.B307]*[.B307]+1/9.3/9.3*1E+030)" office:value-type="float" office:value="-2555.50150894855" calcext:value-type="float">
            <text:p>-2555.5015089486</text:p>
          </table:table-cell>
          <table:table-cell table:style-name="ce2" table:formula="of:=13.8*13.8/9.3*1E+045/[.B307]/([.B307]*[.B307]+1/9.3/9.3*1E+030)" office:value-type="float" office:value="1095.8039783803" calcext:value-type="float">
            <text:p>1095.8039783803</text:p>
          </table:table-cell>
          <table:table-cell table:formula="of:=[.B307]/[.P307]" office:value-type="float" office:value="836776.60423932" calcext:value-type="float">
            <text:p>836776.60423932</text:p>
          </table:table-cell>
          <table:table-cell table:formula="of:=[.H307]*SQRT(0.5)" office:value-type="float" office:value="591690.411195875" calcext:value-type="float">
            <text:p>591690.411195875</text:p>
          </table:table-cell>
          <table:table-cell table:formula="of:=-[.H307]*0.5" office:value-type="float" office:value="-418388.30211966" calcext:value-type="float">
            <text:p>-418388.30211966</text:p>
          </table:table-cell>
          <table:table-cell table:formula="of:=[.H307]*SQRT(3)/2" office:value-type="float" office:value="724669.796563729" calcext:value-type="float">
            <text:p>724669.796563729</text:p>
          </table:table-cell>
          <table:table-cell table:formula="of:=([.B307]/[.P307])*SQRT(SQRT(([.D307]*[.D307]+[.E307]*[.E307])/((1+[.D307])*(1+[.D307])+[.E307]*[.E307])))*COS((ATAN([.E307]/[.D307])-ATAN([.E307]/(1+[.D307])))/2)" office:value-type="float" office:value="836964.198321879" calcext:value-type="float">
            <text:p>836964.198321879</text:p>
          </table:table-cell>
          <table:table-cell table:style-name="ce2" table:formula="of:=([.B307]/[.P307])*SQRT(SQRT(([.D307]*[.D307]+[.E307]*[.E307])/((1+[.D307])*(1+[.D307])+[.E307]*[.E307])))*SIN((ATAN([.E307]/[.D307])-ATAN([.E307]/(1+[.D307])))/2)" office:value-type="float" office:value="63.2449281753022" calcext:value-type="float">
            <text:p>63.2449281753</text:p>
          </table:table-cell>
          <table:table-cell table:formula="of:=([.B307]/[.P307])*SQRT(SQRT(([.F307]*[.F307]+[.G307]*[.G307])/((1+[.F307])*(1+[.F307])+[.G307]*[.G307])))*COS((ATAN([.G307]/[.F307])-ATAN([.G307]/(1+[.F307])))/2)" office:value-type="float" office:value="836914.924833425" calcext:value-type="float">
            <text:p>836914.924833425</text:p>
          </table:table-cell>
          <table:table-cell table:style-name="ce2" table:formula="of:=([.B307]/[.P307])*SQRT(SQRT(([.F307]*[.F307]+[.G307]*[.G307])/((1+[.F307])*(1+[.F307])+[.G307]*[.G307])))*SIN((ATAN([.G307]/[.F307])-ATAN([.G307]/(1+[.F307])))/2)" office:value-type="float" office:value="59.3295509298359" calcext:value-type="float">
            <text:p>59.3295509298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8.7147" calcext:value-type="float">
            <text:p>38.7147</text:p>
          </table:table-cell>
          <table:table-cell table:style-name="ce1" table:formula="of:=[.A308]*1000000000000*2*PI()" office:value-type="float" office:value="243251634211866" calcext:value-type="float">
            <text:p>2.43E+14</text:p>
          </table:table-cell>
          <table:table-cell table:style-name="ce1" table:formula="of:=[.P308]/([.A308]*1000000000000)*1000000" office:value-type="float" office:value="7.74363376185273" calcext:value-type="float">
            <text:p>7.74E+00</text:p>
          </table:table-cell>
          <table:table-cell office:value-type="float" office:value="-2108" calcext:value-type="float">
            <text:p>-2108</text:p>
          </table:table-cell>
          <table:table-cell office:value-type="float" office:value="728.624" calcext:value-type="float">
            <text:p>728.624</text:p>
          </table:table-cell>
          <table:table-cell table:style-name="ce2" table:formula="of:=1-13.8*13.8*1E+030/([.B308]*[.B308]+1/9.3/9.3*1E+030)" office:value-type="float" office:value="-2691.3636180521" calcext:value-type="float">
            <text:p>-2691.3636180521</text:p>
          </table:table-cell>
          <table:table-cell table:style-name="ce2" table:formula="of:=13.8*13.8/9.3*1E+045/[.B308]/([.B308]*[.B308]+1/9.3/9.3*1E+030)" office:value-type="float" office:value="1190.13163157017" calcext:value-type="float">
            <text:p>1190.1316315702</text:p>
          </table:table-cell>
          <table:table-cell table:formula="of:=[.B308]/[.P308]" office:value-type="float" office:value="811400.112713529" calcext:value-type="float">
            <text:p>811400.112713529</text:p>
          </table:table-cell>
          <table:table-cell table:formula="of:=[.H308]*SQRT(0.5)" office:value-type="float" office:value="573746.521955266" calcext:value-type="float">
            <text:p>573746.521955266</text:p>
          </table:table-cell>
          <table:table-cell table:formula="of:=-[.H308]*0.5" office:value-type="float" office:value="-405700.056356765" calcext:value-type="float">
            <text:p>-405700.056356765</text:p>
          </table:table-cell>
          <table:table-cell table:formula="of:=[.H308]*SQRT(3)/2" office:value-type="float" office:value="702693.110243473" calcext:value-type="float">
            <text:p>702693.110243473</text:p>
          </table:table-cell>
          <table:table-cell table:formula="of:=([.B308]/[.P308])*SQRT(SQRT(([.D308]*[.D308]+[.E308]*[.E308])/((1+[.D308])*(1+[.D308])+[.E308]*[.E308])))*COS((ATAN([.E308]/[.D308])-ATAN([.E308]/(1+[.D308])))/2)" office:value-type="float" office:value="811572.078804464" calcext:value-type="float">
            <text:p>811572.078804464</text:p>
          </table:table-cell>
          <table:table-cell table:style-name="ce2" table:formula="of:=([.B308]/[.P308])*SQRT(SQRT(([.D308]*[.D308]+[.E308]*[.E308])/((1+[.D308])*(1+[.D308])+[.E308]*[.E308])))*SIN((ATAN([.E308]/[.D308])-ATAN([.E308]/(1+[.D308])))/2)" office:value-type="float" office:value="59.4607304263575" calcext:value-type="float">
            <text:p>59.4607304264</text:p>
          </table:table-cell>
          <table:table-cell table:formula="of:=([.B308]/[.P308])*SQRT(SQRT(([.F308]*[.F308]+[.G308]*[.G308])/((1+[.F308])*(1+[.F308])+[.G308]*[.G308])))*COS((ATAN([.G308]/[.F308])-ATAN([.G308]/(1+[.F308])))/2)" office:value-type="float" office:value="811526.222398926" calcext:value-type="float">
            <text:p>811526.222398926</text:p>
          </table:table-cell>
          <table:table-cell table:style-name="ce2" table:formula="of:=([.B308]/[.P308])*SQRT(SQRT(([.F308]*[.F308]+[.G308]*[.G308])/((1+[.F308])*(1+[.F308])+[.G308]*[.G308])))*SIN((ATAN([.G308]/[.F308])-ATAN([.G308]/(1+[.F308])))/2)" office:value-type="float" office:value="55.7817468840922" calcext:value-type="float">
            <text:p>55.7817468841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7.5047" calcext:value-type="float">
            <text:p>37.5047</text:p>
          </table:table-cell>
          <table:table-cell table:style-name="ce1" table:formula="of:=[.A309]*1000000000000*2*PI()" office:value-type="float" office:value="235648979990178" calcext:value-type="float">
            <text:p>2.36E+14</text:p>
          </table:table-cell>
          <table:table-cell table:style-name="ce1" table:formula="of:=[.P309]/([.A309]*1000000000000)*1000000" office:value-type="float" office:value="7.99346369921637" calcext:value-type="float">
            <text:p>7.99E+00</text:p>
          </table:table-cell>
          <table:table-cell office:value-type="float" office:value="-2225.21" calcext:value-type="float">
            <text:p>-2225.21</text:p>
          </table:table-cell>
          <table:table-cell office:value-type="float" office:value="788.8" calcext:value-type="float">
            <text:p>788.8</text:p>
          </table:table-cell>
          <table:table-cell table:style-name="ce2" table:formula="of:=1-13.8*13.8*1E+030/([.B309]*[.B309]+1/9.3/9.3*1E+030)" office:value-type="float" office:value="-2837.47045941865" calcext:value-type="float">
            <text:p>-2837.4704594187</text:p>
          </table:table-cell>
          <table:table-cell table:style-name="ce2" table:formula="of:=13.8*13.8/9.3*1E+045/[.B309]/([.B309]*[.B309]+1/9.3/9.3*1E+030)" office:value-type="float" office:value="1295.19710787446" calcext:value-type="float">
            <text:p>1295.1971078745</text:p>
          </table:table-cell>
          <table:table-cell table:formula="of:=[.B309]/[.P309]" office:value-type="float" office:value="786040.387947912" calcext:value-type="float">
            <text:p>786040.387947912</text:p>
          </table:table-cell>
          <table:table-cell table:formula="of:=[.H309]*SQRT(0.5)" office:value-type="float" office:value="555814.488604473" calcext:value-type="float">
            <text:p>555814.488604473</text:p>
          </table:table-cell>
          <table:table-cell table:formula="of:=-[.H309]*0.5" office:value-type="float" office:value="-393020.193973956" calcext:value-type="float">
            <text:p>-393020.193973956</text:p>
          </table:table-cell>
          <table:table-cell table:formula="of:=[.H309]*SQRT(3)/2" office:value-type="float" office:value="680730.944363467" calcext:value-type="float">
            <text:p>680730.944363467</text:p>
          </table:table-cell>
          <table:table-cell table:formula="of:=([.B309]/[.P309])*SQRT(SQRT(([.D309]*[.D309]+[.E309]*[.E309])/((1+[.D309])*(1+[.D309])+[.E309]*[.E309])))*COS((ATAN([.E309]/[.D309])-ATAN([.E309]/(1+[.D309])))/2)" office:value-type="float" office:value="786197.334191223" calcext:value-type="float">
            <text:p>786197.334191223</text:p>
          </table:table-cell>
          <table:table-cell table:style-name="ce2" table:formula="of:=([.B309]/[.P309])*SQRT(SQRT(([.D309]*[.D309]+[.E309]*[.E309])/((1+[.D309])*(1+[.D309])+[.E309]*[.E309])))*SIN((ATAN([.E309]/[.D309])-ATAN([.E309]/(1+[.D309])))/2)" office:value-type="float" office:value="55.6535966040605" calcext:value-type="float">
            <text:p>55.6535966041</text:p>
          </table:table-cell>
          <table:table-cell table:formula="of:=([.B309]/[.P309])*SQRT(SQRT(([.F309]*[.F309]+[.G309]*[.G309])/((1+[.F309])*(1+[.F309])+[.G309]*[.G309])))*COS((ATAN([.G309]/[.F309])-ATAN([.G309]/(1+[.F309])))/2)" office:value-type="float" office:value="786155.035107658" calcext:value-type="float">
            <text:p>786155.035107658</text:p>
          </table:table-cell>
          <table:table-cell table:style-name="ce2" table:formula="of:=([.B309]/[.P309])*SQRT(SQRT(([.F309]*[.F309]+[.G309]*[.G309])/((1+[.F309])*(1+[.F309])+[.G309]*[.G309])))*SIN((ATAN([.G309]/[.F309])-ATAN([.G309]/(1+[.F309])))/2)" office:value-type="float" office:value="52.3458951145921" calcext:value-type="float">
            <text:p>52.3458951146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6.2932" calcext:value-type="float">
            <text:p>36.2932</text:p>
          </table:table-cell>
          <table:table-cell table:style-name="ce1" table:formula="of:=[.A310]*1000000000000*2*PI()" office:value-type="float" office:value="228036900990530" calcext:value-type="float">
            <text:p>2.28E+14</text:p>
          </table:table-cell>
          <table:table-cell table:style-name="ce1" table:formula="of:=[.P310]/([.A310]*1000000000000)*1000000" office:value-type="float" office:value="8.26029278211896" calcext:value-type="float">
            <text:p>8.26E+00</text:p>
          </table:table-cell>
          <table:table-cell office:value-type="float" office:value="-2347.05" calcext:value-type="float">
            <text:p>-2347.05</text:p>
          </table:table-cell>
          <table:table-cell office:value-type="float" office:value="858.323" calcext:value-type="float">
            <text:p>858.323</text:p>
          </table:table-cell>
          <table:table-cell table:style-name="ce2" table:formula="of:=1-13.8*13.8*1E+030/([.B310]*[.B310]+1/9.3/9.3*1E+030)" office:value-type="float" office:value="-2995.08929611576" calcext:value-type="float">
            <text:p>-2995.0892961158</text:p>
          </table:table-cell>
          <table:table-cell table:style-name="ce2" table:formula="of:=13.8*13.8/9.3*1E+045/[.B310]/([.B310]*[.B310]+1/9.3/9.3*1E+030)" office:value-type="float" office:value="1412.75441811352" calcext:value-type="float">
            <text:p>1412.7544181135</text:p>
          </table:table-cell>
          <table:table-cell table:formula="of:=[.B310]/[.P310]" office:value-type="float" office:value="760649.225506967" calcext:value-type="float">
            <text:p>760649.225506967</text:p>
          </table:table-cell>
          <table:table-cell table:formula="of:=[.H310]*SQRT(0.5)" office:value-type="float" office:value="537860.225460272" calcext:value-type="float">
            <text:p>537860.225460272</text:p>
          </table:table-cell>
          <table:table-cell table:formula="of:=-[.H310]*0.5" office:value-type="float" office:value="-380324.612753484" calcext:value-type="float">
            <text:p>-380324.612753484</text:p>
          </table:table-cell>
          <table:table-cell table:formula="of:=[.H310]*SQRT(3)/2" office:value-type="float" office:value="658741.552657992" calcext:value-type="float">
            <text:p>658741.552657992</text:p>
          </table:table-cell>
          <table:table-cell table:formula="of:=([.B310]/[.P310])*SQRT(SQRT(([.D310]*[.D310]+[.E310]*[.E310])/((1+[.D310])*(1+[.D310])+[.E310]*[.E310])))*COS((ATAN([.E310]/[.D310])-ATAN([.E310]/(1+[.D310])))/2)" office:value-type="float" office:value="760792.18901593" calcext:value-type="float">
            <text:p>760792.18901593</text:p>
          </table:table-cell>
          <table:table-cell table:style-name="ce2" table:formula="of:=([.B310]/[.P310])*SQRT(SQRT(([.D310]*[.D310]+[.E310]*[.E310])/((1+[.D310])*(1+[.D310])+[.E310]*[.E310])))*SIN((ATAN([.E310]/[.D310])-ATAN([.E310]/(1+[.D310])))/2)" office:value-type="float" office:value="52.2988835017791" calcext:value-type="float">
            <text:p>52.2988835018</text:p>
          </table:table-cell>
          <table:table-cell table:formula="of:=([.B310]/[.P310])*SQRT(SQRT(([.F310]*[.F310]+[.G310]*[.G310])/((1+[.F310])*(1+[.F310])+[.G310]*[.G310])))*COS((ATAN([.G310]/[.F310])-ATAN([.G310]/(1+[.F310])))/2)" office:value-type="float" office:value="760753.114110376" calcext:value-type="float">
            <text:p>760753.114110376</text:p>
          </table:table-cell>
          <table:table-cell table:style-name="ce2" table:formula="of:=([.B310]/[.P310])*SQRT(SQRT(([.F310]*[.F310]+[.G310]*[.G310])/((1+[.F310])*(1+[.F310])+[.G310]*[.G310])))*SIN((ATAN([.G310]/[.F310])-ATAN([.G310]/(1+[.F310])))/2)" office:value-type="float" office:value="49.0155158172048" calcext:value-type="float">
            <text:p>49.015515817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5.0836" calcext:value-type="float">
            <text:p>35.0836</text:p>
          </table:table-cell>
          <table:table-cell table:style-name="ce1" table:formula="of:=[.A311]*1000000000000*2*PI()" office:value-type="float" office:value="220436760042966" calcext:value-type="float">
            <text:p>2.20E+14</text:p>
          </table:table-cell>
          <table:table-cell table:style-name="ce1" table:formula="of:=[.P311]/([.A311]*1000000000000)*1000000" office:value-type="float" office:value="8.54508824636012" calcext:value-type="float">
            <text:p>8.55E+00</text:p>
          </table:table-cell>
          <table:table-cell office:value-type="float" office:value="-2473.25" calcext:value-type="float">
            <text:p>-2473.25</text:p>
          </table:table-cell>
          <table:table-cell office:value-type="float" office:value="935.203" calcext:value-type="float">
            <text:p>935.203</text:p>
          </table:table-cell>
          <table:table-cell table:style-name="ce2" table:formula="of:=1-13.8*13.8*1E+030/([.B311]*[.B311]+1/9.3/9.3*1E+030)" office:value-type="float" office:value="-3164.85344278908" calcext:value-type="float">
            <text:p>-3164.8534427891</text:p>
          </table:table-cell>
          <table:table-cell table:style-name="ce2" table:formula="of:=13.8*13.8/9.3*1E+045/[.B311]/([.B311]*[.B311]+1/9.3/9.3*1E+030)" office:value-type="float" office:value="1544.27214689894" calcext:value-type="float">
            <text:p>1544.272146899</text:p>
          </table:table-cell>
          <table:table-cell table:formula="of:=[.B311]/[.P311]" office:value-type="float" office:value="735297.884121441" calcext:value-type="float">
            <text:p>735297.884121441</text:p>
          </table:table-cell>
          <table:table-cell table:formula="of:=[.H311]*SQRT(0.5)" office:value-type="float" office:value="519934.120054391" calcext:value-type="float">
            <text:p>519934.120054391</text:p>
          </table:table-cell>
          <table:table-cell table:formula="of:=-[.H311]*0.5" office:value-type="float" office:value="-367648.942060721" calcext:value-type="float">
            <text:p>-367648.942060721</text:p>
          </table:table-cell>
          <table:table-cell table:formula="of:=[.H311]*SQRT(3)/2" office:value-type="float" office:value="636786.646998114" calcext:value-type="float">
            <text:p>636786.646998114</text:p>
          </table:table-cell>
          <table:table-cell table:formula="of:=([.B311]/[.P311])*SQRT(SQRT(([.D311]*[.D311]+[.E311]*[.E311])/((1+[.D311])*(1+[.D311])+[.E311]*[.E311])))*COS((ATAN([.E311]/[.D311])-ATAN([.E311]/(1+[.D311])))/2)" office:value-type="float" office:value="735427.968567333" calcext:value-type="float">
            <text:p>735427.968567333</text:p>
          </table:table-cell>
          <table:table-cell table:style-name="ce2" table:formula="of:=([.B311]/[.P311])*SQRT(SQRT(([.D311]*[.D311]+[.E311]*[.E311])/((1+[.D311])*(1+[.D311])+[.E311]*[.E311])))*SIN((ATAN([.E311]/[.D311])-ATAN([.E311]/(1+[.D311])))/2)" office:value-type="float" office:value="49.2033837118333" calcext:value-type="float">
            <text:p>49.2033837118</text:p>
          </table:table-cell>
          <table:table-cell table:formula="of:=([.B311]/[.P311])*SQRT(SQRT(([.F311]*[.F311]+[.G311]*[.G311])/((1+[.F311])*(1+[.F311])+[.G311]*[.G311])))*COS((ATAN([.G311]/[.F311])-ATAN([.G311]/(1+[.F311])))/2)" office:value-type="float" office:value="735391.724763028" calcext:value-type="float">
            <text:p>735391.724763028</text:p>
          </table:table-cell>
          <table:table-cell table:style-name="ce2" table:formula="of:=([.B311]/[.P311])*SQRT(SQRT(([.F311]*[.F311]+[.G311]*[.G311])/((1+[.F311])*(1+[.F311])+[.G311]*[.G311])))*SIN((ATAN([.G311]/[.F311])-ATAN([.G311]/(1+[.F311])))/2)" office:value-type="float" office:value="45.7998586743773" calcext:value-type="float">
            <text:p>45.799858674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3.8753" calcext:value-type="float">
            <text:p>33.8753</text:p>
          </table:table-cell>
          <table:table-cell table:style-name="ce1" table:formula="of:=[.A312]*1000000000000*2*PI()" office:value-type="float" office:value="212844787236301" calcext:value-type="float">
            <text:p>2.13E+14</text:p>
          </table:table-cell>
          <table:table-cell table:style-name="ce1" table:formula="of:=[.P312]/([.A312]*1000000000000)*1000000" office:value-type="float" office:value="8.84988348442671" calcext:value-type="float">
            <text:p>8.85E+00</text:p>
          </table:table-cell>
          <table:table-cell office:value-type="float" office:value="-2624.28" calcext:value-type="float">
            <text:p>-2624.28</text:p>
          </table:table-cell>
          <table:table-cell office:value-type="float" office:value="1025.08" calcext:value-type="float">
            <text:p>1025.08</text:p>
          </table:table-cell>
          <table:table-cell table:style-name="ce2" table:formula="of:=1-13.8*13.8*1E+030/([.B312]*[.B312]+1/9.3/9.3*1E+030)" office:value-type="float" office:value="-3347.9883387541" calcext:value-type="float">
            <text:p>-3347.9883387541</text:p>
          </table:table-cell>
          <table:table-cell table:style-name="ce2" table:formula="of:=13.8*13.8/9.3*1E+045/[.B312]/([.B312]*[.B312]+1/9.3/9.3*1E+030)" office:value-type="float" office:value="1691.87264419363" calcext:value-type="float">
            <text:p>1691.8726441936</text:p>
          </table:table-cell>
          <table:table-cell table:formula="of:=[.B312]/[.P312]" office:value-type="float" office:value="709973.788721199" calcext:value-type="float">
            <text:p>709973.788721199</text:p>
          </table:table-cell>
          <table:table-cell table:formula="of:=[.H312]*SQRT(0.5)" office:value-type="float" office:value="502027.280469465" calcext:value-type="float">
            <text:p>502027.280469465</text:p>
          </table:table-cell>
          <table:table-cell table:formula="of:=-[.H312]*0.5" office:value-type="float" office:value="-354986.8943606" calcext:value-type="float">
            <text:p>-354986.8943606</text:p>
          </table:table-cell>
          <table:table-cell table:formula="of:=[.H312]*SQRT(3)/2" office:value-type="float" office:value="614855.337053644" calcext:value-type="float">
            <text:p>614855.337053644</text:p>
          </table:table-cell>
          <table:table-cell table:formula="of:=([.B312]/[.P312])*SQRT(SQRT(([.D312]*[.D312]+[.E312]*[.E312])/((1+[.D312])*(1+[.D312])+[.E312]*[.E312])))*COS((ATAN([.E312]/[.D312])-ATAN([.E312]/(1+[.D312])))/2)" office:value-type="float" office:value="710091.176437757" calcext:value-type="float">
            <text:p>710091.176437757</text:p>
          </table:table-cell>
          <table:table-cell table:style-name="ce2" table:formula="of:=([.B312]/[.P312])*SQRT(SQRT(([.D312]*[.D312]+[.E312]*[.E312])/((1+[.D312])*(1+[.D312])+[.E312]*[.E312])))*SIN((ATAN([.E312]/[.D312])-ATAN([.E312]/(1+[.D312])))/2)" office:value-type="float" office:value="45.8663717909328" calcext:value-type="float">
            <text:p>45.8663717909</text:p>
          </table:table-cell>
          <table:table-cell table:formula="of:=([.B312]/[.P312])*SQRT(SQRT(([.F312]*[.F312]+[.G312]*[.G312])/((1+[.F312])*(1+[.F312])+[.G312]*[.G312])))*COS((ATAN([.G312]/[.F312])-ATAN([.G312]/(1+[.F312])))/2)" office:value-type="float" office:value="710058.261121557" calcext:value-type="float">
            <text:p>710058.261121557</text:p>
          </table:table-cell>
          <table:table-cell table:style-name="ce2" table:formula="of:=([.B312]/[.P312])*SQRT(SQRT(([.F312]*[.F312]+[.G312]*[.G312])/((1+[.F312])*(1+[.F312])+[.G312]*[.G312])))*SIN((ATAN([.G312]/[.F312])-ATAN([.G312]/(1+[.F312])))/2)" office:value-type="float" office:value="42.696853394173" calcext:value-type="float">
            <text:p>42.6968533942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2.6655" calcext:value-type="float">
            <text:p>32.6655</text:p>
          </table:table-cell>
          <table:table-cell table:style-name="ce1" table:formula="of:=[.A313]*1000000000000*2*PI()" office:value-type="float" office:value="205243389651675" calcext:value-type="float">
            <text:p>2.05E+14</text:p>
          </table:table-cell>
          <table:table-cell table:style-name="ce1" table:formula="of:=[.P313]/([.A313]*1000000000000)*1000000" office:value-type="float" office:value="9.177647915997" calcext:value-type="float">
            <text:p>9.18E+00</text:p>
          </table:table-cell>
          <table:table-cell office:value-type="float" office:value="-2780.07" calcext:value-type="float">
            <text:p>-2780.07</text:p>
          </table:table-cell>
          <table:table-cell office:value-type="float" office:value="1118.69" calcext:value-type="float">
            <text:p>1118.69</text:p>
          </table:table-cell>
          <table:table-cell table:style-name="ce2" table:formula="of:=1-13.8*13.8*1E+030/([.B313]*[.B313]+1/9.3/9.3*1E+030)" office:value-type="float" office:value="-3546.23542371657" calcext:value-type="float">
            <text:p>-3546.2354237166</text:p>
          </table:table-cell>
          <table:table-cell table:style-name="ce2" table:formula="of:=13.8*13.8/9.3*1E+045/[.B313]/([.B313]*[.B313]+1/9.3/9.3*1E+030)" office:value-type="float" office:value="1858.39438964547" calcext:value-type="float">
            <text:p>1858.3943896455</text:p>
          </table:table-cell>
          <table:table-cell table:formula="of:=[.B313]/[.P313]" office:value-type="float" office:value="684618.255645627" calcext:value-type="float">
            <text:p>684618.255645627</text:p>
          </table:table-cell>
          <table:table-cell table:formula="of:=[.H313]*SQRT(0.5)" office:value-type="float" office:value="484098.211091129" calcext:value-type="float">
            <text:p>484098.211091129</text:p>
          </table:table-cell>
          <table:table-cell table:formula="of:=-[.H313]*0.5" office:value-type="float" office:value="-342309.127822814" calcext:value-type="float">
            <text:p>-342309.127822814</text:p>
          </table:table-cell>
          <table:table-cell table:formula="of:=[.H313]*SQRT(3)/2" office:value-type="float" office:value="592896.801283703" calcext:value-type="float">
            <text:p>592896.801283703</text:p>
          </table:table-cell>
          <table:table-cell table:formula="of:=([.B313]/[.P313])*SQRT(SQRT(([.D313]*[.D313]+[.E313]*[.E313])/((1+[.D313])*(1+[.D313])+[.E313]*[.E313])))*COS((ATAN([.E313]/[.D313])-ATAN([.E313]/(1+[.D313])))/2)" office:value-type="float" office:value="684724.24688773" calcext:value-type="float">
            <text:p>684724.24688773</text:p>
          </table:table-cell>
          <table:table-cell table:style-name="ce2" table:formula="of:=([.B313]/[.P313])*SQRT(SQRT(([.D313]*[.D313]+[.E313]*[.E313])/((1+[.D313])*(1+[.D313])+[.E313]*[.E313])))*SIN((ATAN([.E313]/[.D313])-ATAN([.E313]/(1+[.D313])))/2)" office:value-type="float" office:value="42.6619979989847" calcext:value-type="float">
            <text:p>42.661997999</text:p>
          </table:table-cell>
          <table:table-cell table:formula="of:=([.B313]/[.P313])*SQRT(SQRT(([.F313]*[.F313]+[.G313]*[.G313])/((1+[.F313])*(1+[.F313])+[.G313]*[.G313])))*COS((ATAN([.G313]/[.F313])-ATAN([.G313]/(1+[.F313])))/2)" office:value-type="float" office:value="684693.994831072" calcext:value-type="float">
            <text:p>684693.994831072</text:p>
          </table:table-cell>
          <table:table-cell table:style-name="ce2" table:formula="of:=([.B313]/[.P313])*SQRT(SQRT(([.F313]*[.F313]+[.G313]*[.G313])/((1+[.F313])*(1+[.F313])+[.G313]*[.G313])))*SIN((ATAN([.G313]/[.F313])-ATAN([.G313]/(1+[.F313])))/2)" office:value-type="float" office:value="39.6992968754287" calcext:value-type="float">
            <text:p>39.6992968754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1.4564" calcext:value-type="float">
            <text:p>31.4564</text:p>
          </table:table-cell>
          <table:table-cell table:style-name="ce1" table:formula="of:=[.A314]*1000000000000*2*PI()" office:value-type="float" office:value="197646390296764" calcext:value-type="float">
            <text:p>1.98E+14</text:p>
          </table:table-cell>
          <table:table-cell table:style-name="ce1" table:formula="of:=[.P314]/([.A314]*1000000000000)*1000000" office:value-type="float" office:value="9.53041218957033" calcext:value-type="float">
            <text:p>9.53E+00</text:p>
          </table:table-cell>
          <table:table-cell office:value-type="float" office:value="-2952.09" calcext:value-type="float">
            <text:p>-2952.09</text:p>
          </table:table-cell>
          <table:table-cell office:value-type="float" office:value="1222.36" calcext:value-type="float">
            <text:p>1222.36</text:p>
          </table:table-cell>
          <table:table-cell table:style-name="ce2" table:formula="of:=1-13.8*13.8*1E+030/([.B314]*[.B314]+1/9.3/9.3*1E+030)" office:value-type="float" office:value="-3760.69411845403" calcext:value-type="float">
            <text:p>-3760.694118454</text:p>
          </table:table-cell>
          <table:table-cell table:style-name="ce2" table:formula="of:=13.8*13.8/9.3*1E+045/[.B314]/([.B314]*[.B314]+1/9.3/9.3*1E+030)" office:value-type="float" office:value="2046.49949809919" calcext:value-type="float">
            <text:p>2046.4994980992</text:p>
          </table:table-cell>
          <table:table-cell table:formula="of:=[.B314]/[.P314]" office:value-type="float" office:value="659277.393485209" calcext:value-type="float">
            <text:p>659277.393485209</text:p>
          </table:table-cell>
          <table:table-cell table:formula="of:=[.H314]*SQRT(0.5)" office:value-type="float" office:value="466179.515616383" calcext:value-type="float">
            <text:p>466179.515616383</text:p>
          </table:table-cell>
          <table:table-cell table:formula="of:=-[.H314]*0.5" office:value-type="float" office:value="-329638.696742604" calcext:value-type="float">
            <text:p>-329638.696742604</text:p>
          </table:table-cell>
          <table:table-cell table:formula="of:=[.H314]*SQRT(3)/2" office:value-type="float" office:value="570950.97089898" calcext:value-type="float">
            <text:p>570950.97089898</text:p>
          </table:table-cell>
          <table:table-cell table:formula="of:=([.B314]/[.P314])*SQRT(SQRT(([.D314]*[.D314]+[.E314]*[.E314])/((1+[.D314])*(1+[.D314])+[.E314]*[.E314])))*COS((ATAN([.E314]/[.D314])-ATAN([.E314]/(1+[.D314])))/2)" office:value-type="float" office:value="659372.730741499" calcext:value-type="float">
            <text:p>659372.730741499</text:p>
          </table:table-cell>
          <table:table-cell table:style-name="ce2" table:formula="of:=([.B314]/[.P314])*SQRT(SQRT(([.D314]*[.D314]+[.E314]*[.E314])/((1+[.D314])*(1+[.D314])+[.E314]*[.E314])))*SIN((ATAN([.E314]/[.D314])-ATAN([.E314]/(1+[.D314])))/2)" office:value-type="float" office:value="39.4859453761619" calcext:value-type="float">
            <text:p>39.4859453762</text:p>
          </table:table-cell>
          <table:table-cell table:formula="of:=([.B314]/[.P314])*SQRT(SQRT(([.F314]*[.F314]+[.G314]*[.G314])/((1+[.F314])*(1+[.F314])+[.G314]*[.G314])))*COS((ATAN([.G314]/[.F314])-ATAN([.G314]/(1+[.F314])))/2)" office:value-type="float" office:value="659345.027869152" calcext:value-type="float">
            <text:p>659345.027869152</text:p>
          </table:table-cell>
          <table:table-cell table:style-name="ce2" table:formula="of:=([.B314]/[.P314])*SQRT(SQRT(([.F314]*[.F314]+[.G314]*[.G314])/((1+[.F314])*(1+[.F314])+[.G314]*[.G314])))*SIN((ATAN([.G314]/[.F314])-ATAN([.G314]/(1+[.F314])))/2)" office:value-type="float" office:value="36.8127103428863" calcext:value-type="float">
            <text:p>36.8127103429</text:p>
          </table:table-cell>
          <table:table-cell table:style-name="ce3" office:value-type="float" office:value="299792458" calcext:value-type="float">
            <text:p>299792458</text:p>
          </table:table-cell>
          <table:table-cell table:number-columns-repeated="1008"/>
        </table:table-row>
        <table:table-row table:style-name="ro2">
          <table:table-cell office:value-type="float" office:value="30.245" calcext:value-type="float">
            <text:p>30.245</text:p>
          </table:table-cell>
          <table:table-cell table:style-name="ce1" table:formula="of:=[.A315]*1000000000000*2*PI()" office:value-type="float" office:value="190034939615647" calcext:value-type="float">
            <text:p>1.90E+14</text:p>
          </table:table-cell>
          <table:table-cell table:style-name="ce1" table:formula="of:=[.P315]/([.A315]*1000000000000)*1000000" office:value-type="float" office:value="9.9121328484047" calcext:value-type="float">
            <text:p>9.91E+00</text:p>
          </table:table-cell>
          <table:table-cell office:value-type="float" office:value="-3141.91" calcext:value-type="float">
            <text:p>-3141.91</text:p>
          </table:table-cell>
          <table:table-cell office:value-type="float" office:value="1339.06" calcext:value-type="float">
            <text:p>1339.06</text:p>
          </table:table-cell>
          <table:table-cell table:style-name="ce2" table:formula="of:=1-13.8*13.8*1E+030/([.B315]*[.B315]+1/9.3/9.3*1E+030)" office:value-type="float" office:value="-3993.52055420681" calcext:value-type="float">
            <text:p>-3993.5205542068</text:p>
          </table:table-cell>
          <table:table-cell table:style-name="ce2" table:formula="of:=13.8*13.8/9.3*1E+045/[.B315]/([.B315]*[.B315]+1/9.3/9.3*1E+030)" office:value-type="float" office:value="2260.20720205842" calcext:value-type="float">
            <text:p>2260.2072020584</text:p>
          </table:table-cell>
          <table:table-cell table:formula="of:=[.B315]/[.P315]" office:value-type="float" office:value="633888.326889288" calcext:value-type="float">
            <text:p>633888.326889288</text:p>
          </table:table-cell>
          <table:table-cell table:formula="of:=[.H315]*SQRT(0.5)" office:value-type="float" office:value="448226.73445841" calcext:value-type="float">
            <text:p>448226.73445841</text:p>
          </table:table-cell>
          <table:table-cell table:formula="of:=-[.H315]*0.5" office:value-type="float" office:value="-316944.163444644" calcext:value-type="float">
            <text:p>-316944.163444644</text:p>
          </table:table-cell>
          <table:table-cell table:formula="of:=[.H315]*SQRT(3)/2" office:value-type="float" office:value="548963.394248537" calcext:value-type="float">
            <text:p>548963.394248537</text:p>
          </table:table-cell>
          <table:table-cell table:formula="of:=([.B315]/[.P315])*SQRT(SQRT(([.D315]*[.D315]+[.E315]*[.E315])/((1+[.D315])*(1+[.D315])+[.E315]*[.E315])))*COS((ATAN([.E315]/[.D315])-ATAN([.E315]/(1+[.D315])))/2)" office:value-type="float" office:value="633973.71068666" calcext:value-type="float">
            <text:p>633973.71068666</text:p>
          </table:table-cell>
          <table:table-cell table:style-name="ce2" table:formula="of:=([.B315]/[.P315])*SQRT(SQRT(([.D315]*[.D315]+[.E315]*[.E315])/((1+[.D315])*(1+[.D315])+[.E315]*[.E315])))*SIN((ATAN([.E315]/[.D315])-ATAN([.E315]/(1+[.D315])))/2)" office:value-type="float" office:value="36.3986644855242" calcext:value-type="float">
            <text:p>36.3986644855</text:p>
          </table:table-cell>
          <table:table-cell table:formula="of:=([.B315]/[.P315])*SQRT(SQRT(([.F315]*[.F315]+[.G315]*[.G315])/((1+[.F315])*(1+[.F315])+[.G315]*[.G315])))*COS((ATAN([.G315]/[.F315])-ATAN([.G315]/(1+[.F315])))/2)" office:value-type="float" office:value="633948.442805593" calcext:value-type="float">
            <text:p>633948.442805593</text:p>
          </table:table-cell>
          <table:table-cell table:style-name="ce2" table:formula="of:=([.B315]/[.P315])*SQRT(SQRT(([.F315]*[.F315]+[.G315]*[.G315])/((1+[.F315])*(1+[.F315])+[.G315]*[.G315])))*SIN((ATAN([.G315]/[.F315])-ATAN([.G315]/(1+[.F315])))/2)" office:value-type="float" office:value="34.0301116616772" calcext:value-type="float">
            <text:p>34.0301116617</text:p>
          </table:table-cell>
          <table:table-cell table:style-name="ce3" office:value-type="float" office:value="299792458" calcext:value-type="float">
            <text:p>299792458</text:p>
          </table:table-cell>
          <table:table-cell table:formula="of:=2*PI()/([.L315]-[.I315])" office:value-type="float" office:value="0.0000338265819167827" calcext:value-type="float">
            <text:p>3.38265819167827E-005</text:p>
          </table:table-cell>
          <table:table-cell table:formula="of:=2*PI()/([.N315]-[.I315])" office:value-type="float" office:value="0.0000338311841038742" calcext:value-type="float">
            <text:p>3.38311841038742E-005</text:p>
          </table:table-cell>
          <table:table-cell table:number-columns-repeated="1006"/>
        </table:table-row>
        <table:table-row table:style-name="ro3">
          <table:table-cell table:number-columns-repeated="16"/>
          <table:table-cell table:formula="of:=2*PI()/([.L315]-[.J315])" office:value-type="float" office:value="0.00000660749521920544" calcext:value-type="float">
            <text:p>6.60749521920544E-006</text:p>
          </table:table-cell>
          <table:table-cell table:formula="of:=2*PI()/([.N315]-[.J315])" office:value-type="float" office:value="0.00000660767079886843" calcext:value-type="float">
            <text:p>6.60767079886843E-006</text:p>
          </table:table-cell>
          <table:table-cell table:number-columns-repeated="1006"/>
        </table:table-row>
        <table:table-row table:style-name="ro3">
          <table:table-cell table:number-columns-repeated="16"/>
          <table:table-cell table:formula="of:=2*PI()/([.L315]-[.K315])" office:value-type="float" office:value="0.0000739108565929523" calcext:value-type="float">
            <text:p>7.39108565929523E-005</text:p>
          </table:table-cell>
          <table:table-cell table:formula="of:=2*PI()/([.N315]-[.K315])" office:value-type="float" office:value="0.0000739328318787898" calcext:value-type="float">
            <text:p>7.39328318787898E-005</text:p>
          </table:table-cell>
          <table:table-cell table:number-columns-repeated="1006"/>
        </table:table-row>
        <table:table-row table:style-name="ro3">
          <table:table-cell table:number-columns-repeated="16"/>
          <table:table-cell table:formula="of:=2*PI()/([.L237]-[.I237])" office:value-type="float" office:value="0.00000188164703390046" calcext:value-type="float">
            <text:p>1.88164703390046E-006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formula="of:=2*PI()/([.L237]-[.J237])" office:value-type="float" office:value="0.000000419741311660309" calcext:value-type="float">
            <text:p>4.19741311660309E-007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formula="of:=2*PI()/([.L237]-[.K237])" office:value-type="float" office:value="0.00000347506483730422" calcext:value-type="float">
            <text:p>3.47506483730422E-006</text:p>
          </table:table-cell>
          <table:table-cell table:number-columns-repeated="1007"/>
        </table:table-row>
        <table:table-row table:style-name="ro3" table:number-rows-repeated="10482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07:55:17.108560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sa</meta:initial-creator>
    <meta:creation-date>2015-05-21T07:30:25</meta:creation-date>
    <dc:date>2015-06-10T07:59:49.097540633</dc:date>
    <meta:generator>LibreOffice/4.2.8.2$Linux_x86 LibreOffice_project/420m0$Build-2</meta:generator>
    <meta:editing-duration>PT29M55S</meta:editing-duration>
    <meta:editing-cycles>15</meta:editing-cycles>
    <meta:document-statistic meta:table-count="1" meta:cell-count="5060" meta:object-count="2"/>
    <meta:user-defined meta:name="AppVersion">15.0300</meta:user-defined>
    <meta:user-defined meta:name="Company">東京大学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60000000" chart:interval-major="4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967cm" svg:height="14.912cm" xlink:href=".." xlink:type="simple" chart:class="chart:scatter" chart:style-name="ch1">
        <chart:legend svg:x="13.826cm" svg:y="6.051cm" style:legend-expansion="custom" chartooo:width="8.039cm" chartooo:height="3.324cm" style:legend-expansion-aspect-ratio="2.41847172081829" chart:style-name="ch2"/>
        <chart:plot-area chart:style-name="ch3" table:cell-range-address="Sheet1.H100:Sheet1.H315 Sheet1.H1:Sheet1.L1 Sheet1.A100:Sheet1.A315 Sheet1.N1:Sheet1.N1" chart:data-source-has-labels="row" svg:x="1.026cm" svg:y="0.36cm" svg:width="21.991cm" svg:height="13.65cm">
          <chartooo:coordinate-region svg:x="2.019cm" svg:y="0.56cm" svg:width="20.164cm" svg:height="12.803cm"/>
          <chart:axis chart:dimension="x" chart:name="primary-x" chart:style-name="ch4">
            <chart:title svg:x="11.155cm" svg:y="14.014cm" chart:style-name="ch5">
              <text:p>波数[1/m]</text:p>
            </chart:title>
            <chart:grid chart:style-name="ch6" chart:class="major"/>
          </chart:axis>
          <chart:axis chart:dimension="y" chart:name="primary-y" chart:style-name="ch7">
            <chart:title svg:x="0.302cm" svg:y="8.341cm" chart:style-name="ch8">
              <text:p>周波数[THz]</text:p>
            </chart:title>
            <chart:grid chart:style-name="ch6" chart:class="major"/>
          </chart:axis>
          <chart:series chart:style-name="ch9" chart:values-cell-range-address="Sheet1.A100:Sheet1.A315" chart:label-cell-address="Sheet1.H1:Sheet1.H1" chart:class="chart:scatter">
            <chart:domain table:cell-range-address="Sheet1.H100:Sheet1.H315"/>
            <chart:data-point chart:repeated="216"/>
          </chart:series>
          <chart:series chart:style-name="ch10" chart:values-cell-range-address="Sheet1.A100:Sheet1.A315" chart:label-cell-address="Sheet1.I1:Sheet1.I1" chart:class="chart:scatter">
            <chart:domain table:cell-range-address="Sheet1.I100:Sheet1.I315"/>
            <chart:data-point chart:repeated="216"/>
          </chart:series>
          <chart:series chart:style-name="ch11" chart:values-cell-range-address="Sheet1.A100:Sheet1.A315" chart:label-cell-address="Sheet1.J1:Sheet1.J1" chart:class="chart:scatter">
            <chart:domain table:cell-range-address="Sheet1.J100:Sheet1.J315"/>
            <chart:data-point chart:repeated="216"/>
          </chart:series>
          <chart:series chart:style-name="ch12" chart:values-cell-range-address="Sheet1.A100:Sheet1.A315" chart:label-cell-address="Sheet1.K1:Sheet1.K1" chart:class="chart:scatter">
            <chart:domain table:cell-range-address="Sheet1.K100:Sheet1.K315"/>
            <chart:data-point chart:repeated="216"/>
          </chart:series>
          <chart:series chart:style-name="ch13" chart:values-cell-range-address="Sheet1.A100:Sheet1.A315" chart:label-cell-address="Sheet1.L1:Sheet1.L1" chart:class="chart:scatter">
            <chart:domain table:cell-range-address="Sheet1.L100:Sheet1.L315"/>
            <chart:data-point chart:repeated="216"/>
          </chart:series>
          <chart:series chart:style-name="ch14" chart:values-cell-range-address="Sheet1.A100:Sheet1.A315" chart:label-cell-address="Sheet1.N1:Sheet1.N1" chart:class="chart:scatter">
            <chart:domain table:cell-range-address="Sheet1.N100:Sheet1.N315"/>
            <chart:data-point chart:repeated="2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波数ベクトル(伝搬光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波数ベクトル1(伝搬光)法線成分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波数ベクトル2(伝搬光)法線成分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波数ベクトル3(伝搬光)法線成分</text:p>
                <draw:g>
                  <svg:desc>Sheet1.K1:Sheet1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波数ベクトル(SPP 実験) 実部</text:p>
                <draw:g>
                  <svg:desc>Sheet1.L1:Sheet1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波数ベクトル(SPP Drude) 実部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318914.644865">
                <text:p>114318914.644865</text:p>
                <draw:g>
                  <svg:desc>Sheet1.H100:Sheet1.H315</svg:desc>
                </draw:g>
              </table:table-cell>
              <table:table-cell office:value-type="float" office:value="5454.55">
                <text:p>5454.55</text:p>
                <draw:g>
                  <svg:desc>Sheet1.A100:Sheet1.A315</svg:desc>
                </draw:g>
              </table:table-cell>
              <table:table-cell office:value-type="float" office:value="80835679.7632704">
                <text:p>80835679.7632704</text:p>
                <draw:g>
                  <svg:desc>Sheet1.I100:Sheet1.I315</svg:desc>
                </draw:g>
              </table:table-cell>
              <table:table-cell office:value-type="float" office:value="5454.55">
                <text:p>5454.55</text:p>
                <draw:g>
                  <svg:desc>Sheet1.A100:Sheet1.A315</svg:desc>
                </draw:g>
              </table:table-cell>
              <table:table-cell office:value-type="float" office:value="-57159457.3224327">
                <text:p>-57159457.3224327</text:p>
                <draw:g>
                  <svg:desc>Sheet1.J100:Sheet1.J315</svg:desc>
                </draw:g>
              </table:table-cell>
              <table:table-cell office:value-type="float" office:value="5454.55">
                <text:p>5454.55</text:p>
                <draw:g>
                  <svg:desc>Sheet1.A100:Sheet1.A315</svg:desc>
                </draw:g>
              </table:table-cell>
              <table:table-cell office:value-type="float" office:value="99003084.2155183">
                <text:p>99003084.2155183</text:p>
                <draw:g>
                  <svg:desc>Sheet1.K100:Sheet1.K315</svg:desc>
                </draw:g>
              </table:table-cell>
              <table:table-cell office:value-type="float" office:value="5454.55">
                <text:p>5454.55</text:p>
                <draw:g>
                  <svg:desc>Sheet1.A100:Sheet1.A315</svg:desc>
                </draw:g>
              </table:table-cell>
              <table:table-cell office:value-type="float" office:value="128704624.219649">
                <text:p>128704624.219649</text:p>
                <draw:g>
                  <svg:desc>Sheet1.L100:Sheet1.L315</svg:desc>
                </draw:g>
              </table:table-cell>
              <table:table-cell office:value-type="float" office:value="5454.55">
                <text:p>5454.55</text:p>
                <draw:g>
                  <svg:desc>Sheet1.A100:Sheet1.A315</svg:desc>
                </draw:g>
              </table:table-cell>
              <table:table-cell office:value-type="float" office:value="77187746.875859">
                <text:p>77187746.875859</text:p>
                <draw:g>
                  <svg:desc>Sheet1.N100:Sheet1.N315</svg:desc>
                </draw:g>
              </table:table-cell>
              <table:table-cell office:value-type="float" office:value="5454.55">
                <text:p>5454.55</text:p>
                <draw:g>
                  <svg:desc>Sheet1.A100:Sheet1.A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277352.008982">
                <text:p>112277352.008982</text:p>
              </table:table-cell>
              <table:table-cell office:value-type="float" office:value="5357.14">
                <text:p>5357.14</text:p>
              </table:table-cell>
              <table:table-cell office:value-type="float" office:value="79392076.9792203">
                <text:p>79392076.9792203</text:p>
              </table:table-cell>
              <table:table-cell office:value-type="float" office:value="5357.14">
                <text:p>5357.14</text:p>
              </table:table-cell>
              <table:table-cell office:value-type="float" office:value="-56138676.0044911">
                <text:p>-56138676.0044911</text:p>
              </table:table-cell>
              <table:table-cell office:value-type="float" office:value="5357.14">
                <text:p>5357.14</text:p>
              </table:table-cell>
              <table:table-cell office:value-type="float" office:value="97235039.1094263">
                <text:p>97235039.1094263</text:p>
              </table:table-cell>
              <table:table-cell office:value-type="float" office:value="5357.14">
                <text:p>5357.14</text:p>
              </table:table-cell>
              <table:table-cell office:value-type="float" office:value="126174030.099648">
                <text:p>126174030.099648</text:p>
              </table:table-cell>
              <table:table-cell office:value-type="float" office:value="5357.14">
                <text:p>5357.14</text:p>
              </table:table-cell>
              <table:table-cell office:value-type="float" office:value="75662216.7350067">
                <text:p>75662216.7350067</text:p>
              </table:table-cell>
              <table:table-cell office:value-type="float" office:value="5357.14">
                <text:p>5357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307676.857352">
                <text:p>110307676.857352</text:p>
              </table:table-cell>
              <table:table-cell office:value-type="float" office:value="5263.16">
                <text:p>5263.16</text:p>
              </table:table-cell>
              <table:table-cell office:value-type="float" office:value="77999306.3227681">
                <text:p>77999306.3227681</text:p>
              </table:table-cell>
              <table:table-cell office:value-type="float" office:value="5263.16">
                <text:p>5263.16</text:p>
              </table:table-cell>
              <table:table-cell office:value-type="float" office:value="-55153838.4286761">
                <text:p>-55153838.4286761</text:p>
              </table:table-cell>
              <table:table-cell office:value-type="float" office:value="5263.16">
                <text:p>5263.16</text:p>
              </table:table-cell>
              <table:table-cell office:value-type="float" office:value="95529250.3909117">
                <text:p>95529250.3909117</text:p>
              </table:table-cell>
              <table:table-cell office:value-type="float" office:value="5263.16">
                <text:p>5263.16</text:p>
              </table:table-cell>
              <table:table-cell office:value-type="float" office:value="123757749.415022">
                <text:p>123757749.415022</text:p>
              </table:table-cell>
              <table:table-cell office:value-type="float" office:value="5263.16">
                <text:p>5263.16</text:p>
              </table:table-cell>
              <table:table-cell office:value-type="float" office:value="74186541.499687">
                <text:p>74186541.499687</text:p>
              </table:table-cell>
              <table:table-cell office:value-type="float" office:value="5263.16">
                <text:p>5263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405697.499931">
                <text:p>108405697.499931</text:p>
              </table:table-cell>
              <table:table-cell office:value-type="float" office:value="5172.41">
                <text:p>5172.41</text:p>
              </table:table-cell>
              <table:table-cell office:value-type="float" office:value="76654403.8214589">
                <text:p>76654403.8214589</text:p>
              </table:table-cell>
              <table:table-cell office:value-type="float" office:value="5172.41">
                <text:p>5172.41</text:p>
              </table:table-cell>
              <table:table-cell office:value-type="float" office:value="-54202848.7499656">
                <text:p>-54202848.7499656</text:p>
              </table:table-cell>
              <table:table-cell office:value-type="float" office:value="5172.41">
                <text:p>5172.41</text:p>
              </table:table-cell>
              <table:table-cell office:value-type="float" office:value="93882087.9499115">
                <text:p>93882087.9499115</text:p>
              </table:table-cell>
              <table:table-cell office:value-type="float" office:value="5172.41">
                <text:p>5172.41</text:p>
              </table:table-cell>
              <table:table-cell office:value-type="float" office:value="121552011.44395">
                <text:p>121552011.44395</text:p>
              </table:table-cell>
              <table:table-cell office:value-type="float" office:value="5172.41">
                <text:p>5172.41</text:p>
              </table:table-cell>
              <table:table-cell office:value-type="float" office:value="72757704.0169092">
                <text:p>72757704.0169092</text:p>
              </table:table-cell>
              <table:table-cell office:value-type="float" office:value="5172.41">
                <text:p>5172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568479.753688">
                <text:p>106568479.753688</text:p>
              </table:table-cell>
              <table:table-cell office:value-type="float" office:value="5084.75">
                <text:p>5084.75</text:p>
              </table:table-cell>
              <table:table-cell office:value-type="float" office:value="75355294.6945742">
                <text:p>75355294.6945742</text:p>
              </table:table-cell>
              <table:table-cell office:value-type="float" office:value="5084.75">
                <text:p>5084.75</text:p>
              </table:table-cell>
              <table:table-cell office:value-type="float" office:value="-53284239.8768441">
                <text:p>-53284239.8768441</text:p>
              </table:table-cell>
              <table:table-cell office:value-type="float" office:value="5084.75">
                <text:p>5084.75</text:p>
              </table:table-cell>
              <table:table-cell office:value-type="float" office:value="92291010.7093815">
                <text:p>92291010.7093815</text:p>
              </table:table-cell>
              <table:table-cell office:value-type="float" office:value="5084.75">
                <text:p>5084.75</text:p>
              </table:table-cell>
              <table:table-cell office:value-type="float" office:value="119493722.840551">
                <text:p>119493722.840551</text:p>
              </table:table-cell>
              <table:table-cell office:value-type="float" office:value="5084.75">
                <text:p>5084.75</text:p>
              </table:table-cell>
              <table:table-cell office:value-type="float" office:value="71373618.7627896">
                <text:p>71373618.7627896</text:p>
              </table:table-cell>
              <table:table-cell office:value-type="float" office:value="5084.75">
                <text:p>508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792251.097584">
                <text:p>104792251.097584</text:p>
              </table:table-cell>
              <table:table-cell office:value-type="float" office:value="5000">
                <text:p>5000</text:p>
              </table:table-cell>
              <table:table-cell office:value-type="float" office:value="74099311.3669051">
                <text:p>74099311.3669051</text:p>
              </table:table-cell>
              <table:table-cell office:value-type="float" office:value="5000">
                <text:p>5000</text:p>
              </table:table-cell>
              <table:table-cell office:value-type="float" office:value="-52396125.548792">
                <text:p>-52396125.548792</text:p>
              </table:table-cell>
              <table:table-cell office:value-type="float" office:value="5000">
                <text:p>5000</text:p>
              </table:table-cell>
              <table:table-cell office:value-type="float" office:value="90752751.5702654">
                <text:p>90752751.5702654</text:p>
              </table:table-cell>
              <table:table-cell office:value-type="float" office:value="5000">
                <text:p>5000</text:p>
              </table:table-cell>
              <table:table-cell office:value-type="float" office:value="117593647.412828">
                <text:p>117593647.412828</text:p>
              </table:table-cell>
              <table:table-cell office:value-type="float" office:value="5000">
                <text:p>5000</text:p>
              </table:table-cell>
              <table:table-cell office:value-type="float" office:value="70031557.797774">
                <text:p>70031557.7977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074286.93309">
                <text:p>103074286.93309</text:p>
              </table:table-cell>
              <table:table-cell office:value-type="float" office:value="4918.03">
                <text:p>4918.03</text:p>
              </table:table-cell>
              <table:table-cell office:value-type="float" office:value="72884527.256356">
                <text:p>72884527.256356</text:p>
              </table:table-cell>
              <table:table-cell office:value-type="float" office:value="4918.03">
                <text:p>4918.03</text:p>
              </table:table-cell>
              <table:table-cell office:value-type="float" office:value="-51537143.4665451">
                <text:p>-51537143.4665451</text:p>
              </table:table-cell>
              <table:table-cell office:value-type="float" office:value="4918.03">
                <text:p>4918.03</text:p>
              </table:table-cell>
              <table:table-cell office:value-type="float" office:value="89264950.9610225">
                <text:p>89264950.9610225</text:p>
              </table:table-cell>
              <table:table-cell office:value-type="float" office:value="4918.03">
                <text:p>4918.03</text:p>
              </table:table-cell>
              <table:table-cell office:value-type="float" office:value="115822262.973786">
                <text:p>115822262.973786</text:p>
              </table:table-cell>
              <table:table-cell office:value-type="float" office:value="4918.03">
                <text:p>4918.03</text:p>
              </table:table-cell>
              <table:table-cell office:value-type="float" office:value="68729571.3987044">
                <text:p>68729571.3987044</text:p>
              </table:table-cell>
              <table:table-cell office:value-type="float" office:value="4918.03">
                <text:p>4918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411862.661678">
                <text:p>101411862.661678</text:p>
              </table:table-cell>
              <table:table-cell office:value-type="float" office:value="4838.71">
                <text:p>4838.71</text:p>
              </table:table-cell>
              <table:table-cell office:value-type="float" office:value="71709015.7808314">
                <text:p>71709015.7808314</text:p>
              </table:table-cell>
              <table:table-cell office:value-type="float" office:value="4838.71">
                <text:p>4838.71</text:p>
              </table:table-cell>
              <table:table-cell office:value-type="float" office:value="-50705931.3308391">
                <text:p>-50705931.3308391</text:p>
              </table:table-cell>
              <table:table-cell office:value-type="float" office:value="4838.71">
                <text:p>4838.71</text:p>
              </table:table-cell>
              <table:table-cell office:value-type="float" office:value="87825249.3101118">
                <text:p>87825249.3101118</text:p>
              </table:table-cell>
              <table:table-cell office:value-type="float" office:value="4838.71">
                <text:p>4838.71</text:p>
              </table:table-cell>
              <table:table-cell office:value-type="float" office:value="114277664.59424">
                <text:p>114277664.59424</text:p>
              </table:table-cell>
              <table:table-cell office:value-type="float" office:value="4838.71">
                <text:p>4838.71</text:p>
              </table:table-cell>
              <table:table-cell office:value-type="float" office:value="67465700.6293727">
                <text:p>67465700.6293727</text:p>
              </table:table-cell>
              <table:table-cell office:value-type="float" office:value="4838.71">
                <text:p>4838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802044.1003172">
                <text:p>99802044.1003172</text:p>
              </table:table-cell>
              <table:table-cell office:value-type="float" office:value="4761.9">
                <text:p>4761.9</text:p>
              </table:table-cell>
              <table:table-cell office:value-type="float" office:value="70570702.1596132">
                <text:p>70570702.1596132</text:p>
              </table:table-cell>
              <table:table-cell office:value-type="float" office:value="4761.9">
                <text:p>4761.9</text:p>
              </table:table-cell>
              <table:table-cell office:value-type="float" office:value="-49901022.0501586">
                <text:p>-49901022.0501586</text:p>
              </table:table-cell>
              <table:table-cell office:value-type="float" office:value="4761.9">
                <text:p>4761.9</text:p>
              </table:table-cell>
              <table:table-cell office:value-type="float" office:value="86431105.5404896">
                <text:p>86431105.5404896</text:p>
              </table:table-cell>
              <table:table-cell office:value-type="float" office:value="4761.9">
                <text:p>4761.9</text:p>
              </table:table-cell>
              <table:table-cell office:value-type="float" office:value="112754112.620852">
                <text:p>112754112.620852</text:p>
              </table:table-cell>
              <table:table-cell office:value-type="float" office:value="4761.9">
                <text:p>4761.9</text:p>
              </table:table-cell>
              <table:table-cell office:value-type="float" office:value="66237815.8296987">
                <text:p>66237815.8296987</text:p>
              </table:table-cell>
              <table:table-cell office:value-type="float" office:value="4761.9">
                <text:p>476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242735.4039851">
                <text:p>98242735.4039851</text:p>
              </table:table-cell>
              <table:table-cell office:value-type="float" office:value="4687.5">
                <text:p>4687.5</text:p>
              </table:table-cell>
              <table:table-cell office:value-type="float" office:value="69468104.4064735">
                <text:p>69468104.4064735</text:p>
              </table:table-cell>
              <table:table-cell office:value-type="float" office:value="4687.5">
                <text:p>4687.5</text:p>
              </table:table-cell>
              <table:table-cell office:value-type="float" office:value="-49121367.7019925">
                <text:p>-49121367.7019925</text:p>
              </table:table-cell>
              <table:table-cell office:value-type="float" office:value="4687.5">
                <text:p>4687.5</text:p>
              </table:table-cell>
              <table:table-cell office:value-type="float" office:value="85080704.5971239">
                <text:p>85080704.5971239</text:p>
              </table:table-cell>
              <table:table-cell office:value-type="float" office:value="4687.5">
                <text:p>4687.5</text:p>
              </table:table-cell>
              <table:table-cell office:value-type="float" office:value="111313327.142577">
                <text:p>111313327.142577</text:p>
              </table:table-cell>
              <table:table-cell office:value-type="float" office:value="4687.5">
                <text:p>4687.5</text:p>
              </table:table-cell>
              <table:table-cell office:value-type="float" office:value="65044415.7561505">
                <text:p>65044415.7561505</text:p>
              </table:table-cell>
              <table:table-cell office:value-type="float" office:value="4687.5">
                <text:p>468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731211.9741535">
                <text:p>96731211.9741535</text:p>
              </table:table-cell>
              <table:table-cell office:value-type="float" office:value="4615.38">
                <text:p>4615.38</text:p>
              </table:table-cell>
              <table:table-cell office:value-type="float" office:value="68399295.9393173">
                <text:p>68399295.9393173</text:p>
              </table:table-cell>
              <table:table-cell office:value-type="float" office:value="4615.38">
                <text:p>4615.38</text:p>
              </table:table-cell>
              <table:table-cell office:value-type="float" office:value="-48365605.9870767">
                <text:p>-48365605.9870767</text:p>
              </table:table-cell>
              <table:table-cell office:value-type="float" office:value="4615.38">
                <text:p>4615.38</text:p>
              </table:table-cell>
              <table:table-cell office:value-type="float" office:value="83771686.9084744">
                <text:p>83771686.9084744</text:p>
              </table:table-cell>
              <table:table-cell office:value-type="float" office:value="4615.38">
                <text:p>4615.38</text:p>
              </table:table-cell>
              <table:table-cell office:value-type="float" office:value="109962582.312782">
                <text:p>109962582.312782</text:p>
              </table:table-cell>
              <table:table-cell office:value-type="float" office:value="4615.38">
                <text:p>4615.38</text:p>
              </table:table-cell>
              <table:table-cell office:value-type="float" office:value="63883508.4253853">
                <text:p>63883508.4253853</text:p>
              </table:table-cell>
              <table:table-cell office:value-type="float" office:value="4615.38">
                <text:p>4615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265587.5503029">
                <text:p>95265587.5503029</text:p>
              </table:table-cell>
              <table:table-cell office:value-type="float" office:value="4545.45">
                <text:p>4545.45</text:p>
              </table:table-cell>
              <table:table-cell office:value-type="float" office:value="67362942.9705399">
                <text:p>67362942.9705399</text:p>
              </table:table-cell>
              <table:table-cell office:value-type="float" office:value="4545.45">
                <text:p>4545.45</text:p>
              </table:table-cell>
              <table:table-cell office:value-type="float" office:value="-47632793.7751514">
                <text:p>-47632793.7751514</text:p>
              </table:table-cell>
              <table:table-cell office:value-type="float" office:value="4545.45">
                <text:p>4545.45</text:p>
              </table:table-cell>
              <table:table-cell office:value-type="float" office:value="82502418.9250128">
                <text:p>82502418.9250128</text:p>
              </table:table-cell>
              <table:table-cell office:value-type="float" office:value="4545.45">
                <text:p>4545.45</text:p>
              </table:table-cell>
              <table:table-cell office:value-type="float" office:value="108529127.512946">
                <text:p>108529127.512946</text:p>
              </table:table-cell>
              <table:table-cell office:value-type="float" office:value="4545.45">
                <text:p>4545.45</text:p>
              </table:table-cell>
              <table:table-cell office:value-type="float" office:value="62753734.0419031">
                <text:p>62753734.0419031</text:p>
              </table:table-cell>
              <table:table-cell office:value-type="float" office:value="4545.45">
                <text:p>4545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843766.2874108">
                <text:p>93843766.2874108</text:p>
              </table:table-cell>
              <table:table-cell office:value-type="float" office:value="4477.61">
                <text:p>4477.61</text:p>
              </table:table-cell>
              <table:table-cell office:value-type="float" office:value="66357563.5139137">
                <text:p>66357563.5139137</text:p>
              </table:table-cell>
              <table:table-cell office:value-type="float" office:value="4477.61">
                <text:p>4477.61</text:p>
              </table:table-cell>
              <table:table-cell office:value-type="float" office:value="-46921883.1437054">
                <text:p>-46921883.1437054</text:p>
              </table:table-cell>
              <table:table-cell office:value-type="float" office:value="4477.61">
                <text:p>4477.61</text:p>
              </table:table-cell>
              <table:table-cell office:value-type="float" office:value="81271085.5917074">
                <text:p>81271085.5917074</text:p>
              </table:table-cell>
              <table:table-cell office:value-type="float" office:value="4477.61">
                <text:p>4477.61</text:p>
              </table:table-cell>
              <table:table-cell office:value-type="float" office:value="107060781.208387">
                <text:p>107060781.208387</text:p>
              </table:table-cell>
              <table:table-cell office:value-type="float" office:value="4477.61">
                <text:p>4477.61</text:p>
              </table:table-cell>
              <table:table-cell office:value-type="float" office:value="61653563.1369735">
                <text:p>61653563.1369735</text:p>
              </table:table-cell>
              <table:table-cell office:value-type="float" office:value="4477.61">
                <text:p>4477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463652.3404555">
                <text:p>92463652.3404555</text:p>
              </table:table-cell>
              <table:table-cell office:value-type="float" office:value="4411.76">
                <text:p>4411.76</text:p>
              </table:table-cell>
              <table:table-cell office:value-type="float" office:value="65381675.5832115">
                <text:p>65381675.5832115</text:p>
              </table:table-cell>
              <table:table-cell office:value-type="float" office:value="4411.76">
                <text:p>4411.76</text:p>
              </table:table-cell>
              <table:table-cell office:value-type="float" office:value="-46231826.1702277">
                <text:p>-46231826.1702277</text:p>
              </table:table-cell>
              <table:table-cell office:value-type="float" office:value="4411.76">
                <text:p>4411.76</text:p>
              </table:table-cell>
              <table:table-cell office:value-type="float" office:value="80075871.8535269">
                <text:p>80075871.8535269</text:p>
              </table:table-cell>
              <table:table-cell office:value-type="float" office:value="4411.76">
                <text:p>4411.76</text:p>
              </table:table-cell>
              <table:table-cell office:value-type="float" office:value="105651474.568897">
                <text:p>105651474.568897</text:p>
              </table:table-cell>
              <table:table-cell office:value-type="float" office:value="4411.76">
                <text:p>4411.76</text:p>
              </table:table-cell>
              <table:table-cell office:value-type="float" office:value="60581455.3685637">
                <text:p>60581455.3685637</text:p>
              </table:table-cell>
              <table:table-cell office:value-type="float" office:value="4411.76">
                <text:p>4411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123778.6179217">
                <text:p>91123778.6179217</text:p>
              </table:table-cell>
              <table:table-cell office:value-type="float" office:value="4347.83">
                <text:p>4347.83</text:p>
              </table:table-cell>
              <table:table-cell office:value-type="float" office:value="64434241.7880742">
                <text:p>64434241.7880742</text:p>
              </table:table-cell>
              <table:table-cell office:value-type="float" office:value="4347.83">
                <text:p>4347.83</text:p>
              </table:table-cell>
              <table:table-cell office:value-type="float" office:value="-45561889.3089609">
                <text:p>-45561889.3089609</text:p>
              </table:table-cell>
              <table:table-cell office:value-type="float" office:value="4347.83">
                <text:p>4347.83</text:p>
              </table:table-cell>
              <table:table-cell office:value-type="float" office:value="78915507.1719495">
                <text:p>78915507.1719495</text:p>
              </table:table-cell>
              <table:table-cell office:value-type="float" office:value="4347.83">
                <text:p>4347.83</text:p>
              </table:table-cell>
              <table:table-cell office:value-type="float" office:value="104270590.535294">
                <text:p>104270590.535294</text:p>
              </table:table-cell>
              <table:table-cell office:value-type="float" office:value="4347.83">
                <text:p>4347.83</text:p>
              </table:table-cell>
              <table:table-cell office:value-type="float" office:value="59536349.5257819">
                <text:p>59536349.5257819</text:p>
              </table:table-cell>
              <table:table-cell office:value-type="float" office:value="4347.83">
                <text:p>4347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821839.6902854">
                <text:p>89821839.6902854</text:p>
              </table:table-cell>
              <table:table-cell office:value-type="float" office:value="4285.71">
                <text:p>4285.71</text:p>
              </table:table-cell>
              <table:table-cell office:value-type="float" office:value="63513631.9436518">
                <text:p>63513631.9436518</text:p>
              </table:table-cell>
              <table:table-cell office:value-type="float" office:value="4285.71">
                <text:p>4285.71</text:p>
              </table:table-cell>
              <table:table-cell office:value-type="float" office:value="-44910919.8451427">
                <text:p>-44910919.8451427</text:p>
              </table:table-cell>
              <table:table-cell office:value-type="float" office:value="4285.71">
                <text:p>4285.71</text:p>
              </table:table-cell>
              <table:table-cell office:value-type="float" office:value="77787994.9864405">
                <text:p>77787994.9864405</text:p>
              </table:table-cell>
              <table:table-cell office:value-type="float" office:value="4285.71">
                <text:p>4285.71</text:p>
              </table:table-cell>
              <table:table-cell office:value-type="float" office:value="102823793.039636">
                <text:p>102823793.039636</text:p>
              </table:table-cell>
              <table:table-cell office:value-type="float" office:value="4285.71">
                <text:p>4285.71</text:p>
              </table:table-cell>
              <table:table-cell office:value-type="float" office:value="58516520.8559551">
                <text:p>58516520.8559551</text:p>
              </table:table-cell>
              <table:table-cell office:value-type="float" office:value="4285.71">
                <text:p>4285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556787.6350355">
                <text:p>88556787.6350355</text:p>
              </table:table-cell>
              <table:table-cell office:value-type="float" office:value="4225.35">
                <text:p>4225.35</text:p>
              </table:table-cell>
              <table:table-cell office:value-type="float" office:value="62619105.0568306">
                <text:p>62619105.0568306</text:p>
              </table:table-cell>
              <table:table-cell office:value-type="float" office:value="4225.35">
                <text:p>4225.35</text:p>
              </table:table-cell>
              <table:table-cell office:value-type="float" office:value="-44278393.8175178">
                <text:p>-44278393.8175178</text:p>
              </table:table-cell>
              <table:table-cell office:value-type="float" office:value="4225.35">
                <text:p>4225.35</text:p>
              </table:table-cell>
              <table:table-cell office:value-type="float" office:value="76692427.7694844">
                <text:p>76692427.7694844</text:p>
              </table:table-cell>
              <table:table-cell office:value-type="float" office:value="4225.35">
                <text:p>4225.35</text:p>
              </table:table-cell>
              <table:table-cell office:value-type="float" office:value="101343893.997038">
                <text:p>101343893.997038</text:p>
              </table:table-cell>
              <table:table-cell office:value-type="float" office:value="4225.35">
                <text:p>4225.35</text:p>
              </table:table-cell>
              <table:table-cell office:value-type="float" office:value="57521218.1185702">
                <text:p>57521218.1185702</text:p>
              </table:table-cell>
              <table:table-cell office:value-type="float" office:value="4225.35">
                <text:p>4225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326945.7761543">
                <text:p>87326945.7761543</text:p>
              </table:table-cell>
              <table:table-cell office:value-type="float" office:value="4166.67">
                <text:p>4166.67</text:p>
              </table:table-cell>
              <table:table-cell office:value-type="float" office:value="61749475.5386286">
                <text:p>61749475.5386286</text:p>
              </table:table-cell>
              <table:table-cell office:value-type="float" office:value="4166.67">
                <text:p>4166.67</text:p>
              </table:table-cell>
              <table:table-cell office:value-type="float" office:value="-43663472.8880771">
                <text:p>-43663472.8880771</text:p>
              </table:table-cell>
              <table:table-cell office:value-type="float" office:value="4166.67">
                <text:p>4166.67</text:p>
              </table:table-cell>
              <table:table-cell office:value-type="float" office:value="75627353.4770558">
                <text:p>75627353.4770558</text:p>
              </table:table-cell>
              <table:table-cell office:value-type="float" office:value="4166.67">
                <text:p>4166.67</text:p>
              </table:table-cell>
              <table:table-cell office:value-type="float" office:value="99855335.4558276">
                <text:p>99855335.4558276</text:p>
              </table:table-cell>
              <table:table-cell office:value-type="float" office:value="4166.67">
                <text:p>4166.67</text:p>
              </table:table-cell>
              <table:table-cell office:value-type="float" office:value="56549190.1524517">
                <text:p>56549190.1524517</text:p>
              </table:table-cell>
              <table:table-cell office:value-type="float" office:value="4166.67">
                <text:p>416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130637.4376243">
                <text:p>86130637.4376243</text:p>
              </table:table-cell>
              <table:table-cell office:value-type="float" office:value="4109.59">
                <text:p>4109.59</text:p>
              </table:table-cell>
              <table:table-cell office:value-type="float" office:value="60903557.800064">
                <text:p>60903557.800064</text:p>
              </table:table-cell>
              <table:table-cell office:value-type="float" office:value="4109.59">
                <text:p>4109.59</text:p>
              </table:table-cell>
              <table:table-cell office:value-type="float" office:value="-43065318.7188121">
                <text:p>-43065318.7188121</text:p>
              </table:table-cell>
              <table:table-cell office:value-type="float" office:value="4109.59">
                <text:p>4109.59</text:p>
              </table:table-cell>
              <table:table-cell office:value-type="float" office:value="74591320.0651296">
                <text:p>74591320.0651296</text:p>
              </table:table-cell>
              <table:table-cell office:value-type="float" office:value="4109.59">
                <text:p>4109.59</text:p>
              </table:table-cell>
              <table:table-cell office:value-type="float" office:value="98409453.4158663">
                <text:p>98409453.4158663</text:p>
              </table:table-cell>
              <table:table-cell office:value-type="float" office:value="4109.59">
                <text:p>4109.59</text:p>
              </table:table-cell>
              <table:table-cell office:value-type="float" office:value="55599173.9193675">
                <text:p>55599173.9193675</text:p>
              </table:table-cell>
              <table:table-cell office:value-type="float" office:value="4109.59">
                <text:p>4109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66605.1124322">
                <text:p>84966605.1124322</text:p>
              </table:table-cell>
              <table:table-cell office:value-type="float" office:value="4054.05">
                <text:p>4054.05</text:p>
              </table:table-cell>
              <table:table-cell office:value-type="float" office:value="60080462.6494004">
                <text:p>60080462.6494004</text:p>
              </table:table-cell>
              <table:table-cell office:value-type="float" office:value="4054.05">
                <text:p>4054.05</text:p>
              </table:table-cell>
              <table:table-cell office:value-type="float" office:value="-42483302.5562161">
                <text:p>-42483302.5562161</text:p>
              </table:table-cell>
              <table:table-cell office:value-type="float" office:value="4054.05">
                <text:p>4054.05</text:p>
              </table:table-cell>
              <table:table-cell office:value-type="float" office:value="73583238.500687">
                <text:p>73583238.500687</text:p>
              </table:table-cell>
              <table:table-cell office:value-type="float" office:value="4054.05">
                <text:p>4054.05</text:p>
              </table:table-cell>
              <table:table-cell office:value-type="float" office:value="96978926.3940001">
                <text:p>96978926.3940001</text:p>
              </table:table-cell>
              <table:table-cell office:value-type="float" office:value="4054.05">
                <text:p>4054.05</text:p>
              </table:table-cell>
              <table:table-cell office:value-type="float" office:value="54670228.3482447">
                <text:p>54670228.3482447</text:p>
              </table:table-cell>
              <table:table-cell office:value-type="float" office:value="4054.05">
                <text:p>4054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833800.8780671">
                <text:p>83833800.8780671</text:p>
              </table:table-cell>
              <table:table-cell office:value-type="float" office:value="4000">
                <text:p>4000</text:p>
              </table:table-cell>
              <table:table-cell office:value-type="float" office:value="59279449.093524">
                <text:p>59279449.093524</text:p>
              </table:table-cell>
              <table:table-cell office:value-type="float" office:value="4000">
                <text:p>4000</text:p>
              </table:table-cell>
              <table:table-cell office:value-type="float" office:value="-41916900.4390336">
                <text:p>-41916900.4390336</text:p>
              </table:table-cell>
              <table:table-cell office:value-type="float" office:value="4000">
                <text:p>4000</text:p>
              </table:table-cell>
              <table:table-cell office:value-type="float" office:value="72602201.2562123">
                <text:p>72602201.2562123</text:p>
              </table:table-cell>
              <table:table-cell office:value-type="float" office:value="4000">
                <text:p>4000</text:p>
              </table:table-cell>
              <table:table-cell office:value-type="float" office:value="95590203.1913197">
                <text:p>95590203.1913197</text:p>
              </table:table-cell>
              <table:table-cell office:value-type="float" office:value="4000">
                <text:p>4000</text:p>
              </table:table-cell>
              <table:table-cell office:value-type="float" office:value="53761572.8588168">
                <text:p>53761572.85881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730757.6430142">
                <text:p>82730757.6430142</text:p>
              </table:table-cell>
              <table:table-cell office:value-type="float" office:value="3947.37">
                <text:p>3947.37</text:p>
              </table:table-cell>
              <table:table-cell office:value-type="float" office:value="58499479.7420761">
                <text:p>58499479.7420761</text:p>
              </table:table-cell>
              <table:table-cell office:value-type="float" office:value="3947.37">
                <text:p>3947.37</text:p>
              </table:table-cell>
              <table:table-cell office:value-type="float" office:value="-41365378.8215071">
                <text:p>-41365378.8215071</text:p>
              </table:table-cell>
              <table:table-cell office:value-type="float" office:value="3947.37">
                <text:p>3947.37</text:p>
              </table:table-cell>
              <table:table-cell office:value-type="float" office:value="71646937.7931839">
                <text:p>71646937.7931839</text:p>
              </table:table-cell>
              <table:table-cell office:value-type="float" office:value="3947.37">
                <text:p>3947.37</text:p>
              </table:table-cell>
              <table:table-cell office:value-type="float" office:value="94216981.0455699">
                <text:p>94216981.0455699</text:p>
              </table:table-cell>
              <table:table-cell office:value-type="float" office:value="3947.37">
                <text:p>3947.37</text:p>
              </table:table-cell>
              <table:table-cell office:value-type="float" office:value="52872082.4438224">
                <text:p>52872082.4438224</text:p>
              </table:table-cell>
              <table:table-cell office:value-type="float" office:value="3947.37">
                <text:p>3947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656217.9002595">
                <text:p>81656217.9002595</text:p>
              </table:table-cell>
              <table:table-cell office:value-type="float" office:value="3896.1">
                <text:p>3896.1</text:p>
              </table:table-cell>
              <table:table-cell office:value-type="float" office:value="57739665.4033199">
                <text:p>57739665.4033199</text:p>
              </table:table-cell>
              <table:table-cell office:value-type="float" office:value="3896.1">
                <text:p>3896.1</text:p>
              </table:table-cell>
              <table:table-cell office:value-type="float" office:value="-40828108.9501298">
                <text:p>-40828108.9501298</text:p>
              </table:table-cell>
              <table:table-cell office:value-type="float" office:value="3896.1">
                <text:p>3896.1</text:p>
              </table:table-cell>
              <table:table-cell office:value-type="float" office:value="70716359.0785824">
                <text:p>70716359.0785824</text:p>
              </table:table-cell>
              <table:table-cell office:value-type="float" office:value="3896.1">
                <text:p>3896.1</text:p>
              </table:table-cell>
              <table:table-cell office:value-type="float" office:value="92907698.0554109">
                <text:p>92907698.0554109</text:p>
              </table:table-cell>
              <table:table-cell office:value-type="float" office:value="3896.1">
                <text:p>3896.1</text:p>
              </table:table-cell>
              <table:table-cell office:value-type="float" office:value="52000788.6167322">
                <text:p>52000788.6167322</text:p>
              </table:table-cell>
              <table:table-cell office:value-type="float" office:value="3896.1">
                <text:p>389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609343.3117947">
                <text:p>80609343.3117947</text:p>
              </table:table-cell>
              <table:table-cell office:value-type="float" office:value="3846.15">
                <text:p>3846.15</text:p>
              </table:table-cell>
              <table:table-cell office:value-type="float" office:value="56999413.2827645">
                <text:p>56999413.2827645</text:p>
              </table:table-cell>
              <table:table-cell office:value-type="float" office:value="3846.15">
                <text:p>3846.15</text:p>
              </table:table-cell>
              <table:table-cell office:value-type="float" office:value="-40304671.6558974">
                <text:p>-40304671.6558974</text:p>
              </table:table-cell>
              <table:table-cell office:value-type="float" office:value="3846.15">
                <text:p>3846.15</text:p>
              </table:table-cell>
              <table:table-cell office:value-type="float" office:value="69809739.0903955">
                <text:p>69809739.0903955</text:p>
              </table:table-cell>
              <table:table-cell office:value-type="float" office:value="3846.15">
                <text:p>3846.15</text:p>
              </table:table-cell>
              <table:table-cell office:value-type="float" office:value="91599549.4944676">
                <text:p>91599549.4944676</text:p>
              </table:table-cell>
              <table:table-cell office:value-type="float" office:value="3846.15">
                <text:p>3846.15</text:p>
              </table:table-cell>
              <table:table-cell office:value-type="float" office:value="51147054.100182">
                <text:p>51147054.100182</text:p>
              </table:table-cell>
              <table:table-cell office:value-type="float" office:value="3846.15">
                <text:p>384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89085.9551087">
                <text:p>79589085.9551087</text:p>
              </table:table-cell>
              <table:table-cell office:value-type="float" office:value="3797.47">
                <text:p>3797.47</text:p>
              </table:table-cell>
              <table:table-cell office:value-type="float" office:value="56277982.3872963">
                <text:p>56277982.3872963</text:p>
              </table:table-cell>
              <table:table-cell office:value-type="float" office:value="3797.47">
                <text:p>3797.47</text:p>
              </table:table-cell>
              <table:table-cell office:value-type="float" office:value="-39794542.9775543">
                <text:p>-39794542.9775543</text:p>
              </table:table-cell>
              <table:table-cell office:value-type="float" office:value="3797.47">
                <text:p>3797.47</text:p>
              </table:table-cell>
              <table:table-cell office:value-type="float" office:value="68926170.3011074">
                <text:p>68926170.3011074</text:p>
              </table:table-cell>
              <table:table-cell office:value-type="float" office:value="3797.47">
                <text:p>3797.47</text:p>
              </table:table-cell>
              <table:table-cell office:value-type="float" office:value="90338958.3965372">
                <text:p>90338958.3965372</text:p>
              </table:table-cell>
              <table:table-cell office:value-type="float" office:value="3797.47">
                <text:p>3797.47</text:p>
              </table:table-cell>
              <table:table-cell office:value-type="float" office:value="50310064.400576">
                <text:p>50310064.400576</text:p>
              </table:table-cell>
              <table:table-cell office:value-type="float" office:value="3797.47">
                <text:p>3797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594188.3231879">
                <text:p>78594188.3231879</text:p>
              </table:table-cell>
              <table:table-cell office:value-type="float" office:value="3750">
                <text:p>3750</text:p>
              </table:table-cell>
              <table:table-cell office:value-type="float" office:value="55574483.5251787">
                <text:p>55574483.5251787</text:p>
              </table:table-cell>
              <table:table-cell office:value-type="float" office:value="3750">
                <text:p>3750</text:p>
              </table:table-cell>
              <table:table-cell office:value-type="float" office:value="-39297094.161594">
                <text:p>-39297094.161594</text:p>
              </table:table-cell>
              <table:table-cell office:value-type="float" office:value="3750">
                <text:p>3750</text:p>
              </table:table-cell>
              <table:table-cell office:value-type="float" office:value="68064563.677699">
                <text:p>68064563.677699</text:p>
              </table:table-cell>
              <table:table-cell office:value-type="float" office:value="3750">
                <text:p>3750</text:p>
              </table:table-cell>
              <table:table-cell office:value-type="float" office:value="89143439.2098091">
                <text:p>89143439.2098091</text:p>
              </table:table-cell>
              <table:table-cell office:value-type="float" office:value="3750">
                <text:p>3750</text:p>
              </table:table-cell>
              <table:table-cell office:value-type="float" office:value="49488821.6979973">
                <text:p>49488821.697997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623812.0780243">
                <text:p>77623812.0780243</text:p>
              </table:table-cell>
              <table:table-cell office:value-type="float" office:value="3703.7">
                <text:p>3703.7</text:p>
              </table:table-cell>
              <table:table-cell office:value-type="float" office:value="54888323.9019212">
                <text:p>54888323.9019212</text:p>
              </table:table-cell>
              <table:table-cell office:value-type="float" office:value="3703.7">
                <text:p>3703.7</text:p>
              </table:table-cell>
              <table:table-cell office:value-type="float" office:value="-38811906.0390122">
                <text:p>-38811906.0390122</text:p>
              </table:table-cell>
              <table:table-cell office:value-type="float" office:value="3703.7">
                <text:p>3703.7</text:p>
              </table:table-cell>
              <table:table-cell office:value-type="float" office:value="67224193.1981584">
                <text:p>67224193.1981584</text:p>
              </table:table-cell>
              <table:table-cell office:value-type="float" office:value="3703.7">
                <text:p>3703.7</text:p>
              </table:table-cell>
              <table:table-cell office:value-type="float" office:value="87967479.9339128">
                <text:p>87967479.9339128</text:p>
              </table:table-cell>
              <table:table-cell office:value-type="float" office:value="3703.7">
                <text:p>3703.7</text:p>
              </table:table-cell>
              <table:table-cell office:value-type="float" office:value="48682661.9936112">
                <text:p>48682661.9936112</text:p>
              </table:table-cell>
              <table:table-cell office:value-type="float" office:value="3703.7">
                <text:p>370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677328.4661111">
                <text:p>76677328.4661111</text:p>
              </table:table-cell>
              <table:table-cell office:value-type="float" office:value="3658.54">
                <text:p>3658.54</text:p>
              </table:table-cell>
              <table:table-cell office:value-type="float" office:value="54219058.9216554">
                <text:p>54219058.9216554</text:p>
              </table:table-cell>
              <table:table-cell office:value-type="float" office:value="3658.54">
                <text:p>3658.54</text:p>
              </table:table-cell>
              <table:table-cell office:value-type="float" office:value="-38338664.2330555">
                <text:p>-38338664.2330555</text:p>
              </table:table-cell>
              <table:table-cell office:value-type="float" office:value="3658.54">
                <text:p>3658.54</text:p>
              </table:table-cell>
              <table:table-cell office:value-type="float" office:value="66404514.3459758">
                <text:p>66404514.3459758</text:p>
              </table:table-cell>
              <table:table-cell office:value-type="float" office:value="3658.54">
                <text:p>3658.54</text:p>
              </table:table-cell>
              <table:table-cell office:value-type="float" office:value="86818576.3666773">
                <text:p>86818576.3666773</text:p>
              </table:table-cell>
              <table:table-cell office:value-type="float" office:value="3658.54">
                <text:p>3658.54</text:p>
              </table:table-cell>
              <table:table-cell office:value-type="float" office:value="47891089.2473038">
                <text:p>47891089.2473038</text:p>
              </table:table-cell>
              <table:table-cell office:value-type="float" office:value="3658.54">
                <text:p>365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753479.9804347">
                <text:p>75753479.9804347</text:p>
              </table:table-cell>
              <table:table-cell office:value-type="float" office:value="3614.46">
                <text:p>3614.46</text:p>
              </table:table-cell>
              <table:table-cell office:value-type="float" office:value="53565799.3926447">
                <text:p>53565799.3926447</text:p>
              </table:table-cell>
              <table:table-cell office:value-type="float" office:value="3614.46">
                <text:p>3614.46</text:p>
              </table:table-cell>
              <table:table-cell office:value-type="float" office:value="-37876739.9902173">
                <text:p>-37876739.9902173</text:p>
              </table:table-cell>
              <table:table-cell office:value-type="float" office:value="3614.46">
                <text:p>3614.46</text:p>
              </table:table-cell>
              <table:table-cell office:value-type="float" office:value="65604438.0881323">
                <text:p>65604438.0881323</text:p>
              </table:table-cell>
              <table:table-cell office:value-type="float" office:value="3614.46">
                <text:p>3614.46</text:p>
              </table:table-cell>
              <table:table-cell office:value-type="float" office:value="85705368.511168">
                <text:p>85705368.511168</text:p>
              </table:table-cell>
              <table:table-cell office:value-type="float" office:value="3614.46">
                <text:p>3614.46</text:p>
              </table:table-cell>
              <table:table-cell office:value-type="float" office:value="47113072.0896817">
                <text:p>47113072.0896817</text:p>
              </table:table-cell>
              <table:table-cell office:value-type="float" office:value="3614.46">
                <text:p>3614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851637.867489">
                <text:p>74851637.867489</text:p>
              </table:table-cell>
              <table:table-cell office:value-type="float" office:value="3571.43">
                <text:p>3571.43</text:p>
              </table:table-cell>
              <table:table-cell office:value-type="float" office:value="52928100.7190212">
                <text:p>52928100.7190212</text:p>
              </table:table-cell>
              <table:table-cell office:value-type="float" office:value="3571.43">
                <text:p>3571.43</text:p>
              </table:table-cell>
              <table:table-cell office:value-type="float" office:value="-37425818.9337445">
                <text:p>-37425818.9337445</text:p>
              </table:table-cell>
              <table:table-cell office:value-type="float" office:value="3571.43">
                <text:p>3571.43</text:p>
              </table:table-cell>
              <table:table-cell office:value-type="float" office:value="64823419.9081187">
                <text:p>64823419.9081187</text:p>
              </table:table-cell>
              <table:table-cell office:value-type="float" office:value="3571.43">
                <text:p>3571.43</text:p>
              </table:table-cell>
              <table:table-cell office:value-type="float" office:value="84628106.9427555">
                <text:p>84628106.9427555</text:p>
              </table:table-cell>
              <table:table-cell office:value-type="float" office:value="3571.43">
                <text:p>3571.43</text:p>
              </table:table-cell>
              <table:table-cell office:value-type="float" office:value="46348094.3387448">
                <text:p>46348094.3387448</text:p>
              </table:table-cell>
              <table:table-cell office:value-type="float" office:value="3571.43">
                <text:p>3571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970963.7892649">
                <text:p>73970963.7892649</text:p>
              </table:table-cell>
              <table:table-cell office:value-type="float" office:value="3529.41">
                <text:p>3529.41</text:p>
              </table:table-cell>
              <table:table-cell office:value-type="float" office:value="52305370.1062937">
                <text:p>52305370.1062937</text:p>
              </table:table-cell>
              <table:table-cell office:value-type="float" office:value="3529.41">
                <text:p>3529.41</text:p>
              </table:table-cell>
              <table:table-cell office:value-type="float" office:value="-36985481.8946324">
                <text:p>-36985481.8946324</text:p>
              </table:table-cell>
              <table:table-cell office:value-type="float" office:value="3529.41">
                <text:p>3529.41</text:p>
              </table:table-cell>
              <table:table-cell office:value-type="float" office:value="64060733.7839222">
                <text:p>64060733.7839222</text:p>
              </table:table-cell>
              <table:table-cell office:value-type="float" office:value="3529.41">
                <text:p>3529.41</text:p>
              </table:table-cell>
              <table:table-cell office:value-type="float" office:value="83569264.0801141">
                <text:p>83569264.0801141</text:p>
              </table:table-cell>
              <table:table-cell office:value-type="float" office:value="3529.41">
                <text:p>3529.41</text:p>
              </table:table-cell>
              <table:table-cell office:value-type="float" office:value="45595453.8560874">
                <text:p>45595453.8560874</text:p>
              </table:table-cell>
              <table:table-cell office:value-type="float" office:value="3529.41">
                <text:p>3529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110828.992256">
                <text:p>73110828.992256</text:p>
              </table:table-cell>
              <table:table-cell office:value-type="float" office:value="3488.37">
                <text:p>3488.37</text:p>
              </table:table-cell>
              <table:table-cell office:value-type="float" office:value="51697162.9585943">
                <text:p>51697162.9585943</text:p>
              </table:table-cell>
              <table:table-cell office:value-type="float" office:value="3488.37">
                <text:p>3488.37</text:p>
              </table:table-cell>
              <table:table-cell office:value-type="float" office:value="-36555414.496128">
                <text:p>-36555414.496128</text:p>
              </table:table-cell>
              <table:table-cell office:value-type="float" office:value="3488.37">
                <text:p>3488.37</text:p>
              </table:table-cell>
              <table:table-cell office:value-type="float" office:value="63315835.1990336">
                <text:p>63315835.1990336</text:p>
              </table:table-cell>
              <table:table-cell office:value-type="float" office:value="3488.37">
                <text:p>3488.37</text:p>
              </table:table-cell>
              <table:table-cell office:value-type="float" office:value="82538037.5477681">
                <text:p>82538037.5477681</text:p>
              </table:table-cell>
              <table:table-cell office:value-type="float" office:value="3488.37">
                <text:p>3488.37</text:p>
              </table:table-cell>
              <table:table-cell office:value-type="float" office:value="44854617.1063454">
                <text:p>44854617.1063454</text:p>
              </table:table-cell>
              <table:table-cell office:value-type="float" office:value="3488.37">
                <text:p>3488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270604.7229554">
                <text:p>72270604.7229554</text:p>
              </table:table-cell>
              <table:table-cell office:value-type="float" office:value="3448.28">
                <text:p>3448.28</text:p>
              </table:table-cell>
              <table:table-cell office:value-type="float" office:value="51103034.6800543">
                <text:p>51103034.6800543</text:p>
              </table:table-cell>
              <table:table-cell office:value-type="float" office:value="3448.28">
                <text:p>3448.28</text:p>
              </table:table-cell>
              <table:table-cell office:value-type="float" office:value="-36135302.3614777">
                <text:p>-36135302.3614777</text:p>
              </table:table-cell>
              <table:table-cell office:value-type="float" office:value="3448.28">
                <text:p>3448.28</text:p>
              </table:table-cell>
              <table:table-cell office:value-type="float" office:value="62588179.636943">
                <text:p>62588179.636943</text:p>
              </table:table-cell>
              <table:table-cell office:value-type="float" office:value="3448.28">
                <text:p>3448.28</text:p>
              </table:table-cell>
              <table:table-cell office:value-type="float" office:value="81532252.5308307">
                <text:p>81532252.5308307</text:p>
              </table:table-cell>
              <table:table-cell office:value-type="float" office:value="3448.28">
                <text:p>3448.28</text:p>
              </table:table-cell>
              <table:table-cell office:value-type="float" office:value="44125042.3972213">
                <text:p>44125042.3972213</text:p>
              </table:table-cell>
              <table:table-cell office:value-type="float" office:value="3448.28">
                <text:p>3448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449243.0588527">
                <text:p>71449243.0588527</text:p>
              </table:table-cell>
              <table:table-cell office:value-type="float" office:value="3409.09">
                <text:p>3409.09</text:p>
              </table:table-cell>
              <table:table-cell office:value-type="float" office:value="50522244.2775606">
                <text:p>50522244.2775606</text:p>
              </table:table-cell>
              <table:table-cell office:value-type="float" office:value="3409.09">
                <text:p>3409.09</text:p>
              </table:table-cell>
              <table:table-cell office:value-type="float" office:value="-35724621.5294264">
                <text:p>-35724621.5294264</text:p>
              </table:table-cell>
              <table:table-cell office:value-type="float" office:value="3409.09">
                <text:p>3409.09</text:p>
              </table:table-cell>
              <table:table-cell office:value-type="float" office:value="61876859.5701354">
                <text:p>61876859.5701354</text:p>
              </table:table-cell>
              <table:table-cell office:value-type="float" office:value="3409.09">
                <text:p>3409.09</text:p>
              </table:table-cell>
              <table:table-cell office:value-type="float" office:value="80535316.1029327">
                <text:p>80535316.1029327</text:p>
              </table:table-cell>
              <table:table-cell office:value-type="float" office:value="3409.09">
                <text:p>3409.09</text:p>
              </table:table-cell>
              <table:table-cell office:value-type="float" office:value="43405810.2584781">
                <text:p>43405810.2584781</text:p>
              </table:table-cell>
              <table:table-cell office:value-type="float" office:value="3409.09">
                <text:p>3409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646534.4154452">
                <text:p>70646534.4154452</text:p>
              </table:table-cell>
              <table:table-cell office:value-type="float" office:value="3370.79">
                <text:p>3370.79</text:p>
              </table:table-cell>
              <table:table-cell office:value-type="float" office:value="49954643.5524901">
                <text:p>49954643.5524901</text:p>
              </table:table-cell>
              <table:table-cell office:value-type="float" office:value="3370.79">
                <text:p>3370.79</text:p>
              </table:table-cell>
              <table:table-cell office:value-type="float" office:value="-35323267.2077226">
                <text:p>-35323267.2077226</text:p>
              </table:table-cell>
              <table:table-cell office:value-type="float" office:value="3370.79">
                <text:p>3370.79</text:p>
              </table:table-cell>
              <table:table-cell office:value-type="float" office:value="61181693.4931071">
                <text:p>61181693.4931071</text:p>
              </table:table-cell>
              <table:table-cell office:value-type="float" office:value="3370.79">
                <text:p>3370.79</text:p>
              </table:table-cell>
              <table:table-cell office:value-type="float" office:value="79565969.9222127">
                <text:p>79565969.9222127</text:p>
              </table:table-cell>
              <table:table-cell office:value-type="float" office:value="3370.79">
                <text:p>3370.79</text:p>
              </table:table-cell>
              <table:table-cell office:value-type="float" office:value="42696721.6639192">
                <text:p>42696721.6639192</text:p>
              </table:table-cell>
              <table:table-cell office:value-type="float" office:value="3370.79">
                <text:p>3370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861430.8702219">
                <text:p>69861430.8702219</text:p>
              </table:table-cell>
              <table:table-cell office:value-type="float" office:value="3333.33">
                <text:p>3333.33</text:p>
              </table:table-cell>
              <table:table-cell office:value-type="float" office:value="49399491.5117291">
                <text:p>49399491.5117291</text:p>
              </table:table-cell>
              <table:table-cell office:value-type="float" office:value="3333.33">
                <text:p>3333.33</text:p>
              </table:table-cell>
              <table:table-cell office:value-type="float" office:value="-34930715.4351109">
                <text:p>-34930715.4351109</text:p>
              </table:table-cell>
              <table:table-cell office:value-type="float" office:value="3333.33">
                <text:p>3333.33</text:p>
              </table:table-cell>
              <table:table-cell office:value-type="float" office:value="60501773.8783426">
                <text:p>60501773.8783426</text:p>
              </table:table-cell>
              <table:table-cell office:value-type="float" office:value="3333.33">
                <text:p>3333.33</text:p>
              </table:table-cell>
              <table:table-cell office:value-type="float" office:value="78606655.4668249">
                <text:p>78606655.4668249</text:p>
              </table:table-cell>
              <table:table-cell office:value-type="float" office:value="3333.33">
                <text:p>3333.33</text:p>
              </table:table-cell>
              <table:table-cell office:value-type="float" office:value="41996828.1907145">
                <text:p>41996828.1907145</text:p>
              </table:table-cell>
              <table:table-cell office:value-type="float" office:value="3333.33">
                <text:p>3333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093722.838681">
                <text:p>69093722.838681</text:p>
              </table:table-cell>
              <table:table-cell office:value-type="float" office:value="3296.7">
                <text:p>3296.7</text:p>
              </table:table-cell>
              <table:table-cell office:value-type="float" office:value="48856639.9566551">
                <text:p>48856639.9566551</text:p>
              </table:table-cell>
              <table:table-cell office:value-type="float" office:value="3296.7">
                <text:p>3296.7</text:p>
              </table:table-cell>
              <table:table-cell office:value-type="float" office:value="-34546861.4193405">
                <text:p>-34546861.4193405</text:p>
              </table:table-cell>
              <table:table-cell office:value-type="float" office:value="3296.7">
                <text:p>3296.7</text:p>
              </table:table-cell>
              <table:table-cell office:value-type="float" office:value="59836919.2203388">
                <text:p>59836919.2203388</text:p>
              </table:table-cell>
              <table:table-cell office:value-type="float" office:value="3296.7">
                <text:p>3296.7</text:p>
              </table:table-cell>
              <table:table-cell office:value-type="float" office:value="77685710.6648569">
                <text:p>77685710.6648569</text:p>
              </table:table-cell>
              <table:table-cell office:value-type="float" office:value="3296.7">
                <text:p>3296.7</text:p>
              </table:table-cell>
              <table:table-cell office:value-type="float" office:value="41305912.1279113">
                <text:p>41305912.1279113</text:p>
              </table:table-cell>
              <table:table-cell office:value-type="float" office:value="3296.7">
                <text:p>3296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342781.5673158">
                <text:p>68342781.5673158</text:p>
              </table:table-cell>
              <table:table-cell office:value-type="float" office:value="3260.87">
                <text:p>3260.87</text:p>
              </table:table-cell>
              <table:table-cell office:value-type="float" office:value="48325644.2914">
                <text:p>48325644.2914</text:p>
              </table:table-cell>
              <table:table-cell office:value-type="float" office:value="3260.87">
                <text:p>3260.87</text:p>
              </table:table-cell>
              <table:table-cell office:value-type="float" office:value="-34171390.7836579">
                <text:p>-34171390.7836579</text:p>
              </table:table-cell>
              <table:table-cell office:value-type="float" office:value="3260.87">
                <text:p>3260.87</text:p>
              </table:table-cell>
              <table:table-cell office:value-type="float" office:value="59186585.0025864">
                <text:p>59186585.0025864</text:p>
              </table:table-cell>
              <table:table-cell office:value-type="float" office:value="3260.87">
                <text:p>3260.87</text:p>
              </table:table-cell>
              <table:table-cell office:value-type="float" office:value="76765070.6978889">
                <text:p>76765070.6978889</text:p>
              </table:table-cell>
              <table:table-cell office:value-type="float" office:value="3260.87">
                <text:p>3260.87</text:p>
              </table:table-cell>
              <table:table-cell office:value-type="float" office:value="40623372.6909868">
                <text:p>40623372.6909868</text:p>
              </table:table-cell>
              <table:table-cell office:value-type="float" office:value="3260.87">
                <text:p>3260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607978.3026196">
                <text:p>67607978.3026196</text:p>
              </table:table-cell>
              <table:table-cell office:value-type="float" office:value="3225.81">
                <text:p>3225.81</text:p>
              </table:table-cell>
              <table:table-cell office:value-type="float" office:value="47806059.9200953">
                <text:p>47806059.9200953</text:p>
              </table:table-cell>
              <table:table-cell office:value-type="float" office:value="3225.81">
                <text:p>3225.81</text:p>
              </table:table-cell>
              <table:table-cell office:value-type="float" office:value="-33803989.1513098">
                <text:p>-33803989.1513098</text:p>
              </table:table-cell>
              <table:table-cell office:value-type="float" office:value="3225.81">
                <text:p>3225.81</text:p>
              </table:table-cell>
              <table:table-cell office:value-type="float" office:value="58550226.7085757">
                <text:p>58550226.7085757</text:p>
              </table:table-cell>
              <table:table-cell office:value-type="float" office:value="3225.81">
                <text:p>3225.81</text:p>
              </table:table-cell>
              <table:table-cell office:value-type="float" office:value="75878205.7300354">
                <text:p>75878205.7300354</text:p>
              </table:table-cell>
              <table:table-cell office:value-type="float" office:value="3225.81">
                <text:p>3225.81</text:p>
              </table:table-cell>
              <table:table-cell office:value-type="float" office:value="39948592.9366039">
                <text:p>39948592.9366039</text:p>
              </table:table-cell>
              <table:table-cell office:value-type="float" office:value="3225.81">
                <text:p>3225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888684.2910858">
                <text:p>66888684.2910858</text:p>
              </table:table-cell>
              <table:table-cell office:value-type="float" office:value="3191.49">
                <text:p>3191.49</text:p>
              </table:table-cell>
              <table:table-cell office:value-type="float" office:value="47297442.2468729">
                <text:p>47297442.2468729</text:p>
              </table:table-cell>
              <table:table-cell office:value-type="float" office:value="3191.49">
                <text:p>3191.49</text:p>
              </table:table-cell>
              <table:table-cell office:value-type="float" office:value="-33444342.1455429">
                <text:p>-33444342.1455429</text:p>
              </table:table-cell>
              <table:table-cell office:value-type="float" office:value="3191.49">
                <text:p>3191.49</text:p>
              </table:table-cell>
              <table:table-cell office:value-type="float" office:value="57927299.8217974">
                <text:p>57927299.8217974</text:p>
              </table:table-cell>
              <table:table-cell office:value-type="float" office:value="3191.49">
                <text:p>3191.49</text:p>
              </table:table-cell>
              <table:table-cell office:value-type="float" office:value="75005807.5508206">
                <text:p>75005807.5508206</text:p>
              </table:table-cell>
              <table:table-cell office:value-type="float" office:value="3191.49">
                <text:p>3191.49</text:p>
              </table:table-cell>
              <table:table-cell office:value-type="float" office:value="39280937.8152312">
                <text:p>39280937.8152312</text:p>
              </table:table-cell>
              <table:table-cell office:value-type="float" office:value="3191.49">
                <text:p>3191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184480.3637098">
                <text:p>66184480.3637098</text:p>
              </table:table-cell>
              <table:table-cell office:value-type="float" office:value="3157.89">
                <text:p>3157.89</text:p>
              </table:table-cell>
              <table:table-cell office:value-type="float" office:value="46799494.8744871">
                <text:p>46799494.8744871</text:p>
              </table:table-cell>
              <table:table-cell office:value-type="float" office:value="3157.89">
                <text:p>3157.89</text:p>
              </table:table-cell>
              <table:table-cell office:value-type="float" office:value="-33092240.1818549">
                <text:p>-33092240.1818549</text:p>
              </table:table-cell>
              <table:table-cell office:value-type="float" office:value="3157.89">
                <text:p>3157.89</text:p>
              </table:table-cell>
              <table:table-cell office:value-type="float" office:value="57317441.331245">
                <text:p>57317441.331245</text:p>
              </table:table-cell>
              <table:table-cell office:value-type="float" office:value="3157.89">
                <text:p>3157.89</text:p>
              </table:table-cell>
              <table:table-cell office:value-type="float" office:value="74147316.3060473">
                <text:p>74147316.3060473</text:p>
              </table:table-cell>
              <table:table-cell office:value-type="float" office:value="3157.89">
                <text:p>3157.89</text:p>
              </table:table-cell>
              <table:table-cell office:value-type="float" office:value="38619949.8310873">
                <text:p>38619949.8310873</text:p>
              </table:table-cell>
              <table:table-cell office:value-type="float" office:value="3157.89">
                <text:p>3157.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95156.93599">
                <text:p>65495156.93599</text:p>
              </table:table-cell>
              <table:table-cell office:value-type="float" office:value="3125">
                <text:p>3125</text:p>
              </table:table-cell>
              <table:table-cell office:value-type="float" office:value="46312069.6043157">
                <text:p>46312069.6043157</text:p>
              </table:table-cell>
              <table:table-cell office:value-type="float" office:value="3125">
                <text:p>3125</text:p>
              </table:table-cell>
              <table:table-cell office:value-type="float" office:value="-32747578.467995">
                <text:p>-32747578.467995</text:p>
              </table:table-cell>
              <table:table-cell office:value-type="float" office:value="3125">
                <text:p>3125</text:p>
              </table:table-cell>
              <table:table-cell office:value-type="float" office:value="56720469.7314159">
                <text:p>56720469.7314159</text:p>
              </table:table-cell>
              <table:table-cell office:value-type="float" office:value="3125">
                <text:p>3125</text:p>
              </table:table-cell>
              <table:table-cell office:value-type="float" office:value="73296940.9097589">
                <text:p>73296940.9097589</text:p>
              </table:table-cell>
              <table:table-cell office:value-type="float" office:value="3125">
                <text:p>3125</text:p>
              </table:table-cell>
              <table:table-cell office:value-type="float" office:value="37965358.3780841">
                <text:p>37965358.3780841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819875.6699173">
                <text:p>64819875.6699173</text:p>
              </table:table-cell>
              <table:table-cell office:value-type="float" office:value="3092.78">
                <text:p>3092.78</text:p>
              </table:table-cell>
              <table:table-cell office:value-type="float" office:value="45834573.6418674">
                <text:p>45834573.6418674</text:p>
              </table:table-cell>
              <table:table-cell office:value-type="float" office:value="3092.78">
                <text:p>3092.78</text:p>
              </table:table-cell>
              <table:table-cell office:value-type="float" office:value="-32409937.8349586">
                <text:p>-32409937.8349586</text:p>
              </table:table-cell>
              <table:table-cell office:value-type="float" office:value="3092.78">
                <text:p>3092.78</text:p>
              </table:table-cell>
              <table:table-cell office:value-type="float" office:value="56135659.0002972">
                <text:p>56135659.0002972</text:p>
              </table:table-cell>
              <table:table-cell office:value-type="float" office:value="3092.78">
                <text:p>3092.78</text:p>
              </table:table-cell>
              <table:table-cell office:value-type="float" office:value="72469699.7907168">
                <text:p>72469699.7907168</text:p>
              </table:table-cell>
              <table:table-cell office:value-type="float" office:value="3092.78">
                <text:p>3092.78</text:p>
              </table:table-cell>
              <table:table-cell office:value-type="float" office:value="37316279.8402882">
                <text:p>37316279.8402882</text:p>
              </table:table-cell>
              <table:table-cell office:value-type="float" office:value="3092.78">
                <text:p>3092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158426.9809893">
                <text:p>64158426.9809893</text:p>
              </table:table-cell>
              <table:table-cell office:value-type="float" office:value="3061.22">
                <text:p>3061.22</text:p>
              </table:table-cell>
              <table:table-cell office:value-type="float" office:value="45366858.7885195">
                <text:p>45366858.7885195</text:p>
              </table:table-cell>
              <table:table-cell office:value-type="float" office:value="3061.22">
                <text:p>3061.22</text:p>
              </table:table-cell>
              <table:table-cell office:value-type="float" office:value="-32079213.4904946">
                <text:p>-32079213.4904946</text:p>
              </table:table-cell>
              <table:table-cell office:value-type="float" office:value="3061.22">
                <text:p>3061.22</text:p>
              </table:table-cell>
              <table:table-cell office:value-type="float" office:value="55562827.6323857">
                <text:p>55562827.6323857</text:p>
              </table:table-cell>
              <table:table-cell office:value-type="float" office:value="3061.22">
                <text:p>3061.22</text:p>
              </table:table-cell>
              <table:table-cell office:value-type="float" office:value="71670968.8406318">
                <text:p>71670968.8406318</text:p>
              </table:table-cell>
              <table:table-cell office:value-type="float" office:value="3061.22">
                <text:p>3061.22</text:p>
              </table:table-cell>
              <table:table-cell office:value-type="float" office:value="36672409.8717251">
                <text:p>36672409.8717251</text:p>
              </table:table-cell>
              <table:table-cell office:value-type="float" office:value="3061.22">
                <text:p>3061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510391.7002018">
                <text:p>63510391.7002018</text:p>
              </table:table-cell>
              <table:table-cell office:value-type="float" office:value="3030.3">
                <text:p>3030.3</text:p>
              </table:table-cell>
              <table:table-cell office:value-type="float" office:value="44908628.6470265">
                <text:p>44908628.6470265</text:p>
              </table:table-cell>
              <table:table-cell office:value-type="float" office:value="3030.3">
                <text:p>3030.3</text:p>
              </table:table-cell>
              <table:table-cell office:value-type="float" office:value="-31755195.8501009">
                <text:p>-31755195.8501009</text:p>
              </table:table-cell>
              <table:table-cell office:value-type="float" office:value="3030.3">
                <text:p>3030.3</text:p>
              </table:table-cell>
              <table:table-cell office:value-type="float" office:value="55001612.6166751">
                <text:p>55001612.6166751</text:p>
              </table:table-cell>
              <table:table-cell office:value-type="float" office:value="3030.3">
                <text:p>3030.3</text:p>
              </table:table-cell>
              <table:table-cell office:value-type="float" office:value="70871048.9259331">
                <text:p>70871048.9259331</text:p>
              </table:table-cell>
              <table:table-cell office:value-type="float" office:value="3030.3">
                <text:p>3030.3</text:p>
              </table:table-cell>
              <table:table-cell office:value-type="float" office:value="36033227.7984821">
                <text:p>36033227.7984821</text:p>
              </table:table-cell>
              <table:table-cell office:value-type="float" office:value="3030.3">
                <text:p>303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875350.6585506">
                <text:p>62875350.6585506</text:p>
              </table:table-cell>
              <table:table-cell office:value-type="float" office:value="3000">
                <text:p>3000</text:p>
              </table:table-cell>
              <table:table-cell office:value-type="float" office:value="44459586.8201432">
                <text:p>44459586.8201432</text:p>
              </table:table-cell>
              <table:table-cell office:value-type="float" office:value="3000">
                <text:p>3000</text:p>
              </table:table-cell>
              <table:table-cell office:value-type="float" office:value="-31437675.3292753">
                <text:p>-31437675.3292753</text:p>
              </table:table-cell>
              <table:table-cell office:value-type="float" office:value="3000">
                <text:p>3000</text:p>
              </table:table-cell>
              <table:table-cell office:value-type="float" office:value="54451650.9421594">
                <text:p>54451650.9421594</text:p>
              </table:table-cell>
              <table:table-cell office:value-type="float" office:value="3000">
                <text:p>3000</text:p>
              </table:table-cell>
              <table:table-cell office:value-type="float" office:value="70087188.2843941">
                <text:p>70087188.2843941</text:p>
              </table:table-cell>
              <table:table-cell office:value-type="float" office:value="3000">
                <text:p>3000</text:p>
              </table:table-cell>
              <table:table-cell office:value-type="float" office:value="35398192.2905059">
                <text:p>35398192.290505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252884.6870307">
                <text:p>62252884.6870307</text:p>
              </table:table-cell>
              <table:table-cell office:value-type="float" office:value="2970.3">
                <text:p>2970.3</text:p>
              </table:table-cell>
              <table:table-cell office:value-type="float" office:value="44019436.9106236">
                <text:p>44019436.9106236</text:p>
              </table:table-cell>
              <table:table-cell office:value-type="float" office:value="2970.3">
                <text:p>2970.3</text:p>
              </table:table-cell>
              <table:table-cell office:value-type="float" office:value="-31126442.3435154">
                <text:p>-31126442.3435154</text:p>
              </table:table-cell>
              <table:table-cell office:value-type="float" office:value="2970.3">
                <text:p>2970.3</text:p>
              </table:table-cell>
              <table:table-cell office:value-type="float" office:value="53912579.5978319">
                <text:p>53912579.5978319</text:p>
              </table:table-cell>
              <table:table-cell office:value-type="float" office:value="2970.3">
                <text:p>2970.3</text:p>
              </table:table-cell>
              <table:table-cell office:value-type="float" office:value="69320821.5339776">
                <text:p>69320821.5339776</text:p>
              </table:table-cell>
              <table:table-cell office:value-type="float" office:value="2970.3">
                <text:p>2970.3</text:p>
              </table:table-cell>
              <table:table-cell office:value-type="float" office:value="34766738.8768869">
                <text:p>34766738.8768869</text:p>
              </table:table-cell>
              <table:table-cell office:value-type="float" office:value="2970.3">
                <text:p>2970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642574.6166386">
                <text:p>61642574.6166386</text:p>
              </table:table-cell>
              <table:table-cell office:value-type="float" office:value="2941.18">
                <text:p>2941.18</text:p>
              </table:table-cell>
              <table:table-cell office:value-type="float" office:value="43587882.5212229">
                <text:p>43587882.5212229</text:p>
              </table:table-cell>
              <table:table-cell office:value-type="float" office:value="2941.18">
                <text:p>2941.18</text:p>
              </table:table-cell>
              <table:table-cell office:value-type="float" office:value="-30821287.3083193">
                <text:p>-30821287.3083193</text:p>
              </table:table-cell>
              <table:table-cell office:value-type="float" office:value="2941.18">
                <text:p>2941.18</text:p>
              </table:table-cell>
              <table:table-cell office:value-type="float" office:value="53384035.5726869">
                <text:p>53384035.5726869</text:p>
              </table:table-cell>
              <table:table-cell office:value-type="float" office:value="2941.18">
                <text:p>2941.18</text:p>
              </table:table-cell>
              <table:table-cell office:value-type="float" office:value="68583323.1711004">
                <text:p>68583323.1711004</text:p>
              </table:table-cell>
              <table:table-cell office:value-type="float" office:value="2941.18">
                <text:p>2941.18</text:p>
              </table:table-cell>
              <table:table-cell office:value-type="float" office:value="34138277.1124903">
                <text:p>34138277.1124903</text:p>
              </table:table-cell>
              <table:table-cell office:value-type="float" office:value="2941.18">
                <text:p>2941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044001.2783691">
                <text:p>61044001.2783691</text:p>
              </table:table-cell>
              <table:table-cell office:value-type="float" office:value="2912.62">
                <text:p>2912.62</text:p>
              </table:table-cell>
              <table:table-cell office:value-type="float" office:value="43164627.254695">
                <text:p>43164627.254695</text:p>
              </table:table-cell>
              <table:table-cell office:value-type="float" office:value="2912.62">
                <text:p>2912.62</text:p>
              </table:table-cell>
              <table:table-cell office:value-type="float" office:value="-30522000.6391845">
                <text:p>-30522000.6391845</text:p>
              </table:table-cell>
              <table:table-cell office:value-type="float" office:value="2912.62">
                <text:p>2912.62</text:p>
              </table:table-cell>
              <table:table-cell office:value-type="float" office:value="52865655.8557173">
                <text:p>52865655.8557173</text:p>
              </table:table-cell>
              <table:table-cell office:value-type="float" office:value="2912.62">
                <text:p>2912.62</text:p>
              </table:table-cell>
              <table:table-cell office:value-type="float" office:value="67868428.7968239">
                <text:p>67868428.7968239</text:p>
              </table:table-cell>
              <table:table-cell office:value-type="float" office:value="2912.62">
                <text:p>2912.62</text:p>
              </table:table-cell>
              <table:table-cell office:value-type="float" office:value="33512187.3366809">
                <text:p>33512187.3366809</text:p>
              </table:table-cell>
              <table:table-cell office:value-type="float" office:value="2912.62">
                <text:p>2912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57164.6722227">
                <text:p>60457164.6722227</text:p>
              </table:table-cell>
              <table:table-cell office:value-type="float" office:value="2884.62">
                <text:p>2884.62</text:p>
              </table:table-cell>
              <table:table-cell office:value-type="float" office:value="42749671.1110404">
                <text:p>42749671.1110404</text:p>
              </table:table-cell>
              <table:table-cell office:value-type="float" office:value="2884.62">
                <text:p>2884.62</text:p>
              </table:table-cell>
              <table:table-cell office:value-type="float" office:value="-30228582.3361113">
                <text:p>-30228582.3361113</text:p>
              </table:table-cell>
              <table:table-cell office:value-type="float" office:value="2884.62">
                <text:p>2884.62</text:p>
              </table:table-cell>
              <table:table-cell office:value-type="float" office:value="52357440.4469239">
                <text:p>52357440.4469239</text:p>
              </table:table-cell>
              <table:table-cell office:value-type="float" office:value="2884.62">
                <text:p>2884.62</text:p>
              </table:table-cell>
              <table:table-cell office:value-type="float" office:value="67156174.3560234">
                <text:p>67156174.3560234</text:p>
              </table:table-cell>
              <table:table-cell office:value-type="float" office:value="2884.62">
                <text:p>2884.62</text:p>
              </table:table-cell>
              <table:table-cell office:value-type="float" office:value="32888266.3821789">
                <text:p>32888266.3821789</text:p>
              </table:table-cell>
              <table:table-cell office:value-type="float" office:value="2884.62">
                <text:p>2884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881226.4601903">
                <text:p>59881226.4601903</text:p>
              </table:table-cell>
              <table:table-cell office:value-type="float" office:value="2857.14">
                <text:p>2857.14</text:p>
              </table:table-cell>
              <table:table-cell office:value-type="float" office:value="42342421.2957679">
                <text:p>42342421.2957679</text:p>
              </table:table-cell>
              <table:table-cell office:value-type="float" office:value="2857.14">
                <text:p>2857.14</text:p>
              </table:table-cell>
              <table:table-cell office:value-type="float" office:value="-29940613.2300952">
                <text:p>-29940613.2300952</text:p>
              </table:table-cell>
              <table:table-cell office:value-type="float" office:value="2857.14">
                <text:p>2857.14</text:p>
              </table:table-cell>
              <table:table-cell office:value-type="float" office:value="51858663.3242937">
                <text:p>51858663.3242937</text:p>
              </table:table-cell>
              <table:table-cell office:value-type="float" office:value="2857.14">
                <text:p>2857.14</text:p>
              </table:table-cell>
              <table:table-cell office:value-type="float" office:value="66472770.3711615">
                <text:p>66472770.3711615</text:p>
              </table:table-cell>
              <table:table-cell office:value-type="float" office:value="2857.14">
                <text:p>2857.14</text:p>
              </table:table-cell>
              <table:table-cell office:value-type="float" office:value="32265390.8318927">
                <text:p>32265390.8318927</text:p>
              </table:table-cell>
              <table:table-cell office:value-type="float" office:value="2857.14">
                <text:p>2857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316396.2267743">
                <text:p>59316396.2267743</text:p>
              </table:table-cell>
              <table:table-cell office:value-type="float" office:value="2830.19">
                <text:p>2830.19</text:p>
              </table:table-cell>
              <table:table-cell office:value-type="float" office:value="41943026.0075003">
                <text:p>41943026.0075003</text:p>
              </table:table-cell>
              <table:table-cell office:value-type="float" office:value="2830.19">
                <text:p>2830.19</text:p>
              </table:table-cell>
              <table:table-cell office:value-type="float" office:value="-29658198.1133872">
                <text:p>-29658198.1133872</text:p>
              </table:table-cell>
              <table:table-cell office:value-type="float" office:value="2830.19">
                <text:p>2830.19</text:p>
              </table:table-cell>
              <table:table-cell office:value-type="float" office:value="51369505.99333">
                <text:p>51369505.99333</text:p>
              </table:table-cell>
              <table:table-cell office:value-type="float" office:value="2830.19">
                <text:p>2830.19</text:p>
              </table:table-cell>
              <table:table-cell office:value-type="float" office:value="65809508.1414395">
                <text:p>65809508.1414395</text:p>
              </table:table-cell>
              <table:table-cell office:value-type="float" office:value="2830.19">
                <text:p>2830.19</text:p>
              </table:table-cell>
              <table:table-cell office:value-type="float" office:value="31643528.8836408">
                <text:p>31643528.8836408</text:p>
              </table:table-cell>
              <table:table-cell office:value-type="float" office:value="2830.19">
                <text:p>283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762045.2184681">
                <text:p>58762045.2184681</text:p>
              </table:table-cell>
              <table:table-cell office:value-type="float" office:value="2803.74">
                <text:p>2803.74</text:p>
              </table:table-cell>
              <table:table-cell office:value-type="float" office:value="41551040.6503693">
                <text:p>41551040.6503693</text:p>
              </table:table-cell>
              <table:table-cell office:value-type="float" office:value="2803.74">
                <text:p>2803.74</text:p>
              </table:table-cell>
              <table:table-cell office:value-type="float" office:value="-29381022.609234">
                <text:p>-29381022.609234</text:p>
              </table:table-cell>
              <table:table-cell office:value-type="float" office:value="2803.74">
                <text:p>2803.74</text:p>
              </table:table-cell>
              <table:table-cell office:value-type="float" office:value="50889423.9375233">
                <text:p>50889423.9375233</text:p>
              </table:table-cell>
              <table:table-cell office:value-type="float" office:value="2803.74">
                <text:p>2803.74</text:p>
              </table:table-cell>
              <table:table-cell office:value-type="float" office:value="65134720.2705405">
                <text:p>65134720.2705405</text:p>
              </table:table-cell>
              <table:table-cell office:value-type="float" office:value="2803.74">
                <text:p>2803.74</text:p>
              </table:table-cell>
              <table:table-cell office:value-type="float" office:value="31021705.3968227">
                <text:p>31021705.3968227</text:p>
              </table:table-cell>
              <table:table-cell office:value-type="float" office:value="2803.74">
                <text:p>2803.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217963.8507694">
                <text:p>58217963.8507694</text:p>
              </table:table-cell>
              <table:table-cell office:value-type="float" office:value="2777.78">
                <text:p>2777.78</text:p>
              </table:table-cell>
              <table:table-cell office:value-type="float" office:value="41166317.0257523">
                <text:p>41166317.0257523</text:p>
              </table:table-cell>
              <table:table-cell office:value-type="float" office:value="2777.78">
                <text:p>2777.78</text:p>
              </table:table-cell>
              <table:table-cell office:value-type="float" office:value="-29108981.9253847">
                <text:p>-29108981.9253847</text:p>
              </table:table-cell>
              <table:table-cell office:value-type="float" office:value="2777.78">
                <text:p>2777.78</text:p>
              </table:table-cell>
              <table:table-cell office:value-type="float" office:value="50418235.6513704">
                <text:p>50418235.6513704</text:p>
              </table:table-cell>
              <table:table-cell office:value-type="float" office:value="2777.78">
                <text:p>2777.78</text:p>
              </table:table-cell>
              <table:table-cell office:value-type="float" office:value="64483586.7446636">
                <text:p>64483586.7446636</text:p>
              </table:table-cell>
              <table:table-cell office:value-type="float" office:value="2777.78">
                <text:p>2777.78</text:p>
              </table:table-cell>
              <table:table-cell office:value-type="float" office:value="30399361.4500674">
                <text:p>30399361.4500674</text:p>
              </table:table-cell>
              <table:table-cell office:value-type="float" office:value="2777.78">
                <text:p>2777.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683732.9546739">
                <text:p>57683732.9546739</text:p>
              </table:table-cell>
              <table:table-cell office:value-type="float" office:value="2752.29">
                <text:p>2752.29</text:p>
              </table:table-cell>
              <table:table-cell office:value-type="float" office:value="40788558.7364039">
                <text:p>40788558.7364039</text:p>
              </table:table-cell>
              <table:table-cell office:value-type="float" office:value="2752.29">
                <text:p>2752.29</text:p>
              </table:table-cell>
              <table:table-cell office:value-type="float" office:value="-28841866.477337">
                <text:p>-28841866.477337</text:p>
              </table:table-cell>
              <table:table-cell office:value-type="float" office:value="2752.29">
                <text:p>2752.29</text:p>
              </table:table-cell>
              <table:table-cell office:value-type="float" office:value="49955578.1238652">
                <text:p>49955578.1238652</text:p>
              </table:table-cell>
              <table:table-cell office:value-type="float" office:value="2752.29">
                <text:p>2752.29</text:p>
              </table:table-cell>
              <table:table-cell office:value-type="float" office:value="63832086.8282706">
                <text:p>63832086.8282706</text:p>
              </table:table-cell>
              <table:table-cell office:value-type="float" office:value="2752.29">
                <text:p>2752.29</text:p>
              </table:table-cell>
              <table:table-cell office:value-type="float" office:value="29775653.4527311">
                <text:p>29775653.4527311</text:p>
              </table:table-cell>
              <table:table-cell office:value-type="float" office:value="2752.29">
                <text:p>2752.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159352.5301817">
                <text:p>57159352.5301817</text:p>
              </table:table-cell>
              <table:table-cell office:value-type="float" office:value="2727.27">
                <text:p>2727.27</text:p>
              </table:table-cell>
              <table:table-cell office:value-type="float" office:value="40417765.782324">
                <text:p>40417765.782324</text:p>
              </table:table-cell>
              <table:table-cell office:value-type="float" office:value="2727.27">
                <text:p>2727.27</text:p>
              </table:table-cell>
              <table:table-cell office:value-type="float" office:value="-28579676.2650909">
                <text:p>-28579676.2650909</text:p>
              </table:table-cell>
              <table:table-cell office:value-type="float" office:value="2727.27">
                <text:p>2727.27</text:p>
              </table:table-cell>
              <table:table-cell office:value-type="float" office:value="49501451.3550077">
                <text:p>49501451.3550077</text:p>
              </table:table-cell>
              <table:table-cell office:value-type="float" office:value="2727.27">
                <text:p>2727.27</text:p>
              </table:table-cell>
              <table:table-cell office:value-type="float" office:value="63200029.4240695">
                <text:p>63200029.4240695</text:p>
              </table:table-cell>
              <table:table-cell office:value-type="float" office:value="2727.27">
                <text:p>2727.27</text:p>
              </table:table-cell>
              <table:table-cell office:value-type="float" office:value="29150179.175792">
                <text:p>29150179.175792</text:p>
              </table:table-cell>
              <table:table-cell office:value-type="float" office:value="2727.27">
                <text:p>2727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644403.4082882">
                <text:p>56644403.4082882</text:p>
              </table:table-cell>
              <table:table-cell office:value-type="float" office:value="2702.7">
                <text:p>2702.7</text:p>
              </table:table-cell>
              <table:table-cell office:value-type="float" office:value="40053641.766267">
                <text:p>40053641.766267</text:p>
              </table:table-cell>
              <table:table-cell office:value-type="float" office:value="2702.7">
                <text:p>2702.7</text:p>
              </table:table-cell>
              <table:table-cell office:value-type="float" office:value="-28322201.7041441">
                <text:p>-28322201.7041441</text:p>
              </table:table-cell>
              <table:table-cell office:value-type="float" office:value="2702.7">
                <text:p>2702.7</text:p>
              </table:table-cell>
              <table:table-cell office:value-type="float" office:value="49055492.3337914">
                <text:p>49055492.3337914</text:p>
              </table:table-cell>
              <table:table-cell office:value-type="float" office:value="2702.7">
                <text:p>2702.7</text:p>
              </table:table-cell>
              <table:table-cell office:value-type="float" office:value="62583277.5444897">
                <text:p>62583277.5444897</text:p>
              </table:table-cell>
              <table:table-cell office:value-type="float" office:value="2702.7">
                <text:p>2702.7</text:p>
              </table:table-cell>
              <table:table-cell office:value-type="float" office:value="28521992.3142791">
                <text:p>28521992.3142791</text:p>
              </table:table-cell>
              <table:table-cell office:value-type="float" office:value="2702.7">
                <text:p>2702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38676.0044911">
                <text:p>56138676.0044911</text:p>
              </table:table-cell>
              <table:table-cell office:value-type="float" office:value="2678.57">
                <text:p>2678.57</text:p>
              </table:table-cell>
              <table:table-cell office:value-type="float" office:value="39696038.4896102">
                <text:p>39696038.4896102</text:p>
              </table:table-cell>
              <table:table-cell office:value-type="float" office:value="2678.57">
                <text:p>2678.57</text:p>
              </table:table-cell>
              <table:table-cell office:value-type="float" office:value="-28069338.0022455">
                <text:p>-28069338.0022455</text:p>
              </table:table-cell>
              <table:table-cell office:value-type="float" office:value="2678.57">
                <text:p>2678.57</text:p>
              </table:table-cell>
              <table:table-cell office:value-type="float" office:value="48617519.5547132">
                <text:p>48617519.5547132</text:p>
              </table:table-cell>
              <table:table-cell office:value-type="float" office:value="2678.57">
                <text:p>2678.57</text:p>
              </table:table-cell>
              <table:table-cell office:value-type="float" office:value="61975152.6514444">
                <text:p>61975152.6514444</text:p>
              </table:table-cell>
              <table:table-cell office:value-type="float" office:value="2678.57">
                <text:p>2678.57</text:p>
              </table:table-cell>
              <table:table-cell office:value-type="float" office:value="27890331.5101853">
                <text:p>27890331.5101853</text:p>
              </table:table-cell>
              <table:table-cell office:value-type="float" office:value="2678.57">
                <text:p>2678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641960.7342887">
                <text:p>55641960.7342887</text:p>
              </table:table-cell>
              <table:table-cell office:value-type="float" office:value="2654.87">
                <text:p>2654.87</text:p>
              </table:table-cell>
              <table:table-cell office:value-type="float" office:value="39344807.7537312">
                <text:p>39344807.7537312</text:p>
              </table:table-cell>
              <table:table-cell office:value-type="float" office:value="2654.87">
                <text:p>2654.87</text:p>
              </table:table-cell>
              <table:table-cell office:value-type="float" office:value="-27820980.3671444">
                <text:p>-27820980.3671444</text:p>
              </table:table-cell>
              <table:table-cell office:value-type="float" office:value="2654.87">
                <text:p>2654.87</text:p>
              </table:table-cell>
              <table:table-cell office:value-type="float" office:value="48187351.5122703">
                <text:p>48187351.5122703</text:p>
              </table:table-cell>
              <table:table-cell office:value-type="float" office:value="2654.87">
                <text:p>2654.87</text:p>
              </table:table-cell>
              <table:table-cell office:value-type="float" office:value="61369536.1239501">
                <text:p>61369536.1239501</text:p>
              </table:table-cell>
              <table:table-cell office:value-type="float" office:value="2654.87">
                <text:p>2654.87</text:p>
              </table:table-cell>
              <table:table-cell office:value-type="float" office:value="27254369.847699">
                <text:p>27254369.847699</text:p>
              </table:table-cell>
              <table:table-cell office:value-type="float" office:value="2654.87">
                <text:p>2654.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153838.4286762">
                <text:p>55153838.4286762</text:p>
              </table:table-cell>
              <table:table-cell office:value-type="float" office:value="2631.58">
                <text:p>2631.58</text:p>
              </table:table-cell>
              <table:table-cell office:value-type="float" office:value="38999653.1613841">
                <text:p>38999653.1613841</text:p>
              </table:table-cell>
              <table:table-cell office:value-type="float" office:value="2631.58">
                <text:p>2631.58</text:p>
              </table:table-cell>
              <table:table-cell office:value-type="float" office:value="-27576919.2143381">
                <text:p>-27576919.2143381</text:p>
              </table:table-cell>
              <table:table-cell office:value-type="float" office:value="2631.58">
                <text:p>2631.58</text:p>
              </table:table-cell>
              <table:table-cell office:value-type="float" office:value="47764625.195456">
                <text:p>47764625.195456</text:p>
              </table:table-cell>
              <table:table-cell office:value-type="float" office:value="2631.58">
                <text:p>2631.58</text:p>
              </table:table-cell>
              <table:table-cell office:value-type="float" office:value="60789568.5375114">
                <text:p>60789568.5375114</text:p>
              </table:table-cell>
              <table:table-cell office:value-type="float" office:value="2631.58">
                <text:p>2631.58</text:p>
              </table:table-cell>
              <table:table-cell office:value-type="float" office:value="26612925.7656644">
                <text:p>26612925.7656644</text:p>
              </table:table-cell>
              <table:table-cell office:value-type="float" office:value="2631.58">
                <text:p>2631.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674309.0876536">
                <text:p>54674309.0876536</text:p>
              </table:table-cell>
              <table:table-cell office:value-type="float" office:value="2608.7">
                <text:p>2608.7</text:p>
              </table:table-cell>
              <table:table-cell office:value-type="float" office:value="38660574.7125691">
                <text:p>38660574.7125691</text:p>
              </table:table-cell>
              <table:table-cell office:value-type="float" office:value="2608.7">
                <text:p>2608.7</text:p>
              </table:table-cell>
              <table:table-cell office:value-type="float" office:value="-27337154.5438268">
                <text:p>-27337154.5438268</text:p>
              </table:table-cell>
              <table:table-cell office:value-type="float" office:value="2608.7">
                <text:p>2608.7</text:p>
              </table:table-cell>
              <table:table-cell office:value-type="float" office:value="47349340.6042704">
                <text:p>47349340.6042704</text:p>
              </table:table-cell>
              <table:table-cell office:value-type="float" office:value="2608.7">
                <text:p>2608.7</text:p>
              </table:table-cell>
              <table:table-cell office:value-type="float" office:value="60217111.2273922">
                <text:p>60217111.2273922</text:p>
              </table:table-cell>
              <table:table-cell office:value-type="float" office:value="2608.7">
                <text:p>2608.7</text:p>
              </table:table-cell>
              <table:table-cell office:value-type="float" office:value="25965272.6793914">
                <text:p>25965272.6793914</text:p>
              </table:table-cell>
              <table:table-cell office:value-type="float" office:value="2608.7">
                <text:p>2608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202953.5422165">
                <text:p>54202953.5422165</text:p>
              </table:table-cell>
              <table:table-cell office:value-type="float" office:value="2586.21">
                <text:p>2586.21</text:p>
              </table:table-cell>
              <table:table-cell office:value-type="float" office:value="38327276.0100407">
                <text:p>38327276.0100407</text:p>
              </table:table-cell>
              <table:table-cell office:value-type="float" office:value="2586.21">
                <text:p>2586.21</text:p>
              </table:table-cell>
              <table:table-cell office:value-type="float" office:value="-27101476.7711083">
                <text:p>-27101476.7711083</text:p>
              </table:table-cell>
              <table:table-cell office:value-type="float" office:value="2586.21">
                <text:p>2586.21</text:p>
              </table:table-cell>
              <table:table-cell office:value-type="float" office:value="46941134.7277072">
                <text:p>46941134.7277072</text:p>
              </table:table-cell>
              <table:table-cell office:value-type="float" office:value="2586.21">
                <text:p>2586.21</text:p>
              </table:table-cell>
              <table:table-cell office:value-type="float" office:value="59665976.655366">
                <text:p>59665976.655366</text:p>
              </table:table-cell>
              <table:table-cell office:value-type="float" office:value="2586.21">
                <text:p>2586.21</text:p>
              </table:table-cell>
              <table:table-cell office:value-type="float" office:value="25310021.1823716">
                <text:p>25310021.1823716</text:p>
              </table:table-cell>
              <table:table-cell office:value-type="float" office:value="2586.21">
                <text:p>2586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39562.2078632">
                <text:p>53739562.2078632</text:p>
              </table:table-cell>
              <table:table-cell office:value-type="float" office:value="2564.1">
                <text:p>2564.1</text:p>
              </table:table-cell>
              <table:table-cell office:value-type="float" office:value="37999608.8551764">
                <text:p>37999608.8551764</text:p>
              </table:table-cell>
              <table:table-cell office:value-type="float" office:value="2564.1">
                <text:p>2564.1</text:p>
              </table:table-cell>
              <table:table-cell office:value-type="float" office:value="-26869781.1039316">
                <text:p>-26869781.1039316</text:p>
              </table:table-cell>
              <table:table-cell office:value-type="float" office:value="2564.1">
                <text:p>2564.1</text:p>
              </table:table-cell>
              <table:table-cell office:value-type="float" office:value="46539826.0602636">
                <text:p>46539826.0602636</text:p>
              </table:table-cell>
              <table:table-cell office:value-type="float" office:value="2564.1">
                <text:p>2564.1</text:p>
              </table:table-cell>
              <table:table-cell office:value-type="float" office:value="59102285.7152485">
                <text:p>59102285.7152485</text:p>
              </table:table-cell>
              <table:table-cell office:value-type="float" office:value="2564.1">
                <text:p>2564.1</text:p>
              </table:table-cell>
              <table:table-cell office:value-type="float" office:value="24645929.7180926">
                <text:p>24645929.7180926</text:p>
              </table:table-cell>
              <table:table-cell office:value-type="float" office:value="2564.1">
                <text:p>2564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284135.0845931">
                <text:p>53284135.0845931</text:p>
              </table:table-cell>
              <table:table-cell office:value-type="float" office:value="2542.37">
                <text:p>2542.37</text:p>
              </table:table-cell>
              <table:table-cell office:value-type="float" office:value="37677573.2479758">
                <text:p>37677573.2479758</text:p>
              </table:table-cell>
              <table:table-cell office:value-type="float" office:value="2542.37">
                <text:p>2542.37</text:p>
              </table:table-cell>
              <table:table-cell office:value-type="float" office:value="-26642067.5422965">
                <text:p>-26642067.5422965</text:p>
              </table:table-cell>
              <table:table-cell office:value-type="float" office:value="2542.37">
                <text:p>2542.37</text:p>
              </table:table-cell>
              <table:table-cell office:value-type="float" office:value="46145414.6019393">
                <text:p>46145414.6019393</text:p>
              </table:table-cell>
              <table:table-cell office:value-type="float" office:value="2542.37">
                <text:p>2542.37</text:p>
              </table:table-cell>
              <table:table-cell office:value-type="float" office:value="58549525.8050192">
                <text:p>58549525.8050192</text:p>
              </table:table-cell>
              <table:table-cell office:value-type="float" office:value="2542.37">
                <text:p>2542.37</text:p>
              </table:table-cell>
              <table:table-cell office:value-type="float" office:value="23971925.5784053">
                <text:p>23971925.5784053</text:p>
              </table:table-cell>
              <table:table-cell office:value-type="float" office:value="2542.37">
                <text:p>2542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836462.5879041">
                <text:p>52836462.5879041</text:p>
              </table:table-cell>
              <table:table-cell office:value-type="float" office:value="2521.01">
                <text:p>2521.01</text:p>
              </table:table-cell>
              <table:table-cell office:value-type="float" office:value="37361020.9898163">
                <text:p>37361020.9898163</text:p>
              </table:table-cell>
              <table:table-cell office:value-type="float" office:value="2521.01">
                <text:p>2521.01</text:p>
              </table:table-cell>
              <table:table-cell office:value-type="float" office:value="-26418231.293952">
                <text:p>-26418231.293952</text:p>
              </table:table-cell>
              <table:table-cell office:value-type="float" office:value="2521.01">
                <text:p>2521.01</text:p>
              </table:table-cell>
              <table:table-cell office:value-type="float" office:value="45757718.847231">
                <text:p>45757718.847231</text:p>
              </table:table-cell>
              <table:table-cell office:value-type="float" office:value="2521.01">
                <text:p>2521.01</text:p>
              </table:table-cell>
              <table:table-cell office:value-type="float" office:value="58016705.8296753">
                <text:p>58016705.8296753</text:p>
              </table:table-cell>
              <table:table-cell office:value-type="float" office:value="2521.01">
                <text:p>2521.01</text:p>
              </table:table-cell>
              <table:table-cell office:value-type="float" office:value="23286479.7113941">
                <text:p>23286479.7113941</text:p>
              </table:table-cell>
              <table:table-cell office:value-type="float" office:value="2521.01">
                <text:p>2521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396125.5487922">
                <text:p>52396125.5487922</text:p>
              </table:table-cell>
              <table:table-cell office:value-type="float" office:value="2500">
                <text:p>2500</text:p>
              </table:table-cell>
              <table:table-cell office:value-type="float" office:value="37049655.6834527">
                <text:p>37049655.6834527</text:p>
              </table:table-cell>
              <table:table-cell office:value-type="float" office:value="2500">
                <text:p>2500</text:p>
              </table:table-cell>
              <table:table-cell office:value-type="float" office:value="-26198062.7743961">
                <text:p>-26198062.7743961</text:p>
              </table:table-cell>
              <table:table-cell office:value-type="float" office:value="2500">
                <text:p>2500</text:p>
              </table:table-cell>
              <table:table-cell office:value-type="float" office:value="45376375.7851329">
                <text:p>45376375.7851329</text:p>
              </table:table-cell>
              <table:table-cell office:value-type="float" office:value="2500">
                <text:p>2500</text:p>
              </table:table-cell>
              <table:table-cell office:value-type="float" office:value="57482757.0847767">
                <text:p>57482757.0847767</text:p>
              </table:table-cell>
              <table:table-cell office:value-type="float" office:value="2500">
                <text:p>2500</text:p>
              </table:table-cell>
              <table:table-cell office:value-type="float" office:value="22587520.7969716">
                <text:p>22587520.796971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963123.9672567">
                <text:p>51963123.9672567</text:p>
              </table:table-cell>
              <table:table-cell office:value-type="float" office:value="2479.34">
                <text:p>2479.34</text:p>
              </table:table-cell>
              <table:table-cell office:value-type="float" office:value="36743477.3288844">
                <text:p>36743477.3288844</text:p>
              </table:table-cell>
              <table:table-cell office:value-type="float" office:value="2479.34">
                <text:p>2479.34</text:p>
              </table:table-cell>
              <table:table-cell office:value-type="float" office:value="-25981561.9836284">
                <text:p>-25981561.9836284</text:p>
              </table:table-cell>
              <table:table-cell office:value-type="float" office:value="2479.34">
                <text:p>2479.34</text:p>
              </table:table-cell>
              <table:table-cell office:value-type="float" office:value="45001385.4156443">
                <text:p>45001385.4156443</text:p>
              </table:table-cell>
              <table:table-cell office:value-type="float" office:value="2479.34">
                <text:p>2479.34</text:p>
              </table:table-cell>
              <table:table-cell office:value-type="float" office:value="56968284.731793">
                <text:p>56968284.731793</text:p>
              </table:table-cell>
              <table:table-cell office:value-type="float" office:value="2479.34">
                <text:p>2479.34</text:p>
              </table:table-cell>
              <table:table-cell office:value-type="float" office:value="21873381.5339356">
                <text:p>21873381.5339356</text:p>
              </table:table-cell>
              <table:table-cell office:value-type="float" office:value="2479.34">
                <text:p>2479.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537248.2587961">
                <text:p>51537248.2587961</text:p>
              </table:table-cell>
              <table:table-cell office:value-type="float" office:value="2459.02">
                <text:p>2459.02</text:p>
              </table:table-cell>
              <table:table-cell office:value-type="float" office:value="36442337.7274893">
                <text:p>36442337.7274893</text:p>
              </table:table-cell>
              <table:table-cell office:value-type="float" office:value="2459.02">
                <text:p>2459.02</text:p>
              </table:table-cell>
              <table:table-cell office:value-type="float" office:value="-25768624.129398">
                <text:p>-25768624.129398</text:p>
              </table:table-cell>
              <table:table-cell office:value-type="float" office:value="2459.02">
                <text:p>2459.02</text:p>
              </table:table-cell>
              <table:table-cell office:value-type="float" office:value="44632566.2332627">
                <text:p>44632566.2332627</text:p>
              </table:table-cell>
              <table:table-cell office:value-type="float" office:value="2459.02">
                <text:p>2459.02</text:p>
              </table:table-cell>
              <table:table-cell office:value-type="float" office:value="56447980.6134093">
                <text:p>56447980.6134093</text:p>
              </table:table-cell>
              <table:table-cell office:value-type="float" office:value="2459.02">
                <text:p>2459.02</text:p>
              </table:table-cell>
              <table:table-cell office:value-type="float" office:value="21141775.8747482">
                <text:p>21141775.8747482</text:p>
              </table:table-cell>
              <table:table-cell office:value-type="float" office:value="2459.02">
                <text:p>2459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118079.2544061">
                <text:p>51118079.2544061</text:p>
              </table:table-cell>
              <table:table-cell office:value-type="float" office:value="2439.02">
                <text:p>2439.02</text:p>
              </table:table-cell>
              <table:table-cell office:value-type="float" office:value="36145940.4820219">
                <text:p>36145940.4820219</text:p>
              </table:table-cell>
              <table:table-cell office:value-type="float" office:value="2439.02">
                <text:p>2439.02</text:p>
              </table:table-cell>
              <table:table-cell office:value-type="float" office:value="-25559039.627203">
                <text:p>-25559039.627203</text:p>
              </table:table-cell>
              <table:table-cell office:value-type="float" office:value="2439.02">
                <text:p>2439.02</text:p>
              </table:table-cell>
              <table:table-cell office:value-type="float" office:value="44269555.2269819">
                <text:p>44269555.2269819</text:p>
              </table:table-cell>
              <table:table-cell office:value-type="float" office:value="2439.02">
                <text:p>2439.02</text:p>
              </table:table-cell>
              <table:table-cell office:value-type="float" office:value="55941412.6253943">
                <text:p>55941412.6253943</text:p>
              </table:table-cell>
              <table:table-cell office:value-type="float" office:value="2439.02">
                <text:p>2439.02</text:p>
              </table:table-cell>
              <table:table-cell office:value-type="float" office:value="20389656.186142">
                <text:p>20389656.186142</text:p>
              </table:table-cell>
              <table:table-cell office:value-type="float" office:value="2439.02">
                <text:p>2439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705826.5385879">
                <text:p>50705826.5385879</text:p>
              </table:table-cell>
              <table:table-cell office:value-type="float" office:value="2419.35">
                <text:p>2419.35</text:p>
              </table:table-cell>
              <table:table-cell office:value-type="float" office:value="35854433.7911043">
                <text:p>35854433.7911043</text:p>
              </table:table-cell>
              <table:table-cell office:value-type="float" office:value="2419.35">
                <text:p>2419.35</text:p>
              </table:table-cell>
              <table:table-cell office:value-type="float" office:value="-25352913.2692939">
                <text:p>-25352913.2692939</text:p>
              </table:table-cell>
              <table:table-cell office:value-type="float" office:value="2419.35">
                <text:p>2419.35</text:p>
              </table:table-cell>
              <table:table-cell office:value-type="float" office:value="43912533.9023043">
                <text:p>43912533.9023043</text:p>
              </table:table-cell>
              <table:table-cell office:value-type="float" office:value="2419.35">
                <text:p>2419.35</text:p>
              </table:table-cell>
              <table:table-cell office:value-type="float" office:value="55453055.2093829">
                <text:p>55453055.2093829</text:p>
              </table:table-cell>
              <table:table-cell office:value-type="float" office:value="2419.35">
                <text:p>2419.35</text:p>
              </table:table-cell>
              <table:table-cell office:value-type="float" office:value="19614634.9587738">
                <text:p>19614634.9587738</text:p>
              </table:table-cell>
              <table:table-cell office:value-type="float" office:value="2419.35">
                <text:p>2419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300280.5268403">
                <text:p>50300280.5268403</text:p>
              </table:table-cell>
              <table:table-cell office:value-type="float" office:value="2400">
                <text:p>2400</text:p>
              </table:table-cell>
              <table:table-cell office:value-type="float" office:value="35567669.4561144">
                <text:p>35567669.4561144</text:p>
              </table:table-cell>
              <table:table-cell office:value-type="float" office:value="2400">
                <text:p>2400</text:p>
              </table:table-cell>
              <table:table-cell office:value-type="float" office:value="-25150140.2634202">
                <text:p>-25150140.2634202</text:p>
              </table:table-cell>
              <table:table-cell office:value-type="float" office:value="2400">
                <text:p>2400</text:p>
              </table:table-cell>
              <table:table-cell office:value-type="float" office:value="43561320.7537274">
                <text:p>43561320.7537274</text:p>
              </table:table-cell>
              <table:table-cell office:value-type="float" office:value="2400">
                <text:p>2400</text:p>
              </table:table-cell>
              <table:table-cell office:value-type="float" office:value="54963857.8797112">
                <text:p>54963857.8797112</text:p>
              </table:table-cell>
              <table:table-cell office:value-type="float" office:value="2400">
                <text:p>2400</text:p>
              </table:table-cell>
              <table:table-cell office:value-type="float" office:value="18813022.9371055">
                <text:p>18813022.937105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901022.0501585">
                <text:p>49901022.0501585</text:p>
              </table:table-cell>
              <table:table-cell office:value-type="float" office:value="2380.95">
                <text:p>2380.95</text:p>
              </table:table-cell>
              <table:table-cell office:value-type="float" office:value="35285351.0798065">
                <text:p>35285351.0798065</text:p>
              </table:table-cell>
              <table:table-cell office:value-type="float" office:value="2380.95">
                <text:p>2380.95</text:p>
              </table:table-cell>
              <table:table-cell office:value-type="float" office:value="-24950511.0250792">
                <text:p>-24950511.0250792</text:p>
              </table:table-cell>
              <table:table-cell office:value-type="float" office:value="2380.95">
                <text:p>2380.95</text:p>
              </table:table-cell>
              <table:table-cell office:value-type="float" office:value="43215552.7702447">
                <text:p>43215552.7702447</text:p>
              </table:table-cell>
              <table:table-cell office:value-type="float" office:value="2380.95">
                <text:p>2380.95</text:p>
              </table:table-cell>
              <table:table-cell office:value-type="float" office:value="54487276.778261">
                <text:p>54487276.778261</text:p>
              </table:table-cell>
              <table:table-cell office:value-type="float" office:value="2380.95">
                <text:p>2380.95</text:p>
              </table:table-cell>
              <table:table-cell office:value-type="float" office:value="17979902.733349">
                <text:p>17979902.733349</text:p>
              </table:table-cell>
              <table:table-cell office:value-type="float" office:value="2380.95">
                <text:p>2380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08051.1085426">
                <text:p>49508051.1085426</text:p>
              </table:table-cell>
              <table:table-cell office:value-type="float" office:value="2362.2">
                <text:p>2362.2</text:p>
              </table:table-cell>
              <table:table-cell office:value-type="float" office:value="35007478.6621806">
                <text:p>35007478.6621806</text:p>
              </table:table-cell>
              <table:table-cell office:value-type="float" office:value="2362.2">
                <text:p>2362.2</text:p>
              </table:table-cell>
              <table:table-cell office:value-type="float" office:value="-24754025.5542713">
                <text:p>-24754025.5542713</text:p>
              </table:table-cell>
              <table:table-cell office:value-type="float" office:value="2362.2">
                <text:p>2362.2</text:p>
              </table:table-cell>
              <table:table-cell office:value-type="float" office:value="42875229.9518562">
                <text:p>42875229.9518562</text:p>
              </table:table-cell>
              <table:table-cell office:value-type="float" office:value="2362.2">
                <text:p>2362.2</text:p>
              </table:table-cell>
              <table:table-cell office:value-type="float" office:value="54022986.4782086">
                <text:p>54022986.4782086</text:p>
              </table:table-cell>
              <table:table-cell office:value-type="float" office:value="2362.2">
                <text:p>2362.2</text:p>
              </table:table-cell>
              <table:table-cell office:value-type="float" office:value="17110162.0903474">
                <text:p>17110162.0903474</text:p>
              </table:table-cell>
              <table:table-cell office:value-type="float" office:value="2362.2">
                <text:p>236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21367.7019927">
                <text:p>49121367.7019927</text:p>
              </table:table-cell>
              <table:table-cell office:value-type="float" office:value="2343.75">
                <text:p>2343.75</text:p>
              </table:table-cell>
              <table:table-cell office:value-type="float" office:value="34734052.2032369">
                <text:p>34734052.2032369</text:p>
              </table:table-cell>
              <table:table-cell office:value-type="float" office:value="2343.75">
                <text:p>2343.75</text:p>
              </table:table-cell>
              <table:table-cell office:value-type="float" office:value="-24560683.8509963">
                <text:p>-24560683.8509963</text:p>
              </table:table-cell>
              <table:table-cell office:value-type="float" office:value="2343.75">
                <text:p>2343.75</text:p>
              </table:table-cell>
              <table:table-cell office:value-type="float" office:value="42540352.2985621">
                <text:p>42540352.2985621</text:p>
              </table:table-cell>
              <table:table-cell office:value-type="float" office:value="2343.75">
                <text:p>2343.75</text:p>
              </table:table-cell>
              <table:table-cell office:value-type="float" office:value="53557899.4565137">
                <text:p>53557899.4565137</text:p>
              </table:table-cell>
              <table:table-cell office:value-type="float" office:value="2343.75">
                <text:p>2343.75</text:p>
              </table:table-cell>
              <table:table-cell office:value-type="float" office:value="16197372.2451996">
                <text:p>16197372.2451996</text:p>
              </table:table-cell>
              <table:table-cell office:value-type="float" office:value="2343.75">
                <text:p>2343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740552.6615039">
                <text:p>48740552.6615039</text:p>
              </table:table-cell>
              <table:table-cell office:value-type="float" office:value="2325.58">
                <text:p>2325.58</text:p>
              </table:table-cell>
              <table:table-cell office:value-type="float" office:value="34464775.3057294">
                <text:p>34464775.3057294</text:p>
              </table:table-cell>
              <table:table-cell office:value-type="float" office:value="2325.58">
                <text:p>2325.58</text:p>
              </table:table-cell>
              <table:table-cell office:value-type="float" office:value="-24370276.330752">
                <text:p>-24370276.330752</text:p>
              </table:table-cell>
              <table:table-cell office:value-type="float" office:value="2325.58">
                <text:p>2325.58</text:p>
              </table:table-cell>
              <table:table-cell office:value-type="float" office:value="42210556.7993556">
                <text:p>42210556.7993556</text:p>
              </table:table-cell>
              <table:table-cell office:value-type="float" office:value="2325.58">
                <text:p>2325.58</text:p>
              </table:table-cell>
              <table:table-cell office:value-type="float" office:value="53111335.737706">
                <text:p>53111335.737706</text:p>
              </table:table-cell>
              <table:table-cell office:value-type="float" office:value="2325.58">
                <text:p>2325.58</text:p>
              </table:table-cell>
              <table:table-cell office:value-type="float" office:value="15232146.6438631">
                <text:p>15232146.6438631</text:p>
              </table:table-cell>
              <table:table-cell office:value-type="float" office:value="2325.58">
                <text:p>2325.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365605.9870769">
                <text:p>48365605.9870769</text:p>
              </table:table-cell>
              <table:table-cell office:value-type="float" office:value="2307.69">
                <text:p>2307.69</text:p>
              </table:table-cell>
              <table:table-cell office:value-type="float" office:value="34199647.9696588">
                <text:p>34199647.9696588</text:p>
              </table:table-cell>
              <table:table-cell office:value-type="float" office:value="2307.69">
                <text:p>2307.69</text:p>
              </table:table-cell>
              <table:table-cell office:value-type="float" office:value="-24182802.9935384">
                <text:p>-24182802.9935384</text:p>
              </table:table-cell>
              <table:table-cell office:value-type="float" office:value="2307.69">
                <text:p>2307.69</text:p>
              </table:table-cell>
              <table:table-cell office:value-type="float" office:value="41885843.4542373">
                <text:p>41885843.4542373</text:p>
              </table:table-cell>
              <table:table-cell office:value-type="float" office:value="2307.69">
                <text:p>2307.69</text:p>
              </table:table-cell>
              <table:table-cell office:value-type="float" office:value="52680162.4549227">
                <text:p>52680162.4549227</text:p>
              </table:table-cell>
              <table:table-cell office:value-type="float" office:value="2307.69">
                <text:p>2307.69</text:p>
              </table:table-cell>
              <table:table-cell office:value-type="float" office:value="14203199.299717">
                <text:p>14203199.299717</text:p>
              </table:table-cell>
              <table:table-cell office:value-type="float" office:value="2307.69">
                <text:p>2307.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996527.678711">
                <text:p>47996527.678711</text:p>
              </table:table-cell>
              <table:table-cell office:value-type="float" office:value="2290.08">
                <text:p>2290.08</text:p>
              </table:table-cell>
              <table:table-cell office:value-type="float" office:value="33938670.1950244">
                <text:p>33938670.1950244</text:p>
              </table:table-cell>
              <table:table-cell office:value-type="float" office:value="2290.08">
                <text:p>2290.08</text:p>
              </table:table-cell>
              <table:table-cell office:value-type="float" office:value="-23998263.8393555">
                <text:p>-23998263.8393555</text:p>
              </table:table-cell>
              <table:table-cell office:value-type="float" office:value="2290.08">
                <text:p>2290.08</text:p>
              </table:table-cell>
              <table:table-cell office:value-type="float" office:value="41566212.2632067">
                <text:p>41566212.2632067</text:p>
              </table:table-cell>
              <table:table-cell office:value-type="float" office:value="2290.08">
                <text:p>2290.08</text:p>
              </table:table-cell>
              <table:table-cell office:value-type="float" office:value="52237201.0126452">
                <text:p>52237201.0126452</text:p>
              </table:table-cell>
              <table:table-cell office:value-type="float" office:value="2290.08">
                <text:p>2290.08</text:p>
              </table:table-cell>
              <table:table-cell office:value-type="float" office:value="13094940.2960962">
                <text:p>13094940.2960962</text:p>
              </table:table-cell>
              <table:table-cell office:value-type="float" office:value="2290.08">
                <text:p>229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632898.5674026">
                <text:p>47632898.5674026</text:p>
              </table:table-cell>
              <table:table-cell office:value-type="float" office:value="2272.73">
                <text:p>2272.73</text:p>
              </table:table-cell>
              <table:table-cell office:value-type="float" office:value="33681545.5845814">
                <text:p>33681545.5845814</text:p>
              </table:table-cell>
              <table:table-cell office:value-type="float" office:value="2272.73">
                <text:p>2272.73</text:p>
              </table:table-cell>
              <table:table-cell office:value-type="float" office:value="-23816449.2837013">
                <text:p>-23816449.2837013</text:p>
              </table:table-cell>
              <table:table-cell office:value-type="float" office:value="2272.73">
                <text:p>2272.73</text:p>
              </table:table-cell>
              <table:table-cell office:value-type="float" office:value="41251300.215258">
                <text:p>41251300.215258</text:p>
              </table:table-cell>
              <table:table-cell office:value-type="float" office:value="2272.73">
                <text:p>2272.73</text:p>
              </table:table-cell>
              <table:table-cell office:value-type="float" office:value="51809174.1379204">
                <text:p>51809174.1379204</text:p>
              </table:table-cell>
              <table:table-cell office:value-type="float" office:value="2272.73">
                <text:p>2272.73</text:p>
              </table:table-cell>
              <table:table-cell office:value-type="float" office:value="11883267.3835359">
                <text:p>11883267.3835359</text:p>
              </table:table-cell>
              <table:table-cell office:value-type="float" office:value="2272.73">
                <text:p>2272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274718.653151">
                <text:p>47274718.653151</text:p>
              </table:table-cell>
              <table:table-cell office:value-type="float" office:value="2255.64">
                <text:p>2255.64</text:p>
              </table:table-cell>
              <table:table-cell office:value-type="float" office:value="33428274.1383293">
                <text:p>33428274.1383293</text:p>
              </table:table-cell>
              <table:table-cell office:value-type="float" office:value="2255.64">
                <text:p>2255.64</text:p>
              </table:table-cell>
              <table:table-cell office:value-type="float" office:value="-23637359.3265755">
                <text:p>-23637359.3265755</text:p>
              </table:table-cell>
              <table:table-cell office:value-type="float" office:value="2255.64">
                <text:p>2255.64</text:p>
              </table:table-cell>
              <table:table-cell office:value-type="float" office:value="40941107.3103909">
                <text:p>40941107.3103909</text:p>
              </table:table-cell>
              <table:table-cell office:value-type="float" office:value="2255.64">
                <text:p>2255.64</text:p>
              </table:table-cell>
              <table:table-cell office:value-type="float" office:value="51383991.1654765">
                <text:p>51383991.1654765</text:p>
              </table:table-cell>
              <table:table-cell office:value-type="float" office:value="2255.64">
                <text:p>2255.64</text:p>
              </table:table-cell>
              <table:table-cell office:value-type="float" office:value="10532456.0850712">
                <text:p>10532456.0850712</text:p>
              </table:table-cell>
              <table:table-cell office:value-type="float" office:value="2255.64">
                <text:p>2255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21987.9359563">
                <text:p>46921987.9359563</text:p>
              </table:table-cell>
              <table:table-cell office:value-type="float" office:value="2238.81">
                <text:p>2238.81</text:p>
              </table:table-cell>
              <table:table-cell office:value-type="float" office:value="33178855.8562681">
                <text:p>33178855.8562681</text:p>
              </table:table-cell>
              <table:table-cell office:value-type="float" office:value="2238.81">
                <text:p>2238.81</text:p>
              </table:table-cell>
              <table:table-cell office:value-type="float" office:value="-23460993.9679782">
                <text:p>-23460993.9679782</text:p>
              </table:table-cell>
              <table:table-cell office:value-type="float" office:value="2238.81">
                <text:p>2238.81</text:p>
              </table:table-cell>
              <table:table-cell office:value-type="float" office:value="40635633.5486052">
                <text:p>40635633.5486052</text:p>
              </table:table-cell>
              <table:table-cell office:value-type="float" office:value="2238.81">
                <text:p>2238.81</text:p>
              </table:table-cell>
              <table:table-cell office:value-type="float" office:value="50961902.5232186">
                <text:p>50961902.5232186</text:p>
              </table:table-cell>
              <table:table-cell office:value-type="float" office:value="2238.81">
                <text:p>2238.81</text:p>
              </table:table-cell>
              <table:table-cell office:value-type="float" office:value="8981539.70026313">
                <text:p>8981539.70026313</text:p>
              </table:table-cell>
              <table:table-cell office:value-type="float" office:value="2238.81">
                <text:p>2238.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574287.2468146">
                <text:p>46574287.2468146</text:p>
              </table:table-cell>
              <table:table-cell office:value-type="float" office:value="2222.22">
                <text:p>2222.22</text:p>
              </table:table-cell>
              <table:table-cell office:value-type="float" office:value="32932994.3411527">
                <text:p>32932994.3411527</text:p>
              </table:table-cell>
              <table:table-cell office:value-type="float" office:value="2222.22">
                <text:p>2222.22</text:p>
              </table:table-cell>
              <table:table-cell office:value-type="float" office:value="-23287143.6234073">
                <text:p>-23287143.6234073</text:p>
              </table:table-cell>
              <table:table-cell office:value-type="float" office:value="2222.22">
                <text:p>2222.22</text:p>
              </table:table-cell>
              <table:table-cell office:value-type="float" office:value="40334515.918895">
                <text:p>40334515.918895</text:p>
              </table:table-cell>
              <table:table-cell office:value-type="float" office:value="2222.22">
                <text:p>2222.22</text:p>
              </table:table-cell>
              <table:table-cell office:value-type="float" office:value="50553725.0093149">
                <text:p>50553725.0093149</text:p>
              </table:table-cell>
              <table:table-cell office:value-type="float" office:value="2222.22">
                <text:p>2222.22</text:p>
              </table:table-cell>
              <table:table-cell office:value-type="float" office:value="7108629.6586229">
                <text:p>7108629.6586229</text:p>
              </table:table-cell>
              <table:table-cell office:value-type="float" office:value="2222.22">
                <text:p>2222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231826.1702277">
                <text:p>46231826.1702277</text:p>
              </table:table-cell>
              <table:table-cell office:value-type="float" office:value="2205.88">
                <text:p>2205.88</text:p>
              </table:table-cell>
              <table:table-cell office:value-type="float" office:value="32690837.7916057">
                <text:p>32690837.7916057</text:p>
              </table:table-cell>
              <table:table-cell office:value-type="float" office:value="2205.88">
                <text:p>2205.88</text:p>
              </table:table-cell>
              <table:table-cell office:value-type="float" office:value="-23115913.0851139">
                <text:p>-23115913.0851139</text:p>
              </table:table-cell>
              <table:table-cell office:value-type="float" office:value="2205.88">
                <text:p>2205.88</text:p>
              </table:table-cell>
              <table:table-cell office:value-type="float" office:value="40037935.9267635">
                <text:p>40037935.9267635</text:p>
              </table:table-cell>
              <table:table-cell office:value-type="float" office:value="2205.88">
                <text:p>2205.88</text:p>
              </table:table-cell>
              <table:table-cell office:value-type="float" office:value="50159243.3960232">
                <text:p>50159243.3960232</text:p>
              </table:table-cell>
              <table:table-cell office:value-type="float" office:value="2205.88">
                <text:p>2205.88</text:p>
              </table:table-cell>
              <table:table-cell office:value-type="float" office:value="4644010.12560764">
                <text:p>4644010.12560764</text:p>
              </table:table-cell>
              <table:table-cell office:value-type="float" office:value="2205.88">
                <text:p>2205.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894395.1216935">
                <text:p>45894395.1216935</text:p>
              </table:table-cell>
              <table:table-cell office:value-type="float" office:value="2189.78">
                <text:p>2189.78</text:p>
              </table:table-cell>
              <table:table-cell office:value-type="float" office:value="32452238.0090043">
                <text:p>32452238.0090043</text:p>
              </table:table-cell>
              <table:table-cell office:value-type="float" office:value="2189.78">
                <text:p>2189.78</text:p>
              </table:table-cell>
              <table:table-cell office:value-type="float" office:value="-22947197.5608467">
                <text:p>-22947197.5608467</text:p>
              </table:table-cell>
              <table:table-cell office:value-type="float" office:value="2189.78">
                <text:p>2189.78</text:p>
              </table:table-cell>
              <table:table-cell office:value-type="float" office:value="39745712.0667072">
                <text:p>39745712.0667072</text:p>
              </table:table-cell>
              <table:table-cell office:value-type="float" office:value="2189.78">
                <text:p>2189.78</text:p>
              </table:table-cell>
              <table:table-cell office:value-type="float" office:value="49758917.8540448">
                <text:p>49758917.8540448</text:p>
              </table:table-cell>
              <table:table-cell office:value-type="float" office:value="2189.78">
                <text:p>2189.78</text:p>
              </table:table-cell>
              <table:table-cell office:value-type="float" office:value="4081784.65204037">
                <text:p>4081784.65204037</text:p>
              </table:table-cell>
              <table:table-cell office:value-type="float" office:value="2189.78">
                <text:p>2189.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61784.5167099">
                <text:p>45561784.5167099</text:p>
              </table:table-cell>
              <table:table-cell office:value-type="float" office:value="2173.91">
                <text:p>2173.91</text:p>
              </table:table-cell>
              <table:table-cell office:value-type="float" office:value="32217046.7947258">
                <text:p>32217046.7947258</text:p>
              </table:table-cell>
              <table:table-cell office:value-type="float" office:value="2173.91">
                <text:p>2173.91</text:p>
              </table:table-cell>
              <table:table-cell office:value-type="float" office:value="-22780892.2583549">
                <text:p>-22780892.2583549</text:p>
              </table:table-cell>
              <table:table-cell office:value-type="float" office:value="2173.91">
                <text:p>2173.91</text:p>
              </table:table-cell>
              <table:table-cell office:value-type="float" office:value="39457662.8332233">
                <text:p>39457662.8332233</text:p>
              </table:table-cell>
              <table:table-cell office:value-type="float" office:value="2173.91">
                <text:p>2173.91</text:p>
              </table:table-cell>
              <table:table-cell office:value-type="float" office:value="49369219.6404308">
                <text:p>49369219.6404308</text:p>
              </table:table-cell>
              <table:table-cell office:value-type="float" office:value="2173.91">
                <text:p>2173.91</text:p>
              </table:table-cell>
              <table:table-cell office:value-type="float" office:value="6734526.08852988">
                <text:p>6734526.08852988</text:p>
              </table:table-cell>
              <table:table-cell office:value-type="float" office:value="2173.91">
                <text:p>2173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233994.3552766">
                <text:p>45233994.3552766</text:p>
              </table:table-cell>
              <table:table-cell office:value-type="float" office:value="2158.27">
                <text:p>2158.27</text:p>
              </table:table-cell>
              <table:table-cell office:value-type="float" office:value="31985264.1487701">
                <text:p>31985264.1487701</text:p>
              </table:table-cell>
              <table:table-cell office:value-type="float" office:value="2158.27">
                <text:p>2158.27</text:p>
              </table:table-cell>
              <table:table-cell office:value-type="float" office:value="-22616997.1776383">
                <text:p>-22616997.1776383</text:p>
              </table:table-cell>
              <table:table-cell office:value-type="float" office:value="2158.27">
                <text:p>2158.27</text:p>
              </table:table-cell>
              <table:table-cell office:value-type="float" office:value="39173788.2263114">
                <text:p>39173788.2263114</text:p>
              </table:table-cell>
              <table:table-cell office:value-type="float" office:value="2158.27">
                <text:p>2158.27</text:p>
              </table:table-cell>
              <table:table-cell office:value-type="float" office:value="48988888.9646146">
                <text:p>48988888.9646146</text:p>
              </table:table-cell>
              <table:table-cell office:value-type="float" office:value="2158.27">
                <text:p>2158.27</text:p>
              </table:table-cell>
              <table:table-cell office:value-type="float" office:value="8733585.99625235">
                <text:p>8733585.99625235</text:p>
              </table:table-cell>
              <table:table-cell office:value-type="float" office:value="2158.27">
                <text:p>2158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911024.637394">
                <text:p>44911024.637394</text:p>
              </table:table-cell>
              <table:table-cell office:value-type="float" office:value="2142.86">
                <text:p>2142.86</text:p>
              </table:table-cell>
              <table:table-cell office:value-type="float" office:value="31756890.0711374">
                <text:p>31756890.0711374</text:p>
              </table:table-cell>
              <table:table-cell office:value-type="float" office:value="2142.86">
                <text:p>2142.86</text:p>
              </table:table-cell>
              <table:table-cell office:value-type="float" office:value="-22455512.318697">
                <text:p>-22455512.318697</text:p>
              </table:table-cell>
              <table:table-cell office:value-type="float" office:value="2142.86">
                <text:p>2142.86</text:p>
              </table:table-cell>
              <table:table-cell office:value-type="float" office:value="38894088.245972">
                <text:p>38894088.245972</text:p>
              </table:table-cell>
              <table:table-cell office:value-type="float" office:value="2142.86">
                <text:p>2142.86</text:p>
              </table:table-cell>
              <table:table-cell office:value-type="float" office:value="48610955.1184275">
                <text:p>48610955.1184275</text:p>
              </table:table-cell>
              <table:table-cell office:value-type="float" office:value="2142.86">
                <text:p>2142.86</text:p>
              </table:table-cell>
              <table:table-cell office:value-type="float" office:value="10385400.9994775">
                <text:p>10385400.9994775</text:p>
              </table:table-cell>
              <table:table-cell office:value-type="float" office:value="2142.86">
                <text:p>2142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362404.7506735">
                <text:p>43362404.7506735</text:p>
              </table:table-cell>
              <table:table-cell office:value-type="float" office:value="2068.97">
                <text:p>2068.97</text:p>
              </table:table-cell>
              <table:table-cell office:value-type="float" office:value="30661850.447757">
                <text:p>30661850.447757</text:p>
              </table:table-cell>
              <table:table-cell office:value-type="float" office:value="2068.97">
                <text:p>2068.97</text:p>
              </table:table-cell>
              <table:table-cell office:value-type="float" office:value="-21681202.3753368">
                <text:p>-21681202.3753368</text:p>
              </table:table-cell>
              <table:table-cell office:value-type="float" office:value="2068.97">
                <text:p>2068.97</text:p>
              </table:table-cell>
              <table:table-cell office:value-type="float" office:value="37552944.0832663">
                <text:p>37552944.0832663</text:p>
              </table:table-cell>
              <table:table-cell office:value-type="float" office:value="2068.97">
                <text:p>2068.97</text:p>
              </table:table-cell>
              <table:table-cell office:value-type="float" office:value="46825582.0133779">
                <text:p>46825582.0133779</text:p>
              </table:table-cell>
              <table:table-cell office:value-type="float" office:value="2068.97">
                <text:p>2068.97</text:p>
              </table:table-cell>
              <table:table-cell office:value-type="float" office:value="16533840.8755376">
                <text:p>16533840.8755376</text:p>
              </table:table-cell>
              <table:table-cell office:value-type="float" office:value="2068.97">
                <text:p>2068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16900.4390337">
                <text:p>41916900.4390337</text:p>
              </table:table-cell>
              <table:table-cell office:value-type="float" office:value="2000">
                <text:p>2000</text:p>
              </table:table-cell>
              <table:table-cell office:value-type="float" office:value="29639724.5467621">
                <text:p>29639724.5467621</text:p>
              </table:table-cell>
              <table:table-cell office:value-type="float" office:value="2000">
                <text:p>2000</text:p>
              </table:table-cell>
              <table:table-cell office:value-type="float" office:value="-20958450.2195169">
                <text:p>-20958450.2195169</text:p>
              </table:table-cell>
              <table:table-cell office:value-type="float" office:value="2000">
                <text:p>2000</text:p>
              </table:table-cell>
              <table:table-cell office:value-type="float" office:value="36301100.6281063">
                <text:p>36301100.6281063</text:p>
              </table:table-cell>
              <table:table-cell office:value-type="float" office:value="2000">
                <text:p>2000</text:p>
              </table:table-cell>
              <table:table-cell office:value-type="float" office:value="45161242.2237511">
                <text:p>45161242.2237511</text:p>
              </table:table-cell>
              <table:table-cell office:value-type="float" office:value="2000">
                <text:p>2000</text:p>
              </table:table-cell>
              <table:table-cell office:value-type="float" office:value="21345221.5812391">
                <text:p>21345221.58123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64661.2308703">
                <text:p>40564661.2308703</text:p>
              </table:table-cell>
              <table:table-cell office:value-type="float" office:value="1935.48">
                <text:p>1935.48</text:p>
              </table:table-cell>
              <table:table-cell office:value-type="float" office:value="28683547.0328834">
                <text:p>28683547.0328834</text:p>
              </table:table-cell>
              <table:table-cell office:value-type="float" office:value="1935.48">
                <text:p>1935.48</text:p>
              </table:table-cell>
              <table:table-cell office:value-type="float" office:value="-20282330.6154351">
                <text:p>-20282330.6154351</text:p>
              </table:table-cell>
              <table:table-cell office:value-type="float" office:value="1935.48">
                <text:p>1935.48</text:p>
              </table:table-cell>
              <table:table-cell office:value-type="float" office:value="35130027.1218434">
                <text:p>35130027.1218434</text:p>
              </table:table-cell>
              <table:table-cell office:value-type="float" office:value="1935.48">
                <text:p>1935.48</text:p>
              </table:table-cell>
              <table:table-cell office:value-type="float" office:value="43630975.7099014">
                <text:p>43630975.7099014</text:p>
              </table:table-cell>
              <table:table-cell office:value-type="float" office:value="1935.48">
                <text:p>1935.48</text:p>
              </table:table-cell>
              <table:table-cell office:value-type="float" office:value="25773558.9955128">
                <text:p>25773558.9955128</text:p>
              </table:table-cell>
              <table:table-cell office:value-type="float" office:value="1935.48">
                <text:p>1935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7094.161594">
                <text:p>39297094.161594</text:p>
              </table:table-cell>
              <table:table-cell office:value-type="float" office:value="1875">
                <text:p>1875</text:p>
              </table:table-cell>
              <table:table-cell office:value-type="float" office:value="27787241.7625894">
                <text:p>27787241.7625894</text:p>
              </table:table-cell>
              <table:table-cell office:value-type="float" office:value="1875">
                <text:p>1875</text:p>
              </table:table-cell>
              <table:table-cell office:value-type="float" office:value="-19648547.080797">
                <text:p>-19648547.080797</text:p>
              </table:table-cell>
              <table:table-cell office:value-type="float" office:value="1875">
                <text:p>1875</text:p>
              </table:table-cell>
              <table:table-cell office:value-type="float" office:value="34032281.8388495">
                <text:p>34032281.8388495</text:p>
              </table:table-cell>
              <table:table-cell office:value-type="float" office:value="1875">
                <text:p>1875</text:p>
              </table:table-cell>
              <table:table-cell office:value-type="float" office:value="42216570.6067803">
                <text:p>42216570.6067803</text:p>
              </table:table-cell>
              <table:table-cell office:value-type="float" office:value="1875">
                <text:p>1875</text:p>
              </table:table-cell>
              <table:table-cell office:value-type="float" office:value="30240740.4004563">
                <text:p>30240740.40045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106235.0201212">
                <text:p>38106235.0201212</text:p>
              </table:table-cell>
              <table:table-cell office:value-type="float" office:value="1818.18">
                <text:p>1818.18</text:p>
              </table:table-cell>
              <table:table-cell office:value-type="float" office:value="26945177.188216">
                <text:p>26945177.188216</text:p>
              </table:table-cell>
              <table:table-cell office:value-type="float" office:value="1818.18">
                <text:p>1818.18</text:p>
              </table:table-cell>
              <table:table-cell office:value-type="float" office:value="-19053117.5100606">
                <text:p>-19053117.5100606</text:p>
              </table:table-cell>
              <table:table-cell office:value-type="float" office:value="1818.18">
                <text:p>1818.18</text:p>
              </table:table-cell>
              <table:table-cell office:value-type="float" office:value="33000967.5700051">
                <text:p>33000967.5700051</text:p>
              </table:table-cell>
              <table:table-cell office:value-type="float" office:value="1818.18">
                <text:p>1818.18</text:p>
              </table:table-cell>
              <table:table-cell office:value-type="float" office:value="40924270.8221296">
                <text:p>40924270.8221296</text:p>
              </table:table-cell>
              <table:table-cell office:value-type="float" office:value="1818.18">
                <text:p>1818.18</text:p>
              </table:table-cell>
              <table:table-cell office:value-type="float" office:value="35095848.5263217">
                <text:p>35095848.5263217</text:p>
              </table:table-cell>
              <table:table-cell office:value-type="float" office:value="1818.18">
                <text:p>1818.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5586.6868836">
                <text:p>36985586.6868836</text:p>
              </table:table-cell>
              <table:table-cell office:value-type="float" office:value="1764.71">
                <text:p>1764.71</text:p>
              </table:table-cell>
              <table:table-cell office:value-type="float" office:value="26152759.1524583">
                <text:p>26152759.1524583</text:p>
              </table:table-cell>
              <table:table-cell office:value-type="float" office:value="1764.71">
                <text:p>1764.71</text:p>
              </table:table-cell>
              <table:table-cell office:value-type="float" office:value="-18492793.3434418">
                <text:p>-18492793.3434418</text:p>
              </table:table-cell>
              <table:table-cell office:value-type="float" office:value="1764.71">
                <text:p>1764.71</text:p>
              </table:table-cell>
              <table:table-cell office:value-type="float" office:value="32030457.6447127">
                <text:p>32030457.6447127</text:p>
              </table:table-cell>
              <table:table-cell office:value-type="float" office:value="1764.71">
                <text:p>1764.71</text:p>
              </table:table-cell>
              <table:table-cell office:value-type="float" office:value="39769610.5842438">
                <text:p>39769610.5842438</text:p>
              </table:table-cell>
              <table:table-cell office:value-type="float" office:value="1764.71">
                <text:p>1764.71</text:p>
              </table:table-cell>
              <table:table-cell office:value-type="float" office:value="40772282.9193432">
                <text:p>40772282.9193432</text:p>
              </table:table-cell>
              <table:table-cell office:value-type="float" office:value="1764.71">
                <text:p>1764.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28861.6268155">
                <text:p>35928861.6268155</text:p>
              </table:table-cell>
              <table:table-cell office:value-type="float" office:value="1714.29">
                <text:p>1714.29</text:p>
              </table:table-cell>
              <table:table-cell office:value-type="float" office:value="25405541.6966344">
                <text:p>25405541.6966344</text:p>
              </table:table-cell>
              <table:table-cell office:value-type="float" office:value="1714.29">
                <text:p>1714.29</text:p>
              </table:table-cell>
              <table:table-cell office:value-type="float" office:value="-17964430.8134078">
                <text:p>-17964430.8134078</text:p>
              </table:table-cell>
              <table:table-cell office:value-type="float" office:value="1714.29">
                <text:p>1714.29</text:p>
              </table:table-cell>
              <table:table-cell office:value-type="float" office:value="31115306.8978781">
                <text:p>31115306.8978781</text:p>
              </table:table-cell>
              <table:table-cell office:value-type="float" office:value="1714.29">
                <text:p>1714.29</text:p>
              </table:table-cell>
              <table:table-cell office:value-type="float" office:value="38662498.8868825">
                <text:p>38662498.8868825</text:p>
              </table:table-cell>
              <table:table-cell office:value-type="float" office:value="1714.29">
                <text:p>1714.29</text:p>
              </table:table-cell>
              <table:table-cell office:value-type="float" office:value="47992435.106157">
                <text:p>47992435.106157</text:p>
              </table:table-cell>
              <table:table-cell office:value-type="float" office:value="1714.29">
                <text:p>1714.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30820.2273621">
                <text:p>34930820.2273621</text:p>
              </table:table-cell>
              <table:table-cell office:value-type="float" office:value="1666.67">
                <text:p>1666.67</text:p>
              </table:table-cell>
              <table:table-cell office:value-type="float" office:value="24699819.855176">
                <text:p>24699819.855176</text:p>
              </table:table-cell>
              <table:table-cell office:value-type="float" office:value="1666.67">
                <text:p>1666.67</text:p>
              </table:table-cell>
              <table:table-cell office:value-type="float" office:value="-17465410.113681">
                <text:p>-17465410.113681</text:p>
              </table:table-cell>
              <table:table-cell office:value-type="float" office:value="1666.67">
                <text:p>1666.67</text:p>
              </table:table-cell>
              <table:table-cell office:value-type="float" office:value="30250977.6919229">
                <text:p>30250977.6919229</text:p>
              </table:table-cell>
              <table:table-cell office:value-type="float" office:value="1666.67">
                <text:p>1666.67</text:p>
              </table:table-cell>
              <table:table-cell office:value-type="float" office:value="37596487.4309175">
                <text:p>37596487.4309175</text:p>
              </table:table-cell>
              <table:table-cell office:value-type="float" office:value="1666.67">
                <text:p>1666.67</text:p>
              </table:table-cell>
              <table:table-cell office:value-type="float" office:value="58266656.9873409">
                <text:p>58266656.9873409</text:p>
              </table:table-cell>
              <table:table-cell office:value-type="float" office:value="1666.67">
                <text:p>1666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986642.044973">
                <text:p>33986642.044973</text:p>
              </table:table-cell>
              <table:table-cell office:value-type="float" office:value="1621.62">
                <text:p>1621.62</text:p>
              </table:table-cell>
              <table:table-cell office:value-type="float" office:value="24032185.0597602">
                <text:p>24032185.0597602</text:p>
              </table:table-cell>
              <table:table-cell office:value-type="float" office:value="1621.62">
                <text:p>1621.62</text:p>
              </table:table-cell>
              <table:table-cell office:value-type="float" office:value="-16993321.0224865">
                <text:p>-16993321.0224865</text:p>
              </table:table-cell>
              <table:table-cell office:value-type="float" office:value="1621.62">
                <text:p>1621.62</text:p>
              </table:table-cell>
              <table:table-cell office:value-type="float" office:value="29433295.4002749">
                <text:p>29433295.4002749</text:p>
              </table:table-cell>
              <table:table-cell office:value-type="float" office:value="1621.62">
                <text:p>1621.62</text:p>
              </table:table-cell>
              <table:table-cell office:value-type="float" office:value="36570109.9766074">
                <text:p>36570109.9766074</text:p>
              </table:table-cell>
              <table:table-cell office:value-type="float" office:value="1621.62">
                <text:p>1621.62</text:p>
              </table:table-cell>
              <table:table-cell office:value-type="float" office:value="75808400.8222164">
                <text:p>75808400.8222164</text:p>
              </table:table-cell>
              <table:table-cell office:value-type="float" office:value="1621.62">
                <text:p>1621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092344.9741061">
                <text:p>33092344.9741061</text:p>
              </table:table-cell>
              <table:table-cell office:value-type="float" office:value="1578.95">
                <text:p>1578.95</text:p>
              </table:table-cell>
              <table:table-cell office:value-type="float" office:value="23399821.536555">
                <text:p>23399821.536555</text:p>
              </table:table-cell>
              <table:table-cell office:value-type="float" office:value="1578.95">
                <text:p>1578.95</text:p>
              </table:table-cell>
              <table:table-cell office:value-type="float" office:value="-16546172.487053">
                <text:p>-16546172.487053</text:p>
              </table:table-cell>
              <table:table-cell office:value-type="float" office:value="1578.95">
                <text:p>1578.95</text:p>
              </table:table-cell>
              <table:table-cell office:value-type="float" office:value="28658811.4183742">
                <text:p>28658811.4183742</text:p>
              </table:table-cell>
              <table:table-cell office:value-type="float" office:value="1578.95">
                <text:p>1578.95</text:p>
              </table:table-cell>
              <table:table-cell office:value-type="float" office:value="35567976.7748255">
                <text:p>35567976.7748255</text:p>
              </table:table-cell>
              <table:table-cell office:value-type="float" office:value="1578.95">
                <text:p>1578.95</text:p>
              </table:table-cell>
              <table:table-cell office:value-type="float" office:value="120479252.845913">
                <text:p>120479252.845913</text:p>
              </table:table-cell>
              <table:table-cell office:value-type="float" office:value="1578.95">
                <text:p>1578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243737.3247179">
                <text:p>32243737.3247179</text:p>
              </table:table-cell>
              <table:table-cell office:value-type="float" office:value="1538.46">
                <text:p>1538.46</text:p>
              </table:table-cell>
              <table:table-cell office:value-type="float" office:value="22799765.3131058">
                <text:p>22799765.3131058</text:p>
              </table:table-cell>
              <table:table-cell office:value-type="float" office:value="1538.46">
                <text:p>1538.46</text:p>
              </table:table-cell>
              <table:table-cell office:value-type="float" office:value="-16121868.6623589">
                <text:p>-16121868.6623589</text:p>
              </table:table-cell>
              <table:table-cell office:value-type="float" office:value="1538.46">
                <text:p>1538.46</text:p>
              </table:table-cell>
              <table:table-cell office:value-type="float" office:value="27923895.6361582">
                <text:p>27923895.6361582</text:p>
              </table:table-cell>
              <table:table-cell office:value-type="float" office:value="1538.46">
                <text:p>1538.46</text:p>
              </table:table-cell>
              <table:table-cell office:value-type="float" office:value="34588934.4776554">
                <text:p>34588934.4776554</text:p>
              </table:table-cell>
              <table:table-cell office:value-type="float" office:value="1538.46">
                <text:p>1538.46</text:p>
              </table:table-cell>
              <table:table-cell office:value-type="float" office:value="151192862.345108">
                <text:p>151192862.345108</text:p>
              </table:table-cell>
              <table:table-cell office:value-type="float" office:value="1538.46">
                <text:p>1538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37675.3292752">
                <text:p>31437675.3292752</text:p>
              </table:table-cell>
              <table:table-cell office:value-type="float" office:value="1500">
                <text:p>1500</text:p>
              </table:table-cell>
              <table:table-cell office:value-type="float" office:value="22229793.4100715">
                <text:p>22229793.4100715</text:p>
              </table:table-cell>
              <table:table-cell office:value-type="float" office:value="1500">
                <text:p>1500</text:p>
              </table:table-cell>
              <table:table-cell office:value-type="float" office:value="-15718837.6646376">
                <text:p>-15718837.6646376</text:p>
              </table:table-cell>
              <table:table-cell office:value-type="float" office:value="1500">
                <text:p>1500</text:p>
              </table:table-cell>
              <table:table-cell office:value-type="float" office:value="27225825.4710797">
                <text:p>27225825.4710797</text:p>
              </table:table-cell>
              <table:table-cell office:value-type="float" office:value="1500">
                <text:p>1500</text:p>
              </table:table-cell>
              <table:table-cell office:value-type="float" office:value="33637255.4526568">
                <text:p>33637255.4526568</text:p>
              </table:table-cell>
              <table:table-cell office:value-type="float" office:value="1500">
                <text:p>1500</text:p>
              </table:table-cell>
              <table:table-cell office:value-type="float" office:value="87837267.3752658">
                <text:p>87837267.37526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433346.394756">
                <text:p>30433346.394756</text:p>
              </table:table-cell>
              <table:table-cell office:value-type="float" office:value="1452.08">
                <text:p>1452.08</text:p>
              </table:table-cell>
              <table:table-cell office:value-type="float" office:value="21519625.6099311">
                <text:p>21519625.6099311</text:p>
              </table:table-cell>
              <table:table-cell office:value-type="float" office:value="1452.08">
                <text:p>1452.08</text:p>
              </table:table-cell>
              <table:table-cell office:value-type="float" office:value="-15216673.197378">
                <text:p>-15216673.197378</text:p>
              </table:table-cell>
              <table:table-cell office:value-type="float" office:value="1452.08">
                <text:p>1452.08</text:p>
              </table:table-cell>
              <table:table-cell office:value-type="float" office:value="26356051.1000302">
                <text:p>26356051.1000302</text:p>
              </table:table-cell>
              <table:table-cell office:value-type="float" office:value="1452.08">
                <text:p>1452.08</text:p>
              </table:table-cell>
              <table:table-cell office:value-type="float" office:value="32425210.1758913">
                <text:p>32425210.1758913</text:p>
              </table:table-cell>
              <table:table-cell office:value-type="float" office:value="1452.08">
                <text:p>1452.08</text:p>
              </table:table-cell>
              <table:table-cell office:value-type="float" office:value="64228532.1045742">
                <text:p>64228532.1045742</text:p>
              </table:table-cell>
              <table:table-cell office:value-type="float" office:value="1452.08">
                <text:p>1452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26361.4839459">
                <text:p>29926361.4839459</text:p>
              </table:table-cell>
              <table:table-cell office:value-type="float" office:value="1427.89">
                <text:p>1427.89</text:p>
              </table:table-cell>
              <table:table-cell office:value-type="float" office:value="21161133.141538">
                <text:p>21161133.141538</text:p>
              </table:table-cell>
              <table:table-cell office:value-type="float" office:value="1427.89">
                <text:p>1427.89</text:p>
              </table:table-cell>
              <table:table-cell office:value-type="float" office:value="-14963180.7419729">
                <text:p>-14963180.7419729</text:p>
              </table:table-cell>
              <table:table-cell office:value-type="float" office:value="1427.89">
                <text:p>1427.89</text:p>
              </table:table-cell>
              <table:table-cell office:value-type="float" office:value="25916989.2879333">
                <text:p>25916989.2879333</text:p>
              </table:table-cell>
              <table:table-cell office:value-type="float" office:value="1427.89">
                <text:p>1427.89</text:p>
              </table:table-cell>
              <table:table-cell office:value-type="float" office:value="31835756.3226692">
                <text:p>31835756.3226692</text:p>
              </table:table-cell>
              <table:table-cell office:value-type="float" office:value="1427.89">
                <text:p>1427.89</text:p>
              </table:table-cell>
              <table:table-cell office:value-type="float" office:value="57732706.5703677">
                <text:p>57732706.5703677</text:p>
              </table:table-cell>
              <table:table-cell office:value-type="float" office:value="1427.89">
                <text:p>1427.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408478.1790216">
                <text:p>29408478.1790216</text:p>
              </table:table-cell>
              <table:table-cell office:value-type="float" office:value="1403.18">
                <text:p>1403.18</text:p>
              </table:table-cell>
              <table:table-cell office:value-type="float" office:value="20794934.3447628">
                <text:p>20794934.3447628</text:p>
              </table:table-cell>
              <table:table-cell office:value-type="float" office:value="1403.18">
                <text:p>1403.18</text:p>
              </table:table-cell>
              <table:table-cell office:value-type="float" office:value="-14704239.0895108">
                <text:p>-14704239.0895108</text:p>
              </table:table-cell>
              <table:table-cell office:value-type="float" office:value="1403.18">
                <text:p>1403.18</text:p>
              </table:table-cell>
              <table:table-cell office:value-type="float" office:value="25468489.189673">
                <text:p>25468489.189673</text:p>
              </table:table-cell>
              <table:table-cell office:value-type="float" office:value="1403.18">
                <text:p>1403.18</text:p>
              </table:table-cell>
              <table:table-cell office:value-type="float" office:value="31242951.2580031">
                <text:p>31242951.2580031</text:p>
              </table:table-cell>
              <table:table-cell office:value-type="float" office:value="1403.18">
                <text:p>1403.18</text:p>
              </table:table-cell>
              <table:table-cell office:value-type="float" office:value="52737000.7424456">
                <text:p>52737000.7424456</text:p>
              </table:table-cell>
              <table:table-cell office:value-type="float" office:value="1403.18">
                <text:p>1403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08199.9722818">
                <text:p>28908199.9722818</text:p>
              </table:table-cell>
              <table:table-cell office:value-type="float" office:value="1379.31">
                <text:p>1379.31</text:p>
              </table:table-cell>
              <table:table-cell office:value-type="float" office:value="20441184.2322972">
                <text:p>20441184.2322972</text:p>
              </table:table-cell>
              <table:table-cell office:value-type="float" office:value="1379.31">
                <text:p>1379.31</text:p>
              </table:table-cell>
              <table:table-cell office:value-type="float" office:value="-14454099.9861409">
                <text:p>-14454099.9861409</text:p>
              </table:table-cell>
              <table:table-cell office:value-type="float" office:value="1379.31">
                <text:p>1379.31</text:p>
              </table:table-cell>
              <table:table-cell office:value-type="float" office:value="25035235.5536766">
                <text:p>25035235.5536766</text:p>
              </table:table-cell>
              <table:table-cell office:value-type="float" office:value="1379.31">
                <text:p>1379.31</text:p>
              </table:table-cell>
              <table:table-cell office:value-type="float" office:value="30674787.7019715">
                <text:p>30674787.7019715</text:p>
              </table:table-cell>
              <table:table-cell office:value-type="float" office:value="1379.31">
                <text:p>1379.31</text:p>
              </table:table-cell>
              <table:table-cell office:value-type="float" office:value="48915233.6641254">
                <text:p>48915233.6641254</text:p>
              </table:table-cell>
              <table:table-cell office:value-type="float" office:value="1379.31">
                <text:p>1379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398909.6319475">
                <text:p>28398909.6319475</text:p>
              </table:table-cell>
              <table:table-cell office:value-type="float" office:value="1355.01">
                <text:p>1355.01</text:p>
              </table:table-cell>
              <table:table-cell office:value-type="float" office:value="20081061.579054">
                <text:p>20081061.579054</text:p>
              </table:table-cell>
              <table:table-cell office:value-type="float" office:value="1355.01">
                <text:p>1355.01</text:p>
              </table:table-cell>
              <table:table-cell office:value-type="float" office:value="-14199454.8159737">
                <text:p>-14199454.8159737</text:p>
              </table:table-cell>
              <table:table-cell office:value-type="float" office:value="1355.01">
                <text:p>1355.01</text:p>
              </table:table-cell>
              <table:table-cell office:value-type="float" office:value="24594177.1810451">
                <text:p>24594177.1810451</text:p>
              </table:table-cell>
              <table:table-cell office:value-type="float" office:value="1355.01">
                <text:p>1355.01</text:p>
              </table:table-cell>
              <table:table-cell office:value-type="float" office:value="30094933.0688726">
                <text:p>30094933.0688726</text:p>
              </table:table-cell>
              <table:table-cell office:value-type="float" office:value="1355.01">
                <text:p>1355.01</text:p>
              </table:table-cell>
              <table:table-cell office:value-type="float" office:value="45715802.8178695">
                <text:p>45715802.8178695</text:p>
              </table:table-cell>
              <table:table-cell office:value-type="float" office:value="1355.01">
                <text:p>1355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95068.4886703">
                <text:p>27895068.4886703</text:p>
              </table:table-cell>
              <table:table-cell office:value-type="float" office:value="1330.97">
                <text:p>1330.97</text:p>
              </table:table-cell>
              <table:table-cell office:value-type="float" office:value="19724792.0900019">
                <text:p>19724792.0900019</text:p>
              </table:table-cell>
              <table:table-cell office:value-type="float" office:value="1330.97">
                <text:p>1330.97</text:p>
              </table:table-cell>
              <table:table-cell office:value-type="float" office:value="-13947534.2443351">
                <text:p>-13947534.2443351</text:p>
              </table:table-cell>
              <table:table-cell office:value-type="float" office:value="1330.97">
                <text:p>1330.97</text:p>
              </table:table-cell>
              <table:table-cell office:value-type="float" office:value="24157837.9514953">
                <text:p>24157837.9514953</text:p>
              </table:table-cell>
              <table:table-cell office:value-type="float" office:value="1330.97">
                <text:p>1330.97</text:p>
              </table:table-cell>
              <table:table-cell office:value-type="float" office:value="29523902.2165147">
                <text:p>29523902.2165147</text:p>
              </table:table-cell>
              <table:table-cell office:value-type="float" office:value="1330.97">
                <text:p>1330.97</text:p>
              </table:table-cell>
              <table:table-cell office:value-type="float" office:value="43043870.966167">
                <text:p>43043870.966167</text:p>
              </table:table-cell>
              <table:table-cell office:value-type="float" office:value="1330.97">
                <text:p>1330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384730.2258251">
                <text:p>27384730.2258251</text:p>
              </table:table-cell>
              <table:table-cell office:value-type="float" office:value="1306.62">
                <text:p>1306.62</text:p>
              </table:table-cell>
              <table:table-cell office:value-type="float" office:value="19363928.4436451">
                <text:p>19363928.4436451</text:p>
              </table:table-cell>
              <table:table-cell office:value-type="float" office:value="1306.62">
                <text:p>1306.62</text:p>
              </table:table-cell>
              <table:table-cell office:value-type="float" office:value="-13692365.1129125">
                <text:p>-13692365.1129125</text:p>
              </table:table-cell>
              <table:table-cell office:value-type="float" office:value="1306.62">
                <text:p>1306.62</text:p>
              </table:table-cell>
              <table:table-cell office:value-type="float" office:value="23715872.0513481">
                <text:p>23715872.0513481</text:p>
              </table:table-cell>
              <table:table-cell office:value-type="float" office:value="1306.62">
                <text:p>1306.62</text:p>
              </table:table-cell>
              <table:table-cell office:value-type="float" office:value="28944659.4100968">
                <text:p>28944659.4100968</text:p>
              </table:table-cell>
              <table:table-cell office:value-type="float" office:value="1306.62">
                <text:p>1306.62</text:p>
              </table:table-cell>
              <table:table-cell office:value-type="float" office:value="40709917.6679629">
                <text:p>40709917.6679629</text:p>
              </table:table-cell>
              <table:table-cell office:value-type="float" office:value="1306.62">
                <text:p>1306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881308.2515523">
                <text:p>26881308.2515523</text:p>
              </table:table-cell>
              <table:table-cell office:value-type="float" office:value="1282.6">
                <text:p>1282.6</text:p>
              </table:table-cell>
              <table:table-cell office:value-type="float" office:value="19007955.3518385">
                <text:p>19007955.3518385</text:p>
              </table:table-cell>
              <table:table-cell office:value-type="float" office:value="1282.6">
                <text:p>1282.6</text:p>
              </table:table-cell>
              <table:table-cell office:value-type="float" office:value="-13440654.1257761">
                <text:p>-13440654.1257761</text:p>
              </table:table-cell>
              <table:table-cell office:value-type="float" office:value="1282.6">
                <text:p>1282.6</text:p>
              </table:table-cell>
              <table:table-cell office:value-type="float" office:value="23279895.8328045">
                <text:p>23279895.8328045</text:p>
              </table:table-cell>
              <table:table-cell office:value-type="float" office:value="1282.6">
                <text:p>1282.6</text:p>
              </table:table-cell>
              <table:table-cell office:value-type="float" office:value="28373846.4812674">
                <text:p>28373846.4812674</text:p>
              </table:table-cell>
              <table:table-cell office:value-type="float" office:value="1282.6">
                <text:p>1282.6</text:p>
              </table:table-cell>
              <table:table-cell office:value-type="float" office:value="38689611.0023962">
                <text:p>38689611.0023962</text:p>
              </table:table-cell>
              <table:table-cell office:value-type="float" office:value="1282.6">
                <text:p>1282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373904.1717378">
                <text:p>26373904.1717378</text:p>
              </table:table-cell>
              <table:table-cell office:value-type="float" office:value="1258.39">
                <text:p>1258.39</text:p>
              </table:table-cell>
              <table:table-cell office:value-type="float" office:value="18649166.4862">
                <text:p>18649166.4862</text:p>
              </table:table-cell>
              <table:table-cell office:value-type="float" office:value="1258.39">
                <text:p>1258.39</text:p>
              </table:table-cell>
              <table:table-cell office:value-type="float" office:value="-13186952.0858689">
                <text:p>-13186952.0858689</text:p>
              </table:table-cell>
              <table:table-cell office:value-type="float" office:value="1258.39">
                <text:p>1258.39</text:p>
              </table:table-cell>
              <table:table-cell office:value-type="float" office:value="22840471.0097013">
                <text:p>22840471.0097013</text:p>
              </table:table-cell>
              <table:table-cell office:value-type="float" office:value="1258.39">
                <text:p>1258.39</text:p>
              </table:table-cell>
              <table:table-cell office:value-type="float" office:value="27794872.3333615">
                <text:p>27794872.3333615</text:p>
              </table:table-cell>
              <table:table-cell office:value-type="float" office:value="1258.39">
                <text:p>1258.39</text:p>
              </table:table-cell>
              <table:table-cell office:value-type="float" office:value="36876141.6667374">
                <text:p>36876141.6667374</text:p>
              </table:table-cell>
              <table:table-cell office:value-type="float" office:value="1258.39">
                <text:p>1258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863985.0778969">
                <text:p>25863985.0778969</text:p>
              </table:table-cell>
              <table:table-cell office:value-type="float" office:value="1234.06">
                <text:p>1234.06</text:p>
              </table:table-cell>
              <table:table-cell office:value-type="float" office:value="18288599.2370886">
                <text:p>18288599.2370886</text:p>
              </table:table-cell>
              <table:table-cell office:value-type="float" office:value="1234.06">
                <text:p>1234.06</text:p>
              </table:table-cell>
              <table:table-cell office:value-type="float" office:value="-12931992.5389485">
                <text:p>-12931992.5389485</text:p>
              </table:table-cell>
              <table:table-cell office:value-type="float" office:value="1234.06">
                <text:p>1234.06</text:p>
              </table:table-cell>
              <table:table-cell office:value-type="float" office:value="22398868.1205604">
                <text:p>22398868.1205604</text:p>
              </table:table-cell>
              <table:table-cell office:value-type="float" office:value="1234.06">
                <text:p>1234.06</text:p>
              </table:table-cell>
              <table:table-cell office:value-type="float" office:value="27217046.1811712">
                <text:p>27217046.1811712</text:p>
              </table:table-cell>
              <table:table-cell office:value-type="float" office:value="1234.06">
                <text:p>1234.06</text:p>
              </table:table-cell>
              <table:table-cell office:value-type="float" office:value="35234458.5362085">
                <text:p>35234458.5362085</text:p>
              </table:table-cell>
              <table:table-cell office:value-type="float" office:value="1234.06">
                <text:p>1234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353018.0615451">
                <text:p>25353018.0615451</text:p>
              </table:table-cell>
              <table:table-cell office:value-type="float" office:value="1209.68">
                <text:p>1209.68</text:p>
              </table:table-cell>
              <table:table-cell office:value-type="float" office:value="17927290.9948636">
                <text:p>17927290.9948636</text:p>
              </table:table-cell>
              <table:table-cell office:value-type="float" office:value="1209.68">
                <text:p>1209.68</text:p>
              </table:table-cell>
              <table:table-cell office:value-type="float" office:value="-12676509.0307726">
                <text:p>-12676509.0307726</text:p>
              </table:table-cell>
              <table:table-cell office:value-type="float" office:value="1209.68">
                <text:p>1209.68</text:p>
              </table:table-cell>
              <table:table-cell office:value-type="float" office:value="21956357.7039038">
                <text:p>21956357.7039038</text:p>
              </table:table-cell>
              <table:table-cell office:value-type="float" office:value="1209.68">
                <text:p>1209.68</text:p>
              </table:table-cell>
              <table:table-cell office:value-type="float" office:value="26638864.5742173">
                <text:p>26638864.5742173</text:p>
              </table:table-cell>
              <table:table-cell office:value-type="float" office:value="1209.68">
                <text:p>1209.68</text:p>
              </table:table-cell>
              <table:table-cell office:value-type="float" office:value="33737533.773525">
                <text:p>33737533.773525</text:p>
              </table:table-cell>
              <table:table-cell office:value-type="float" office:value="1209.68">
                <text:p>1209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851901.5167965">
                <text:p>24851901.5167965</text:p>
              </table:table-cell>
              <table:table-cell office:value-type="float" office:value="1185.77">
                <text:p>1185.77</text:p>
              </table:table-cell>
              <table:table-cell office:value-type="float" office:value="17572948.087907">
                <text:p>17572948.087907</text:p>
              </table:table-cell>
              <table:table-cell office:value-type="float" office:value="1185.77">
                <text:p>1185.77</text:p>
              </table:table-cell>
              <table:table-cell office:value-type="float" office:value="-12425950.7583982">
                <text:p>-12425950.7583982</text:p>
              </table:table-cell>
              <table:table-cell office:value-type="float" office:value="1185.77">
                <text:p>1185.77</text:p>
              </table:table-cell>
              <table:table-cell office:value-type="float" office:value="21522378.0458948">
                <text:p>21522378.0458948</text:p>
              </table:table-cell>
              <table:table-cell office:value-type="float" office:value="1185.77">
                <text:p>1185.77</text:p>
              </table:table-cell>
              <table:table-cell office:value-type="float" office:value="26063864.9832167">
                <text:p>26063864.9832167</text:p>
              </table:table-cell>
              <table:table-cell office:value-type="float" office:value="1185.77">
                <text:p>1185.77</text:p>
              </table:table-cell>
              <table:table-cell office:value-type="float" office:value="32388615.12523">
                <text:p>32388615.12523</text:p>
              </table:table-cell>
              <table:table-cell office:value-type="float" office:value="1185.77">
                <text:p>1185.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341982.4229556">
                <text:p>24341982.4229556</text:p>
              </table:table-cell>
              <table:table-cell office:value-type="float" office:value="1161.44">
                <text:p>1161.44</text:p>
              </table:table-cell>
              <table:table-cell office:value-type="float" office:value="17212380.8387957">
                <text:p>17212380.8387957</text:p>
              </table:table-cell>
              <table:table-cell office:value-type="float" office:value="1161.44">
                <text:p>1161.44</text:p>
              </table:table-cell>
              <table:table-cell office:value-type="float" office:value="-12170991.2114778">
                <text:p>-12170991.2114778</text:p>
              </table:table-cell>
              <table:table-cell office:value-type="float" office:value="1161.44">
                <text:p>1161.44</text:p>
              </table:table-cell>
              <table:table-cell office:value-type="float" office:value="21080775.1567538">
                <text:p>21080775.1567538</text:p>
              </table:table-cell>
              <table:table-cell office:value-type="float" office:value="1161.44">
                <text:p>1161.44</text:p>
              </table:table-cell>
              <table:table-cell office:value-type="float" office:value="25486174.8706534">
                <text:p>25486174.8706534</text:p>
              </table:table-cell>
              <table:table-cell office:value-type="float" office:value="1161.44">
                <text:p>1161.44</text:p>
              </table:table-cell>
              <table:table-cell office:value-type="float" office:value="31117448.600453">
                <text:p>31117448.600453</text:p>
              </table:table-cell>
              <table:table-cell office:value-type="float" office:value="1161.44">
                <text:p>1161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34578.3431411">
                <text:p>23834578.3431411</text:p>
              </table:table-cell>
              <table:table-cell office:value-type="float" office:value="1137.23">
                <text:p>1137.23</text:p>
              </table:table-cell>
              <table:table-cell office:value-type="float" office:value="16853591.9731571">
                <text:p>16853591.9731571</text:p>
              </table:table-cell>
              <table:table-cell office:value-type="float" office:value="1137.23">
                <text:p>1137.23</text:p>
              </table:table-cell>
              <table:table-cell office:value-type="float" office:value="-11917289.1715706">
                <text:p>-11917289.1715706</text:p>
              </table:table-cell>
              <table:table-cell office:value-type="float" office:value="1137.23">
                <text:p>1137.23</text:p>
              </table:table-cell>
              <table:table-cell office:value-type="float" office:value="20641350.3336506">
                <text:p>20641350.3336506</text:p>
              </table:table-cell>
              <table:table-cell office:value-type="float" office:value="1137.23">
                <text:p>1137.23</text:p>
              </table:table-cell>
              <table:table-cell office:value-type="float" office:value="24903607.3951783">
                <text:p>24903607.3951783</text:p>
              </table:table-cell>
              <table:table-cell office:value-type="float" office:value="1137.23">
                <text:p>1137.23</text:p>
              </table:table-cell>
              <table:table-cell office:value-type="float" office:value="29938586.3052728">
                <text:p>29938586.3052728</text:p>
              </table:table-cell>
              <table:table-cell office:value-type="float" office:value="1137.23">
                <text:p>1137.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330318.0308595">
                <text:p>23330318.0308595</text:p>
              </table:table-cell>
              <table:table-cell office:value-type="float" office:value="1113.17">
                <text:p>1113.17</text:p>
              </table:table-cell>
              <table:table-cell office:value-type="float" office:value="16497026.0868596">
                <text:p>16497026.0868596</text:p>
              </table:table-cell>
              <table:table-cell office:value-type="float" office:value="1113.17">
                <text:p>1113.17</text:p>
              </table:table-cell>
              <table:table-cell office:value-type="float" office:value="-11665159.0154298">
                <text:p>-11665159.0154298</text:p>
              </table:table-cell>
              <table:table-cell office:value-type="float" office:value="1113.17">
                <text:p>1113.17</text:p>
              </table:table-cell>
              <table:table-cell office:value-type="float" office:value="20204648.0930945">
                <text:p>20204648.0930945</text:p>
              </table:table-cell>
              <table:table-cell office:value-type="float" office:value="1113.17">
                <text:p>1113.17</text:p>
              </table:table-cell>
              <table:table-cell office:value-type="float" office:value="24322541.1820193">
                <text:p>24322541.1820193</text:p>
              </table:table-cell>
              <table:table-cell office:value-type="float" office:value="1113.17">
                <text:p>1113.17</text:p>
              </table:table-cell>
              <table:table-cell office:value-type="float" office:value="28839696.9541711">
                <text:p>28839696.9541711</text:p>
              </table:table-cell>
              <table:table-cell office:value-type="float" office:value="1113.17">
                <text:p>1113.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22285.1975385">
                <text:p>22822285.1975385</text:p>
              </table:table-cell>
              <table:table-cell office:value-type="float" office:value="1088.93">
                <text:p>1088.93</text:p>
              </table:table-cell>
              <table:table-cell office:value-type="float" office:value="16137792.6253528">
                <text:p>16137792.6253528</text:p>
              </table:table-cell>
              <table:table-cell office:value-type="float" office:value="1088.93">
                <text:p>1088.93</text:p>
              </table:table-cell>
              <table:table-cell office:value-type="float" office:value="-11411142.5987692">
                <text:p>-11411142.5987692</text:p>
              </table:table-cell>
              <table:table-cell office:value-type="float" office:value="1088.93">
                <text:p>1088.93</text:p>
              </table:table-cell>
              <table:table-cell office:value-type="float" office:value="19764678.7534819">
                <text:p>19764678.7534819</text:p>
              </table:table-cell>
              <table:table-cell office:value-type="float" office:value="1088.93">
                <text:p>1088.93</text:p>
              </table:table-cell>
              <table:table-cell office:value-type="float" office:value="23748866.010151">
                <text:p>23748866.010151</text:p>
              </table:table-cell>
              <table:table-cell office:value-type="float" office:value="1088.93">
                <text:p>1088.93</text:p>
              </table:table-cell>
              <table:table-cell office:value-type="float" office:value="27795735.5587526">
                <text:p>27795735.5587526</text:p>
              </table:table-cell>
              <table:table-cell office:value-type="float" office:value="1088.93">
                <text:p>1088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311946.9346932">
                <text:p>22311946.9346932</text:p>
              </table:table-cell>
              <table:table-cell office:value-type="float" office:value="1064.58">
                <text:p>1064.58</text:p>
              </table:table-cell>
              <table:table-cell office:value-type="float" office:value="15776928.978996">
                <text:p>15776928.978996</text:p>
              </table:table-cell>
              <table:table-cell office:value-type="float" office:value="1064.58">
                <text:p>1064.58</text:p>
              </table:table-cell>
              <table:table-cell office:value-type="float" office:value="-11155973.4673466">
                <text:p>-11155973.4673466</text:p>
              </table:table-cell>
              <table:table-cell office:value-type="float" office:value="1064.58">
                <text:p>1064.58</text:p>
              </table:table-cell>
              <table:table-cell office:value-type="float" office:value="19322712.8533346">
                <text:p>19322712.8533346</text:p>
              </table:table-cell>
              <table:table-cell office:value-type="float" office:value="1064.58">
                <text:p>1064.58</text:p>
              </table:table-cell>
              <table:table-cell office:value-type="float" office:value="23181767.2206689">
                <text:p>23181767.2206689</text:p>
              </table:table-cell>
              <table:table-cell office:value-type="float" office:value="1064.58">
                <text:p>1064.58</text:p>
              </table:table-cell>
              <table:table-cell office:value-type="float" office:value="26802442.2725607">
                <text:p>26802442.2725607</text:p>
              </table:table-cell>
              <table:table-cell office:value-type="float" office:value="1064.58">
                <text:p>1064.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808944.1294248">
                <text:p>21808944.1294248</text:p>
              </table:table-cell>
              <table:table-cell office:value-type="float" office:value="1040.58">
                <text:p>1040.58</text:p>
              </table:table-cell>
              <table:table-cell office:value-type="float" office:value="15421252.2844348">
                <text:p>15421252.2844348</text:p>
              </table:table-cell>
              <table:table-cell office:value-type="float" office:value="1040.58">
                <text:p>1040.58</text:p>
              </table:table-cell>
              <table:table-cell office:value-type="float" office:value="-10904472.0647124">
                <text:p>-10904472.0647124</text:p>
              </table:table-cell>
              <table:table-cell office:value-type="float" office:value="1040.58">
                <text:p>1040.58</text:p>
              </table:table-cell>
              <table:table-cell office:value-type="float" office:value="18887099.6457974">
                <text:p>18887099.6457974</text:p>
              </table:table-cell>
              <table:table-cell office:value-type="float" office:value="1040.58">
                <text:p>1040.58</text:p>
              </table:table-cell>
              <table:table-cell office:value-type="float" office:value="22626307.952515">
                <text:p>22626307.952515</text:p>
              </table:table-cell>
              <table:table-cell office:value-type="float" office:value="1040.58">
                <text:p>1040.58</text:p>
              </table:table-cell>
              <table:table-cell office:value-type="float" office:value="25870921.4817983">
                <text:p>25870921.4817983</text:p>
              </table:table-cell>
              <table:table-cell office:value-type="float" office:value="1040.58">
                <text:p>104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99234.6200862">
                <text:p>21299234.6200862</text:p>
              </table:table-cell>
              <table:table-cell office:value-type="float" office:value="1016.26">
                <text:p>1016.26</text:p>
              </table:table-cell>
              <table:table-cell office:value-type="float" office:value="15060833.2339462">
                <text:p>15060833.2339462</text:p>
              </table:table-cell>
              <table:table-cell office:value-type="float" office:value="1016.26">
                <text:p>1016.26</text:p>
              </table:table-cell>
              <table:table-cell office:value-type="float" office:value="-10649617.3100431">
                <text:p>-10649617.3100431</text:p>
              </table:table-cell>
              <table:table-cell office:value-type="float" office:value="1016.26">
                <text:p>1016.26</text:p>
              </table:table-cell>
              <table:table-cell office:value-type="float" office:value="18445678.2621596">
                <text:p>18445678.2621596</text:p>
              </table:table-cell>
              <table:table-cell office:value-type="float" office:value="1016.26">
                <text:p>1016.26</text:p>
              </table:table-cell>
              <table:table-cell office:value-type="float" office:value="22075148.4527295">
                <text:p>22075148.4527295</text:p>
              </table:table-cell>
              <table:table-cell office:value-type="float" office:value="1016.26">
                <text:p>1016.26</text:p>
              </table:table-cell>
              <table:table-cell office:value-type="float" office:value="24969267.2659873">
                <text:p>24969267.2659873</text:p>
              </table:table-cell>
              <table:table-cell office:value-type="float" office:value="1016.26">
                <text:p>1016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92103.0001245">
                <text:p>20792103.0001245</text:p>
              </table:table-cell>
              <table:table-cell office:value-type="float" office:value="992.063">
                <text:p>992.063</text:p>
              </table:table-cell>
              <table:table-cell office:value-type="float" office:value="14702237.0265172">
                <text:p>14702237.0265172</text:p>
              </table:table-cell>
              <table:table-cell office:value-type="float" office:value="992.063">
                <text:p>992.063</text:p>
              </table:table-cell>
              <table:table-cell office:value-type="float" office:value="-10396051.5000623">
                <text:p>-10396051.5000623</text:p>
              </table:table-cell>
              <table:table-cell office:value-type="float" office:value="992.063">
                <text:p>992.063</text:p>
              </table:table-cell>
              <table:table-cell office:value-type="float" office:value="18006489.3962105">
                <text:p>18006489.3962105</text:p>
              </table:table-cell>
              <table:table-cell office:value-type="float" office:value="992.063">
                <text:p>992.063</text:p>
              </table:table-cell>
              <table:table-cell office:value-type="float" office:value="21533844.5014412">
                <text:p>21533844.5014412</text:p>
              </table:table-cell>
              <table:table-cell office:value-type="float" office:value="992.063">
                <text:p>992.063</text:p>
              </table:table-cell>
              <table:table-cell office:value-type="float" office:value="24109524.4547703">
                <text:p>24109524.4547703</text:p>
              </table:table-cell>
              <table:table-cell office:value-type="float" office:value="992.063">
                <text:p>992.0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282372.5323357">
                <text:p>20282372.5323357</text:p>
              </table:table-cell>
              <table:table-cell office:value-type="float" office:value="967.742">
                <text:p>967.742</text:p>
              </table:table-cell>
              <table:table-cell office:value-type="float" office:value="14341803.1561663">
                <text:p>14341803.1561663</text:p>
              </table:table-cell>
              <table:table-cell office:value-type="float" office:value="967.742">
                <text:p>967.742</text:p>
              </table:table-cell>
              <table:table-cell office:value-type="float" office:value="-10141186.2661678">
                <text:p>-10141186.2661678</text:p>
              </table:table-cell>
              <table:table-cell office:value-type="float" office:value="967.742">
                <text:p>967.742</text:p>
              </table:table-cell>
              <table:table-cell office:value-type="float" office:value="17565049.8620224">
                <text:p>17565049.8620224</text:p>
              </table:table-cell>
              <table:table-cell office:value-type="float" office:value="967.742">
                <text:p>967.742</text:p>
              </table:table-cell>
              <table:table-cell office:value-type="float" office:value="21000337.6822108">
                <text:p>21000337.6822108</text:p>
              </table:table-cell>
              <table:table-cell office:value-type="float" office:value="967.742">
                <text:p>967.742</text:p>
              </table:table-cell>
              <table:table-cell office:value-type="float" office:value="23278714.8148072">
                <text:p>23278714.8148072</text:p>
              </table:table-cell>
              <table:table-cell office:value-type="float" office:value="967.742">
                <text:p>967.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78342.7630065">
                <text:p>19778342.7630065</text:p>
              </table:table-cell>
              <table:table-cell office:value-type="float" office:value="943.693">
                <text:p>943.693</text:p>
              </table:table-cell>
              <table:table-cell office:value-type="float" office:value="13985400.2883538">
                <text:p>13985400.2883538</text:p>
              </table:table-cell>
              <table:table-cell office:value-type="float" office:value="943.693">
                <text:p>943.693</text:p>
              </table:table-cell>
              <table:table-cell office:value-type="float" office:value="-9889171.38150325">
                <text:p>-9889171.38150325</text:p>
              </table:table-cell>
              <table:table-cell office:value-type="float" office:value="943.693">
                <text:p>943.693</text:p>
              </table:table-cell>
              <table:table-cell office:value-type="float" office:value="17128547.2775197">
                <text:p>17128547.2775197</text:p>
              </table:table-cell>
              <table:table-cell office:value-type="float" office:value="943.693">
                <text:p>943.693</text:p>
              </table:table-cell>
              <table:table-cell office:value-type="float" office:value="20478998.6685768">
                <text:p>20478998.6685768</text:p>
              </table:table-cell>
              <table:table-cell office:value-type="float" office:value="943.693">
                <text:p>943.693</text:p>
              </table:table-cell>
              <table:table-cell office:value-type="float" office:value="22486524.1917051">
                <text:p>22486524.1917051</text:p>
              </table:table-cell>
              <table:table-cell office:value-type="float" office:value="943.693">
                <text:p>943.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69178.1733735">
                <text:p>19269178.1733735</text:p>
              </table:table-cell>
              <table:table-cell office:value-type="float" office:value="919.399">
                <text:p>919.399</text:p>
              </table:table-cell>
              <table:table-cell office:value-type="float" office:value="13625366.5542842">
                <text:p>13625366.5542842</text:p>
              </table:table-cell>
              <table:table-cell office:value-type="float" office:value="919.399">
                <text:p>919.399</text:p>
              </table:table-cell>
              <table:table-cell office:value-type="float" office:value="-9634589.08668676">
                <text:p>-9634589.08668676</text:p>
              </table:table-cell>
              <table:table-cell office:value-type="float" office:value="919.399">
                <text:p>919.399</text:p>
              </table:table-cell>
              <table:table-cell office:value-type="float" office:value="16687597.8081901">
                <text:p>16687597.8081901</text:p>
              </table:table-cell>
              <table:table-cell office:value-type="float" office:value="919.399">
                <text:p>919.399</text:p>
              </table:table-cell>
              <table:table-cell office:value-type="float" office:value="19967057.0671657">
                <text:p>19967057.0671657</text:p>
              </table:table-cell>
              <table:table-cell office:value-type="float" office:value="919.399">
                <text:p>919.399</text:p>
              </table:table-cell>
              <table:table-cell office:value-type="float" office:value="21712788.1155185">
                <text:p>21712788.1155185</text:p>
              </table:table-cell>
              <table:table-cell office:value-type="float" office:value="919.399">
                <text:p>919.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63157.3512735">
                <text:p>18763157.3512735</text:p>
              </table:table-cell>
              <table:table-cell office:value-type="float" office:value="895.255">
                <text:p>895.255</text:p>
              </table:table-cell>
              <table:table-cell office:value-type="float" office:value="13267555.7995557">
                <text:p>13267555.7995557</text:p>
              </table:table-cell>
              <table:table-cell office:value-type="float" office:value="895.255">
                <text:p>895.255</text:p>
              </table:table-cell>
              <table:table-cell office:value-type="float" office:value="-9381578.67563676">
                <text:p>-9381578.67563676</text:p>
              </table:table-cell>
              <table:table-cell office:value-type="float" office:value="895.255">
                <text:p>895.255</text:p>
              </table:table-cell>
              <table:table-cell office:value-type="float" office:value="16249370.9214076">
                <text:p>16249370.9214076</text:p>
              </table:table-cell>
              <table:table-cell office:value-type="float" office:value="895.255">
                <text:p>895.255</text:p>
              </table:table-cell>
              <table:table-cell office:value-type="float" office:value="19458944.3678445">
                <text:p>19458944.3678445</text:p>
              </table:table-cell>
              <table:table-cell office:value-type="float" office:value="895.255">
                <text:p>895.255</text:p>
              </table:table-cell>
              <table:table-cell office:value-type="float" office:value="20967584.1920365">
                <text:p>20967584.1920365</text:p>
              </table:table-cell>
              <table:table-cell office:value-type="float" office:value="895.255">
                <text:p>895.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56486.8172167">
                <text:p>18256486.8172167</text:p>
              </table:table-cell>
              <table:table-cell office:value-type="float" office:value="871.08">
                <text:p>871.08</text:p>
              </table:table-cell>
              <table:table-cell office:value-type="float" office:value="12909285.6290967">
                <text:p>12909285.6290967</text:p>
              </table:table-cell>
              <table:table-cell office:value-type="float" office:value="871.08">
                <text:p>871.08</text:p>
              </table:table-cell>
              <table:table-cell office:value-type="float" office:value="-9128243.40860835">
                <text:p>-9128243.40860835</text:p>
              </table:table-cell>
              <table:table-cell office:value-type="float" office:value="871.08">
                <text:p>871.08</text:p>
              </table:table-cell>
              <table:table-cell office:value-type="float" office:value="15810581.3675654">
                <text:p>15810581.3675654</text:p>
              </table:table-cell>
              <table:table-cell office:value-type="float" office:value="871.08">
                <text:p>871.08</text:p>
              </table:table-cell>
              <table:table-cell office:value-type="float" office:value="18950709.5754121">
                <text:p>18950709.5754121</text:p>
              </table:table-cell>
              <table:table-cell office:value-type="float" office:value="871.08">
                <text:p>871.08</text:p>
              </table:table-cell>
              <table:table-cell office:value-type="float" office:value="20242829.8705507">
                <text:p>20242829.8705507</text:p>
              </table:table-cell>
              <table:table-cell office:value-type="float" office:value="871.08">
                <text:p>871.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751367.2084761">
                <text:p>17751367.2084761</text:p>
              </table:table-cell>
              <table:table-cell office:value-type="float" office:value="846.979">
                <text:p>846.979</text:p>
              </table:table-cell>
              <table:table-cell office:value-type="float" office:value="12552112.128446">
                <text:p>12552112.128446</text:p>
              </table:table-cell>
              <table:table-cell office:value-type="float" office:value="846.979">
                <text:p>846.979</text:p>
              </table:table-cell>
              <table:table-cell office:value-type="float" office:value="-8875683.60423807">
                <text:p>-8875683.60423807</text:p>
              </table:table-cell>
              <table:table-cell office:value-type="float" office:value="846.979">
                <text:p>846.979</text:p>
              </table:table-cell>
              <table:table-cell office:value-type="float" office:value="15373134.9544464">
                <text:p>15373134.9544464</text:p>
              </table:table-cell>
              <table:table-cell office:value-type="float" office:value="846.979">
                <text:p>846.979</text:p>
              </table:table-cell>
              <table:table-cell office:value-type="float" office:value="18435635.8316727">
                <text:p>18435635.8316727</text:p>
              </table:table-cell>
              <table:table-cell office:value-type="float" office:value="846.979">
                <text:p>846.979</text:p>
              </table:table-cell>
              <table:table-cell office:value-type="float" office:value="19539594.722098">
                <text:p>19539594.722098</text:p>
              </table:table-cell>
              <table:table-cell office:value-type="float" office:value="846.979">
                <text:p>846.9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240295.3998732">
                <text:p>17240295.3998732</text:p>
              </table:table-cell>
              <table:table-cell office:value-type="float" office:value="822.594">
                <text:p>822.594</text:p>
              </table:table-cell>
              <table:table-cell office:value-type="float" office:value="12190729.7869096">
                <text:p>12190729.7869096</text:p>
              </table:table-cell>
              <table:table-cell office:value-type="float" office:value="822.594">
                <text:p>822.594</text:p>
              </table:table-cell>
              <table:table-cell office:value-type="float" office:value="-8620147.69993662">
                <text:p>-8620147.69993662</text:p>
              </table:table-cell>
              <table:table-cell office:value-type="float" office:value="822.594">
                <text:p>822.594</text:p>
              </table:table-cell>
              <table:table-cell office:value-type="float" office:value="14930533.7850382">
                <text:p>14930533.7850382</text:p>
              </table:table-cell>
              <table:table-cell office:value-type="float" office:value="822.594">
                <text:p>822.594</text:p>
              </table:table-cell>
              <table:table-cell office:value-type="float" office:value="17909156.2796781">
                <text:p>17909156.2796781</text:p>
              </table:table-cell>
              <table:table-cell office:value-type="float" office:value="822.594">
                <text:p>822.594</text:p>
              </table:table-cell>
              <table:table-cell office:value-type="float" office:value="18845870.5488287">
                <text:p>18845870.5488287</text:p>
              </table:table-cell>
              <table:table-cell office:value-type="float" office:value="822.594">
                <text:p>822.5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35511.1263361">
                <text:p>16735511.1263361</text:p>
              </table:table-cell>
              <table:table-cell office:value-type="float" office:value="798.509">
                <text:p>798.509</text:p>
              </table:table-cell>
              <table:table-cell office:value-type="float" office:value="11833793.4040552">
                <text:p>11833793.4040552</text:p>
              </table:table-cell>
              <table:table-cell office:value-type="float" office:value="798.509">
                <text:p>798.509</text:p>
              </table:table-cell>
              <table:table-cell office:value-type="float" office:value="-8367755.56316807">
                <text:p>-8367755.56316807</text:p>
              </table:table-cell>
              <table:table-cell office:value-type="float" office:value="798.509">
                <text:p>798.509</text:p>
              </table:table-cell>
              <table:table-cell office:value-type="float" office:value="14493377.7807242">
                <text:p>14493377.7807242</text:p>
              </table:table-cell>
              <table:table-cell office:value-type="float" office:value="798.509">
                <text:p>798.509</text:p>
              </table:table-cell>
              <table:table-cell office:value-type="float" office:value="17377715.1930636">
                <text:p>17377715.1930636</text:p>
              </table:table-cell>
              <table:table-cell office:value-type="float" office:value="798.509">
                <text:p>798.509</text:p>
              </table:table-cell>
              <table:table-cell office:value-type="float" office:value="18176669.7785851">
                <text:p>18176669.7785851</text:p>
              </table:table-cell>
              <table:table-cell office:value-type="float" office:value="798.509">
                <text:p>798.5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25906.4092486">
                <text:p>16225906.4092486</text:p>
              </table:table-cell>
              <table:table-cell office:value-type="float" office:value="774.194">
                <text:p>774.194</text:p>
              </table:table-cell>
              <table:table-cell office:value-type="float" office:value="11473448.4528779">
                <text:p>11473448.4528779</text:p>
              </table:table-cell>
              <table:table-cell office:value-type="float" office:value="774.194">
                <text:p>774.194</text:p>
              </table:table-cell>
              <table:table-cell office:value-type="float" office:value="-8112953.2046243">
                <text:p>-8112953.2046243</text:p>
              </table:table-cell>
              <table:table-cell office:value-type="float" office:value="774.194">
                <text:p>774.194</text:p>
              </table:table-cell>
              <table:table-cell office:value-type="float" office:value="14052047.149838">
                <text:p>14052047.149838</text:p>
              </table:table-cell>
              <table:table-cell office:value-type="float" office:value="774.194">
                <text:p>774.194</text:p>
              </table:table-cell>
              <table:table-cell office:value-type="float" office:value="16847291.6865276">
                <text:p>16847291.6865276</text:p>
              </table:table-cell>
              <table:table-cell office:value-type="float" office:value="774.194">
                <text:p>774.194</text:p>
              </table:table-cell>
              <table:table-cell office:value-type="float" office:value="17515773.4330486">
                <text:p>17515773.4330486</text:p>
              </table:table-cell>
              <table:table-cell office:value-type="float" office:value="774.194">
                <text:p>774.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18837.6646376">
                <text:p>15718837.6646376</text:p>
              </table:table-cell>
              <table:table-cell office:value-type="float" office:value="750">
                <text:p>750</text:p>
              </table:table-cell>
              <table:table-cell office:value-type="float" office:value="11114896.7050358">
                <text:p>11114896.7050358</text:p>
              </table:table-cell>
              <table:table-cell office:value-type="float" office:value="750">
                <text:p>750</text:p>
              </table:table-cell>
              <table:table-cell office:value-type="float" office:value="-7859418.83231881">
                <text:p>-7859418.83231881</text:p>
              </table:table-cell>
              <table:table-cell office:value-type="float" office:value="750">
                <text:p>750</text:p>
              </table:table-cell>
              <table:table-cell office:value-type="float" office:value="13612912.7355398">
                <text:p>13612912.7355398</text:p>
              </table:table-cell>
              <table:table-cell office:value-type="float" office:value="750">
                <text:p>750</text:p>
              </table:table-cell>
              <table:table-cell office:value-type="float" office:value="16320637.0462202">
                <text:p>16320637.0462202</text:p>
              </table:table-cell>
              <table:table-cell office:value-type="float" office:value="750">
                <text:p>750</text:p>
              </table:table-cell>
              <table:table-cell office:value-type="float" office:value="16871558.0567341">
                <text:p>16871558.056734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13005.4685896">
                <text:p>15213005.4685896</text:p>
              </table:table-cell>
              <table:table-cell office:value-type="float" office:value="725.865">
                <text:p>725.865</text:p>
              </table:table-cell>
              <table:table-cell office:value-type="float" office:value="10757219.3290677">
                <text:p>10757219.3290677</text:p>
              </table:table-cell>
              <table:table-cell office:value-type="float" office:value="725.865">
                <text:p>725.865</text:p>
              </table:table-cell>
              <table:table-cell office:value-type="float" office:value="-7606502.73429479">
                <text:p>-7606502.73429479</text:p>
              </table:table-cell>
              <table:table-cell office:value-type="float" office:value="725.865">
                <text:p>725.865</text:p>
              </table:table-cell>
              <table:table-cell office:value-type="float" office:value="13174849.2037102">
                <text:p>13174849.2037102</text:p>
              </table:table-cell>
              <table:table-cell office:value-type="float" office:value="725.865">
                <text:p>725.865</text:p>
              </table:table-cell>
              <table:table-cell office:value-type="float" office:value="15802729.9130505">
                <text:p>15802729.9130505</text:p>
              </table:table-cell>
              <table:table-cell office:value-type="float" office:value="725.865">
                <text:p>725.865</text:p>
              </table:table-cell>
              <table:table-cell office:value-type="float" office:value="16241098.8293856">
                <text:p>16241098.8293856</text:p>
              </table:table-cell>
              <table:table-cell office:value-type="float" office:value="725.865">
                <text:p>725.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07676.2753468">
                <text:p>14707676.2753468</text:p>
              </table:table-cell>
              <table:table-cell office:value-type="float" office:value="701.754">
                <text:p>701.754</text:p>
              </table:table-cell>
              <table:table-cell office:value-type="float" office:value="10399897.6297942">
                <text:p>10399897.6297942</text:p>
              </table:table-cell>
              <table:table-cell office:value-type="float" office:value="701.754">
                <text:p>701.754</text:p>
              </table:table-cell>
              <table:table-cell office:value-type="float" office:value="-7353838.1376734">
                <text:p>-7353838.1376734</text:p>
              </table:table-cell>
              <table:table-cell office:value-type="float" office:value="701.754">
                <text:p>701.754</text:p>
              </table:table-cell>
              <table:table-cell office:value-type="float" office:value="12737221.285088">
                <text:p>12737221.285088</text:p>
              </table:table-cell>
              <table:table-cell office:value-type="float" office:value="701.754">
                <text:p>701.754</text:p>
              </table:table-cell>
              <table:table-cell office:value-type="float" office:value="15290057.4219916">
                <text:p>15290057.4219916</text:p>
              </table:table-cell>
              <table:table-cell office:value-type="float" office:value="701.754">
                <text:p>701.754</text:p>
              </table:table-cell>
              <table:table-cell office:value-type="float" office:value="15622413.2325007">
                <text:p>15622413.2325007</text:p>
              </table:table-cell>
              <table:table-cell office:value-type="float" office:value="701.754">
                <text:p>701.7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99496.7328742">
                <text:p>14199496.7328742</text:p>
              </table:table-cell>
              <table:table-cell office:value-type="float" office:value="677.507">
                <text:p>677.507</text:p>
              </table:table-cell>
              <table:table-cell office:value-type="float" office:value="10040560.4292516">
                <text:p>10040560.4292516</text:p>
              </table:table-cell>
              <table:table-cell office:value-type="float" office:value="677.507">
                <text:p>677.507</text:p>
              </table:table-cell>
              <table:table-cell office:value-type="float" office:value="-7099748.36643709">
                <text:p>-7099748.36643709</text:p>
              </table:table-cell>
              <table:table-cell office:value-type="float" office:value="677.507">
                <text:p>677.507</text:p>
              </table:table-cell>
              <table:table-cell office:value-type="float" office:value="12297124.8916232">
                <text:p>12297124.8916232</text:p>
              </table:table-cell>
              <table:table-cell office:value-type="float" office:value="677.507">
                <text:p>677.507</text:p>
              </table:table-cell>
              <table:table-cell office:value-type="float" office:value="14791858.4830902">
                <text:p>14791858.4830902</text:p>
              </table:table-cell>
              <table:table-cell office:value-type="float" office:value="677.507">
                <text:p>677.507</text:p>
              </table:table-cell>
              <table:table-cell office:value-type="float" office:value="15010558.5883091">
                <text:p>15010558.5883091</text:p>
              </table:table-cell>
              <table:table-cell office:value-type="float" office:value="677.507">
                <text:p>677.5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92365.1129125">
                <text:p>13692365.1129125</text:p>
              </table:table-cell>
              <table:table-cell office:value-type="float" office:value="653.31">
                <text:p>653.31</text:p>
              </table:table-cell>
              <table:table-cell office:value-type="float" office:value="9681964.22182257">
                <text:p>9681964.22182257</text:p>
              </table:table-cell>
              <table:table-cell office:value-type="float" office:value="653.31">
                <text:p>653.31</text:p>
              </table:table-cell>
              <table:table-cell office:value-type="float" office:value="-6846182.55645627">
                <text:p>-6846182.55645627</text:p>
              </table:table-cell>
              <table:table-cell office:value-type="float" office:value="653.31">
                <text:p>653.31</text:p>
              </table:table-cell>
              <table:table-cell office:value-type="float" office:value="11857936.0256741">
                <text:p>11857936.0256741</text:p>
              </table:table-cell>
              <table:table-cell office:value-type="float" office:value="653.31">
                <text:p>653.31</text:p>
              </table:table-cell>
              <table:table-cell office:value-type="float" office:value="14337290.3098036">
                <text:p>14337290.3098036</text:p>
              </table:table-cell>
              <table:table-cell office:value-type="float" office:value="653.31">
                <text:p>653.31</text:p>
              </table:table-cell>
              <table:table-cell office:value-type="float" office:value="14409454.8246128">
                <text:p>14409454.8246128</text:p>
              </table:table-cell>
              <table:table-cell office:value-type="float" office:value="653.31">
                <text:p>653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84185.5704399">
                <text:p>13184185.5704399</text:p>
              </table:table-cell>
              <table:table-cell office:value-type="float" office:value="629.063">
                <text:p>629.063</text:p>
              </table:table-cell>
              <table:table-cell office:value-type="float" office:value="9322627.02127989">
                <text:p>9322627.02127989</text:p>
              </table:table-cell>
              <table:table-cell office:value-type="float" office:value="629.063">
                <text:p>629.063</text:p>
              </table:table-cell>
              <table:table-cell office:value-type="float" office:value="-6592092.78521995">
                <text:p>-6592092.78521995</text:p>
              </table:table-cell>
              <table:table-cell office:value-type="float" office:value="629.063">
                <text:p>629.063</text:p>
              </table:table-cell>
              <table:table-cell office:value-type="float" office:value="11417839.6322092">
                <text:p>11417839.6322092</text:p>
              </table:table-cell>
              <table:table-cell office:value-type="float" office:value="629.063">
                <text:p>629.063</text:p>
              </table:table-cell>
              <table:table-cell office:value-type="float" office:value="13917510.0222655">
                <text:p>13917510.0222655</text:p>
              </table:table-cell>
              <table:table-cell office:value-type="float" office:value="629.063">
                <text:p>629.063</text:p>
              </table:table-cell>
              <table:table-cell office:value-type="float" office:value="13815862.4613595">
                <text:p>13815862.4613595</text:p>
              </table:table-cell>
              <table:table-cell office:value-type="float" office:value="629.063">
                <text:p>629.0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79045.0032491">
                <text:p>12679045.0032491</text:p>
              </table:table-cell>
              <table:table-cell office:value-type="float" office:value="604.961">
                <text:p>604.961</text:p>
              </table:table-cell>
              <table:table-cell office:value-type="float" office:value="8965438.70076686">
                <text:p>8965438.70076686</text:p>
              </table:table-cell>
              <table:table-cell office:value-type="float" office:value="604.961">
                <text:p>604.961</text:p>
              </table:table-cell>
              <table:table-cell office:value-type="float" office:value="-6339522.50162456">
                <text:p>-6339522.50162456</text:p>
              </table:table-cell>
              <table:table-cell office:value-type="float" office:value="604.961">
                <text:p>604.961</text:p>
              </table:table-cell>
              <table:table-cell office:value-type="float" office:value="10980375.0685399">
                <text:p>10980375.0685399</text:p>
              </table:table-cell>
              <table:table-cell office:value-type="float" office:value="604.961">
                <text:p>604.961</text:p>
              </table:table-cell>
              <table:table-cell office:value-type="float" office:value="13616753.9652277">
                <text:p>13616753.9652277</text:p>
              </table:table-cell>
              <table:table-cell office:value-type="float" office:value="604.961">
                <text:p>604.961</text:p>
              </table:table-cell>
              <table:table-cell office:value-type="float" office:value="13233822.8348777">
                <text:p>13233822.8348777</text:p>
              </table:table-cell>
              <table:table-cell office:value-type="float" office:value="604.961">
                <text:p>604.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70991.2114778">
                <text:p>12170991.2114778</text:p>
              </table:table-cell>
              <table:table-cell office:value-type="float" office:value="580.72">
                <text:p>580.72</text:p>
              </table:table-cell>
              <table:table-cell office:value-type="float" office:value="8606190.41939783">
                <text:p>8606190.41939783</text:p>
              </table:table-cell>
              <table:table-cell office:value-type="float" office:value="580.72">
                <text:p>580.72</text:p>
              </table:table-cell>
              <table:table-cell office:value-type="float" office:value="-6085495.6057389">
                <text:p>-6085495.6057389</text:p>
              </table:table-cell>
              <table:table-cell office:value-type="float" office:value="580.72">
                <text:p>580.72</text:p>
              </table:table-cell>
              <table:table-cell office:value-type="float" office:value="10540387.5783769">
                <text:p>10540387.5783769</text:p>
              </table:table-cell>
              <table:table-cell office:value-type="float" office:value="580.72">
                <text:p>580.72</text:p>
              </table:table-cell>
              <table:table-cell office:value-type="float" office:value="13232864.3184068">
                <text:p>13232864.3184068</text:p>
              </table:table-cell>
              <table:table-cell office:value-type="float" office:value="580.72">
                <text:p>580.72</text:p>
              </table:table-cell>
              <table:table-cell office:value-type="float" office:value="12655848.4405972">
                <text:p>12655848.4405972</text:p>
              </table:table-cell>
              <table:table-cell office:value-type="float" office:value="580.72">
                <text:p>580.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63021.2535074">
                <text:p>11663021.2535074</text:p>
              </table:table-cell>
              <table:table-cell office:value-type="float" office:value="556.483">
                <text:p>556.483</text:p>
              </table:table-cell>
              <table:table-cell office:value-type="float" office:value="8247001.4174779">
                <text:p>8247001.4174779</text:p>
              </table:table-cell>
              <table:table-cell office:value-type="float" office:value="556.483">
                <text:p>556.483</text:p>
              </table:table-cell>
              <table:table-cell office:value-type="float" office:value="-5831510.62675369">
                <text:p>-5831510.62675369</text:p>
              </table:table-cell>
              <table:table-cell office:value-type="float" office:value="556.483">
                <text:p>556.483</text:p>
              </table:table-cell>
              <table:table-cell office:value-type="float" office:value="10100472.6904152">
                <text:p>10100472.6904152</text:p>
              </table:table-cell>
              <table:table-cell office:value-type="float" office:value="556.483">
                <text:p>556.483</text:p>
              </table:table-cell>
              <table:table-cell office:value-type="float" office:value="12550813.4689983">
                <text:p>12550813.4689983</text:p>
              </table:table-cell>
              <table:table-cell office:value-type="float" office:value="556.483">
                <text:p>556.483</text:p>
              </table:table-cell>
              <table:table-cell office:value-type="float" office:value="12084835.596367">
                <text:p>12084835.596367</text:p>
              </table:table-cell>
              <table:table-cell office:value-type="float" office:value="556.483">
                <text:p>556.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56015.3842471">
                <text:p>11156015.3842471</text:p>
              </table:table-cell>
              <table:table-cell office:value-type="float" office:value="532.292">
                <text:p>532.292</text:p>
              </table:table-cell>
              <table:table-cell office:value-type="float" office:value="7888494.12922254">
                <text:p>7888494.12922254</text:p>
              </table:table-cell>
              <table:table-cell office:value-type="float" office:value="532.292">
                <text:p>532.292</text:p>
              </table:table-cell>
              <table:table-cell office:value-type="float" office:value="-5578007.69212353">
                <text:p>-5578007.69212353</text:p>
              </table:table-cell>
              <table:table-cell office:value-type="float" office:value="532.292">
                <text:p>532.292</text:p>
              </table:table-cell>
              <table:table-cell office:value-type="float" office:value="9661392.72776797">
                <text:p>9661392.72776797</text:p>
              </table:table-cell>
              <table:table-cell office:value-type="float" office:value="532.292">
                <text:p>532.292</text:p>
              </table:table-cell>
              <table:table-cell office:value-type="float" office:value="11849935.415304">
                <text:p>11849935.415304</text:p>
              </table:table-cell>
              <table:table-cell office:value-type="float" office:value="532.292">
                <text:p>532.292</text:p>
              </table:table-cell>
              <table:table-cell office:value-type="float" office:value="11521224.704317">
                <text:p>11521224.704317</text:p>
              </table:table-cell>
              <table:table-cell office:value-type="float" office:value="532.292">
                <text:p>532.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34599.5659119">
                <text:p>9634599.5659119</text:p>
              </table:table-cell>
              <table:table-cell office:value-type="float" office:value="459.7">
                <text:p>459.7</text:p>
              </table:table-cell>
              <table:table-cell office:value-type="float" office:value="6812690.68707327">
                <text:p>6812690.68707327</text:p>
              </table:table-cell>
              <table:table-cell office:value-type="float" office:value="459.7">
                <text:p>459.7</text:p>
              </table:table-cell>
              <table:table-cell office:value-type="float" office:value="-4817299.78295595">
                <text:p>-4817299.78295595</text:p>
              </table:table-cell>
              <table:table-cell office:value-type="float" office:value="459.7">
                <text:p>459.7</text:p>
              </table:table-cell>
              <table:table-cell office:value-type="float" office:value="8343807.97937023">
                <text:p>8343807.97937023</text:p>
              </table:table-cell>
              <table:table-cell office:value-type="float" office:value="459.7">
                <text:p>459.7</text:p>
              </table:table-cell>
              <table:table-cell office:value-type="float" office:value="10151885.1236383">
                <text:p>10151885.1236383</text:p>
              </table:table-cell>
              <table:table-cell office:value-type="float" office:value="459.7">
                <text:p>459.7</text:p>
              </table:table-cell>
              <table:table-cell office:value-type="float" office:value="9863159.55386323">
                <text:p>9863159.55386323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28243.40860836">
                <text:p>9128243.40860836</text:p>
              </table:table-cell>
              <table:table-cell office:value-type="float" office:value="435.54">
                <text:p>435.54</text:p>
              </table:table-cell>
              <table:table-cell office:value-type="float" office:value="6454642.81454838">
                <text:p>6454642.81454838</text:p>
              </table:table-cell>
              <table:table-cell office:value-type="float" office:value="435.54">
                <text:p>435.54</text:p>
              </table:table-cell>
              <table:table-cell office:value-type="float" office:value="-4564121.70430418">
                <text:p>-4564121.70430418</text:p>
              </table:table-cell>
              <table:table-cell office:value-type="float" office:value="435.54">
                <text:p>435.54</text:p>
              </table:table-cell>
              <table:table-cell office:value-type="float" office:value="7905290.6837827">
                <text:p>7905290.6837827</text:p>
              </table:table-cell>
              <table:table-cell office:value-type="float" office:value="435.54">
                <text:p>435.54</text:p>
              </table:table-cell>
              <table:table-cell office:value-type="float" office:value="9458520.48564725">
                <text:p>9458520.48564725</text:p>
              </table:table-cell>
              <table:table-cell office:value-type="float" office:value="435.54">
                <text:p>435.54</text:p>
              </table:table-cell>
              <table:table-cell office:value-type="float" office:value="9320984.4762191">
                <text:p>9320984.4762191</text:p>
              </table:table-cell>
              <table:table-cell office:value-type="float" office:value="435.54">
                <text:p>435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21321.37314889">
                <text:p>8621321.37314889</text:p>
              </table:table-cell>
              <table:table-cell office:value-type="float" office:value="411.353">
                <text:p>411.353</text:p>
              </table:table-cell>
              <table:table-cell office:value-type="float" office:value="6096194.8057421">
                <text:p>6096194.8057421</text:p>
              </table:table-cell>
              <table:table-cell office:value-type="float" office:value="411.353">
                <text:p>411.353</text:p>
              </table:table-cell>
              <table:table-cell office:value-type="float" office:value="-4310660.68657444">
                <text:p>-4310660.68657444</text:p>
              </table:table-cell>
              <table:table-cell office:value-type="float" office:value="411.353">
                <text:p>411.353</text:p>
              </table:table-cell>
              <table:table-cell office:value-type="float" office:value="7466283.32333667">
                <text:p>7466283.32333667</text:p>
              </table:table-cell>
              <table:table-cell office:value-type="float" office:value="411.353">
                <text:p>411.353</text:p>
              </table:table-cell>
              <table:table-cell office:value-type="float" office:value="8856774.28920294">
                <text:p>8856774.28920294</text:p>
              </table:table-cell>
              <table:table-cell office:value-type="float" office:value="411.353">
                <text:p>411.353</text:p>
              </table:table-cell>
              <table:table-cell office:value-type="float" office:value="8782412.88050362">
                <text:p>8782412.88050362</text:p>
              </table:table-cell>
              <table:table-cell office:value-type="float" office:value="411.353">
                <text:p>411.3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14001.12713529">
                <text:p>8114001.12713529</text:p>
              </table:table-cell>
              <table:table-cell office:value-type="float" office:value="387.147">
                <text:p>387.147</text:p>
              </table:table-cell>
              <table:table-cell office:value-type="float" office:value="5737465.21955266">
                <text:p>5737465.21955266</text:p>
              </table:table-cell>
              <table:table-cell office:value-type="float" office:value="387.147">
                <text:p>387.147</text:p>
              </table:table-cell>
              <table:table-cell office:value-type="float" office:value="-4057000.56356765">
                <text:p>-4057000.56356765</text:p>
              </table:table-cell>
              <table:table-cell office:value-type="float" office:value="387.147">
                <text:p>387.147</text:p>
              </table:table-cell>
              <table:table-cell office:value-type="float" office:value="7026931.10243473">
                <text:p>7026931.10243473</text:p>
              </table:table-cell>
              <table:table-cell office:value-type="float" office:value="387.147">
                <text:p>387.147</text:p>
              </table:table-cell>
              <table:table-cell office:value-type="float" office:value="8290222.60953655">
                <text:p>8290222.60953655</text:p>
              </table:table-cell>
              <table:table-cell office:value-type="float" office:value="387.147">
                <text:p>387.147</text:p>
              </table:table-cell>
              <table:table-cell office:value-type="float" office:value="8247296.87627086">
                <text:p>8247296.87627086</text:p>
              </table:table-cell>
              <table:table-cell office:value-type="float" office:value="387.147">
                <text:p>387.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06492.25506967">
                <text:p>7606492.25506967</text:p>
              </table:table-cell>
              <table:table-cell office:value-type="float" office:value="362.932">
                <text:p>362.932</text:p>
              </table:table-cell>
              <table:table-cell office:value-type="float" office:value="5378602.25460272">
                <text:p>5378602.25460272</text:p>
              </table:table-cell>
              <table:table-cell office:value-type="float" office:value="362.932">
                <text:p>362.932</text:p>
              </table:table-cell>
              <table:table-cell office:value-type="float" office:value="-3803246.12753484">
                <text:p>-3803246.12753484</text:p>
              </table:table-cell>
              <table:table-cell office:value-type="float" office:value="362.932">
                <text:p>362.932</text:p>
              </table:table-cell>
              <table:table-cell office:value-type="float" office:value="6587415.52657992">
                <text:p>6587415.52657992</text:p>
              </table:table-cell>
              <table:table-cell office:value-type="float" office:value="362.932">
                <text:p>362.932</text:p>
              </table:table-cell>
              <table:table-cell office:value-type="float" office:value="7740032.26585731">
                <text:p>7740032.26585731</text:p>
              </table:table-cell>
              <table:table-cell office:value-type="float" office:value="362.932">
                <text:p>362.932</text:p>
              </table:table-cell>
              <table:table-cell office:value-type="float" office:value="7715546.48913676">
                <text:p>7715546.48913676</text:p>
              </table:table-cell>
              <table:table-cell office:value-type="float" office:value="362.932">
                <text:p>362.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99737.88721199">
                <text:p>7099737.88721199</text:p>
              </table:table-cell>
              <table:table-cell office:value-type="float" office:value="338.753">
                <text:p>338.753</text:p>
              </table:table-cell>
              <table:table-cell office:value-type="float" office:value="5020272.80469465">
                <text:p>5020272.80469465</text:p>
              </table:table-cell>
              <table:table-cell office:value-type="float" office:value="338.753">
                <text:p>338.753</text:p>
              </table:table-cell>
              <table:table-cell office:value-type="float" office:value="-3549868.943606">
                <text:p>-3549868.943606</text:p>
              </table:table-cell>
              <table:table-cell office:value-type="float" office:value="338.753">
                <text:p>338.753</text:p>
              </table:table-cell>
              <table:table-cell office:value-type="float" office:value="6148553.37053644">
                <text:p>6148553.37053644</text:p>
              </table:table-cell>
              <table:table-cell office:value-type="float" office:value="338.753">
                <text:p>338.753</text:p>
              </table:table-cell>
              <table:table-cell office:value-type="float" office:value="7204002.33211765">
                <text:p>7204002.33211765</text:p>
              </table:table-cell>
              <table:table-cell office:value-type="float" office:value="338.753">
                <text:p>338.753</text:p>
              </table:table-cell>
              <table:table-cell office:value-type="float" office:value="7187845.45059936">
                <text:p>7187845.45059936</text:p>
              </table:table-cell>
              <table:table-cell office:value-type="float" office:value="338.753">
                <text:p>338.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92773.93485209">
                <text:p>6592773.93485209</text:p>
              </table:table-cell>
              <table:table-cell office:value-type="float" office:value="314.564">
                <text:p>314.564</text:p>
              </table:table-cell>
              <table:table-cell office:value-type="float" office:value="4661795.15616383">
                <text:p>4661795.15616383</text:p>
              </table:table-cell>
              <table:table-cell office:value-type="float" office:value="314.564">
                <text:p>314.564</text:p>
              </table:table-cell>
              <table:table-cell office:value-type="float" office:value="-3296386.96742605">
                <text:p>-3296386.96742605</text:p>
              </table:table-cell>
              <table:table-cell office:value-type="float" office:value="314.564">
                <text:p>314.564</text:p>
              </table:table-cell>
              <table:table-cell office:value-type="float" office:value="5709509.7089898">
                <text:p>5709509.7089898</text:p>
              </table:table-cell>
              <table:table-cell office:value-type="float" office:value="314.564">
                <text:p>314.564</text:p>
              </table:table-cell>
              <table:table-cell office:value-type="float" office:value="6672412.84181021">
                <text:p>6672412.84181021</text:p>
              </table:table-cell>
              <table:table-cell office:value-type="float" office:value="314.564">
                <text:p>314.564</text:p>
              </table:table-cell>
              <table:table-cell office:value-type="float" office:value="6662902.79751506">
                <text:p>6662902.79751506</text:p>
              </table:table-cell>
              <table:table-cell office:value-type="float" office:value="314.564">
                <text:p>314.5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86669.27895121">
                <text:p>6086669.27895121</text:p>
              </table:table-cell>
              <table:table-cell office:value-type="float" office:value="290.416">
                <text:p>290.416</text:p>
              </table:table-cell>
              <table:table-cell office:value-type="float" office:value="4303925.12198623">
                <text:p>4303925.12198623</text:p>
              </table:table-cell>
              <table:table-cell office:value-type="float" office:value="290.416">
                <text:p>290.416</text:p>
              </table:table-cell>
              <table:table-cell office:value-type="float" office:value="-3043334.6394756">
                <text:p>-3043334.6394756</text:p>
              </table:table-cell>
              <table:table-cell office:value-type="float" office:value="290.416">
                <text:p>290.416</text:p>
              </table:table-cell>
              <table:table-cell office:value-type="float" office:value="5271210.22000606">
                <text:p>5271210.22000606</text:p>
              </table:table-cell>
              <table:table-cell office:value-type="float" office:value="290.416">
                <text:p>290.416</text:p>
              </table:table-cell>
              <table:table-cell office:value-type="float" office:value="6148017.35496353">
                <text:p>6148017.35496353</text:p>
              </table:table-cell>
              <table:table-cell office:value-type="float" office:value="290.416">
                <text:p>290.416</text:p>
              </table:table-cell>
              <table:table-cell office:value-type="float" office:value="6141553.51690049">
                <text:p>6141553.51690049</text:p>
              </table:table-cell>
              <table:table-cell office:value-type="float" office:value="290.416">
                <text:p>290.4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78992.73928386">
                <text:p>5578992.73928386</text:p>
              </table:table-cell>
              <table:table-cell office:value-type="float" office:value="266.193">
                <text:p>266.193</text:p>
              </table:table-cell>
              <table:table-cell office:value-type="float" office:value="3944943.59813813">
                <text:p>3944943.59813813</text:p>
              </table:table-cell>
              <table:table-cell office:value-type="float" office:value="266.193">
                <text:p>266.193</text:p>
              </table:table-cell>
              <table:table-cell office:value-type="float" office:value="-2789496.36964193">
                <text:p>-2789496.36964193</text:p>
              </table:table-cell>
              <table:table-cell office:value-type="float" office:value="266.193">
                <text:p>266.193</text:p>
              </table:table-cell>
              <table:table-cell office:value-type="float" office:value="4831549.43974875">
                <text:p>4831549.43974875</text:p>
              </table:table-cell>
              <table:table-cell office:value-type="float" office:value="266.193">
                <text:p>266.193</text:p>
              </table:table-cell>
              <table:table-cell office:value-type="float" office:value="5623535.81984098">
                <text:p>5623535.81984098</text:p>
              </table:table-cell>
              <table:table-cell office:value-type="float" office:value="266.193">
                <text:p>266.193</text:p>
              </table:table-cell>
              <table:table-cell office:value-type="float" office:value="5621044.87028542">
                <text:p>5621044.87028542</text:p>
              </table:table-cell>
              <table:table-cell office:value-type="float" office:value="266.193">
                <text:p>266.1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70582.65385879">
                <text:p>5070582.65385879</text:p>
              </table:table-cell>
              <table:table-cell office:value-type="float" office:value="241.935">
                <text:p>241.935</text:p>
              </table:table-cell>
              <table:table-cell office:value-type="float" office:value="3585443.37911043">
                <text:p>3585443.37911043</text:p>
              </table:table-cell>
              <table:table-cell office:value-type="float" office:value="241.935">
                <text:p>241.935</text:p>
              </table:table-cell>
              <table:table-cell office:value-type="float" office:value="-2535291.32692939">
                <text:p>-2535291.32692939</text:p>
              </table:table-cell>
              <table:table-cell office:value-type="float" office:value="241.935">
                <text:p>241.935</text:p>
              </table:table-cell>
              <table:table-cell office:value-type="float" office:value="4391253.39023043">
                <text:p>4391253.39023043</text:p>
              </table:table-cell>
              <table:table-cell office:value-type="float" office:value="241.935">
                <text:p>241.935</text:p>
              </table:table-cell>
              <table:table-cell office:value-type="float" office:value="5103569.14180051">
                <text:p>5103569.14180051</text:p>
              </table:table-cell>
              <table:table-cell office:value-type="float" office:value="241.935">
                <text:p>241.935</text:p>
              </table:table-cell>
              <table:table-cell office:value-type="float" office:value="5102009.73155017">
                <text:p>5102009.73155017</text:p>
              </table:table-cell>
              <table:table-cell office:value-type="float" office:value="241.935">
                <text:p>241.9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70380.3033593">
                <text:p>4970380.3033593</text:p>
              </table:table-cell>
              <table:table-cell office:value-type="float" office:value="237.154">
                <text:p>237.154</text:p>
              </table:table-cell>
              <table:table-cell office:value-type="float" office:value="3514589.61758141">
                <text:p>3514589.61758141</text:p>
              </table:table-cell>
              <table:table-cell office:value-type="float" office:value="237.154">
                <text:p>237.154</text:p>
              </table:table-cell>
              <table:table-cell office:value-type="float" office:value="-2485190.15167965">
                <text:p>-2485190.15167965</text:p>
              </table:table-cell>
              <table:table-cell office:value-type="float" office:value="237.154">
                <text:p>237.154</text:p>
              </table:table-cell>
              <table:table-cell office:value-type="float" office:value="4304475.60917896">
                <text:p>4304475.60917896</text:p>
              </table:table-cell>
              <table:table-cell office:value-type="float" office:value="237.154">
                <text:p>237.154</text:p>
              </table:table-cell>
              <table:table-cell office:value-type="float" office:value="5008345.70080147">
                <text:p>5008345.70080147</text:p>
              </table:table-cell>
              <table:table-cell office:value-type="float" office:value="237.154">
                <text:p>237.154</text:p>
              </table:table-cell>
              <table:table-cell office:value-type="float" office:value="4999955.69256587">
                <text:p>4999955.69256587</text:p>
              </table:table-cell>
              <table:table-cell office:value-type="float" office:value="237.154">
                <text:p>237.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70282.74511089">
                <text:p>4870282.74511089</text:p>
              </table:table-cell>
              <table:table-cell office:value-type="float" office:value="232.378">
                <text:p>232.378</text:p>
              </table:table-cell>
              <table:table-cell office:value-type="float" office:value="3443809.95536374">
                <text:p>3443809.95536374</text:p>
              </table:table-cell>
              <table:table-cell office:value-type="float" office:value="232.378">
                <text:p>232.378</text:p>
              </table:table-cell>
              <table:table-cell office:value-type="float" office:value="-2435141.37255544">
                <text:p>-2435141.37255544</text:p>
              </table:table-cell>
              <table:table-cell office:value-type="float" office:value="232.378">
                <text:p>232.378</text:p>
              </table:table-cell>
              <table:table-cell office:value-type="float" office:value="4217788.58087904">
                <text:p>4217788.58087904</text:p>
              </table:table-cell>
              <table:table-cell office:value-type="float" office:value="232.378">
                <text:p>232.378</text:p>
              </table:table-cell>
              <table:table-cell office:value-type="float" office:value="4906025.68044896">
                <text:p>4906025.68044896</text:p>
              </table:table-cell>
              <table:table-cell office:value-type="float" office:value="232.378">
                <text:p>232.378</text:p>
              </table:table-cell>
              <table:table-cell office:value-type="float" office:value="4898083.93570731">
                <text:p>4898083.93570731</text:p>
              </table:table-cell>
              <table:table-cell office:value-type="float" office:value="232.378">
                <text:p>232.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66894.710178">
                <text:p>4766894.710178</text:p>
              </table:table-cell>
              <table:table-cell office:value-type="float" office:value="227.445">
                <text:p>227.445</text:p>
              </table:table-cell>
              <table:table-cell office:value-type="float" office:value="3370703.57476915">
                <text:p>3370703.57476915</text:p>
              </table:table-cell>
              <table:table-cell office:value-type="float" office:value="227.445">
                <text:p>227.445</text:p>
              </table:table-cell>
              <table:table-cell office:value-type="float" office:value="-2383447.355089">
                <text:p>-2383447.355089</text:p>
              </table:table-cell>
              <table:table-cell office:value-type="float" office:value="227.445">
                <text:p>227.445</text:p>
              </table:table-cell>
              <table:table-cell office:value-type="float" office:value="4128251.91617981">
                <text:p>4128251.91617981</text:p>
              </table:table-cell>
              <table:table-cell office:value-type="float" office:value="227.445">
                <text:p>227.445</text:p>
              </table:table-cell>
              <table:table-cell office:value-type="float" office:value="4800450.62405472">
                <text:p>4800450.62405472</text:p>
              </table:table-cell>
              <table:table-cell office:value-type="float" office:value="227.445">
                <text:p>227.445</text:p>
              </table:table-cell>
              <table:table-cell office:value-type="float" office:value="4792940.82629239">
                <text:p>4792940.82629239</text:p>
              </table:table-cell>
              <table:table-cell office:value-type="float" office:value="227.445">
                <text:p>227.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3226387.75595097">
                <text:p>3226387.75595097</text:p>
              </table:table-cell>
              <table:table-cell office:value-type="float" office:value="217.707">
                <text:p>217.707</text:p>
              </table:table-cell>
              <table:table-cell office:value-type="float" office:value="-2281400.66097018">
                <text:p>-2281400.66097018</text:p>
              </table:table-cell>
              <table:table-cell office:value-type="float" office:value="217.707">
                <text:p>217.707</text:p>
              </table:table-cell>
              <table:table-cell office:value-type="float" office:value="3951501.85722157">
                <text:p>3951501.85722157</text:p>
              </table:table-cell>
              <table:table-cell office:value-type="float" office:value="217.707">
                <text:p>217.707</text:p>
              </table:table-cell>
              <table:table-cell office:value-type="float" office:value="4593633.73453067">
                <text:p>4593633.73453067</text:p>
              </table:table-cell>
              <table:table-cell office:value-type="float" office:value="217.707">
                <text:p>217.707</text:p>
              </table:table-cell>
              <table:table-cell office:value-type="float" office:value="4585606.58705908">
                <text:p>4585606.58705908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3226387.75595097">
                <text:p>3226387.75595097</text:p>
              </table:table-cell>
              <table:table-cell office:value-type="float" office:value="217.707">
                <text:p>217.707</text:p>
              </table:table-cell>
              <table:table-cell office:value-type="float" office:value="-2281400.66097018">
                <text:p>-2281400.66097018</text:p>
              </table:table-cell>
              <table:table-cell office:value-type="float" office:value="217.707">
                <text:p>217.707</text:p>
              </table:table-cell>
              <table:table-cell office:value-type="float" office:value="3951501.85722157">
                <text:p>3951501.85722157</text:p>
              </table:table-cell>
              <table:table-cell office:value-type="float" office:value="217.707">
                <text:p>217.707</text:p>
              </table:table-cell>
              <table:table-cell office:value-type="float" office:value="4586871.44194773">
                <text:p>4586871.44194773</text:p>
              </table:table-cell>
              <table:table-cell office:value-type="float" office:value="217.707">
                <text:p>217.707</text:p>
              </table:table-cell>
              <table:table-cell office:value-type="float" office:value="4585606.58705908">
                <text:p>4585606.58705908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43016.54493313">
                <text:p>4543016.54493313</text:p>
              </table:table-cell>
              <table:table-cell office:value-type="float" office:value="216.763">
                <text:p>216.763</text:p>
              </table:table-cell>
              <table:table-cell office:value-type="float" office:value="3212397.80596489">
                <text:p>3212397.80596489</text:p>
              </table:table-cell>
              <table:table-cell office:value-type="float" office:value="216.763">
                <text:p>216.763</text:p>
              </table:table-cell>
              <table:table-cell office:value-type="float" office:value="-2271508.27246656">
                <text:p>-2271508.27246656</text:p>
              </table:table-cell>
              <table:table-cell office:value-type="float" office:value="216.763">
                <text:p>216.763</text:p>
              </table:table-cell>
              <table:table-cell office:value-type="float" office:value="3934367.7377251">
                <text:p>3934367.7377251</text:p>
              </table:table-cell>
              <table:table-cell office:value-type="float" office:value="216.763">
                <text:p>216.763</text:p>
              </table:table-cell>
              <table:table-cell office:value-type="float" office:value="4572440.7779386">
                <text:p>4572440.7779386</text:p>
              </table:table-cell>
              <table:table-cell office:value-type="float" office:value="216.763">
                <text:p>216.763</text:p>
              </table:table-cell>
              <table:table-cell office:value-type="float" office:value="4565523.02760039">
                <text:p>4565523.02760039</text:p>
              </table:table-cell>
              <table:table-cell office:value-type="float" office:value="216.763">
                <text:p>216.7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62410.34538888">
                <text:p>4462410.34538888</text:p>
              </table:table-cell>
              <table:table-cell office:value-type="float" office:value="212.917">
                <text:p>212.917</text:p>
              </table:table-cell>
              <table:table-cell office:value-type="float" office:value="3155400.61566148">
                <text:p>3155400.61566148</text:p>
              </table:table-cell>
              <table:table-cell office:value-type="float" office:value="212.917">
                <text:p>212.917</text:p>
              </table:table-cell>
              <table:table-cell office:value-type="float" office:value="-2231205.17269444">
                <text:p>-2231205.17269444</text:p>
              </table:table-cell>
              <table:table-cell office:value-type="float" office:value="212.917">
                <text:p>212.917</text:p>
              </table:table-cell>
              <table:table-cell office:value-type="float" office:value="3864560.72121726">
                <text:p>3864560.72121726</text:p>
              </table:table-cell>
              <table:table-cell office:value-type="float" office:value="212.917">
                <text:p>212.917</text:p>
              </table:table-cell>
              <table:table-cell office:value-type="float" office:value="4490073.78592782">
                <text:p>4490073.78592782</text:p>
              </table:table-cell>
              <table:table-cell office:value-type="float" office:value="212.917">
                <text:p>212.917</text:p>
              </table:table-cell>
              <table:table-cell office:value-type="float" office:value="4483726.96136227">
                <text:p>4483726.96136227</text:p>
              </table:table-cell>
              <table:table-cell office:value-type="float" office:value="212.917">
                <text:p>212.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60279.81746916">
                <text:p>4360279.81746916</text:p>
              </table:table-cell>
              <table:table-cell office:value-type="float" office:value="208.044">
                <text:p>208.044</text:p>
              </table:table-cell>
              <table:table-cell office:value-type="float" office:value="3083183.42680328">
                <text:p>3083183.42680328</text:p>
              </table:table-cell>
              <table:table-cell office:value-type="float" office:value="208.044">
                <text:p>208.044</text:p>
              </table:table-cell>
              <table:table-cell office:value-type="float" office:value="-2180139.90873458">
                <text:p>-2180139.90873458</text:p>
              </table:table-cell>
              <table:table-cell office:value-type="float" office:value="208.044">
                <text:p>208.044</text:p>
              </table:table-cell>
              <table:table-cell office:value-type="float" office:value="3776113.08953686">
                <text:p>3776113.08953686</text:p>
              </table:table-cell>
              <table:table-cell office:value-type="float" office:value="208.044">
                <text:p>208.044</text:p>
              </table:table-cell>
              <table:table-cell office:value-type="float" office:value="4386174.39737835">
                <text:p>4386174.39737835</text:p>
              </table:table-cell>
              <table:table-cell office:value-type="float" office:value="208.044">
                <text:p>208.044</text:p>
              </table:table-cell>
              <table:table-cell office:value-type="float" office:value="4380151.02282976">
                <text:p>4380151.02282976</text:p>
              </table:table-cell>
              <table:table-cell office:value-type="float" office:value="208.044">
                <text:p>208.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59846.92401725">
                <text:p>4259846.92401725</text:p>
              </table:table-cell>
              <table:table-cell office:value-type="float" office:value="203.252">
                <text:p>203.252</text:p>
              </table:table-cell>
              <table:table-cell office:value-type="float" office:value="3012166.64678925">
                <text:p>3012166.64678925</text:p>
              </table:table-cell>
              <table:table-cell office:value-type="float" office:value="203.252">
                <text:p>203.252</text:p>
              </table:table-cell>
              <table:table-cell office:value-type="float" office:value="-2129923.46200862">
                <text:p>-2129923.46200862</text:p>
              </table:table-cell>
              <table:table-cell office:value-type="float" office:value="203.252">
                <text:p>203.252</text:p>
              </table:table-cell>
              <table:table-cell office:value-type="float" office:value="3689135.65243194">
                <text:p>3689135.65243194</text:p>
              </table:table-cell>
              <table:table-cell office:value-type="float" office:value="203.252">
                <text:p>203.252</text:p>
              </table:table-cell>
              <table:table-cell office:value-type="float" office:value="4283998.20173936">
                <text:p>4283998.20173936</text:p>
              </table:table-cell>
              <table:table-cell office:value-type="float" office:value="203.252">
                <text:p>203.252</text:p>
              </table:table-cell>
              <table:table-cell office:value-type="float" office:value="4278362.94287723">
                <text:p>4278362.94287723</text:p>
              </table:table-cell>
              <table:table-cell office:value-type="float" office:value="203.252">
                <text:p>203.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58428.98340498">
                <text:p>4158428.98340498</text:p>
              </table:table-cell>
              <table:table-cell office:value-type="float" office:value="198.413">
                <text:p>198.413</text:p>
              </table:table-cell>
              <table:table-cell office:value-type="float" office:value="2940453.33324834">
                <text:p>2940453.33324834</text:p>
              </table:table-cell>
              <table:table-cell office:value-type="float" office:value="198.413">
                <text:p>198.413</text:p>
              </table:table-cell>
              <table:table-cell office:value-type="float" office:value="-2079214.49170249">
                <text:p>-2079214.49170249</text:p>
              </table:table-cell>
              <table:table-cell office:value-type="float" office:value="198.413">
                <text:p>198.413</text:p>
              </table:table-cell>
              <table:table-cell office:value-type="float" office:value="3601305.13946221">
                <text:p>3601305.13946221</text:p>
              </table:table-cell>
              <table:table-cell office:value-type="float" office:value="198.413">
                <text:p>198.413</text:p>
              </table:table-cell>
              <table:table-cell office:value-type="float" office:value="4180913.43060167">
                <text:p>4180913.43060167</text:p>
              </table:table-cell>
              <table:table-cell office:value-type="float" office:value="198.413">
                <text:p>198.413</text:p>
              </table:table-cell>
              <table:table-cell office:value-type="float" office:value="4175641.43004678">
                <text:p>4175641.43004678</text:p>
              </table:table-cell>
              <table:table-cell office:value-type="float" office:value="198.413">
                <text:p>198.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2868354.70328834">
                <text:p>2868354.70328834</text:p>
              </table:table-cell>
              <table:table-cell office:value-type="float" office:value="193.548">
                <text:p>193.548</text:p>
              </table:table-cell>
              <table:table-cell office:value-type="float" office:value="-2028233.06154351">
                <text:p>-2028233.06154351</text:p>
              </table:table-cell>
              <table:table-cell office:value-type="float" office:value="193.548">
                <text:p>193.548</text:p>
              </table:table-cell>
              <table:table-cell office:value-type="float" office:value="3513002.71218434">
                <text:p>3513002.71218434</text:p>
              </table:table-cell>
              <table:table-cell office:value-type="float" office:value="193.548">
                <text:p>193.548</text:p>
              </table:table-cell>
              <table:table-cell office:value-type="float" office:value="4077364.19023681">
                <text:p>4077364.19023681</text:p>
              </table:table-cell>
              <table:table-cell office:value-type="float" office:value="193.548">
                <text:p>193.548</text:p>
              </table:table-cell>
              <table:table-cell office:value-type="float" office:value="4072432.02697382">
                <text:p>4072432.02697382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2868354.70328834">
                <text:p>2868354.70328834</text:p>
              </table:table-cell>
              <table:table-cell office:value-type="float" office:value="193.548">
                <text:p>193.548</text:p>
              </table:table-cell>
              <table:table-cell office:value-type="float" office:value="-2028233.06154351">
                <text:p>-2028233.06154351</text:p>
              </table:table-cell>
              <table:table-cell office:value-type="float" office:value="193.548">
                <text:p>193.548</text:p>
              </table:table-cell>
              <table:table-cell office:value-type="float" office:value="3513002.71218434">
                <text:p>3513002.71218434</text:p>
              </table:table-cell>
              <table:table-cell office:value-type="float" office:value="193.548">
                <text:p>193.548</text:p>
              </table:table-cell>
              <table:table-cell office:value-type="float" office:value="4071714.08714646">
                <text:p>4071714.08714646</text:p>
              </table:table-cell>
              <table:table-cell office:value-type="float" office:value="193.548">
                <text:p>193.548</text:p>
              </table:table-cell>
              <table:table-cell office:value-type="float" office:value="4072432.02697382">
                <text:p>4072432.02697382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54419.42896822">
                <text:p>3954419.42896822</text:p>
              </table:table-cell>
              <table:table-cell office:value-type="float" office:value="188.679">
                <text:p>188.679</text:p>
              </table:table-cell>
              <table:table-cell office:value-type="float" office:value="2796196.79387927">
                <text:p>2796196.79387927</text:p>
              </table:table-cell>
              <table:table-cell office:value-type="float" office:value="188.679">
                <text:p>188.679</text:p>
              </table:table-cell>
              <table:table-cell office:value-type="float" office:value="-1977209.71448411">
                <text:p>-1977209.71448411</text:p>
              </table:table-cell>
              <table:table-cell office:value-type="float" office:value="188.679">
                <text:p>188.679</text:p>
              </table:table-cell>
              <table:table-cell office:value-type="float" office:value="3424627.68270523">
                <text:p>3424627.68270523</text:p>
              </table:table-cell>
              <table:table-cell office:value-type="float" office:value="188.679">
                <text:p>188.679</text:p>
              </table:table-cell>
              <table:table-cell office:value-type="float" office:value="3973622.26547356">
                <text:p>3973622.26547356</text:p>
              </table:table-cell>
              <table:table-cell office:value-type="float" office:value="188.679">
                <text:p>188.679</text:p>
              </table:table-cell>
              <table:table-cell office:value-type="float" office:value="3969200.32949503">
                <text:p>3969200.32949503</text:p>
              </table:table-cell>
              <table:table-cell office:value-type="float" office:value="188.679">
                <text:p>188.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55013.49957703">
                <text:p>3855013.49957703</text:p>
              </table:table-cell>
              <table:table-cell office:value-type="float" office:value="183.936">
                <text:p>183.936</text:p>
              </table:table-cell>
              <table:table-cell office:value-type="float" office:value="2725906.1871166">
                <text:p>2725906.1871166</text:p>
              </table:table-cell>
              <table:table-cell office:value-type="float" office:value="183.936">
                <text:p>183.936</text:p>
              </table:table-cell>
              <table:table-cell office:value-type="float" office:value="-1927506.74978852">
                <text:p>-1927506.74978852</text:p>
              </table:table-cell>
              <table:table-cell office:value-type="float" office:value="183.936">
                <text:p>183.936</text:p>
              </table:table-cell>
              <table:table-cell office:value-type="float" office:value="3338539.62256566">
                <text:p>3338539.62256566</text:p>
              </table:table-cell>
              <table:table-cell office:value-type="float" office:value="183.936">
                <text:p>183.936</text:p>
              </table:table-cell>
              <table:table-cell office:value-type="float" office:value="3872994.09280676">
                <text:p>3872994.09280676</text:p>
              </table:table-cell>
              <table:table-cell office:value-type="float" office:value="183.936">
                <text:p>183.936</text:p>
              </table:table-cell>
              <table:table-cell office:value-type="float" office:value="3868698.61076116">
                <text:p>3868698.61076116</text:p>
              </table:table-cell>
              <table:table-cell office:value-type="float" office:value="183.936">
                <text:p>183.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53742.26811633">
                <text:p>3753742.26811633</text:p>
              </table:table-cell>
              <table:table-cell office:value-type="float" office:value="179.104">
                <text:p>179.104</text:p>
              </table:table-cell>
              <table:table-cell office:value-type="float" office:value="2654296.61261163">
                <text:p>2654296.61261163</text:p>
              </table:table-cell>
              <table:table-cell office:value-type="float" office:value="179.104">
                <text:p>179.104</text:p>
              </table:table-cell>
              <table:table-cell office:value-type="float" office:value="-1876871.13405817">
                <text:p>-1876871.13405817</text:p>
              </table:table-cell>
              <table:table-cell office:value-type="float" office:value="179.104">
                <text:p>179.104</text:p>
              </table:table-cell>
              <table:table-cell office:value-type="float" office:value="3250836.16344816">
                <text:p>3250836.16344816</text:p>
              </table:table-cell>
              <table:table-cell office:value-type="float" office:value="179.104">
                <text:p>179.104</text:p>
              </table:table-cell>
              <table:table-cell office:value-type="float" office:value="3770258.7205551">
                <text:p>3770258.7205551</text:p>
              </table:table-cell>
              <table:table-cell office:value-type="float" office:value="179.104">
                <text:p>179.104</text:p>
              </table:table-cell>
              <table:table-cell office:value-type="float" office:value="3766368.80269785">
                <text:p>3766368.80269785</text:p>
              </table:table-cell>
              <table:table-cell office:value-type="float" office:value="179.104">
                <text:p>179.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51297.36344335">
                <text:p>3651297.36344335</text:p>
              </table:table-cell>
              <table:table-cell office:value-type="float" office:value="174.216">
                <text:p>174.216</text:p>
              </table:table-cell>
              <table:table-cell office:value-type="float" office:value="2581857.12581935">
                <text:p>2581857.12581935</text:p>
              </table:table-cell>
              <table:table-cell office:value-type="float" office:value="174.216">
                <text:p>174.216</text:p>
              </table:table-cell>
              <table:table-cell office:value-type="float" office:value="-1825648.68172167">
                <text:p>-1825648.68172167</text:p>
              </table:table-cell>
              <table:table-cell office:value-type="float" office:value="174.216">
                <text:p>174.216</text:p>
              </table:table-cell>
              <table:table-cell office:value-type="float" office:value="3162116.27351308">
                <text:p>3162116.27351308</text:p>
              </table:table-cell>
              <table:table-cell office:value-type="float" office:value="174.216">
                <text:p>174.216</text:p>
              </table:table-cell>
              <table:table-cell office:value-type="float" office:value="3666476.31707231">
                <text:p>3666476.31707231</text:p>
              </table:table-cell>
              <table:table-cell office:value-type="float" office:value="174.216">
                <text:p>174.216</text:p>
              </table:table-cell>
              <table:table-cell office:value-type="float" office:value="3662910.70368298">
                <text:p>3662910.70368298</text:p>
              </table:table-cell>
              <table:table-cell office:value-type="float" office:value="174.216">
                <text:p>174.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2510425.38966164">
                <text:p>2510425.38966164</text:p>
              </table:table-cell>
              <table:table-cell office:value-type="float" office:value="169.396">
                <text:p>169.396</text:p>
              </table:table-cell>
              <table:table-cell office:value-type="float" office:value="-1775138.81669263">
                <text:p>-1775138.81669263</text:p>
              </table:table-cell>
              <table:table-cell office:value-type="float" office:value="169.396">
                <text:p>169.396</text:p>
              </table:table-cell>
              <table:table-cell office:value-type="float" office:value="3074630.62099933">
                <text:p>3074630.62099933</text:p>
              </table:table-cell>
              <table:table-cell office:value-type="float" office:value="169.396">
                <text:p>169.396</text:p>
              </table:table-cell>
              <table:table-cell office:value-type="float" office:value="3564242.42460583">
                <text:p>3564242.42460583</text:p>
              </table:table-cell>
              <table:table-cell office:value-type="float" office:value="169.396">
                <text:p>169.396</text:p>
              </table:table-cell>
              <table:table-cell office:value-type="float" office:value="3560947.00067671">
                <text:p>3560947.00067671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2510425.38966164">
                <text:p>2510425.38966164</text:p>
              </table:table-cell>
              <table:table-cell office:value-type="float" office:value="169.396">
                <text:p>169.396</text:p>
              </table:table-cell>
              <table:table-cell office:value-type="float" office:value="-1775138.81669263">
                <text:p>-1775138.81669263</text:p>
              </table:table-cell>
              <table:table-cell office:value-type="float" office:value="169.396">
                <text:p>169.396</text:p>
              </table:table-cell>
              <table:table-cell office:value-type="float" office:value="3074630.62099933">
                <text:p>3074630.62099933</text:p>
              </table:table-cell>
              <table:table-cell office:value-type="float" office:value="169.396">
                <text:p>169.396</text:p>
              </table:table-cell>
              <table:table-cell office:value-type="float" office:value="3560825.24046125">
                <text:p>3560825.24046125</text:p>
              </table:table-cell>
              <table:table-cell office:value-type="float" office:value="169.396">
                <text:p>169.396</text:p>
              </table:table-cell>
              <table:table-cell office:value-type="float" office:value="3560947.00067671">
                <text:p>3560947.00067671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46205.20359785">
                <text:p>3346205.20359785</text:p>
              </table:table-cell>
              <table:table-cell office:value-type="float" office:value="159.659">
                <text:p>159.659</text:p>
              </table:table-cell>
              <table:table-cell office:value-type="float" office:value="2366124.39070575">
                <text:p>2366124.39070575</text:p>
              </table:table-cell>
              <table:table-cell office:value-type="float" office:value="159.659">
                <text:p>159.659</text:p>
              </table:table-cell>
              <table:table-cell office:value-type="float" office:value="-1673102.60179893">
                <text:p>-1673102.60179893</text:p>
              </table:table-cell>
              <table:table-cell office:value-type="float" office:value="159.659">
                <text:p>159.659</text:p>
              </table:table-cell>
              <table:table-cell office:value-type="float" office:value="2897898.71259142">
                <text:p>2897898.71259142</text:p>
              </table:table-cell>
              <table:table-cell office:value-type="float" office:value="159.659">
                <text:p>159.659</text:p>
              </table:table-cell>
              <table:table-cell office:value-type="float" office:value="3358675.44113999">
                <text:p>3358675.44113999</text:p>
              </table:table-cell>
              <table:table-cell office:value-type="float" office:value="159.659">
                <text:p>159.659</text:p>
              </table:table-cell>
              <table:table-cell office:value-type="float" office:value="3355127.97002436">
                <text:p>3355127.97002436</text:p>
              </table:table-cell>
              <table:table-cell office:value-type="float" office:value="159.659">
                <text:p>159.6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69643.98494594">
                <text:p>3269643.98494594</text:p>
              </table:table-cell>
              <table:table-cell office:value-type="float" office:value="156.006">
                <text:p>156.006</text:p>
              </table:table-cell>
              <table:table-cell office:value-type="float" office:value="2311987.43382108">
                <text:p>2311987.43382108</text:p>
              </table:table-cell>
              <table:table-cell office:value-type="float" office:value="156.006">
                <text:p>156.006</text:p>
              </table:table-cell>
              <table:table-cell office:value-type="float" office:value="-1634821.99247297">
                <text:p>-1634821.99247297</text:p>
              </table:table-cell>
              <table:table-cell office:value-type="float" office:value="156.006">
                <text:p>156.006</text:p>
              </table:table-cell>
              <table:table-cell office:value-type="float" office:value="2831594.75229417">
                <text:p>2831594.75229417</text:p>
              </table:table-cell>
              <table:table-cell office:value-type="float" office:value="156.006">
                <text:p>156.006</text:p>
              </table:table-cell>
              <table:table-cell office:value-type="float" office:value="3281012.43347324">
                <text:p>3281012.43347324</text:p>
              </table:table-cell>
              <table:table-cell office:value-type="float" office:value="156.006">
                <text:p>156.006</text:p>
              </table:table-cell>
              <table:table-cell office:value-type="float" office:value="3277964.68474026">
                <text:p>3277964.68474026</text:p>
              </table:table-cell>
              <table:table-cell office:value-type="float" office:value="156.006">
                <text:p>156.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46023.81154854">
                <text:p>3246023.81154854</text:p>
              </table:table-cell>
              <table:table-cell office:value-type="float" office:value="154.879">
                <text:p>154.879</text:p>
              </table:table-cell>
              <table:table-cell office:value-type="float" office:value="2295285.44903898">
                <text:p>2295285.44903898</text:p>
              </table:table-cell>
              <table:table-cell office:value-type="float" office:value="154.879">
                <text:p>154.879</text:p>
              </table:table-cell>
              <table:table-cell office:value-type="float" office:value="-1623011.90577427">
                <text:p>-1623011.90577427</text:p>
              </table:table-cell>
              <table:table-cell office:value-type="float" office:value="154.879">
                <text:p>154.879</text:p>
              </table:table-cell>
              <table:table-cell office:value-type="float" office:value="2811139.08209023">
                <text:p>2811139.08209023</text:p>
              </table:table-cell>
              <table:table-cell office:value-type="float" office:value="154.879">
                <text:p>154.879</text:p>
              </table:table-cell>
              <table:table-cell office:value-type="float" office:value="3256747.56734234">
                <text:p>3256747.56734234</text:p>
              </table:table-cell>
              <table:table-cell office:value-type="float" office:value="154.879">
                <text:p>154.879</text:p>
              </table:table-cell>
              <table:table-cell office:value-type="float" office:value="3254164.43860121">
                <text:p>3254164.43860121</text:p>
              </table:table-cell>
              <table:table-cell office:value-type="float" office:value="154.879">
                <text:p>154.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43767.53292752">
                <text:p>3143767.53292752</text:p>
              </table:table-cell>
              <table:table-cell office:value-type="float" office:value="150">
                <text:p>150</text:p>
              </table:table-cell>
              <table:table-cell office:value-type="float" office:value="2222979.34100715">
                <text:p>2222979.34100715</text:p>
              </table:table-cell>
              <table:table-cell office:value-type="float" office:value="150">
                <text:p>150</text:p>
              </table:table-cell>
              <table:table-cell office:value-type="float" office:value="-1571883.76646376">
                <text:p>-1571883.76646376</text:p>
              </table:table-cell>
              <table:table-cell office:value-type="float" office:value="150">
                <text:p>150</text:p>
              </table:table-cell>
              <table:table-cell office:value-type="float" office:value="2722582.54710797">
                <text:p>2722582.54710797</text:p>
              </table:table-cell>
              <table:table-cell office:value-type="float" office:value="150">
                <text:p>150</text:p>
              </table:table-cell>
              <table:table-cell office:value-type="float" office:value="3153493.20368233">
                <text:p>3153493.20368233</text:p>
              </table:table-cell>
              <table:table-cell office:value-type="float" office:value="150">
                <text:p>150</text:p>
              </table:table-cell>
              <table:table-cell office:value-type="float" office:value="3151158.77874317">
                <text:p>3151158.778743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2151962.56099311">
                <text:p>2151962.56099311</text:p>
              </table:table-cell>
              <table:table-cell office:value-type="float" office:value="145.208">
                <text:p>145.208</text:p>
              </table:table-cell>
              <table:table-cell office:value-type="float" office:value="-1521667.3197378">
                <text:p>-1521667.3197378</text:p>
              </table:table-cell>
              <table:table-cell office:value-type="float" office:value="145.208">
                <text:p>145.208</text:p>
              </table:table-cell>
              <table:table-cell office:value-type="float" office:value="2635605.11000302">
                <text:p>2635605.11000302</text:p>
              </table:table-cell>
              <table:table-cell office:value-type="float" office:value="145.208">
                <text:p>145.208</text:p>
              </table:table-cell>
              <table:table-cell office:value-type="float" office:value="3052168.03994877">
                <text:p>3052168.03994877</text:p>
              </table:table-cell>
              <table:table-cell office:value-type="float" office:value="145.208">
                <text:p>145.208</text:p>
              </table:table-cell>
              <table:table-cell office:value-type="float" office:value="3050036.42957975">
                <text:p>3050036.4295797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2151962.56099311">
                <text:p>2151962.56099311</text:p>
              </table:table-cell>
              <table:table-cell office:value-type="float" office:value="145.208">
                <text:p>145.208</text:p>
              </table:table-cell>
              <table:table-cell office:value-type="float" office:value="-1521667.3197378">
                <text:p>-1521667.3197378</text:p>
              </table:table-cell>
              <table:table-cell office:value-type="float" office:value="145.208">
                <text:p>145.208</text:p>
              </table:table-cell>
              <table:table-cell office:value-type="float" office:value="2635605.11000302">
                <text:p>2635605.11000302</text:p>
              </table:table-cell>
              <table:table-cell office:value-type="float" office:value="145.208">
                <text:p>145.208</text:p>
              </table:table-cell>
              <table:table-cell office:value-type="float" office:value="3049892.99459999">
                <text:p>3049892.99459999</text:p>
              </table:table-cell>
              <table:table-cell office:value-type="float" office:value="145.208">
                <text:p>145.208</text:p>
              </table:table-cell>
              <table:table-cell office:value-type="float" office:value="3050036.42957975">
                <text:p>3050036.4295797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40847.81790216">
                <text:p>2940847.81790216</text:p>
              </table:table-cell>
              <table:table-cell office:value-type="float" office:value="140.318">
                <text:p>140.318</text:p>
              </table:table-cell>
              <table:table-cell office:value-type="float" office:value="2079493.43447628">
                <text:p>2079493.43447628</text:p>
              </table:table-cell>
              <table:table-cell office:value-type="float" office:value="140.318">
                <text:p>140.318</text:p>
              </table:table-cell>
              <table:table-cell office:value-type="float" office:value="-1470423.90895108">
                <text:p>-1470423.90895108</text:p>
              </table:table-cell>
              <table:table-cell office:value-type="float" office:value="140.318">
                <text:p>140.318</text:p>
              </table:table-cell>
              <table:table-cell office:value-type="float" office:value="2546848.9189673">
                <text:p>2546848.9189673</text:p>
              </table:table-cell>
              <table:table-cell office:value-type="float" office:value="140.318">
                <text:p>140.318</text:p>
              </table:table-cell>
              <table:table-cell office:value-type="float" office:value="2948870.16519465">
                <text:p>2948870.16519465</text:p>
              </table:table-cell>
              <table:table-cell office:value-type="float" office:value="140.318">
                <text:p>140.318</text:p>
              </table:table-cell>
              <table:table-cell office:value-type="float" office:value="2946892.00240726">
                <text:p>2946892.00240726</text:p>
              </table:table-cell>
              <table:table-cell office:value-type="float" office:value="140.318">
                <text:p>140.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39890.96319475">
                <text:p>2839890.96319475</text:p>
              </table:table-cell>
              <table:table-cell office:value-type="float" office:value="135.501">
                <text:p>135.501</text:p>
              </table:table-cell>
              <table:table-cell office:value-type="float" office:value="2008106.1579054">
                <text:p>2008106.1579054</text:p>
              </table:table-cell>
              <table:table-cell office:value-type="float" office:value="135.501">
                <text:p>135.501</text:p>
              </table:table-cell>
              <table:table-cell office:value-type="float" office:value="-1419945.48159737">
                <text:p>-1419945.48159737</text:p>
              </table:table-cell>
              <table:table-cell office:value-type="float" office:value="135.501">
                <text:p>135.501</text:p>
              </table:table-cell>
              <table:table-cell office:value-type="float" office:value="2459417.71810451">
                <text:p>2459417.71810451</text:p>
              </table:table-cell>
              <table:table-cell office:value-type="float" office:value="135.501">
                <text:p>135.501</text:p>
              </table:table-cell>
              <table:table-cell office:value-type="float" office:value="2847081.49090088">
                <text:p>2847081.49090088</text:p>
              </table:table-cell>
              <table:table-cell office:value-type="float" office:value="135.501">
                <text:p>135.501</text:p>
              </table:table-cell>
              <table:table-cell office:value-type="float" office:value="2845331.15562224">
                <text:p>2845331.15562224</text:p>
              </table:table-cell>
              <table:table-cell office:value-type="float" office:value="135.501">
                <text:p>135.5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8473.02258251">
                <text:p>2738473.02258251</text:p>
              </table:table-cell>
              <table:table-cell office:value-type="float" office:value="130.662">
                <text:p>130.662</text:p>
              </table:table-cell>
              <table:table-cell office:value-type="float" office:value="1936392.84436451">
                <text:p>1936392.84436451</text:p>
              </table:table-cell>
              <table:table-cell office:value-type="float" office:value="130.662">
                <text:p>130.662</text:p>
              </table:table-cell>
              <table:table-cell office:value-type="float" office:value="-1369236.51129125">
                <text:p>-1369236.51129125</text:p>
              </table:table-cell>
              <table:table-cell office:value-type="float" office:value="130.662">
                <text:p>130.662</text:p>
              </table:table-cell>
              <table:table-cell office:value-type="float" office:value="2371587.20513481">
                <text:p>2371587.20513481</text:p>
              </table:table-cell>
              <table:table-cell office:value-type="float" office:value="130.662">
                <text:p>130.662</text:p>
              </table:table-cell>
              <table:table-cell office:value-type="float" office:value="2744924.03747365">
                <text:p>2744924.03747365</text:p>
              </table:table-cell>
              <table:table-cell office:value-type="float" office:value="130.662">
                <text:p>130.662</text:p>
              </table:table-cell>
              <table:table-cell office:value-type="float" office:value="2743348.6490117">
                <text:p>2743348.6490117</text:p>
              </table:table-cell>
              <table:table-cell office:value-type="float" office:value="130.662">
                <text:p>130.6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7390.41717378">
                <text:p>2637390.41717378</text:p>
              </table:table-cell>
              <table:table-cell office:value-type="float" office:value="125.839">
                <text:p>125.839</text:p>
              </table:table-cell>
              <table:table-cell office:value-type="float" office:value="1864916.64862">
                <text:p>1864916.64862</text:p>
              </table:table-cell>
              <table:table-cell office:value-type="float" office:value="125.839">
                <text:p>125.839</text:p>
              </table:table-cell>
              <table:table-cell office:value-type="float" office:value="-1318695.20858689">
                <text:p>-1318695.20858689</text:p>
              </table:table-cell>
              <table:table-cell office:value-type="float" office:value="125.839">
                <text:p>125.839</text:p>
              </table:table-cell>
              <table:table-cell office:value-type="float" office:value="2284047.10097013">
                <text:p>2284047.10097013</text:p>
              </table:table-cell>
              <table:table-cell office:value-type="float" office:value="125.839">
                <text:p>125.839</text:p>
              </table:table-cell>
              <table:table-cell office:value-type="float" office:value="2643183.51201993">
                <text:p>2643183.51201993</text:p>
              </table:table-cell>
              <table:table-cell office:value-type="float" office:value="125.839">
                <text:p>125.839</text:p>
              </table:table-cell>
              <table:table-cell office:value-type="float" office:value="2641743.853631">
                <text:p>2641743.853631</text:p>
              </table:table-cell>
              <table:table-cell office:value-type="float" office:value="125.839">
                <text:p>125.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5301.80615451">
                <text:p>2535301.80615451</text:p>
              </table:table-cell>
              <table:table-cell office:value-type="float" office:value="120.968">
                <text:p>120.968</text:p>
              </table:table-cell>
              <table:table-cell office:value-type="float" office:value="1792729.09948636">
                <text:p>1792729.09948636</text:p>
              </table:table-cell>
              <table:table-cell office:value-type="float" office:value="120.968">
                <text:p>120.968</text:p>
              </table:table-cell>
              <table:table-cell office:value-type="float" office:value="-1267650.90307725">
                <text:p>-1267650.90307725</text:p>
              </table:table-cell>
              <table:table-cell office:value-type="float" office:value="120.968">
                <text:p>120.968</text:p>
              </table:table-cell>
              <table:table-cell office:value-type="float" office:value="2195635.77039038">
                <text:p>2195635.77039038</text:p>
              </table:table-cell>
              <table:table-cell office:value-type="float" office:value="120.968">
                <text:p>120.968</text:p>
              </table:table-cell>
              <table:table-cell office:value-type="float" office:value="2540439.34275237">
                <text:p>2540439.34275237</text:p>
              </table:table-cell>
              <table:table-cell office:value-type="float" office:value="120.968">
                <text:p>120.968</text:p>
              </table:table-cell>
              <table:table-cell office:value-type="float" office:value="2539167.32213832">
                <text:p>2539167.32213832</text:p>
              </table:table-cell>
              <table:table-cell office:value-type="float" office:value="120.968">
                <text:p>120.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4198.24229556">
                <text:p>2434198.24229556</text:p>
              </table:table-cell>
              <table:table-cell office:value-type="float" office:value="116.144">
                <text:p>116.144</text:p>
              </table:table-cell>
              <table:table-cell office:value-type="float" office:value="1721238.08387957">
                <text:p>1721238.08387957</text:p>
              </table:table-cell>
              <table:table-cell office:value-type="float" office:value="116.144">
                <text:p>116.144</text:p>
              </table:table-cell>
              <table:table-cell office:value-type="float" office:value="-1217099.12114778">
                <text:p>-1217099.12114778</text:p>
              </table:table-cell>
              <table:table-cell office:value-type="float" office:value="116.144">
                <text:p>116.144</text:p>
              </table:table-cell>
              <table:table-cell office:value-type="float" office:value="2108077.51567538">
                <text:p>2108077.51567538</text:p>
              </table:table-cell>
              <table:table-cell office:value-type="float" office:value="116.144">
                <text:p>116.144</text:p>
              </table:table-cell>
              <table:table-cell office:value-type="float" office:value="2438761.48244871">
                <text:p>2438761.48244871</text:p>
              </table:table-cell>
              <table:table-cell office:value-type="float" office:value="116.144">
                <text:p>116.144</text:p>
              </table:table-cell>
              <table:table-cell office:value-type="float" office:value="2437618.07747108">
                <text:p>2437618.07747108</text:p>
              </table:table-cell>
              <table:table-cell office:value-type="float" office:value="116.144">
                <text:p>116.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33031.80308595">
                <text:p>2333031.80308595</text:p>
              </table:table-cell>
              <table:table-cell office:value-type="float" office:value="111.317">
                <text:p>111.317</text:p>
              </table:table-cell>
              <table:table-cell office:value-type="float" office:value="1649702.60868596">
                <text:p>1649702.60868596</text:p>
              </table:table-cell>
              <table:table-cell office:value-type="float" office:value="111.317">
                <text:p>111.317</text:p>
              </table:table-cell>
              <table:table-cell office:value-type="float" office:value="-1166515.90154298">
                <text:p>-1166515.90154298</text:p>
              </table:table-cell>
              <table:table-cell office:value-type="float" office:value="111.317">
                <text:p>111.317</text:p>
              </table:table-cell>
              <table:table-cell office:value-type="float" office:value="2020464.80930945">
                <text:p>2020464.80930945</text:p>
              </table:table-cell>
              <table:table-cell office:value-type="float" office:value="111.317">
                <text:p>111.317</text:p>
              </table:table-cell>
              <table:table-cell office:value-type="float" office:value="2337040.89729642">
                <text:p>2337040.89729642</text:p>
              </table:table-cell>
              <table:table-cell office:value-type="float" office:value="111.317">
                <text:p>111.317</text:p>
              </table:table-cell>
              <table:table-cell office:value-type="float" office:value="2336041.51912451">
                <text:p>2336041.51912451</text:p>
              </table:table-cell>
              <table:table-cell office:value-type="float" office:value="111.317">
                <text:p>111.3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31194.69346932">
                <text:p>2231194.69346932</text:p>
              </table:table-cell>
              <table:table-cell office:value-type="float" office:value="106.458">
                <text:p>106.458</text:p>
              </table:table-cell>
              <table:table-cell office:value-type="float" office:value="1577692.8978996">
                <text:p>1577692.8978996</text:p>
              </table:table-cell>
              <table:table-cell office:value-type="float" office:value="106.458">
                <text:p>106.458</text:p>
              </table:table-cell>
              <table:table-cell office:value-type="float" office:value="-1115597.34673466">
                <text:p>-1115597.34673466</text:p>
              </table:table-cell>
              <table:table-cell office:value-type="float" office:value="106.458">
                <text:p>106.458</text:p>
              </table:table-cell>
              <table:table-cell office:value-type="float" office:value="1932271.28533346">
                <text:p>1932271.28533346</text:p>
              </table:table-cell>
              <table:table-cell office:value-type="float" office:value="106.458">
                <text:p>106.458</text:p>
              </table:table-cell>
              <table:table-cell office:value-type="float" office:value="2234720.15784799">
                <text:p>2234720.15784799</text:p>
              </table:table-cell>
              <table:table-cell office:value-type="float" office:value="106.458">
                <text:p>106.458</text:p>
              </table:table-cell>
              <table:table-cell office:value-type="float" office:value="2233826.22465404">
                <text:p>2233826.22465404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9923.46200862">
                <text:p>2129923.46200862</text:p>
              </table:table-cell>
              <table:table-cell office:value-type="float" office:value="101.626">
                <text:p>101.626</text:p>
              </table:table-cell>
              <table:table-cell office:value-type="float" office:value="1506083.32339462">
                <text:p>1506083.32339462</text:p>
              </table:table-cell>
              <table:table-cell office:value-type="float" office:value="101.626">
                <text:p>101.626</text:p>
              </table:table-cell>
              <table:table-cell office:value-type="float" office:value="-1064961.73100431">
                <text:p>-1064961.73100431</text:p>
              </table:table-cell>
              <table:table-cell office:value-type="float" office:value="101.626">
                <text:p>101.626</text:p>
              </table:table-cell>
              <table:table-cell office:value-type="float" office:value="1844567.82621596">
                <text:p>1844567.82621596</text:p>
              </table:table-cell>
              <table:table-cell office:value-type="float" office:value="101.626">
                <text:p>101.626</text:p>
              </table:table-cell>
              <table:table-cell office:value-type="float" office:value="2132993.8120515">
                <text:p>2132993.8120515</text:p>
              </table:table-cell>
              <table:table-cell office:value-type="float" office:value="101.626">
                <text:p>101.626</text:p>
              </table:table-cell>
              <table:table-cell office:value-type="float" office:value="2132211.84694576">
                <text:p>2132211.84694576</text:p>
              </table:table-cell>
              <table:table-cell office:value-type="float" office:value="101.626">
                <text:p>101.6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28237.25323356">
                <text:p>2028237.25323356</text:p>
              </table:table-cell>
              <table:table-cell office:value-type="float" office:value="96.7742">
                <text:p>96.7742</text:p>
              </table:table-cell>
              <table:table-cell office:value-type="float" office:value="1434180.31561663">
                <text:p>1434180.31561663</text:p>
              </table:table-cell>
              <table:table-cell office:value-type="float" office:value="96.7742">
                <text:p>96.7742</text:p>
              </table:table-cell>
              <table:table-cell office:value-type="float" office:value="-1014118.62661678">
                <text:p>-1014118.62661678</text:p>
              </table:table-cell>
              <table:table-cell office:value-type="float" office:value="96.7742">
                <text:p>96.7742</text:p>
              </table:table-cell>
              <table:table-cell office:value-type="float" office:value="1756504.98620224">
                <text:p>1756504.98620224</text:p>
              </table:table-cell>
              <table:table-cell office:value-type="float" office:value="96.7742">
                <text:p>96.7742</text:p>
              </table:table-cell>
              <table:table-cell office:value-type="float" office:value="2030886.82739872">
                <text:p>2030886.82739872</text:p>
              </table:table-cell>
              <table:table-cell office:value-type="float" office:value="96.7742">
                <text:p>96.7742</text:p>
              </table:table-cell>
              <table:table-cell office:value-type="float" office:value="2030212.59006736">
                <text:p>2030212.59006736</text:p>
              </table:table-cell>
              <table:table-cell office:value-type="float" office:value="96.7742">
                <text:p>96.7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7834.27630065">
                <text:p>1977834.27630065</text:p>
              </table:table-cell>
              <table:table-cell office:value-type="float" office:value="94.3693">
                <text:p>94.3693</text:p>
              </table:table-cell>
              <table:table-cell office:value-type="float" office:value="1398540.02883538">
                <text:p>1398540.02883538</text:p>
              </table:table-cell>
              <table:table-cell office:value-type="float" office:value="94.3693">
                <text:p>94.3693</text:p>
              </table:table-cell>
              <table:table-cell office:value-type="float" office:value="-988917.138150325">
                <text:p>-988917.138150325</text:p>
              </table:table-cell>
              <table:table-cell office:value-type="float" office:value="94.3693">
                <text:p>94.3693</text:p>
              </table:table-cell>
              <table:table-cell office:value-type="float" office:value="1712854.72775197">
                <text:p>1712854.72775197</text:p>
              </table:table-cell>
              <table:table-cell office:value-type="float" office:value="94.3693">
                <text:p>94.3693</text:p>
              </table:table-cell>
              <table:table-cell office:value-type="float" office:value="1980285.38398488">
                <text:p>1980285.38398488</text:p>
              </table:table-cell>
              <table:table-cell office:value-type="float" office:value="94.3693">
                <text:p>94.3693</text:p>
              </table:table-cell>
              <table:table-cell office:value-type="float" office:value="1979665.67092469">
                <text:p>1979665.67092469</text:p>
              </table:table-cell>
              <table:table-cell office:value-type="float" office:value="94.3693">
                <text:p>94.36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6917.81733735">
                <text:p>1926917.81733735</text:p>
              </table:table-cell>
              <table:table-cell office:value-type="float" office:value="91.9399">
                <text:p>91.9399</text:p>
              </table:table-cell>
              <table:table-cell office:value-type="float" office:value="1362536.65542842">
                <text:p>1362536.65542842</text:p>
              </table:table-cell>
              <table:table-cell office:value-type="float" office:value="91.9399">
                <text:p>91.9399</text:p>
              </table:table-cell>
              <table:table-cell office:value-type="float" office:value="-963458.908668676">
                <text:p>-963458.908668676</text:p>
              </table:table-cell>
              <table:table-cell office:value-type="float" office:value="91.9399">
                <text:p>91.9399</text:p>
              </table:table-cell>
              <table:table-cell office:value-type="float" office:value="1668759.78081901">
                <text:p>1668759.78081901</text:p>
              </table:table-cell>
              <table:table-cell office:value-type="float" office:value="91.9399">
                <text:p>91.9399</text:p>
              </table:table-cell>
              <table:table-cell office:value-type="float" office:value="1929185.89224879">
                <text:p>1929185.89224879</text:p>
              </table:table-cell>
              <table:table-cell office:value-type="float" office:value="91.9399">
                <text:p>91.9399</text:p>
              </table:table-cell>
              <table:table-cell office:value-type="float" office:value="1928611.10321188">
                <text:p>1928611.10321188</text:p>
              </table:table-cell>
              <table:table-cell office:value-type="float" office:value="91.9399">
                <text:p>91.9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6315.73512735">
                <text:p>1876315.73512735</text:p>
              </table:table-cell>
              <table:table-cell office:value-type="float" office:value="89.5255">
                <text:p>89.5255</text:p>
              </table:table-cell>
              <table:table-cell office:value-type="float" office:value="1326755.57995557">
                <text:p>1326755.57995557</text:p>
              </table:table-cell>
              <table:table-cell office:value-type="float" office:value="89.5255">
                <text:p>89.5255</text:p>
              </table:table-cell>
              <table:table-cell office:value-type="float" office:value="-938157.867563676">
                <text:p>-938157.867563676</text:p>
              </table:table-cell>
              <table:table-cell office:value-type="float" office:value="89.5255">
                <text:p>89.5255</text:p>
              </table:table-cell>
              <table:table-cell office:value-type="float" office:value="1624937.09214076">
                <text:p>1624937.09214076</text:p>
              </table:table-cell>
              <table:table-cell office:value-type="float" office:value="89.5255">
                <text:p>89.5255</text:p>
              </table:table-cell>
              <table:table-cell office:value-type="float" office:value="1878415.46484378">
                <text:p>1878415.46484378</text:p>
              </table:table-cell>
              <table:table-cell office:value-type="float" office:value="89.5255">
                <text:p>89.5255</text:p>
              </table:table-cell>
              <table:table-cell office:value-type="float" office:value="1877878.84404841">
                <text:p>1877878.84404841</text:p>
              </table:table-cell>
              <table:table-cell office:value-type="float" office:value="89.5255">
                <text:p>89.52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5648.68172167">
                <text:p>1825648.68172167</text:p>
              </table:table-cell>
              <table:table-cell office:value-type="float" office:value="87.108">
                <text:p>87.108</text:p>
              </table:table-cell>
              <table:table-cell office:value-type="float" office:value="1290928.56290967">
                <text:p>1290928.56290967</text:p>
              </table:table-cell>
              <table:table-cell office:value-type="float" office:value="87.108">
                <text:p>87.108</text:p>
              </table:table-cell>
              <table:table-cell office:value-type="float" office:value="-912824.340860835">
                <text:p>-912824.340860835</text:p>
              </table:table-cell>
              <table:table-cell office:value-type="float" office:value="87.108">
                <text:p>87.108</text:p>
              </table:table-cell>
              <table:table-cell office:value-type="float" office:value="1581058.13675654">
                <text:p>1581058.13675654</text:p>
              </table:table-cell>
              <table:table-cell office:value-type="float" office:value="87.108">
                <text:p>87.108</text:p>
              </table:table-cell>
              <table:table-cell office:value-type="float" office:value="1827575.51014346">
                <text:p>1827575.51014346</text:p>
              </table:table-cell>
              <table:table-cell office:value-type="float" office:value="87.108">
                <text:p>87.108</text:p>
              </table:table-cell>
              <table:table-cell office:value-type="float" office:value="1827088.32748321">
                <text:p>1827088.32748321</text:p>
              </table:table-cell>
              <table:table-cell office:value-type="float" office:value="87.108">
                <text:p>87.1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75136.72084761">
                <text:p>1775136.72084761</text:p>
              </table:table-cell>
              <table:table-cell office:value-type="float" office:value="84.6979">
                <text:p>84.6979</text:p>
              </table:table-cell>
              <table:table-cell office:value-type="float" office:value="1255211.2128446">
                <text:p>1255211.2128446</text:p>
              </table:table-cell>
              <table:table-cell office:value-type="float" office:value="84.6979">
                <text:p>84.6979</text:p>
              </table:table-cell>
              <table:table-cell office:value-type="float" office:value="-887568.360423807">
                <text:p>-887568.360423807</text:p>
              </table:table-cell>
              <table:table-cell office:value-type="float" office:value="84.6979">
                <text:p>84.6979</text:p>
              </table:table-cell>
              <table:table-cell office:value-type="float" office:value="1537313.49544464">
                <text:p>1537313.49544464</text:p>
              </table:table-cell>
              <table:table-cell office:value-type="float" office:value="84.6979">
                <text:p>84.6979</text:p>
              </table:table-cell>
              <table:table-cell office:value-type="float" office:value="1776906.07531153">
                <text:p>1776906.07531153</text:p>
              </table:table-cell>
              <table:table-cell office:value-type="float" office:value="84.6979">
                <text:p>84.6979</text:p>
              </table:table-cell>
              <table:table-cell office:value-type="float" office:value="1776459.94688482">
                <text:p>1776459.94688482</text:p>
              </table:table-cell>
              <table:table-cell office:value-type="float" office:value="84.6979">
                <text:p>84.6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24029.53998732">
                <text:p>1724029.53998732</text:p>
              </table:table-cell>
              <table:table-cell office:value-type="float" office:value="82.2594">
                <text:p>82.2594</text:p>
              </table:table-cell>
              <table:table-cell office:value-type="float" office:value="1219072.97869096">
                <text:p>1219072.97869096</text:p>
              </table:table-cell>
              <table:table-cell office:value-type="float" office:value="82.2594">
                <text:p>82.2594</text:p>
              </table:table-cell>
              <table:table-cell office:value-type="float" office:value="-862014.76999366">
                <text:p>-862014.76999366</text:p>
              </table:table-cell>
              <table:table-cell office:value-type="float" office:value="82.2594">
                <text:p>82.2594</text:p>
              </table:table-cell>
              <table:table-cell office:value-type="float" office:value="1493053.37850382">
                <text:p>1493053.37850382</text:p>
              </table:table-cell>
              <table:table-cell office:value-type="float" office:value="82.2594">
                <text:p>82.2594</text:p>
              </table:table-cell>
              <table:table-cell office:value-type="float" office:value="1725654.55811681">
                <text:p>1725654.55811681</text:p>
              </table:table-cell>
              <table:table-cell office:value-type="float" office:value="82.2594">
                <text:p>82.2594</text:p>
              </table:table-cell>
              <table:table-cell office:value-type="float" office:value="1725241.55618541">
                <text:p>1725241.55618541</text:p>
              </table:table-cell>
              <table:table-cell office:value-type="float" office:value="82.2594">
                <text:p>82.2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3551.11263361">
                <text:p>1673551.11263361</text:p>
              </table:table-cell>
              <table:table-cell office:value-type="float" office:value="79.8509">
                <text:p>79.8509</text:p>
              </table:table-cell>
              <table:table-cell office:value-type="float" office:value="1183379.34040552">
                <text:p>1183379.34040552</text:p>
              </table:table-cell>
              <table:table-cell office:value-type="float" office:value="79.8509">
                <text:p>79.8509</text:p>
              </table:table-cell>
              <table:table-cell office:value-type="float" office:value="-836775.556316807">
                <text:p>-836775.556316807</text:p>
              </table:table-cell>
              <table:table-cell office:value-type="float" office:value="79.8509">
                <text:p>79.8509</text:p>
              </table:table-cell>
              <table:table-cell office:value-type="float" office:value="1449337.77807242">
                <text:p>1449337.77807242</text:p>
              </table:table-cell>
              <table:table-cell office:value-type="float" office:value="79.8509">
                <text:p>79.8509</text:p>
              </table:table-cell>
              <table:table-cell office:value-type="float" office:value="1675044.49381998">
                <text:p>1675044.49381998</text:p>
              </table:table-cell>
              <table:table-cell office:value-type="float" office:value="79.8509">
                <text:p>79.8509</text:p>
              </table:table-cell>
              <table:table-cell office:value-type="float" office:value="1674659.59707956">
                <text:p>1674659.59707956</text:p>
              </table:table-cell>
              <table:table-cell office:value-type="float" office:value="79.8509">
                <text:p>79.8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22590.64092486">
                <text:p>1622590.64092486</text:p>
              </table:table-cell>
              <table:table-cell office:value-type="float" office:value="77.4194">
                <text:p>77.4194</text:p>
              </table:table-cell>
              <table:table-cell office:value-type="float" office:value="1147344.84528779">
                <text:p>1147344.84528779</text:p>
              </table:table-cell>
              <table:table-cell office:value-type="float" office:value="77.4194">
                <text:p>77.4194</text:p>
              </table:table-cell>
              <table:table-cell office:value-type="float" office:value="-811295.32046243">
                <text:p>-811295.32046243</text:p>
              </table:table-cell>
              <table:table-cell office:value-type="float" office:value="77.4194">
                <text:p>77.4194</text:p>
              </table:table-cell>
              <table:table-cell office:value-type="float" office:value="1405204.7149838">
                <text:p>1405204.7149838</text:p>
              </table:table-cell>
              <table:table-cell office:value-type="float" office:value="77.4194">
                <text:p>77.4194</text:p>
              </table:table-cell>
              <table:table-cell office:value-type="float" office:value="1623941.08366178">
                <text:p>1623941.08366178</text:p>
              </table:table-cell>
              <table:table-cell office:value-type="float" office:value="77.4194">
                <text:p>77.4194</text:p>
              </table:table-cell>
              <table:table-cell office:value-type="float" office:value="1623600.77537979">
                <text:p>1623600.77537979</text:p>
              </table:table-cell>
              <table:table-cell office:value-type="float" office:value="77.4194">
                <text:p>77.4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1883.76646376">
                <text:p>1571883.76646376</text:p>
              </table:table-cell>
              <table:table-cell office:value-type="float" office:value="75">
                <text:p>75</text:p>
              </table:table-cell>
              <table:table-cell office:value-type="float" office:value="1111489.67050358">
                <text:p>1111489.67050358</text:p>
              </table:table-cell>
              <table:table-cell office:value-type="float" office:value="75">
                <text:p>75</text:p>
              </table:table-cell>
              <table:table-cell office:value-type="float" office:value="-785941.883231881">
                <text:p>-785941.883231881</text:p>
              </table:table-cell>
              <table:table-cell office:value-type="float" office:value="75">
                <text:p>75</text:p>
              </table:table-cell>
              <table:table-cell office:value-type="float" office:value="1361291.27355398">
                <text:p>1361291.27355398</text:p>
              </table:table-cell>
              <table:table-cell office:value-type="float" office:value="75">
                <text:p>75</text:p>
              </table:table-cell>
              <table:table-cell office:value-type="float" office:value="1573115.7584026">
                <text:p>1573115.7584026</text:p>
              </table:table-cell>
              <table:table-cell office:value-type="float" office:value="75">
                <text:p>75</text:p>
              </table:table-cell>
              <table:table-cell office:value-type="float" office:value="1572802.00466573">
                <text:p>1572802.004665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1300.54685896">
                <text:p>1521300.54685896</text:p>
              </table:table-cell>
              <table:table-cell office:value-type="float" office:value="72.5865">
                <text:p>72.5865</text:p>
              </table:table-cell>
              <table:table-cell office:value-type="float" office:value="1075721.93290677">
                <text:p>1075721.93290677</text:p>
              </table:table-cell>
              <table:table-cell office:value-type="float" office:value="72.5865">
                <text:p>72.5865</text:p>
              </table:table-cell>
              <table:table-cell office:value-type="float" office:value="-760650.273429479">
                <text:p>-760650.273429479</text:p>
              </table:table-cell>
              <table:table-cell office:value-type="float" office:value="72.5865">
                <text:p>72.5865</text:p>
              </table:table-cell>
              <table:table-cell office:value-type="float" office:value="1317484.92037102">
                <text:p>1317484.92037102</text:p>
              </table:table-cell>
              <table:table-cell office:value-type="float" office:value="72.5865">
                <text:p>72.5865</text:p>
              </table:table-cell>
              <table:table-cell office:value-type="float" office:value="1522416.06736714">
                <text:p>1522416.06736714</text:p>
              </table:table-cell>
              <table:table-cell office:value-type="float" office:value="72.5865">
                <text:p>72.5865</text:p>
              </table:table-cell>
              <table:table-cell office:value-type="float" office:value="1522132.85264035">
                <text:p>1522132.85264035</text:p>
              </table:table-cell>
              <table:table-cell office:value-type="float" office:value="72.5865">
                <text:p>72.5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0767.62753468">
                <text:p>1470767.62753468</text:p>
              </table:table-cell>
              <table:table-cell office:value-type="float" office:value="70.1754">
                <text:p>70.1754</text:p>
              </table:table-cell>
              <table:table-cell office:value-type="float" office:value="1039989.76297942">
                <text:p>1039989.76297942</text:p>
              </table:table-cell>
              <table:table-cell office:value-type="float" office:value="70.1754">
                <text:p>70.1754</text:p>
              </table:table-cell>
              <table:table-cell office:value-type="float" office:value="-735383.81376734">
                <text:p>-735383.81376734</text:p>
              </table:table-cell>
              <table:table-cell office:value-type="float" office:value="70.1754">
                <text:p>70.1754</text:p>
              </table:table-cell>
              <table:table-cell office:value-type="float" office:value="1273722.1285088">
                <text:p>1273722.1285088</text:p>
              </table:table-cell>
              <table:table-cell office:value-type="float" office:value="70.1754">
                <text:p>70.1754</text:p>
              </table:table-cell>
              <table:table-cell office:value-type="float" office:value="1471770.92902227">
                <text:p>1471770.92902227</text:p>
              </table:table-cell>
              <table:table-cell office:value-type="float" office:value="70.1754">
                <text:p>70.1754</text:p>
              </table:table-cell>
              <table:table-cell office:value-type="float" office:value="1471519.62384509">
                <text:p>1471519.62384509</text:p>
              </table:table-cell>
              <table:table-cell office:value-type="float" office:value="70.1754">
                <text:p>70.1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9949.67328742">
                <text:p>1419949.67328742</text:p>
              </table:table-cell>
              <table:table-cell office:value-type="float" office:value="67.7507">
                <text:p>67.7507</text:p>
              </table:table-cell>
              <table:table-cell office:value-type="float" office:value="1004056.04292516">
                <text:p>1004056.04292516</text:p>
              </table:table-cell>
              <table:table-cell office:value-type="float" office:value="67.7507">
                <text:p>67.7507</text:p>
              </table:table-cell>
              <table:table-cell office:value-type="float" office:value="-709974.836643709">
                <text:p>-709974.836643709</text:p>
              </table:table-cell>
              <table:table-cell office:value-type="float" office:value="67.7507">
                <text:p>67.7507</text:p>
              </table:table-cell>
              <table:table-cell office:value-type="float" office:value="1229712.48916232">
                <text:p>1229712.48916232</text:p>
              </table:table-cell>
              <table:table-cell office:value-type="float" office:value="67.7507">
                <text:p>67.7507</text:p>
              </table:table-cell>
              <table:table-cell office:value-type="float" office:value="1420852.47657194">
                <text:p>1420852.47657194</text:p>
              </table:table-cell>
              <table:table-cell office:value-type="float" office:value="67.7507">
                <text:p>67.7507</text:p>
              </table:table-cell>
              <table:table-cell office:value-type="float" office:value="1420626.30072746">
                <text:p>1420626.30072746</text:p>
              </table:table-cell>
              <table:table-cell office:value-type="float" office:value="67.7507">
                <text:p>67.75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69236.51129125">
                <text:p>1369236.51129125</text:p>
              </table:table-cell>
              <table:table-cell office:value-type="float" office:value="65.331">
                <text:p>65.331</text:p>
              </table:table-cell>
              <table:table-cell office:value-type="float" office:value="968196.422182257">
                <text:p>968196.422182257</text:p>
              </table:table-cell>
              <table:table-cell office:value-type="float" office:value="65.331">
                <text:p>65.331</text:p>
              </table:table-cell>
              <table:table-cell office:value-type="float" office:value="-684618.255645627">
                <text:p>-684618.255645627</text:p>
              </table:table-cell>
              <table:table-cell office:value-type="float" office:value="65.331">
                <text:p>65.331</text:p>
              </table:table-cell>
              <table:table-cell office:value-type="float" office:value="1185793.60256741">
                <text:p>1185793.60256741</text:p>
              </table:table-cell>
              <table:table-cell office:value-type="float" office:value="65.331">
                <text:p>65.331</text:p>
              </table:table-cell>
              <table:table-cell office:value-type="float" office:value="1370043.80868581">
                <text:p>1370043.80868581</text:p>
              </table:table-cell>
              <table:table-cell office:value-type="float" office:value="65.331">
                <text:p>65.331</text:p>
              </table:table-cell>
              <table:table-cell office:value-type="float" office:value="1369843.12937848">
                <text:p>1369843.12937848</text:p>
              </table:table-cell>
              <table:table-cell office:value-type="float" office:value="65.331">
                <text:p>65.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18418.55704399">
                <text:p>1318418.55704399</text:p>
              </table:table-cell>
              <table:table-cell office:value-type="float" office:value="62.9063">
                <text:p>62.9063</text:p>
              </table:table-cell>
              <table:table-cell office:value-type="float" office:value="932262.702127989">
                <text:p>932262.702127989</text:p>
              </table:table-cell>
              <table:table-cell office:value-type="float" office:value="62.9063">
                <text:p>62.9063</text:p>
              </table:table-cell>
              <table:table-cell office:value-type="float" office:value="-659209.278521995">
                <text:p>-659209.278521995</text:p>
              </table:table-cell>
              <table:table-cell office:value-type="float" office:value="62.9063">
                <text:p>62.9063</text:p>
              </table:table-cell>
              <table:table-cell office:value-type="float" office:value="1141783.96322092">
                <text:p>1141783.96322092</text:p>
              </table:table-cell>
              <table:table-cell office:value-type="float" office:value="62.9063">
                <text:p>62.9063</text:p>
              </table:table-cell>
              <table:table-cell office:value-type="float" office:value="1319136.19496006">
                <text:p>1319136.19496006</text:p>
              </table:table-cell>
              <table:table-cell office:value-type="float" office:value="62.9063">
                <text:p>62.9063</text:p>
              </table:table-cell>
              <table:table-cell office:value-type="float" office:value="1318960.0475031">
                <text:p>1318960.0475031</text:p>
              </table:table-cell>
              <table:table-cell office:value-type="float" office:value="62.9063">
                <text:p>62.9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7904.50032491">
                <text:p>1267904.50032491</text:p>
              </table:table-cell>
              <table:table-cell office:value-type="float" office:value="60.4961">
                <text:p>60.4961</text:p>
              </table:table-cell>
              <table:table-cell office:value-type="float" office:value="896543.870076686">
                <text:p>896543.870076686</text:p>
              </table:table-cell>
              <table:table-cell office:value-type="float" office:value="60.4961">
                <text:p>60.4961</text:p>
              </table:table-cell>
              <table:table-cell office:value-type="float" office:value="-633952.250162456">
                <text:p>-633952.250162456</text:p>
              </table:table-cell>
              <table:table-cell office:value-type="float" office:value="60.4961">
                <text:p>60.4961</text:p>
              </table:table-cell>
              <table:table-cell office:value-type="float" office:value="1098037.50685399">
                <text:p>1098037.50685399</text:p>
              </table:table-cell>
              <table:table-cell office:value-type="float" office:value="60.4961">
                <text:p>60.4961</text:p>
              </table:table-cell>
              <table:table-cell office:value-type="float" office:value="1268539.12143771">
                <text:p>1268539.12143771</text:p>
              </table:table-cell>
              <table:table-cell office:value-type="float" office:value="60.4961">
                <text:p>60.4961</text:p>
              </table:table-cell>
              <table:table-cell office:value-type="float" office:value="1268386.05277888">
                <text:p>1268386.05277888</text:p>
              </table:table-cell>
              <table:table-cell office:value-type="float" office:value="60.4961">
                <text:p>60.49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17099.12114778">
                <text:p>1217099.12114778</text:p>
              </table:table-cell>
              <table:table-cell office:value-type="float" office:value="58.072">
                <text:p>58.072</text:p>
              </table:table-cell>
              <table:table-cell office:value-type="float" office:value="860619.041939783">
                <text:p>860619.041939783</text:p>
              </table:table-cell>
              <table:table-cell office:value-type="float" office:value="58.072">
                <text:p>58.072</text:p>
              </table:table-cell>
              <table:table-cell office:value-type="float" office:value="-608549.56057389">
                <text:p>-608549.56057389</text:p>
              </table:table-cell>
              <table:table-cell office:value-type="float" office:value="58.072">
                <text:p>58.072</text:p>
              </table:table-cell>
              <table:table-cell office:value-type="float" office:value="1054038.75783769">
                <text:p>1054038.75783769</text:p>
              </table:table-cell>
              <table:table-cell office:value-type="float" office:value="58.072">
                <text:p>58.072</text:p>
              </table:table-cell>
              <table:table-cell office:value-type="float" office:value="1217660.79330051">
                <text:p>1217660.79330051</text:p>
              </table:table-cell>
              <table:table-cell office:value-type="float" office:value="58.072">
                <text:p>58.072</text:p>
              </table:table-cell>
              <table:table-cell office:value-type="float" office:value="1217525.0298197">
                <text:p>1217525.0298197</text:p>
              </table:table-cell>
              <table:table-cell office:value-type="float" office:value="58.072">
                <text:p>58.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6302.12535074">
                <text:p>1166302.12535074</text:p>
              </table:table-cell>
              <table:table-cell office:value-type="float" office:value="55.6483">
                <text:p>55.6483</text:p>
              </table:table-cell>
              <table:table-cell office:value-type="float" office:value="824700.14174779">
                <text:p>824700.14174779</text:p>
              </table:table-cell>
              <table:table-cell office:value-type="float" office:value="55.6483">
                <text:p>55.6483</text:p>
              </table:table-cell>
              <table:table-cell office:value-type="float" office:value="-583151.062675369">
                <text:p>-583151.062675369</text:p>
              </table:table-cell>
              <table:table-cell office:value-type="float" office:value="55.6483">
                <text:p>55.6483</text:p>
              </table:table-cell>
              <table:table-cell office:value-type="float" office:value="1010047.26904152">
                <text:p>1010047.26904152</text:p>
              </table:table-cell>
              <table:table-cell office:value-type="float" office:value="55.6483">
                <text:p>55.6483</text:p>
              </table:table-cell>
              <table:table-cell office:value-type="float" office:value="1166799.44769952">
                <text:p>1166799.44769952</text:p>
              </table:table-cell>
              <table:table-cell office:value-type="float" office:value="55.6483">
                <text:p>55.6483</text:p>
              </table:table-cell>
              <table:table-cell office:value-type="float" office:value="1166676.86389798">
                <text:p>1166676.86389798</text:p>
              </table:table-cell>
              <table:table-cell office:value-type="float" office:value="55.6483">
                <text:p>55.64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5601.53842471">
                <text:p>1115601.53842471</text:p>
              </table:table-cell>
              <table:table-cell office:value-type="float" office:value="53.2292">
                <text:p>53.2292</text:p>
              </table:table-cell>
              <table:table-cell office:value-type="float" office:value="788849.412922254">
                <text:p>788849.412922254</text:p>
              </table:table-cell>
              <table:table-cell office:value-type="float" office:value="53.2292">
                <text:p>53.2292</text:p>
              </table:table-cell>
              <table:table-cell office:value-type="float" office:value="-557800.769212353">
                <text:p>-557800.769212353</text:p>
              </table:table-cell>
              <table:table-cell office:value-type="float" office:value="53.2292">
                <text:p>53.2292</text:p>
              </table:table-cell>
              <table:table-cell office:value-type="float" office:value="966139.272776797">
                <text:p>966139.272776797</text:p>
              </table:table-cell>
              <table:table-cell office:value-type="float" office:value="53.2292">
                <text:p>53.2292</text:p>
              </table:table-cell>
              <table:table-cell office:value-type="float" office:value="1116037.12009587">
                <text:p>1116037.12009587</text:p>
              </table:table-cell>
              <table:table-cell office:value-type="float" office:value="53.2292">
                <text:p>53.2292</text:p>
              </table:table-cell>
              <table:table-cell office:value-type="float" office:value="1115929.46827205">
                <text:p>1115929.46827205</text:p>
              </table:table-cell>
              <table:table-cell office:value-type="float" office:value="53.2292">
                <text:p>53.2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4961.73100431">
                <text:p>1064961.73100431</text:p>
              </table:table-cell>
              <table:table-cell office:value-type="float" office:value="50.813">
                <text:p>50.813</text:p>
              </table:table-cell>
              <table:table-cell office:value-type="float" office:value="753041.661697309">
                <text:p>753041.661697309</text:p>
              </table:table-cell>
              <table:table-cell office:value-type="float" office:value="50.813">
                <text:p>50.813</text:p>
              </table:table-cell>
              <table:table-cell office:value-type="float" office:value="-532480.865502154">
                <text:p>-532480.865502154</text:p>
              </table:table-cell>
              <table:table-cell office:value-type="float" office:value="50.813">
                <text:p>50.813</text:p>
              </table:table-cell>
              <table:table-cell office:value-type="float" office:value="922283.91310798">
                <text:p>922283.91310798</text:p>
              </table:table-cell>
              <table:table-cell office:value-type="float" office:value="50.813">
                <text:p>50.813</text:p>
              </table:table-cell>
              <table:table-cell office:value-type="float" office:value="1065339.42806422">
                <text:p>1065339.42806422</text:p>
              </table:table-cell>
              <table:table-cell office:value-type="float" office:value="50.813">
                <text:p>50.813</text:p>
              </table:table-cell>
              <table:table-cell office:value-type="float" office:value="1065246.9746645">
                <text:p>1065246.9746645</text:p>
              </table:table-cell>
              <table:table-cell office:value-type="float" office:value="50.813">
                <text:p>50.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4282.10252849">
                <text:p>1014282.10252849</text:p>
              </table:table-cell>
              <table:table-cell office:value-type="float" office:value="48.3949">
                <text:p>48.3949</text:p>
              </table:table-cell>
              <table:table-cell office:value-type="float" office:value="717205.752734047">
                <text:p>717205.752734047</text:p>
              </table:table-cell>
              <table:table-cell office:value-type="float" office:value="48.3949">
                <text:p>48.3949</text:p>
              </table:table-cell>
              <table:table-cell office:value-type="float" office:value="-507141.051264247">
                <text:p>-507141.051264247</text:p>
              </table:table-cell>
              <table:table-cell office:value-type="float" office:value="48.3949">
                <text:p>48.3949</text:p>
              </table:table-cell>
              <table:table-cell office:value-type="float" office:value="878394.067393568">
                <text:p>878394.067393568</text:p>
              </table:table-cell>
              <table:table-cell office:value-type="float" office:value="48.3949">
                <text:p>48.3949</text:p>
              </table:table-cell>
              <table:table-cell office:value-type="float" office:value="1014609.24891362">
                <text:p>1014609.24891362</text:p>
              </table:table-cell>
              <table:table-cell office:value-type="float" office:value="48.3949">
                <text:p>48.3949</text:p>
              </table:table-cell>
              <table:table-cell office:value-type="float" office:value="1014528.50919815">
                <text:p>1014528.50919815</text:p>
              </table:table-cell>
              <table:table-cell office:value-type="float" office:value="48.3949">
                <text:p>48.3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8916.090227814">
                <text:p>988916.090227814</text:p>
              </table:table-cell>
              <table:table-cell office:value-type="float" office:value="47.1846">
                <text:p>47.1846</text:p>
              </table:table-cell>
              <table:table-cell office:value-type="float" office:value="699269.273424575">
                <text:p>699269.273424575</text:p>
              </table:table-cell>
              <table:table-cell office:value-type="float" office:value="47.1846">
                <text:p>47.1846</text:p>
              </table:table-cell>
              <table:table-cell office:value-type="float" office:value="-494458.045113907">
                <text:p>-494458.045113907</text:p>
              </table:table-cell>
              <table:table-cell office:value-type="float" office:value="47.1846">
                <text:p>47.1846</text:p>
              </table:table-cell>
              <table:table-cell office:value-type="float" office:value="856426.456348471">
                <text:p>856426.456348471</text:p>
              </table:table-cell>
              <table:table-cell office:value-type="float" office:value="47.1846">
                <text:p>47.1846</text:p>
              </table:table-cell>
              <table:table-cell office:value-type="float" office:value="989220.37971906">
                <text:p>989220.37971906</text:p>
              </table:table-cell>
              <table:table-cell office:value-type="float" office:value="47.1846">
                <text:p>47.1846</text:p>
              </table:table-cell>
              <table:table-cell office:value-type="float" office:value="989144.458762086">
                <text:p>989144.458762086</text:p>
              </table:table-cell>
              <table:table-cell office:value-type="float" office:value="47.1846">
                <text:p>47.18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63459.95659119">
                <text:p>963459.95659119</text:p>
              </table:table-cell>
              <table:table-cell office:value-type="float" office:value="45.97">
                <text:p>45.97</text:p>
              </table:table-cell>
              <table:table-cell office:value-type="float" office:value="681269.068707327">
                <text:p>681269.068707327</text:p>
              </table:table-cell>
              <table:table-cell office:value-type="float" office:value="45.97">
                <text:p>45.97</text:p>
              </table:table-cell>
              <table:table-cell office:value-type="float" office:value="-481729.978295595">
                <text:p>-481729.978295595</text:p>
              </table:table-cell>
              <table:table-cell office:value-type="float" office:value="45.97">
                <text:p>45.97</text:p>
              </table:table-cell>
              <table:table-cell office:value-type="float" office:value="834380.797937023">
                <text:p>834380.797937023</text:p>
              </table:table-cell>
              <table:table-cell office:value-type="float" office:value="45.97">
                <text:p>45.97</text:p>
              </table:table-cell>
              <table:table-cell office:value-type="float" office:value="963742.852858666">
                <text:p>963742.852858666</text:p>
              </table:table-cell>
              <table:table-cell office:value-type="float" office:value="45.97">
                <text:p>45.97</text:p>
              </table:table-cell>
              <table:table-cell office:value-type="float" office:value="963671.130911735">
                <text:p>963671.130911735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38158.915486186">
                <text:p>938158.915486186</text:p>
              </table:table-cell>
              <table:table-cell office:value-type="float" office:value="44.7628">
                <text:p>44.7628</text:p>
              </table:table-cell>
              <table:table-cell office:value-type="float" office:value="663378.530970899">
                <text:p>663378.530970899</text:p>
              </table:table-cell>
              <table:table-cell office:value-type="float" office:value="44.7628">
                <text:p>44.7628</text:p>
              </table:table-cell>
              <table:table-cell office:value-type="float" office:value="-469079.457743093">
                <text:p>-469079.457743093</text:p>
              </table:table-cell>
              <table:table-cell office:value-type="float" office:value="44.7628">
                <text:p>44.7628</text:p>
              </table:table-cell>
              <table:table-cell office:value-type="float" office:value="812469.453597895">
                <text:p>812469.453597895</text:p>
              </table:table-cell>
              <table:table-cell office:value-type="float" office:value="44.7628">
                <text:p>44.7628</text:p>
              </table:table-cell>
              <table:table-cell office:value-type="float" office:value="938419.495062766">
                <text:p>938419.495062766</text:p>
              </table:table-cell>
              <table:table-cell office:value-type="float" office:value="44.7628">
                <text:p>44.7628</text:p>
              </table:table-cell>
              <table:table-cell office:value-type="float" office:value="938353.878424503">
                <text:p>938353.878424503</text:p>
              </table:table-cell>
              <table:table-cell office:value-type="float" office:value="44.7628">
                <text:p>44.76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2824.340860836">
                <text:p>912824.340860836</text:p>
              </table:table-cell>
              <table:table-cell office:value-type="float" office:value="43.554">
                <text:p>43.554</text:p>
              </table:table-cell>
              <table:table-cell office:value-type="float" office:value="645464.281454838">
                <text:p>645464.281454838</text:p>
              </table:table-cell>
              <table:table-cell office:value-type="float" office:value="43.554">
                <text:p>43.554</text:p>
              </table:table-cell>
              <table:table-cell office:value-type="float" office:value="-456412.170430418">
                <text:p>-456412.170430418</text:p>
              </table:table-cell>
              <table:table-cell office:value-type="float" office:value="43.554">
                <text:p>43.554</text:p>
              </table:table-cell>
              <table:table-cell office:value-type="float" office:value="790529.06837827">
                <text:p>790529.06837827</text:p>
              </table:table-cell>
              <table:table-cell office:value-type="float" office:value="43.554">
                <text:p>43.554</text:p>
              </table:table-cell>
              <table:table-cell office:value-type="float" office:value="913065.370595294">
                <text:p>913065.370595294</text:p>
              </table:table-cell>
              <table:table-cell office:value-type="float" office:value="43.554">
                <text:p>43.554</text:p>
              </table:table-cell>
              <table:table-cell office:value-type="float" office:value="913003.924860293">
                <text:p>913003.924860293</text:p>
              </table:table-cell>
              <table:table-cell office:value-type="float" office:value="43.554">
                <text:p>43.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7443.657645">
                <text:p>887443.657645</text:p>
              </table:table-cell>
              <table:table-cell office:value-type="float" office:value="42.343">
                <text:p>42.343</text:p>
              </table:table-cell>
              <table:table-cell office:value-type="float" office:value="627517.428241772">
                <text:p>627517.428241772</text:p>
              </table:table-cell>
              <table:table-cell office:value-type="float" office:value="42.343">
                <text:p>42.343</text:p>
              </table:table-cell>
              <table:table-cell office:value-type="float" office:value="-443721.8288225">
                <text:p>-443721.8288225</text:p>
              </table:table-cell>
              <table:table-cell office:value-type="float" office:value="42.343">
                <text:p>42.343</text:p>
              </table:table-cell>
              <table:table-cell office:value-type="float" office:value="768548.75194795">
                <text:p>768548.75194795</text:p>
              </table:table-cell>
              <table:table-cell office:value-type="float" office:value="42.343">
                <text:p>42.343</text:p>
              </table:table-cell>
              <table:table-cell office:value-type="float" office:value="887665.649089018">
                <text:p>887665.649089018</text:p>
              </table:table-cell>
              <table:table-cell office:value-type="float" office:value="42.343">
                <text:p>42.343</text:p>
              </table:table-cell>
              <table:table-cell office:value-type="float" office:value="887608.668295356">
                <text:p>887608.668295356</text:p>
              </table:table-cell>
              <table:table-cell office:value-type="float" office:value="42.343">
                <text:p>42.3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2132.137314889">
                <text:p>862132.137314889</text:p>
              </table:table-cell>
              <table:table-cell office:value-type="float" office:value="41.1353">
                <text:p>41.1353</text:p>
              </table:table-cell>
              <table:table-cell office:value-type="float" office:value="609619.48057421">
                <text:p>609619.48057421</text:p>
              </table:table-cell>
              <table:table-cell office:value-type="float" office:value="41.1353">
                <text:p>41.1353</text:p>
              </table:table-cell>
              <table:table-cell office:value-type="float" office:value="-431066.068657444">
                <text:p>-431066.068657444</text:p>
              </table:table-cell>
              <table:table-cell office:value-type="float" office:value="41.1353">
                <text:p>41.1353</text:p>
              </table:table-cell>
              <table:table-cell office:value-type="float" office:value="746628.332333668">
                <text:p>746628.332333668</text:p>
              </table:table-cell>
              <table:table-cell office:value-type="float" office:value="41.1353">
                <text:p>41.1353</text:p>
              </table:table-cell>
              <table:table-cell office:value-type="float" office:value="862336.67078189">
                <text:p>862336.67078189</text:p>
              </table:table-cell>
              <table:table-cell office:value-type="float" office:value="41.1353">
                <text:p>41.1353</text:p>
              </table:table-cell>
              <table:table-cell office:value-type="float" office:value="862283.422088069">
                <text:p>862283.422088069</text:p>
              </table:table-cell>
              <table:table-cell office:value-type="float" office:value="41.1353">
                <text:p>41.1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6776.60423932">
                <text:p>836776.60423932</text:p>
              </table:table-cell>
              <table:table-cell office:value-type="float" office:value="39.9255">
                <text:p>39.9255</text:p>
              </table:table-cell>
              <table:table-cell office:value-type="float" office:value="591690.411195875">
                <text:p>591690.411195875</text:p>
              </table:table-cell>
              <table:table-cell office:value-type="float" office:value="39.9255">
                <text:p>39.9255</text:p>
              </table:table-cell>
              <table:table-cell office:value-type="float" office:value="-418388.30211966">
                <text:p>-418388.30211966</text:p>
              </table:table-cell>
              <table:table-cell office:value-type="float" office:value="39.9255">
                <text:p>39.9255</text:p>
              </table:table-cell>
              <table:table-cell office:value-type="float" office:value="724669.796563729">
                <text:p>724669.796563729</text:p>
              </table:table-cell>
              <table:table-cell office:value-type="float" office:value="39.9255">
                <text:p>39.9255</text:p>
              </table:table-cell>
              <table:table-cell office:value-type="float" office:value="836964.198321879">
                <text:p>836964.198321879</text:p>
              </table:table-cell>
              <table:table-cell office:value-type="float" office:value="39.9255">
                <text:p>39.9255</text:p>
              </table:table-cell>
              <table:table-cell office:value-type="float" office:value="836914.924833425">
                <text:p>836914.924833425</text:p>
              </table:table-cell>
              <table:table-cell office:value-type="float" office:value="39.9255">
                <text:p>39.9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1400.112713529">
                <text:p>811400.112713529</text:p>
              </table:table-cell>
              <table:table-cell office:value-type="float" office:value="38.7147">
                <text:p>38.7147</text:p>
              </table:table-cell>
              <table:table-cell office:value-type="float" office:value="573746.521955266">
                <text:p>573746.521955266</text:p>
              </table:table-cell>
              <table:table-cell office:value-type="float" office:value="38.7147">
                <text:p>38.7147</text:p>
              </table:table-cell>
              <table:table-cell office:value-type="float" office:value="-405700.056356765">
                <text:p>-405700.056356765</text:p>
              </table:table-cell>
              <table:table-cell office:value-type="float" office:value="38.7147">
                <text:p>38.7147</text:p>
              </table:table-cell>
              <table:table-cell office:value-type="float" office:value="702693.110243473">
                <text:p>702693.110243473</text:p>
              </table:table-cell>
              <table:table-cell office:value-type="float" office:value="38.7147">
                <text:p>38.7147</text:p>
              </table:table-cell>
              <table:table-cell office:value-type="float" office:value="811572.078804464">
                <text:p>811572.078804464</text:p>
              </table:table-cell>
              <table:table-cell office:value-type="float" office:value="38.7147">
                <text:p>38.7147</text:p>
              </table:table-cell>
              <table:table-cell office:value-type="float" office:value="811526.222398926">
                <text:p>811526.222398926</text:p>
              </table:table-cell>
              <table:table-cell office:value-type="float" office:value="38.7147">
                <text:p>38.7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6040.387947912">
                <text:p>786040.387947912</text:p>
              </table:table-cell>
              <table:table-cell office:value-type="float" office:value="37.5047">
                <text:p>37.5047</text:p>
              </table:table-cell>
              <table:table-cell office:value-type="float" office:value="555814.488604473">
                <text:p>555814.488604473</text:p>
              </table:table-cell>
              <table:table-cell office:value-type="float" office:value="37.5047">
                <text:p>37.5047</text:p>
              </table:table-cell>
              <table:table-cell office:value-type="float" office:value="-393020.193973956">
                <text:p>-393020.193973956</text:p>
              </table:table-cell>
              <table:table-cell office:value-type="float" office:value="37.5047">
                <text:p>37.5047</text:p>
              </table:table-cell>
              <table:table-cell office:value-type="float" office:value="680730.944363467">
                <text:p>680730.944363467</text:p>
              </table:table-cell>
              <table:table-cell office:value-type="float" office:value="37.5047">
                <text:p>37.5047</text:p>
              </table:table-cell>
              <table:table-cell office:value-type="float" office:value="786197.334191223">
                <text:p>786197.334191223</text:p>
              </table:table-cell>
              <table:table-cell office:value-type="float" office:value="37.5047">
                <text:p>37.5047</text:p>
              </table:table-cell>
              <table:table-cell office:value-type="float" office:value="786155.035107658">
                <text:p>786155.035107658</text:p>
              </table:table-cell>
              <table:table-cell office:value-type="float" office:value="37.5047">
                <text:p>37.50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0649.225506967">
                <text:p>760649.225506967</text:p>
              </table:table-cell>
              <table:table-cell office:value-type="float" office:value="36.2932">
                <text:p>36.2932</text:p>
              </table:table-cell>
              <table:table-cell office:value-type="float" office:value="537860.225460272">
                <text:p>537860.225460272</text:p>
              </table:table-cell>
              <table:table-cell office:value-type="float" office:value="36.2932">
                <text:p>36.2932</text:p>
              </table:table-cell>
              <table:table-cell office:value-type="float" office:value="-380324.612753484">
                <text:p>-380324.612753484</text:p>
              </table:table-cell>
              <table:table-cell office:value-type="float" office:value="36.2932">
                <text:p>36.2932</text:p>
              </table:table-cell>
              <table:table-cell office:value-type="float" office:value="658741.552657992">
                <text:p>658741.552657992</text:p>
              </table:table-cell>
              <table:table-cell office:value-type="float" office:value="36.2932">
                <text:p>36.2932</text:p>
              </table:table-cell>
              <table:table-cell office:value-type="float" office:value="760792.18901593">
                <text:p>760792.18901593</text:p>
              </table:table-cell>
              <table:table-cell office:value-type="float" office:value="36.2932">
                <text:p>36.2932</text:p>
              </table:table-cell>
              <table:table-cell office:value-type="float" office:value="760753.114110376">
                <text:p>760753.114110376</text:p>
              </table:table-cell>
              <table:table-cell office:value-type="float" office:value="36.2932">
                <text:p>36.29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5297.884121441">
                <text:p>735297.884121441</text:p>
              </table:table-cell>
              <table:table-cell office:value-type="float" office:value="35.0836">
                <text:p>35.0836</text:p>
              </table:table-cell>
              <table:table-cell office:value-type="float" office:value="519934.120054391">
                <text:p>519934.120054391</text:p>
              </table:table-cell>
              <table:table-cell office:value-type="float" office:value="35.0836">
                <text:p>35.0836</text:p>
              </table:table-cell>
              <table:table-cell office:value-type="float" office:value="-367648.942060721">
                <text:p>-367648.942060721</text:p>
              </table:table-cell>
              <table:table-cell office:value-type="float" office:value="35.0836">
                <text:p>35.0836</text:p>
              </table:table-cell>
              <table:table-cell office:value-type="float" office:value="636786.646998114">
                <text:p>636786.646998114</text:p>
              </table:table-cell>
              <table:table-cell office:value-type="float" office:value="35.0836">
                <text:p>35.0836</text:p>
              </table:table-cell>
              <table:table-cell office:value-type="float" office:value="735427.968567333">
                <text:p>735427.968567333</text:p>
              </table:table-cell>
              <table:table-cell office:value-type="float" office:value="35.0836">
                <text:p>35.0836</text:p>
              </table:table-cell>
              <table:table-cell office:value-type="float" office:value="735391.724763028">
                <text:p>735391.724763028</text:p>
              </table:table-cell>
              <table:table-cell office:value-type="float" office:value="35.0836">
                <text:p>35.08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9973.788721199">
                <text:p>709973.788721199</text:p>
              </table:table-cell>
              <table:table-cell office:value-type="float" office:value="33.8753">
                <text:p>33.8753</text:p>
              </table:table-cell>
              <table:table-cell office:value-type="float" office:value="502027.280469465">
                <text:p>502027.280469465</text:p>
              </table:table-cell>
              <table:table-cell office:value-type="float" office:value="33.8753">
                <text:p>33.8753</text:p>
              </table:table-cell>
              <table:table-cell office:value-type="float" office:value="-354986.8943606">
                <text:p>-354986.8943606</text:p>
              </table:table-cell>
              <table:table-cell office:value-type="float" office:value="33.8753">
                <text:p>33.8753</text:p>
              </table:table-cell>
              <table:table-cell office:value-type="float" office:value="614855.337053644">
                <text:p>614855.337053644</text:p>
              </table:table-cell>
              <table:table-cell office:value-type="float" office:value="33.8753">
                <text:p>33.8753</text:p>
              </table:table-cell>
              <table:table-cell office:value-type="float" office:value="710091.176437757">
                <text:p>710091.176437757</text:p>
              </table:table-cell>
              <table:table-cell office:value-type="float" office:value="33.8753">
                <text:p>33.8753</text:p>
              </table:table-cell>
              <table:table-cell office:value-type="float" office:value="710058.261121557">
                <text:p>710058.261121557</text:p>
              </table:table-cell>
              <table:table-cell office:value-type="float" office:value="33.8753">
                <text:p>33.87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4618.255645627">
                <text:p>684618.255645627</text:p>
              </table:table-cell>
              <table:table-cell office:value-type="float" office:value="32.6655">
                <text:p>32.6655</text:p>
              </table:table-cell>
              <table:table-cell office:value-type="float" office:value="484098.211091129">
                <text:p>484098.211091129</text:p>
              </table:table-cell>
              <table:table-cell office:value-type="float" office:value="32.6655">
                <text:p>32.6655</text:p>
              </table:table-cell>
              <table:table-cell office:value-type="float" office:value="-342309.127822814">
                <text:p>-342309.127822814</text:p>
              </table:table-cell>
              <table:table-cell office:value-type="float" office:value="32.6655">
                <text:p>32.6655</text:p>
              </table:table-cell>
              <table:table-cell office:value-type="float" office:value="592896.801283703">
                <text:p>592896.801283703</text:p>
              </table:table-cell>
              <table:table-cell office:value-type="float" office:value="32.6655">
                <text:p>32.6655</text:p>
              </table:table-cell>
              <table:table-cell office:value-type="float" office:value="684724.24688773">
                <text:p>684724.24688773</text:p>
              </table:table-cell>
              <table:table-cell office:value-type="float" office:value="32.6655">
                <text:p>32.6655</text:p>
              </table:table-cell>
              <table:table-cell office:value-type="float" office:value="684693.994831072">
                <text:p>684693.994831072</text:p>
              </table:table-cell>
              <table:table-cell office:value-type="float" office:value="32.6655">
                <text:p>32.6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9277.393485209">
                <text:p>659277.393485209</text:p>
              </table:table-cell>
              <table:table-cell office:value-type="float" office:value="31.4564">
                <text:p>31.4564</text:p>
              </table:table-cell>
              <table:table-cell office:value-type="float" office:value="466179.515616383">
                <text:p>466179.515616383</text:p>
              </table:table-cell>
              <table:table-cell office:value-type="float" office:value="31.4564">
                <text:p>31.4564</text:p>
              </table:table-cell>
              <table:table-cell office:value-type="float" office:value="-329638.696742604">
                <text:p>-329638.696742604</text:p>
              </table:table-cell>
              <table:table-cell office:value-type="float" office:value="31.4564">
                <text:p>31.4564</text:p>
              </table:table-cell>
              <table:table-cell office:value-type="float" office:value="570950.97089898">
                <text:p>570950.97089898</text:p>
              </table:table-cell>
              <table:table-cell office:value-type="float" office:value="31.4564">
                <text:p>31.4564</text:p>
              </table:table-cell>
              <table:table-cell office:value-type="float" office:value="659372.730741499">
                <text:p>659372.730741499</text:p>
              </table:table-cell>
              <table:table-cell office:value-type="float" office:value="31.4564">
                <text:p>31.4564</text:p>
              </table:table-cell>
              <table:table-cell office:value-type="float" office:value="659345.027869152">
                <text:p>659345.027869152</text:p>
              </table:table-cell>
              <table:table-cell office:value-type="float" office:value="31.4564">
                <text:p>31.4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3888.326889288">
                <text:p>633888.326889288</text:p>
              </table:table-cell>
              <table:table-cell office:value-type="float" office:value="30.245">
                <text:p>30.245</text:p>
              </table:table-cell>
              <table:table-cell office:value-type="float" office:value="448226.73445841">
                <text:p>448226.73445841</text:p>
              </table:table-cell>
              <table:table-cell office:value-type="float" office:value="30.245">
                <text:p>30.245</text:p>
              </table:table-cell>
              <table:table-cell office:value-type="float" office:value="-316944.163444644">
                <text:p>-316944.163444644</text:p>
              </table:table-cell>
              <table:table-cell office:value-type="float" office:value="30.245">
                <text:p>30.245</text:p>
              </table:table-cell>
              <table:table-cell office:value-type="float" office:value="548963.394248537">
                <text:p>548963.394248537</text:p>
              </table:table-cell>
              <table:table-cell office:value-type="float" office:value="30.245">
                <text:p>30.245</text:p>
              </table:table-cell>
              <table:table-cell office:value-type="float" office:value="633973.71068666">
                <text:p>633973.71068666</text:p>
              </table:table-cell>
              <table:table-cell office:value-type="float" office:value="30.245">
                <text:p>30.245</text:p>
              </table:table-cell>
              <table:table-cell office:value-type="float" office:value="633948.442805593">
                <text:p>633948.442805593</text:p>
              </table:table-cell>
              <table:table-cell office:value-type="float" office:value="30.245">
                <text:p>30.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67cm" svg:height="14.912cm" xlink:href=".." xlink:type="simple" chart:class="chart:scatter" chart:style-name="ch1">
        <chart:legend svg:x="14.843cm" svg:y="9.736cm" style:legend-expansion="custom" chartooo:width="8.039cm" chartooo:height="3.324cm" style:legend-expansion-aspect-ratio="2.41847172081829" chart:style-name="ch2"/>
        <chart:plot-area chart:style-name="ch3" table:cell-range-address="Sheet1.H250:Sheet1.H315 Sheet1.H1:Sheet1.J1 Sheet1.A250:Sheet1.A315 Sheet1.L1:Sheet1.L1 Sheet1.N1:Sheet1.N1" chart:data-source-has-labels="row" svg:x="1.211cm" svg:y="0.357cm" svg:width="21.622cm" svg:height="13.378cm">
          <chartooo:coordinate-region svg:x="2.019cm" svg:y="0.557cm" svg:width="20.164cm" svg:height="12.531cm"/>
          <chart:axis chart:dimension="x" chart:name="primary-x" chart:style-name="ch4">
            <chart:title svg:x="11.16cm" svg:y="13.922cm" chart:style-name="ch5">
              <text:p>波数[rad/m]</text:p>
            </chart:title>
            <chart:grid chart:style-name="ch6" chart:class="major"/>
          </chart:axis>
          <chart:axis chart:dimension="y" chart:name="primary-y" chart:style-name="ch7">
            <chart:title svg:x="0.332cm" svg:y="8.197cm" chart:style-name="ch8">
              <text:p>周波数[THz]</text:p>
            </chart:title>
            <chart:grid chart:style-name="ch6" chart:class="major"/>
          </chart:axis>
          <chart:series chart:style-name="ch9" chart:values-cell-range-address="Sheet1.A250:Sheet1.A315" chart:label-cell-address="Sheet1.H1:Sheet1.H1" chart:class="chart:scatter">
            <chart:domain table:cell-range-address="Sheet1.H250:Sheet1.H315"/>
            <chart:data-point chart:repeated="66"/>
          </chart:series>
          <chart:series chart:style-name="ch10" chart:values-cell-range-address="Sheet1.A250:Sheet1.A315" chart:label-cell-address="Sheet1.I1:Sheet1.I1" chart:class="chart:scatter">
            <chart:domain table:cell-range-address="Sheet1.I250:Sheet1.I315"/>
            <chart:data-point chart:repeated="66"/>
          </chart:series>
          <chart:series chart:style-name="ch11" chart:values-cell-range-address="Sheet1.A250:Sheet1.A315" chart:label-cell-address="Sheet1.J1:Sheet1.J1" chart:class="chart:scatter">
            <chart:domain table:cell-range-address="Sheet1.J250:Sheet1.J315"/>
            <chart:data-point chart:repeated="66"/>
          </chart:series>
          <chart:series chart:style-name="ch12" chart:values-cell-range-address="Sheet1.A250:Sheet1.A315" chart:label-cell-address="Sheet1.L1:Sheet1.L1" chart:class="chart:scatter">
            <chart:domain table:cell-range-address="Sheet1.L250:Sheet1.L315"/>
            <chart:data-point chart:repeated="66"/>
          </chart:series>
          <chart:series chart:style-name="ch13" chart:values-cell-range-address="Sheet1.A250:Sheet1.A315" chart:label-cell-address="Sheet1.N1:Sheet1.N1" chart:class="chart:scatter">
            <chart:domain table:cell-range-address="Sheet1.N250:Sheet1.N315"/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波数ベクトル(伝搬光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波数ベクトル1(伝搬光)法線成分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波数ベクトル2(伝搬光)法線成分</text:p>
                <draw:g>
                  <svg:desc>Sheet1.J1:Sheet1.J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波数ベクトル(SPP 実験) 実部</text:p>
                <draw:g>
                  <svg:desc>Sheet1.L1:Sheet1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波数ベクトル(SPP Drude) 実部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62801.32194036">
                <text:p>4562801.32194036</text:p>
                <draw:g>
                  <svg:desc>Sheet1.H250:Sheet1.H315</svg:desc>
                </draw:g>
              </table:table-cell>
              <table:table-cell office:value-type="float" office:value="217.707">
                <text:p>217.707</text:p>
                <draw:g>
                  <svg:desc>Sheet1.A250:Sheet1.A315</svg:desc>
                </draw:g>
              </table:table-cell>
              <table:table-cell office:value-type="float" office:value="3226387.75595097">
                <text:p>3226387.75595097</text:p>
                <draw:g>
                  <svg:desc>Sheet1.I250:Sheet1.I315</svg:desc>
                </draw:g>
              </table:table-cell>
              <table:table-cell office:value-type="float" office:value="217.707">
                <text:p>217.707</text:p>
                <draw:g>
                  <svg:desc>Sheet1.A250:Sheet1.A315</svg:desc>
                </draw:g>
              </table:table-cell>
              <table:table-cell office:value-type="float" office:value="-2281400.66097018">
                <text:p>-2281400.66097018</text:p>
                <draw:g>
                  <svg:desc>Sheet1.J250:Sheet1.J315</svg:desc>
                </draw:g>
              </table:table-cell>
              <table:table-cell office:value-type="float" office:value="217.707">
                <text:p>217.707</text:p>
                <draw:g>
                  <svg:desc>Sheet1.A250:Sheet1.A315</svg:desc>
                </draw:g>
              </table:table-cell>
              <table:table-cell office:value-type="float" office:value="4593633.73453067">
                <text:p>4593633.73453067</text:p>
                <draw:g>
                  <svg:desc>Sheet1.L250:Sheet1.L315</svg:desc>
                </draw:g>
              </table:table-cell>
              <table:table-cell office:value-type="float" office:value="217.707">
                <text:p>217.707</text:p>
                <draw:g>
                  <svg:desc>Sheet1.A250:Sheet1.A315</svg:desc>
                </draw:g>
              </table:table-cell>
              <table:table-cell office:value-type="float" office:value="4585606.58705908">
                <text:p>4585606.58705908</text:p>
                <draw:g>
                  <svg:desc>Sheet1.N250:Sheet1.N315</svg:desc>
                </draw:g>
              </table:table-cell>
              <table:table-cell office:value-type="float" office:value="217.707">
                <text:p>217.707</text:p>
                <draw:g>
                  <svg:desc>Sheet1.A250:Sheet1.A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3226387.75595097">
                <text:p>3226387.75595097</text:p>
              </table:table-cell>
              <table:table-cell office:value-type="float" office:value="217.707">
                <text:p>217.707</text:p>
              </table:table-cell>
              <table:table-cell office:value-type="float" office:value="-2281400.66097018">
                <text:p>-2281400.66097018</text:p>
              </table:table-cell>
              <table:table-cell office:value-type="float" office:value="217.707">
                <text:p>217.707</text:p>
              </table:table-cell>
              <table:table-cell office:value-type="float" office:value="4586871.44194773">
                <text:p>4586871.44194773</text:p>
              </table:table-cell>
              <table:table-cell office:value-type="float" office:value="217.707">
                <text:p>217.707</text:p>
              </table:table-cell>
              <table:table-cell office:value-type="float" office:value="4585606.58705908">
                <text:p>4585606.58705908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43016.54493313">
                <text:p>4543016.54493313</text:p>
              </table:table-cell>
              <table:table-cell office:value-type="float" office:value="216.763">
                <text:p>216.763</text:p>
              </table:table-cell>
              <table:table-cell office:value-type="float" office:value="3212397.80596489">
                <text:p>3212397.80596489</text:p>
              </table:table-cell>
              <table:table-cell office:value-type="float" office:value="216.763">
                <text:p>216.763</text:p>
              </table:table-cell>
              <table:table-cell office:value-type="float" office:value="-2271508.27246656">
                <text:p>-2271508.27246656</text:p>
              </table:table-cell>
              <table:table-cell office:value-type="float" office:value="216.763">
                <text:p>216.763</text:p>
              </table:table-cell>
              <table:table-cell office:value-type="float" office:value="4572440.7779386">
                <text:p>4572440.7779386</text:p>
              </table:table-cell>
              <table:table-cell office:value-type="float" office:value="216.763">
                <text:p>216.763</text:p>
              </table:table-cell>
              <table:table-cell office:value-type="float" office:value="4565523.02760039">
                <text:p>4565523.02760039</text:p>
              </table:table-cell>
              <table:table-cell office:value-type="float" office:value="216.763">
                <text:p>216.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2410.34538888">
                <text:p>4462410.34538888</text:p>
              </table:table-cell>
              <table:table-cell office:value-type="float" office:value="212.917">
                <text:p>212.917</text:p>
              </table:table-cell>
              <table:table-cell office:value-type="float" office:value="3155400.61566148">
                <text:p>3155400.61566148</text:p>
              </table:table-cell>
              <table:table-cell office:value-type="float" office:value="212.917">
                <text:p>212.917</text:p>
              </table:table-cell>
              <table:table-cell office:value-type="float" office:value="-2231205.17269444">
                <text:p>-2231205.17269444</text:p>
              </table:table-cell>
              <table:table-cell office:value-type="float" office:value="212.917">
                <text:p>212.917</text:p>
              </table:table-cell>
              <table:table-cell office:value-type="float" office:value="4490073.78592782">
                <text:p>4490073.78592782</text:p>
              </table:table-cell>
              <table:table-cell office:value-type="float" office:value="212.917">
                <text:p>212.917</text:p>
              </table:table-cell>
              <table:table-cell office:value-type="float" office:value="4483726.96136227">
                <text:p>4483726.96136227</text:p>
              </table:table-cell>
              <table:table-cell office:value-type="float" office:value="212.917">
                <text:p>212.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60279.81746916">
                <text:p>4360279.81746916</text:p>
              </table:table-cell>
              <table:table-cell office:value-type="float" office:value="208.044">
                <text:p>208.044</text:p>
              </table:table-cell>
              <table:table-cell office:value-type="float" office:value="3083183.42680328">
                <text:p>3083183.42680328</text:p>
              </table:table-cell>
              <table:table-cell office:value-type="float" office:value="208.044">
                <text:p>208.044</text:p>
              </table:table-cell>
              <table:table-cell office:value-type="float" office:value="-2180139.90873458">
                <text:p>-2180139.90873458</text:p>
              </table:table-cell>
              <table:table-cell office:value-type="float" office:value="208.044">
                <text:p>208.044</text:p>
              </table:table-cell>
              <table:table-cell office:value-type="float" office:value="4386174.39737835">
                <text:p>4386174.39737835</text:p>
              </table:table-cell>
              <table:table-cell office:value-type="float" office:value="208.044">
                <text:p>208.044</text:p>
              </table:table-cell>
              <table:table-cell office:value-type="float" office:value="4380151.02282976">
                <text:p>4380151.02282976</text:p>
              </table:table-cell>
              <table:table-cell office:value-type="float" office:value="208.044">
                <text:p>208.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9846.92401725">
                <text:p>4259846.92401725</text:p>
              </table:table-cell>
              <table:table-cell office:value-type="float" office:value="203.252">
                <text:p>203.252</text:p>
              </table:table-cell>
              <table:table-cell office:value-type="float" office:value="3012166.64678925">
                <text:p>3012166.64678925</text:p>
              </table:table-cell>
              <table:table-cell office:value-type="float" office:value="203.252">
                <text:p>203.252</text:p>
              </table:table-cell>
              <table:table-cell office:value-type="float" office:value="-2129923.46200862">
                <text:p>-2129923.46200862</text:p>
              </table:table-cell>
              <table:table-cell office:value-type="float" office:value="203.252">
                <text:p>203.252</text:p>
              </table:table-cell>
              <table:table-cell office:value-type="float" office:value="4283998.20173936">
                <text:p>4283998.20173936</text:p>
              </table:table-cell>
              <table:table-cell office:value-type="float" office:value="203.252">
                <text:p>203.252</text:p>
              </table:table-cell>
              <table:table-cell office:value-type="float" office:value="4278362.94287723">
                <text:p>4278362.94287723</text:p>
              </table:table-cell>
              <table:table-cell office:value-type="float" office:value="203.252">
                <text:p>203.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58428.98340498">
                <text:p>4158428.98340498</text:p>
              </table:table-cell>
              <table:table-cell office:value-type="float" office:value="198.413">
                <text:p>198.413</text:p>
              </table:table-cell>
              <table:table-cell office:value-type="float" office:value="2940453.33324834">
                <text:p>2940453.33324834</text:p>
              </table:table-cell>
              <table:table-cell office:value-type="float" office:value="198.413">
                <text:p>198.413</text:p>
              </table:table-cell>
              <table:table-cell office:value-type="float" office:value="-2079214.49170249">
                <text:p>-2079214.49170249</text:p>
              </table:table-cell>
              <table:table-cell office:value-type="float" office:value="198.413">
                <text:p>198.413</text:p>
              </table:table-cell>
              <table:table-cell office:value-type="float" office:value="4180913.43060167">
                <text:p>4180913.43060167</text:p>
              </table:table-cell>
              <table:table-cell office:value-type="float" office:value="198.413">
                <text:p>198.413</text:p>
              </table:table-cell>
              <table:table-cell office:value-type="float" office:value="4175641.43004678">
                <text:p>4175641.43004678</text:p>
              </table:table-cell>
              <table:table-cell office:value-type="float" office:value="198.413">
                <text:p>198.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2868354.70328834">
                <text:p>2868354.70328834</text:p>
              </table:table-cell>
              <table:table-cell office:value-type="float" office:value="193.548">
                <text:p>193.548</text:p>
              </table:table-cell>
              <table:table-cell office:value-type="float" office:value="-2028233.06154351">
                <text:p>-2028233.06154351</text:p>
              </table:table-cell>
              <table:table-cell office:value-type="float" office:value="193.548">
                <text:p>193.548</text:p>
              </table:table-cell>
              <table:table-cell office:value-type="float" office:value="4077364.19023681">
                <text:p>4077364.19023681</text:p>
              </table:table-cell>
              <table:table-cell office:value-type="float" office:value="193.548">
                <text:p>193.548</text:p>
              </table:table-cell>
              <table:table-cell office:value-type="float" office:value="4072432.02697382">
                <text:p>4072432.02697382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2868354.70328834">
                <text:p>2868354.70328834</text:p>
              </table:table-cell>
              <table:table-cell office:value-type="float" office:value="193.548">
                <text:p>193.548</text:p>
              </table:table-cell>
              <table:table-cell office:value-type="float" office:value="-2028233.06154351">
                <text:p>-2028233.06154351</text:p>
              </table:table-cell>
              <table:table-cell office:value-type="float" office:value="193.548">
                <text:p>193.548</text:p>
              </table:table-cell>
              <table:table-cell office:value-type="float" office:value="4071714.08714646">
                <text:p>4071714.08714646</text:p>
              </table:table-cell>
              <table:table-cell office:value-type="float" office:value="193.548">
                <text:p>193.548</text:p>
              </table:table-cell>
              <table:table-cell office:value-type="float" office:value="4072432.02697382">
                <text:p>4072432.02697382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4419.42896822">
                <text:p>3954419.42896822</text:p>
              </table:table-cell>
              <table:table-cell office:value-type="float" office:value="188.679">
                <text:p>188.679</text:p>
              </table:table-cell>
              <table:table-cell office:value-type="float" office:value="2796196.79387927">
                <text:p>2796196.79387927</text:p>
              </table:table-cell>
              <table:table-cell office:value-type="float" office:value="188.679">
                <text:p>188.679</text:p>
              </table:table-cell>
              <table:table-cell office:value-type="float" office:value="-1977209.71448411">
                <text:p>-1977209.71448411</text:p>
              </table:table-cell>
              <table:table-cell office:value-type="float" office:value="188.679">
                <text:p>188.679</text:p>
              </table:table-cell>
              <table:table-cell office:value-type="float" office:value="3973622.26547356">
                <text:p>3973622.26547356</text:p>
              </table:table-cell>
              <table:table-cell office:value-type="float" office:value="188.679">
                <text:p>188.679</text:p>
              </table:table-cell>
              <table:table-cell office:value-type="float" office:value="3969200.32949503">
                <text:p>3969200.32949503</text:p>
              </table:table-cell>
              <table:table-cell office:value-type="float" office:value="188.679">
                <text:p>188.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55013.49957703">
                <text:p>3855013.49957703</text:p>
              </table:table-cell>
              <table:table-cell office:value-type="float" office:value="183.936">
                <text:p>183.936</text:p>
              </table:table-cell>
              <table:table-cell office:value-type="float" office:value="2725906.1871166">
                <text:p>2725906.1871166</text:p>
              </table:table-cell>
              <table:table-cell office:value-type="float" office:value="183.936">
                <text:p>183.936</text:p>
              </table:table-cell>
              <table:table-cell office:value-type="float" office:value="-1927506.74978852">
                <text:p>-1927506.74978852</text:p>
              </table:table-cell>
              <table:table-cell office:value-type="float" office:value="183.936">
                <text:p>183.936</text:p>
              </table:table-cell>
              <table:table-cell office:value-type="float" office:value="3872994.09280676">
                <text:p>3872994.09280676</text:p>
              </table:table-cell>
              <table:table-cell office:value-type="float" office:value="183.936">
                <text:p>183.936</text:p>
              </table:table-cell>
              <table:table-cell office:value-type="float" office:value="3868698.61076116">
                <text:p>3868698.61076116</text:p>
              </table:table-cell>
              <table:table-cell office:value-type="float" office:value="183.936">
                <text:p>183.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3742.26811633">
                <text:p>3753742.26811633</text:p>
              </table:table-cell>
              <table:table-cell office:value-type="float" office:value="179.104">
                <text:p>179.104</text:p>
              </table:table-cell>
              <table:table-cell office:value-type="float" office:value="2654296.61261163">
                <text:p>2654296.61261163</text:p>
              </table:table-cell>
              <table:table-cell office:value-type="float" office:value="179.104">
                <text:p>179.104</text:p>
              </table:table-cell>
              <table:table-cell office:value-type="float" office:value="-1876871.13405817">
                <text:p>-1876871.13405817</text:p>
              </table:table-cell>
              <table:table-cell office:value-type="float" office:value="179.104">
                <text:p>179.104</text:p>
              </table:table-cell>
              <table:table-cell office:value-type="float" office:value="3770258.7205551">
                <text:p>3770258.7205551</text:p>
              </table:table-cell>
              <table:table-cell office:value-type="float" office:value="179.104">
                <text:p>179.104</text:p>
              </table:table-cell>
              <table:table-cell office:value-type="float" office:value="3766368.80269785">
                <text:p>3766368.80269785</text:p>
              </table:table-cell>
              <table:table-cell office:value-type="float" office:value="179.104">
                <text:p>179.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51297.36344335">
                <text:p>3651297.36344335</text:p>
              </table:table-cell>
              <table:table-cell office:value-type="float" office:value="174.216">
                <text:p>174.216</text:p>
              </table:table-cell>
              <table:table-cell office:value-type="float" office:value="2581857.12581935">
                <text:p>2581857.12581935</text:p>
              </table:table-cell>
              <table:table-cell office:value-type="float" office:value="174.216">
                <text:p>174.216</text:p>
              </table:table-cell>
              <table:table-cell office:value-type="float" office:value="-1825648.68172167">
                <text:p>-1825648.68172167</text:p>
              </table:table-cell>
              <table:table-cell office:value-type="float" office:value="174.216">
                <text:p>174.216</text:p>
              </table:table-cell>
              <table:table-cell office:value-type="float" office:value="3666476.31707231">
                <text:p>3666476.31707231</text:p>
              </table:table-cell>
              <table:table-cell office:value-type="float" office:value="174.216">
                <text:p>174.216</text:p>
              </table:table-cell>
              <table:table-cell office:value-type="float" office:value="3662910.70368298">
                <text:p>3662910.70368298</text:p>
              </table:table-cell>
              <table:table-cell office:value-type="float" office:value="174.216">
                <text:p>174.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2510425.38966164">
                <text:p>2510425.38966164</text:p>
              </table:table-cell>
              <table:table-cell office:value-type="float" office:value="169.396">
                <text:p>169.396</text:p>
              </table:table-cell>
              <table:table-cell office:value-type="float" office:value="-1775138.81669263">
                <text:p>-1775138.81669263</text:p>
              </table:table-cell>
              <table:table-cell office:value-type="float" office:value="169.396">
                <text:p>169.396</text:p>
              </table:table-cell>
              <table:table-cell office:value-type="float" office:value="3564242.42460583">
                <text:p>3564242.42460583</text:p>
              </table:table-cell>
              <table:table-cell office:value-type="float" office:value="169.396">
                <text:p>169.396</text:p>
              </table:table-cell>
              <table:table-cell office:value-type="float" office:value="3560947.00067671">
                <text:p>3560947.00067671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2510425.38966164">
                <text:p>2510425.38966164</text:p>
              </table:table-cell>
              <table:table-cell office:value-type="float" office:value="169.396">
                <text:p>169.396</text:p>
              </table:table-cell>
              <table:table-cell office:value-type="float" office:value="-1775138.81669263">
                <text:p>-1775138.81669263</text:p>
              </table:table-cell>
              <table:table-cell office:value-type="float" office:value="169.396">
                <text:p>169.396</text:p>
              </table:table-cell>
              <table:table-cell office:value-type="float" office:value="3560825.24046125">
                <text:p>3560825.24046125</text:p>
              </table:table-cell>
              <table:table-cell office:value-type="float" office:value="169.396">
                <text:p>169.396</text:p>
              </table:table-cell>
              <table:table-cell office:value-type="float" office:value="3560947.00067671">
                <text:p>3560947.00067671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6205.20359785">
                <text:p>3346205.20359785</text:p>
              </table:table-cell>
              <table:table-cell office:value-type="float" office:value="159.659">
                <text:p>159.659</text:p>
              </table:table-cell>
              <table:table-cell office:value-type="float" office:value="2366124.39070575">
                <text:p>2366124.39070575</text:p>
              </table:table-cell>
              <table:table-cell office:value-type="float" office:value="159.659">
                <text:p>159.659</text:p>
              </table:table-cell>
              <table:table-cell office:value-type="float" office:value="-1673102.60179893">
                <text:p>-1673102.60179893</text:p>
              </table:table-cell>
              <table:table-cell office:value-type="float" office:value="159.659">
                <text:p>159.659</text:p>
              </table:table-cell>
              <table:table-cell office:value-type="float" office:value="3358675.44113999">
                <text:p>3358675.44113999</text:p>
              </table:table-cell>
              <table:table-cell office:value-type="float" office:value="159.659">
                <text:p>159.659</text:p>
              </table:table-cell>
              <table:table-cell office:value-type="float" office:value="3355127.97002436">
                <text:p>3355127.97002436</text:p>
              </table:table-cell>
              <table:table-cell office:value-type="float" office:value="159.659">
                <text:p>159.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9643.98494594">
                <text:p>3269643.98494594</text:p>
              </table:table-cell>
              <table:table-cell office:value-type="float" office:value="156.006">
                <text:p>156.006</text:p>
              </table:table-cell>
              <table:table-cell office:value-type="float" office:value="2311987.43382108">
                <text:p>2311987.43382108</text:p>
              </table:table-cell>
              <table:table-cell office:value-type="float" office:value="156.006">
                <text:p>156.006</text:p>
              </table:table-cell>
              <table:table-cell office:value-type="float" office:value="-1634821.99247297">
                <text:p>-1634821.99247297</text:p>
              </table:table-cell>
              <table:table-cell office:value-type="float" office:value="156.006">
                <text:p>156.006</text:p>
              </table:table-cell>
              <table:table-cell office:value-type="float" office:value="3281012.43347324">
                <text:p>3281012.43347324</text:p>
              </table:table-cell>
              <table:table-cell office:value-type="float" office:value="156.006">
                <text:p>156.006</text:p>
              </table:table-cell>
              <table:table-cell office:value-type="float" office:value="3277964.68474026">
                <text:p>3277964.68474026</text:p>
              </table:table-cell>
              <table:table-cell office:value-type="float" office:value="156.006">
                <text:p>156.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023.81154854">
                <text:p>3246023.81154854</text:p>
              </table:table-cell>
              <table:table-cell office:value-type="float" office:value="154.879">
                <text:p>154.879</text:p>
              </table:table-cell>
              <table:table-cell office:value-type="float" office:value="2295285.44903898">
                <text:p>2295285.44903898</text:p>
              </table:table-cell>
              <table:table-cell office:value-type="float" office:value="154.879">
                <text:p>154.879</text:p>
              </table:table-cell>
              <table:table-cell office:value-type="float" office:value="-1623011.90577427">
                <text:p>-1623011.90577427</text:p>
              </table:table-cell>
              <table:table-cell office:value-type="float" office:value="154.879">
                <text:p>154.879</text:p>
              </table:table-cell>
              <table:table-cell office:value-type="float" office:value="3256747.56734234">
                <text:p>3256747.56734234</text:p>
              </table:table-cell>
              <table:table-cell office:value-type="float" office:value="154.879">
                <text:p>154.879</text:p>
              </table:table-cell>
              <table:table-cell office:value-type="float" office:value="3254164.43860121">
                <text:p>3254164.43860121</text:p>
              </table:table-cell>
              <table:table-cell office:value-type="float" office:value="154.879">
                <text:p>154.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43767.53292752">
                <text:p>3143767.53292752</text:p>
              </table:table-cell>
              <table:table-cell office:value-type="float" office:value="150">
                <text:p>150</text:p>
              </table:table-cell>
              <table:table-cell office:value-type="float" office:value="2222979.34100715">
                <text:p>2222979.34100715</text:p>
              </table:table-cell>
              <table:table-cell office:value-type="float" office:value="150">
                <text:p>150</text:p>
              </table:table-cell>
              <table:table-cell office:value-type="float" office:value="-1571883.76646376">
                <text:p>-1571883.76646376</text:p>
              </table:table-cell>
              <table:table-cell office:value-type="float" office:value="150">
                <text:p>150</text:p>
              </table:table-cell>
              <table:table-cell office:value-type="float" office:value="3153493.20368233">
                <text:p>3153493.20368233</text:p>
              </table:table-cell>
              <table:table-cell office:value-type="float" office:value="150">
                <text:p>150</text:p>
              </table:table-cell>
              <table:table-cell office:value-type="float" office:value="3151158.77874317">
                <text:p>3151158.778743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2151962.56099311">
                <text:p>2151962.56099311</text:p>
              </table:table-cell>
              <table:table-cell office:value-type="float" office:value="145.208">
                <text:p>145.208</text:p>
              </table:table-cell>
              <table:table-cell office:value-type="float" office:value="-1521667.3197378">
                <text:p>-1521667.3197378</text:p>
              </table:table-cell>
              <table:table-cell office:value-type="float" office:value="145.208">
                <text:p>145.208</text:p>
              </table:table-cell>
              <table:table-cell office:value-type="float" office:value="3052168.03994877">
                <text:p>3052168.03994877</text:p>
              </table:table-cell>
              <table:table-cell office:value-type="float" office:value="145.208">
                <text:p>145.208</text:p>
              </table:table-cell>
              <table:table-cell office:value-type="float" office:value="3050036.42957975">
                <text:p>3050036.4295797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2151962.56099311">
                <text:p>2151962.56099311</text:p>
              </table:table-cell>
              <table:table-cell office:value-type="float" office:value="145.208">
                <text:p>145.208</text:p>
              </table:table-cell>
              <table:table-cell office:value-type="float" office:value="-1521667.3197378">
                <text:p>-1521667.3197378</text:p>
              </table:table-cell>
              <table:table-cell office:value-type="float" office:value="145.208">
                <text:p>145.208</text:p>
              </table:table-cell>
              <table:table-cell office:value-type="float" office:value="3049892.99459999">
                <text:p>3049892.99459999</text:p>
              </table:table-cell>
              <table:table-cell office:value-type="float" office:value="145.208">
                <text:p>145.208</text:p>
              </table:table-cell>
              <table:table-cell office:value-type="float" office:value="3050036.42957975">
                <text:p>3050036.4295797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0847.81790216">
                <text:p>2940847.81790216</text:p>
              </table:table-cell>
              <table:table-cell office:value-type="float" office:value="140.318">
                <text:p>140.318</text:p>
              </table:table-cell>
              <table:table-cell office:value-type="float" office:value="2079493.43447628">
                <text:p>2079493.43447628</text:p>
              </table:table-cell>
              <table:table-cell office:value-type="float" office:value="140.318">
                <text:p>140.318</text:p>
              </table:table-cell>
              <table:table-cell office:value-type="float" office:value="-1470423.90895108">
                <text:p>-1470423.90895108</text:p>
              </table:table-cell>
              <table:table-cell office:value-type="float" office:value="140.318">
                <text:p>140.318</text:p>
              </table:table-cell>
              <table:table-cell office:value-type="float" office:value="2948870.16519465">
                <text:p>2948870.16519465</text:p>
              </table:table-cell>
              <table:table-cell office:value-type="float" office:value="140.318">
                <text:p>140.318</text:p>
              </table:table-cell>
              <table:table-cell office:value-type="float" office:value="2946892.00240726">
                <text:p>2946892.00240726</text:p>
              </table:table-cell>
              <table:table-cell office:value-type="float" office:value="140.318">
                <text:p>140.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9890.96319475">
                <text:p>2839890.96319475</text:p>
              </table:table-cell>
              <table:table-cell office:value-type="float" office:value="135.501">
                <text:p>135.501</text:p>
              </table:table-cell>
              <table:table-cell office:value-type="float" office:value="2008106.1579054">
                <text:p>2008106.1579054</text:p>
              </table:table-cell>
              <table:table-cell office:value-type="float" office:value="135.501">
                <text:p>135.501</text:p>
              </table:table-cell>
              <table:table-cell office:value-type="float" office:value="-1419945.48159737">
                <text:p>-1419945.48159737</text:p>
              </table:table-cell>
              <table:table-cell office:value-type="float" office:value="135.501">
                <text:p>135.501</text:p>
              </table:table-cell>
              <table:table-cell office:value-type="float" office:value="2847081.49090088">
                <text:p>2847081.49090088</text:p>
              </table:table-cell>
              <table:table-cell office:value-type="float" office:value="135.501">
                <text:p>135.501</text:p>
              </table:table-cell>
              <table:table-cell office:value-type="float" office:value="2845331.15562224">
                <text:p>2845331.15562224</text:p>
              </table:table-cell>
              <table:table-cell office:value-type="float" office:value="135.501">
                <text:p>135.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8473.02258251">
                <text:p>2738473.02258251</text:p>
              </table:table-cell>
              <table:table-cell office:value-type="float" office:value="130.662">
                <text:p>130.662</text:p>
              </table:table-cell>
              <table:table-cell office:value-type="float" office:value="1936392.84436451">
                <text:p>1936392.84436451</text:p>
              </table:table-cell>
              <table:table-cell office:value-type="float" office:value="130.662">
                <text:p>130.662</text:p>
              </table:table-cell>
              <table:table-cell office:value-type="float" office:value="-1369236.51129125">
                <text:p>-1369236.51129125</text:p>
              </table:table-cell>
              <table:table-cell office:value-type="float" office:value="130.662">
                <text:p>130.662</text:p>
              </table:table-cell>
              <table:table-cell office:value-type="float" office:value="2744924.03747365">
                <text:p>2744924.03747365</text:p>
              </table:table-cell>
              <table:table-cell office:value-type="float" office:value="130.662">
                <text:p>130.662</text:p>
              </table:table-cell>
              <table:table-cell office:value-type="float" office:value="2743348.6490117">
                <text:p>2743348.6490117</text:p>
              </table:table-cell>
              <table:table-cell office:value-type="float" office:value="130.662">
                <text:p>130.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7390.41717378">
                <text:p>2637390.41717378</text:p>
              </table:table-cell>
              <table:table-cell office:value-type="float" office:value="125.839">
                <text:p>125.839</text:p>
              </table:table-cell>
              <table:table-cell office:value-type="float" office:value="1864916.64862">
                <text:p>1864916.64862</text:p>
              </table:table-cell>
              <table:table-cell office:value-type="float" office:value="125.839">
                <text:p>125.839</text:p>
              </table:table-cell>
              <table:table-cell office:value-type="float" office:value="-1318695.20858689">
                <text:p>-1318695.20858689</text:p>
              </table:table-cell>
              <table:table-cell office:value-type="float" office:value="125.839">
                <text:p>125.839</text:p>
              </table:table-cell>
              <table:table-cell office:value-type="float" office:value="2643183.51201993">
                <text:p>2643183.51201993</text:p>
              </table:table-cell>
              <table:table-cell office:value-type="float" office:value="125.839">
                <text:p>125.839</text:p>
              </table:table-cell>
              <table:table-cell office:value-type="float" office:value="2641743.853631">
                <text:p>2641743.853631</text:p>
              </table:table-cell>
              <table:table-cell office:value-type="float" office:value="125.839">
                <text:p>125.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5301.80615451">
                <text:p>2535301.80615451</text:p>
              </table:table-cell>
              <table:table-cell office:value-type="float" office:value="120.968">
                <text:p>120.968</text:p>
              </table:table-cell>
              <table:table-cell office:value-type="float" office:value="1792729.09948636">
                <text:p>1792729.09948636</text:p>
              </table:table-cell>
              <table:table-cell office:value-type="float" office:value="120.968">
                <text:p>120.968</text:p>
              </table:table-cell>
              <table:table-cell office:value-type="float" office:value="-1267650.90307725">
                <text:p>-1267650.90307725</text:p>
              </table:table-cell>
              <table:table-cell office:value-type="float" office:value="120.968">
                <text:p>120.968</text:p>
              </table:table-cell>
              <table:table-cell office:value-type="float" office:value="2540439.34275237">
                <text:p>2540439.34275237</text:p>
              </table:table-cell>
              <table:table-cell office:value-type="float" office:value="120.968">
                <text:p>120.968</text:p>
              </table:table-cell>
              <table:table-cell office:value-type="float" office:value="2539167.32213832">
                <text:p>2539167.32213832</text:p>
              </table:table-cell>
              <table:table-cell office:value-type="float" office:value="120.968">
                <text:p>120.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4198.24229556">
                <text:p>2434198.24229556</text:p>
              </table:table-cell>
              <table:table-cell office:value-type="float" office:value="116.144">
                <text:p>116.144</text:p>
              </table:table-cell>
              <table:table-cell office:value-type="float" office:value="1721238.08387957">
                <text:p>1721238.08387957</text:p>
              </table:table-cell>
              <table:table-cell office:value-type="float" office:value="116.144">
                <text:p>116.144</text:p>
              </table:table-cell>
              <table:table-cell office:value-type="float" office:value="-1217099.12114778">
                <text:p>-1217099.12114778</text:p>
              </table:table-cell>
              <table:table-cell office:value-type="float" office:value="116.144">
                <text:p>116.144</text:p>
              </table:table-cell>
              <table:table-cell office:value-type="float" office:value="2438761.48244871">
                <text:p>2438761.48244871</text:p>
              </table:table-cell>
              <table:table-cell office:value-type="float" office:value="116.144">
                <text:p>116.144</text:p>
              </table:table-cell>
              <table:table-cell office:value-type="float" office:value="2437618.07747108">
                <text:p>2437618.07747108</text:p>
              </table:table-cell>
              <table:table-cell office:value-type="float" office:value="116.144">
                <text:p>116.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3031.80308595">
                <text:p>2333031.80308595</text:p>
              </table:table-cell>
              <table:table-cell office:value-type="float" office:value="111.317">
                <text:p>111.317</text:p>
              </table:table-cell>
              <table:table-cell office:value-type="float" office:value="1649702.60868596">
                <text:p>1649702.60868596</text:p>
              </table:table-cell>
              <table:table-cell office:value-type="float" office:value="111.317">
                <text:p>111.317</text:p>
              </table:table-cell>
              <table:table-cell office:value-type="float" office:value="-1166515.90154298">
                <text:p>-1166515.90154298</text:p>
              </table:table-cell>
              <table:table-cell office:value-type="float" office:value="111.317">
                <text:p>111.317</text:p>
              </table:table-cell>
              <table:table-cell office:value-type="float" office:value="2337040.89729642">
                <text:p>2337040.89729642</text:p>
              </table:table-cell>
              <table:table-cell office:value-type="float" office:value="111.317">
                <text:p>111.317</text:p>
              </table:table-cell>
              <table:table-cell office:value-type="float" office:value="2336041.51912451">
                <text:p>2336041.51912451</text:p>
              </table:table-cell>
              <table:table-cell office:value-type="float" office:value="111.317">
                <text:p>111.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1194.69346932">
                <text:p>2231194.69346932</text:p>
              </table:table-cell>
              <table:table-cell office:value-type="float" office:value="106.458">
                <text:p>106.458</text:p>
              </table:table-cell>
              <table:table-cell office:value-type="float" office:value="1577692.8978996">
                <text:p>1577692.8978996</text:p>
              </table:table-cell>
              <table:table-cell office:value-type="float" office:value="106.458">
                <text:p>106.458</text:p>
              </table:table-cell>
              <table:table-cell office:value-type="float" office:value="-1115597.34673466">
                <text:p>-1115597.34673466</text:p>
              </table:table-cell>
              <table:table-cell office:value-type="float" office:value="106.458">
                <text:p>106.458</text:p>
              </table:table-cell>
              <table:table-cell office:value-type="float" office:value="2234720.15784799">
                <text:p>2234720.15784799</text:p>
              </table:table-cell>
              <table:table-cell office:value-type="float" office:value="106.458">
                <text:p>106.458</text:p>
              </table:table-cell>
              <table:table-cell office:value-type="float" office:value="2233826.22465404">
                <text:p>2233826.22465404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9923.46200862">
                <text:p>2129923.46200862</text:p>
              </table:table-cell>
              <table:table-cell office:value-type="float" office:value="101.626">
                <text:p>101.626</text:p>
              </table:table-cell>
              <table:table-cell office:value-type="float" office:value="1506083.32339462">
                <text:p>1506083.32339462</text:p>
              </table:table-cell>
              <table:table-cell office:value-type="float" office:value="101.626">
                <text:p>101.626</text:p>
              </table:table-cell>
              <table:table-cell office:value-type="float" office:value="-1064961.73100431">
                <text:p>-1064961.73100431</text:p>
              </table:table-cell>
              <table:table-cell office:value-type="float" office:value="101.626">
                <text:p>101.626</text:p>
              </table:table-cell>
              <table:table-cell office:value-type="float" office:value="2132993.8120515">
                <text:p>2132993.8120515</text:p>
              </table:table-cell>
              <table:table-cell office:value-type="float" office:value="101.626">
                <text:p>101.626</text:p>
              </table:table-cell>
              <table:table-cell office:value-type="float" office:value="2132211.84694576">
                <text:p>2132211.84694576</text:p>
              </table:table-cell>
              <table:table-cell office:value-type="float" office:value="101.626">
                <text:p>101.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8237.25323356">
                <text:p>2028237.25323356</text:p>
              </table:table-cell>
              <table:table-cell office:value-type="float" office:value="96.7742">
                <text:p>96.7742</text:p>
              </table:table-cell>
              <table:table-cell office:value-type="float" office:value="1434180.31561663">
                <text:p>1434180.31561663</text:p>
              </table:table-cell>
              <table:table-cell office:value-type="float" office:value="96.7742">
                <text:p>96.7742</text:p>
              </table:table-cell>
              <table:table-cell office:value-type="float" office:value="-1014118.62661678">
                <text:p>-1014118.62661678</text:p>
              </table:table-cell>
              <table:table-cell office:value-type="float" office:value="96.7742">
                <text:p>96.7742</text:p>
              </table:table-cell>
              <table:table-cell office:value-type="float" office:value="2030886.82739872">
                <text:p>2030886.82739872</text:p>
              </table:table-cell>
              <table:table-cell office:value-type="float" office:value="96.7742">
                <text:p>96.7742</text:p>
              </table:table-cell>
              <table:table-cell office:value-type="float" office:value="2030212.59006736">
                <text:p>2030212.59006736</text:p>
              </table:table-cell>
              <table:table-cell office:value-type="float" office:value="96.7742">
                <text:p>96.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7834.27630065">
                <text:p>1977834.27630065</text:p>
              </table:table-cell>
              <table:table-cell office:value-type="float" office:value="94.3693">
                <text:p>94.3693</text:p>
              </table:table-cell>
              <table:table-cell office:value-type="float" office:value="1398540.02883538">
                <text:p>1398540.02883538</text:p>
              </table:table-cell>
              <table:table-cell office:value-type="float" office:value="94.3693">
                <text:p>94.3693</text:p>
              </table:table-cell>
              <table:table-cell office:value-type="float" office:value="-988917.138150325">
                <text:p>-988917.138150325</text:p>
              </table:table-cell>
              <table:table-cell office:value-type="float" office:value="94.3693">
                <text:p>94.3693</text:p>
              </table:table-cell>
              <table:table-cell office:value-type="float" office:value="1980285.38398488">
                <text:p>1980285.38398488</text:p>
              </table:table-cell>
              <table:table-cell office:value-type="float" office:value="94.3693">
                <text:p>94.3693</text:p>
              </table:table-cell>
              <table:table-cell office:value-type="float" office:value="1979665.67092469">
                <text:p>1979665.67092469</text:p>
              </table:table-cell>
              <table:table-cell office:value-type="float" office:value="94.3693">
                <text:p>94.3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6917.81733735">
                <text:p>1926917.81733735</text:p>
              </table:table-cell>
              <table:table-cell office:value-type="float" office:value="91.9399">
                <text:p>91.9399</text:p>
              </table:table-cell>
              <table:table-cell office:value-type="float" office:value="1362536.65542842">
                <text:p>1362536.65542842</text:p>
              </table:table-cell>
              <table:table-cell office:value-type="float" office:value="91.9399">
                <text:p>91.9399</text:p>
              </table:table-cell>
              <table:table-cell office:value-type="float" office:value="-963458.908668676">
                <text:p>-963458.908668676</text:p>
              </table:table-cell>
              <table:table-cell office:value-type="float" office:value="91.9399">
                <text:p>91.9399</text:p>
              </table:table-cell>
              <table:table-cell office:value-type="float" office:value="1929185.89224879">
                <text:p>1929185.89224879</text:p>
              </table:table-cell>
              <table:table-cell office:value-type="float" office:value="91.9399">
                <text:p>91.9399</text:p>
              </table:table-cell>
              <table:table-cell office:value-type="float" office:value="1928611.10321188">
                <text:p>1928611.10321188</text:p>
              </table:table-cell>
              <table:table-cell office:value-type="float" office:value="91.9399">
                <text:p>91.9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6315.73512735">
                <text:p>1876315.73512735</text:p>
              </table:table-cell>
              <table:table-cell office:value-type="float" office:value="89.5255">
                <text:p>89.5255</text:p>
              </table:table-cell>
              <table:table-cell office:value-type="float" office:value="1326755.57995557">
                <text:p>1326755.57995557</text:p>
              </table:table-cell>
              <table:table-cell office:value-type="float" office:value="89.5255">
                <text:p>89.5255</text:p>
              </table:table-cell>
              <table:table-cell office:value-type="float" office:value="-938157.867563676">
                <text:p>-938157.867563676</text:p>
              </table:table-cell>
              <table:table-cell office:value-type="float" office:value="89.5255">
                <text:p>89.5255</text:p>
              </table:table-cell>
              <table:table-cell office:value-type="float" office:value="1878415.46484378">
                <text:p>1878415.46484378</text:p>
              </table:table-cell>
              <table:table-cell office:value-type="float" office:value="89.5255">
                <text:p>89.5255</text:p>
              </table:table-cell>
              <table:table-cell office:value-type="float" office:value="1877878.84404841">
                <text:p>1877878.84404841</text:p>
              </table:table-cell>
              <table:table-cell office:value-type="float" office:value="89.5255">
                <text:p>89.5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5648.68172167">
                <text:p>1825648.68172167</text:p>
              </table:table-cell>
              <table:table-cell office:value-type="float" office:value="87.108">
                <text:p>87.108</text:p>
              </table:table-cell>
              <table:table-cell office:value-type="float" office:value="1290928.56290967">
                <text:p>1290928.56290967</text:p>
              </table:table-cell>
              <table:table-cell office:value-type="float" office:value="87.108">
                <text:p>87.108</text:p>
              </table:table-cell>
              <table:table-cell office:value-type="float" office:value="-912824.340860835">
                <text:p>-912824.340860835</text:p>
              </table:table-cell>
              <table:table-cell office:value-type="float" office:value="87.108">
                <text:p>87.108</text:p>
              </table:table-cell>
              <table:table-cell office:value-type="float" office:value="1827575.51014346">
                <text:p>1827575.51014346</text:p>
              </table:table-cell>
              <table:table-cell office:value-type="float" office:value="87.108">
                <text:p>87.108</text:p>
              </table:table-cell>
              <table:table-cell office:value-type="float" office:value="1827088.32748321">
                <text:p>1827088.32748321</text:p>
              </table:table-cell>
              <table:table-cell office:value-type="float" office:value="87.108">
                <text:p>87.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5136.72084761">
                <text:p>1775136.72084761</text:p>
              </table:table-cell>
              <table:table-cell office:value-type="float" office:value="84.6979">
                <text:p>84.6979</text:p>
              </table:table-cell>
              <table:table-cell office:value-type="float" office:value="1255211.2128446">
                <text:p>1255211.2128446</text:p>
              </table:table-cell>
              <table:table-cell office:value-type="float" office:value="84.6979">
                <text:p>84.6979</text:p>
              </table:table-cell>
              <table:table-cell office:value-type="float" office:value="-887568.360423807">
                <text:p>-887568.360423807</text:p>
              </table:table-cell>
              <table:table-cell office:value-type="float" office:value="84.6979">
                <text:p>84.6979</text:p>
              </table:table-cell>
              <table:table-cell office:value-type="float" office:value="1776906.07531153">
                <text:p>1776906.07531153</text:p>
              </table:table-cell>
              <table:table-cell office:value-type="float" office:value="84.6979">
                <text:p>84.6979</text:p>
              </table:table-cell>
              <table:table-cell office:value-type="float" office:value="1776459.94688482">
                <text:p>1776459.94688482</text:p>
              </table:table-cell>
              <table:table-cell office:value-type="float" office:value="84.6979">
                <text:p>84.6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4029.53998732">
                <text:p>1724029.53998732</text:p>
              </table:table-cell>
              <table:table-cell office:value-type="float" office:value="82.2594">
                <text:p>82.2594</text:p>
              </table:table-cell>
              <table:table-cell office:value-type="float" office:value="1219072.97869096">
                <text:p>1219072.97869096</text:p>
              </table:table-cell>
              <table:table-cell office:value-type="float" office:value="82.2594">
                <text:p>82.2594</text:p>
              </table:table-cell>
              <table:table-cell office:value-type="float" office:value="-862014.76999366">
                <text:p>-862014.76999366</text:p>
              </table:table-cell>
              <table:table-cell office:value-type="float" office:value="82.2594">
                <text:p>82.2594</text:p>
              </table:table-cell>
              <table:table-cell office:value-type="float" office:value="1725654.55811681">
                <text:p>1725654.55811681</text:p>
              </table:table-cell>
              <table:table-cell office:value-type="float" office:value="82.2594">
                <text:p>82.2594</text:p>
              </table:table-cell>
              <table:table-cell office:value-type="float" office:value="1725241.55618541">
                <text:p>1725241.55618541</text:p>
              </table:table-cell>
              <table:table-cell office:value-type="float" office:value="82.2594">
                <text:p>82.2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3551.11263361">
                <text:p>1673551.11263361</text:p>
              </table:table-cell>
              <table:table-cell office:value-type="float" office:value="79.8509">
                <text:p>79.8509</text:p>
              </table:table-cell>
              <table:table-cell office:value-type="float" office:value="1183379.34040552">
                <text:p>1183379.34040552</text:p>
              </table:table-cell>
              <table:table-cell office:value-type="float" office:value="79.8509">
                <text:p>79.8509</text:p>
              </table:table-cell>
              <table:table-cell office:value-type="float" office:value="-836775.556316807">
                <text:p>-836775.556316807</text:p>
              </table:table-cell>
              <table:table-cell office:value-type="float" office:value="79.8509">
                <text:p>79.8509</text:p>
              </table:table-cell>
              <table:table-cell office:value-type="float" office:value="1675044.49381998">
                <text:p>1675044.49381998</text:p>
              </table:table-cell>
              <table:table-cell office:value-type="float" office:value="79.8509">
                <text:p>79.8509</text:p>
              </table:table-cell>
              <table:table-cell office:value-type="float" office:value="1674659.59707956">
                <text:p>1674659.59707956</text:p>
              </table:table-cell>
              <table:table-cell office:value-type="float" office:value="79.8509">
                <text:p>79.85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2590.64092486">
                <text:p>1622590.64092486</text:p>
              </table:table-cell>
              <table:table-cell office:value-type="float" office:value="77.4194">
                <text:p>77.4194</text:p>
              </table:table-cell>
              <table:table-cell office:value-type="float" office:value="1147344.84528779">
                <text:p>1147344.84528779</text:p>
              </table:table-cell>
              <table:table-cell office:value-type="float" office:value="77.4194">
                <text:p>77.4194</text:p>
              </table:table-cell>
              <table:table-cell office:value-type="float" office:value="-811295.32046243">
                <text:p>-811295.32046243</text:p>
              </table:table-cell>
              <table:table-cell office:value-type="float" office:value="77.4194">
                <text:p>77.4194</text:p>
              </table:table-cell>
              <table:table-cell office:value-type="float" office:value="1623941.08366178">
                <text:p>1623941.08366178</text:p>
              </table:table-cell>
              <table:table-cell office:value-type="float" office:value="77.4194">
                <text:p>77.4194</text:p>
              </table:table-cell>
              <table:table-cell office:value-type="float" office:value="1623600.77537979">
                <text:p>1623600.77537979</text:p>
              </table:table-cell>
              <table:table-cell office:value-type="float" office:value="77.4194">
                <text:p>77.4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1883.76646376">
                <text:p>1571883.76646376</text:p>
              </table:table-cell>
              <table:table-cell office:value-type="float" office:value="75">
                <text:p>75</text:p>
              </table:table-cell>
              <table:table-cell office:value-type="float" office:value="1111489.67050358">
                <text:p>1111489.67050358</text:p>
              </table:table-cell>
              <table:table-cell office:value-type="float" office:value="75">
                <text:p>75</text:p>
              </table:table-cell>
              <table:table-cell office:value-type="float" office:value="-785941.883231881">
                <text:p>-785941.883231881</text:p>
              </table:table-cell>
              <table:table-cell office:value-type="float" office:value="75">
                <text:p>75</text:p>
              </table:table-cell>
              <table:table-cell office:value-type="float" office:value="1573115.7584026">
                <text:p>1573115.7584026</text:p>
              </table:table-cell>
              <table:table-cell office:value-type="float" office:value="75">
                <text:p>75</text:p>
              </table:table-cell>
              <table:table-cell office:value-type="float" office:value="1572802.00466573">
                <text:p>1572802.004665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300.54685896">
                <text:p>1521300.54685896</text:p>
              </table:table-cell>
              <table:table-cell office:value-type="float" office:value="72.5865">
                <text:p>72.5865</text:p>
              </table:table-cell>
              <table:table-cell office:value-type="float" office:value="1075721.93290677">
                <text:p>1075721.93290677</text:p>
              </table:table-cell>
              <table:table-cell office:value-type="float" office:value="72.5865">
                <text:p>72.5865</text:p>
              </table:table-cell>
              <table:table-cell office:value-type="float" office:value="-760650.273429479">
                <text:p>-760650.273429479</text:p>
              </table:table-cell>
              <table:table-cell office:value-type="float" office:value="72.5865">
                <text:p>72.5865</text:p>
              </table:table-cell>
              <table:table-cell office:value-type="float" office:value="1522416.06736714">
                <text:p>1522416.06736714</text:p>
              </table:table-cell>
              <table:table-cell office:value-type="float" office:value="72.5865">
                <text:p>72.5865</text:p>
              </table:table-cell>
              <table:table-cell office:value-type="float" office:value="1522132.85264035">
                <text:p>1522132.85264035</text:p>
              </table:table-cell>
              <table:table-cell office:value-type="float" office:value="72.5865">
                <text:p>72.5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0767.62753468">
                <text:p>1470767.62753468</text:p>
              </table:table-cell>
              <table:table-cell office:value-type="float" office:value="70.1754">
                <text:p>70.1754</text:p>
              </table:table-cell>
              <table:table-cell office:value-type="float" office:value="1039989.76297942">
                <text:p>1039989.76297942</text:p>
              </table:table-cell>
              <table:table-cell office:value-type="float" office:value="70.1754">
                <text:p>70.1754</text:p>
              </table:table-cell>
              <table:table-cell office:value-type="float" office:value="-735383.81376734">
                <text:p>-735383.81376734</text:p>
              </table:table-cell>
              <table:table-cell office:value-type="float" office:value="70.1754">
                <text:p>70.1754</text:p>
              </table:table-cell>
              <table:table-cell office:value-type="float" office:value="1471770.92902227">
                <text:p>1471770.92902227</text:p>
              </table:table-cell>
              <table:table-cell office:value-type="float" office:value="70.1754">
                <text:p>70.1754</text:p>
              </table:table-cell>
              <table:table-cell office:value-type="float" office:value="1471519.62384509">
                <text:p>1471519.62384509</text:p>
              </table:table-cell>
              <table:table-cell office:value-type="float" office:value="70.1754">
                <text:p>70.17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9949.67328742">
                <text:p>1419949.67328742</text:p>
              </table:table-cell>
              <table:table-cell office:value-type="float" office:value="67.7507">
                <text:p>67.7507</text:p>
              </table:table-cell>
              <table:table-cell office:value-type="float" office:value="1004056.04292516">
                <text:p>1004056.04292516</text:p>
              </table:table-cell>
              <table:table-cell office:value-type="float" office:value="67.7507">
                <text:p>67.7507</text:p>
              </table:table-cell>
              <table:table-cell office:value-type="float" office:value="-709974.836643709">
                <text:p>-709974.836643709</text:p>
              </table:table-cell>
              <table:table-cell office:value-type="float" office:value="67.7507">
                <text:p>67.7507</text:p>
              </table:table-cell>
              <table:table-cell office:value-type="float" office:value="1420852.47657194">
                <text:p>1420852.47657194</text:p>
              </table:table-cell>
              <table:table-cell office:value-type="float" office:value="67.7507">
                <text:p>67.7507</text:p>
              </table:table-cell>
              <table:table-cell office:value-type="float" office:value="1420626.30072746">
                <text:p>1420626.30072746</text:p>
              </table:table-cell>
              <table:table-cell office:value-type="float" office:value="67.7507">
                <text:p>67.7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9236.51129125">
                <text:p>1369236.51129125</text:p>
              </table:table-cell>
              <table:table-cell office:value-type="float" office:value="65.331">
                <text:p>65.331</text:p>
              </table:table-cell>
              <table:table-cell office:value-type="float" office:value="968196.422182257">
                <text:p>968196.422182257</text:p>
              </table:table-cell>
              <table:table-cell office:value-type="float" office:value="65.331">
                <text:p>65.331</text:p>
              </table:table-cell>
              <table:table-cell office:value-type="float" office:value="-684618.255645627">
                <text:p>-684618.255645627</text:p>
              </table:table-cell>
              <table:table-cell office:value-type="float" office:value="65.331">
                <text:p>65.331</text:p>
              </table:table-cell>
              <table:table-cell office:value-type="float" office:value="1370043.80868581">
                <text:p>1370043.80868581</text:p>
              </table:table-cell>
              <table:table-cell office:value-type="float" office:value="65.331">
                <text:p>65.331</text:p>
              </table:table-cell>
              <table:table-cell office:value-type="float" office:value="1369843.12937848">
                <text:p>1369843.12937848</text:p>
              </table:table-cell>
              <table:table-cell office:value-type="float" office:value="65.331">
                <text:p>65.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8418.55704399">
                <text:p>1318418.55704399</text:p>
              </table:table-cell>
              <table:table-cell office:value-type="float" office:value="62.9063">
                <text:p>62.9063</text:p>
              </table:table-cell>
              <table:table-cell office:value-type="float" office:value="932262.702127989">
                <text:p>932262.702127989</text:p>
              </table:table-cell>
              <table:table-cell office:value-type="float" office:value="62.9063">
                <text:p>62.9063</text:p>
              </table:table-cell>
              <table:table-cell office:value-type="float" office:value="-659209.278521995">
                <text:p>-659209.278521995</text:p>
              </table:table-cell>
              <table:table-cell office:value-type="float" office:value="62.9063">
                <text:p>62.9063</text:p>
              </table:table-cell>
              <table:table-cell office:value-type="float" office:value="1319136.19496006">
                <text:p>1319136.19496006</text:p>
              </table:table-cell>
              <table:table-cell office:value-type="float" office:value="62.9063">
                <text:p>62.9063</text:p>
              </table:table-cell>
              <table:table-cell office:value-type="float" office:value="1318960.0475031">
                <text:p>1318960.0475031</text:p>
              </table:table-cell>
              <table:table-cell office:value-type="float" office:value="62.9063">
                <text:p>62.90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7904.50032491">
                <text:p>1267904.50032491</text:p>
              </table:table-cell>
              <table:table-cell office:value-type="float" office:value="60.4961">
                <text:p>60.4961</text:p>
              </table:table-cell>
              <table:table-cell office:value-type="float" office:value="896543.870076686">
                <text:p>896543.870076686</text:p>
              </table:table-cell>
              <table:table-cell office:value-type="float" office:value="60.4961">
                <text:p>60.4961</text:p>
              </table:table-cell>
              <table:table-cell office:value-type="float" office:value="-633952.250162456">
                <text:p>-633952.250162456</text:p>
              </table:table-cell>
              <table:table-cell office:value-type="float" office:value="60.4961">
                <text:p>60.4961</text:p>
              </table:table-cell>
              <table:table-cell office:value-type="float" office:value="1268539.12143771">
                <text:p>1268539.12143771</text:p>
              </table:table-cell>
              <table:table-cell office:value-type="float" office:value="60.4961">
                <text:p>60.4961</text:p>
              </table:table-cell>
              <table:table-cell office:value-type="float" office:value="1268386.05277888">
                <text:p>1268386.05277888</text:p>
              </table:table-cell>
              <table:table-cell office:value-type="float" office:value="60.4961">
                <text:p>60.4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7099.12114778">
                <text:p>1217099.12114778</text:p>
              </table:table-cell>
              <table:table-cell office:value-type="float" office:value="58.072">
                <text:p>58.072</text:p>
              </table:table-cell>
              <table:table-cell office:value-type="float" office:value="860619.041939783">
                <text:p>860619.041939783</text:p>
              </table:table-cell>
              <table:table-cell office:value-type="float" office:value="58.072">
                <text:p>58.072</text:p>
              </table:table-cell>
              <table:table-cell office:value-type="float" office:value="-608549.56057389">
                <text:p>-608549.56057389</text:p>
              </table:table-cell>
              <table:table-cell office:value-type="float" office:value="58.072">
                <text:p>58.072</text:p>
              </table:table-cell>
              <table:table-cell office:value-type="float" office:value="1217660.79330051">
                <text:p>1217660.79330051</text:p>
              </table:table-cell>
              <table:table-cell office:value-type="float" office:value="58.072">
                <text:p>58.072</text:p>
              </table:table-cell>
              <table:table-cell office:value-type="float" office:value="1217525.0298197">
                <text:p>1217525.0298197</text:p>
              </table:table-cell>
              <table:table-cell office:value-type="float" office:value="58.072">
                <text:p>58.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6302.12535074">
                <text:p>1166302.12535074</text:p>
              </table:table-cell>
              <table:table-cell office:value-type="float" office:value="55.6483">
                <text:p>55.6483</text:p>
              </table:table-cell>
              <table:table-cell office:value-type="float" office:value="824700.14174779">
                <text:p>824700.14174779</text:p>
              </table:table-cell>
              <table:table-cell office:value-type="float" office:value="55.6483">
                <text:p>55.6483</text:p>
              </table:table-cell>
              <table:table-cell office:value-type="float" office:value="-583151.062675369">
                <text:p>-583151.062675369</text:p>
              </table:table-cell>
              <table:table-cell office:value-type="float" office:value="55.6483">
                <text:p>55.6483</text:p>
              </table:table-cell>
              <table:table-cell office:value-type="float" office:value="1166799.44769952">
                <text:p>1166799.44769952</text:p>
              </table:table-cell>
              <table:table-cell office:value-type="float" office:value="55.6483">
                <text:p>55.6483</text:p>
              </table:table-cell>
              <table:table-cell office:value-type="float" office:value="1166676.86389798">
                <text:p>1166676.86389798</text:p>
              </table:table-cell>
              <table:table-cell office:value-type="float" office:value="55.6483">
                <text:p>55.64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5601.53842471">
                <text:p>1115601.53842471</text:p>
              </table:table-cell>
              <table:table-cell office:value-type="float" office:value="53.2292">
                <text:p>53.2292</text:p>
              </table:table-cell>
              <table:table-cell office:value-type="float" office:value="788849.412922254">
                <text:p>788849.412922254</text:p>
              </table:table-cell>
              <table:table-cell office:value-type="float" office:value="53.2292">
                <text:p>53.2292</text:p>
              </table:table-cell>
              <table:table-cell office:value-type="float" office:value="-557800.769212353">
                <text:p>-557800.769212353</text:p>
              </table:table-cell>
              <table:table-cell office:value-type="float" office:value="53.2292">
                <text:p>53.2292</text:p>
              </table:table-cell>
              <table:table-cell office:value-type="float" office:value="1116037.12009587">
                <text:p>1116037.12009587</text:p>
              </table:table-cell>
              <table:table-cell office:value-type="float" office:value="53.2292">
                <text:p>53.2292</text:p>
              </table:table-cell>
              <table:table-cell office:value-type="float" office:value="1115929.46827205">
                <text:p>1115929.46827205</text:p>
              </table:table-cell>
              <table:table-cell office:value-type="float" office:value="53.2292">
                <text:p>53.2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4961.73100431">
                <text:p>1064961.73100431</text:p>
              </table:table-cell>
              <table:table-cell office:value-type="float" office:value="50.813">
                <text:p>50.813</text:p>
              </table:table-cell>
              <table:table-cell office:value-type="float" office:value="753041.661697309">
                <text:p>753041.661697309</text:p>
              </table:table-cell>
              <table:table-cell office:value-type="float" office:value="50.813">
                <text:p>50.813</text:p>
              </table:table-cell>
              <table:table-cell office:value-type="float" office:value="-532480.865502154">
                <text:p>-532480.865502154</text:p>
              </table:table-cell>
              <table:table-cell office:value-type="float" office:value="50.813">
                <text:p>50.813</text:p>
              </table:table-cell>
              <table:table-cell office:value-type="float" office:value="1065339.42806422">
                <text:p>1065339.42806422</text:p>
              </table:table-cell>
              <table:table-cell office:value-type="float" office:value="50.813">
                <text:p>50.813</text:p>
              </table:table-cell>
              <table:table-cell office:value-type="float" office:value="1065246.9746645">
                <text:p>1065246.9746645</text:p>
              </table:table-cell>
              <table:table-cell office:value-type="float" office:value="50.813">
                <text:p>50.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4282.10252849">
                <text:p>1014282.10252849</text:p>
              </table:table-cell>
              <table:table-cell office:value-type="float" office:value="48.3949">
                <text:p>48.3949</text:p>
              </table:table-cell>
              <table:table-cell office:value-type="float" office:value="717205.752734047">
                <text:p>717205.752734047</text:p>
              </table:table-cell>
              <table:table-cell office:value-type="float" office:value="48.3949">
                <text:p>48.3949</text:p>
              </table:table-cell>
              <table:table-cell office:value-type="float" office:value="-507141.051264247">
                <text:p>-507141.051264247</text:p>
              </table:table-cell>
              <table:table-cell office:value-type="float" office:value="48.3949">
                <text:p>48.3949</text:p>
              </table:table-cell>
              <table:table-cell office:value-type="float" office:value="1014609.24891362">
                <text:p>1014609.24891362</text:p>
              </table:table-cell>
              <table:table-cell office:value-type="float" office:value="48.3949">
                <text:p>48.3949</text:p>
              </table:table-cell>
              <table:table-cell office:value-type="float" office:value="1014528.50919815">
                <text:p>1014528.50919815</text:p>
              </table:table-cell>
              <table:table-cell office:value-type="float" office:value="48.3949">
                <text:p>48.39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8916.090227814">
                <text:p>988916.090227814</text:p>
              </table:table-cell>
              <table:table-cell office:value-type="float" office:value="47.1846">
                <text:p>47.1846</text:p>
              </table:table-cell>
              <table:table-cell office:value-type="float" office:value="699269.273424575">
                <text:p>699269.273424575</text:p>
              </table:table-cell>
              <table:table-cell office:value-type="float" office:value="47.1846">
                <text:p>47.1846</text:p>
              </table:table-cell>
              <table:table-cell office:value-type="float" office:value="-494458.045113907">
                <text:p>-494458.045113907</text:p>
              </table:table-cell>
              <table:table-cell office:value-type="float" office:value="47.1846">
                <text:p>47.1846</text:p>
              </table:table-cell>
              <table:table-cell office:value-type="float" office:value="989220.37971906">
                <text:p>989220.37971906</text:p>
              </table:table-cell>
              <table:table-cell office:value-type="float" office:value="47.1846">
                <text:p>47.1846</text:p>
              </table:table-cell>
              <table:table-cell office:value-type="float" office:value="989144.458762086">
                <text:p>989144.458762086</text:p>
              </table:table-cell>
              <table:table-cell office:value-type="float" office:value="47.1846">
                <text:p>47.1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63459.95659119">
                <text:p>963459.95659119</text:p>
              </table:table-cell>
              <table:table-cell office:value-type="float" office:value="45.97">
                <text:p>45.97</text:p>
              </table:table-cell>
              <table:table-cell office:value-type="float" office:value="681269.068707327">
                <text:p>681269.068707327</text:p>
              </table:table-cell>
              <table:table-cell office:value-type="float" office:value="45.97">
                <text:p>45.97</text:p>
              </table:table-cell>
              <table:table-cell office:value-type="float" office:value="-481729.978295595">
                <text:p>-481729.978295595</text:p>
              </table:table-cell>
              <table:table-cell office:value-type="float" office:value="45.97">
                <text:p>45.97</text:p>
              </table:table-cell>
              <table:table-cell office:value-type="float" office:value="963742.852858666">
                <text:p>963742.852858666</text:p>
              </table:table-cell>
              <table:table-cell office:value-type="float" office:value="45.97">
                <text:p>45.97</text:p>
              </table:table-cell>
              <table:table-cell office:value-type="float" office:value="963671.130911735">
                <text:p>963671.130911735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8158.915486186">
                <text:p>938158.915486186</text:p>
              </table:table-cell>
              <table:table-cell office:value-type="float" office:value="44.7628">
                <text:p>44.7628</text:p>
              </table:table-cell>
              <table:table-cell office:value-type="float" office:value="663378.530970899">
                <text:p>663378.530970899</text:p>
              </table:table-cell>
              <table:table-cell office:value-type="float" office:value="44.7628">
                <text:p>44.7628</text:p>
              </table:table-cell>
              <table:table-cell office:value-type="float" office:value="-469079.457743093">
                <text:p>-469079.457743093</text:p>
              </table:table-cell>
              <table:table-cell office:value-type="float" office:value="44.7628">
                <text:p>44.7628</text:p>
              </table:table-cell>
              <table:table-cell office:value-type="float" office:value="938419.495062766">
                <text:p>938419.495062766</text:p>
              </table:table-cell>
              <table:table-cell office:value-type="float" office:value="44.7628">
                <text:p>44.7628</text:p>
              </table:table-cell>
              <table:table-cell office:value-type="float" office:value="938353.878424503">
                <text:p>938353.878424503</text:p>
              </table:table-cell>
              <table:table-cell office:value-type="float" office:value="44.7628">
                <text:p>44.7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2824.340860836">
                <text:p>912824.340860836</text:p>
              </table:table-cell>
              <table:table-cell office:value-type="float" office:value="43.554">
                <text:p>43.554</text:p>
              </table:table-cell>
              <table:table-cell office:value-type="float" office:value="645464.281454838">
                <text:p>645464.281454838</text:p>
              </table:table-cell>
              <table:table-cell office:value-type="float" office:value="43.554">
                <text:p>43.554</text:p>
              </table:table-cell>
              <table:table-cell office:value-type="float" office:value="-456412.170430418">
                <text:p>-456412.170430418</text:p>
              </table:table-cell>
              <table:table-cell office:value-type="float" office:value="43.554">
                <text:p>43.554</text:p>
              </table:table-cell>
              <table:table-cell office:value-type="float" office:value="913065.370595294">
                <text:p>913065.370595294</text:p>
              </table:table-cell>
              <table:table-cell office:value-type="float" office:value="43.554">
                <text:p>43.554</text:p>
              </table:table-cell>
              <table:table-cell office:value-type="float" office:value="913003.924860293">
                <text:p>913003.924860293</text:p>
              </table:table-cell>
              <table:table-cell office:value-type="float" office:value="43.554">
                <text:p>43.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7443.657645">
                <text:p>887443.657645</text:p>
              </table:table-cell>
              <table:table-cell office:value-type="float" office:value="42.343">
                <text:p>42.343</text:p>
              </table:table-cell>
              <table:table-cell office:value-type="float" office:value="627517.428241772">
                <text:p>627517.428241772</text:p>
              </table:table-cell>
              <table:table-cell office:value-type="float" office:value="42.343">
                <text:p>42.343</text:p>
              </table:table-cell>
              <table:table-cell office:value-type="float" office:value="-443721.8288225">
                <text:p>-443721.8288225</text:p>
              </table:table-cell>
              <table:table-cell office:value-type="float" office:value="42.343">
                <text:p>42.343</text:p>
              </table:table-cell>
              <table:table-cell office:value-type="float" office:value="887665.649089018">
                <text:p>887665.649089018</text:p>
              </table:table-cell>
              <table:table-cell office:value-type="float" office:value="42.343">
                <text:p>42.343</text:p>
              </table:table-cell>
              <table:table-cell office:value-type="float" office:value="887608.668295356">
                <text:p>887608.668295356</text:p>
              </table:table-cell>
              <table:table-cell office:value-type="float" office:value="42.343">
                <text:p>42.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2132.137314889">
                <text:p>862132.137314889</text:p>
              </table:table-cell>
              <table:table-cell office:value-type="float" office:value="41.1353">
                <text:p>41.1353</text:p>
              </table:table-cell>
              <table:table-cell office:value-type="float" office:value="609619.48057421">
                <text:p>609619.48057421</text:p>
              </table:table-cell>
              <table:table-cell office:value-type="float" office:value="41.1353">
                <text:p>41.1353</text:p>
              </table:table-cell>
              <table:table-cell office:value-type="float" office:value="-431066.068657444">
                <text:p>-431066.068657444</text:p>
              </table:table-cell>
              <table:table-cell office:value-type="float" office:value="41.1353">
                <text:p>41.1353</text:p>
              </table:table-cell>
              <table:table-cell office:value-type="float" office:value="862336.67078189">
                <text:p>862336.67078189</text:p>
              </table:table-cell>
              <table:table-cell office:value-type="float" office:value="41.1353">
                <text:p>41.1353</text:p>
              </table:table-cell>
              <table:table-cell office:value-type="float" office:value="862283.422088069">
                <text:p>862283.422088069</text:p>
              </table:table-cell>
              <table:table-cell office:value-type="float" office:value="41.1353">
                <text:p>41.1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6776.60423932">
                <text:p>836776.60423932</text:p>
              </table:table-cell>
              <table:table-cell office:value-type="float" office:value="39.9255">
                <text:p>39.9255</text:p>
              </table:table-cell>
              <table:table-cell office:value-type="float" office:value="591690.411195875">
                <text:p>591690.411195875</text:p>
              </table:table-cell>
              <table:table-cell office:value-type="float" office:value="39.9255">
                <text:p>39.9255</text:p>
              </table:table-cell>
              <table:table-cell office:value-type="float" office:value="-418388.30211966">
                <text:p>-418388.30211966</text:p>
              </table:table-cell>
              <table:table-cell office:value-type="float" office:value="39.9255">
                <text:p>39.9255</text:p>
              </table:table-cell>
              <table:table-cell office:value-type="float" office:value="836964.198321879">
                <text:p>836964.198321879</text:p>
              </table:table-cell>
              <table:table-cell office:value-type="float" office:value="39.9255">
                <text:p>39.9255</text:p>
              </table:table-cell>
              <table:table-cell office:value-type="float" office:value="836914.924833425">
                <text:p>836914.924833425</text:p>
              </table:table-cell>
              <table:table-cell office:value-type="float" office:value="39.9255">
                <text:p>39.9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1400.112713529">
                <text:p>811400.112713529</text:p>
              </table:table-cell>
              <table:table-cell office:value-type="float" office:value="38.7147">
                <text:p>38.7147</text:p>
              </table:table-cell>
              <table:table-cell office:value-type="float" office:value="573746.521955266">
                <text:p>573746.521955266</text:p>
              </table:table-cell>
              <table:table-cell office:value-type="float" office:value="38.7147">
                <text:p>38.7147</text:p>
              </table:table-cell>
              <table:table-cell office:value-type="float" office:value="-405700.056356765">
                <text:p>-405700.056356765</text:p>
              </table:table-cell>
              <table:table-cell office:value-type="float" office:value="38.7147">
                <text:p>38.7147</text:p>
              </table:table-cell>
              <table:table-cell office:value-type="float" office:value="811572.078804464">
                <text:p>811572.078804464</text:p>
              </table:table-cell>
              <table:table-cell office:value-type="float" office:value="38.7147">
                <text:p>38.7147</text:p>
              </table:table-cell>
              <table:table-cell office:value-type="float" office:value="811526.222398926">
                <text:p>811526.222398926</text:p>
              </table:table-cell>
              <table:table-cell office:value-type="float" office:value="38.7147">
                <text:p>38.7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6040.387947912">
                <text:p>786040.387947912</text:p>
              </table:table-cell>
              <table:table-cell office:value-type="float" office:value="37.5047">
                <text:p>37.5047</text:p>
              </table:table-cell>
              <table:table-cell office:value-type="float" office:value="555814.488604473">
                <text:p>555814.488604473</text:p>
              </table:table-cell>
              <table:table-cell office:value-type="float" office:value="37.5047">
                <text:p>37.5047</text:p>
              </table:table-cell>
              <table:table-cell office:value-type="float" office:value="-393020.193973956">
                <text:p>-393020.193973956</text:p>
              </table:table-cell>
              <table:table-cell office:value-type="float" office:value="37.5047">
                <text:p>37.5047</text:p>
              </table:table-cell>
              <table:table-cell office:value-type="float" office:value="786197.334191223">
                <text:p>786197.334191223</text:p>
              </table:table-cell>
              <table:table-cell office:value-type="float" office:value="37.5047">
                <text:p>37.5047</text:p>
              </table:table-cell>
              <table:table-cell office:value-type="float" office:value="786155.035107658">
                <text:p>786155.035107658</text:p>
              </table:table-cell>
              <table:table-cell office:value-type="float" office:value="37.5047">
                <text:p>37.50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0649.225506967">
                <text:p>760649.225506967</text:p>
              </table:table-cell>
              <table:table-cell office:value-type="float" office:value="36.2932">
                <text:p>36.2932</text:p>
              </table:table-cell>
              <table:table-cell office:value-type="float" office:value="537860.225460272">
                <text:p>537860.225460272</text:p>
              </table:table-cell>
              <table:table-cell office:value-type="float" office:value="36.2932">
                <text:p>36.2932</text:p>
              </table:table-cell>
              <table:table-cell office:value-type="float" office:value="-380324.612753484">
                <text:p>-380324.612753484</text:p>
              </table:table-cell>
              <table:table-cell office:value-type="float" office:value="36.2932">
                <text:p>36.2932</text:p>
              </table:table-cell>
              <table:table-cell office:value-type="float" office:value="760792.18901593">
                <text:p>760792.18901593</text:p>
              </table:table-cell>
              <table:table-cell office:value-type="float" office:value="36.2932">
                <text:p>36.2932</text:p>
              </table:table-cell>
              <table:table-cell office:value-type="float" office:value="760753.114110376">
                <text:p>760753.114110376</text:p>
              </table:table-cell>
              <table:table-cell office:value-type="float" office:value="36.2932">
                <text:p>36.2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5297.884121441">
                <text:p>735297.884121441</text:p>
              </table:table-cell>
              <table:table-cell office:value-type="float" office:value="35.0836">
                <text:p>35.0836</text:p>
              </table:table-cell>
              <table:table-cell office:value-type="float" office:value="519934.120054391">
                <text:p>519934.120054391</text:p>
              </table:table-cell>
              <table:table-cell office:value-type="float" office:value="35.0836">
                <text:p>35.0836</text:p>
              </table:table-cell>
              <table:table-cell office:value-type="float" office:value="-367648.942060721">
                <text:p>-367648.942060721</text:p>
              </table:table-cell>
              <table:table-cell office:value-type="float" office:value="35.0836">
                <text:p>35.0836</text:p>
              </table:table-cell>
              <table:table-cell office:value-type="float" office:value="735427.968567333">
                <text:p>735427.968567333</text:p>
              </table:table-cell>
              <table:table-cell office:value-type="float" office:value="35.0836">
                <text:p>35.0836</text:p>
              </table:table-cell>
              <table:table-cell office:value-type="float" office:value="735391.724763028">
                <text:p>735391.724763028</text:p>
              </table:table-cell>
              <table:table-cell office:value-type="float" office:value="35.0836">
                <text:p>35.0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9973.788721199">
                <text:p>709973.788721199</text:p>
              </table:table-cell>
              <table:table-cell office:value-type="float" office:value="33.8753">
                <text:p>33.8753</text:p>
              </table:table-cell>
              <table:table-cell office:value-type="float" office:value="502027.280469465">
                <text:p>502027.280469465</text:p>
              </table:table-cell>
              <table:table-cell office:value-type="float" office:value="33.8753">
                <text:p>33.8753</text:p>
              </table:table-cell>
              <table:table-cell office:value-type="float" office:value="-354986.8943606">
                <text:p>-354986.8943606</text:p>
              </table:table-cell>
              <table:table-cell office:value-type="float" office:value="33.8753">
                <text:p>33.8753</text:p>
              </table:table-cell>
              <table:table-cell office:value-type="float" office:value="710091.176437757">
                <text:p>710091.176437757</text:p>
              </table:table-cell>
              <table:table-cell office:value-type="float" office:value="33.8753">
                <text:p>33.8753</text:p>
              </table:table-cell>
              <table:table-cell office:value-type="float" office:value="710058.261121557">
                <text:p>710058.261121557</text:p>
              </table:table-cell>
              <table:table-cell office:value-type="float" office:value="33.8753">
                <text:p>33.8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4618.255645627">
                <text:p>684618.255645627</text:p>
              </table:table-cell>
              <table:table-cell office:value-type="float" office:value="32.6655">
                <text:p>32.6655</text:p>
              </table:table-cell>
              <table:table-cell office:value-type="float" office:value="484098.211091129">
                <text:p>484098.211091129</text:p>
              </table:table-cell>
              <table:table-cell office:value-type="float" office:value="32.6655">
                <text:p>32.6655</text:p>
              </table:table-cell>
              <table:table-cell office:value-type="float" office:value="-342309.127822814">
                <text:p>-342309.127822814</text:p>
              </table:table-cell>
              <table:table-cell office:value-type="float" office:value="32.6655">
                <text:p>32.6655</text:p>
              </table:table-cell>
              <table:table-cell office:value-type="float" office:value="684724.24688773">
                <text:p>684724.24688773</text:p>
              </table:table-cell>
              <table:table-cell office:value-type="float" office:value="32.6655">
                <text:p>32.6655</text:p>
              </table:table-cell>
              <table:table-cell office:value-type="float" office:value="684693.994831072">
                <text:p>684693.994831072</text:p>
              </table:table-cell>
              <table:table-cell office:value-type="float" office:value="32.6655">
                <text:p>32.66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9277.393485209">
                <text:p>659277.393485209</text:p>
              </table:table-cell>
              <table:table-cell office:value-type="float" office:value="31.4564">
                <text:p>31.4564</text:p>
              </table:table-cell>
              <table:table-cell office:value-type="float" office:value="466179.515616383">
                <text:p>466179.515616383</text:p>
              </table:table-cell>
              <table:table-cell office:value-type="float" office:value="31.4564">
                <text:p>31.4564</text:p>
              </table:table-cell>
              <table:table-cell office:value-type="float" office:value="-329638.696742604">
                <text:p>-329638.696742604</text:p>
              </table:table-cell>
              <table:table-cell office:value-type="float" office:value="31.4564">
                <text:p>31.4564</text:p>
              </table:table-cell>
              <table:table-cell office:value-type="float" office:value="659372.730741499">
                <text:p>659372.730741499</text:p>
              </table:table-cell>
              <table:table-cell office:value-type="float" office:value="31.4564">
                <text:p>31.4564</text:p>
              </table:table-cell>
              <table:table-cell office:value-type="float" office:value="659345.027869152">
                <text:p>659345.027869152</text:p>
              </table:table-cell>
              <table:table-cell office:value-type="float" office:value="31.4564">
                <text:p>31.4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3888.326889288">
                <text:p>633888.326889288</text:p>
              </table:table-cell>
              <table:table-cell office:value-type="float" office:value="30.245">
                <text:p>30.245</text:p>
              </table:table-cell>
              <table:table-cell office:value-type="float" office:value="448226.73445841">
                <text:p>448226.73445841</text:p>
              </table:table-cell>
              <table:table-cell office:value-type="float" office:value="30.245">
                <text:p>30.245</text:p>
              </table:table-cell>
              <table:table-cell office:value-type="float" office:value="-316944.163444644">
                <text:p>-316944.163444644</text:p>
              </table:table-cell>
              <table:table-cell office:value-type="float" office:value="30.245">
                <text:p>30.245</text:p>
              </table:table-cell>
              <table:table-cell office:value-type="float" office:value="633973.71068666">
                <text:p>633973.71068666</text:p>
              </table:table-cell>
              <table:table-cell office:value-type="float" office:value="30.245">
                <text:p>30.245</text:p>
              </table:table-cell>
              <table:table-cell office:value-type="float" office:value="633948.442805593">
                <text:p>633948.442805593</text:p>
              </table:table-cell>
              <table:table-cell office:value-type="float" office:value="30.245">
                <text:p>30.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marker draw:name="Arrow" svg:viewBox="0 0 20 30" svg:d="M10 0l-10 30h20z"/>
  </office:styles>
</office:document-styles>
</file>